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宋体" svg:font-family="宋体" style:font-family-generic="swiss"/>
    <style:font-face style:name="Arial2" svg:font-family="Arial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32.07mm"/>
    </style:style>
    <style:style style:name="co4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86.25mm"/>
    </style:style>
    <style:style style:name="co7" style:family="table-column">
      <style:table-column-properties fo:break-before="auto" style:column-width="28.75mm"/>
    </style:style>
    <style:style style:name="co8" style:family="table-column">
      <style:table-column-properties fo:break-before="auto" style:column-width="21.03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20.44mm"/>
    </style:style>
    <style:style style:name="co11" style:family="table-column">
      <style:table-column-properties fo:break-before="auto" style:column-width="12.98mm"/>
    </style:style>
    <style:style style:name="co12" style:family="table-column">
      <style:table-column-properties fo:break-before="auto" style:column-width="107.32mm"/>
    </style:style>
    <style:style style:name="co13" style:family="table-column">
      <style:table-column-properties fo:break-before="auto" style:column-width="45.91mm"/>
    </style:style>
    <style:style style:name="co14" style:family="table-column">
      <style:table-column-properties fo:break-before="auto" style:column-width="42.62mm"/>
    </style:style>
    <style:style style:name="co15" style:family="table-column">
      <style:table-column-properties fo:break-before="auto" style:column-width="44.56mm"/>
    </style:style>
    <style:style style:name="co16" style:family="table-column">
      <style:table-column-properties fo:break-before="auto" style:column-width="47.87mm"/>
    </style:style>
    <style:style style:name="co17" style:family="table-column">
      <style:table-column-properties fo:break-before="auto" style:column-width="27.45mm"/>
    </style:style>
    <style:style style:name="co18" style:family="table-column">
      <style:table-column-properties fo:break-before="auto" style:column-width="122.24mm"/>
    </style:style>
    <style:style style:name="co19" style:family="table-column">
      <style:table-column-properties fo:break-before="auto" style:column-width="59.35mm"/>
    </style:style>
    <style:style style:name="co20" style:family="table-column">
      <style:table-column-properties fo:break-before="page" style:column-width="46.16mm"/>
    </style:style>
    <style:style style:name="co21" style:family="table-column">
      <style:table-column-properties fo:break-before="auto" style:column-width="51.96mm"/>
    </style:style>
    <style:style style:name="co22" style:family="table-column">
      <style:table-column-properties fo:break-before="auto" style:column-width="22.38mm"/>
    </style:style>
    <style:style style:name="co23" style:family="table-column">
      <style:table-column-properties fo:break-before="auto" style:column-width="46.71mm"/>
    </style:style>
    <style:style style:name="co24" style:family="table-column">
      <style:table-column-properties fo:break-before="auto" style:column-width="20.73mm"/>
    </style:style>
    <style:style style:name="co25" style:family="table-column">
      <style:table-column-properties fo:break-before="auto" style:column-width="19.03mm"/>
    </style:style>
    <style:style style:name="co26" style:family="table-column">
      <style:table-column-properties fo:break-before="auto" style:column-width="43.67mm"/>
    </style:style>
    <style:style style:name="co27" style:family="table-column">
      <style:table-column-properties fo:break-before="auto" style:column-width="56.11mm"/>
    </style:style>
    <style:style style:name="co28" style:family="table-column">
      <style:table-column-properties fo:break-before="auto" style:column-width="62.72mm"/>
    </style:style>
    <style:style style:name="co29" style:family="table-column">
      <style:table-column-properties fo:break-before="auto" style:column-width="27.64mm"/>
    </style:style>
    <style:style style:name="co30" style:family="table-column">
      <style:table-column-properties fo:break-before="auto" style:column-width="29.02mm"/>
    </style:style>
    <style:style style:name="co31" style:family="table-column">
      <style:table-column-properties fo:break-before="auto" style:column-width="108.64mm"/>
    </style:style>
    <style:style style:name="co32" style:family="table-column">
      <style:table-column-properties fo:break-before="auto" style:column-width="25.21mm"/>
    </style:style>
    <style:style style:name="co33" style:family="table-column">
      <style:table-column-properties fo:break-before="auto" style:column-width="53.55mm"/>
    </style:style>
    <style:style style:name="co34" style:family="table-column">
      <style:table-column-properties fo:break-before="auto" style:column-width="29.76mm"/>
    </style:style>
    <style:style style:name="co35" style:family="table-column">
      <style:table-column-properties fo:break-before="auto" style:column-width="31.29mm"/>
    </style:style>
    <style:style style:name="co36" style:family="table-column">
      <style:table-column-properties fo:break-before="auto" style:column-width="37.59mm"/>
    </style:style>
    <style:style style:name="co37" style:family="table-column">
      <style:table-column-properties fo:break-before="auto" style:column-width="28.19mm"/>
    </style:style>
    <style:style style:name="co38" style:family="table-column">
      <style:table-column-properties fo:break-before="auto" style:column-width="32.47mm"/>
    </style:style>
    <style:style style:name="co39" style:family="table-column">
      <style:table-column-properties fo:break-before="auto" style:column-width="33.73mm"/>
    </style:style>
    <style:style style:name="co40" style:family="table-column">
      <style:table-column-properties fo:break-before="auto" style:column-width="21.47mm"/>
    </style:style>
    <style:style style:name="co41" style:family="table-column">
      <style:table-column-properties fo:break-before="auto" style:column-width="35mm"/>
    </style:style>
    <style:style style:name="co42" style:family="table-column">
      <style:table-column-properties fo:break-before="auto" style:column-width="22.68mm"/>
    </style:style>
    <style:style style:name="co43" style:family="table-column">
      <style:table-column-properties fo:break-before="auto" style:column-width="20.92mm"/>
    </style:style>
    <style:style style:name="co44" style:family="table-column">
      <style:table-column-properties fo:break-before="auto" style:column-width="26.32mm"/>
    </style:style>
    <style:style style:name="co45" style:family="table-column">
      <style:table-column-properties fo:break-before="auto" style:column-width="32.19mm"/>
    </style:style>
    <style:style style:name="co46" style:family="table-column">
      <style:table-column-properties fo:break-before="auto" style:column-width="21.01mm"/>
    </style:style>
    <style:style style:name="co47" style:family="table-column">
      <style:table-column-properties fo:break-before="auto" style:column-width="32.76mm"/>
    </style:style>
    <style:style style:name="co48" style:family="table-column">
      <style:table-column-properties fo:break-before="auto" style:column-width="14.64mm"/>
    </style:style>
    <style:style style:name="co49" style:family="table-column">
      <style:table-column-properties fo:break-before="auto" style:column-width="29.58mm"/>
    </style:style>
    <style:style style:name="co50" style:family="table-column">
      <style:table-column-properties fo:break-before="auto" style:column-width="24.09mm"/>
    </style:style>
    <style:style style:name="co51" style:family="table-column">
      <style:table-column-properties fo:break-before="auto" style:column-width="30.41mm"/>
    </style:style>
    <style:style style:name="co52" style:family="table-column">
      <style:table-column-properties fo:break-before="auto" style:column-width="30.74mm"/>
    </style:style>
    <style:style style:name="co53" style:family="table-column">
      <style:table-column-properties fo:break-before="auto" style:column-width="22.58mm"/>
    </style:style>
    <style:style style:name="co54" style:family="table-column">
      <style:table-column-properties fo:break-before="auto" style:column-width="40.13mm"/>
    </style:style>
    <style:style style:name="co55" style:family="table-column">
      <style:table-column-properties fo:break-before="auto" style:column-width="54.17mm"/>
    </style:style>
    <style:style style:name="co56" style:family="table-column">
      <style:table-column-properties fo:break-before="auto" style:column-width="94.54mm"/>
    </style:style>
    <style:style style:name="co57" style:family="table-column">
      <style:table-column-properties fo:break-before="auto" style:column-width="29.63mm"/>
    </style:style>
    <style:style style:name="co58" style:family="table-column">
      <style:table-column-properties fo:break-before="auto" style:column-width="40.96mm"/>
    </style:style>
    <style:style style:name="co59" style:family="table-column">
      <style:table-column-properties fo:break-before="auto" style:column-width="36.81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9.79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17.99mm" fo:break-before="auto" style:use-optimal-row-height="fals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5.29mm" fo:break-before="auto" style:use-optimal-row-height="true"/>
    </style:style>
    <style:style style:name="ro15" style:family="table-row">
      <style:table-row-properties style:row-height="3.16mm" fo:break-before="auto" style:use-optimal-row-height="false"/>
    </style:style>
    <style:style style:name="ta1" style:family="table" style:master-page-name="PageStyle_5f_Cover">
      <style:table-properties table:display="true" style:writing-mode="lr-tb" tableooo:tab-color="#ffff99"/>
    </style:style>
    <style:style style:name="ta2" style:family="table" style:master-page-name="PageStyle_5f_Dictionary">
      <style:table-properties table:display="true" style:writing-mode="lr-tb" tableooo:tab-color="#004586"/>
    </style:style>
    <style:style style:name="ta3" style:family="table" style:master-page-name="Default">
      <style:table-properties table:display="true" style:writing-mode="lr-tb" tableooo:tab-color="#aecf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ooo:tab-color="#ffffff"/>
    </style:style>
    <style:style style:name="ta6" style:family="table" style:master-page-name="Default">
      <style:table-properties table:display="true" style:writing-mode="lr-tb" tableooo:tab-color="#004586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84" number:language="es" number:country="E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</style:style>
    <style:style style:name="ce19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 style:data-style-name="N112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 style:data-style-name="N112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12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4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5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5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5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</style:style>
    <style:style style:name="ce6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</style:style>
    <style:style style:name="ce6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6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</style:style>
    <style:style style:name="ce7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</style:style>
    <style:style style:name="ce8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95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7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1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aec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aecf00" fo:border="0.06pt solid #000000"/>
    </style:style>
    <style:style style:name="ce121" style:family="table-cell" style:parent-style-name="Default" style:data-style-name="N100">
      <style:table-cell-properties fo:background-color="#c0c0c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100">
      <style:table-cell-properties fo:background-color="#aec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fo:background-color="#aecf00" fo:border="0.06pt solid #000000"/>
    </style:style>
    <style:style style:name="ce124" style:family="table-cell" style:parent-style-name="Default">
      <style:table-cell-properties fo:border-bottom="0.74pt solid #000000" fo:background-color="#c0c0c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aec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4" style:base-cell-address="Dictionary.G2"/>
      <style:map style:condition="cell-content()=&quot;YES&quot;" style:apply-style-name="ConditionalStyle_5f_3" style:base-cell-address="Dictionary.G2"/>
    </style:style>
    <style:style style:name="ce127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129" style:family="table-cell" style:parent-style-name="Default">
      <style:table-cell-properties fo:border-bottom="1.76pt solid #000000" fo:background-color="#fcd5b5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130" style:family="table-cell" style:parent-style-name="Default">
      <style:table-cell-properties fo:background-color="#e6e6e6" fo:border="0.06pt solid #000000"/>
      <style:map style:condition="is-true-formula(LEN([.$F7])=0)" style:apply-style-name="Output" style:base-cell-address="MMC.A7"/>
    </style:style>
    <style:style style:name="ce131" style:family="table-cell" style:parent-style-name="Default">
      <style:map style:condition="is-true-formula(LEN([.$F7])=0)" style:apply-style-name="Output" style:base-cell-address="MMC.A7"/>
    </style:style>
    <style:style style:name="ce13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ccff9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map style:condition="is-true-formula(LEN([.$F7])=0)" style:apply-style-name="Output" style:base-cell-address="MMC.A7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transparent"/>
    </style:style>
    <style:style style:name="ce137" style:family="table-cell" style:parent-style-name="Default">
      <style:table-cell-properties fo:background-color="#ccff99" fo:border="0.06pt solid #000000"/>
    </style:style>
    <style:style style:name="ce138" style:family="table-cell" style:parent-style-name="Default">
      <style:table-cell-properties fo:background-color="#aec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ackground-color="#e6e6e6" fo:border="0.06pt solid #000000"/>
    </style:style>
    <style:style style:name="ce140" style:family="table-cell" style:parent-style-name="Default">
      <style:table-cell-properties fo:background-color="#b2b2b2" fo:border="0.06pt solid #000000"/>
    </style:style>
    <style:style style:name="ce141" style:family="table-cell" style:parent-style-name="Default">
      <style:table-cell-properties fo:background-color="transparent" fo:border="0.06pt solid #000000"/>
    </style:style>
    <style:style style:name="ce142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143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3])=0)" style:apply-style-name="Output" style:base-cell-address="MMC.E13"/>
    </style:style>
    <style:style style:name="ce144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14])=0)" style:apply-style-name="Output" style:base-cell-address="MMC.E14"/>
    </style:style>
    <style:style style:name="ce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6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147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148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149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7])=0)" style:apply-style-name="Output" style:base-cell-address="MMC.A7"/>
    </style:style>
    <style:style style:name="ce150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151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[.$F7])=0)" style:apply-style-name="Output" style:base-cell-address="MMC.A7"/>
    </style:style>
    <style:style style:name="ce152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153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map style:condition="is-true-formula(LEN([.$F7])=0)" style:apply-style-name="Output" style:base-cell-address="MMC.A7"/>
    </style:style>
    <style:style style:name="ce154" style:family="table-cell" style:parent-style-name="Default">
      <style:text-properties fo:color="#999999" style:font-name="Arial" fo:font-size="8pt" fo:font-style="italic" style:font-size-asian="8pt" style:font-style-asian="italic" style:font-name-complex="Arial" style:font-size-complex="8pt" style:font-style-complex="italic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7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start" css3t:text-justify="auto" fo:margin-left="0mm" style:writing-mode="page"/>
    </style:style>
    <style:style style:name="ce158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</style:style>
    <style:style style:name="ce159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0.06pt solid #000000" fo:background-color="#ccff99" style:cell-protect="none" style:print-content="true" style:diagonal-bl-tr="none" style:diagonal-tl-br="none" fo:border-left="0.06pt solid #000000" fo:border-right="0.06pt solid #000000" style:rotation-align="none" fo:border-top="2.0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ackground-color="#ccff99" style:cell-protect="none" style:print-content="tru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2.01pt solid #000000" fo:background-color="#ccff99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ccff99" style:cell-protect="none" style:print-content="true" style:diagonal-bl-tr="none" style:diagonal-tl-br="none" fo:border-left="2.01pt solid #000000" fo:border-right="0.74pt solid #000000" style:rotation-align="none" fo:border-top="2.0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fo:background-color="#ccff99" style:cell-protect="none" style:print-content="true" style:diagonal-bl-tr="none" style:diagonal-tl-br="none" fo:border-left="2.01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2.01pt solid #000000" fo:background-color="#ccff99" style:cell-protect="none" style:print-content="true" style:diagonal-bl-tr="none" style:diagonal-tl-br="none" fo:border-left="2.01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06pt solid #000000" fo:background-color="#ccff99" style:cell-protect="none" style:print-content="true" style:diagonal-bl-tr="none" style:diagonal-tl-br="none" fo:border-left="2.01pt solid #000000" fo:border-right="0.06pt solid #000000" style:rotation-align="none" fo:border-top="2.0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2.01pt solid #000000" fo:background-color="#ccff99" style:cell-protect="none" style:print-content="true" style:diagonal-bl-tr="none" style:diagonal-tl-br="none" fo:border-left="2.01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mm" style:writing-mode="page"/>
    </style:style>
    <style:style style:name="ce16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0" style:family="table-cell" style:parent-style-name="Default">
      <style:table-cell-properties fo:border-bottom="2.01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71" style:family="table-cell" style:parent-style-name="Default">
      <style:table-cell-properties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mm" style:writing-mode="page"/>
    </style:style>
    <style:style style:name="ce172" style:family="table-cell" style:parent-style-name="Default">
      <style:table-cell-properties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</style:style>
    <style:style style:name="ce173" style:family="table-cell" style:parent-style-name="Default">
      <style:table-cell-properties fo:border-bottom="2.01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</style:style>
    <style:style style:name="ce174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mm" style:writing-mode="page"/>
    </style:style>
    <style:style style:name="ce175" style:family="table-cell" style:parent-style-name="Default">
      <style:table-cell-properties fo:background-color="#ccff9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6" style:family="table-cell" style:parent-style-name="Default">
      <style:table-cell-properties fo:border-bottom="2.01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77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start" css3t:text-justify="auto" fo:margin-left="0mm" style:writing-mode="page"/>
    </style:style>
    <style:style style:name="ce17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9" style:family="table-cell" style:parent-style-name="Default">
      <style:table-cell-properties fo:border-bottom="2.01pt solid #000000" fo:background-color="#e6e6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</style:style>
    <style:style style:name="ce180" style:family="table-cell" style:parent-style-name="Default">
      <style:table-cell-properties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start" css3t:text-justify="auto" fo:margin-left="0mm" style:writing-mode="page"/>
    </style:style>
    <style:style style:name="ce18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2" style:family="table-cell" style:parent-style-name="Default">
      <style:table-cell-properties fo:border-bottom="2.01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</style:style>
    <style:style style:name="ce183" style:family="table-cell" style:parent-style-name="Default">
      <style:table-cell-properties fo:border-bottom="0.06pt solid #000000" fo:background-color="#aecf00" style:cell-protect="none" style:print-content="true" style:diagonal-bl-tr="none" style:diagonal-tl-br="none" fo:border-left="0.06pt solid #000000" fo:border-right="0.06pt solid #000000" style:rotation-align="none" fo:border-top="2.0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#aecf00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order-bottom="2.01pt solid #000000" fo:background-color="#aecf00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order-bottom="0.06pt solid #000000" fo:background-color="#e6e6e6" style:cell-protect="none" style:print-content="true" fo:border-left="0.06pt solid #000000" fo:border-right="0.06pt solid #000000" fo:border-top="2.01pt solid #000000"/>
    </style:style>
    <style:style style:name="ce187" style:family="table-cell" style:parent-style-name="Default">
      <style:table-cell-properties fo:background-color="#e6e6e6" style:cell-protect="none" style:print-content="true" fo:border="0.06pt solid #000000"/>
    </style:style>
    <style:style style:name="ce188" style:family="table-cell" style:parent-style-name="Default">
      <style:table-cell-properties fo:border-bottom="2.01pt solid #000000" fo:background-color="#e6e6e6" style:cell-protect="none" style:print-content="true" fo:border-left="0.06pt solid #000000" fo:border-right="0.06pt solid #000000" fo:border-top="0.06pt solid #000000"/>
    </style:style>
    <style:style style:name="ce189" style:family="table-cell" style:parent-style-name="Default">
      <style:table-cell-properties fo:background-color="#aecf00" style:cell-protect="none" style:print-content="tru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2.01pt solid #000000" fo:background-color="#aecf00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ackground-color="#aecf00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fo:border-bottom="0.06pt solid #000000" fo:background-color="#aecf00" style:cell-protect="none" style:print-content="true" style:diagonal-bl-tr="none" style:diagonal-tl-br="none" fo:border-left="0.06pt solid #000000" fo:border-right="2.01pt solid #000000" style:rotation-align="none" fo:border-top="2.0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fo:border-bottom="0.06pt solid #000000" fo:background-color="#aecf00" style:cell-protect="none" style:print-content="true" style:diagonal-bl-tr="none" style:diagonal-tl-br="none" fo:border-left="0.06pt solid #000000" fo:border-right="2.01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order-bottom="2.01pt solid #000000" fo:background-color="#aecf00" style:cell-protect="none" style:print-content="true" style:diagonal-bl-tr="none" style:diagonal-tl-br="none" fo:border-left="0.06pt solid #000000" fo:border-right="2.01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fo:border-bottom="1.76pt solid #000000" fo:background-color="#fcd5b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196" style:family="table-cell" style:parent-style-name="Default">
      <style:table-cell-properties fo:background-color="#cccc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order-bottom="0.06pt solid #000000" fo:background-color="#cccccc" style:diagonal-bl-tr="none" style:diagonal-tl-br="none" fo:border-left="0.06pt solid #000000" fo:border-right="0.06pt solid #000000" style:rotation-align="none" fo:border-top="2.0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fo:border-bottom="0.06pt solid #000000" fo:background-color="#cccccc" style:cell-protect="none" style:print-content="true" fo:border-left="0.06pt solid #000000" fo:border-right="2.01pt solid #000000" fo:border-top="2.01pt solid #000000"/>
    </style:style>
    <style:style style:name="ce199" style:family="table-cell" style:parent-style-name="Default">
      <style:table-cell-properties fo:border-bottom="0.06pt solid #000000" fo:background-color="#cccccc" style:cell-protect="none" style:print-content="true" fo:border-left="0.06pt solid #000000" fo:border-right="2.01pt solid #000000" fo:border-top="0.06pt solid #000000"/>
    </style:style>
    <style:style style:name="ce200" style:family="table-cell" style:parent-style-name="Default" style:data-style-name="N100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A3"/>
    </style:style>
    <style:style style:name="ce202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normal" fo:font-weight="bold" style:font-style-asian="normal" style:font-weight-asian="bold" style:font-style-complex="normal" style:font-weight-complex="bold"/>
    </style:style>
    <style:style style:name="ce20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A104"/>
    </style:style>
    <style:style style:name="ce20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5]))" style:apply-style-name="Output" style:base-cell-address="'uCANca Info'.A105"/>
    </style:style>
    <style:style style:name="ce20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A104"/>
    </style:style>
    <style:style style:name="ce20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7]))" style:apply-style-name="Output" style:base-cell-address="'uCANca Info'.A107"/>
    </style:style>
    <style:style style:name="ce20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8]))" style:apply-style-name="Output" style:base-cell-address="'uCANca Info'.A108"/>
    </style:style>
    <style:style style:name="ce20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9]))" style:apply-style-name="Output" style:base-cell-address="'uCANca Info'.A109"/>
    </style:style>
    <style:style style:name="ce20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0]))" style:apply-style-name="Output" style:base-cell-address="'uCANca Info'.A110"/>
    </style:style>
    <style:style style:name="ce21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1]))" style:apply-style-name="Output" style:base-cell-address="'uCANca Info'.A111"/>
    </style:style>
    <style:style style:name="ce2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2]))" style:apply-style-name="Output" style:base-cell-address="'uCANca Info'.A112"/>
    </style:style>
    <style:style style:name="ce21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3]))" style:apply-style-name="Output" style:base-cell-address="'uCANca Info'.A113"/>
    </style:style>
    <style:style style:name="ce21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4]))" style:apply-style-name="Output" style:base-cell-address="'uCANca Info'.A114"/>
    </style:style>
    <style:style style:name="ce21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5]))" style:apply-style-name="Output" style:base-cell-address="'uCANca Info'.A115"/>
    </style:style>
    <style:style style:name="ce21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6]))" style:apply-style-name="Output" style:base-cell-address="'uCANca Info'.A116"/>
    </style:style>
    <style:style style:name="ce21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7]))" style:apply-style-name="Output" style:base-cell-address="'uCANca Info'.A117"/>
    </style:style>
    <style:style style:name="ce21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8]))" style:apply-style-name="Output" style:base-cell-address="'uCANca Info'.A118"/>
    </style:style>
    <style:style style:name="ce21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9]))" style:apply-style-name="Output" style:base-cell-address="'uCANca Info'.A119"/>
    </style:style>
    <style:style style:name="ce2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0]))" style:apply-style-name="Output" style:base-cell-address="'uCANca Info'.A120"/>
    </style:style>
    <style:style style:name="ce22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1]))" style:apply-style-name="Output" style:base-cell-address="'uCANca Info'.A121"/>
    </style:style>
    <style:style style:name="ce22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2]))" style:apply-style-name="Output" style:base-cell-address="'uCANca Info'.A122"/>
    </style:style>
    <style:style style:name="ce22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3]))" style:apply-style-name="Output" style:base-cell-address="'uCANca Info'.A123"/>
    </style:style>
    <style:style style:name="ce22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4]))" style:apply-style-name="Output" style:base-cell-address="'uCANca Info'.A124"/>
    </style:style>
    <style:style style:name="ce22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5]))" style:apply-style-name="Output" style:base-cell-address="'uCANca Info'.A125"/>
    </style:style>
    <style:style style:name="ce22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6]))" style:apply-style-name="Output" style:base-cell-address="'uCANca Info'.A126"/>
    </style:style>
    <style:style style:name="ce22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7]))" style:apply-style-name="Output" style:base-cell-address="'uCANca Info'.A127"/>
    </style:style>
    <style:style style:name="ce22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8]))" style:apply-style-name="Output" style:base-cell-address="'uCANca Info'.A128"/>
    </style:style>
    <style:style style:name="ce22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9]))" style:apply-style-name="Output" style:base-cell-address="'uCANca Info'.A129"/>
    </style:style>
    <style:style style:name="ce22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0]))" style:apply-style-name="Output" style:base-cell-address="'uCANca Info'.A130"/>
    </style:style>
    <style:style style:name="ce23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1]))" style:apply-style-name="Output" style:base-cell-address="'uCANca Info'.A131"/>
    </style:style>
    <style:style style:name="ce23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2]))" style:apply-style-name="Output" style:base-cell-address="'uCANca Info'.A132"/>
    </style:style>
    <style:style style:name="ce23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3]))" style:apply-style-name="Output" style:base-cell-address="'uCANca Info'.A133"/>
    </style:style>
    <style:style style:name="ce23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4]))" style:apply-style-name="Output" style:base-cell-address="'uCANca Info'.A134"/>
    </style:style>
    <style:style style:name="ce23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5]))" style:apply-style-name="Output" style:base-cell-address="'uCANca Info'.A135"/>
    </style:style>
    <style:style style:name="ce23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6]))" style:apply-style-name="Output" style:base-cell-address="'uCANca Info'.A136"/>
    </style:style>
    <style:style style:name="ce23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7]))" style:apply-style-name="Output" style:base-cell-address="'uCANca Info'.A137"/>
    </style:style>
    <style:style style:name="ce23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8]))" style:apply-style-name="Output" style:base-cell-address="'uCANca Info'.A138"/>
    </style:style>
    <style:style style:name="ce23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9]))" style:apply-style-name="Output" style:base-cell-address="'uCANca Info'.A139"/>
    </style:style>
    <style:style style:name="ce239" style:family="table-cell" style:parent-style-name="Default" style:data-style-name="N100">
      <style:table-cell-properties fo:border="0.06pt solid #000000"/>
    </style:style>
    <style:style style:name="ce240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Default">
      <style:table-cell-properties fo:border="0.06pt solid #000000"/>
    </style:style>
    <style:style style:name="ce24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D3"/>
    </style:style>
    <style:style style:name="ce24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3]))" style:apply-style-name="Output" style:base-cell-address="'uCANca Info'.A3"/>
    </style:style>
    <style:style style:name="ce24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44]))" style:apply-style-name="Output" style:base-cell-address="'uCANca Info'.F44"/>
    </style:style>
    <style:style style:name="ce24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04]))" style:apply-style-name="Output" style:base-cell-address="'uCANca Info'.A104"/>
    </style:style>
    <style:style style:name="ce24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5]))" style:apply-style-name="Output" style:base-cell-address="'uCANca Info'.A115"/>
    </style:style>
    <style:style style:name="ce24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6]))" style:apply-style-name="Output" style:base-cell-address="'uCANca Info'.A116"/>
    </style:style>
    <style:style style:name="ce24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7]))" style:apply-style-name="Output" style:base-cell-address="'uCANca Info'.A117"/>
    </style:style>
    <style:style style:name="ce24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8]))" style:apply-style-name="Output" style:base-cell-address="'uCANca Info'.A118"/>
    </style:style>
    <style:style style:name="ce25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9]))" style:apply-style-name="Output" style:base-cell-address="'uCANca Info'.A119"/>
    </style:style>
    <style:style style:name="ce25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0]))" style:apply-style-name="Output" style:base-cell-address="'uCANca Info'.A120"/>
    </style:style>
    <style:style style:name="ce25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1]))" style:apply-style-name="Output" style:base-cell-address="'uCANca Info'.A121"/>
    </style:style>
    <style:style style:name="ce25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2]))" style:apply-style-name="Output" style:base-cell-address="'uCANca Info'.A122"/>
    </style:style>
    <style:style style:name="ce25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3]))" style:apply-style-name="Output" style:base-cell-address="'uCANca Info'.A123"/>
    </style:style>
    <style:style style:name="ce25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4]))" style:apply-style-name="Output" style:base-cell-address="'uCANca Info'.A124"/>
    </style:style>
    <style:style style:name="ce25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5]))" style:apply-style-name="Output" style:base-cell-address="'uCANca Info'.A125"/>
    </style:style>
    <style:style style:name="ce25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6]))" style:apply-style-name="Output" style:base-cell-address="'uCANca Info'.A126"/>
    </style:style>
    <style:style style:name="ce25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7]))" style:apply-style-name="Output" style:base-cell-address="'uCANca Info'.A127"/>
    </style:style>
    <style:style style:name="ce25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8]))" style:apply-style-name="Output" style:base-cell-address="'uCANca Info'.A128"/>
    </style:style>
    <style:style style:name="ce26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9]))" style:apply-style-name="Output" style:base-cell-address="'uCANca Info'.A129"/>
    </style:style>
    <style:style style:name="ce26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0]))" style:apply-style-name="Output" style:base-cell-address="'uCANca Info'.A130"/>
    </style:style>
    <style:style style:name="ce26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1]))" style:apply-style-name="Output" style:base-cell-address="'uCANca Info'.A131"/>
    </style:style>
    <style:style style:name="ce26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2]))" style:apply-style-name="Output" style:base-cell-address="'uCANca Info'.A132"/>
    </style:style>
    <style:style style:name="ce26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3]))" style:apply-style-name="Output" style:base-cell-address="'uCANca Info'.A133"/>
    </style:style>
    <style:style style:name="ce26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4]))" style:apply-style-name="Output" style:base-cell-address="'uCANca Info'.A134"/>
    </style:style>
    <style:style style:name="ce26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5]))" style:apply-style-name="Output" style:base-cell-address="'uCANca Info'.A135"/>
    </style:style>
    <style:style style:name="ce26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6]))" style:apply-style-name="Output" style:base-cell-address="'uCANca Info'.A136"/>
    </style:style>
    <style:style style:name="ce26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7]))" style:apply-style-name="Output" style:base-cell-address="'uCANca Info'.A137"/>
    </style:style>
    <style:style style:name="ce26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8]))" style:apply-style-name="Output" style:base-cell-address="'uCANca Info'.A138"/>
    </style:style>
    <style:style style:name="ce27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9]))" style:apply-style-name="Output" style:base-cell-address="'uCANca Info'.A139"/>
    </style:style>
    <style:style style:name="ce27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8]))" style:apply-style-name="Output" style:base-cell-address="'uCANca Info'.H138"/>
    </style:style>
    <style:style style:name="ce27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9]))" style:apply-style-name="Output" style:base-cell-address="'uCANca Info'.H139"/>
    </style:style>
    <style:style style:name="ce27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I3"/>
    </style:style>
    <style:style style:name="ce27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A3"/>
    </style:style>
    <style:style style:name="ce27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I104"/>
    </style:style>
    <style:style style:name="ce27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I104"/>
    </style:style>
    <style:style style:name="ce27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8]))" style:apply-style-name="Output" style:base-cell-address="'uCANca Info'.I138"/>
    </style:style>
    <style:style style:name="ce27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04]))" style:apply-style-name="Output" style:base-cell-address="'uCANca Info'.A104"/>
    </style:style>
    <style:style style:name="ce27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4]))" style:apply-style-name="Output" style:base-cell-address="'uCANca Info'.A114"/>
    </style:style>
    <style:style style:name="ce280" style:family="table-cell" style:parent-style-name="Default">
      <style:table-cell-properties fo:background-color="#b3b3b3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99">
      <style:table-cell-properties fo:background-color="#e6e6ff" fo:border="0.06pt solid #000000"/>
      <style:text-properties fo:font-style="italic" style:font-style-asian="italic" style:font-style-complex="italic"/>
      <style:map style:condition="is-true-formula(NOT([.$K3]))" style:apply-style-name="Output" style:base-cell-address="'uCANca Info'.A3"/>
    </style:style>
    <style:style style:name="ce282" style:family="table-cell" style:parent-style-name="Default" style:data-style-name="N99">
      <style:table-cell-properties fo:background-color="#e6e6ff" fo:border="0.06pt solid #000000"/>
      <style:text-properties fo:font-style="italic" style:font-style-asian="italic" style:font-style-complex="italic"/>
      <style:map style:condition="is-true-formula(NOT([.$K104]))" style:apply-style-name="Output" style:base-cell-address="'uCANca Info'.A104"/>
    </style:style>
    <style:style style:name="ce283" style:family="table-cell" style:parent-style-name="Default">
      <style:table-cell-properties fo:background-color="#b3b3b3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84" style:family="table-cell" style:parent-style-name="Default">
      <style:table-cell-properties fo:background-color="#b3b3b3" fo:border="0.06pt solid #000000"/>
    </style:style>
    <style:style style:name="ce28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6" style:family="table-cell" style:parent-style-name="Default">
      <style:table-cell-properties fo:border-bottom="none" fo:background-color="#e6e6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8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">
      <style:table-cell-properties fo:border-bottom="none" fo:background-color="#e6e6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8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0" style:family="table-cell" style:parent-style-name="Default">
      <style:table-cell-properties fo:border-bottom="none" fo:background-color="#e6e6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91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 style:data-style-name="N216">
      <style:table-cell-properties fo:border-bottom="none" fo:background-color="#e6e6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29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>
      <style:table-cell-properties fo:border-bottom="none" fo:background-color="#aecf00" style:cell-protect="none" style:print-content="tru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9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8" style:family="table-cell" style:parent-style-name="Default">
      <style:text-properties fo:color="#000000" style:font-name="Calibri" fo:font-size="11pt" style:font-name-asian="Droid Sans" style:font-size-asian="11pt" style:font-name-complex="Arial1" style:font-size-complex="11pt"/>
    </style:style>
    <style:style style:name="ce299" style:family="table-cell" style:parent-style-name="Default" style:data-style-name="N100"/>
    <style:style style:name="ce300" style:family="table-cell" style:parent-style-name="Default" style:data-style-name="N1"/>
    <style:style style:name="ce30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style:cell-protect="none" style:print-content="true"/>
    </style:style>
    <style:style style:name="ce305" style:family="table-cell" style:parent-style-name="Default">
      <style:table-cell-properties fo:background-color="#c4bd9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07" style:family="table-cell" style:parent-style-name="Default">
      <style:table-cell-properties style:cell-protect="none" style:print-content="tru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08" style:family="table-cell" style:parent-style-name="Default">
      <style:table-cell-properties fo:background-color="#c4bd97" style:rotation-align="none"/>
      <style:text-properties fo:color="#193440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name-complex="Trebuchet MS" style:font-size-complex="9pt" style:font-style-complex="normal" style:font-weight-complex="bold"/>
    </style:style>
    <style:style style:name="ce309" style:family="table-cell" style:parent-style-name="Default">
      <style:table-cell-properties fo:background-color="#c4bd97" style:cell-protect="none" style:print-content="true" style:rotation-align="none"/>
      <style:text-properties fo:color="#19344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10" style:family="table-cell" style:parent-style-name="Default">
      <style:table-cell-properties style:cell-protect="none" style:print-content="true" fo:background-color="transparent" style:rotation-align="none"/>
      <style:text-properties fo:color="#19344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11" style:family="table-cell" style:parent-style-name="Default">
      <style:table-cell-properties style:cell-protect="none" style:print-content="true" fo:background-color="transparent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12" style:family="table-cell" style:parent-style-name="Default">
      <style:table-cell-properties fo:background-color="#c4bd97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13" style:family="table-cell" style:parent-style-name="Default">
      <style:table-cell-properties style:cell-protect="none" style:print-content="tru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14" style:family="table-cell" style:parent-style-name="Default">
      <style:table-cell-properties fo:background-color="#c4bd9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style:cell-protect="none" style:print-content="true"/>
      <style:map style:condition="is-true-formula(LEN([.$A5])=0)" style:apply-style-name="Output" style:base-cell-address="'Conversions Import'.E3"/>
      <style:map style:condition="is-true-formula(NOT([.$S5]))" style:apply-style-name="Explanatory_20_Text" style:base-cell-address="'Conversions Import'.E3"/>
    </style:style>
    <style:style style:name="ce316" style:family="table-cell" style:parent-style-name="Default">
      <style:table-cell-properties fo:background-color="#c4bd97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17" style:family="table-cell" style:parent-style-name="Default">
      <style:table-cell-properties style:cell-protect="none" style:print-content="tru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18" style:family="table-cell" style:parent-style-name="Default" style:data-style-name="N0">
      <style:table-cell-properties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19" style:family="table-cell" style:parent-style-name="Default" style:data-style-name="N0">
      <style:table-cell-properties fo:background-color="#c4bd97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0" style:family="table-cell" style:parent-style-name="Default" style:data-style-name="N0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1" style:family="table-cell" style:parent-style-name="Default" style:data-style-name="N0">
      <style:table-cell-properties fo:background-color="#948a54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2" style:family="table-cell" style:parent-style-name="Default">
      <style:table-cell-properties fo:background-color="#c4bd97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3" style:family="table-cell" style:parent-style-name="Default">
      <style:table-cell-properties fo:background-color="#c4bd97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4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5" style:family="table-cell" style:parent-style-name="Default" style:data-style-name="N99"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6" style:family="table-cell" style:parent-style-name="Default" style:data-style-name="N99"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27" style:family="table-cell" style:parent-style-name="Default" style:data-style-name="N99">
      <style:table-cell-properties fo:background-color="#cccc99"/>
      <style:map style:condition="is-true-formula(LEN([.$A3])=0)" style:apply-style-name="Output" style:base-cell-address="'Conversions Import'.Q2"/>
      <style:map style:condition="is-true-formula(NOT([.$Q3]))" style:apply-style-name="Explanatory_20_Text" style:base-cell-address="'Conversions Import'.Q2"/>
    </style:style>
    <style:style style:name="ce328" style:family="table-cell" style:parent-style-name="Default" style:data-style-name="N99">
      <style:table-cell-properties fo:background-color="#cccc99"/>
      <style:map style:condition="is-true-formula(LEN([.$A3])=0)" style:apply-style-name="Output" style:base-cell-address="'Conversions Import'.Q2"/>
      <style:map style:condition="is-true-formula(NOT([.$Q3]))" style:apply-style-name="Explanatory_20_Text" style:base-cell-address="'Conversions Import'.Q2"/>
    </style:style>
    <style:style style:name="ce329" style:family="table-cell" style:parent-style-name="Default" style:data-style-name="N99">
      <style:table-cell-properties fo:background-color="#cccc99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330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1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2" style:family="table-cell" style:parent-style-name="Default" style:data-style-name="N99">
      <style:table-cell-properties fo:border="0.06pt solid #000000"/>
    </style:style>
    <style:style style:name="ce33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34" style:family="table-cell" style:parent-style-name="Default">
      <style:table-cell-properties fo:background-color="#94bd5e" style:cell-protect="none" style:print-content="true" fo:border="0.06pt solid #000000"/>
    </style:style>
    <style:style style:name="ce335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3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</style:style>
    <style:style style:name="ce33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338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39" style:family="table-cell" style:parent-style-name="Default">
      <style:table-cell-properties fo:background-color="#aecf00" style:cell-protect="none" style:print-content="true" style:text-align-source="fix" style:repeat-content="false" fo:border="0.06pt solid #000000"/>
      <style:paragraph-properties fo:text-align="center" fo:margin-left="0mm"/>
    </style:style>
    <style:style style:name="ce340" style:family="table-cell" style:parent-style-name="Default">
      <style:text-properties style:font-name="Arial1" style:font-name-asian="Droid Sans" style:font-name-complex="Arial1"/>
    </style:style>
    <style:style style:name="ce341" style:family="table-cell" style:parent-style-name="Default">
      <style:table-cell-properties fo:background-color="#aecf00" style:cell-protect="none" style:print-content="true" fo:border="0.06pt solid #000000"/>
    </style:style>
    <style:style style:name="ce342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gr1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13.6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46.94mm" fo:min-width="29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2.49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21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95.13mm" fo:min-width="29mm" fo:padding-top="1mm" fo:padding-bottom="1mm" fo:padding-left="1mm" fo:padding-right="1mm" draw:shadow="hidden" draw:shadow-offset-x="1mm" draw:shadow-offset-y="1mm" draw:caption-escape-direction="auto"/>
    </style:style>
    <style:style style:name="gr15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16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6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29.53mm" fo:min-width="29mm" fo:padding-top="1mm" fo:padding-bottom="1mm" fo:padding-left="1mm" fo:padding-right="1mm" draw:shadow="hidden" draw:shadow-offset-x="1mm" draw:shadow-offset-y="1mm" draw:caption-escape-direction="auto"/>
    </style:style>
    <style:style style:name="gr17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6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8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8.8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9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10.2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0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6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Types.$B$2:.$B$20])" table:allow-empty-cell="true" table:display-list="unsorted" table:base-cell-address="'uCANca Import'.M2">
          <table:error-message table:message-type="stop" table:display="true"/>
        </table:content-validation>
        <table:content-validation table:name="val2" table:base-cell-address="MMC.C4">
          <table:error-message table:message-type="stop" table:display="true"/>
        </table:content-validation>
        <table:content-validation table:name="val3" table:condition="of:cell-content-is-in-list([$'MCU List'.$A$2:.$A$19])" table:allow-empty-cell="true" table:display-list="unsorted" table:base-cell-address="MMC.B3">
          <table:error-message table:message-type="stop" table:display="true"/>
        </table:content-validation>
        <table:content-validation table:name="val4" table:condition="of:cell-content-is-in-list([$Dictionary.$A$2:.$A$13])" table:allow-empty-cell="true" table:display-list="unsorted" table:base-cell-address="MMC.B7">
          <table:error-message table:message-type="stop" table:display="true"/>
        </table:content-validation>
        <table:content-validation table:name="val5" table:condition="of:cell-content-is-in-list([$Dictionary.$C$2:.$C$30])" table:allow-empty-cell="true" table:display-list="unsorted" table:base-cell-address="MMC.H7">
          <table:error-message table:message-type="stop" table:display="true"/>
        </table:content-validation>
        <table:content-validation table:name="val6" table:condition="of:cell-content-is-in-list([$Dictionary.$K$2:.$K$8])" table:allow-empty-cell="true" table:display-list="unsorted" table:base-cell-address="MMC.I7">
          <table:error-message table:message-type="stop" table:display="true"/>
        </table:content-validation>
        <table:content-validation table:name="val7" table:condition="of:cell-content-is-in-list([$Dictionary.$Q$2:.$Q$30])" table:allow-empty-cell="true" table:display-list="unsorted" table:base-cell-address="MMC.J7">
          <table:error-message table:message-type="stop" table:display="true"/>
        </table:content-validation>
        <table:content-validation table:name="val8" table:condition="of:cell-content-is-in-list([$Conversions.$A$2:.$A$200])" table:allow-empty-cell="true" table:display-list="unsorted" table:base-cell-address="MMC.L7">
          <table:error-message table:message-type="stop" table:display="true"/>
        </table:content-validation>
        <table:content-validation table:name="val9" table:condition="of:cell-content-is-in-list([$Dictionary.$A$2:.$A$13])" table:allow-empty-cell="true" table:display-list="unsorted" table:base-cell-address="Blocks.B7">
          <table:error-message table:message-type="stop" table:display="true"/>
        </table:content-validation>
        <table:content-validation table:name="val10" table:condition="of:cell-content-is-in-list([$MMC.$A$7:.$A$70])" table:allow-empty-cell="true" table:display-list="unsorted" table:base-cell-address="Blocks.D7">
          <table:error-message table:message-type="stop" table:display="true"/>
        </table:content-validation>
        <table:content-validation table:name="val11" table:condition="of:cell-content-is-in-list([$Blocks.$A$7:.$A$70])" table:allow-empty-cell="true" table:display-list="unsorted" table:base-cell-address="Blocks.E7">
          <table:error-message table:message-type="stop" table:display="true"/>
        </table:content-validation>
        <table:content-validation table:name="val12" table:condition="of:cell-content-is-in-list([$Dictionary.$K$2:.$K$8])" table:allow-empty-cell="true" table:display-list="unsorted" table:base-cell-address="Blocks.G7">
          <table:error-message table:message-type="stop" table:display="true"/>
        </table:content-validation>
        <table:content-validation table:name="val13" table:condition="of:cell-content-is-in-list([$Dictionary.$C$2:.$C$30])" table:allow-empty-cell="true" table:display-list="unsorted" table:base-cell-address="Blocks.K7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Blocks.W7">
          <table:error-message table:message-type="stop" table:display="true"/>
        </table:content-validation>
        <table:content-validation table:name="val15" table:condition="of:cell-content-is-in-list(&quot;NO&quot;;&quot;YES&quot;)" table:allow-empty-cell="true" table:display-list="unsorted" table:base-cell-address="'uCANca Info'.F3">
          <table:error-message table:message-type="stop" table:display="true"/>
        </table:content-validation>
        <table:content-validation table:name="val16" table:condition="of:cell-content-is-in-list(&quot;f&quot;;&quot;t&quot;)" table:allow-empty-cell="true" table:display-list="unsorted" table:base-cell-address="'uCANca Info'.I3">
          <table:error-message table:message-type="stop" table:display="true"/>
        </table:content-validation>
        <table:content-validation table:name="val17" table:condition="of:cell-content-is-in-list([$Dictionary.$M$2:.$M$30])" table:allow-empty-cell="true" table:display-list="unsorted" table:base-cell-address="Teensy32.D2">
          <table:error-message table:message-type="stop" table:title="Error" table:display="true">
            <text:p>Select valid value</text:p>
          </table:error-message>
        </table:content-validation>
      </table:content-validations>
      <table:table table:name="Cover" table:style-name="ta1" table:print-ranges="Cover.A1:Cover.M4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40.46mm" svg:height="21.46mm" svg:x="31.9mm" svg:y="0mm" draw:caption-point-x="-5.14mm" draw:caption-point-y="0.1mm">
              <dc:date>2014-09-12T00:00:00</dc:date>
              <text:p text:style-name="P1"><text:span text:style-name="T1">F30JJV0:</text:span></text:p>
              <text:p text:style-name="P1"><text:span text:style-name="T2">Product name</text:span></text:p>
            </office:annotation>
            <text:p>LIN1D</text:p>
          </table:table-cell>
          <table:table-cell table:style-name="ce23" office:value-type="string" calcext:value-type="string" table:number-columns-spanned="12" table:number-rows-spanned="1">
            <text:p>UCANca Architecture Specification Spreadsheet</text:p>
          </table:table-cell>
          <table:covered-table-cell table:number-columns-repeated="10" table:style-name="ce43"/>
          <table:covered-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office:annotation draw:style-name="gr2" draw:text-style-name="P2" svg:width="40.7mm" svg:height="20.94mm" svg:x="325.52mm" svg:y="6.89mm" draw:caption-point-x="-5.14mm" draw:caption-point-y="2.47mm">
              <dc:date>2014-09-12T00:00:00</dc:date>
              <text:p text:style-name="P1"><text:span text:style-name="T1">Txinto:</text:span></text:p>
              <text:p text:style-name="P1"><text:span text:style-name="T2">Project Name</text:span></text:p>
              <text:p text:style-name="P1"><text:span text:style-name="T2"/></text:p>
            </office:annotation>
            <text:p>EST</text:p>
          </table:table-cell>
          <table:covered-table-cell table:number-columns-repeated="11" table:style-name="ce24"/>
          <table:covered-table-cell table:style-name="ce10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MCU</text:p>
          </table:table-cell>
          <table:covered-table-cell table:number-columns-repeated="11" table:style-name="ce25"/>
          <table:covered-table-cell table:style-name="ce102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Identification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2" table:number-rows-spanned="1">
            <text:p>Reference:</text:p>
          </table:table-cell>
          <table:covered-table-cell table:style-name="ce27"/>
          <table:table-cell table:style-name="ce44" table:formula="of:=CONCATENATE(&quot;uCANca_&quot;;[.A1];&quot;_Arch_Spec_&quot;;[.A3])" office:value-type="string" office:string-value="uCANca_LIN1D_Arch_Spec_MCU" calcext:value-type="string" table:number-columns-spanned="4" table:number-rows-spanned="1">
            <text:p>uCANca_LIN1D_Arch_Spec_MCU</text:p>
          </table:table-cell>
          <table:covered-table-cell table:number-columns-repeated="3" table:style-name="ce58"/>
          <table:table-cell table:style-name="ce58" table:number-columns-repeated="6"/>
          <table:table-cell table:style-name="ce104"/>
          <table:table-cell table:number-columns-repeated="1011"/>
        </table:table-row>
        <table:table-row table:style-name="ro5">
          <table:table-cell table:style-name="ce7" office:value-type="string" calcext:value-type="string" table:number-columns-spanned="2" table:number-rows-spanned="1">
            <text:p>Version:</text:p>
          </table:table-cell>
          <table:covered-table-cell table:style-name="ce28"/>
          <table:table-cell table:style-name="ce45" office:value-type="string" calcext:value-type="string">
            <text:p>1.0</text:p>
          </table:table-cell>
          <table:table-cell table:style-name="ce59" table:number-columns-repeated="9"/>
          <table:table-cell table:style-name="ce105"/>
          <table:table-cell table:number-columns-repeated="1011"/>
        </table:table-row>
        <table:table-row table:style-name="ro5">
          <table:table-cell table:style-name="ce8" office:value-type="string" calcext:value-type="string" table:number-columns-spanned="2" table:number-rows-spanned="1">
            <text:p>Date:</text:p>
          </table:table-cell>
          <table:covered-table-cell table:style-name="ce29"/>
          <table:table-cell table:style-name="ce46" office:value-type="date" office:date-value="2017-01-07" calcext:value-type="date">
            <text:p>2017-01-07</text:p>
          </table:table-cell>
          <table:table-cell table:style-name="ce60" table:number-columns-repeated="9"/>
          <table:table-cell table:style-name="ce106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ference documents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9" office:value-type="string" calcext:value-type="string" table:number-columns-spanned="3" table:number-rows-spanned="1">
            <text:p>Reference</text:p>
          </table:table-cell>
          <table:covered-table-cell table:style-name="ce30"/>
          <table:covered-table-cell table:style-name="ce47"/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17" office:value-type="string" calcext:value-type="string">
            <text:p>Date</text:p>
          </table:table-cell>
          <table:table-cell table:number-columns-repeated="1011"/>
        </table:table-row>
        <table:table-row table:style-name="ro6">
          <table:table-cell table:style-name="ce10" table:number-columns-spanned="3" table:number-rows-spanned="1"/>
          <table:covered-table-cell table:style-name="ce31"/>
          <table:covered-table-cell table:style-name="ce48"/>
          <table:table-cell table:style-name="ce61" table:number-columns-spanned="9" table:number-rows-spanned="1"/>
          <table:covered-table-cell table:number-columns-repeated="7" table:style-name="ce31"/>
          <table:covered-table-cell table:style-name="ce48"/>
          <table:table-cell table:style-name="ce107"/>
          <table:table-cell table:number-columns-repeated="1011"/>
        </table:table-row>
        <table:table-row table:style-name="ro6">
          <table:table-cell table:style-name="ce11" table:number-columns-spanned="3" table:number-rows-spanned="1"/>
          <table:covered-table-cell table:style-name="ce32"/>
          <table:covered-table-cell table:style-name="ce49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6">
          <table:table-cell table:style-name="ce12" table:number-columns-spanned="3" table:number-rows-spanned="1"/>
          <table:covered-table-cell table:style-name="ce33"/>
          <table:covered-table-cell table:style-name="ce50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4">
          <table:table-cell table:style-name="ce13" table:number-columns-spanned="3" table:number-rows-spanned="1"/>
          <table:covered-table-cell table:style-name="ce34"/>
          <table:covered-table-cell table:style-name="ce51"/>
          <table:table-cell table:style-name="ce36" table:number-columns-spanned="9" table:number-rows-spanned="1"/>
          <table:covered-table-cell table:number-columns-repeated="7" table:style-name="ce34"/>
          <table:covered-table-cell table:style-name="ce51"/>
          <table:table-cell table:style-name="ce109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utho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14" office:value-type="string" calcext:value-type="string" table:number-columns-spanned="8" table:number-rows-spanned="1">
            <text:p>Function</text:p>
          </table:table-cell>
          <table:covered-table-cell table:number-columns-repeated="6" table:style-name="ce35"/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Txinto Vaz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TV</text:p>
          </table:table-cell>
          <table:table-cell table:style-name="ce73" office:value-type="string" calcext:value-type="string" table:number-columns-spanned="8" table:number-rows-spanned="1">
            <text:p>SW/System Product Engineer</text:p>
          </table:table-cell>
          <table:covered-table-cell table:number-columns-repeated="6" table:style-name="ce79"/>
          <table:covered-table-cell table:style-name="ce110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2" table:style-name="ce34"/>
          <table:covered-table-cell table:style-name="ce51"/>
          <table:table-cell table:style-name="ce69"/>
          <table:table-cell table:style-name="ce74" table:number-columns-spanned="8" table:number-rows-spanned="1"/>
          <table:covered-table-cell table:number-columns-repeated="6" table:style-name="ce80"/>
          <table:covered-table-cell table:style-name="ce111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viewe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0" table:number-columns-spanned="4" table:number-rows-spanned="1"/>
          <table:covered-table-cell table:number-columns-repeated="2" table:style-name="ce31"/>
          <table:covered-table-cell table:style-name="ce48"/>
          <table:table-cell table:style-name="ce70"/>
          <table:table-cell table:style-name="ce70" table:number-columns-spanned="6" table:number-rows-spanned="1"/>
          <table:covered-table-cell table:number-columns-repeated="4" table:style-name="ce79"/>
          <table:covered-table-cell table:style-name="ce86"/>
          <table:table-cell table:style-name="ce91" table:number-columns-spanned="2" table:number-rows-spanned="1"/>
          <table:covered-table-cell table:style-name="ce110"/>
          <table:table-cell table:number-columns-repeated="1011"/>
        </table:table-row>
        <table:table-row table:style-name="ro6">
          <table:table-cell table:style-name="ce12" table:number-columns-spanned="4" table:number-rows-spanned="1"/>
          <table:covered-table-cell table:number-columns-repeated="2" table:style-name="ce33"/>
          <table:covered-table-cell table:style-name="ce50"/>
          <table:table-cell table:style-name="ce71"/>
          <table:table-cell table:style-name="ce71" table:number-columns-spanned="6" table:number-rows-spanned="1"/>
          <table:covered-table-cell table:number-columns-repeated="4" table:style-name="ce81"/>
          <table:covered-table-cell table:style-name="ce87"/>
          <table:table-cell table:style-name="ce92" table:number-columns-spanned="2" table:number-rows-spanned="1"/>
          <table:covered-table-cell table:style-name="ce112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3" table:style-name="ce36"/>
          <table:table-cell table:style-name="ce69"/>
          <table:table-cell table:style-name="ce76" table:number-columns-spanned="6" table:number-rows-spanned="1"/>
          <table:covered-table-cell table:number-columns-repeated="5" table:style-name="ce76"/>
          <table:table-cell table:style-name="ce74" table:number-columns-spanned="2" table:number-rows-spanned="1"/>
          <table:covered-table-cell table:style-name="ce74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pproving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XXX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XX</text:p>
          </table:table-cell>
          <table:table-cell table:style-name="ce77" office:value-type="string" calcext:value-type="string" table:number-columns-spanned="6" table:number-rows-spanned="1">
            <text:p>XXXX</text:p>
          </table:table-cell>
          <table:covered-table-cell table:number-columns-repeated="5" table:style-name="ce82"/>
          <table:table-cell table:style-name="ce93" table:number-columns-spanned="2" table:number-rows-spanned="1"/>
          <table:covered-table-cell table:style-name="ce113"/>
          <table:table-cell table:number-columns-repeated="1011"/>
        </table:table-row>
        <table:table-row table:style-name="ro5">
          <table:table-cell table:style-name="ce16" office:value-type="string" calcext:value-type="string" table:number-columns-spanned="4" table:number-rows-spanned="1">
            <text:p>YYY</text:p>
          </table:table-cell>
          <table:covered-table-cell table:number-columns-repeated="2" table:style-name="ce34"/>
          <table:covered-table-cell table:style-name="ce51"/>
          <table:table-cell table:style-name="ce72" office:value-type="string" calcext:value-type="string">
            <text:p>YY</text:p>
          </table:table-cell>
          <table:table-cell table:style-name="ce78" office:value-type="string" calcext:value-type="string" table:number-columns-spanned="6" table:number-rows-spanned="1">
            <text:p>YYYY</text:p>
          </table:table-cell>
          <table:covered-table-cell table:number-columns-repeated="5" table:style-name="ce80"/>
          <table:table-cell table:style-name="ce74" table:number-columns-spanned="2" table:number-rows-spanned="1"/>
          <table:covered-table-cell table:style-name="ce111"/>
          <table:table-cell table:number-columns-repeated="1011"/>
        </table:table-row>
        <table:table-header-rows>
          <table:table-row table:style-name="ro6">
            <table:table-cell table:style-name="ce4" table:number-columns-repeated="13"/>
            <table:table-cell table:number-columns-repeated="1011"/>
          </table:table-row>
          <table:table-row table:style-name="ro7" table:visibility="collapse">
            <table:table-cell table:style-name="ce4"/>
            <table:table-cell table:style-name="ce37" table:formula="of:=[$Cover.$A$1]" office:value-type="string" office:string-value="LIN1D" calcext:value-type="string" table:number-columns-spanned="8" table:number-rows-spanned="1">
              <text:p>LIN1D</text:p>
            </table:table-cell>
            <table:covered-table-cell table:number-columns-repeated="6" table:style-name="ce52"/>
            <table:covered-table-cell table:style-name="ce83"/>
            <table:table-cell table:style-name="ce4"/>
            <table:table-cell table:style-name="ce88" office:value-type="string" calcext:value-type="string">
              <text:p>Author : </text:p>
            </table:table-cell>
            <table:table-cell table:style-name="ce94" table:formula="of:=[$Cover.$A$19]" office:value-type="string" office:string-value="Txinto Vaz" calcext:value-type="string">
              <text:p>Txinto Vaz</text:p>
            </table:table-cell>
            <table:table-cell table:style-name="ce4"/>
            <table:table-cell table:number-columns-repeated="1011"/>
          </table:table-row>
          <table:table-row table:style-name="ro4" table:visibility="collapse">
            <table:table-cell table:style-name="ce4"/>
            <table:table-cell table:style-name="ce38" table:formula="of:=[$Cover.$A$2]" office:value-type="string" office:string-value="EST" calcext:value-type="string" table:number-columns-spanned="8" table:number-rows-spanned="1">
              <text:p>EST</text:p>
            </table:table-cell>
            <table:covered-table-cell table:number-columns-repeated="6" table:style-name="ce53"/>
            <table:covered-table-cell table:style-name="ce84"/>
            <table:table-cell table:style-name="ce4"/>
            <table:table-cell table:style-name="ce88" office:value-type="string" calcext:value-type="string">
              <text:p>Reference : </text:p>
            </table:table-cell>
            <table:table-cell table:style-name="ce94" table:formula="of:=[$Cover.$C$6]" office:value-type="string" office:string-value="uCANca_LIN1D_Arch_Spec_MCU" calcext:value-type="string">
              <text:p>uCANca_LIN1D_Arch_Spec_MCU</text:p>
            </table:table-cell>
            <table:table-cell table:style-name="ce4"/>
            <table:table-cell table:number-columns-repeated="1011"/>
          </table:table-row>
          <table:table-row table:style-name="ro4" table:visibility="collapse">
            <table:table-cell table:style-name="ce4"/>
            <table:table-cell table:style-name="ce39" office:value-type="string" calcext:value-type="string">
              <text:p>Project N°</text:p>
            </table:table-cell>
            <table:table-cell table:style-name="ce54" table:formula="of:=[$Cover.$A$3]" office:value-type="string" office:string-value="MCU" calcext:value-type="string" table:number-columns-spanned="7" table:number-rows-spanned="1">
              <text:p>MCU</text:p>
            </table:table-cell>
            <table:covered-table-cell table:number-columns-repeated="5" table:style-name="ce64"/>
            <table:covered-table-cell table:style-name="ce85"/>
            <table:table-cell table:style-name="ce4"/>
            <table:table-cell table:style-name="ce88" office:value-type="string" calcext:value-type="string">
              <text:p>Revision Date : </text:p>
            </table:table-cell>
            <table:table-cell table:style-name="ce95" table:formula="of:=[$Cover.$C$8]" office:value-type="date" office:date-value="2017-01-07" calcext:value-type="date" table:number-columns-spanned="2" table:number-rows-spanned="1">
              <text:p>07/01/2017</text:p>
            </table:table-cell>
            <table:covered-table-cell table:style-name="ce114"/>
            <table:table-cell table:number-columns-repeated="1011"/>
          </table:table-row>
        </table:table-header-rows>
        <table:table-row table:style-name="ro6">
          <table:table-cell table:style-name="ce4" office:value-type="string" calcext:value-type="string">
            <text:p>All printed copies of this document are for “INFORMATION ONLY” and must be verified as being current before use. <text:s/>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>
            <text:p>This document is Inergy’s property. It cannot be reproduced without expressed authorisation from Inergy’s representative.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13" table:number-rows-spanned="1">
            <text:p>History</text:p>
          </table:table-cell>
          <table:covered-table-cell table:number-columns-repeated="11" table:style-name="ce35"/>
          <table:covered-table-cell table:style-name="ce63"/>
          <table:table-cell table:number-columns-repeated="1011"/>
        </table:table-row>
        <table:table-row table:style-name="ro4">
          <table:table-cell table:style-name="ce17" office:value-type="string" calcext:value-type="string">
            <text:p>Date</text:p>
          </table:table-cell>
          <table:table-cell table:style-name="ce40" office:value-type="string" calcext:value-type="string">
            <text:p>Version</text:p>
          </table:table-cell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96" office:value-type="string" calcext:value-type="string" table:number-columns-spanned="2" table:number-rows-spanned="1">
            <text:p>Authors</text:p>
          </table:table-cell>
          <table:covered-table-cell table:style-name="ce115"/>
          <table:table-cell table:number-columns-repeated="1011"/>
        </table:table-row>
        <table:table-row table:style-name="ro5">
          <table:table-cell table:style-name="ce18"/>
          <table:table-cell table:style-name="ce41" office:value-type="string" calcext:value-type="string">
            <text:p>1.0</text:p>
          </table:table-cell>
          <table:table-cell table:style-name="ce55" office:value-type="string" calcext:value-type="string" table:number-columns-spanned="9" table:number-rows-spanned="1">
            <text:p>Document creation.</text:p>
          </table:table-cell>
          <table:covered-table-cell table:number-columns-repeated="7" table:style-name="ce65"/>
          <table:covered-table-cell table:style-name="ce89"/>
          <table:table-cell table:style-name="ce97" office:value-type="string" calcext:value-type="string" table:number-columns-spanned="2" table:number-rows-spanned="1">
            <text:p>TV</text:p>
          </table:table-cell>
          <table:covered-table-cell table:style-name="ce116"/>
          <table:table-cell table:number-columns-repeated="1011"/>
        </table:table-row>
        <table:table-row table:style-name="ro8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5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9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6">
          <table:table-cell table:style-name="ce21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4">
          <table:table-cell table:style-name="ce22"/>
          <table:table-cell table:style-name="ce42"/>
          <table:table-cell table:style-name="ce57" table:number-columns-spanned="9" table:number-rows-spanned="1"/>
          <table:covered-table-cell table:number-columns-repeated="7" table:style-name="ce67"/>
          <table:covered-table-cell table:style-name="ce57"/>
          <table:table-cell table:style-name="ce100" table:number-columns-spanned="2" table:number-rows-spanned="1"/>
          <table:covered-table-cell table:style-name="ce100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ictionary" table:style-name="ta2">
        <table:table-column table:style-name="co7" table:default-cell-style-name="ce120"/>
        <table:table-column table:style-name="co8" table:default-cell-style-name="Default"/>
        <table:table-column table:style-name="co8" table:number-columns-repeated="2" table:default-cell-style-name="ce123"/>
        <table:table-column table:style-name="co8" table:default-cell-style-name="ce120"/>
        <table:table-column table:style-name="co8" table:default-cell-style-name="Default"/>
        <table:table-column table:style-name="co8" table:number-columns-repeated="3" table:default-cell-style-name="ce120"/>
        <table:table-column table:style-name="co8" table:default-cell-style-name="Default"/>
        <table:table-column table:style-name="co8" table:default-cell-style-name="ce120"/>
        <table:table-column table:style-name="co8" table:default-cell-style-name="Default"/>
        <table:table-column table:style-name="co8" table:default-cell-style-name="ce123"/>
        <table:table-column table:style-name="co8" table:number-columns-repeated="2" table:default-cell-style-name="ce120"/>
        <table:table-column table:style-name="co8" table:default-cell-style-name="Default"/>
        <table:table-column table:style-name="co8" table:default-cell-style-name="ce120"/>
        <table:table-column table:style-name="co8" table:number-columns-repeated="1007" table:default-cell-style-name="Default"/>
        <table:table-row table:style-name="ro10">
          <table:table-cell table:style-name="ce118" office:value-type="string" calcext:value-type="string">
            <text:p>HW Blocks</text:p>
          </table:table-cell>
          <table:table-cell/>
          <table:table-cell table:style-name="ce121" office:value-type="string" calcext:value-type="string">
            <text:p>Signal Type</text:p>
          </table:table-cell>
          <table:table-cell table:style-name="ce121" office:value-type="string" calcext:value-type="string">
            <text:p>FlowTypeId</text:p>
          </table:table-cell>
          <table:table-cell table:style-name="ce124" office:value-type="string" calcext:value-type="string">
            <text:p>outdir</text:p>
          </table:table-cell>
          <table:table-cell/>
          <table:table-cell table:style-name="ce125" office:value-type="string" calcext:value-type="string">
            <text:p>HWBlock</text:p>
          </table:table-cell>
          <table:table-cell table:style-name="ce127" office:value-type="string" calcext:value-type="string">
            <text:p>SubSystem</text:p>
          </table:table-cell>
          <table:table-cell table:style-name="ce127" office:value-type="string" calcext:value-type="string">
            <text:p>Connector</text:p>
          </table:table-cell>
          <table:table-cell/>
          <table:table-cell table:style-name="ce125" office:value-type="string" calcext:value-type="string">
            <text:p>Direction</text:p>
          </table:table-cell>
          <table:table-cell/>
          <table:table-cell table:style-name="ce121" office:value-type="string" calcext:value-type="string">
            <text:p>FlowTypeId</text:p>
          </table:table-cell>
          <table:table-cell table:style-name="ce121" office:value-type="string" calcext:value-type="string">
            <text:p>DataType</text:p>
          </table:table-cell>
          <table:table-cell table:style-name="ce121" office:value-type="string" calcext:value-type="string">
            <text:p>Size</text:p>
          </table:table-cell>
          <table:table-cell/>
          <table:table-cell table:style-name="ce125" office:value-type="string" calcext:value-type="string">
            <text:p>Signal Logic</text:p>
          </table:table-cell>
          <table:table-cell table:number-columns-repeated="1007"/>
        </table:table-row>
        <table:table-row table:style-name="ro10">
          <table:table-cell table:style-name="ce119" office:value-type="string" calcext:value-type="string">
            <text:p>MCU</text:p>
          </table:table-cell>
          <table:table-cell/>
          <table:table-cell table:style-name="ce122" office:value-type="string" calcext:value-type="string">
            <text:p>DI</text:p>
          </table:table-cell>
          <table:table-cell table:style-name="ce122" office:value-type="string" calcext:value-type="string">
            <text:p>DIO</text:p>
          </table:table-cell>
          <table:table-cell table:style-name="ce119" office:value-type="string" calcext:value-type="string">
            <text:p>f</text:p>
          </table:table-cell>
          <table:table-cell/>
          <table:table-cell table:style-name="ce126" table:formula="of:=[Dictionary.A2]" office:value-type="string" office:string-value="MCU" calcext:value-type="string">
            <text:p>MCU</text:p>
          </table:table-cell>
          <table:table-cell table:formula="of:=[Dictionary.G2]" office:value-type="string" office:string-value="MCU" calcext:value-type="string">
            <text:p>MCU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input</text:p>
          </table:table-cell>
          <table:table-cell/>
          <table:table-cell table:style-name="ce122" office:value-type="string" calcext:value-type="string">
            <text:p>DIO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2])&gt;0;VLOOKUP([Dictionary.N2];[DataTypes.$B$2:.$C$11];2;0)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active_low</text:p>
          </table:table-cell>
          <table:table-cell table:number-columns-repeated="1007"/>
        </table:table-row>
        <table:table-row table:style-name="ro10">
          <table:table-cell table:style-name="ce119" office:value-type="string" calcext:value-type="string">
            <text:p>CANBerry</text:p>
          </table:table-cell>
          <table:table-cell/>
          <table:table-cell table:style-name="ce122" office:value-type="string" calcext:value-type="string">
            <text:p>DO</text:p>
          </table:table-cell>
          <table:table-cell table:style-name="ce122" office:value-type="string" calcext:value-type="string">
            <text:p>DIO</text:p>
          </table:table-cell>
          <table:table-cell table:style-name="ce119" office:value-type="string" calcext:value-type="string">
            <text:p>t</text:p>
          </table:table-cell>
          <table:table-cell/>
          <table:table-cell table:style-name="ce126" table:formula="of:=[Dictionary.A3]" office:value-type="string" office:string-value="CANBerry" calcext:value-type="string">
            <text:p>CANBerry</text:p>
          </table:table-cell>
          <table:table-cell table:style-name="ce119" table:formula="of:=[Dictionary.G3]" office:value-type="string" office:string-value="CANBerry" calcext:value-type="string">
            <text:p>CANBerry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MCU_Config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3])&gt;0;VLOOKUP([Dictionary.N3];[DataTypes.$B$2:.$C$11];2;0)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active_high</text:p>
          </table:table-cell>
          <table:table-cell table:number-columns-repeated="1007"/>
        </table:table-row>
        <table:table-row table:style-name="ro10">
          <table:table-cell table:style-name="ce119" office:value-type="string" calcext:value-type="string">
            <text:p>CAN</text:p>
          </table:table-cell>
          <table:table-cell/>
          <table:table-cell table:style-name="ce122" office:value-type="string" calcext:value-type="string">
            <text:p>AI</text:p>
          </table:table-cell>
          <table:table-cell table:style-name="ce122" office:value-type="string" calcext:value-type="string">
            <text:p>ADC</text:p>
          </table:table-cell>
          <table:table-cell table:style-name="ce119" office:value-type="string" calcext:value-type="string">
            <text:p>f</text:p>
          </table:table-cell>
          <table:table-cell/>
          <table:table-cell table:style-name="ce126" table:formula="of:=[Dictionary.A4]" office:value-type="string" office:string-value="CAN" calcext:value-type="string">
            <text:p>CAN</text:p>
          </table:table-cell>
          <table:table-cell table:style-name="ce119" table:formula="of:=[Dictionary.G4]" office:value-type="string" office:string-value="CAN" calcext:value-type="string">
            <text:p>CAN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nodir</text:p>
          </table:table-cell>
          <table:table-cell/>
          <table:table-cell table:style-name="ce122" office:value-type="string" calcext:value-type="string">
            <text:p>ADC</text:p>
          </table:table-cell>
          <table:table-cell table:content-validation-name="val1" office:value-type="string" calcext:value-type="string">
            <text:p>ADC</text:p>
          </table:table-cell>
          <table:table-cell table:formula="of:=IF(LEN([Dictionary.M4])&gt;0;VLOOKUP([Dictionary.N4];[DataTypes.$B$2:.$C$11];2;0);&quot;&quot;)" office:value-type="float" office:value="12" calcext:value-type="float">
            <text:p>12</text:p>
          </table:table-cell>
          <table:table-cell table:number-columns-repeated="1009"/>
        </table:table-row>
        <table:table-row table:style-name="ro10">
          <table:table-cell table:style-name="ce119" office:value-type="string" calcext:value-type="string">
            <text:p>CB_RTC</text:p>
          </table:table-cell>
          <table:table-cell/>
          <table:table-cell table:number-columns-repeated="2" table:style-name="ce122" office:value-type="string" calcext:value-type="string">
            <text:p>PWM</text:p>
          </table:table-cell>
          <table:table-cell table:style-name="ce119" office:value-type="string" calcext:value-type="string">
            <text:p>t</text:p>
          </table:table-cell>
          <table:table-cell/>
          <table:table-cell table:style-name="ce126" table:formula="of:=[Dictionary.A5]" office:value-type="string" office:string-value="CB_RTC" calcext:value-type="string">
            <text:p>CB_RTC</text:p>
          </table:table-cell>
          <table:table-cell table:style-name="ce119" table:formula="of:=[Dictionary.G5]" office:value-type="string" office:string-value="CB_RTC" calcext:value-type="string">
            <text:p>CB_RTC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bidir</text:p>
          </table:table-cell>
          <table:table-cell/>
          <table:table-cell table:style-name="ce122" office:value-type="string" calcext:value-type="string">
            <text:p>PWM</text:p>
          </table:table-cell>
          <table:table-cell table:content-validation-name="val1" office:value-type="string" calcext:value-type="string">
            <text:p>PWM</text:p>
          </table:table-cell>
          <table:table-cell table:formula="of:=IF(LEN([Dictionary.M5])&gt;0;VLOOKUP([Dictionary.N5];[DataTypes.$B$2:.$C$11];2;0);&quot;&quot;)" office:value-type="float" office:value="15" calcext:value-type="float">
            <text:p>15</text:p>
          </table:table-cell>
          <table:table-cell table:number-columns-repeated="1009"/>
        </table:table-row>
        <table:table-row table:style-name="ro10">
          <table:table-cell table:style-name="ce119" office:value-type="string" calcext:value-type="string">
            <text:p>Gertduino</text:p>
          </table:table-cell>
          <table:table-cell/>
          <table:table-cell table:style-name="ce122" office:value-type="string" calcext:value-type="string">
            <text:p>CAN</text:p>
          </table:table-cell>
          <table:table-cell table:style-name="ce122" office:value-type="string" calcext:value-type="string">
            <text:p>Bus</text:p>
          </table:table-cell>
          <table:table-cell table:style-name="ce119" office:value-type="string" calcext:value-type="string">
            <text:p>f</text:p>
          </table:table-cell>
          <table:table-cell/>
          <table:table-cell table:style-name="ce126" table:formula="of:=[Dictionary.A6]" office:value-type="string" office:string-value="Gertduino" calcext:value-type="string">
            <text:p>Gertduino</text:p>
          </table:table-cell>
          <table:table-cell table:style-name="ce119" table:formula="of:=[Dictionary.G6]" office:value-type="string" office:string-value="Gertduino" calcext:value-type="string">
            <text:p>Gertduino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122" office:value-type="string" calcext:value-type="string">
            <text:p>Bus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6])&gt;0;VLOOKUP([Dictionary.N6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table:style-name="ce119" office:value-type="string" calcext:value-type="string">
            <text:p>HW3</text:p>
          </table:table-cell>
          <table:table-cell/>
          <table:table-cell table:number-columns-repeated="2" table:style-name="ce122" office:value-type="string" calcext:value-type="string">
            <text:p>Power</text:p>
          </table:table-cell>
          <table:table-cell table:style-name="ce119" office:value-type="string" calcext:value-type="string">
            <text:p>f</text:p>
          </table:table-cell>
          <table:table-cell/>
          <table:table-cell table:style-name="ce126" table:formula="of:=[Dictionary.A7]" office:value-type="string" office:string-value="HW3" calcext:value-type="string">
            <text:p>HW3</text:p>
          </table:table-cell>
          <table:table-cell table:style-name="ce119" table:formula="of:=[Dictionary.G7]" office:value-type="string" office:string-value="HW3" calcext:value-type="string">
            <text:p>HW3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122" office:value-type="string" calcext:value-type="string">
            <text:p>Power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7])&gt;0;VLOOKUP([Dictionary.N7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table:style-name="ce119" office:value-type="string" calcext:value-type="string">
            <text:p>HW4</text:p>
          </table:table-cell>
          <table:table-cell/>
          <table:table-cell table:number-columns-repeated="2" table:style-name="ce122" office:value-type="string" calcext:value-type="string">
            <text:p>Bus</text:p>
          </table:table-cell>
          <table:table-cell table:style-name="ce119" office:value-type="string" calcext:value-type="string">
            <text:p>f</text:p>
          </table:table-cell>
          <table:table-cell/>
          <table:table-cell table:style-name="ce126" table:formula="of:=[Dictionary.A8]" office:value-type="string" office:string-value="HW4" calcext:value-type="string">
            <text:p>HW4</text:p>
          </table:table-cell>
          <table:table-cell table:style-name="ce119" table:formula="of:=[Dictionary.G8]" office:value-type="string" office:string-value="HW4" calcext:value-type="string">
            <text:p>HW4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office:value-type="string" calcext:value-type="string">
            <text:p>LIN</text:p>
          </table:table-cell>
          <table:table-cell table:content-validation-name="val1" office:value-type="string" calcext:value-type="string">
            <text:p>UI_8</text:p>
          </table:table-cell>
          <table:table-cell table:formula="of:=IF(LEN([Dictionary.M8])&gt;0;VLOOKUP([Dictionary.N8];[DataTypes.$B$2:.$C$11];2;0);&quot;&quot;)" office:value-type="float" office:value="8" calcext:value-type="float">
            <text:p>8</text:p>
          </table:table-cell>
          <table:table-cell table:number-columns-repeated="1009"/>
        </table:table-row>
        <table:table-row table:style-name="ro10">
          <table:table-cell table:style-name="ce119" office:value-type="string" calcext:value-type="string">
            <text:p>HW5</text:p>
          </table:table-cell>
          <table:table-cell/>
          <table:table-cell table:style-name="ce122" office:value-type="string" calcext:value-type="string">
            <text:p>NC</text:p>
          </table:table-cell>
          <table:table-cell table:style-name="ce122" office:value-type="string" calcext:value-type="string">
            <text:p>N/C</text:p>
          </table:table-cell>
          <table:table-cell table:style-name="ce119" office:value-type="string" calcext:value-type="string">
            <text:p>f</text:p>
          </table:table-cell>
          <table:table-cell/>
          <table:table-cell table:style-name="ce126" table:formula="of:=[Dictionary.A9]" office:value-type="string" office:string-value="HW5" calcext:value-type="string">
            <text:p>HW5</text:p>
          </table:table-cell>
          <table:table-cell table:style-name="ce119" table:formula="of:=[Dictionary.G9]" office:value-type="string" office:string-value="HW5" calcext:value-type="string">
            <text:p>HW5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122" office:value-type="string" calcext:value-type="string">
            <text:p>N/C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9])&gt;0;VLOOKUP([Dictionary.N9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HW6</text:p>
          </table:table-cell>
          <table:table-cell/>
          <table:table-cell table:number-columns-repeated="2" table:style-name="ce122" office:value-type="string" calcext:value-type="string">
            <text:p>H_B</text:p>
          </table:table-cell>
          <table:table-cell table:style-name="ce119" office:value-type="string" calcext:value-type="string">
            <text:p>t</text:p>
          </table:table-cell>
          <table:table-cell/>
          <table:table-cell table:style-name="ce126" table:formula="of:=[Dictionary.A10]" office:value-type="string" office:string-value="HW6" calcext:value-type="string">
            <text:p>HW6</text:p>
          </table:table-cell>
          <table:table-cell table:style-name="ce119" table:formula="of:=[Dictionary.G10]" office:value-type="string" office:string-value="HW6" calcext:value-type="string">
            <text:p>HW6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122" office:value-type="string" calcext:value-type="string">
            <text:p>H_B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0])&gt;0;VLOOKUP([Dictionary.N10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BD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1])&gt;0;VLOOKUP([Dictionary.N11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2])&gt;0;VLOOKUP([Dictionary.N12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table:number-columns-repeated="2"/>
          <table:table-cell table:style-name="ce122" office:value-type="string" calcext:value-type="string">
            <text:p>Digital Output</text:p>
          </table:table-cell>
          <table:table-cell table:style-name="ce122" office:value-type="string" calcext:value-type="string">
            <text:p>DIO</text:p>
          </table:table-cell>
          <table:table-cell table:style-name="ce119"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InCircuit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3])&gt;0;VLOOKUP([Dictionary.N13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SPI2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SPI</text:p>
          </table:table-cell>
          <table:table-cell table:content-validation-name="val1" office:value-type="string" calcext:value-type="string">
            <text:p>UI_8</text:p>
          </table:table-cell>
          <table:table-cell table:formula="of:=IF(LEN([Dictionary.M14])&gt;0;VLOOKUP([Dictionary.N14];[DataTypes.$B$2:.$C$11];2;0);&quot;&quot;)" office:value-type="float" office:value="8" calcext:value-type="float">
            <text:p>8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InCircuit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ce120" office:value-type="string" calcext:value-type="string">
            <text:p>UI_16</text:p>
          </table:table-cell>
          <table:table-cell table:content-validation-name="val1" office:value-type="string" calcext:value-type="string">
            <text:p>UI_16</text:p>
          </table:table-cell>
          <table:table-cell table:formula="of:=IF(LEN([Dictionary.M15])&gt;0;VLOOKUP([Dictionary.N15];[DataTypes.$B$2:.$C$11];2;0);&quot;&quot;)" office:value-type="float" office:value="16" calcext:value-type="float">
            <text:p>16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MCLR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UI_32</text:p>
          </table:table-cell>
          <table:table-cell table:content-validation-name="val1" office:value-type="string" calcext:value-type="string">
            <text:p>UI_32</text:p>
          </table:table-cell>
          <table:table-cell table:formula="of:=IF(LEN([Dictionary.M16])&gt;0;VLOOKUP([Dictionary.N16];[DataTypes.$B$2:.$C$11];2;0);&quot;&quot;)" office:value-type="float" office:value="32" calcext:value-type="float">
            <text:p>32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UI_8</text:p>
          </table:table-cell>
          <table:table-cell table:content-validation-name="val1" office:value-type="string" calcext:value-type="string">
            <text:p>UI_8</text:p>
          </table:table-cell>
          <table:table-cell table:formula="of:=IF(LEN([Dictionary.M17])&gt;0;VLOOKUP([Dictionary.N17];[DataTypes.$B$2:.$C$11];2;0);&quot;&quot;)" office:value-type="float" office:value="8" calcext:value-type="float">
            <text:p>8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18])&gt;0;VLOOKUP([Dictionary.N18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ADC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19])&gt;0;VLOOKUP([Dictionary.N19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SPI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0])&gt;0;VLOOKUP([Dictionary.N20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UART2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1])&gt;0;VLOOKUP([Dictionary.N21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input LIN / UART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ce120"/>
          <table:table-cell table:content-validation-name="val1"/>
          <table:table-cell table:formula="of:=IF(LEN([Dictionary.M22])&gt;0;VLOOKUP([Dictionary.N22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output LIN / UART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3])&gt;0;VLOOKUP([Dictionary.N23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OSC</text:p>
          </table:table-cell>
          <table:table-cell office:value-type="string" calcext:value-type="string">
            <text:p>MCU_Config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ce120"/>
          <table:table-cell table:content-validation-name="val1"/>
          <table:table-cell table:formula="of:=IF(LEN([Dictionary.M24])&gt;0;VLOOKUP([Dictionary.N24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PWM ou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</text:p>
          </table:table-cell>
          <table:table-cell table:number-columns-repeated="8"/>
          <table:table-cell table:content-validation-name="val1"/>
          <table:table-cell table:formula="of:=IF(LEN([Dictionary.M25])&gt;0;VLOOKUP([Dictionary.N25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Input CAN UAR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6])&gt;0;VLOOKUP([Dictionary.N26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Output CAN UAR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7])&gt;0;VLOOKUP([Dictionary.N27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VCAP</text:p>
          </table:table-cell>
          <table:table-cell office:value-type="string" calcext:value-type="string">
            <text:p>MCU_Config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8])&gt;0;VLOOKUP([Dictionary.N28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Digital Input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9])&gt;0;VLOOKUP([Dictionary.N29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Analog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30])&gt;0;VLOOKUP([Dictionary.N30];[DataTypes.$B$2:.$C$11];2;0);&quot;&quot;)">
            <text:p/>
          </table:table-cell>
          <table:table-cell table:number-columns-repeated="1009"/>
        </table:table-row>
        <calcext:conditional-formats>
          <calcext:conditional-format calcext:target-range-address="Dictionary.G2:Dictionary.G10">
            <calcext:condition calcext:apply-style-name="ConditionalStyle_4" calcext:value="=&quot;NO&quot;" calcext:base-cell-address="Dictionary.G2"/>
            <calcext:condition calcext:apply-style-name="ConditionalStyle_3" calcext:value="=&quot;YES&quot;" calcext:base-cell-address="Dictionary.G2"/>
          </calcext:conditional-format>
          <calcext:conditional-format calcext:target-range-address="Dictionary.G2:Dictionary.G10">
            <calcext:condition calcext:apply-style-name="ConditionalStyle_2" calcext:value="=&quot;NO&quot;" calcext:base-cell-address="Dictionary.G2"/>
            <calcext:condition calcext:apply-style-name="ConditionalStyle_1" calcext:value="=&quot;YES&quot;" calcext:base-cell-address="Dictionary.G2"/>
          </calcext:conditional-format>
          <calcext:conditional-format calcext:target-range-address="Dictionary.G2:Dictionary.G10">
            <calcext:condition calcext:apply-style-name="ConditionalStyle_4" calcext:value="=&quot;NO&quot;" calcext:base-cell-address="Dictionary.G2"/>
            <calcext:condition calcext:apply-style-name="ConditionalStyle_3" calcext:value="=&quot;YES&quot;" calcext:base-cell-address="Dictionary.G2"/>
          </calcext:conditional-format>
          <calcext:conditional-format calcext:target-range-address="Dictionary.G2:Dictionary.G10">
            <calcext:condition calcext:apply-style-name="ConditionalStyle_2" calcext:value="=&quot;NO&quot;" calcext:base-cell-address="Dictionary.G2"/>
            <calcext:condition calcext:apply-style-name="ConditionalStyle_1" calcext:value="=&quot;YES&quot;" calcext:base-cell-address="Dictionary.G2"/>
          </calcext:conditional-format>
        </calcext:conditional-formats>
      </table:table>
      <table:table table:name="MMC" table:style-name="ta3">
        <office:forms form:automatic-focus="false" form:apply-design-mode="false"/>
        <table:table-column table:style-name="co9" table:default-cell-style-name="ce131"/>
        <table:table-column table:style-name="co10" table:default-cell-style-name="ce131"/>
        <table:table-column table:style-name="co11" table:default-cell-style-name="ce131"/>
        <table:table-column table:style-name="co12" table:default-cell-style-name="ce131"/>
        <table:table-column table:style-name="co13" table:default-cell-style-name="ce131"/>
        <table:table-column table:style-name="co14" table:default-cell-style-name="ce131"/>
        <table:table-column table:style-name="co15" table:default-cell-style-name="ce131"/>
        <table:table-column table:style-name="co16" table:default-cell-style-name="ce131"/>
        <table:table-column table:style-name="co17" table:number-columns-repeated="2" table:default-cell-style-name="ce131"/>
        <table:table-column table:style-name="co18" table:default-cell-style-name="ce131"/>
        <table:table-column table:style-name="co19" table:default-cell-style-name="ce131"/>
        <table:table-column table:style-name="co20" table:default-cell-style-name="Default"/>
        <table:table-column table:style-name="co21" table:default-cell-style-name="Default"/>
        <table:table-column table:style-name="co22" table:number-columns-repeated="1010" table:default-cell-style-name="Default"/>
        <table:table-row table:style-name="ro11">
          <table:table-cell table:style-name="ce128"/>
          <table:table-cell table:style-name="ce132" table:content-validation-name="val2"/>
          <table:table-cell table:style-name="ce128" table:content-validation-name="val2"/>
          <table:table-cell table:style-name="ce135" office:value-type="string" calcext:value-type="string">
            <text:p>Legend:</text:p>
          </table:table-cell>
          <table:table-cell table:style-name="ce137"/>
          <table:table-cell table:style-name="ce145" office:value-type="string" calcext:value-type="string" table:number-columns-spanned="2" table:number-rows-spanned="1">
            <text:p>Selectable</text:p>
          </table:table-cell>
          <table:covered-table-cell table:style-name="ce128"/>
          <table:table-cell table:style-name="ce128" table:number-columns-repeated="7"/>
          <table:table-cell table:style-name="ce155" table:number-columns-repeated="1004"/>
          <table:table-cell table:number-columns-repeated="6"/>
        </table:table-row>
        <table:table-row table:style-name="ro11">
          <table:table-cell table:style-name="ce128"/>
          <table:table-cell table:style-name="ce132" table:content-validation-name="val2"/>
          <table:table-cell table:style-name="ce128" table:content-validation-name="val2"/>
          <table:table-cell table:style-name="Default"/>
          <table:table-cell table:style-name="ce138"/>
          <table:table-cell table:style-name="ce145" office:value-type="string" calcext:value-type="string" table:number-columns-spanned="2" table:number-rows-spanned="1">
            <text:p>To fill handwriting</text:p>
          </table:table-cell>
          <table:covered-table-cell table:style-name="ce128"/>
          <table:table-cell table:style-name="ce128" table:number-columns-repeated="7"/>
          <table:table-cell table:style-name="ce155" table:number-columns-repeated="1004"/>
          <table:table-cell table:number-columns-repeated="6"/>
        </table:table-row>
        <table:table-row table:style-name="ro11">
          <table:table-cell table:style-name="ce128" office:value-type="string" calcext:value-type="string">
            <text:p>MCU Type</text:p>
          </table:table-cell>
          <table:table-cell table:style-name="ce133" table:content-validation-name="val3" office:value-type="string" calcext:value-type="string">
            <text:p>Teensy32</text:p>
          </table:table-cell>
          <table:table-cell table:style-name="ce128" table:content-validation-name="val2"/>
          <table:table-cell table:style-name="Default"/>
          <table:table-cell table:style-name="ce139"/>
          <table:table-cell table:style-name="ce145" office:value-type="string" calcext:value-type="string" table:number-columns-spanned="2" table:number-rows-spanned="1">
            <text:p>Automatically calculated</text:p>
          </table:table-cell>
          <table:covered-table-cell table:style-name="ce128"/>
          <table:table-cell table:style-name="ce128" table:number-columns-repeated="7"/>
          <table:table-cell table:style-name="ce155" table:number-columns-repeated="1004"/>
          <table:table-cell table:number-columns-repeated="6"/>
        </table:table-row>
        <table:table-row table:style-name="ro11">
          <table:table-cell table:style-name="ce128" office:value-type="string" calcext:value-type="string">
            <text:p>MMC Block ID:</text:p>
          </table:table-cell>
          <table:table-cell table:style-name="ce133" table:content-validation-name="val4" office:value-type="string" calcext:value-type="string">
            <office:annotation draw:style-name="gr3" draw:text-style-name="P4" svg:width="28.99mm" svg:height="21.76mm" svg:x="63.2mm" svg:y="13.54mm" draw:caption-point-x="-6.1mm" draw:caption-point-y="0.1mm">
              <dc:date>2014-10-08T00:00:00</dc:date>
              <text:p text:style-name="P3"><text:span text:style-name="T3">Select the Block ID of the MMC, it will be copied to all rows of this tab.</text:span></text:p>
            </office:annotation>
            <text:p>MCU</text:p>
          </table:table-cell>
          <table:table-cell table:style-name="ce128" table:content-validation-name="val2"/>
          <table:table-cell table:style-name="Default"/>
          <table:table-cell table:style-name="ce140"/>
          <table:table-cell table:style-name="ce145" office:value-type="string" calcext:value-type="string" table:number-columns-spanned="2" table:number-rows-spanned="1">
            <text:p>Disabled line (due to N/C)</text:p>
          </table:table-cell>
          <table:covered-table-cell table:style-name="ce128"/>
          <table:table-cell table:style-name="ce128" table:number-columns-repeated="7"/>
          <table:table-cell table:style-name="ce155" table:number-columns-repeated="1004"/>
          <table:table-cell table:number-columns-repeated="6"/>
        </table:table-row>
        <table:table-row table:style-name="ro11">
          <table:table-cell table:style-name="ce128"/>
          <table:table-cell table:style-name="ce132" table:content-validation-name="val4"/>
          <table:table-cell table:style-name="ce128"/>
          <table:table-cell table:style-name="ce136"/>
          <table:table-cell table:style-name="ce141"/>
          <table:table-cell table:style-name="ce136"/>
          <table:table-cell table:style-name="ce128" table:number-columns-repeated="8"/>
          <table:table-cell table:style-name="ce156" table:number-columns-repeated="1004"/>
          <table:table-cell table:style-name="ce136"/>
          <table:table-cell table:number-columns-repeated="5"/>
        </table:table-row>
        <table:table-row table:style-name="ro12">
          <table:table-cell table:style-name="ce129" office:value-type="string" calcext:value-type="string">
            <office:annotation draw:style-name="gr4" draw:text-style-name="P4" svg:width="28.99mm" svg:height="25.71mm" svg:x="42.75mm" svg:y="22.57mm" draw:caption-point-x="-6.1mm" draw:caption-point-y="0.1mm">
              <dc:date>2014-10-08T00:00:00</dc:date>
              <text:p text:style-name="P3"><text:span text:style-name="T3">This name is for indexing theflow from Blocks tab, in order to connect blocks i/o with MMC i/o</text:span></text:p>
            </office:annotation>
            <text:p>Complete Name</text:p>
          </table:table-cell>
          <table:table-cell table:style-name="ce129" office:value-type="string" calcext:value-type="string">
            <text:p>Block ID</text:p>
          </table:table-cell>
          <table:table-cell table:style-name="ce129" office:value-type="string" calcext:value-type="string">
            <office:annotation draw:style-name="gr3" draw:text-style-name="P4" svg:width="28.99mm" svg:height="21.76mm" svg:x="76.18mm" svg:y="18.06mm" draw:caption-point-x="-6.1mm" draw:caption-point-y="4.61mm">
              <dc:date>2014-10-08T00:00:00</dc:date>
              <text:p text:style-name="P3"><text:span text:style-name="T3">The pin number of the microcontroller, it is automatically calculated.</text:span></text:p>
            </office:annotation>
            <text:p>Pin Nº</text:p>
          </table:table-cell>
          <table:table-cell table:style-name="ce129" office:value-type="string" calcext:value-type="string">
            <office:annotation draw:style-name="gr5" draw:text-style-name="P4" svg:width="28.99mm" svg:height="41.51mm" svg:x="183.5mm" svg:y="18.06mm" draw:caption-point-x="-6.1mm" draw:caption-point-y="4.61mm">
              <dc:date>2014-10-08T00:00:00</dc:date>
              <text:p text:style-name="P3"><text:span text:style-name="T3">The pin/port functions as listed in the MCU. <text:s/>This information is found in the tab with the same name than the MCU.</text:span></text:p>
              <text:p text:style-name="P3"><text:span text:style-name="T3"/></text:p>
            </office:annotation>
            <text:p>Pin Port Functions</text:p>
          </table:table-cell>
          <table:table-cell table:style-name="ce129" office:value-type="string" calcext:value-type="string">
            <office:annotation draw:style-name="gr4" draw:text-style-name="P4" svg:width="28.99mm" svg:height="25.71mm" svg:x="229.41mm" svg:y="18.06mm" draw:caption-point-x="-6.1mm" draw:caption-point-y="4.61mm">
              <dc:date>2014-10-08T00:00:00</dc:date>
              <text:p text:style-name="P3"><text:span text:style-name="T3">This is the flow identifier, also known as signal id. <text:s/>If not connected, speficy N/C.</text:span></text:p>
            </office:annotation>
            <text:p>Signal ID</text:p>
          </table:table-cell>
          <table:table-cell table:style-name="ce129" office:value-type="string" calcext:value-type="string">
            <office:annotation draw:style-name="gr6" draw:text-style-name="P4" svg:width="28.99mm" svg:height="37.56mm" svg:x="272.02mm" svg:y="18.06mm" draw:caption-point-x="-6.1mm" draw:caption-point-y="4.61mm">
              <dc:date>2014-10-08T00:00:00</dc:date>
              <text:p text:style-name="P3"><text:span text:style-name="T3">Some special characters of the signal ID should be removed before converting the flow to software evaluable names.</text:span></text:p>
            </office:annotation>
            <text:p>SW Label</text:p>
          </table:table-cell>
          <table:table-cell table:style-name="ce129" office:value-type="string" calcext:value-type="string">
            <office:annotation draw:style-name="gr7" draw:text-style-name="P4" svg:width="28.99mm" svg:height="17.81mm" svg:x="316.58mm" svg:y="18.06mm" draw:caption-point-x="-6.1mm" draw:caption-point-y="4.61mm">
              <dc:date>2014-10-08T00:00:00</dc:date>
              <text:p text:style-name="P3"><text:span text:style-name="T3">If a test point is avaliable, specify the name of the test point.</text:span></text:p>
            </office:annotation>
            <text:p>Test Point</text:p>
          </table:table-cell>
          <table:table-cell table:style-name="ce129" office:value-type="string" calcext:value-type="string">
            <text:p>Signal Functional Type</text:p>
          </table:table-cell>
          <table:table-cell table:style-name="ce129" office:value-type="string" calcext:value-type="string">
            <text:p>Direction</text:p>
          </table:table-cell>
          <table:table-cell table:style-name="ce129" office:value-type="string" calcext:value-type="string">
            <text:p>Signal Logic</text:p>
          </table:table-cell>
          <table:table-cell table:style-name="ce129" office:value-type="string" calcext:value-type="string">
            <text:p>Functional Behaviour / Comments</text:p>
          </table:table-cell>
          <table:table-cell table:style-name="ce129" office:value-type="string" calcext:value-type="string">
            <text:p>Conversion</text:p>
          </table:table-cell>
          <table:table-cell table:style-name="ce129" office:value-type="string" calcext:value-type="string">
            <text:p>MCU_Pin</text:p>
          </table:table-cell>
          <table:table-cell table:style-name="ce129"/>
          <table:table-cell table:style-name="ce155" table:number-columns-repeated="1004"/>
          <table:table-cell table:number-columns-repeated="6"/>
        </table:table-row>
        <table:table-row table:style-name="ro13">
          <table:table-cell table:style-name="ce130" table:formula="of:=IF(LEN([.F7])&gt;0;CONCATENATE(TEXT([.C7];&quot;00&quot;);&quot;_&quot;;[.F7]);&quot;&quot;)" office:value-type="string" office:string-value="01_GND" calcext:value-type="string">
            <text:p>01_GND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office:value-type="float" office:value="1" calcext:value-type="float">
            <text:p>1</text:p>
          </table:table-cell>
          <table:table-cell table:style-name="ce130" table:formula="of:=IF(ISERROR([.N7]);&quot;&quot;;[.N7])" office:value-type="string" office:string-value="GND" calcext:value-type="string">
            <text:p>GND</text:p>
          </table:table-cell>
          <table:table-cell table:style-name="ce142" office:value-type="string" calcext:value-type="string">
            <text:p>GND</text:p>
          </table:table-cell>
          <table:table-cell table:style-name="ce130" table:formula="of:=IF([.E7]=&quot;N/C&quot;;&quot;&quot;;SUBSTITUTE(SUBSTITUTE(SUBSTITUTE([.E7];&quot;/&quot;;&quot;NEG_&quot;);&quot;(&quot;;&quot;_&quot;);&quot;)&quot;;&quot;&quot;))" office:value-type="string" office:string-value="GND" calcext:value-type="string">
            <text:p>GND</text:p>
          </table:table-cell>
          <table:table-cell table:style-name="ce146"/>
          <table:table-cell table:style-name="ce147" table:content-validation-name="val5" office:value-type="string" calcext:value-type="string">
            <text:p>Power</text:p>
          </table:table-cell>
          <table:table-cell table:style-name="ce148" table:content-validation-name="val6" office:value-type="string" calcext:value-type="string">
            <text:p>in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0" office:value-type="string" calcext:value-type="string">
            <text:p>GND</text:p>
          </table:table-cell>
          <table:table-cell table:style-name="ce153" table:content-validation-name="val8"/>
          <table:table-cell table:formula="of:=CONCATENATE([.$B$3];&quot;_&quot;;TEXT([.C7];&quot;00&quot;))" office:value-type="string" office:string-value="Teensy32_01" calcext:value-type="string">
            <text:p>Teensy32_01</text:p>
          </table:table-cell>
          <table:table-cell table:style-name="ce154" table:formula="of:=IF(LEN([.$B$3])&gt;0;VLOOKUP([.M7];INDIRECT(CONCATENATE([.$B$3];&quot;.&quot;;VLOOKUP([.$B$3];[$'MCU List'.$A$2:.$C$49];2;0)));VLOOKUP([.$B$3];[$'MCU List'.$A$2:.$C$49];3;0);VLOOKUP([.$B$3];[$'MCU List'.$A$2:.$D$49];4;0));[.M7])" office:value-type="string" office:string-value="GND" calcext:value-type="string">
            <text:p>GND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8])&gt;0;CONCATENATE(TEXT([.C8];&quot;00&quot;);&quot;_&quot;;[.F8]);&quot;&quot;)" office:value-type="string" office:string-value="02_UARTRX" calcext:value-type="string">
            <text:p>02_UARTRX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]" office:value-type="float" office:value="2" calcext:value-type="float">
            <text:p>2</text:p>
          </table:table-cell>
          <table:table-cell table:style-name="ce130" table:formula="of:=IF(ISERROR([.N8]);&quot;&quot;;[.N8])" office:value-type="string" office:string-value="RX1/Touch/DIO0" calcext:value-type="string">
            <text:p>RX1/Touch/DIO0</text:p>
          </table:table-cell>
          <table:table-cell table:style-name="ce142" office:value-type="string" calcext:value-type="string">
            <text:p>UARTRX</text:p>
          </table:table-cell>
          <table:table-cell table:style-name="ce130" table:formula="of:=IF([.E8]=&quot;N/C&quot;;&quot;&quot;;SUBSTITUTE(SUBSTITUTE(SUBSTITUTE([.E8];&quot;/&quot;;&quot;NEG_&quot;);&quot;(&quot;;&quot;_&quot;);&quot;)&quot;;&quot;&quot;))" office:value-type="string" office:string-value="UARTRX" calcext:value-type="string">
            <text:p>UARTRX</text:p>
          </table:table-cell>
          <table:table-cell table:style-name="ce146"/>
          <table:table-cell table:style-name="ce147" table:content-validation-name="val5" office:value-type="string" calcext:value-type="string">
            <text:p>Bus</text:p>
          </table:table-cell>
          <table:table-cell table:style-name="ce148" table:content-validation-name="val6" office:value-type="string" calcext:value-type="string">
            <text:p>in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0" office:value-type="string" calcext:value-type="string">
            <text:p>UART RX</text:p>
          </table:table-cell>
          <table:table-cell table:style-name="ce153" table:content-validation-name="val8"/>
          <table:table-cell table:formula="of:=CONCATENATE([.$B$3];&quot;_&quot;;TEXT([.C8];&quot;00&quot;))" office:value-type="string" office:string-value="Teensy32_02" calcext:value-type="string">
            <text:p>Teensy32_02</text:p>
          </table:table-cell>
          <table:table-cell table:style-name="ce154" table:formula="of:=IF(LEN([.$B$3])&gt;0;VLOOKUP([.M8];INDIRECT(CONCATENATE([.$B$3];&quot;.&quot;;VLOOKUP([.$B$3];[$'MCU List'.$A$2:.$C$49];2;0)));VLOOKUP([.$B$3];[$'MCU List'.$A$2:.$C$49];3;0);VLOOKUP([.$B$3];[$'MCU List'.$A$2:.$D$49];4;0));[.M8])" office:value-type="string" office:string-value="RX1/Touch/DIO0" calcext:value-type="string">
            <text:p>RX1/Touch/DIO0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9])&gt;0;CONCATENATE(TEXT([.C9];&quot;00&quot;);&quot;_&quot;;[.F9]);&quot;&quot;)" office:value-type="string" office:string-value="03_UARTTX" calcext:value-type="string">
            <text:p>03_UARTTX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]" office:value-type="float" office:value="3" calcext:value-type="float">
            <text:p>3</text:p>
          </table:table-cell>
          <table:table-cell table:style-name="ce130" table:formula="of:=IF(ISERROR([.N9]);&quot;&quot;;[.N9])" office:value-type="string" office:string-value="TX1/Touch/DIO1" calcext:value-type="string">
            <text:p>TX1/Touch/DIO1</text:p>
          </table:table-cell>
          <table:table-cell table:style-name="ce142" office:value-type="string" calcext:value-type="string">
            <text:p>UARTTX</text:p>
          </table:table-cell>
          <table:table-cell table:style-name="ce130" table:formula="of:=IF([.E9]=&quot;N/C&quot;;&quot;&quot;;SUBSTITUTE(SUBSTITUTE(SUBSTITUTE([.E9];&quot;/&quot;;&quot;NEG_&quot;);&quot;(&quot;;&quot;_&quot;);&quot;)&quot;;&quot;&quot;))" office:value-type="string" office:string-value="UARTTX" calcext:value-type="string">
            <text:p>UARTTX</text:p>
          </table:table-cell>
          <table:table-cell table:style-name="ce146"/>
          <table:table-cell table:style-name="ce147" table:content-validation-name="val5" office:value-type="string" calcext:value-type="string">
            <text:p>Bus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0" office:value-type="string" calcext:value-type="string">
            <text:p>UART TX</text:p>
          </table:table-cell>
          <table:table-cell table:style-name="ce153" table:content-validation-name="val8"/>
          <table:table-cell table:formula="of:=CONCATENATE([.$B$3];&quot;_&quot;;TEXT([.C9];&quot;00&quot;))" office:value-type="string" office:string-value="Teensy32_03" calcext:value-type="string">
            <text:p>Teensy32_03</text:p>
          </table:table-cell>
          <table:table-cell table:style-name="ce154" table:formula="of:=IF(LEN([.$B$3])&gt;0;VLOOKUP([.M9];INDIRECT(CONCATENATE([.$B$3];&quot;.&quot;;VLOOKUP([.$B$3];[$'MCU List'.$A$2:.$C$49];2;0)));VLOOKUP([.$B$3];[$'MCU List'.$A$2:.$C$49];3;0);VLOOKUP([.$B$3];[$'MCU List'.$A$2:.$D$49];4;0));[.M9])" office:value-type="string" office:string-value="TX1/Touch/DIO1" calcext:value-type="string">
            <text:p>TX1/Touch/DIO1</text:p>
          </table:table-cell>
          <table:table-cell table:number-columns-repeated="1010"/>
        </table:table-row>
        <table:table-row table:style-name="ro13">
          <table:table-cell table:style-name="ce130" table:formula="of:=IF(LEN([.F10])&gt;0;CONCATENATE(TEXT([.C10];&quot;00&quot;);&quot;_&quot;;[.F10]);&quot;&quot;)" office:value-type="string" office:string-value="04_LCD5" calcext:value-type="string">
            <text:p>04_LCD5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]" office:value-type="float" office:value="4" calcext:value-type="float">
            <text:p>4</text:p>
          </table:table-cell>
          <table:table-cell table:style-name="ce130" table:formula="of:=IF(ISERROR([.N10]);&quot;&quot;;[.N10])" office:value-type="string" office:string-value="DIO2" calcext:value-type="string">
            <text:p>DIO2</text:p>
          </table:table-cell>
          <table:table-cell table:style-name="ce142" office:value-type="string" calcext:value-type="string">
            <text:p>LCD5</text:p>
          </table:table-cell>
          <table:table-cell table:style-name="ce130" table:formula="of:=IF([.E10]=&quot;N/C&quot;;&quot;&quot;;SUBSTITUTE(SUBSTITUTE(SUBSTITUTE([.E10];&quot;/&quot;;&quot;NEG_&quot;);&quot;(&quot;;&quot;_&quot;);&quot;)&quot;;&quot;&quot;))" office:value-type="string" office:string-value="LCD5" calcext:value-type="string">
            <text:p>LCD5</text:p>
          </table:table-cell>
          <table:table-cell table:style-name="ce146"/>
          <table:table-cell table:style-name="ce147" table:content-validation-name="val5" office:value-type="string" calcext:value-type="string">
            <text:p>PWM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1" office:value-type="string" calcext:value-type="string">
            <text:p>PWM input of L298N for DC2 motor (* if STP2 motor then DO always high)</text:p>
          </table:table-cell>
          <table:table-cell table:style-name="ce153" table:content-validation-name="val8"/>
          <table:table-cell table:formula="of:=CONCATENATE([.$B$3];&quot;_&quot;;TEXT([.C10];&quot;00&quot;))" office:value-type="string" office:string-value="Teensy32_04" calcext:value-type="string">
            <text:p>Teensy32_04</text:p>
          </table:table-cell>
          <table:table-cell table:style-name="ce154" table:formula="of:=IF(LEN([.$B$3])&gt;0;VLOOKUP([.M10];INDIRECT(CONCATENATE([.$B$3];&quot;.&quot;;VLOOKUP([.$B$3];[$'MCU List'.$A$2:.$C$49];2;0)));VLOOKUP([.$B$3];[$'MCU List'.$A$2:.$C$49];3;0);VLOOKUP([.$B$3];[$'MCU List'.$A$2:.$D$49];4;0));[.M10])" office:value-type="string" office:string-value="DIO2" calcext:value-type="string">
            <text:p>DIO2</text:p>
          </table:table-cell>
          <table:table-cell table:number-columns-repeated="1010"/>
        </table:table-row>
        <table:table-row table:style-name="ro13">
          <table:table-cell table:style-name="ce130" table:formula="of:=IF(LEN([.F11])&gt;0;CONCATENATE(TEXT([.C11];&quot;00&quot;);&quot;_&quot;;[.F11]);&quot;&quot;)" office:value-type="string" office:string-value="05_CANTX" calcext:value-type="string">
            <text:p>05_CANTX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0]" office:value-type="float" office:value="5" calcext:value-type="float">
            <text:p>5</text:p>
          </table:table-cell>
          <table:table-cell table:style-name="ce130" table:formula="of:=IF(ISERROR([.N11]);&quot;&quot;;[.N11])" office:value-type="string" office:string-value="CANTX/PWM/DIO3" calcext:value-type="string">
            <text:p>CANTX/PWM/DIO3</text:p>
          </table:table-cell>
          <table:table-cell table:style-name="ce142" office:value-type="string" calcext:value-type="string">
            <text:p>CANTX</text:p>
          </table:table-cell>
          <table:table-cell table:style-name="ce130" table:formula="of:=IF([.E11]=&quot;N/C&quot;;&quot;&quot;;SUBSTITUTE(SUBSTITUTE(SUBSTITUTE([.E11];&quot;/&quot;;&quot;NEG_&quot;);&quot;(&quot;;&quot;_&quot;);&quot;)&quot;;&quot;&quot;))" office:value-type="string" office:string-value="CANTX" calcext:value-type="string">
            <text:p>CANTX</text:p>
          </table:table-cell>
          <table:table-cell table:style-name="ce146"/>
          <table:table-cell table:style-name="ce147" table:content-validation-name="val5" office:value-type="string" calcext:value-type="string">
            <text:p>CAN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0" office:value-type="string" calcext:value-type="string">
            <text:p>CAN TX</text:p>
          </table:table-cell>
          <table:table-cell table:style-name="ce153" table:content-validation-name="val8"/>
          <table:table-cell table:formula="of:=CONCATENATE([.$B$3];&quot;_&quot;;TEXT([.C11];&quot;00&quot;))" office:value-type="string" office:string-value="Teensy32_05" calcext:value-type="string">
            <text:p>Teensy32_05</text:p>
          </table:table-cell>
          <table:table-cell table:style-name="ce154" table:formula="of:=IF(LEN([.$B$3])&gt;0;VLOOKUP([.M11];INDIRECT(CONCATENATE([.$B$3];&quot;.&quot;;VLOOKUP([.$B$3];[$'MCU List'.$A$2:.$C$49];2;0)));VLOOKUP([.$B$3];[$'MCU List'.$A$2:.$C$49];3;0);VLOOKUP([.$B$3];[$'MCU List'.$A$2:.$D$49];4;0));[.M11])" office:value-type="string" office:string-value="CANTX/PWM/DIO3" calcext:value-type="string">
            <text:p>CANTX/PWM/DIO3</text:p>
          </table:table-cell>
          <table:table-cell table:number-columns-repeated="1010"/>
        </table:table-row>
        <table:table-row table:style-name="ro13">
          <table:table-cell table:style-name="ce130" table:formula="of:=IF(LEN([.F12])&gt;0;CONCATENATE(TEXT([.C12];&quot;00&quot;);&quot;_&quot;;[.F12]);&quot;&quot;)" office:value-type="string" office:string-value="06_CANRX" calcext:value-type="string">
            <text:p>06_CANRX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1]" office:value-type="float" office:value="6" calcext:value-type="float">
            <text:p>6</text:p>
          </table:table-cell>
          <table:table-cell table:style-name="ce130" table:formula="of:=IF(ISERROR([.N12]);&quot;&quot;;[.N12])" office:value-type="string" office:string-value="CANRX/PWM/DIO4" calcext:value-type="string">
            <text:p>CANRX/PWM/DIO4</text:p>
          </table:table-cell>
          <table:table-cell table:style-name="ce142" office:value-type="string" calcext:value-type="string">
            <text:p>CANRX</text:p>
          </table:table-cell>
          <table:table-cell table:style-name="ce130" table:formula="of:=IF([.E12]=&quot;N/C&quot;;&quot;&quot;;SUBSTITUTE(SUBSTITUTE(SUBSTITUTE([.E12];&quot;/&quot;;&quot;NEG_&quot;);&quot;(&quot;;&quot;_&quot;);&quot;)&quot;;&quot;&quot;))" office:value-type="string" office:string-value="CANRX" calcext:value-type="string">
            <text:p>CANRX</text:p>
          </table:table-cell>
          <table:table-cell table:style-name="ce146"/>
          <table:table-cell table:style-name="ce147" table:content-validation-name="val5" office:value-type="string" calcext:value-type="string">
            <text:p>CAN</text:p>
          </table:table-cell>
          <table:table-cell table:style-name="ce148" table:content-validation-name="val6" office:value-type="string" calcext:value-type="string">
            <text:p>in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1" office:value-type="string" calcext:value-type="string">
            <text:p>CAN RX</text:p>
          </table:table-cell>
          <table:table-cell table:style-name="ce153" table:content-validation-name="val8"/>
          <table:table-cell table:formula="of:=CONCATENATE([.$B$3];&quot;_&quot;;TEXT([.C12];&quot;00&quot;))" office:value-type="string" office:string-value="Teensy32_06" calcext:value-type="string">
            <text:p>Teensy32_06</text:p>
          </table:table-cell>
          <table:table-cell table:style-name="ce154" table:formula="of:=IF(LEN([.$B$3])&gt;0;VLOOKUP([.M12];INDIRECT(CONCATENATE([.$B$3];&quot;.&quot;;VLOOKUP([.$B$3];[$'MCU List'.$A$2:.$C$49];2;0)));VLOOKUP([.$B$3];[$'MCU List'.$A$2:.$C$49];3;0);VLOOKUP([.$B$3];[$'MCU List'.$A$2:.$D$49];4;0));[.M12])" office:value-type="string" office:string-value="CANRX/PWM/DIO4" calcext:value-type="string">
            <text:p>CANRX/PWM/DIO4</text:p>
          </table:table-cell>
          <table:table-cell table:number-columns-repeated="1010"/>
        </table:table-row>
        <table:table-row table:style-name="ro13">
          <table:table-cell table:style-name="ce130" table:formula="of:=IF(LEN([.F13])&gt;0;CONCATENATE(TEXT([.C13];&quot;00&quot;);&quot;_&quot;;[.F13]);&quot;&quot;)" office:value-type="string" office:string-value="07_DC2PWM_STPENB" calcext:value-type="string">
            <text:p>07_DC2PWM_STPENB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2]" office:value-type="float" office:value="7" calcext:value-type="float">
            <text:p>7</text:p>
          </table:table-cell>
          <table:table-cell table:style-name="ce130" table:formula="of:=IF(ISERROR([.N13]);&quot;&quot;;[.N13])" office:value-type="string" office:string-value="TX1b/PWM/DIO5" calcext:value-type="string">
            <text:p>TX1b/PWM/DIO5</text:p>
          </table:table-cell>
          <table:table-cell table:style-name="ce143" office:value-type="string" calcext:value-type="string">
            <text:p>DC2PWM_STPENB</text:p>
          </table:table-cell>
          <table:table-cell table:style-name="ce130" table:formula="of:=IF([.E13]=&quot;N/C&quot;;&quot;&quot;;SUBSTITUTE(SUBSTITUTE(SUBSTITUTE([.E13];&quot;/&quot;;&quot;NEG_&quot;);&quot;(&quot;;&quot;_&quot;);&quot;)&quot;;&quot;&quot;))" office:value-type="string" office:string-value="DC2PWM_STPENB" calcext:value-type="string">
            <text:p>DC2PWM_STPENB</text:p>
          </table:table-cell>
          <table:table-cell table:style-name="ce146"/>
          <table:table-cell table:style-name="ce147" table:content-validation-name="val5" office:value-type="string" calcext:value-type="string">
            <text:p>DO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0" office:value-type="string" calcext:value-type="string">
            <text:p>LCD D5</text:p>
          </table:table-cell>
          <table:table-cell table:style-name="ce153" table:content-validation-name="val8"/>
          <table:table-cell table:formula="of:=CONCATENATE([.$B$3];&quot;_&quot;;TEXT([.C13];&quot;00&quot;))" office:value-type="string" office:string-value="Teensy32_07" calcext:value-type="string">
            <text:p>Teensy32_07</text:p>
          </table:table-cell>
          <table:table-cell table:style-name="ce154" table:formula="of:=IF(LEN([.$B$3])&gt;0;VLOOKUP([.M13];INDIRECT(CONCATENATE([.$B$3];&quot;.&quot;;VLOOKUP([.$B$3];[$'MCU List'.$A$2:.$C$49];2;0)));VLOOKUP([.$B$3];[$'MCU List'.$A$2:.$C$49];3;0);VLOOKUP([.$B$3];[$'MCU List'.$A$2:.$D$49];4;0));[.M13])" office:value-type="string" office:string-value="TX1b/PWM/DIO5" calcext:value-type="string">
            <text:p>TX1b/PWM/DIO5</text:p>
          </table:table-cell>
          <table:table-cell table:number-columns-repeated="1010"/>
        </table:table-row>
        <table:table-row table:style-name="ro13">
          <table:table-cell table:style-name="ce130" table:formula="of:=IF(LEN([.F14])&gt;0;CONCATENATE(TEXT([.C14];&quot;00&quot;);&quot;_&quot;;[.F14]);&quot;&quot;)" office:value-type="string" office:string-value="08_DCPWM_STPENB" calcext:value-type="string">
            <text:p>08_DCPWM_STPENB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3]" office:value-type="float" office:value="8" calcext:value-type="float">
            <text:p>8</text:p>
          </table:table-cell>
          <table:table-cell table:style-name="ce130" table:formula="of:=IF(ISERROR([.N14]);&quot;&quot;;[.N14])" office:value-type="string" office:string-value="PWM/DIO6" calcext:value-type="string">
            <text:p>PWM/DIO6</text:p>
          </table:table-cell>
          <table:table-cell table:style-name="ce144" office:value-type="string" calcext:value-type="string">
            <text:p>DCPWM_STPENB</text:p>
          </table:table-cell>
          <table:table-cell table:style-name="ce130" table:formula="of:=IF([.E14]=&quot;N/C&quot;;&quot;&quot;;SUBSTITUTE(SUBSTITUTE(SUBSTITUTE([.E14];&quot;/&quot;;&quot;NEG_&quot;);&quot;(&quot;;&quot;_&quot;);&quot;)&quot;;&quot;&quot;))" office:value-type="string" office:string-value="DCPWM_STPENB" calcext:value-type="string">
            <text:p>DCPWM_STPENB</text:p>
          </table:table-cell>
          <table:table-cell table:style-name="ce146"/>
          <table:table-cell table:style-name="ce147" table:content-validation-name="val5" office:value-type="string" calcext:value-type="string">
            <text:p>DO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1" office:value-type="string" calcext:value-type="string">
            <text:p>LCD D6</text:p>
          </table:table-cell>
          <table:table-cell table:style-name="ce153" table:content-validation-name="val8"/>
          <table:table-cell table:formula="of:=CONCATENATE([.$B$3];&quot;_&quot;;TEXT([.C14];&quot;00&quot;))" office:value-type="string" office:string-value="Teensy32_08" calcext:value-type="string">
            <text:p>Teensy32_08</text:p>
          </table:table-cell>
          <table:table-cell table:style-name="ce154" table:formula="of:=IF(LEN([.$B$3])&gt;0;VLOOKUP([.M14];INDIRECT(CONCATENATE([.$B$3];&quot;.&quot;;VLOOKUP([.$B$3];[$'MCU List'.$A$2:.$C$49];2;0)));VLOOKUP([.$B$3];[$'MCU List'.$A$2:.$C$49];3;0);VLOOKUP([.$B$3];[$'MCU List'.$A$2:.$D$49];4;0));[.M14])" office:value-type="string" office:string-value="PWM/DIO6" calcext:value-type="string">
            <text:p>PWM/DIO6</text:p>
          </table:table-cell>
          <table:table-cell table:number-columns-repeated="1010"/>
        </table:table-row>
        <table:table-row table:style-name="ro13">
          <table:table-cell table:style-name="ce130" table:formula="of:=IF(LEN([.F15])&gt;0;CONCATENATE(TEXT([.C15];&quot;00&quot;);&quot;_&quot;;[.F15]);&quot;&quot;)" office:value-type="string" office:string-value="09_LCD7" calcext:value-type="string">
            <text:p>09_LCD7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4]" office:value-type="float" office:value="9" calcext:value-type="float">
            <text:p>9</text:p>
          </table:table-cell>
          <table:table-cell table:style-name="ce130" table:formula="of:=IF(ISERROR([.N15]);&quot;&quot;;[.N15])" office:value-type="string" office:string-value="SPIDOUTb/RX3/DIO7" calcext:value-type="string">
            <text:p>SPIDOUTb/RX3/DIO7</text:p>
          </table:table-cell>
          <table:table-cell table:style-name="ce142" office:value-type="string" calcext:value-type="string">
            <text:p>LCD7</text:p>
          </table:table-cell>
          <table:table-cell table:style-name="ce130" table:formula="of:=IF([.E15]=&quot;N/C&quot;;&quot;&quot;;SUBSTITUTE(SUBSTITUTE(SUBSTITUTE([.E15];&quot;/&quot;;&quot;NEG_&quot;);&quot;(&quot;;&quot;_&quot;);&quot;)&quot;;&quot;&quot;))" office:value-type="string" office:string-value="LCD7" calcext:value-type="string">
            <text:p>LCD7</text:p>
          </table:table-cell>
          <table:table-cell table:style-name="ce146"/>
          <table:table-cell table:style-name="ce147" table:content-validation-name="val5" office:value-type="string" calcext:value-type="string">
            <text:p>DO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0" office:value-type="string" calcext:value-type="string">
            <text:p>LCD D7</text:p>
          </table:table-cell>
          <table:table-cell table:style-name="ce153" table:content-validation-name="val8"/>
          <table:table-cell table:formula="of:=CONCATENATE([.$B$3];&quot;_&quot;;TEXT([.C15];&quot;00&quot;))" office:value-type="string" office:string-value="Teensy32_09" calcext:value-type="string">
            <text:p>Teensy32_09</text:p>
          </table:table-cell>
          <table:table-cell table:style-name="ce154" table:formula="of:=IF(LEN([.$B$3])&gt;0;VLOOKUP([.M15];INDIRECT(CONCATENATE([.$B$3];&quot;.&quot;;VLOOKUP([.$B$3];[$'MCU List'.$A$2:.$C$49];2;0)));VLOOKUP([.$B$3];[$'MCU List'.$A$2:.$C$49];3;0);VLOOKUP([.$B$3];[$'MCU List'.$A$2:.$D$49];4;0));[.M15])" office:value-type="string" office:string-value="SPIDOUTb/RX3/DIO7" calcext:value-type="string">
            <text:p>SPIDOUTb/RX3/DIO7</text:p>
          </table:table-cell>
          <table:table-cell table:number-columns-repeated="1010"/>
        </table:table-row>
        <table:table-row table:style-name="ro13">
          <table:table-cell table:style-name="ce130" table:formula="of:=IF(LEN([.F16])&gt;0;CONCATENATE(TEXT([.C16];&quot;00&quot;);&quot;_&quot;;[.F16]);&quot;&quot;)" office:value-type="string" office:string-value="10_TM1638D_LCDRS" calcext:value-type="string">
            <text:p>10_TM1638D_LCDRS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5]" office:value-type="float" office:value="10" calcext:value-type="float">
            <text:p>10</text:p>
          </table:table-cell>
          <table:table-cell table:style-name="ce130" table:formula="of:=IF(ISERROR([.N16]);&quot;&quot;;[.N16])" office:value-type="string" office:string-value="SPIDINb/TX3/DIO8" calcext:value-type="string">
            <text:p>SPIDINb/TX3/DIO8</text:p>
          </table:table-cell>
          <table:table-cell table:style-name="ce142" office:value-type="string" calcext:value-type="string">
            <text:p>TM1638D_LCDRS</text:p>
          </table:table-cell>
          <table:table-cell table:style-name="ce130" table:formula="of:=IF([.E16]=&quot;N/C&quot;;&quot;&quot;;SUBSTITUTE(SUBSTITUTE(SUBSTITUTE([.E16];&quot;/&quot;;&quot;NEG_&quot;);&quot;(&quot;;&quot;_&quot;);&quot;)&quot;;&quot;&quot;))" office:value-type="string" office:string-value="TM1638D_LCDRS" calcext:value-type="string">
            <text:p>TM1638D_LCDRS</text:p>
          </table:table-cell>
          <table:table-cell table:style-name="ce146"/>
          <table:table-cell table:style-name="ce147" table:content-validation-name="val5" office:value-type="string" calcext:value-type="string">
            <text:p>DO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0" office:value-type="string" calcext:value-type="string">
            <text:p>TM1638 data / LCD RS</text:p>
          </table:table-cell>
          <table:table-cell table:style-name="ce153" table:content-validation-name="val8"/>
          <table:table-cell table:formula="of:=CONCATENATE([.$B$3];&quot;_&quot;;TEXT([.C16];&quot;00&quot;))" office:value-type="string" office:string-value="Teensy32_10" calcext:value-type="string">
            <text:p>Teensy32_10</text:p>
          </table:table-cell>
          <table:table-cell table:style-name="ce154" table:formula="of:=IF(LEN([.$B$3])&gt;0;VLOOKUP([.M16];INDIRECT(CONCATENATE([.$B$3];&quot;.&quot;;VLOOKUP([.$B$3];[$'MCU List'.$A$2:.$C$49];2;0)));VLOOKUP([.$B$3];[$'MCU List'.$A$2:.$C$49];3;0);VLOOKUP([.$B$3];[$'MCU List'.$A$2:.$D$49];4;0));[.M16])" office:value-type="string" office:string-value="SPIDINb/TX3/DIO8" calcext:value-type="string">
            <text:p>SPIDINb/TX3/DIO8</text:p>
          </table:table-cell>
          <table:table-cell table:number-columns-repeated="1010"/>
        </table:table-row>
        <table:table-row table:style-name="ro13">
          <table:table-cell table:style-name="ce130" table:formula="of:=IF(LEN([.F17])&gt;0;CONCATENATE(TEXT([.C17];&quot;00&quot;);&quot;_&quot;;[.F17]);&quot;&quot;)" office:value-type="string" office:string-value="11_TM1638CLK_LCDENB" calcext:value-type="string">
            <text:p>11_TM1638CLK_LCDENB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6]" office:value-type="float" office:value="11" calcext:value-type="float">
            <text:p>11</text:p>
          </table:table-cell>
          <table:table-cell table:style-name="ce130" table:formula="of:=IF(ISERROR([.N17]);&quot;&quot;;[.N17])" office:value-type="string" office:string-value="SPICSb/RX2/PWM/DIO9" calcext:value-type="string">
            <text:p>SPICSb/RX2/PWM/DIO9</text:p>
          </table:table-cell>
          <table:table-cell table:style-name="ce142" office:value-type="string" calcext:value-type="string">
            <text:p>TM1638CLK_LCDENB</text:p>
          </table:table-cell>
          <table:table-cell table:style-name="ce130" table:formula="of:=IF([.E17]=&quot;N/C&quot;;&quot;&quot;;SUBSTITUTE(SUBSTITUTE(SUBSTITUTE([.E17];&quot;/&quot;;&quot;NEG_&quot;);&quot;(&quot;;&quot;_&quot;);&quot;)&quot;;&quot;&quot;))" office:value-type="string" office:string-value="TM1638CLK_LCDENB" calcext:value-type="string">
            <text:p>TM1638CLK_LCDENB</text:p>
          </table:table-cell>
          <table:table-cell table:style-name="ce146"/>
          <table:table-cell table:style-name="ce147" table:content-validation-name="val5" office:value-type="string" calcext:value-type="string">
            <text:p>DO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0" office:value-type="string" calcext:value-type="string">
            <text:p>TM1638 clock / LCD ENABLE</text:p>
          </table:table-cell>
          <table:table-cell table:style-name="ce153" table:content-validation-name="val8"/>
          <table:table-cell table:formula="of:=CONCATENATE([.$B$3];&quot;_&quot;;TEXT([.C17];&quot;00&quot;))" office:value-type="string" office:string-value="Teensy32_11" calcext:value-type="string">
            <text:p>Teensy32_11</text:p>
          </table:table-cell>
          <table:table-cell table:style-name="ce154" table:formula="of:=IF(LEN([.$B$3])&gt;0;VLOOKUP([.M17];INDIRECT(CONCATENATE([.$B$3];&quot;.&quot;;VLOOKUP([.$B$3];[$'MCU List'.$A$2:.$C$49];2;0)));VLOOKUP([.$B$3];[$'MCU List'.$A$2:.$C$49];3;0);VLOOKUP([.$B$3];[$'MCU List'.$A$2:.$D$49];4;0));[.M17])" office:value-type="string" office:string-value="SPICSb/RX2/PWM/DIO9" calcext:value-type="string">
            <text:p>SPICSb/RX2/PWM/DIO9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18])&gt;0;CONCATENATE(TEXT([.C18];&quot;00&quot;);&quot;_&quot;;[.F18]);&quot;&quot;)" office:value-type="string" office:string-value="12_TM1638STB_LCD4" calcext:value-type="string">
            <text:p>12_TM1638STB_LCD4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7]" office:value-type="float" office:value="12" calcext:value-type="float">
            <text:p>12</text:p>
          </table:table-cell>
          <table:table-cell table:style-name="ce130" table:formula="of:=IF(ISERROR([.N18]);&quot;&quot;;[.N18])" office:value-type="string" office:string-value="SPICS/TX2/PWM/DIO10" calcext:value-type="string">
            <text:p>SPICS/TX2/PWM/DIO10</text:p>
          </table:table-cell>
          <table:table-cell table:style-name="ce142" office:value-type="string" calcext:value-type="string">
            <text:p>TM1638STB_LCD4</text:p>
          </table:table-cell>
          <table:table-cell table:style-name="ce130" table:formula="of:=IF([.E18]=&quot;N/C&quot;;&quot;&quot;;SUBSTITUTE(SUBSTITUTE(SUBSTITUTE([.E18];&quot;/&quot;;&quot;NEG_&quot;);&quot;(&quot;;&quot;_&quot;);&quot;)&quot;;&quot;&quot;))" office:value-type="string" office:string-value="TM1638STB_LCD4" calcext:value-type="string">
            <text:p>TM1638STB_LCD4</text:p>
          </table:table-cell>
          <table:table-cell table:style-name="ce146"/>
          <table:table-cell table:style-name="ce147" table:content-validation-name="val5" office:value-type="string" calcext:value-type="string">
            <text:p>DO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1" office:value-type="string" calcext:value-type="string">
            <text:p>TM1638 strobe / LCD D4</text:p>
          </table:table-cell>
          <table:table-cell table:style-name="ce153" table:content-validation-name="val8"/>
          <table:table-cell table:formula="of:=CONCATENATE([.$B$3];&quot;_&quot;;TEXT([.C18];&quot;00&quot;))" office:value-type="string" office:string-value="Teensy32_12" calcext:value-type="string">
            <text:p>Teensy32_12</text:p>
          </table:table-cell>
          <table:table-cell table:style-name="ce154" table:formula="of:=IF(LEN([.$B$3])&gt;0;VLOOKUP([.M18];INDIRECT(CONCATENATE([.$B$3];&quot;.&quot;;VLOOKUP([.$B$3];[$'MCU List'.$A$2:.$C$49];2;0)));VLOOKUP([.$B$3];[$'MCU List'.$A$2:.$C$49];3;0);VLOOKUP([.$B$3];[$'MCU List'.$A$2:.$D$49];4;0));[.M18])" office:value-type="string" office:string-value="SPICS/TX2/PWM/DIO10" calcext:value-type="string">
            <text:p>SPICS/TX2/PWM/DIO10</text:p>
          </table:table-cell>
          <table:table-cell table:number-columns-repeated="1010"/>
        </table:table-row>
        <table:table-row table:style-name="ro13">
          <table:table-cell table:style-name="ce130" table:formula="of:=IF(LEN([.F19])&gt;0;CONCATENATE(TEXT([.C19];&quot;00&quot;);&quot;_&quot;;[.F19]);&quot;&quot;)" office:value-type="string" office:string-value="13_STP2IN2" calcext:value-type="string">
            <text:p>13_STP2IN2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8]" office:value-type="float" office:value="13" calcext:value-type="float">
            <text:p>13</text:p>
          </table:table-cell>
          <table:table-cell table:style-name="ce130" table:formula="of:=IF(ISERROR([.N19]);&quot;&quot;;[.N19])" office:value-type="string" office:string-value="SPIDOUT/DIO11" calcext:value-type="string">
            <text:p>SPIDOUT/DIO11</text:p>
          </table:table-cell>
          <table:table-cell table:style-name="ce142" office:value-type="string" calcext:value-type="string">
            <text:p>STP2IN2</text:p>
          </table:table-cell>
          <table:table-cell table:style-name="ce130" table:formula="of:=IF([.E19]=&quot;N/C&quot;;&quot;&quot;;SUBSTITUTE(SUBSTITUTE(SUBSTITUTE([.E19];&quot;/&quot;;&quot;NEG_&quot;);&quot;(&quot;;&quot;_&quot;);&quot;)&quot;;&quot;&quot;))" office:value-type="string" office:string-value="STP2IN2" calcext:value-type="string">
            <text:p>STP2IN2</text:p>
          </table:table-cell>
          <table:table-cell table:style-name="ce146"/>
          <table:table-cell table:style-name="ce147" table:content-validation-name="val5" office:value-type="string" calcext:value-type="string">
            <text:p>DO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1" office:value-type="string" calcext:value-type="string">
            <text:p>IN2 input of L298N for STP2 motor</text:p>
          </table:table-cell>
          <table:table-cell table:style-name="ce153" table:content-validation-name="val8"/>
          <table:table-cell table:formula="of:=CONCATENATE([.$B$3];&quot;_&quot;;TEXT([.C19];&quot;00&quot;))" office:value-type="string" office:string-value="Teensy32_13" calcext:value-type="string">
            <text:p>Teensy32_13</text:p>
          </table:table-cell>
          <table:table-cell table:style-name="ce154" table:formula="of:=IF(LEN([.$B$3])&gt;0;VLOOKUP([.M19];INDIRECT(CONCATENATE([.$B$3];&quot;.&quot;;VLOOKUP([.$B$3];[$'MCU List'.$A$2:.$C$49];2;0)));VLOOKUP([.$B$3];[$'MCU List'.$A$2:.$C$49];3;0);VLOOKUP([.$B$3];[$'MCU List'.$A$2:.$D$49];4;0));[.M19])" office:value-type="string" office:string-value="SPIDOUT/DIO11" calcext:value-type="string">
            <text:p>SPIDOUT/DIO11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20])&gt;0;CONCATENATE(TEXT([.C20];&quot;00&quot;);&quot;_&quot;;[.F20]);&quot;&quot;)" office:value-type="string" office:string-value="14_STP2IN1" calcext:value-type="string">
            <text:p>14_STP2IN1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9]" office:value-type="float" office:value="14" calcext:value-type="float">
            <text:p>14</text:p>
          </table:table-cell>
          <table:table-cell table:style-name="ce130" table:formula="of:=IF(ISERROR([.N20]);&quot;&quot;;[.N20])" office:value-type="string" office:string-value="SPIDIN/DIO12" calcext:value-type="string">
            <text:p>SPIDIN/DIO12</text:p>
          </table:table-cell>
          <table:table-cell table:style-name="ce142" office:value-type="string" calcext:value-type="string">
            <text:p>STP2IN1</text:p>
          </table:table-cell>
          <table:table-cell table:style-name="ce130" table:formula="of:=IF([.E20]=&quot;N/C&quot;;&quot;&quot;;SUBSTITUTE(SUBSTITUTE(SUBSTITUTE([.E20];&quot;/&quot;;&quot;NEG_&quot;);&quot;(&quot;;&quot;_&quot;);&quot;)&quot;;&quot;&quot;))" office:value-type="string" office:string-value="STP2IN1" calcext:value-type="string">
            <text:p>STP2IN1</text:p>
          </table:table-cell>
          <table:table-cell table:style-name="ce146"/>
          <table:table-cell table:style-name="ce147" table:content-validation-name="val5" office:value-type="string" calcext:value-type="string">
            <text:p>DO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0" office:value-type="string" calcext:value-type="string">
            <text:p>IN1 input of L298N for STP2 motor</text:p>
          </table:table-cell>
          <table:table-cell table:style-name="ce153" table:content-validation-name="val8"/>
          <table:table-cell table:formula="of:=CONCATENATE([.$B$3];&quot;_&quot;;TEXT([.C20];&quot;00&quot;))" office:value-type="string" office:string-value="Teensy32_14" calcext:value-type="string">
            <text:p>Teensy32_14</text:p>
          </table:table-cell>
          <table:table-cell table:style-name="ce154" table:formula="of:=IF(LEN([.$B$3])&gt;0;VLOOKUP([.M20];INDIRECT(CONCATENATE([.$B$3];&quot;.&quot;;VLOOKUP([.$B$3];[$'MCU List'.$A$2:.$C$49];2;0)));VLOOKUP([.$B$3];[$'MCU List'.$A$2:.$C$49];3;0);VLOOKUP([.$B$3];[$'MCU List'.$A$2:.$D$49];4;0));[.M20])" office:value-type="string" office:string-value="SPIDIN/DIO12" calcext:value-type="string">
            <text:p>SPIDIN/DIO12</text:p>
          </table:table-cell>
          <table:table-cell table:number-columns-repeated="1010"/>
        </table:table-row>
        <table:table-row table:style-name="ro13">
          <table:table-cell table:style-name="ce130" table:formula="of:=IF(LEN([.F21])&gt;0;CONCATENATE(TEXT([.C21];&quot;00&quot;);&quot;_&quot;;[.F21]);&quot;&quot;)" office:value-type="string" office:string-value="15_DC2IN4_STP2IN4" calcext:value-type="string">
            <text:p>15_DC2IN4_STP2IN4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0]" office:value-type="float" office:value="15" calcext:value-type="float">
            <text:p>15</text:p>
          </table:table-cell>
          <table:table-cell table:style-name="ce130" table:formula="of:=IF(ISERROR([.N21]);&quot;&quot;;[.N21])" office:value-type="string" office:string-value="SPISCK/LED/DIO13" calcext:value-type="string">
            <text:p>SPISCK/LED/DIO13</text:p>
          </table:table-cell>
          <table:table-cell table:style-name="ce142" office:value-type="string" calcext:value-type="string">
            <text:p>DC2IN4_STP2IN4</text:p>
          </table:table-cell>
          <table:table-cell table:style-name="ce130" table:formula="of:=IF([.E21]=&quot;N/C&quot;;&quot;&quot;;SUBSTITUTE(SUBSTITUTE(SUBSTITUTE([.E21];&quot;/&quot;;&quot;NEG_&quot;);&quot;(&quot;;&quot;_&quot;);&quot;)&quot;;&quot;&quot;))" office:value-type="string" office:string-value="DC2IN4_STP2IN4" calcext:value-type="string">
            <text:p>DC2IN4_STP2IN4</text:p>
          </table:table-cell>
          <table:table-cell table:style-name="ce146"/>
          <table:table-cell table:style-name="ce147" table:content-validation-name="val5" office:value-type="string" calcext:value-type="string">
            <text:p>DO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1" office:value-type="string" calcext:value-type="string">
            <text:p>IN4 input of L298N for DC2 motor or STP2 motor</text:p>
          </table:table-cell>
          <table:table-cell table:style-name="ce153" table:content-validation-name="val8"/>
          <table:table-cell table:formula="of:=CONCATENATE([.$B$3];&quot;_&quot;;TEXT([.C21];&quot;00&quot;))" office:value-type="string" office:string-value="Teensy32_15" calcext:value-type="string">
            <text:p>Teensy32_15</text:p>
          </table:table-cell>
          <table:table-cell table:style-name="ce154" table:formula="of:=IF(LEN([.$B$3])&gt;0;VLOOKUP([.M21];INDIRECT(CONCATENATE([.$B$3];&quot;.&quot;;VLOOKUP([.$B$3];[$'MCU List'.$A$2:.$C$49];2;0)));VLOOKUP([.$B$3];[$'MCU List'.$A$2:.$C$49];3;0);VLOOKUP([.$B$3];[$'MCU List'.$A$2:.$D$49];4;0));[.M21])" office:value-type="string" office:string-value="SPISCK/LED/DIO13" calcext:value-type="string">
            <text:p>SPISCK/LED/DIO13</text:p>
          </table:table-cell>
          <table:table-cell table:number-columns-repeated="1010"/>
        </table:table-row>
        <table:table-row table:style-name="ro13">
          <table:table-cell table:style-name="ce130" table:formula="of:=IF(LEN([.F22])&gt;0;CONCATENATE(TEXT([.C22];&quot;00&quot;);&quot;_&quot;;[.F22]);&quot;&quot;)" office:value-type="string" office:string-value="16_DC2IN3_STP2IN3" calcext:value-type="string">
            <text:p>16_DC2IN3_STP2IN3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1]" office:value-type="float" office:value="16" calcext:value-type="float">
            <text:p>16</text:p>
          </table:table-cell>
          <table:table-cell table:style-name="ce130" table:formula="of:=IF(ISERROR([.N22]);&quot;&quot;;[.N22])" office:value-type="string" office:string-value="A0/SPISCKb/DIO14" calcext:value-type="string">
            <text:p>A0/SPISCKb/DIO14</text:p>
          </table:table-cell>
          <table:table-cell table:style-name="ce142" office:value-type="string" calcext:value-type="string">
            <text:p>DC2IN3_STP2IN3</text:p>
          </table:table-cell>
          <table:table-cell table:style-name="ce130" table:formula="of:=IF([.E22]=&quot;N/C&quot;;&quot;&quot;;SUBSTITUTE(SUBSTITUTE(SUBSTITUTE([.E22];&quot;/&quot;;&quot;NEG_&quot;);&quot;(&quot;;&quot;_&quot;);&quot;)&quot;;&quot;&quot;))" office:value-type="string" office:string-value="DC2IN3_STP2IN3" calcext:value-type="string">
            <text:p>DC2IN3_STP2IN3</text:p>
          </table:table-cell>
          <table:table-cell table:style-name="ce146"/>
          <table:table-cell table:style-name="ce147" table:content-validation-name="val5" office:value-type="string" calcext:value-type="string">
            <text:p>DO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1" office:value-type="string" calcext:value-type="string">
            <text:p>IN3 input of L298N for DC2 motor or STP2 motor</text:p>
          </table:table-cell>
          <table:table-cell table:style-name="ce153" table:content-validation-name="val8"/>
          <table:table-cell table:formula="of:=CONCATENATE([.$B$3];&quot;_&quot;;TEXT([.C22];&quot;00&quot;))" office:value-type="string" office:string-value="Teensy32_16" calcext:value-type="string">
            <text:p>Teensy32_16</text:p>
          </table:table-cell>
          <table:table-cell table:style-name="ce154" table:formula="of:=IF(LEN([.$B$3])&gt;0;VLOOKUP([.M22];INDIRECT(CONCATENATE([.$B$3];&quot;.&quot;;VLOOKUP([.$B$3];[$'MCU List'.$A$2:.$C$49];2;0)));VLOOKUP([.$B$3];[$'MCU List'.$A$2:.$C$49];3;0);VLOOKUP([.$B$3];[$'MCU List'.$A$2:.$D$49];4;0));[.M22])" office:value-type="string" office:string-value="A0/SPISCKb/DIO14" calcext:value-type="string">
            <text:p>A0/SPISCKb/DIO14</text:p>
          </table:table-cell>
          <table:table-cell table:number-columns-repeated="1010"/>
        </table:table-row>
        <table:table-row table:style-name="ro13">
          <table:table-cell table:style-name="ce130" table:formula="of:=IF(LEN([.F23])&gt;0;CONCATENATE(TEXT([.C23];&quot;00&quot;);&quot;_&quot;;[.F23]);&quot;&quot;)" office:value-type="string" office:string-value="17_STPIN2" calcext:value-type="string">
            <text:p>17_STPIN2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2]" office:value-type="float" office:value="17" calcext:value-type="float">
            <text:p>17</text:p>
          </table:table-cell>
          <table:table-cell table:style-name="ce130" table:formula="of:=IF(ISERROR([.N23]);&quot;&quot;;[.N23])" office:value-type="string" office:string-value="A1/SCICSc/Touch/DIO15" calcext:value-type="string">
            <text:p>A1/SCICSc/Touch/DIO15</text:p>
          </table:table-cell>
          <table:table-cell table:style-name="ce142" office:value-type="string" calcext:value-type="string">
            <text:p>STPIN2</text:p>
          </table:table-cell>
          <table:table-cell table:style-name="ce130" table:formula="of:=IF([.E23]=&quot;N/C&quot;;&quot;&quot;;SUBSTITUTE(SUBSTITUTE(SUBSTITUTE([.E23];&quot;/&quot;;&quot;NEG_&quot;);&quot;(&quot;;&quot;_&quot;);&quot;)&quot;;&quot;&quot;))" office:value-type="string" office:string-value="STPIN2" calcext:value-type="string">
            <text:p>STPIN2</text:p>
          </table:table-cell>
          <table:table-cell table:style-name="ce146"/>
          <table:table-cell table:style-name="ce147" table:content-validation-name="val5" office:value-type="string" calcext:value-type="string">
            <text:p>DO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1" office:value-type="string" calcext:value-type="string">
            <text:p>IN2 input of L298N for STP motor</text:p>
          </table:table-cell>
          <table:table-cell table:style-name="ce153" table:content-validation-name="val8"/>
          <table:table-cell table:formula="of:=CONCATENATE([.$B$3];&quot;_&quot;;TEXT([.C23];&quot;00&quot;))" office:value-type="string" office:string-value="Teensy32_17" calcext:value-type="string">
            <text:p>Teensy32_17</text:p>
          </table:table-cell>
          <table:table-cell table:style-name="ce154" table:formula="of:=IF(LEN([.$B$3])&gt;0;VLOOKUP([.M23];INDIRECT(CONCATENATE([.$B$3];&quot;.&quot;;VLOOKUP([.$B$3];[$'MCU List'.$A$2:.$C$49];2;0)));VLOOKUP([.$B$3];[$'MCU List'.$A$2:.$C$49];3;0);VLOOKUP([.$B$3];[$'MCU List'.$A$2:.$D$49];4;0));[.M23])" office:value-type="string" office:string-value="A1/SCICSc/Touch/DIO15" calcext:value-type="string">
            <text:p>A1/SCICSc/Touch/DIO15</text:p>
          </table:table-cell>
          <table:table-cell table:number-columns-repeated="1010"/>
        </table:table-row>
        <table:table-row table:style-name="ro13">
          <table:table-cell table:style-name="ce130" table:formula="of:=IF(LEN([.F24])&gt;0;CONCATENATE(TEXT([.C24];&quot;00&quot;);&quot;_&quot;;[.F24]);&quot;&quot;)" office:value-type="string" office:string-value="18_STPIN1" calcext:value-type="string">
            <text:p>18_STPIN1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3]" office:value-type="float" office:value="18" calcext:value-type="float">
            <text:p>18</text:p>
          </table:table-cell>
          <table:table-cell table:style-name="ce130" table:formula="of:=IF(ISERROR([.N24]);&quot;&quot;;[.N24])" office:value-type="string" office:string-value="A2/I2CSCL0b/Touch/DIO16" calcext:value-type="string">
            <text:p>A2/I2CSCL0b/Touch/DIO16</text:p>
          </table:table-cell>
          <table:table-cell table:style-name="ce142" office:value-type="string" calcext:value-type="string">
            <text:p>STPIN1</text:p>
          </table:table-cell>
          <table:table-cell table:style-name="ce130" table:formula="of:=IF([.E24]=&quot;N/C&quot;;&quot;&quot;;SUBSTITUTE(SUBSTITUTE(SUBSTITUTE([.E24];&quot;/&quot;;&quot;NEG_&quot;);&quot;(&quot;;&quot;_&quot;);&quot;)&quot;;&quot;&quot;))" office:value-type="string" office:string-value="STPIN1" calcext:value-type="string">
            <text:p>STPIN1</text:p>
          </table:table-cell>
          <table:table-cell table:style-name="ce146"/>
          <table:table-cell table:style-name="ce147" table:content-validation-name="val5" office:value-type="string" calcext:value-type="string">
            <text:p>DO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0" office:value-type="string" calcext:value-type="string">
            <text:p>IN1 input of L298N for STP motor</text:p>
          </table:table-cell>
          <table:table-cell table:style-name="ce153" table:content-validation-name="val8"/>
          <table:table-cell table:formula="of:=CONCATENATE([.$B$3];&quot;_&quot;;TEXT([.C24];&quot;00&quot;))" office:value-type="string" office:string-value="Teensy32_18" calcext:value-type="string">
            <text:p>Teensy32_18</text:p>
          </table:table-cell>
          <table:table-cell table:style-name="ce154" table:formula="of:=IF(LEN([.$B$3])&gt;0;VLOOKUP([.M24];INDIRECT(CONCATENATE([.$B$3];&quot;.&quot;;VLOOKUP([.$B$3];[$'MCU List'.$A$2:.$C$49];2;0)));VLOOKUP([.$B$3];[$'MCU List'.$A$2:.$C$49];3;0);VLOOKUP([.$B$3];[$'MCU List'.$A$2:.$D$49];4;0));[.M24])" office:value-type="string" office:string-value="A2/I2CSCL0b/Touch/DIO16" calcext:value-type="string">
            <text:p>A2/I2CSCL0b/Touch/DIO16</text:p>
          </table:table-cell>
          <table:table-cell table:number-columns-repeated="1010"/>
        </table:table-row>
        <table:table-row table:style-name="ro13">
          <table:table-cell table:style-name="ce130" table:formula="of:=IF(LEN([.F25])&gt;0;CONCATENATE(TEXT([.C25];&quot;00&quot;);&quot;_&quot;;[.F25]);&quot;&quot;)" office:value-type="string" office:string-value="19_LCD6" calcext:value-type="string">
            <text:p>19_LCD6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4]" office:value-type="float" office:value="19" calcext:value-type="float">
            <text:p>19</text:p>
          </table:table-cell>
          <table:table-cell table:style-name="ce130" table:formula="of:=IF(ISERROR([.N25]);&quot;&quot;;[.N25])" office:value-type="string" office:string-value="A3/I2CSDA0b/Touch/DIO17" calcext:value-type="string">
            <text:p>A3/I2CSDA0b/Touch/DIO17</text:p>
          </table:table-cell>
          <table:table-cell table:style-name="ce142" office:value-type="string" calcext:value-type="string">
            <text:p>LCD6</text:p>
          </table:table-cell>
          <table:table-cell table:style-name="ce130" table:formula="of:=IF([.E25]=&quot;N/C&quot;;&quot;&quot;;SUBSTITUTE(SUBSTITUTE(SUBSTITUTE([.E25];&quot;/&quot;;&quot;NEG_&quot;);&quot;(&quot;;&quot;_&quot;);&quot;)&quot;;&quot;&quot;))" office:value-type="string" office:string-value="LCD6" calcext:value-type="string">
            <text:p>LCD6</text:p>
          </table:table-cell>
          <table:table-cell table:style-name="ce146"/>
          <table:table-cell table:style-name="ce147" table:content-validation-name="val5" office:value-type="string" calcext:value-type="string">
            <text:p>PWM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1" office:value-type="string" calcext:value-type="string">
            <text:p>PWM input of L298N for DC motor (* if STP motor then DO always high)</text:p>
          </table:table-cell>
          <table:table-cell table:style-name="ce153" table:content-validation-name="val8"/>
          <table:table-cell table:formula="of:=CONCATENATE([.$B$3];&quot;_&quot;;TEXT([.C25];&quot;00&quot;))" office:value-type="string" office:string-value="Teensy32_19" calcext:value-type="string">
            <text:p>Teensy32_19</text:p>
          </table:table-cell>
          <table:table-cell table:style-name="ce154" table:formula="of:=IF(LEN([.$B$3])&gt;0;VLOOKUP([.M25];INDIRECT(CONCATENATE([.$B$3];&quot;.&quot;;VLOOKUP([.$B$3];[$'MCU List'.$A$2:.$C$49];2;0)));VLOOKUP([.$B$3];[$'MCU List'.$A$2:.$C$49];3;0);VLOOKUP([.$B$3];[$'MCU List'.$A$2:.$D$49];4;0));[.M25])" office:value-type="string" office:string-value="A3/I2CSDA0b/Touch/DIO17" calcext:value-type="string">
            <text:p>A3/I2CSDA0b/Touch/DIO17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26])&gt;0;CONCATENATE(TEXT([.C26];&quot;00&quot;);&quot;_&quot;;[.F26]);&quot;&quot;)" office:value-type="string" office:string-value="20_DCIN4_STPIN4" calcext:value-type="string">
            <text:p>20_DCIN4_STPIN4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5]" office:value-type="float" office:value="20" calcext:value-type="float">
            <text:p>20</text:p>
          </table:table-cell>
          <table:table-cell table:style-name="ce130" table:formula="of:=IF(ISERROR([.N26]);&quot;&quot;;[.N26])" office:value-type="string" office:string-value="A4/I2CSDA0/Touch/DIO18" calcext:value-type="string">
            <text:p>A4/I2CSDA0/Touch/DIO18</text:p>
          </table:table-cell>
          <table:table-cell table:style-name="ce142" office:value-type="string" calcext:value-type="string">
            <text:p>DCIN4_STPIN4</text:p>
          </table:table-cell>
          <table:table-cell table:style-name="ce130" table:formula="of:=IF([.E26]=&quot;N/C&quot;;&quot;&quot;;SUBSTITUTE(SUBSTITUTE(SUBSTITUTE([.E26];&quot;/&quot;;&quot;NEG_&quot;);&quot;(&quot;;&quot;_&quot;);&quot;)&quot;;&quot;&quot;))" office:value-type="string" office:string-value="DCIN4_STPIN4" calcext:value-type="string">
            <text:p>DCIN4_STPIN4</text:p>
          </table:table-cell>
          <table:table-cell table:style-name="ce146"/>
          <table:table-cell table:style-name="ce147" table:content-validation-name="val5" office:value-type="string" calcext:value-type="string">
            <text:p>DO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1" office:value-type="string" calcext:value-type="string">
            <text:p>IN4 input of L298N for DC motor or STP motor</text:p>
          </table:table-cell>
          <table:table-cell table:style-name="ce153" table:content-validation-name="val8"/>
          <table:table-cell table:formula="of:=CONCATENATE([.$B$3];&quot;_&quot;;TEXT([.C26];&quot;00&quot;))" office:value-type="string" office:string-value="Teensy32_20" calcext:value-type="string">
            <text:p>Teensy32_20</text:p>
          </table:table-cell>
          <table:table-cell table:style-name="ce154" table:formula="of:=IF(LEN([.$B$3])&gt;0;VLOOKUP([.M26];INDIRECT(CONCATENATE([.$B$3];&quot;.&quot;;VLOOKUP([.$B$3];[$'MCU List'.$A$2:.$C$49];2;0)));VLOOKUP([.$B$3];[$'MCU List'.$A$2:.$C$49];3;0);VLOOKUP([.$B$3];[$'MCU List'.$A$2:.$D$49];4;0));[.M26])" office:value-type="string" office:string-value="A4/I2CSDA0/Touch/DIO18" calcext:value-type="string">
            <text:p>A4/I2CSDA0/Touch/DIO18</text:p>
          </table:table-cell>
          <table:table-cell table:number-columns-repeated="1010"/>
        </table:table-row>
        <table:table-row table:style-name="ro13">
          <table:table-cell table:style-name="ce130" table:formula="of:=IF(LEN([.F27])&gt;0;CONCATENATE(TEXT([.C27];&quot;00&quot;);&quot;_&quot;;[.F27]);&quot;&quot;)" office:value-type="string" office:string-value="21_DCIN3_STPIN3" calcext:value-type="string">
            <text:p>21_DCIN3_STPIN3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6]" office:value-type="float" office:value="21" calcext:value-type="float">
            <text:p>21</text:p>
          </table:table-cell>
          <table:table-cell table:style-name="ce130" table:formula="of:=IF(ISERROR([.N27]);&quot;&quot;;[.N27])" office:value-type="string" office:string-value="A5/I2CSCL0/Touch/DIO19" calcext:value-type="string">
            <text:p>A5/I2CSCL0/Touch/DIO19</text:p>
          </table:table-cell>
          <table:table-cell table:style-name="ce142" office:value-type="string" calcext:value-type="string">
            <text:p>DCIN3_STPIN3</text:p>
          </table:table-cell>
          <table:table-cell table:style-name="ce130" table:formula="of:=IF([.E27]=&quot;N/C&quot;;&quot;&quot;;SUBSTITUTE(SUBSTITUTE(SUBSTITUTE([.E27];&quot;/&quot;;&quot;NEG_&quot;);&quot;(&quot;;&quot;_&quot;);&quot;)&quot;;&quot;&quot;))" office:value-type="string" office:string-value="DCIN3_STPIN3" calcext:value-type="string">
            <text:p>DCIN3_STPIN3</text:p>
          </table:table-cell>
          <table:table-cell table:style-name="ce146"/>
          <table:table-cell table:style-name="ce147" table:content-validation-name="val5" office:value-type="string" calcext:value-type="string">
            <text:p>DO</text:p>
          </table:table-cell>
          <table:table-cell table:style-name="ce148" table:content-validation-name="val6" office:value-type="string" calcext:value-type="string">
            <text:p>output</text:p>
          </table:table-cell>
          <table:table-cell table:style-name="ce149" table:content-validation-name="val7" office:value-type="string" calcext:value-type="string">
            <text:p>active_high</text:p>
          </table:table-cell>
          <table:table-cell table:style-name="ce151" office:value-type="string" calcext:value-type="string">
            <text:p>IN3 input of L298N for DC motor or STP motor</text:p>
          </table:table-cell>
          <table:table-cell table:style-name="ce153" table:content-validation-name="val8"/>
          <table:table-cell table:formula="of:=CONCATENATE([.$B$3];&quot;_&quot;;TEXT([.C27];&quot;00&quot;))" office:value-type="string" office:string-value="Teensy32_21" calcext:value-type="string">
            <text:p>Teensy32_21</text:p>
          </table:table-cell>
          <table:table-cell table:style-name="ce154" table:formula="of:=IF(LEN([.$B$3])&gt;0;VLOOKUP([.M27];INDIRECT(CONCATENATE([.$B$3];&quot;.&quot;;VLOOKUP([.$B$3];[$'MCU List'.$A$2:.$C$49];2;0)));VLOOKUP([.$B$3];[$'MCU List'.$A$2:.$C$49];3;0);VLOOKUP([.$B$3];[$'MCU List'.$A$2:.$D$49];4;0));[.M27])" office:value-type="string" office:string-value="A5/I2CSCL0/Touch/DIO19" calcext:value-type="string">
            <text:p>A5/I2CSCL0/Touch/DIO19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28])&gt;0;CONCATENATE(TEXT([.C28];&quot;00&quot;);&quot;_&quot;;[.F28]);&quot;&quot;)" office:value-type="string" office:string-value="22_ENDSWITCH_BCD_SLID1" calcext:value-type="string">
            <text:p>22_ENDSWITCH_BCD_SLID1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7]" office:value-type="float" office:value="22" calcext:value-type="float">
            <text:p>22</text:p>
          </table:table-cell>
          <table:table-cell table:style-name="ce130" table:formula="of:=IF(ISERROR([.N28]);&quot;&quot;;[.N28])" office:value-type="string" office:string-value="A6/SCICSd/PWM/DIO20" calcext:value-type="string">
            <text:p>A6/SCICSd/PWM/DIO20</text:p>
          </table:table-cell>
          <table:table-cell table:style-name="ce142" office:value-type="string" calcext:value-type="string">
            <text:p>ENDSWITCH_BCD_SLID1</text:p>
          </table:table-cell>
          <table:table-cell table:style-name="ce130" table:formula="of:=IF([.E28]=&quot;N/C&quot;;&quot;&quot;;SUBSTITUTE(SUBSTITUTE(SUBSTITUTE([.E28];&quot;/&quot;;&quot;NEG_&quot;);&quot;(&quot;;&quot;_&quot;);&quot;)&quot;;&quot;&quot;))" office:value-type="string" office:string-value="ENDSWITCH_BCD_SLID1" calcext:value-type="string">
            <text:p>ENDSWITCH_BCD_SLID1</text:p>
          </table:table-cell>
          <table:table-cell table:style-name="ce146"/>
          <table:table-cell table:style-name="ce147" table:content-validation-name="val5" office:value-type="string" calcext:value-type="string">
            <text:p>DI</text:p>
          </table:table-cell>
          <table:table-cell table:style-name="ce148" table:content-validation-name="val6" office:value-type="string" calcext:value-type="string">
            <text:p>input</text:p>
          </table:table-cell>
          <table:table-cell table:style-name="ce149" table:content-validation-name="val7" office:value-type="string" calcext:value-type="string">
            <text:p>active_low</text:p>
          </table:table-cell>
          <table:table-cell table:style-name="ce150" office:value-type="string" calcext:value-type="string">
            <text:p>Endswtich 1 / slider input 1 / BCD encoder (selector) 1</text:p>
          </table:table-cell>
          <table:table-cell table:style-name="ce153" table:content-validation-name="val8"/>
          <table:table-cell table:formula="of:=CONCATENATE([.$B$3];&quot;_&quot;;TEXT([.C28];&quot;00&quot;))" office:value-type="string" office:string-value="Teensy32_22" calcext:value-type="string">
            <text:p>Teensy32_22</text:p>
          </table:table-cell>
          <table:table-cell table:style-name="ce154" table:formula="of:=IF(LEN([.$B$3])&gt;0;VLOOKUP([.M28];INDIRECT(CONCATENATE([.$B$3];&quot;.&quot;;VLOOKUP([.$B$3];[$'MCU List'.$A$2:.$C$49];2;0)));VLOOKUP([.$B$3];[$'MCU List'.$A$2:.$C$49];3;0);VLOOKUP([.$B$3];[$'MCU List'.$A$2:.$D$49];4;0));[.M28])" office:value-type="string" office:string-value="A6/SCICSd/PWM/DIO20" calcext:value-type="string">
            <text:p>A6/SCICSd/PWM/DIO20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29])&gt;0;CONCATENATE(TEXT([.C29];&quot;00&quot;);&quot;_&quot;;[.F29]);&quot;&quot;)" office:value-type="string" office:string-value="23_ENDSWITCH_BCD_SLID2" calcext:value-type="string">
            <text:p>23_ENDSWITCH_BCD_SLID2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8]" office:value-type="float" office:value="23" calcext:value-type="float">
            <text:p>23</text:p>
          </table:table-cell>
          <table:table-cell table:style-name="ce130" table:formula="of:=IF(ISERROR([.N29]);&quot;&quot;;[.N29])" office:value-type="string" office:string-value="A7/SCICSe/RX1b/PWM/DIO21" calcext:value-type="string">
            <text:p>A7/SCICSe/RX1b/PWM/DIO21</text:p>
          </table:table-cell>
          <table:table-cell table:style-name="ce142" office:value-type="string" calcext:value-type="string">
            <text:p>ENDSWITCH_BCD_SLID2</text:p>
          </table:table-cell>
          <table:table-cell table:style-name="ce130" table:formula="of:=IF([.E29]=&quot;N/C&quot;;&quot;&quot;;SUBSTITUTE(SUBSTITUTE(SUBSTITUTE([.E29];&quot;/&quot;;&quot;NEG_&quot;);&quot;(&quot;;&quot;_&quot;);&quot;)&quot;;&quot;&quot;))" office:value-type="string" office:string-value="ENDSWITCH_BCD_SLID2" calcext:value-type="string">
            <text:p>ENDSWITCH_BCD_SLID2</text:p>
          </table:table-cell>
          <table:table-cell table:style-name="ce146"/>
          <table:table-cell table:style-name="ce147" table:content-validation-name="val5" office:value-type="string" calcext:value-type="string">
            <text:p>DI</text:p>
          </table:table-cell>
          <table:table-cell table:style-name="ce148" table:content-validation-name="val6" office:value-type="string" calcext:value-type="string">
            <text:p>input</text:p>
          </table:table-cell>
          <table:table-cell table:style-name="ce149" table:content-validation-name="val7" office:value-type="string" calcext:value-type="string">
            <text:p>active_low</text:p>
          </table:table-cell>
          <table:table-cell table:style-name="ce150" office:value-type="string" calcext:value-type="string">
            <text:p>Endswtich 2 / slider input 2 / BCD encoder (selector) 2</text:p>
          </table:table-cell>
          <table:table-cell table:style-name="ce153" table:content-validation-name="val8"/>
          <table:table-cell table:formula="of:=CONCATENATE([.$B$3];&quot;_&quot;;TEXT([.C29];&quot;00&quot;))" office:value-type="string" office:string-value="Teensy32_23" calcext:value-type="string">
            <text:p>Teensy32_23</text:p>
          </table:table-cell>
          <table:table-cell table:style-name="ce154" table:formula="of:=IF(LEN([.$B$3])&gt;0;VLOOKUP([.M29];INDIRECT(CONCATENATE([.$B$3];&quot;.&quot;;VLOOKUP([.$B$3];[$'MCU List'.$A$2:.$C$49];2;0)));VLOOKUP([.$B$3];[$'MCU List'.$A$2:.$C$49];3;0);VLOOKUP([.$B$3];[$'MCU List'.$A$2:.$D$49];4;0));[.M29])" office:value-type="string" office:string-value="A7/SCICSe/RX1b/PWM/DIO21" calcext:value-type="string">
            <text:p>A7/SCICSe/RX1b/PWM/DIO21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30])&gt;0;CONCATENATE(TEXT([.C30];&quot;00&quot;);&quot;_&quot;;[.F30]);&quot;&quot;)" office:value-type="string" office:string-value="24_ENDSWITCH_BCD_SLID3" calcext:value-type="string">
            <text:p>24_ENDSWITCH_BCD_SLID3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29]" office:value-type="float" office:value="24" calcext:value-type="float">
            <text:p>24</text:p>
          </table:table-cell>
          <table:table-cell table:style-name="ce130" table:formula="of:=IF(ISERROR([.N30]);&quot;&quot;;[.N30])" office:value-type="string" office:string-value="A8/Touch/PWM/DIO22" calcext:value-type="string">
            <text:p>A8/Touch/PWM/DIO22</text:p>
          </table:table-cell>
          <table:table-cell table:style-name="ce142" office:value-type="string" calcext:value-type="string">
            <text:p>ENDSWITCH_BCD_SLID3</text:p>
          </table:table-cell>
          <table:table-cell table:style-name="ce130" table:formula="of:=IF([.E30]=&quot;N/C&quot;;&quot;&quot;;SUBSTITUTE(SUBSTITUTE(SUBSTITUTE([.E30];&quot;/&quot;;&quot;NEG_&quot;);&quot;(&quot;;&quot;_&quot;);&quot;)&quot;;&quot;&quot;))" office:value-type="string" office:string-value="ENDSWITCH_BCD_SLID3" calcext:value-type="string">
            <text:p>ENDSWITCH_BCD_SLID3</text:p>
          </table:table-cell>
          <table:table-cell table:style-name="ce146"/>
          <table:table-cell table:style-name="ce147" table:content-validation-name="val5" office:value-type="string" calcext:value-type="string">
            <text:p>DI</text:p>
          </table:table-cell>
          <table:table-cell table:style-name="ce148" table:content-validation-name="val6" office:value-type="string" calcext:value-type="string">
            <text:p>input</text:p>
          </table:table-cell>
          <table:table-cell table:style-name="ce149" table:content-validation-name="val7" office:value-type="string" calcext:value-type="string">
            <text:p>active_low</text:p>
          </table:table-cell>
          <table:table-cell table:style-name="ce150" office:value-type="string" calcext:value-type="string">
            <text:p>Endswtich 3 / slider input 3 / BCD encoder (selector) 3</text:p>
          </table:table-cell>
          <table:table-cell table:style-name="ce153" table:content-validation-name="val8"/>
          <table:table-cell table:formula="of:=CONCATENATE([.$B$3];&quot;_&quot;;TEXT([.C30];&quot;00&quot;))" office:value-type="string" office:string-value="Teensy32_24" calcext:value-type="string">
            <text:p>Teensy32_24</text:p>
          </table:table-cell>
          <table:table-cell table:style-name="ce154" table:formula="of:=IF(LEN([.$B$3])&gt;0;VLOOKUP([.M30];INDIRECT(CONCATENATE([.$B$3];&quot;.&quot;;VLOOKUP([.$B$3];[$'MCU List'.$A$2:.$C$49];2;0)));VLOOKUP([.$B$3];[$'MCU List'.$A$2:.$C$49];3;0);VLOOKUP([.$B$3];[$'MCU List'.$A$2:.$D$49];4;0));[.M30])" office:value-type="string" office:string-value="A8/Touch/PWM/DIO22" calcext:value-type="string">
            <text:p>A8/Touch/PWM/DIO22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130" table:formula="of:=IF(LEN([.F31])&gt;0;CONCATENATE(TEXT([.C31];&quot;00&quot;);&quot;_&quot;;[.F31]);&quot;&quot;)" office:value-type="string" office:string-value="25_ENDSWITCH_BCD_SLID4_LCDKEYB" calcext:value-type="string">
            <text:p>25_ENDSWITCH_BCD_SLID4_LCDKEYB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0]" office:value-type="float" office:value="25" calcext:value-type="float">
            <text:p>25</text:p>
          </table:table-cell>
          <table:table-cell table:style-name="ce130" table:formula="of:=IF(ISERROR([.N31]);&quot;&quot;;[.N31])" office:value-type="string" office:string-value="A9/Touch/PWM/DIO23" calcext:value-type="string">
            <text:p>A9/Touch/PWM/DIO23</text:p>
          </table:table-cell>
          <table:table-cell table:style-name="ce142" office:value-type="string" calcext:value-type="string">
            <text:p>ENDSWITCH_BCD_SLID4_LCDKEYB</text:p>
          </table:table-cell>
          <table:table-cell table:style-name="ce130" table:formula="of:=IF([.E31]=&quot;N/C&quot;;&quot;&quot;;SUBSTITUTE(SUBSTITUTE(SUBSTITUTE([.E31];&quot;/&quot;;&quot;NEG_&quot;);&quot;(&quot;;&quot;_&quot;);&quot;)&quot;;&quot;&quot;))" office:value-type="string" office:string-value="ENDSWITCH_BCD_SLID4_LCDKEYB" calcext:value-type="string">
            <text:p>ENDSWITCH_BCD_SLID4_LCDKEYB</text:p>
          </table:table-cell>
          <table:table-cell table:style-name="ce146"/>
          <table:table-cell table:style-name="ce147" table:content-validation-name="val5" office:value-type="string" calcext:value-type="string">
            <text:p>DI</text:p>
          </table:table-cell>
          <table:table-cell table:style-name="ce148" table:content-validation-name="val6" office:value-type="string" calcext:value-type="string">
            <text:p>input</text:p>
          </table:table-cell>
          <table:table-cell table:style-name="ce149" table:content-validation-name="val7" office:value-type="string" calcext:value-type="string">
            <text:p>active_low</text:p>
          </table:table-cell>
          <table:table-cell table:style-name="ce150" office:value-type="string" calcext:value-type="string">
            <text:p>Endswtich 4 / slider input 4 / BCD encoder (selector) 4</text:p>
          </table:table-cell>
          <table:table-cell table:style-name="ce153" table:content-validation-name="val8"/>
          <table:table-cell table:formula="of:=CONCATENATE([.$B$3];&quot;_&quot;;TEXT([.C31];&quot;00&quot;))" office:value-type="string" office:string-value="Teensy32_25" calcext:value-type="string">
            <text:p>Teensy32_25</text:p>
          </table:table-cell>
          <table:table-cell table:style-name="ce154" table:formula="of:=IF(LEN([.$B$3])&gt;0;VLOOKUP([.M31];INDIRECT(CONCATENATE([.$B$3];&quot;.&quot;;VLOOKUP([.$B$3];[$'MCU List'.$A$2:.$C$49];2;0)));VLOOKUP([.$B$3];[$'MCU List'.$A$2:.$C$49];3;0);VLOOKUP([.$B$3];[$'MCU List'.$A$2:.$D$49];4;0));[.M31])" office:value-type="string" office:string-value="A9/Touch/PWM/DIO23" calcext:value-type="string">
            <text:p>A9/Touch/PWM/DIO23</text:p>
          </table:table-cell>
          <table:table-cell table:number-columns-repeated="1010"/>
        </table:table-row>
        <table:table-row table:style-name="ro13">
          <table:table-cell table:style-name="ce130" table:formula="of:=IF(LEN([.F32])&gt;0;CONCATENATE(TEXT([.C32];&quot;00&quot;);&quot;_&quot;;[.F32]);&quot;&quot;)" office:value-type="string" office:string-value="26_3V3" calcext:value-type="string">
            <text:p>26_3V3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1]" office:value-type="float" office:value="26" calcext:value-type="float">
            <text:p>26</text:p>
          </table:table-cell>
          <table:table-cell table:style-name="ce130" table:formula="of:=IF(ISERROR([.N32]);&quot;&quot;;[.N32])" office:value-type="string" office:string-value="3V3" calcext:value-type="string">
            <text:p>3V3</text:p>
          </table:table-cell>
          <table:table-cell table:style-name="ce142" office:value-type="string" calcext:value-type="string">
            <text:p>3V3</text:p>
          </table:table-cell>
          <table:table-cell table:style-name="ce130" table:formula="of:=IF([.E32]=&quot;N/C&quot;;&quot;&quot;;SUBSTITUTE(SUBSTITUTE(SUBSTITUTE([.E32];&quot;/&quot;;&quot;NEG_&quot;);&quot;(&quot;;&quot;_&quot;);&quot;)&quot;;&quot;&quot;))" office:value-type="string" office:string-value="3V3" calcext:value-type="string">
            <text:p>3V3</text:p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1"/>
          <table:table-cell table:style-name="ce153" table:content-validation-name="val8"/>
          <table:table-cell table:formula="of:=CONCATENATE([.$B$3];&quot;_&quot;;TEXT([.C32];&quot;00&quot;))" office:value-type="string" office:string-value="Teensy32_26" calcext:value-type="string">
            <text:p>Teensy32_26</text:p>
          </table:table-cell>
          <table:table-cell table:style-name="ce154" table:formula="of:=IF(LEN([.$B$3])&gt;0;VLOOKUP([.M32];INDIRECT(CONCATENATE([.$B$3];&quot;.&quot;;VLOOKUP([.$B$3];[$'MCU List'.$A$2:.$C$49];2;0)));VLOOKUP([.$B$3];[$'MCU List'.$A$2:.$C$49];3;0);VLOOKUP([.$B$3];[$'MCU List'.$A$2:.$D$49];4;0));[.M32])" office:value-type="string" office:string-value="3V3" calcext:value-type="string">
            <text:p>3V3</text:p>
          </table:table-cell>
          <table:table-cell table:number-columns-repeated="1010"/>
        </table:table-row>
        <table:table-row table:style-name="ro13">
          <table:table-cell table:style-name="ce130" table:formula="of:=IF(LEN([.F33])&gt;0;CONCATENATE(TEXT([.C33];&quot;00&quot;);&quot;_&quot;;[.F33]);&quot;&quot;)" office:value-type="string" office:string-value="27_AGND" calcext:value-type="string">
            <text:p>27_AGND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2]" office:value-type="float" office:value="27" calcext:value-type="float">
            <text:p>27</text:p>
          </table:table-cell>
          <table:table-cell table:style-name="ce130" table:formula="of:=IF(ISERROR([.N33]);&quot;&quot;;[.N33])" office:value-type="string" office:string-value="AGND" calcext:value-type="string">
            <text:p>AGND</text:p>
          </table:table-cell>
          <table:table-cell table:style-name="ce142" office:value-type="string" calcext:value-type="string">
            <text:p>AGND</text:p>
          </table:table-cell>
          <table:table-cell table:style-name="ce130" table:formula="of:=IF([.E33]=&quot;N/C&quot;;&quot;&quot;;SUBSTITUTE(SUBSTITUTE(SUBSTITUTE([.E33];&quot;/&quot;;&quot;NEG_&quot;);&quot;(&quot;;&quot;_&quot;);&quot;)&quot;;&quot;&quot;))" office:value-type="string" office:string-value="AGND" calcext:value-type="string">
            <text:p>AGND</text:p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33];&quot;00&quot;))" office:value-type="string" office:string-value="Teensy32_27" calcext:value-type="string">
            <text:p>Teensy32_27</text:p>
          </table:table-cell>
          <table:table-cell table:style-name="ce154" table:formula="of:=IF(LEN([.$B$3])&gt;0;VLOOKUP([.M33];INDIRECT(CONCATENATE([.$B$3];&quot;.&quot;;VLOOKUP([.$B$3];[$'MCU List'.$A$2:.$C$49];2;0)));VLOOKUP([.$B$3];[$'MCU List'.$A$2:.$C$49];3;0);VLOOKUP([.$B$3];[$'MCU List'.$A$2:.$D$49];4;0));[.M33])" office:value-type="string" office:string-value="AGND" calcext:value-type="string">
            <text:p>AGND</text:p>
          </table:table-cell>
          <table:table-cell table:number-columns-repeated="1010"/>
        </table:table-row>
        <table:table-row table:style-name="ro13">
          <table:table-cell table:style-name="ce130" table:formula="of:=IF(LEN([.F34])&gt;0;CONCATENATE(TEXT([.C34];&quot;00&quot;);&quot;_&quot;;[.F34]);&quot;&quot;)" office:value-type="string" office:string-value="28_VIN" calcext:value-type="string">
            <text:p>28_VIN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3]" office:value-type="float" office:value="28" calcext:value-type="float">
            <text:p>28</text:p>
          </table:table-cell>
          <table:table-cell table:style-name="ce130" table:formula="of:=IF(ISERROR([.N34]);&quot;&quot;;[.N34])" office:value-type="string" office:string-value="Vin" calcext:value-type="string">
            <text:p>Vin</text:p>
          </table:table-cell>
          <table:table-cell table:style-name="ce142" office:value-type="string" calcext:value-type="string">
            <text:p>VIN</text:p>
          </table:table-cell>
          <table:table-cell table:style-name="ce130" table:formula="of:=IF([.E34]=&quot;N/C&quot;;&quot;&quot;;SUBSTITUTE(SUBSTITUTE(SUBSTITUTE([.E34];&quot;/&quot;;&quot;NEG_&quot;);&quot;(&quot;;&quot;_&quot;);&quot;)&quot;;&quot;&quot;))" office:value-type="string" office:string-value="VIN" calcext:value-type="string">
            <text:p>VIN</text:p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34];&quot;00&quot;))" office:value-type="string" office:string-value="Teensy32_28" calcext:value-type="string">
            <text:p>Teensy32_28</text:p>
          </table:table-cell>
          <table:table-cell table:style-name="ce154" table:formula="of:=IF(LEN([.$B$3])&gt;0;VLOOKUP([.M34];INDIRECT(CONCATENATE([.$B$3];&quot;.&quot;;VLOOKUP([.$B$3];[$'MCU List'.$A$2:.$C$49];2;0)));VLOOKUP([.$B$3];[$'MCU List'.$A$2:.$C$49];3;0);VLOOKUP([.$B$3];[$'MCU List'.$A$2:.$D$49];4;0));[.M34])" office:value-type="string" office:string-value="Vin" calcext:value-type="string">
            <text:p>Vin</text:p>
          </table:table-cell>
          <table:table-cell table:number-columns-repeated="1010"/>
        </table:table-row>
        <table:table-row table:style-name="ro13">
          <table:table-cell table:style-name="ce130" table:formula="of:=IF(LEN([.F35])&gt;0;CONCATENATE(TEXT([.C35];&quot;00&quot;);&quot;_&quot;;[.F35]);&quot;&quot;)" office:value-type="string" office:string-value="29_VBAT" calcext:value-type="string">
            <text:p>29_VBAT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4]" office:value-type="float" office:value="29" calcext:value-type="float">
            <text:p>29</text:p>
          </table:table-cell>
          <table:table-cell table:style-name="ce130" table:formula="of:=IF(ISERROR([.N35]);&quot;&quot;;[.N35])" office:value-type="string" office:string-value="Vbat" calcext:value-type="string">
            <text:p>Vbat</text:p>
          </table:table-cell>
          <table:table-cell table:style-name="ce142" office:value-type="string" calcext:value-type="string">
            <text:p>VBAT</text:p>
          </table:table-cell>
          <table:table-cell table:style-name="ce130" table:formula="of:=IF([.E35]=&quot;N/C&quot;;&quot;&quot;;SUBSTITUTE(SUBSTITUTE(SUBSTITUTE([.E35];&quot;/&quot;;&quot;NEG_&quot;);&quot;(&quot;;&quot;_&quot;);&quot;)&quot;;&quot;&quot;))" office:value-type="string" office:string-value="VBAT" calcext:value-type="string">
            <text:p>VBAT</text:p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1"/>
          <table:table-cell table:style-name="ce153" table:content-validation-name="val8"/>
          <table:table-cell table:formula="of:=CONCATENATE([.$B$3];&quot;_&quot;;TEXT([.C35];&quot;00&quot;))" office:value-type="string" office:string-value="Teensy32_29" calcext:value-type="string">
            <text:p>Teensy32_29</text:p>
          </table:table-cell>
          <table:table-cell table:style-name="ce154" table:formula="of:=IF(LEN([.$B$3])&gt;0;VLOOKUP([.M35];INDIRECT(CONCATENATE([.$B$3];&quot;.&quot;;VLOOKUP([.$B$3];[$'MCU List'.$A$2:.$C$49];2;0)));VLOOKUP([.$B$3];[$'MCU List'.$A$2:.$C$49];3;0);VLOOKUP([.$B$3];[$'MCU List'.$A$2:.$D$49];4;0));[.M35])" office:value-type="string" office:string-value="Vbat" calcext:value-type="string">
            <text:p>Vbat</text:p>
          </table:table-cell>
          <table:table-cell table:number-columns-repeated="1010"/>
        </table:table-row>
        <table:table-row table:style-name="ro13">
          <table:table-cell table:style-name="ce130" table:formula="of:=IF(LEN([.F36])&gt;0;CONCATENATE(TEXT([.C36];&quot;00&quot;);&quot;_&quot;;[.F36]);&quot;&quot;)" office:value-type="string" office:string-value="30_3V3" calcext:value-type="string">
            <text:p>30_3V3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5]" office:value-type="float" office:value="30" calcext:value-type="float">
            <text:p>30</text:p>
          </table:table-cell>
          <table:table-cell table:style-name="ce130" table:formula="of:=IF(ISERROR([.N36]);&quot;&quot;;[.N36])" office:value-type="string" office:string-value="3V3" calcext:value-type="string">
            <text:p>3V3</text:p>
          </table:table-cell>
          <table:table-cell table:style-name="ce142" office:value-type="string" calcext:value-type="string">
            <text:p>3V3</text:p>
          </table:table-cell>
          <table:table-cell table:style-name="ce130" table:formula="of:=IF([.E36]=&quot;N/C&quot;;&quot;&quot;;SUBSTITUTE(SUBSTITUTE(SUBSTITUTE([.E36];&quot;/&quot;;&quot;NEG_&quot;);&quot;(&quot;;&quot;_&quot;);&quot;)&quot;;&quot;&quot;))" office:value-type="string" office:string-value="3V3" calcext:value-type="string">
            <text:p>3V3</text:p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2"/>
          <table:table-cell table:style-name="ce153" table:content-validation-name="val8"/>
          <table:table-cell table:formula="of:=CONCATENATE([.$B$3];&quot;_&quot;;TEXT([.C36];&quot;00&quot;))" office:value-type="string" office:string-value="Teensy32_30" calcext:value-type="string">
            <text:p>Teensy32_30</text:p>
          </table:table-cell>
          <table:table-cell table:style-name="ce154" table:formula="of:=IF(LEN([.$B$3])&gt;0;VLOOKUP([.M36];INDIRECT(CONCATENATE([.$B$3];&quot;.&quot;;VLOOKUP([.$B$3];[$'MCU List'.$A$2:.$C$49];2;0)));VLOOKUP([.$B$3];[$'MCU List'.$A$2:.$C$49];3;0);VLOOKUP([.$B$3];[$'MCU List'.$A$2:.$D$49];4;0));[.M36])" office:value-type="string" office:string-value="3V3" calcext:value-type="string">
            <text:p>3V3</text:p>
          </table:table-cell>
          <table:table-cell table:number-columns-repeated="1010"/>
        </table:table-row>
        <table:table-row table:style-name="ro13">
          <table:table-cell table:style-name="ce130" table:formula="of:=IF(LEN([.F37])&gt;0;CONCATENATE(TEXT([.C37];&quot;00&quot;);&quot;_&quot;;[.F37]);&quot;&quot;)" office:value-type="string" office:string-value="31_GND" calcext:value-type="string">
            <text:p>31_GND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6]" office:value-type="float" office:value="31" calcext:value-type="float">
            <text:p>31</text:p>
          </table:table-cell>
          <table:table-cell table:style-name="ce130" table:formula="of:=IF(ISERROR([.N37]);&quot;&quot;;[.N37])" office:value-type="string" office:string-value="GND" calcext:value-type="string">
            <text:p>GND</text:p>
          </table:table-cell>
          <table:table-cell table:style-name="ce142" office:value-type="string" calcext:value-type="string">
            <text:p>GND</text:p>
          </table:table-cell>
          <table:table-cell table:style-name="ce130" table:formula="of:=IF([.E37]=&quot;N/C&quot;;&quot;&quot;;SUBSTITUTE(SUBSTITUTE(SUBSTITUTE([.E37];&quot;/&quot;;&quot;NEG_&quot;);&quot;(&quot;;&quot;_&quot;);&quot;)&quot;;&quot;&quot;))" office:value-type="string" office:string-value="GND" calcext:value-type="string">
            <text:p>GND</text:p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37];&quot;00&quot;))" office:value-type="string" office:string-value="Teensy32_31" calcext:value-type="string">
            <text:p>Teensy32_31</text:p>
          </table:table-cell>
          <table:table-cell table:style-name="ce154" table:formula="of:=IF(LEN([.$B$3])&gt;0;VLOOKUP([.M37];INDIRECT(CONCATENATE([.$B$3];&quot;.&quot;;VLOOKUP([.$B$3];[$'MCU List'.$A$2:.$C$49];2;0)));VLOOKUP([.$B$3];[$'MCU List'.$A$2:.$C$49];3;0);VLOOKUP([.$B$3];[$'MCU List'.$A$2:.$D$49];4;0));[.M37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3">
          <table:table-cell table:style-name="ce130" table:formula="of:=IF(LEN([.F38])&gt;0;CONCATENATE(TEXT([.C38];&quot;00&quot;);&quot;_&quot;;[.F38]);&quot;&quot;)" office:value-type="string" office:string-value="32_Program" calcext:value-type="string">
            <text:p>32_Program</text:p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7]" office:value-type="float" office:value="32" calcext:value-type="float">
            <text:p>32</text:p>
          </table:table-cell>
          <table:table-cell table:style-name="ce130" table:formula="of:=IF(ISERROR([.N38]);&quot;&quot;;[.N38])" office:value-type="string" office:string-value="Program" calcext:value-type="string">
            <text:p>Program</text:p>
          </table:table-cell>
          <table:table-cell table:style-name="ce142" office:value-type="string" calcext:value-type="string">
            <text:p>Program</text:p>
          </table:table-cell>
          <table:table-cell table:style-name="ce130" table:formula="of:=IF([.E38]=&quot;N/C&quot;;&quot;&quot;;SUBSTITUTE(SUBSTITUTE(SUBSTITUTE([.E38];&quot;/&quot;;&quot;NEG_&quot;);&quot;(&quot;;&quot;_&quot;);&quot;)&quot;;&quot;&quot;))" office:value-type="string" office:string-value="Program" calcext:value-type="string">
            <text:p>Program</text:p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38];&quot;00&quot;))" office:value-type="string" office:string-value="Teensy32_32" calcext:value-type="string">
            <text:p>Teensy32_32</text:p>
          </table:table-cell>
          <table:table-cell table:style-name="ce154" table:formula="of:=IF(LEN([.$B$3])&gt;0;VLOOKUP([.M38];INDIRECT(CONCATENATE([.$B$3];&quot;.&quot;;VLOOKUP([.$B$3];[$'MCU List'.$A$2:.$C$49];2;0)));VLOOKUP([.$B$3];[$'MCU List'.$A$2:.$C$49];3;0);VLOOKUP([.$B$3];[$'MCU List'.$A$2:.$D$49];4;0));[.M38])" office:value-type="string" office:string-value="Program" calcext:value-type="string">
            <text:p>Program</text:p>
          </table:table-cell>
          <table:table-cell table:number-columns-repeated="1010"/>
        </table:table-row>
        <table:table-row table:style-name="ro13">
          <table:table-cell table:style-name="ce130" table:formula="of:=IF(LEN([.F39])&gt;0;CONCATENATE(TEXT([.C39];&quot;00&quot;);&quot;_&quot;;[.F39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8]" office:value-type="float" office:value="33" calcext:value-type="float">
            <text:p>33</text:p>
          </table:table-cell>
          <table:table-cell table:style-name="ce130" table:formula="of:=IF(ISERROR([.N39]);&quot;&quot;;[.N39])" office:value-type="string" office:string-value="A14/DAC" calcext:value-type="string">
            <text:p>A14/DAC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39]=&quot;N/C&quot;;&quot;&quot;;SUBSTITUTE(SUBSTITUTE(SUBSTITUTE([.E39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 office:value-type="string" calcext:value-type="string">
            <text:p>AI</text:p>
          </table:table-cell>
          <table:table-cell table:style-name="ce148" table:content-validation-name="val6" office:value-type="string" calcext:value-type="string">
            <text:p>input</text:p>
          </table:table-cell>
          <table:table-cell table:style-name="ce149" table:content-validation-name="val7"/>
          <table:table-cell table:style-name="ce150" office:value-type="string" calcext:value-type="string">
            <text:p>LCD Keyboard input</text:p>
          </table:table-cell>
          <table:table-cell table:style-name="ce153" table:content-validation-name="val8"/>
          <table:table-cell table:formula="of:=CONCATENATE([.$B$3];&quot;_&quot;;TEXT([.C39];&quot;00&quot;))" office:value-type="string" office:string-value="Teensy32_33" calcext:value-type="string">
            <text:p>Teensy32_33</text:p>
          </table:table-cell>
          <table:table-cell table:style-name="ce154" table:formula="of:=IF(LEN([.$B$3])&gt;0;VLOOKUP([.M39];INDIRECT(CONCATENATE([.$B$3];&quot;.&quot;;VLOOKUP([.$B$3];[$'MCU List'.$A$2:.$C$49];2;0)));VLOOKUP([.$B$3];[$'MCU List'.$A$2:.$C$49];3;0);VLOOKUP([.$B$3];[$'MCU List'.$A$2:.$D$49];4;0));[.M39])" office:value-type="string" office:string-value="A14/DAC" calcext:value-type="string">
            <text:p>A14/DAC</text:p>
          </table:table-cell>
          <table:table-cell table:number-columns-repeated="1010"/>
        </table:table-row>
        <table:table-row table:style-name="ro13">
          <table:table-cell table:style-name="ce130" table:formula="of:=IF(LEN([.F40])&gt;0;CONCATENATE(TEXT([.C40];&quot;00&quot;);&quot;_&quot;;[.F40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39]" office:value-type="float" office:value="34" calcext:value-type="float">
            <text:p>34</text:p>
          </table:table-cell>
          <table:table-cell table:style-name="ce130" table:formula="of:=IF(ISERROR([.N40]);&quot;&quot;;[.N40])" office:value-type="string" office:string-value="A12" calcext:value-type="string">
            <text:p>A12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0]=&quot;N/C&quot;;&quot;&quot;;SUBSTITUTE(SUBSTITUTE(SUBSTITUTE([.E40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1"/>
          <table:table-cell table:style-name="ce153" table:content-validation-name="val8"/>
          <table:table-cell table:formula="of:=CONCATENATE([.$B$3];&quot;_&quot;;TEXT([.C40];&quot;00&quot;))" office:value-type="string" office:string-value="Teensy32_34" calcext:value-type="string">
            <text:p>Teensy32_34</text:p>
          </table:table-cell>
          <table:table-cell table:style-name="ce154" table:formula="of:=IF(LEN([.$B$3])&gt;0;VLOOKUP([.M40];INDIRECT(CONCATENATE([.$B$3];&quot;.&quot;;VLOOKUP([.$B$3];[$'MCU List'.$A$2:.$C$49];2;0)));VLOOKUP([.$B$3];[$'MCU List'.$A$2:.$C$49];3;0);VLOOKUP([.$B$3];[$'MCU List'.$A$2:.$D$49];4;0));[.M40])" office:value-type="string" office:string-value="A12" calcext:value-type="string">
            <text:p>A12</text:p>
          </table:table-cell>
          <table:table-cell table:number-columns-repeated="1010"/>
        </table:table-row>
        <table:table-row table:style-name="ro13">
          <table:table-cell table:style-name="ce130" table:formula="of:=IF(LEN([.F41])&gt;0;CONCATENATE(TEXT([.C41];&quot;00&quot;);&quot;_&quot;;[.F41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0]" office:value-type="float" office:value="35" calcext:value-type="float">
            <text:p>35</text:p>
          </table:table-cell>
          <table:table-cell table:style-name="ce130" table:formula="of:=IF(ISERROR([.N41]);&quot;&quot;;[.N41])" office:value-type="string" office:string-value="GND" calcext:value-type="string">
            <text:p>GND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1]=&quot;N/C&quot;;&quot;&quot;;SUBSTITUTE(SUBSTITUTE(SUBSTITUTE([.E41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1"/>
          <table:table-cell table:style-name="ce153" table:content-validation-name="val8"/>
          <table:table-cell table:formula="of:=CONCATENATE([.$B$3];&quot;_&quot;;TEXT([.C41];&quot;00&quot;))" office:value-type="string" office:string-value="Teensy32_35" calcext:value-type="string">
            <text:p>Teensy32_35</text:p>
          </table:table-cell>
          <table:table-cell table:style-name="ce154" table:formula="of:=IF(LEN([.$B$3])&gt;0;VLOOKUP([.M41];INDIRECT(CONCATENATE([.$B$3];&quot;.&quot;;VLOOKUP([.$B$3];[$'MCU List'.$A$2:.$C$49];2;0)));VLOOKUP([.$B$3];[$'MCU List'.$A$2:.$C$49];3;0);VLOOKUP([.$B$3];[$'MCU List'.$A$2:.$D$49];4;0));[.M41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3">
          <table:table-cell table:style-name="ce130" table:formula="of:=IF(LEN([.F42])&gt;0;CONCATENATE(TEXT([.C42];&quot;00&quot;);&quot;_&quot;;[.F42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1]" office:value-type="float" office:value="36" calcext:value-type="float">
            <text:p>36</text:p>
          </table:table-cell>
          <table:table-cell table:style-name="ce130" table:formula="of:=IF(ISERROR([.N42]);&quot;&quot;;[.N42])" office:value-type="string" office:string-value="DIO24" calcext:value-type="string">
            <text:p>DIO24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2]=&quot;N/C&quot;;&quot;&quot;;SUBSTITUTE(SUBSTITUTE(SUBSTITUTE([.E42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42];&quot;00&quot;))" office:value-type="string" office:string-value="Teensy32_36" calcext:value-type="string">
            <text:p>Teensy32_36</text:p>
          </table:table-cell>
          <table:table-cell table:style-name="ce154" table:formula="of:=IF(LEN([.$B$3])&gt;0;VLOOKUP([.M42];INDIRECT(CONCATENATE([.$B$3];&quot;.&quot;;VLOOKUP([.$B$3];[$'MCU List'.$A$2:.$C$49];2;0)));VLOOKUP([.$B$3];[$'MCU List'.$A$2:.$C$49];3;0);VLOOKUP([.$B$3];[$'MCU List'.$A$2:.$D$49];4;0));[.M42])" office:value-type="string" office:string-value="DIO24" calcext:value-type="string">
            <text:p>DIO24</text:p>
          </table:table-cell>
          <table:table-cell table:number-columns-repeated="1010"/>
        </table:table-row>
        <table:table-row table:style-name="ro13">
          <table:table-cell table:style-name="ce130" table:formula="of:=IF(LEN([.F43])&gt;0;CONCATENATE(TEXT([.C43];&quot;00&quot;);&quot;_&quot;;[.F43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2]" office:value-type="float" office:value="37" calcext:value-type="float">
            <text:p>37</text:p>
          </table:table-cell>
          <table:table-cell table:style-name="ce130" table:formula="of:=IF(ISERROR([.N43]);&quot;&quot;;[.N43])" office:value-type="string" office:string-value="Touch/PWM/DIO25" calcext:value-type="string">
            <text:p>Touch/PWM/DIO25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3]=&quot;N/C&quot;;&quot;&quot;;SUBSTITUTE(SUBSTITUTE(SUBSTITUTE([.E43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43];&quot;00&quot;))" office:value-type="string" office:string-value="Teensy32_37" calcext:value-type="string">
            <text:p>Teensy32_37</text:p>
          </table:table-cell>
          <table:table-cell table:style-name="ce154" table:formula="of:=IF(LEN([.$B$3])&gt;0;VLOOKUP([.M43];INDIRECT(CONCATENATE([.$B$3];&quot;.&quot;;VLOOKUP([.$B$3];[$'MCU List'.$A$2:.$C$49];2;0)));VLOOKUP([.$B$3];[$'MCU List'.$A$2:.$C$49];3;0);VLOOKUP([.$B$3];[$'MCU List'.$A$2:.$D$49];4;0));[.M43])" office:value-type="string" office:string-value="Touch/PWM/DIO25" calcext:value-type="string">
            <text:p>Touch/PWM/DIO25</text:p>
          </table:table-cell>
          <table:table-cell table:number-columns-repeated="1010"/>
        </table:table-row>
        <table:table-row table:style-name="ro13">
          <table:table-cell table:style-name="ce130" table:formula="of:=IF(LEN([.F44])&gt;0;CONCATENATE(TEXT([.C44];&quot;00&quot;);&quot;_&quot;;[.F44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3]" office:value-type="float" office:value="38" calcext:value-type="float">
            <text:p>38</text:p>
          </table:table-cell>
          <table:table-cell table:style-name="ce130" table:formula="of:=IF(ISERROR([.N44]);&quot;&quot;;[.N44])" office:value-type="string" office:string-value="A15/RX2b/DIO26" calcext:value-type="string">
            <text:p>A15/RX2b/DIO26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4]=&quot;N/C&quot;;&quot;&quot;;SUBSTITUTE(SUBSTITUTE(SUBSTITUTE([.E44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1"/>
          <table:table-cell table:style-name="ce153" table:content-validation-name="val8"/>
          <table:table-cell table:formula="of:=CONCATENATE([.$B$3];&quot;_&quot;;TEXT([.C44];&quot;00&quot;))" office:value-type="string" office:string-value="Teensy32_38" calcext:value-type="string">
            <text:p>Teensy32_38</text:p>
          </table:table-cell>
          <table:table-cell table:style-name="ce154" table:formula="of:=IF(LEN([.$B$3])&gt;0;VLOOKUP([.M44];INDIRECT(CONCATENATE([.$B$3];&quot;.&quot;;VLOOKUP([.$B$3];[$'MCU List'.$A$2:.$C$49];2;0)));VLOOKUP([.$B$3];[$'MCU List'.$A$2:.$C$49];3;0);VLOOKUP([.$B$3];[$'MCU List'.$A$2:.$D$49];4;0));[.M44])" office:value-type="string" office:string-value="A15/RX2b/DIO26" calcext:value-type="string">
            <text:p>A15/RX2b/DIO26</text:p>
          </table:table-cell>
          <table:table-cell table:number-columns-repeated="1010"/>
        </table:table-row>
        <table:table-row table:style-name="ro13">
          <table:table-cell table:style-name="ce130" table:formula="of:=IF(LEN([.F45])&gt;0;CONCATENATE(TEXT([.C45];&quot;00&quot;);&quot;_&quot;;[.F45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4]" office:value-type="float" office:value="39" calcext:value-type="float">
            <text:p>39</text:p>
          </table:table-cell>
          <table:table-cell table:style-name="ce130" table:formula="of:=IF(ISERROR([.N45]);&quot;&quot;;[.N45])" office:value-type="string" office:string-value="A16/DIO27" calcext:value-type="string">
            <text:p>A16/DIO27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5]=&quot;N/C&quot;;&quot;&quot;;SUBSTITUTE(SUBSTITUTE(SUBSTITUTE([.E45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1"/>
          <table:table-cell table:style-name="ce153" table:content-validation-name="val8"/>
          <table:table-cell table:formula="of:=CONCATENATE([.$B$3];&quot;_&quot;;TEXT([.C45];&quot;00&quot;))" office:value-type="string" office:string-value="Teensy32_39" calcext:value-type="string">
            <text:p>Teensy32_39</text:p>
          </table:table-cell>
          <table:table-cell table:style-name="ce154" table:formula="of:=IF(LEN([.$B$3])&gt;0;VLOOKUP([.M45];INDIRECT(CONCATENATE([.$B$3];&quot;.&quot;;VLOOKUP([.$B$3];[$'MCU List'.$A$2:.$C$49];2;0)));VLOOKUP([.$B$3];[$'MCU List'.$A$2:.$C$49];3;0);VLOOKUP([.$B$3];[$'MCU List'.$A$2:.$D$49];4;0));[.M45])" office:value-type="string" office:string-value="A16/DIO27" calcext:value-type="string">
            <text:p>A16/DIO27</text:p>
          </table:table-cell>
          <table:table-cell table:number-columns-repeated="1010"/>
        </table:table-row>
        <table:table-row table:style-name="ro13">
          <table:table-cell table:style-name="ce130" table:formula="of:=IF(LEN([.F46])&gt;0;CONCATENATE(TEXT([.C46];&quot;00&quot;);&quot;_&quot;;[.F46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5]" office:value-type="float" office:value="40" calcext:value-type="float">
            <text:p>40</text:p>
          </table:table-cell>
          <table:table-cell table:style-name="ce130" table:formula="of:=IF(ISERROR([.N46]);&quot;&quot;;[.N46])" office:value-type="string" office:string-value="A17/DIO28" calcext:value-type="string">
            <text:p>A17/DIO28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6]=&quot;N/C&quot;;&quot;&quot;;SUBSTITUTE(SUBSTITUTE(SUBSTITUTE([.E46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1"/>
          <table:table-cell table:style-name="ce153" table:content-validation-name="val8"/>
          <table:table-cell table:formula="of:=CONCATENATE([.$B$3];&quot;_&quot;;TEXT([.C46];&quot;00&quot;))" office:value-type="string" office:string-value="Teensy32_40" calcext:value-type="string">
            <text:p>Teensy32_40</text:p>
          </table:table-cell>
          <table:table-cell table:style-name="ce154" table:formula="of:=IF(LEN([.$B$3])&gt;0;VLOOKUP([.M46];INDIRECT(CONCATENATE([.$B$3];&quot;.&quot;;VLOOKUP([.$B$3];[$'MCU List'.$A$2:.$C$49];2;0)));VLOOKUP([.$B$3];[$'MCU List'.$A$2:.$C$49];3;0);VLOOKUP([.$B$3];[$'MCU List'.$A$2:.$D$49];4;0));[.M46])" office:value-type="string" office:string-value="A17/DIO28" calcext:value-type="string">
            <text:p>A17/DIO28</text:p>
          </table:table-cell>
          <table:table-cell table:number-columns-repeated="1010"/>
        </table:table-row>
        <table:table-row table:style-name="ro13">
          <table:table-cell table:style-name="ce130" table:formula="of:=IF(LEN([.F47])&gt;0;CONCATENATE(TEXT([.C47];&quot;00&quot;);&quot;_&quot;;[.F47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6]" office:value-type="float" office:value="41" calcext:value-type="float">
            <text:p>41</text:p>
          </table:table-cell>
          <table:table-cell table:style-name="ce130" table:formula="of:=IF(ISERROR([.N47]);&quot;&quot;;[.N47])" office:value-type="string" office:string-value="A18/I2CSCL1/DIO29" calcext:value-type="string">
            <text:p>A18/I2CSCL1/DIO29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7]=&quot;N/C&quot;;&quot;&quot;;SUBSTITUTE(SUBSTITUTE(SUBSTITUTE([.E47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1"/>
          <table:table-cell table:style-name="ce153" table:content-validation-name="val8"/>
          <table:table-cell table:formula="of:=CONCATENATE([.$B$3];&quot;_&quot;;TEXT([.C47];&quot;00&quot;))" office:value-type="string" office:string-value="Teensy32_41" calcext:value-type="string">
            <text:p>Teensy32_41</text:p>
          </table:table-cell>
          <table:table-cell table:style-name="ce154" table:formula="of:=IF(LEN([.$B$3])&gt;0;VLOOKUP([.M47];INDIRECT(CONCATENATE([.$B$3];&quot;.&quot;;VLOOKUP([.$B$3];[$'MCU List'.$A$2:.$C$49];2;0)));VLOOKUP([.$B$3];[$'MCU List'.$A$2:.$C$49];3;0);VLOOKUP([.$B$3];[$'MCU List'.$A$2:.$D$49];4;0));[.M47])" office:value-type="string" office:string-value="A18/I2CSCL1/DIO29" calcext:value-type="string">
            <text:p>A18/I2CSCL1/DIO29</text:p>
          </table:table-cell>
          <table:table-cell table:number-columns-repeated="1010"/>
        </table:table-row>
        <table:table-row table:style-name="ro13">
          <table:table-cell table:style-name="ce130" table:formula="of:=IF(LEN([.F48])&gt;0;CONCATENATE(TEXT([.C48];&quot;00&quot;);&quot;_&quot;;[.F48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7]" office:value-type="float" office:value="42" calcext:value-type="float">
            <text:p>42</text:p>
          </table:table-cell>
          <table:table-cell table:style-name="ce130" table:formula="of:=IF(ISERROR([.N48]);&quot;&quot;;[.N48])" office:value-type="string" office:string-value="A19/I2CSDA1/DIO30" calcext:value-type="string">
            <text:p>A19/I2CSDA1/DIO30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8]=&quot;N/C&quot;;&quot;&quot;;SUBSTITUTE(SUBSTITUTE(SUBSTITUTE([.E48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48];&quot;00&quot;))" office:value-type="string" office:string-value="Teensy32_42" calcext:value-type="string">
            <text:p>Teensy32_42</text:p>
          </table:table-cell>
          <table:table-cell table:style-name="ce154" table:formula="of:=IF(LEN([.$B$3])&gt;0;VLOOKUP([.M48];INDIRECT(CONCATENATE([.$B$3];&quot;.&quot;;VLOOKUP([.$B$3];[$'MCU List'.$A$2:.$C$49];2;0)));VLOOKUP([.$B$3];[$'MCU List'.$A$2:.$C$49];3;0);VLOOKUP([.$B$3];[$'MCU List'.$A$2:.$D$49];4;0));[.M48])" office:value-type="string" office:string-value="A19/I2CSDA1/DIO30" calcext:value-type="string">
            <text:p>A19/I2CSDA1/DIO30</text:p>
          </table:table-cell>
          <table:table-cell table:number-columns-repeated="1010"/>
        </table:table-row>
        <table:table-row table:style-name="ro13">
          <table:table-cell table:style-name="ce130" table:formula="of:=IF(LEN([.F49])&gt;0;CONCATENATE(TEXT([.C49];&quot;00&quot;);&quot;_&quot;;[.F49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8]" office:value-type="float" office:value="43" calcext:value-type="float">
            <text:p>43</text:p>
          </table:table-cell>
          <table:table-cell table:style-name="ce130" table:formula="of:=IF(ISERROR([.N49]);&quot;&quot;;[.N49])" office:value-type="string" office:string-value="A20/TX2b/DIO31" calcext:value-type="string">
            <text:p>A20/TX2b/DIO31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49]=&quot;N/C&quot;;&quot;&quot;;SUBSTITUTE(SUBSTITUTE(SUBSTITUTE([.E49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49];&quot;00&quot;))" office:value-type="string" office:string-value="Teensy32_43" calcext:value-type="string">
            <text:p>Teensy32_43</text:p>
          </table:table-cell>
          <table:table-cell table:style-name="ce154" table:formula="of:=IF(LEN([.$B$3])&gt;0;VLOOKUP([.M49];INDIRECT(CONCATENATE([.$B$3];&quot;.&quot;;VLOOKUP([.$B$3];[$'MCU List'.$A$2:.$C$49];2;0)));VLOOKUP([.$B$3];[$'MCU List'.$A$2:.$C$49];3;0);VLOOKUP([.$B$3];[$'MCU List'.$A$2:.$D$49];4;0));[.M49])" office:value-type="string" office:string-value="A20/TX2b/DIO31" calcext:value-type="string">
            <text:p>A20/TX2b/DIO31</text:p>
          </table:table-cell>
          <table:table-cell table:number-columns-repeated="1010"/>
        </table:table-row>
        <table:table-row table:style-name="ro13">
          <table:table-cell table:style-name="ce130" table:formula="of:=IF(LEN([.F50])&gt;0;CONCATENATE(TEXT([.C50];&quot;00&quot;);&quot;_&quot;;[.F50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49]" office:value-type="float" office:value="44" calcext:value-type="float">
            <text:p>44</text:p>
          </table:table-cell>
          <table:table-cell table:style-name="ce130" table:formula="of:=IF(ISERROR([.N50]);&quot;&quot;;[.N50])" office:value-type="string" office:string-value="Touch/PWM/DIO32" calcext:value-type="string">
            <text:p>Touch/PWM/DIO32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0]=&quot;N/C&quot;;&quot;&quot;;SUBSTITUTE(SUBSTITUTE(SUBSTITUTE([.E50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50];&quot;00&quot;))" office:value-type="string" office:string-value="Teensy32_44" calcext:value-type="string">
            <text:p>Teensy32_44</text:p>
          </table:table-cell>
          <table:table-cell table:style-name="ce154" table:formula="of:=IF(LEN([.$B$3])&gt;0;VLOOKUP([.M50];INDIRECT(CONCATENATE([.$B$3];&quot;.&quot;;VLOOKUP([.$B$3];[$'MCU List'.$A$2:.$C$49];2;0)));VLOOKUP([.$B$3];[$'MCU List'.$A$2:.$C$49];3;0);VLOOKUP([.$B$3];[$'MCU List'.$A$2:.$D$49];4;0));[.M50])" office:value-type="string" office:string-value="Touch/PWM/DIO32" calcext:value-type="string">
            <text:p>Touch/PWM/DIO32</text:p>
          </table:table-cell>
          <table:table-cell table:number-columns-repeated="1010"/>
        </table:table-row>
        <table:table-row table:style-name="ro13">
          <table:table-cell table:style-name="ce130" table:formula="of:=IF(LEN([.F51])&gt;0;CONCATENATE(TEXT([.C51];&quot;00&quot;);&quot;_&quot;;[.F51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0]" office:value-type="float" office:value="45" calcext:value-type="float">
            <text:p>45</text:p>
          </table:table-cell>
          <table:table-cell table:style-name="ce130" table:formula="of:=IF(ISERROR([.N51]);&quot;&quot;;[.N51])" office:value-type="string" office:string-value="Touch/DIO33" calcext:value-type="string">
            <text:p>Touch/DIO33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1]=&quot;N/C&quot;;&quot;&quot;;SUBSTITUTE(SUBSTITUTE(SUBSTITUTE([.E51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51];&quot;00&quot;))" office:value-type="string" office:string-value="Teensy32_45" calcext:value-type="string">
            <text:p>Teensy32_45</text:p>
          </table:table-cell>
          <table:table-cell table:style-name="ce154" table:formula="of:=IF(LEN([.$B$3])&gt;0;VLOOKUP([.M51];INDIRECT(CONCATENATE([.$B$3];&quot;.&quot;;VLOOKUP([.$B$3];[$'MCU List'.$A$2:.$C$49];2;0)));VLOOKUP([.$B$3];[$'MCU List'.$A$2:.$C$49];3;0);VLOOKUP([.$B$3];[$'MCU List'.$A$2:.$D$49];4;0));[.M51])" office:value-type="string" office:string-value="Touch/DIO33" calcext:value-type="string">
            <text:p>Touch/DIO33</text:p>
          </table:table-cell>
          <table:table-cell table:number-columns-repeated="1010"/>
        </table:table-row>
        <table:table-row table:style-name="ro13">
          <table:table-cell table:style-name="ce130" table:formula="of:=IF(LEN([.F52])&gt;0;CONCATENATE(TEXT([.C52];&quot;00&quot;);&quot;_&quot;;[.F52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1]" office:value-type="float" office:value="46" calcext:value-type="float">
            <text:p>46</text:p>
          </table:table-cell>
          <table:table-cell table:style-name="ce130" table:formula="of:=IF(ISERROR([.N52]);&quot;&quot;;[.N52])" office:value-type="string" office:string-value="3V3" calcext:value-type="string">
            <text:p>3V3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2]=&quot;N/C&quot;;&quot;&quot;;SUBSTITUTE(SUBSTITUTE(SUBSTITUTE([.E52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52];&quot;00&quot;))" office:value-type="string" office:string-value="Teensy32_46" calcext:value-type="string">
            <text:p>Teensy32_46</text:p>
          </table:table-cell>
          <table:table-cell table:style-name="ce154" table:formula="of:=IF(LEN([.$B$3])&gt;0;VLOOKUP([.M52];INDIRECT(CONCATENATE([.$B$3];&quot;.&quot;;VLOOKUP([.$B$3];[$'MCU List'.$A$2:.$C$49];2;0)));VLOOKUP([.$B$3];[$'MCU List'.$A$2:.$C$49];3;0);VLOOKUP([.$B$3];[$'MCU List'.$A$2:.$D$49];4;0));[.M52])" office:value-type="string" office:string-value="3V3" calcext:value-type="string">
            <text:p>3V3</text:p>
          </table:table-cell>
          <table:table-cell table:number-columns-repeated="1010"/>
        </table:table-row>
        <table:table-row table:style-name="ro13">
          <table:table-cell table:style-name="ce130" table:formula="of:=IF(LEN([.F53])&gt;0;CONCATENATE(TEXT([.C53];&quot;00&quot;);&quot;_&quot;;[.F53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2]" office:value-type="float" office:value="47" calcext:value-type="float">
            <text:p>47</text:p>
          </table:table-cell>
          <table:table-cell table:style-name="ce130" table:formula="of:=IF(ISERROR([.N53]);&quot;&quot;;[.N53])" office:value-type="string" office:string-value="A13" calcext:value-type="string">
            <text:p>A13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3]=&quot;N/C&quot;;&quot;&quot;;SUBSTITUTE(SUBSTITUTE(SUBSTITUTE([.E53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53];&quot;00&quot;))" office:value-type="string" office:string-value="Teensy32_47" calcext:value-type="string">
            <text:p>Teensy32_47</text:p>
          </table:table-cell>
          <table:table-cell table:style-name="ce154" table:formula="of:=IF(LEN([.$B$3])&gt;0;VLOOKUP([.M53];INDIRECT(CONCATENATE([.$B$3];&quot;.&quot;;VLOOKUP([.$B$3];[$'MCU List'.$A$2:.$C$49];2;0)));VLOOKUP([.$B$3];[$'MCU List'.$A$2:.$C$49];3;0);VLOOKUP([.$B$3];[$'MCU List'.$A$2:.$D$49];4;0));[.M53])" office:value-type="string" office:string-value="A13" calcext:value-type="string">
            <text:p>A13</text:p>
          </table:table-cell>
          <table:table-cell table:number-columns-repeated="1010"/>
        </table:table-row>
        <table:table-row table:style-name="ro13">
          <table:table-cell table:style-name="ce130" table:formula="of:=IF(LEN([.F54])&gt;0;CONCATENATE(TEXT([.C54];&quot;00&quot;);&quot;_&quot;;[.F54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3]" office:value-type="float" office:value="48" calcext:value-type="float">
            <text:p>48</text:p>
          </table:table-cell>
          <table:table-cell table:style-name="ce130" table:formula="of:=IF(ISERROR([.N54]);&quot;&quot;;[.N54])" office:value-type="string" office:string-value="A11" calcext:value-type="string">
            <text:p>A11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4]=&quot;N/C&quot;;&quot;&quot;;SUBSTITUTE(SUBSTITUTE(SUBSTITUTE([.E54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54];&quot;00&quot;))" office:value-type="string" office:string-value="Teensy32_48" calcext:value-type="string">
            <text:p>Teensy32_48</text:p>
          </table:table-cell>
          <table:table-cell table:style-name="ce154" table:formula="of:=IF(LEN([.$B$3])&gt;0;VLOOKUP([.M54];INDIRECT(CONCATENATE([.$B$3];&quot;.&quot;;VLOOKUP([.$B$3];[$'MCU List'.$A$2:.$C$49];2;0)));VLOOKUP([.$B$3];[$'MCU List'.$A$2:.$C$49];3;0);VLOOKUP([.$B$3];[$'MCU List'.$A$2:.$D$49];4;0));[.M54])" office:value-type="string" office:string-value="A11" calcext:value-type="string">
            <text:p>A11</text:p>
          </table:table-cell>
          <table:table-cell table:number-columns-repeated="1010"/>
        </table:table-row>
        <table:table-row table:style-name="ro13">
          <table:table-cell table:style-name="ce130" table:formula="of:=IF(LEN([.F55])&gt;0;CONCATENATE(TEXT([.C55];&quot;00&quot;);&quot;_&quot;;[.F55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4]" office:value-type="float" office:value="49" calcext:value-type="float">
            <text:p>49</text:p>
          </table:table-cell>
          <table:table-cell table:style-name="ce130" table:formula="of:=IF(ISERROR([.N55]);&quot;&quot;;[.N55])" office:value-type="string" office:string-value="A10" calcext:value-type="string">
            <text:p>A10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5]=&quot;N/C&quot;;&quot;&quot;;SUBSTITUTE(SUBSTITUTE(SUBSTITUTE([.E55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1"/>
          <table:table-cell table:style-name="ce153" table:content-validation-name="val8"/>
          <table:table-cell table:formula="of:=CONCATENATE([.$B$3];&quot;_&quot;;TEXT([.C55];&quot;00&quot;))" office:value-type="string" office:string-value="Teensy32_49" calcext:value-type="string">
            <text:p>Teensy32_49</text:p>
          </table:table-cell>
          <table:table-cell table:style-name="ce154" table:formula="of:=IF(LEN([.$B$3])&gt;0;VLOOKUP([.M55];INDIRECT(CONCATENATE([.$B$3];&quot;.&quot;;VLOOKUP([.$B$3];[$'MCU List'.$A$2:.$C$49];2;0)));VLOOKUP([.$B$3];[$'MCU List'.$A$2:.$C$49];3;0);VLOOKUP([.$B$3];[$'MCU List'.$A$2:.$D$49];4;0));[.M55])" office:value-type="string" office:string-value="A10" calcext:value-type="string">
            <text:p>A10</text:p>
          </table:table-cell>
          <table:table-cell table:number-columns-repeated="1010"/>
        </table:table-row>
        <table:table-row table:style-name="ro13">
          <table:table-cell table:style-name="ce130" table:formula="of:=IF(LEN([.F56])&gt;0;CONCATENATE(TEXT([.C56];&quot;00&quot;);&quot;_&quot;;[.F56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5]" office:value-type="float" office:value="50" calcext:value-type="float">
            <text:p>50</text:p>
          </table:table-cell>
          <table:table-cell table:style-name="ce130" table:formula="of:=IF(ISERROR([.N56]);&quot;&quot;;[.N56])" office:value-type="string" office:string-value="AREF" calcext:value-type="string">
            <text:p>AREF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6]=&quot;N/C&quot;;&quot;&quot;;SUBSTITUTE(SUBSTITUTE(SUBSTITUTE([.E56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1"/>
          <table:table-cell table:style-name="ce153" table:content-validation-name="val8"/>
          <table:table-cell table:formula="of:=CONCATENATE([.$B$3];&quot;_&quot;;TEXT([.C56];&quot;00&quot;))" office:value-type="string" office:string-value="Teensy32_50" calcext:value-type="string">
            <text:p>Teensy32_50</text:p>
          </table:table-cell>
          <table:table-cell table:style-name="ce154" table:formula="of:=IF(LEN([.$B$3])&gt;0;VLOOKUP([.M56];INDIRECT(CONCATENATE([.$B$3];&quot;.&quot;;VLOOKUP([.$B$3];[$'MCU List'.$A$2:.$C$49];2;0)));VLOOKUP([.$B$3];[$'MCU List'.$A$2:.$C$49];3;0);VLOOKUP([.$B$3];[$'MCU List'.$A$2:.$D$49];4;0));[.M56])" office:value-type="string" office:string-value="AREF" calcext:value-type="string">
            <text:p>AREF</text:p>
          </table:table-cell>
          <table:table-cell table:number-columns-repeated="1010"/>
        </table:table-row>
        <table:table-row table:style-name="ro13">
          <table:table-cell table:style-name="ce130" table:formula="of:=IF(LEN([.F57])&gt;0;CONCATENATE(TEXT([.C57];&quot;00&quot;);&quot;_&quot;;[.F57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6]" office:value-type="float" office:value="51" calcext:value-type="float">
            <text:p>51</text:p>
          </table:table-cell>
          <table:table-cell table:style-name="ce130" table:formula="of:=IF(ISERROR([.N57]);&quot;&quot;;[.N57])" office:value-type="string" office:string-value="VUSB" calcext:value-type="string">
            <text:p>VUSB</text:p>
          </table:table-cell>
          <table:table-cell table:style-name="ce142" office:value-type="string" calcext:value-type="string">
            <text:p>N/C</text:p>
          </table:table-cell>
          <table:table-cell table:style-name="ce130" table:formula="of:=IF([.E57]=&quot;N/C&quot;;&quot;&quot;;SUBSTITUTE(SUBSTITUTE(SUBSTITUTE([.E57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57];&quot;00&quot;))" office:value-type="string" office:string-value="Teensy32_51" calcext:value-type="string">
            <text:p>Teensy32_51</text:p>
          </table:table-cell>
          <table:table-cell table:style-name="ce154" table:formula="of:=IF(LEN([.$B$3])&gt;0;VLOOKUP([.M57];INDIRECT(CONCATENATE([.$B$3];&quot;.&quot;;VLOOKUP([.$B$3];[$'MCU List'.$A$2:.$C$49];2;0)));VLOOKUP([.$B$3];[$'MCU List'.$A$2:.$C$49];3;0);VLOOKUP([.$B$3];[$'MCU List'.$A$2:.$D$49];4;0));[.M57])" office:value-type="string" office:string-value="VUSB" calcext:value-type="string">
            <text:p>VUSB</text:p>
          </table:table-cell>
          <table:table-cell table:number-columns-repeated="1010"/>
        </table:table-row>
        <table:table-row table:style-name="ro13">
          <table:table-cell table:style-name="ce130" table:formula="of:=IF(LEN([.F58])&gt;0;CONCATENATE(TEXT([.C58];&quot;00&quot;);&quot;_&quot;;[.F58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7]" office:value-type="float" office:value="52" calcext:value-type="float">
            <text:p>52</text:p>
          </table:table-cell>
          <table:table-cell table:style-name="ce130" table:formula="of:=IF(ISERROR([.N58]);&quot;&quot;;[.N58])">
            <text:p/>
          </table:table-cell>
          <table:table-cell table:style-name="ce142"/>
          <table:table-cell table:style-name="ce130" table:formula="of:=IF([.E58]=&quot;N/C&quot;;&quot;&quot;;SUBSTITUTE(SUBSTITUTE(SUBSTITUTE([.E58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58];&quot;00&quot;))" office:value-type="string" office:string-value="Teensy32_52" calcext:value-type="string">
            <text:p>Teensy32_52</text:p>
          </table:table-cell>
          <table:table-cell table:style-name="ce154" table:formula="of:=IF(LEN([.$B$3])&gt;0;VLOOKUP([.M58];INDIRECT(CONCATENATE([.$B$3];&quot;.&quot;;VLOOKUP([.$B$3];[$'MCU List'.$A$2:.$C$49];2;0)));VLOOKUP([.$B$3];[$'MCU List'.$A$2:.$C$49];3;0);VLOOKUP([.$B$3];[$'MCU List'.$A$2:.$D$49];4;0));[.M58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59])&gt;0;CONCATENATE(TEXT([.C59];&quot;00&quot;);&quot;_&quot;;[.F59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8]" office:value-type="float" office:value="53" calcext:value-type="float">
            <text:p>53</text:p>
          </table:table-cell>
          <table:table-cell table:style-name="ce130" table:formula="of:=IF(ISERROR([.N59]);&quot;&quot;;[.N59])">
            <text:p/>
          </table:table-cell>
          <table:table-cell table:style-name="ce142"/>
          <table:table-cell table:style-name="ce130" table:formula="of:=IF([.E59]=&quot;N/C&quot;;&quot;&quot;;SUBSTITUTE(SUBSTITUTE(SUBSTITUTE([.E59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59];&quot;00&quot;))" office:value-type="string" office:string-value="Teensy32_53" calcext:value-type="string">
            <text:p>Teensy32_53</text:p>
          </table:table-cell>
          <table:table-cell table:style-name="ce154" table:formula="of:=IF(LEN([.$B$3])&gt;0;VLOOKUP([.M59];INDIRECT(CONCATENATE([.$B$3];&quot;.&quot;;VLOOKUP([.$B$3];[$'MCU List'.$A$2:.$C$49];2;0)));VLOOKUP([.$B$3];[$'MCU List'.$A$2:.$C$49];3;0);VLOOKUP([.$B$3];[$'MCU List'.$A$2:.$D$49];4;0));[.M59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60])&gt;0;CONCATENATE(TEXT([.C60];&quot;00&quot;);&quot;_&quot;;[.F60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59]" office:value-type="float" office:value="54" calcext:value-type="float">
            <text:p>54</text:p>
          </table:table-cell>
          <table:table-cell table:style-name="ce130" table:formula="of:=IF(ISERROR([.N60]);&quot;&quot;;[.N60])">
            <text:p/>
          </table:table-cell>
          <table:table-cell table:style-name="ce142"/>
          <table:table-cell table:style-name="ce130" table:formula="of:=IF([.E60]=&quot;N/C&quot;;&quot;&quot;;SUBSTITUTE(SUBSTITUTE(SUBSTITUTE([.E60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60];&quot;00&quot;))" office:value-type="string" office:string-value="Teensy32_54" calcext:value-type="string">
            <text:p>Teensy32_54</text:p>
          </table:table-cell>
          <table:table-cell table:style-name="ce154" table:formula="of:=IF(LEN([.$B$3])&gt;0;VLOOKUP([.M60];INDIRECT(CONCATENATE([.$B$3];&quot;.&quot;;VLOOKUP([.$B$3];[$'MCU List'.$A$2:.$C$49];2;0)));VLOOKUP([.$B$3];[$'MCU List'.$A$2:.$C$49];3;0);VLOOKUP([.$B$3];[$'MCU List'.$A$2:.$D$49];4;0));[.M60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61])&gt;0;CONCATENATE(TEXT([.C61];&quot;00&quot;);&quot;_&quot;;[.F61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0]" office:value-type="float" office:value="55" calcext:value-type="float">
            <text:p>55</text:p>
          </table:table-cell>
          <table:table-cell table:style-name="ce130" table:formula="of:=IF(ISERROR([.N61]);&quot;&quot;;[.N61])">
            <text:p/>
          </table:table-cell>
          <table:table-cell table:style-name="ce142"/>
          <table:table-cell table:style-name="ce130" table:formula="of:=IF([.E61]=&quot;N/C&quot;;&quot;&quot;;SUBSTITUTE(SUBSTITUTE(SUBSTITUTE([.E61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61];&quot;00&quot;))" office:value-type="string" office:string-value="Teensy32_55" calcext:value-type="string">
            <text:p>Teensy32_55</text:p>
          </table:table-cell>
          <table:table-cell table:style-name="ce154" table:formula="of:=IF(LEN([.$B$3])&gt;0;VLOOKUP([.M61];INDIRECT(CONCATENATE([.$B$3];&quot;.&quot;;VLOOKUP([.$B$3];[$'MCU List'.$A$2:.$C$49];2;0)));VLOOKUP([.$B$3];[$'MCU List'.$A$2:.$C$49];3;0);VLOOKUP([.$B$3];[$'MCU List'.$A$2:.$D$49];4;0));[.M61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62])&gt;0;CONCATENATE(TEXT([.C62];&quot;00&quot;);&quot;_&quot;;[.F62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1]" office:value-type="float" office:value="56" calcext:value-type="float">
            <text:p>56</text:p>
          </table:table-cell>
          <table:table-cell table:style-name="ce130" table:formula="of:=IF(ISERROR([.N62]);&quot;&quot;;[.N62])">
            <text:p/>
          </table:table-cell>
          <table:table-cell table:style-name="ce142"/>
          <table:table-cell table:style-name="ce130" table:formula="of:=IF([.E62]=&quot;N/C&quot;;&quot;&quot;;SUBSTITUTE(SUBSTITUTE(SUBSTITUTE([.E62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1"/>
          <table:table-cell table:style-name="ce153" table:content-validation-name="val8"/>
          <table:table-cell table:formula="of:=CONCATENATE([.$B$3];&quot;_&quot;;TEXT([.C62];&quot;00&quot;))" office:value-type="string" office:string-value="Teensy32_56" calcext:value-type="string">
            <text:p>Teensy32_56</text:p>
          </table:table-cell>
          <table:table-cell table:style-name="ce154" table:formula="of:=IF(LEN([.$B$3])&gt;0;VLOOKUP([.M62];INDIRECT(CONCATENATE([.$B$3];&quot;.&quot;;VLOOKUP([.$B$3];[$'MCU List'.$A$2:.$C$49];2;0)));VLOOKUP([.$B$3];[$'MCU List'.$A$2:.$C$49];3;0);VLOOKUP([.$B$3];[$'MCU List'.$A$2:.$D$49];4;0));[.M62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63])&gt;0;CONCATENATE(TEXT([.C63];&quot;00&quot;);&quot;_&quot;;[.F63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2]" office:value-type="float" office:value="57" calcext:value-type="float">
            <text:p>57</text:p>
          </table:table-cell>
          <table:table-cell table:style-name="ce130" table:formula="of:=IF(ISERROR([.N63]);&quot;&quot;;[.N63])">
            <text:p/>
          </table:table-cell>
          <table:table-cell table:style-name="ce142"/>
          <table:table-cell table:style-name="ce130" table:formula="of:=IF([.E63]=&quot;N/C&quot;;&quot;&quot;;SUBSTITUTE(SUBSTITUTE(SUBSTITUTE([.E63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1"/>
          <table:table-cell table:style-name="ce153" table:content-validation-name="val8"/>
          <table:table-cell table:formula="of:=CONCATENATE([.$B$3];&quot;_&quot;;TEXT([.C63];&quot;00&quot;))" office:value-type="string" office:string-value="Teensy32_57" calcext:value-type="string">
            <text:p>Teensy32_57</text:p>
          </table:table-cell>
          <table:table-cell table:style-name="ce154" table:formula="of:=IF(LEN([.$B$3])&gt;0;VLOOKUP([.M63];INDIRECT(CONCATENATE([.$B$3];&quot;.&quot;;VLOOKUP([.$B$3];[$'MCU List'.$A$2:.$C$49];2;0)));VLOOKUP([.$B$3];[$'MCU List'.$A$2:.$C$49];3;0);VLOOKUP([.$B$3];[$'MCU List'.$A$2:.$D$49];4;0));[.M63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64])&gt;0;CONCATENATE(TEXT([.C64];&quot;00&quot;);&quot;_&quot;;[.F64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3]" office:value-type="float" office:value="58" calcext:value-type="float">
            <text:p>58</text:p>
          </table:table-cell>
          <table:table-cell table:style-name="ce130" table:formula="of:=IF(ISERROR([.N64]);&quot;&quot;;[.N64])">
            <text:p/>
          </table:table-cell>
          <table:table-cell table:style-name="ce142"/>
          <table:table-cell table:style-name="ce130" table:formula="of:=IF([.E64]=&quot;N/C&quot;;&quot;&quot;;SUBSTITUTE(SUBSTITUTE(SUBSTITUTE([.E64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1"/>
          <table:table-cell table:style-name="ce153" table:content-validation-name="val8"/>
          <table:table-cell table:formula="of:=CONCATENATE([.$B$3];&quot;_&quot;;TEXT([.C64];&quot;00&quot;))" office:value-type="string" office:string-value="Teensy32_58" calcext:value-type="string">
            <text:p>Teensy32_58</text:p>
          </table:table-cell>
          <table:table-cell table:style-name="ce154" table:formula="of:=IF(LEN([.$B$3])&gt;0;VLOOKUP([.M64];INDIRECT(CONCATENATE([.$B$3];&quot;.&quot;;VLOOKUP([.$B$3];[$'MCU List'.$A$2:.$C$49];2;0)));VLOOKUP([.$B$3];[$'MCU List'.$A$2:.$C$49];3;0);VLOOKUP([.$B$3];[$'MCU List'.$A$2:.$D$49];4;0));[.M64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65])&gt;0;CONCATENATE(TEXT([.C65];&quot;00&quot;);&quot;_&quot;;[.F65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4]" office:value-type="float" office:value="59" calcext:value-type="float">
            <text:p>59</text:p>
          </table:table-cell>
          <table:table-cell table:style-name="ce130" table:formula="of:=IF(ISERROR([.N65]);&quot;&quot;;[.N65])">
            <text:p/>
          </table:table-cell>
          <table:table-cell table:style-name="ce142"/>
          <table:table-cell table:style-name="ce130" table:formula="of:=IF([.E65]=&quot;N/C&quot;;&quot;&quot;;SUBSTITUTE(SUBSTITUTE(SUBSTITUTE([.E65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1"/>
          <table:table-cell table:style-name="ce153" table:content-validation-name="val8"/>
          <table:table-cell table:formula="of:=CONCATENATE([.$B$3];&quot;_&quot;;TEXT([.C65];&quot;00&quot;))" office:value-type="string" office:string-value="Teensy32_59" calcext:value-type="string">
            <text:p>Teensy32_59</text:p>
          </table:table-cell>
          <table:table-cell table:style-name="ce154" table:formula="of:=IF(LEN([.$B$3])&gt;0;VLOOKUP([.M65];INDIRECT(CONCATENATE([.$B$3];&quot;.&quot;;VLOOKUP([.$B$3];[$'MCU List'.$A$2:.$C$49];2;0)));VLOOKUP([.$B$3];[$'MCU List'.$A$2:.$C$49];3;0);VLOOKUP([.$B$3];[$'MCU List'.$A$2:.$D$49];4;0));[.M65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66])&gt;0;CONCATENATE(TEXT([.C66];&quot;00&quot;);&quot;_&quot;;[.F66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5]" office:value-type="float" office:value="60" calcext:value-type="float">
            <text:p>60</text:p>
          </table:table-cell>
          <table:table-cell table:style-name="ce130" table:formula="of:=IF(ISERROR([.N66]);&quot;&quot;;[.N66])">
            <text:p/>
          </table:table-cell>
          <table:table-cell table:style-name="ce142"/>
          <table:table-cell table:style-name="ce130" table:formula="of:=IF([.E66]=&quot;N/C&quot;;&quot;&quot;;SUBSTITUTE(SUBSTITUTE(SUBSTITUTE([.E66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66];&quot;00&quot;))" office:value-type="string" office:string-value="Teensy32_60" calcext:value-type="string">
            <text:p>Teensy32_60</text:p>
          </table:table-cell>
          <table:table-cell table:style-name="ce154" table:formula="of:=IF(LEN([.$B$3])&gt;0;VLOOKUP([.M66];INDIRECT(CONCATENATE([.$B$3];&quot;.&quot;;VLOOKUP([.$B$3];[$'MCU List'.$A$2:.$C$49];2;0)));VLOOKUP([.$B$3];[$'MCU List'.$A$2:.$C$49];3;0);VLOOKUP([.$B$3];[$'MCU List'.$A$2:.$D$49];4;0));[.M66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67])&gt;0;CONCATENATE(TEXT([.C67];&quot;00&quot;);&quot;_&quot;;[.F67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6]" office:value-type="float" office:value="61" calcext:value-type="float">
            <text:p>61</text:p>
          </table:table-cell>
          <table:table-cell table:style-name="ce130" table:formula="of:=IF(ISERROR([.N67]);&quot;&quot;;[.N67])">
            <text:p/>
          </table:table-cell>
          <table:table-cell table:style-name="ce142"/>
          <table:table-cell table:style-name="ce130" table:formula="of:=IF([.E67]=&quot;N/C&quot;;&quot;&quot;;SUBSTITUTE(SUBSTITUTE(SUBSTITUTE([.E67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67];&quot;00&quot;))" office:value-type="string" office:string-value="Teensy32_61" calcext:value-type="string">
            <text:p>Teensy32_61</text:p>
          </table:table-cell>
          <table:table-cell table:style-name="ce154" table:formula="of:=IF(LEN([.$B$3])&gt;0;VLOOKUP([.M67];INDIRECT(CONCATENATE([.$B$3];&quot;.&quot;;VLOOKUP([.$B$3];[$'MCU List'.$A$2:.$C$49];2;0)));VLOOKUP([.$B$3];[$'MCU List'.$A$2:.$C$49];3;0);VLOOKUP([.$B$3];[$'MCU List'.$A$2:.$D$49];4;0));[.M67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68])&gt;0;CONCATENATE(TEXT([.C68];&quot;00&quot;);&quot;_&quot;;[.F68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7]" office:value-type="float" office:value="62" calcext:value-type="float">
            <text:p>62</text:p>
          </table:table-cell>
          <table:table-cell table:style-name="ce130" table:formula="of:=IF(ISERROR([.N68]);&quot;&quot;;[.N68])">
            <text:p/>
          </table:table-cell>
          <table:table-cell table:style-name="ce142"/>
          <table:table-cell table:style-name="ce130" table:formula="of:=IF([.E68]=&quot;N/C&quot;;&quot;&quot;;SUBSTITUTE(SUBSTITUTE(SUBSTITUTE([.E68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68];&quot;00&quot;))" office:value-type="string" office:string-value="Teensy32_62" calcext:value-type="string">
            <text:p>Teensy32_62</text:p>
          </table:table-cell>
          <table:table-cell table:style-name="ce154" table:formula="of:=IF(LEN([.$B$3])&gt;0;VLOOKUP([.M68];INDIRECT(CONCATENATE([.$B$3];&quot;.&quot;;VLOOKUP([.$B$3];[$'MCU List'.$A$2:.$C$49];2;0)));VLOOKUP([.$B$3];[$'MCU List'.$A$2:.$C$49];3;0);VLOOKUP([.$B$3];[$'MCU List'.$A$2:.$D$49];4;0));[.M68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69])&gt;0;CONCATENATE(TEXT([.C69];&quot;00&quot;);&quot;_&quot;;[.F69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8]" office:value-type="float" office:value="63" calcext:value-type="float">
            <text:p>63</text:p>
          </table:table-cell>
          <table:table-cell table:style-name="ce130" table:formula="of:=IF(ISERROR([.N69]);&quot;&quot;;[.N69])">
            <text:p/>
          </table:table-cell>
          <table:table-cell table:style-name="ce142"/>
          <table:table-cell table:style-name="ce130" table:formula="of:=IF([.E69]=&quot;N/C&quot;;&quot;&quot;;SUBSTITUTE(SUBSTITUTE(SUBSTITUTE([.E69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69];&quot;00&quot;))" office:value-type="string" office:string-value="Teensy32_63" calcext:value-type="string">
            <text:p>Teensy32_63</text:p>
          </table:table-cell>
          <table:table-cell table:style-name="ce154" table:formula="of:=IF(LEN([.$B$3])&gt;0;VLOOKUP([.M69];INDIRECT(CONCATENATE([.$B$3];&quot;.&quot;;VLOOKUP([.$B$3];[$'MCU List'.$A$2:.$C$49];2;0)));VLOOKUP([.$B$3];[$'MCU List'.$A$2:.$C$49];3;0);VLOOKUP([.$B$3];[$'MCU List'.$A$2:.$D$49];4;0));[.M69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70])&gt;0;CONCATENATE(TEXT([.C70];&quot;00&quot;);&quot;_&quot;;[.F70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69]" office:value-type="float" office:value="64" calcext:value-type="float">
            <text:p>64</text:p>
          </table:table-cell>
          <table:table-cell table:style-name="ce130" table:formula="of:=IF(ISERROR([.N70]);&quot;&quot;;[.N70])">
            <text:p/>
          </table:table-cell>
          <table:table-cell table:style-name="ce142"/>
          <table:table-cell table:style-name="ce130" table:formula="of:=IF([.E70]=&quot;N/C&quot;;&quot;&quot;;SUBSTITUTE(SUBSTITUTE(SUBSTITUTE([.E70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70];&quot;00&quot;))" office:value-type="string" office:string-value="Teensy32_64" calcext:value-type="string">
            <text:p>Teensy32_64</text:p>
          </table:table-cell>
          <table:table-cell table:style-name="ce154" table:formula="of:=IF(LEN([.$B$3])&gt;0;VLOOKUP([.M70];INDIRECT(CONCATENATE([.$B$3];&quot;.&quot;;VLOOKUP([.$B$3];[$'MCU List'.$A$2:.$C$49];2;0)));VLOOKUP([.$B$3];[$'MCU List'.$A$2:.$C$49];3;0);VLOOKUP([.$B$3];[$'MCU List'.$A$2:.$D$49];4;0));[.M70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71])&gt;0;CONCATENATE(TEXT([.C71];&quot;00&quot;);&quot;_&quot;;[.F71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0]" office:value-type="float" office:value="65" calcext:value-type="float">
            <text:p>65</text:p>
          </table:table-cell>
          <table:table-cell table:style-name="ce130" table:formula="of:=IF(ISERROR([.N71]);&quot;&quot;;[.N71])">
            <text:p/>
          </table:table-cell>
          <table:table-cell table:style-name="ce142"/>
          <table:table-cell table:style-name="ce130" table:formula="of:=IF([.E71]=&quot;N/C&quot;;&quot;&quot;;SUBSTITUTE(SUBSTITUTE(SUBSTITUTE([.E71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71];&quot;00&quot;))" office:value-type="string" office:string-value="Teensy32_65" calcext:value-type="string">
            <text:p>Teensy32_65</text:p>
          </table:table-cell>
          <table:table-cell table:style-name="ce154" table:formula="of:=IF(LEN([.$B$3])&gt;0;VLOOKUP([.M71];INDIRECT(CONCATENATE([.$B$3];&quot;.&quot;;VLOOKUP([.$B$3];[$'MCU List'.$A$2:.$C$49];2;0)));VLOOKUP([.$B$3];[$'MCU List'.$A$2:.$C$49];3;0);VLOOKUP([.$B$3];[$'MCU List'.$A$2:.$D$49];4;0));[.M71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72])&gt;0;CONCATENATE(TEXT([.C72];&quot;00&quot;);&quot;_&quot;;[.F72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1]" office:value-type="float" office:value="66" calcext:value-type="float">
            <text:p>66</text:p>
          </table:table-cell>
          <table:table-cell table:style-name="ce130" table:formula="of:=IF(ISERROR([.N72]);&quot;&quot;;[.N72])">
            <text:p/>
          </table:table-cell>
          <table:table-cell table:style-name="ce142"/>
          <table:table-cell table:style-name="ce130" table:formula="of:=IF([.E72]=&quot;N/C&quot;;&quot;&quot;;SUBSTITUTE(SUBSTITUTE(SUBSTITUTE([.E72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72];&quot;00&quot;))" office:value-type="string" office:string-value="Teensy32_66" calcext:value-type="string">
            <text:p>Teensy32_66</text:p>
          </table:table-cell>
          <table:table-cell table:style-name="ce154" table:formula="of:=IF(LEN([.$B$3])&gt;0;VLOOKUP([.M72];INDIRECT(CONCATENATE([.$B$3];&quot;.&quot;;VLOOKUP([.$B$3];[$'MCU List'.$A$2:.$C$49];2;0)));VLOOKUP([.$B$3];[$'MCU List'.$A$2:.$C$49];3;0);VLOOKUP([.$B$3];[$'MCU List'.$A$2:.$D$49];4;0));[.M72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73])&gt;0;CONCATENATE(TEXT([.C73];&quot;00&quot;);&quot;_&quot;;[.F73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2]" office:value-type="float" office:value="67" calcext:value-type="float">
            <text:p>67</text:p>
          </table:table-cell>
          <table:table-cell table:style-name="ce130" table:formula="of:=IF(ISERROR([.N73]);&quot;&quot;;[.N73])">
            <text:p/>
          </table:table-cell>
          <table:table-cell table:style-name="ce142"/>
          <table:table-cell table:style-name="ce130" table:formula="of:=IF([.E73]=&quot;N/C&quot;;&quot;&quot;;SUBSTITUTE(SUBSTITUTE(SUBSTITUTE([.E73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73];&quot;00&quot;))" office:value-type="string" office:string-value="Teensy32_67" calcext:value-type="string">
            <text:p>Teensy32_67</text:p>
          </table:table-cell>
          <table:table-cell table:style-name="ce154" table:formula="of:=IF(LEN([.$B$3])&gt;0;VLOOKUP([.M73];INDIRECT(CONCATENATE([.$B$3];&quot;.&quot;;VLOOKUP([.$B$3];[$'MCU List'.$A$2:.$C$49];2;0)));VLOOKUP([.$B$3];[$'MCU List'.$A$2:.$C$49];3;0);VLOOKUP([.$B$3];[$'MCU List'.$A$2:.$D$49];4;0));[.M73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74])&gt;0;CONCATENATE(TEXT([.C74];&quot;00&quot;);&quot;_&quot;;[.F74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3]" office:value-type="float" office:value="68" calcext:value-type="float">
            <text:p>68</text:p>
          </table:table-cell>
          <table:table-cell table:style-name="ce130" table:formula="of:=IF(ISERROR([.N74]);&quot;&quot;;[.N74])">
            <text:p/>
          </table:table-cell>
          <table:table-cell table:style-name="ce142"/>
          <table:table-cell table:style-name="ce130" table:formula="of:=IF([.E74]=&quot;N/C&quot;;&quot;&quot;;SUBSTITUTE(SUBSTITUTE(SUBSTITUTE([.E74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74];&quot;00&quot;))" office:value-type="string" office:string-value="Teensy32_68" calcext:value-type="string">
            <text:p>Teensy32_68</text:p>
          </table:table-cell>
          <table:table-cell table:style-name="ce154" table:formula="of:=IF(LEN([.$B$3])&gt;0;VLOOKUP([.M74];INDIRECT(CONCATENATE([.$B$3];&quot;.&quot;;VLOOKUP([.$B$3];[$'MCU List'.$A$2:.$C$49];2;0)));VLOOKUP([.$B$3];[$'MCU List'.$A$2:.$C$49];3;0);VLOOKUP([.$B$3];[$'MCU List'.$A$2:.$D$49];4;0));[.M74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75])&gt;0;CONCATENATE(TEXT([.C75];&quot;00&quot;);&quot;_&quot;;[.F75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4]" office:value-type="float" office:value="69" calcext:value-type="float">
            <text:p>69</text:p>
          </table:table-cell>
          <table:table-cell table:style-name="ce130" table:formula="of:=IF(ISERROR([.N75]);&quot;&quot;;[.N75])">
            <text:p/>
          </table:table-cell>
          <table:table-cell table:style-name="ce142"/>
          <table:table-cell table:style-name="ce130" table:formula="of:=IF([.E75]=&quot;N/C&quot;;&quot;&quot;;SUBSTITUTE(SUBSTITUTE(SUBSTITUTE([.E75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75];&quot;00&quot;))" office:value-type="string" office:string-value="Teensy32_69" calcext:value-type="string">
            <text:p>Teensy32_69</text:p>
          </table:table-cell>
          <table:table-cell table:style-name="ce154" table:formula="of:=IF(LEN([.$B$3])&gt;0;VLOOKUP([.M75];INDIRECT(CONCATENATE([.$B$3];&quot;.&quot;;VLOOKUP([.$B$3];[$'MCU List'.$A$2:.$C$49];2;0)));VLOOKUP([.$B$3];[$'MCU List'.$A$2:.$C$49];3;0);VLOOKUP([.$B$3];[$'MCU List'.$A$2:.$D$49];4;0));[.M75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76])&gt;0;CONCATENATE(TEXT([.C76];&quot;00&quot;);&quot;_&quot;;[.F76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5]" office:value-type="float" office:value="70" calcext:value-type="float">
            <text:p>70</text:p>
          </table:table-cell>
          <table:table-cell table:style-name="ce130" table:formula="of:=IF(ISERROR([.N76]);&quot;&quot;;[.N76])">
            <text:p/>
          </table:table-cell>
          <table:table-cell table:style-name="ce142"/>
          <table:table-cell table:style-name="ce130" table:formula="of:=IF([.E76]=&quot;N/C&quot;;&quot;&quot;;SUBSTITUTE(SUBSTITUTE(SUBSTITUTE([.E76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76];&quot;00&quot;))" office:value-type="string" office:string-value="Teensy32_70" calcext:value-type="string">
            <text:p>Teensy32_70</text:p>
          </table:table-cell>
          <table:table-cell table:style-name="ce154" table:formula="of:=IF(LEN([.$B$3])&gt;0;VLOOKUP([.M76];INDIRECT(CONCATENATE([.$B$3];&quot;.&quot;;VLOOKUP([.$B$3];[$'MCU List'.$A$2:.$C$49];2;0)));VLOOKUP([.$B$3];[$'MCU List'.$A$2:.$C$49];3;0);VLOOKUP([.$B$3];[$'MCU List'.$A$2:.$D$49];4;0));[.M76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77])&gt;0;CONCATENATE(TEXT([.C77];&quot;00&quot;);&quot;_&quot;;[.F77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6]" office:value-type="float" office:value="71" calcext:value-type="float">
            <text:p>71</text:p>
          </table:table-cell>
          <table:table-cell table:style-name="ce130" table:formula="of:=IF(ISERROR([.N77]);&quot;&quot;;[.N77])">
            <text:p/>
          </table:table-cell>
          <table:table-cell table:style-name="ce142"/>
          <table:table-cell table:style-name="ce130" table:formula="of:=IF([.E77]=&quot;N/C&quot;;&quot;&quot;;SUBSTITUTE(SUBSTITUTE(SUBSTITUTE([.E77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77];&quot;00&quot;))" office:value-type="string" office:string-value="Teensy32_71" calcext:value-type="string">
            <text:p>Teensy32_71</text:p>
          </table:table-cell>
          <table:table-cell table:style-name="ce154" table:formula="of:=IF(LEN([.$B$3])&gt;0;VLOOKUP([.M77];INDIRECT(CONCATENATE([.$B$3];&quot;.&quot;;VLOOKUP([.$B$3];[$'MCU List'.$A$2:.$C$49];2;0)));VLOOKUP([.$B$3];[$'MCU List'.$A$2:.$C$49];3;0);VLOOKUP([.$B$3];[$'MCU List'.$A$2:.$D$49];4;0));[.M77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78])&gt;0;CONCATENATE(TEXT([.C78];&quot;00&quot;);&quot;_&quot;;[.F78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7]" office:value-type="float" office:value="72" calcext:value-type="float">
            <text:p>72</text:p>
          </table:table-cell>
          <table:table-cell table:style-name="ce130" table:formula="of:=IF(ISERROR([.N78]);&quot;&quot;;[.N78])">
            <text:p/>
          </table:table-cell>
          <table:table-cell table:style-name="ce142"/>
          <table:table-cell table:style-name="ce130" table:formula="of:=IF([.E78]=&quot;N/C&quot;;&quot;&quot;;SUBSTITUTE(SUBSTITUTE(SUBSTITUTE([.E78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78];&quot;00&quot;))" office:value-type="string" office:string-value="Teensy32_72" calcext:value-type="string">
            <text:p>Teensy32_72</text:p>
          </table:table-cell>
          <table:table-cell table:style-name="ce154" table:formula="of:=IF(LEN([.$B$3])&gt;0;VLOOKUP([.M78];INDIRECT(CONCATENATE([.$B$3];&quot;.&quot;;VLOOKUP([.$B$3];[$'MCU List'.$A$2:.$C$49];2;0)));VLOOKUP([.$B$3];[$'MCU List'.$A$2:.$C$49];3;0);VLOOKUP([.$B$3];[$'MCU List'.$A$2:.$D$49];4;0));[.M78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79])&gt;0;CONCATENATE(TEXT([.C79];&quot;00&quot;);&quot;_&quot;;[.F79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8]" office:value-type="float" office:value="73" calcext:value-type="float">
            <text:p>73</text:p>
          </table:table-cell>
          <table:table-cell table:style-name="ce130" table:formula="of:=IF(ISERROR([.N79]);&quot;&quot;;[.N79])">
            <text:p/>
          </table:table-cell>
          <table:table-cell table:style-name="ce142"/>
          <table:table-cell table:style-name="ce130" table:formula="of:=IF([.E79]=&quot;N/C&quot;;&quot;&quot;;SUBSTITUTE(SUBSTITUTE(SUBSTITUTE([.E79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79];&quot;00&quot;))" office:value-type="string" office:string-value="Teensy32_73" calcext:value-type="string">
            <text:p>Teensy32_73</text:p>
          </table:table-cell>
          <table:table-cell table:style-name="ce154" table:formula="of:=IF(LEN([.$B$3])&gt;0;VLOOKUP([.M79];INDIRECT(CONCATENATE([.$B$3];&quot;.&quot;;VLOOKUP([.$B$3];[$'MCU List'.$A$2:.$C$49];2;0)));VLOOKUP([.$B$3];[$'MCU List'.$A$2:.$C$49];3;0);VLOOKUP([.$B$3];[$'MCU List'.$A$2:.$D$49];4;0));[.M79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80])&gt;0;CONCATENATE(TEXT([.C80];&quot;00&quot;);&quot;_&quot;;[.F80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79]" office:value-type="float" office:value="74" calcext:value-type="float">
            <text:p>74</text:p>
          </table:table-cell>
          <table:table-cell table:style-name="ce130" table:formula="of:=IF(ISERROR([.N80]);&quot;&quot;;[.N80])">
            <text:p/>
          </table:table-cell>
          <table:table-cell table:style-name="ce142"/>
          <table:table-cell table:style-name="ce130" table:formula="of:=IF([.E80]=&quot;N/C&quot;;&quot;&quot;;SUBSTITUTE(SUBSTITUTE(SUBSTITUTE([.E80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80];&quot;00&quot;))" office:value-type="string" office:string-value="Teensy32_74" calcext:value-type="string">
            <text:p>Teensy32_74</text:p>
          </table:table-cell>
          <table:table-cell table:style-name="ce154" table:formula="of:=IF(LEN([.$B$3])&gt;0;VLOOKUP([.M80];INDIRECT(CONCATENATE([.$B$3];&quot;.&quot;;VLOOKUP([.$B$3];[$'MCU List'.$A$2:.$C$49];2;0)));VLOOKUP([.$B$3];[$'MCU List'.$A$2:.$C$49];3;0);VLOOKUP([.$B$3];[$'MCU List'.$A$2:.$D$49];4;0));[.M80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81])&gt;0;CONCATENATE(TEXT([.C81];&quot;00&quot;);&quot;_&quot;;[.F81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0]" office:value-type="float" office:value="75" calcext:value-type="float">
            <text:p>75</text:p>
          </table:table-cell>
          <table:table-cell table:style-name="ce130" table:formula="of:=IF(ISERROR([.N81]);&quot;&quot;;[.N81])">
            <text:p/>
          </table:table-cell>
          <table:table-cell table:style-name="ce142"/>
          <table:table-cell table:style-name="ce130" table:formula="of:=IF([.E81]=&quot;N/C&quot;;&quot;&quot;;SUBSTITUTE(SUBSTITUTE(SUBSTITUTE([.E81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81];&quot;00&quot;))" office:value-type="string" office:string-value="Teensy32_75" calcext:value-type="string">
            <text:p>Teensy32_75</text:p>
          </table:table-cell>
          <table:table-cell table:style-name="ce154" table:formula="of:=IF(LEN([.$B$3])&gt;0;VLOOKUP([.M81];INDIRECT(CONCATENATE([.$B$3];&quot;.&quot;;VLOOKUP([.$B$3];[$'MCU List'.$A$2:.$C$49];2;0)));VLOOKUP([.$B$3];[$'MCU List'.$A$2:.$C$49];3;0);VLOOKUP([.$B$3];[$'MCU List'.$A$2:.$D$49];4;0));[.M81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82])&gt;0;CONCATENATE(TEXT([.C82];&quot;00&quot;);&quot;_&quot;;[.F82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1]" office:value-type="float" office:value="76" calcext:value-type="float">
            <text:p>76</text:p>
          </table:table-cell>
          <table:table-cell table:style-name="ce130" table:formula="of:=IF(ISERROR([.N82]);&quot;&quot;;[.N82])">
            <text:p/>
          </table:table-cell>
          <table:table-cell table:style-name="ce142"/>
          <table:table-cell table:style-name="ce130" table:formula="of:=IF([.E82]=&quot;N/C&quot;;&quot;&quot;;SUBSTITUTE(SUBSTITUTE(SUBSTITUTE([.E82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82];&quot;00&quot;))" office:value-type="string" office:string-value="Teensy32_76" calcext:value-type="string">
            <text:p>Teensy32_76</text:p>
          </table:table-cell>
          <table:table-cell table:style-name="ce154" table:formula="of:=IF(LEN([.$B$3])&gt;0;VLOOKUP([.M82];INDIRECT(CONCATENATE([.$B$3];&quot;.&quot;;VLOOKUP([.$B$3];[$'MCU List'.$A$2:.$C$49];2;0)));VLOOKUP([.$B$3];[$'MCU List'.$A$2:.$C$49];3;0);VLOOKUP([.$B$3];[$'MCU List'.$A$2:.$D$49];4;0));[.M82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83])&gt;0;CONCATENATE(TEXT([.C83];&quot;00&quot;);&quot;_&quot;;[.F83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2]" office:value-type="float" office:value="77" calcext:value-type="float">
            <text:p>77</text:p>
          </table:table-cell>
          <table:table-cell table:style-name="ce130" table:formula="of:=IF(ISERROR([.N83]);&quot;&quot;;[.N83])">
            <text:p/>
          </table:table-cell>
          <table:table-cell table:style-name="ce142"/>
          <table:table-cell table:style-name="ce130" table:formula="of:=IF([.E83]=&quot;N/C&quot;;&quot;&quot;;SUBSTITUTE(SUBSTITUTE(SUBSTITUTE([.E83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83];&quot;00&quot;))" office:value-type="string" office:string-value="Teensy32_77" calcext:value-type="string">
            <text:p>Teensy32_77</text:p>
          </table:table-cell>
          <table:table-cell table:style-name="ce154" table:formula="of:=IF(LEN([.$B$3])&gt;0;VLOOKUP([.M83];INDIRECT(CONCATENATE([.$B$3];&quot;.&quot;;VLOOKUP([.$B$3];[$'MCU List'.$A$2:.$C$49];2;0)));VLOOKUP([.$B$3];[$'MCU List'.$A$2:.$C$49];3;0);VLOOKUP([.$B$3];[$'MCU List'.$A$2:.$D$49];4;0));[.M83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84])&gt;0;CONCATENATE(TEXT([.C84];&quot;00&quot;);&quot;_&quot;;[.F84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3]" office:value-type="float" office:value="78" calcext:value-type="float">
            <text:p>78</text:p>
          </table:table-cell>
          <table:table-cell table:style-name="ce130" table:formula="of:=IF(ISERROR([.N84]);&quot;&quot;;[.N84])">
            <text:p/>
          </table:table-cell>
          <table:table-cell table:style-name="ce142"/>
          <table:table-cell table:style-name="ce130" table:formula="of:=IF([.E84]=&quot;N/C&quot;;&quot;&quot;;SUBSTITUTE(SUBSTITUTE(SUBSTITUTE([.E84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84];&quot;00&quot;))" office:value-type="string" office:string-value="Teensy32_78" calcext:value-type="string">
            <text:p>Teensy32_78</text:p>
          </table:table-cell>
          <table:table-cell table:style-name="ce154" table:formula="of:=IF(LEN([.$B$3])&gt;0;VLOOKUP([.M84];INDIRECT(CONCATENATE([.$B$3];&quot;.&quot;;VLOOKUP([.$B$3];[$'MCU List'.$A$2:.$C$49];2;0)));VLOOKUP([.$B$3];[$'MCU List'.$A$2:.$C$49];3;0);VLOOKUP([.$B$3];[$'MCU List'.$A$2:.$D$49];4;0));[.M84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85])&gt;0;CONCATENATE(TEXT([.C85];&quot;00&quot;);&quot;_&quot;;[.F85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4]" office:value-type="float" office:value="79" calcext:value-type="float">
            <text:p>79</text:p>
          </table:table-cell>
          <table:table-cell table:style-name="ce130" table:formula="of:=IF(ISERROR([.N85]);&quot;&quot;;[.N85])">
            <text:p/>
          </table:table-cell>
          <table:table-cell table:style-name="ce142"/>
          <table:table-cell table:style-name="ce130" table:formula="of:=IF([.E85]=&quot;N/C&quot;;&quot;&quot;;SUBSTITUTE(SUBSTITUTE(SUBSTITUTE([.E85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85];&quot;00&quot;))" office:value-type="string" office:string-value="Teensy32_79" calcext:value-type="string">
            <text:p>Teensy32_79</text:p>
          </table:table-cell>
          <table:table-cell table:style-name="ce154" table:formula="of:=IF(LEN([.$B$3])&gt;0;VLOOKUP([.M85];INDIRECT(CONCATENATE([.$B$3];&quot;.&quot;;VLOOKUP([.$B$3];[$'MCU List'.$A$2:.$C$49];2;0)));VLOOKUP([.$B$3];[$'MCU List'.$A$2:.$C$49];3;0);VLOOKUP([.$B$3];[$'MCU List'.$A$2:.$D$49];4;0));[.M85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86])&gt;0;CONCATENATE(TEXT([.C86];&quot;00&quot;);&quot;_&quot;;[.F86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5]" office:value-type="float" office:value="80" calcext:value-type="float">
            <text:p>80</text:p>
          </table:table-cell>
          <table:table-cell table:style-name="ce130" table:formula="of:=IF(ISERROR([.N86]);&quot;&quot;;[.N86])">
            <text:p/>
          </table:table-cell>
          <table:table-cell table:style-name="ce142"/>
          <table:table-cell table:style-name="ce130" table:formula="of:=IF([.E86]=&quot;N/C&quot;;&quot;&quot;;SUBSTITUTE(SUBSTITUTE(SUBSTITUTE([.E86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86];&quot;00&quot;))" office:value-type="string" office:string-value="Teensy32_80" calcext:value-type="string">
            <text:p>Teensy32_80</text:p>
          </table:table-cell>
          <table:table-cell table:style-name="ce154" table:formula="of:=IF(LEN([.$B$3])&gt;0;VLOOKUP([.M86];INDIRECT(CONCATENATE([.$B$3];&quot;.&quot;;VLOOKUP([.$B$3];[$'MCU List'.$A$2:.$C$49];2;0)));VLOOKUP([.$B$3];[$'MCU List'.$A$2:.$C$49];3;0);VLOOKUP([.$B$3];[$'MCU List'.$A$2:.$D$49];4;0));[.M86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87])&gt;0;CONCATENATE(TEXT([.C87];&quot;00&quot;);&quot;_&quot;;[.F87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6]" office:value-type="float" office:value="81" calcext:value-type="float">
            <text:p>81</text:p>
          </table:table-cell>
          <table:table-cell table:style-name="ce130" table:formula="of:=IF(ISERROR([.N87]);&quot;&quot;;[.N87])">
            <text:p/>
          </table:table-cell>
          <table:table-cell table:style-name="ce142"/>
          <table:table-cell table:style-name="ce130" table:formula="of:=IF([.E87]=&quot;N/C&quot;;&quot;&quot;;SUBSTITUTE(SUBSTITUTE(SUBSTITUTE([.E87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87];&quot;00&quot;))" office:value-type="string" office:string-value="Teensy32_81" calcext:value-type="string">
            <text:p>Teensy32_81</text:p>
          </table:table-cell>
          <table:table-cell table:style-name="ce154" table:formula="of:=IF(LEN([.$B$3])&gt;0;VLOOKUP([.M87];INDIRECT(CONCATENATE([.$B$3];&quot;.&quot;;VLOOKUP([.$B$3];[$'MCU List'.$A$2:.$C$49];2;0)));VLOOKUP([.$B$3];[$'MCU List'.$A$2:.$C$49];3;0);VLOOKUP([.$B$3];[$'MCU List'.$A$2:.$D$49];4;0));[.M87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88])&gt;0;CONCATENATE(TEXT([.C88];&quot;00&quot;);&quot;_&quot;;[.F88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7]" office:value-type="float" office:value="82" calcext:value-type="float">
            <text:p>82</text:p>
          </table:table-cell>
          <table:table-cell table:style-name="ce130" table:formula="of:=IF(ISERROR([.N88]);&quot;&quot;;[.N88])">
            <text:p/>
          </table:table-cell>
          <table:table-cell table:style-name="ce142"/>
          <table:table-cell table:style-name="ce130" table:formula="of:=IF([.E88]=&quot;N/C&quot;;&quot;&quot;;SUBSTITUTE(SUBSTITUTE(SUBSTITUTE([.E88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88];&quot;00&quot;))" office:value-type="string" office:string-value="Teensy32_82" calcext:value-type="string">
            <text:p>Teensy32_82</text:p>
          </table:table-cell>
          <table:table-cell table:style-name="ce154" table:formula="of:=IF(LEN([.$B$3])&gt;0;VLOOKUP([.M88];INDIRECT(CONCATENATE([.$B$3];&quot;.&quot;;VLOOKUP([.$B$3];[$'MCU List'.$A$2:.$C$49];2;0)));VLOOKUP([.$B$3];[$'MCU List'.$A$2:.$C$49];3;0);VLOOKUP([.$B$3];[$'MCU List'.$A$2:.$D$49];4;0));[.M88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89])&gt;0;CONCATENATE(TEXT([.C89];&quot;00&quot;);&quot;_&quot;;[.F89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8]" office:value-type="float" office:value="83" calcext:value-type="float">
            <text:p>83</text:p>
          </table:table-cell>
          <table:table-cell table:style-name="ce130" table:formula="of:=IF(ISERROR([.N89]);&quot;&quot;;[.N89])">
            <text:p/>
          </table:table-cell>
          <table:table-cell table:style-name="ce142"/>
          <table:table-cell table:style-name="ce130" table:formula="of:=IF([.E89]=&quot;N/C&quot;;&quot;&quot;;SUBSTITUTE(SUBSTITUTE(SUBSTITUTE([.E89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89];&quot;00&quot;))" office:value-type="string" office:string-value="Teensy32_83" calcext:value-type="string">
            <text:p>Teensy32_83</text:p>
          </table:table-cell>
          <table:table-cell table:style-name="ce154" table:formula="of:=IF(LEN([.$B$3])&gt;0;VLOOKUP([.M89];INDIRECT(CONCATENATE([.$B$3];&quot;.&quot;;VLOOKUP([.$B$3];[$'MCU List'.$A$2:.$C$49];2;0)));VLOOKUP([.$B$3];[$'MCU List'.$A$2:.$C$49];3;0);VLOOKUP([.$B$3];[$'MCU List'.$A$2:.$D$49];4;0));[.M89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90])&gt;0;CONCATENATE(TEXT([.C90];&quot;00&quot;);&quot;_&quot;;[.F90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89]" office:value-type="float" office:value="84" calcext:value-type="float">
            <text:p>84</text:p>
          </table:table-cell>
          <table:table-cell table:style-name="ce130" table:formula="of:=IF(ISERROR([.N90]);&quot;&quot;;[.N90])">
            <text:p/>
          </table:table-cell>
          <table:table-cell table:style-name="ce142"/>
          <table:table-cell table:style-name="ce130" table:formula="of:=IF([.E90]=&quot;N/C&quot;;&quot;&quot;;SUBSTITUTE(SUBSTITUTE(SUBSTITUTE([.E90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90];&quot;00&quot;))" office:value-type="string" office:string-value="Teensy32_84" calcext:value-type="string">
            <text:p>Teensy32_84</text:p>
          </table:table-cell>
          <table:table-cell table:style-name="ce154" table:formula="of:=IF(LEN([.$B$3])&gt;0;VLOOKUP([.M90];INDIRECT(CONCATENATE([.$B$3];&quot;.&quot;;VLOOKUP([.$B$3];[$'MCU List'.$A$2:.$C$49];2;0)));VLOOKUP([.$B$3];[$'MCU List'.$A$2:.$C$49];3;0);VLOOKUP([.$B$3];[$'MCU List'.$A$2:.$D$49];4;0));[.M90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91])&gt;0;CONCATENATE(TEXT([.C91];&quot;00&quot;);&quot;_&quot;;[.F91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0]" office:value-type="float" office:value="85" calcext:value-type="float">
            <text:p>85</text:p>
          </table:table-cell>
          <table:table-cell table:style-name="ce130" table:formula="of:=IF(ISERROR([.N91]);&quot;&quot;;[.N91])">
            <text:p/>
          </table:table-cell>
          <table:table-cell table:style-name="ce142"/>
          <table:table-cell table:style-name="ce130" table:formula="of:=IF([.E91]=&quot;N/C&quot;;&quot;&quot;;SUBSTITUTE(SUBSTITUTE(SUBSTITUTE([.E91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91];&quot;00&quot;))" office:value-type="string" office:string-value="Teensy32_85" calcext:value-type="string">
            <text:p>Teensy32_85</text:p>
          </table:table-cell>
          <table:table-cell table:style-name="ce154" table:formula="of:=IF(LEN([.$B$3])&gt;0;VLOOKUP([.M91];INDIRECT(CONCATENATE([.$B$3];&quot;.&quot;;VLOOKUP([.$B$3];[$'MCU List'.$A$2:.$C$49];2;0)));VLOOKUP([.$B$3];[$'MCU List'.$A$2:.$C$49];3;0);VLOOKUP([.$B$3];[$'MCU List'.$A$2:.$D$49];4;0));[.M91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92])&gt;0;CONCATENATE(TEXT([.C92];&quot;00&quot;);&quot;_&quot;;[.F92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1]" office:value-type="float" office:value="86" calcext:value-type="float">
            <text:p>86</text:p>
          </table:table-cell>
          <table:table-cell table:style-name="ce130" table:formula="of:=IF(ISERROR([.N92]);&quot;&quot;;[.N92])">
            <text:p/>
          </table:table-cell>
          <table:table-cell table:style-name="ce142"/>
          <table:table-cell table:style-name="ce130" table:formula="of:=IF([.E92]=&quot;N/C&quot;;&quot;&quot;;SUBSTITUTE(SUBSTITUTE(SUBSTITUTE([.E92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92];&quot;00&quot;))" office:value-type="string" office:string-value="Teensy32_86" calcext:value-type="string">
            <text:p>Teensy32_86</text:p>
          </table:table-cell>
          <table:table-cell table:style-name="ce154" table:formula="of:=IF(LEN([.$B$3])&gt;0;VLOOKUP([.M92];INDIRECT(CONCATENATE([.$B$3];&quot;.&quot;;VLOOKUP([.$B$3];[$'MCU List'.$A$2:.$C$49];2;0)));VLOOKUP([.$B$3];[$'MCU List'.$A$2:.$C$49];3;0);VLOOKUP([.$B$3];[$'MCU List'.$A$2:.$D$49];4;0));[.M92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93])&gt;0;CONCATENATE(TEXT([.C93];&quot;00&quot;);&quot;_&quot;;[.F93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2]" office:value-type="float" office:value="87" calcext:value-type="float">
            <text:p>87</text:p>
          </table:table-cell>
          <table:table-cell table:style-name="ce130" table:formula="of:=IF(ISERROR([.N93]);&quot;&quot;;[.N93])">
            <text:p/>
          </table:table-cell>
          <table:table-cell table:style-name="ce142"/>
          <table:table-cell table:style-name="ce130" table:formula="of:=IF([.E93]=&quot;N/C&quot;;&quot;&quot;;SUBSTITUTE(SUBSTITUTE(SUBSTITUTE([.E93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93];&quot;00&quot;))" office:value-type="string" office:string-value="Teensy32_87" calcext:value-type="string">
            <text:p>Teensy32_87</text:p>
          </table:table-cell>
          <table:table-cell table:style-name="ce154" table:formula="of:=IF(LEN([.$B$3])&gt;0;VLOOKUP([.M93];INDIRECT(CONCATENATE([.$B$3];&quot;.&quot;;VLOOKUP([.$B$3];[$'MCU List'.$A$2:.$C$49];2;0)));VLOOKUP([.$B$3];[$'MCU List'.$A$2:.$C$49];3;0);VLOOKUP([.$B$3];[$'MCU List'.$A$2:.$D$49];4;0));[.M93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94])&gt;0;CONCATENATE(TEXT([.C94];&quot;00&quot;);&quot;_&quot;;[.F94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3]" office:value-type="float" office:value="88" calcext:value-type="float">
            <text:p>88</text:p>
          </table:table-cell>
          <table:table-cell table:style-name="ce130" table:formula="of:=IF(ISERROR([.N94]);&quot;&quot;;[.N94])">
            <text:p/>
          </table:table-cell>
          <table:table-cell table:style-name="ce142"/>
          <table:table-cell table:style-name="ce130" table:formula="of:=IF([.E94]=&quot;N/C&quot;;&quot;&quot;;SUBSTITUTE(SUBSTITUTE(SUBSTITUTE([.E94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94];&quot;00&quot;))" office:value-type="string" office:string-value="Teensy32_88" calcext:value-type="string">
            <text:p>Teensy32_88</text:p>
          </table:table-cell>
          <table:table-cell table:style-name="ce154" table:formula="of:=IF(LEN([.$B$3])&gt;0;VLOOKUP([.M94];INDIRECT(CONCATENATE([.$B$3];&quot;.&quot;;VLOOKUP([.$B$3];[$'MCU List'.$A$2:.$C$49];2;0)));VLOOKUP([.$B$3];[$'MCU List'.$A$2:.$C$49];3;0);VLOOKUP([.$B$3];[$'MCU List'.$A$2:.$D$49];4;0));[.M94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95])&gt;0;CONCATENATE(TEXT([.C95];&quot;00&quot;);&quot;_&quot;;[.F95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4]" office:value-type="float" office:value="89" calcext:value-type="float">
            <text:p>89</text:p>
          </table:table-cell>
          <table:table-cell table:style-name="ce130" table:formula="of:=IF(ISERROR([.N95]);&quot;&quot;;[.N95])">
            <text:p/>
          </table:table-cell>
          <table:table-cell table:style-name="ce142"/>
          <table:table-cell table:style-name="ce130" table:formula="of:=IF([.E95]=&quot;N/C&quot;;&quot;&quot;;SUBSTITUTE(SUBSTITUTE(SUBSTITUTE([.E95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95];&quot;00&quot;))" office:value-type="string" office:string-value="Teensy32_89" calcext:value-type="string">
            <text:p>Teensy32_89</text:p>
          </table:table-cell>
          <table:table-cell table:style-name="ce154" table:formula="of:=IF(LEN([.$B$3])&gt;0;VLOOKUP([.M95];INDIRECT(CONCATENATE([.$B$3];&quot;.&quot;;VLOOKUP([.$B$3];[$'MCU List'.$A$2:.$C$49];2;0)));VLOOKUP([.$B$3];[$'MCU List'.$A$2:.$C$49];3;0);VLOOKUP([.$B$3];[$'MCU List'.$A$2:.$D$49];4;0));[.M95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96])&gt;0;CONCATENATE(TEXT([.C96];&quot;00&quot;);&quot;_&quot;;[.F96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5]" office:value-type="float" office:value="90" calcext:value-type="float">
            <text:p>90</text:p>
          </table:table-cell>
          <table:table-cell table:style-name="ce130" table:formula="of:=IF(ISERROR([.N96]);&quot;&quot;;[.N96])">
            <text:p/>
          </table:table-cell>
          <table:table-cell table:style-name="ce142"/>
          <table:table-cell table:style-name="ce130" table:formula="of:=IF([.E96]=&quot;N/C&quot;;&quot;&quot;;SUBSTITUTE(SUBSTITUTE(SUBSTITUTE([.E96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96];&quot;00&quot;))" office:value-type="string" office:string-value="Teensy32_90" calcext:value-type="string">
            <text:p>Teensy32_90</text:p>
          </table:table-cell>
          <table:table-cell table:style-name="ce154" table:formula="of:=IF(LEN([.$B$3])&gt;0;VLOOKUP([.M96];INDIRECT(CONCATENATE([.$B$3];&quot;.&quot;;VLOOKUP([.$B$3];[$'MCU List'.$A$2:.$C$49];2;0)));VLOOKUP([.$B$3];[$'MCU List'.$A$2:.$C$49];3;0);VLOOKUP([.$B$3];[$'MCU List'.$A$2:.$D$49];4;0));[.M96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97])&gt;0;CONCATENATE(TEXT([.C97];&quot;00&quot;);&quot;_&quot;;[.F97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6]" office:value-type="float" office:value="91" calcext:value-type="float">
            <text:p>91</text:p>
          </table:table-cell>
          <table:table-cell table:style-name="ce130" table:formula="of:=IF(ISERROR([.N97]);&quot;&quot;;[.N97])">
            <text:p/>
          </table:table-cell>
          <table:table-cell table:style-name="ce142"/>
          <table:table-cell table:style-name="ce130" table:formula="of:=IF([.E97]=&quot;N/C&quot;;&quot;&quot;;SUBSTITUTE(SUBSTITUTE(SUBSTITUTE([.E97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97];&quot;00&quot;))" office:value-type="string" office:string-value="Teensy32_91" calcext:value-type="string">
            <text:p>Teensy32_91</text:p>
          </table:table-cell>
          <table:table-cell table:style-name="ce154" table:formula="of:=IF(LEN([.$B$3])&gt;0;VLOOKUP([.M97];INDIRECT(CONCATENATE([.$B$3];&quot;.&quot;;VLOOKUP([.$B$3];[$'MCU List'.$A$2:.$C$49];2;0)));VLOOKUP([.$B$3];[$'MCU List'.$A$2:.$C$49];3;0);VLOOKUP([.$B$3];[$'MCU List'.$A$2:.$D$49];4;0));[.M97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98])&gt;0;CONCATENATE(TEXT([.C98];&quot;00&quot;);&quot;_&quot;;[.F98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7]" office:value-type="float" office:value="92" calcext:value-type="float">
            <text:p>92</text:p>
          </table:table-cell>
          <table:table-cell table:style-name="ce130" table:formula="of:=IF(ISERROR([.N98]);&quot;&quot;;[.N98])">
            <text:p/>
          </table:table-cell>
          <table:table-cell table:style-name="ce142"/>
          <table:table-cell table:style-name="ce130" table:formula="of:=IF([.E98]=&quot;N/C&quot;;&quot;&quot;;SUBSTITUTE(SUBSTITUTE(SUBSTITUTE([.E98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98];&quot;00&quot;))" office:value-type="string" office:string-value="Teensy32_92" calcext:value-type="string">
            <text:p>Teensy32_92</text:p>
          </table:table-cell>
          <table:table-cell table:style-name="ce154" table:formula="of:=IF(LEN([.$B$3])&gt;0;VLOOKUP([.M98];INDIRECT(CONCATENATE([.$B$3];&quot;.&quot;;VLOOKUP([.$B$3];[$'MCU List'.$A$2:.$C$49];2;0)));VLOOKUP([.$B$3];[$'MCU List'.$A$2:.$C$49];3;0);VLOOKUP([.$B$3];[$'MCU List'.$A$2:.$D$49];4;0));[.M98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99])&gt;0;CONCATENATE(TEXT([.C99];&quot;00&quot;);&quot;_&quot;;[.F99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8]" office:value-type="float" office:value="93" calcext:value-type="float">
            <text:p>93</text:p>
          </table:table-cell>
          <table:table-cell table:style-name="ce130" table:formula="of:=IF(ISERROR([.N99]);&quot;&quot;;[.N99])">
            <text:p/>
          </table:table-cell>
          <table:table-cell table:style-name="ce142"/>
          <table:table-cell table:style-name="ce130" table:formula="of:=IF([.E99]=&quot;N/C&quot;;&quot;&quot;;SUBSTITUTE(SUBSTITUTE(SUBSTITUTE([.E99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99];&quot;00&quot;))" office:value-type="string" office:string-value="Teensy32_93" calcext:value-type="string">
            <text:p>Teensy32_93</text:p>
          </table:table-cell>
          <table:table-cell table:style-name="ce154" table:formula="of:=IF(LEN([.$B$3])&gt;0;VLOOKUP([.M99];INDIRECT(CONCATENATE([.$B$3];&quot;.&quot;;VLOOKUP([.$B$3];[$'MCU List'.$A$2:.$C$49];2;0)));VLOOKUP([.$B$3];[$'MCU List'.$A$2:.$C$49];3;0);VLOOKUP([.$B$3];[$'MCU List'.$A$2:.$D$49];4;0));[.M99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100])&gt;0;CONCATENATE(TEXT([.C100];&quot;00&quot;);&quot;_&quot;;[.F100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99]" office:value-type="float" office:value="94" calcext:value-type="float">
            <text:p>94</text:p>
          </table:table-cell>
          <table:table-cell table:style-name="ce130" table:formula="of:=IF(ISERROR([.N100]);&quot;&quot;;[.N100])">
            <text:p/>
          </table:table-cell>
          <table:table-cell table:style-name="ce142"/>
          <table:table-cell table:style-name="ce130" table:formula="of:=IF([.E100]=&quot;N/C&quot;;&quot;&quot;;SUBSTITUTE(SUBSTITUTE(SUBSTITUTE([.E100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100];&quot;00&quot;))" office:value-type="string" office:string-value="Teensy32_94" calcext:value-type="string">
            <text:p>Teensy32_94</text:p>
          </table:table-cell>
          <table:table-cell table:style-name="ce154" table:formula="of:=IF(LEN([.$B$3])&gt;0;VLOOKUP([.M100];INDIRECT(CONCATENATE([.$B$3];&quot;.&quot;;VLOOKUP([.$B$3];[$'MCU List'.$A$2:.$C$49];2;0)));VLOOKUP([.$B$3];[$'MCU List'.$A$2:.$C$49];3;0);VLOOKUP([.$B$3];[$'MCU List'.$A$2:.$D$49];4;0));[.M100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101])&gt;0;CONCATENATE(TEXT([.C101];&quot;00&quot;);&quot;_&quot;;[.F101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00]" office:value-type="float" office:value="95" calcext:value-type="float">
            <text:p>95</text:p>
          </table:table-cell>
          <table:table-cell table:style-name="ce130" table:formula="of:=IF(ISERROR([.N101]);&quot;&quot;;[.N101])">
            <text:p/>
          </table:table-cell>
          <table:table-cell table:style-name="ce142"/>
          <table:table-cell table:style-name="ce130" table:formula="of:=IF([.E101]=&quot;N/C&quot;;&quot;&quot;;SUBSTITUTE(SUBSTITUTE(SUBSTITUTE([.E101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101];&quot;00&quot;))" office:value-type="string" office:string-value="Teensy32_95" calcext:value-type="string">
            <text:p>Teensy32_95</text:p>
          </table:table-cell>
          <table:table-cell table:style-name="ce154" table:formula="of:=IF(LEN([.$B$3])&gt;0;VLOOKUP([.M101];INDIRECT(CONCATENATE([.$B$3];&quot;.&quot;;VLOOKUP([.$B$3];[$'MCU List'.$A$2:.$C$49];2;0)));VLOOKUP([.$B$3];[$'MCU List'.$A$2:.$C$49];3;0);VLOOKUP([.$B$3];[$'MCU List'.$A$2:.$D$49];4;0));[.M101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102])&gt;0;CONCATENATE(TEXT([.C102];&quot;00&quot;);&quot;_&quot;;[.F102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01]" office:value-type="float" office:value="96" calcext:value-type="float">
            <text:p>96</text:p>
          </table:table-cell>
          <table:table-cell table:style-name="ce130" table:formula="of:=IF(ISERROR([.N102]);&quot;&quot;;[.N102])">
            <text:p/>
          </table:table-cell>
          <table:table-cell table:style-name="ce142"/>
          <table:table-cell table:style-name="ce130" table:formula="of:=IF([.E102]=&quot;N/C&quot;;&quot;&quot;;SUBSTITUTE(SUBSTITUTE(SUBSTITUTE([.E102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102];&quot;00&quot;))" office:value-type="string" office:string-value="Teensy32_96" calcext:value-type="string">
            <text:p>Teensy32_96</text:p>
          </table:table-cell>
          <table:table-cell table:style-name="ce154" table:formula="of:=IF(LEN([.$B$3])&gt;0;VLOOKUP([.M102];INDIRECT(CONCATENATE([.$B$3];&quot;.&quot;;VLOOKUP([.$B$3];[$'MCU List'.$A$2:.$C$49];2;0)));VLOOKUP([.$B$3];[$'MCU List'.$A$2:.$C$49];3;0);VLOOKUP([.$B$3];[$'MCU List'.$A$2:.$D$49];4;0));[.M102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103])&gt;0;CONCATENATE(TEXT([.C103];&quot;00&quot;);&quot;_&quot;;[.F103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02]" office:value-type="float" office:value="97" calcext:value-type="float">
            <text:p>97</text:p>
          </table:table-cell>
          <table:table-cell table:style-name="ce130" table:formula="of:=IF(ISERROR([.N103]);&quot;&quot;;[.N103])">
            <text:p/>
          </table:table-cell>
          <table:table-cell table:style-name="ce142"/>
          <table:table-cell table:style-name="ce130" table:formula="of:=IF([.E103]=&quot;N/C&quot;;&quot;&quot;;SUBSTITUTE(SUBSTITUTE(SUBSTITUTE([.E103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103];&quot;00&quot;))" office:value-type="string" office:string-value="Teensy32_97" calcext:value-type="string">
            <text:p>Teensy32_97</text:p>
          </table:table-cell>
          <table:table-cell table:style-name="ce154" table:formula="of:=IF(LEN([.$B$3])&gt;0;VLOOKUP([.M103];INDIRECT(CONCATENATE([.$B$3];&quot;.&quot;;VLOOKUP([.$B$3];[$'MCU List'.$A$2:.$C$49];2;0)));VLOOKUP([.$B$3];[$'MCU List'.$A$2:.$C$49];3;0);VLOOKUP([.$B$3];[$'MCU List'.$A$2:.$D$49];4;0));[.M103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104])&gt;0;CONCATENATE(TEXT([.C104];&quot;00&quot;);&quot;_&quot;;[.F104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03]" office:value-type="float" office:value="98" calcext:value-type="float">
            <text:p>98</text:p>
          </table:table-cell>
          <table:table-cell table:style-name="ce130" table:formula="of:=IF(ISERROR([.N104]);&quot;&quot;;[.N104])">
            <text:p/>
          </table:table-cell>
          <table:table-cell table:style-name="ce142"/>
          <table:table-cell table:style-name="ce130" table:formula="of:=IF([.E104]=&quot;N/C&quot;;&quot;&quot;;SUBSTITUTE(SUBSTITUTE(SUBSTITUTE([.E104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104];&quot;00&quot;))" office:value-type="string" office:string-value="Teensy32_98" calcext:value-type="string">
            <text:p>Teensy32_98</text:p>
          </table:table-cell>
          <table:table-cell table:style-name="ce154" table:formula="of:=IF(LEN([.$B$3])&gt;0;VLOOKUP([.M104];INDIRECT(CONCATENATE([.$B$3];&quot;.&quot;;VLOOKUP([.$B$3];[$'MCU List'.$A$2:.$C$49];2;0)));VLOOKUP([.$B$3];[$'MCU List'.$A$2:.$C$49];3;0);VLOOKUP([.$B$3];[$'MCU List'.$A$2:.$D$49];4;0));[.M104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105])&gt;0;CONCATENATE(TEXT([.C105];&quot;00&quot;);&quot;_&quot;;[.F105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04]" office:value-type="float" office:value="99" calcext:value-type="float">
            <text:p>99</text:p>
          </table:table-cell>
          <table:table-cell table:style-name="ce130" table:formula="of:=IF(ISERROR([.N105]);&quot;&quot;;[.N105])">
            <text:p/>
          </table:table-cell>
          <table:table-cell table:style-name="ce142"/>
          <table:table-cell table:style-name="ce130" table:formula="of:=IF([.E105]=&quot;N/C&quot;;&quot;&quot;;SUBSTITUTE(SUBSTITUTE(SUBSTITUTE([.E105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105];&quot;00&quot;))" office:value-type="string" office:string-value="Teensy32_99" calcext:value-type="string">
            <text:p>Teensy32_99</text:p>
          </table:table-cell>
          <table:table-cell table:style-name="ce154" table:formula="of:=IF(LEN([.$B$3])&gt;0;VLOOKUP([.M105];INDIRECT(CONCATENATE([.$B$3];&quot;.&quot;;VLOOKUP([.$B$3];[$'MCU List'.$A$2:.$C$49];2;0)));VLOOKUP([.$B$3];[$'MCU List'.$A$2:.$C$49];3;0);VLOOKUP([.$B$3];[$'MCU List'.$A$2:.$D$49];4;0));[.M105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3">
          <table:table-cell table:style-name="ce130" table:formula="of:=IF(LEN([.F106])&gt;0;CONCATENATE(TEXT([.C106];&quot;00&quot;);&quot;_&quot;;[.F106]);&quot;&quot;)">
            <text:p/>
          </table:table-cell>
          <table:table-cell table:style-name="ce130" table:formula="of:=[.B$4]" office:value-type="string" office:string-value="MCU" calcext:value-type="string">
            <text:p>MCU</text:p>
          </table:table-cell>
          <table:table-cell table:style-name="ce134" table:formula="of:=1+[.C105]" office:value-type="float" office:value="100" calcext:value-type="float">
            <text:p>100</text:p>
          </table:table-cell>
          <table:table-cell table:style-name="ce130" table:formula="of:=IF(ISERROR([.N106]);&quot;&quot;;[.N106])">
            <text:p/>
          </table:table-cell>
          <table:table-cell table:style-name="ce142"/>
          <table:table-cell table:style-name="ce130" table:formula="of:=IF([.E106]=&quot;N/C&quot;;&quot;&quot;;SUBSTITUTE(SUBSTITUTE(SUBSTITUTE([.E106];&quot;/&quot;;&quot;NEG_&quot;);&quot;(&quot;;&quot;_&quot;);&quot;)&quot;;&quot;&quot;))">
            <text:p/>
          </table:table-cell>
          <table:table-cell table:style-name="ce146"/>
          <table:table-cell table:style-name="ce147" table:content-validation-name="val5"/>
          <table:table-cell table:style-name="ce148" table:content-validation-name="val6"/>
          <table:table-cell table:style-name="ce149" table:content-validation-name="val7"/>
          <table:table-cell table:style-name="ce150"/>
          <table:table-cell table:style-name="ce153" table:content-validation-name="val8"/>
          <table:table-cell table:formula="of:=CONCATENATE([.$B$3];&quot;_&quot;;TEXT([.C106];&quot;00&quot;))" office:value-type="string" office:string-value="Teensy32_100" calcext:value-type="string">
            <text:p>Teensy32_100</text:p>
          </table:table-cell>
          <table:table-cell table:style-name="ce154" table:formula="of:=IF(LEN([.$B$3])&gt;0;VLOOKUP([.M106];INDIRECT(CONCATENATE([.$B$3];&quot;.&quot;;VLOOKUP([.$B$3];[$'MCU List'.$A$2:.$C$49];2;0)));VLOOKUP([.$B$3];[$'MCU List'.$A$2:.$C$49];3;0);VLOOKUP([.$B$3];[$'MCU List'.$A$2:.$D$49];4;0));[.M106]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5" table:number-rows-repeated="1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MMC.A7:MMC.L12 MMC.A15:MMC.L249 MMC.A13:MMC.D14 MMC.F13:MMC.L14">
            <calcext:condition calcext:apply-style-name="Output" calcext:value="formula-is(LEN([.$F7])=0)" calcext:base-cell-address="MMC.A7"/>
          </calcext:conditional-format>
          <calcext:conditional-format calcext:target-range-address="MMC.E13:MMC.E13">
            <calcext:condition calcext:apply-style-name="Output" calcext:value="formula-is(LEN([.$F13])=0)" calcext:base-cell-address="MMC.E13"/>
          </calcext:conditional-format>
          <calcext:conditional-format calcext:target-range-address="MMC.E14:MMC.E14">
            <calcext:condition calcext:apply-style-name="Output" calcext:value="formula-is(LEN([.$F14])=0)" calcext:base-cell-address="MMC.E14"/>
          </calcext:conditional-format>
        </calcext:conditional-formats>
      </table:table>
      <table:table table:name="Blocks" table:style-name="ta3">
        <table:table-column table:style-name="co23" table:default-cell-style-name="ce158"/>
        <table:table-column table:style-name="co24" table:default-cell-style-name="ce161"/>
        <table:table-column table:style-name="co25" table:default-cell-style-name="ce169"/>
        <table:table-column table:style-name="co26" table:default-cell-style-name="ce175"/>
        <table:table-column table:style-name="co27" table:default-cell-style-name="ce175"/>
        <table:table-column table:style-name="co28" table:default-cell-style-name="ce178"/>
        <table:table-column table:style-name="co29" table:default-cell-style-name="ce181"/>
        <table:table-column table:style-name="co13" table:default-cell-style-name="ce184"/>
        <table:table-column table:style-name="co17" table:default-cell-style-name="ce187"/>
        <table:table-column table:style-name="co17" table:default-cell-style-name="ce184"/>
        <table:table-column table:style-name="co16" table:default-cell-style-name="ce184"/>
        <table:table-column table:style-name="co17" table:default-cell-style-name="ce184"/>
        <table:table-column table:style-name="co14" table:default-cell-style-name="ce184"/>
        <table:table-column table:style-name="co30" table:default-cell-style-name="ce184"/>
        <table:table-column table:style-name="co28" table:default-cell-style-name="ce196"/>
        <table:table-column table:style-name="co13" table:default-cell-style-name="ce196"/>
        <table:table-column table:style-name="co17" table:number-columns-repeated="2" table:default-cell-style-name="ce196"/>
        <table:table-column table:style-name="co16" table:default-cell-style-name="ce196"/>
        <table:table-column table:style-name="co17" table:default-cell-style-name="ce196"/>
        <table:table-column table:style-name="co31" table:default-cell-style-name="ce196"/>
        <table:table-column table:style-name="co19" table:default-cell-style-name="ce196"/>
        <table:table-column table:style-name="co22" table:default-cell-style-name="ce199"/>
        <table:table-column table:style-name="co22" table:number-columns-repeated="1001" table:default-cell-style-name="Default"/>
        <table:table-row table:style-name="ro11">
          <table:table-cell table:style-name="ce128"/>
          <table:table-cell table:style-name="ce132" table:content-validation-name="val2"/>
          <table:table-cell table:style-name="ce128" table:content-validation-name="val2"/>
          <table:table-cell table:style-name="ce135" office:value-type="string" calcext:value-type="string">
            <text:p>Legend:</text:p>
          </table:table-cell>
          <table:table-cell table:style-name="ce137"/>
          <table:table-cell table:style-name="ce145" office:value-type="string" calcext:value-type="string" table:number-columns-spanned="3" table:number-rows-spanned="1">
            <text:p>Selectable</text:p>
          </table:table-cell>
          <table:covered-table-cell table:style-name="ce145"/>
          <table:covered-table-cell table:style-name="ce128"/>
          <table:table-cell table:style-name="ce128" table:number-columns-repeated="12"/>
          <table:table-cell table:style-name="ce155" table:number-columns-repeated="1004"/>
        </table:table-row>
        <table:table-row table:style-name="ro11">
          <table:table-cell table:style-name="ce128"/>
          <table:table-cell table:style-name="ce132" table:content-validation-name="val2"/>
          <table:table-cell table:style-name="ce128" table:content-validation-name="val2"/>
          <table:table-cell table:style-name="Default"/>
          <table:table-cell table:style-name="ce138"/>
          <table:table-cell table:style-name="ce145" office:value-type="string" calcext:value-type="string" table:number-columns-spanned="3" table:number-rows-spanned="1">
            <text:p>To fill handwriting</text:p>
          </table:table-cell>
          <table:covered-table-cell table:style-name="ce145"/>
          <table:covered-table-cell table:style-name="ce128"/>
          <table:table-cell table:style-name="ce128" table:number-columns-repeated="12"/>
          <table:table-cell table:style-name="ce155" table:number-columns-repeated="1004"/>
        </table:table-row>
        <table:table-row table:style-name="ro11">
          <table:table-cell table:style-name="ce128"/>
          <table:table-cell table:style-name="ce132" table:content-validation-name="val2"/>
          <table:table-cell table:style-name="ce128" table:content-validation-name="val2"/>
          <table:table-cell table:style-name="Default"/>
          <table:table-cell table:style-name="ce139"/>
          <table:table-cell table:style-name="ce145" office:value-type="string" calcext:value-type="string" table:number-columns-spanned="3" table:number-rows-spanned="1">
            <text:p>Automatically calculated</text:p>
          </table:table-cell>
          <table:covered-table-cell table:style-name="ce145"/>
          <table:covered-table-cell table:style-name="ce128"/>
          <table:table-cell table:style-name="ce128" table:number-columns-repeated="12"/>
          <table:table-cell table:style-name="ce155" table:number-columns-repeated="1004"/>
        </table:table-row>
        <table:table-row table:style-name="ro11">
          <table:table-cell table:style-name="ce128"/>
          <table:table-cell table:style-name="ce159" table:content-validation-name="val2"/>
          <table:table-cell table:style-name="ce128" table:content-validation-name="val2"/>
          <table:table-cell table:style-name="Default"/>
          <table:table-cell table:style-name="ce140"/>
          <table:table-cell table:style-name="ce145" office:value-type="string" calcext:value-type="string" table:number-columns-spanned="3" table:number-rows-spanned="1">
            <text:p>Disabled line (due to N/C)</text:p>
          </table:table-cell>
          <table:covered-table-cell table:style-name="ce145"/>
          <table:covered-table-cell table:style-name="ce128"/>
          <table:table-cell table:style-name="ce128" table:number-columns-repeated="12"/>
          <table:table-cell table:style-name="ce155" table:number-columns-repeated="1004"/>
        </table:table-row>
        <table:table-row table:style-name="ro11">
          <table:table-cell table:style-name="ce128"/>
          <table:table-cell table:style-name="ce132" table:content-validation-name="val4"/>
          <table:table-cell table:style-name="ce128"/>
          <table:table-cell table:style-name="ce136"/>
          <table:table-cell table:style-name="ce141"/>
          <table:table-cell table:style-name="ce136" table:number-columns-repeated="2"/>
          <table:table-cell table:style-name="ce128" table:number-columns-repeated="13"/>
          <table:table-cell table:style-name="ce156" table:number-columns-repeated="1004"/>
        </table:table-row>
        <table:table-row table:style-name="ro12">
          <table:table-cell table:style-name="ce129" office:value-type="string" calcext:value-type="string">
            <office:annotation draw:style-name="gr4" draw:text-style-name="P4" svg:width="28.99mm" svg:height="25.71mm" svg:x="52.7mm" svg:y="22.57mm" draw:caption-point-x="-6.1mm" draw:caption-point-y="0.1mm">
              <dc:date>2014-10-08T00:00:00</dc:date>
              <text:p text:style-name="P3"><text:span text:style-name="T3">This name is for indexing theflow from Blocks tab, in order to connect blocks i/o with MMC i/o</text:span></text:p>
            </office:annotation>
            <text:p>Complete Name</text:p>
          </table:table-cell>
          <table:table-cell table:style-name="ce129" office:value-type="string" calcext:value-type="string">
            <office:annotation draw:style-name="gr7" draw:text-style-name="P4" svg:width="28.99mm" svg:height="17.81mm" svg:x="73.43mm" svg:y="22.57mm" draw:caption-point-x="-6.1mm" draw:caption-point-y="0.1mm">
              <dc:date>2014-10-08T00:00:00</dc:date>
              <text:p text:style-name="P3"><text:span text:style-name="T3">The block ID specifies the block this pin belongs to.</text:span></text:p>
            </office:annotation>
            <text:p>Block ID</text:p>
          </table:table-cell>
          <table:table-cell table:style-name="ce129" office:value-type="string" calcext:value-type="string">
            <office:annotation draw:style-name="gr8" draw:text-style-name="P4" svg:width="28.99mm" svg:height="61.26mm" svg:x="92.46mm" svg:y="22.57mm" draw:caption-point-x="-6.1mm" draw:caption-point-y="0.1mm">
              <dc:date>2014-10-08T00:00:00</dc:date>
              <text:p text:style-name="P3"><text:span text:style-name="T3">The pin number of the microcontroller, it is NOT automatically calculated. <text:s/>You must set it because many blocks are defined in this tab and even the pin definitions can be mixed (not grouped in blocks)</text:span></text:p>
            </office:annotation>
            <text:p>Pin Nº</text:p>
          </table:table-cell>
          <table:table-cell table:style-name="ce129" office:value-type="string" calcext:value-type="string">
            <office:annotation draw:style-name="gr9" draw:text-style-name="P4" svg:width="28.99mm" svg:height="33.61mm" svg:x="136.13mm" svg:y="22.57mm" draw:caption-point-x="-6.1mm" draw:caption-point-y="0.1mm">
              <dc:date>2014-10-08T00:00:00</dc:date>
              <text:p text:style-name="P3"><text:span text:style-name="T3">If this pin is connected to MMC pin, select the connection here, this will automatically calculate signal ID, etc...</text:span></text:p>
            </office:annotation>
            <text:p>Connected to MMC pin?</text:p>
          </table:table-cell>
          <table:table-cell table:style-name="ce129" office:value-type="string" calcext:value-type="string">
            <office:annotation draw:style-name="gr6" draw:text-style-name="P4" svg:width="28.99mm" svg:height="37.56mm" svg:x="192.24mm" svg:y="22.57mm" draw:caption-point-x="-6.1mm" draw:caption-point-y="0.1mm">
              <dc:date>2014-10-08T00:00:00</dc:date>
              <text:p text:style-name="P3"><text:span text:style-name="T3">If this pin is connected to other block's pin, select the block here. <text:s/>This will use automatically the sw label, test point, etc..</text:span></text:p>
            </office:annotation>
            <text:p>Connected to other block pin?</text:p>
          </table:table-cell>
          <table:table-cell table:style-name="ce129" table:formula="of:=[MMC.D6]" office:value-type="string" office:string-value="Pin Port Functions" calcext:value-type="string">
            <office:annotation draw:style-name="gr10" draw:text-style-name="P6" svg:width="50.78mm" svg:height="15.61mm" svg:x="256.29mm" svg:y="22.57mm" draw:caption-point-x="-7.42mm" draw:caption-point-y="0.1mm">
              <dc:date>2014-10-01T00:00:00</dc:date>
              <text:p text:style-name="P5"><text:span text:style-name="T4">Port Technologies </text:span></text:p>
              <text:p text:style-name="P5"><text:span text:style-name="T4">(i.e. PGED1/AN7/RB7).</text:span></text:p>
              <text:p text:style-name="P5"><text:span text:style-name="T4">Copy directly from datasheet. Unique for every uC</text:span></text:p>
            </office:annotation>
            <text:p>Pin Port Functions</text:p>
          </table:table-cell>
          <table:table-cell table:style-name="ce129" office:value-type="string" calcext:value-type="string">
            <text:p>Direction</text:p>
          </table:table-cell>
          <table:table-cell table:style-name="ce129" table:formula="of:=[MMC.E6]" office:value-type="string" office:string-value="Signal ID" calcext:value-type="string">
            <office:annotation draw:style-name="gr11" draw:text-style-name="P6" svg:width="28.87mm" svg:height="48.94mm" svg:x="287.65mm" svg:y="32.1mm" draw:caption-point-x="34.77mm" draw:caption-point-y="-9.43mm">
              <dc:date>2014-10-08T00:00:00</dc:date>
              <text:p text:style-name="P5"><text:span text:style-name="T4">Unique signal identifier. <text:s/>In the case the pin is not connected to MMC or the signal associated to it is property of the block, then the name must be specified here.</text:span></text:p>
            </office:annotation>
            <text:p>Signal ID</text:p>
          </table:table-cell>
          <table:table-cell table:style-name="ce129" office:value-type="string" calcext:value-type="string">
            <office:annotation draw:style-name="gr12" draw:text-style-name="P4" svg:width="28.99mm" svg:height="54.49mm" svg:x="327.93mm" svg:y="42.94mm" draw:caption-point-x="21.94mm" draw:caption-point-y="-20.27mm">
              <dc:date>2014-10-08T00:00:00</dc:date>
              <text:p text:style-name="P3"><text:span text:style-name="T4"><text:s/></text:span><text:span text:style-name="T4">In the case the pin is not connected to MMC or the signal associated to it is property of the block, then the name will be shown here. <text:s/></text:span><text:span text:style-name="T5">Some special characters of the signal ID should be removed before converting the flow to software evaluable names.</text:span></text:p>
            </office:annotation>
            <text:p>SW Label</text:p>
          </table:table-cell>
          <table:table-cell table:style-name="ce129" table:formula="of:=[MMC.G6]" office:value-type="string" office:string-value="Test Point" calcext:value-type="string">
            <office:annotation draw:style-name="gr13" draw:text-style-name="P8" svg:width="55.01mm" svg:height="23.73mm" svg:x="326.99mm" svg:y="48.68mm" draw:caption-point-x="50.32mm" draw:caption-point-y="-26.01mm">
              <dc:date>2014-10-08T00:00:00</dc:date>
              <text:p text:style-name="P7"><text:span text:style-name="T6">Test point of the Signal. </text:span><text:span text:style-name="T4"><text:s/>In the case the pin is not connected to MMC or the signal associated to it is property of the block, then the name must be specified here. <text:s/></text:span><text:span text:style-name="T6">Leave blank if the signal has not TP</text:span></text:p>
            </office:annotation>
            <text:p>Test Point</text:p>
          </table:table-cell>
          <table:table-cell table:style-name="ce129" table:formula="of:=[MMC.H6]" office:value-type="string" office:string-value="Signal Functional Type" calcext:value-type="string">
            <office:annotation draw:style-name="gr14" draw:text-style-name="P10" svg:width="28.88mm" svg:height="97.13mm" svg:x="432.61mm" svg:y="22.57mm" draw:caption-point-x="-7.42mm" draw:caption-point-y="0.1mm">
              <dc:date>2014-10-01T00:00:00</dc:date>
              <text:p text:style-name="P9"><text:span text:style-name="T7">uC input signal type:</text:span><text:span text:style-name="T4">-VDD</text:span></text:p>
              <text:p text:style-name="P9"><text:span text:style-name="T4">-GND</text:span></text:p>
              <text:p text:style-name="P9"><text:span text:style-name="T4">-MCLR (HardWare Reset Pin)</text:span></text:p>
              <text:p text:style-name="P9"><text:span text:style-name="T4">-CLK (from oscillator)</text:span></text:p>
              <text:p text:style-name="P9"><text:span text:style-name="T4">-ADC</text:span></text:p>
              <text:p text:style-name="P9"><text:span text:style-name="T4">-DI (Digital Input)</text:span></text:p>
              <text:p text:style-name="P9"><text:span text:style-name="T4">-DO (Digital Output)</text:span></text:p>
              <text:p text:style-name="P9"><text:span text:style-name="T4">-Ex INT (External Interrupt)</text:span></text:p>
              <text:p text:style-name="P9"><text:span text:style-name="T4">-PWM IN</text:span></text:p>
              <text:p text:style-name="P9"><text:span text:style-name="T4">-PWM OUT</text:span></text:p>
              <text:p text:style-name="P9"><text:span text:style-name="T4">-I2C </text:span></text:p>
              <text:p text:style-name="P9"><text:span text:style-name="T4">-SPI </text:span></text:p>
              <text:p text:style-name="P9"><text:span text:style-name="T4">-CAN </text:span></text:p>
              <text:p text:style-name="P9"><text:span text:style-name="T4">-LIN</text:span></text:p>
              <text:p text:style-name="P9"><text:span text:style-name="T4">-UART</text:span></text:p>
              <text:p text:style-name="P9"><text:span text:style-name="T4">-InCircuit (uC programming signals)</text:span></text:p>
              <text:p text:style-name="P9"><text:span text:style-name="T4">-Shared/&lt;other&gt; (in case of sharing InCircuit signals with other functions , i.e. Shared/DO)</text:span></text:p>
            </office:annotation>
            <text:p>Signal Functional Type</text:p>
          </table:table-cell>
          <table:table-cell table:style-name="ce129" table:formula="of:=[MMC.J6]" office:value-type="string" office:string-value="Signal Logic" calcext:value-type="string">
            <office:annotation draw:style-name="gr15" draw:text-style-name="P6" svg:width="181.21mm" svg:height="18.41mm" svg:x="460.05mm" svg:y="21.17mm" draw:caption-point-x="-7.42mm" draw:caption-point-y="1.5mm">
              <dc:date>2014-10-08T00:00:00</dc:date>
              <text:p text:style-name="P5"><text:span text:style-name="T4">Only applies in the case of DI or DO, in other cases keep blank:</text:span></text:p>
              <text:p text:style-name="P5"><text:span text:style-name="T4">-Active high</text:span></text:p>
              <text:p text:style-name="P5"><text:span text:style-name="T4">-Active low</text:span></text:p>
              <text:p text:style-name="P5"><text:span text:style-name="T4"><text:s/></text:span><text:span text:style-name="T4">In the case the pin is not connected to MMC or the signal associated to it is property of the block, then the name can be specified here.</text:span></text:p>
            </office:annotation>
            <text:p>Signal Logic</text:p>
          </table:table-cell>
          <table:table-cell table:style-name="ce129" table:formula="of:=[MMC.K6]" office:value-type="string" office:string-value="Functional Behaviour / Comments" calcext:value-type="string">
            <office:annotation draw:style-name="gr15" draw:text-style-name="P6" svg:width="78.78mm" svg:height="18.41mm" svg:x="470.47mm" svg:y="47.82mm" draw:caption-point-x="24.78mm" draw:caption-point-y="-25.15mm">
              <dc:date>2014-10-08T00:00:00</dc:date>
              <text:p text:style-name="P5"><text:span text:style-name="T4">To explain briefly the behaviour of the signal or comments.</text:span></text:p>
              <text:p text:style-name="P5"><text:span text:style-name="T4"><text:s/></text:span><text:span text:style-name="T4">In the case the pin is not connected to MMC or the signal associated to it is property of the block, then the comments must be specified here.</text:span></text:p>
            </office:annotation>
            <text:p>Functional Behaviour / Comments</text:p>
          </table:table-cell>
          <table:table-cell table:style-name="ce129" table:formula="of:=[MMC.L6]" office:value-type="string" office:string-value="Conversion" calcext:value-type="string">
            <office:annotation draw:style-name="gr16" draw:text-style-name="P6" svg:width="29.59mm" svg:height="31.53mm" svg:x="491.43mm" svg:y="52.79mm" draw:caption-point-x="32.83mm" draw:caption-point-y="-30.12mm">
              <dc:date>2014-10-08T00:00:00</dc:date>
              <text:p text:style-name="P5"><text:span text:style-name="T4"><text:s/></text:span><text:span text:style-name="T4">In the case the pin is not connected to MMC or the signal associated to it is property of the block, then the conversion rule must be specified here.</text:span></text:p>
            </office:annotation>
            <text:p>Conversion</text:p>
          </table:table-cell>
          <table:table-cell table:style-name="ce195" table:formula="of:=[.F6]" office:value-type="string" office:string-value="Pin Port Functions" calcext:value-type="string">
            <office:annotation draw:style-name="gr10" draw:text-style-name="P6" svg:width="50.78mm" svg:height="15.61mm" svg:x="594.41mm" svg:y="22.57mm" draw:caption-point-x="-7.42mm" draw:caption-point-y="0.1mm">
              <dc:date>2014-10-01T00:00:00</dc:date>
              <text:p text:style-name="P5"><text:span text:style-name="T4">Port Technologies </text:span></text:p>
              <text:p text:style-name="P5"><text:span text:style-name="T4">(i.e. PGED1/AN7/RB7).</text:span></text:p>
              <text:p text:style-name="P5"><text:span text:style-name="T4">Copy directly from datasheet. Unique for every uC</text:span></text:p>
            </office:annotation>
            <text:p>Pin Port Functions</text:p>
          </table:table-cell>
          <table:table-cell table:style-name="ce195" table:formula="of:=[.H6]" office:value-type="string" office:string-value="Signal ID" calcext:value-type="string">
            <office:annotation draw:style-name="gr17" draw:text-style-name="P6" svg:width="28.87mm" svg:height="8.81mm" svg:x="640.32mm" svg:y="22.57mm" draw:caption-point-x="-7.42mm" draw:caption-point-y="0.1mm">
              <dc:date>2014-10-01T00:00:00</dc:date>
              <text:p text:style-name="P5"><text:span text:style-name="T4">Unique signal identifier</text:span></text:p>
            </office:annotation>
            <text:p>Signal ID</text:p>
          </table:table-cell>
          <table:table-cell table:style-name="ce195" table:formula="of:=[.I6]" office:value-type="string" office:string-value="SW Label" calcext:value-type="string">
            <text:p>SW Label</text:p>
          </table:table-cell>
          <table:table-cell table:style-name="ce195" table:formula="of:=[.J6]" office:value-type="string" office:string-value="Test Point" calcext:value-type="string">
            <office:annotation draw:style-name="gr18" draw:text-style-name="P8" svg:width="55.01mm" svg:height="10.86mm" svg:x="695.21mm" svg:y="22.57mm" draw:caption-point-x="-7.42mm" draw:caption-point-y="0.1mm">
              <dc:date>2014-10-01T00:00:00</dc:date>
              <text:p text:style-name="P7"><text:span text:style-name="T6">Test point of the Signal. Leave blank if the signal has not TP</text:span></text:p>
            </office:annotation>
            <text:p>Test Point</text:p>
          </table:table-cell>
          <table:table-cell table:style-name="ce195" table:formula="of:=[.K6]" office:value-type="string" office:string-value="Signal Functional Type" calcext:value-type="string">
            <office:annotation draw:style-name="gr14" draw:text-style-name="P10" svg:width="28.88mm" svg:height="97.13mm" svg:x="743.09mm" svg:y="22.57mm" draw:caption-point-x="-7.42mm" draw:caption-point-y="0.1mm">
              <dc:date>2014-10-01T00:00:00</dc:date>
              <text:p text:style-name="P9"><text:span text:style-name="T7">uC input signal type:</text:span><text:span text:style-name="T4">-VDD</text:span></text:p>
              <text:p text:style-name="P9"><text:span text:style-name="T4">-GND</text:span></text:p>
              <text:p text:style-name="P9"><text:span text:style-name="T4">-MCLR (HardWare Reset Pin)</text:span></text:p>
              <text:p text:style-name="P9"><text:span text:style-name="T4">-CLK (from oscillator)</text:span></text:p>
              <text:p text:style-name="P9"><text:span text:style-name="T4">-ADC</text:span></text:p>
              <text:p text:style-name="P9"><text:span text:style-name="T4">-DI (Digital Input)</text:span></text:p>
              <text:p text:style-name="P9"><text:span text:style-name="T4">-DO (Digital Output)</text:span></text:p>
              <text:p text:style-name="P9"><text:span text:style-name="T4">-Ex INT (External Interrupt)</text:span></text:p>
              <text:p text:style-name="P9"><text:span text:style-name="T4">-PWM IN</text:span></text:p>
              <text:p text:style-name="P9"><text:span text:style-name="T4">-PWM OUT</text:span></text:p>
              <text:p text:style-name="P9"><text:span text:style-name="T4">-I2C </text:span></text:p>
              <text:p text:style-name="P9"><text:span text:style-name="T4">-SPI </text:span></text:p>
              <text:p text:style-name="P9"><text:span text:style-name="T4">-CAN </text:span></text:p>
              <text:p text:style-name="P9"><text:span text:style-name="T4">-LIN</text:span></text:p>
              <text:p text:style-name="P9"><text:span text:style-name="T4">-UART</text:span></text:p>
              <text:p text:style-name="P9"><text:span text:style-name="T4">-InCircuit (uC programming signals)</text:span></text:p>
              <text:p text:style-name="P9"><text:span text:style-name="T4">-Shared/&lt;other&gt; (in case of sharing InCircuit signals with other functions , i.e. Shared/DO)</text:span></text:p>
            </office:annotation>
            <text:p>Signal Functional Type</text:p>
          </table:table-cell>
          <table:table-cell table:style-name="ce195" table:formula="of:=[.L6]" office:value-type="string" office:string-value="Signal Logic" calcext:value-type="string">
            <office:annotation draw:style-name="gr19" draw:text-style-name="P6" svg:width="181.21mm" svg:height="12.21mm" svg:x="770.53mm" svg:y="22.57mm" draw:caption-point-x="-7.42mm" draw:caption-point-y="0.1mm">
              <dc:date>2014-10-01T00:00:00</dc:date>
              <text:p text:style-name="P5"><text:span text:style-name="T4">Only applies in the case of DI or DO, in other cases keep blank:</text:span></text:p>
              <text:p text:style-name="P5"><text:span text:style-name="T4">-Active high</text:span></text:p>
              <text:p text:style-name="P5"><text:span text:style-name="T4">-Active low</text:span></text:p>
            </office:annotation>
            <text:p>Signal Logic</text:p>
          </table:table-cell>
          <table:table-cell table:style-name="ce195" table:formula="of:=[.M6]" office:value-type="string" office:string-value="Functional Behaviour / Comments" calcext:value-type="string">
            <office:annotation draw:style-name="gr20" draw:text-style-name="P6" svg:width="78.78mm" svg:height="8.57mm" svg:x="879.17mm" svg:y="22.57mm" draw:caption-point-x="-7.42mm" draw:caption-point-y="0.1mm">
              <dc:date>2014-10-01T00:00:00</dc:date>
              <text:p text:style-name="P5"><text:span text:style-name="T4">To explain briefly the behaviour of the signal or comments.</text:span></text:p>
            </office:annotation>
            <text:p>Functional Behaviour / Comments</text:p>
          </table:table-cell>
          <table:table-cell table:style-name="ce195" table:formula="of:=[.N6]" office:value-type="string" office:string-value="Conversion" calcext:value-type="string">
            <office:annotation draw:style-name="gr15" draw:text-style-name="P6" svg:width="29.59mm" svg:height="18.41mm" svg:x="938.52mm" svg:y="22.57mm" draw:caption-point-x="-7.42mm" draw:caption-point-y="0.1mm">
              <dc:date>2014-10-01T00:00:00</dc:date>
              <text:p text:style-name="P5"><text:span text:style-name="T4">Insert the particular configurations of the pin i.e. open collector, pull-up,...</text:span></text:p>
            </office:annotation>
            <text:p>Conversion</text:p>
          </table:table-cell>
          <table:table-cell table:style-name="ce195" office:value-type="string" calcext:value-type="string">
            <text:p>Revised?</text:p>
          </table:table-cell>
          <table:table-cell table:style-name="ce155" table:number-columns-repeated="1001"/>
        </table:table-row>
        <table:table-row table:style-name="ro13">
          <table:table-cell table:style-name="ce157" table:formula="of:=IF((LEN([.I7])+LEN([.E7])+LEN([.D7]))&gt;0;CONCATENATE([.B7];&quot;_&quot;;TEXT([.C7];&quot;00&quot;);&quot;_&quot;;[.Q7]);&quot;&quot;)" office:value-type="string" office:string-value="" calcext:value-type="error">
            <text:p>#N/A</text:p>
          </table:table-cell>
          <table:table-cell table:style-name="ce160" table:content-validation-name="val9" office:value-type="string" calcext:value-type="string">
            <text:p>CANBerry</text:p>
          </table:table-cell>
          <table:table-cell table:style-name="ce168" office:value-type="float" office:value="1" calcext:value-type="float">
            <text:p>1</text:p>
          </table:table-cell>
          <table:table-cell table:style-name="ce174" table:content-validation-name="val10" office:value-type="string" calcext:value-type="string">
            <text:p>01_3V3</text:p>
          </table:table-cell>
          <table:table-cell table:style-name="ce174" table:content-validation-name="val11"/>
          <table:table-cell table:style-name="ce177" table:formula="of:=IF(LEN([.I7])&gt;0;[.H7];&quot;&quot;)">
            <text:p/>
          </table:table-cell>
          <table:table-cell table:style-name="ce180" table:content-validation-name="val12" office:value-type="string" calcext:value-type="string">
            <text:p>input</text:p>
          </table:table-cell>
          <table:table-cell table:style-name="ce183"/>
          <table:table-cell table:style-name="ce186" table:formula="of:=IF([.H7]=&quot;N/C&quot;;&quot;&quot;;SUBSTITUTE(SUBSTITUTE(SUBSTITUTE([.H7];&quot;/&quot;;&quot;NEG_&quot;);&quot;(&quot;;&quot;_&quot;);&quot;)&quot;;&quot;&quot;))">
            <text:p/>
          </table:table-cell>
          <table:table-cell table:style-name="ce183"/>
          <table:table-cell table:style-name="ce183" table:content-validation-name="val13"/>
          <table:table-cell table:style-name="ce183" table:number-columns-repeated="3"/>
          <table:table-cell table:formula="of:=CONCATENATE(IF(LEN([.$D7])&gt;0;VLOOKUP([.$D7];[MMC.$A$7:.$N$102];4;0);IF(LEN([.$E7])&gt;0;VLOOKUP([.$E7];[.$A$7:.$O$102];15;0);[.F7]));&quot;&quot;)" office:value-type="string" office:string-value="" calcext:value-type="error">
            <text:p>#N/A</text:p>
          </table:table-cell>
          <table:table-cell table:formula="of:=CONCATENATE(IF(LEN([.$D7])&gt;0;VLOOKUP([.$D7];[MMC.$A$7:.$N$102];5;0);IF(LEN([.$E7])&gt;0;VLOOKUP([.$E7];[.$A$7:.$P$102];16;0);[.H7]));&quot;&quot;)" office:value-type="string" office:string-value="" calcext:value-type="error">
            <text:p>#N/A</text:p>
          </table:table-cell>
          <table:table-cell table:style-name="ce197" table:formula="of:=CONCATENATE(IF(LEN([.$D7])&gt;0;VLOOKUP([.$D7];[MMC.$A$7:.$N$102];6;0);IF(LEN([.$E7])&gt;0;VLOOKUP([.$E7];[.$A$7:.$Q$102];17;0);[.I7]));&quot;&quot;)" office:value-type="string" office:string-value="" calcext:value-type="error">
            <text:p>#N/A</text:p>
          </table:table-cell>
          <table:table-cell table:style-name="ce197" table:formula="of:=CONCATENATE(IF(LEN([.$D7])&gt;0;VLOOKUP([.$D7];[MMC.$A$7:.$N$102];7;0);IF(LEN([.$E7])&gt;0;VLOOKUP([.$E7];[.$A$7:.$R$102];18;0);[.J7]));&quot;&quot;)" office:value-type="string" office:string-value="" calcext:value-type="error">
            <text:p>#N/A</text:p>
          </table:table-cell>
          <table:table-cell table:style-name="ce197" table:formula="of:=CONCATENATE(IF(LEN([.$D7])&gt;0;VLOOKUP([.$D7];[MMC.$A$7:.$N$102];8;0);IF(LEN([.$E7])&gt;0;VLOOKUP([.$E7];[.$A$7:.$S$102];19;0);[.K7]));&quot;&quot;)" office:value-type="string" office:string-value="" calcext:value-type="error">
            <text:p>#N/A</text:p>
          </table:table-cell>
          <table:table-cell table:style-name="ce197" table:formula="of:=CONCATENATE(IF(LEN([.$D7])&gt;0;VLOOKUP([.$D7];[MMC.$A$7:.$N$70];10;0);IF(LEN([.$E7])&gt;0;VLOOKUP([.$E7];[.$A$7:.$N$70];12;0);[.L7]));&quot;&quot;)" office:value-type="string" office:string-value="" calcext:value-type="error">
            <text:p>#N/A</text:p>
          </table:table-cell>
          <table:table-cell table:style-name="ce197" table:formula="of:=CONCATENATE(IF(LEN([.$D7])&gt;0;VLOOKUP([.$D7];[MMC.$A$7:.$N$70];11;0);IF(LEN([.$E7])&gt;0;VLOOKUP([.$E7];[.$A$7:.$N$70];13;0);[.M7]));&quot;&quot;)" office:value-type="string" office:string-value="" calcext:value-type="error">
            <text:p>#N/A</text:p>
          </table:table-cell>
          <table:table-cell table:style-name="ce197" table:formula="of:=CONCATENATE(IF(LEN([.$D7])&gt;0;VLOOKUP([.$D7];[MMC.$A$7:.$N$70];12;0);IF(LEN([.$E7])&gt;0;VLOOKUP([.$E7];[.$A$7:.$N$70];14;0);[.N7]));&quot;&quot;)" office:value-type="string" office:string-value="" calcext:value-type="error">
            <text:p>#N/A</text:p>
          </table:table-cell>
          <table:table-cell table:style-name="ce198" table:content-validation-name="val14"/>
          <table:table-cell table:number-columns-repeated="1001"/>
        </table:table-row>
        <table:table-row table:style-name="ro13">
          <table:table-cell table:formula="of:=IF((LEN([.I8])+LEN([.E8])+LEN([.D8]))&gt;0;CONCATENATE([.B8];&quot;_&quot;;TEXT([.C8];&quot;00&quot;);&quot;_&quot;;[.Q8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" calcext:value-type="float">
            <text:p>2</text:p>
          </table:table-cell>
          <table:table-cell table:content-validation-name="val10" office:value-type="string" calcext:value-type="string">
            <text:p>02_5V</text:p>
          </table:table-cell>
          <table:table-cell table:content-validation-name="val11"/>
          <table:table-cell table:formula="of:=IF(LEN([.I8])&gt;0;[.H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8]=&quot;N/C&quot;;&quot;&quot;;SUBSTITUTE(SUBSTITUTE(SUBSTITUTE([.H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])&gt;0;VLOOKUP([.$D8];[MMC.$A$7:.$N$102];4;0);IF(LEN([.$E8])&gt;0;VLOOKUP([.$E8];[.$A$7:.$O$102];15;0);[.F8]));&quot;&quot;)" office:value-type="string" office:string-value="" calcext:value-type="error">
            <text:p>#N/A</text:p>
          </table:table-cell>
          <table:table-cell table:formula="of:=CONCATENATE(IF(LEN([.$D8])&gt;0;VLOOKUP([.$D8];[MMC.$A$7:.$N$70];5;0);IF(LEN([.$E8])&gt;0;VLOOKUP([.$E8];[.$A$7:.$P$70];16;0);[.H8]));&quot;&quot;)" office:value-type="string" office:string-value="" calcext:value-type="error">
            <text:p>#N/A</text:p>
          </table:table-cell>
          <table:table-cell table:formula="of:=CONCATENATE(IF(LEN([.$D8])&gt;0;VLOOKUP([.$D8];[MMC.$A$7:.$N$102];6;0);IF(LEN([.$E8])&gt;0;VLOOKUP([.$E8];[.$A$7:.$Q$102];17;0);[.I8]));&quot;&quot;)" office:value-type="string" office:string-value="" calcext:value-type="error">
            <text:p>#N/A</text:p>
          </table:table-cell>
          <table:table-cell table:formula="of:=CONCATENATE(IF(LEN([.$D8])&gt;0;VLOOKUP([.$D8];[MMC.$A$7:.$N$70];7;0);IF(LEN([.$E8])&gt;0;VLOOKUP([.$E8];[.$A$7:.$N$70];10;0);[.J8]));&quot;&quot;)" office:value-type="string" office:string-value="" calcext:value-type="error">
            <text:p>#N/A</text:p>
          </table:table-cell>
          <table:table-cell table:formula="of:=CONCATENATE(IF(LEN([.$D8])&gt;0;VLOOKUP([.$D8];[MMC.$A$7:.$N$102];8;0);IF(LEN([.$E8])&gt;0;VLOOKUP([.$E8];[.$A$7:.$S$102];19;0);[.K8]));&quot;&quot;)" office:value-type="string" office:string-value="" calcext:value-type="error">
            <text:p>#N/A</text:p>
          </table:table-cell>
          <table:table-cell table:formula="of:=CONCATENATE(IF(LEN([.$D8])&gt;0;VLOOKUP([.$D8];[MMC.$A$7:.$N$70];10;0);IF(LEN([.$E8])&gt;0;VLOOKUP([.$E8];[.$A$7:.$N$70];12;0);[.L8]));&quot;&quot;)" office:value-type="string" office:string-value="" calcext:value-type="error">
            <text:p>#N/A</text:p>
          </table:table-cell>
          <table:table-cell table:formula="of:=CONCATENATE(IF(LEN([.$D8])&gt;0;VLOOKUP([.$D8];[MMC.$A$7:.$N$70];11;0);IF(LEN([.$E8])&gt;0;VLOOKUP([.$E8];[.$A$7:.$N$70];13;0);[.M8]));&quot;&quot;)" office:value-type="string" office:string-value="" calcext:value-type="error">
            <text:p>#N/A</text:p>
          </table:table-cell>
          <table:table-cell table:formula="of:=CONCATENATE(IF(LEN([.$D8])&gt;0;VLOOKUP([.$D8];[MMC.$A$7:.$N$70];12;0);IF(LEN([.$E8])&gt;0;VLOOKUP([.$E8];[.$A$7:.$N$70];14;0);[.N8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])+LEN([.E9])+LEN([.D9]))&gt;0;CONCATENATE([.B9];&quot;_&quot;;TEXT([.C9];&quot;00&quot;);&quot;_&quot;;[.Q9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3" calcext:value-type="float">
            <text:p>3</text:p>
          </table:table-cell>
          <table:table-cell table:content-validation-name="val10" office:value-type="string" calcext:value-type="string">
            <text:p>03_RTC_SDA</text:p>
          </table:table-cell>
          <table:table-cell table:content-validation-name="val11"/>
          <table:table-cell table:formula="of:=IF(LEN([.I9])&gt;0;[.H9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9]=&quot;N/C&quot;;&quot;&quot;;SUBSTITUTE(SUBSTITUTE(SUBSTITUTE([.H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])&gt;0;VLOOKUP([.$D9];[MMC.$A$7:.$N$102];4;0);IF(LEN([.$E9])&gt;0;VLOOKUP([.$E9];[.$A$7:.$O$102];15;0);[.F9]));&quot;&quot;)" office:value-type="string" office:string-value="" calcext:value-type="error">
            <text:p>#N/A</text:p>
          </table:table-cell>
          <table:table-cell table:formula="of:=CONCATENATE(IF(LEN([.$D9])&gt;0;VLOOKUP([.$D9];[MMC.$A$7:.$N$70];5;0);IF(LEN([.$E9])&gt;0;VLOOKUP([.$E9];[.$A$7:.$P$70];16;0);[.H9]));&quot;&quot;)" office:value-type="string" office:string-value="" calcext:value-type="error">
            <text:p>#N/A</text:p>
          </table:table-cell>
          <table:table-cell table:formula="of:=CONCATENATE(IF(LEN([.$D9])&gt;0;VLOOKUP([.$D9];[MMC.$A$7:.$N$102];6;0);IF(LEN([.$E9])&gt;0;VLOOKUP([.$E9];[.$A$7:.$Q$102];17;0);[.I9]));&quot;&quot;)" office:value-type="string" office:string-value="" calcext:value-type="error">
            <text:p>#N/A</text:p>
          </table:table-cell>
          <table:table-cell table:formula="of:=CONCATENATE(IF(LEN([.$D9])&gt;0;VLOOKUP([.$D9];[MMC.$A$7:.$N$70];7;0);IF(LEN([.$E9])&gt;0;VLOOKUP([.$E9];[.$A$7:.$N$70];10;0);[.J9]));&quot;&quot;)" office:value-type="string" office:string-value="" calcext:value-type="error">
            <text:p>#N/A</text:p>
          </table:table-cell>
          <table:table-cell table:formula="of:=CONCATENATE(IF(LEN([.$D9])&gt;0;VLOOKUP([.$D9];[MMC.$A$7:.$N$102];8;0);IF(LEN([.$E9])&gt;0;VLOOKUP([.$E9];[.$A$7:.$S$102];19;0);[.K9]));&quot;&quot;)" office:value-type="string" office:string-value="" calcext:value-type="error">
            <text:p>#N/A</text:p>
          </table:table-cell>
          <table:table-cell table:formula="of:=CONCATENATE(IF(LEN([.$D9])&gt;0;VLOOKUP([.$D9];[MMC.$A$7:.$N$70];10;0);IF(LEN([.$E9])&gt;0;VLOOKUP([.$E9];[.$A$7:.$N$70];12;0);[.L9]));&quot;&quot;)" office:value-type="string" office:string-value="" calcext:value-type="error">
            <text:p>#N/A</text:p>
          </table:table-cell>
          <table:table-cell table:formula="of:=CONCATENATE(IF(LEN([.$D9])&gt;0;VLOOKUP([.$D9];[MMC.$A$7:.$N$70];11;0);IF(LEN([.$E9])&gt;0;VLOOKUP([.$E9];[.$A$7:.$N$70];13;0);[.M9]));&quot;&quot;)" office:value-type="string" office:string-value="" calcext:value-type="error">
            <text:p>#N/A</text:p>
          </table:table-cell>
          <table:table-cell table:formula="of:=CONCATENATE(IF(LEN([.$D9])&gt;0;VLOOKUP([.$D9];[MMC.$A$7:.$N$70];12;0);IF(LEN([.$E9])&gt;0;VLOOKUP([.$E9];[.$A$7:.$N$70];14;0);[.N9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])+LEN([.E10])+LEN([.D10]))&gt;0;CONCATENATE([.B10];&quot;_&quot;;TEXT([.C10];&quot;00&quot;);&quot;_&quot;;[.Q10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5" calcext:value-type="float">
            <text:p>5</text:p>
          </table:table-cell>
          <table:table-cell table:content-validation-name="val10" office:value-type="string" calcext:value-type="string">
            <text:p>05_RTC_SCL</text:p>
          </table:table-cell>
          <table:table-cell table:content-validation-name="val11"/>
          <table:table-cell table:formula="of:=IF(LEN([.I10])&gt;0;[.H10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10]=&quot;N/C&quot;;&quot;&quot;;SUBSTITUTE(SUBSTITUTE(SUBSTITUTE([.H1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])&gt;0;VLOOKUP([.$D10];[MMC.$A$7:.$N$102];4;0);IF(LEN([.$E10])&gt;0;VLOOKUP([.$E10];[.$A$7:.$O$102];15;0);[.F10]));&quot;&quot;)" office:value-type="string" office:string-value="" calcext:value-type="error">
            <text:p>#N/A</text:p>
          </table:table-cell>
          <table:table-cell table:formula="of:=CONCATENATE(IF(LEN([.$D10])&gt;0;VLOOKUP([.$D10];[MMC.$A$7:.$N$70];5;0);IF(LEN([.$E10])&gt;0;VLOOKUP([.$E10];[.$A$7:.$P$70];16;0);[.H10]));&quot;&quot;)" office:value-type="string" office:string-value="" calcext:value-type="error">
            <text:p>#N/A</text:p>
          </table:table-cell>
          <table:table-cell table:formula="of:=CONCATENATE(IF(LEN([.$D10])&gt;0;VLOOKUP([.$D10];[MMC.$A$7:.$N$102];6;0);IF(LEN([.$E10])&gt;0;VLOOKUP([.$E10];[.$A$7:.$Q$102];17;0);[.I10]));&quot;&quot;)" office:value-type="string" office:string-value="" calcext:value-type="error">
            <text:p>#N/A</text:p>
          </table:table-cell>
          <table:table-cell table:formula="of:=CONCATENATE(IF(LEN([.$D10])&gt;0;VLOOKUP([.$D10];[MMC.$A$7:.$N$70];7;0);IF(LEN([.$E10])&gt;0;VLOOKUP([.$E10];[.$A$7:.$N$70];10;0);[.J10]));&quot;&quot;)" office:value-type="string" office:string-value="" calcext:value-type="error">
            <text:p>#N/A</text:p>
          </table:table-cell>
          <table:table-cell table:formula="of:=CONCATENATE(IF(LEN([.$D10])&gt;0;VLOOKUP([.$D10];[MMC.$A$7:.$N$102];8;0);IF(LEN([.$E10])&gt;0;VLOOKUP([.$E10];[.$A$7:.$S$102];19;0);[.K10]));&quot;&quot;)" office:value-type="string" office:string-value="" calcext:value-type="error">
            <text:p>#N/A</text:p>
          </table:table-cell>
          <table:table-cell table:formula="of:=CONCATENATE(IF(LEN([.$D10])&gt;0;VLOOKUP([.$D10];[MMC.$A$7:.$N$70];10;0);IF(LEN([.$E10])&gt;0;VLOOKUP([.$E10];[.$A$7:.$N$70];12;0);[.L10]));&quot;&quot;)" office:value-type="string" office:string-value="" calcext:value-type="error">
            <text:p>#N/A</text:p>
          </table:table-cell>
          <table:table-cell table:formula="of:=CONCATENATE(IF(LEN([.$D10])&gt;0;VLOOKUP([.$D10];[MMC.$A$7:.$N$70];11;0);IF(LEN([.$E10])&gt;0;VLOOKUP([.$E10];[.$A$7:.$N$70];13;0);[.M10]));&quot;&quot;)" office:value-type="string" office:string-value="" calcext:value-type="error">
            <text:p>#N/A</text:p>
          </table:table-cell>
          <table:table-cell table:formula="of:=CONCATENATE(IF(LEN([.$D10])&gt;0;VLOOKUP([.$D10];[MMC.$A$7:.$N$70];12;0);IF(LEN([.$E10])&gt;0;VLOOKUP([.$E10];[.$A$7:.$N$70];14;0);[.N10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1])+LEN([.E11])+LEN([.D11]))&gt;0;CONCATENATE([.B11];&quot;_&quot;;TEXT([.C11];&quot;00&quot;);&quot;_&quot;;[.Q11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6" calcext:value-type="float">
            <text:p>6</text:p>
          </table:table-cell>
          <table:table-cell table:content-validation-name="val10" office:value-type="string" calcext:value-type="string">
            <text:p>06_GND</text:p>
          </table:table-cell>
          <table:table-cell table:content-validation-name="val11"/>
          <table:table-cell table:formula="of:=IF(LEN([.I11])&gt;0;[.H11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11]=&quot;N/C&quot;;&quot;&quot;;SUBSTITUTE(SUBSTITUTE(SUBSTITUTE([.H11];&quot;/&quot;;&quot;NEG_&quot;);&quot;(&quot;;&quot;_&quot;);&quot;)&quot;;&quot;&quot;))">
            <text:p/>
          </table:table-cell>
          <table:table-cell/>
          <table:table-cell table:content-validation-name="val13"/>
          <table:table-cell/>
          <table:table-cell table:style-name="ce191"/>
          <table:table-cell/>
          <table:table-cell table:formula="of:=CONCATENATE(IF(LEN([.$D11])&gt;0;VLOOKUP([.$D11];[MMC.$A$7:.$N$102];4;0);IF(LEN([.$E11])&gt;0;VLOOKUP([.$E11];[.$A$7:.$O$102];15;0);[.F11]));&quot;&quot;)" office:value-type="string" office:string-value="" calcext:value-type="error">
            <text:p>#N/A</text:p>
          </table:table-cell>
          <table:table-cell table:formula="of:=CONCATENATE(IF(LEN([.$D11])&gt;0;VLOOKUP([.$D11];[MMC.$A$7:.$N$70];5;0);IF(LEN([.$E11])&gt;0;VLOOKUP([.$E11];[.$A$7:.$P$70];16;0);[.H11]));&quot;&quot;)" office:value-type="string" office:string-value="" calcext:value-type="error">
            <text:p>#N/A</text:p>
          </table:table-cell>
          <table:table-cell table:formula="of:=CONCATENATE(IF(LEN([.$D11])&gt;0;VLOOKUP([.$D11];[MMC.$A$7:.$N$102];6;0);IF(LEN([.$E11])&gt;0;VLOOKUP([.$E11];[.$A$7:.$Q$102];17;0);[.I11]));&quot;&quot;)" office:value-type="string" office:string-value="" calcext:value-type="error">
            <text:p>#N/A</text:p>
          </table:table-cell>
          <table:table-cell table:formula="of:=CONCATENATE(IF(LEN([.$D11])&gt;0;VLOOKUP([.$D11];[MMC.$A$7:.$N$70];7;0);IF(LEN([.$E11])&gt;0;VLOOKUP([.$E11];[.$A$7:.$N$70];10;0);[.J11]));&quot;&quot;)" office:value-type="string" office:string-value="" calcext:value-type="error">
            <text:p>#N/A</text:p>
          </table:table-cell>
          <table:table-cell table:formula="of:=CONCATENATE(IF(LEN([.$D11])&gt;0;VLOOKUP([.$D11];[MMC.$A$7:.$N$102];8;0);IF(LEN([.$E11])&gt;0;VLOOKUP([.$E11];[.$A$7:.$S$102];19;0);[.K11]));&quot;&quot;)" office:value-type="string" office:string-value="" calcext:value-type="error">
            <text:p>#N/A</text:p>
          </table:table-cell>
          <table:table-cell table:formula="of:=CONCATENATE(IF(LEN([.$D11])&gt;0;VLOOKUP([.$D11];[MMC.$A$7:.$N$70];10;0);IF(LEN([.$E11])&gt;0;VLOOKUP([.$E11];[.$A$7:.$N$70];12;0);[.L11]));&quot;&quot;)" office:value-type="string" office:string-value="" calcext:value-type="error">
            <text:p>#N/A</text:p>
          </table:table-cell>
          <table:table-cell table:formula="of:=CONCATENATE(IF(LEN([.$D11])&gt;0;VLOOKUP([.$D11];[MMC.$A$7:.$N$70];11;0);IF(LEN([.$E11])&gt;0;VLOOKUP([.$E11];[.$A$7:.$N$70];13;0);[.M11]));&quot;&quot;)" office:value-type="string" office:string-value="" calcext:value-type="error">
            <text:p>#N/A</text:p>
          </table:table-cell>
          <table:table-cell table:formula="of:=CONCATENATE(IF(LEN([.$D11])&gt;0;VLOOKUP([.$D11];[MMC.$A$7:.$N$70];12;0);IF(LEN([.$E11])&gt;0;VLOOKUP([.$E11];[.$A$7:.$N$70];14;0);[.N11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2])+LEN([.E12])+LEN([.D12]))&gt;0;CONCATENATE([.B12];&quot;_&quot;;TEXT([.C12];&quot;00&quot;);&quot;_&quot;;[.Q12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7" calcext:value-type="float">
            <text:p>7</text:p>
          </table:table-cell>
          <table:table-cell table:content-validation-name="val10" office:value-type="string" calcext:value-type="string">
            <text:p>07_RTC_INT_JP2</text:p>
          </table:table-cell>
          <table:table-cell table:content-validation-name="val11"/>
          <table:table-cell table:formula="of:=IF(LEN([.I12])&gt;0;[.H12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2]=&quot;N/C&quot;;&quot;&quot;;SUBSTITUTE(SUBSTITUTE(SUBSTITUTE([.H1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2])&gt;0;VLOOKUP([.$D12];[MMC.$A$7:.$N$102];4;0);IF(LEN([.$E12])&gt;0;VLOOKUP([.$E12];[.$A$7:.$O$102];15;0);[.F12]));&quot;&quot;)" office:value-type="string" office:string-value="" calcext:value-type="error">
            <text:p>#N/A</text:p>
          </table:table-cell>
          <table:table-cell table:formula="of:=CONCATENATE(IF(LEN([.$D12])&gt;0;VLOOKUP([.$D12];[MMC.$A$7:.$N$70];5;0);IF(LEN([.$E12])&gt;0;VLOOKUP([.$E12];[.$A$7:.$P$70];16;0);[.H12]));&quot;&quot;)" office:value-type="string" office:string-value="" calcext:value-type="error">
            <text:p>#N/A</text:p>
          </table:table-cell>
          <table:table-cell table:formula="of:=CONCATENATE(IF(LEN([.$D12])&gt;0;VLOOKUP([.$D12];[MMC.$A$7:.$N$102];6;0);IF(LEN([.$E12])&gt;0;VLOOKUP([.$E12];[.$A$7:.$Q$102];17;0);[.I12]));&quot;&quot;)" office:value-type="string" office:string-value="" calcext:value-type="error">
            <text:p>#N/A</text:p>
          </table:table-cell>
          <table:table-cell table:formula="of:=CONCATENATE(IF(LEN([.$D12])&gt;0;VLOOKUP([.$D12];[MMC.$A$7:.$N$70];7;0);IF(LEN([.$E12])&gt;0;VLOOKUP([.$E12];[.$A$7:.$N$70];10;0);[.J12]));&quot;&quot;)" office:value-type="string" office:string-value="" calcext:value-type="error">
            <text:p>#N/A</text:p>
          </table:table-cell>
          <table:table-cell table:formula="of:=CONCATENATE(IF(LEN([.$D12])&gt;0;VLOOKUP([.$D12];[MMC.$A$7:.$N$102];8;0);IF(LEN([.$E12])&gt;0;VLOOKUP([.$E12];[.$A$7:.$S$102];19;0);[.K12]));&quot;&quot;)" office:value-type="string" office:string-value="" calcext:value-type="error">
            <text:p>#N/A</text:p>
          </table:table-cell>
          <table:table-cell table:formula="of:=CONCATENATE(IF(LEN([.$D12])&gt;0;VLOOKUP([.$D12];[MMC.$A$7:.$N$70];10;0);IF(LEN([.$E12])&gt;0;VLOOKUP([.$E12];[.$A$7:.$N$70];12;0);[.L12]));&quot;&quot;)" office:value-type="string" office:string-value="" calcext:value-type="error">
            <text:p>#N/A</text:p>
          </table:table-cell>
          <table:table-cell table:formula="of:=CONCATENATE(IF(LEN([.$D12])&gt;0;VLOOKUP([.$D12];[MMC.$A$7:.$N$70];11;0);IF(LEN([.$E12])&gt;0;VLOOKUP([.$E12];[.$A$7:.$N$70];13;0);[.M12]));&quot;&quot;)" office:value-type="string" office:string-value="" calcext:value-type="error">
            <text:p>#N/A</text:p>
          </table:table-cell>
          <table:table-cell table:formula="of:=CONCATENATE(IF(LEN([.$D12])&gt;0;VLOOKUP([.$D12];[MMC.$A$7:.$N$70];12;0);IF(LEN([.$E12])&gt;0;VLOOKUP([.$E12];[.$A$7:.$N$70];14;0);[.N12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3])+LEN([.E13])+LEN([.D13]))&gt;0;CONCATENATE([.B13];&quot;_&quot;;TEXT([.C13];&quot;00&quot;);&quot;_&quot;;[.Q13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11" calcext:value-type="float">
            <text:p>11</text:p>
          </table:table-cell>
          <table:table-cell table:content-validation-name="val10" office:value-type="string" calcext:value-type="string">
            <text:p>11_CAN_LED1</text:p>
          </table:table-cell>
          <table:table-cell table:content-validation-name="val11"/>
          <table:table-cell table:formula="of:=IF(LEN([.I13])&gt;0;[.H13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3]=&quot;N/C&quot;;&quot;&quot;;SUBSTITUTE(SUBSTITUTE(SUBSTITUTE([.H1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3])&gt;0;VLOOKUP([.$D13];[MMC.$A$7:.$N$102];4;0);IF(LEN([.$E13])&gt;0;VLOOKUP([.$E13];[.$A$7:.$O$102];15;0);[.F13]));&quot;&quot;)" office:value-type="string" office:string-value="" calcext:value-type="error">
            <text:p>#N/A</text:p>
          </table:table-cell>
          <table:table-cell table:formula="of:=CONCATENATE(IF(LEN([.$D13])&gt;0;VLOOKUP([.$D13];[MMC.$A$7:.$N$70];5;0);IF(LEN([.$E13])&gt;0;VLOOKUP([.$E13];[.$A$7:.$P$70];16;0);[.H13]));&quot;&quot;)" office:value-type="string" office:string-value="" calcext:value-type="error">
            <text:p>#N/A</text:p>
          </table:table-cell>
          <table:table-cell table:formula="of:=CONCATENATE(IF(LEN([.$D13])&gt;0;VLOOKUP([.$D13];[MMC.$A$7:.$N$102];6;0);IF(LEN([.$E13])&gt;0;VLOOKUP([.$E13];[.$A$7:.$Q$102];17;0);[.I13]));&quot;&quot;)" office:value-type="string" office:string-value="" calcext:value-type="error">
            <text:p>#N/A</text:p>
          </table:table-cell>
          <table:table-cell table:formula="of:=CONCATENATE(IF(LEN([.$D13])&gt;0;VLOOKUP([.$D13];[MMC.$A$7:.$N$70];7;0);IF(LEN([.$E13])&gt;0;VLOOKUP([.$E13];[.$A$7:.$N$70];10;0);[.J13]));&quot;&quot;)" office:value-type="string" office:string-value="" calcext:value-type="error">
            <text:p>#N/A</text:p>
          </table:table-cell>
          <table:table-cell table:formula="of:=CONCATENATE(IF(LEN([.$D13])&gt;0;VLOOKUP([.$D13];[MMC.$A$7:.$N$102];8;0);IF(LEN([.$E13])&gt;0;VLOOKUP([.$E13];[.$A$7:.$S$102];19;0);[.K13]));&quot;&quot;)" office:value-type="string" office:string-value="" calcext:value-type="error">
            <text:p>#N/A</text:p>
          </table:table-cell>
          <table:table-cell table:formula="of:=CONCATENATE(IF(LEN([.$D13])&gt;0;VLOOKUP([.$D13];[MMC.$A$7:.$N$70];10;0);IF(LEN([.$E13])&gt;0;VLOOKUP([.$E13];[.$A$7:.$N$70];12;0);[.L13]));&quot;&quot;)" office:value-type="string" office:string-value="" calcext:value-type="error">
            <text:p>#N/A</text:p>
          </table:table-cell>
          <table:table-cell table:formula="of:=CONCATENATE(IF(LEN([.$D13])&gt;0;VLOOKUP([.$D13];[MMC.$A$7:.$N$70];11;0);IF(LEN([.$E13])&gt;0;VLOOKUP([.$E13];[.$A$7:.$N$70];13;0);[.M13]));&quot;&quot;)" office:value-type="string" office:string-value="" calcext:value-type="error">
            <text:p>#N/A</text:p>
          </table:table-cell>
          <table:table-cell table:formula="of:=CONCATENATE(IF(LEN([.$D13])&gt;0;VLOOKUP([.$D13];[MMC.$A$7:.$N$70];12;0);IF(LEN([.$E13])&gt;0;VLOOKUP([.$E13];[.$A$7:.$N$70];14;0);[.N13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4])+LEN([.E14])+LEN([.D14]))&gt;0;CONCATENATE([.B14];&quot;_&quot;;TEXT([.C14];&quot;00&quot;);&quot;_&quot;;[.Q14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13" calcext:value-type="float">
            <text:p>13</text:p>
          </table:table-cell>
          <table:table-cell table:content-validation-name="val10" office:value-type="string" calcext:value-type="string">
            <text:p>13_CAN_LED2</text:p>
          </table:table-cell>
          <table:table-cell table:content-validation-name="val11"/>
          <table:table-cell table:formula="of:=IF(LEN([.I14])&gt;0;[.H14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4]=&quot;N/C&quot;;&quot;&quot;;SUBSTITUTE(SUBSTITUTE(SUBSTITUTE([.H1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4])&gt;0;VLOOKUP([.$D14];[MMC.$A$7:.$N$102];4;0);IF(LEN([.$E14])&gt;0;VLOOKUP([.$E14];[.$A$7:.$O$102];15;0);[.F14]));&quot;&quot;)" office:value-type="string" office:string-value="" calcext:value-type="error">
            <text:p>#N/A</text:p>
          </table:table-cell>
          <table:table-cell table:formula="of:=CONCATENATE(IF(LEN([.$D14])&gt;0;VLOOKUP([.$D14];[MMC.$A$7:.$N$70];5;0);IF(LEN([.$E14])&gt;0;VLOOKUP([.$E14];[.$A$7:.$P$70];16;0);[.H14]));&quot;&quot;)" office:value-type="string" office:string-value="" calcext:value-type="error">
            <text:p>#N/A</text:p>
          </table:table-cell>
          <table:table-cell table:formula="of:=CONCATENATE(IF(LEN([.$D14])&gt;0;VLOOKUP([.$D14];[MMC.$A$7:.$N$102];6;0);IF(LEN([.$E14])&gt;0;VLOOKUP([.$E14];[.$A$7:.$Q$102];17;0);[.I14]));&quot;&quot;)" office:value-type="string" office:string-value="" calcext:value-type="error">
            <text:p>#N/A</text:p>
          </table:table-cell>
          <table:table-cell table:formula="of:=CONCATENATE(IF(LEN([.$D14])&gt;0;VLOOKUP([.$D14];[MMC.$A$7:.$N$70];7;0);IF(LEN([.$E14])&gt;0;VLOOKUP([.$E14];[.$A$7:.$N$70];10;0);[.J14]));&quot;&quot;)" office:value-type="string" office:string-value="" calcext:value-type="error">
            <text:p>#N/A</text:p>
          </table:table-cell>
          <table:table-cell table:formula="of:=CONCATENATE(IF(LEN([.$D14])&gt;0;VLOOKUP([.$D14];[MMC.$A$7:.$N$102];8;0);IF(LEN([.$E14])&gt;0;VLOOKUP([.$E14];[.$A$7:.$S$102];19;0);[.K14]));&quot;&quot;)" office:value-type="string" office:string-value="" calcext:value-type="error">
            <text:p>#N/A</text:p>
          </table:table-cell>
          <table:table-cell table:formula="of:=CONCATENATE(IF(LEN([.$D14])&gt;0;VLOOKUP([.$D14];[MMC.$A$7:.$N$70];10;0);IF(LEN([.$E14])&gt;0;VLOOKUP([.$E14];[.$A$7:.$N$70];12;0);[.L14]));&quot;&quot;)" office:value-type="string" office:string-value="" calcext:value-type="error">
            <text:p>#N/A</text:p>
          </table:table-cell>
          <table:table-cell table:formula="of:=CONCATENATE(IF(LEN([.$D14])&gt;0;VLOOKUP([.$D14];[MMC.$A$7:.$N$70];11;0);IF(LEN([.$E14])&gt;0;VLOOKUP([.$E14];[.$A$7:.$N$70];13;0);[.M14]));&quot;&quot;)" office:value-type="string" office:string-value="" calcext:value-type="error">
            <text:p>#N/A</text:p>
          </table:table-cell>
          <table:table-cell table:formula="of:=CONCATENATE(IF(LEN([.$D14])&gt;0;VLOOKUP([.$D14];[MMC.$A$7:.$N$70];12;0);IF(LEN([.$E14])&gt;0;VLOOKUP([.$E14];[.$A$7:.$N$70];14;0);[.N14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5])+LEN([.E15])+LEN([.D15]))&gt;0;CONCATENATE([.B15];&quot;_&quot;;TEXT([.C15];&quot;00&quot;);&quot;_&quot;;[.Q15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19" calcext:value-type="float">
            <text:p>19</text:p>
          </table:table-cell>
          <table:table-cell table:content-validation-name="val10" office:value-type="string" calcext:value-type="string">
            <text:p>19_CAN_SPI_MOSI</text:p>
          </table:table-cell>
          <table:table-cell table:content-validation-name="val11"/>
          <table:table-cell table:formula="of:=IF(LEN([.I15])&gt;0;[.H15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15]=&quot;N/C&quot;;&quot;&quot;;SUBSTITUTE(SUBSTITUTE(SUBSTITUTE([.H1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5])&gt;0;VLOOKUP([.$D15];[MMC.$A$7:.$N$102];4;0);IF(LEN([.$E15])&gt;0;VLOOKUP([.$E15];[.$A$7:.$O$102];15;0);[.F15]));&quot;&quot;)" office:value-type="string" office:string-value="" calcext:value-type="error">
            <text:p>#N/A</text:p>
          </table:table-cell>
          <table:table-cell table:formula="of:=CONCATENATE(IF(LEN([.$D15])&gt;0;VLOOKUP([.$D15];[MMC.$A$7:.$N$70];5;0);IF(LEN([.$E15])&gt;0;VLOOKUP([.$E15];[.$A$7:.$P$70];16;0);[.H15]));&quot;&quot;)" office:value-type="string" office:string-value="" calcext:value-type="error">
            <text:p>#N/A</text:p>
          </table:table-cell>
          <table:table-cell table:formula="of:=CONCATENATE(IF(LEN([.$D15])&gt;0;VLOOKUP([.$D15];[MMC.$A$7:.$N$102];6;0);IF(LEN([.$E15])&gt;0;VLOOKUP([.$E15];[.$A$7:.$Q$102];17;0);[.I15]));&quot;&quot;)" office:value-type="string" office:string-value="" calcext:value-type="error">
            <text:p>#N/A</text:p>
          </table:table-cell>
          <table:table-cell table:formula="of:=CONCATENATE(IF(LEN([.$D15])&gt;0;VLOOKUP([.$D15];[MMC.$A$7:.$N$70];7;0);IF(LEN([.$E15])&gt;0;VLOOKUP([.$E15];[.$A$7:.$N$70];10;0);[.J15]));&quot;&quot;)" office:value-type="string" office:string-value="" calcext:value-type="error">
            <text:p>#N/A</text:p>
          </table:table-cell>
          <table:table-cell table:formula="of:=CONCATENATE(IF(LEN([.$D15])&gt;0;VLOOKUP([.$D15];[MMC.$A$7:.$N$102];8;0);IF(LEN([.$E15])&gt;0;VLOOKUP([.$E15];[.$A$7:.$S$102];19;0);[.K15]));&quot;&quot;)" office:value-type="string" office:string-value="" calcext:value-type="error">
            <text:p>#N/A</text:p>
          </table:table-cell>
          <table:table-cell table:formula="of:=CONCATENATE(IF(LEN([.$D15])&gt;0;VLOOKUP([.$D15];[MMC.$A$7:.$N$70];10;0);IF(LEN([.$E15])&gt;0;VLOOKUP([.$E15];[.$A$7:.$N$70];12;0);[.L15]));&quot;&quot;)" office:value-type="string" office:string-value="" calcext:value-type="error">
            <text:p>#N/A</text:p>
          </table:table-cell>
          <table:table-cell table:formula="of:=CONCATENATE(IF(LEN([.$D15])&gt;0;VLOOKUP([.$D15];[MMC.$A$7:.$N$70];11;0);IF(LEN([.$E15])&gt;0;VLOOKUP([.$E15];[.$A$7:.$N$70];13;0);[.M15]));&quot;&quot;)" office:value-type="string" office:string-value="" calcext:value-type="error">
            <text:p>#N/A</text:p>
          </table:table-cell>
          <table:table-cell table:formula="of:=CONCATENATE(IF(LEN([.$D15])&gt;0;VLOOKUP([.$D15];[MMC.$A$7:.$N$70];12;0);IF(LEN([.$E15])&gt;0;VLOOKUP([.$E15];[.$A$7:.$N$70];14;0);[.N15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6])+LEN([.E16])+LEN([.D16]))&gt;0;CONCATENATE([.B16];&quot;_&quot;;TEXT([.C16];&quot;00&quot;);&quot;_&quot;;[.Q16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1" calcext:value-type="float">
            <text:p>21</text:p>
          </table:table-cell>
          <table:table-cell table:content-validation-name="val10" office:value-type="string" calcext:value-type="string">
            <text:p>21_CAN_SPI_MISO</text:p>
          </table:table-cell>
          <table:table-cell table:content-validation-name="val11"/>
          <table:table-cell table:formula="of:=IF(LEN([.I16])&gt;0;[.H16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6]=&quot;N/C&quot;;&quot;&quot;;SUBSTITUTE(SUBSTITUTE(SUBSTITUTE([.H1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6])&gt;0;VLOOKUP([.$D16];[MMC.$A$7:.$N$102];4;0);IF(LEN([.$E16])&gt;0;VLOOKUP([.$E16];[.$A$7:.$O$102];15;0);[.F16]));&quot;&quot;)" office:value-type="string" office:string-value="" calcext:value-type="error">
            <text:p>#N/A</text:p>
          </table:table-cell>
          <table:table-cell table:formula="of:=CONCATENATE(IF(LEN([.$D16])&gt;0;VLOOKUP([.$D16];[MMC.$A$7:.$N$70];5;0);IF(LEN([.$E16])&gt;0;VLOOKUP([.$E16];[.$A$7:.$P$70];16;0);[.H16]));&quot;&quot;)" office:value-type="string" office:string-value="" calcext:value-type="error">
            <text:p>#N/A</text:p>
          </table:table-cell>
          <table:table-cell table:formula="of:=CONCATENATE(IF(LEN([.$D16])&gt;0;VLOOKUP([.$D16];[MMC.$A$7:.$N$102];6;0);IF(LEN([.$E16])&gt;0;VLOOKUP([.$E16];[.$A$7:.$Q$102];17;0);[.I16]));&quot;&quot;)" office:value-type="string" office:string-value="" calcext:value-type="error">
            <text:p>#N/A</text:p>
          </table:table-cell>
          <table:table-cell table:formula="of:=CONCATENATE(IF(LEN([.$D16])&gt;0;VLOOKUP([.$D16];[MMC.$A$7:.$N$70];7;0);IF(LEN([.$E16])&gt;0;VLOOKUP([.$E16];[.$A$7:.$N$70];10;0);[.J16]));&quot;&quot;)" office:value-type="string" office:string-value="" calcext:value-type="error">
            <text:p>#N/A</text:p>
          </table:table-cell>
          <table:table-cell table:formula="of:=CONCATENATE(IF(LEN([.$D16])&gt;0;VLOOKUP([.$D16];[MMC.$A$7:.$N$102];8;0);IF(LEN([.$E16])&gt;0;VLOOKUP([.$E16];[.$A$7:.$S$102];19;0);[.K16]));&quot;&quot;)" office:value-type="string" office:string-value="" calcext:value-type="error">
            <text:p>#N/A</text:p>
          </table:table-cell>
          <table:table-cell table:formula="of:=CONCATENATE(IF(LEN([.$D16])&gt;0;VLOOKUP([.$D16];[MMC.$A$7:.$N$70];10;0);IF(LEN([.$E16])&gt;0;VLOOKUP([.$E16];[.$A$7:.$N$70];12;0);[.L16]));&quot;&quot;)" office:value-type="string" office:string-value="" calcext:value-type="error">
            <text:p>#N/A</text:p>
          </table:table-cell>
          <table:table-cell table:formula="of:=CONCATENATE(IF(LEN([.$D16])&gt;0;VLOOKUP([.$D16];[MMC.$A$7:.$N$70];11;0);IF(LEN([.$E16])&gt;0;VLOOKUP([.$E16];[.$A$7:.$N$70];13;0);[.M16]));&quot;&quot;)" office:value-type="string" office:string-value="" calcext:value-type="error">
            <text:p>#N/A</text:p>
          </table:table-cell>
          <table:table-cell table:formula="of:=CONCATENATE(IF(LEN([.$D16])&gt;0;VLOOKUP([.$D16];[MMC.$A$7:.$N$70];12;0);IF(LEN([.$E16])&gt;0;VLOOKUP([.$E16];[.$A$7:.$N$70];14;0);[.N16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7])+LEN([.E17])+LEN([.D17]))&gt;0;CONCATENATE([.B17];&quot;_&quot;;TEXT([.C17];&quot;00&quot;);&quot;_&quot;;[.Q17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2" calcext:value-type="float">
            <text:p>22</text:p>
          </table:table-cell>
          <table:table-cell table:content-validation-name="val10" office:value-type="string" calcext:value-type="string">
            <text:p>22_CAN_PL_GPIO</text:p>
          </table:table-cell>
          <table:table-cell table:content-validation-name="val11"/>
          <table:table-cell table:formula="of:=IF(LEN([.I17])&gt;0;[.H17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7]=&quot;N/C&quot;;&quot;&quot;;SUBSTITUTE(SUBSTITUTE(SUBSTITUTE([.H1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7])&gt;0;VLOOKUP([.$D17];[MMC.$A$7:.$N$102];4;0);IF(LEN([.$E17])&gt;0;VLOOKUP([.$E17];[.$A$7:.$O$102];15;0);[.F17]));&quot;&quot;)" office:value-type="string" office:string-value="" calcext:value-type="error">
            <text:p>#N/A</text:p>
          </table:table-cell>
          <table:table-cell table:formula="of:=CONCATENATE(IF(LEN([.$D17])&gt;0;VLOOKUP([.$D17];[MMC.$A$7:.$N$70];5;0);IF(LEN([.$E17])&gt;0;VLOOKUP([.$E17];[.$A$7:.$P$70];16;0);[.H17]));&quot;&quot;)" office:value-type="string" office:string-value="" calcext:value-type="error">
            <text:p>#N/A</text:p>
          </table:table-cell>
          <table:table-cell table:formula="of:=CONCATENATE(IF(LEN([.$D17])&gt;0;VLOOKUP([.$D17];[MMC.$A$7:.$N$102];6;0);IF(LEN([.$E17])&gt;0;VLOOKUP([.$E17];[.$A$7:.$Q$102];17;0);[.I17]));&quot;&quot;)" office:value-type="string" office:string-value="" calcext:value-type="error">
            <text:p>#N/A</text:p>
          </table:table-cell>
          <table:table-cell table:formula="of:=CONCATENATE(IF(LEN([.$D17])&gt;0;VLOOKUP([.$D17];[MMC.$A$7:.$N$70];7;0);IF(LEN([.$E17])&gt;0;VLOOKUP([.$E17];[.$A$7:.$N$70];10;0);[.J17]));&quot;&quot;)" office:value-type="string" office:string-value="" calcext:value-type="error">
            <text:p>#N/A</text:p>
          </table:table-cell>
          <table:table-cell table:formula="of:=CONCATENATE(IF(LEN([.$D17])&gt;0;VLOOKUP([.$D17];[MMC.$A$7:.$N$102];8;0);IF(LEN([.$E17])&gt;0;VLOOKUP([.$E17];[.$A$7:.$S$102];19;0);[.K17]));&quot;&quot;)" office:value-type="string" office:string-value="" calcext:value-type="error">
            <text:p>#N/A</text:p>
          </table:table-cell>
          <table:table-cell table:formula="of:=CONCATENATE(IF(LEN([.$D17])&gt;0;VLOOKUP([.$D17];[MMC.$A$7:.$N$70];10;0);IF(LEN([.$E17])&gt;0;VLOOKUP([.$E17];[.$A$7:.$N$70];12;0);[.L17]));&quot;&quot;)" office:value-type="string" office:string-value="" calcext:value-type="error">
            <text:p>#N/A</text:p>
          </table:table-cell>
          <table:table-cell table:formula="of:=CONCATENATE(IF(LEN([.$D17])&gt;0;VLOOKUP([.$D17];[MMC.$A$7:.$N$70];11;0);IF(LEN([.$E17])&gt;0;VLOOKUP([.$E17];[.$A$7:.$N$70];13;0);[.M17]));&quot;&quot;)" office:value-type="string" office:string-value="" calcext:value-type="error">
            <text:p>#N/A</text:p>
          </table:table-cell>
          <table:table-cell table:formula="of:=CONCATENATE(IF(LEN([.$D17])&gt;0;VLOOKUP([.$D17];[MMC.$A$7:.$N$70];12;0);IF(LEN([.$E17])&gt;0;VLOOKUP([.$E17];[.$A$7:.$N$70];14;0);[.N17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8])+LEN([.E18])+LEN([.D18]))&gt;0;CONCATENATE([.B18];&quot;_&quot;;TEXT([.C18];&quot;00&quot;);&quot;_&quot;;[.Q18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3" calcext:value-type="float">
            <text:p>23</text:p>
          </table:table-cell>
          <table:table-cell table:content-validation-name="val10" office:value-type="string" calcext:value-type="string">
            <text:p>23_CAN_SPI_CLK</text:p>
          </table:table-cell>
          <table:table-cell table:content-validation-name="val11"/>
          <table:table-cell table:formula="of:=IF(LEN([.I18])&gt;0;[.H1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18]=&quot;N/C&quot;;&quot;&quot;;SUBSTITUTE(SUBSTITUTE(SUBSTITUTE([.H1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8])&gt;0;VLOOKUP([.$D18];[MMC.$A$7:.$N$102];4;0);IF(LEN([.$E18])&gt;0;VLOOKUP([.$E18];[.$A$7:.$O$102];15;0);[.F18]));&quot;&quot;)" office:value-type="string" office:string-value="" calcext:value-type="error">
            <text:p>#N/A</text:p>
          </table:table-cell>
          <table:table-cell table:formula="of:=CONCATENATE(IF(LEN([.$D18])&gt;0;VLOOKUP([.$D18];[MMC.$A$7:.$N$70];5;0);IF(LEN([.$E18])&gt;0;VLOOKUP([.$E18];[.$A$7:.$P$70];16;0);[.H18]));&quot;&quot;)" office:value-type="string" office:string-value="" calcext:value-type="error">
            <text:p>#N/A</text:p>
          </table:table-cell>
          <table:table-cell table:formula="of:=CONCATENATE(IF(LEN([.$D18])&gt;0;VLOOKUP([.$D18];[MMC.$A$7:.$N$102];6;0);IF(LEN([.$E18])&gt;0;VLOOKUP([.$E18];[.$A$7:.$Q$102];17;0);[.I18]));&quot;&quot;)" office:value-type="string" office:string-value="" calcext:value-type="error">
            <text:p>#N/A</text:p>
          </table:table-cell>
          <table:table-cell table:formula="of:=CONCATENATE(IF(LEN([.$D18])&gt;0;VLOOKUP([.$D18];[MMC.$A$7:.$N$70];7;0);IF(LEN([.$E18])&gt;0;VLOOKUP([.$E18];[.$A$7:.$N$70];10;0);[.J18]));&quot;&quot;)" office:value-type="string" office:string-value="" calcext:value-type="error">
            <text:p>#N/A</text:p>
          </table:table-cell>
          <table:table-cell table:formula="of:=CONCATENATE(IF(LEN([.$D18])&gt;0;VLOOKUP([.$D18];[MMC.$A$7:.$N$102];8;0);IF(LEN([.$E18])&gt;0;VLOOKUP([.$E18];[.$A$7:.$S$102];19;0);[.K18]));&quot;&quot;)" office:value-type="string" office:string-value="" calcext:value-type="error">
            <text:p>#N/A</text:p>
          </table:table-cell>
          <table:table-cell table:formula="of:=CONCATENATE(IF(LEN([.$D18])&gt;0;VLOOKUP([.$D18];[MMC.$A$7:.$N$70];10;0);IF(LEN([.$E18])&gt;0;VLOOKUP([.$E18];[.$A$7:.$N$70];12;0);[.L18]));&quot;&quot;)" office:value-type="string" office:string-value="" calcext:value-type="error">
            <text:p>#N/A</text:p>
          </table:table-cell>
          <table:table-cell table:formula="of:=CONCATENATE(IF(LEN([.$D18])&gt;0;VLOOKUP([.$D18];[MMC.$A$7:.$N$70];11;0);IF(LEN([.$E18])&gt;0;VLOOKUP([.$E18];[.$A$7:.$N$70];13;0);[.M18]));&quot;&quot;)" office:value-type="string" office:string-value="" calcext:value-type="error">
            <text:p>#N/A</text:p>
          </table:table-cell>
          <table:table-cell table:formula="of:=CONCATENATE(IF(LEN([.$D18])&gt;0;VLOOKUP([.$D18];[MMC.$A$7:.$N$70];12;0);IF(LEN([.$E18])&gt;0;VLOOKUP([.$E18];[.$A$7:.$N$70];14;0);[.N18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9])+LEN([.E19])+LEN([.D19]))&gt;0;CONCATENATE([.B19];&quot;_&quot;;TEXT([.C19];&quot;00&quot;);&quot;_&quot;;[.Q19]);&quot;&quot;)" office:value-type="string" office:string-value="" calcext:value-type="error">
            <text:p>#N/A</text:p>
          </table:table-cell>
          <table:table-cell table:style-name="ce162" table:content-validation-name="val9" office:value-type="string" calcext:value-type="string">
            <text:p>CANBerry</text:p>
          </table:table-cell>
          <table:table-cell table:style-name="ce170" office:value-type="float" office:value="24" calcext:value-type="float">
            <text:p>24</text:p>
          </table:table-cell>
          <table:table-cell table:style-name="ce176" table:content-validation-name="val10" office:value-type="string" calcext:value-type="string">
            <text:p>24_CAN_PI_SPI_PE0</text:p>
          </table:table-cell>
          <table:table-cell table:style-name="ce176" table:content-validation-name="val11"/>
          <table:table-cell table:style-name="ce179" table:formula="of:=IF(LEN([.I19])&gt;0;[.H19];&quot;&quot;)">
            <text:p/>
          </table:table-cell>
          <table:table-cell table:style-name="ce182" table:content-validation-name="val12" office:value-type="string" calcext:value-type="string">
            <text:p>input</text:p>
          </table:table-cell>
          <table:table-cell/>
          <table:table-cell table:formula="of:=IF([.H19]=&quot;N/C&quot;;&quot;&quot;;SUBSTITUTE(SUBSTITUTE(SUBSTITUTE([.H1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9])&gt;0;VLOOKUP([.$D19];[MMC.$A$7:.$N$102];4;0);IF(LEN([.$E19])&gt;0;VLOOKUP([.$E19];[.$A$7:.$O$102];15;0);[.F19]));&quot;&quot;)" office:value-type="string" office:string-value="" calcext:value-type="error">
            <text:p>#N/A</text:p>
          </table:table-cell>
          <table:table-cell table:formula="of:=CONCATENATE(IF(LEN([.$D19])&gt;0;VLOOKUP([.$D19];[MMC.$A$7:.$N$70];5;0);IF(LEN([.$E19])&gt;0;VLOOKUP([.$E19];[.$A$7:.$P$70];16;0);[.H19]));&quot;&quot;)" office:value-type="string" office:string-value="" calcext:value-type="error">
            <text:p>#N/A</text:p>
          </table:table-cell>
          <table:table-cell table:formula="of:=CONCATENATE(IF(LEN([.$D19])&gt;0;VLOOKUP([.$D19];[MMC.$A$7:.$N$102];6;0);IF(LEN([.$E19])&gt;0;VLOOKUP([.$E19];[.$A$7:.$Q$102];17;0);[.I19]));&quot;&quot;)" office:value-type="string" office:string-value="" calcext:value-type="error">
            <text:p>#N/A</text:p>
          </table:table-cell>
          <table:table-cell table:formula="of:=CONCATENATE(IF(LEN([.$D19])&gt;0;VLOOKUP([.$D19];[MMC.$A$7:.$N$70];7;0);IF(LEN([.$E19])&gt;0;VLOOKUP([.$E19];[.$A$7:.$N$70];10;0);[.J19]));&quot;&quot;)" office:value-type="string" office:string-value="" calcext:value-type="error">
            <text:p>#N/A</text:p>
          </table:table-cell>
          <table:table-cell table:formula="of:=CONCATENATE(IF(LEN([.$D19])&gt;0;VLOOKUP([.$D19];[MMC.$A$7:.$N$102];8;0);IF(LEN([.$E19])&gt;0;VLOOKUP([.$E19];[.$A$7:.$S$102];19;0);[.K19]));&quot;&quot;)" office:value-type="string" office:string-value="" calcext:value-type="error">
            <text:p>#N/A</text:p>
          </table:table-cell>
          <table:table-cell table:formula="of:=CONCATENATE(IF(LEN([.$D19])&gt;0;VLOOKUP([.$D19];[MMC.$A$7:.$N$70];10;0);IF(LEN([.$E19])&gt;0;VLOOKUP([.$E19];[.$A$7:.$N$70];12;0);[.L19]));&quot;&quot;)" office:value-type="string" office:string-value="" calcext:value-type="error">
            <text:p>#N/A</text:p>
          </table:table-cell>
          <table:table-cell table:formula="of:=CONCATENATE(IF(LEN([.$D19])&gt;0;VLOOKUP([.$D19];[MMC.$A$7:.$N$70];11;0);IF(LEN([.$E19])&gt;0;VLOOKUP([.$E19];[.$A$7:.$N$70];13;0);[.M19]));&quot;&quot;)" office:value-type="string" office:string-value="" calcext:value-type="error">
            <text:p>#N/A</text:p>
          </table:table-cell>
          <table:table-cell table:formula="of:=CONCATENATE(IF(LEN([.$D19])&gt;0;VLOOKUP([.$D19];[MMC.$A$7:.$N$70];12;0);IF(LEN([.$E19])&gt;0;VLOOKUP([.$E19];[.$A$7:.$N$70];14;0);[.N19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0])+LEN([.E20])+LEN([.D20]))&gt;0;CONCATENATE([.B20];&quot;_&quot;;TEXT([.C20];&quot;00&quot;);&quot;_&quot;;[.Q20]);&quot;&quot;)" office:value-type="string" office:string-value="CANBerry_25_CAN_L" calcext:value-type="string">
            <text:p>CANBerry_25_CAN_L</text:p>
          </table:table-cell>
          <table:table-cell table:style-name="ce163" table:content-validation-name="val9" office:value-type="string" calcext:value-type="string">
            <text:p>CANBerry</text:p>
          </table:table-cell>
          <table:table-cell table:style-name="ce171" office:value-type="float" office:value="25" calcext:value-type="float">
            <text:p>25</text:p>
          </table:table-cell>
          <table:table-cell table:style-name="ce174" table:content-validation-name="val10"/>
          <table:table-cell table:style-name="ce174" table:content-validation-name="val11"/>
          <table:table-cell table:style-name="ce177" table:formula="of:=IF(LEN([.I20])&gt;0;[.H20];&quot;&quot;)" office:value-type="string" office:string-value="CAN_L" calcext:value-type="string">
            <text:p>CAN_L</text:p>
          </table:table-cell>
          <table:table-cell table:style-name="ce180" table:content-validation-name="val12" office:value-type="string" calcext:value-type="string">
            <text:p>bidir</text:p>
          </table:table-cell>
          <table:table-cell table:style-name="ce183" office:value-type="string" calcext:value-type="string">
            <text:p>CAN_L</text:p>
          </table:table-cell>
          <table:table-cell table:style-name="ce186" table:formula="of:=IF([.H20]=&quot;N/C&quot;;&quot;&quot;;SUBSTITUTE(SUBSTITUTE(SUBSTITUTE([.H20];&quot;/&quot;;&quot;NEG_&quot;);&quot;(&quot;;&quot;_&quot;);&quot;)&quot;;&quot;&quot;))" office:value-type="string" office:string-value="CAN_L" calcext:value-type="string">
            <text:p>CAN_L</text:p>
          </table:table-cell>
          <table:table-cell table:style-name="ce183"/>
          <table:table-cell table:style-name="ce183" table:content-validation-name="val13" office:value-type="string" calcext:value-type="string">
            <text:p>Bus</text:p>
          </table:table-cell>
          <table:table-cell table:style-name="ce183"/>
          <table:table-cell table:style-name="ce183" office:value-type="string" calcext:value-type="string">
            <text:p>CAN Low Electric signal</text:p>
          </table:table-cell>
          <table:table-cell table:style-name="ce192"/>
          <table:table-cell table:formula="of:=CONCATENATE(IF(LEN([.$D20])&gt;0;VLOOKUP([.$D20];[MMC.$A$7:.$N$102];4;0);IF(LEN([.$E20])&gt;0;VLOOKUP([.$E20];[.$A$7:.$O$102];15;0);[.F20]));&quot;&quot;)" office:value-type="string" office:string-value="CAN_L" calcext:value-type="string">
            <text:p>CAN_L</text:p>
          </table:table-cell>
          <table:table-cell table:formula="of:=CONCATENATE(IF(LEN([.$D20])&gt;0;VLOOKUP([.$D20];[MMC.$A$7:.$N$70];5;0);IF(LEN([.$E20])&gt;0;VLOOKUP([.$E20];[.$A$7:.$P$70];16;0);[.H20]));&quot;&quot;)" office:value-type="string" office:string-value="CAN_L" calcext:value-type="string">
            <text:p>CAN_L</text:p>
          </table:table-cell>
          <table:table-cell table:formula="of:=CONCATENATE(IF(LEN([.$D20])&gt;0;VLOOKUP([.$D20];[MMC.$A$7:.$N$102];6;0);IF(LEN([.$E20])&gt;0;VLOOKUP([.$E20];[.$A$7:.$Q$102];17;0);[.I20]));&quot;&quot;)" office:value-type="string" office:string-value="CAN_L" calcext:value-type="string">
            <text:p>CAN_L</text:p>
          </table:table-cell>
          <table:table-cell table:formula="of:=CONCATENATE(IF(LEN([.$D20])&gt;0;VLOOKUP([.$D20];[MMC.$A$7:.$N$70];7;0);IF(LEN([.$E20])&gt;0;VLOOKUP([.$E20];[.$A$7:.$N$70];10;0);[.J20]));&quot;&quot;)">
            <text:p/>
          </table:table-cell>
          <table:table-cell table:formula="of:=CONCATENATE(IF(LEN([.$D20])&gt;0;VLOOKUP([.$D20];[MMC.$A$7:.$N$102];8;0);IF(LEN([.$E20])&gt;0;VLOOKUP([.$E20];[.$A$7:.$S$102];19;0);[.K20]));&quot;&quot;)" office:value-type="string" office:string-value="Bus" calcext:value-type="string">
            <text:p>Bus</text:p>
          </table:table-cell>
          <table:table-cell table:formula="of:=CONCATENATE(IF(LEN([.$D20])&gt;0;VLOOKUP([.$D20];[MMC.$A$7:.$N$70];10;0);IF(LEN([.$E20])&gt;0;VLOOKUP([.$E20];[.$A$7:.$N$70];12;0);[.L20]));&quot;&quot;)">
            <text:p/>
          </table:table-cell>
          <table:table-cell table:formula="of:=CONCATENATE(IF(LEN([.$D20])&gt;0;VLOOKUP([.$D20];[MMC.$A$7:.$N$70];11;0);IF(LEN([.$E20])&gt;0;VLOOKUP([.$E20];[.$A$7:.$N$70];13;0);[.M20]));&quot;&quot;)" office:value-type="string" office:string-value="CAN Low Electric signal" calcext:value-type="string">
            <text:p>CAN Low Electric signal</text:p>
          </table:table-cell>
          <table:table-cell table:formula="of:=CONCATENATE(IF(LEN([.$D20])&gt;0;VLOOKUP([.$D20];[MMC.$A$7:.$N$70];12;0);IF(LEN([.$E20])&gt;0;VLOOKUP([.$E20];[.$A$7:.$N$70];14;0);[.N2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1])+LEN([.E21])+LEN([.D21]))&gt;0;CONCATENATE([.B21];&quot;_&quot;;TEXT([.C21];&quot;00&quot;);&quot;_&quot;;[.Q21]);&quot;&quot;)" office:value-type="string" office:string-value="CANBerry_26_CAN_H" calcext:value-type="string">
            <text:p>CANBerry_26_CAN_H</text:p>
          </table:table-cell>
          <table:table-cell table:style-name="ce164" table:content-validation-name="val9" office:value-type="string" calcext:value-type="string">
            <text:p>CANBerry</text:p>
          </table:table-cell>
          <table:table-cell table:style-name="ce172" office:value-type="float" office:value="26" calcext:value-type="float">
            <text:p>26</text:p>
          </table:table-cell>
          <table:table-cell table:content-validation-name="val10"/>
          <table:table-cell table:content-validation-name="val11"/>
          <table:table-cell table:formula="of:=IF(LEN([.I21])&gt;0;[.H21];&quot;&quot;)" office:value-type="string" office:string-value="CAN_H" calcext:value-type="string">
            <text:p>CAN_H</text:p>
          </table:table-cell>
          <table:table-cell table:content-validation-name="val12" office:value-type="string" calcext:value-type="string">
            <text:p>bidir</text:p>
          </table:table-cell>
          <table:table-cell office:value-type="string" calcext:value-type="string">
            <text:p>CAN_H</text:p>
          </table:table-cell>
          <table:table-cell table:formula="of:=IF([.H21]=&quot;N/C&quot;;&quot;&quot;;SUBSTITUTE(SUBSTITUTE(SUBSTITUTE([.H21];&quot;/&quot;;&quot;NEG_&quot;);&quot;(&quot;;&quot;_&quot;);&quot;)&quot;;&quot;&quot;))" office:value-type="string" office:string-value="CAN_H" calcext:value-type="string">
            <text:p>CAN_H</text:p>
          </table:table-cell>
          <table:table-cell table:style-name="ce189"/>
          <table:table-cell table:content-validation-name="val13" office:value-type="string" calcext:value-type="string">
            <text:p>Bus</text:p>
          </table:table-cell>
          <table:table-cell/>
          <table:table-cell office:value-type="string" calcext:value-type="string">
            <text:p>CAN High Electric signal</text:p>
          </table:table-cell>
          <table:table-cell table:style-name="ce193"/>
          <table:table-cell table:formula="of:=CONCATENATE(IF(LEN([.$D21])&gt;0;VLOOKUP([.$D21];[MMC.$A$7:.$N$102];4;0);IF(LEN([.$E21])&gt;0;VLOOKUP([.$E21];[.$A$7:.$O$102];15;0);[.F21]));&quot;&quot;)" office:value-type="string" office:string-value="CAN_H" calcext:value-type="string">
            <text:p>CAN_H</text:p>
          </table:table-cell>
          <table:table-cell table:formula="of:=CONCATENATE(IF(LEN([.$D21])&gt;0;VLOOKUP([.$D21];[MMC.$A$7:.$N$70];5;0);IF(LEN([.$E21])&gt;0;VLOOKUP([.$E21];[.$A$7:.$P$70];16;0);[.H21]));&quot;&quot;)" office:value-type="string" office:string-value="CAN_H" calcext:value-type="string">
            <text:p>CAN_H</text:p>
          </table:table-cell>
          <table:table-cell table:formula="of:=CONCATENATE(IF(LEN([.$D21])&gt;0;VLOOKUP([.$D21];[MMC.$A$7:.$N$102];6;0);IF(LEN([.$E21])&gt;0;VLOOKUP([.$E21];[.$A$7:.$Q$102];17;0);[.I21]));&quot;&quot;)" office:value-type="string" office:string-value="CAN_H" calcext:value-type="string">
            <text:p>CAN_H</text:p>
          </table:table-cell>
          <table:table-cell table:formula="of:=CONCATENATE(IF(LEN([.$D21])&gt;0;VLOOKUP([.$D21];[MMC.$A$7:.$N$70];7;0);IF(LEN([.$E21])&gt;0;VLOOKUP([.$E21];[.$A$7:.$N$70];10;0);[.J21]));&quot;&quot;)">
            <text:p/>
          </table:table-cell>
          <table:table-cell table:formula="of:=CONCATENATE(IF(LEN([.$D21])&gt;0;VLOOKUP([.$D21];[MMC.$A$7:.$N$102];8;0);IF(LEN([.$E21])&gt;0;VLOOKUP([.$E21];[.$A$7:.$S$102];19;0);[.K21]));&quot;&quot;)" office:value-type="string" office:string-value="Bus" calcext:value-type="string">
            <text:p>Bus</text:p>
          </table:table-cell>
          <table:table-cell table:formula="of:=CONCATENATE(IF(LEN([.$D21])&gt;0;VLOOKUP([.$D21];[MMC.$A$7:.$N$70];10;0);IF(LEN([.$E21])&gt;0;VLOOKUP([.$E21];[.$A$7:.$N$70];12;0);[.L21]));&quot;&quot;)">
            <text:p/>
          </table:table-cell>
          <table:table-cell table:formula="of:=CONCATENATE(IF(LEN([.$D21])&gt;0;VLOOKUP([.$D21];[MMC.$A$7:.$N$70];11;0);IF(LEN([.$E21])&gt;0;VLOOKUP([.$E21];[.$A$7:.$N$70];13;0);[.M21]));&quot;&quot;)" office:value-type="string" office:string-value="CAN High Electric signal" calcext:value-type="string">
            <text:p>CAN High Electric signal</text:p>
          </table:table-cell>
          <table:table-cell table:formula="of:=CONCATENATE(IF(LEN([.$D21])&gt;0;VLOOKUP([.$D21];[MMC.$A$7:.$N$70];12;0);IF(LEN([.$E21])&gt;0;VLOOKUP([.$E21];[.$A$7:.$N$70];14;0);[.N2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2])+LEN([.E22])+LEN([.D22]))&gt;0;CONCATENATE([.B22];&quot;_&quot;;TEXT([.C22];&quot;00&quot;);&quot;_&quot;;[.Q22]);&quot;&quot;)" office:value-type="string" office:string-value="CANBerry_27_CAN_GND" calcext:value-type="string">
            <text:p>CANBerry_27_CAN_GND</text:p>
          </table:table-cell>
          <table:table-cell table:style-name="ce165" table:content-validation-name="val9" office:value-type="string" calcext:value-type="string">
            <text:p>CANBerry</text:p>
          </table:table-cell>
          <table:table-cell table:style-name="ce173" office:value-type="float" office:value="27" calcext:value-type="float">
            <text:p>27</text:p>
          </table:table-cell>
          <table:table-cell table:style-name="ce176" table:content-validation-name="val10"/>
          <table:table-cell table:style-name="ce176" table:content-validation-name="val11"/>
          <table:table-cell table:style-name="ce179" table:formula="of:=IF(LEN([.I22])&gt;0;[.H22];&quot;&quot;)" office:value-type="string" office:string-value="CAN_GND" calcext:value-type="string">
            <text:p>CAN_GND</text:p>
          </table:table-cell>
          <table:table-cell table:style-name="ce182" table:content-validation-name="val12" office:value-type="string" calcext:value-type="string">
            <text:p>bidir</text:p>
          </table:table-cell>
          <table:table-cell table:style-name="ce185" office:value-type="string" calcext:value-type="string">
            <text:p>CAN_GND</text:p>
          </table:table-cell>
          <table:table-cell table:style-name="ce188" table:formula="of:=IF([.H22]=&quot;N/C&quot;;&quot;&quot;;SUBSTITUTE(SUBSTITUTE(SUBSTITUTE([.H22];&quot;/&quot;;&quot;NEG_&quot;);&quot;(&quot;;&quot;_&quot;);&quot;)&quot;;&quot;&quot;))" office:value-type="string" office:string-value="CAN_GND" calcext:value-type="string">
            <text:p>CAN_GND</text:p>
          </table:table-cell>
          <table:table-cell table:style-name="ce185"/>
          <table:table-cell table:style-name="ce185" table:content-validation-name="val13" office:value-type="string" calcext:value-type="string">
            <text:p>Bus</text:p>
          </table:table-cell>
          <table:table-cell table:style-name="ce185"/>
          <table:table-cell table:style-name="ce185" office:value-type="string" calcext:value-type="string">
            <text:p>CAN GND</text:p>
          </table:table-cell>
          <table:table-cell table:style-name="ce194"/>
          <table:table-cell table:formula="of:=CONCATENATE(IF(LEN([.$D22])&gt;0;VLOOKUP([.$D22];[MMC.$A$7:.$N$102];4;0);IF(LEN([.$E22])&gt;0;VLOOKUP([.$E22];[.$A$7:.$O$102];15;0);[.F22]));&quot;&quot;)" office:value-type="string" office:string-value="CAN_GND" calcext:value-type="string">
            <text:p>CAN_GND</text:p>
          </table:table-cell>
          <table:table-cell table:formula="of:=CONCATENATE(IF(LEN([.$D22])&gt;0;VLOOKUP([.$D22];[MMC.$A$7:.$N$70];5;0);IF(LEN([.$E22])&gt;0;VLOOKUP([.$E22];[.$A$7:.$P$70];16;0);[.H22]));&quot;&quot;)" office:value-type="string" office:string-value="CAN_GND" calcext:value-type="string">
            <text:p>CAN_GND</text:p>
          </table:table-cell>
          <table:table-cell table:formula="of:=CONCATENATE(IF(LEN([.$D22])&gt;0;VLOOKUP([.$D22];[MMC.$A$7:.$N$102];6;0);IF(LEN([.$E22])&gt;0;VLOOKUP([.$E22];[.$A$7:.$Q$102];17;0);[.I22]));&quot;&quot;)" office:value-type="string" office:string-value="CAN_GND" calcext:value-type="string">
            <text:p>CAN_GND</text:p>
          </table:table-cell>
          <table:table-cell table:formula="of:=CONCATENATE(IF(LEN([.$D22])&gt;0;VLOOKUP([.$D22];[MMC.$A$7:.$N$70];7;0);IF(LEN([.$E22])&gt;0;VLOOKUP([.$E22];[.$A$7:.$N$70];10;0);[.J22]));&quot;&quot;)">
            <text:p/>
          </table:table-cell>
          <table:table-cell table:formula="of:=CONCATENATE(IF(LEN([.$D22])&gt;0;VLOOKUP([.$D22];[MMC.$A$7:.$N$102];8;0);IF(LEN([.$E22])&gt;0;VLOOKUP([.$E22];[.$A$7:.$S$102];19;0);[.K22]));&quot;&quot;)" office:value-type="string" office:string-value="Bus" calcext:value-type="string">
            <text:p>Bus</text:p>
          </table:table-cell>
          <table:table-cell table:formula="of:=CONCATENATE(IF(LEN([.$D22])&gt;0;VLOOKUP([.$D22];[MMC.$A$7:.$N$70];10;0);IF(LEN([.$E22])&gt;0;VLOOKUP([.$E22];[.$A$7:.$N$70];12;0);[.L22]));&quot;&quot;)">
            <text:p/>
          </table:table-cell>
          <table:table-cell table:formula="of:=CONCATENATE(IF(LEN([.$D22])&gt;0;VLOOKUP([.$D22];[MMC.$A$7:.$N$70];11;0);IF(LEN([.$E22])&gt;0;VLOOKUP([.$E22];[.$A$7:.$N$70];13;0);[.M22]));&quot;&quot;)" office:value-type="string" office:string-value="CAN GND" calcext:value-type="string">
            <text:p>CAN GND</text:p>
          </table:table-cell>
          <table:table-cell table:formula="of:=CONCATENATE(IF(LEN([.$D22])&gt;0;VLOOKUP([.$D22];[MMC.$A$7:.$N$70];12;0);IF(LEN([.$E22])&gt;0;VLOOKUP([.$E22];[.$A$7:.$N$70];14;0);[.N2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3])+LEN([.E23])+LEN([.D23]))&gt;0;CONCATENATE([.B23];&quot;_&quot;;TEXT([.C23];&quot;00&quot;);&quot;_&quot;;[.Q23]);&quot;&quot;)" office:value-type="string" office:string-value="CANBerry_28_JP3_1" calcext:value-type="string">
            <text:p>CANBerry_28_JP3_1</text:p>
          </table:table-cell>
          <table:table-cell table:style-name="ce166" table:content-validation-name="val9" office:value-type="string" calcext:value-type="string">
            <text:p>CANBerry</text:p>
          </table:table-cell>
          <table:table-cell table:style-name="ce168" office:value-type="float" office:value="28" calcext:value-type="float">
            <text:p>28</text:p>
          </table:table-cell>
          <table:table-cell table:style-name="ce174" table:content-validation-name="val10"/>
          <table:table-cell table:style-name="ce174" table:content-validation-name="val11"/>
          <table:table-cell table:style-name="ce177" table:formula="of:=IF(LEN([.I23])&gt;0;[.H23];&quot;&quot;)" office:value-type="string" office:string-value="JP3_1" calcext:value-type="string">
            <text:p>JP3_1</text:p>
          </table:table-cell>
          <table:table-cell table:style-name="ce180" table:content-validation-name="val12" office:value-type="string" calcext:value-type="string">
            <text:p>output</text:p>
          </table:table-cell>
          <table:table-cell table:style-name="ce183" office:value-type="string" calcext:value-type="string">
            <text:p>JP3_1</text:p>
          </table:table-cell>
          <table:table-cell table:style-name="ce186" table:formula="of:=IF([.H23]=&quot;N/C&quot;;&quot;&quot;;SUBSTITUTE(SUBSTITUTE(SUBSTITUTE([.H23];&quot;/&quot;;&quot;NEG_&quot;);&quot;(&quot;;&quot;_&quot;);&quot;)&quot;;&quot;&quot;))" office:value-type="string" office:string-value="JP3_1" calcext:value-type="string">
            <text:p>JP3_1</text:p>
          </table:table-cell>
          <table:table-cell table:style-name="ce183"/>
          <table:table-cell table:style-name="ce183" table:content-validation-name="val13" office:value-type="string" calcext:value-type="string">
            <text:p>TBD</text:p>
          </table:table-cell>
          <table:table-cell table:style-name="ce183"/>
          <table:table-cell table:style-name="ce183" office:value-type="string" calcext:value-type="string">
            <text:p>Jumper for 120 ohms</text:p>
          </table:table-cell>
          <table:table-cell table:style-name="ce192"/>
          <table:table-cell table:formula="of:=CONCATENATE(IF(LEN([.$D23])&gt;0;VLOOKUP([.$D23];[MMC.$A$7:.$N$102];4;0);IF(LEN([.$E23])&gt;0;VLOOKUP([.$E23];[.$A$7:.$O$102];15;0);[.F23]));&quot;&quot;)" office:value-type="string" office:string-value="JP3_1" calcext:value-type="string">
            <text:p>JP3_1</text:p>
          </table:table-cell>
          <table:table-cell table:formula="of:=CONCATENATE(IF(LEN([.$D23])&gt;0;VLOOKUP([.$D23];[MMC.$A$7:.$N$70];5;0);IF(LEN([.$E23])&gt;0;VLOOKUP([.$E23];[.$A$7:.$P$70];16;0);[.H23]));&quot;&quot;)" office:value-type="string" office:string-value="JP3_1" calcext:value-type="string">
            <text:p>JP3_1</text:p>
          </table:table-cell>
          <table:table-cell table:formula="of:=CONCATENATE(IF(LEN([.$D23])&gt;0;VLOOKUP([.$D23];[MMC.$A$7:.$N$102];6;0);IF(LEN([.$E23])&gt;0;VLOOKUP([.$E23];[.$A$7:.$Q$102];17;0);[.I23]));&quot;&quot;)" office:value-type="string" office:string-value="JP3_1" calcext:value-type="string">
            <text:p>JP3_1</text:p>
          </table:table-cell>
          <table:table-cell table:formula="of:=CONCATENATE(IF(LEN([.$D23])&gt;0;VLOOKUP([.$D23];[MMC.$A$7:.$N$70];7;0);IF(LEN([.$E23])&gt;0;VLOOKUP([.$E23];[.$A$7:.$N$70];10;0);[.J23]));&quot;&quot;)">
            <text:p/>
          </table:table-cell>
          <table:table-cell table:formula="of:=CONCATENATE(IF(LEN([.$D23])&gt;0;VLOOKUP([.$D23];[MMC.$A$7:.$N$102];8;0);IF(LEN([.$E23])&gt;0;VLOOKUP([.$E23];[.$A$7:.$S$102];19;0);[.K23]));&quot;&quot;)" office:value-type="string" office:string-value="TBD" calcext:value-type="string">
            <text:p>TBD</text:p>
          </table:table-cell>
          <table:table-cell table:formula="of:=CONCATENATE(IF(LEN([.$D23])&gt;0;VLOOKUP([.$D23];[MMC.$A$7:.$N$70];10;0);IF(LEN([.$E23])&gt;0;VLOOKUP([.$E23];[.$A$7:.$N$70];12;0);[.L23]));&quot;&quot;)">
            <text:p/>
          </table:table-cell>
          <table:table-cell table:formula="of:=CONCATENATE(IF(LEN([.$D23])&gt;0;VLOOKUP([.$D23];[MMC.$A$7:.$N$70];11;0);IF(LEN([.$E23])&gt;0;VLOOKUP([.$E23];[.$A$7:.$N$70];13;0);[.M23]));&quot;&quot;)" office:value-type="string" office:string-value="Jumper for 120 ohms" calcext:value-type="string">
            <text:p>Jumper for 120 ohms</text:p>
          </table:table-cell>
          <table:table-cell table:formula="of:=CONCATENATE(IF(LEN([.$D23])&gt;0;VLOOKUP([.$D23];[MMC.$A$7:.$N$70];12;0);IF(LEN([.$E23])&gt;0;VLOOKUP([.$E23];[.$A$7:.$N$70];14;0);[.N2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4])+LEN([.E24])+LEN([.D24]))&gt;0;CONCATENATE([.B24];&quot;_&quot;;TEXT([.C24];&quot;00&quot;);&quot;_&quot;;[.Q24]);&quot;&quot;)" office:value-type="string" office:string-value="CANBerry_29_JP3_2" calcext:value-type="string">
            <text:p>CANBerry_29_JP3_2</text:p>
          </table:table-cell>
          <table:table-cell table:style-name="ce167" table:content-validation-name="val9" office:value-type="string" calcext:value-type="string">
            <text:p>CANBerry</text:p>
          </table:table-cell>
          <table:table-cell table:style-name="ce170" office:value-type="float" office:value="29" calcext:value-type="float">
            <text:p>29</text:p>
          </table:table-cell>
          <table:table-cell table:style-name="ce176" table:content-validation-name="val10"/>
          <table:table-cell table:style-name="ce176" table:content-validation-name="val11"/>
          <table:table-cell table:style-name="ce179" table:formula="of:=IF(LEN([.I24])&gt;0;[.H24];&quot;&quot;)" office:value-type="string" office:string-value="JP3_2" calcext:value-type="string">
            <text:p>JP3_2</text:p>
          </table:table-cell>
          <table:table-cell table:style-name="ce182" table:content-validation-name="val12" office:value-type="string" calcext:value-type="string">
            <text:p>output</text:p>
          </table:table-cell>
          <table:table-cell table:style-name="ce185" office:value-type="string" calcext:value-type="string">
            <text:p>JP3_2</text:p>
          </table:table-cell>
          <table:table-cell table:style-name="ce188" table:formula="of:=IF([.H24]=&quot;N/C&quot;;&quot;&quot;;SUBSTITUTE(SUBSTITUTE(SUBSTITUTE([.H24];&quot;/&quot;;&quot;NEG_&quot;);&quot;(&quot;;&quot;_&quot;);&quot;)&quot;;&quot;&quot;))" office:value-type="string" office:string-value="JP3_2" calcext:value-type="string">
            <text:p>JP3_2</text:p>
          </table:table-cell>
          <table:table-cell table:style-name="ce190"/>
          <table:table-cell table:style-name="ce185" table:content-validation-name="val13" office:value-type="string" calcext:value-type="string">
            <text:p>TBD</text:p>
          </table:table-cell>
          <table:table-cell table:style-name="ce185"/>
          <table:table-cell table:style-name="ce185" office:value-type="string" calcext:value-type="string">
            <text:p>Jumper for 120 ohms</text:p>
          </table:table-cell>
          <table:table-cell table:style-name="ce194"/>
          <table:table-cell table:formula="of:=CONCATENATE(IF(LEN([.$D24])&gt;0;VLOOKUP([.$D24];[MMC.$A$7:.$N$102];4;0);IF(LEN([.$E24])&gt;0;VLOOKUP([.$E24];[.$A$7:.$O$102];15;0);[.F24]));&quot;&quot;)" office:value-type="string" office:string-value="JP3_2" calcext:value-type="string">
            <text:p>JP3_2</text:p>
          </table:table-cell>
          <table:table-cell table:formula="of:=CONCATENATE(IF(LEN([.$D24])&gt;0;VLOOKUP([.$D24];[MMC.$A$7:.$N$70];5;0);IF(LEN([.$E24])&gt;0;VLOOKUP([.$E24];[.$A$7:.$P$70];16;0);[.H24]));&quot;&quot;)" office:value-type="string" office:string-value="JP3_2" calcext:value-type="string">
            <text:p>JP3_2</text:p>
          </table:table-cell>
          <table:table-cell table:formula="of:=CONCATENATE(IF(LEN([.$D24])&gt;0;VLOOKUP([.$D24];[MMC.$A$7:.$N$102];6;0);IF(LEN([.$E24])&gt;0;VLOOKUP([.$E24];[.$A$7:.$Q$102];17;0);[.I24]));&quot;&quot;)" office:value-type="string" office:string-value="JP3_2" calcext:value-type="string">
            <text:p>JP3_2</text:p>
          </table:table-cell>
          <table:table-cell table:formula="of:=CONCATENATE(IF(LEN([.$D24])&gt;0;VLOOKUP([.$D24];[MMC.$A$7:.$N$70];7;0);IF(LEN([.$E24])&gt;0;VLOOKUP([.$E24];[.$A$7:.$N$70];10;0);[.J24]));&quot;&quot;)">
            <text:p/>
          </table:table-cell>
          <table:table-cell table:formula="of:=CONCATENATE(IF(LEN([.$D24])&gt;0;VLOOKUP([.$D24];[MMC.$A$7:.$N$102];8;0);IF(LEN([.$E24])&gt;0;VLOOKUP([.$E24];[.$A$7:.$S$102];19;0);[.K24]));&quot;&quot;)" office:value-type="string" office:string-value="TBD" calcext:value-type="string">
            <text:p>TBD</text:p>
          </table:table-cell>
          <table:table-cell table:formula="of:=CONCATENATE(IF(LEN([.$D24])&gt;0;VLOOKUP([.$D24];[MMC.$A$7:.$N$70];10;0);IF(LEN([.$E24])&gt;0;VLOOKUP([.$E24];[.$A$7:.$N$70];12;0);[.L24]));&quot;&quot;)">
            <text:p/>
          </table:table-cell>
          <table:table-cell table:formula="of:=CONCATENATE(IF(LEN([.$D24])&gt;0;VLOOKUP([.$D24];[MMC.$A$7:.$N$70];11;0);IF(LEN([.$E24])&gt;0;VLOOKUP([.$E24];[.$A$7:.$N$70];13;0);[.M24]));&quot;&quot;)" office:value-type="string" office:string-value="Jumper for 120 ohms" calcext:value-type="string">
            <text:p>Jumper for 120 ohms</text:p>
          </table:table-cell>
          <table:table-cell table:formula="of:=CONCATENATE(IF(LEN([.$D24])&gt;0;VLOOKUP([.$D24];[MMC.$A$7:.$N$70];12;0);IF(LEN([.$E24])&gt;0;VLOOKUP([.$E24];[.$A$7:.$N$70];14;0);[.N2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5])+LEN([.E25])+LEN([.D25]))&gt;0;CONCATENATE([.B25];&quot;_&quot;;TEXT([.C25];&quot;00&quot;);&quot;_&quot;;[.Q25]);&quot;&quot;)" office:value-type="string" office:string-value="CANBerry_33_JP2_1" calcext:value-type="string">
            <text:p>CANBerry_33_JP2_1</text:p>
          </table:table-cell>
          <table:table-cell table:style-name="ce166" table:content-validation-name="val9" office:value-type="string" calcext:value-type="string">
            <text:p>CANBerry</text:p>
          </table:table-cell>
          <table:table-cell table:style-name="ce168" office:value-type="float" office:value="33" calcext:value-type="float">
            <text:p>33</text:p>
          </table:table-cell>
          <table:table-cell table:style-name="ce174" table:content-validation-name="val10"/>
          <table:table-cell table:style-name="ce174" table:content-validation-name="val11"/>
          <table:table-cell table:style-name="ce177" table:formula="of:=IF(LEN([.I25])&gt;0;[.H25];&quot;&quot;)" office:value-type="string" office:string-value="JP2_1" calcext:value-type="string">
            <text:p>JP2_1</text:p>
          </table:table-cell>
          <table:table-cell table:style-name="ce180" table:content-validation-name="val12" office:value-type="string" calcext:value-type="string">
            <text:p>output</text:p>
          </table:table-cell>
          <table:table-cell table:style-name="ce183" office:value-type="string" calcext:value-type="string">
            <text:p>JP2_1</text:p>
          </table:table-cell>
          <table:table-cell table:style-name="ce186" table:formula="of:=IF([.H25]=&quot;N/C&quot;;&quot;&quot;;SUBSTITUTE(SUBSTITUTE(SUBSTITUTE([.H25];&quot;/&quot;;&quot;NEG_&quot;);&quot;(&quot;;&quot;_&quot;);&quot;)&quot;;&quot;&quot;))" office:value-type="string" office:string-value="JP2_1" calcext:value-type="string">
            <text:p>JP2_1</text:p>
          </table:table-cell>
          <table:table-cell table:style-name="ce183"/>
          <table:table-cell table:style-name="ce183" table:content-validation-name="val13" office:value-type="string" calcext:value-type="string">
            <text:p>DO</text:p>
          </table:table-cell>
          <table:table-cell table:style-name="ce183"/>
          <table:table-cell table:style-name="ce183" office:value-type="string" calcext:value-type="string">
            <text:p>Jumper Connects RTC INT to Rpi</text:p>
          </table:table-cell>
          <table:table-cell table:style-name="ce192"/>
          <table:table-cell table:formula="of:=CONCATENATE(IF(LEN([.$D25])&gt;0;VLOOKUP([.$D25];[MMC.$A$7:.$N$102];4;0);IF(LEN([.$E25])&gt;0;VLOOKUP([.$E25];[.$A$7:.$O$102];15;0);[.F25]));&quot;&quot;)" office:value-type="string" office:string-value="JP2_1" calcext:value-type="string">
            <text:p>JP2_1</text:p>
          </table:table-cell>
          <table:table-cell table:formula="of:=CONCATENATE(IF(LEN([.$D25])&gt;0;VLOOKUP([.$D25];[MMC.$A$7:.$N$70];5;0);IF(LEN([.$E25])&gt;0;VLOOKUP([.$E25];[.$A$7:.$P$70];16;0);[.H25]));&quot;&quot;)" office:value-type="string" office:string-value="JP2_1" calcext:value-type="string">
            <text:p>JP2_1</text:p>
          </table:table-cell>
          <table:table-cell table:formula="of:=CONCATENATE(IF(LEN([.$D25])&gt;0;VLOOKUP([.$D25];[MMC.$A$7:.$N$102];6;0);IF(LEN([.$E25])&gt;0;VLOOKUP([.$E25];[.$A$7:.$Q$102];17;0);[.I25]));&quot;&quot;)" office:value-type="string" office:string-value="JP2_1" calcext:value-type="string">
            <text:p>JP2_1</text:p>
          </table:table-cell>
          <table:table-cell table:formula="of:=CONCATENATE(IF(LEN([.$D25])&gt;0;VLOOKUP([.$D25];[MMC.$A$7:.$N$70];7;0);IF(LEN([.$E25])&gt;0;VLOOKUP([.$E25];[.$A$7:.$N$70];10;0);[.J25]));&quot;&quot;)">
            <text:p/>
          </table:table-cell>
          <table:table-cell table:formula="of:=CONCATENATE(IF(LEN([.$D25])&gt;0;VLOOKUP([.$D25];[MMC.$A$7:.$N$102];8;0);IF(LEN([.$E25])&gt;0;VLOOKUP([.$E25];[.$A$7:.$S$102];19;0);[.K25]));&quot;&quot;)" office:value-type="string" office:string-value="DO" calcext:value-type="string">
            <text:p>DO</text:p>
          </table:table-cell>
          <table:table-cell table:formula="of:=CONCATENATE(IF(LEN([.$D25])&gt;0;VLOOKUP([.$D25];[MMC.$A$7:.$N$70];10;0);IF(LEN([.$E25])&gt;0;VLOOKUP([.$E25];[.$A$7:.$N$70];12;0);[.L25]));&quot;&quot;)">
            <text:p/>
          </table:table-cell>
          <table:table-cell table:formula="of:=CONCATENATE(IF(LEN([.$D25])&gt;0;VLOOKUP([.$D25];[MMC.$A$7:.$N$70];11;0);IF(LEN([.$E25])&gt;0;VLOOKUP([.$E25];[.$A$7:.$N$70];13;0);[.M25]));&quot;&quot;)" office:value-type="string" office:string-value="Jumper Connects RTC INT to Rpi" calcext:value-type="string">
            <text:p>Jumper Connects RTC INT to Rpi</text:p>
          </table:table-cell>
          <table:table-cell table:formula="of:=CONCATENATE(IF(LEN([.$D25])&gt;0;VLOOKUP([.$D25];[MMC.$A$7:.$N$70];12;0);IF(LEN([.$E25])&gt;0;VLOOKUP([.$E25];[.$A$7:.$N$70];14;0);[.N2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6])+LEN([.E26])+LEN([.D26]))&gt;0;CONCATENATE([.B26];&quot;_&quot;;TEXT([.C26];&quot;00&quot;);&quot;_&quot;;[.Q26]);&quot;&quot;)" office:value-type="string" office:string-value="CANBerry_34_JP2_2" calcext:value-type="string">
            <text:p>CANBerry_34_JP2_2</text:p>
          </table:table-cell>
          <table:table-cell table:style-name="ce167" table:content-validation-name="val9" office:value-type="string" calcext:value-type="string">
            <text:p>CANBerry</text:p>
          </table:table-cell>
          <table:table-cell table:style-name="ce170" office:value-type="float" office:value="34" calcext:value-type="float">
            <text:p>34</text:p>
          </table:table-cell>
          <table:table-cell table:style-name="ce176" table:content-validation-name="val10"/>
          <table:table-cell table:style-name="ce176" table:content-validation-name="val11"/>
          <table:table-cell table:style-name="ce179" table:formula="of:=IF(LEN([.I26])&gt;0;[.H26];&quot;&quot;)" office:value-type="string" office:string-value="JP2_2" calcext:value-type="string">
            <text:p>JP2_2</text:p>
          </table:table-cell>
          <table:table-cell table:style-name="ce182" table:content-validation-name="val12" office:value-type="string" calcext:value-type="string">
            <text:p>output</text:p>
          </table:table-cell>
          <table:table-cell table:style-name="ce185" office:value-type="string" calcext:value-type="string">
            <text:p>JP2_2</text:p>
          </table:table-cell>
          <table:table-cell table:style-name="ce188" table:formula="of:=IF([.H26]=&quot;N/C&quot;;&quot;&quot;;SUBSTITUTE(SUBSTITUTE(SUBSTITUTE([.H26];&quot;/&quot;;&quot;NEG_&quot;);&quot;(&quot;;&quot;_&quot;);&quot;)&quot;;&quot;&quot;))" office:value-type="string" office:string-value="JP2_2" calcext:value-type="string">
            <text:p>JP2_2</text:p>
          </table:table-cell>
          <table:table-cell table:style-name="ce185"/>
          <table:table-cell table:style-name="ce185" table:content-validation-name="val13" office:value-type="string" calcext:value-type="string">
            <text:p>DO</text:p>
          </table:table-cell>
          <table:table-cell table:style-name="ce185"/>
          <table:table-cell table:style-name="ce185" office:value-type="string" calcext:value-type="string">
            <text:p>Jumper Connects RTC INT to Rpi</text:p>
          </table:table-cell>
          <table:table-cell table:style-name="ce194"/>
          <table:table-cell table:formula="of:=CONCATENATE(IF(LEN([.$D26])&gt;0;VLOOKUP([.$D26];[MMC.$A$7:.$N$102];4;0);IF(LEN([.$E26])&gt;0;VLOOKUP([.$E26];[.$A$7:.$O$102];15;0);[.F26]));&quot;&quot;)" office:value-type="string" office:string-value="JP2_2" calcext:value-type="string">
            <text:p>JP2_2</text:p>
          </table:table-cell>
          <table:table-cell table:formula="of:=CONCATENATE(IF(LEN([.$D26])&gt;0;VLOOKUP([.$D26];[MMC.$A$7:.$N$70];5;0);IF(LEN([.$E26])&gt;0;VLOOKUP([.$E26];[.$A$7:.$P$70];16;0);[.H26]));&quot;&quot;)" office:value-type="string" office:string-value="JP2_2" calcext:value-type="string">
            <text:p>JP2_2</text:p>
          </table:table-cell>
          <table:table-cell table:formula="of:=CONCATENATE(IF(LEN([.$D26])&gt;0;VLOOKUP([.$D26];[MMC.$A$7:.$N$102];6;0);IF(LEN([.$E26])&gt;0;VLOOKUP([.$E26];[.$A$7:.$Q$102];17;0);[.I26]));&quot;&quot;)" office:value-type="string" office:string-value="JP2_2" calcext:value-type="string">
            <text:p>JP2_2</text:p>
          </table:table-cell>
          <table:table-cell table:formula="of:=CONCATENATE(IF(LEN([.$D26])&gt;0;VLOOKUP([.$D26];[MMC.$A$7:.$N$70];7;0);IF(LEN([.$E26])&gt;0;VLOOKUP([.$E26];[.$A$7:.$N$70];10;0);[.J26]));&quot;&quot;)">
            <text:p/>
          </table:table-cell>
          <table:table-cell table:formula="of:=CONCATENATE(IF(LEN([.$D26])&gt;0;VLOOKUP([.$D26];[MMC.$A$7:.$N$102];8;0);IF(LEN([.$E26])&gt;0;VLOOKUP([.$E26];[.$A$7:.$S$102];19;0);[.K26]));&quot;&quot;)" office:value-type="string" office:string-value="DO" calcext:value-type="string">
            <text:p>DO</text:p>
          </table:table-cell>
          <table:table-cell table:formula="of:=CONCATENATE(IF(LEN([.$D26])&gt;0;VLOOKUP([.$D26];[MMC.$A$7:.$N$70];10;0);IF(LEN([.$E26])&gt;0;VLOOKUP([.$E26];[.$A$7:.$N$70];12;0);[.L26]));&quot;&quot;)">
            <text:p/>
          </table:table-cell>
          <table:table-cell table:formula="of:=CONCATENATE(IF(LEN([.$D26])&gt;0;VLOOKUP([.$D26];[MMC.$A$7:.$N$70];11;0);IF(LEN([.$E26])&gt;0;VLOOKUP([.$E26];[.$A$7:.$N$70];13;0);[.M26]));&quot;&quot;)" office:value-type="string" office:string-value="Jumper Connects RTC INT to Rpi" calcext:value-type="string">
            <text:p>Jumper Connects RTC INT to Rpi</text:p>
          </table:table-cell>
          <table:table-cell table:formula="of:=CONCATENATE(IF(LEN([.$D26])&gt;0;VLOOKUP([.$D26];[MMC.$A$7:.$N$70];12;0);IF(LEN([.$E26])&gt;0;VLOOKUP([.$E26];[.$A$7:.$N$70];14;0);[.N2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7])+LEN([.E27])+LEN([.D27]))&gt;0;CONCATENATE([.B27];&quot;_&quot;;TEXT([.C27];&quot;00&quot;);&quot;_&quot;;[.Q27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1" calcext:value-type="float">
            <text:p>1</text:p>
          </table:table-cell>
          <table:table-cell table:content-validation-name="val10"/>
          <table:table-cell table:content-validation-name="val11" office:value-type="string" calcext:value-type="string">
            <text:p>CANBerry_01_3V3</text:p>
          </table:table-cell>
          <table:table-cell table:formula="of:=IF(LEN([.I27])&gt;0;[.H27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27])&gt;0;VLOOKUP([.$D27];[MMC.$A$7:.$N$102];4;0);IF(LEN([.$E27])&gt;0;VLOOKUP([.$E27];[.$A$7:.$O$102];15;0);[.F27]));&quot;&quot;)" office:value-type="string" office:string-value="" calcext:value-type="error">
            <text:p>#N/A</text:p>
          </table:table-cell>
          <table:table-cell table:formula="of:=CONCATENATE(IF(LEN([.$D27])&gt;0;VLOOKUP([.$D27];[MMC.$A$7:.$N$70];5;0);IF(LEN([.$E27])&gt;0;VLOOKUP([.$E27];[.$A$7:.$P$70];16;0);[.H27]));&quot;&quot;)" office:value-type="string" office:string-value="" calcext:value-type="error">
            <text:p>#N/A</text:p>
          </table:table-cell>
          <table:table-cell table:formula="of:=CONCATENATE(IF(LEN([.$D27])&gt;0;VLOOKUP([.$D27];[MMC.$A$7:.$N$102];6;0);IF(LEN([.$E27])&gt;0;VLOOKUP([.$E27];[.$A$7:.$Q$102];17;0);[.I27]));&quot;&quot;)" office:value-type="string" office:string-value="" calcext:value-type="error">
            <text:p>#N/A</text:p>
          </table:table-cell>
          <table:table-cell table:formula="of:=CONCATENATE(IF(LEN([.$D27])&gt;0;VLOOKUP([.$D27];[MMC.$A$7:.$N$70];7;0);IF(LEN([.$E27])&gt;0;VLOOKUP([.$E27];[.$A$7:.$N$70];10;0);[.J27]));&quot;&quot;)" office:value-type="string" office:string-value="" calcext:value-type="error">
            <text:p>#N/A</text:p>
          </table:table-cell>
          <table:table-cell table:formula="of:=CONCATENATE(IF(LEN([.$D27])&gt;0;VLOOKUP([.$D27];[MMC.$A$7:.$N$102];8;0);IF(LEN([.$E27])&gt;0;VLOOKUP([.$E27];[.$A$7:.$S$102];19;0);[.K27]));&quot;&quot;)" office:value-type="string" office:string-value="" calcext:value-type="error">
            <text:p>#N/A</text:p>
          </table:table-cell>
          <table:table-cell table:formula="of:=CONCATENATE(IF(LEN([.$D27])&gt;0;VLOOKUP([.$D27];[MMC.$A$7:.$N$70];10;0);IF(LEN([.$E27])&gt;0;VLOOKUP([.$E27];[.$A$7:.$N$70];12;0);[.L27]));&quot;&quot;)" office:value-type="string" office:string-value="" calcext:value-type="error">
            <text:p>#N/A</text:p>
          </table:table-cell>
          <table:table-cell table:formula="of:=CONCATENATE(IF(LEN([.$D27])&gt;0;VLOOKUP([.$D27];[MMC.$A$7:.$N$70];11;0);IF(LEN([.$E27])&gt;0;VLOOKUP([.$E27];[.$A$7:.$N$70];13;0);[.M27]));&quot;&quot;)" office:value-type="string" office:string-value="" calcext:value-type="error">
            <text:p>#N/A</text:p>
          </table:table-cell>
          <table:table-cell table:formula="of:=CONCATENATE(IF(LEN([.$D27])&gt;0;VLOOKUP([.$D27];[MMC.$A$7:.$N$70];12;0);IF(LEN([.$E27])&gt;0;VLOOKUP([.$E27];[.$A$7:.$N$70];14;0);[.N27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8])+LEN([.E28])+LEN([.D28]))&gt;0;CONCATENATE([.B28];&quot;_&quot;;TEXT([.C28];&quot;00&quot;);&quot;_&quot;;[.Q28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" calcext:value-type="float">
            <text:p>2</text:p>
          </table:table-cell>
          <table:table-cell table:content-validation-name="val10"/>
          <table:table-cell table:content-validation-name="val11" office:value-type="string" calcext:value-type="string">
            <text:p>CANBerry_02_5V</text:p>
          </table:table-cell>
          <table:table-cell table:formula="of:=IF(LEN([.I28])&gt;0;[.H2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28])&gt;0;VLOOKUP([.$D28];[MMC.$A$7:.$N$102];4;0);IF(LEN([.$E28])&gt;0;VLOOKUP([.$E28];[.$A$7:.$O$102];15;0);[.F28]));&quot;&quot;)" office:value-type="string" office:string-value="" calcext:value-type="error">
            <text:p>#N/A</text:p>
          </table:table-cell>
          <table:table-cell table:formula="of:=CONCATENATE(IF(LEN([.$D28])&gt;0;VLOOKUP([.$D28];[MMC.$A$7:.$N$70];5;0);IF(LEN([.$E28])&gt;0;VLOOKUP([.$E28];[.$A$7:.$P$70];16;0);[.H28]));&quot;&quot;)" office:value-type="string" office:string-value="" calcext:value-type="error">
            <text:p>#N/A</text:p>
          </table:table-cell>
          <table:table-cell table:formula="of:=CONCATENATE(IF(LEN([.$D28])&gt;0;VLOOKUP([.$D28];[MMC.$A$7:.$N$102];6;0);IF(LEN([.$E28])&gt;0;VLOOKUP([.$E28];[.$A$7:.$Q$102];17;0);[.I28]));&quot;&quot;)" office:value-type="string" office:string-value="" calcext:value-type="error">
            <text:p>#N/A</text:p>
          </table:table-cell>
          <table:table-cell table:formula="of:=CONCATENATE(IF(LEN([.$D28])&gt;0;VLOOKUP([.$D28];[MMC.$A$7:.$N$70];7;0);IF(LEN([.$E28])&gt;0;VLOOKUP([.$E28];[.$A$7:.$N$70];10;0);[.J28]));&quot;&quot;)" office:value-type="string" office:string-value="" calcext:value-type="error">
            <text:p>#N/A</text:p>
          </table:table-cell>
          <table:table-cell table:formula="of:=CONCATENATE(IF(LEN([.$D28])&gt;0;VLOOKUP([.$D28];[MMC.$A$7:.$N$102];8;0);IF(LEN([.$E28])&gt;0;VLOOKUP([.$E28];[.$A$7:.$S$102];19;0);[.K28]));&quot;&quot;)" office:value-type="string" office:string-value="" calcext:value-type="error">
            <text:p>#N/A</text:p>
          </table:table-cell>
          <table:table-cell table:formula="of:=CONCATENATE(IF(LEN([.$D28])&gt;0;VLOOKUP([.$D28];[MMC.$A$7:.$N$70];10;0);IF(LEN([.$E28])&gt;0;VLOOKUP([.$E28];[.$A$7:.$N$70];12;0);[.L28]));&quot;&quot;)" office:value-type="string" office:string-value="" calcext:value-type="error">
            <text:p>#N/A</text:p>
          </table:table-cell>
          <table:table-cell table:formula="of:=CONCATENATE(IF(LEN([.$D28])&gt;0;VLOOKUP([.$D28];[MMC.$A$7:.$N$70];11;0);IF(LEN([.$E28])&gt;0;VLOOKUP([.$E28];[.$A$7:.$N$70];13;0);[.M28]));&quot;&quot;)" office:value-type="string" office:string-value="" calcext:value-type="error">
            <text:p>#N/A</text:p>
          </table:table-cell>
          <table:table-cell table:formula="of:=CONCATENATE(IF(LEN([.$D28])&gt;0;VLOOKUP([.$D28];[MMC.$A$7:.$N$70];12;0);IF(LEN([.$E28])&gt;0;VLOOKUP([.$E28];[.$A$7:.$N$70];14;0);[.N28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9])+LEN([.E29])+LEN([.D29]))&gt;0;CONCATENATE([.B29];&quot;_&quot;;TEXT([.C29];&quot;00&quot;);&quot;_&quot;;[.Q29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6" calcext:value-type="float">
            <text:p>6</text:p>
          </table:table-cell>
          <table:table-cell table:content-validation-name="val10"/>
          <table:table-cell table:content-validation-name="val11" office:value-type="string" calcext:value-type="string">
            <text:p>CANBerry_06_GND</text:p>
          </table:table-cell>
          <table:table-cell table:formula="of:=IF(LEN([.I29])&gt;0;[.H29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29])&gt;0;VLOOKUP([.$D29];[MMC.$A$7:.$N$102];4;0);IF(LEN([.$E29])&gt;0;VLOOKUP([.$E29];[.$A$7:.$O$102];15;0);[.F29]));&quot;&quot;)" office:value-type="string" office:string-value="" calcext:value-type="error">
            <text:p>#N/A</text:p>
          </table:table-cell>
          <table:table-cell table:formula="of:=CONCATENATE(IF(LEN([.$D29])&gt;0;VLOOKUP([.$D29];[MMC.$A$7:.$N$70];5;0);IF(LEN([.$E29])&gt;0;VLOOKUP([.$E29];[.$A$7:.$P$70];16;0);[.H29]));&quot;&quot;)" office:value-type="string" office:string-value="" calcext:value-type="error">
            <text:p>#N/A</text:p>
          </table:table-cell>
          <table:table-cell table:formula="of:=CONCATENATE(IF(LEN([.$D29])&gt;0;VLOOKUP([.$D29];[MMC.$A$7:.$N$102];6;0);IF(LEN([.$E29])&gt;0;VLOOKUP([.$E29];[.$A$7:.$Q$102];17;0);[.I29]));&quot;&quot;)" office:value-type="string" office:string-value="" calcext:value-type="error">
            <text:p>#N/A</text:p>
          </table:table-cell>
          <table:table-cell table:formula="of:=CONCATENATE(IF(LEN([.$D29])&gt;0;VLOOKUP([.$D29];[MMC.$A$7:.$N$70];7;0);IF(LEN([.$E29])&gt;0;VLOOKUP([.$E29];[.$A$7:.$N$70];10;0);[.J29]));&quot;&quot;)" office:value-type="string" office:string-value="" calcext:value-type="error">
            <text:p>#N/A</text:p>
          </table:table-cell>
          <table:table-cell table:formula="of:=CONCATENATE(IF(LEN([.$D29])&gt;0;VLOOKUP([.$D29];[MMC.$A$7:.$N$102];8;0);IF(LEN([.$E29])&gt;0;VLOOKUP([.$E29];[.$A$7:.$S$102];19;0);[.K29]));&quot;&quot;)" office:value-type="string" office:string-value="" calcext:value-type="error">
            <text:p>#N/A</text:p>
          </table:table-cell>
          <table:table-cell table:formula="of:=CONCATENATE(IF(LEN([.$D29])&gt;0;VLOOKUP([.$D29];[MMC.$A$7:.$N$70];10;0);IF(LEN([.$E29])&gt;0;VLOOKUP([.$E29];[.$A$7:.$N$70];12;0);[.L29]));&quot;&quot;)" office:value-type="string" office:string-value="" calcext:value-type="error">
            <text:p>#N/A</text:p>
          </table:table-cell>
          <table:table-cell table:formula="of:=CONCATENATE(IF(LEN([.$D29])&gt;0;VLOOKUP([.$D29];[MMC.$A$7:.$N$70];11;0);IF(LEN([.$E29])&gt;0;VLOOKUP([.$E29];[.$A$7:.$N$70];13;0);[.M29]));&quot;&quot;)" office:value-type="string" office:string-value="" calcext:value-type="error">
            <text:p>#N/A</text:p>
          </table:table-cell>
          <table:table-cell table:formula="of:=CONCATENATE(IF(LEN([.$D29])&gt;0;VLOOKUP([.$D29];[MMC.$A$7:.$N$70];12;0);IF(LEN([.$E29])&gt;0;VLOOKUP([.$E29];[.$A$7:.$N$70];14;0);[.N29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0])+LEN([.E30])+LEN([.D30]))&gt;0;CONCATENATE([.B30];&quot;_&quot;;TEXT([.C30];&quot;00&quot;);&quot;_&quot;;[.Q30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19" calcext:value-type="float">
            <text:p>19</text:p>
          </table:table-cell>
          <table:table-cell table:content-validation-name="val10"/>
          <table:table-cell table:content-validation-name="val11" office:value-type="string" calcext:value-type="string">
            <text:p>CANBerry_19_CAN_SPI_MOSI</text:p>
          </table:table-cell>
          <table:table-cell table:formula="of:=IF(LEN([.I30])&gt;0;[.H30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0])&gt;0;VLOOKUP([.$D30];[MMC.$A$7:.$N$102];4;0);IF(LEN([.$E30])&gt;0;VLOOKUP([.$E30];[.$A$7:.$O$102];15;0);[.F30]));&quot;&quot;)" office:value-type="string" office:string-value="" calcext:value-type="error">
            <text:p>#N/A</text:p>
          </table:table-cell>
          <table:table-cell table:formula="of:=CONCATENATE(IF(LEN([.$D30])&gt;0;VLOOKUP([.$D30];[MMC.$A$7:.$N$70];5;0);IF(LEN([.$E30])&gt;0;VLOOKUP([.$E30];[.$A$7:.$P$70];16;0);[.H30]));&quot;&quot;)" office:value-type="string" office:string-value="" calcext:value-type="error">
            <text:p>#N/A</text:p>
          </table:table-cell>
          <table:table-cell table:formula="of:=CONCATENATE(IF(LEN([.$D30])&gt;0;VLOOKUP([.$D30];[MMC.$A$7:.$N$102];6;0);IF(LEN([.$E30])&gt;0;VLOOKUP([.$E30];[.$A$7:.$Q$102];17;0);[.I30]));&quot;&quot;)" office:value-type="string" office:string-value="" calcext:value-type="error">
            <text:p>#N/A</text:p>
          </table:table-cell>
          <table:table-cell table:formula="of:=CONCATENATE(IF(LEN([.$D30])&gt;0;VLOOKUP([.$D30];[MMC.$A$7:.$N$70];7;0);IF(LEN([.$E30])&gt;0;VLOOKUP([.$E30];[.$A$7:.$N$70];10;0);[.J30]));&quot;&quot;)" office:value-type="string" office:string-value="" calcext:value-type="error">
            <text:p>#N/A</text:p>
          </table:table-cell>
          <table:table-cell table:formula="of:=CONCATENATE(IF(LEN([.$D30])&gt;0;VLOOKUP([.$D30];[MMC.$A$7:.$N$102];8;0);IF(LEN([.$E30])&gt;0;VLOOKUP([.$E30];[.$A$7:.$S$102];19;0);[.K30]));&quot;&quot;)" office:value-type="string" office:string-value="" calcext:value-type="error">
            <text:p>#N/A</text:p>
          </table:table-cell>
          <table:table-cell table:formula="of:=CONCATENATE(IF(LEN([.$D30])&gt;0;VLOOKUP([.$D30];[MMC.$A$7:.$N$70];10;0);IF(LEN([.$E30])&gt;0;VLOOKUP([.$E30];[.$A$7:.$N$70];12;0);[.L30]));&quot;&quot;)" office:value-type="string" office:string-value="" calcext:value-type="error">
            <text:p>#N/A</text:p>
          </table:table-cell>
          <table:table-cell table:formula="of:=CONCATENATE(IF(LEN([.$D30])&gt;0;VLOOKUP([.$D30];[MMC.$A$7:.$N$70];11;0);IF(LEN([.$E30])&gt;0;VLOOKUP([.$E30];[.$A$7:.$N$70];13;0);[.M30]));&quot;&quot;)" office:value-type="string" office:string-value="" calcext:value-type="error">
            <text:p>#N/A</text:p>
          </table:table-cell>
          <table:table-cell table:formula="of:=CONCATENATE(IF(LEN([.$D30])&gt;0;VLOOKUP([.$D30];[MMC.$A$7:.$N$70];12;0);IF(LEN([.$E30])&gt;0;VLOOKUP([.$E30];[.$A$7:.$N$70];14;0);[.N30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1])+LEN([.E31])+LEN([.D31]))&gt;0;CONCATENATE([.B31];&quot;_&quot;;TEXT([.C31];&quot;00&quot;);&quot;_&quot;;[.Q31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1" calcext:value-type="float">
            <text:p>21</text:p>
          </table:table-cell>
          <table:table-cell table:content-validation-name="val10"/>
          <table:table-cell table:content-validation-name="val11" office:value-type="string" calcext:value-type="string">
            <text:p>CANBerry_21_CAN_SPI_MISO</text:p>
          </table:table-cell>
          <table:table-cell table:formula="of:=IF(LEN([.I31])&gt;0;[.H31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1])&gt;0;VLOOKUP([.$D31];[MMC.$A$7:.$N$102];4;0);IF(LEN([.$E31])&gt;0;VLOOKUP([.$E31];[.$A$7:.$O$102];15;0);[.F31]));&quot;&quot;)" office:value-type="string" office:string-value="" calcext:value-type="error">
            <text:p>#N/A</text:p>
          </table:table-cell>
          <table:table-cell table:formula="of:=CONCATENATE(IF(LEN([.$D31])&gt;0;VLOOKUP([.$D31];[MMC.$A$7:.$N$70];5;0);IF(LEN([.$E31])&gt;0;VLOOKUP([.$E31];[.$A$7:.$P$70];16;0);[.H31]));&quot;&quot;)" office:value-type="string" office:string-value="" calcext:value-type="error">
            <text:p>#N/A</text:p>
          </table:table-cell>
          <table:table-cell table:formula="of:=CONCATENATE(IF(LEN([.$D31])&gt;0;VLOOKUP([.$D31];[MMC.$A$7:.$N$102];6;0);IF(LEN([.$E31])&gt;0;VLOOKUP([.$E31];[.$A$7:.$Q$102];17;0);[.I31]));&quot;&quot;)" office:value-type="string" office:string-value="" calcext:value-type="error">
            <text:p>#N/A</text:p>
          </table:table-cell>
          <table:table-cell table:formula="of:=CONCATENATE(IF(LEN([.$D31])&gt;0;VLOOKUP([.$D31];[MMC.$A$7:.$N$70];7;0);IF(LEN([.$E31])&gt;0;VLOOKUP([.$E31];[.$A$7:.$N$70];10;0);[.J31]));&quot;&quot;)" office:value-type="string" office:string-value="" calcext:value-type="error">
            <text:p>#N/A</text:p>
          </table:table-cell>
          <table:table-cell table:formula="of:=CONCATENATE(IF(LEN([.$D31])&gt;0;VLOOKUP([.$D31];[MMC.$A$7:.$N$102];8;0);IF(LEN([.$E31])&gt;0;VLOOKUP([.$E31];[.$A$7:.$S$102];19;0);[.K31]));&quot;&quot;)" office:value-type="string" office:string-value="" calcext:value-type="error">
            <text:p>#N/A</text:p>
          </table:table-cell>
          <table:table-cell table:formula="of:=CONCATENATE(IF(LEN([.$D31])&gt;0;VLOOKUP([.$D31];[MMC.$A$7:.$N$70];10;0);IF(LEN([.$E31])&gt;0;VLOOKUP([.$E31];[.$A$7:.$N$70];12;0);[.L31]));&quot;&quot;)" office:value-type="string" office:string-value="" calcext:value-type="error">
            <text:p>#N/A</text:p>
          </table:table-cell>
          <table:table-cell table:formula="of:=CONCATENATE(IF(LEN([.$D31])&gt;0;VLOOKUP([.$D31];[MMC.$A$7:.$N$70];11;0);IF(LEN([.$E31])&gt;0;VLOOKUP([.$E31];[.$A$7:.$N$70];13;0);[.M31]));&quot;&quot;)" office:value-type="string" office:string-value="" calcext:value-type="error">
            <text:p>#N/A</text:p>
          </table:table-cell>
          <table:table-cell table:formula="of:=CONCATENATE(IF(LEN([.$D31])&gt;0;VLOOKUP([.$D31];[MMC.$A$7:.$N$70];12;0);IF(LEN([.$E31])&gt;0;VLOOKUP([.$E31];[.$A$7:.$N$70];14;0);[.N31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2])+LEN([.E32])+LEN([.D32]))&gt;0;CONCATENATE([.B32];&quot;_&quot;;TEXT([.C32];&quot;00&quot;);&quot;_&quot;;[.Q32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2" calcext:value-type="float">
            <text:p>22</text:p>
          </table:table-cell>
          <table:table-cell table:content-validation-name="val10"/>
          <table:table-cell table:content-validation-name="val11" office:value-type="string" calcext:value-type="string">
            <text:p>CANBerry_22_CAN_PL_GPIO</text:p>
          </table:table-cell>
          <table:table-cell table:formula="of:=IF(LEN([.I32])&gt;0;[.H32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2])&gt;0;VLOOKUP([.$D32];[MMC.$A$7:.$N$102];4;0);IF(LEN([.$E32])&gt;0;VLOOKUP([.$E32];[.$A$7:.$O$102];15;0);[.F32]));&quot;&quot;)" office:value-type="string" office:string-value="" calcext:value-type="error">
            <text:p>#N/A</text:p>
          </table:table-cell>
          <table:table-cell table:formula="of:=CONCATENATE(IF(LEN([.$D32])&gt;0;VLOOKUP([.$D32];[MMC.$A$7:.$N$70];5;0);IF(LEN([.$E32])&gt;0;VLOOKUP([.$E32];[.$A$7:.$P$70];16;0);[.H32]));&quot;&quot;)" office:value-type="string" office:string-value="" calcext:value-type="error">
            <text:p>#N/A</text:p>
          </table:table-cell>
          <table:table-cell table:formula="of:=CONCATENATE(IF(LEN([.$D32])&gt;0;VLOOKUP([.$D32];[MMC.$A$7:.$N$102];6;0);IF(LEN([.$E32])&gt;0;VLOOKUP([.$E32];[.$A$7:.$Q$102];17;0);[.I32]));&quot;&quot;)" office:value-type="string" office:string-value="" calcext:value-type="error">
            <text:p>#N/A</text:p>
          </table:table-cell>
          <table:table-cell table:formula="of:=CONCATENATE(IF(LEN([.$D32])&gt;0;VLOOKUP([.$D32];[MMC.$A$7:.$N$70];7;0);IF(LEN([.$E32])&gt;0;VLOOKUP([.$E32];[.$A$7:.$N$70];10;0);[.J32]));&quot;&quot;)" office:value-type="string" office:string-value="" calcext:value-type="error">
            <text:p>#N/A</text:p>
          </table:table-cell>
          <table:table-cell table:formula="of:=CONCATENATE(IF(LEN([.$D32])&gt;0;VLOOKUP([.$D32];[MMC.$A$7:.$N$102];8;0);IF(LEN([.$E32])&gt;0;VLOOKUP([.$E32];[.$A$7:.$S$102];19;0);[.K32]));&quot;&quot;)" office:value-type="string" office:string-value="" calcext:value-type="error">
            <text:p>#N/A</text:p>
          </table:table-cell>
          <table:table-cell table:formula="of:=CONCATENATE(IF(LEN([.$D32])&gt;0;VLOOKUP([.$D32];[MMC.$A$7:.$N$70];10;0);IF(LEN([.$E32])&gt;0;VLOOKUP([.$E32];[.$A$7:.$N$70];12;0);[.L32]));&quot;&quot;)" office:value-type="string" office:string-value="" calcext:value-type="error">
            <text:p>#N/A</text:p>
          </table:table-cell>
          <table:table-cell table:formula="of:=CONCATENATE(IF(LEN([.$D32])&gt;0;VLOOKUP([.$D32];[MMC.$A$7:.$N$70];11;0);IF(LEN([.$E32])&gt;0;VLOOKUP([.$E32];[.$A$7:.$N$70];13;0);[.M32]));&quot;&quot;)" office:value-type="string" office:string-value="" calcext:value-type="error">
            <text:p>#N/A</text:p>
          </table:table-cell>
          <table:table-cell table:formula="of:=CONCATENATE(IF(LEN([.$D32])&gt;0;VLOOKUP([.$D32];[MMC.$A$7:.$N$70];12;0);IF(LEN([.$E32])&gt;0;VLOOKUP([.$E32];[.$A$7:.$N$70];14;0);[.N32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3])+LEN([.E33])+LEN([.D33]))&gt;0;CONCATENATE([.B33];&quot;_&quot;;TEXT([.C33];&quot;00&quot;);&quot;_&quot;;[.Q33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3" calcext:value-type="float">
            <text:p>23</text:p>
          </table:table-cell>
          <table:table-cell table:content-validation-name="val10"/>
          <table:table-cell table:content-validation-name="val11" office:value-type="string" calcext:value-type="string">
            <text:p>CANBerry_23_CAN_SPI_CLK</text:p>
          </table:table-cell>
          <table:table-cell table:formula="of:=IF(LEN([.I33])&gt;0;[.H33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3])&gt;0;VLOOKUP([.$D33];[MMC.$A$7:.$N$102];4;0);IF(LEN([.$E33])&gt;0;VLOOKUP([.$E33];[.$A$7:.$O$102];15;0);[.F33]));&quot;&quot;)" office:value-type="string" office:string-value="" calcext:value-type="error">
            <text:p>#N/A</text:p>
          </table:table-cell>
          <table:table-cell table:formula="of:=CONCATENATE(IF(LEN([.$D33])&gt;0;VLOOKUP([.$D33];[MMC.$A$7:.$N$70];5;0);IF(LEN([.$E33])&gt;0;VLOOKUP([.$E33];[.$A$7:.$P$70];16;0);[.H33]));&quot;&quot;)" office:value-type="string" office:string-value="" calcext:value-type="error">
            <text:p>#N/A</text:p>
          </table:table-cell>
          <table:table-cell table:formula="of:=CONCATENATE(IF(LEN([.$D33])&gt;0;VLOOKUP([.$D33];[MMC.$A$7:.$N$102];6;0);IF(LEN([.$E33])&gt;0;VLOOKUP([.$E33];[.$A$7:.$Q$102];17;0);[.I33]));&quot;&quot;)" office:value-type="string" office:string-value="" calcext:value-type="error">
            <text:p>#N/A</text:p>
          </table:table-cell>
          <table:table-cell table:formula="of:=CONCATENATE(IF(LEN([.$D33])&gt;0;VLOOKUP([.$D33];[MMC.$A$7:.$N$70];7;0);IF(LEN([.$E33])&gt;0;VLOOKUP([.$E33];[.$A$7:.$N$70];10;0);[.J33]));&quot;&quot;)" office:value-type="string" office:string-value="" calcext:value-type="error">
            <text:p>#N/A</text:p>
          </table:table-cell>
          <table:table-cell table:formula="of:=CONCATENATE(IF(LEN([.$D33])&gt;0;VLOOKUP([.$D33];[MMC.$A$7:.$N$102];8;0);IF(LEN([.$E33])&gt;0;VLOOKUP([.$E33];[.$A$7:.$S$102];19;0);[.K33]));&quot;&quot;)" office:value-type="string" office:string-value="" calcext:value-type="error">
            <text:p>#N/A</text:p>
          </table:table-cell>
          <table:table-cell table:formula="of:=CONCATENATE(IF(LEN([.$D33])&gt;0;VLOOKUP([.$D33];[MMC.$A$7:.$N$70];10;0);IF(LEN([.$E33])&gt;0;VLOOKUP([.$E33];[.$A$7:.$N$70];12;0);[.L33]));&quot;&quot;)" office:value-type="string" office:string-value="" calcext:value-type="error">
            <text:p>#N/A</text:p>
          </table:table-cell>
          <table:table-cell table:formula="of:=CONCATENATE(IF(LEN([.$D33])&gt;0;VLOOKUP([.$D33];[MMC.$A$7:.$N$70];11;0);IF(LEN([.$E33])&gt;0;VLOOKUP([.$E33];[.$A$7:.$N$70];13;0);[.M33]));&quot;&quot;)" office:value-type="string" office:string-value="" calcext:value-type="error">
            <text:p>#N/A</text:p>
          </table:table-cell>
          <table:table-cell table:formula="of:=CONCATENATE(IF(LEN([.$D33])&gt;0;VLOOKUP([.$D33];[MMC.$A$7:.$N$70];12;0);IF(LEN([.$E33])&gt;0;VLOOKUP([.$E33];[.$A$7:.$N$70];14;0);[.N33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4])+LEN([.E34])+LEN([.D34]))&gt;0;CONCATENATE([.B34];&quot;_&quot;;TEXT([.C34];&quot;00&quot;);&quot;_&quot;;[.Q34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4" calcext:value-type="float">
            <text:p>24</text:p>
          </table:table-cell>
          <table:table-cell table:content-validation-name="val10"/>
          <table:table-cell table:content-validation-name="val11" office:value-type="string" calcext:value-type="string">
            <text:p>CANBerry_24_CAN_PI_SPI_PE0</text:p>
          </table:table-cell>
          <table:table-cell table:formula="of:=IF(LEN([.I34])&gt;0;[.H34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34]=&quot;N/C&quot;;&quot;&quot;;SUBSTITUTE(SUBSTITUTE(SUBSTITUTE([.H3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4])&gt;0;VLOOKUP([.$D34];[MMC.$A$7:.$N$102];4;0);IF(LEN([.$E34])&gt;0;VLOOKUP([.$E34];[.$A$7:.$O$102];15;0);[.F34]));&quot;&quot;)" office:value-type="string" office:string-value="" calcext:value-type="error">
            <text:p>#N/A</text:p>
          </table:table-cell>
          <table:table-cell table:formula="of:=CONCATENATE(IF(LEN([.$D34])&gt;0;VLOOKUP([.$D34];[MMC.$A$7:.$N$70];5;0);IF(LEN([.$E34])&gt;0;VLOOKUP([.$E34];[.$A$7:.$P$70];16;0);[.H34]));&quot;&quot;)" office:value-type="string" office:string-value="" calcext:value-type="error">
            <text:p>#N/A</text:p>
          </table:table-cell>
          <table:table-cell table:formula="of:=CONCATENATE(IF(LEN([.$D34])&gt;0;VLOOKUP([.$D34];[MMC.$A$7:.$N$102];6;0);IF(LEN([.$E34])&gt;0;VLOOKUP([.$E34];[.$A$7:.$Q$102];17;0);[.I34]));&quot;&quot;)" office:value-type="string" office:string-value="" calcext:value-type="error">
            <text:p>#N/A</text:p>
          </table:table-cell>
          <table:table-cell table:formula="of:=CONCATENATE(IF(LEN([.$D34])&gt;0;VLOOKUP([.$D34];[MMC.$A$7:.$N$70];7;0);IF(LEN([.$E34])&gt;0;VLOOKUP([.$E34];[.$A$7:.$N$70];10;0);[.J34]));&quot;&quot;)" office:value-type="string" office:string-value="" calcext:value-type="error">
            <text:p>#N/A</text:p>
          </table:table-cell>
          <table:table-cell table:formula="of:=CONCATENATE(IF(LEN([.$D34])&gt;0;VLOOKUP([.$D34];[MMC.$A$7:.$N$102];8;0);IF(LEN([.$E34])&gt;0;VLOOKUP([.$E34];[.$A$7:.$S$102];19;0);[.K34]));&quot;&quot;)" office:value-type="string" office:string-value="" calcext:value-type="error">
            <text:p>#N/A</text:p>
          </table:table-cell>
          <table:table-cell table:formula="of:=CONCATENATE(IF(LEN([.$D34])&gt;0;VLOOKUP([.$D34];[MMC.$A$7:.$N$70];10;0);IF(LEN([.$E34])&gt;0;VLOOKUP([.$E34];[.$A$7:.$N$70];12;0);[.L34]));&quot;&quot;)" office:value-type="string" office:string-value="" calcext:value-type="error">
            <text:p>#N/A</text:p>
          </table:table-cell>
          <table:table-cell table:formula="of:=CONCATENATE(IF(LEN([.$D34])&gt;0;VLOOKUP([.$D34];[MMC.$A$7:.$N$70];11;0);IF(LEN([.$E34])&gt;0;VLOOKUP([.$E34];[.$A$7:.$N$70];13;0);[.M34]));&quot;&quot;)" office:value-type="string" office:string-value="" calcext:value-type="error">
            <text:p>#N/A</text:p>
          </table:table-cell>
          <table:table-cell table:formula="of:=CONCATENATE(IF(LEN([.$D34])&gt;0;VLOOKUP([.$D34];[MMC.$A$7:.$N$70];12;0);IF(LEN([.$E34])&gt;0;VLOOKUP([.$E34];[.$A$7:.$N$70];14;0);[.N34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5])+LEN([.E35])+LEN([.D35]))&gt;0;CONCATENATE([.B35];&quot;_&quot;;TEXT([.C35];&quot;00&quot;);&quot;_&quot;;[.Q35]);&quot;&quot;)" office:value-type="string" office:string-value="CAN_25_CAN_L" calcext:value-type="string">
            <text:p>CAN_25_CAN_L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5" calcext:value-type="float">
            <text:p>25</text:p>
          </table:table-cell>
          <table:table-cell table:content-validation-name="val10"/>
          <table:table-cell table:content-validation-name="val11" office:value-type="string" calcext:value-type="string">
            <text:p>CANBerry_25_CAN_L</text:p>
          </table:table-cell>
          <table:table-cell table:formula="of:=IF(LEN([.I35])&gt;0;[.H35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35]=&quot;N/C&quot;;&quot;&quot;;SUBSTITUTE(SUBSTITUTE(SUBSTITUTE([.H3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5])&gt;0;VLOOKUP([.$D35];[MMC.$A$7:.$N$102];4;0);IF(LEN([.$E35])&gt;0;VLOOKUP([.$E35];[.$A$7:.$O$102];15;0);[.F35]));&quot;&quot;)" office:value-type="string" office:string-value="CAN_L" calcext:value-type="string">
            <text:p>CAN_L</text:p>
          </table:table-cell>
          <table:table-cell table:formula="of:=CONCATENATE(IF(LEN([.$D35])&gt;0;VLOOKUP([.$D35];[MMC.$A$7:.$N$70];5;0);IF(LEN([.$E35])&gt;0;VLOOKUP([.$E35];[.$A$7:.$P$70];16;0);[.H35]));&quot;&quot;)" office:value-type="string" office:string-value="CAN_L" calcext:value-type="string">
            <text:p>CAN_L</text:p>
          </table:table-cell>
          <table:table-cell table:formula="of:=CONCATENATE(IF(LEN([.$D35])&gt;0;VLOOKUP([.$D35];[MMC.$A$7:.$N$102];6;0);IF(LEN([.$E35])&gt;0;VLOOKUP([.$E35];[.$A$7:.$Q$102];17;0);[.I35]));&quot;&quot;)" office:value-type="string" office:string-value="CAN_L" calcext:value-type="string">
            <text:p>CAN_L</text:p>
          </table:table-cell>
          <table:table-cell table:formula="of:=CONCATENATE(IF(LEN([.$D35])&gt;0;VLOOKUP([.$D35];[MMC.$A$7:.$N$70];7;0);IF(LEN([.$E35])&gt;0;VLOOKUP([.$E35];[.$A$7:.$N$70];10;0);[.J35]));&quot;&quot;)">
            <text:p/>
          </table:table-cell>
          <table:table-cell table:formula="of:=CONCATENATE(IF(LEN([.$D35])&gt;0;VLOOKUP([.$D35];[MMC.$A$7:.$N$102];8;0);IF(LEN([.$E35])&gt;0;VLOOKUP([.$E35];[.$A$7:.$S$102];19;0);[.K35]));&quot;&quot;)" office:value-type="string" office:string-value="Bus" calcext:value-type="string">
            <text:p>Bus</text:p>
          </table:table-cell>
          <table:table-cell table:formula="of:=CONCATENATE(IF(LEN([.$D35])&gt;0;VLOOKUP([.$D35];[MMC.$A$7:.$N$70];10;0);IF(LEN([.$E35])&gt;0;VLOOKUP([.$E35];[.$A$7:.$N$70];12;0);[.L35]));&quot;&quot;)">
            <text:p/>
          </table:table-cell>
          <table:table-cell table:formula="of:=CONCATENATE(IF(LEN([.$D35])&gt;0;VLOOKUP([.$D35];[MMC.$A$7:.$N$70];11;0);IF(LEN([.$E35])&gt;0;VLOOKUP([.$E35];[.$A$7:.$N$70];13;0);[.M35]));&quot;&quot;)" office:value-type="string" office:string-value="CAN Low Electric signal" calcext:value-type="string">
            <text:p>CAN Low Electric signal</text:p>
          </table:table-cell>
          <table:table-cell table:formula="of:=CONCATENATE(IF(LEN([.$D35])&gt;0;VLOOKUP([.$D35];[MMC.$A$7:.$N$70];12;0);IF(LEN([.$E35])&gt;0;VLOOKUP([.$E35];[.$A$7:.$N$70];14;0);[.N3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6])+LEN([.E36])+LEN([.D36]))&gt;0;CONCATENATE([.B36];&quot;_&quot;;TEXT([.C36];&quot;00&quot;);&quot;_&quot;;[.Q36]);&quot;&quot;)" office:value-type="string" office:string-value="CAN_26_CAN_H" calcext:value-type="string">
            <text:p>CAN_26_CAN_H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6" calcext:value-type="float">
            <text:p>26</text:p>
          </table:table-cell>
          <table:table-cell table:content-validation-name="val10"/>
          <table:table-cell table:content-validation-name="val11" office:value-type="string" calcext:value-type="string">
            <text:p>CANBerry_26_CAN_H</text:p>
          </table:table-cell>
          <table:table-cell table:formula="of:=IF(LEN([.I36])&gt;0;[.H36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36]=&quot;N/C&quot;;&quot;&quot;;SUBSTITUTE(SUBSTITUTE(SUBSTITUTE([.H3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6])&gt;0;VLOOKUP([.$D36];[MMC.$A$7:.$N$102];4;0);IF(LEN([.$E36])&gt;0;VLOOKUP([.$E36];[.$A$7:.$O$102];15;0);[.F36]));&quot;&quot;)" office:value-type="string" office:string-value="CAN_H" calcext:value-type="string">
            <text:p>CAN_H</text:p>
          </table:table-cell>
          <table:table-cell table:formula="of:=CONCATENATE(IF(LEN([.$D36])&gt;0;VLOOKUP([.$D36];[MMC.$A$7:.$N$70];5;0);IF(LEN([.$E36])&gt;0;VLOOKUP([.$E36];[.$A$7:.$P$70];16;0);[.H36]));&quot;&quot;)" office:value-type="string" office:string-value="CAN_H" calcext:value-type="string">
            <text:p>CAN_H</text:p>
          </table:table-cell>
          <table:table-cell table:formula="of:=CONCATENATE(IF(LEN([.$D36])&gt;0;VLOOKUP([.$D36];[MMC.$A$7:.$N$102];6;0);IF(LEN([.$E36])&gt;0;VLOOKUP([.$E36];[.$A$7:.$Q$102];17;0);[.I36]));&quot;&quot;)" office:value-type="string" office:string-value="CAN_H" calcext:value-type="string">
            <text:p>CAN_H</text:p>
          </table:table-cell>
          <table:table-cell table:formula="of:=CONCATENATE(IF(LEN([.$D36])&gt;0;VLOOKUP([.$D36];[MMC.$A$7:.$N$70];7;0);IF(LEN([.$E36])&gt;0;VLOOKUP([.$E36];[.$A$7:.$N$70];10;0);[.J36]));&quot;&quot;)">
            <text:p/>
          </table:table-cell>
          <table:table-cell table:formula="of:=CONCATENATE(IF(LEN([.$D36])&gt;0;VLOOKUP([.$D36];[MMC.$A$7:.$N$102];8;0);IF(LEN([.$E36])&gt;0;VLOOKUP([.$E36];[.$A$7:.$S$102];19;0);[.K36]));&quot;&quot;)" office:value-type="string" office:string-value="Bus" calcext:value-type="string">
            <text:p>Bus</text:p>
          </table:table-cell>
          <table:table-cell table:formula="of:=CONCATENATE(IF(LEN([.$D36])&gt;0;VLOOKUP([.$D36];[MMC.$A$7:.$N$70];10;0);IF(LEN([.$E36])&gt;0;VLOOKUP([.$E36];[.$A$7:.$N$70];12;0);[.L36]));&quot;&quot;)">
            <text:p/>
          </table:table-cell>
          <table:table-cell table:formula="of:=CONCATENATE(IF(LEN([.$D36])&gt;0;VLOOKUP([.$D36];[MMC.$A$7:.$N$70];11;0);IF(LEN([.$E36])&gt;0;VLOOKUP([.$E36];[.$A$7:.$N$70];13;0);[.M36]));&quot;&quot;)" office:value-type="string" office:string-value="CAN High Electric signal" calcext:value-type="string">
            <text:p>CAN High Electric signal</text:p>
          </table:table-cell>
          <table:table-cell table:formula="of:=CONCATENATE(IF(LEN([.$D36])&gt;0;VLOOKUP([.$D36];[MMC.$A$7:.$N$70];12;0);IF(LEN([.$E36])&gt;0;VLOOKUP([.$E36];[.$A$7:.$N$70];14;0);[.N3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7])+LEN([.E37])+LEN([.D37]))&gt;0;CONCATENATE([.B37];&quot;_&quot;;TEXT([.C37];&quot;00&quot;);&quot;_&quot;;[.Q37]);&quot;&quot;)" office:value-type="string" office:string-value="CAN_27_CAN_GND" calcext:value-type="string">
            <text:p>CAN_27_CAN_GN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7" calcext:value-type="float">
            <text:p>27</text:p>
          </table:table-cell>
          <table:table-cell table:content-validation-name="val10"/>
          <table:table-cell table:content-validation-name="val11" office:value-type="string" calcext:value-type="string">
            <text:p>CANBerry_27_CAN_GND</text:p>
          </table:table-cell>
          <table:table-cell table:formula="of:=IF(LEN([.I37])&gt;0;[.H37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37]=&quot;N/C&quot;;&quot;&quot;;SUBSTITUTE(SUBSTITUTE(SUBSTITUTE([.H3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7])&gt;0;VLOOKUP([.$D37];[MMC.$A$7:.$N$102];4;0);IF(LEN([.$E37])&gt;0;VLOOKUP([.$E37];[.$A$7:.$O$102];15;0);[.F37]));&quot;&quot;)" office:value-type="string" office:string-value="CAN_GND" calcext:value-type="string">
            <text:p>CAN_GND</text:p>
          </table:table-cell>
          <table:table-cell table:formula="of:=CONCATENATE(IF(LEN([.$D37])&gt;0;VLOOKUP([.$D37];[MMC.$A$7:.$N$70];5;0);IF(LEN([.$E37])&gt;0;VLOOKUP([.$E37];[.$A$7:.$P$70];16;0);[.H37]));&quot;&quot;)" office:value-type="string" office:string-value="CAN_GND" calcext:value-type="string">
            <text:p>CAN_GND</text:p>
          </table:table-cell>
          <table:table-cell table:formula="of:=CONCATENATE(IF(LEN([.$D37])&gt;0;VLOOKUP([.$D37];[MMC.$A$7:.$N$102];6;0);IF(LEN([.$E37])&gt;0;VLOOKUP([.$E37];[.$A$7:.$Q$102];17;0);[.I37]));&quot;&quot;)" office:value-type="string" office:string-value="CAN_GND" calcext:value-type="string">
            <text:p>CAN_GND</text:p>
          </table:table-cell>
          <table:table-cell table:formula="of:=CONCATENATE(IF(LEN([.$D37])&gt;0;VLOOKUP([.$D37];[MMC.$A$7:.$N$70];7;0);IF(LEN([.$E37])&gt;0;VLOOKUP([.$E37];[.$A$7:.$N$70];10;0);[.J37]));&quot;&quot;)">
            <text:p/>
          </table:table-cell>
          <table:table-cell table:formula="of:=CONCATENATE(IF(LEN([.$D37])&gt;0;VLOOKUP([.$D37];[MMC.$A$7:.$N$102];8;0);IF(LEN([.$E37])&gt;0;VLOOKUP([.$E37];[.$A$7:.$S$102];19;0);[.K37]));&quot;&quot;)" office:value-type="string" office:string-value="Bus" calcext:value-type="string">
            <text:p>Bus</text:p>
          </table:table-cell>
          <table:table-cell table:formula="of:=CONCATENATE(IF(LEN([.$D37])&gt;0;VLOOKUP([.$D37];[MMC.$A$7:.$N$70];10;0);IF(LEN([.$E37])&gt;0;VLOOKUP([.$E37];[.$A$7:.$N$70];12;0);[.L37]));&quot;&quot;)">
            <text:p/>
          </table:table-cell>
          <table:table-cell table:formula="of:=CONCATENATE(IF(LEN([.$D37])&gt;0;VLOOKUP([.$D37];[MMC.$A$7:.$N$70];11;0);IF(LEN([.$E37])&gt;0;VLOOKUP([.$E37];[.$A$7:.$N$70];13;0);[.M37]));&quot;&quot;)" office:value-type="string" office:string-value="CAN GND" calcext:value-type="string">
            <text:p>CAN GND</text:p>
          </table:table-cell>
          <table:table-cell table:formula="of:=CONCATENATE(IF(LEN([.$D37])&gt;0;VLOOKUP([.$D37];[MMC.$A$7:.$N$70];12;0);IF(LEN([.$E37])&gt;0;VLOOKUP([.$E37];[.$A$7:.$N$70];14;0);[.N3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8])+LEN([.E38])+LEN([.D38]))&gt;0;CONCATENATE([.B38];&quot;_&quot;;TEXT([.C38];&quot;00&quot;);&quot;_&quot;;[.Q38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1" calcext:value-type="float">
            <text:p>1</text:p>
          </table:table-cell>
          <table:table-cell table:content-validation-name="val10"/>
          <table:table-cell table:content-validation-name="val11" office:value-type="string" calcext:value-type="string">
            <text:p>CANBerry_01_3V3</text:p>
          </table:table-cell>
          <table:table-cell table:formula="of:=IF(LEN([.I38])&gt;0;[.H3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38]=&quot;N/C&quot;;&quot;&quot;;SUBSTITUTE(SUBSTITUTE(SUBSTITUTE([.H3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8])&gt;0;VLOOKUP([.$D38];[MMC.$A$7:.$N$102];4;0);IF(LEN([.$E38])&gt;0;VLOOKUP([.$E38];[.$A$7:.$O$102];15;0);[.F38]));&quot;&quot;)" office:value-type="string" office:string-value="" calcext:value-type="error">
            <text:p>#N/A</text:p>
          </table:table-cell>
          <table:table-cell table:formula="of:=CONCATENATE(IF(LEN([.$D38])&gt;0;VLOOKUP([.$D38];[MMC.$A$7:.$N$70];5;0);IF(LEN([.$E38])&gt;0;VLOOKUP([.$E38];[.$A$7:.$P$70];16;0);[.H38]));&quot;&quot;)" office:value-type="string" office:string-value="" calcext:value-type="error">
            <text:p>#N/A</text:p>
          </table:table-cell>
          <table:table-cell table:formula="of:=CONCATENATE(IF(LEN([.$D38])&gt;0;VLOOKUP([.$D38];[MMC.$A$7:.$N$102];6;0);IF(LEN([.$E38])&gt;0;VLOOKUP([.$E38];[.$A$7:.$Q$102];17;0);[.I38]));&quot;&quot;)" office:value-type="string" office:string-value="" calcext:value-type="error">
            <text:p>#N/A</text:p>
          </table:table-cell>
          <table:table-cell table:formula="of:=CONCATENATE(IF(LEN([.$D38])&gt;0;VLOOKUP([.$D38];[MMC.$A$7:.$N$70];7;0);IF(LEN([.$E38])&gt;0;VLOOKUP([.$E38];[.$A$7:.$N$70];10;0);[.J38]));&quot;&quot;)" office:value-type="string" office:string-value="" calcext:value-type="error">
            <text:p>#N/A</text:p>
          </table:table-cell>
          <table:table-cell table:formula="of:=CONCATENATE(IF(LEN([.$D38])&gt;0;VLOOKUP([.$D38];[MMC.$A$7:.$N$102];8;0);IF(LEN([.$E38])&gt;0;VLOOKUP([.$E38];[.$A$7:.$S$102];19;0);[.K38]));&quot;&quot;)" office:value-type="string" office:string-value="" calcext:value-type="error">
            <text:p>#N/A</text:p>
          </table:table-cell>
          <table:table-cell table:formula="of:=CONCATENATE(IF(LEN([.$D38])&gt;0;VLOOKUP([.$D38];[MMC.$A$7:.$N$70];10;0);IF(LEN([.$E38])&gt;0;VLOOKUP([.$E38];[.$A$7:.$N$70];12;0);[.L38]));&quot;&quot;)" office:value-type="string" office:string-value="" calcext:value-type="error">
            <text:p>#N/A</text:p>
          </table:table-cell>
          <table:table-cell table:formula="of:=CONCATENATE(IF(LEN([.$D38])&gt;0;VLOOKUP([.$D38];[MMC.$A$7:.$N$70];11;0);IF(LEN([.$E38])&gt;0;VLOOKUP([.$E38];[.$A$7:.$N$70];13;0);[.M38]));&quot;&quot;)" office:value-type="string" office:string-value="" calcext:value-type="error">
            <text:p>#N/A</text:p>
          </table:table-cell>
          <table:table-cell table:formula="of:=CONCATENATE(IF(LEN([.$D38])&gt;0;VLOOKUP([.$D38];[MMC.$A$7:.$N$70];12;0);IF(LEN([.$E38])&gt;0;VLOOKUP([.$E38];[.$A$7:.$N$70];14;0);[.N38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9])+LEN([.E39])+LEN([.D39]))&gt;0;CONCATENATE([.B39];&quot;_&quot;;TEXT([.C39];&quot;00&quot;);&quot;_&quot;;[.Q39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2" calcext:value-type="float">
            <text:p>2</text:p>
          </table:table-cell>
          <table:table-cell table:content-validation-name="val10"/>
          <table:table-cell table:content-validation-name="val11" office:value-type="string" calcext:value-type="string">
            <text:p>CANBerry_02_5V</text:p>
          </table:table-cell>
          <table:table-cell table:formula="of:=IF(LEN([.I39])&gt;0;[.H39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39]=&quot;N/C&quot;;&quot;&quot;;SUBSTITUTE(SUBSTITUTE(SUBSTITUTE([.H3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9])&gt;0;VLOOKUP([.$D39];[MMC.$A$7:.$N$102];4;0);IF(LEN([.$E39])&gt;0;VLOOKUP([.$E39];[.$A$7:.$O$102];15;0);[.F39]));&quot;&quot;)" office:value-type="string" office:string-value="" calcext:value-type="error">
            <text:p>#N/A</text:p>
          </table:table-cell>
          <table:table-cell table:formula="of:=CONCATENATE(IF(LEN([.$D39])&gt;0;VLOOKUP([.$D39];[MMC.$A$7:.$N$70];5;0);IF(LEN([.$E39])&gt;0;VLOOKUP([.$E39];[.$A$7:.$P$70];16;0);[.H39]));&quot;&quot;)" office:value-type="string" office:string-value="" calcext:value-type="error">
            <text:p>#N/A</text:p>
          </table:table-cell>
          <table:table-cell table:formula="of:=CONCATENATE(IF(LEN([.$D39])&gt;0;VLOOKUP([.$D39];[MMC.$A$7:.$N$102];6;0);IF(LEN([.$E39])&gt;0;VLOOKUP([.$E39];[.$A$7:.$Q$102];17;0);[.I39]));&quot;&quot;)" office:value-type="string" office:string-value="" calcext:value-type="error">
            <text:p>#N/A</text:p>
          </table:table-cell>
          <table:table-cell table:formula="of:=CONCATENATE(IF(LEN([.$D39])&gt;0;VLOOKUP([.$D39];[MMC.$A$7:.$N$70];7;0);IF(LEN([.$E39])&gt;0;VLOOKUP([.$E39];[.$A$7:.$N$70];10;0);[.J39]));&quot;&quot;)" office:value-type="string" office:string-value="" calcext:value-type="error">
            <text:p>#N/A</text:p>
          </table:table-cell>
          <table:table-cell table:formula="of:=CONCATENATE(IF(LEN([.$D39])&gt;0;VLOOKUP([.$D39];[MMC.$A$7:.$N$102];8;0);IF(LEN([.$E39])&gt;0;VLOOKUP([.$E39];[.$A$7:.$S$102];19;0);[.K39]));&quot;&quot;)" office:value-type="string" office:string-value="" calcext:value-type="error">
            <text:p>#N/A</text:p>
          </table:table-cell>
          <table:table-cell table:formula="of:=CONCATENATE(IF(LEN([.$D39])&gt;0;VLOOKUP([.$D39];[MMC.$A$7:.$N$70];10;0);IF(LEN([.$E39])&gt;0;VLOOKUP([.$E39];[.$A$7:.$N$70];12;0);[.L39]));&quot;&quot;)" office:value-type="string" office:string-value="" calcext:value-type="error">
            <text:p>#N/A</text:p>
          </table:table-cell>
          <table:table-cell table:formula="of:=CONCATENATE(IF(LEN([.$D39])&gt;0;VLOOKUP([.$D39];[MMC.$A$7:.$N$70];11;0);IF(LEN([.$E39])&gt;0;VLOOKUP([.$E39];[.$A$7:.$N$70];13;0);[.M39]));&quot;&quot;)" office:value-type="string" office:string-value="" calcext:value-type="error">
            <text:p>#N/A</text:p>
          </table:table-cell>
          <table:table-cell table:formula="of:=CONCATENATE(IF(LEN([.$D39])&gt;0;VLOOKUP([.$D39];[MMC.$A$7:.$N$70];12;0);IF(LEN([.$E39])&gt;0;VLOOKUP([.$E39];[.$A$7:.$N$70];14;0);[.N39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0])+LEN([.E40])+LEN([.D40]))&gt;0;CONCATENATE([.B40];&quot;_&quot;;TEXT([.C40];&quot;00&quot;);&quot;_&quot;;[.Q40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3" calcext:value-type="float">
            <text:p>3</text:p>
          </table:table-cell>
          <table:table-cell table:content-validation-name="val10"/>
          <table:table-cell table:content-validation-name="val11" office:value-type="string" calcext:value-type="string">
            <text:p>CANBerry_03_RTC_SDA</text:p>
          </table:table-cell>
          <table:table-cell table:formula="of:=IF(LEN([.I40])&gt;0;[.H40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40]=&quot;N/C&quot;;&quot;&quot;;SUBSTITUTE(SUBSTITUTE(SUBSTITUTE([.H4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0])&gt;0;VLOOKUP([.$D40];[MMC.$A$7:.$N$102];4;0);IF(LEN([.$E40])&gt;0;VLOOKUP([.$E40];[.$A$7:.$O$102];15;0);[.F40]));&quot;&quot;)" office:value-type="string" office:string-value="" calcext:value-type="error">
            <text:p>#N/A</text:p>
          </table:table-cell>
          <table:table-cell table:formula="of:=CONCATENATE(IF(LEN([.$D40])&gt;0;VLOOKUP([.$D40];[MMC.$A$7:.$N$70];5;0);IF(LEN([.$E40])&gt;0;VLOOKUP([.$E40];[.$A$7:.$P$70];16;0);[.H40]));&quot;&quot;)" office:value-type="string" office:string-value="" calcext:value-type="error">
            <text:p>#N/A</text:p>
          </table:table-cell>
          <table:table-cell table:formula="of:=CONCATENATE(IF(LEN([.$D40])&gt;0;VLOOKUP([.$D40];[MMC.$A$7:.$N$102];6;0);IF(LEN([.$E40])&gt;0;VLOOKUP([.$E40];[.$A$7:.$Q$102];17;0);[.I40]));&quot;&quot;)" office:value-type="string" office:string-value="" calcext:value-type="error">
            <text:p>#N/A</text:p>
          </table:table-cell>
          <table:table-cell table:formula="of:=CONCATENATE(IF(LEN([.$D40])&gt;0;VLOOKUP([.$D40];[MMC.$A$7:.$N$70];7;0);IF(LEN([.$E40])&gt;0;VLOOKUP([.$E40];[.$A$7:.$N$70];10;0);[.J40]));&quot;&quot;)" office:value-type="string" office:string-value="" calcext:value-type="error">
            <text:p>#N/A</text:p>
          </table:table-cell>
          <table:table-cell table:formula="of:=CONCATENATE(IF(LEN([.$D40])&gt;0;VLOOKUP([.$D40];[MMC.$A$7:.$N$102];8;0);IF(LEN([.$E40])&gt;0;VLOOKUP([.$E40];[.$A$7:.$S$102];19;0);[.K40]));&quot;&quot;)" office:value-type="string" office:string-value="" calcext:value-type="error">
            <text:p>#N/A</text:p>
          </table:table-cell>
          <table:table-cell table:formula="of:=CONCATENATE(IF(LEN([.$D40])&gt;0;VLOOKUP([.$D40];[MMC.$A$7:.$N$70];10;0);IF(LEN([.$E40])&gt;0;VLOOKUP([.$E40];[.$A$7:.$N$70];12;0);[.L40]));&quot;&quot;)" office:value-type="string" office:string-value="" calcext:value-type="error">
            <text:p>#N/A</text:p>
          </table:table-cell>
          <table:table-cell table:formula="of:=CONCATENATE(IF(LEN([.$D40])&gt;0;VLOOKUP([.$D40];[MMC.$A$7:.$N$70];11;0);IF(LEN([.$E40])&gt;0;VLOOKUP([.$E40];[.$A$7:.$N$70];13;0);[.M40]));&quot;&quot;)" office:value-type="string" office:string-value="" calcext:value-type="error">
            <text:p>#N/A</text:p>
          </table:table-cell>
          <table:table-cell table:formula="of:=CONCATENATE(IF(LEN([.$D40])&gt;0;VLOOKUP([.$D40];[MMC.$A$7:.$N$70];12;0);IF(LEN([.$E40])&gt;0;VLOOKUP([.$E40];[.$A$7:.$N$70];14;0);[.N40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1])+LEN([.E41])+LEN([.D41]))&gt;0;CONCATENATE([.B41];&quot;_&quot;;TEXT([.C41];&quot;00&quot;);&quot;_&quot;;[.Q41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5" calcext:value-type="float">
            <text:p>5</text:p>
          </table:table-cell>
          <table:table-cell table:content-validation-name="val10"/>
          <table:table-cell table:content-validation-name="val11" office:value-type="string" calcext:value-type="string">
            <text:p>CANBerry_05_RTC_SCL</text:p>
          </table:table-cell>
          <table:table-cell table:formula="of:=IF(LEN([.I41])&gt;0;[.H41];&quot;&quot;)">
            <text:p/>
          </table:table-cell>
          <table:table-cell table:content-validation-name="val12"/>
          <table:table-cell/>
          <table:table-cell table:formula="of:=IF([.H41]=&quot;N/C&quot;;&quot;&quot;;SUBSTITUTE(SUBSTITUTE(SUBSTITUTE([.H4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1])&gt;0;VLOOKUP([.$D41];[MMC.$A$7:.$N$102];4;0);IF(LEN([.$E41])&gt;0;VLOOKUP([.$E41];[.$A$7:.$O$102];15;0);[.F41]));&quot;&quot;)" office:value-type="string" office:string-value="" calcext:value-type="error">
            <text:p>#N/A</text:p>
          </table:table-cell>
          <table:table-cell table:formula="of:=CONCATENATE(IF(LEN([.$D41])&gt;0;VLOOKUP([.$D41];[MMC.$A$7:.$N$70];5;0);IF(LEN([.$E41])&gt;0;VLOOKUP([.$E41];[.$A$7:.$P$70];16;0);[.H41]));&quot;&quot;)" office:value-type="string" office:string-value="" calcext:value-type="error">
            <text:p>#N/A</text:p>
          </table:table-cell>
          <table:table-cell table:formula="of:=CONCATENATE(IF(LEN([.$D41])&gt;0;VLOOKUP([.$D41];[MMC.$A$7:.$N$102];6;0);IF(LEN([.$E41])&gt;0;VLOOKUP([.$E41];[.$A$7:.$Q$102];17;0);[.I41]));&quot;&quot;)" office:value-type="string" office:string-value="" calcext:value-type="error">
            <text:p>#N/A</text:p>
          </table:table-cell>
          <table:table-cell table:formula="of:=CONCATENATE(IF(LEN([.$D41])&gt;0;VLOOKUP([.$D41];[MMC.$A$7:.$N$70];7;0);IF(LEN([.$E41])&gt;0;VLOOKUP([.$E41];[.$A$7:.$N$70];10;0);[.J41]));&quot;&quot;)" office:value-type="string" office:string-value="" calcext:value-type="error">
            <text:p>#N/A</text:p>
          </table:table-cell>
          <table:table-cell table:formula="of:=CONCATENATE(IF(LEN([.$D41])&gt;0;VLOOKUP([.$D41];[MMC.$A$7:.$N$102];8;0);IF(LEN([.$E41])&gt;0;VLOOKUP([.$E41];[.$A$7:.$S$102];19;0);[.K41]));&quot;&quot;)" office:value-type="string" office:string-value="" calcext:value-type="error">
            <text:p>#N/A</text:p>
          </table:table-cell>
          <table:table-cell table:formula="of:=CONCATENATE(IF(LEN([.$D41])&gt;0;VLOOKUP([.$D41];[MMC.$A$7:.$N$70];10;0);IF(LEN([.$E41])&gt;0;VLOOKUP([.$E41];[.$A$7:.$N$70];12;0);[.L41]));&quot;&quot;)" office:value-type="string" office:string-value="" calcext:value-type="error">
            <text:p>#N/A</text:p>
          </table:table-cell>
          <table:table-cell table:formula="of:=CONCATENATE(IF(LEN([.$D41])&gt;0;VLOOKUP([.$D41];[MMC.$A$7:.$N$70];11;0);IF(LEN([.$E41])&gt;0;VLOOKUP([.$E41];[.$A$7:.$N$70];13;0);[.M41]));&quot;&quot;)" office:value-type="string" office:string-value="" calcext:value-type="error">
            <text:p>#N/A</text:p>
          </table:table-cell>
          <table:table-cell table:formula="of:=CONCATENATE(IF(LEN([.$D41])&gt;0;VLOOKUP([.$D41];[MMC.$A$7:.$N$70];12;0);IF(LEN([.$E41])&gt;0;VLOOKUP([.$E41];[.$A$7:.$N$70];14;0);[.N41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2])+LEN([.E42])+LEN([.D42]))&gt;0;CONCATENATE([.B42];&quot;_&quot;;TEXT([.C42];&quot;00&quot;);&quot;_&quot;;[.Q42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6" calcext:value-type="float">
            <text:p>6</text:p>
          </table:table-cell>
          <table:table-cell table:content-validation-name="val10"/>
          <table:table-cell table:content-validation-name="val11" office:value-type="string" calcext:value-type="string">
            <text:p>CANBerry_06_GND</text:p>
          </table:table-cell>
          <table:table-cell table:formula="of:=IF(LEN([.I42])&gt;0;[.H42];&quot;&quot;)">
            <text:p/>
          </table:table-cell>
          <table:table-cell table:content-validation-name="val12"/>
          <table:table-cell/>
          <table:table-cell table:formula="of:=IF([.H42]=&quot;N/C&quot;;&quot;&quot;;SUBSTITUTE(SUBSTITUTE(SUBSTITUTE([.H4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2])&gt;0;VLOOKUP([.$D42];[MMC.$A$7:.$N$102];4;0);IF(LEN([.$E42])&gt;0;VLOOKUP([.$E42];[.$A$7:.$O$102];15;0);[.F42]));&quot;&quot;)" office:value-type="string" office:string-value="" calcext:value-type="error">
            <text:p>#N/A</text:p>
          </table:table-cell>
          <table:table-cell table:formula="of:=CONCATENATE(IF(LEN([.$D42])&gt;0;VLOOKUP([.$D42];[MMC.$A$7:.$N$70];5;0);IF(LEN([.$E42])&gt;0;VLOOKUP([.$E42];[.$A$7:.$P$70];16;0);[.H42]));&quot;&quot;)" office:value-type="string" office:string-value="" calcext:value-type="error">
            <text:p>#N/A</text:p>
          </table:table-cell>
          <table:table-cell table:formula="of:=CONCATENATE(IF(LEN([.$D42])&gt;0;VLOOKUP([.$D42];[MMC.$A$7:.$N$102];6;0);IF(LEN([.$E42])&gt;0;VLOOKUP([.$E42];[.$A$7:.$Q$102];17;0);[.I42]));&quot;&quot;)" office:value-type="string" office:string-value="" calcext:value-type="error">
            <text:p>#N/A</text:p>
          </table:table-cell>
          <table:table-cell table:formula="of:=CONCATENATE(IF(LEN([.$D42])&gt;0;VLOOKUP([.$D42];[MMC.$A$7:.$N$70];7;0);IF(LEN([.$E42])&gt;0;VLOOKUP([.$E42];[.$A$7:.$N$70];10;0);[.J42]));&quot;&quot;)" office:value-type="string" office:string-value="" calcext:value-type="error">
            <text:p>#N/A</text:p>
          </table:table-cell>
          <table:table-cell table:formula="of:=CONCATENATE(IF(LEN([.$D42])&gt;0;VLOOKUP([.$D42];[MMC.$A$7:.$N$102];8;0);IF(LEN([.$E42])&gt;0;VLOOKUP([.$E42];[.$A$7:.$S$102];19;0);[.K42]));&quot;&quot;)" office:value-type="string" office:string-value="" calcext:value-type="error">
            <text:p>#N/A</text:p>
          </table:table-cell>
          <table:table-cell table:formula="of:=CONCATENATE(IF(LEN([.$D42])&gt;0;VLOOKUP([.$D42];[MMC.$A$7:.$N$70];10;0);IF(LEN([.$E42])&gt;0;VLOOKUP([.$E42];[.$A$7:.$N$70];12;0);[.L42]));&quot;&quot;)" office:value-type="string" office:string-value="" calcext:value-type="error">
            <text:p>#N/A</text:p>
          </table:table-cell>
          <table:table-cell table:formula="of:=CONCATENATE(IF(LEN([.$D42])&gt;0;VLOOKUP([.$D42];[MMC.$A$7:.$N$70];11;0);IF(LEN([.$E42])&gt;0;VLOOKUP([.$E42];[.$A$7:.$N$70];13;0);[.M42]));&quot;&quot;)" office:value-type="string" office:string-value="" calcext:value-type="error">
            <text:p>#N/A</text:p>
          </table:table-cell>
          <table:table-cell table:formula="of:=CONCATENATE(IF(LEN([.$D42])&gt;0;VLOOKUP([.$D42];[MMC.$A$7:.$N$70];12;0);IF(LEN([.$E42])&gt;0;VLOOKUP([.$E42];[.$A$7:.$N$70];14;0);[.N42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3])+LEN([.E43])+LEN([.D43]))&gt;0;CONCATENATE([.B43];&quot;_&quot;;TEXT([.C43];&quot;00&quot;);&quot;_&quot;;[.Q43]);&quot;&quot;)" office:value-type="string" office:string-value="" calcext:value-type="error">
            <text:p>#N/A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7" calcext:value-type="float">
            <text:p>7</text:p>
          </table:table-cell>
          <table:table-cell table:content-validation-name="val10"/>
          <table:table-cell table:content-validation-name="val11" office:value-type="string" calcext:value-type="string">
            <text:p>CANBerry_07_RTC_INT_JP2</text:p>
          </table:table-cell>
          <table:table-cell table:formula="of:=IF(LEN([.I43])&gt;0;[.H43];&quot;&quot;)">
            <text:p/>
          </table:table-cell>
          <table:table-cell table:content-validation-name="val12"/>
          <table:table-cell/>
          <table:table-cell table:formula="of:=IF([.H43]=&quot;N/C&quot;;&quot;&quot;;SUBSTITUTE(SUBSTITUTE(SUBSTITUTE([.H4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3])&gt;0;VLOOKUP([.$D43];[MMC.$A$7:.$N$102];4;0);IF(LEN([.$E43])&gt;0;VLOOKUP([.$E43];[.$A$7:.$O$102];15;0);[.F43]));&quot;&quot;)" office:value-type="string" office:string-value="" calcext:value-type="error">
            <text:p>#N/A</text:p>
          </table:table-cell>
          <table:table-cell table:formula="of:=CONCATENATE(IF(LEN([.$D43])&gt;0;VLOOKUP([.$D43];[MMC.$A$7:.$N$70];5;0);IF(LEN([.$E43])&gt;0;VLOOKUP([.$E43];[.$A$7:.$P$70];16;0);[.H43]));&quot;&quot;)" office:value-type="string" office:string-value="" calcext:value-type="error">
            <text:p>#N/A</text:p>
          </table:table-cell>
          <table:table-cell table:formula="of:=CONCATENATE(IF(LEN([.$D43])&gt;0;VLOOKUP([.$D43];[MMC.$A$7:.$N$102];6;0);IF(LEN([.$E43])&gt;0;VLOOKUP([.$E43];[.$A$7:.$Q$102];17;0);[.I43]));&quot;&quot;)" office:value-type="string" office:string-value="" calcext:value-type="error">
            <text:p>#N/A</text:p>
          </table:table-cell>
          <table:table-cell table:formula="of:=CONCATENATE(IF(LEN([.$D43])&gt;0;VLOOKUP([.$D43];[MMC.$A$7:.$N$70];7;0);IF(LEN([.$E43])&gt;0;VLOOKUP([.$E43];[.$A$7:.$N$70];10;0);[.J43]));&quot;&quot;)" office:value-type="string" office:string-value="" calcext:value-type="error">
            <text:p>#N/A</text:p>
          </table:table-cell>
          <table:table-cell table:formula="of:=CONCATENATE(IF(LEN([.$D43])&gt;0;VLOOKUP([.$D43];[MMC.$A$7:.$N$102];8;0);IF(LEN([.$E43])&gt;0;VLOOKUP([.$E43];[.$A$7:.$S$102];19;0);[.K43]));&quot;&quot;)" office:value-type="string" office:string-value="" calcext:value-type="error">
            <text:p>#N/A</text:p>
          </table:table-cell>
          <table:table-cell table:formula="of:=CONCATENATE(IF(LEN([.$D43])&gt;0;VLOOKUP([.$D43];[MMC.$A$7:.$N$70];10;0);IF(LEN([.$E43])&gt;0;VLOOKUP([.$E43];[.$A$7:.$N$70];12;0);[.L43]));&quot;&quot;)" office:value-type="string" office:string-value="" calcext:value-type="error">
            <text:p>#N/A</text:p>
          </table:table-cell>
          <table:table-cell table:formula="of:=CONCATENATE(IF(LEN([.$D43])&gt;0;VLOOKUP([.$D43];[MMC.$A$7:.$N$70];11;0);IF(LEN([.$E43])&gt;0;VLOOKUP([.$E43];[.$A$7:.$N$70];13;0);[.M43]));&quot;&quot;)" office:value-type="string" office:string-value="" calcext:value-type="error">
            <text:p>#N/A</text:p>
          </table:table-cell>
          <table:table-cell table:formula="of:=CONCATENATE(IF(LEN([.$D43])&gt;0;VLOOKUP([.$D43];[MMC.$A$7:.$N$70];12;0);IF(LEN([.$E43])&gt;0;VLOOKUP([.$E43];[.$A$7:.$N$70];14;0);[.N43]));&quot;&quot;)" office:value-type="string" office:string-value="" calcext:value-type="error">
            <text:p>#N/A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4])+LEN([.E44])+LEN([.D44]))&gt;0;CONCATENATE([.B44];&quot;_&quot;;TEXT([.C44];&quot;00&quot;);&quot;_&quot;;[.Q44]);&quot;&quot;)">
            <text:p/>
          </table:table-cell>
          <table:table-cell table:content-validation-name="val9" office:value-type="string" calcext:value-type="string">
            <text:p>Gertduino</text:p>
          </table:table-cell>
          <table:table-cell office:value-type="float" office:value="1" calcext:value-type="float">
            <text:p>1</text:p>
          </table:table-cell>
          <table:table-cell table:content-validation-name="val10"/>
          <table:table-cell table:content-validation-name="val11"/>
          <table:table-cell table:formula="of:=IF(LEN([.I44])&gt;0;[.H44];&quot;&quot;)">
            <text:p/>
          </table:table-cell>
          <table:table-cell table:content-validation-name="val12"/>
          <table:table-cell/>
          <table:table-cell table:formula="of:=IF([.H44]=&quot;N/C&quot;;&quot;&quot;;SUBSTITUTE(SUBSTITUTE(SUBSTITUTE([.H4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4])&gt;0;VLOOKUP([.$D44];[MMC.$A$7:.$N$102];4;0);IF(LEN([.$E44])&gt;0;VLOOKUP([.$E44];[.$A$7:.$O$102];15;0);[.F44]));&quot;&quot;)">
            <text:p/>
          </table:table-cell>
          <table:table-cell table:formula="of:=CONCATENATE(IF(LEN([.$D44])&gt;0;VLOOKUP([.$D44];[MMC.$A$7:.$N$70];5;0);IF(LEN([.$E44])&gt;0;VLOOKUP([.$E44];[.$A$7:.$P$70];16;0);[.H44]));&quot;&quot;)">
            <text:p/>
          </table:table-cell>
          <table:table-cell table:formula="of:=CONCATENATE(IF(LEN([.$D44])&gt;0;VLOOKUP([.$D44];[MMC.$A$7:.$N$102];6;0);IF(LEN([.$E44])&gt;0;VLOOKUP([.$E44];[.$A$7:.$Q$102];17;0);[.I44]));&quot;&quot;)">
            <text:p/>
          </table:table-cell>
          <table:table-cell table:formula="of:=CONCATENATE(IF(LEN([.$D44])&gt;0;VLOOKUP([.$D44];[MMC.$A$7:.$N$70];7;0);IF(LEN([.$E44])&gt;0;VLOOKUP([.$E44];[.$A$7:.$N$70];10;0);[.J44]));&quot;&quot;)">
            <text:p/>
          </table:table-cell>
          <table:table-cell table:formula="of:=CONCATENATE(IF(LEN([.$D44])&gt;0;VLOOKUP([.$D44];[MMC.$A$7:.$N$102];8;0);IF(LEN([.$E44])&gt;0;VLOOKUP([.$E44];[.$A$7:.$S$102];19;0);[.K44]));&quot;&quot;)">
            <text:p/>
          </table:table-cell>
          <table:table-cell table:formula="of:=CONCATENATE(IF(LEN([.$D44])&gt;0;VLOOKUP([.$D44];[MMC.$A$7:.$N$70];10;0);IF(LEN([.$E44])&gt;0;VLOOKUP([.$E44];[.$A$7:.$N$70];12;0);[.L44]));&quot;&quot;)">
            <text:p/>
          </table:table-cell>
          <table:table-cell table:formula="of:=CONCATENATE(IF(LEN([.$D44])&gt;0;VLOOKUP([.$D44];[MMC.$A$7:.$N$70];11;0);IF(LEN([.$E44])&gt;0;VLOOKUP([.$E44];[.$A$7:.$N$70];13;0);[.M44]));&quot;&quot;)">
            <text:p/>
          </table:table-cell>
          <table:table-cell table:formula="of:=CONCATENATE(IF(LEN([.$D44])&gt;0;VLOOKUP([.$D44];[MMC.$A$7:.$N$70];12;0);IF(LEN([.$E44])&gt;0;VLOOKUP([.$E44];[.$A$7:.$N$70];14;0);[.N4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5])+LEN([.E45])+LEN([.D45]))&gt;0;CONCATENATE([.B45];&quot;_&quot;;TEXT([.C45];&quot;00&quot;);&quot;_&quot;;[.Q45]);&quot;&quot;)">
            <text:p/>
          </table:table-cell>
          <table:table-cell table:content-validation-name="val9"/>
          <table:table-cell office:value-type="float" office:value="2" calcext:value-type="float">
            <text:p>2</text:p>
          </table:table-cell>
          <table:table-cell table:content-validation-name="val10"/>
          <table:table-cell table:content-validation-name="val11"/>
          <table:table-cell table:formula="of:=IF(LEN([.I45])&gt;0;[.H45];&quot;&quot;)">
            <text:p/>
          </table:table-cell>
          <table:table-cell table:content-validation-name="val12"/>
          <table:table-cell/>
          <table:table-cell table:formula="of:=IF([.H45]=&quot;N/C&quot;;&quot;&quot;;SUBSTITUTE(SUBSTITUTE(SUBSTITUTE([.H4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5])&gt;0;VLOOKUP([.$D45];[MMC.$A$7:.$N$102];4;0);IF(LEN([.$E45])&gt;0;VLOOKUP([.$E45];[.$A$7:.$O$102];15;0);[.F45]));&quot;&quot;)">
            <text:p/>
          </table:table-cell>
          <table:table-cell table:formula="of:=CONCATENATE(IF(LEN([.$D45])&gt;0;VLOOKUP([.$D45];[MMC.$A$7:.$N$70];5;0);IF(LEN([.$E45])&gt;0;VLOOKUP([.$E45];[.$A$7:.$P$70];16;0);[.H45]));&quot;&quot;)">
            <text:p/>
          </table:table-cell>
          <table:table-cell table:formula="of:=CONCATENATE(IF(LEN([.$D45])&gt;0;VLOOKUP([.$D45];[MMC.$A$7:.$N$102];6;0);IF(LEN([.$E45])&gt;0;VLOOKUP([.$E45];[.$A$7:.$Q$102];17;0);[.I45]));&quot;&quot;)">
            <text:p/>
          </table:table-cell>
          <table:table-cell table:formula="of:=CONCATENATE(IF(LEN([.$D45])&gt;0;VLOOKUP([.$D45];[MMC.$A$7:.$N$70];7;0);IF(LEN([.$E45])&gt;0;VLOOKUP([.$E45];[.$A$7:.$N$70];10;0);[.J45]));&quot;&quot;)">
            <text:p/>
          </table:table-cell>
          <table:table-cell table:formula="of:=CONCATENATE(IF(LEN([.$D45])&gt;0;VLOOKUP([.$D45];[MMC.$A$7:.$N$102];8;0);IF(LEN([.$E45])&gt;0;VLOOKUP([.$E45];[.$A$7:.$S$102];19;0);[.K45]));&quot;&quot;)">
            <text:p/>
          </table:table-cell>
          <table:table-cell table:formula="of:=CONCATENATE(IF(LEN([.$D45])&gt;0;VLOOKUP([.$D45];[MMC.$A$7:.$N$70];10;0);IF(LEN([.$E45])&gt;0;VLOOKUP([.$E45];[.$A$7:.$N$70];12;0);[.L45]));&quot;&quot;)">
            <text:p/>
          </table:table-cell>
          <table:table-cell table:formula="of:=CONCATENATE(IF(LEN([.$D45])&gt;0;VLOOKUP([.$D45];[MMC.$A$7:.$N$70];11;0);IF(LEN([.$E45])&gt;0;VLOOKUP([.$E45];[.$A$7:.$N$70];13;0);[.M45]));&quot;&quot;)">
            <text:p/>
          </table:table-cell>
          <table:table-cell table:formula="of:=CONCATENATE(IF(LEN([.$D45])&gt;0;VLOOKUP([.$D45];[MMC.$A$7:.$N$70];12;0);IF(LEN([.$E45])&gt;0;VLOOKUP([.$E45];[.$A$7:.$N$70];14;0);[.N4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6])+LEN([.E46])+LEN([.D46]))&gt;0;CONCATENATE([.B46];&quot;_&quot;;TEXT([.C46];&quot;00&quot;);&quot;_&quot;;[.Q46]);&quot;&quot;)">
            <text:p/>
          </table:table-cell>
          <table:table-cell table:content-validation-name="val9"/>
          <table:table-cell office:value-type="float" office:value="3" calcext:value-type="float">
            <text:p>3</text:p>
          </table:table-cell>
          <table:table-cell table:content-validation-name="val10"/>
          <table:table-cell table:content-validation-name="val11"/>
          <table:table-cell table:formula="of:=IF(LEN([.I46])&gt;0;[.H46];&quot;&quot;)">
            <text:p/>
          </table:table-cell>
          <table:table-cell table:content-validation-name="val12"/>
          <table:table-cell/>
          <table:table-cell table:formula="of:=IF([.H46]=&quot;N/C&quot;;&quot;&quot;;SUBSTITUTE(SUBSTITUTE(SUBSTITUTE([.H4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6])&gt;0;VLOOKUP([.$D46];[MMC.$A$7:.$N$102];4;0);IF(LEN([.$E46])&gt;0;VLOOKUP([.$E46];[.$A$7:.$O$102];15;0);[.F46]));&quot;&quot;)">
            <text:p/>
          </table:table-cell>
          <table:table-cell table:formula="of:=CONCATENATE(IF(LEN([.$D46])&gt;0;VLOOKUP([.$D46];[MMC.$A$7:.$N$70];5;0);IF(LEN([.$E46])&gt;0;VLOOKUP([.$E46];[.$A$7:.$P$70];16;0);[.H46]));&quot;&quot;)">
            <text:p/>
          </table:table-cell>
          <table:table-cell table:formula="of:=CONCATENATE(IF(LEN([.$D46])&gt;0;VLOOKUP([.$D46];[MMC.$A$7:.$N$102];6;0);IF(LEN([.$E46])&gt;0;VLOOKUP([.$E46];[.$A$7:.$Q$102];17;0);[.I46]));&quot;&quot;)">
            <text:p/>
          </table:table-cell>
          <table:table-cell table:formula="of:=CONCATENATE(IF(LEN([.$D46])&gt;0;VLOOKUP([.$D46];[MMC.$A$7:.$N$70];7;0);IF(LEN([.$E46])&gt;0;VLOOKUP([.$E46];[.$A$7:.$N$70];10;0);[.J46]));&quot;&quot;)">
            <text:p/>
          </table:table-cell>
          <table:table-cell table:formula="of:=CONCATENATE(IF(LEN([.$D46])&gt;0;VLOOKUP([.$D46];[MMC.$A$7:.$N$102];8;0);IF(LEN([.$E46])&gt;0;VLOOKUP([.$E46];[.$A$7:.$S$102];19;0);[.K46]));&quot;&quot;)">
            <text:p/>
          </table:table-cell>
          <table:table-cell table:formula="of:=CONCATENATE(IF(LEN([.$D46])&gt;0;VLOOKUP([.$D46];[MMC.$A$7:.$N$70];10;0);IF(LEN([.$E46])&gt;0;VLOOKUP([.$E46];[.$A$7:.$N$70];12;0);[.L46]));&quot;&quot;)">
            <text:p/>
          </table:table-cell>
          <table:table-cell table:formula="of:=CONCATENATE(IF(LEN([.$D46])&gt;0;VLOOKUP([.$D46];[MMC.$A$7:.$N$70];11;0);IF(LEN([.$E46])&gt;0;VLOOKUP([.$E46];[.$A$7:.$N$70];13;0);[.M46]));&quot;&quot;)">
            <text:p/>
          </table:table-cell>
          <table:table-cell table:formula="of:=CONCATENATE(IF(LEN([.$D46])&gt;0;VLOOKUP([.$D46];[MMC.$A$7:.$N$70];12;0);IF(LEN([.$E46])&gt;0;VLOOKUP([.$E46];[.$A$7:.$N$70];14;0);[.N4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7])+LEN([.E47])+LEN([.D47]))&gt;0;CONCATENATE([.B47];&quot;_&quot;;TEXT([.C47];&quot;00&quot;);&quot;_&quot;;[.Q4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47])&gt;0;[.H47];&quot;&quot;)">
            <text:p/>
          </table:table-cell>
          <table:table-cell table:content-validation-name="val12"/>
          <table:table-cell/>
          <table:table-cell table:formula="of:=IF([.H47]=&quot;N/C&quot;;&quot;&quot;;SUBSTITUTE(SUBSTITUTE(SUBSTITUTE([.H4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7])&gt;0;VLOOKUP([.$D47];[MMC.$A$7:.$N$102];4;0);IF(LEN([.$E47])&gt;0;VLOOKUP([.$E47];[.$A$7:.$O$102];15;0);[.F47]));&quot;&quot;)">
            <text:p/>
          </table:table-cell>
          <table:table-cell table:formula="of:=CONCATENATE(IF(LEN([.$D47])&gt;0;VLOOKUP([.$D47];[MMC.$A$7:.$N$70];5;0);IF(LEN([.$E47])&gt;0;VLOOKUP([.$E47];[.$A$7:.$P$70];16;0);[.H47]));&quot;&quot;)">
            <text:p/>
          </table:table-cell>
          <table:table-cell table:formula="of:=CONCATENATE(IF(LEN([.$D47])&gt;0;VLOOKUP([.$D47];[MMC.$A$7:.$N$102];6;0);IF(LEN([.$E47])&gt;0;VLOOKUP([.$E47];[.$A$7:.$Q$102];17;0);[.I47]));&quot;&quot;)">
            <text:p/>
          </table:table-cell>
          <table:table-cell table:formula="of:=CONCATENATE(IF(LEN([.$D47])&gt;0;VLOOKUP([.$D47];[MMC.$A$7:.$N$70];7;0);IF(LEN([.$E47])&gt;0;VLOOKUP([.$E47];[.$A$7:.$N$70];10;0);[.J47]));&quot;&quot;)">
            <text:p/>
          </table:table-cell>
          <table:table-cell table:formula="of:=CONCATENATE(IF(LEN([.$D47])&gt;0;VLOOKUP([.$D47];[MMC.$A$7:.$N$102];8;0);IF(LEN([.$E47])&gt;0;VLOOKUP([.$E47];[.$A$7:.$S$102];19;0);[.K47]));&quot;&quot;)">
            <text:p/>
          </table:table-cell>
          <table:table-cell table:formula="of:=CONCATENATE(IF(LEN([.$D47])&gt;0;VLOOKUP([.$D47];[MMC.$A$7:.$N$70];10;0);IF(LEN([.$E47])&gt;0;VLOOKUP([.$E47];[.$A$7:.$N$70];12;0);[.L47]));&quot;&quot;)">
            <text:p/>
          </table:table-cell>
          <table:table-cell table:formula="of:=CONCATENATE(IF(LEN([.$D47])&gt;0;VLOOKUP([.$D47];[MMC.$A$7:.$N$70];11;0);IF(LEN([.$E47])&gt;0;VLOOKUP([.$E47];[.$A$7:.$N$70];13;0);[.M47]));&quot;&quot;)">
            <text:p/>
          </table:table-cell>
          <table:table-cell table:formula="of:=CONCATENATE(IF(LEN([.$D47])&gt;0;VLOOKUP([.$D47];[MMC.$A$7:.$N$70];12;0);IF(LEN([.$E47])&gt;0;VLOOKUP([.$E47];[.$A$7:.$N$70];14;0);[.N4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8])+LEN([.E48])+LEN([.D48]))&gt;0;CONCATENATE([.B48];&quot;_&quot;;TEXT([.C48];&quot;00&quot;);&quot;_&quot;;[.Q4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48])&gt;0;[.H48];&quot;&quot;)">
            <text:p/>
          </table:table-cell>
          <table:table-cell table:content-validation-name="val12"/>
          <table:table-cell/>
          <table:table-cell table:formula="of:=IF([.H48]=&quot;N/C&quot;;&quot;&quot;;SUBSTITUTE(SUBSTITUTE(SUBSTITUTE([.H4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8])&gt;0;VLOOKUP([.$D48];[MMC.$A$7:.$N$102];4;0);IF(LEN([.$E48])&gt;0;VLOOKUP([.$E48];[.$A$7:.$O$102];15;0);[.F48]));&quot;&quot;)">
            <text:p/>
          </table:table-cell>
          <table:table-cell table:formula="of:=CONCATENATE(IF(LEN([.$D48])&gt;0;VLOOKUP([.$D48];[MMC.$A$7:.$N$70];5;0);IF(LEN([.$E48])&gt;0;VLOOKUP([.$E48];[.$A$7:.$P$70];16;0);[.H48]));&quot;&quot;)">
            <text:p/>
          </table:table-cell>
          <table:table-cell table:formula="of:=CONCATENATE(IF(LEN([.$D48])&gt;0;VLOOKUP([.$D48];[MMC.$A$7:.$N$102];6;0);IF(LEN([.$E48])&gt;0;VLOOKUP([.$E48];[.$A$7:.$Q$102];17;0);[.I48]));&quot;&quot;)">
            <text:p/>
          </table:table-cell>
          <table:table-cell table:formula="of:=CONCATENATE(IF(LEN([.$D48])&gt;0;VLOOKUP([.$D48];[MMC.$A$7:.$N$70];7;0);IF(LEN([.$E48])&gt;0;VLOOKUP([.$E48];[.$A$7:.$N$70];10;0);[.J48]));&quot;&quot;)">
            <text:p/>
          </table:table-cell>
          <table:table-cell table:formula="of:=CONCATENATE(IF(LEN([.$D48])&gt;0;VLOOKUP([.$D48];[MMC.$A$7:.$N$102];8;0);IF(LEN([.$E48])&gt;0;VLOOKUP([.$E48];[.$A$7:.$S$102];19;0);[.K48]));&quot;&quot;)">
            <text:p/>
          </table:table-cell>
          <table:table-cell table:formula="of:=CONCATENATE(IF(LEN([.$D48])&gt;0;VLOOKUP([.$D48];[MMC.$A$7:.$N$70];10;0);IF(LEN([.$E48])&gt;0;VLOOKUP([.$E48];[.$A$7:.$N$70];12;0);[.L48]));&quot;&quot;)">
            <text:p/>
          </table:table-cell>
          <table:table-cell table:formula="of:=CONCATENATE(IF(LEN([.$D48])&gt;0;VLOOKUP([.$D48];[MMC.$A$7:.$N$70];11;0);IF(LEN([.$E48])&gt;0;VLOOKUP([.$E48];[.$A$7:.$N$70];13;0);[.M48]));&quot;&quot;)">
            <text:p/>
          </table:table-cell>
          <table:table-cell table:formula="of:=CONCATENATE(IF(LEN([.$D48])&gt;0;VLOOKUP([.$D48];[MMC.$A$7:.$N$70];12;0);IF(LEN([.$E48])&gt;0;VLOOKUP([.$E48];[.$A$7:.$N$70];14;0);[.N4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9])+LEN([.E49])+LEN([.D49]))&gt;0;CONCATENATE([.B49];&quot;_&quot;;TEXT([.C49];&quot;00&quot;);&quot;_&quot;;[.Q4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49])&gt;0;[.H49];&quot;&quot;)">
            <text:p/>
          </table:table-cell>
          <table:table-cell table:content-validation-name="val12"/>
          <table:table-cell/>
          <table:table-cell table:formula="of:=IF([.H49]=&quot;N/C&quot;;&quot;&quot;;SUBSTITUTE(SUBSTITUTE(SUBSTITUTE([.H4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9])&gt;0;VLOOKUP([.$D49];[MMC.$A$7:.$N$102];4;0);IF(LEN([.$E49])&gt;0;VLOOKUP([.$E49];[.$A$7:.$O$102];15;0);[.F49]));&quot;&quot;)">
            <text:p/>
          </table:table-cell>
          <table:table-cell table:formula="of:=CONCATENATE(IF(LEN([.$D49])&gt;0;VLOOKUP([.$D49];[MMC.$A$7:.$N$70];5;0);IF(LEN([.$E49])&gt;0;VLOOKUP([.$E49];[.$A$7:.$P$70];16;0);[.H49]));&quot;&quot;)">
            <text:p/>
          </table:table-cell>
          <table:table-cell table:formula="of:=CONCATENATE(IF(LEN([.$D49])&gt;0;VLOOKUP([.$D49];[MMC.$A$7:.$N$102];6;0);IF(LEN([.$E49])&gt;0;VLOOKUP([.$E49];[.$A$7:.$Q$102];17;0);[.I49]));&quot;&quot;)">
            <text:p/>
          </table:table-cell>
          <table:table-cell table:formula="of:=CONCATENATE(IF(LEN([.$D49])&gt;0;VLOOKUP([.$D49];[MMC.$A$7:.$N$70];7;0);IF(LEN([.$E49])&gt;0;VLOOKUP([.$E49];[.$A$7:.$N$70];10;0);[.J49]));&quot;&quot;)">
            <text:p/>
          </table:table-cell>
          <table:table-cell table:formula="of:=CONCATENATE(IF(LEN([.$D49])&gt;0;VLOOKUP([.$D49];[MMC.$A$7:.$N$102];8;0);IF(LEN([.$E49])&gt;0;VLOOKUP([.$E49];[.$A$7:.$S$102];19;0);[.K49]));&quot;&quot;)">
            <text:p/>
          </table:table-cell>
          <table:table-cell table:formula="of:=CONCATENATE(IF(LEN([.$D49])&gt;0;VLOOKUP([.$D49];[MMC.$A$7:.$N$70];10;0);IF(LEN([.$E49])&gt;0;VLOOKUP([.$E49];[.$A$7:.$N$70];12;0);[.L49]));&quot;&quot;)">
            <text:p/>
          </table:table-cell>
          <table:table-cell table:formula="of:=CONCATENATE(IF(LEN([.$D49])&gt;0;VLOOKUP([.$D49];[MMC.$A$7:.$N$70];11;0);IF(LEN([.$E49])&gt;0;VLOOKUP([.$E49];[.$A$7:.$N$70];13;0);[.M49]));&quot;&quot;)">
            <text:p/>
          </table:table-cell>
          <table:table-cell table:formula="of:=CONCATENATE(IF(LEN([.$D49])&gt;0;VLOOKUP([.$D49];[MMC.$A$7:.$N$70];12;0);IF(LEN([.$E49])&gt;0;VLOOKUP([.$E49];[.$A$7:.$N$70];14;0);[.N4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0])+LEN([.E50])+LEN([.D50]))&gt;0;CONCATENATE([.B50];&quot;_&quot;;TEXT([.C50];&quot;00&quot;);&quot;_&quot;;[.Q5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0])&gt;0;[.H50];&quot;&quot;)">
            <text:p/>
          </table:table-cell>
          <table:table-cell table:content-validation-name="val12"/>
          <table:table-cell/>
          <table:table-cell table:formula="of:=IF([.H50]=&quot;N/C&quot;;&quot;&quot;;SUBSTITUTE(SUBSTITUTE(SUBSTITUTE([.H5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0])&gt;0;VLOOKUP([.$D50];[MMC.$A$7:.$N$102];4;0);IF(LEN([.$E50])&gt;0;VLOOKUP([.$E50];[.$A$7:.$O$102];15;0);[.F50]));&quot;&quot;)">
            <text:p/>
          </table:table-cell>
          <table:table-cell table:formula="of:=CONCATENATE(IF(LEN([.$D50])&gt;0;VLOOKUP([.$D50];[MMC.$A$7:.$N$70];5;0);IF(LEN([.$E50])&gt;0;VLOOKUP([.$E50];[.$A$7:.$P$70];16;0);[.H50]));&quot;&quot;)">
            <text:p/>
          </table:table-cell>
          <table:table-cell table:formula="of:=CONCATENATE(IF(LEN([.$D50])&gt;0;VLOOKUP([.$D50];[MMC.$A$7:.$N$102];6;0);IF(LEN([.$E50])&gt;0;VLOOKUP([.$E50];[.$A$7:.$Q$102];17;0);[.I50]));&quot;&quot;)">
            <text:p/>
          </table:table-cell>
          <table:table-cell table:formula="of:=CONCATENATE(IF(LEN([.$D50])&gt;0;VLOOKUP([.$D50];[MMC.$A$7:.$N$70];7;0);IF(LEN([.$E50])&gt;0;VLOOKUP([.$E50];[.$A$7:.$N$70];10;0);[.J50]));&quot;&quot;)">
            <text:p/>
          </table:table-cell>
          <table:table-cell table:formula="of:=CONCATENATE(IF(LEN([.$D50])&gt;0;VLOOKUP([.$D50];[MMC.$A$7:.$N$102];8;0);IF(LEN([.$E50])&gt;0;VLOOKUP([.$E50];[.$A$7:.$S$102];19;0);[.K50]));&quot;&quot;)">
            <text:p/>
          </table:table-cell>
          <table:table-cell table:formula="of:=CONCATENATE(IF(LEN([.$D50])&gt;0;VLOOKUP([.$D50];[MMC.$A$7:.$N$70];10;0);IF(LEN([.$E50])&gt;0;VLOOKUP([.$E50];[.$A$7:.$N$70];12;0);[.L50]));&quot;&quot;)">
            <text:p/>
          </table:table-cell>
          <table:table-cell table:formula="of:=CONCATENATE(IF(LEN([.$D50])&gt;0;VLOOKUP([.$D50];[MMC.$A$7:.$N$70];11;0);IF(LEN([.$E50])&gt;0;VLOOKUP([.$E50];[.$A$7:.$N$70];13;0);[.M50]));&quot;&quot;)">
            <text:p/>
          </table:table-cell>
          <table:table-cell table:formula="of:=CONCATENATE(IF(LEN([.$D50])&gt;0;VLOOKUP([.$D50];[MMC.$A$7:.$N$70];12;0);IF(LEN([.$E50])&gt;0;VLOOKUP([.$E50];[.$A$7:.$N$70];14;0);[.N5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1])+LEN([.E51])+LEN([.D51]))&gt;0;CONCATENATE([.B51];&quot;_&quot;;TEXT([.C51];&quot;00&quot;);&quot;_&quot;;[.Q5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1])&gt;0;[.H51];&quot;&quot;)">
            <text:p/>
          </table:table-cell>
          <table:table-cell table:content-validation-name="val12"/>
          <table:table-cell/>
          <table:table-cell table:formula="of:=IF([.H51]=&quot;N/C&quot;;&quot;&quot;;SUBSTITUTE(SUBSTITUTE(SUBSTITUTE([.H5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1])&gt;0;VLOOKUP([.$D51];[MMC.$A$7:.$N$102];4;0);IF(LEN([.$E51])&gt;0;VLOOKUP([.$E51];[.$A$7:.$O$102];15;0);[.F51]));&quot;&quot;)">
            <text:p/>
          </table:table-cell>
          <table:table-cell table:formula="of:=CONCATENATE(IF(LEN([.$D51])&gt;0;VLOOKUP([.$D51];[MMC.$A$7:.$N$70];5;0);IF(LEN([.$E51])&gt;0;VLOOKUP([.$E51];[.$A$7:.$P$70];16;0);[.H51]));&quot;&quot;)">
            <text:p/>
          </table:table-cell>
          <table:table-cell table:formula="of:=CONCATENATE(IF(LEN([.$D51])&gt;0;VLOOKUP([.$D51];[MMC.$A$7:.$N$102];6;0);IF(LEN([.$E51])&gt;0;VLOOKUP([.$E51];[.$A$7:.$Q$102];17;0);[.I51]));&quot;&quot;)">
            <text:p/>
          </table:table-cell>
          <table:table-cell table:formula="of:=CONCATENATE(IF(LEN([.$D51])&gt;0;VLOOKUP([.$D51];[MMC.$A$7:.$N$70];7;0);IF(LEN([.$E51])&gt;0;VLOOKUP([.$E51];[.$A$7:.$N$70];10;0);[.J51]));&quot;&quot;)">
            <text:p/>
          </table:table-cell>
          <table:table-cell table:formula="of:=CONCATENATE(IF(LEN([.$D51])&gt;0;VLOOKUP([.$D51];[MMC.$A$7:.$N$102];8;0);IF(LEN([.$E51])&gt;0;VLOOKUP([.$E51];[.$A$7:.$S$102];19;0);[.K51]));&quot;&quot;)">
            <text:p/>
          </table:table-cell>
          <table:table-cell table:formula="of:=CONCATENATE(IF(LEN([.$D51])&gt;0;VLOOKUP([.$D51];[MMC.$A$7:.$N$70];10;0);IF(LEN([.$E51])&gt;0;VLOOKUP([.$E51];[.$A$7:.$N$70];12;0);[.L51]));&quot;&quot;)">
            <text:p/>
          </table:table-cell>
          <table:table-cell table:formula="of:=CONCATENATE(IF(LEN([.$D51])&gt;0;VLOOKUP([.$D51];[MMC.$A$7:.$N$70];11;0);IF(LEN([.$E51])&gt;0;VLOOKUP([.$E51];[.$A$7:.$N$70];13;0);[.M51]));&quot;&quot;)">
            <text:p/>
          </table:table-cell>
          <table:table-cell table:formula="of:=CONCATENATE(IF(LEN([.$D51])&gt;0;VLOOKUP([.$D51];[MMC.$A$7:.$N$70];12;0);IF(LEN([.$E51])&gt;0;VLOOKUP([.$E51];[.$A$7:.$N$70];14;0);[.N5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2])+LEN([.E52])+LEN([.D52]))&gt;0;CONCATENATE([.B52];&quot;_&quot;;TEXT([.C52];&quot;00&quot;);&quot;_&quot;;[.Q5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2])&gt;0;[.H52];&quot;&quot;)">
            <text:p/>
          </table:table-cell>
          <table:table-cell table:content-validation-name="val12"/>
          <table:table-cell/>
          <table:table-cell table:formula="of:=IF([.H52]=&quot;N/C&quot;;&quot;&quot;;SUBSTITUTE(SUBSTITUTE(SUBSTITUTE([.H5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2])&gt;0;VLOOKUP([.$D52];[MMC.$A$7:.$N$102];4;0);IF(LEN([.$E52])&gt;0;VLOOKUP([.$E52];[.$A$7:.$O$102];15;0);[.F52]));&quot;&quot;)">
            <text:p/>
          </table:table-cell>
          <table:table-cell table:formula="of:=CONCATENATE(IF(LEN([.$D52])&gt;0;VLOOKUP([.$D52];[MMC.$A$7:.$N$70];5;0);IF(LEN([.$E52])&gt;0;VLOOKUP([.$E52];[.$A$7:.$P$70];16;0);[.H52]));&quot;&quot;)">
            <text:p/>
          </table:table-cell>
          <table:table-cell table:formula="of:=CONCATENATE(IF(LEN([.$D52])&gt;0;VLOOKUP([.$D52];[MMC.$A$7:.$N$102];6;0);IF(LEN([.$E52])&gt;0;VLOOKUP([.$E52];[.$A$7:.$Q$102];17;0);[.I52]));&quot;&quot;)">
            <text:p/>
          </table:table-cell>
          <table:table-cell table:formula="of:=CONCATENATE(IF(LEN([.$D52])&gt;0;VLOOKUP([.$D52];[MMC.$A$7:.$N$70];7;0);IF(LEN([.$E52])&gt;0;VLOOKUP([.$E52];[.$A$7:.$N$70];10;0);[.J52]));&quot;&quot;)">
            <text:p/>
          </table:table-cell>
          <table:table-cell table:formula="of:=CONCATENATE(IF(LEN([.$D52])&gt;0;VLOOKUP([.$D52];[MMC.$A$7:.$N$102];8;0);IF(LEN([.$E52])&gt;0;VLOOKUP([.$E52];[.$A$7:.$S$102];19;0);[.K52]));&quot;&quot;)">
            <text:p/>
          </table:table-cell>
          <table:table-cell table:formula="of:=CONCATENATE(IF(LEN([.$D52])&gt;0;VLOOKUP([.$D52];[MMC.$A$7:.$N$70];10;0);IF(LEN([.$E52])&gt;0;VLOOKUP([.$E52];[.$A$7:.$N$70];12;0);[.L52]));&quot;&quot;)">
            <text:p/>
          </table:table-cell>
          <table:table-cell table:formula="of:=CONCATENATE(IF(LEN([.$D52])&gt;0;VLOOKUP([.$D52];[MMC.$A$7:.$N$70];11;0);IF(LEN([.$E52])&gt;0;VLOOKUP([.$E52];[.$A$7:.$N$70];13;0);[.M52]));&quot;&quot;)">
            <text:p/>
          </table:table-cell>
          <table:table-cell table:formula="of:=CONCATENATE(IF(LEN([.$D52])&gt;0;VLOOKUP([.$D52];[MMC.$A$7:.$N$70];12;0);IF(LEN([.$E52])&gt;0;VLOOKUP([.$E52];[.$A$7:.$N$70];14;0);[.N5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3])+LEN([.E53])+LEN([.D53]))&gt;0;CONCATENATE([.B53];&quot;_&quot;;TEXT([.C53];&quot;00&quot;);&quot;_&quot;;[.Q5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3])&gt;0;[.H53];&quot;&quot;)">
            <text:p/>
          </table:table-cell>
          <table:table-cell table:content-validation-name="val12"/>
          <table:table-cell/>
          <table:table-cell table:formula="of:=IF([.H53]=&quot;N/C&quot;;&quot;&quot;;SUBSTITUTE(SUBSTITUTE(SUBSTITUTE([.H5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3])&gt;0;VLOOKUP([.$D53];[MMC.$A$7:.$N$102];4;0);IF(LEN([.$E53])&gt;0;VLOOKUP([.$E53];[.$A$7:.$O$102];15;0);[.F53]));&quot;&quot;)">
            <text:p/>
          </table:table-cell>
          <table:table-cell table:formula="of:=CONCATENATE(IF(LEN([.$D53])&gt;0;VLOOKUP([.$D53];[MMC.$A$7:.$N$70];5;0);IF(LEN([.$E53])&gt;0;VLOOKUP([.$E53];[.$A$7:.$P$70];16;0);[.H53]));&quot;&quot;)">
            <text:p/>
          </table:table-cell>
          <table:table-cell table:formula="of:=CONCATENATE(IF(LEN([.$D53])&gt;0;VLOOKUP([.$D53];[MMC.$A$7:.$N$102];6;0);IF(LEN([.$E53])&gt;0;VLOOKUP([.$E53];[.$A$7:.$Q$102];17;0);[.I53]));&quot;&quot;)">
            <text:p/>
          </table:table-cell>
          <table:table-cell table:formula="of:=CONCATENATE(IF(LEN([.$D53])&gt;0;VLOOKUP([.$D53];[MMC.$A$7:.$N$70];7;0);IF(LEN([.$E53])&gt;0;VLOOKUP([.$E53];[.$A$7:.$N$70];10;0);[.J53]));&quot;&quot;)">
            <text:p/>
          </table:table-cell>
          <table:table-cell table:formula="of:=CONCATENATE(IF(LEN([.$D53])&gt;0;VLOOKUP([.$D53];[MMC.$A$7:.$N$102];8;0);IF(LEN([.$E53])&gt;0;VLOOKUP([.$E53];[.$A$7:.$S$102];19;0);[.K53]));&quot;&quot;)">
            <text:p/>
          </table:table-cell>
          <table:table-cell table:formula="of:=CONCATENATE(IF(LEN([.$D53])&gt;0;VLOOKUP([.$D53];[MMC.$A$7:.$N$70];10;0);IF(LEN([.$E53])&gt;0;VLOOKUP([.$E53];[.$A$7:.$N$70];12;0);[.L53]));&quot;&quot;)">
            <text:p/>
          </table:table-cell>
          <table:table-cell table:formula="of:=CONCATENATE(IF(LEN([.$D53])&gt;0;VLOOKUP([.$D53];[MMC.$A$7:.$N$70];11;0);IF(LEN([.$E53])&gt;0;VLOOKUP([.$E53];[.$A$7:.$N$70];13;0);[.M53]));&quot;&quot;)">
            <text:p/>
          </table:table-cell>
          <table:table-cell table:formula="of:=CONCATENATE(IF(LEN([.$D53])&gt;0;VLOOKUP([.$D53];[MMC.$A$7:.$N$70];12;0);IF(LEN([.$E53])&gt;0;VLOOKUP([.$E53];[.$A$7:.$N$70];14;0);[.N5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4])+LEN([.E54])+LEN([.D54]))&gt;0;CONCATENATE([.B54];&quot;_&quot;;TEXT([.C54];&quot;00&quot;);&quot;_&quot;;[.Q5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4])&gt;0;[.H54];&quot;&quot;)">
            <text:p/>
          </table:table-cell>
          <table:table-cell table:content-validation-name="val12"/>
          <table:table-cell/>
          <table:table-cell table:formula="of:=IF([.H54]=&quot;N/C&quot;;&quot;&quot;;SUBSTITUTE(SUBSTITUTE(SUBSTITUTE([.H5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4])&gt;0;VLOOKUP([.$D54];[MMC.$A$7:.$N$102];4;0);IF(LEN([.$E54])&gt;0;VLOOKUP([.$E54];[.$A$7:.$O$102];15;0);[.F54]));&quot;&quot;)">
            <text:p/>
          </table:table-cell>
          <table:table-cell table:formula="of:=CONCATENATE(IF(LEN([.$D54])&gt;0;VLOOKUP([.$D54];[MMC.$A$7:.$N$70];5;0);IF(LEN([.$E54])&gt;0;VLOOKUP([.$E54];[.$A$7:.$P$70];16;0);[.H54]));&quot;&quot;)">
            <text:p/>
          </table:table-cell>
          <table:table-cell table:formula="of:=CONCATENATE(IF(LEN([.$D54])&gt;0;VLOOKUP([.$D54];[MMC.$A$7:.$N$102];6;0);IF(LEN([.$E54])&gt;0;VLOOKUP([.$E54];[.$A$7:.$Q$102];17;0);[.I54]));&quot;&quot;)">
            <text:p/>
          </table:table-cell>
          <table:table-cell table:formula="of:=CONCATENATE(IF(LEN([.$D54])&gt;0;VLOOKUP([.$D54];[MMC.$A$7:.$N$70];7;0);IF(LEN([.$E54])&gt;0;VLOOKUP([.$E54];[.$A$7:.$N$70];10;0);[.J54]));&quot;&quot;)">
            <text:p/>
          </table:table-cell>
          <table:table-cell table:formula="of:=CONCATENATE(IF(LEN([.$D54])&gt;0;VLOOKUP([.$D54];[MMC.$A$7:.$N$102];8;0);IF(LEN([.$E54])&gt;0;VLOOKUP([.$E54];[.$A$7:.$S$102];19;0);[.K54]));&quot;&quot;)">
            <text:p/>
          </table:table-cell>
          <table:table-cell table:formula="of:=CONCATENATE(IF(LEN([.$D54])&gt;0;VLOOKUP([.$D54];[MMC.$A$7:.$N$70];10;0);IF(LEN([.$E54])&gt;0;VLOOKUP([.$E54];[.$A$7:.$N$70];12;0);[.L54]));&quot;&quot;)">
            <text:p/>
          </table:table-cell>
          <table:table-cell table:formula="of:=CONCATENATE(IF(LEN([.$D54])&gt;0;VLOOKUP([.$D54];[MMC.$A$7:.$N$70];11;0);IF(LEN([.$E54])&gt;0;VLOOKUP([.$E54];[.$A$7:.$N$70];13;0);[.M54]));&quot;&quot;)">
            <text:p/>
          </table:table-cell>
          <table:table-cell table:formula="of:=CONCATENATE(IF(LEN([.$D54])&gt;0;VLOOKUP([.$D54];[MMC.$A$7:.$N$70];12;0);IF(LEN([.$E54])&gt;0;VLOOKUP([.$E54];[.$A$7:.$N$70];14;0);[.N5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5])+LEN([.E55])+LEN([.D55]))&gt;0;CONCATENATE([.B55];&quot;_&quot;;TEXT([.C55];&quot;00&quot;);&quot;_&quot;;[.Q5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5])&gt;0;[.H55];&quot;&quot;)">
            <text:p/>
          </table:table-cell>
          <table:table-cell table:content-validation-name="val12"/>
          <table:table-cell/>
          <table:table-cell table:formula="of:=IF([.H55]=&quot;N/C&quot;;&quot;&quot;;SUBSTITUTE(SUBSTITUTE(SUBSTITUTE([.H5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5])&gt;0;VLOOKUP([.$D55];[MMC.$A$7:.$N$102];4;0);IF(LEN([.$E55])&gt;0;VLOOKUP([.$E55];[.$A$7:.$O$102];15;0);[.F55]));&quot;&quot;)">
            <text:p/>
          </table:table-cell>
          <table:table-cell table:formula="of:=CONCATENATE(IF(LEN([.$D55])&gt;0;VLOOKUP([.$D55];[MMC.$A$7:.$N$70];5;0);IF(LEN([.$E55])&gt;0;VLOOKUP([.$E55];[.$A$7:.$P$70];16;0);[.H55]));&quot;&quot;)">
            <text:p/>
          </table:table-cell>
          <table:table-cell table:formula="of:=CONCATENATE(IF(LEN([.$D55])&gt;0;VLOOKUP([.$D55];[MMC.$A$7:.$N$102];6;0);IF(LEN([.$E55])&gt;0;VLOOKUP([.$E55];[.$A$7:.$Q$102];17;0);[.I55]));&quot;&quot;)">
            <text:p/>
          </table:table-cell>
          <table:table-cell table:formula="of:=CONCATENATE(IF(LEN([.$D55])&gt;0;VLOOKUP([.$D55];[MMC.$A$7:.$N$70];7;0);IF(LEN([.$E55])&gt;0;VLOOKUP([.$E55];[.$A$7:.$N$70];10;0);[.J55]));&quot;&quot;)">
            <text:p/>
          </table:table-cell>
          <table:table-cell table:formula="of:=CONCATENATE(IF(LEN([.$D55])&gt;0;VLOOKUP([.$D55];[MMC.$A$7:.$N$102];8;0);IF(LEN([.$E55])&gt;0;VLOOKUP([.$E55];[.$A$7:.$S$102];19;0);[.K55]));&quot;&quot;)">
            <text:p/>
          </table:table-cell>
          <table:table-cell table:formula="of:=CONCATENATE(IF(LEN([.$D55])&gt;0;VLOOKUP([.$D55];[MMC.$A$7:.$N$70];10;0);IF(LEN([.$E55])&gt;0;VLOOKUP([.$E55];[.$A$7:.$N$70];12;0);[.L55]));&quot;&quot;)">
            <text:p/>
          </table:table-cell>
          <table:table-cell table:formula="of:=CONCATENATE(IF(LEN([.$D55])&gt;0;VLOOKUP([.$D55];[MMC.$A$7:.$N$70];11;0);IF(LEN([.$E55])&gt;0;VLOOKUP([.$E55];[.$A$7:.$N$70];13;0);[.M55]));&quot;&quot;)">
            <text:p/>
          </table:table-cell>
          <table:table-cell table:formula="of:=CONCATENATE(IF(LEN([.$D55])&gt;0;VLOOKUP([.$D55];[MMC.$A$7:.$N$70];12;0);IF(LEN([.$E55])&gt;0;VLOOKUP([.$E55];[.$A$7:.$N$70];14;0);[.N5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6])+LEN([.E56])+LEN([.D56]))&gt;0;CONCATENATE([.B56];&quot;_&quot;;TEXT([.C56];&quot;00&quot;);&quot;_&quot;;[.Q5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6])&gt;0;[.H56];&quot;&quot;)">
            <text:p/>
          </table:table-cell>
          <table:table-cell table:content-validation-name="val12"/>
          <table:table-cell/>
          <table:table-cell table:formula="of:=IF([.H56]=&quot;N/C&quot;;&quot;&quot;;SUBSTITUTE(SUBSTITUTE(SUBSTITUTE([.H5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6])&gt;0;VLOOKUP([.$D56];[MMC.$A$7:.$N$102];4;0);IF(LEN([.$E56])&gt;0;VLOOKUP([.$E56];[.$A$7:.$O$102];15;0);[.F56]));&quot;&quot;)">
            <text:p/>
          </table:table-cell>
          <table:table-cell table:formula="of:=CONCATENATE(IF(LEN([.$D56])&gt;0;VLOOKUP([.$D56];[MMC.$A$7:.$N$70];5;0);IF(LEN([.$E56])&gt;0;VLOOKUP([.$E56];[.$A$7:.$P$70];16;0);[.H56]));&quot;&quot;)">
            <text:p/>
          </table:table-cell>
          <table:table-cell table:formula="of:=CONCATENATE(IF(LEN([.$D56])&gt;0;VLOOKUP([.$D56];[MMC.$A$7:.$N$102];6;0);IF(LEN([.$E56])&gt;0;VLOOKUP([.$E56];[.$A$7:.$Q$102];17;0);[.I56]));&quot;&quot;)">
            <text:p/>
          </table:table-cell>
          <table:table-cell table:formula="of:=CONCATENATE(IF(LEN([.$D56])&gt;0;VLOOKUP([.$D56];[MMC.$A$7:.$N$70];7;0);IF(LEN([.$E56])&gt;0;VLOOKUP([.$E56];[.$A$7:.$N$70];10;0);[.J56]));&quot;&quot;)">
            <text:p/>
          </table:table-cell>
          <table:table-cell table:formula="of:=CONCATENATE(IF(LEN([.$D56])&gt;0;VLOOKUP([.$D56];[MMC.$A$7:.$N$102];8;0);IF(LEN([.$E56])&gt;0;VLOOKUP([.$E56];[.$A$7:.$S$102];19;0);[.K56]));&quot;&quot;)">
            <text:p/>
          </table:table-cell>
          <table:table-cell table:formula="of:=CONCATENATE(IF(LEN([.$D56])&gt;0;VLOOKUP([.$D56];[MMC.$A$7:.$N$70];10;0);IF(LEN([.$E56])&gt;0;VLOOKUP([.$E56];[.$A$7:.$N$70];12;0);[.L56]));&quot;&quot;)">
            <text:p/>
          </table:table-cell>
          <table:table-cell table:formula="of:=CONCATENATE(IF(LEN([.$D56])&gt;0;VLOOKUP([.$D56];[MMC.$A$7:.$N$70];11;0);IF(LEN([.$E56])&gt;0;VLOOKUP([.$E56];[.$A$7:.$N$70];13;0);[.M56]));&quot;&quot;)">
            <text:p/>
          </table:table-cell>
          <table:table-cell table:formula="of:=CONCATENATE(IF(LEN([.$D56])&gt;0;VLOOKUP([.$D56];[MMC.$A$7:.$N$70];12;0);IF(LEN([.$E56])&gt;0;VLOOKUP([.$E56];[.$A$7:.$N$70];14;0);[.N5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7])+LEN([.E57])+LEN([.D57]))&gt;0;CONCATENATE([.B57];&quot;_&quot;;TEXT([.C57];&quot;00&quot;);&quot;_&quot;;[.Q5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7])&gt;0;[.H57];&quot;&quot;)">
            <text:p/>
          </table:table-cell>
          <table:table-cell table:content-validation-name="val12"/>
          <table:table-cell/>
          <table:table-cell table:formula="of:=IF([.H57]=&quot;N/C&quot;;&quot;&quot;;SUBSTITUTE(SUBSTITUTE(SUBSTITUTE([.H5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7])&gt;0;VLOOKUP([.$D57];[MMC.$A$7:.$N$102];4;0);IF(LEN([.$E57])&gt;0;VLOOKUP([.$E57];[.$A$7:.$O$102];15;0);[.F57]));&quot;&quot;)">
            <text:p/>
          </table:table-cell>
          <table:table-cell table:formula="of:=CONCATENATE(IF(LEN([.$D57])&gt;0;VLOOKUP([.$D57];[MMC.$A$7:.$N$70];5;0);IF(LEN([.$E57])&gt;0;VLOOKUP([.$E57];[.$A$7:.$P$70];16;0);[.H57]));&quot;&quot;)">
            <text:p/>
          </table:table-cell>
          <table:table-cell table:formula="of:=CONCATENATE(IF(LEN([.$D57])&gt;0;VLOOKUP([.$D57];[MMC.$A$7:.$N$102];6;0);IF(LEN([.$E57])&gt;0;VLOOKUP([.$E57];[.$A$7:.$Q$102];17;0);[.I57]));&quot;&quot;)">
            <text:p/>
          </table:table-cell>
          <table:table-cell table:formula="of:=CONCATENATE(IF(LEN([.$D57])&gt;0;VLOOKUP([.$D57];[MMC.$A$7:.$N$70];7;0);IF(LEN([.$E57])&gt;0;VLOOKUP([.$E57];[.$A$7:.$N$70];10;0);[.J57]));&quot;&quot;)">
            <text:p/>
          </table:table-cell>
          <table:table-cell table:formula="of:=CONCATENATE(IF(LEN([.$D57])&gt;0;VLOOKUP([.$D57];[MMC.$A$7:.$N$102];8;0);IF(LEN([.$E57])&gt;0;VLOOKUP([.$E57];[.$A$7:.$S$102];19;0);[.K57]));&quot;&quot;)">
            <text:p/>
          </table:table-cell>
          <table:table-cell table:formula="of:=CONCATENATE(IF(LEN([.$D57])&gt;0;VLOOKUP([.$D57];[MMC.$A$7:.$N$70];10;0);IF(LEN([.$E57])&gt;0;VLOOKUP([.$E57];[.$A$7:.$N$70];12;0);[.L57]));&quot;&quot;)">
            <text:p/>
          </table:table-cell>
          <table:table-cell table:formula="of:=CONCATENATE(IF(LEN([.$D57])&gt;0;VLOOKUP([.$D57];[MMC.$A$7:.$N$70];11;0);IF(LEN([.$E57])&gt;0;VLOOKUP([.$E57];[.$A$7:.$N$70];13;0);[.M57]));&quot;&quot;)">
            <text:p/>
          </table:table-cell>
          <table:table-cell table:formula="of:=CONCATENATE(IF(LEN([.$D57])&gt;0;VLOOKUP([.$D57];[MMC.$A$7:.$N$70];12;0);IF(LEN([.$E57])&gt;0;VLOOKUP([.$E57];[.$A$7:.$N$70];14;0);[.N5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8])+LEN([.E58])+LEN([.D58]))&gt;0;CONCATENATE([.B58];&quot;_&quot;;TEXT([.C58];&quot;00&quot;);&quot;_&quot;;[.Q5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8])&gt;0;[.H58];&quot;&quot;)">
            <text:p/>
          </table:table-cell>
          <table:table-cell table:content-validation-name="val12"/>
          <table:table-cell/>
          <table:table-cell table:formula="of:=IF([.H58]=&quot;N/C&quot;;&quot;&quot;;SUBSTITUTE(SUBSTITUTE(SUBSTITUTE([.H5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8])&gt;0;VLOOKUP([.$D58];[MMC.$A$7:.$N$102];4;0);IF(LEN([.$E58])&gt;0;VLOOKUP([.$E58];[.$A$7:.$O$102];15;0);[.F58]));&quot;&quot;)">
            <text:p/>
          </table:table-cell>
          <table:table-cell table:formula="of:=CONCATENATE(IF(LEN([.$D58])&gt;0;VLOOKUP([.$D58];[MMC.$A$7:.$N$70];5;0);IF(LEN([.$E58])&gt;0;VLOOKUP([.$E58];[.$A$7:.$P$70];16;0);[.H58]));&quot;&quot;)">
            <text:p/>
          </table:table-cell>
          <table:table-cell table:formula="of:=CONCATENATE(IF(LEN([.$D58])&gt;0;VLOOKUP([.$D58];[MMC.$A$7:.$N$102];6;0);IF(LEN([.$E58])&gt;0;VLOOKUP([.$E58];[.$A$7:.$Q$102];17;0);[.I58]));&quot;&quot;)">
            <text:p/>
          </table:table-cell>
          <table:table-cell table:formula="of:=CONCATENATE(IF(LEN([.$D58])&gt;0;VLOOKUP([.$D58];[MMC.$A$7:.$N$70];7;0);IF(LEN([.$E58])&gt;0;VLOOKUP([.$E58];[.$A$7:.$N$70];10;0);[.J58]));&quot;&quot;)">
            <text:p/>
          </table:table-cell>
          <table:table-cell table:formula="of:=CONCATENATE(IF(LEN([.$D58])&gt;0;VLOOKUP([.$D58];[MMC.$A$7:.$N$102];8;0);IF(LEN([.$E58])&gt;0;VLOOKUP([.$E58];[.$A$7:.$S$102];19;0);[.K58]));&quot;&quot;)">
            <text:p/>
          </table:table-cell>
          <table:table-cell table:formula="of:=CONCATENATE(IF(LEN([.$D58])&gt;0;VLOOKUP([.$D58];[MMC.$A$7:.$N$70];10;0);IF(LEN([.$E58])&gt;0;VLOOKUP([.$E58];[.$A$7:.$N$70];12;0);[.L58]));&quot;&quot;)">
            <text:p/>
          </table:table-cell>
          <table:table-cell table:formula="of:=CONCATENATE(IF(LEN([.$D58])&gt;0;VLOOKUP([.$D58];[MMC.$A$7:.$N$70];11;0);IF(LEN([.$E58])&gt;0;VLOOKUP([.$E58];[.$A$7:.$N$70];13;0);[.M58]));&quot;&quot;)">
            <text:p/>
          </table:table-cell>
          <table:table-cell table:formula="of:=CONCATENATE(IF(LEN([.$D58])&gt;0;VLOOKUP([.$D58];[MMC.$A$7:.$N$70];12;0);IF(LEN([.$E58])&gt;0;VLOOKUP([.$E58];[.$A$7:.$N$70];14;0);[.N5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9])+LEN([.E59])+LEN([.D59]))&gt;0;CONCATENATE([.B59];&quot;_&quot;;TEXT([.C59];&quot;00&quot;);&quot;_&quot;;[.Q5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9])&gt;0;[.H59];&quot;&quot;)">
            <text:p/>
          </table:table-cell>
          <table:table-cell table:content-validation-name="val12"/>
          <table:table-cell/>
          <table:table-cell table:formula="of:=IF([.H59]=&quot;N/C&quot;;&quot;&quot;;SUBSTITUTE(SUBSTITUTE(SUBSTITUTE([.H5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9])&gt;0;VLOOKUP([.$D59];[MMC.$A$7:.$N$102];4;0);IF(LEN([.$E59])&gt;0;VLOOKUP([.$E59];[.$A$7:.$O$102];15;0);[.F59]));&quot;&quot;)">
            <text:p/>
          </table:table-cell>
          <table:table-cell table:formula="of:=CONCATENATE(IF(LEN([.$D59])&gt;0;VLOOKUP([.$D59];[MMC.$A$7:.$N$70];5;0);IF(LEN([.$E59])&gt;0;VLOOKUP([.$E59];[.$A$7:.$P$70];16;0);[.H59]));&quot;&quot;)">
            <text:p/>
          </table:table-cell>
          <table:table-cell table:formula="of:=CONCATENATE(IF(LEN([.$D59])&gt;0;VLOOKUP([.$D59];[MMC.$A$7:.$N$102];6;0);IF(LEN([.$E59])&gt;0;VLOOKUP([.$E59];[.$A$7:.$Q$102];17;0);[.I59]));&quot;&quot;)">
            <text:p/>
          </table:table-cell>
          <table:table-cell table:formula="of:=CONCATENATE(IF(LEN([.$D59])&gt;0;VLOOKUP([.$D59];[MMC.$A$7:.$N$70];7;0);IF(LEN([.$E59])&gt;0;VLOOKUP([.$E59];[.$A$7:.$N$70];10;0);[.J59]));&quot;&quot;)">
            <text:p/>
          </table:table-cell>
          <table:table-cell table:formula="of:=CONCATENATE(IF(LEN([.$D59])&gt;0;VLOOKUP([.$D59];[MMC.$A$7:.$N$102];8;0);IF(LEN([.$E59])&gt;0;VLOOKUP([.$E59];[.$A$7:.$S$102];19;0);[.K59]));&quot;&quot;)">
            <text:p/>
          </table:table-cell>
          <table:table-cell table:formula="of:=CONCATENATE(IF(LEN([.$D59])&gt;0;VLOOKUP([.$D59];[MMC.$A$7:.$N$70];10;0);IF(LEN([.$E59])&gt;0;VLOOKUP([.$E59];[.$A$7:.$N$70];12;0);[.L59]));&quot;&quot;)">
            <text:p/>
          </table:table-cell>
          <table:table-cell table:formula="of:=CONCATENATE(IF(LEN([.$D59])&gt;0;VLOOKUP([.$D59];[MMC.$A$7:.$N$70];11;0);IF(LEN([.$E59])&gt;0;VLOOKUP([.$E59];[.$A$7:.$N$70];13;0);[.M59]));&quot;&quot;)">
            <text:p/>
          </table:table-cell>
          <table:table-cell table:formula="of:=CONCATENATE(IF(LEN([.$D59])&gt;0;VLOOKUP([.$D59];[MMC.$A$7:.$N$70];12;0);IF(LEN([.$E59])&gt;0;VLOOKUP([.$E59];[.$A$7:.$N$70];14;0);[.N5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0])+LEN([.E60])+LEN([.D60]))&gt;0;CONCATENATE([.B60];&quot;_&quot;;TEXT([.C60];&quot;00&quot;);&quot;_&quot;;[.Q6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0])&gt;0;[.H60];&quot;&quot;)">
            <text:p/>
          </table:table-cell>
          <table:table-cell table:content-validation-name="val12"/>
          <table:table-cell/>
          <table:table-cell table:formula="of:=IF([.H60]=&quot;N/C&quot;;&quot;&quot;;SUBSTITUTE(SUBSTITUTE(SUBSTITUTE([.H6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0])&gt;0;VLOOKUP([.$D60];[MMC.$A$7:.$N$102];4;0);IF(LEN([.$E60])&gt;0;VLOOKUP([.$E60];[.$A$7:.$O$102];15;0);[.F60]));&quot;&quot;)">
            <text:p/>
          </table:table-cell>
          <table:table-cell table:formula="of:=CONCATENATE(IF(LEN([.$D60])&gt;0;VLOOKUP([.$D60];[MMC.$A$7:.$N$70];5;0);IF(LEN([.$E60])&gt;0;VLOOKUP([.$E60];[.$A$7:.$P$70];16;0);[.H60]));&quot;&quot;)">
            <text:p/>
          </table:table-cell>
          <table:table-cell table:formula="of:=CONCATENATE(IF(LEN([.$D60])&gt;0;VLOOKUP([.$D60];[MMC.$A$7:.$N$102];6;0);IF(LEN([.$E60])&gt;0;VLOOKUP([.$E60];[.$A$7:.$Q$102];17;0);[.I60]));&quot;&quot;)">
            <text:p/>
          </table:table-cell>
          <table:table-cell table:formula="of:=CONCATENATE(IF(LEN([.$D60])&gt;0;VLOOKUP([.$D60];[MMC.$A$7:.$N$70];7;0);IF(LEN([.$E60])&gt;0;VLOOKUP([.$E60];[.$A$7:.$N$70];10;0);[.J60]));&quot;&quot;)">
            <text:p/>
          </table:table-cell>
          <table:table-cell table:formula="of:=CONCATENATE(IF(LEN([.$D60])&gt;0;VLOOKUP([.$D60];[MMC.$A$7:.$N$102];8;0);IF(LEN([.$E60])&gt;0;VLOOKUP([.$E60];[.$A$7:.$S$102];19;0);[.K60]));&quot;&quot;)">
            <text:p/>
          </table:table-cell>
          <table:table-cell table:formula="of:=CONCATENATE(IF(LEN([.$D60])&gt;0;VLOOKUP([.$D60];[MMC.$A$7:.$N$70];10;0);IF(LEN([.$E60])&gt;0;VLOOKUP([.$E60];[.$A$7:.$N$70];12;0);[.L60]));&quot;&quot;)">
            <text:p/>
          </table:table-cell>
          <table:table-cell table:formula="of:=CONCATENATE(IF(LEN([.$D60])&gt;0;VLOOKUP([.$D60];[MMC.$A$7:.$N$70];11;0);IF(LEN([.$E60])&gt;0;VLOOKUP([.$E60];[.$A$7:.$N$70];13;0);[.M60]));&quot;&quot;)">
            <text:p/>
          </table:table-cell>
          <table:table-cell table:formula="of:=CONCATENATE(IF(LEN([.$D60])&gt;0;VLOOKUP([.$D60];[MMC.$A$7:.$N$70];12;0);IF(LEN([.$E60])&gt;0;VLOOKUP([.$E60];[.$A$7:.$N$70];14;0);[.N6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1])+LEN([.E61])+LEN([.D61]))&gt;0;CONCATENATE([.B61];&quot;_&quot;;TEXT([.C61];&quot;00&quot;);&quot;_&quot;;[.Q6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1])&gt;0;[.H61];&quot;&quot;)">
            <text:p/>
          </table:table-cell>
          <table:table-cell table:content-validation-name="val12"/>
          <table:table-cell/>
          <table:table-cell table:formula="of:=IF([.H61]=&quot;N/C&quot;;&quot;&quot;;SUBSTITUTE(SUBSTITUTE(SUBSTITUTE([.H6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1])&gt;0;VLOOKUP([.$D61];[MMC.$A$7:.$N$102];4;0);IF(LEN([.$E61])&gt;0;VLOOKUP([.$E61];[.$A$7:.$O$102];15;0);[.F61]));&quot;&quot;)">
            <text:p/>
          </table:table-cell>
          <table:table-cell table:formula="of:=CONCATENATE(IF(LEN([.$D61])&gt;0;VLOOKUP([.$D61];[MMC.$A$7:.$N$70];5;0);IF(LEN([.$E61])&gt;0;VLOOKUP([.$E61];[.$A$7:.$P$70];16;0);[.H61]));&quot;&quot;)">
            <text:p/>
          </table:table-cell>
          <table:table-cell table:formula="of:=CONCATENATE(IF(LEN([.$D61])&gt;0;VLOOKUP([.$D61];[MMC.$A$7:.$N$102];6;0);IF(LEN([.$E61])&gt;0;VLOOKUP([.$E61];[.$A$7:.$Q$102];17;0);[.I61]));&quot;&quot;)">
            <text:p/>
          </table:table-cell>
          <table:table-cell table:formula="of:=CONCATENATE(IF(LEN([.$D61])&gt;0;VLOOKUP([.$D61];[MMC.$A$7:.$N$70];7;0);IF(LEN([.$E61])&gt;0;VLOOKUP([.$E61];[.$A$7:.$N$70];10;0);[.J61]));&quot;&quot;)">
            <text:p/>
          </table:table-cell>
          <table:table-cell table:formula="of:=CONCATENATE(IF(LEN([.$D61])&gt;0;VLOOKUP([.$D61];[MMC.$A$7:.$N$102];8;0);IF(LEN([.$E61])&gt;0;VLOOKUP([.$E61];[.$A$7:.$S$102];19;0);[.K61]));&quot;&quot;)">
            <text:p/>
          </table:table-cell>
          <table:table-cell table:formula="of:=CONCATENATE(IF(LEN([.$D61])&gt;0;VLOOKUP([.$D61];[MMC.$A$7:.$N$70];10;0);IF(LEN([.$E61])&gt;0;VLOOKUP([.$E61];[.$A$7:.$N$70];12;0);[.L61]));&quot;&quot;)">
            <text:p/>
          </table:table-cell>
          <table:table-cell table:formula="of:=CONCATENATE(IF(LEN([.$D61])&gt;0;VLOOKUP([.$D61];[MMC.$A$7:.$N$70];11;0);IF(LEN([.$E61])&gt;0;VLOOKUP([.$E61];[.$A$7:.$N$70];13;0);[.M61]));&quot;&quot;)">
            <text:p/>
          </table:table-cell>
          <table:table-cell table:formula="of:=CONCATENATE(IF(LEN([.$D61])&gt;0;VLOOKUP([.$D61];[MMC.$A$7:.$N$70];12;0);IF(LEN([.$E61])&gt;0;VLOOKUP([.$E61];[.$A$7:.$N$70];14;0);[.N6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2])+LEN([.E62])+LEN([.D62]))&gt;0;CONCATENATE([.B62];&quot;_&quot;;TEXT([.C62];&quot;00&quot;);&quot;_&quot;;[.Q6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2])&gt;0;[.H62];&quot;&quot;)">
            <text:p/>
          </table:table-cell>
          <table:table-cell table:content-validation-name="val12"/>
          <table:table-cell/>
          <table:table-cell table:formula="of:=IF([.H62]=&quot;N/C&quot;;&quot;&quot;;SUBSTITUTE(SUBSTITUTE(SUBSTITUTE([.H6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2])&gt;0;VLOOKUP([.$D62];[MMC.$A$7:.$N$102];4;0);IF(LEN([.$E62])&gt;0;VLOOKUP([.$E62];[.$A$7:.$O$102];15;0);[.F62]));&quot;&quot;)">
            <text:p/>
          </table:table-cell>
          <table:table-cell table:formula="of:=CONCATENATE(IF(LEN([.$D62])&gt;0;VLOOKUP([.$D62];[MMC.$A$7:.$N$70];5;0);IF(LEN([.$E62])&gt;0;VLOOKUP([.$E62];[.$A$7:.$P$70];16;0);[.H62]));&quot;&quot;)">
            <text:p/>
          </table:table-cell>
          <table:table-cell table:formula="of:=CONCATENATE(IF(LEN([.$D62])&gt;0;VLOOKUP([.$D62];[MMC.$A$7:.$N$102];6;0);IF(LEN([.$E62])&gt;0;VLOOKUP([.$E62];[.$A$7:.$Q$102];17;0);[.I62]));&quot;&quot;)">
            <text:p/>
          </table:table-cell>
          <table:table-cell table:formula="of:=CONCATENATE(IF(LEN([.$D62])&gt;0;VLOOKUP([.$D62];[MMC.$A$7:.$N$70];7;0);IF(LEN([.$E62])&gt;0;VLOOKUP([.$E62];[.$A$7:.$N$70];10;0);[.J62]));&quot;&quot;)">
            <text:p/>
          </table:table-cell>
          <table:table-cell table:formula="of:=CONCATENATE(IF(LEN([.$D62])&gt;0;VLOOKUP([.$D62];[MMC.$A$7:.$N$102];8;0);IF(LEN([.$E62])&gt;0;VLOOKUP([.$E62];[.$A$7:.$S$102];19;0);[.K62]));&quot;&quot;)">
            <text:p/>
          </table:table-cell>
          <table:table-cell table:formula="of:=CONCATENATE(IF(LEN([.$D62])&gt;0;VLOOKUP([.$D62];[MMC.$A$7:.$N$70];10;0);IF(LEN([.$E62])&gt;0;VLOOKUP([.$E62];[.$A$7:.$N$70];12;0);[.L62]));&quot;&quot;)">
            <text:p/>
          </table:table-cell>
          <table:table-cell table:formula="of:=CONCATENATE(IF(LEN([.$D62])&gt;0;VLOOKUP([.$D62];[MMC.$A$7:.$N$70];11;0);IF(LEN([.$E62])&gt;0;VLOOKUP([.$E62];[.$A$7:.$N$70];13;0);[.M62]));&quot;&quot;)">
            <text:p/>
          </table:table-cell>
          <table:table-cell table:formula="of:=CONCATENATE(IF(LEN([.$D62])&gt;0;VLOOKUP([.$D62];[MMC.$A$7:.$N$70];12;0);IF(LEN([.$E62])&gt;0;VLOOKUP([.$E62];[.$A$7:.$N$70];14;0);[.N6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3])+LEN([.E63])+LEN([.D63]))&gt;0;CONCATENATE([.B63];&quot;_&quot;;TEXT([.C63];&quot;00&quot;);&quot;_&quot;;[.Q6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3])&gt;0;[.H63];&quot;&quot;)">
            <text:p/>
          </table:table-cell>
          <table:table-cell table:content-validation-name="val12"/>
          <table:table-cell/>
          <table:table-cell table:formula="of:=IF([.H63]=&quot;N/C&quot;;&quot;&quot;;SUBSTITUTE(SUBSTITUTE(SUBSTITUTE([.H6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3])&gt;0;VLOOKUP([.$D63];[MMC.$A$7:.$N$102];4;0);IF(LEN([.$E63])&gt;0;VLOOKUP([.$E63];[.$A$7:.$O$102];15;0);[.F63]));&quot;&quot;)">
            <text:p/>
          </table:table-cell>
          <table:table-cell table:formula="of:=CONCATENATE(IF(LEN([.$D63])&gt;0;VLOOKUP([.$D63];[MMC.$A$7:.$N$70];5;0);IF(LEN([.$E63])&gt;0;VLOOKUP([.$E63];[.$A$7:.$P$70];16;0);[.H63]));&quot;&quot;)">
            <text:p/>
          </table:table-cell>
          <table:table-cell table:formula="of:=CONCATENATE(IF(LEN([.$D63])&gt;0;VLOOKUP([.$D63];[MMC.$A$7:.$N$102];6;0);IF(LEN([.$E63])&gt;0;VLOOKUP([.$E63];[.$A$7:.$Q$102];17;0);[.I63]));&quot;&quot;)">
            <text:p/>
          </table:table-cell>
          <table:table-cell table:formula="of:=CONCATENATE(IF(LEN([.$D63])&gt;0;VLOOKUP([.$D63];[MMC.$A$7:.$N$70];7;0);IF(LEN([.$E63])&gt;0;VLOOKUP([.$E63];[.$A$7:.$N$70];10;0);[.J63]));&quot;&quot;)">
            <text:p/>
          </table:table-cell>
          <table:table-cell table:formula="of:=CONCATENATE(IF(LEN([.$D63])&gt;0;VLOOKUP([.$D63];[MMC.$A$7:.$N$102];8;0);IF(LEN([.$E63])&gt;0;VLOOKUP([.$E63];[.$A$7:.$S$102];19;0);[.K63]));&quot;&quot;)">
            <text:p/>
          </table:table-cell>
          <table:table-cell table:formula="of:=CONCATENATE(IF(LEN([.$D63])&gt;0;VLOOKUP([.$D63];[MMC.$A$7:.$N$70];10;0);IF(LEN([.$E63])&gt;0;VLOOKUP([.$E63];[.$A$7:.$N$70];12;0);[.L63]));&quot;&quot;)">
            <text:p/>
          </table:table-cell>
          <table:table-cell table:formula="of:=CONCATENATE(IF(LEN([.$D63])&gt;0;VLOOKUP([.$D63];[MMC.$A$7:.$N$70];11;0);IF(LEN([.$E63])&gt;0;VLOOKUP([.$E63];[.$A$7:.$N$70];13;0);[.M63]));&quot;&quot;)">
            <text:p/>
          </table:table-cell>
          <table:table-cell table:formula="of:=CONCATENATE(IF(LEN([.$D63])&gt;0;VLOOKUP([.$D63];[MMC.$A$7:.$N$70];12;0);IF(LEN([.$E63])&gt;0;VLOOKUP([.$E63];[.$A$7:.$N$70];14;0);[.N6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4])+LEN([.E64])+LEN([.D64]))&gt;0;CONCATENATE([.B64];&quot;_&quot;;TEXT([.C64];&quot;00&quot;);&quot;_&quot;;[.Q6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4])&gt;0;[.H64];&quot;&quot;)">
            <text:p/>
          </table:table-cell>
          <table:table-cell table:content-validation-name="val12"/>
          <table:table-cell/>
          <table:table-cell table:formula="of:=IF([.H64]=&quot;N/C&quot;;&quot;&quot;;SUBSTITUTE(SUBSTITUTE(SUBSTITUTE([.H6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4])&gt;0;VLOOKUP([.$D64];[MMC.$A$7:.$N$102];4;0);IF(LEN([.$E64])&gt;0;VLOOKUP([.$E64];[.$A$7:.$O$102];15;0);[.F64]));&quot;&quot;)">
            <text:p/>
          </table:table-cell>
          <table:table-cell table:formula="of:=CONCATENATE(IF(LEN([.$D64])&gt;0;VLOOKUP([.$D64];[MMC.$A$7:.$N$70];5;0);IF(LEN([.$E64])&gt;0;VLOOKUP([.$E64];[.$A$7:.$P$70];16;0);[.H64]));&quot;&quot;)">
            <text:p/>
          </table:table-cell>
          <table:table-cell table:formula="of:=CONCATENATE(IF(LEN([.$D64])&gt;0;VLOOKUP([.$D64];[MMC.$A$7:.$N$102];6;0);IF(LEN([.$E64])&gt;0;VLOOKUP([.$E64];[.$A$7:.$Q$102];17;0);[.I64]));&quot;&quot;)">
            <text:p/>
          </table:table-cell>
          <table:table-cell table:formula="of:=CONCATENATE(IF(LEN([.$D64])&gt;0;VLOOKUP([.$D64];[MMC.$A$7:.$N$70];7;0);IF(LEN([.$E64])&gt;0;VLOOKUP([.$E64];[.$A$7:.$N$70];10;0);[.J64]));&quot;&quot;)">
            <text:p/>
          </table:table-cell>
          <table:table-cell table:formula="of:=CONCATENATE(IF(LEN([.$D64])&gt;0;VLOOKUP([.$D64];[MMC.$A$7:.$N$102];8;0);IF(LEN([.$E64])&gt;0;VLOOKUP([.$E64];[.$A$7:.$S$102];19;0);[.K64]));&quot;&quot;)">
            <text:p/>
          </table:table-cell>
          <table:table-cell table:formula="of:=CONCATENATE(IF(LEN([.$D64])&gt;0;VLOOKUP([.$D64];[MMC.$A$7:.$N$70];10;0);IF(LEN([.$E64])&gt;0;VLOOKUP([.$E64];[.$A$7:.$N$70];12;0);[.L64]));&quot;&quot;)">
            <text:p/>
          </table:table-cell>
          <table:table-cell table:formula="of:=CONCATENATE(IF(LEN([.$D64])&gt;0;VLOOKUP([.$D64];[MMC.$A$7:.$N$70];11;0);IF(LEN([.$E64])&gt;0;VLOOKUP([.$E64];[.$A$7:.$N$70];13;0);[.M64]));&quot;&quot;)">
            <text:p/>
          </table:table-cell>
          <table:table-cell table:formula="of:=CONCATENATE(IF(LEN([.$D64])&gt;0;VLOOKUP([.$D64];[MMC.$A$7:.$N$70];12;0);IF(LEN([.$E64])&gt;0;VLOOKUP([.$E64];[.$A$7:.$N$70];14;0);[.N6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5])+LEN([.E65])+LEN([.D65]))&gt;0;CONCATENATE([.B65];&quot;_&quot;;TEXT([.C65];&quot;00&quot;);&quot;_&quot;;[.Q6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5])&gt;0;[.H65];&quot;&quot;)">
            <text:p/>
          </table:table-cell>
          <table:table-cell table:content-validation-name="val12"/>
          <table:table-cell/>
          <table:table-cell table:formula="of:=IF([.H65]=&quot;N/C&quot;;&quot;&quot;;SUBSTITUTE(SUBSTITUTE(SUBSTITUTE([.H6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5])&gt;0;VLOOKUP([.$D65];[MMC.$A$7:.$N$102];4;0);IF(LEN([.$E65])&gt;0;VLOOKUP([.$E65];[.$A$7:.$O$102];15;0);[.F65]));&quot;&quot;)">
            <text:p/>
          </table:table-cell>
          <table:table-cell table:formula="of:=CONCATENATE(IF(LEN([.$D65])&gt;0;VLOOKUP([.$D65];[MMC.$A$7:.$N$70];5;0);IF(LEN([.$E65])&gt;0;VLOOKUP([.$E65];[.$A$7:.$P$70];16;0);[.H65]));&quot;&quot;)">
            <text:p/>
          </table:table-cell>
          <table:table-cell table:formula="of:=CONCATENATE(IF(LEN([.$D65])&gt;0;VLOOKUP([.$D65];[MMC.$A$7:.$N$102];6;0);IF(LEN([.$E65])&gt;0;VLOOKUP([.$E65];[.$A$7:.$Q$102];17;0);[.I65]));&quot;&quot;)">
            <text:p/>
          </table:table-cell>
          <table:table-cell table:formula="of:=CONCATENATE(IF(LEN([.$D65])&gt;0;VLOOKUP([.$D65];[MMC.$A$7:.$N$70];7;0);IF(LEN([.$E65])&gt;0;VLOOKUP([.$E65];[.$A$7:.$N$70];10;0);[.J65]));&quot;&quot;)">
            <text:p/>
          </table:table-cell>
          <table:table-cell table:formula="of:=CONCATENATE(IF(LEN([.$D65])&gt;0;VLOOKUP([.$D65];[MMC.$A$7:.$N$102];8;0);IF(LEN([.$E65])&gt;0;VLOOKUP([.$E65];[.$A$7:.$S$102];19;0);[.K65]));&quot;&quot;)">
            <text:p/>
          </table:table-cell>
          <table:table-cell table:formula="of:=CONCATENATE(IF(LEN([.$D65])&gt;0;VLOOKUP([.$D65];[MMC.$A$7:.$N$70];10;0);IF(LEN([.$E65])&gt;0;VLOOKUP([.$E65];[.$A$7:.$N$70];12;0);[.L65]));&quot;&quot;)">
            <text:p/>
          </table:table-cell>
          <table:table-cell table:formula="of:=CONCATENATE(IF(LEN([.$D65])&gt;0;VLOOKUP([.$D65];[MMC.$A$7:.$N$70];11;0);IF(LEN([.$E65])&gt;0;VLOOKUP([.$E65];[.$A$7:.$N$70];13;0);[.M65]));&quot;&quot;)">
            <text:p/>
          </table:table-cell>
          <table:table-cell table:formula="of:=CONCATENATE(IF(LEN([.$D65])&gt;0;VLOOKUP([.$D65];[MMC.$A$7:.$N$70];12;0);IF(LEN([.$E65])&gt;0;VLOOKUP([.$E65];[.$A$7:.$N$70];14;0);[.N6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6])+LEN([.E66])+LEN([.D66]))&gt;0;CONCATENATE([.B66];&quot;_&quot;;TEXT([.C66];&quot;00&quot;);&quot;_&quot;;[.Q6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6])&gt;0;[.H66];&quot;&quot;)">
            <text:p/>
          </table:table-cell>
          <table:table-cell table:content-validation-name="val12"/>
          <table:table-cell/>
          <table:table-cell table:formula="of:=IF([.H66]=&quot;N/C&quot;;&quot;&quot;;SUBSTITUTE(SUBSTITUTE(SUBSTITUTE([.H6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6])&gt;0;VLOOKUP([.$D66];[MMC.$A$7:.$N$102];4;0);IF(LEN([.$E66])&gt;0;VLOOKUP([.$E66];[.$A$7:.$O$102];15;0);[.F66]));&quot;&quot;)">
            <text:p/>
          </table:table-cell>
          <table:table-cell table:formula="of:=CONCATENATE(IF(LEN([.$D66])&gt;0;VLOOKUP([.$D66];[MMC.$A$7:.$N$70];5;0);IF(LEN([.$E66])&gt;0;VLOOKUP([.$E66];[.$A$7:.$P$70];16;0);[.H66]));&quot;&quot;)">
            <text:p/>
          </table:table-cell>
          <table:table-cell table:formula="of:=CONCATENATE(IF(LEN([.$D66])&gt;0;VLOOKUP([.$D66];[MMC.$A$7:.$N$102];6;0);IF(LEN([.$E66])&gt;0;VLOOKUP([.$E66];[.$A$7:.$Q$102];17;0);[.I66]));&quot;&quot;)">
            <text:p/>
          </table:table-cell>
          <table:table-cell table:formula="of:=CONCATENATE(IF(LEN([.$D66])&gt;0;VLOOKUP([.$D66];[MMC.$A$7:.$N$70];7;0);IF(LEN([.$E66])&gt;0;VLOOKUP([.$E66];[.$A$7:.$N$70];10;0);[.J66]));&quot;&quot;)">
            <text:p/>
          </table:table-cell>
          <table:table-cell table:formula="of:=CONCATENATE(IF(LEN([.$D66])&gt;0;VLOOKUP([.$D66];[MMC.$A$7:.$N$102];8;0);IF(LEN([.$E66])&gt;0;VLOOKUP([.$E66];[.$A$7:.$S$102];19;0);[.K66]));&quot;&quot;)">
            <text:p/>
          </table:table-cell>
          <table:table-cell table:formula="of:=CONCATENATE(IF(LEN([.$D66])&gt;0;VLOOKUP([.$D66];[MMC.$A$7:.$N$70];10;0);IF(LEN([.$E66])&gt;0;VLOOKUP([.$E66];[.$A$7:.$N$70];12;0);[.L66]));&quot;&quot;)">
            <text:p/>
          </table:table-cell>
          <table:table-cell table:formula="of:=CONCATENATE(IF(LEN([.$D66])&gt;0;VLOOKUP([.$D66];[MMC.$A$7:.$N$70];11;0);IF(LEN([.$E66])&gt;0;VLOOKUP([.$E66];[.$A$7:.$N$70];13;0);[.M66]));&quot;&quot;)">
            <text:p/>
          </table:table-cell>
          <table:table-cell table:formula="of:=CONCATENATE(IF(LEN([.$D66])&gt;0;VLOOKUP([.$D66];[MMC.$A$7:.$N$70];12;0);IF(LEN([.$E66])&gt;0;VLOOKUP([.$E66];[.$A$7:.$N$70];14;0);[.N6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7])+LEN([.E67])+LEN([.D67]))&gt;0;CONCATENATE([.B67];&quot;_&quot;;TEXT([.C67];&quot;00&quot;);&quot;_&quot;;[.Q6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7])&gt;0;[.H67];&quot;&quot;)">
            <text:p/>
          </table:table-cell>
          <table:table-cell table:content-validation-name="val12"/>
          <table:table-cell/>
          <table:table-cell table:formula="of:=IF([.H67]=&quot;N/C&quot;;&quot;&quot;;SUBSTITUTE(SUBSTITUTE(SUBSTITUTE([.H6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7])&gt;0;VLOOKUP([.$D67];[MMC.$A$7:.$N$102];4;0);IF(LEN([.$E67])&gt;0;VLOOKUP([.$E67];[.$A$7:.$O$102];15;0);[.F67]));&quot;&quot;)">
            <text:p/>
          </table:table-cell>
          <table:table-cell table:formula="of:=CONCATENATE(IF(LEN([.$D67])&gt;0;VLOOKUP([.$D67];[MMC.$A$7:.$N$70];5;0);IF(LEN([.$E67])&gt;0;VLOOKUP([.$E67];[.$A$7:.$P$70];16;0);[.H67]));&quot;&quot;)">
            <text:p/>
          </table:table-cell>
          <table:table-cell table:formula="of:=CONCATENATE(IF(LEN([.$D67])&gt;0;VLOOKUP([.$D67];[MMC.$A$7:.$N$102];6;0);IF(LEN([.$E67])&gt;0;VLOOKUP([.$E67];[.$A$7:.$Q$102];17;0);[.I67]));&quot;&quot;)">
            <text:p/>
          </table:table-cell>
          <table:table-cell table:formula="of:=CONCATENATE(IF(LEN([.$D67])&gt;0;VLOOKUP([.$D67];[MMC.$A$7:.$N$70];7;0);IF(LEN([.$E67])&gt;0;VLOOKUP([.$E67];[.$A$7:.$N$70];10;0);[.J67]));&quot;&quot;)">
            <text:p/>
          </table:table-cell>
          <table:table-cell table:formula="of:=CONCATENATE(IF(LEN([.$D67])&gt;0;VLOOKUP([.$D67];[MMC.$A$7:.$N$102];8;0);IF(LEN([.$E67])&gt;0;VLOOKUP([.$E67];[.$A$7:.$S$102];19;0);[.K67]));&quot;&quot;)">
            <text:p/>
          </table:table-cell>
          <table:table-cell table:formula="of:=CONCATENATE(IF(LEN([.$D67])&gt;0;VLOOKUP([.$D67];[MMC.$A$7:.$N$70];10;0);IF(LEN([.$E67])&gt;0;VLOOKUP([.$E67];[.$A$7:.$N$70];12;0);[.L67]));&quot;&quot;)">
            <text:p/>
          </table:table-cell>
          <table:table-cell table:formula="of:=CONCATENATE(IF(LEN([.$D67])&gt;0;VLOOKUP([.$D67];[MMC.$A$7:.$N$70];11;0);IF(LEN([.$E67])&gt;0;VLOOKUP([.$E67];[.$A$7:.$N$70];13;0);[.M67]));&quot;&quot;)">
            <text:p/>
          </table:table-cell>
          <table:table-cell table:formula="of:=CONCATENATE(IF(LEN([.$D67])&gt;0;VLOOKUP([.$D67];[MMC.$A$7:.$N$70];12;0);IF(LEN([.$E67])&gt;0;VLOOKUP([.$E67];[.$A$7:.$N$70];14;0);[.N6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8])+LEN([.E68])+LEN([.D68]))&gt;0;CONCATENATE([.B68];&quot;_&quot;;TEXT([.C68];&quot;00&quot;);&quot;_&quot;;[.Q6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8])&gt;0;[.H68];&quot;&quot;)">
            <text:p/>
          </table:table-cell>
          <table:table-cell table:content-validation-name="val12"/>
          <table:table-cell/>
          <table:table-cell table:formula="of:=IF([.H68]=&quot;N/C&quot;;&quot;&quot;;SUBSTITUTE(SUBSTITUTE(SUBSTITUTE([.H6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8])&gt;0;VLOOKUP([.$D68];[MMC.$A$7:.$N$102];4;0);IF(LEN([.$E68])&gt;0;VLOOKUP([.$E68];[.$A$7:.$O$102];15;0);[.F68]));&quot;&quot;)">
            <text:p/>
          </table:table-cell>
          <table:table-cell table:formula="of:=CONCATENATE(IF(LEN([.$D68])&gt;0;VLOOKUP([.$D68];[MMC.$A$7:.$N$70];5;0);IF(LEN([.$E68])&gt;0;VLOOKUP([.$E68];[.$A$7:.$P$70];16;0);[.H68]));&quot;&quot;)">
            <text:p/>
          </table:table-cell>
          <table:table-cell table:formula="of:=CONCATENATE(IF(LEN([.$D68])&gt;0;VLOOKUP([.$D68];[MMC.$A$7:.$N$102];6;0);IF(LEN([.$E68])&gt;0;VLOOKUP([.$E68];[.$A$7:.$Q$102];17;0);[.I68]));&quot;&quot;)">
            <text:p/>
          </table:table-cell>
          <table:table-cell table:formula="of:=CONCATENATE(IF(LEN([.$D68])&gt;0;VLOOKUP([.$D68];[MMC.$A$7:.$N$70];7;0);IF(LEN([.$E68])&gt;0;VLOOKUP([.$E68];[.$A$7:.$N$70];10;0);[.J68]));&quot;&quot;)">
            <text:p/>
          </table:table-cell>
          <table:table-cell table:formula="of:=CONCATENATE(IF(LEN([.$D68])&gt;0;VLOOKUP([.$D68];[MMC.$A$7:.$N$102];8;0);IF(LEN([.$E68])&gt;0;VLOOKUP([.$E68];[.$A$7:.$S$102];19;0);[.K68]));&quot;&quot;)">
            <text:p/>
          </table:table-cell>
          <table:table-cell table:formula="of:=CONCATENATE(IF(LEN([.$D68])&gt;0;VLOOKUP([.$D68];[MMC.$A$7:.$N$70];10;0);IF(LEN([.$E68])&gt;0;VLOOKUP([.$E68];[.$A$7:.$N$70];12;0);[.L68]));&quot;&quot;)">
            <text:p/>
          </table:table-cell>
          <table:table-cell table:formula="of:=CONCATENATE(IF(LEN([.$D68])&gt;0;VLOOKUP([.$D68];[MMC.$A$7:.$N$70];11;0);IF(LEN([.$E68])&gt;0;VLOOKUP([.$E68];[.$A$7:.$N$70];13;0);[.M68]));&quot;&quot;)">
            <text:p/>
          </table:table-cell>
          <table:table-cell table:formula="of:=CONCATENATE(IF(LEN([.$D68])&gt;0;VLOOKUP([.$D68];[MMC.$A$7:.$N$70];12;0);IF(LEN([.$E68])&gt;0;VLOOKUP([.$E68];[.$A$7:.$N$70];14;0);[.N6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9])+LEN([.E69])+LEN([.D69]))&gt;0;CONCATENATE([.B69];&quot;_&quot;;TEXT([.C69];&quot;00&quot;);&quot;_&quot;;[.Q6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9])&gt;0;[.H69];&quot;&quot;)">
            <text:p/>
          </table:table-cell>
          <table:table-cell table:content-validation-name="val12"/>
          <table:table-cell/>
          <table:table-cell table:formula="of:=IF([.H69]=&quot;N/C&quot;;&quot;&quot;;SUBSTITUTE(SUBSTITUTE(SUBSTITUTE([.H6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9])&gt;0;VLOOKUP([.$D69];[MMC.$A$7:.$N$102];4;0);IF(LEN([.$E69])&gt;0;VLOOKUP([.$E69];[.$A$7:.$O$102];15;0);[.F69]));&quot;&quot;)">
            <text:p/>
          </table:table-cell>
          <table:table-cell table:formula="of:=CONCATENATE(IF(LEN([.$D69])&gt;0;VLOOKUP([.$D69];[MMC.$A$7:.$N$70];5;0);IF(LEN([.$E69])&gt;0;VLOOKUP([.$E69];[.$A$7:.$P$70];16;0);[.H69]));&quot;&quot;)">
            <text:p/>
          </table:table-cell>
          <table:table-cell table:formula="of:=CONCATENATE(IF(LEN([.$D69])&gt;0;VLOOKUP([.$D69];[MMC.$A$7:.$N$102];6;0);IF(LEN([.$E69])&gt;0;VLOOKUP([.$E69];[.$A$7:.$Q$102];17;0);[.I69]));&quot;&quot;)">
            <text:p/>
          </table:table-cell>
          <table:table-cell table:formula="of:=CONCATENATE(IF(LEN([.$D69])&gt;0;VLOOKUP([.$D69];[MMC.$A$7:.$N$70];7;0);IF(LEN([.$E69])&gt;0;VLOOKUP([.$E69];[.$A$7:.$N$70];10;0);[.J69]));&quot;&quot;)">
            <text:p/>
          </table:table-cell>
          <table:table-cell table:formula="of:=CONCATENATE(IF(LEN([.$D69])&gt;0;VLOOKUP([.$D69];[MMC.$A$7:.$N$102];8;0);IF(LEN([.$E69])&gt;0;VLOOKUP([.$E69];[.$A$7:.$S$102];19;0);[.K69]));&quot;&quot;)">
            <text:p/>
          </table:table-cell>
          <table:table-cell table:formula="of:=CONCATENATE(IF(LEN([.$D69])&gt;0;VLOOKUP([.$D69];[MMC.$A$7:.$N$70];10;0);IF(LEN([.$E69])&gt;0;VLOOKUP([.$E69];[.$A$7:.$N$70];12;0);[.L69]));&quot;&quot;)">
            <text:p/>
          </table:table-cell>
          <table:table-cell table:formula="of:=CONCATENATE(IF(LEN([.$D69])&gt;0;VLOOKUP([.$D69];[MMC.$A$7:.$N$70];11;0);IF(LEN([.$E69])&gt;0;VLOOKUP([.$E69];[.$A$7:.$N$70];13;0);[.M69]));&quot;&quot;)">
            <text:p/>
          </table:table-cell>
          <table:table-cell table:formula="of:=CONCATENATE(IF(LEN([.$D69])&gt;0;VLOOKUP([.$D69];[MMC.$A$7:.$N$70];12;0);IF(LEN([.$E69])&gt;0;VLOOKUP([.$E69];[.$A$7:.$N$70];14;0);[.N6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0])+LEN([.E70])+LEN([.D70]))&gt;0;CONCATENATE([.B70];&quot;_&quot;;TEXT([.C70];&quot;00&quot;);&quot;_&quot;;[.Q7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0])&gt;0;[.H70];&quot;&quot;)">
            <text:p/>
          </table:table-cell>
          <table:table-cell table:content-validation-name="val12"/>
          <table:table-cell/>
          <table:table-cell table:formula="of:=IF([.H70]=&quot;N/C&quot;;&quot;&quot;;SUBSTITUTE(SUBSTITUTE(SUBSTITUTE([.H7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0])&gt;0;VLOOKUP([.$D70];[MMC.$A$7:.$N$102];4;0);IF(LEN([.$E70])&gt;0;VLOOKUP([.$E70];[.$A$7:.$O$102];15;0);[.F70]));&quot;&quot;)">
            <text:p/>
          </table:table-cell>
          <table:table-cell table:formula="of:=CONCATENATE(IF(LEN([.$D70])&gt;0;VLOOKUP([.$D70];[MMC.$A$7:.$N$70];5;0);IF(LEN([.$E70])&gt;0;VLOOKUP([.$E70];[.$A$7:.$P$70];16;0);[.H70]));&quot;&quot;)">
            <text:p/>
          </table:table-cell>
          <table:table-cell table:formula="of:=CONCATENATE(IF(LEN([.$D70])&gt;0;VLOOKUP([.$D70];[MMC.$A$7:.$N$102];6;0);IF(LEN([.$E70])&gt;0;VLOOKUP([.$E70];[.$A$7:.$Q$102];17;0);[.I70]));&quot;&quot;)">
            <text:p/>
          </table:table-cell>
          <table:table-cell table:formula="of:=CONCATENATE(IF(LEN([.$D70])&gt;0;VLOOKUP([.$D70];[MMC.$A$7:.$N$70];7;0);IF(LEN([.$E70])&gt;0;VLOOKUP([.$E70];[.$A$7:.$N$70];10;0);[.J70]));&quot;&quot;)">
            <text:p/>
          </table:table-cell>
          <table:table-cell table:formula="of:=CONCATENATE(IF(LEN([.$D70])&gt;0;VLOOKUP([.$D70];[MMC.$A$7:.$N$102];8;0);IF(LEN([.$E70])&gt;0;VLOOKUP([.$E70];[.$A$7:.$S$102];19;0);[.K70]));&quot;&quot;)">
            <text:p/>
          </table:table-cell>
          <table:table-cell table:formula="of:=CONCATENATE(IF(LEN([.$D70])&gt;0;VLOOKUP([.$D70];[MMC.$A$7:.$N$70];10;0);IF(LEN([.$E70])&gt;0;VLOOKUP([.$E70];[.$A$7:.$N$70];12;0);[.L70]));&quot;&quot;)">
            <text:p/>
          </table:table-cell>
          <table:table-cell table:formula="of:=CONCATENATE(IF(LEN([.$D70])&gt;0;VLOOKUP([.$D70];[MMC.$A$7:.$N$70];11;0);IF(LEN([.$E70])&gt;0;VLOOKUP([.$E70];[.$A$7:.$N$70];13;0);[.M70]));&quot;&quot;)">
            <text:p/>
          </table:table-cell>
          <table:table-cell table:formula="of:=CONCATENATE(IF(LEN([.$D70])&gt;0;VLOOKUP([.$D70];[MMC.$A$7:.$N$70];12;0);IF(LEN([.$E70])&gt;0;VLOOKUP([.$E70];[.$A$7:.$N$70];14;0);[.N7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1])+LEN([.E71])+LEN([.D71]))&gt;0;CONCATENATE([.B71];&quot;_&quot;;TEXT([.C71];&quot;00&quot;);&quot;_&quot;;[.Q7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1])&gt;0;[.H71];&quot;&quot;)">
            <text:p/>
          </table:table-cell>
          <table:table-cell table:content-validation-name="val12"/>
          <table:table-cell/>
          <table:table-cell table:formula="of:=IF([.H71]=&quot;N/C&quot;;&quot;&quot;;SUBSTITUTE(SUBSTITUTE(SUBSTITUTE([.H7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1])&gt;0;VLOOKUP([.$D71];[MMC.$A$7:.$N$102];4;0);IF(LEN([.$E71])&gt;0;VLOOKUP([.$E71];[.$A$7:.$O$102];15;0);[.F71]));&quot;&quot;)">
            <text:p/>
          </table:table-cell>
          <table:table-cell table:formula="of:=CONCATENATE(IF(LEN([.$D71])&gt;0;VLOOKUP([.$D71];[MMC.$A$7:.$N$70];5;0);IF(LEN([.$E71])&gt;0;VLOOKUP([.$E71];[.$A$7:.$P$70];16;0);[.H71]));&quot;&quot;)">
            <text:p/>
          </table:table-cell>
          <table:table-cell table:formula="of:=CONCATENATE(IF(LEN([.$D71])&gt;0;VLOOKUP([.$D71];[MMC.$A$7:.$N$102];6;0);IF(LEN([.$E71])&gt;0;VLOOKUP([.$E71];[.$A$7:.$Q$102];17;0);[.I71]));&quot;&quot;)">
            <text:p/>
          </table:table-cell>
          <table:table-cell table:formula="of:=CONCATENATE(IF(LEN([.$D71])&gt;0;VLOOKUP([.$D71];[MMC.$A$7:.$N$70];7;0);IF(LEN([.$E71])&gt;0;VLOOKUP([.$E71];[.$A$7:.$N$70];10;0);[.J71]));&quot;&quot;)">
            <text:p/>
          </table:table-cell>
          <table:table-cell table:formula="of:=CONCATENATE(IF(LEN([.$D71])&gt;0;VLOOKUP([.$D71];[MMC.$A$7:.$N$102];8;0);IF(LEN([.$E71])&gt;0;VLOOKUP([.$E71];[.$A$7:.$S$102];19;0);[.K71]));&quot;&quot;)">
            <text:p/>
          </table:table-cell>
          <table:table-cell table:formula="of:=CONCATENATE(IF(LEN([.$D71])&gt;0;VLOOKUP([.$D71];[MMC.$A$7:.$N$70];10;0);IF(LEN([.$E71])&gt;0;VLOOKUP([.$E71];[.$A$7:.$N$70];12;0);[.L71]));&quot;&quot;)">
            <text:p/>
          </table:table-cell>
          <table:table-cell table:formula="of:=CONCATENATE(IF(LEN([.$D71])&gt;0;VLOOKUP([.$D71];[MMC.$A$7:.$N$70];11;0);IF(LEN([.$E71])&gt;0;VLOOKUP([.$E71];[.$A$7:.$N$70];13;0);[.M71]));&quot;&quot;)">
            <text:p/>
          </table:table-cell>
          <table:table-cell table:formula="of:=CONCATENATE(IF(LEN([.$D71])&gt;0;VLOOKUP([.$D71];[MMC.$A$7:.$N$70];12;0);IF(LEN([.$E71])&gt;0;VLOOKUP([.$E71];[.$A$7:.$N$70];14;0);[.N7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2])+LEN([.E72])+LEN([.D72]))&gt;0;CONCATENATE([.B72];&quot;_&quot;;TEXT([.C72];&quot;00&quot;);&quot;_&quot;;[.Q7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2])&gt;0;[.H72];&quot;&quot;)">
            <text:p/>
          </table:table-cell>
          <table:table-cell table:content-validation-name="val12"/>
          <table:table-cell/>
          <table:table-cell table:formula="of:=IF([.H72]=&quot;N/C&quot;;&quot;&quot;;SUBSTITUTE(SUBSTITUTE(SUBSTITUTE([.H7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2])&gt;0;VLOOKUP([.$D72];[MMC.$A$7:.$N$102];4;0);IF(LEN([.$E72])&gt;0;VLOOKUP([.$E72];[.$A$7:.$O$102];15;0);[.F72]));&quot;&quot;)">
            <text:p/>
          </table:table-cell>
          <table:table-cell table:formula="of:=CONCATENATE(IF(LEN([.$D72])&gt;0;VLOOKUP([.$D72];[MMC.$A$7:.$N$70];5;0);IF(LEN([.$E72])&gt;0;VLOOKUP([.$E72];[.$A$7:.$P$70];16;0);[.H72]));&quot;&quot;)">
            <text:p/>
          </table:table-cell>
          <table:table-cell table:formula="of:=CONCATENATE(IF(LEN([.$D72])&gt;0;VLOOKUP([.$D72];[MMC.$A$7:.$N$102];6;0);IF(LEN([.$E72])&gt;0;VLOOKUP([.$E72];[.$A$7:.$Q$102];17;0);[.I72]));&quot;&quot;)">
            <text:p/>
          </table:table-cell>
          <table:table-cell table:formula="of:=CONCATENATE(IF(LEN([.$D72])&gt;0;VLOOKUP([.$D72];[MMC.$A$7:.$N$70];7;0);IF(LEN([.$E72])&gt;0;VLOOKUP([.$E72];[.$A$7:.$N$70];10;0);[.J72]));&quot;&quot;)">
            <text:p/>
          </table:table-cell>
          <table:table-cell table:formula="of:=CONCATENATE(IF(LEN([.$D72])&gt;0;VLOOKUP([.$D72];[MMC.$A$7:.$N$102];8;0);IF(LEN([.$E72])&gt;0;VLOOKUP([.$E72];[.$A$7:.$S$102];19;0);[.K72]));&quot;&quot;)">
            <text:p/>
          </table:table-cell>
          <table:table-cell table:formula="of:=CONCATENATE(IF(LEN([.$D72])&gt;0;VLOOKUP([.$D72];[MMC.$A$7:.$N$70];10;0);IF(LEN([.$E72])&gt;0;VLOOKUP([.$E72];[.$A$7:.$N$70];12;0);[.L72]));&quot;&quot;)">
            <text:p/>
          </table:table-cell>
          <table:table-cell table:formula="of:=CONCATENATE(IF(LEN([.$D72])&gt;0;VLOOKUP([.$D72];[MMC.$A$7:.$N$70];11;0);IF(LEN([.$E72])&gt;0;VLOOKUP([.$E72];[.$A$7:.$N$70];13;0);[.M72]));&quot;&quot;)">
            <text:p/>
          </table:table-cell>
          <table:table-cell table:formula="of:=CONCATENATE(IF(LEN([.$D72])&gt;0;VLOOKUP([.$D72];[MMC.$A$7:.$N$70];12;0);IF(LEN([.$E72])&gt;0;VLOOKUP([.$E72];[.$A$7:.$N$70];14;0);[.N7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3])+LEN([.E73])+LEN([.D73]))&gt;0;CONCATENATE([.B73];&quot;_&quot;;TEXT([.C73];&quot;00&quot;);&quot;_&quot;;[.Q7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3])&gt;0;[.H73];&quot;&quot;)">
            <text:p/>
          </table:table-cell>
          <table:table-cell table:content-validation-name="val12"/>
          <table:table-cell/>
          <table:table-cell table:formula="of:=IF([.H73]=&quot;N/C&quot;;&quot;&quot;;SUBSTITUTE(SUBSTITUTE(SUBSTITUTE([.H7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3])&gt;0;VLOOKUP([.$D73];[MMC.$A$7:.$N$102];4;0);IF(LEN([.$E73])&gt;0;VLOOKUP([.$E73];[.$A$7:.$O$102];15;0);[.F73]));&quot;&quot;)">
            <text:p/>
          </table:table-cell>
          <table:table-cell table:formula="of:=CONCATENATE(IF(LEN([.$D73])&gt;0;VLOOKUP([.$D73];[MMC.$A$7:.$N$70];5;0);IF(LEN([.$E73])&gt;0;VLOOKUP([.$E73];[.$A$7:.$P$70];16;0);[.H73]));&quot;&quot;)">
            <text:p/>
          </table:table-cell>
          <table:table-cell table:formula="of:=CONCATENATE(IF(LEN([.$D73])&gt;0;VLOOKUP([.$D73];[MMC.$A$7:.$N$102];6;0);IF(LEN([.$E73])&gt;0;VLOOKUP([.$E73];[.$A$7:.$Q$102];17;0);[.I73]));&quot;&quot;)">
            <text:p/>
          </table:table-cell>
          <table:table-cell table:formula="of:=CONCATENATE(IF(LEN([.$D73])&gt;0;VLOOKUP([.$D73];[MMC.$A$7:.$N$70];7;0);IF(LEN([.$E73])&gt;0;VLOOKUP([.$E73];[.$A$7:.$N$70];10;0);[.J73]));&quot;&quot;)">
            <text:p/>
          </table:table-cell>
          <table:table-cell table:formula="of:=CONCATENATE(IF(LEN([.$D73])&gt;0;VLOOKUP([.$D73];[MMC.$A$7:.$N$102];8;0);IF(LEN([.$E73])&gt;0;VLOOKUP([.$E73];[.$A$7:.$S$102];19;0);[.K73]));&quot;&quot;)">
            <text:p/>
          </table:table-cell>
          <table:table-cell table:formula="of:=CONCATENATE(IF(LEN([.$D73])&gt;0;VLOOKUP([.$D73];[MMC.$A$7:.$N$70];10;0);IF(LEN([.$E73])&gt;0;VLOOKUP([.$E73];[.$A$7:.$N$70];12;0);[.L73]));&quot;&quot;)">
            <text:p/>
          </table:table-cell>
          <table:table-cell table:formula="of:=CONCATENATE(IF(LEN([.$D73])&gt;0;VLOOKUP([.$D73];[MMC.$A$7:.$N$70];11;0);IF(LEN([.$E73])&gt;0;VLOOKUP([.$E73];[.$A$7:.$N$70];13;0);[.M73]));&quot;&quot;)">
            <text:p/>
          </table:table-cell>
          <table:table-cell table:formula="of:=CONCATENATE(IF(LEN([.$D73])&gt;0;VLOOKUP([.$D73];[MMC.$A$7:.$N$70];12;0);IF(LEN([.$E73])&gt;0;VLOOKUP([.$E73];[.$A$7:.$N$70];14;0);[.N7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4])+LEN([.E74])+LEN([.D74]))&gt;0;CONCATENATE([.B74];&quot;_&quot;;TEXT([.C74];&quot;00&quot;);&quot;_&quot;;[.Q7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4])&gt;0;[.H74];&quot;&quot;)">
            <text:p/>
          </table:table-cell>
          <table:table-cell table:content-validation-name="val12"/>
          <table:table-cell/>
          <table:table-cell table:formula="of:=IF([.H74]=&quot;N/C&quot;;&quot;&quot;;SUBSTITUTE(SUBSTITUTE(SUBSTITUTE([.H7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4])&gt;0;VLOOKUP([.$D74];[MMC.$A$7:.$N$102];4;0);IF(LEN([.$E74])&gt;0;VLOOKUP([.$E74];[.$A$7:.$O$102];15;0);[.F74]));&quot;&quot;)">
            <text:p/>
          </table:table-cell>
          <table:table-cell table:formula="of:=CONCATENATE(IF(LEN([.$D74])&gt;0;VLOOKUP([.$D74];[MMC.$A$7:.$N$70];5;0);IF(LEN([.$E74])&gt;0;VLOOKUP([.$E74];[.$A$7:.$P$70];16;0);[.H74]));&quot;&quot;)">
            <text:p/>
          </table:table-cell>
          <table:table-cell table:formula="of:=CONCATENATE(IF(LEN([.$D74])&gt;0;VLOOKUP([.$D74];[MMC.$A$7:.$N$102];6;0);IF(LEN([.$E74])&gt;0;VLOOKUP([.$E74];[.$A$7:.$Q$102];17;0);[.I74]));&quot;&quot;)">
            <text:p/>
          </table:table-cell>
          <table:table-cell table:formula="of:=CONCATENATE(IF(LEN([.$D74])&gt;0;VLOOKUP([.$D74];[MMC.$A$7:.$N$70];7;0);IF(LEN([.$E74])&gt;0;VLOOKUP([.$E74];[.$A$7:.$N$70];10;0);[.J74]));&quot;&quot;)">
            <text:p/>
          </table:table-cell>
          <table:table-cell table:formula="of:=CONCATENATE(IF(LEN([.$D74])&gt;0;VLOOKUP([.$D74];[MMC.$A$7:.$N$102];8;0);IF(LEN([.$E74])&gt;0;VLOOKUP([.$E74];[.$A$7:.$S$102];19;0);[.K74]));&quot;&quot;)">
            <text:p/>
          </table:table-cell>
          <table:table-cell table:formula="of:=CONCATENATE(IF(LEN([.$D74])&gt;0;VLOOKUP([.$D74];[MMC.$A$7:.$N$70];10;0);IF(LEN([.$E74])&gt;0;VLOOKUP([.$E74];[.$A$7:.$N$70];12;0);[.L74]));&quot;&quot;)">
            <text:p/>
          </table:table-cell>
          <table:table-cell table:formula="of:=CONCATENATE(IF(LEN([.$D74])&gt;0;VLOOKUP([.$D74];[MMC.$A$7:.$N$70];11;0);IF(LEN([.$E74])&gt;0;VLOOKUP([.$E74];[.$A$7:.$N$70];13;0);[.M74]));&quot;&quot;)">
            <text:p/>
          </table:table-cell>
          <table:table-cell table:formula="of:=CONCATENATE(IF(LEN([.$D74])&gt;0;VLOOKUP([.$D74];[MMC.$A$7:.$N$70];12;0);IF(LEN([.$E74])&gt;0;VLOOKUP([.$E74];[.$A$7:.$N$70];14;0);[.N7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5])+LEN([.E75])+LEN([.D75]))&gt;0;CONCATENATE([.B75];&quot;_&quot;;TEXT([.C75];&quot;00&quot;);&quot;_&quot;;[.Q7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5])&gt;0;[.H75];&quot;&quot;)">
            <text:p/>
          </table:table-cell>
          <table:table-cell table:content-validation-name="val12"/>
          <table:table-cell/>
          <table:table-cell table:formula="of:=IF([.H75]=&quot;N/C&quot;;&quot;&quot;;SUBSTITUTE(SUBSTITUTE(SUBSTITUTE([.H7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5])&gt;0;VLOOKUP([.$D75];[MMC.$A$7:.$N$102];4;0);IF(LEN([.$E75])&gt;0;VLOOKUP([.$E75];[.$A$7:.$O$102];15;0);[.F75]));&quot;&quot;)">
            <text:p/>
          </table:table-cell>
          <table:table-cell table:formula="of:=CONCATENATE(IF(LEN([.$D75])&gt;0;VLOOKUP([.$D75];[MMC.$A$7:.$N$70];5;0);IF(LEN([.$E75])&gt;0;VLOOKUP([.$E75];[.$A$7:.$P$70];16;0);[.H75]));&quot;&quot;)">
            <text:p/>
          </table:table-cell>
          <table:table-cell table:formula="of:=CONCATENATE(IF(LEN([.$D75])&gt;0;VLOOKUP([.$D75];[MMC.$A$7:.$N$102];6;0);IF(LEN([.$E75])&gt;0;VLOOKUP([.$E75];[.$A$7:.$Q$102];17;0);[.I75]));&quot;&quot;)">
            <text:p/>
          </table:table-cell>
          <table:table-cell table:formula="of:=CONCATENATE(IF(LEN([.$D75])&gt;0;VLOOKUP([.$D75];[MMC.$A$7:.$N$102];7;0);IF(LEN([.$E75])&gt;0;VLOOKUP([.$E75];[.$A$7:.$R$102];18;0);[.J75]));&quot;&quot;)">
            <text:p/>
          </table:table-cell>
          <table:table-cell table:formula="of:=CONCATENATE(IF(LEN([.$D75])&gt;0;VLOOKUP([.$D75];[MMC.$A$7:.$N$102];8;0);IF(LEN([.$E75])&gt;0;VLOOKUP([.$E75];[.$A$7:.$S$102];19;0);[.K75]));&quot;&quot;)">
            <text:p/>
          </table:table-cell>
          <table:table-cell table:formula="of:=CONCATENATE(IF(LEN([.$D75])&gt;0;VLOOKUP([.$D75];[MMC.$A$7:.$N$70];10;0);IF(LEN([.$E75])&gt;0;VLOOKUP([.$E75];[.$A$7:.$N$70];12;0);[.L75]));&quot;&quot;)">
            <text:p/>
          </table:table-cell>
          <table:table-cell table:formula="of:=CONCATENATE(IF(LEN([.$D75])&gt;0;VLOOKUP([.$D75];[MMC.$A$7:.$N$70];11;0);IF(LEN([.$E75])&gt;0;VLOOKUP([.$E75];[.$A$7:.$N$70];13;0);[.M75]));&quot;&quot;)">
            <text:p/>
          </table:table-cell>
          <table:table-cell table:formula="of:=CONCATENATE(IF(LEN([.$D75])&gt;0;VLOOKUP([.$D75];[MMC.$A$7:.$N$70];12;0);IF(LEN([.$E75])&gt;0;VLOOKUP([.$E75];[.$A$7:.$N$70];14;0);[.N7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6])+LEN([.E76])+LEN([.D76]))&gt;0;CONCATENATE([.B76];&quot;_&quot;;TEXT([.C76];&quot;00&quot;);&quot;_&quot;;[.Q7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6])&gt;0;[.H76];&quot;&quot;)">
            <text:p/>
          </table:table-cell>
          <table:table-cell table:content-validation-name="val12"/>
          <table:table-cell/>
          <table:table-cell table:formula="of:=IF([.H76]=&quot;N/C&quot;;&quot;&quot;;SUBSTITUTE(SUBSTITUTE(SUBSTITUTE([.H7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6])&gt;0;VLOOKUP([.$D76];[MMC.$A$7:.$N$102];4;0);IF(LEN([.$E76])&gt;0;VLOOKUP([.$E76];[.$A$7:.$O$102];15;0);[.F76]));&quot;&quot;)">
            <text:p/>
          </table:table-cell>
          <table:table-cell table:formula="of:=CONCATENATE(IF(LEN([.$D76])&gt;0;VLOOKUP([.$D76];[MMC.$A$7:.$N$70];5;0);IF(LEN([.$E76])&gt;0;VLOOKUP([.$E76];[.$A$7:.$P$70];16;0);[.H76]));&quot;&quot;)">
            <text:p/>
          </table:table-cell>
          <table:table-cell table:formula="of:=CONCATENATE(IF(LEN([.$D76])&gt;0;VLOOKUP([.$D76];[MMC.$A$7:.$N$102];6;0);IF(LEN([.$E76])&gt;0;VLOOKUP([.$E76];[.$A$7:.$Q$102];17;0);[.I76]));&quot;&quot;)">
            <text:p/>
          </table:table-cell>
          <table:table-cell table:formula="of:=CONCATENATE(IF(LEN([.$D76])&gt;0;VLOOKUP([.$D76];[MMC.$A$7:.$N$102];7;0);IF(LEN([.$E76])&gt;0;VLOOKUP([.$E76];[.$A$7:.$R$102];18;0);[.J76]));&quot;&quot;)">
            <text:p/>
          </table:table-cell>
          <table:table-cell table:formula="of:=CONCATENATE(IF(LEN([.$D76])&gt;0;VLOOKUP([.$D76];[MMC.$A$7:.$N$102];8;0);IF(LEN([.$E76])&gt;0;VLOOKUP([.$E76];[.$A$7:.$S$102];19;0);[.K76]));&quot;&quot;)">
            <text:p/>
          </table:table-cell>
          <table:table-cell table:formula="of:=CONCATENATE(IF(LEN([.$D76])&gt;0;VLOOKUP([.$D76];[MMC.$A$7:.$N$70];10;0);IF(LEN([.$E76])&gt;0;VLOOKUP([.$E76];[.$A$7:.$N$70];12;0);[.L76]));&quot;&quot;)">
            <text:p/>
          </table:table-cell>
          <table:table-cell table:formula="of:=CONCATENATE(IF(LEN([.$D76])&gt;0;VLOOKUP([.$D76];[MMC.$A$7:.$N$70];11;0);IF(LEN([.$E76])&gt;0;VLOOKUP([.$E76];[.$A$7:.$N$70];13;0);[.M76]));&quot;&quot;)">
            <text:p/>
          </table:table-cell>
          <table:table-cell table:formula="of:=CONCATENATE(IF(LEN([.$D76])&gt;0;VLOOKUP([.$D76];[MMC.$A$7:.$N$70];12;0);IF(LEN([.$E76])&gt;0;VLOOKUP([.$E76];[.$A$7:.$N$70];14;0);[.N7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7])+LEN([.E77])+LEN([.D77]))&gt;0;CONCATENATE([.B77];&quot;_&quot;;TEXT([.C77];&quot;00&quot;);&quot;_&quot;;[.Q7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7])&gt;0;[.H77];&quot;&quot;)">
            <text:p/>
          </table:table-cell>
          <table:table-cell table:content-validation-name="val12"/>
          <table:table-cell/>
          <table:table-cell table:formula="of:=IF([.H77]=&quot;N/C&quot;;&quot;&quot;;SUBSTITUTE(SUBSTITUTE(SUBSTITUTE([.H7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7])&gt;0;VLOOKUP([.$D77];[MMC.$A$7:.$N$102];4;0);IF(LEN([.$E77])&gt;0;VLOOKUP([.$E77];[.$A$7:.$O$102];15;0);[.F77]));&quot;&quot;)">
            <text:p/>
          </table:table-cell>
          <table:table-cell table:formula="of:=CONCATENATE(IF(LEN([.$D77])&gt;0;VLOOKUP([.$D77];[MMC.$A$7:.$N$70];5;0);IF(LEN([.$E77])&gt;0;VLOOKUP([.$E77];[.$A$7:.$P$70];16;0);[.H77]));&quot;&quot;)">
            <text:p/>
          </table:table-cell>
          <table:table-cell table:formula="of:=CONCATENATE(IF(LEN([.$D77])&gt;0;VLOOKUP([.$D77];[MMC.$A$7:.$N$102];6;0);IF(LEN([.$E77])&gt;0;VLOOKUP([.$E77];[.$A$7:.$Q$102];17;0);[.I77]));&quot;&quot;)">
            <text:p/>
          </table:table-cell>
          <table:table-cell table:formula="of:=CONCATENATE(IF(LEN([.$D77])&gt;0;VLOOKUP([.$D77];[MMC.$A$7:.$N$102];7;0);IF(LEN([.$E77])&gt;0;VLOOKUP([.$E77];[.$A$7:.$R$102];18;0);[.J77]));&quot;&quot;)">
            <text:p/>
          </table:table-cell>
          <table:table-cell table:formula="of:=CONCATENATE(IF(LEN([.$D77])&gt;0;VLOOKUP([.$D77];[MMC.$A$7:.$N$102];8;0);IF(LEN([.$E77])&gt;0;VLOOKUP([.$E77];[.$A$7:.$S$102];19;0);[.K77]));&quot;&quot;)">
            <text:p/>
          </table:table-cell>
          <table:table-cell table:formula="of:=CONCATENATE(IF(LEN([.$D77])&gt;0;VLOOKUP([.$D77];[MMC.$A$7:.$N$70];10;0);IF(LEN([.$E77])&gt;0;VLOOKUP([.$E77];[.$A$7:.$N$70];12;0);[.L77]));&quot;&quot;)">
            <text:p/>
          </table:table-cell>
          <table:table-cell table:formula="of:=CONCATENATE(IF(LEN([.$D77])&gt;0;VLOOKUP([.$D77];[MMC.$A$7:.$N$70];11;0);IF(LEN([.$E77])&gt;0;VLOOKUP([.$E77];[.$A$7:.$N$70];13;0);[.M77]));&quot;&quot;)">
            <text:p/>
          </table:table-cell>
          <table:table-cell table:formula="of:=CONCATENATE(IF(LEN([.$D77])&gt;0;VLOOKUP([.$D77];[MMC.$A$7:.$N$70];12;0);IF(LEN([.$E77])&gt;0;VLOOKUP([.$E77];[.$A$7:.$N$70];14;0);[.N7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8])+LEN([.E78])+LEN([.D78]))&gt;0;CONCATENATE([.B78];&quot;_&quot;;TEXT([.C78];&quot;00&quot;);&quot;_&quot;;[.Q7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8])&gt;0;[.H78];&quot;&quot;)">
            <text:p/>
          </table:table-cell>
          <table:table-cell table:content-validation-name="val12"/>
          <table:table-cell/>
          <table:table-cell table:formula="of:=IF([.H78]=&quot;N/C&quot;;&quot;&quot;;SUBSTITUTE(SUBSTITUTE(SUBSTITUTE([.H7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8])&gt;0;VLOOKUP([.$D78];[MMC.$A$7:.$N$102];4;0);IF(LEN([.$E78])&gt;0;VLOOKUP([.$E78];[.$A$7:.$O$102];15;0);[.F78]));&quot;&quot;)">
            <text:p/>
          </table:table-cell>
          <table:table-cell table:formula="of:=CONCATENATE(IF(LEN([.$D78])&gt;0;VLOOKUP([.$D78];[MMC.$A$7:.$N$70];5;0);IF(LEN([.$E78])&gt;0;VLOOKUP([.$E78];[.$A$7:.$P$70];16;0);[.H78]));&quot;&quot;)">
            <text:p/>
          </table:table-cell>
          <table:table-cell table:formula="of:=CONCATENATE(IF(LEN([.$D78])&gt;0;VLOOKUP([.$D78];[MMC.$A$7:.$N$102];6;0);IF(LEN([.$E78])&gt;0;VLOOKUP([.$E78];[.$A$7:.$Q$102];17;0);[.I78]));&quot;&quot;)">
            <text:p/>
          </table:table-cell>
          <table:table-cell table:formula="of:=CONCATENATE(IF(LEN([.$D78])&gt;0;VLOOKUP([.$D78];[MMC.$A$7:.$N$102];7;0);IF(LEN([.$E78])&gt;0;VLOOKUP([.$E78];[.$A$7:.$R$102];18;0);[.J78]));&quot;&quot;)">
            <text:p/>
          </table:table-cell>
          <table:table-cell table:formula="of:=CONCATENATE(IF(LEN([.$D78])&gt;0;VLOOKUP([.$D78];[MMC.$A$7:.$N$102];8;0);IF(LEN([.$E78])&gt;0;VLOOKUP([.$E78];[.$A$7:.$S$102];19;0);[.K78]));&quot;&quot;)">
            <text:p/>
          </table:table-cell>
          <table:table-cell table:formula="of:=CONCATENATE(IF(LEN([.$D78])&gt;0;VLOOKUP([.$D78];[MMC.$A$7:.$N$70];10;0);IF(LEN([.$E78])&gt;0;VLOOKUP([.$E78];[.$A$7:.$N$70];12;0);[.L78]));&quot;&quot;)">
            <text:p/>
          </table:table-cell>
          <table:table-cell table:formula="of:=CONCATENATE(IF(LEN([.$D78])&gt;0;VLOOKUP([.$D78];[MMC.$A$7:.$N$70];11;0);IF(LEN([.$E78])&gt;0;VLOOKUP([.$E78];[.$A$7:.$N$70];13;0);[.M78]));&quot;&quot;)">
            <text:p/>
          </table:table-cell>
          <table:table-cell table:formula="of:=CONCATENATE(IF(LEN([.$D78])&gt;0;VLOOKUP([.$D78];[MMC.$A$7:.$N$70];12;0);IF(LEN([.$E78])&gt;0;VLOOKUP([.$E78];[.$A$7:.$N$70];14;0);[.N7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9])+LEN([.E79])+LEN([.D79]))&gt;0;CONCATENATE([.B79];&quot;_&quot;;TEXT([.C79];&quot;00&quot;);&quot;_&quot;;[.Q7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9])&gt;0;[.H79];&quot;&quot;)">
            <text:p/>
          </table:table-cell>
          <table:table-cell table:content-validation-name="val12"/>
          <table:table-cell/>
          <table:table-cell table:formula="of:=IF([.H79]=&quot;N/C&quot;;&quot;&quot;;SUBSTITUTE(SUBSTITUTE(SUBSTITUTE([.H7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9])&gt;0;VLOOKUP([.$D79];[MMC.$A$7:.$N$102];4;0);IF(LEN([.$E79])&gt;0;VLOOKUP([.$E79];[.$A$7:.$O$102];15;0);[.F79]));&quot;&quot;)">
            <text:p/>
          </table:table-cell>
          <table:table-cell table:formula="of:=CONCATENATE(IF(LEN([.$D79])&gt;0;VLOOKUP([.$D79];[MMC.$A$7:.$N$70];5;0);IF(LEN([.$E79])&gt;0;VLOOKUP([.$E79];[.$A$7:.$P$70];16;0);[.H79]));&quot;&quot;)">
            <text:p/>
          </table:table-cell>
          <table:table-cell table:formula="of:=CONCATENATE(IF(LEN([.$D79])&gt;0;VLOOKUP([.$D79];[MMC.$A$7:.$N$102];6;0);IF(LEN([.$E79])&gt;0;VLOOKUP([.$E79];[.$A$7:.$Q$102];17;0);[.I79]));&quot;&quot;)">
            <text:p/>
          </table:table-cell>
          <table:table-cell table:formula="of:=CONCATENATE(IF(LEN([.$D79])&gt;0;VLOOKUP([.$D79];[MMC.$A$7:.$N$102];7;0);IF(LEN([.$E79])&gt;0;VLOOKUP([.$E79];[.$A$7:.$R$102];18;0);[.J79]));&quot;&quot;)">
            <text:p/>
          </table:table-cell>
          <table:table-cell table:formula="of:=CONCATENATE(IF(LEN([.$D79])&gt;0;VLOOKUP([.$D79];[MMC.$A$7:.$N$102];8;0);IF(LEN([.$E79])&gt;0;VLOOKUP([.$E79];[.$A$7:.$S$102];19;0);[.K79]));&quot;&quot;)">
            <text:p/>
          </table:table-cell>
          <table:table-cell table:formula="of:=CONCATENATE(IF(LEN([.$D79])&gt;0;VLOOKUP([.$D79];[MMC.$A$7:.$N$70];10;0);IF(LEN([.$E79])&gt;0;VLOOKUP([.$E79];[.$A$7:.$N$70];12;0);[.L79]));&quot;&quot;)">
            <text:p/>
          </table:table-cell>
          <table:table-cell table:formula="of:=CONCATENATE(IF(LEN([.$D79])&gt;0;VLOOKUP([.$D79];[MMC.$A$7:.$N$70];11;0);IF(LEN([.$E79])&gt;0;VLOOKUP([.$E79];[.$A$7:.$N$70];13;0);[.M79]));&quot;&quot;)">
            <text:p/>
          </table:table-cell>
          <table:table-cell table:formula="of:=CONCATENATE(IF(LEN([.$D79])&gt;0;VLOOKUP([.$D79];[MMC.$A$7:.$N$70];12;0);IF(LEN([.$E79])&gt;0;VLOOKUP([.$E79];[.$A$7:.$N$70];14;0);[.N7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0])+LEN([.E80])+LEN([.D80]))&gt;0;CONCATENATE([.B80];&quot;_&quot;;TEXT([.C80];&quot;00&quot;);&quot;_&quot;;[.Q8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0])&gt;0;[.H80];&quot;&quot;)">
            <text:p/>
          </table:table-cell>
          <table:table-cell table:content-validation-name="val12"/>
          <table:table-cell/>
          <table:table-cell table:formula="of:=IF([.H80]=&quot;N/C&quot;;&quot;&quot;;SUBSTITUTE(SUBSTITUTE(SUBSTITUTE([.H8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0])&gt;0;VLOOKUP([.$D80];[MMC.$A$7:.$N$102];4;0);IF(LEN([.$E80])&gt;0;VLOOKUP([.$E80];[.$A$7:.$O$102];15;0);[.F80]));&quot;&quot;)">
            <text:p/>
          </table:table-cell>
          <table:table-cell table:formula="of:=CONCATENATE(IF(LEN([.$D80])&gt;0;VLOOKUP([.$D80];[MMC.$A$7:.$N$70];5;0);IF(LEN([.$E80])&gt;0;VLOOKUP([.$E80];[.$A$7:.$P$70];16;0);[.H80]));&quot;&quot;)">
            <text:p/>
          </table:table-cell>
          <table:table-cell table:formula="of:=CONCATENATE(IF(LEN([.$D80])&gt;0;VLOOKUP([.$D80];[MMC.$A$7:.$N$102];6;0);IF(LEN([.$E80])&gt;0;VLOOKUP([.$E80];[.$A$7:.$Q$102];17;0);[.I80]));&quot;&quot;)">
            <text:p/>
          </table:table-cell>
          <table:table-cell table:formula="of:=CONCATENATE(IF(LEN([.$D80])&gt;0;VLOOKUP([.$D80];[MMC.$A$7:.$N$102];7;0);IF(LEN([.$E80])&gt;0;VLOOKUP([.$E80];[.$A$7:.$R$102];18;0);[.J80]));&quot;&quot;)">
            <text:p/>
          </table:table-cell>
          <table:table-cell table:formula="of:=CONCATENATE(IF(LEN([.$D80])&gt;0;VLOOKUP([.$D80];[MMC.$A$7:.$N$102];8;0);IF(LEN([.$E80])&gt;0;VLOOKUP([.$E80];[.$A$7:.$S$102];19;0);[.K80]));&quot;&quot;)">
            <text:p/>
          </table:table-cell>
          <table:table-cell table:formula="of:=CONCATENATE(IF(LEN([.$D80])&gt;0;VLOOKUP([.$D80];[MMC.$A$7:.$N$70];10;0);IF(LEN([.$E80])&gt;0;VLOOKUP([.$E80];[.$A$7:.$N$70];12;0);[.L80]));&quot;&quot;)">
            <text:p/>
          </table:table-cell>
          <table:table-cell table:formula="of:=CONCATENATE(IF(LEN([.$D80])&gt;0;VLOOKUP([.$D80];[MMC.$A$7:.$N$70];11;0);IF(LEN([.$E80])&gt;0;VLOOKUP([.$E80];[.$A$7:.$N$70];13;0);[.M80]));&quot;&quot;)">
            <text:p/>
          </table:table-cell>
          <table:table-cell table:formula="of:=CONCATENATE(IF(LEN([.$D80])&gt;0;VLOOKUP([.$D80];[MMC.$A$7:.$N$70];12;0);IF(LEN([.$E80])&gt;0;VLOOKUP([.$E80];[.$A$7:.$N$70];14;0);[.N8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1])+LEN([.E81])+LEN([.D81]))&gt;0;CONCATENATE([.B81];&quot;_&quot;;TEXT([.C81];&quot;00&quot;);&quot;_&quot;;[.Q8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1])&gt;0;[.H81];&quot;&quot;)">
            <text:p/>
          </table:table-cell>
          <table:table-cell table:content-validation-name="val12"/>
          <table:table-cell/>
          <table:table-cell table:formula="of:=IF([.H81]=&quot;N/C&quot;;&quot;&quot;;SUBSTITUTE(SUBSTITUTE(SUBSTITUTE([.H8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1])&gt;0;VLOOKUP([.$D81];[MMC.$A$7:.$N$102];4;0);IF(LEN([.$E81])&gt;0;VLOOKUP([.$E81];[.$A$7:.$O$102];15;0);[.F81]));&quot;&quot;)">
            <text:p/>
          </table:table-cell>
          <table:table-cell table:formula="of:=CONCATENATE(IF(LEN([.$D81])&gt;0;VLOOKUP([.$D81];[MMC.$A$7:.$N$70];5;0);IF(LEN([.$E81])&gt;0;VLOOKUP([.$E81];[.$A$7:.$P$70];16;0);[.H81]));&quot;&quot;)">
            <text:p/>
          </table:table-cell>
          <table:table-cell table:formula="of:=CONCATENATE(IF(LEN([.$D81])&gt;0;VLOOKUP([.$D81];[MMC.$A$7:.$N$102];6;0);IF(LEN([.$E81])&gt;0;VLOOKUP([.$E81];[.$A$7:.$Q$102];17;0);[.I81]));&quot;&quot;)">
            <text:p/>
          </table:table-cell>
          <table:table-cell table:formula="of:=CONCATENATE(IF(LEN([.$D81])&gt;0;VLOOKUP([.$D81];[MMC.$A$7:.$N$102];7;0);IF(LEN([.$E81])&gt;0;VLOOKUP([.$E81];[.$A$7:.$R$102];18;0);[.J81]));&quot;&quot;)">
            <text:p/>
          </table:table-cell>
          <table:table-cell table:formula="of:=CONCATENATE(IF(LEN([.$D81])&gt;0;VLOOKUP([.$D81];[MMC.$A$7:.$N$102];8;0);IF(LEN([.$E81])&gt;0;VLOOKUP([.$E81];[.$A$7:.$S$102];19;0);[.K81]));&quot;&quot;)">
            <text:p/>
          </table:table-cell>
          <table:table-cell table:formula="of:=CONCATENATE(IF(LEN([.$D81])&gt;0;VLOOKUP([.$D81];[MMC.$A$7:.$N$70];10;0);IF(LEN([.$E81])&gt;0;VLOOKUP([.$E81];[.$A$7:.$N$70];12;0);[.L81]));&quot;&quot;)">
            <text:p/>
          </table:table-cell>
          <table:table-cell table:formula="of:=CONCATENATE(IF(LEN([.$D81])&gt;0;VLOOKUP([.$D81];[MMC.$A$7:.$N$70];11;0);IF(LEN([.$E81])&gt;0;VLOOKUP([.$E81];[.$A$7:.$N$70];13;0);[.M81]));&quot;&quot;)">
            <text:p/>
          </table:table-cell>
          <table:table-cell table:formula="of:=CONCATENATE(IF(LEN([.$D81])&gt;0;VLOOKUP([.$D81];[MMC.$A$7:.$N$70];12;0);IF(LEN([.$E81])&gt;0;VLOOKUP([.$E81];[.$A$7:.$N$70];14;0);[.N8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2])+LEN([.E82])+LEN([.D82]))&gt;0;CONCATENATE([.B82];&quot;_&quot;;TEXT([.C82];&quot;00&quot;);&quot;_&quot;;[.Q8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2])&gt;0;[.H82];&quot;&quot;)">
            <text:p/>
          </table:table-cell>
          <table:table-cell table:content-validation-name="val12"/>
          <table:table-cell/>
          <table:table-cell table:formula="of:=IF([.H82]=&quot;N/C&quot;;&quot;&quot;;SUBSTITUTE(SUBSTITUTE(SUBSTITUTE([.H8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2])&gt;0;VLOOKUP([.$D82];[MMC.$A$7:.$N$102];4;0);IF(LEN([.$E82])&gt;0;VLOOKUP([.$E82];[.$A$7:.$O$102];15;0);[.F82]));&quot;&quot;)">
            <text:p/>
          </table:table-cell>
          <table:table-cell table:formula="of:=CONCATENATE(IF(LEN([.$D82])&gt;0;VLOOKUP([.$D82];[MMC.$A$7:.$N$70];5;0);IF(LEN([.$E82])&gt;0;VLOOKUP([.$E82];[.$A$7:.$P$70];16;0);[.H82]));&quot;&quot;)">
            <text:p/>
          </table:table-cell>
          <table:table-cell table:formula="of:=CONCATENATE(IF(LEN([.$D82])&gt;0;VLOOKUP([.$D82];[MMC.$A$7:.$N$102];6;0);IF(LEN([.$E82])&gt;0;VLOOKUP([.$E82];[.$A$7:.$Q$102];17;0);[.I82]));&quot;&quot;)">
            <text:p/>
          </table:table-cell>
          <table:table-cell table:formula="of:=CONCATENATE(IF(LEN([.$D82])&gt;0;VLOOKUP([.$D82];[MMC.$A$7:.$N$102];7;0);IF(LEN([.$E82])&gt;0;VLOOKUP([.$E82];[.$A$7:.$R$102];18;0);[.J82]));&quot;&quot;)">
            <text:p/>
          </table:table-cell>
          <table:table-cell table:formula="of:=CONCATENATE(IF(LEN([.$D82])&gt;0;VLOOKUP([.$D82];[MMC.$A$7:.$N$102];8;0);IF(LEN([.$E82])&gt;0;VLOOKUP([.$E82];[.$A$7:.$S$102];19;0);[.K82]));&quot;&quot;)">
            <text:p/>
          </table:table-cell>
          <table:table-cell table:formula="of:=CONCATENATE(IF(LEN([.$D82])&gt;0;VLOOKUP([.$D82];[MMC.$A$7:.$N$70];10;0);IF(LEN([.$E82])&gt;0;VLOOKUP([.$E82];[.$A$7:.$N$70];12;0);[.L82]));&quot;&quot;)">
            <text:p/>
          </table:table-cell>
          <table:table-cell table:formula="of:=CONCATENATE(IF(LEN([.$D82])&gt;0;VLOOKUP([.$D82];[MMC.$A$7:.$N$70];11;0);IF(LEN([.$E82])&gt;0;VLOOKUP([.$E82];[.$A$7:.$N$70];13;0);[.M82]));&quot;&quot;)">
            <text:p/>
          </table:table-cell>
          <table:table-cell table:formula="of:=CONCATENATE(IF(LEN([.$D82])&gt;0;VLOOKUP([.$D82];[MMC.$A$7:.$N$70];12;0);IF(LEN([.$E82])&gt;0;VLOOKUP([.$E82];[.$A$7:.$N$70];14;0);[.N8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3])+LEN([.E83])+LEN([.D83]))&gt;0;CONCATENATE([.B83];&quot;_&quot;;TEXT([.C83];&quot;00&quot;);&quot;_&quot;;[.Q8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3])&gt;0;[.H83];&quot;&quot;)">
            <text:p/>
          </table:table-cell>
          <table:table-cell table:content-validation-name="val12"/>
          <table:table-cell/>
          <table:table-cell table:formula="of:=IF([.H83]=&quot;N/C&quot;;&quot;&quot;;SUBSTITUTE(SUBSTITUTE(SUBSTITUTE([.H8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3])&gt;0;VLOOKUP([.$D83];[MMC.$A$7:.$N$102];4;0);IF(LEN([.$E83])&gt;0;VLOOKUP([.$E83];[.$A$7:.$O$102];15;0);[.F83]));&quot;&quot;)">
            <text:p/>
          </table:table-cell>
          <table:table-cell table:formula="of:=CONCATENATE(IF(LEN([.$D83])&gt;0;VLOOKUP([.$D83];[MMC.$A$7:.$N$70];5;0);IF(LEN([.$E83])&gt;0;VLOOKUP([.$E83];[.$A$7:.$P$70];16;0);[.H83]));&quot;&quot;)">
            <text:p/>
          </table:table-cell>
          <table:table-cell table:formula="of:=CONCATENATE(IF(LEN([.$D83])&gt;0;VLOOKUP([.$D83];[MMC.$A$7:.$N$102];6;0);IF(LEN([.$E83])&gt;0;VLOOKUP([.$E83];[.$A$7:.$Q$102];17;0);[.I83]));&quot;&quot;)">
            <text:p/>
          </table:table-cell>
          <table:table-cell table:formula="of:=CONCATENATE(IF(LEN([.$D83])&gt;0;VLOOKUP([.$D83];[MMC.$A$7:.$N$102];7;0);IF(LEN([.$E83])&gt;0;VLOOKUP([.$E83];[.$A$7:.$R$102];18;0);[.J83]));&quot;&quot;)">
            <text:p/>
          </table:table-cell>
          <table:table-cell table:formula="of:=CONCATENATE(IF(LEN([.$D83])&gt;0;VLOOKUP([.$D83];[MMC.$A$7:.$N$102];8;0);IF(LEN([.$E83])&gt;0;VLOOKUP([.$E83];[.$A$7:.$S$102];19;0);[.K83]));&quot;&quot;)">
            <text:p/>
          </table:table-cell>
          <table:table-cell table:formula="of:=CONCATENATE(IF(LEN([.$D83])&gt;0;VLOOKUP([.$D83];[MMC.$A$7:.$N$70];10;0);IF(LEN([.$E83])&gt;0;VLOOKUP([.$E83];[.$A$7:.$N$70];12;0);[.L83]));&quot;&quot;)">
            <text:p/>
          </table:table-cell>
          <table:table-cell table:formula="of:=CONCATENATE(IF(LEN([.$D83])&gt;0;VLOOKUP([.$D83];[MMC.$A$7:.$N$70];11;0);IF(LEN([.$E83])&gt;0;VLOOKUP([.$E83];[.$A$7:.$N$70];13;0);[.M83]));&quot;&quot;)">
            <text:p/>
          </table:table-cell>
          <table:table-cell table:formula="of:=CONCATENATE(IF(LEN([.$D83])&gt;0;VLOOKUP([.$D83];[MMC.$A$7:.$N$70];12;0);IF(LEN([.$E83])&gt;0;VLOOKUP([.$E83];[.$A$7:.$N$70];14;0);[.N8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4])+LEN([.E84])+LEN([.D84]))&gt;0;CONCATENATE([.B84];&quot;_&quot;;TEXT([.C84];&quot;00&quot;);&quot;_&quot;;[.Q8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4])&gt;0;[.H84];&quot;&quot;)">
            <text:p/>
          </table:table-cell>
          <table:table-cell table:content-validation-name="val12"/>
          <table:table-cell/>
          <table:table-cell table:formula="of:=IF([.H84]=&quot;N/C&quot;;&quot;&quot;;SUBSTITUTE(SUBSTITUTE(SUBSTITUTE([.H8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4])&gt;0;VLOOKUP([.$D84];[MMC.$A$7:.$N$102];4;0);IF(LEN([.$E84])&gt;0;VLOOKUP([.$E84];[.$A$7:.$O$102];15;0);[.F84]));&quot;&quot;)">
            <text:p/>
          </table:table-cell>
          <table:table-cell table:formula="of:=CONCATENATE(IF(LEN([.$D84])&gt;0;VLOOKUP([.$D84];[MMC.$A$7:.$N$70];5;0);IF(LEN([.$E84])&gt;0;VLOOKUP([.$E84];[.$A$7:.$P$70];16;0);[.H84]));&quot;&quot;)">
            <text:p/>
          </table:table-cell>
          <table:table-cell table:formula="of:=CONCATENATE(IF(LEN([.$D84])&gt;0;VLOOKUP([.$D84];[MMC.$A$7:.$N$102];6;0);IF(LEN([.$E84])&gt;0;VLOOKUP([.$E84];[.$A$7:.$Q$102];17;0);[.I84]));&quot;&quot;)">
            <text:p/>
          </table:table-cell>
          <table:table-cell table:formula="of:=CONCATENATE(IF(LEN([.$D84])&gt;0;VLOOKUP([.$D84];[MMC.$A$7:.$N$102];7;0);IF(LEN([.$E84])&gt;0;VLOOKUP([.$E84];[.$A$7:.$R$102];18;0);[.J84]));&quot;&quot;)">
            <text:p/>
          </table:table-cell>
          <table:table-cell table:formula="of:=CONCATENATE(IF(LEN([.$D84])&gt;0;VLOOKUP([.$D84];[MMC.$A$7:.$N$102];8;0);IF(LEN([.$E84])&gt;0;VLOOKUP([.$E84];[.$A$7:.$S$102];19;0);[.K84]));&quot;&quot;)">
            <text:p/>
          </table:table-cell>
          <table:table-cell table:formula="of:=CONCATENATE(IF(LEN([.$D84])&gt;0;VLOOKUP([.$D84];[MMC.$A$7:.$N$70];10;0);IF(LEN([.$E84])&gt;0;VLOOKUP([.$E84];[.$A$7:.$N$70];12;0);[.L84]));&quot;&quot;)">
            <text:p/>
          </table:table-cell>
          <table:table-cell table:formula="of:=CONCATENATE(IF(LEN([.$D84])&gt;0;VLOOKUP([.$D84];[MMC.$A$7:.$N$70];11;0);IF(LEN([.$E84])&gt;0;VLOOKUP([.$E84];[.$A$7:.$N$70];13;0);[.M84]));&quot;&quot;)">
            <text:p/>
          </table:table-cell>
          <table:table-cell table:formula="of:=CONCATENATE(IF(LEN([.$D84])&gt;0;VLOOKUP([.$D84];[MMC.$A$7:.$N$70];12;0);IF(LEN([.$E84])&gt;0;VLOOKUP([.$E84];[.$A$7:.$N$70];14;0);[.N8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5])+LEN([.E85])+LEN([.D85]))&gt;0;CONCATENATE([.B85];&quot;_&quot;;TEXT([.C85];&quot;00&quot;);&quot;_&quot;;[.Q8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5])&gt;0;[.H85];&quot;&quot;)">
            <text:p/>
          </table:table-cell>
          <table:table-cell table:content-validation-name="val12"/>
          <table:table-cell/>
          <table:table-cell table:formula="of:=IF([.H85]=&quot;N/C&quot;;&quot;&quot;;SUBSTITUTE(SUBSTITUTE(SUBSTITUTE([.H8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5])&gt;0;VLOOKUP([.$D85];[MMC.$A$7:.$N$102];4;0);IF(LEN([.$E85])&gt;0;VLOOKUP([.$E85];[.$A$7:.$O$102];15;0);[.F85]));&quot;&quot;)">
            <text:p/>
          </table:table-cell>
          <table:table-cell table:formula="of:=CONCATENATE(IF(LEN([.$D85])&gt;0;VLOOKUP([.$D85];[MMC.$A$7:.$N$70];5;0);IF(LEN([.$E85])&gt;0;VLOOKUP([.$E85];[.$A$7:.$P$70];16;0);[.H85]));&quot;&quot;)">
            <text:p/>
          </table:table-cell>
          <table:table-cell table:formula="of:=CONCATENATE(IF(LEN([.$D85])&gt;0;VLOOKUP([.$D85];[MMC.$A$7:.$N$102];6;0);IF(LEN([.$E85])&gt;0;VLOOKUP([.$E85];[.$A$7:.$Q$102];17;0);[.I85]));&quot;&quot;)">
            <text:p/>
          </table:table-cell>
          <table:table-cell table:formula="of:=CONCATENATE(IF(LEN([.$D85])&gt;0;VLOOKUP([.$D85];[MMC.$A$7:.$N$102];7;0);IF(LEN([.$E85])&gt;0;VLOOKUP([.$E85];[.$A$7:.$R$102];18;0);[.J85]));&quot;&quot;)">
            <text:p/>
          </table:table-cell>
          <table:table-cell table:formula="of:=CONCATENATE(IF(LEN([.$D85])&gt;0;VLOOKUP([.$D85];[MMC.$A$7:.$N$102];8;0);IF(LEN([.$E85])&gt;0;VLOOKUP([.$E85];[.$A$7:.$S$102];19;0);[.K85]));&quot;&quot;)">
            <text:p/>
          </table:table-cell>
          <table:table-cell table:formula="of:=CONCATENATE(IF(LEN([.$D85])&gt;0;VLOOKUP([.$D85];[MMC.$A$7:.$N$70];10;0);IF(LEN([.$E85])&gt;0;VLOOKUP([.$E85];[.$A$7:.$N$70];12;0);[.L85]));&quot;&quot;)">
            <text:p/>
          </table:table-cell>
          <table:table-cell table:formula="of:=CONCATENATE(IF(LEN([.$D85])&gt;0;VLOOKUP([.$D85];[MMC.$A$7:.$N$70];11;0);IF(LEN([.$E85])&gt;0;VLOOKUP([.$E85];[.$A$7:.$N$70];13;0);[.M85]));&quot;&quot;)">
            <text:p/>
          </table:table-cell>
          <table:table-cell table:formula="of:=CONCATENATE(IF(LEN([.$D85])&gt;0;VLOOKUP([.$D85];[MMC.$A$7:.$N$70];12;0);IF(LEN([.$E85])&gt;0;VLOOKUP([.$E85];[.$A$7:.$N$70];14;0);[.N8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6])+LEN([.E86])+LEN([.D86]))&gt;0;CONCATENATE([.B86];&quot;_&quot;;TEXT([.C86];&quot;00&quot;);&quot;_&quot;;[.Q8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6])&gt;0;[.H86];&quot;&quot;)">
            <text:p/>
          </table:table-cell>
          <table:table-cell table:content-validation-name="val12"/>
          <table:table-cell/>
          <table:table-cell table:formula="of:=IF([.H86]=&quot;N/C&quot;;&quot;&quot;;SUBSTITUTE(SUBSTITUTE(SUBSTITUTE([.H8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6])&gt;0;VLOOKUP([.$D86];[MMC.$A$7:.$N$102];4;0);IF(LEN([.$E86])&gt;0;VLOOKUP([.$E86];[.$A$7:.$O$102];15;0);[.F86]));&quot;&quot;)">
            <text:p/>
          </table:table-cell>
          <table:table-cell table:formula="of:=CONCATENATE(IF(LEN([.$D86])&gt;0;VLOOKUP([.$D86];[MMC.$A$7:.$N$70];5;0);IF(LEN([.$E86])&gt;0;VLOOKUP([.$E86];[.$A$7:.$P$70];16;0);[.H86]));&quot;&quot;)">
            <text:p/>
          </table:table-cell>
          <table:table-cell table:formula="of:=CONCATENATE(IF(LEN([.$D86])&gt;0;VLOOKUP([.$D86];[MMC.$A$7:.$N$102];6;0);IF(LEN([.$E86])&gt;0;VLOOKUP([.$E86];[.$A$7:.$Q$102];17;0);[.I86]));&quot;&quot;)">
            <text:p/>
          </table:table-cell>
          <table:table-cell table:formula="of:=CONCATENATE(IF(LEN([.$D86])&gt;0;VLOOKUP([.$D86];[MMC.$A$7:.$N$102];7;0);IF(LEN([.$E86])&gt;0;VLOOKUP([.$E86];[.$A$7:.$R$102];18;0);[.J86]));&quot;&quot;)">
            <text:p/>
          </table:table-cell>
          <table:table-cell table:formula="of:=CONCATENATE(IF(LEN([.$D86])&gt;0;VLOOKUP([.$D86];[MMC.$A$7:.$N$102];8;0);IF(LEN([.$E86])&gt;0;VLOOKUP([.$E86];[.$A$7:.$S$102];19;0);[.K86]));&quot;&quot;)">
            <text:p/>
          </table:table-cell>
          <table:table-cell table:formula="of:=CONCATENATE(IF(LEN([.$D86])&gt;0;VLOOKUP([.$D86];[MMC.$A$7:.$N$70];10;0);IF(LEN([.$E86])&gt;0;VLOOKUP([.$E86];[.$A$7:.$N$70];12;0);[.L86]));&quot;&quot;)">
            <text:p/>
          </table:table-cell>
          <table:table-cell table:formula="of:=CONCATENATE(IF(LEN([.$D86])&gt;0;VLOOKUP([.$D86];[MMC.$A$7:.$N$70];11;0);IF(LEN([.$E86])&gt;0;VLOOKUP([.$E86];[.$A$7:.$N$70];13;0);[.M86]));&quot;&quot;)">
            <text:p/>
          </table:table-cell>
          <table:table-cell table:formula="of:=CONCATENATE(IF(LEN([.$D86])&gt;0;VLOOKUP([.$D86];[MMC.$A$7:.$N$70];12;0);IF(LEN([.$E86])&gt;0;VLOOKUP([.$E86];[.$A$7:.$N$70];14;0);[.N8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7])+LEN([.E87])+LEN([.D87]))&gt;0;CONCATENATE([.B87];&quot;_&quot;;TEXT([.C87];&quot;00&quot;);&quot;_&quot;;[.Q8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7])&gt;0;[.H87];&quot;&quot;)">
            <text:p/>
          </table:table-cell>
          <table:table-cell table:content-validation-name="val12"/>
          <table:table-cell/>
          <table:table-cell table:formula="of:=IF([.H87]=&quot;N/C&quot;;&quot;&quot;;SUBSTITUTE(SUBSTITUTE(SUBSTITUTE([.H8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7])&gt;0;VLOOKUP([.$D87];[MMC.$A$7:.$N$102];4;0);IF(LEN([.$E87])&gt;0;VLOOKUP([.$E87];[.$A$7:.$O$102];15;0);[.F87]));&quot;&quot;)">
            <text:p/>
          </table:table-cell>
          <table:table-cell table:formula="of:=CONCATENATE(IF(LEN([.$D87])&gt;0;VLOOKUP([.$D87];[MMC.$A$7:.$N$70];5;0);IF(LEN([.$E87])&gt;0;VLOOKUP([.$E87];[.$A$7:.$P$70];16;0);[.H87]));&quot;&quot;)">
            <text:p/>
          </table:table-cell>
          <table:table-cell table:formula="of:=CONCATENATE(IF(LEN([.$D87])&gt;0;VLOOKUP([.$D87];[MMC.$A$7:.$N$102];6;0);IF(LEN([.$E87])&gt;0;VLOOKUP([.$E87];[.$A$7:.$Q$102];17;0);[.I87]));&quot;&quot;)">
            <text:p/>
          </table:table-cell>
          <table:table-cell table:formula="of:=CONCATENATE(IF(LEN([.$D87])&gt;0;VLOOKUP([.$D87];[MMC.$A$7:.$N$102];7;0);IF(LEN([.$E87])&gt;0;VLOOKUP([.$E87];[.$A$7:.$R$102];18;0);[.J87]));&quot;&quot;)">
            <text:p/>
          </table:table-cell>
          <table:table-cell table:formula="of:=CONCATENATE(IF(LEN([.$D87])&gt;0;VLOOKUP([.$D87];[MMC.$A$7:.$N$102];8;0);IF(LEN([.$E87])&gt;0;VLOOKUP([.$E87];[.$A$7:.$S$102];19;0);[.K87]));&quot;&quot;)">
            <text:p/>
          </table:table-cell>
          <table:table-cell table:formula="of:=CONCATENATE(IF(LEN([.$D87])&gt;0;VLOOKUP([.$D87];[MMC.$A$7:.$N$70];10;0);IF(LEN([.$E87])&gt;0;VLOOKUP([.$E87];[.$A$7:.$N$70];12;0);[.L87]));&quot;&quot;)">
            <text:p/>
          </table:table-cell>
          <table:table-cell table:formula="of:=CONCATENATE(IF(LEN([.$D87])&gt;0;VLOOKUP([.$D87];[MMC.$A$7:.$N$70];11;0);IF(LEN([.$E87])&gt;0;VLOOKUP([.$E87];[.$A$7:.$N$70];13;0);[.M87]));&quot;&quot;)">
            <text:p/>
          </table:table-cell>
          <table:table-cell table:formula="of:=CONCATENATE(IF(LEN([.$D87])&gt;0;VLOOKUP([.$D87];[MMC.$A$7:.$N$70];12;0);IF(LEN([.$E87])&gt;0;VLOOKUP([.$E87];[.$A$7:.$N$70];14;0);[.N8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8])+LEN([.E88])+LEN([.D88]))&gt;0;CONCATENATE([.B88];&quot;_&quot;;TEXT([.C88];&quot;00&quot;);&quot;_&quot;;[.Q8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8])&gt;0;[.H88];&quot;&quot;)">
            <text:p/>
          </table:table-cell>
          <table:table-cell table:content-validation-name="val12"/>
          <table:table-cell/>
          <table:table-cell table:formula="of:=IF([.H88]=&quot;N/C&quot;;&quot;&quot;;SUBSTITUTE(SUBSTITUTE(SUBSTITUTE([.H8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8])&gt;0;VLOOKUP([.$D88];[MMC.$A$7:.$N$102];4;0);IF(LEN([.$E88])&gt;0;VLOOKUP([.$E88];[.$A$7:.$O$102];15;0);[.F88]));&quot;&quot;)">
            <text:p/>
          </table:table-cell>
          <table:table-cell table:formula="of:=CONCATENATE(IF(LEN([.$D88])&gt;0;VLOOKUP([.$D88];[MMC.$A$7:.$N$70];5;0);IF(LEN([.$E88])&gt;0;VLOOKUP([.$E88];[.$A$7:.$P$70];16;0);[.H88]));&quot;&quot;)">
            <text:p/>
          </table:table-cell>
          <table:table-cell table:formula="of:=CONCATENATE(IF(LEN([.$D88])&gt;0;VLOOKUP([.$D88];[MMC.$A$7:.$N$102];6;0);IF(LEN([.$E88])&gt;0;VLOOKUP([.$E88];[.$A$7:.$Q$102];17;0);[.I88]));&quot;&quot;)">
            <text:p/>
          </table:table-cell>
          <table:table-cell table:formula="of:=CONCATENATE(IF(LEN([.$D88])&gt;0;VLOOKUP([.$D88];[MMC.$A$7:.$N$102];7;0);IF(LEN([.$E88])&gt;0;VLOOKUP([.$E88];[.$A$7:.$R$102];18;0);[.J88]));&quot;&quot;)">
            <text:p/>
          </table:table-cell>
          <table:table-cell table:formula="of:=CONCATENATE(IF(LEN([.$D88])&gt;0;VLOOKUP([.$D88];[MMC.$A$7:.$N$102];8;0);IF(LEN([.$E88])&gt;0;VLOOKUP([.$E88];[.$A$7:.$S$102];19;0);[.K88]));&quot;&quot;)">
            <text:p/>
          </table:table-cell>
          <table:table-cell table:formula="of:=CONCATENATE(IF(LEN([.$D88])&gt;0;VLOOKUP([.$D88];[MMC.$A$7:.$N$70];10;0);IF(LEN([.$E88])&gt;0;VLOOKUP([.$E88];[.$A$7:.$N$70];12;0);[.L88]));&quot;&quot;)">
            <text:p/>
          </table:table-cell>
          <table:table-cell table:formula="of:=CONCATENATE(IF(LEN([.$D88])&gt;0;VLOOKUP([.$D88];[MMC.$A$7:.$N$70];11;0);IF(LEN([.$E88])&gt;0;VLOOKUP([.$E88];[.$A$7:.$N$70];13;0);[.M88]));&quot;&quot;)">
            <text:p/>
          </table:table-cell>
          <table:table-cell table:formula="of:=CONCATENATE(IF(LEN([.$D88])&gt;0;VLOOKUP([.$D88];[MMC.$A$7:.$N$70];12;0);IF(LEN([.$E88])&gt;0;VLOOKUP([.$E88];[.$A$7:.$N$70];14;0);[.N8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9])+LEN([.E89])+LEN([.D89]))&gt;0;CONCATENATE([.B89];&quot;_&quot;;TEXT([.C89];&quot;00&quot;);&quot;_&quot;;[.Q8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9])&gt;0;[.H89];&quot;&quot;)">
            <text:p/>
          </table:table-cell>
          <table:table-cell table:content-validation-name="val12"/>
          <table:table-cell/>
          <table:table-cell table:formula="of:=IF([.H89]=&quot;N/C&quot;;&quot;&quot;;SUBSTITUTE(SUBSTITUTE(SUBSTITUTE([.H8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9])&gt;0;VLOOKUP([.$D89];[MMC.$A$7:.$N$102];4;0);IF(LEN([.$E89])&gt;0;VLOOKUP([.$E89];[.$A$7:.$O$102];15;0);[.F89]));&quot;&quot;)">
            <text:p/>
          </table:table-cell>
          <table:table-cell table:formula="of:=CONCATENATE(IF(LEN([.$D89])&gt;0;VLOOKUP([.$D89];[MMC.$A$7:.$N$70];5;0);IF(LEN([.$E89])&gt;0;VLOOKUP([.$E89];[.$A$7:.$P$70];16;0);[.H89]));&quot;&quot;)">
            <text:p/>
          </table:table-cell>
          <table:table-cell table:formula="of:=CONCATENATE(IF(LEN([.$D89])&gt;0;VLOOKUP([.$D89];[MMC.$A$7:.$N$102];6;0);IF(LEN([.$E89])&gt;0;VLOOKUP([.$E89];[.$A$7:.$Q$102];17;0);[.I89]));&quot;&quot;)">
            <text:p/>
          </table:table-cell>
          <table:table-cell table:formula="of:=CONCATENATE(IF(LEN([.$D89])&gt;0;VLOOKUP([.$D89];[MMC.$A$7:.$N$102];7;0);IF(LEN([.$E89])&gt;0;VLOOKUP([.$E89];[.$A$7:.$R$102];18;0);[.J89]));&quot;&quot;)">
            <text:p/>
          </table:table-cell>
          <table:table-cell table:formula="of:=CONCATENATE(IF(LEN([.$D89])&gt;0;VLOOKUP([.$D89];[MMC.$A$7:.$N$102];8;0);IF(LEN([.$E89])&gt;0;VLOOKUP([.$E89];[.$A$7:.$S$102];19;0);[.K89]));&quot;&quot;)">
            <text:p/>
          </table:table-cell>
          <table:table-cell table:formula="of:=CONCATENATE(IF(LEN([.$D89])&gt;0;VLOOKUP([.$D89];[MMC.$A$7:.$N$70];10;0);IF(LEN([.$E89])&gt;0;VLOOKUP([.$E89];[.$A$7:.$N$70];12;0);[.L89]));&quot;&quot;)">
            <text:p/>
          </table:table-cell>
          <table:table-cell table:formula="of:=CONCATENATE(IF(LEN([.$D89])&gt;0;VLOOKUP([.$D89];[MMC.$A$7:.$N$70];11;0);IF(LEN([.$E89])&gt;0;VLOOKUP([.$E89];[.$A$7:.$N$70];13;0);[.M89]));&quot;&quot;)">
            <text:p/>
          </table:table-cell>
          <table:table-cell table:formula="of:=CONCATENATE(IF(LEN([.$D89])&gt;0;VLOOKUP([.$D89];[MMC.$A$7:.$N$70];12;0);IF(LEN([.$E89])&gt;0;VLOOKUP([.$E89];[.$A$7:.$N$70];14;0);[.N8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0])+LEN([.E90])+LEN([.D90]))&gt;0;CONCATENATE([.B90];&quot;_&quot;;TEXT([.C90];&quot;00&quot;);&quot;_&quot;;[.Q9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0])&gt;0;[.H90];&quot;&quot;)">
            <text:p/>
          </table:table-cell>
          <table:table-cell table:content-validation-name="val12"/>
          <table:table-cell/>
          <table:table-cell table:formula="of:=IF([.H90]=&quot;N/C&quot;;&quot;&quot;;SUBSTITUTE(SUBSTITUTE(SUBSTITUTE([.H9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0])&gt;0;VLOOKUP([.$D90];[MMC.$A$7:.$N$102];4;0);IF(LEN([.$E90])&gt;0;VLOOKUP([.$E90];[.$A$7:.$O$102];15;0);[.F90]));&quot;&quot;)">
            <text:p/>
          </table:table-cell>
          <table:table-cell table:formula="of:=CONCATENATE(IF(LEN([.$D90])&gt;0;VLOOKUP([.$D90];[MMC.$A$7:.$N$70];5;0);IF(LEN([.$E90])&gt;0;VLOOKUP([.$E90];[.$A$7:.$P$70];16;0);[.H90]));&quot;&quot;)">
            <text:p/>
          </table:table-cell>
          <table:table-cell table:formula="of:=CONCATENATE(IF(LEN([.$D90])&gt;0;VLOOKUP([.$D90];[MMC.$A$7:.$N$102];6;0);IF(LEN([.$E90])&gt;0;VLOOKUP([.$E90];[.$A$7:.$Q$102];17;0);[.I90]));&quot;&quot;)">
            <text:p/>
          </table:table-cell>
          <table:table-cell table:formula="of:=CONCATENATE(IF(LEN([.$D90])&gt;0;VLOOKUP([.$D90];[MMC.$A$7:.$N$102];7;0);IF(LEN([.$E90])&gt;0;VLOOKUP([.$E90];[.$A$7:.$R$102];18;0);[.J90]));&quot;&quot;)">
            <text:p/>
          </table:table-cell>
          <table:table-cell table:formula="of:=CONCATENATE(IF(LEN([.$D90])&gt;0;VLOOKUP([.$D90];[MMC.$A$7:.$N$102];8;0);IF(LEN([.$E90])&gt;0;VLOOKUP([.$E90];[.$A$7:.$S$102];19;0);[.K90]));&quot;&quot;)">
            <text:p/>
          </table:table-cell>
          <table:table-cell table:formula="of:=CONCATENATE(IF(LEN([.$D90])&gt;0;VLOOKUP([.$D90];[MMC.$A$7:.$N$70];10;0);IF(LEN([.$E90])&gt;0;VLOOKUP([.$E90];[.$A$7:.$N$70];12;0);[.L90]));&quot;&quot;)">
            <text:p/>
          </table:table-cell>
          <table:table-cell table:formula="of:=CONCATENATE(IF(LEN([.$D90])&gt;0;VLOOKUP([.$D90];[MMC.$A$7:.$N$70];11;0);IF(LEN([.$E90])&gt;0;VLOOKUP([.$E90];[.$A$7:.$N$70];13;0);[.M90]));&quot;&quot;)">
            <text:p/>
          </table:table-cell>
          <table:table-cell table:formula="of:=CONCATENATE(IF(LEN([.$D90])&gt;0;VLOOKUP([.$D90];[MMC.$A$7:.$N$70];12;0);IF(LEN([.$E90])&gt;0;VLOOKUP([.$E90];[.$A$7:.$N$70];14;0);[.N9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1])+LEN([.E91])+LEN([.D91]))&gt;0;CONCATENATE([.B91];&quot;_&quot;;TEXT([.C91];&quot;00&quot;);&quot;_&quot;;[.Q9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1])&gt;0;[.H91];&quot;&quot;)">
            <text:p/>
          </table:table-cell>
          <table:table-cell table:content-validation-name="val12"/>
          <table:table-cell/>
          <table:table-cell table:formula="of:=IF([.H91]=&quot;N/C&quot;;&quot;&quot;;SUBSTITUTE(SUBSTITUTE(SUBSTITUTE([.H9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1])&gt;0;VLOOKUP([.$D91];[MMC.$A$7:.$N$102];4;0);IF(LEN([.$E91])&gt;0;VLOOKUP([.$E91];[.$A$7:.$O$102];15;0);[.F91]));&quot;&quot;)">
            <text:p/>
          </table:table-cell>
          <table:table-cell table:formula="of:=CONCATENATE(IF(LEN([.$D91])&gt;0;VLOOKUP([.$D91];[MMC.$A$7:.$N$70];5;0);IF(LEN([.$E91])&gt;0;VLOOKUP([.$E91];[.$A$7:.$P$70];16;0);[.H91]));&quot;&quot;)">
            <text:p/>
          </table:table-cell>
          <table:table-cell table:formula="of:=CONCATENATE(IF(LEN([.$D91])&gt;0;VLOOKUP([.$D91];[MMC.$A$7:.$N$102];6;0);IF(LEN([.$E91])&gt;0;VLOOKUP([.$E91];[.$A$7:.$Q$102];17;0);[.I91]));&quot;&quot;)">
            <text:p/>
          </table:table-cell>
          <table:table-cell table:formula="of:=CONCATENATE(IF(LEN([.$D91])&gt;0;VLOOKUP([.$D91];[MMC.$A$7:.$N$102];7;0);IF(LEN([.$E91])&gt;0;VLOOKUP([.$E91];[.$A$7:.$R$102];18;0);[.J91]));&quot;&quot;)">
            <text:p/>
          </table:table-cell>
          <table:table-cell table:formula="of:=CONCATENATE(IF(LEN([.$D91])&gt;0;VLOOKUP([.$D91];[MMC.$A$7:.$N$102];8;0);IF(LEN([.$E91])&gt;0;VLOOKUP([.$E91];[.$A$7:.$S$102];19;0);[.K91]));&quot;&quot;)">
            <text:p/>
          </table:table-cell>
          <table:table-cell table:formula="of:=CONCATENATE(IF(LEN([.$D91])&gt;0;VLOOKUP([.$D91];[MMC.$A$7:.$N$70];10;0);IF(LEN([.$E91])&gt;0;VLOOKUP([.$E91];[.$A$7:.$N$70];12;0);[.L91]));&quot;&quot;)">
            <text:p/>
          </table:table-cell>
          <table:table-cell table:formula="of:=CONCATENATE(IF(LEN([.$D91])&gt;0;VLOOKUP([.$D91];[MMC.$A$7:.$N$70];11;0);IF(LEN([.$E91])&gt;0;VLOOKUP([.$E91];[.$A$7:.$N$70];13;0);[.M91]));&quot;&quot;)">
            <text:p/>
          </table:table-cell>
          <table:table-cell table:formula="of:=CONCATENATE(IF(LEN([.$D91])&gt;0;VLOOKUP([.$D91];[MMC.$A$7:.$N$70];12;0);IF(LEN([.$E91])&gt;0;VLOOKUP([.$E91];[.$A$7:.$N$70];14;0);[.N9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2])+LEN([.E92])+LEN([.D92]))&gt;0;CONCATENATE([.B92];&quot;_&quot;;TEXT([.C92];&quot;00&quot;);&quot;_&quot;;[.Q9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2])&gt;0;[.H92];&quot;&quot;)">
            <text:p/>
          </table:table-cell>
          <table:table-cell table:content-validation-name="val12"/>
          <table:table-cell/>
          <table:table-cell table:formula="of:=IF([.H92]=&quot;N/C&quot;;&quot;&quot;;SUBSTITUTE(SUBSTITUTE(SUBSTITUTE([.H9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2])&gt;0;VLOOKUP([.$D92];[MMC.$A$7:.$N$102];4;0);IF(LEN([.$E92])&gt;0;VLOOKUP([.$E92];[.$A$7:.$O$102];15;0);[.F92]));&quot;&quot;)">
            <text:p/>
          </table:table-cell>
          <table:table-cell table:formula="of:=CONCATENATE(IF(LEN([.$D92])&gt;0;VLOOKUP([.$D92];[MMC.$A$7:.$N$70];5;0);IF(LEN([.$E92])&gt;0;VLOOKUP([.$E92];[.$A$7:.$P$70];16;0);[.H92]));&quot;&quot;)">
            <text:p/>
          </table:table-cell>
          <table:table-cell table:formula="of:=CONCATENATE(IF(LEN([.$D92])&gt;0;VLOOKUP([.$D92];[MMC.$A$7:.$N$102];6;0);IF(LEN([.$E92])&gt;0;VLOOKUP([.$E92];[.$A$7:.$Q$102];17;0);[.I92]));&quot;&quot;)">
            <text:p/>
          </table:table-cell>
          <table:table-cell table:formula="of:=CONCATENATE(IF(LEN([.$D92])&gt;0;VLOOKUP([.$D92];[MMC.$A$7:.$N$102];7;0);IF(LEN([.$E92])&gt;0;VLOOKUP([.$E92];[.$A$7:.$R$102];18;0);[.J92]));&quot;&quot;)">
            <text:p/>
          </table:table-cell>
          <table:table-cell table:formula="of:=CONCATENATE(IF(LEN([.$D92])&gt;0;VLOOKUP([.$D92];[MMC.$A$7:.$N$102];8;0);IF(LEN([.$E92])&gt;0;VLOOKUP([.$E92];[.$A$7:.$S$102];19;0);[.K92]));&quot;&quot;)">
            <text:p/>
          </table:table-cell>
          <table:table-cell table:formula="of:=CONCATENATE(IF(LEN([.$D92])&gt;0;VLOOKUP([.$D92];[MMC.$A$7:.$N$70];10;0);IF(LEN([.$E92])&gt;0;VLOOKUP([.$E92];[.$A$7:.$N$70];12;0);[.L92]));&quot;&quot;)">
            <text:p/>
          </table:table-cell>
          <table:table-cell table:formula="of:=CONCATENATE(IF(LEN([.$D92])&gt;0;VLOOKUP([.$D92];[MMC.$A$7:.$N$70];11;0);IF(LEN([.$E92])&gt;0;VLOOKUP([.$E92];[.$A$7:.$N$70];13;0);[.M92]));&quot;&quot;)">
            <text:p/>
          </table:table-cell>
          <table:table-cell table:formula="of:=CONCATENATE(IF(LEN([.$D92])&gt;0;VLOOKUP([.$D92];[MMC.$A$7:.$N$70];12;0);IF(LEN([.$E92])&gt;0;VLOOKUP([.$E92];[.$A$7:.$N$70];14;0);[.N9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3])+LEN([.E93])+LEN([.D93]))&gt;0;CONCATENATE([.B93];&quot;_&quot;;TEXT([.C93];&quot;00&quot;);&quot;_&quot;;[.Q9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3])&gt;0;[.H93];&quot;&quot;)">
            <text:p/>
          </table:table-cell>
          <table:table-cell table:content-validation-name="val12"/>
          <table:table-cell/>
          <table:table-cell table:formula="of:=IF([.H93]=&quot;N/C&quot;;&quot;&quot;;SUBSTITUTE(SUBSTITUTE(SUBSTITUTE([.H9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3])&gt;0;VLOOKUP([.$D93];[MMC.$A$7:.$N$102];4;0);IF(LEN([.$E93])&gt;0;VLOOKUP([.$E93];[.$A$7:.$O$102];15;0);[.F93]));&quot;&quot;)">
            <text:p/>
          </table:table-cell>
          <table:table-cell table:formula="of:=CONCATENATE(IF(LEN([.$D93])&gt;0;VLOOKUP([.$D93];[MMC.$A$7:.$N$70];5;0);IF(LEN([.$E93])&gt;0;VLOOKUP([.$E93];[.$A$7:.$P$70];16;0);[.H93]));&quot;&quot;)">
            <text:p/>
          </table:table-cell>
          <table:table-cell table:formula="of:=CONCATENATE(IF(LEN([.$D93])&gt;0;VLOOKUP([.$D93];[MMC.$A$7:.$N$102];6;0);IF(LEN([.$E93])&gt;0;VLOOKUP([.$E93];[.$A$7:.$Q$102];17;0);[.I93]));&quot;&quot;)">
            <text:p/>
          </table:table-cell>
          <table:table-cell table:formula="of:=CONCATENATE(IF(LEN([.$D93])&gt;0;VLOOKUP([.$D93];[MMC.$A$7:.$N$102];7;0);IF(LEN([.$E93])&gt;0;VLOOKUP([.$E93];[.$A$7:.$R$102];18;0);[.J93]));&quot;&quot;)">
            <text:p/>
          </table:table-cell>
          <table:table-cell table:formula="of:=CONCATENATE(IF(LEN([.$D93])&gt;0;VLOOKUP([.$D93];[MMC.$A$7:.$N$102];8;0);IF(LEN([.$E93])&gt;0;VLOOKUP([.$E93];[.$A$7:.$S$102];19;0);[.K93]));&quot;&quot;)">
            <text:p/>
          </table:table-cell>
          <table:table-cell table:formula="of:=CONCATENATE(IF(LEN([.$D93])&gt;0;VLOOKUP([.$D93];[MMC.$A$7:.$N$70];10;0);IF(LEN([.$E93])&gt;0;VLOOKUP([.$E93];[.$A$7:.$N$70];12;0);[.L93]));&quot;&quot;)">
            <text:p/>
          </table:table-cell>
          <table:table-cell table:formula="of:=CONCATENATE(IF(LEN([.$D93])&gt;0;VLOOKUP([.$D93];[MMC.$A$7:.$N$70];11;0);IF(LEN([.$E93])&gt;0;VLOOKUP([.$E93];[.$A$7:.$N$70];13;0);[.M93]));&quot;&quot;)">
            <text:p/>
          </table:table-cell>
          <table:table-cell table:formula="of:=CONCATENATE(IF(LEN([.$D93])&gt;0;VLOOKUP([.$D93];[MMC.$A$7:.$N$70];12;0);IF(LEN([.$E93])&gt;0;VLOOKUP([.$E93];[.$A$7:.$N$70];14;0);[.N9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4])+LEN([.E94])+LEN([.D94]))&gt;0;CONCATENATE([.B94];&quot;_&quot;;TEXT([.C94];&quot;00&quot;);&quot;_&quot;;[.Q9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4])&gt;0;[.H94];&quot;&quot;)">
            <text:p/>
          </table:table-cell>
          <table:table-cell table:content-validation-name="val12"/>
          <table:table-cell/>
          <table:table-cell table:formula="of:=IF([.H94]=&quot;N/C&quot;;&quot;&quot;;SUBSTITUTE(SUBSTITUTE(SUBSTITUTE([.H9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4])&gt;0;VLOOKUP([.$D94];[MMC.$A$7:.$N$102];4;0);IF(LEN([.$E94])&gt;0;VLOOKUP([.$E94];[.$A$7:.$O$102];15;0);[.F94]));&quot;&quot;)">
            <text:p/>
          </table:table-cell>
          <table:table-cell table:formula="of:=CONCATENATE(IF(LEN([.$D94])&gt;0;VLOOKUP([.$D94];[MMC.$A$7:.$N$70];5;0);IF(LEN([.$E94])&gt;0;VLOOKUP([.$E94];[.$A$7:.$P$70];16;0);[.H94]));&quot;&quot;)">
            <text:p/>
          </table:table-cell>
          <table:table-cell table:formula="of:=CONCATENATE(IF(LEN([.$D94])&gt;0;VLOOKUP([.$D94];[MMC.$A$7:.$N$102];6;0);IF(LEN([.$E94])&gt;0;VLOOKUP([.$E94];[.$A$7:.$Q$102];17;0);[.I94]));&quot;&quot;)">
            <text:p/>
          </table:table-cell>
          <table:table-cell table:formula="of:=CONCATENATE(IF(LEN([.$D94])&gt;0;VLOOKUP([.$D94];[MMC.$A$7:.$N$102];7;0);IF(LEN([.$E94])&gt;0;VLOOKUP([.$E94];[.$A$7:.$R$102];18;0);[.J94]));&quot;&quot;)">
            <text:p/>
          </table:table-cell>
          <table:table-cell table:formula="of:=CONCATENATE(IF(LEN([.$D94])&gt;0;VLOOKUP([.$D94];[MMC.$A$7:.$N$102];8;0);IF(LEN([.$E94])&gt;0;VLOOKUP([.$E94];[.$A$7:.$S$102];19;0);[.K94]));&quot;&quot;)">
            <text:p/>
          </table:table-cell>
          <table:table-cell table:formula="of:=CONCATENATE(IF(LEN([.$D94])&gt;0;VLOOKUP([.$D94];[MMC.$A$7:.$N$70];10;0);IF(LEN([.$E94])&gt;0;VLOOKUP([.$E94];[.$A$7:.$N$70];12;0);[.L94]));&quot;&quot;)">
            <text:p/>
          </table:table-cell>
          <table:table-cell table:formula="of:=CONCATENATE(IF(LEN([.$D94])&gt;0;VLOOKUP([.$D94];[MMC.$A$7:.$N$70];11;0);IF(LEN([.$E94])&gt;0;VLOOKUP([.$E94];[.$A$7:.$N$70];13;0);[.M94]));&quot;&quot;)">
            <text:p/>
          </table:table-cell>
          <table:table-cell table:formula="of:=CONCATENATE(IF(LEN([.$D94])&gt;0;VLOOKUP([.$D94];[MMC.$A$7:.$N$70];12;0);IF(LEN([.$E94])&gt;0;VLOOKUP([.$E94];[.$A$7:.$N$70];14;0);[.N9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5])+LEN([.E95])+LEN([.D95]))&gt;0;CONCATENATE([.B95];&quot;_&quot;;TEXT([.C95];&quot;00&quot;);&quot;_&quot;;[.Q9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5])&gt;0;[.H95];&quot;&quot;)">
            <text:p/>
          </table:table-cell>
          <table:table-cell table:content-validation-name="val12"/>
          <table:table-cell/>
          <table:table-cell table:formula="of:=IF([.H95]=&quot;N/C&quot;;&quot;&quot;;SUBSTITUTE(SUBSTITUTE(SUBSTITUTE([.H9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5])&gt;0;VLOOKUP([.$D95];[MMC.$A$7:.$N$102];4;0);IF(LEN([.$E95])&gt;0;VLOOKUP([.$E95];[.$A$7:.$O$102];15;0);[.F95]));&quot;&quot;)">
            <text:p/>
          </table:table-cell>
          <table:table-cell table:formula="of:=CONCATENATE(IF(LEN([.$D95])&gt;0;VLOOKUP([.$D95];[MMC.$A$7:.$N$70];5;0);IF(LEN([.$E95])&gt;0;VLOOKUP([.$E95];[.$A$7:.$P$70];16;0);[.H95]));&quot;&quot;)">
            <text:p/>
          </table:table-cell>
          <table:table-cell table:formula="of:=CONCATENATE(IF(LEN([.$D95])&gt;0;VLOOKUP([.$D95];[MMC.$A$7:.$N$102];6;0);IF(LEN([.$E95])&gt;0;VLOOKUP([.$E95];[.$A$7:.$Q$102];17;0);[.I95]));&quot;&quot;)">
            <text:p/>
          </table:table-cell>
          <table:table-cell table:formula="of:=CONCATENATE(IF(LEN([.$D95])&gt;0;VLOOKUP([.$D95];[MMC.$A$7:.$N$102];7;0);IF(LEN([.$E95])&gt;0;VLOOKUP([.$E95];[.$A$7:.$R$102];18;0);[.J95]));&quot;&quot;)">
            <text:p/>
          </table:table-cell>
          <table:table-cell table:formula="of:=CONCATENATE(IF(LEN([.$D95])&gt;0;VLOOKUP([.$D95];[MMC.$A$7:.$N$102];8;0);IF(LEN([.$E95])&gt;0;VLOOKUP([.$E95];[.$A$7:.$S$102];19;0);[.K95]));&quot;&quot;)">
            <text:p/>
          </table:table-cell>
          <table:table-cell table:formula="of:=CONCATENATE(IF(LEN([.$D95])&gt;0;VLOOKUP([.$D95];[MMC.$A$7:.$N$70];10;0);IF(LEN([.$E95])&gt;0;VLOOKUP([.$E95];[.$A$7:.$N$70];12;0);[.L95]));&quot;&quot;)">
            <text:p/>
          </table:table-cell>
          <table:table-cell table:formula="of:=CONCATENATE(IF(LEN([.$D95])&gt;0;VLOOKUP([.$D95];[MMC.$A$7:.$N$70];11;0);IF(LEN([.$E95])&gt;0;VLOOKUP([.$E95];[.$A$7:.$N$70];13;0);[.M95]));&quot;&quot;)">
            <text:p/>
          </table:table-cell>
          <table:table-cell table:formula="of:=CONCATENATE(IF(LEN([.$D95])&gt;0;VLOOKUP([.$D95];[MMC.$A$7:.$N$70];12;0);IF(LEN([.$E95])&gt;0;VLOOKUP([.$E95];[.$A$7:.$N$70];14;0);[.N9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6])+LEN([.E96])+LEN([.D96]))&gt;0;CONCATENATE([.B96];&quot;_&quot;;TEXT([.C96];&quot;00&quot;);&quot;_&quot;;[.Q9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6])&gt;0;[.H96];&quot;&quot;)">
            <text:p/>
          </table:table-cell>
          <table:table-cell table:content-validation-name="val12"/>
          <table:table-cell/>
          <table:table-cell table:formula="of:=IF([.H96]=&quot;N/C&quot;;&quot;&quot;;SUBSTITUTE(SUBSTITUTE(SUBSTITUTE([.H9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6])&gt;0;VLOOKUP([.$D96];[MMC.$A$7:.$N$102];4;0);IF(LEN([.$E96])&gt;0;VLOOKUP([.$E96];[.$A$7:.$O$102];15;0);[.F96]));&quot;&quot;)">
            <text:p/>
          </table:table-cell>
          <table:table-cell table:formula="of:=CONCATENATE(IF(LEN([.$D96])&gt;0;VLOOKUP([.$D96];[MMC.$A$7:.$N$70];5;0);IF(LEN([.$E96])&gt;0;VLOOKUP([.$E96];[.$A$7:.$P$70];16;0);[.H96]));&quot;&quot;)">
            <text:p/>
          </table:table-cell>
          <table:table-cell table:formula="of:=CONCATENATE(IF(LEN([.$D96])&gt;0;VLOOKUP([.$D96];[MMC.$A$7:.$N$102];6;0);IF(LEN([.$E96])&gt;0;VLOOKUP([.$E96];[.$A$7:.$Q$102];17;0);[.I96]));&quot;&quot;)">
            <text:p/>
          </table:table-cell>
          <table:table-cell table:formula="of:=CONCATENATE(IF(LEN([.$D96])&gt;0;VLOOKUP([.$D96];[MMC.$A$7:.$N$102];7;0);IF(LEN([.$E96])&gt;0;VLOOKUP([.$E96];[.$A$7:.$R$102];18;0);[.J96]));&quot;&quot;)">
            <text:p/>
          </table:table-cell>
          <table:table-cell table:formula="of:=CONCATENATE(IF(LEN([.$D96])&gt;0;VLOOKUP([.$D96];[MMC.$A$7:.$N$102];8;0);IF(LEN([.$E96])&gt;0;VLOOKUP([.$E96];[.$A$7:.$S$102];19;0);[.K96]));&quot;&quot;)">
            <text:p/>
          </table:table-cell>
          <table:table-cell table:formula="of:=CONCATENATE(IF(LEN([.$D96])&gt;0;VLOOKUP([.$D96];[MMC.$A$7:.$N$70];10;0);IF(LEN([.$E96])&gt;0;VLOOKUP([.$E96];[.$A$7:.$N$70];12;0);[.L96]));&quot;&quot;)">
            <text:p/>
          </table:table-cell>
          <table:table-cell table:formula="of:=CONCATENATE(IF(LEN([.$D96])&gt;0;VLOOKUP([.$D96];[MMC.$A$7:.$N$70];11;0);IF(LEN([.$E96])&gt;0;VLOOKUP([.$E96];[.$A$7:.$N$70];13;0);[.M96]));&quot;&quot;)">
            <text:p/>
          </table:table-cell>
          <table:table-cell table:formula="of:=CONCATENATE(IF(LEN([.$D96])&gt;0;VLOOKUP([.$D96];[MMC.$A$7:.$N$70];12;0);IF(LEN([.$E96])&gt;0;VLOOKUP([.$E96];[.$A$7:.$N$70];14;0);[.N9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7])+LEN([.E97])+LEN([.D97]))&gt;0;CONCATENATE([.B97];&quot;_&quot;;TEXT([.C97];&quot;00&quot;);&quot;_&quot;;[.Q9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7])&gt;0;[.H97];&quot;&quot;)">
            <text:p/>
          </table:table-cell>
          <table:table-cell table:content-validation-name="val12"/>
          <table:table-cell/>
          <table:table-cell table:formula="of:=IF([.H97]=&quot;N/C&quot;;&quot;&quot;;SUBSTITUTE(SUBSTITUTE(SUBSTITUTE([.H9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7])&gt;0;VLOOKUP([.$D97];[MMC.$A$7:.$N$102];4;0);IF(LEN([.$E97])&gt;0;VLOOKUP([.$E97];[.$A$7:.$O$102];15;0);[.F97]));&quot;&quot;)">
            <text:p/>
          </table:table-cell>
          <table:table-cell table:formula="of:=CONCATENATE(IF(LEN([.$D97])&gt;0;VLOOKUP([.$D97];[MMC.$A$7:.$N$70];5;0);IF(LEN([.$E97])&gt;0;VLOOKUP([.$E97];[.$A$7:.$P$70];16;0);[.H97]));&quot;&quot;)">
            <text:p/>
          </table:table-cell>
          <table:table-cell table:formula="of:=CONCATENATE(IF(LEN([.$D97])&gt;0;VLOOKUP([.$D97];[MMC.$A$7:.$N$102];6;0);IF(LEN([.$E97])&gt;0;VLOOKUP([.$E97];[.$A$7:.$Q$102];17;0);[.I97]));&quot;&quot;)">
            <text:p/>
          </table:table-cell>
          <table:table-cell table:formula="of:=CONCATENATE(IF(LEN([.$D97])&gt;0;VLOOKUP([.$D97];[MMC.$A$7:.$N$102];7;0);IF(LEN([.$E97])&gt;0;VLOOKUP([.$E97];[.$A$7:.$R$102];18;0);[.J97]));&quot;&quot;)">
            <text:p/>
          </table:table-cell>
          <table:table-cell table:formula="of:=CONCATENATE(IF(LEN([.$D97])&gt;0;VLOOKUP([.$D97];[MMC.$A$7:.$N$102];8;0);IF(LEN([.$E97])&gt;0;VLOOKUP([.$E97];[.$A$7:.$S$102];19;0);[.K97]));&quot;&quot;)">
            <text:p/>
          </table:table-cell>
          <table:table-cell table:formula="of:=CONCATENATE(IF(LEN([.$D97])&gt;0;VLOOKUP([.$D97];[MMC.$A$7:.$N$70];10;0);IF(LEN([.$E97])&gt;0;VLOOKUP([.$E97];[.$A$7:.$N$70];12;0);[.L97]));&quot;&quot;)">
            <text:p/>
          </table:table-cell>
          <table:table-cell table:formula="of:=CONCATENATE(IF(LEN([.$D97])&gt;0;VLOOKUP([.$D97];[MMC.$A$7:.$N$70];11;0);IF(LEN([.$E97])&gt;0;VLOOKUP([.$E97];[.$A$7:.$N$70];13;0);[.M97]));&quot;&quot;)">
            <text:p/>
          </table:table-cell>
          <table:table-cell table:formula="of:=CONCATENATE(IF(LEN([.$D97])&gt;0;VLOOKUP([.$D97];[MMC.$A$7:.$N$70];12;0);IF(LEN([.$E97])&gt;0;VLOOKUP([.$E97];[.$A$7:.$N$70];14;0);[.N9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8])+LEN([.E98])+LEN([.D98]))&gt;0;CONCATENATE([.B98];&quot;_&quot;;TEXT([.C98];&quot;00&quot;);&quot;_&quot;;[.Q9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8])&gt;0;[.H98];&quot;&quot;)">
            <text:p/>
          </table:table-cell>
          <table:table-cell table:content-validation-name="val12"/>
          <table:table-cell/>
          <table:table-cell table:formula="of:=IF([.H98]=&quot;N/C&quot;;&quot;&quot;;SUBSTITUTE(SUBSTITUTE(SUBSTITUTE([.H9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8])&gt;0;VLOOKUP([.$D98];[MMC.$A$7:.$N$102];4;0);IF(LEN([.$E98])&gt;0;VLOOKUP([.$E98];[.$A$7:.$O$102];15;0);[.F98]));&quot;&quot;)">
            <text:p/>
          </table:table-cell>
          <table:table-cell table:formula="of:=CONCATENATE(IF(LEN([.$D98])&gt;0;VLOOKUP([.$D98];[MMC.$A$7:.$N$70];5;0);IF(LEN([.$E98])&gt;0;VLOOKUP([.$E98];[.$A$7:.$P$70];16;0);[.H98]));&quot;&quot;)">
            <text:p/>
          </table:table-cell>
          <table:table-cell table:formula="of:=CONCATENATE(IF(LEN([.$D98])&gt;0;VLOOKUP([.$D98];[MMC.$A$7:.$N$102];6;0);IF(LEN([.$E98])&gt;0;VLOOKUP([.$E98];[.$A$7:.$Q$102];17;0);[.I98]));&quot;&quot;)">
            <text:p/>
          </table:table-cell>
          <table:table-cell table:formula="of:=CONCATENATE(IF(LEN([.$D98])&gt;0;VLOOKUP([.$D98];[MMC.$A$7:.$N$102];7;0);IF(LEN([.$E98])&gt;0;VLOOKUP([.$E98];[.$A$7:.$R$102];18;0);[.J98]));&quot;&quot;)">
            <text:p/>
          </table:table-cell>
          <table:table-cell table:formula="of:=CONCATENATE(IF(LEN([.$D98])&gt;0;VLOOKUP([.$D98];[MMC.$A$7:.$N$102];8;0);IF(LEN([.$E98])&gt;0;VLOOKUP([.$E98];[.$A$7:.$S$102];19;0);[.K98]));&quot;&quot;)">
            <text:p/>
          </table:table-cell>
          <table:table-cell table:formula="of:=CONCATENATE(IF(LEN([.$D98])&gt;0;VLOOKUP([.$D98];[MMC.$A$7:.$N$70];10;0);IF(LEN([.$E98])&gt;0;VLOOKUP([.$E98];[.$A$7:.$N$70];12;0);[.L98]));&quot;&quot;)">
            <text:p/>
          </table:table-cell>
          <table:table-cell table:formula="of:=CONCATENATE(IF(LEN([.$D98])&gt;0;VLOOKUP([.$D98];[MMC.$A$7:.$N$70];11;0);IF(LEN([.$E98])&gt;0;VLOOKUP([.$E98];[.$A$7:.$N$70];13;0);[.M98]));&quot;&quot;)">
            <text:p/>
          </table:table-cell>
          <table:table-cell table:formula="of:=CONCATENATE(IF(LEN([.$D98])&gt;0;VLOOKUP([.$D98];[MMC.$A$7:.$N$70];12;0);IF(LEN([.$E98])&gt;0;VLOOKUP([.$E98];[.$A$7:.$N$70];14;0);[.N9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9])+LEN([.E99])+LEN([.D99]))&gt;0;CONCATENATE([.B99];&quot;_&quot;;TEXT([.C99];&quot;00&quot;);&quot;_&quot;;[.Q9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9])&gt;0;[.H99];&quot;&quot;)">
            <text:p/>
          </table:table-cell>
          <table:table-cell table:content-validation-name="val12"/>
          <table:table-cell/>
          <table:table-cell table:formula="of:=IF([.H99]=&quot;N/C&quot;;&quot;&quot;;SUBSTITUTE(SUBSTITUTE(SUBSTITUTE([.H9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9])&gt;0;VLOOKUP([.$D99];[MMC.$A$7:.$N$102];4;0);IF(LEN([.$E99])&gt;0;VLOOKUP([.$E99];[.$A$7:.$O$102];15;0);[.F99]));&quot;&quot;)">
            <text:p/>
          </table:table-cell>
          <table:table-cell table:formula="of:=CONCATENATE(IF(LEN([.$D99])&gt;0;VLOOKUP([.$D99];[MMC.$A$7:.$N$70];5;0);IF(LEN([.$E99])&gt;0;VLOOKUP([.$E99];[.$A$7:.$P$70];16;0);[.H99]));&quot;&quot;)">
            <text:p/>
          </table:table-cell>
          <table:table-cell table:formula="of:=CONCATENATE(IF(LEN([.$D99])&gt;0;VLOOKUP([.$D99];[MMC.$A$7:.$N$102];6;0);IF(LEN([.$E99])&gt;0;VLOOKUP([.$E99];[.$A$7:.$Q$102];17;0);[.I99]));&quot;&quot;)">
            <text:p/>
          </table:table-cell>
          <table:table-cell table:formula="of:=CONCATENATE(IF(LEN([.$D99])&gt;0;VLOOKUP([.$D99];[MMC.$A$7:.$N$102];7;0);IF(LEN([.$E99])&gt;0;VLOOKUP([.$E99];[.$A$7:.$R$102];18;0);[.J99]));&quot;&quot;)">
            <text:p/>
          </table:table-cell>
          <table:table-cell table:formula="of:=CONCATENATE(IF(LEN([.$D99])&gt;0;VLOOKUP([.$D99];[MMC.$A$7:.$N$102];8;0);IF(LEN([.$E99])&gt;0;VLOOKUP([.$E99];[.$A$7:.$S$102];19;0);[.K99]));&quot;&quot;)">
            <text:p/>
          </table:table-cell>
          <table:table-cell table:formula="of:=CONCATENATE(IF(LEN([.$D99])&gt;0;VLOOKUP([.$D99];[MMC.$A$7:.$N$70];10;0);IF(LEN([.$E99])&gt;0;VLOOKUP([.$E99];[.$A$7:.$N$70];12;0);[.L99]));&quot;&quot;)">
            <text:p/>
          </table:table-cell>
          <table:table-cell table:formula="of:=CONCATENATE(IF(LEN([.$D99])&gt;0;VLOOKUP([.$D99];[MMC.$A$7:.$N$70];11;0);IF(LEN([.$E99])&gt;0;VLOOKUP([.$E99];[.$A$7:.$N$70];13;0);[.M99]));&quot;&quot;)">
            <text:p/>
          </table:table-cell>
          <table:table-cell table:formula="of:=CONCATENATE(IF(LEN([.$D99])&gt;0;VLOOKUP([.$D99];[MMC.$A$7:.$N$70];12;0);IF(LEN([.$E99])&gt;0;VLOOKUP([.$E99];[.$A$7:.$N$70];14;0);[.N9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0])+LEN([.E100])+LEN([.D100]))&gt;0;CONCATENATE([.B100];&quot;_&quot;;TEXT([.C100];&quot;00&quot;);&quot;_&quot;;[.Q10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100])&gt;0;[.H100];&quot;&quot;)">
            <text:p/>
          </table:table-cell>
          <table:table-cell table:content-validation-name="val12"/>
          <table:table-cell/>
          <table:table-cell table:formula="of:=IF([.H100]=&quot;N/C&quot;;&quot;&quot;;SUBSTITUTE(SUBSTITUTE(SUBSTITUTE([.H10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0])&gt;0;VLOOKUP([.$D100];[MMC.$A$7:.$N$102];4;0);IF(LEN([.$E100])&gt;0;VLOOKUP([.$E100];[.$A$7:.$O$102];15;0);[.F100]));&quot;&quot;)">
            <text:p/>
          </table:table-cell>
          <table:table-cell table:formula="of:=CONCATENATE(IF(LEN([.$D100])&gt;0;VLOOKUP([.$D100];[MMC.$A$7:.$N$70];5;0);IF(LEN([.$E100])&gt;0;VLOOKUP([.$E100];[.$A$7:.$P$70];16;0);[.H100]));&quot;&quot;)">
            <text:p/>
          </table:table-cell>
          <table:table-cell table:formula="of:=CONCATENATE(IF(LEN([.$D100])&gt;0;VLOOKUP([.$D100];[MMC.$A$7:.$N$102];6;0);IF(LEN([.$E100])&gt;0;VLOOKUP([.$E100];[.$A$7:.$Q$102];17;0);[.I100]));&quot;&quot;)">
            <text:p/>
          </table:table-cell>
          <table:table-cell table:formula="of:=CONCATENATE(IF(LEN([.$D100])&gt;0;VLOOKUP([.$D100];[MMC.$A$7:.$N$102];7;0);IF(LEN([.$E100])&gt;0;VLOOKUP([.$E100];[.$A$7:.$R$102];18;0);[.J100]));&quot;&quot;)">
            <text:p/>
          </table:table-cell>
          <table:table-cell table:formula="of:=CONCATENATE(IF(LEN([.$D100])&gt;0;VLOOKUP([.$D100];[MMC.$A$7:.$N$102];8;0);IF(LEN([.$E100])&gt;0;VLOOKUP([.$E100];[.$A$7:.$S$102];19;0);[.K100]));&quot;&quot;)">
            <text:p/>
          </table:table-cell>
          <table:table-cell table:formula="of:=CONCATENATE(IF(LEN([.$D100])&gt;0;VLOOKUP([.$D100];[MMC.$A$7:.$N$70];10;0);IF(LEN([.$E100])&gt;0;VLOOKUP([.$E100];[.$A$7:.$N$70];12;0);[.L100]));&quot;&quot;)">
            <text:p/>
          </table:table-cell>
          <table:table-cell table:formula="of:=CONCATENATE(IF(LEN([.$D100])&gt;0;VLOOKUP([.$D100];[MMC.$A$7:.$N$70];11;0);IF(LEN([.$E100])&gt;0;VLOOKUP([.$E100];[.$A$7:.$N$70];13;0);[.M100]));&quot;&quot;)">
            <text:p/>
          </table:table-cell>
          <table:table-cell table:formula="of:=CONCATENATE(IF(LEN([.$D100])&gt;0;VLOOKUP([.$D100];[MMC.$A$7:.$N$70];12;0);IF(LEN([.$E100])&gt;0;VLOOKUP([.$E100];[.$A$7:.$N$70];14;0);[.N10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1])+LEN([.E101])+LEN([.D101]))&gt;0;CONCATENATE([.B101];&quot;_&quot;;TEXT([.C101];&quot;00&quot;);&quot;_&quot;;[.Q10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101])&gt;0;[.H101];&quot;&quot;)">
            <text:p/>
          </table:table-cell>
          <table:table-cell table:content-validation-name="val12"/>
          <table:table-cell/>
          <table:table-cell table:formula="of:=IF([.H101]=&quot;N/C&quot;;&quot;&quot;;SUBSTITUTE(SUBSTITUTE(SUBSTITUTE([.H10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1])&gt;0;VLOOKUP([.$D101];[MMC.$A$7:.$N$102];4;0);IF(LEN([.$E101])&gt;0;VLOOKUP([.$E101];[.$A$7:.$O$102];15;0);[.F101]));&quot;&quot;)">
            <text:p/>
          </table:table-cell>
          <table:table-cell table:formula="of:=CONCATENATE(IF(LEN([.$D101])&gt;0;VLOOKUP([.$D101];[MMC.$A$7:.$N$70];5;0);IF(LEN([.$E101])&gt;0;VLOOKUP([.$E101];[.$A$7:.$P$70];16;0);[.H101]));&quot;&quot;)">
            <text:p/>
          </table:table-cell>
          <table:table-cell table:formula="of:=CONCATENATE(IF(LEN([.$D101])&gt;0;VLOOKUP([.$D101];[MMC.$A$7:.$N$102];6;0);IF(LEN([.$E101])&gt;0;VLOOKUP([.$E101];[.$A$7:.$Q$102];17;0);[.I101]));&quot;&quot;)">
            <text:p/>
          </table:table-cell>
          <table:table-cell table:formula="of:=CONCATENATE(IF(LEN([.$D101])&gt;0;VLOOKUP([.$D101];[MMC.$A$7:.$N$102];7;0);IF(LEN([.$E101])&gt;0;VLOOKUP([.$E101];[.$A$7:.$R$102];18;0);[.J101]));&quot;&quot;)">
            <text:p/>
          </table:table-cell>
          <table:table-cell table:formula="of:=CONCATENATE(IF(LEN([.$D101])&gt;0;VLOOKUP([.$D101];[MMC.$A$7:.$N$102];8;0);IF(LEN([.$E101])&gt;0;VLOOKUP([.$E101];[.$A$7:.$S$102];19;0);[.K101]));&quot;&quot;)">
            <text:p/>
          </table:table-cell>
          <table:table-cell table:formula="of:=CONCATENATE(IF(LEN([.$D101])&gt;0;VLOOKUP([.$D101];[MMC.$A$7:.$N$70];10;0);IF(LEN([.$E101])&gt;0;VLOOKUP([.$E101];[.$A$7:.$N$70];12;0);[.L101]));&quot;&quot;)">
            <text:p/>
          </table:table-cell>
          <table:table-cell table:formula="of:=CONCATENATE(IF(LEN([.$D101])&gt;0;VLOOKUP([.$D101];[MMC.$A$7:.$N$70];11;0);IF(LEN([.$E101])&gt;0;VLOOKUP([.$E101];[.$A$7:.$N$70];13;0);[.M101]));&quot;&quot;)">
            <text:p/>
          </table:table-cell>
          <table:table-cell table:formula="of:=CONCATENATE(IF(LEN([.$D101])&gt;0;VLOOKUP([.$D101];[MMC.$A$7:.$N$70];12;0);IF(LEN([.$E101])&gt;0;VLOOKUP([.$E101];[.$A$7:.$N$70];14;0);[.N10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2])+LEN([.E102])+LEN([.D102]))&gt;0;CONCATENATE([.B102];&quot;_&quot;;TEXT([.C102];&quot;00&quot;);&quot;_&quot;;[.Q10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102])&gt;0;[.H102];&quot;&quot;)">
            <text:p/>
          </table:table-cell>
          <table:table-cell table:content-validation-name="val12"/>
          <table:table-cell/>
          <table:table-cell table:formula="of:=IF([.H102]=&quot;N/C&quot;;&quot;&quot;;SUBSTITUTE(SUBSTITUTE(SUBSTITUTE([.H10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2])&gt;0;VLOOKUP([.$D102];[MMC.$A$7:.$N$102];4;0);IF(LEN([.$E102])&gt;0;VLOOKUP([.$E102];[.$A$7:.$O$102];15;0);[.F102]));&quot;&quot;)">
            <text:p/>
          </table:table-cell>
          <table:table-cell table:formula="of:=CONCATENATE(IF(LEN([.$D102])&gt;0;VLOOKUP([.$D102];[MMC.$A$7:.$N$70];5;0);IF(LEN([.$E102])&gt;0;VLOOKUP([.$E102];[.$A$7:.$P$70];16;0);[.H102]));&quot;&quot;)">
            <text:p/>
          </table:table-cell>
          <table:table-cell table:formula="of:=CONCATENATE(IF(LEN([.$D102])&gt;0;VLOOKUP([.$D102];[MMC.$A$7:.$N$102];6;0);IF(LEN([.$E102])&gt;0;VLOOKUP([.$E102];[.$A$7:.$Q$102];17;0);[.I102]));&quot;&quot;)">
            <text:p/>
          </table:table-cell>
          <table:table-cell table:formula="of:=CONCATENATE(IF(LEN([.$D102])&gt;0;VLOOKUP([.$D102];[MMC.$A$7:.$N$102];7;0);IF(LEN([.$E102])&gt;0;VLOOKUP([.$E102];[.$A$7:.$R$102];18;0);[.J102]));&quot;&quot;)">
            <text:p/>
          </table:table-cell>
          <table:table-cell table:formula="of:=CONCATENATE(IF(LEN([.$D102])&gt;0;VLOOKUP([.$D102];[MMC.$A$7:.$N$102];8;0);IF(LEN([.$E102])&gt;0;VLOOKUP([.$E102];[.$A$7:.$S$102];19;0);[.K102]));&quot;&quot;)">
            <text:p/>
          </table:table-cell>
          <table:table-cell table:formula="of:=CONCATENATE(IF(LEN([.$D102])&gt;0;VLOOKUP([.$D102];[MMC.$A$7:.$N$70];10;0);IF(LEN([.$E102])&gt;0;VLOOKUP([.$E102];[.$A$7:.$N$70];12;0);[.L102]));&quot;&quot;)">
            <text:p/>
          </table:table-cell>
          <table:table-cell table:formula="of:=CONCATENATE(IF(LEN([.$D102])&gt;0;VLOOKUP([.$D102];[MMC.$A$7:.$N$70];11;0);IF(LEN([.$E102])&gt;0;VLOOKUP([.$E102];[.$A$7:.$N$70];13;0);[.M102]));&quot;&quot;)">
            <text:p/>
          </table:table-cell>
          <table:table-cell table:formula="of:=CONCATENATE(IF(LEN([.$D102])&gt;0;VLOOKUP([.$D102];[MMC.$A$7:.$N$70];12;0);IF(LEN([.$E102])&gt;0;VLOOKUP([.$E102];[.$A$7:.$N$70];14;0);[.N102]));&quot;&quot;)">
            <text:p/>
          </table:table-cell>
          <table:table-cell table:content-validation-name="val14"/>
          <table:table-cell table:number-columns-repeated="1001"/>
        </table:table-row>
      </table:table>
      <table:table table:name="uCANca Info" table:style-name="ta4">
        <table:table-column table:style-name="co32" table:default-cell-style-name="ce239"/>
        <table:table-column table:style-name="co8" table:default-cell-style-name="ce241"/>
        <table:table-column table:style-name="co33" table:default-cell-style-name="ce239"/>
        <table:table-column table:style-name="co34" table:default-cell-style-name="ce239"/>
        <table:table-column table:style-name="co8" table:default-cell-style-name="ce239"/>
        <table:table-column table:style-name="co8" table:default-cell-style-name="ce241"/>
        <table:table-column table:style-name="co35" table:default-cell-style-name="ce239"/>
        <table:table-column table:style-name="co36" table:number-columns-repeated="2" table:default-cell-style-name="ce239"/>
        <table:table-column table:style-name="co36" table:default-cell-style-name="ce241"/>
        <table:table-column table:style-name="co37" table:default-cell-style-name="ce241"/>
        <table:table-column table:style-name="co8" table:number-columns-repeated="1012" table:default-cell-style-name="ce241"/>
        <table:table-column table:style-name="co8" table:default-cell-style-name="Default"/>
        <table:table-row table:style-name="ro10">
          <table:table-cell table:style-name="ce200" office:value-type="string" calcext:value-type="string">
            <text:p>SUBSYSTEM</text:p>
          </table:table-cell>
          <table:table-cell table:style-name="ce240" office:value-type="string" calcext:value-type="string">
            <text:p>PIN</text:p>
          </table:table-cell>
          <table:table-cell table:style-name="ce200" office:value-type="string" calcext:value-type="string">
            <text:p>SIGNAL</text:p>
          </table:table-cell>
          <table:table-cell table:style-name="ce200" office:value-type="string" calcext:value-type="string">
            <text:p>TYPE</text:p>
          </table:table-cell>
          <table:table-cell table:style-name="ce200" office:value-type="string" calcext:value-type="string">
            <text:p>Direction</text:p>
          </table:table-cell>
          <table:table-cell table:style-name="ce240" office:value-type="string" calcext:value-type="string">
            <text:p>RESERVED?</text:p>
          </table:table-cell>
          <table:table-cell table:style-name="ce200" office:value-type="string" calcext:value-type="string">
            <text:p>LABEL</text:p>
          </table:table-cell>
          <table:table-cell table:style-name="ce200" office:value-type="string" calcext:value-type="string">
            <text:p>Conversion</text:p>
          </table:table-cell>
          <table:table-cell table:style-name="ce200" office:value-type="string" calcext:value-type="string">
            <text:p>puntero</text:p>
          </table:table-cell>
          <table:table-cell table:style-name="ce240" office:value-type="string" calcext:value-type="string">
            <text:p>IMPORT?</text:p>
          </table:table-cell>
          <table:table-cell table:style-name="ce240" office:value-type="string" calcext:value-type="string">
            <text:p>Final Import</text:p>
          </table:table-cell>
          <table:table-cell table:style-name="ce280" table:number-columns-repeated="19"/>
          <table:table-cell table:style-name="ce284" table:number-columns-repeated="993"/>
          <table:table-cell/>
        </table:table-row>
        <table:table-row table:style-name="ro10">
          <table:table-cell table:style-name="ce200" office:value-type="string" calcext:value-type="string" table:number-columns-spanned="10" table:number-rows-spanned="1">
            <text:p>MCU</text:p>
          </table:table-cell>
          <table:covered-table-cell table:style-name="ce240"/>
          <table:covered-table-cell table:number-columns-repeated="3" table:style-name="ce200"/>
          <table:covered-table-cell table:style-name="ce240"/>
          <table:covered-table-cell table:number-columns-repeated="3" table:style-name="ce200"/>
          <table:covered-table-cell table:style-name="ce240"/>
          <table:table-cell table:style-name="ce280" table:number-columns-repeated="20"/>
          <table:table-cell table:style-name="ce284" table:number-columns-repeated="993"/>
          <table:table-cell/>
        </table:table-row>
        <table:table-row table:style-name="ro5">
          <table:table-cell table:style-name="ce201" table:formula="of:=CONCATENATE([$MMC.B7];&quot;&quot;)" office:value-type="string" office:string-value="MCU" calcext:value-type="string">
            <text:p>MCU</text:p>
          </table:table-cell>
          <table:table-cell table:style-name="ce201" table:formula="of:=CONCATENATE([$MMC.C7];&quot;&quot;)" office:value-type="string" office:string-value="1" calcext:value-type="string">
            <text:p>1</text:p>
          </table:table-cell>
          <table:table-cell table:style-name="ce201" table:formula="of:=CONCATENATE([$MMC.F7];&quot;&quot;)" office:value-type="string" office:string-value="GND" calcext:value-type="string">
            <text:p>GND</text:p>
          </table:table-cell>
          <table:table-cell table:style-name="ce242" table:formula="of:=CONCATENATE([$MMC.H7];&quot;&quot;)" office:value-type="string" office:string-value="Power" calcext:value-type="string">
            <text:p>Power</text:p>
          </table:table-cell>
          <table:table-cell table:style-name="ce242" table:formula="of:=IF(LEN([MMC.I7])&gt;0;[MMC.I7];&quot;&quot;)" office:value-type="string" office:string-value="input" calcext:value-type="string">
            <text:p>in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7];&quot;&quot;)" office:value-type="string" office:string-value="GND" calcext:value-type="string">
            <text:p>GND</text:p>
          </table:table-cell>
          <table:table-cell table:style-name="ce201" table:formula="of:=CONCATENATE([$MMC.L7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3]=&quot;YES&quot;;[.F3]=&quot;NO&quot;;LEN([.C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8];&quot;&quot;)" office:value-type="string" office:string-value="MCU" calcext:value-type="string">
            <text:p>MCU</text:p>
          </table:table-cell>
          <table:table-cell table:style-name="ce201" table:formula="of:=CONCATENATE([$MMC.C8];&quot;&quot;)" office:value-type="string" office:string-value="2" calcext:value-type="string">
            <text:p>2</text:p>
          </table:table-cell>
          <table:table-cell table:style-name="ce201" table:formula="of:=CONCATENATE([$MMC.F8];&quot;&quot;)" office:value-type="string" office:string-value="UARTRX" calcext:value-type="string">
            <text:p>UARTRX</text:p>
          </table:table-cell>
          <table:table-cell table:style-name="ce242" table:formula="of:=CONCATENATE([$MMC.H8];&quot;&quot;)" office:value-type="string" office:string-value="Bus" calcext:value-type="string">
            <text:p>Bus</text:p>
          </table:table-cell>
          <table:table-cell table:style-name="ce242" table:formula="of:=IF(LEN([MMC.I8])&gt;0;[MMC.I8];&quot;&quot;)" office:value-type="string" office:string-value="input" calcext:value-type="string">
            <text:p>in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8];&quot;&quot;)" office:value-type="string" office:string-value="UARTRX" calcext:value-type="string">
            <text:p>UARTRX</text:p>
          </table:table-cell>
          <table:table-cell table:style-name="ce201" table:formula="of:=CONCATENATE([$MMC.L8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4]=&quot;YES&quot;;[.F4]=&quot;NO&quot;;LEN([.C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9];&quot;&quot;)" office:value-type="string" office:string-value="MCU" calcext:value-type="string">
            <text:p>MCU</text:p>
          </table:table-cell>
          <table:table-cell table:style-name="ce201" table:formula="of:=CONCATENATE([$MMC.C9];&quot;&quot;)" office:value-type="string" office:string-value="3" calcext:value-type="string">
            <text:p>3</text:p>
          </table:table-cell>
          <table:table-cell table:style-name="ce201" table:formula="of:=CONCATENATE([$MMC.F9];&quot;&quot;)" office:value-type="string" office:string-value="UARTTX" calcext:value-type="string">
            <text:p>UARTTX</text:p>
          </table:table-cell>
          <table:table-cell table:style-name="ce242" table:formula="of:=CONCATENATE([$MMC.H9];&quot;&quot;)" office:value-type="string" office:string-value="Bus" calcext:value-type="string">
            <text:p>Bus</text:p>
          </table:table-cell>
          <table:table-cell table:style-name="ce242" table:formula="of:=IF(LEN([MMC.I9])&gt;0;[MMC.I9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9];&quot;&quot;)" office:value-type="string" office:string-value="UARTTX" calcext:value-type="string">
            <text:p>UARTTX</text:p>
          </table:table-cell>
          <table:table-cell table:style-name="ce201" table:formula="of:=CONCATENATE([$MMC.L9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5]=&quot;YES&quot;;[.F5]=&quot;NO&quot;;LEN([.C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10];&quot;&quot;)" office:value-type="string" office:string-value="MCU" calcext:value-type="string">
            <text:p>MCU</text:p>
          </table:table-cell>
          <table:table-cell table:style-name="ce201" table:formula="of:=CONCATENATE([$MMC.C10];&quot;&quot;)" office:value-type="string" office:string-value="4" calcext:value-type="string">
            <text:p>4</text:p>
          </table:table-cell>
          <table:table-cell table:style-name="ce201" table:formula="of:=CONCATENATE([$MMC.F10];&quot;&quot;)" office:value-type="string" office:string-value="LCD5" calcext:value-type="string">
            <text:p>LCD5</text:p>
          </table:table-cell>
          <table:table-cell table:style-name="ce242" table:formula="of:=CONCATENATE([$MMC.H10];&quot;&quot;)" office:value-type="string" office:string-value="PWM" calcext:value-type="string">
            <text:p>PWM</text:p>
          </table:table-cell>
          <table:table-cell table:style-name="ce242" table:formula="of:=IF(LEN([MMC.I10])&gt;0;[MMC.I10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10];&quot;&quot;)" office:value-type="string" office:string-value="LCD5" calcext:value-type="string">
            <text:p>LCD5</text:p>
          </table:table-cell>
          <table:table-cell table:style-name="ce201" table:formula="of:=CONCATENATE([$MMC.L10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6]=&quot;YES&quot;;[.F6]=&quot;NO&quot;;LEN([.C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11];&quot;&quot;)" office:value-type="string" office:string-value="MCU" calcext:value-type="string">
            <text:p>MCU</text:p>
          </table:table-cell>
          <table:table-cell table:style-name="ce201" table:formula="of:=CONCATENATE([$MMC.C11];&quot;&quot;)" office:value-type="string" office:string-value="5" calcext:value-type="string">
            <text:p>5</text:p>
          </table:table-cell>
          <table:table-cell table:style-name="ce201" table:formula="of:=CONCATENATE([$MMC.F11];&quot;&quot;)" office:value-type="string" office:string-value="CANTX" calcext:value-type="string">
            <text:p>CANTX</text:p>
          </table:table-cell>
          <table:table-cell table:style-name="ce242" table:formula="of:=CONCATENATE([$MMC.H11];&quot;&quot;)" office:value-type="string" office:string-value="CAN" calcext:value-type="string">
            <text:p>CAN</text:p>
          </table:table-cell>
          <table:table-cell table:style-name="ce242" table:formula="of:=IF(LEN([MMC.I11])&gt;0;[MMC.I11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11];&quot;&quot;)" office:value-type="string" office:string-value="CANTX" calcext:value-type="string">
            <text:p>CANTX</text:p>
          </table:table-cell>
          <table:table-cell table:style-name="ce201" table:formula="of:=CONCATENATE([$MMC.L11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7]=&quot;YES&quot;;[.F7]=&quot;NO&quot;;LEN([.C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12];&quot;&quot;)" office:value-type="string" office:string-value="MCU" calcext:value-type="string">
            <text:p>MCU</text:p>
          </table:table-cell>
          <table:table-cell table:style-name="ce201" table:formula="of:=CONCATENATE([$MMC.C12];&quot;&quot;)" office:value-type="string" office:string-value="6" calcext:value-type="string">
            <text:p>6</text:p>
          </table:table-cell>
          <table:table-cell table:style-name="ce201" table:formula="of:=CONCATENATE([$MMC.F12];&quot;&quot;)" office:value-type="string" office:string-value="CANRX" calcext:value-type="string">
            <text:p>CANRX</text:p>
          </table:table-cell>
          <table:table-cell table:style-name="ce242" table:formula="of:=CONCATENATE([$MMC.H12];&quot;&quot;)" office:value-type="string" office:string-value="CAN" calcext:value-type="string">
            <text:p>CAN</text:p>
          </table:table-cell>
          <table:table-cell table:style-name="ce242" table:formula="of:=IF(LEN([MMC.I12])&gt;0;[MMC.I12];&quot;&quot;)" office:value-type="string" office:string-value="input" calcext:value-type="string">
            <text:p>in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12];&quot;&quot;)" office:value-type="string" office:string-value="CANRX" calcext:value-type="string">
            <text:p>CANRX</text:p>
          </table:table-cell>
          <table:table-cell table:style-name="ce201" table:formula="of:=CONCATENATE([$MMC.L12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8]=&quot;YES&quot;;[.F8]=&quot;NO&quot;;LEN([.C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13];&quot;&quot;)" office:value-type="string" office:string-value="MCU" calcext:value-type="string">
            <text:p>MCU</text:p>
          </table:table-cell>
          <table:table-cell table:style-name="ce201" table:formula="of:=CONCATENATE([$MMC.C13];&quot;&quot;)" office:value-type="string" office:string-value="7" calcext:value-type="string">
            <text:p>7</text:p>
          </table:table-cell>
          <table:table-cell table:style-name="ce201" table:formula="of:=CONCATENATE([$MMC.F13];&quot;&quot;)" office:value-type="string" office:string-value="DC2PWM_STPENB" calcext:value-type="string">
            <text:p>DC2PWM_STPENB</text:p>
          </table:table-cell>
          <table:table-cell table:style-name="ce242" table:formula="of:=CONCATENATE([$MMC.H13];&quot;&quot;)" office:value-type="string" office:string-value="DO" calcext:value-type="string">
            <text:p>DO</text:p>
          </table:table-cell>
          <table:table-cell table:style-name="ce242" table:formula="of:=IF(LEN([MMC.I13])&gt;0;[MMC.I13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13];&quot;&quot;)" office:value-type="string" office:string-value="DC2PWM_STPENB" calcext:value-type="string">
            <text:p>DC2PWM_STPENB</text:p>
          </table:table-cell>
          <table:table-cell table:style-name="ce201" table:formula="of:=CONCATENATE([$MMC.L13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9]=&quot;YES&quot;;[.F9]=&quot;NO&quot;;LEN([.C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14];&quot;&quot;)" office:value-type="string" office:string-value="MCU" calcext:value-type="string">
            <text:p>MCU</text:p>
          </table:table-cell>
          <table:table-cell table:style-name="ce201" table:formula="of:=CONCATENATE([$MMC.C14];&quot;&quot;)" office:value-type="string" office:string-value="8" calcext:value-type="string">
            <text:p>8</text:p>
          </table:table-cell>
          <table:table-cell table:style-name="ce201" table:formula="of:=CONCATENATE([$MMC.F14];&quot;&quot;)" office:value-type="string" office:string-value="DCPWM_STPENB" calcext:value-type="string">
            <text:p>DCPWM_STPENB</text:p>
          </table:table-cell>
          <table:table-cell table:style-name="ce242" table:formula="of:=CONCATENATE([$MMC.H14];&quot;&quot;)" office:value-type="string" office:string-value="DO" calcext:value-type="string">
            <text:p>DO</text:p>
          </table:table-cell>
          <table:table-cell table:style-name="ce242" table:formula="of:=IF(LEN([MMC.I14])&gt;0;[MMC.I14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14];&quot;&quot;)" office:value-type="string" office:string-value="DCPWM_STPENB" calcext:value-type="string">
            <text:p>DCPWM_STPENB</text:p>
          </table:table-cell>
          <table:table-cell table:style-name="ce201" table:formula="of:=CONCATENATE([$MMC.L14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10]=&quot;YES&quot;;[.F10]=&quot;NO&quot;;LEN([.C1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15];&quot;&quot;)" office:value-type="string" office:string-value="MCU" calcext:value-type="string">
            <text:p>MCU</text:p>
          </table:table-cell>
          <table:table-cell table:style-name="ce201" table:formula="of:=CONCATENATE([$MMC.C15];&quot;&quot;)" office:value-type="string" office:string-value="9" calcext:value-type="string">
            <text:p>9</text:p>
          </table:table-cell>
          <table:table-cell table:style-name="ce201" table:formula="of:=CONCATENATE([$MMC.F15];&quot;&quot;)" office:value-type="string" office:string-value="LCD7" calcext:value-type="string">
            <text:p>LCD7</text:p>
          </table:table-cell>
          <table:table-cell table:style-name="ce242" table:formula="of:=CONCATENATE([$MMC.H15];&quot;&quot;)" office:value-type="string" office:string-value="DO" calcext:value-type="string">
            <text:p>DO</text:p>
          </table:table-cell>
          <table:table-cell table:style-name="ce242" table:formula="of:=IF(LEN([MMC.I15])&gt;0;[MMC.I15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15];&quot;&quot;)" office:value-type="string" office:string-value="LCD7" calcext:value-type="string">
            <text:p>LCD7</text:p>
          </table:table-cell>
          <table:table-cell table:style-name="ce201" table:formula="of:=CONCATENATE([$MMC.L15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11]=&quot;YES&quot;;[.F11]=&quot;NO&quot;;LEN([.C1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16];&quot;&quot;)" office:value-type="string" office:string-value="MCU" calcext:value-type="string">
            <text:p>MCU</text:p>
          </table:table-cell>
          <table:table-cell table:style-name="ce201" table:formula="of:=CONCATENATE([$MMC.C16];&quot;&quot;)" office:value-type="string" office:string-value="10" calcext:value-type="string">
            <text:p>10</text:p>
          </table:table-cell>
          <table:table-cell table:style-name="ce201" table:formula="of:=CONCATENATE([$MMC.F16];&quot;&quot;)" office:value-type="string" office:string-value="TM1638D_LCDRS" calcext:value-type="string">
            <text:p>TM1638D_LCDRS</text:p>
          </table:table-cell>
          <table:table-cell table:style-name="ce242" table:formula="of:=CONCATENATE([$MMC.H16];&quot;&quot;)" office:value-type="string" office:string-value="DO" calcext:value-type="string">
            <text:p>DO</text:p>
          </table:table-cell>
          <table:table-cell table:style-name="ce242" table:formula="of:=IF(LEN([MMC.I16])&gt;0;[MMC.I16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16];&quot;&quot;)" office:value-type="string" office:string-value="TM1638D_LCDRS" calcext:value-type="string">
            <text:p>TM1638D_LCDRS</text:p>
          </table:table-cell>
          <table:table-cell table:style-name="ce201" table:formula="of:=CONCATENATE([$MMC.L16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12]=&quot;YES&quot;;[.F12]=&quot;NO&quot;;LEN([.C1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17];&quot;&quot;)" office:value-type="string" office:string-value="MCU" calcext:value-type="string">
            <text:p>MCU</text:p>
          </table:table-cell>
          <table:table-cell table:style-name="ce201" table:formula="of:=CONCATENATE([$MMC.C17];&quot;&quot;)" office:value-type="string" office:string-value="11" calcext:value-type="string">
            <text:p>11</text:p>
          </table:table-cell>
          <table:table-cell table:style-name="ce201" table:formula="of:=CONCATENATE([$MMC.F17];&quot;&quot;)" office:value-type="string" office:string-value="TM1638CLK_LCDENB" calcext:value-type="string">
            <text:p>TM1638CLK_LCDENB</text:p>
          </table:table-cell>
          <table:table-cell table:style-name="ce242" table:formula="of:=CONCATENATE([$MMC.H17];&quot;&quot;)" office:value-type="string" office:string-value="DO" calcext:value-type="string">
            <text:p>DO</text:p>
          </table:table-cell>
          <table:table-cell table:style-name="ce242" table:formula="of:=IF(LEN([MMC.I17])&gt;0;[MMC.I17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17];&quot;&quot;)" office:value-type="string" office:string-value="TM1638CLK_LCDENB" calcext:value-type="string">
            <text:p>TM1638CLK_LCDENB</text:p>
          </table:table-cell>
          <table:table-cell table:style-name="ce201" table:formula="of:=CONCATENATE([$MMC.L17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13]=&quot;YES&quot;;[.F13]=&quot;NO&quot;;LEN([.C1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18];&quot;&quot;)" office:value-type="string" office:string-value="MCU" calcext:value-type="string">
            <text:p>MCU</text:p>
          </table:table-cell>
          <table:table-cell table:style-name="ce201" table:formula="of:=CONCATENATE([$MMC.C18];&quot;&quot;)" office:value-type="string" office:string-value="12" calcext:value-type="string">
            <text:p>12</text:p>
          </table:table-cell>
          <table:table-cell table:style-name="ce201" table:formula="of:=CONCATENATE([$MMC.F18];&quot;&quot;)" office:value-type="string" office:string-value="TM1638STB_LCD4" calcext:value-type="string">
            <text:p>TM1638STB_LCD4</text:p>
          </table:table-cell>
          <table:table-cell table:style-name="ce242" table:formula="of:=CONCATENATE([$MMC.H18];&quot;&quot;)" office:value-type="string" office:string-value="DO" calcext:value-type="string">
            <text:p>DO</text:p>
          </table:table-cell>
          <table:table-cell table:style-name="ce242" table:formula="of:=IF(LEN([MMC.I18])&gt;0;[MMC.I18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18];&quot;&quot;)" office:value-type="string" office:string-value="TM1638STB_LCD4" calcext:value-type="string">
            <text:p>TM1638STB_LCD4</text:p>
          </table:table-cell>
          <table:table-cell table:style-name="ce201" table:formula="of:=CONCATENATE([$MMC.L18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14]=&quot;YES&quot;;[.F14]=&quot;NO&quot;;LEN([.C1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19];&quot;&quot;)" office:value-type="string" office:string-value="MCU" calcext:value-type="string">
            <text:p>MCU</text:p>
          </table:table-cell>
          <table:table-cell table:style-name="ce201" table:formula="of:=CONCATENATE([$MMC.C19];&quot;&quot;)" office:value-type="string" office:string-value="13" calcext:value-type="string">
            <text:p>13</text:p>
          </table:table-cell>
          <table:table-cell table:style-name="ce201" table:formula="of:=CONCATENATE([$MMC.F19];&quot;&quot;)" office:value-type="string" office:string-value="STP2IN2" calcext:value-type="string">
            <text:p>STP2IN2</text:p>
          </table:table-cell>
          <table:table-cell table:style-name="ce242" table:formula="of:=CONCATENATE([$MMC.H19];&quot;&quot;)" office:value-type="string" office:string-value="DO" calcext:value-type="string">
            <text:p>DO</text:p>
          </table:table-cell>
          <table:table-cell table:style-name="ce242" table:formula="of:=IF(LEN([MMC.I19])&gt;0;[MMC.I19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19];&quot;&quot;)" office:value-type="string" office:string-value="STP2IN2" calcext:value-type="string">
            <text:p>STP2IN2</text:p>
          </table:table-cell>
          <table:table-cell table:style-name="ce201" table:formula="of:=CONCATENATE([$MMC.L19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15]=&quot;YES&quot;;[.F15]=&quot;NO&quot;;LEN([.C1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20];&quot;&quot;)" office:value-type="string" office:string-value="MCU" calcext:value-type="string">
            <text:p>MCU</text:p>
          </table:table-cell>
          <table:table-cell table:style-name="ce201" table:formula="of:=CONCATENATE([$MMC.C20];&quot;&quot;)" office:value-type="string" office:string-value="14" calcext:value-type="string">
            <text:p>14</text:p>
          </table:table-cell>
          <table:table-cell table:style-name="ce201" table:formula="of:=CONCATENATE([$MMC.F20];&quot;&quot;)" office:value-type="string" office:string-value="STP2IN1" calcext:value-type="string">
            <text:p>STP2IN1</text:p>
          </table:table-cell>
          <table:table-cell table:style-name="ce242" table:formula="of:=CONCATENATE([$MMC.H20];&quot;&quot;)" office:value-type="string" office:string-value="DO" calcext:value-type="string">
            <text:p>DO</text:p>
          </table:table-cell>
          <table:table-cell table:style-name="ce242" table:formula="of:=IF(LEN([MMC.I20])&gt;0;[MMC.I20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20];&quot;&quot;)" office:value-type="string" office:string-value="STP2IN1" calcext:value-type="string">
            <text:p>STP2IN1</text:p>
          </table:table-cell>
          <table:table-cell table:style-name="ce201" table:formula="of:=CONCATENATE([$MMC.L20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16]=&quot;YES&quot;;[.F16]=&quot;NO&quot;;LEN([.C1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21];&quot;&quot;)" office:value-type="string" office:string-value="MCU" calcext:value-type="string">
            <text:p>MCU</text:p>
          </table:table-cell>
          <table:table-cell table:style-name="ce201" table:formula="of:=CONCATENATE([$MMC.C21];&quot;&quot;)" office:value-type="string" office:string-value="15" calcext:value-type="string">
            <text:p>15</text:p>
          </table:table-cell>
          <table:table-cell table:style-name="ce201" table:formula="of:=CONCATENATE([$MMC.F21];&quot;&quot;)" office:value-type="string" office:string-value="DC2IN4_STP2IN4" calcext:value-type="string">
            <text:p>DC2IN4_STP2IN4</text:p>
          </table:table-cell>
          <table:table-cell table:style-name="ce242" table:formula="of:=CONCATENATE([$MMC.H21];&quot;&quot;)" office:value-type="string" office:string-value="DO" calcext:value-type="string">
            <text:p>DO</text:p>
          </table:table-cell>
          <table:table-cell table:style-name="ce242" table:formula="of:=IF(LEN([MMC.I21])&gt;0;[MMC.I21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21];&quot;&quot;)" office:value-type="string" office:string-value="DC2IN4_STP2IN4" calcext:value-type="string">
            <text:p>DC2IN4_STP2IN4</text:p>
          </table:table-cell>
          <table:table-cell table:style-name="ce201" table:formula="of:=CONCATENATE([$MMC.L21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17]=&quot;YES&quot;;[.F17]=&quot;NO&quot;;LEN([.C1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22];&quot;&quot;)" office:value-type="string" office:string-value="MCU" calcext:value-type="string">
            <text:p>MCU</text:p>
          </table:table-cell>
          <table:table-cell table:style-name="ce201" table:formula="of:=CONCATENATE([$MMC.C22];&quot;&quot;)" office:value-type="string" office:string-value="16" calcext:value-type="string">
            <text:p>16</text:p>
          </table:table-cell>
          <table:table-cell table:style-name="ce201" table:formula="of:=CONCATENATE([$MMC.F22];&quot;&quot;)" office:value-type="string" office:string-value="DC2IN3_STP2IN3" calcext:value-type="string">
            <text:p>DC2IN3_STP2IN3</text:p>
          </table:table-cell>
          <table:table-cell table:style-name="ce242" table:formula="of:=CONCATENATE([$MMC.H22];&quot;&quot;)" office:value-type="string" office:string-value="DO" calcext:value-type="string">
            <text:p>DO</text:p>
          </table:table-cell>
          <table:table-cell table:style-name="ce242" table:formula="of:=IF(LEN([MMC.I22])&gt;0;[MMC.I22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22];&quot;&quot;)" office:value-type="string" office:string-value="DC2IN3_STP2IN3" calcext:value-type="string">
            <text:p>DC2IN3_STP2IN3</text:p>
          </table:table-cell>
          <table:table-cell table:style-name="ce201" table:formula="of:=CONCATENATE([$MMC.L22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18]=&quot;YES&quot;;[.F18]=&quot;NO&quot;;LEN([.C1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23];&quot;&quot;)" office:value-type="string" office:string-value="MCU" calcext:value-type="string">
            <text:p>MCU</text:p>
          </table:table-cell>
          <table:table-cell table:style-name="ce201" table:formula="of:=CONCATENATE([$MMC.C23];&quot;&quot;)" office:value-type="string" office:string-value="17" calcext:value-type="string">
            <text:p>17</text:p>
          </table:table-cell>
          <table:table-cell table:style-name="ce201" table:formula="of:=CONCATENATE([$MMC.F23];&quot;&quot;)" office:value-type="string" office:string-value="STPIN2" calcext:value-type="string">
            <text:p>STPIN2</text:p>
          </table:table-cell>
          <table:table-cell table:style-name="ce242" table:formula="of:=CONCATENATE([$MMC.H23];&quot;&quot;)" office:value-type="string" office:string-value="DO" calcext:value-type="string">
            <text:p>DO</text:p>
          </table:table-cell>
          <table:table-cell table:style-name="ce242" table:formula="of:=IF(LEN([MMC.I23])&gt;0;[MMC.I23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23];&quot;&quot;)" office:value-type="string" office:string-value="STPIN2" calcext:value-type="string">
            <text:p>STPIN2</text:p>
          </table:table-cell>
          <table:table-cell table:style-name="ce201" table:formula="of:=CONCATENATE([$MMC.L23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19]=&quot;YES&quot;;[.F19]=&quot;NO&quot;;LEN([.C1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24];&quot;&quot;)" office:value-type="string" office:string-value="MCU" calcext:value-type="string">
            <text:p>MCU</text:p>
          </table:table-cell>
          <table:table-cell table:style-name="ce201" table:formula="of:=CONCATENATE([$MMC.C24];&quot;&quot;)" office:value-type="string" office:string-value="18" calcext:value-type="string">
            <text:p>18</text:p>
          </table:table-cell>
          <table:table-cell table:style-name="ce201" table:formula="of:=CONCATENATE([$MMC.F24];&quot;&quot;)" office:value-type="string" office:string-value="STPIN1" calcext:value-type="string">
            <text:p>STPIN1</text:p>
          </table:table-cell>
          <table:table-cell table:style-name="ce242" table:formula="of:=CONCATENATE([$MMC.H24];&quot;&quot;)" office:value-type="string" office:string-value="DO" calcext:value-type="string">
            <text:p>DO</text:p>
          </table:table-cell>
          <table:table-cell table:style-name="ce242" table:formula="of:=IF(LEN([MMC.I24])&gt;0;[MMC.I24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24];&quot;&quot;)" office:value-type="string" office:string-value="STPIN1" calcext:value-type="string">
            <text:p>STPIN1</text:p>
          </table:table-cell>
          <table:table-cell table:style-name="ce201" table:formula="of:=CONCATENATE([$MMC.L24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20]=&quot;YES&quot;;[.F20]=&quot;NO&quot;;LEN([.C2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25];&quot;&quot;)" office:value-type="string" office:string-value="MCU" calcext:value-type="string">
            <text:p>MCU</text:p>
          </table:table-cell>
          <table:table-cell table:style-name="ce201" table:formula="of:=CONCATENATE([$MMC.C25];&quot;&quot;)" office:value-type="string" office:string-value="19" calcext:value-type="string">
            <text:p>19</text:p>
          </table:table-cell>
          <table:table-cell table:style-name="ce201" table:formula="of:=CONCATENATE([$MMC.F25];&quot;&quot;)" office:value-type="string" office:string-value="LCD6" calcext:value-type="string">
            <text:p>LCD6</text:p>
          </table:table-cell>
          <table:table-cell table:style-name="ce242" table:formula="of:=CONCATENATE([$MMC.H25];&quot;&quot;)" office:value-type="string" office:string-value="PWM" calcext:value-type="string">
            <text:p>PWM</text:p>
          </table:table-cell>
          <table:table-cell table:style-name="ce242" table:formula="of:=IF(LEN([MMC.I25])&gt;0;[MMC.I25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25];&quot;&quot;)" office:value-type="string" office:string-value="LCD6" calcext:value-type="string">
            <text:p>LCD6</text:p>
          </table:table-cell>
          <table:table-cell table:style-name="ce201" table:formula="of:=CONCATENATE([$MMC.L25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21]=&quot;YES&quot;;[.F21]=&quot;NO&quot;;LEN([.C2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26];&quot;&quot;)" office:value-type="string" office:string-value="MCU" calcext:value-type="string">
            <text:p>MCU</text:p>
          </table:table-cell>
          <table:table-cell table:style-name="ce201" table:formula="of:=CONCATENATE([$MMC.C26];&quot;&quot;)" office:value-type="string" office:string-value="20" calcext:value-type="string">
            <text:p>20</text:p>
          </table:table-cell>
          <table:table-cell table:style-name="ce201" table:formula="of:=CONCATENATE([$MMC.F26];&quot;&quot;)" office:value-type="string" office:string-value="DCIN4_STPIN4" calcext:value-type="string">
            <text:p>DCIN4_STPIN4</text:p>
          </table:table-cell>
          <table:table-cell table:style-name="ce242" table:formula="of:=CONCATENATE([$MMC.H26];&quot;&quot;)" office:value-type="string" office:string-value="DO" calcext:value-type="string">
            <text:p>DO</text:p>
          </table:table-cell>
          <table:table-cell table:style-name="ce242" table:formula="of:=IF(LEN([MMC.I26])&gt;0;[MMC.I26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26];&quot;&quot;)" office:value-type="string" office:string-value="DCIN4_STPIN4" calcext:value-type="string">
            <text:p>DCIN4_STPIN4</text:p>
          </table:table-cell>
          <table:table-cell table:style-name="ce201" table:formula="of:=CONCATENATE([$MMC.L26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22]=&quot;YES&quot;;[.F22]=&quot;NO&quot;;LEN([.C2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27];&quot;&quot;)" office:value-type="string" office:string-value="MCU" calcext:value-type="string">
            <text:p>MCU</text:p>
          </table:table-cell>
          <table:table-cell table:style-name="ce201" table:formula="of:=CONCATENATE([$MMC.C27];&quot;&quot;)" office:value-type="string" office:string-value="21" calcext:value-type="string">
            <text:p>21</text:p>
          </table:table-cell>
          <table:table-cell table:style-name="ce201" table:formula="of:=CONCATENATE([$MMC.F27];&quot;&quot;)" office:value-type="string" office:string-value="DCIN3_STPIN3" calcext:value-type="string">
            <text:p>DCIN3_STPIN3</text:p>
          </table:table-cell>
          <table:table-cell table:style-name="ce242" table:formula="of:=CONCATENATE([$MMC.H27];&quot;&quot;)" office:value-type="string" office:string-value="DO" calcext:value-type="string">
            <text:p>DO</text:p>
          </table:table-cell>
          <table:table-cell table:style-name="ce242" table:formula="of:=IF(LEN([MMC.I27])&gt;0;[MMC.I27];&quot;&quot;)" office:value-type="string" office:string-value="output" calcext:value-type="string">
            <text:p>out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27];&quot;&quot;)" office:value-type="string" office:string-value="DCIN3_STPIN3" calcext:value-type="string">
            <text:p>DCIN3_STPIN3</text:p>
          </table:table-cell>
          <table:table-cell table:style-name="ce201" table:formula="of:=CONCATENATE([$MMC.L27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23]=&quot;YES&quot;;[.F23]=&quot;NO&quot;;LEN([.C2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28];&quot;&quot;)" office:value-type="string" office:string-value="MCU" calcext:value-type="string">
            <text:p>MCU</text:p>
          </table:table-cell>
          <table:table-cell table:style-name="ce201" table:formula="of:=CONCATENATE([$MMC.C28];&quot;&quot;)" office:value-type="string" office:string-value="22" calcext:value-type="string">
            <text:p>22</text:p>
          </table:table-cell>
          <table:table-cell table:style-name="ce201" table:formula="of:=CONCATENATE([$MMC.F28];&quot;&quot;)" office:value-type="string" office:string-value="ENDSWITCH_BCD_SLID1" calcext:value-type="string">
            <text:p>ENDSWITCH_BCD_SLID1</text:p>
          </table:table-cell>
          <table:table-cell table:style-name="ce242" table:formula="of:=CONCATENATE([$MMC.H28];&quot;&quot;)" office:value-type="string" office:string-value="DI" calcext:value-type="string">
            <text:p>DI</text:p>
          </table:table-cell>
          <table:table-cell table:style-name="ce242" table:formula="of:=IF(LEN([MMC.I28])&gt;0;[MMC.I28];&quot;&quot;)" office:value-type="string" office:string-value="input" calcext:value-type="string">
            <text:p>in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28];&quot;&quot;)" office:value-type="string" office:string-value="ENDSWITCH_BCD_SLID1" calcext:value-type="string">
            <text:p>ENDSWITCH_BCD_SLID1</text:p>
          </table:table-cell>
          <table:table-cell table:style-name="ce201" table:formula="of:=CONCATENATE([$MMC.L28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24]=&quot;YES&quot;;[.F24]=&quot;NO&quot;;LEN([.C2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29];&quot;&quot;)" office:value-type="string" office:string-value="MCU" calcext:value-type="string">
            <text:p>MCU</text:p>
          </table:table-cell>
          <table:table-cell table:style-name="ce201" table:formula="of:=CONCATENATE([$MMC.C29];&quot;&quot;)" office:value-type="string" office:string-value="23" calcext:value-type="string">
            <text:p>23</text:p>
          </table:table-cell>
          <table:table-cell table:style-name="ce201" table:formula="of:=CONCATENATE([$MMC.F29];&quot;&quot;)" office:value-type="string" office:string-value="ENDSWITCH_BCD_SLID2" calcext:value-type="string">
            <text:p>ENDSWITCH_BCD_SLID2</text:p>
          </table:table-cell>
          <table:table-cell table:style-name="ce242" table:formula="of:=CONCATENATE([$MMC.H29];&quot;&quot;)" office:value-type="string" office:string-value="DI" calcext:value-type="string">
            <text:p>DI</text:p>
          </table:table-cell>
          <table:table-cell table:style-name="ce242" table:formula="of:=IF(LEN([MMC.I29])&gt;0;[MMC.I29];&quot;&quot;)" office:value-type="string" office:string-value="input" calcext:value-type="string">
            <text:p>in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29];&quot;&quot;)" office:value-type="string" office:string-value="ENDSWITCH_BCD_SLID2" calcext:value-type="string">
            <text:p>ENDSWITCH_BCD_SLID2</text:p>
          </table:table-cell>
          <table:table-cell table:style-name="ce201" table:formula="of:=CONCATENATE([$MMC.L29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25]=&quot;YES&quot;;[.F25]=&quot;NO&quot;;LEN([.C2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30];&quot;&quot;)" office:value-type="string" office:string-value="MCU" calcext:value-type="string">
            <text:p>MCU</text:p>
          </table:table-cell>
          <table:table-cell table:style-name="ce201" table:formula="of:=CONCATENATE([$MMC.C30];&quot;&quot;)" office:value-type="string" office:string-value="24" calcext:value-type="string">
            <text:p>24</text:p>
          </table:table-cell>
          <table:table-cell table:style-name="ce201" table:formula="of:=CONCATENATE([$MMC.F30];&quot;&quot;)" office:value-type="string" office:string-value="ENDSWITCH_BCD_SLID3" calcext:value-type="string">
            <text:p>ENDSWITCH_BCD_SLID3</text:p>
          </table:table-cell>
          <table:table-cell table:style-name="ce242" table:formula="of:=CONCATENATE([$MMC.H30];&quot;&quot;)" office:value-type="string" office:string-value="DI" calcext:value-type="string">
            <text:p>DI</text:p>
          </table:table-cell>
          <table:table-cell table:style-name="ce242" table:formula="of:=IF(LEN([MMC.I30])&gt;0;[MMC.I30];&quot;&quot;)" office:value-type="string" office:string-value="input" calcext:value-type="string">
            <text:p>in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30];&quot;&quot;)" office:value-type="string" office:string-value="ENDSWITCH_BCD_SLID3" calcext:value-type="string">
            <text:p>ENDSWITCH_BCD_SLID3</text:p>
          </table:table-cell>
          <table:table-cell table:style-name="ce201" table:formula="of:=CONCATENATE([$MMC.L30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26]=&quot;YES&quot;;[.F26]=&quot;NO&quot;;LEN([.C2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31];&quot;&quot;)" office:value-type="string" office:string-value="MCU" calcext:value-type="string">
            <text:p>MCU</text:p>
          </table:table-cell>
          <table:table-cell table:style-name="ce201" table:formula="of:=CONCATENATE([$MMC.C31];&quot;&quot;)" office:value-type="string" office:string-value="25" calcext:value-type="string">
            <text:p>25</text:p>
          </table:table-cell>
          <table:table-cell table:style-name="ce201" table:formula="of:=CONCATENATE([$MMC.F31];&quot;&quot;)" office:value-type="string" office:string-value="ENDSWITCH_BCD_SLID4_LCDKEYB" calcext:value-type="string">
            <text:p>ENDSWITCH_BCD_SLID4_LCDKEYB</text:p>
          </table:table-cell>
          <table:table-cell table:style-name="ce242" table:formula="of:=CONCATENATE([$MMC.H31];&quot;&quot;)" office:value-type="string" office:string-value="DI" calcext:value-type="string">
            <text:p>DI</text:p>
          </table:table-cell>
          <table:table-cell table:style-name="ce242" table:formula="of:=IF(LEN([MMC.I31])&gt;0;[MMC.I31];&quot;&quot;)" office:value-type="string" office:string-value="input" calcext:value-type="string">
            <text:p>in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31];&quot;&quot;)" office:value-type="string" office:string-value="ENDSWITCH_BCD_SLID4_LCDKEYB" calcext:value-type="string">
            <text:p>ENDSWITCH_BCD_SLID4_LCDKEYB</text:p>
          </table:table-cell>
          <table:table-cell table:style-name="ce201" table:formula="of:=CONCATENATE([$MMC.L31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27]=&quot;YES&quot;;[.F27]=&quot;NO&quot;;LEN([.C2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32];&quot;&quot;)" office:value-type="string" office:string-value="MCU" calcext:value-type="string">
            <text:p>MCU</text:p>
          </table:table-cell>
          <table:table-cell table:style-name="ce201" table:formula="of:=CONCATENATE([$MMC.C32];&quot;&quot;)" office:value-type="string" office:string-value="26" calcext:value-type="string">
            <text:p>26</text:p>
          </table:table-cell>
          <table:table-cell table:style-name="ce201" table:formula="of:=CONCATENATE([$MMC.F32];&quot;&quot;)" office:value-type="string" office:string-value="3V3" calcext:value-type="string">
            <text:p>3V3</text:p>
          </table:table-cell>
          <table:table-cell table:style-name="ce242" table:formula="of:=CONCATENATE([$MMC.H32];&quot;&quot;)">
            <text:p/>
          </table:table-cell>
          <table:table-cell table:style-name="ce242" table:formula="of:=IF(LEN([MMC.I32])&gt;0;[MMC.I32];&quot;&quot;)">
            <text:p/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32];&quot;&quot;)" office:value-type="string" office:string-value="3V3" calcext:value-type="string">
            <text:p>3V3</text:p>
          </table:table-cell>
          <table:table-cell table:style-name="ce201" table:formula="of:=CONCATENATE([$MMC.L32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28]=&quot;YES&quot;;[.F28]=&quot;NO&quot;;LEN([.C2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33];&quot;&quot;)" office:value-type="string" office:string-value="MCU" calcext:value-type="string">
            <text:p>MCU</text:p>
          </table:table-cell>
          <table:table-cell table:style-name="ce201" table:formula="of:=CONCATENATE([$MMC.C33];&quot;&quot;)" office:value-type="string" office:string-value="27" calcext:value-type="string">
            <text:p>27</text:p>
          </table:table-cell>
          <table:table-cell table:style-name="ce201" table:formula="of:=CONCATENATE([$MMC.F33];&quot;&quot;)" office:value-type="string" office:string-value="AGND" calcext:value-type="string">
            <text:p>AGND</text:p>
          </table:table-cell>
          <table:table-cell table:style-name="ce242" table:formula="of:=CONCATENATE([$MMC.H33];&quot;&quot;)">
            <text:p/>
          </table:table-cell>
          <table:table-cell table:style-name="ce242" table:formula="of:=IF(LEN([MMC.I33])&gt;0;[MMC.I33];&quot;&quot;)">
            <text:p/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33];&quot;&quot;)" office:value-type="string" office:string-value="AGND" calcext:value-type="string">
            <text:p>AGND</text:p>
          </table:table-cell>
          <table:table-cell table:style-name="ce201" table:formula="of:=CONCATENATE([$MMC.L33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29]=&quot;YES&quot;;[.F29]=&quot;NO&quot;;LEN([.C2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34];&quot;&quot;)" office:value-type="string" office:string-value="MCU" calcext:value-type="string">
            <text:p>MCU</text:p>
          </table:table-cell>
          <table:table-cell table:style-name="ce201" table:formula="of:=CONCATENATE([$MMC.C34];&quot;&quot;)" office:value-type="string" office:string-value="28" calcext:value-type="string">
            <text:p>28</text:p>
          </table:table-cell>
          <table:table-cell table:style-name="ce201" table:formula="of:=CONCATENATE([$MMC.F34];&quot;&quot;)" office:value-type="string" office:string-value="VIN" calcext:value-type="string">
            <text:p>VIN</text:p>
          </table:table-cell>
          <table:table-cell table:style-name="ce242" table:formula="of:=CONCATENATE([$MMC.H34];&quot;&quot;)">
            <text:p/>
          </table:table-cell>
          <table:table-cell table:style-name="ce242" table:formula="of:=IF(LEN([MMC.I34])&gt;0;[MMC.I34];&quot;&quot;)">
            <text:p/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34];&quot;&quot;)" office:value-type="string" office:string-value="VIN" calcext:value-type="string">
            <text:p>VIN</text:p>
          </table:table-cell>
          <table:table-cell table:style-name="ce201" table:formula="of:=CONCATENATE([$MMC.L34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30]=&quot;YES&quot;;[.F30]=&quot;NO&quot;;LEN([.C3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35];&quot;&quot;)" office:value-type="string" office:string-value="MCU" calcext:value-type="string">
            <text:p>MCU</text:p>
          </table:table-cell>
          <table:table-cell table:style-name="ce201" table:formula="of:=CONCATENATE([$MMC.C35];&quot;&quot;)" office:value-type="string" office:string-value="29" calcext:value-type="string">
            <text:p>29</text:p>
          </table:table-cell>
          <table:table-cell table:style-name="ce201" table:formula="of:=CONCATENATE([$MMC.F35];&quot;&quot;)" office:value-type="string" office:string-value="VBAT" calcext:value-type="string">
            <text:p>VBAT</text:p>
          </table:table-cell>
          <table:table-cell table:style-name="ce242" table:formula="of:=CONCATENATE([$MMC.H35];&quot;&quot;)">
            <text:p/>
          </table:table-cell>
          <table:table-cell table:style-name="ce242" table:formula="of:=IF(LEN([MMC.I35])&gt;0;[MMC.I35];&quot;&quot;)">
            <text:p/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35];&quot;&quot;)" office:value-type="string" office:string-value="VBAT" calcext:value-type="string">
            <text:p>VBAT</text:p>
          </table:table-cell>
          <table:table-cell table:style-name="ce201" table:formula="of:=CONCATENATE([$MMC.L35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31]=&quot;YES&quot;;[.F31]=&quot;NO&quot;;LEN([.C3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36];&quot;&quot;)" office:value-type="string" office:string-value="MCU" calcext:value-type="string">
            <text:p>MCU</text:p>
          </table:table-cell>
          <table:table-cell table:style-name="ce201" table:formula="of:=CONCATENATE([$MMC.C36];&quot;&quot;)" office:value-type="string" office:string-value="30" calcext:value-type="string">
            <text:p>30</text:p>
          </table:table-cell>
          <table:table-cell table:style-name="ce201" table:formula="of:=CONCATENATE([$MMC.F36];&quot;&quot;)" office:value-type="string" office:string-value="3V3" calcext:value-type="string">
            <text:p>3V3</text:p>
          </table:table-cell>
          <table:table-cell table:style-name="ce242" table:formula="of:=CONCATENATE([$MMC.H36];&quot;&quot;)">
            <text:p/>
          </table:table-cell>
          <table:table-cell table:style-name="ce242" table:formula="of:=IF(LEN([MMC.I36])&gt;0;[MMC.I36];&quot;&quot;)">
            <text:p/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36];&quot;&quot;)" office:value-type="string" office:string-value="3V3" calcext:value-type="string">
            <text:p>3V3</text:p>
          </table:table-cell>
          <table:table-cell table:style-name="ce201" table:formula="of:=CONCATENATE([$MMC.L36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32]=&quot;YES&quot;;[.F32]=&quot;NO&quot;;LEN([.C3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37];&quot;&quot;)" office:value-type="string" office:string-value="MCU" calcext:value-type="string">
            <text:p>MCU</text:p>
          </table:table-cell>
          <table:table-cell table:style-name="ce201" table:formula="of:=CONCATENATE([$MMC.C37];&quot;&quot;)" office:value-type="string" office:string-value="31" calcext:value-type="string">
            <text:p>31</text:p>
          </table:table-cell>
          <table:table-cell table:style-name="ce201" table:formula="of:=CONCATENATE([$MMC.F37];&quot;&quot;)" office:value-type="string" office:string-value="GND" calcext:value-type="string">
            <text:p>GND</text:p>
          </table:table-cell>
          <table:table-cell table:style-name="ce242" table:formula="of:=CONCATENATE([$MMC.H37];&quot;&quot;)">
            <text:p/>
          </table:table-cell>
          <table:table-cell table:style-name="ce242" table:formula="of:=IF(LEN([MMC.I37])&gt;0;[MMC.I37];&quot;&quot;)">
            <text:p/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37];&quot;&quot;)" office:value-type="string" office:string-value="GND" calcext:value-type="string">
            <text:p>GND</text:p>
          </table:table-cell>
          <table:table-cell table:style-name="ce201" table:formula="of:=CONCATENATE([$MMC.L37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33]=&quot;YES&quot;;[.F33]=&quot;NO&quot;;LEN([.C3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38];&quot;&quot;)" office:value-type="string" office:string-value="MCU" calcext:value-type="string">
            <text:p>MCU</text:p>
          </table:table-cell>
          <table:table-cell table:style-name="ce201" table:formula="of:=CONCATENATE([$MMC.C38];&quot;&quot;)" office:value-type="string" office:string-value="32" calcext:value-type="string">
            <text:p>32</text:p>
          </table:table-cell>
          <table:table-cell table:style-name="ce201" table:formula="of:=CONCATENATE([$MMC.F38];&quot;&quot;)" office:value-type="string" office:string-value="Program" calcext:value-type="string">
            <text:p>Program</text:p>
          </table:table-cell>
          <table:table-cell table:style-name="ce242" table:formula="of:=CONCATENATE([$MMC.H38];&quot;&quot;)">
            <text:p/>
          </table:table-cell>
          <table:table-cell table:style-name="ce242" table:formula="of:=IF(LEN([MMC.I38])&gt;0;[MMC.I38];&quot;&quot;)">
            <text:p/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38];&quot;&quot;)" office:value-type="string" office:string-value="Program" calcext:value-type="string">
            <text:p>Program</text:p>
          </table:table-cell>
          <table:table-cell table:style-name="ce201" table:formula="of:=CONCATENATE([$MMC.L38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34]=&quot;YES&quot;;[.F34]=&quot;NO&quot;;LEN([.C3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01" table:formula="of:=CONCATENATE([$MMC.B39];&quot;&quot;)" office:value-type="string" office:string-value="MCU" calcext:value-type="string">
            <text:p>MCU</text:p>
          </table:table-cell>
          <table:table-cell table:style-name="ce201" table:formula="of:=CONCATENATE([$MMC.C39];&quot;&quot;)" office:value-type="string" office:string-value="33" calcext:value-type="string">
            <text:p>33</text:p>
          </table:table-cell>
          <table:table-cell table:style-name="ce201" table:formula="of:=CONCATENATE([$MMC.F39];&quot;&quot;)">
            <text:p/>
          </table:table-cell>
          <table:table-cell table:style-name="ce242" table:formula="of:=CONCATENATE([$MMC.H39];&quot;&quot;)" office:value-type="string" office:string-value="AI" calcext:value-type="string">
            <text:p>AI</text:p>
          </table:table-cell>
          <table:table-cell table:style-name="ce242" table:formula="of:=IF(LEN([MMC.I39])&gt;0;[MMC.I39];&quot;&quot;)" office:value-type="string" office:string-value="input" calcext:value-type="string">
            <text:p>input</text:p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39];&quot;&quot;)">
            <text:p/>
          </table:table-cell>
          <table:table-cell table:style-name="ce201" table:formula="of:=CONCATENATE([$MMC.L39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35]=&quot;YES&quot;;[.F35]=&quot;NO&quot;;LEN([.C3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40];&quot;&quot;)" office:value-type="string" office:string-value="MCU" calcext:value-type="string">
            <text:p>MCU</text:p>
          </table:table-cell>
          <table:table-cell table:style-name="ce201" table:formula="of:=CONCATENATE([$MMC.C40];&quot;&quot;)" office:value-type="string" office:string-value="34" calcext:value-type="string">
            <text:p>34</text:p>
          </table:table-cell>
          <table:table-cell table:style-name="ce201" table:formula="of:=CONCATENATE([$MMC.F40];&quot;&quot;)">
            <text:p/>
          </table:table-cell>
          <table:table-cell table:style-name="ce242" table:formula="of:=CONCATENATE([$MMC.H40];&quot;&quot;)">
            <text:p/>
          </table:table-cell>
          <table:table-cell table:style-name="ce242" table:formula="of:=IF(LEN([MMC.I40])&gt;0;[MMC.I40];&quot;&quot;)">
            <text:p/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40];&quot;&quot;)">
            <text:p/>
          </table:table-cell>
          <table:table-cell table:style-name="ce201" table:formula="of:=CONCATENATE([$MMC.L40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36]=&quot;YES&quot;;[.F36]=&quot;NO&quot;;LEN([.C3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41];&quot;&quot;)" office:value-type="string" office:string-value="MCU" calcext:value-type="string">
            <text:p>MCU</text:p>
          </table:table-cell>
          <table:table-cell table:style-name="ce201" table:formula="of:=CONCATENATE([$MMC.C41];&quot;&quot;)" office:value-type="string" office:string-value="35" calcext:value-type="string">
            <text:p>35</text:p>
          </table:table-cell>
          <table:table-cell table:style-name="ce201" table:formula="of:=CONCATENATE([$MMC.F41];&quot;&quot;)">
            <text:p/>
          </table:table-cell>
          <table:table-cell table:style-name="ce242" table:formula="of:=CONCATENATE([$MMC.H41];&quot;&quot;)">
            <text:p/>
          </table:table-cell>
          <table:table-cell table:style-name="ce242" table:formula="of:=IF(LEN([MMC.I41])&gt;0;[MMC.I41];&quot;&quot;)">
            <text:p/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41];&quot;&quot;)">
            <text:p/>
          </table:table-cell>
          <table:table-cell table:style-name="ce201" table:formula="of:=CONCATENATE([$MMC.L41];&quot;&quot;)">
            <text:p/>
          </table:table-cell>
          <table:table-cell table:style-name="ce274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37]=&quot;YES&quot;;[.F37]=&quot;NO&quot;;LEN([.C3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42];&quot;&quot;)" office:value-type="string" office:string-value="MCU" calcext:value-type="string">
            <text:p>MCU</text:p>
          </table:table-cell>
          <table:table-cell table:style-name="ce201" table:formula="of:=CONCATENATE([$MMC.C42];&quot;&quot;)" office:value-type="string" office:string-value="36" calcext:value-type="string">
            <text:p>36</text:p>
          </table:table-cell>
          <table:table-cell table:style-name="ce201" table:formula="of:=CONCATENATE([$MMC.F42];&quot;&quot;)">
            <text:p/>
          </table:table-cell>
          <table:table-cell table:style-name="ce242" table:formula="of:=CONCATENATE([$MMC.H42];&quot;&quot;)">
            <text:p/>
          </table:table-cell>
          <table:table-cell table:style-name="ce242" table:formula="of:=IF(LEN([MMC.I42])&gt;0;[MMC.I42];&quot;&quot;)">
            <text:p/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42];&quot;&quot;)">
            <text:p/>
          </table:table-cell>
          <table:table-cell table:style-name="ce201" table:formula="of:=CONCATENATE([$MMC.L42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38]=&quot;YES&quot;;[.F38]=&quot;NO&quot;;LEN([.C3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43];&quot;&quot;)" office:value-type="string" office:string-value="MCU" calcext:value-type="string">
            <text:p>MCU</text:p>
          </table:table-cell>
          <table:table-cell table:style-name="ce201" table:formula="of:=CONCATENATE([$MMC.C43];&quot;&quot;)" office:value-type="string" office:string-value="37" calcext:value-type="string">
            <text:p>37</text:p>
          </table:table-cell>
          <table:table-cell table:style-name="ce201" table:formula="of:=CONCATENATE([$MMC.F43];&quot;&quot;)">
            <text:p/>
          </table:table-cell>
          <table:table-cell table:style-name="ce242" table:formula="of:=CONCATENATE([$MMC.H43];&quot;&quot;)">
            <text:p/>
          </table:table-cell>
          <table:table-cell table:style-name="ce242" table:formula="of:=IF(LEN([MMC.I43])&gt;0;[MMC.I43];&quot;&quot;)">
            <text:p/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43];&quot;&quot;)">
            <text:p/>
          </table:table-cell>
          <table:table-cell table:style-name="ce201" table:formula="of:=CONCATENATE([$MMC.L43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39]=&quot;YES&quot;;[.F39]=&quot;NO&quot;;LEN([.C3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44];&quot;&quot;)" office:value-type="string" office:string-value="MCU" calcext:value-type="string">
            <text:p>MCU</text:p>
          </table:table-cell>
          <table:table-cell table:style-name="ce201" table:formula="of:=CONCATENATE([$MMC.C44];&quot;&quot;)" office:value-type="string" office:string-value="38" calcext:value-type="string">
            <text:p>38</text:p>
          </table:table-cell>
          <table:table-cell table:style-name="ce201" table:formula="of:=CONCATENATE([$MMC.F44];&quot;&quot;)">
            <text:p/>
          </table:table-cell>
          <table:table-cell table:style-name="ce242" table:formula="of:=CONCATENATE([$MMC.H44];&quot;&quot;)">
            <text:p/>
          </table:table-cell>
          <table:table-cell table:style-name="ce242" table:formula="of:=IF(LEN([MMC.I44])&gt;0;[MMC.I44];&quot;&quot;)">
            <text:p/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44];&quot;&quot;)">
            <text:p/>
          </table:table-cell>
          <table:table-cell table:style-name="ce201" table:formula="of:=CONCATENATE([$MMC.L44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40]=&quot;YES&quot;;[.F40]=&quot;NO&quot;;LEN([.C4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45];&quot;&quot;)" office:value-type="string" office:string-value="MCU" calcext:value-type="string">
            <text:p>MCU</text:p>
          </table:table-cell>
          <table:table-cell table:style-name="ce201" table:formula="of:=CONCATENATE([$MMC.C45];&quot;&quot;)" office:value-type="string" office:string-value="39" calcext:value-type="string">
            <text:p>39</text:p>
          </table:table-cell>
          <table:table-cell table:style-name="ce201" table:formula="of:=CONCATENATE([$MMC.F45];&quot;&quot;)">
            <text:p/>
          </table:table-cell>
          <table:table-cell table:style-name="ce242" table:formula="of:=CONCATENATE([$MMC.H45];&quot;&quot;)">
            <text:p/>
          </table:table-cell>
          <table:table-cell table:style-name="ce242" table:formula="of:=IF(LEN([MMC.I45])&gt;0;[MMC.I45];&quot;&quot;)">
            <text:p/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45];&quot;&quot;)">
            <text:p/>
          </table:table-cell>
          <table:table-cell table:style-name="ce201" table:formula="of:=CONCATENATE([$MMC.L45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41]=&quot;YES&quot;;[.F41]=&quot;NO&quot;;LEN([.C4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46];&quot;&quot;)" office:value-type="string" office:string-value="MCU" calcext:value-type="string">
            <text:p>MCU</text:p>
          </table:table-cell>
          <table:table-cell table:style-name="ce201" table:formula="of:=CONCATENATE([$MMC.C46];&quot;&quot;)" office:value-type="string" office:string-value="40" calcext:value-type="string">
            <text:p>40</text:p>
          </table:table-cell>
          <table:table-cell table:style-name="ce201" table:formula="of:=CONCATENATE([$MMC.F46];&quot;&quot;)">
            <text:p/>
          </table:table-cell>
          <table:table-cell table:style-name="ce242" table:formula="of:=CONCATENATE([$MMC.H46];&quot;&quot;)">
            <text:p/>
          </table:table-cell>
          <table:table-cell table:style-name="ce242" table:formula="of:=IF(LEN([MMC.I46])&gt;0;[MMC.I46];&quot;&quot;)">
            <text:p/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46];&quot;&quot;)">
            <text:p/>
          </table:table-cell>
          <table:table-cell table:style-name="ce201" table:formula="of:=CONCATENATE([$MMC.L46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42]=&quot;YES&quot;;[.F42]=&quot;NO&quot;;LEN([.C4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47];&quot;&quot;)" office:value-type="string" office:string-value="MCU" calcext:value-type="string">
            <text:p>MCU</text:p>
          </table:table-cell>
          <table:table-cell table:style-name="ce201" table:formula="of:=CONCATENATE([$MMC.C47];&quot;&quot;)" office:value-type="string" office:string-value="41" calcext:value-type="string">
            <text:p>41</text:p>
          </table:table-cell>
          <table:table-cell table:style-name="ce201" table:formula="of:=CONCATENATE([$MMC.F47];&quot;&quot;)">
            <text:p/>
          </table:table-cell>
          <table:table-cell table:style-name="ce242" table:formula="of:=CONCATENATE([$MMC.H47];&quot;&quot;)">
            <text:p/>
          </table:table-cell>
          <table:table-cell table:style-name="ce242" table:formula="of:=IF(LEN([MMC.I47])&gt;0;[MMC.I47];&quot;&quot;)">
            <text:p/>
          </table:table-cell>
          <table:table-cell table:style-name="ce243" table:content-validation-name="val15" office:value-type="string" calcext:value-type="string">
            <text:p>NO</text:p>
          </table:table-cell>
          <table:table-cell table:style-name="ce201" table:formula="of:=CONCATENATE([$MMC.F47];&quot;&quot;)">
            <text:p/>
          </table:table-cell>
          <table:table-cell table:style-name="ce201" table:formula="of:=CONCATENATE([$MMC.L47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43]=&quot;YES&quot;;[.F43]=&quot;NO&quot;;LEN([.C4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48];&quot;&quot;)" office:value-type="string" office:string-value="MCU" calcext:value-type="string">
            <text:p>MCU</text:p>
          </table:table-cell>
          <table:table-cell table:style-name="ce201" table:formula="of:=CONCATENATE([$MMC.C48];&quot;&quot;)" office:value-type="string" office:string-value="42" calcext:value-type="string">
            <text:p>42</text:p>
          </table:table-cell>
          <table:table-cell table:style-name="ce201" table:formula="of:=CONCATENATE([$MMC.F48];&quot;&quot;)">
            <text:p/>
          </table:table-cell>
          <table:table-cell table:style-name="ce242" table:formula="of:=CONCATENATE([$MMC.H48];&quot;&quot;)">
            <text:p/>
          </table:table-cell>
          <table:table-cell table:style-name="ce242" table:formula="of:=IF(LEN([MMC.I48])&gt;0;[MMC.I48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48];&quot;&quot;)">
            <text:p/>
          </table:table-cell>
          <table:table-cell table:style-name="ce201" table:formula="of:=CONCATENATE([$MMC.L48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44]=&quot;YES&quot;;[.F44]=&quot;NO&quot;;LEN([.C4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49];&quot;&quot;)" office:value-type="string" office:string-value="MCU" calcext:value-type="string">
            <text:p>MCU</text:p>
          </table:table-cell>
          <table:table-cell table:style-name="ce201" table:formula="of:=CONCATENATE([$MMC.C49];&quot;&quot;)" office:value-type="string" office:string-value="43" calcext:value-type="string">
            <text:p>43</text:p>
          </table:table-cell>
          <table:table-cell table:style-name="ce201" table:formula="of:=CONCATENATE([$MMC.F49];&quot;&quot;)">
            <text:p/>
          </table:table-cell>
          <table:table-cell table:style-name="ce242" table:formula="of:=CONCATENATE([$MMC.H49];&quot;&quot;)">
            <text:p/>
          </table:table-cell>
          <table:table-cell table:style-name="ce242" table:formula="of:=IF(LEN([MMC.I49])&gt;0;[MMC.I49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49];&quot;&quot;)">
            <text:p/>
          </table:table-cell>
          <table:table-cell table:style-name="ce201" table:formula="of:=CONCATENATE([$MMC.L49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45]=&quot;YES&quot;;[.F45]=&quot;NO&quot;;LEN([.C4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50];&quot;&quot;)" office:value-type="string" office:string-value="MCU" calcext:value-type="string">
            <text:p>MCU</text:p>
          </table:table-cell>
          <table:table-cell table:style-name="ce201" table:formula="of:=CONCATENATE([$MMC.C50];&quot;&quot;)" office:value-type="string" office:string-value="44" calcext:value-type="string">
            <text:p>44</text:p>
          </table:table-cell>
          <table:table-cell table:style-name="ce201" table:formula="of:=CONCATENATE([$MMC.F50];&quot;&quot;)">
            <text:p/>
          </table:table-cell>
          <table:table-cell table:style-name="ce242" table:formula="of:=CONCATENATE([$MMC.H50];&quot;&quot;)">
            <text:p/>
          </table:table-cell>
          <table:table-cell table:style-name="ce242" table:formula="of:=IF(LEN([MMC.I50])&gt;0;[MMC.I50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50];&quot;&quot;)">
            <text:p/>
          </table:table-cell>
          <table:table-cell table:style-name="ce201" table:formula="of:=CONCATENATE([$MMC.L50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46]=&quot;YES&quot;;[.F46]=&quot;NO&quot;;LEN([.C4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51];&quot;&quot;)" office:value-type="string" office:string-value="MCU" calcext:value-type="string">
            <text:p>MCU</text:p>
          </table:table-cell>
          <table:table-cell table:style-name="ce201" table:formula="of:=CONCATENATE([$MMC.C51];&quot;&quot;)" office:value-type="string" office:string-value="45" calcext:value-type="string">
            <text:p>45</text:p>
          </table:table-cell>
          <table:table-cell table:style-name="ce201" table:formula="of:=CONCATENATE([$MMC.F51];&quot;&quot;)">
            <text:p/>
          </table:table-cell>
          <table:table-cell table:style-name="ce242" table:formula="of:=CONCATENATE([$MMC.H51];&quot;&quot;)">
            <text:p/>
          </table:table-cell>
          <table:table-cell table:style-name="ce242" table:formula="of:=IF(LEN([MMC.I51])&gt;0;[MMC.I51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51];&quot;&quot;)">
            <text:p/>
          </table:table-cell>
          <table:table-cell table:style-name="ce201" table:formula="of:=CONCATENATE([$MMC.L51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47]=&quot;YES&quot;;[.F47]=&quot;NO&quot;;LEN([.C4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52];&quot;&quot;)" office:value-type="string" office:string-value="MCU" calcext:value-type="string">
            <text:p>MCU</text:p>
          </table:table-cell>
          <table:table-cell table:style-name="ce201" table:formula="of:=CONCATENATE([$MMC.C52];&quot;&quot;)" office:value-type="string" office:string-value="46" calcext:value-type="string">
            <text:p>46</text:p>
          </table:table-cell>
          <table:table-cell table:style-name="ce201" table:formula="of:=CONCATENATE([$MMC.F52];&quot;&quot;)">
            <text:p/>
          </table:table-cell>
          <table:table-cell table:style-name="ce242" table:formula="of:=CONCATENATE([$MMC.H52];&quot;&quot;)">
            <text:p/>
          </table:table-cell>
          <table:table-cell table:style-name="ce242" table:formula="of:=IF(LEN([MMC.I52])&gt;0;[MMC.I52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52];&quot;&quot;)">
            <text:p/>
          </table:table-cell>
          <table:table-cell table:style-name="ce201" table:formula="of:=CONCATENATE([$MMC.L52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48]=&quot;YES&quot;;[.F48]=&quot;NO&quot;;LEN([.C4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53];&quot;&quot;)" office:value-type="string" office:string-value="MCU" calcext:value-type="string">
            <text:p>MCU</text:p>
          </table:table-cell>
          <table:table-cell table:style-name="ce201" table:formula="of:=CONCATENATE([$MMC.C53];&quot;&quot;)" office:value-type="string" office:string-value="47" calcext:value-type="string">
            <text:p>47</text:p>
          </table:table-cell>
          <table:table-cell table:style-name="ce201" table:formula="of:=CONCATENATE([$MMC.F53];&quot;&quot;)">
            <text:p/>
          </table:table-cell>
          <table:table-cell table:style-name="ce242" table:formula="of:=CONCATENATE([$MMC.H53];&quot;&quot;)">
            <text:p/>
          </table:table-cell>
          <table:table-cell table:style-name="ce242" table:formula="of:=IF(LEN([MMC.I53])&gt;0;[MMC.I53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53];&quot;&quot;)">
            <text:p/>
          </table:table-cell>
          <table:table-cell table:style-name="ce201" table:formula="of:=CONCATENATE([$MMC.L53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49]=&quot;YES&quot;;[.F49]=&quot;NO&quot;;LEN([.C4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54];&quot;&quot;)" office:value-type="string" office:string-value="MCU" calcext:value-type="string">
            <text:p>MCU</text:p>
          </table:table-cell>
          <table:table-cell table:style-name="ce201" table:formula="of:=CONCATENATE([$MMC.C54];&quot;&quot;)" office:value-type="string" office:string-value="48" calcext:value-type="string">
            <text:p>48</text:p>
          </table:table-cell>
          <table:table-cell table:style-name="ce201" table:formula="of:=CONCATENATE([$MMC.F54];&quot;&quot;)">
            <text:p/>
          </table:table-cell>
          <table:table-cell table:style-name="ce242" table:formula="of:=CONCATENATE([$MMC.H54];&quot;&quot;)">
            <text:p/>
          </table:table-cell>
          <table:table-cell table:style-name="ce242" table:formula="of:=IF(LEN([MMC.I54])&gt;0;[MMC.I54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54];&quot;&quot;)">
            <text:p/>
          </table:table-cell>
          <table:table-cell table:style-name="ce201" table:formula="of:=CONCATENATE([$MMC.L54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50]=&quot;YES&quot;;[.F50]=&quot;NO&quot;;LEN([.C5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55];&quot;&quot;)" office:value-type="string" office:string-value="MCU" calcext:value-type="string">
            <text:p>MCU</text:p>
          </table:table-cell>
          <table:table-cell table:style-name="ce201" table:formula="of:=CONCATENATE([$MMC.C55];&quot;&quot;)" office:value-type="string" office:string-value="49" calcext:value-type="string">
            <text:p>49</text:p>
          </table:table-cell>
          <table:table-cell table:style-name="ce201" table:formula="of:=CONCATENATE([$MMC.F55];&quot;&quot;)">
            <text:p/>
          </table:table-cell>
          <table:table-cell table:style-name="ce242" table:formula="of:=CONCATENATE([$MMC.H55];&quot;&quot;)">
            <text:p/>
          </table:table-cell>
          <table:table-cell table:style-name="ce242" table:formula="of:=IF(LEN([MMC.I55])&gt;0;[MMC.I55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55];&quot;&quot;)">
            <text:p/>
          </table:table-cell>
          <table:table-cell table:style-name="ce201" table:formula="of:=CONCATENATE([$MMC.L55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51]=&quot;YES&quot;;[.F51]=&quot;NO&quot;;LEN([.C5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56];&quot;&quot;)" office:value-type="string" office:string-value="MCU" calcext:value-type="string">
            <text:p>MCU</text:p>
          </table:table-cell>
          <table:table-cell table:style-name="ce201" table:formula="of:=CONCATENATE([$MMC.C56];&quot;&quot;)" office:value-type="string" office:string-value="50" calcext:value-type="string">
            <text:p>50</text:p>
          </table:table-cell>
          <table:table-cell table:style-name="ce201" table:formula="of:=CONCATENATE([$MMC.F56];&quot;&quot;)">
            <text:p/>
          </table:table-cell>
          <table:table-cell table:style-name="ce242" table:formula="of:=CONCATENATE([$MMC.H56];&quot;&quot;)">
            <text:p/>
          </table:table-cell>
          <table:table-cell table:style-name="ce242" table:formula="of:=IF(LEN([MMC.I56])&gt;0;[MMC.I56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56];&quot;&quot;)">
            <text:p/>
          </table:table-cell>
          <table:table-cell table:style-name="ce201" table:formula="of:=CONCATENATE([$MMC.L56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52]=&quot;YES&quot;;[.F52]=&quot;NO&quot;;LEN([.C5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57];&quot;&quot;)" office:value-type="string" office:string-value="MCU" calcext:value-type="string">
            <text:p>MCU</text:p>
          </table:table-cell>
          <table:table-cell table:style-name="ce201" table:formula="of:=CONCATENATE([$MMC.C57];&quot;&quot;)" office:value-type="string" office:string-value="51" calcext:value-type="string">
            <text:p>51</text:p>
          </table:table-cell>
          <table:table-cell table:style-name="ce201" table:formula="of:=CONCATENATE([$MMC.F57];&quot;&quot;)">
            <text:p/>
          </table:table-cell>
          <table:table-cell table:style-name="ce242" table:formula="of:=CONCATENATE([$MMC.H57];&quot;&quot;)">
            <text:p/>
          </table:table-cell>
          <table:table-cell table:style-name="ce242" table:formula="of:=IF(LEN([MMC.I57])&gt;0;[MMC.I57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57];&quot;&quot;)">
            <text:p/>
          </table:table-cell>
          <table:table-cell table:style-name="ce201" table:formula="of:=CONCATENATE([$MMC.L57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53]=&quot;YES&quot;;[.F53]=&quot;NO&quot;;LEN([.C5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58];&quot;&quot;)" office:value-type="string" office:string-value="MCU" calcext:value-type="string">
            <text:p>MCU</text:p>
          </table:table-cell>
          <table:table-cell table:style-name="ce201" table:formula="of:=CONCATENATE([$MMC.C58];&quot;&quot;)" office:value-type="string" office:string-value="52" calcext:value-type="string">
            <text:p>52</text:p>
          </table:table-cell>
          <table:table-cell table:style-name="ce201" table:formula="of:=CONCATENATE([$MMC.F58];&quot;&quot;)">
            <text:p/>
          </table:table-cell>
          <table:table-cell table:style-name="ce242" table:formula="of:=CONCATENATE([$MMC.H58];&quot;&quot;)">
            <text:p/>
          </table:table-cell>
          <table:table-cell table:style-name="ce242" table:formula="of:=IF(LEN([MMC.I58])&gt;0;[MMC.I58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58];&quot;&quot;)">
            <text:p/>
          </table:table-cell>
          <table:table-cell table:style-name="ce201" table:formula="of:=CONCATENATE([$MMC.L58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54]=&quot;YES&quot;;[.F54]=&quot;NO&quot;;LEN([.C5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59];&quot;&quot;)" office:value-type="string" office:string-value="MCU" calcext:value-type="string">
            <text:p>MCU</text:p>
          </table:table-cell>
          <table:table-cell table:style-name="ce201" table:formula="of:=CONCATENATE([$MMC.C59];&quot;&quot;)" office:value-type="string" office:string-value="53" calcext:value-type="string">
            <text:p>53</text:p>
          </table:table-cell>
          <table:table-cell table:style-name="ce201" table:formula="of:=CONCATENATE([$MMC.F59];&quot;&quot;)">
            <text:p/>
          </table:table-cell>
          <table:table-cell table:style-name="ce242" table:formula="of:=CONCATENATE([$MMC.H59];&quot;&quot;)">
            <text:p/>
          </table:table-cell>
          <table:table-cell table:style-name="ce242" table:formula="of:=IF(LEN([MMC.I59])&gt;0;[MMC.I59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59];&quot;&quot;)">
            <text:p/>
          </table:table-cell>
          <table:table-cell table:style-name="ce201" table:formula="of:=CONCATENATE([$MMC.L59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55]=&quot;YES&quot;;[.F55]=&quot;NO&quot;;LEN([.C5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60];&quot;&quot;)" office:value-type="string" office:string-value="MCU" calcext:value-type="string">
            <text:p>MCU</text:p>
          </table:table-cell>
          <table:table-cell table:style-name="ce201" table:formula="of:=CONCATENATE([$MMC.C60];&quot;&quot;)" office:value-type="string" office:string-value="54" calcext:value-type="string">
            <text:p>54</text:p>
          </table:table-cell>
          <table:table-cell table:style-name="ce201" table:formula="of:=CONCATENATE([$MMC.F60];&quot;&quot;)">
            <text:p/>
          </table:table-cell>
          <table:table-cell table:style-name="ce242" table:formula="of:=CONCATENATE([$MMC.H60];&quot;&quot;)">
            <text:p/>
          </table:table-cell>
          <table:table-cell table:style-name="ce242" table:formula="of:=IF(LEN([MMC.I60])&gt;0;[MMC.I60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60];&quot;&quot;)">
            <text:p/>
          </table:table-cell>
          <table:table-cell table:style-name="ce201" table:formula="of:=CONCATENATE([$MMC.L60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56]=&quot;YES&quot;;[.F56]=&quot;NO&quot;;LEN([.C5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61];&quot;&quot;)" office:value-type="string" office:string-value="MCU" calcext:value-type="string">
            <text:p>MCU</text:p>
          </table:table-cell>
          <table:table-cell table:style-name="ce201" table:formula="of:=CONCATENATE([$MMC.C61];&quot;&quot;)" office:value-type="string" office:string-value="55" calcext:value-type="string">
            <text:p>55</text:p>
          </table:table-cell>
          <table:table-cell table:style-name="ce201" table:formula="of:=CONCATENATE([$MMC.F61];&quot;&quot;)">
            <text:p/>
          </table:table-cell>
          <table:table-cell table:style-name="ce242" table:formula="of:=CONCATENATE([$MMC.H61];&quot;&quot;)">
            <text:p/>
          </table:table-cell>
          <table:table-cell table:style-name="ce242" table:formula="of:=IF(LEN([MMC.I61])&gt;0;[MMC.I61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61];&quot;&quot;)">
            <text:p/>
          </table:table-cell>
          <table:table-cell table:style-name="ce201" table:formula="of:=CONCATENATE([$MMC.L61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57]=&quot;YES&quot;;[.F57]=&quot;NO&quot;;LEN([.C5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62];&quot;&quot;)" office:value-type="string" office:string-value="MCU" calcext:value-type="string">
            <text:p>MCU</text:p>
          </table:table-cell>
          <table:table-cell table:style-name="ce201" table:formula="of:=CONCATENATE([$MMC.C62];&quot;&quot;)" office:value-type="string" office:string-value="56" calcext:value-type="string">
            <text:p>56</text:p>
          </table:table-cell>
          <table:table-cell table:style-name="ce201" table:formula="of:=CONCATENATE([$MMC.F62];&quot;&quot;)">
            <text:p/>
          </table:table-cell>
          <table:table-cell table:style-name="ce242" table:formula="of:=CONCATENATE([$MMC.H62];&quot;&quot;)">
            <text:p/>
          </table:table-cell>
          <table:table-cell table:style-name="ce242" table:formula="of:=IF(LEN([MMC.I62])&gt;0;[MMC.I62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62];&quot;&quot;)">
            <text:p/>
          </table:table-cell>
          <table:table-cell table:style-name="ce201" table:formula="of:=CONCATENATE([$MMC.L62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58]=&quot;YES&quot;;[.F58]=&quot;NO&quot;;LEN([.C5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63];&quot;&quot;)" office:value-type="string" office:string-value="MCU" calcext:value-type="string">
            <text:p>MCU</text:p>
          </table:table-cell>
          <table:table-cell table:style-name="ce201" table:formula="of:=CONCATENATE([$MMC.C63];&quot;&quot;)" office:value-type="string" office:string-value="57" calcext:value-type="string">
            <text:p>57</text:p>
          </table:table-cell>
          <table:table-cell table:style-name="ce201" table:formula="of:=CONCATENATE([$MMC.F63];&quot;&quot;)">
            <text:p/>
          </table:table-cell>
          <table:table-cell table:style-name="ce242" table:formula="of:=CONCATENATE([$MMC.H63];&quot;&quot;)">
            <text:p/>
          </table:table-cell>
          <table:table-cell table:style-name="ce242" table:formula="of:=IF(LEN([MMC.I63])&gt;0;[MMC.I63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63];&quot;&quot;)">
            <text:p/>
          </table:table-cell>
          <table:table-cell table:style-name="ce201" table:formula="of:=CONCATENATE([$MMC.L63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59]=&quot;YES&quot;;[.F59]=&quot;NO&quot;;LEN([.C5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64];&quot;&quot;)" office:value-type="string" office:string-value="MCU" calcext:value-type="string">
            <text:p>MCU</text:p>
          </table:table-cell>
          <table:table-cell table:style-name="ce201" table:formula="of:=CONCATENATE([$MMC.C64];&quot;&quot;)" office:value-type="string" office:string-value="58" calcext:value-type="string">
            <text:p>58</text:p>
          </table:table-cell>
          <table:table-cell table:style-name="ce201" table:formula="of:=CONCATENATE([$MMC.F64];&quot;&quot;)">
            <text:p/>
          </table:table-cell>
          <table:table-cell table:style-name="ce242" table:formula="of:=CONCATENATE([$MMC.H64];&quot;&quot;)">
            <text:p/>
          </table:table-cell>
          <table:table-cell table:style-name="ce242" table:formula="of:=IF(LEN([MMC.I64])&gt;0;[MMC.I64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64];&quot;&quot;)">
            <text:p/>
          </table:table-cell>
          <table:table-cell table:style-name="ce201" table:formula="of:=CONCATENATE([$MMC.L64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60]=&quot;YES&quot;;[.F60]=&quot;NO&quot;;LEN([.C6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65];&quot;&quot;)" office:value-type="string" office:string-value="MCU" calcext:value-type="string">
            <text:p>MCU</text:p>
          </table:table-cell>
          <table:table-cell table:style-name="ce201" table:formula="of:=CONCATENATE([$MMC.C65];&quot;&quot;)" office:value-type="string" office:string-value="59" calcext:value-type="string">
            <text:p>59</text:p>
          </table:table-cell>
          <table:table-cell table:style-name="ce201" table:formula="of:=CONCATENATE([$MMC.F65];&quot;&quot;)">
            <text:p/>
          </table:table-cell>
          <table:table-cell table:style-name="ce242" table:formula="of:=CONCATENATE([$MMC.H65];&quot;&quot;)">
            <text:p/>
          </table:table-cell>
          <table:table-cell table:style-name="ce242" table:formula="of:=IF(LEN([MMC.I65])&gt;0;[MMC.I65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65];&quot;&quot;)">
            <text:p/>
          </table:table-cell>
          <table:table-cell table:style-name="ce201" table:formula="of:=CONCATENATE([$MMC.L65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61]=&quot;YES&quot;;[.F61]=&quot;NO&quot;;LEN([.C6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66];&quot;&quot;)" office:value-type="string" office:string-value="MCU" calcext:value-type="string">
            <text:p>MCU</text:p>
          </table:table-cell>
          <table:table-cell table:style-name="ce201" table:formula="of:=CONCATENATE([$MMC.C66];&quot;&quot;)" office:value-type="string" office:string-value="60" calcext:value-type="string">
            <text:p>60</text:p>
          </table:table-cell>
          <table:table-cell table:style-name="ce201" table:formula="of:=CONCATENATE([$MMC.F66];&quot;&quot;)">
            <text:p/>
          </table:table-cell>
          <table:table-cell table:style-name="ce242" table:formula="of:=CONCATENATE([$MMC.H66];&quot;&quot;)">
            <text:p/>
          </table:table-cell>
          <table:table-cell table:style-name="ce242" table:formula="of:=IF(LEN([MMC.I66])&gt;0;[MMC.I66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66];&quot;&quot;)">
            <text:p/>
          </table:table-cell>
          <table:table-cell table:style-name="ce201" table:formula="of:=CONCATENATE([$MMC.L66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62]=&quot;YES&quot;;[.F62]=&quot;NO&quot;;LEN([.C6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67];&quot;&quot;)" office:value-type="string" office:string-value="MCU" calcext:value-type="string">
            <text:p>MCU</text:p>
          </table:table-cell>
          <table:table-cell table:style-name="ce201" table:formula="of:=CONCATENATE([$MMC.C67];&quot;&quot;)" office:value-type="string" office:string-value="61" calcext:value-type="string">
            <text:p>61</text:p>
          </table:table-cell>
          <table:table-cell table:style-name="ce201" table:formula="of:=CONCATENATE([$MMC.F67];&quot;&quot;)">
            <text:p/>
          </table:table-cell>
          <table:table-cell table:style-name="ce242" table:formula="of:=CONCATENATE([$MMC.H67];&quot;&quot;)">
            <text:p/>
          </table:table-cell>
          <table:table-cell table:style-name="ce242" table:formula="of:=IF(LEN([MMC.I67])&gt;0;[MMC.I67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67];&quot;&quot;)">
            <text:p/>
          </table:table-cell>
          <table:table-cell table:style-name="ce201" table:formula="of:=CONCATENATE([$MMC.L67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63]=&quot;YES&quot;;[.F63]=&quot;NO&quot;;LEN([.C6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68];&quot;&quot;)" office:value-type="string" office:string-value="MCU" calcext:value-type="string">
            <text:p>MCU</text:p>
          </table:table-cell>
          <table:table-cell table:style-name="ce201" table:formula="of:=CONCATENATE([$MMC.C68];&quot;&quot;)" office:value-type="string" office:string-value="62" calcext:value-type="string">
            <text:p>62</text:p>
          </table:table-cell>
          <table:table-cell table:style-name="ce201" table:formula="of:=CONCATENATE([$MMC.F68];&quot;&quot;)">
            <text:p/>
          </table:table-cell>
          <table:table-cell table:style-name="ce242" table:formula="of:=CONCATENATE([$MMC.H68];&quot;&quot;)">
            <text:p/>
          </table:table-cell>
          <table:table-cell table:style-name="ce242" table:formula="of:=IF(LEN([MMC.I68])&gt;0;[MMC.I68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68];&quot;&quot;)">
            <text:p/>
          </table:table-cell>
          <table:table-cell table:style-name="ce201" table:formula="of:=CONCATENATE([$MMC.L68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64]=&quot;YES&quot;;[.F64]=&quot;NO&quot;;LEN([.C6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69];&quot;&quot;)" office:value-type="string" office:string-value="MCU" calcext:value-type="string">
            <text:p>MCU</text:p>
          </table:table-cell>
          <table:table-cell table:style-name="ce201" table:formula="of:=CONCATENATE([$MMC.C69];&quot;&quot;)" office:value-type="string" office:string-value="63" calcext:value-type="string">
            <text:p>63</text:p>
          </table:table-cell>
          <table:table-cell table:style-name="ce201" table:formula="of:=CONCATENATE([$MMC.F69];&quot;&quot;)">
            <text:p/>
          </table:table-cell>
          <table:table-cell table:style-name="ce242" table:formula="of:=CONCATENATE([$MMC.H69];&quot;&quot;)">
            <text:p/>
          </table:table-cell>
          <table:table-cell table:style-name="ce242" table:formula="of:=IF(LEN([MMC.I69])&gt;0;[MMC.I69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69];&quot;&quot;)">
            <text:p/>
          </table:table-cell>
          <table:table-cell table:style-name="ce201" table:formula="of:=CONCATENATE([$MMC.L69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65]=&quot;YES&quot;;[.F65]=&quot;NO&quot;;LEN([.C6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70];&quot;&quot;)" office:value-type="string" office:string-value="MCU" calcext:value-type="string">
            <text:p>MCU</text:p>
          </table:table-cell>
          <table:table-cell table:style-name="ce201" table:formula="of:=CONCATENATE([$MMC.C70];&quot;&quot;)" office:value-type="string" office:string-value="64" calcext:value-type="string">
            <text:p>64</text:p>
          </table:table-cell>
          <table:table-cell table:style-name="ce201" table:formula="of:=CONCATENATE([$MMC.F70];&quot;&quot;)">
            <text:p/>
          </table:table-cell>
          <table:table-cell table:style-name="ce242" table:formula="of:=CONCATENATE([$MMC.H70];&quot;&quot;)">
            <text:p/>
          </table:table-cell>
          <table:table-cell table:style-name="ce242" table:formula="of:=IF(LEN([MMC.I70])&gt;0;[MMC.I70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70];&quot;&quot;)">
            <text:p/>
          </table:table-cell>
          <table:table-cell table:style-name="ce201" table:formula="of:=CONCATENATE([$MMC.L70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66]=&quot;YES&quot;;[.F66]=&quot;NO&quot;;LEN([.C6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71];&quot;&quot;)" office:value-type="string" office:string-value="MCU" calcext:value-type="string">
            <text:p>MCU</text:p>
          </table:table-cell>
          <table:table-cell table:style-name="ce201" table:formula="of:=CONCATENATE([$MMC.C71];&quot;&quot;)" office:value-type="string" office:string-value="65" calcext:value-type="string">
            <text:p>65</text:p>
          </table:table-cell>
          <table:table-cell table:style-name="ce201" table:formula="of:=CONCATENATE([$MMC.E71];&quot;&quot;)">
            <text:p/>
          </table:table-cell>
          <table:table-cell table:style-name="ce242" table:formula="of:=CONCATENATE([$MMC.H71];&quot;&quot;)">
            <text:p/>
          </table:table-cell>
          <table:table-cell table:style-name="ce242" table:formula="of:=IF(LEN([MMC.I71])&gt;0;[MMC.I71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71];&quot;&quot;)">
            <text:p/>
          </table:table-cell>
          <table:table-cell table:style-name="ce201" table:formula="of:=CONCATENATE([$MMC.L71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67]=&quot;YES&quot;;[.F67]=&quot;NO&quot;;LEN([.C6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72];&quot;&quot;)" office:value-type="string" office:string-value="MCU" calcext:value-type="string">
            <text:p>MCU</text:p>
          </table:table-cell>
          <table:table-cell table:style-name="ce201" table:formula="of:=CONCATENATE([$MMC.C72];&quot;&quot;)" office:value-type="string" office:string-value="66" calcext:value-type="string">
            <text:p>66</text:p>
          </table:table-cell>
          <table:table-cell table:style-name="ce201" table:formula="of:=CONCATENATE([$MMC.E72];&quot;&quot;)">
            <text:p/>
          </table:table-cell>
          <table:table-cell table:style-name="ce242" table:formula="of:=CONCATENATE([$MMC.H72];&quot;&quot;)">
            <text:p/>
          </table:table-cell>
          <table:table-cell table:style-name="ce242" table:formula="of:=IF(LEN([MMC.I72])&gt;0;[MMC.I72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72];&quot;&quot;)">
            <text:p/>
          </table:table-cell>
          <table:table-cell table:style-name="ce201" table:formula="of:=CONCATENATE([$MMC.L72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68]=&quot;YES&quot;;[.F68]=&quot;NO&quot;;LEN([.C6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73];&quot;&quot;)" office:value-type="string" office:string-value="MCU" calcext:value-type="string">
            <text:p>MCU</text:p>
          </table:table-cell>
          <table:table-cell table:style-name="ce201" table:formula="of:=CONCATENATE([$MMC.C73];&quot;&quot;)" office:value-type="string" office:string-value="67" calcext:value-type="string">
            <text:p>67</text:p>
          </table:table-cell>
          <table:table-cell table:style-name="ce201" table:formula="of:=CONCATENATE([$MMC.E73];&quot;&quot;)">
            <text:p/>
          </table:table-cell>
          <table:table-cell table:style-name="ce242" table:formula="of:=CONCATENATE([$MMC.H73];&quot;&quot;)">
            <text:p/>
          </table:table-cell>
          <table:table-cell table:style-name="ce242" table:formula="of:=IF(LEN([MMC.I73])&gt;0;[MMC.I73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73];&quot;&quot;)">
            <text:p/>
          </table:table-cell>
          <table:table-cell table:style-name="ce201" table:formula="of:=CONCATENATE([$MMC.L73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69]=&quot;YES&quot;;[.F69]=&quot;NO&quot;;LEN([.C6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74];&quot;&quot;)" office:value-type="string" office:string-value="MCU" calcext:value-type="string">
            <text:p>MCU</text:p>
          </table:table-cell>
          <table:table-cell table:style-name="ce201" table:formula="of:=CONCATENATE([$MMC.C74];&quot;&quot;)" office:value-type="string" office:string-value="68" calcext:value-type="string">
            <text:p>68</text:p>
          </table:table-cell>
          <table:table-cell table:style-name="ce201" table:formula="of:=CONCATENATE([$MMC.E74];&quot;&quot;)">
            <text:p/>
          </table:table-cell>
          <table:table-cell table:style-name="ce242" table:formula="of:=CONCATENATE([$MMC.H74];&quot;&quot;)">
            <text:p/>
          </table:table-cell>
          <table:table-cell table:style-name="ce242" table:formula="of:=IF(LEN([MMC.I74])&gt;0;[MMC.I74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74];&quot;&quot;)">
            <text:p/>
          </table:table-cell>
          <table:table-cell table:style-name="ce201" table:formula="of:=CONCATENATE([$MMC.L74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70]=&quot;YES&quot;;[.F70]=&quot;NO&quot;;LEN([.C7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75];&quot;&quot;)" office:value-type="string" office:string-value="MCU" calcext:value-type="string">
            <text:p>MCU</text:p>
          </table:table-cell>
          <table:table-cell table:style-name="ce201" table:formula="of:=CONCATENATE([$MMC.C75];&quot;&quot;)" office:value-type="string" office:string-value="69" calcext:value-type="string">
            <text:p>69</text:p>
          </table:table-cell>
          <table:table-cell table:style-name="ce201" table:formula="of:=CONCATENATE([$MMC.E75];&quot;&quot;)">
            <text:p/>
          </table:table-cell>
          <table:table-cell table:style-name="ce242" table:formula="of:=CONCATENATE([$MMC.H75];&quot;&quot;)">
            <text:p/>
          </table:table-cell>
          <table:table-cell table:style-name="ce242" table:formula="of:=IF(LEN([MMC.I75])&gt;0;[MMC.I75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75];&quot;&quot;)">
            <text:p/>
          </table:table-cell>
          <table:table-cell table:style-name="ce201" table:formula="of:=CONCATENATE([$MMC.L75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71]=&quot;YES&quot;;[.F71]=&quot;NO&quot;;LEN([.C7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76];&quot;&quot;)" office:value-type="string" office:string-value="MCU" calcext:value-type="string">
            <text:p>MCU</text:p>
          </table:table-cell>
          <table:table-cell table:style-name="ce201" table:formula="of:=CONCATENATE([$MMC.C76];&quot;&quot;)" office:value-type="string" office:string-value="70" calcext:value-type="string">
            <text:p>70</text:p>
          </table:table-cell>
          <table:table-cell table:style-name="ce201" table:formula="of:=CONCATENATE([$MMC.E76];&quot;&quot;)">
            <text:p/>
          </table:table-cell>
          <table:table-cell table:style-name="ce242" table:formula="of:=CONCATENATE([$MMC.H76];&quot;&quot;)">
            <text:p/>
          </table:table-cell>
          <table:table-cell table:style-name="ce242" table:formula="of:=IF(LEN([MMC.I76])&gt;0;[MMC.I76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76];&quot;&quot;)">
            <text:p/>
          </table:table-cell>
          <table:table-cell table:style-name="ce201" table:formula="of:=CONCATENATE([$MMC.L76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72]=&quot;YES&quot;;[.F72]=&quot;NO&quot;;LEN([.C7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77];&quot;&quot;)" office:value-type="string" office:string-value="MCU" calcext:value-type="string">
            <text:p>MCU</text:p>
          </table:table-cell>
          <table:table-cell table:style-name="ce201" table:formula="of:=CONCATENATE([$MMC.C77];&quot;&quot;)" office:value-type="string" office:string-value="71" calcext:value-type="string">
            <text:p>71</text:p>
          </table:table-cell>
          <table:table-cell table:style-name="ce201" table:formula="of:=CONCATENATE([$MMC.E77];&quot;&quot;)">
            <text:p/>
          </table:table-cell>
          <table:table-cell table:style-name="ce242" table:formula="of:=CONCATENATE([$MMC.H77];&quot;&quot;)">
            <text:p/>
          </table:table-cell>
          <table:table-cell table:style-name="ce242" table:formula="of:=IF(LEN([MMC.I77])&gt;0;[MMC.I77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77];&quot;&quot;)">
            <text:p/>
          </table:table-cell>
          <table:table-cell table:style-name="ce201" table:formula="of:=CONCATENATE([$MMC.L77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73]=&quot;YES&quot;;[.F73]=&quot;NO&quot;;LEN([.C7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78];&quot;&quot;)" office:value-type="string" office:string-value="MCU" calcext:value-type="string">
            <text:p>MCU</text:p>
          </table:table-cell>
          <table:table-cell table:style-name="ce201" table:formula="of:=CONCATENATE([$MMC.C78];&quot;&quot;)" office:value-type="string" office:string-value="72" calcext:value-type="string">
            <text:p>72</text:p>
          </table:table-cell>
          <table:table-cell table:style-name="ce201" table:formula="of:=CONCATENATE([$MMC.E78];&quot;&quot;)">
            <text:p/>
          </table:table-cell>
          <table:table-cell table:style-name="ce242" table:formula="of:=CONCATENATE([$MMC.H78];&quot;&quot;)">
            <text:p/>
          </table:table-cell>
          <table:table-cell table:style-name="ce242" table:formula="of:=IF(LEN([MMC.I78])&gt;0;[MMC.I78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78];&quot;&quot;)">
            <text:p/>
          </table:table-cell>
          <table:table-cell table:style-name="ce201" table:formula="of:=CONCATENATE([$MMC.L78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74]=&quot;YES&quot;;[.F74]=&quot;NO&quot;;LEN([.C7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79];&quot;&quot;)" office:value-type="string" office:string-value="MCU" calcext:value-type="string">
            <text:p>MCU</text:p>
          </table:table-cell>
          <table:table-cell table:style-name="ce201" table:formula="of:=CONCATENATE([$MMC.C79];&quot;&quot;)" office:value-type="string" office:string-value="73" calcext:value-type="string">
            <text:p>73</text:p>
          </table:table-cell>
          <table:table-cell table:style-name="ce201" table:formula="of:=CONCATENATE([$MMC.E79];&quot;&quot;)">
            <text:p/>
          </table:table-cell>
          <table:table-cell table:style-name="ce242" table:formula="of:=CONCATENATE([$MMC.H79];&quot;&quot;)">
            <text:p/>
          </table:table-cell>
          <table:table-cell table:style-name="ce242" table:formula="of:=IF(LEN([MMC.I79])&gt;0;[MMC.I79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79];&quot;&quot;)">
            <text:p/>
          </table:table-cell>
          <table:table-cell table:style-name="ce201" table:formula="of:=CONCATENATE([$MMC.L79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75]=&quot;YES&quot;;[.F75]=&quot;NO&quot;;LEN([.C7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80];&quot;&quot;)" office:value-type="string" office:string-value="MCU" calcext:value-type="string">
            <text:p>MCU</text:p>
          </table:table-cell>
          <table:table-cell table:style-name="ce201" table:formula="of:=CONCATENATE([$MMC.C80];&quot;&quot;)" office:value-type="string" office:string-value="74" calcext:value-type="string">
            <text:p>74</text:p>
          </table:table-cell>
          <table:table-cell table:style-name="ce201" table:formula="of:=CONCATENATE([$MMC.E80];&quot;&quot;)">
            <text:p/>
          </table:table-cell>
          <table:table-cell table:style-name="ce242" table:formula="of:=CONCATENATE([$MMC.H80];&quot;&quot;)">
            <text:p/>
          </table:table-cell>
          <table:table-cell table:style-name="ce242" table:formula="of:=IF(LEN([MMC.I80])&gt;0;[MMC.I80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80];&quot;&quot;)">
            <text:p/>
          </table:table-cell>
          <table:table-cell table:style-name="ce201" table:formula="of:=CONCATENATE([$MMC.L80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76]=&quot;YES&quot;;[.F76]=&quot;NO&quot;;LEN([.C7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81];&quot;&quot;)" office:value-type="string" office:string-value="MCU" calcext:value-type="string">
            <text:p>MCU</text:p>
          </table:table-cell>
          <table:table-cell table:style-name="ce201" table:formula="of:=CONCATENATE([$MMC.C81];&quot;&quot;)" office:value-type="string" office:string-value="75" calcext:value-type="string">
            <text:p>75</text:p>
          </table:table-cell>
          <table:table-cell table:style-name="ce201" table:formula="of:=CONCATENATE([$MMC.E81];&quot;&quot;)">
            <text:p/>
          </table:table-cell>
          <table:table-cell table:style-name="ce242" table:formula="of:=CONCATENATE([$MMC.H81];&quot;&quot;)">
            <text:p/>
          </table:table-cell>
          <table:table-cell table:style-name="ce242" table:formula="of:=IF(LEN([MMC.I81])&gt;0;[MMC.I81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81];&quot;&quot;)">
            <text:p/>
          </table:table-cell>
          <table:table-cell table:style-name="ce201" table:formula="of:=CONCATENATE([$MMC.L81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77]=&quot;YES&quot;;[.F77]=&quot;NO&quot;;LEN([.C7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82];&quot;&quot;)" office:value-type="string" office:string-value="MCU" calcext:value-type="string">
            <text:p>MCU</text:p>
          </table:table-cell>
          <table:table-cell table:style-name="ce201" table:formula="of:=CONCATENATE([$MMC.C82];&quot;&quot;)" office:value-type="string" office:string-value="76" calcext:value-type="string">
            <text:p>76</text:p>
          </table:table-cell>
          <table:table-cell table:style-name="ce201" table:formula="of:=CONCATENATE([$MMC.E82];&quot;&quot;)">
            <text:p/>
          </table:table-cell>
          <table:table-cell table:style-name="ce242" table:formula="of:=CONCATENATE([$MMC.H82];&quot;&quot;)">
            <text:p/>
          </table:table-cell>
          <table:table-cell table:style-name="ce242" table:formula="of:=IF(LEN([MMC.I82])&gt;0;[MMC.I82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82];&quot;&quot;)">
            <text:p/>
          </table:table-cell>
          <table:table-cell table:style-name="ce201" table:formula="of:=CONCATENATE([$MMC.L82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78]=&quot;YES&quot;;[.F78]=&quot;NO&quot;;LEN([.C7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83];&quot;&quot;)" office:value-type="string" office:string-value="MCU" calcext:value-type="string">
            <text:p>MCU</text:p>
          </table:table-cell>
          <table:table-cell table:style-name="ce201" table:formula="of:=CONCATENATE([$MMC.C83];&quot;&quot;)" office:value-type="string" office:string-value="77" calcext:value-type="string">
            <text:p>77</text:p>
          </table:table-cell>
          <table:table-cell table:style-name="ce201" table:formula="of:=CONCATENATE([$MMC.E83];&quot;&quot;)">
            <text:p/>
          </table:table-cell>
          <table:table-cell table:style-name="ce242" table:formula="of:=CONCATENATE([$MMC.H83];&quot;&quot;)">
            <text:p/>
          </table:table-cell>
          <table:table-cell table:style-name="ce242" table:formula="of:=IF(LEN([MMC.I83])&gt;0;[MMC.I83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83];&quot;&quot;)">
            <text:p/>
          </table:table-cell>
          <table:table-cell table:style-name="ce201" table:formula="of:=CONCATENATE([$MMC.L83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79]=&quot;YES&quot;;[.F79]=&quot;NO&quot;;LEN([.C7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84];&quot;&quot;)" office:value-type="string" office:string-value="MCU" calcext:value-type="string">
            <text:p>MCU</text:p>
          </table:table-cell>
          <table:table-cell table:style-name="ce201" table:formula="of:=CONCATENATE([$MMC.C84];&quot;&quot;)" office:value-type="string" office:string-value="78" calcext:value-type="string">
            <text:p>78</text:p>
          </table:table-cell>
          <table:table-cell table:style-name="ce201" table:formula="of:=CONCATENATE([$MMC.E84];&quot;&quot;)">
            <text:p/>
          </table:table-cell>
          <table:table-cell table:style-name="ce242" table:formula="of:=CONCATENATE([$MMC.H84];&quot;&quot;)">
            <text:p/>
          </table:table-cell>
          <table:table-cell table:style-name="ce242" table:formula="of:=IF(LEN([MMC.I84])&gt;0;[MMC.I84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84];&quot;&quot;)">
            <text:p/>
          </table:table-cell>
          <table:table-cell table:style-name="ce201" table:formula="of:=CONCATENATE([$MMC.L84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80]=&quot;YES&quot;;[.F80]=&quot;NO&quot;;LEN([.C8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85];&quot;&quot;)" office:value-type="string" office:string-value="MCU" calcext:value-type="string">
            <text:p>MCU</text:p>
          </table:table-cell>
          <table:table-cell table:style-name="ce201" table:formula="of:=CONCATENATE([$MMC.C85];&quot;&quot;)" office:value-type="string" office:string-value="79" calcext:value-type="string">
            <text:p>79</text:p>
          </table:table-cell>
          <table:table-cell table:style-name="ce201" table:formula="of:=CONCATENATE([$MMC.E85];&quot;&quot;)">
            <text:p/>
          </table:table-cell>
          <table:table-cell table:style-name="ce242" table:formula="of:=CONCATENATE([$MMC.H85];&quot;&quot;)">
            <text:p/>
          </table:table-cell>
          <table:table-cell table:style-name="ce242" table:formula="of:=IF(LEN([MMC.I85])&gt;0;[MMC.I85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85];&quot;&quot;)">
            <text:p/>
          </table:table-cell>
          <table:table-cell table:style-name="ce201" table:formula="of:=CONCATENATE([$MMC.L85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81]=&quot;YES&quot;;[.F81]=&quot;NO&quot;;LEN([.C8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86];&quot;&quot;)" office:value-type="string" office:string-value="MCU" calcext:value-type="string">
            <text:p>MCU</text:p>
          </table:table-cell>
          <table:table-cell table:style-name="ce201" table:formula="of:=CONCATENATE([$MMC.C86];&quot;&quot;)" office:value-type="string" office:string-value="80" calcext:value-type="string">
            <text:p>80</text:p>
          </table:table-cell>
          <table:table-cell table:style-name="ce201" table:formula="of:=CONCATENATE([$MMC.E86];&quot;&quot;)">
            <text:p/>
          </table:table-cell>
          <table:table-cell table:style-name="ce242" table:formula="of:=CONCATENATE([$MMC.H86];&quot;&quot;)">
            <text:p/>
          </table:table-cell>
          <table:table-cell table:style-name="ce242" table:formula="of:=IF(LEN([MMC.I86])&gt;0;[MMC.I86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86];&quot;&quot;)">
            <text:p/>
          </table:table-cell>
          <table:table-cell table:style-name="ce201" table:formula="of:=CONCATENATE([$MMC.L86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82]=&quot;YES&quot;;[.F82]=&quot;NO&quot;;LEN([.C8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87];&quot;&quot;)" office:value-type="string" office:string-value="MCU" calcext:value-type="string">
            <text:p>MCU</text:p>
          </table:table-cell>
          <table:table-cell table:style-name="ce201" table:formula="of:=CONCATENATE([$MMC.C87];&quot;&quot;)" office:value-type="string" office:string-value="81" calcext:value-type="string">
            <text:p>81</text:p>
          </table:table-cell>
          <table:table-cell table:style-name="ce201" table:formula="of:=CONCATENATE([$MMC.E87];&quot;&quot;)">
            <text:p/>
          </table:table-cell>
          <table:table-cell table:style-name="ce242" table:formula="of:=CONCATENATE([$MMC.H87];&quot;&quot;)">
            <text:p/>
          </table:table-cell>
          <table:table-cell table:style-name="ce242" table:formula="of:=IF(LEN([MMC.I87])&gt;0;[MMC.I87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87];&quot;&quot;)">
            <text:p/>
          </table:table-cell>
          <table:table-cell table:style-name="ce201" table:formula="of:=CONCATENATE([$MMC.L87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83]=&quot;YES&quot;;[.F83]=&quot;NO&quot;;LEN([.C8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88];&quot;&quot;)" office:value-type="string" office:string-value="MCU" calcext:value-type="string">
            <text:p>MCU</text:p>
          </table:table-cell>
          <table:table-cell table:style-name="ce201" table:formula="of:=CONCATENATE([$MMC.C88];&quot;&quot;)" office:value-type="string" office:string-value="82" calcext:value-type="string">
            <text:p>82</text:p>
          </table:table-cell>
          <table:table-cell table:style-name="ce201" table:formula="of:=CONCATENATE([$MMC.E88];&quot;&quot;)">
            <text:p/>
          </table:table-cell>
          <table:table-cell table:style-name="ce242" table:formula="of:=CONCATENATE([$MMC.H88];&quot;&quot;)">
            <text:p/>
          </table:table-cell>
          <table:table-cell table:style-name="ce242" table:formula="of:=IF(LEN([MMC.I88])&gt;0;[MMC.I88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88];&quot;&quot;)">
            <text:p/>
          </table:table-cell>
          <table:table-cell table:style-name="ce201" table:formula="of:=CONCATENATE([$MMC.L88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84]=&quot;YES&quot;;[.F84]=&quot;NO&quot;;LEN([.C8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89];&quot;&quot;)" office:value-type="string" office:string-value="MCU" calcext:value-type="string">
            <text:p>MCU</text:p>
          </table:table-cell>
          <table:table-cell table:style-name="ce201" table:formula="of:=CONCATENATE([$MMC.C89];&quot;&quot;)" office:value-type="string" office:string-value="83" calcext:value-type="string">
            <text:p>83</text:p>
          </table:table-cell>
          <table:table-cell table:style-name="ce201" table:formula="of:=CONCATENATE([$MMC.E89];&quot;&quot;)">
            <text:p/>
          </table:table-cell>
          <table:table-cell table:style-name="ce242" table:formula="of:=CONCATENATE([$MMC.H89];&quot;&quot;)">
            <text:p/>
          </table:table-cell>
          <table:table-cell table:style-name="ce242" table:formula="of:=IF(LEN([MMC.I89])&gt;0;[MMC.I89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89];&quot;&quot;)">
            <text:p/>
          </table:table-cell>
          <table:table-cell table:style-name="ce201" table:formula="of:=CONCATENATE([$MMC.L89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85]=&quot;YES&quot;;[.F85]=&quot;NO&quot;;LEN([.C8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90];&quot;&quot;)" office:value-type="string" office:string-value="MCU" calcext:value-type="string">
            <text:p>MCU</text:p>
          </table:table-cell>
          <table:table-cell table:style-name="ce201" table:formula="of:=CONCATENATE([$MMC.C90];&quot;&quot;)" office:value-type="string" office:string-value="84" calcext:value-type="string">
            <text:p>84</text:p>
          </table:table-cell>
          <table:table-cell table:style-name="ce201" table:formula="of:=CONCATENATE([$MMC.E90];&quot;&quot;)">
            <text:p/>
          </table:table-cell>
          <table:table-cell table:style-name="ce242" table:formula="of:=CONCATENATE([$MMC.H90];&quot;&quot;)">
            <text:p/>
          </table:table-cell>
          <table:table-cell table:style-name="ce242" table:formula="of:=IF(LEN([MMC.I90])&gt;0;[MMC.I90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90];&quot;&quot;)">
            <text:p/>
          </table:table-cell>
          <table:table-cell table:style-name="ce201" table:formula="of:=CONCATENATE([$MMC.L90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86]=&quot;YES&quot;;[.F86]=&quot;NO&quot;;LEN([.C8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91];&quot;&quot;)" office:value-type="string" office:string-value="MCU" calcext:value-type="string">
            <text:p>MCU</text:p>
          </table:table-cell>
          <table:table-cell table:style-name="ce201" table:formula="of:=CONCATENATE([$MMC.C91];&quot;&quot;)" office:value-type="string" office:string-value="85" calcext:value-type="string">
            <text:p>85</text:p>
          </table:table-cell>
          <table:table-cell table:style-name="ce201" table:formula="of:=CONCATENATE([$MMC.E91];&quot;&quot;)">
            <text:p/>
          </table:table-cell>
          <table:table-cell table:style-name="ce242" table:formula="of:=CONCATENATE([$MMC.H91];&quot;&quot;)">
            <text:p/>
          </table:table-cell>
          <table:table-cell table:style-name="ce242" table:formula="of:=IF(LEN([MMC.I91])&gt;0;[MMC.I91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91];&quot;&quot;)">
            <text:p/>
          </table:table-cell>
          <table:table-cell table:style-name="ce201" table:formula="of:=CONCATENATE([$MMC.L91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87]=&quot;YES&quot;;[.F87]=&quot;NO&quot;;LEN([.C8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92];&quot;&quot;)" office:value-type="string" office:string-value="MCU" calcext:value-type="string">
            <text:p>MCU</text:p>
          </table:table-cell>
          <table:table-cell table:style-name="ce201" table:formula="of:=CONCATENATE([$MMC.C92];&quot;&quot;)" office:value-type="string" office:string-value="86" calcext:value-type="string">
            <text:p>86</text:p>
          </table:table-cell>
          <table:table-cell table:style-name="ce201" table:formula="of:=CONCATENATE([$MMC.E92];&quot;&quot;)">
            <text:p/>
          </table:table-cell>
          <table:table-cell table:style-name="ce242" table:formula="of:=CONCATENATE([$MMC.H92];&quot;&quot;)">
            <text:p/>
          </table:table-cell>
          <table:table-cell table:style-name="ce242" table:formula="of:=IF(LEN([MMC.I92])&gt;0;[MMC.I92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92];&quot;&quot;)">
            <text:p/>
          </table:table-cell>
          <table:table-cell table:style-name="ce201" table:formula="of:=CONCATENATE([$MMC.L92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88]=&quot;YES&quot;;[.F88]=&quot;NO&quot;;LEN([.C8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93];&quot;&quot;)" office:value-type="string" office:string-value="MCU" calcext:value-type="string">
            <text:p>MCU</text:p>
          </table:table-cell>
          <table:table-cell table:style-name="ce201" table:formula="of:=CONCATENATE([$MMC.C93];&quot;&quot;)" office:value-type="string" office:string-value="87" calcext:value-type="string">
            <text:p>87</text:p>
          </table:table-cell>
          <table:table-cell table:style-name="ce201" table:formula="of:=CONCATENATE([$MMC.E93];&quot;&quot;)">
            <text:p/>
          </table:table-cell>
          <table:table-cell table:style-name="ce242" table:formula="of:=CONCATENATE([$MMC.H93];&quot;&quot;)">
            <text:p/>
          </table:table-cell>
          <table:table-cell table:style-name="ce242" table:formula="of:=IF(LEN([MMC.I93])&gt;0;[MMC.I93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93];&quot;&quot;)">
            <text:p/>
          </table:table-cell>
          <table:table-cell table:style-name="ce201" table:formula="of:=CONCATENATE([$MMC.L93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89]=&quot;YES&quot;;[.F89]=&quot;NO&quot;;LEN([.C8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94];&quot;&quot;)" office:value-type="string" office:string-value="MCU" calcext:value-type="string">
            <text:p>MCU</text:p>
          </table:table-cell>
          <table:table-cell table:style-name="ce201" table:formula="of:=CONCATENATE([$MMC.C94];&quot;&quot;)" office:value-type="string" office:string-value="88" calcext:value-type="string">
            <text:p>88</text:p>
          </table:table-cell>
          <table:table-cell table:style-name="ce201" table:formula="of:=CONCATENATE([$MMC.E94];&quot;&quot;)">
            <text:p/>
          </table:table-cell>
          <table:table-cell table:style-name="ce242" table:formula="of:=CONCATENATE([$MMC.H94];&quot;&quot;)">
            <text:p/>
          </table:table-cell>
          <table:table-cell table:style-name="ce242" table:formula="of:=IF(LEN([MMC.I94])&gt;0;[MMC.I94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94];&quot;&quot;)">
            <text:p/>
          </table:table-cell>
          <table:table-cell table:style-name="ce201" table:formula="of:=CONCATENATE([$MMC.L94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90]=&quot;YES&quot;;[.F90]=&quot;NO&quot;;LEN([.C9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95];&quot;&quot;)" office:value-type="string" office:string-value="MCU" calcext:value-type="string">
            <text:p>MCU</text:p>
          </table:table-cell>
          <table:table-cell table:style-name="ce201" table:formula="of:=CONCATENATE([$MMC.C95];&quot;&quot;)" office:value-type="string" office:string-value="89" calcext:value-type="string">
            <text:p>89</text:p>
          </table:table-cell>
          <table:table-cell table:style-name="ce201" table:formula="of:=CONCATENATE([$MMC.E95];&quot;&quot;)">
            <text:p/>
          </table:table-cell>
          <table:table-cell table:style-name="ce242" table:formula="of:=CONCATENATE([$MMC.H95];&quot;&quot;)">
            <text:p/>
          </table:table-cell>
          <table:table-cell table:style-name="ce242" table:formula="of:=IF(LEN([MMC.I95])&gt;0;[MMC.I95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95];&quot;&quot;)">
            <text:p/>
          </table:table-cell>
          <table:table-cell table:style-name="ce201" table:formula="of:=CONCATENATE([$MMC.L95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91]=&quot;YES&quot;;[.F91]=&quot;NO&quot;;LEN([.C9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96];&quot;&quot;)" office:value-type="string" office:string-value="MCU" calcext:value-type="string">
            <text:p>MCU</text:p>
          </table:table-cell>
          <table:table-cell table:style-name="ce201" table:formula="of:=CONCATENATE([$MMC.C96];&quot;&quot;)" office:value-type="string" office:string-value="90" calcext:value-type="string">
            <text:p>90</text:p>
          </table:table-cell>
          <table:table-cell table:style-name="ce201" table:formula="of:=CONCATENATE([$MMC.E96];&quot;&quot;)">
            <text:p/>
          </table:table-cell>
          <table:table-cell table:style-name="ce242" table:formula="of:=CONCATENATE([$MMC.H96];&quot;&quot;)">
            <text:p/>
          </table:table-cell>
          <table:table-cell table:style-name="ce242" table:formula="of:=IF(LEN([MMC.I96])&gt;0;[MMC.I96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96];&quot;&quot;)">
            <text:p/>
          </table:table-cell>
          <table:table-cell table:style-name="ce201" table:formula="of:=CONCATENATE([$MMC.L96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92]=&quot;YES&quot;;[.F92]=&quot;NO&quot;;LEN([.C9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97];&quot;&quot;)" office:value-type="string" office:string-value="MCU" calcext:value-type="string">
            <text:p>MCU</text:p>
          </table:table-cell>
          <table:table-cell table:style-name="ce201" table:formula="of:=CONCATENATE([$MMC.C97];&quot;&quot;)" office:value-type="string" office:string-value="91" calcext:value-type="string">
            <text:p>91</text:p>
          </table:table-cell>
          <table:table-cell table:style-name="ce201" table:formula="of:=CONCATENATE([$MMC.E97];&quot;&quot;)">
            <text:p/>
          </table:table-cell>
          <table:table-cell table:style-name="ce242" table:formula="of:=CONCATENATE([$MMC.H97];&quot;&quot;)">
            <text:p/>
          </table:table-cell>
          <table:table-cell table:style-name="ce242" table:formula="of:=IF(LEN([MMC.I97])&gt;0;[MMC.I97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97];&quot;&quot;)">
            <text:p/>
          </table:table-cell>
          <table:table-cell table:style-name="ce201" table:formula="of:=CONCATENATE([$MMC.L97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93]=&quot;YES&quot;;[.F93]=&quot;NO&quot;;LEN([.C9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98];&quot;&quot;)" office:value-type="string" office:string-value="MCU" calcext:value-type="string">
            <text:p>MCU</text:p>
          </table:table-cell>
          <table:table-cell table:style-name="ce201" table:formula="of:=CONCATENATE([$MMC.C98];&quot;&quot;)" office:value-type="string" office:string-value="92" calcext:value-type="string">
            <text:p>92</text:p>
          </table:table-cell>
          <table:table-cell table:style-name="ce201" table:formula="of:=CONCATENATE([$MMC.E98];&quot;&quot;)">
            <text:p/>
          </table:table-cell>
          <table:table-cell table:style-name="ce242" table:formula="of:=CONCATENATE([$MMC.H98];&quot;&quot;)">
            <text:p/>
          </table:table-cell>
          <table:table-cell table:style-name="ce242" table:formula="of:=IF(LEN([MMC.I98])&gt;0;[MMC.I98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98];&quot;&quot;)">
            <text:p/>
          </table:table-cell>
          <table:table-cell table:style-name="ce201" table:formula="of:=CONCATENATE([$MMC.L98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94]=&quot;YES&quot;;[.F94]=&quot;NO&quot;;LEN([.C9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99];&quot;&quot;)" office:value-type="string" office:string-value="MCU" calcext:value-type="string">
            <text:p>MCU</text:p>
          </table:table-cell>
          <table:table-cell table:style-name="ce201" table:formula="of:=CONCATENATE([$MMC.C99];&quot;&quot;)" office:value-type="string" office:string-value="93" calcext:value-type="string">
            <text:p>93</text:p>
          </table:table-cell>
          <table:table-cell table:style-name="ce201" table:formula="of:=CONCATENATE([$MMC.E99];&quot;&quot;)">
            <text:p/>
          </table:table-cell>
          <table:table-cell table:style-name="ce242" table:formula="of:=CONCATENATE([$MMC.H99];&quot;&quot;)">
            <text:p/>
          </table:table-cell>
          <table:table-cell table:style-name="ce242" table:formula="of:=IF(LEN([MMC.I99])&gt;0;[MMC.I99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99];&quot;&quot;)">
            <text:p/>
          </table:table-cell>
          <table:table-cell table:style-name="ce201" table:formula="of:=CONCATENATE([$MMC.L99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95]=&quot;YES&quot;;[.F95]=&quot;NO&quot;;LEN([.C9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100];&quot;&quot;)" office:value-type="string" office:string-value="MCU" calcext:value-type="string">
            <text:p>MCU</text:p>
          </table:table-cell>
          <table:table-cell table:style-name="ce201" table:formula="of:=CONCATENATE([$MMC.C100];&quot;&quot;)" office:value-type="string" office:string-value="94" calcext:value-type="string">
            <text:p>94</text:p>
          </table:table-cell>
          <table:table-cell table:style-name="ce201" table:formula="of:=CONCATENATE([$MMC.E100];&quot;&quot;)">
            <text:p/>
          </table:table-cell>
          <table:table-cell table:style-name="ce242" table:formula="of:=CONCATENATE([$MMC.H100];&quot;&quot;)">
            <text:p/>
          </table:table-cell>
          <table:table-cell table:style-name="ce242" table:formula="of:=IF(LEN([MMC.I100])&gt;0;[MMC.I100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100];&quot;&quot;)">
            <text:p/>
          </table:table-cell>
          <table:table-cell table:style-name="ce201" table:formula="of:=CONCATENATE([$MMC.L100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96]=&quot;YES&quot;;[.F96]=&quot;NO&quot;;LEN([.C9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101];&quot;&quot;)" office:value-type="string" office:string-value="MCU" calcext:value-type="string">
            <text:p>MCU</text:p>
          </table:table-cell>
          <table:table-cell table:style-name="ce201" table:formula="of:=CONCATENATE([$MMC.C101];&quot;&quot;)" office:value-type="string" office:string-value="95" calcext:value-type="string">
            <text:p>95</text:p>
          </table:table-cell>
          <table:table-cell table:style-name="ce201" table:formula="of:=CONCATENATE([$MMC.E101];&quot;&quot;)">
            <text:p/>
          </table:table-cell>
          <table:table-cell table:style-name="ce242" table:formula="of:=CONCATENATE([$MMC.H101];&quot;&quot;)">
            <text:p/>
          </table:table-cell>
          <table:table-cell table:style-name="ce242" table:formula="of:=IF(LEN([MMC.I101])&gt;0;[MMC.I101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101];&quot;&quot;)">
            <text:p/>
          </table:table-cell>
          <table:table-cell table:style-name="ce201" table:formula="of:=CONCATENATE([$MMC.L101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97]=&quot;YES&quot;;[.F97]=&quot;NO&quot;;LEN([.C9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102];&quot;&quot;)" office:value-type="string" office:string-value="MCU" calcext:value-type="string">
            <text:p>MCU</text:p>
          </table:table-cell>
          <table:table-cell table:style-name="ce201" table:formula="of:=CONCATENATE([$MMC.C102];&quot;&quot;)" office:value-type="string" office:string-value="96" calcext:value-type="string">
            <text:p>96</text:p>
          </table:table-cell>
          <table:table-cell table:style-name="ce201" table:formula="of:=CONCATENATE([$MMC.E102];&quot;&quot;)">
            <text:p/>
          </table:table-cell>
          <table:table-cell table:style-name="ce242" table:formula="of:=CONCATENATE([$MMC.H102];&quot;&quot;)">
            <text:p/>
          </table:table-cell>
          <table:table-cell table:style-name="ce242" table:formula="of:=IF(LEN([MMC.I102])&gt;0;[MMC.I102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102];&quot;&quot;)">
            <text:p/>
          </table:table-cell>
          <table:table-cell table:style-name="ce201" table:formula="of:=CONCATENATE([$MMC.L102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98]=&quot;YES&quot;;[.F98]=&quot;NO&quot;;LEN([.C9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103];&quot;&quot;)" office:value-type="string" office:string-value="MCU" calcext:value-type="string">
            <text:p>MCU</text:p>
          </table:table-cell>
          <table:table-cell table:style-name="ce201" table:formula="of:=CONCATENATE([$MMC.C103];&quot;&quot;)" office:value-type="string" office:string-value="97" calcext:value-type="string">
            <text:p>97</text:p>
          </table:table-cell>
          <table:table-cell table:style-name="ce201" table:formula="of:=CONCATENATE([$MMC.E103];&quot;&quot;)">
            <text:p/>
          </table:table-cell>
          <table:table-cell table:style-name="ce242" table:formula="of:=CONCATENATE([$MMC.H103];&quot;&quot;)">
            <text:p/>
          </table:table-cell>
          <table:table-cell table:style-name="ce242" table:formula="of:=IF(LEN([MMC.I103])&gt;0;[MMC.I103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103];&quot;&quot;)">
            <text:p/>
          </table:table-cell>
          <table:table-cell table:style-name="ce201" table:formula="of:=CONCATENATE([$MMC.L103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99]=&quot;YES&quot;;[.F99]=&quot;NO&quot;;LEN([.C9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104];&quot;&quot;)" office:value-type="string" office:string-value="MCU" calcext:value-type="string">
            <text:p>MCU</text:p>
          </table:table-cell>
          <table:table-cell table:style-name="ce201" table:formula="of:=CONCATENATE([$MMC.C104];&quot;&quot;)" office:value-type="string" office:string-value="98" calcext:value-type="string">
            <text:p>98</text:p>
          </table:table-cell>
          <table:table-cell table:style-name="ce201" table:formula="of:=CONCATENATE([$MMC.E104];&quot;&quot;)">
            <text:p/>
          </table:table-cell>
          <table:table-cell table:style-name="ce242" table:formula="of:=CONCATENATE([$MMC.H104];&quot;&quot;)">
            <text:p/>
          </table:table-cell>
          <table:table-cell table:style-name="ce242" table:formula="of:=IF(LEN([MMC.I104])&gt;0;[MMC.I104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104];&quot;&quot;)">
            <text:p/>
          </table:table-cell>
          <table:table-cell table:style-name="ce201" table:formula="of:=CONCATENATE([$MMC.L104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100]=&quot;YES&quot;;[.F100]=&quot;NO&quot;;LEN([.C10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105];&quot;&quot;)" office:value-type="string" office:string-value="MCU" calcext:value-type="string">
            <text:p>MCU</text:p>
          </table:table-cell>
          <table:table-cell table:style-name="ce201" table:formula="of:=CONCATENATE([$MMC.C105];&quot;&quot;)" office:value-type="string" office:string-value="99" calcext:value-type="string">
            <text:p>99</text:p>
          </table:table-cell>
          <table:table-cell table:style-name="ce201" table:formula="of:=CONCATENATE([$MMC.E105];&quot;&quot;)">
            <text:p/>
          </table:table-cell>
          <table:table-cell table:style-name="ce242" table:formula="of:=CONCATENATE([$MMC.H105];&quot;&quot;)">
            <text:p/>
          </table:table-cell>
          <table:table-cell table:style-name="ce242" table:formula="of:=IF(LEN([MMC.I105])&gt;0;[MMC.I105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105];&quot;&quot;)">
            <text:p/>
          </table:table-cell>
          <table:table-cell table:style-name="ce201" table:formula="of:=CONCATENATE([$MMC.L105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101]=&quot;YES&quot;;[.F101]=&quot;NO&quot;;LEN([.C10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1" table:formula="of:=CONCATENATE([$MMC.B106];&quot;&quot;)" office:value-type="string" office:string-value="MCU" calcext:value-type="string">
            <text:p>MCU</text:p>
          </table:table-cell>
          <table:table-cell table:style-name="ce201" table:formula="of:=CONCATENATE([$MMC.C106];&quot;&quot;)" office:value-type="string" office:string-value="100" calcext:value-type="string">
            <text:p>100</text:p>
          </table:table-cell>
          <table:table-cell table:style-name="ce201" table:formula="of:=CONCATENATE([$MMC.E106];&quot;&quot;)">
            <text:p/>
          </table:table-cell>
          <table:table-cell table:style-name="ce242" table:formula="of:=CONCATENATE([$MMC.H106];&quot;&quot;)">
            <text:p/>
          </table:table-cell>
          <table:table-cell table:style-name="ce242" table:formula="of:=IF(LEN([MMC.I106])&gt;0;[MMC.I106];&quot;&quot;)">
            <text:p/>
          </table:table-cell>
          <table:table-cell table:style-name="ce244" table:content-validation-name="val15" office:value-type="string" calcext:value-type="string">
            <text:p>NO</text:p>
          </table:table-cell>
          <table:table-cell table:style-name="ce201" table:formula="of:=CONCATENATE([$MMC.F106];&quot;&quot;)">
            <text:p/>
          </table:table-cell>
          <table:table-cell table:style-name="ce201" table:formula="of:=CONCATENATE([$MMC.L106];&quot;&quot;)">
            <text:p/>
          </table:table-cell>
          <table:table-cell table:style-name="ce273" table:content-validation-name="val16" office:value-type="string" calcext:value-type="string">
            <text:p>f</text:p>
          </table:table-cell>
          <table:table-cell table:style-name="ce243" table:content-validation-name="val15" office:value-type="string" calcext:value-type="string">
            <text:p>YES</text:p>
          </table:table-cell>
          <table:table-cell table:style-name="ce281" table:formula="of:=AND([.J102]=&quot;YES&quot;;[.F102]=&quot;NO&quot;;LEN([.C10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02" office:value-type="string" calcext:value-type="string" table:number-columns-spanned="11" table:number-rows-spanned="1">
            <text:p>Blocks Part</text:p>
          </table:table-cell>
          <table:covered-table-cell table:number-columns-repeated="10" table:style-name="ce202"/>
          <table:table-cell table:style-name="ce283" table:number-columns-repeated="1012"/>
          <table:table-cell/>
        </table:table-row>
        <table:table-row table:style-name="ro5">
          <table:table-cell table:style-name="ce203" table:formula="of:=CONCATENATE([$Blocks.B7];&quot;&quot;)" office:value-type="string" office:string-value="CANBerry" calcext:value-type="string">
            <text:p>CANBerry</text:p>
          </table:table-cell>
          <table:table-cell table:style-name="ce203" table:formula="of:=CONCATENATE([$Blocks.C7];&quot;&quot;)" office:value-type="string" office:string-value="1" calcext:value-type="string">
            <text:p>1</text:p>
          </table:table-cell>
          <table:table-cell table:style-name="ce203" table:formula="of:=CONCATENATE([$Blocks.Q7];&quot;&quot;)" office:value-type="string" office:string-value="" calcext:value-type="error">
            <text:p>#N/A</text:p>
          </table:table-cell>
          <table:table-cell table:style-name="ce203" table:formula="of:=CONCATENATE([$Blocks.S7];&quot;&quot;)" office:value-type="string" office:string-value="" calcext:value-type="error">
            <text:p>#N/A</text:p>
          </table:table-cell>
          <table:table-cell table:style-name="ce203" table:formula="of:=IF(LEN([Blocks.G7])&gt;0;[Blocks.G7];&quot;&quot;)" office:value-type="string" office:string-value="input" calcext:value-type="string">
            <text:p>input</text:p>
          </table:table-cell>
          <table:table-cell table:style-name="ce245" table:content-validation-name="val15" office:value-type="string" calcext:value-type="string">
            <text:p>NO</text:p>
          </table:table-cell>
          <table:table-cell table:style-name="ce203" table:formula="of:=CONCATENATE([$Blocks.Q7];&quot;&quot;)" office:value-type="string" office:string-value="" calcext:value-type="error">
            <text:p>#N/A</text:p>
          </table:table-cell>
          <table:table-cell table:style-name="ce203" table:formula="of:=CONCATENATE([$Blocks.V7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78" table:content-validation-name="val15" office:value-type="string" calcext:value-type="string">
            <text:p>YES</text:p>
          </table:table-cell>
          <table:table-cell table:style-name="ce282" table:formula="of:=AND([.J104]=&quot;YES&quot;;[.F104]=&quot;NO&quot;;LEN([.C104])&gt;0)" office:value-type="string" office:string-value="" calcext:value-type="error">
            <text:p>#N/A</text:p>
          </table:table-cell>
          <table:table-cell table:style-name="ce141" table:number-columns-repeated="1012"/>
          <table:table-cell/>
        </table:table-row>
        <table:table-row table:style-name="ro5">
          <table:table-cell table:style-name="ce204" table:formula="of:=CONCATENATE([$Blocks.B8];&quot;&quot;)" office:value-type="string" office:string-value="CANBerry" calcext:value-type="string">
            <text:p>CANBerry</text:p>
          </table:table-cell>
          <table:table-cell table:style-name="ce204" table:formula="of:=CONCATENATE([$Blocks.C8];&quot;&quot;)" office:value-type="string" office:string-value="2" calcext:value-type="string">
            <text:p>2</text:p>
          </table:table-cell>
          <table:table-cell table:style-name="ce203" table:formula="of:=CONCATENATE([$Blocks.Q8];&quot;&quot;)" office:value-type="string" office:string-value="" calcext:value-type="error">
            <text:p>#N/A</text:p>
          </table:table-cell>
          <table:table-cell table:style-name="ce204" table:formula="of:=CONCATENATE([$Blocks.S8];&quot;&quot;)" office:value-type="string" office:string-value="" calcext:value-type="error">
            <text:p>#N/A</text:p>
          </table:table-cell>
          <table:table-cell table:style-name="ce203" table:formula="of:=IF(LEN([Blocks.G8])&gt;0;[Blocks.G8];&quot;&quot;)" office:value-type="string" office:string-value="input" calcext:value-type="string">
            <text:p>input</text:p>
          </table:table-cell>
          <table:table-cell table:style-name="ce245" table:content-validation-name="val15" office:value-type="string" calcext:value-type="string">
            <text:p>NO</text:p>
          </table:table-cell>
          <table:table-cell table:style-name="ce204" table:formula="of:=CONCATENATE([$Blocks.Q8];&quot;&quot;)" office:value-type="string" office:string-value="" calcext:value-type="error">
            <text:p>#N/A</text:p>
          </table:table-cell>
          <table:table-cell table:style-name="ce203" table:formula="of:=CONCATENATE([$Blocks.V8];&quot;&quot;)" office:value-type="string" office:string-value="" calcext:value-type="error">
            <text:p>#N/A</text:p>
          </table:table-cell>
          <table:table-cell table:style-name="ce276" table:content-validation-name="val16" office:value-type="string" calcext:value-type="string">
            <text:p>f</text:p>
          </table:table-cell>
          <table:table-cell table:style-name="ce278" table:content-validation-name="val15" office:value-type="string" calcext:value-type="string">
            <text:p>YES</text:p>
          </table:table-cell>
          <table:table-cell table:style-name="ce282" table:formula="of:=AND([.J105]=&quot;YES&quot;;[.F105]=&quot;NO&quot;;LEN([.C105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05" table:formula="of:=CONCATENATE([$Blocks.B9];&quot;&quot;)" office:value-type="string" office:string-value="CANBerry" calcext:value-type="string">
            <text:p>CANBerry</text:p>
          </table:table-cell>
          <table:table-cell table:style-name="ce205" table:formula="of:=CONCATENATE([$Blocks.C9];&quot;&quot;)" office:value-type="string" office:string-value="3" calcext:value-type="string">
            <text:p>3</text:p>
          </table:table-cell>
          <table:table-cell table:style-name="ce203" table:formula="of:=CONCATENATE([$Blocks.Q9];&quot;&quot;)" office:value-type="string" office:string-value="" calcext:value-type="error">
            <text:p>#N/A</text:p>
          </table:table-cell>
          <table:table-cell table:style-name="ce205" table:formula="of:=CONCATENATE([$Blocks.S9];&quot;&quot;)" office:value-type="string" office:string-value="" calcext:value-type="error">
            <text:p>#N/A</text:p>
          </table:table-cell>
          <table:table-cell table:style-name="ce203" table:formula="of:=IF(LEN([Blocks.G9])&gt;0;[Blocks.G9];&quot;&quot;)" office:value-type="string" office:string-value="bidir" calcext:value-type="string">
            <text:p>bidir</text:p>
          </table:table-cell>
          <table:table-cell table:style-name="ce245" table:content-validation-name="val15" office:value-type="string" calcext:value-type="string">
            <text:p>NO</text:p>
          </table:table-cell>
          <table:table-cell table:style-name="ce205" table:formula="of:=CONCATENATE([$Blocks.Q9];&quot;&quot;)" office:value-type="string" office:string-value="" calcext:value-type="error">
            <text:p>#N/A</text:p>
          </table:table-cell>
          <table:table-cell table:style-name="ce203" table:formula="of:=CONCATENATE([$Blocks.V9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78" table:content-validation-name="val15" office:value-type="string" calcext:value-type="string">
            <text:p>YES</text:p>
          </table:table-cell>
          <table:table-cell table:style-name="ce282" table:formula="of:=AND([.J106]=&quot;YES&quot;;[.F106]=&quot;NO&quot;;LEN([.C106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06" table:formula="of:=CONCATENATE([$Blocks.B10];&quot;&quot;)" office:value-type="string" office:string-value="CANBerry" calcext:value-type="string">
            <text:p>CANBerry</text:p>
          </table:table-cell>
          <table:table-cell table:style-name="ce206" table:formula="of:=CONCATENATE([$Blocks.C10];&quot;&quot;)" office:value-type="string" office:string-value="5" calcext:value-type="string">
            <text:p>5</text:p>
          </table:table-cell>
          <table:table-cell table:style-name="ce203" table:formula="of:=CONCATENATE([$Blocks.Q10];&quot;&quot;)" office:value-type="string" office:string-value="" calcext:value-type="error">
            <text:p>#N/A</text:p>
          </table:table-cell>
          <table:table-cell table:style-name="ce206" table:formula="of:=CONCATENATE([$Blocks.S10];&quot;&quot;)" office:value-type="string" office:string-value="" calcext:value-type="error">
            <text:p>#N/A</text:p>
          </table:table-cell>
          <table:table-cell table:style-name="ce203" table:formula="of:=IF(LEN([Blocks.G10])&gt;0;[Blocks.G10];&quot;&quot;)" office:value-type="string" office:string-value="bidir" calcext:value-type="string">
            <text:p>bidir</text:p>
          </table:table-cell>
          <table:table-cell table:style-name="ce245" table:content-validation-name="val15" office:value-type="string" calcext:value-type="string">
            <text:p>NO</text:p>
          </table:table-cell>
          <table:table-cell table:style-name="ce206" table:formula="of:=CONCATENATE([$Blocks.Q10];&quot;&quot;)" office:value-type="string" office:string-value="" calcext:value-type="error">
            <text:p>#N/A</text:p>
          </table:table-cell>
          <table:table-cell table:style-name="ce203" table:formula="of:=CONCATENATE([$Blocks.V10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78" table:content-validation-name="val15" office:value-type="string" calcext:value-type="string">
            <text:p>YES</text:p>
          </table:table-cell>
          <table:table-cell table:style-name="ce282" table:formula="of:=AND([.J107]=&quot;YES&quot;;[.F107]=&quot;NO&quot;;LEN([.C107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07" table:formula="of:=CONCATENATE([$Blocks.B11];&quot;&quot;)" office:value-type="string" office:string-value="CANBerry" calcext:value-type="string">
            <text:p>CANBerry</text:p>
          </table:table-cell>
          <table:table-cell table:style-name="ce207" table:formula="of:=CONCATENATE([$Blocks.C11];&quot;&quot;)" office:value-type="string" office:string-value="6" calcext:value-type="string">
            <text:p>6</text:p>
          </table:table-cell>
          <table:table-cell table:style-name="ce203" table:formula="of:=CONCATENATE([$Blocks.Q11];&quot;&quot;)" office:value-type="string" office:string-value="" calcext:value-type="error">
            <text:p>#N/A</text:p>
          </table:table-cell>
          <table:table-cell table:style-name="ce207" table:formula="of:=CONCATENATE([$Blocks.S11];&quot;&quot;)" office:value-type="string" office:string-value="" calcext:value-type="error">
            <text:p>#N/A</text:p>
          </table:table-cell>
          <table:table-cell table:style-name="ce203" table:formula="of:=IF(LEN([Blocks.G11])&gt;0;[Blocks.G11];&quot;&quot;)" office:value-type="string" office:string-value="input" calcext:value-type="string">
            <text:p>input</text:p>
          </table:table-cell>
          <table:table-cell table:style-name="ce245" table:content-validation-name="val15" office:value-type="string" calcext:value-type="string">
            <text:p>NO</text:p>
          </table:table-cell>
          <table:table-cell table:style-name="ce207" table:formula="of:=CONCATENATE([$Blocks.Q11];&quot;&quot;)" office:value-type="string" office:string-value="" calcext:value-type="error">
            <text:p>#N/A</text:p>
          </table:table-cell>
          <table:table-cell table:style-name="ce203" table:formula="of:=CONCATENATE([$Blocks.V11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78" table:content-validation-name="val15" office:value-type="string" calcext:value-type="string">
            <text:p>YES</text:p>
          </table:table-cell>
          <table:table-cell table:style-name="ce282" table:formula="of:=AND([.J108]=&quot;YES&quot;;[.F108]=&quot;NO&quot;;LEN([.C108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08" table:formula="of:=CONCATENATE([$Blocks.B12];&quot;&quot;)" office:value-type="string" office:string-value="CANBerry" calcext:value-type="string">
            <text:p>CANBerry</text:p>
          </table:table-cell>
          <table:table-cell table:style-name="ce208" table:formula="of:=CONCATENATE([$Blocks.C12];&quot;&quot;)" office:value-type="string" office:string-value="7" calcext:value-type="string">
            <text:p>7</text:p>
          </table:table-cell>
          <table:table-cell table:style-name="ce203" table:formula="of:=CONCATENATE([$Blocks.Q12];&quot;&quot;)" office:value-type="string" office:string-value="" calcext:value-type="error">
            <text:p>#N/A</text:p>
          </table:table-cell>
          <table:table-cell table:style-name="ce208" table:formula="of:=CONCATENATE([$Blocks.S12];&quot;&quot;)" office:value-type="string" office:string-value="" calcext:value-type="error">
            <text:p>#N/A</text:p>
          </table:table-cell>
          <table:table-cell table:style-name="ce203" table:formula="of:=IF(LEN([Blocks.G12])&gt;0;[Blocks.G12];&quot;&quot;)" office:value-type="string" office:string-value="output" calcext:value-type="string">
            <text:p>output</text:p>
          </table:table-cell>
          <table:table-cell table:style-name="ce245" table:content-validation-name="val15" office:value-type="string" calcext:value-type="string">
            <text:p>NO</text:p>
          </table:table-cell>
          <table:table-cell table:style-name="ce208" table:formula="of:=CONCATENATE([$Blocks.Q12];&quot;&quot;)" office:value-type="string" office:string-value="" calcext:value-type="error">
            <text:p>#N/A</text:p>
          </table:table-cell>
          <table:table-cell table:style-name="ce203" table:formula="of:=CONCATENATE([$Blocks.V12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78" table:content-validation-name="val15" office:value-type="string" calcext:value-type="string">
            <text:p>YES</text:p>
          </table:table-cell>
          <table:table-cell table:style-name="ce282" table:formula="of:=AND([.J109]=&quot;YES&quot;;[.F109]=&quot;NO&quot;;LEN([.C109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09" table:formula="of:=CONCATENATE([$Blocks.B13];&quot;&quot;)" office:value-type="string" office:string-value="CANBerry" calcext:value-type="string">
            <text:p>CANBerry</text:p>
          </table:table-cell>
          <table:table-cell table:style-name="ce209" table:formula="of:=CONCATENATE([$Blocks.C13];&quot;&quot;)" office:value-type="string" office:string-value="11" calcext:value-type="string">
            <text:p>11</text:p>
          </table:table-cell>
          <table:table-cell table:style-name="ce203" table:formula="of:=CONCATENATE([$Blocks.Q13];&quot;&quot;)" office:value-type="string" office:string-value="" calcext:value-type="error">
            <text:p>#N/A</text:p>
          </table:table-cell>
          <table:table-cell table:style-name="ce209" table:formula="of:=CONCATENATE([$Blocks.S13];&quot;&quot;)" office:value-type="string" office:string-value="" calcext:value-type="error">
            <text:p>#N/A</text:p>
          </table:table-cell>
          <table:table-cell table:style-name="ce203" table:formula="of:=IF(LEN([Blocks.G13])&gt;0;[Blocks.G13];&quot;&quot;)" office:value-type="string" office:string-value="output" calcext:value-type="string">
            <text:p>output</text:p>
          </table:table-cell>
          <table:table-cell table:style-name="ce245" table:content-validation-name="val15" office:value-type="string" calcext:value-type="string">
            <text:p>NO</text:p>
          </table:table-cell>
          <table:table-cell table:style-name="ce209" table:formula="of:=CONCATENATE([$Blocks.Q13];&quot;&quot;)" office:value-type="string" office:string-value="" calcext:value-type="error">
            <text:p>#N/A</text:p>
          </table:table-cell>
          <table:table-cell table:style-name="ce203" table:formula="of:=CONCATENATE([$Blocks.V13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78" table:content-validation-name="val15" office:value-type="string" calcext:value-type="string">
            <text:p>YES</text:p>
          </table:table-cell>
          <table:table-cell table:style-name="ce282" table:formula="of:=AND([.J110]=&quot;YES&quot;;[.F110]=&quot;NO&quot;;LEN([.C110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10" table:formula="of:=CONCATENATE([$Blocks.B14];&quot;&quot;)" office:value-type="string" office:string-value="CANBerry" calcext:value-type="string">
            <text:p>CANBerry</text:p>
          </table:table-cell>
          <table:table-cell table:style-name="ce210" table:formula="of:=CONCATENATE([$Blocks.C14];&quot;&quot;)" office:value-type="string" office:string-value="13" calcext:value-type="string">
            <text:p>13</text:p>
          </table:table-cell>
          <table:table-cell table:style-name="ce203" table:formula="of:=CONCATENATE([$Blocks.Q14];&quot;&quot;)" office:value-type="string" office:string-value="" calcext:value-type="error">
            <text:p>#N/A</text:p>
          </table:table-cell>
          <table:table-cell table:style-name="ce210" table:formula="of:=CONCATENATE([$Blocks.S14];&quot;&quot;)" office:value-type="string" office:string-value="" calcext:value-type="error">
            <text:p>#N/A</text:p>
          </table:table-cell>
          <table:table-cell table:style-name="ce203" table:formula="of:=IF(LEN([Blocks.G14])&gt;0;[Blocks.G14];&quot;&quot;)" office:value-type="string" office:string-value="output" calcext:value-type="string">
            <text:p>output</text:p>
          </table:table-cell>
          <table:table-cell table:style-name="ce245" table:content-validation-name="val15" office:value-type="string" calcext:value-type="string">
            <text:p>NO</text:p>
          </table:table-cell>
          <table:table-cell table:style-name="ce210" table:formula="of:=CONCATENATE([$Blocks.Q14];&quot;&quot;)" office:value-type="string" office:string-value="" calcext:value-type="error">
            <text:p>#N/A</text:p>
          </table:table-cell>
          <table:table-cell table:style-name="ce203" table:formula="of:=CONCATENATE([$Blocks.V14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78" table:content-validation-name="val15" office:value-type="string" calcext:value-type="string">
            <text:p>YES</text:p>
          </table:table-cell>
          <table:table-cell table:style-name="ce282" table:formula="of:=AND([.J111]=&quot;YES&quot;;[.F111]=&quot;NO&quot;;LEN([.C111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11" table:formula="of:=CONCATENATE([$Blocks.B15];&quot;&quot;)" office:value-type="string" office:string-value="CANBerry" calcext:value-type="string">
            <text:p>CANBerry</text:p>
          </table:table-cell>
          <table:table-cell table:style-name="ce211" table:formula="of:=CONCATENATE([$Blocks.C15];&quot;&quot;)" office:value-type="string" office:string-value="19" calcext:value-type="string">
            <text:p>19</text:p>
          </table:table-cell>
          <table:table-cell table:style-name="ce203" table:formula="of:=CONCATENATE([$Blocks.Q15];&quot;&quot;)" office:value-type="string" office:string-value="" calcext:value-type="error">
            <text:p>#N/A</text:p>
          </table:table-cell>
          <table:table-cell table:style-name="ce211" table:formula="of:=CONCATENATE([$Blocks.S15];&quot;&quot;)" office:value-type="string" office:string-value="" calcext:value-type="error">
            <text:p>#N/A</text:p>
          </table:table-cell>
          <table:table-cell table:style-name="ce203" table:formula="of:=IF(LEN([Blocks.G15])&gt;0;[Blocks.G15];&quot;&quot;)" office:value-type="string" office:string-value="input" calcext:value-type="string">
            <text:p>input</text:p>
          </table:table-cell>
          <table:table-cell table:style-name="ce245" table:content-validation-name="val15" office:value-type="string" calcext:value-type="string">
            <text:p>NO</text:p>
          </table:table-cell>
          <table:table-cell table:style-name="ce211" table:formula="of:=CONCATENATE([$Blocks.Q15];&quot;&quot;)" office:value-type="string" office:string-value="" calcext:value-type="error">
            <text:p>#N/A</text:p>
          </table:table-cell>
          <table:table-cell table:style-name="ce203" table:formula="of:=CONCATENATE([$Blocks.V15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78" table:content-validation-name="val15" office:value-type="string" calcext:value-type="string">
            <text:p>YES</text:p>
          </table:table-cell>
          <table:table-cell table:style-name="ce282" table:formula="of:=AND([.J112]=&quot;YES&quot;;[.F112]=&quot;NO&quot;;LEN([.C112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12" table:formula="of:=CONCATENATE([$Blocks.B16];&quot;&quot;)" office:value-type="string" office:string-value="CANBerry" calcext:value-type="string">
            <text:p>CANBerry</text:p>
          </table:table-cell>
          <table:table-cell table:style-name="ce212" table:formula="of:=CONCATENATE([$Blocks.C16];&quot;&quot;)" office:value-type="string" office:string-value="21" calcext:value-type="string">
            <text:p>21</text:p>
          </table:table-cell>
          <table:table-cell table:style-name="ce203" table:formula="of:=CONCATENATE([$Blocks.Q16];&quot;&quot;)" office:value-type="string" office:string-value="" calcext:value-type="error">
            <text:p>#N/A</text:p>
          </table:table-cell>
          <table:table-cell table:style-name="ce212" table:formula="of:=CONCATENATE([$Blocks.S16];&quot;&quot;)" office:value-type="string" office:string-value="" calcext:value-type="error">
            <text:p>#N/A</text:p>
          </table:table-cell>
          <table:table-cell table:style-name="ce203" table:formula="of:=IF(LEN([Blocks.G16])&gt;0;[Blocks.G16];&quot;&quot;)" office:value-type="string" office:string-value="output" calcext:value-type="string">
            <text:p>output</text:p>
          </table:table-cell>
          <table:table-cell table:style-name="ce245" table:content-validation-name="val15" office:value-type="string" calcext:value-type="string">
            <text:p>NO</text:p>
          </table:table-cell>
          <table:table-cell table:style-name="ce212" table:formula="of:=CONCATENATE([$Blocks.Q16];&quot;&quot;)" office:value-type="string" office:string-value="" calcext:value-type="error">
            <text:p>#N/A</text:p>
          </table:table-cell>
          <table:table-cell table:style-name="ce203" table:formula="of:=CONCATENATE([$Blocks.V16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78" table:content-validation-name="val15" office:value-type="string" calcext:value-type="string">
            <text:p>YES</text:p>
          </table:table-cell>
          <table:table-cell table:style-name="ce282" table:formula="of:=AND([.J113]=&quot;YES&quot;;[.F113]=&quot;NO&quot;;LEN([.C113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13" table:formula="of:=CONCATENATE([$Blocks.B17];&quot;&quot;)" office:value-type="string" office:string-value="CANBerry" calcext:value-type="string">
            <text:p>CANBerry</text:p>
          </table:table-cell>
          <table:table-cell table:style-name="ce213" table:formula="of:=CONCATENATE([$Blocks.C17];&quot;&quot;)" office:value-type="string" office:string-value="22" calcext:value-type="string">
            <text:p>22</text:p>
          </table:table-cell>
          <table:table-cell table:style-name="ce203" table:formula="of:=CONCATENATE([$Blocks.Q17];&quot;&quot;)" office:value-type="string" office:string-value="" calcext:value-type="error">
            <text:p>#N/A</text:p>
          </table:table-cell>
          <table:table-cell table:style-name="ce213" table:formula="of:=CONCATENATE([$Blocks.S17];&quot;&quot;)" office:value-type="string" office:string-value="" calcext:value-type="error">
            <text:p>#N/A</text:p>
          </table:table-cell>
          <table:table-cell table:style-name="ce203" table:formula="of:=IF(LEN([Blocks.G17])&gt;0;[Blocks.G17];&quot;&quot;)" office:value-type="string" office:string-value="output" calcext:value-type="string">
            <text:p>output</text:p>
          </table:table-cell>
          <table:table-cell table:style-name="ce245" table:content-validation-name="val15" office:value-type="string" calcext:value-type="string">
            <text:p>NO</text:p>
          </table:table-cell>
          <table:table-cell table:style-name="ce213" table:formula="of:=CONCATENATE([$Blocks.Q17];&quot;&quot;)" office:value-type="string" office:string-value="" calcext:value-type="error">
            <text:p>#N/A</text:p>
          </table:table-cell>
          <table:table-cell table:style-name="ce203" table:formula="of:=CONCATENATE([$Blocks.V17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79" table:content-validation-name="val15" office:value-type="string" calcext:value-type="string">
            <text:p>YES</text:p>
          </table:table-cell>
          <table:table-cell table:style-name="ce282" table:formula="of:=AND([.J114]=&quot;YES&quot;;[.F114]=&quot;NO&quot;;LEN([.C114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14" table:formula="of:=CONCATENATE([$Blocks.B18];&quot;&quot;)" office:value-type="string" office:string-value="CANBerry" calcext:value-type="string">
            <text:p>CANBerry</text:p>
          </table:table-cell>
          <table:table-cell table:style-name="ce214" table:formula="of:=CONCATENATE([$Blocks.C18];&quot;&quot;)" office:value-type="string" office:string-value="23" calcext:value-type="string">
            <text:p>23</text:p>
          </table:table-cell>
          <table:table-cell table:style-name="ce203" table:formula="of:=CONCATENATE([$Blocks.Q18];&quot;&quot;)" office:value-type="string" office:string-value="" calcext:value-type="error">
            <text:p>#N/A</text:p>
          </table:table-cell>
          <table:table-cell table:style-name="ce214" table:formula="of:=CONCATENATE([$Blocks.S18];&quot;&quot;)" office:value-type="string" office:string-value="" calcext:value-type="error">
            <text:p>#N/A</text:p>
          </table:table-cell>
          <table:table-cell table:style-name="ce203" table:formula="of:=IF(LEN([Blocks.G18])&gt;0;[Blocks.G18];&quot;&quot;)" office:value-type="string" office:string-value="input" calcext:value-type="string">
            <text:p>input</text:p>
          </table:table-cell>
          <table:table-cell table:style-name="ce246" table:content-validation-name="val15" office:value-type="string" calcext:value-type="string">
            <text:p>NO</text:p>
          </table:table-cell>
          <table:table-cell table:style-name="ce214" table:formula="of:=CONCATENATE([$Blocks.Q18];&quot;&quot;)" office:value-type="string" office:string-value="" calcext:value-type="error">
            <text:p>#N/A</text:p>
          </table:table-cell>
          <table:table-cell table:style-name="ce203" table:formula="of:=CONCATENATE([$Blocks.V18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46" table:content-validation-name="val15" office:value-type="string" calcext:value-type="string">
            <text:p>YES</text:p>
          </table:table-cell>
          <table:table-cell table:style-name="ce282" table:formula="of:=AND([.J115]=&quot;YES&quot;;[.F115]=&quot;NO&quot;;LEN([.C115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15" table:formula="of:=CONCATENATE([$Blocks.B19];&quot;&quot;)" office:value-type="string" office:string-value="CANBerry" calcext:value-type="string">
            <text:p>CANBerry</text:p>
          </table:table-cell>
          <table:table-cell table:style-name="ce215" table:formula="of:=CONCATENATE([$Blocks.C19];&quot;&quot;)" office:value-type="string" office:string-value="24" calcext:value-type="string">
            <text:p>24</text:p>
          </table:table-cell>
          <table:table-cell table:style-name="ce203" table:formula="of:=CONCATENATE([$Blocks.Q19];&quot;&quot;)" office:value-type="string" office:string-value="" calcext:value-type="error">
            <text:p>#N/A</text:p>
          </table:table-cell>
          <table:table-cell table:style-name="ce215" table:formula="of:=CONCATENATE([$Blocks.S19];&quot;&quot;)" office:value-type="string" office:string-value="" calcext:value-type="error">
            <text:p>#N/A</text:p>
          </table:table-cell>
          <table:table-cell table:style-name="ce203" table:formula="of:=IF(LEN([Blocks.G19])&gt;0;[Blocks.G19];&quot;&quot;)" office:value-type="string" office:string-value="input" calcext:value-type="string">
            <text:p>input</text:p>
          </table:table-cell>
          <table:table-cell table:style-name="ce247" table:content-validation-name="val15" office:value-type="string" calcext:value-type="string">
            <text:p>NO</text:p>
          </table:table-cell>
          <table:table-cell table:style-name="ce215" table:formula="of:=CONCATENATE([$Blocks.Q19];&quot;&quot;)" office:value-type="string" office:string-value="" calcext:value-type="error">
            <text:p>#N/A</text:p>
          </table:table-cell>
          <table:table-cell table:style-name="ce203" table:formula="of:=CONCATENATE([$Blocks.V19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47" table:content-validation-name="val15" office:value-type="string" calcext:value-type="string">
            <text:p>YES</text:p>
          </table:table-cell>
          <table:table-cell table:style-name="ce282" table:formula="of:=AND([.J116]=&quot;YES&quot;;[.F116]=&quot;NO&quot;;LEN([.C116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16" table:formula="of:=CONCATENATE([$Blocks.B20];&quot;&quot;)" office:value-type="string" office:string-value="CANBerry" calcext:value-type="string">
            <text:p>CANBerry</text:p>
          </table:table-cell>
          <table:table-cell table:style-name="ce216" table:formula="of:=CONCATENATE([$Blocks.C20];&quot;&quot;)" office:value-type="string" office:string-value="25" calcext:value-type="string">
            <text:p>25</text:p>
          </table:table-cell>
          <table:table-cell table:style-name="ce203" table:formula="of:=CONCATENATE([$Blocks.Q20];&quot;&quot;)" office:value-type="string" office:string-value="CAN_L" calcext:value-type="string">
            <text:p>CAN_L</text:p>
          </table:table-cell>
          <table:table-cell table:style-name="ce216" table:formula="of:=CONCATENATE([$Blocks.S20];&quot;&quot;)" office:value-type="string" office:string-value="Bus" calcext:value-type="string">
            <text:p>Bus</text:p>
          </table:table-cell>
          <table:table-cell table:style-name="ce203" table:formula="of:=IF(LEN([Blocks.G20])&gt;0;[Blocks.G20];&quot;&quot;)" office:value-type="string" office:string-value="bidir" calcext:value-type="string">
            <text:p>bidir</text:p>
          </table:table-cell>
          <table:table-cell table:style-name="ce248" table:content-validation-name="val15" office:value-type="string" calcext:value-type="string">
            <text:p>NO</text:p>
          </table:table-cell>
          <table:table-cell table:style-name="ce216" table:formula="of:=CONCATENATE([$Blocks.Q20];&quot;&quot;)" office:value-type="string" office:string-value="CAN_L" calcext:value-type="string">
            <text:p>CAN_L</text:p>
          </table:table-cell>
          <table:table-cell table:style-name="ce203" table:formula="of:=CONCATENATE([$Blocks.V20];&quot;&quot;)">
            <text:p/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48" table:content-validation-name="val15" office:value-type="string" calcext:value-type="string">
            <text:p>YES</text:p>
          </table:table-cell>
          <table:table-cell table:style-name="ce282" table:formula="of:=AND([.J117]=&quot;YES&quot;;[.F117]=&quot;NO&quot;;LEN([.C11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17" table:formula="of:=CONCATENATE([$Blocks.B21];&quot;&quot;)" office:value-type="string" office:string-value="CANBerry" calcext:value-type="string">
            <text:p>CANBerry</text:p>
          </table:table-cell>
          <table:table-cell table:style-name="ce217" table:formula="of:=CONCATENATE([$Blocks.C21];&quot;&quot;)" office:value-type="string" office:string-value="26" calcext:value-type="string">
            <text:p>26</text:p>
          </table:table-cell>
          <table:table-cell table:style-name="ce203" table:formula="of:=CONCATENATE([$Blocks.Q21];&quot;&quot;)" office:value-type="string" office:string-value="CAN_H" calcext:value-type="string">
            <text:p>CAN_H</text:p>
          </table:table-cell>
          <table:table-cell table:style-name="ce217" table:formula="of:=CONCATENATE([$Blocks.S21];&quot;&quot;)" office:value-type="string" office:string-value="Bus" calcext:value-type="string">
            <text:p>Bus</text:p>
          </table:table-cell>
          <table:table-cell table:style-name="ce203" table:formula="of:=IF(LEN([Blocks.G21])&gt;0;[Blocks.G21];&quot;&quot;)" office:value-type="string" office:string-value="bidir" calcext:value-type="string">
            <text:p>bidir</text:p>
          </table:table-cell>
          <table:table-cell table:style-name="ce249" table:content-validation-name="val15" office:value-type="string" calcext:value-type="string">
            <text:p>NO</text:p>
          </table:table-cell>
          <table:table-cell table:style-name="ce217" table:formula="of:=CONCATENATE([$Blocks.Q21];&quot;&quot;)" office:value-type="string" office:string-value="CAN_H" calcext:value-type="string">
            <text:p>CAN_H</text:p>
          </table:table-cell>
          <table:table-cell table:style-name="ce203" table:formula="of:=CONCATENATE([$Blocks.V21];&quot;&quot;)">
            <text:p/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49" table:content-validation-name="val15" office:value-type="string" calcext:value-type="string">
            <text:p>YES</text:p>
          </table:table-cell>
          <table:table-cell table:style-name="ce282" table:formula="of:=AND([.J118]=&quot;YES&quot;;[.F118]=&quot;NO&quot;;LEN([.C11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18" table:formula="of:=CONCATENATE([$Blocks.B22];&quot;&quot;)" office:value-type="string" office:string-value="CANBerry" calcext:value-type="string">
            <text:p>CANBerry</text:p>
          </table:table-cell>
          <table:table-cell table:style-name="ce218" table:formula="of:=CONCATENATE([$Blocks.C22];&quot;&quot;)" office:value-type="string" office:string-value="27" calcext:value-type="string">
            <text:p>27</text:p>
          </table:table-cell>
          <table:table-cell table:style-name="ce203" table:formula="of:=CONCATENATE([$Blocks.Q22];&quot;&quot;)" office:value-type="string" office:string-value="CAN_GND" calcext:value-type="string">
            <text:p>CAN_GND</text:p>
          </table:table-cell>
          <table:table-cell table:style-name="ce218" table:formula="of:=CONCATENATE([$Blocks.S22];&quot;&quot;)" office:value-type="string" office:string-value="Bus" calcext:value-type="string">
            <text:p>Bus</text:p>
          </table:table-cell>
          <table:table-cell table:style-name="ce203" table:formula="of:=IF(LEN([Blocks.G22])&gt;0;[Blocks.G22];&quot;&quot;)" office:value-type="string" office:string-value="bidir" calcext:value-type="string">
            <text:p>bidir</text:p>
          </table:table-cell>
          <table:table-cell table:style-name="ce250" table:content-validation-name="val15" office:value-type="string" calcext:value-type="string">
            <text:p>NO</text:p>
          </table:table-cell>
          <table:table-cell table:style-name="ce218" table:formula="of:=CONCATENATE([$Blocks.Q22];&quot;&quot;)" office:value-type="string" office:string-value="CAN_GND" calcext:value-type="string">
            <text:p>CAN_GND</text:p>
          </table:table-cell>
          <table:table-cell table:style-name="ce203" table:formula="of:=CONCATENATE([$Blocks.V22];&quot;&quot;)">
            <text:p/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50" table:content-validation-name="val15" office:value-type="string" calcext:value-type="string">
            <text:p>YES</text:p>
          </table:table-cell>
          <table:table-cell table:style-name="ce282" table:formula="of:=AND([.J119]=&quot;YES&quot;;[.F119]=&quot;NO&quot;;LEN([.C11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19" table:formula="of:=CONCATENATE([$Blocks.B23];&quot;&quot;)" office:value-type="string" office:string-value="CANBerry" calcext:value-type="string">
            <text:p>CANBerry</text:p>
          </table:table-cell>
          <table:table-cell table:style-name="ce219" table:formula="of:=CONCATENATE([$Blocks.C23];&quot;&quot;)" office:value-type="string" office:string-value="28" calcext:value-type="string">
            <text:p>28</text:p>
          </table:table-cell>
          <table:table-cell table:style-name="ce203" table:formula="of:=CONCATENATE([$Blocks.Q23];&quot;&quot;)" office:value-type="string" office:string-value="JP3_1" calcext:value-type="string">
            <text:p>JP3_1</text:p>
          </table:table-cell>
          <table:table-cell table:style-name="ce219" table:formula="of:=CONCATENATE([$Blocks.S23];&quot;&quot;)" office:value-type="string" office:string-value="TBD" calcext:value-type="string">
            <text:p>TBD</text:p>
          </table:table-cell>
          <table:table-cell table:style-name="ce203" table:formula="of:=IF(LEN([Blocks.G23])&gt;0;[Blocks.G23];&quot;&quot;)" office:value-type="string" office:string-value="output" calcext:value-type="string">
            <text:p>output</text:p>
          </table:table-cell>
          <table:table-cell table:style-name="ce251" table:content-validation-name="val15" office:value-type="string" calcext:value-type="string">
            <text:p>NO</text:p>
          </table:table-cell>
          <table:table-cell table:style-name="ce219" table:formula="of:=CONCATENATE([$Blocks.Q23];&quot;&quot;)" office:value-type="string" office:string-value="JP3_1" calcext:value-type="string">
            <text:p>JP3_1</text:p>
          </table:table-cell>
          <table:table-cell table:style-name="ce203" table:formula="of:=CONCATENATE([$Blocks.V23];&quot;&quot;)">
            <text:p/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51" table:content-validation-name="val15" office:value-type="string" calcext:value-type="string">
            <text:p>YES</text:p>
          </table:table-cell>
          <table:table-cell table:style-name="ce282" table:formula="of:=AND([.J120]=&quot;YES&quot;;[.F120]=&quot;NO&quot;;LEN([.C12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20" table:formula="of:=CONCATENATE([$Blocks.B24];&quot;&quot;)" office:value-type="string" office:string-value="CANBerry" calcext:value-type="string">
            <text:p>CANBerry</text:p>
          </table:table-cell>
          <table:table-cell table:style-name="ce220" table:formula="of:=CONCATENATE([$Blocks.C24];&quot;&quot;)" office:value-type="string" office:string-value="29" calcext:value-type="string">
            <text:p>29</text:p>
          </table:table-cell>
          <table:table-cell table:style-name="ce203" table:formula="of:=CONCATENATE([$Blocks.Q24];&quot;&quot;)" office:value-type="string" office:string-value="JP3_2" calcext:value-type="string">
            <text:p>JP3_2</text:p>
          </table:table-cell>
          <table:table-cell table:style-name="ce220" table:formula="of:=CONCATENATE([$Blocks.S24];&quot;&quot;)" office:value-type="string" office:string-value="TBD" calcext:value-type="string">
            <text:p>TBD</text:p>
          </table:table-cell>
          <table:table-cell table:style-name="ce203" table:formula="of:=IF(LEN([Blocks.G24])&gt;0;[Blocks.G24];&quot;&quot;)" office:value-type="string" office:string-value="output" calcext:value-type="string">
            <text:p>output</text:p>
          </table:table-cell>
          <table:table-cell table:style-name="ce252" table:content-validation-name="val15" office:value-type="string" calcext:value-type="string">
            <text:p>NO</text:p>
          </table:table-cell>
          <table:table-cell table:style-name="ce220" table:formula="of:=CONCATENATE([$Blocks.Q24];&quot;&quot;)" office:value-type="string" office:string-value="JP3_2" calcext:value-type="string">
            <text:p>JP3_2</text:p>
          </table:table-cell>
          <table:table-cell table:style-name="ce203" table:formula="of:=CONCATENATE([$Blocks.V24];&quot;&quot;)">
            <text:p/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52" table:content-validation-name="val15" office:value-type="string" calcext:value-type="string">
            <text:p>YES</text:p>
          </table:table-cell>
          <table:table-cell table:style-name="ce282" table:formula="of:=AND([.J121]=&quot;YES&quot;;[.F121]=&quot;NO&quot;;LEN([.C12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21" table:formula="of:=CONCATENATE([$Blocks.B25];&quot;&quot;)" office:value-type="string" office:string-value="CANBerry" calcext:value-type="string">
            <text:p>CANBerry</text:p>
          </table:table-cell>
          <table:table-cell table:style-name="ce221" table:formula="of:=CONCATENATE([$Blocks.C25];&quot;&quot;)" office:value-type="string" office:string-value="33" calcext:value-type="string">
            <text:p>33</text:p>
          </table:table-cell>
          <table:table-cell table:style-name="ce203" table:formula="of:=CONCATENATE([$Blocks.Q25];&quot;&quot;)" office:value-type="string" office:string-value="JP2_1" calcext:value-type="string">
            <text:p>JP2_1</text:p>
          </table:table-cell>
          <table:table-cell table:style-name="ce221" table:formula="of:=CONCATENATE([$Blocks.S25];&quot;&quot;)" office:value-type="string" office:string-value="DO" calcext:value-type="string">
            <text:p>DO</text:p>
          </table:table-cell>
          <table:table-cell table:style-name="ce203" table:formula="of:=IF(LEN([Blocks.G25])&gt;0;[Blocks.G25];&quot;&quot;)" office:value-type="string" office:string-value="output" calcext:value-type="string">
            <text:p>output</text:p>
          </table:table-cell>
          <table:table-cell table:style-name="ce253" table:content-validation-name="val15" office:value-type="string" calcext:value-type="string">
            <text:p>NO</text:p>
          </table:table-cell>
          <table:table-cell table:style-name="ce221" table:formula="of:=CONCATENATE([$Blocks.Q25];&quot;&quot;)" office:value-type="string" office:string-value="JP2_1" calcext:value-type="string">
            <text:p>JP2_1</text:p>
          </table:table-cell>
          <table:table-cell table:style-name="ce203" table:formula="of:=CONCATENATE([$Blocks.V25];&quot;&quot;)">
            <text:p/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53" table:content-validation-name="val15" office:value-type="string" calcext:value-type="string">
            <text:p>YES</text:p>
          </table:table-cell>
          <table:table-cell table:style-name="ce282" table:formula="of:=AND([.J122]=&quot;YES&quot;;[.F122]=&quot;NO&quot;;LEN([.C12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22" table:formula="of:=CONCATENATE([$Blocks.B26];&quot;&quot;)" office:value-type="string" office:string-value="CANBerry" calcext:value-type="string">
            <text:p>CANBerry</text:p>
          </table:table-cell>
          <table:table-cell table:style-name="ce222" table:formula="of:=CONCATENATE([$Blocks.C26];&quot;&quot;)" office:value-type="string" office:string-value="34" calcext:value-type="string">
            <text:p>34</text:p>
          </table:table-cell>
          <table:table-cell table:style-name="ce203" table:formula="of:=CONCATENATE([$Blocks.Q26];&quot;&quot;)" office:value-type="string" office:string-value="JP2_2" calcext:value-type="string">
            <text:p>JP2_2</text:p>
          </table:table-cell>
          <table:table-cell table:style-name="ce222" table:formula="of:=CONCATENATE([$Blocks.S26];&quot;&quot;)" office:value-type="string" office:string-value="DO" calcext:value-type="string">
            <text:p>DO</text:p>
          </table:table-cell>
          <table:table-cell table:style-name="ce203" table:formula="of:=IF(LEN([Blocks.G26])&gt;0;[Blocks.G26];&quot;&quot;)" office:value-type="string" office:string-value="output" calcext:value-type="string">
            <text:p>output</text:p>
          </table:table-cell>
          <table:table-cell table:style-name="ce254" table:content-validation-name="val15" office:value-type="string" calcext:value-type="string">
            <text:p>NO</text:p>
          </table:table-cell>
          <table:table-cell table:style-name="ce222" table:formula="of:=CONCATENATE([$Blocks.Q26];&quot;&quot;)" office:value-type="string" office:string-value="JP2_2" calcext:value-type="string">
            <text:p>JP2_2</text:p>
          </table:table-cell>
          <table:table-cell table:style-name="ce203" table:formula="of:=CONCATENATE([$Blocks.V26];&quot;&quot;)">
            <text:p/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54" table:content-validation-name="val15" office:value-type="string" calcext:value-type="string">
            <text:p>YES</text:p>
          </table:table-cell>
          <table:table-cell table:style-name="ce282" table:formula="of:=AND([.J123]=&quot;YES&quot;;[.F123]=&quot;NO&quot;;LEN([.C12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23" table:formula="of:=CONCATENATE([$Blocks.B27];&quot;&quot;)" office:value-type="string" office:string-value="CAN" calcext:value-type="string">
            <text:p>CAN</text:p>
          </table:table-cell>
          <table:table-cell table:style-name="ce223" table:formula="of:=CONCATENATE([$Blocks.C27];&quot;&quot;)" office:value-type="string" office:string-value="1" calcext:value-type="string">
            <text:p>1</text:p>
          </table:table-cell>
          <table:table-cell table:style-name="ce203" table:formula="of:=CONCATENATE([$Blocks.Q27];&quot;&quot;)" office:value-type="string" office:string-value="" calcext:value-type="error">
            <text:p>#N/A</text:p>
          </table:table-cell>
          <table:table-cell table:style-name="ce223" table:formula="of:=CONCATENATE([$Blocks.S27];&quot;&quot;)" office:value-type="string" office:string-value="" calcext:value-type="error">
            <text:p>#N/A</text:p>
          </table:table-cell>
          <table:table-cell table:style-name="ce203" table:formula="of:=IF(LEN([Blocks.G27])&gt;0;[Blocks.G27];&quot;&quot;)" office:value-type="string" office:string-value="input" calcext:value-type="string">
            <text:p>input</text:p>
          </table:table-cell>
          <table:table-cell table:style-name="ce255" table:content-validation-name="val15" office:value-type="string" calcext:value-type="string">
            <text:p>NO</text:p>
          </table:table-cell>
          <table:table-cell table:style-name="ce223" table:formula="of:=CONCATENATE([$Blocks.Q27];&quot;&quot;)" office:value-type="string" office:string-value="" calcext:value-type="error">
            <text:p>#N/A</text:p>
          </table:table-cell>
          <table:table-cell table:style-name="ce203" table:formula="of:=CONCATENATE([$Blocks.V27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55" table:content-validation-name="val15" office:value-type="string" calcext:value-type="string">
            <text:p>YES</text:p>
          </table:table-cell>
          <table:table-cell table:style-name="ce282" table:formula="of:=AND([.J124]=&quot;YES&quot;;[.F124]=&quot;NO&quot;;LEN([.C124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24" table:formula="of:=CONCATENATE([$Blocks.B28];&quot;&quot;)" office:value-type="string" office:string-value="CAN" calcext:value-type="string">
            <text:p>CAN</text:p>
          </table:table-cell>
          <table:table-cell table:style-name="ce224" table:formula="of:=CONCATENATE([$Blocks.C28];&quot;&quot;)" office:value-type="string" office:string-value="2" calcext:value-type="string">
            <text:p>2</text:p>
          </table:table-cell>
          <table:table-cell table:style-name="ce203" table:formula="of:=CONCATENATE([$Blocks.Q28];&quot;&quot;)" office:value-type="string" office:string-value="" calcext:value-type="error">
            <text:p>#N/A</text:p>
          </table:table-cell>
          <table:table-cell table:style-name="ce224" table:formula="of:=CONCATENATE([$Blocks.S28];&quot;&quot;)" office:value-type="string" office:string-value="" calcext:value-type="error">
            <text:p>#N/A</text:p>
          </table:table-cell>
          <table:table-cell table:style-name="ce203" table:formula="of:=IF(LEN([Blocks.G28])&gt;0;[Blocks.G28];&quot;&quot;)" office:value-type="string" office:string-value="input" calcext:value-type="string">
            <text:p>input</text:p>
          </table:table-cell>
          <table:table-cell table:style-name="ce256" table:content-validation-name="val15" office:value-type="string" calcext:value-type="string">
            <text:p>NO</text:p>
          </table:table-cell>
          <table:table-cell table:style-name="ce224" table:formula="of:=CONCATENATE([$Blocks.Q28];&quot;&quot;)" office:value-type="string" office:string-value="" calcext:value-type="error">
            <text:p>#N/A</text:p>
          </table:table-cell>
          <table:table-cell table:style-name="ce203" table:formula="of:=CONCATENATE([$Blocks.V28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56" table:content-validation-name="val15" office:value-type="string" calcext:value-type="string">
            <text:p>YES</text:p>
          </table:table-cell>
          <table:table-cell table:style-name="ce282" table:formula="of:=AND([.J125]=&quot;YES&quot;;[.F125]=&quot;NO&quot;;LEN([.C125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25" table:formula="of:=CONCATENATE([$Blocks.B29];&quot;&quot;)" office:value-type="string" office:string-value="CAN" calcext:value-type="string">
            <text:p>CAN</text:p>
          </table:table-cell>
          <table:table-cell table:style-name="ce225" table:formula="of:=CONCATENATE([$Blocks.C29];&quot;&quot;)" office:value-type="string" office:string-value="6" calcext:value-type="string">
            <text:p>6</text:p>
          </table:table-cell>
          <table:table-cell table:style-name="ce203" table:formula="of:=CONCATENATE([$Blocks.Q29];&quot;&quot;)" office:value-type="string" office:string-value="" calcext:value-type="error">
            <text:p>#N/A</text:p>
          </table:table-cell>
          <table:table-cell table:style-name="ce225" table:formula="of:=CONCATENATE([$Blocks.S29];&quot;&quot;)" office:value-type="string" office:string-value="" calcext:value-type="error">
            <text:p>#N/A</text:p>
          </table:table-cell>
          <table:table-cell table:style-name="ce203" table:formula="of:=IF(LEN([Blocks.G29])&gt;0;[Blocks.G29];&quot;&quot;)" office:value-type="string" office:string-value="input" calcext:value-type="string">
            <text:p>input</text:p>
          </table:table-cell>
          <table:table-cell table:style-name="ce257" table:content-validation-name="val15" office:value-type="string" calcext:value-type="string">
            <text:p>NO</text:p>
          </table:table-cell>
          <table:table-cell table:style-name="ce225" table:formula="of:=CONCATENATE([$Blocks.Q29];&quot;&quot;)" office:value-type="string" office:string-value="" calcext:value-type="error">
            <text:p>#N/A</text:p>
          </table:table-cell>
          <table:table-cell table:style-name="ce203" table:formula="of:=CONCATENATE([$Blocks.V29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57" table:content-validation-name="val15" office:value-type="string" calcext:value-type="string">
            <text:p>YES</text:p>
          </table:table-cell>
          <table:table-cell table:style-name="ce282" table:formula="of:=AND([.J126]=&quot;YES&quot;;[.F126]=&quot;NO&quot;;LEN([.C126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26" table:formula="of:=CONCATENATE([$Blocks.B30];&quot;&quot;)" office:value-type="string" office:string-value="CAN" calcext:value-type="string">
            <text:p>CAN</text:p>
          </table:table-cell>
          <table:table-cell table:style-name="ce226" table:formula="of:=CONCATENATE([$Blocks.C30];&quot;&quot;)" office:value-type="string" office:string-value="19" calcext:value-type="string">
            <text:p>19</text:p>
          </table:table-cell>
          <table:table-cell table:style-name="ce203" table:formula="of:=CONCATENATE([$Blocks.Q30];&quot;&quot;)" office:value-type="string" office:string-value="" calcext:value-type="error">
            <text:p>#N/A</text:p>
          </table:table-cell>
          <table:table-cell table:style-name="ce226" table:formula="of:=CONCATENATE([$Blocks.S30];&quot;&quot;)" office:value-type="string" office:string-value="" calcext:value-type="error">
            <text:p>#N/A</text:p>
          </table:table-cell>
          <table:table-cell table:style-name="ce203" table:formula="of:=IF(LEN([Blocks.G30])&gt;0;[Blocks.G30];&quot;&quot;)" office:value-type="string" office:string-value="input" calcext:value-type="string">
            <text:p>input</text:p>
          </table:table-cell>
          <table:table-cell table:style-name="ce258" table:content-validation-name="val15" office:value-type="string" calcext:value-type="string">
            <text:p>NO</text:p>
          </table:table-cell>
          <table:table-cell table:style-name="ce226" table:formula="of:=CONCATENATE([$Blocks.Q30];&quot;&quot;)" office:value-type="string" office:string-value="" calcext:value-type="error">
            <text:p>#N/A</text:p>
          </table:table-cell>
          <table:table-cell table:style-name="ce203" table:formula="of:=CONCATENATE([$Blocks.V30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58" table:content-validation-name="val15" office:value-type="string" calcext:value-type="string">
            <text:p>YES</text:p>
          </table:table-cell>
          <table:table-cell table:style-name="ce282" table:formula="of:=AND([.J127]=&quot;YES&quot;;[.F127]=&quot;NO&quot;;LEN([.C127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27" table:formula="of:=CONCATENATE([$Blocks.B31];&quot;&quot;)" office:value-type="string" office:string-value="CAN" calcext:value-type="string">
            <text:p>CAN</text:p>
          </table:table-cell>
          <table:table-cell table:style-name="ce227" table:formula="of:=CONCATENATE([$Blocks.C31];&quot;&quot;)" office:value-type="string" office:string-value="21" calcext:value-type="string">
            <text:p>21</text:p>
          </table:table-cell>
          <table:table-cell table:style-name="ce203" table:formula="of:=CONCATENATE([$Blocks.Q31];&quot;&quot;)" office:value-type="string" office:string-value="" calcext:value-type="error">
            <text:p>#N/A</text:p>
          </table:table-cell>
          <table:table-cell table:style-name="ce227" table:formula="of:=CONCATENATE([$Blocks.S31];&quot;&quot;)" office:value-type="string" office:string-value="" calcext:value-type="error">
            <text:p>#N/A</text:p>
          </table:table-cell>
          <table:table-cell table:style-name="ce203" table:formula="of:=IF(LEN([Blocks.G31])&gt;0;[Blocks.G31];&quot;&quot;)" office:value-type="string" office:string-value="output" calcext:value-type="string">
            <text:p>output</text:p>
          </table:table-cell>
          <table:table-cell table:style-name="ce259" table:content-validation-name="val15" office:value-type="string" calcext:value-type="string">
            <text:p>NO</text:p>
          </table:table-cell>
          <table:table-cell table:style-name="ce227" table:formula="of:=CONCATENATE([$Blocks.Q31];&quot;&quot;)" office:value-type="string" office:string-value="" calcext:value-type="error">
            <text:p>#N/A</text:p>
          </table:table-cell>
          <table:table-cell table:style-name="ce203" table:formula="of:=CONCATENATE([$Blocks.V31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59" table:content-validation-name="val15" office:value-type="string" calcext:value-type="string">
            <text:p>YES</text:p>
          </table:table-cell>
          <table:table-cell table:style-name="ce282" table:formula="of:=AND([.J128]=&quot;YES&quot;;[.F128]=&quot;NO&quot;;LEN([.C128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28" table:formula="of:=CONCATENATE([$Blocks.B32];&quot;&quot;)" office:value-type="string" office:string-value="CAN" calcext:value-type="string">
            <text:p>CAN</text:p>
          </table:table-cell>
          <table:table-cell table:style-name="ce228" table:formula="of:=CONCATENATE([$Blocks.C32];&quot;&quot;)" office:value-type="string" office:string-value="22" calcext:value-type="string">
            <text:p>22</text:p>
          </table:table-cell>
          <table:table-cell table:style-name="ce203" table:formula="of:=CONCATENATE([$Blocks.Q32];&quot;&quot;)" office:value-type="string" office:string-value="" calcext:value-type="error">
            <text:p>#N/A</text:p>
          </table:table-cell>
          <table:table-cell table:style-name="ce228" table:formula="of:=CONCATENATE([$Blocks.S32];&quot;&quot;)" office:value-type="string" office:string-value="" calcext:value-type="error">
            <text:p>#N/A</text:p>
          </table:table-cell>
          <table:table-cell table:style-name="ce203" table:formula="of:=IF(LEN([Blocks.G32])&gt;0;[Blocks.G32];&quot;&quot;)" office:value-type="string" office:string-value="output" calcext:value-type="string">
            <text:p>output</text:p>
          </table:table-cell>
          <table:table-cell table:style-name="ce260" table:content-validation-name="val15" office:value-type="string" calcext:value-type="string">
            <text:p>NO</text:p>
          </table:table-cell>
          <table:table-cell table:style-name="ce228" table:formula="of:=CONCATENATE([$Blocks.Q32];&quot;&quot;)" office:value-type="string" office:string-value="" calcext:value-type="error">
            <text:p>#N/A</text:p>
          </table:table-cell>
          <table:table-cell table:style-name="ce203" table:formula="of:=CONCATENATE([$Blocks.V32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60" table:content-validation-name="val15" office:value-type="string" calcext:value-type="string">
            <text:p>YES</text:p>
          </table:table-cell>
          <table:table-cell table:style-name="ce282" table:formula="of:=AND([.J129]=&quot;YES&quot;;[.F129]=&quot;NO&quot;;LEN([.C129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29" table:formula="of:=CONCATENATE([$Blocks.B33];&quot;&quot;)" office:value-type="string" office:string-value="CAN" calcext:value-type="string">
            <text:p>CAN</text:p>
          </table:table-cell>
          <table:table-cell table:style-name="ce229" table:formula="of:=CONCATENATE([$Blocks.C33];&quot;&quot;)" office:value-type="string" office:string-value="23" calcext:value-type="string">
            <text:p>23</text:p>
          </table:table-cell>
          <table:table-cell table:style-name="ce203" table:formula="of:=CONCATENATE([$Blocks.Q33];&quot;&quot;)" office:value-type="string" office:string-value="" calcext:value-type="error">
            <text:p>#N/A</text:p>
          </table:table-cell>
          <table:table-cell table:style-name="ce229" table:formula="of:=CONCATENATE([$Blocks.S33];&quot;&quot;)" office:value-type="string" office:string-value="" calcext:value-type="error">
            <text:p>#N/A</text:p>
          </table:table-cell>
          <table:table-cell table:style-name="ce203" table:formula="of:=IF(LEN([Blocks.G33])&gt;0;[Blocks.G33];&quot;&quot;)" office:value-type="string" office:string-value="input" calcext:value-type="string">
            <text:p>input</text:p>
          </table:table-cell>
          <table:table-cell table:style-name="ce261" table:content-validation-name="val15" office:value-type="string" calcext:value-type="string">
            <text:p>NO</text:p>
          </table:table-cell>
          <table:table-cell table:style-name="ce229" table:formula="of:=CONCATENATE([$Blocks.Q33];&quot;&quot;)" office:value-type="string" office:string-value="" calcext:value-type="error">
            <text:p>#N/A</text:p>
          </table:table-cell>
          <table:table-cell table:style-name="ce203" table:formula="of:=CONCATENATE([$Blocks.V33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61" table:content-validation-name="val15" office:value-type="string" calcext:value-type="string">
            <text:p>YES</text:p>
          </table:table-cell>
          <table:table-cell table:style-name="ce282" table:formula="of:=AND([.J130]=&quot;YES&quot;;[.F130]=&quot;NO&quot;;LEN([.C130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30" table:formula="of:=CONCATENATE([$Blocks.B34];&quot;&quot;)" office:value-type="string" office:string-value="CAN" calcext:value-type="string">
            <text:p>CAN</text:p>
          </table:table-cell>
          <table:table-cell table:style-name="ce230" table:formula="of:=CONCATENATE([$Blocks.C34];&quot;&quot;)" office:value-type="string" office:string-value="24" calcext:value-type="string">
            <text:p>24</text:p>
          </table:table-cell>
          <table:table-cell table:style-name="ce203" table:formula="of:=CONCATENATE([$Blocks.Q34];&quot;&quot;)" office:value-type="string" office:string-value="" calcext:value-type="error">
            <text:p>#N/A</text:p>
          </table:table-cell>
          <table:table-cell table:style-name="ce230" table:formula="of:=CONCATENATE([$Blocks.S34];&quot;&quot;)" office:value-type="string" office:string-value="" calcext:value-type="error">
            <text:p>#N/A</text:p>
          </table:table-cell>
          <table:table-cell table:style-name="ce203" table:formula="of:=IF(LEN([Blocks.G34])&gt;0;[Blocks.G34];&quot;&quot;)" office:value-type="string" office:string-value="input" calcext:value-type="string">
            <text:p>input</text:p>
          </table:table-cell>
          <table:table-cell table:style-name="ce262" table:content-validation-name="val15" office:value-type="string" calcext:value-type="string">
            <text:p>NO</text:p>
          </table:table-cell>
          <table:table-cell table:style-name="ce230" table:formula="of:=CONCATENATE([$Blocks.Q34];&quot;&quot;)" office:value-type="string" office:string-value="" calcext:value-type="error">
            <text:p>#N/A</text:p>
          </table:table-cell>
          <table:table-cell table:style-name="ce203" table:formula="of:=CONCATENATE([$Blocks.V34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62" table:content-validation-name="val15" office:value-type="string" calcext:value-type="string">
            <text:p>YES</text:p>
          </table:table-cell>
          <table:table-cell table:style-name="ce282" table:formula="of:=AND([.J131]=&quot;YES&quot;;[.F131]=&quot;NO&quot;;LEN([.C131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31" table:formula="of:=CONCATENATE([$Blocks.B35];&quot;&quot;)" office:value-type="string" office:string-value="CAN" calcext:value-type="string">
            <text:p>CAN</text:p>
          </table:table-cell>
          <table:table-cell table:style-name="ce231" table:formula="of:=CONCATENATE([$Blocks.C35];&quot;&quot;)" office:value-type="string" office:string-value="25" calcext:value-type="string">
            <text:p>25</text:p>
          </table:table-cell>
          <table:table-cell table:style-name="ce203" table:formula="of:=CONCATENATE([$Blocks.Q35];&quot;&quot;)" office:value-type="string" office:string-value="CAN_L" calcext:value-type="string">
            <text:p>CAN_L</text:p>
          </table:table-cell>
          <table:table-cell table:style-name="ce231" table:formula="of:=CONCATENATE([$Blocks.S35];&quot;&quot;)" office:value-type="string" office:string-value="Bus" calcext:value-type="string">
            <text:p>Bus</text:p>
          </table:table-cell>
          <table:table-cell table:style-name="ce203" table:formula="of:=IF(LEN([Blocks.G35])&gt;0;[Blocks.G35];&quot;&quot;)" office:value-type="string" office:string-value="bidir" calcext:value-type="string">
            <text:p>bidir</text:p>
          </table:table-cell>
          <table:table-cell table:style-name="ce263" table:content-validation-name="val15" office:value-type="string" calcext:value-type="string">
            <text:p>NO</text:p>
          </table:table-cell>
          <table:table-cell table:style-name="ce231" table:formula="of:=CONCATENATE([$Blocks.Q35];&quot;&quot;)" office:value-type="string" office:string-value="CAN_L" calcext:value-type="string">
            <text:p>CAN_L</text:p>
          </table:table-cell>
          <table:table-cell table:style-name="ce203" table:formula="of:=CONCATENATE([$Blocks.V35];&quot;&quot;)">
            <text:p/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63" table:content-validation-name="val15" office:value-type="string" calcext:value-type="string">
            <text:p>YES</text:p>
          </table:table-cell>
          <table:table-cell table:style-name="ce282" table:formula="of:=AND([.J132]=&quot;YES&quot;;[.F132]=&quot;NO&quot;;LEN([.C13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32" table:formula="of:=CONCATENATE([$Blocks.B36];&quot;&quot;)" office:value-type="string" office:string-value="CAN" calcext:value-type="string">
            <text:p>CAN</text:p>
          </table:table-cell>
          <table:table-cell table:style-name="ce232" table:formula="of:=CONCATENATE([$Blocks.C36];&quot;&quot;)" office:value-type="string" office:string-value="26" calcext:value-type="string">
            <text:p>26</text:p>
          </table:table-cell>
          <table:table-cell table:style-name="ce203" table:formula="of:=CONCATENATE([$Blocks.Q36];&quot;&quot;)" office:value-type="string" office:string-value="CAN_H" calcext:value-type="string">
            <text:p>CAN_H</text:p>
          </table:table-cell>
          <table:table-cell table:style-name="ce232" table:formula="of:=CONCATENATE([$Blocks.S36];&quot;&quot;)" office:value-type="string" office:string-value="Bus" calcext:value-type="string">
            <text:p>Bus</text:p>
          </table:table-cell>
          <table:table-cell table:style-name="ce203" table:formula="of:=IF(LEN([Blocks.G36])&gt;0;[Blocks.G36];&quot;&quot;)" office:value-type="string" office:string-value="bidir" calcext:value-type="string">
            <text:p>bidir</text:p>
          </table:table-cell>
          <table:table-cell table:style-name="ce264" table:content-validation-name="val15" office:value-type="string" calcext:value-type="string">
            <text:p>NO</text:p>
          </table:table-cell>
          <table:table-cell table:style-name="ce232" table:formula="of:=CONCATENATE([$Blocks.Q36];&quot;&quot;)" office:value-type="string" office:string-value="CAN_H" calcext:value-type="string">
            <text:p>CAN_H</text:p>
          </table:table-cell>
          <table:table-cell table:style-name="ce203" table:formula="of:=CONCATENATE([$Blocks.V36];&quot;&quot;)">
            <text:p/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64" table:content-validation-name="val15" office:value-type="string" calcext:value-type="string">
            <text:p>YES</text:p>
          </table:table-cell>
          <table:table-cell table:style-name="ce282" table:formula="of:=AND([.J133]=&quot;YES&quot;;[.F133]=&quot;NO&quot;;LEN([.C13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33" table:formula="of:=CONCATENATE([$Blocks.B37];&quot;&quot;)" office:value-type="string" office:string-value="CAN" calcext:value-type="string">
            <text:p>CAN</text:p>
          </table:table-cell>
          <table:table-cell table:style-name="ce233" table:formula="of:=CONCATENATE([$Blocks.C37];&quot;&quot;)" office:value-type="string" office:string-value="27" calcext:value-type="string">
            <text:p>27</text:p>
          </table:table-cell>
          <table:table-cell table:style-name="ce203" table:formula="of:=CONCATENATE([$Blocks.Q37];&quot;&quot;)" office:value-type="string" office:string-value="CAN_GND" calcext:value-type="string">
            <text:p>CAN_GND</text:p>
          </table:table-cell>
          <table:table-cell table:style-name="ce233" table:formula="of:=CONCATENATE([$Blocks.S37];&quot;&quot;)" office:value-type="string" office:string-value="Bus" calcext:value-type="string">
            <text:p>Bus</text:p>
          </table:table-cell>
          <table:table-cell table:style-name="ce203" table:formula="of:=IF(LEN([Blocks.G37])&gt;0;[Blocks.G37];&quot;&quot;)" office:value-type="string" office:string-value="bidir" calcext:value-type="string">
            <text:p>bidir</text:p>
          </table:table-cell>
          <table:table-cell table:style-name="ce265" table:content-validation-name="val15" office:value-type="string" calcext:value-type="string">
            <text:p>NO</text:p>
          </table:table-cell>
          <table:table-cell table:style-name="ce233" table:formula="of:=CONCATENATE([$Blocks.Q37];&quot;&quot;)" office:value-type="string" office:string-value="CAN_GND" calcext:value-type="string">
            <text:p>CAN_GND</text:p>
          </table:table-cell>
          <table:table-cell table:style-name="ce203" table:formula="of:=CONCATENATE([$Blocks.V37];&quot;&quot;)">
            <text:p/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65" table:content-validation-name="val15" office:value-type="string" calcext:value-type="string">
            <text:p>YES</text:p>
          </table:table-cell>
          <table:table-cell table:style-name="ce282" table:formula="of:=AND([.J134]=&quot;YES&quot;;[.F134]=&quot;NO&quot;;LEN([.C13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234" table:formula="of:=CONCATENATE([$Blocks.B38];&quot;&quot;)" office:value-type="string" office:string-value="CB_RTC" calcext:value-type="string">
            <text:p>CB_RTC</text:p>
          </table:table-cell>
          <table:table-cell table:style-name="ce234" table:formula="of:=CONCATENATE([$Blocks.C38];&quot;&quot;)" office:value-type="string" office:string-value="1" calcext:value-type="string">
            <text:p>1</text:p>
          </table:table-cell>
          <table:table-cell table:style-name="ce203" table:formula="of:=CONCATENATE([$Blocks.Q38];&quot;&quot;)" office:value-type="string" office:string-value="" calcext:value-type="error">
            <text:p>#N/A</text:p>
          </table:table-cell>
          <table:table-cell table:style-name="ce234" table:formula="of:=CONCATENATE([$Blocks.S38];&quot;&quot;)" office:value-type="string" office:string-value="" calcext:value-type="error">
            <text:p>#N/A</text:p>
          </table:table-cell>
          <table:table-cell table:style-name="ce203" table:formula="of:=IF(LEN([Blocks.G38])&gt;0;[Blocks.G38];&quot;&quot;)" office:value-type="string" office:string-value="input" calcext:value-type="string">
            <text:p>input</text:p>
          </table:table-cell>
          <table:table-cell table:style-name="ce266" table:content-validation-name="val15" office:value-type="string" calcext:value-type="string">
            <text:p>NO</text:p>
          </table:table-cell>
          <table:table-cell table:style-name="ce234" table:formula="of:=CONCATENATE([$Blocks.Q38];&quot;&quot;)" office:value-type="string" office:string-value="" calcext:value-type="error">
            <text:p>#N/A</text:p>
          </table:table-cell>
          <table:table-cell table:style-name="ce203" table:formula="of:=CONCATENATE([$Blocks.V38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66" table:content-validation-name="val15" office:value-type="string" calcext:value-type="string">
            <text:p>YES</text:p>
          </table:table-cell>
          <table:table-cell table:style-name="ce282" table:formula="of:=AND([.J135]=&quot;YES&quot;;[.F135]=&quot;NO&quot;;LEN([.C135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35" table:formula="of:=CONCATENATE([$Blocks.B39];&quot;&quot;)" office:value-type="string" office:string-value="CB_RTC" calcext:value-type="string">
            <text:p>CB_RTC</text:p>
          </table:table-cell>
          <table:table-cell table:style-name="ce235" table:formula="of:=CONCATENATE([$Blocks.C39];&quot;&quot;)" office:value-type="string" office:string-value="2" calcext:value-type="string">
            <text:p>2</text:p>
          </table:table-cell>
          <table:table-cell table:style-name="ce203" table:formula="of:=CONCATENATE([$Blocks.Q39];&quot;&quot;)" office:value-type="string" office:string-value="" calcext:value-type="error">
            <text:p>#N/A</text:p>
          </table:table-cell>
          <table:table-cell table:style-name="ce235" table:formula="of:=CONCATENATE([$Blocks.S39];&quot;&quot;)" office:value-type="string" office:string-value="" calcext:value-type="error">
            <text:p>#N/A</text:p>
          </table:table-cell>
          <table:table-cell table:style-name="ce203" table:formula="of:=IF(LEN([Blocks.G39])&gt;0;[Blocks.G39];&quot;&quot;)" office:value-type="string" office:string-value="input" calcext:value-type="string">
            <text:p>input</text:p>
          </table:table-cell>
          <table:table-cell table:style-name="ce267" table:content-validation-name="val15" office:value-type="string" calcext:value-type="string">
            <text:p>NO</text:p>
          </table:table-cell>
          <table:table-cell table:style-name="ce235" table:formula="of:=CONCATENATE([$Blocks.Q39];&quot;&quot;)" office:value-type="string" office:string-value="" calcext:value-type="error">
            <text:p>#N/A</text:p>
          </table:table-cell>
          <table:table-cell table:style-name="ce203" table:formula="of:=CONCATENATE([$Blocks.V39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67" table:content-validation-name="val15" office:value-type="string" calcext:value-type="string">
            <text:p>YES</text:p>
          </table:table-cell>
          <table:table-cell table:style-name="ce282" table:formula="of:=AND([.J136]=&quot;YES&quot;;[.F136]=&quot;NO&quot;;LEN([.C136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36" table:formula="of:=CONCATENATE([$Blocks.B40];&quot;&quot;)" office:value-type="string" office:string-value="CB_RTC" calcext:value-type="string">
            <text:p>CB_RTC</text:p>
          </table:table-cell>
          <table:table-cell table:style-name="ce236" table:formula="of:=CONCATENATE([$Blocks.C40];&quot;&quot;)" office:value-type="string" office:string-value="3" calcext:value-type="string">
            <text:p>3</text:p>
          </table:table-cell>
          <table:table-cell table:style-name="ce203" table:formula="of:=CONCATENATE([$Blocks.Q40];&quot;&quot;)" office:value-type="string" office:string-value="" calcext:value-type="error">
            <text:p>#N/A</text:p>
          </table:table-cell>
          <table:table-cell table:style-name="ce236" table:formula="of:=CONCATENATE([$Blocks.S40];&quot;&quot;)" office:value-type="string" office:string-value="" calcext:value-type="error">
            <text:p>#N/A</text:p>
          </table:table-cell>
          <table:table-cell table:style-name="ce203" table:formula="of:=IF(LEN([Blocks.G40])&gt;0;[Blocks.G40];&quot;&quot;)" office:value-type="string" office:string-value="input" calcext:value-type="string">
            <text:p>input</text:p>
          </table:table-cell>
          <table:table-cell table:style-name="ce268" table:content-validation-name="val15" office:value-type="string" calcext:value-type="string">
            <text:p>NO</text:p>
          </table:table-cell>
          <table:table-cell table:style-name="ce236" table:formula="of:=CONCATENATE([$Blocks.Q40];&quot;&quot;)" office:value-type="string" office:string-value="" calcext:value-type="error">
            <text:p>#N/A</text:p>
          </table:table-cell>
          <table:table-cell table:style-name="ce203" table:formula="of:=CONCATENATE([$Blocks.V40];&quot;&quot;)" office:value-type="string" office:string-value="" calcext:value-type="error">
            <text:p>#N/A</text:p>
          </table:table-cell>
          <table:table-cell table:style-name="ce275" table:content-validation-name="val16" office:value-type="string" calcext:value-type="string">
            <text:p>f</text:p>
          </table:table-cell>
          <table:table-cell table:style-name="ce268" table:content-validation-name="val15" office:value-type="string" calcext:value-type="string">
            <text:p>YES</text:p>
          </table:table-cell>
          <table:table-cell table:style-name="ce282" table:formula="of:=AND([.J137]=&quot;YES&quot;;[.F137]=&quot;NO&quot;;LEN([.C137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37" table:formula="of:=CONCATENATE([$Blocks.B41];&quot;&quot;)" office:value-type="string" office:string-value="CB_RTC" calcext:value-type="string">
            <text:p>CB_RTC</text:p>
          </table:table-cell>
          <table:table-cell table:style-name="ce237" table:formula="of:=CONCATENATE([$Blocks.C41];&quot;&quot;)" office:value-type="string" office:string-value="5" calcext:value-type="string">
            <text:p>5</text:p>
          </table:table-cell>
          <table:table-cell table:style-name="ce203" table:formula="of:=CONCATENATE([$Blocks.Q41];&quot;&quot;)" office:value-type="string" office:string-value="" calcext:value-type="error">
            <text:p>#N/A</text:p>
          </table:table-cell>
          <table:table-cell table:style-name="ce237" table:formula="of:=CONCATENATE([$Blocks.S41];&quot;&quot;)" office:value-type="string" office:string-value="" calcext:value-type="error">
            <text:p>#N/A</text:p>
          </table:table-cell>
          <table:table-cell table:style-name="ce203" table:formula="of:=IF(LEN([Blocks.G41])&gt;0;[Blocks.G41];&quot;&quot;)">
            <text:p/>
          </table:table-cell>
          <table:table-cell table:style-name="ce269" table:content-validation-name="val15" office:value-type="string" calcext:value-type="string">
            <text:p>NO</text:p>
          </table:table-cell>
          <table:table-cell table:style-name="ce237" table:formula="of:=CONCATENATE([$Blocks.Q41];&quot;&quot;)" office:value-type="string" office:string-value="" calcext:value-type="error">
            <text:p>#N/A</text:p>
          </table:table-cell>
          <table:table-cell table:style-name="ce271" table:formula="of:=CONCATENATE([$Blocks.V41];&quot;&quot;)" office:value-type="string" office:string-value="" calcext:value-type="error">
            <text:p>#N/A</text:p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69" table:content-validation-name="val15" office:value-type="string" calcext:value-type="string">
            <text:p>YES</text:p>
          </table:table-cell>
          <table:table-cell table:style-name="ce282" table:formula="of:=AND([.J138]=&quot;YES&quot;;[.F138]=&quot;NO&quot;;LEN([.C138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38" table:formula="of:=CONCATENATE([$Blocks.B42];&quot;&quot;)" office:value-type="string" office:string-value="CB_RTC" calcext:value-type="string">
            <text:p>CB_RTC</text:p>
          </table:table-cell>
          <table:table-cell table:style-name="ce238" table:formula="of:=CONCATENATE([$Blocks.C42];&quot;&quot;)" office:value-type="string" office:string-value="6" calcext:value-type="string">
            <text:p>6</text:p>
          </table:table-cell>
          <table:table-cell table:style-name="ce203" table:formula="of:=CONCATENATE([$Blocks.Q42];&quot;&quot;)" office:value-type="string" office:string-value="" calcext:value-type="error">
            <text:p>#N/A</text:p>
          </table:table-cell>
          <table:table-cell table:style-name="ce238" table:formula="of:=CONCATENATE([$Blocks.S42];&quot;&quot;)" office:value-type="string" office:string-value="" calcext:value-type="error">
            <text:p>#N/A</text:p>
          </table:table-cell>
          <table:table-cell table:style-name="ce203" table:formula="of:=IF(LEN([Blocks.G42])&gt;0;[Blocks.G42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42];&quot;&quot;)" office:value-type="string" office:string-value="" calcext:value-type="error">
            <text:p>#N/A</text:p>
          </table:table-cell>
          <table:table-cell table:style-name="ce272" table:formula="of:=CONCATENATE([$Blocks.V42];&quot;&quot;)" office:value-type="string" office:string-value="" calcext:value-type="error">
            <text:p>#N/A</text:p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39]=&quot;YES&quot;;[.F139]=&quot;NO&quot;;LEN([.C139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38" table:formula="of:=CONCATENATE([$Blocks.B43];&quot;&quot;)" office:value-type="string" office:string-value="CB_RTC" calcext:value-type="string">
            <text:p>CB_RTC</text:p>
          </table:table-cell>
          <table:table-cell table:style-name="ce238" table:formula="of:=CONCATENATE([$Blocks.C43];&quot;&quot;)" office:value-type="string" office:string-value="7" calcext:value-type="string">
            <text:p>7</text:p>
          </table:table-cell>
          <table:table-cell table:style-name="ce203" table:formula="of:=CONCATENATE([$Blocks.Q43];&quot;&quot;)" office:value-type="string" office:string-value="" calcext:value-type="error">
            <text:p>#N/A</text:p>
          </table:table-cell>
          <table:table-cell table:style-name="ce238" table:formula="of:=CONCATENATE([$Blocks.S43];&quot;&quot;)" office:value-type="string" office:string-value="" calcext:value-type="error">
            <text:p>#N/A</text:p>
          </table:table-cell>
          <table:table-cell table:style-name="ce203" table:formula="of:=IF(LEN([Blocks.G43])&gt;0;[Blocks.G43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43];&quot;&quot;)" office:value-type="string" office:string-value="" calcext:value-type="error">
            <text:p>#N/A</text:p>
          </table:table-cell>
          <table:table-cell table:style-name="ce272" table:formula="of:=CONCATENATE([$Blocks.V43];&quot;&quot;)" office:value-type="string" office:string-value="" calcext:value-type="error">
            <text:p>#N/A</text:p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40]=&quot;YES&quot;;[.F140]=&quot;NO&quot;;LEN([.C140])&gt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5">
          <table:table-cell table:style-name="ce238" table:formula="of:=CONCATENATE([$Blocks.B44];&quot;&quot;)" office:value-type="string" office:string-value="Gertduino" calcext:value-type="string">
            <text:p>Gertduino</text:p>
          </table:table-cell>
          <table:table-cell table:style-name="ce238" table:formula="of:=CONCATENATE([$Blocks.C44];&quot;&quot;)" office:value-type="string" office:string-value="1" calcext:value-type="string">
            <text:p>1</text:p>
          </table:table-cell>
          <table:table-cell table:style-name="ce203" table:formula="of:=CONCATENATE([$Blocks.Q44];&quot;&quot;)">
            <text:p/>
          </table:table-cell>
          <table:table-cell table:style-name="ce238" table:formula="of:=CONCATENATE([$Blocks.S44];&quot;&quot;)">
            <text:p/>
          </table:table-cell>
          <table:table-cell table:style-name="ce203" table:formula="of:=IF(LEN([Blocks.G44])&gt;0;[Blocks.G44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44];&quot;&quot;)">
            <text:p/>
          </table:table-cell>
          <table:table-cell table:style-name="ce272" table:formula="of:=CONCATENATE([$Blocks.V44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41]=&quot;YES&quot;;[.F141]=&quot;NO&quot;;LEN([.C14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45];&quot;&quot;)">
            <text:p/>
          </table:table-cell>
          <table:table-cell table:style-name="ce238" table:formula="of:=CONCATENATE([$Blocks.C45];&quot;&quot;)" office:value-type="string" office:string-value="2" calcext:value-type="string">
            <text:p>2</text:p>
          </table:table-cell>
          <table:table-cell table:style-name="ce203" table:formula="of:=CONCATENATE([$Blocks.Q45];&quot;&quot;)">
            <text:p/>
          </table:table-cell>
          <table:table-cell table:style-name="ce238" table:formula="of:=CONCATENATE([$Blocks.S45];&quot;&quot;)">
            <text:p/>
          </table:table-cell>
          <table:table-cell table:style-name="ce203" table:formula="of:=IF(LEN([Blocks.G45])&gt;0;[Blocks.G45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45];&quot;&quot;)">
            <text:p/>
          </table:table-cell>
          <table:table-cell table:style-name="ce272" table:formula="of:=CONCATENATE([$Blocks.V45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42]=&quot;YES&quot;;[.F142]=&quot;NO&quot;;LEN([.C14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46];&quot;&quot;)">
            <text:p/>
          </table:table-cell>
          <table:table-cell table:style-name="ce238" table:formula="of:=CONCATENATE([$Blocks.C46];&quot;&quot;)" office:value-type="string" office:string-value="3" calcext:value-type="string">
            <text:p>3</text:p>
          </table:table-cell>
          <table:table-cell table:style-name="ce203" table:formula="of:=CONCATENATE([$Blocks.Q46];&quot;&quot;)">
            <text:p/>
          </table:table-cell>
          <table:table-cell table:style-name="ce238" table:formula="of:=CONCATENATE([$Blocks.S46];&quot;&quot;)">
            <text:p/>
          </table:table-cell>
          <table:table-cell table:style-name="ce203" table:formula="of:=IF(LEN([Blocks.G46])&gt;0;[Blocks.G46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46];&quot;&quot;)">
            <text:p/>
          </table:table-cell>
          <table:table-cell table:style-name="ce272" table:formula="of:=CONCATENATE([$Blocks.V46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43]=&quot;YES&quot;;[.F143]=&quot;NO&quot;;LEN([.C14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47];&quot;&quot;)">
            <text:p/>
          </table:table-cell>
          <table:table-cell table:style-name="ce238" table:formula="of:=CONCATENATE([$Blocks.C47];&quot;&quot;)">
            <text:p/>
          </table:table-cell>
          <table:table-cell table:style-name="ce203" table:formula="of:=CONCATENATE([$Blocks.Q47];&quot;&quot;)">
            <text:p/>
          </table:table-cell>
          <table:table-cell table:style-name="ce238" table:formula="of:=CONCATENATE([$Blocks.S47];&quot;&quot;)">
            <text:p/>
          </table:table-cell>
          <table:table-cell table:style-name="ce203" table:formula="of:=IF(LEN([Blocks.G47])&gt;0;[Blocks.G47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47];&quot;&quot;)">
            <text:p/>
          </table:table-cell>
          <table:table-cell table:style-name="ce272" table:formula="of:=CONCATENATE([$Blocks.V47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44]=&quot;YES&quot;;[.F144]=&quot;NO&quot;;LEN([.C14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48];&quot;&quot;)">
            <text:p/>
          </table:table-cell>
          <table:table-cell table:style-name="ce238" table:formula="of:=CONCATENATE([$Blocks.C48];&quot;&quot;)">
            <text:p/>
          </table:table-cell>
          <table:table-cell table:style-name="ce203" table:formula="of:=CONCATENATE([$Blocks.Q48];&quot;&quot;)">
            <text:p/>
          </table:table-cell>
          <table:table-cell table:style-name="ce238" table:formula="of:=CONCATENATE([$Blocks.S48];&quot;&quot;)">
            <text:p/>
          </table:table-cell>
          <table:table-cell table:style-name="ce203" table:formula="of:=IF(LEN([Blocks.G48])&gt;0;[Blocks.G48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48];&quot;&quot;)">
            <text:p/>
          </table:table-cell>
          <table:table-cell table:style-name="ce272" table:formula="of:=CONCATENATE([$Blocks.V48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45]=&quot;YES&quot;;[.F145]=&quot;NO&quot;;LEN([.C14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49];&quot;&quot;)">
            <text:p/>
          </table:table-cell>
          <table:table-cell table:style-name="ce238" table:formula="of:=CONCATENATE([$Blocks.C49];&quot;&quot;)">
            <text:p/>
          </table:table-cell>
          <table:table-cell table:style-name="ce203" table:formula="of:=CONCATENATE([$Blocks.Q49];&quot;&quot;)">
            <text:p/>
          </table:table-cell>
          <table:table-cell table:style-name="ce238" table:formula="of:=CONCATENATE([$Blocks.S49];&quot;&quot;)">
            <text:p/>
          </table:table-cell>
          <table:table-cell table:style-name="ce203" table:formula="of:=IF(LEN([Blocks.G49])&gt;0;[Blocks.G49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49];&quot;&quot;)">
            <text:p/>
          </table:table-cell>
          <table:table-cell table:style-name="ce272" table:formula="of:=CONCATENATE([$Blocks.V49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46]=&quot;YES&quot;;[.F146]=&quot;NO&quot;;LEN([.C14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50];&quot;&quot;)">
            <text:p/>
          </table:table-cell>
          <table:table-cell table:style-name="ce238" table:formula="of:=CONCATENATE([$Blocks.C50];&quot;&quot;)">
            <text:p/>
          </table:table-cell>
          <table:table-cell table:style-name="ce203" table:formula="of:=CONCATENATE([$Blocks.Q50];&quot;&quot;)">
            <text:p/>
          </table:table-cell>
          <table:table-cell table:style-name="ce238" table:formula="of:=CONCATENATE([$Blocks.S50];&quot;&quot;)">
            <text:p/>
          </table:table-cell>
          <table:table-cell table:style-name="ce203" table:formula="of:=IF(LEN([Blocks.G50])&gt;0;[Blocks.G50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50];&quot;&quot;)">
            <text:p/>
          </table:table-cell>
          <table:table-cell table:style-name="ce272" table:formula="of:=CONCATENATE([$Blocks.V50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47]=&quot;YES&quot;;[.F147]=&quot;NO&quot;;LEN([.C14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51];&quot;&quot;)">
            <text:p/>
          </table:table-cell>
          <table:table-cell table:style-name="ce238" table:formula="of:=CONCATENATE([$Blocks.C51];&quot;&quot;)">
            <text:p/>
          </table:table-cell>
          <table:table-cell table:style-name="ce203" table:formula="of:=CONCATENATE([$Blocks.Q51];&quot;&quot;)">
            <text:p/>
          </table:table-cell>
          <table:table-cell table:style-name="ce238" table:formula="of:=CONCATENATE([$Blocks.S51];&quot;&quot;)">
            <text:p/>
          </table:table-cell>
          <table:table-cell table:style-name="ce203" table:formula="of:=IF(LEN([Blocks.G51])&gt;0;[Blocks.G51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51];&quot;&quot;)">
            <text:p/>
          </table:table-cell>
          <table:table-cell table:style-name="ce272" table:formula="of:=CONCATENATE([$Blocks.V51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48]=&quot;YES&quot;;[.F148]=&quot;NO&quot;;LEN([.C14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52];&quot;&quot;)">
            <text:p/>
          </table:table-cell>
          <table:table-cell table:style-name="ce238" table:formula="of:=CONCATENATE([$Blocks.C52];&quot;&quot;)">
            <text:p/>
          </table:table-cell>
          <table:table-cell table:style-name="ce203" table:formula="of:=CONCATENATE([$Blocks.Q52];&quot;&quot;)">
            <text:p/>
          </table:table-cell>
          <table:table-cell table:style-name="ce238" table:formula="of:=CONCATENATE([$Blocks.S52];&quot;&quot;)">
            <text:p/>
          </table:table-cell>
          <table:table-cell table:style-name="ce203" table:formula="of:=IF(LEN([Blocks.G52])&gt;0;[Blocks.G52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52];&quot;&quot;)">
            <text:p/>
          </table:table-cell>
          <table:table-cell table:style-name="ce272" table:formula="of:=CONCATENATE([$Blocks.V52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49]=&quot;YES&quot;;[.F149]=&quot;NO&quot;;LEN([.C14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53];&quot;&quot;)">
            <text:p/>
          </table:table-cell>
          <table:table-cell table:style-name="ce238" table:formula="of:=CONCATENATE([$Blocks.C53];&quot;&quot;)">
            <text:p/>
          </table:table-cell>
          <table:table-cell table:style-name="ce203" table:formula="of:=CONCATENATE([$Blocks.Q53];&quot;&quot;)">
            <text:p/>
          </table:table-cell>
          <table:table-cell table:style-name="ce238" table:formula="of:=CONCATENATE([$Blocks.S53];&quot;&quot;)">
            <text:p/>
          </table:table-cell>
          <table:table-cell table:style-name="ce203" table:formula="of:=IF(LEN([Blocks.G53])&gt;0;[Blocks.G53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53];&quot;&quot;)">
            <text:p/>
          </table:table-cell>
          <table:table-cell table:style-name="ce272" table:formula="of:=CONCATENATE([$Blocks.V53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50]=&quot;YES&quot;;[.F150]=&quot;NO&quot;;LEN([.C15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54];&quot;&quot;)">
            <text:p/>
          </table:table-cell>
          <table:table-cell table:style-name="ce238" table:formula="of:=CONCATENATE([$Blocks.C54];&quot;&quot;)">
            <text:p/>
          </table:table-cell>
          <table:table-cell table:style-name="ce203" table:formula="of:=CONCATENATE([$Blocks.Q54];&quot;&quot;)">
            <text:p/>
          </table:table-cell>
          <table:table-cell table:style-name="ce238" table:formula="of:=CONCATENATE([$Blocks.S54];&quot;&quot;)">
            <text:p/>
          </table:table-cell>
          <table:table-cell table:style-name="ce203" table:formula="of:=IF(LEN([Blocks.G54])&gt;0;[Blocks.G54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54];&quot;&quot;)">
            <text:p/>
          </table:table-cell>
          <table:table-cell table:style-name="ce272" table:formula="of:=CONCATENATE([$Blocks.V54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51]=&quot;YES&quot;;[.F151]=&quot;NO&quot;;LEN([.C15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55];&quot;&quot;)">
            <text:p/>
          </table:table-cell>
          <table:table-cell table:style-name="ce238" table:formula="of:=CONCATENATE([$Blocks.C55];&quot;&quot;)">
            <text:p/>
          </table:table-cell>
          <table:table-cell table:style-name="ce203" table:formula="of:=CONCATENATE([$Blocks.Q55];&quot;&quot;)">
            <text:p/>
          </table:table-cell>
          <table:table-cell table:style-name="ce238" table:formula="of:=CONCATENATE([$Blocks.S55];&quot;&quot;)">
            <text:p/>
          </table:table-cell>
          <table:table-cell table:style-name="ce203" table:formula="of:=IF(LEN([Blocks.G55])&gt;0;[Blocks.G55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55];&quot;&quot;)">
            <text:p/>
          </table:table-cell>
          <table:table-cell table:style-name="ce272" table:formula="of:=CONCATENATE([$Blocks.V55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52]=&quot;YES&quot;;[.F152]=&quot;NO&quot;;LEN([.C15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56];&quot;&quot;)">
            <text:p/>
          </table:table-cell>
          <table:table-cell table:style-name="ce238" table:formula="of:=CONCATENATE([$Blocks.C56];&quot;&quot;)">
            <text:p/>
          </table:table-cell>
          <table:table-cell table:style-name="ce203" table:formula="of:=CONCATENATE([$Blocks.Q56];&quot;&quot;)">
            <text:p/>
          </table:table-cell>
          <table:table-cell table:style-name="ce238" table:formula="of:=CONCATENATE([$Blocks.S56];&quot;&quot;)">
            <text:p/>
          </table:table-cell>
          <table:table-cell table:style-name="ce203" table:formula="of:=IF(LEN([Blocks.G56])&gt;0;[Blocks.G56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56];&quot;&quot;)">
            <text:p/>
          </table:table-cell>
          <table:table-cell table:style-name="ce272" table:formula="of:=CONCATENATE([$Blocks.V56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53]=&quot;YES&quot;;[.F153]=&quot;NO&quot;;LEN([.C15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57];&quot;&quot;)">
            <text:p/>
          </table:table-cell>
          <table:table-cell table:style-name="ce238" table:formula="of:=CONCATENATE([$Blocks.C57];&quot;&quot;)">
            <text:p/>
          </table:table-cell>
          <table:table-cell table:style-name="ce203" table:formula="of:=CONCATENATE([$Blocks.Q57];&quot;&quot;)">
            <text:p/>
          </table:table-cell>
          <table:table-cell table:style-name="ce238" table:formula="of:=CONCATENATE([$Blocks.S57];&quot;&quot;)">
            <text:p/>
          </table:table-cell>
          <table:table-cell table:style-name="ce203" table:formula="of:=IF(LEN([Blocks.G57])&gt;0;[Blocks.G57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57];&quot;&quot;)">
            <text:p/>
          </table:table-cell>
          <table:table-cell table:style-name="ce272" table:formula="of:=CONCATENATE([$Blocks.V57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54]=&quot;YES&quot;;[.F154]=&quot;NO&quot;;LEN([.C15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58];&quot;&quot;)">
            <text:p/>
          </table:table-cell>
          <table:table-cell table:style-name="ce238" table:formula="of:=CONCATENATE([$Blocks.C58];&quot;&quot;)">
            <text:p/>
          </table:table-cell>
          <table:table-cell table:style-name="ce203" table:formula="of:=CONCATENATE([$Blocks.Q58];&quot;&quot;)">
            <text:p/>
          </table:table-cell>
          <table:table-cell table:style-name="ce238" table:formula="of:=CONCATENATE([$Blocks.S58];&quot;&quot;)">
            <text:p/>
          </table:table-cell>
          <table:table-cell table:style-name="ce203" table:formula="of:=IF(LEN([Blocks.G58])&gt;0;[Blocks.G58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58];&quot;&quot;)">
            <text:p/>
          </table:table-cell>
          <table:table-cell table:style-name="ce272" table:formula="of:=CONCATENATE([$Blocks.V58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55]=&quot;YES&quot;;[.F155]=&quot;NO&quot;;LEN([.C15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59];&quot;&quot;)">
            <text:p/>
          </table:table-cell>
          <table:table-cell table:style-name="ce238" table:formula="of:=CONCATENATE([$Blocks.C59];&quot;&quot;)">
            <text:p/>
          </table:table-cell>
          <table:table-cell table:style-name="ce203" table:formula="of:=CONCATENATE([$Blocks.Q59];&quot;&quot;)">
            <text:p/>
          </table:table-cell>
          <table:table-cell table:style-name="ce238" table:formula="of:=CONCATENATE([$Blocks.S59];&quot;&quot;)">
            <text:p/>
          </table:table-cell>
          <table:table-cell table:style-name="ce203" table:formula="of:=IF(LEN([Blocks.G59])&gt;0;[Blocks.G59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59];&quot;&quot;)">
            <text:p/>
          </table:table-cell>
          <table:table-cell table:style-name="ce272" table:formula="of:=CONCATENATE([$Blocks.V59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56]=&quot;YES&quot;;[.F156]=&quot;NO&quot;;LEN([.C15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60];&quot;&quot;)">
            <text:p/>
          </table:table-cell>
          <table:table-cell table:style-name="ce238" table:formula="of:=CONCATENATE([$Blocks.C60];&quot;&quot;)">
            <text:p/>
          </table:table-cell>
          <table:table-cell table:style-name="ce203" table:formula="of:=CONCATENATE([$Blocks.Q60];&quot;&quot;)">
            <text:p/>
          </table:table-cell>
          <table:table-cell table:style-name="ce238" table:formula="of:=CONCATENATE([$Blocks.S60];&quot;&quot;)">
            <text:p/>
          </table:table-cell>
          <table:table-cell table:style-name="ce203" table:formula="of:=IF(LEN([Blocks.G60])&gt;0;[Blocks.G60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60];&quot;&quot;)">
            <text:p/>
          </table:table-cell>
          <table:table-cell table:style-name="ce272" table:formula="of:=CONCATENATE([$Blocks.V60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57]=&quot;YES&quot;;[.F157]=&quot;NO&quot;;LEN([.C15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61];&quot;&quot;)">
            <text:p/>
          </table:table-cell>
          <table:table-cell table:style-name="ce238" table:formula="of:=CONCATENATE([$Blocks.C61];&quot;&quot;)">
            <text:p/>
          </table:table-cell>
          <table:table-cell table:style-name="ce203" table:formula="of:=CONCATENATE([$Blocks.Q61];&quot;&quot;)">
            <text:p/>
          </table:table-cell>
          <table:table-cell table:style-name="ce238" table:formula="of:=CONCATENATE([$Blocks.S61];&quot;&quot;)">
            <text:p/>
          </table:table-cell>
          <table:table-cell table:style-name="ce203" table:formula="of:=IF(LEN([Blocks.G61])&gt;0;[Blocks.G61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61];&quot;&quot;)">
            <text:p/>
          </table:table-cell>
          <table:table-cell table:style-name="ce272" table:formula="of:=CONCATENATE([$Blocks.V61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58]=&quot;YES&quot;;[.F158]=&quot;NO&quot;;LEN([.C15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62];&quot;&quot;)">
            <text:p/>
          </table:table-cell>
          <table:table-cell table:style-name="ce238" table:formula="of:=CONCATENATE([$Blocks.C62];&quot;&quot;)">
            <text:p/>
          </table:table-cell>
          <table:table-cell table:style-name="ce203" table:formula="of:=CONCATENATE([$Blocks.Q62];&quot;&quot;)">
            <text:p/>
          </table:table-cell>
          <table:table-cell table:style-name="ce238" table:formula="of:=CONCATENATE([$Blocks.S62];&quot;&quot;)">
            <text:p/>
          </table:table-cell>
          <table:table-cell table:style-name="ce203" table:formula="of:=IF(LEN([Blocks.G62])&gt;0;[Blocks.G62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62];&quot;&quot;)">
            <text:p/>
          </table:table-cell>
          <table:table-cell table:style-name="ce272" table:formula="of:=CONCATENATE([$Blocks.V62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59]=&quot;YES&quot;;[.F159]=&quot;NO&quot;;LEN([.C15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63];&quot;&quot;)">
            <text:p/>
          </table:table-cell>
          <table:table-cell table:style-name="ce238" table:formula="of:=CONCATENATE([$Blocks.C63];&quot;&quot;)">
            <text:p/>
          </table:table-cell>
          <table:table-cell table:style-name="ce203" table:formula="of:=CONCATENATE([$Blocks.Q63];&quot;&quot;)">
            <text:p/>
          </table:table-cell>
          <table:table-cell table:style-name="ce238" table:formula="of:=CONCATENATE([$Blocks.S63];&quot;&quot;)">
            <text:p/>
          </table:table-cell>
          <table:table-cell table:style-name="ce203" table:formula="of:=IF(LEN([Blocks.G63])&gt;0;[Blocks.G63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63];&quot;&quot;)">
            <text:p/>
          </table:table-cell>
          <table:table-cell table:style-name="ce272" table:formula="of:=CONCATENATE([$Blocks.V63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60]=&quot;YES&quot;;[.F160]=&quot;NO&quot;;LEN([.C16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64];&quot;&quot;)">
            <text:p/>
          </table:table-cell>
          <table:table-cell table:style-name="ce238" table:formula="of:=CONCATENATE([$Blocks.C64];&quot;&quot;)">
            <text:p/>
          </table:table-cell>
          <table:table-cell table:style-name="ce203" table:formula="of:=CONCATENATE([$Blocks.Q64];&quot;&quot;)">
            <text:p/>
          </table:table-cell>
          <table:table-cell table:style-name="ce238" table:formula="of:=CONCATENATE([$Blocks.S64];&quot;&quot;)">
            <text:p/>
          </table:table-cell>
          <table:table-cell table:style-name="ce203" table:formula="of:=IF(LEN([Blocks.G64])&gt;0;[Blocks.G64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64];&quot;&quot;)">
            <text:p/>
          </table:table-cell>
          <table:table-cell table:style-name="ce272" table:formula="of:=CONCATENATE([$Blocks.V64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61]=&quot;YES&quot;;[.F161]=&quot;NO&quot;;LEN([.C16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65];&quot;&quot;)">
            <text:p/>
          </table:table-cell>
          <table:table-cell table:style-name="ce238" table:formula="of:=CONCATENATE([$Blocks.C65];&quot;&quot;)">
            <text:p/>
          </table:table-cell>
          <table:table-cell table:style-name="ce203" table:formula="of:=CONCATENATE([$Blocks.Q65];&quot;&quot;)">
            <text:p/>
          </table:table-cell>
          <table:table-cell table:style-name="ce238" table:formula="of:=CONCATENATE([$Blocks.S65];&quot;&quot;)">
            <text:p/>
          </table:table-cell>
          <table:table-cell table:style-name="ce203" table:formula="of:=IF(LEN([Blocks.G65])&gt;0;[Blocks.G65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65];&quot;&quot;)">
            <text:p/>
          </table:table-cell>
          <table:table-cell table:style-name="ce272" table:formula="of:=CONCATENATE([$Blocks.V65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62]=&quot;YES&quot;;[.F162]=&quot;NO&quot;;LEN([.C16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66];&quot;&quot;)">
            <text:p/>
          </table:table-cell>
          <table:table-cell table:style-name="ce238" table:formula="of:=CONCATENATE([$Blocks.C66];&quot;&quot;)">
            <text:p/>
          </table:table-cell>
          <table:table-cell table:style-name="ce203" table:formula="of:=CONCATENATE([$Blocks.Q66];&quot;&quot;)">
            <text:p/>
          </table:table-cell>
          <table:table-cell table:style-name="ce238" table:formula="of:=CONCATENATE([$Blocks.S66];&quot;&quot;)">
            <text:p/>
          </table:table-cell>
          <table:table-cell table:style-name="ce203" table:formula="of:=IF(LEN([Blocks.G66])&gt;0;[Blocks.G66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66];&quot;&quot;)">
            <text:p/>
          </table:table-cell>
          <table:table-cell table:style-name="ce272" table:formula="of:=CONCATENATE([$Blocks.V66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63]=&quot;YES&quot;;[.F163]=&quot;NO&quot;;LEN([.C16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67];&quot;&quot;)">
            <text:p/>
          </table:table-cell>
          <table:table-cell table:style-name="ce238" table:formula="of:=CONCATENATE([$Blocks.C67];&quot;&quot;)">
            <text:p/>
          </table:table-cell>
          <table:table-cell table:style-name="ce203" table:formula="of:=CONCATENATE([$Blocks.Q67];&quot;&quot;)">
            <text:p/>
          </table:table-cell>
          <table:table-cell table:style-name="ce238" table:formula="of:=CONCATENATE([$Blocks.S67];&quot;&quot;)">
            <text:p/>
          </table:table-cell>
          <table:table-cell table:style-name="ce203" table:formula="of:=IF(LEN([Blocks.G67])&gt;0;[Blocks.G67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67];&quot;&quot;)">
            <text:p/>
          </table:table-cell>
          <table:table-cell table:style-name="ce272" table:formula="of:=CONCATENATE([$Blocks.V67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64]=&quot;YES&quot;;[.F164]=&quot;NO&quot;;LEN([.C16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68];&quot;&quot;)">
            <text:p/>
          </table:table-cell>
          <table:table-cell table:style-name="ce238" table:formula="of:=CONCATENATE([$Blocks.C68];&quot;&quot;)">
            <text:p/>
          </table:table-cell>
          <table:table-cell table:style-name="ce203" table:formula="of:=CONCATENATE([$Blocks.Q68];&quot;&quot;)">
            <text:p/>
          </table:table-cell>
          <table:table-cell table:style-name="ce238" table:formula="of:=CONCATENATE([$Blocks.S68];&quot;&quot;)">
            <text:p/>
          </table:table-cell>
          <table:table-cell table:style-name="ce203" table:formula="of:=IF(LEN([Blocks.G68])&gt;0;[Blocks.G68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68];&quot;&quot;)">
            <text:p/>
          </table:table-cell>
          <table:table-cell table:style-name="ce272" table:formula="of:=CONCATENATE([$Blocks.V68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65]=&quot;YES&quot;;[.F165]=&quot;NO&quot;;LEN([.C16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69];&quot;&quot;)">
            <text:p/>
          </table:table-cell>
          <table:table-cell table:style-name="ce238" table:formula="of:=CONCATENATE([$Blocks.C69];&quot;&quot;)">
            <text:p/>
          </table:table-cell>
          <table:table-cell table:style-name="ce203" table:formula="of:=CONCATENATE([$Blocks.Q69];&quot;&quot;)">
            <text:p/>
          </table:table-cell>
          <table:table-cell table:style-name="ce238" table:formula="of:=CONCATENATE([$Blocks.S69];&quot;&quot;)">
            <text:p/>
          </table:table-cell>
          <table:table-cell table:style-name="ce203" table:formula="of:=IF(LEN([Blocks.G69])&gt;0;[Blocks.G69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69];&quot;&quot;)">
            <text:p/>
          </table:table-cell>
          <table:table-cell table:style-name="ce272" table:formula="of:=CONCATENATE([$Blocks.V69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66]=&quot;YES&quot;;[.F166]=&quot;NO&quot;;LEN([.C16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70];&quot;&quot;)">
            <text:p/>
          </table:table-cell>
          <table:table-cell table:style-name="ce238" table:formula="of:=CONCATENATE([$Blocks.C70];&quot;&quot;)">
            <text:p/>
          </table:table-cell>
          <table:table-cell table:style-name="ce203" table:formula="of:=CONCATENATE([$Blocks.Q70];&quot;&quot;)">
            <text:p/>
          </table:table-cell>
          <table:table-cell table:style-name="ce238" table:formula="of:=CONCATENATE([$Blocks.S70];&quot;&quot;)">
            <text:p/>
          </table:table-cell>
          <table:table-cell table:style-name="ce203" table:formula="of:=IF(LEN([Blocks.G70])&gt;0;[Blocks.G70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70];&quot;&quot;)">
            <text:p/>
          </table:table-cell>
          <table:table-cell table:style-name="ce272" table:formula="of:=CONCATENATE([$Blocks.V70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67]=&quot;YES&quot;;[.F167]=&quot;NO&quot;;LEN([.C16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71];&quot;&quot;)">
            <text:p/>
          </table:table-cell>
          <table:table-cell table:style-name="ce238" table:formula="of:=CONCATENATE([$Blocks.C71];&quot;&quot;)">
            <text:p/>
          </table:table-cell>
          <table:table-cell table:style-name="ce203" table:formula="of:=CONCATENATE([$Blocks.Q71];&quot;&quot;)">
            <text:p/>
          </table:table-cell>
          <table:table-cell table:style-name="ce238" table:formula="of:=CONCATENATE([$Blocks.S71];&quot;&quot;)">
            <text:p/>
          </table:table-cell>
          <table:table-cell table:style-name="ce203" table:formula="of:=IF(LEN([Blocks.G71])&gt;0;[Blocks.G71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71];&quot;&quot;)">
            <text:p/>
          </table:table-cell>
          <table:table-cell table:style-name="ce272" table:formula="of:=CONCATENATE([$Blocks.V71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68]=&quot;YES&quot;;[.F168]=&quot;NO&quot;;LEN([.C16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72];&quot;&quot;)">
            <text:p/>
          </table:table-cell>
          <table:table-cell table:style-name="ce238" table:formula="of:=CONCATENATE([$Blocks.C72];&quot;&quot;)">
            <text:p/>
          </table:table-cell>
          <table:table-cell table:style-name="ce203" table:formula="of:=CONCATENATE([$Blocks.Q72];&quot;&quot;)">
            <text:p/>
          </table:table-cell>
          <table:table-cell table:style-name="ce238" table:formula="of:=CONCATENATE([$Blocks.S72];&quot;&quot;)">
            <text:p/>
          </table:table-cell>
          <table:table-cell table:style-name="ce203" table:formula="of:=IF(LEN([Blocks.G72])&gt;0;[Blocks.G72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72];&quot;&quot;)">
            <text:p/>
          </table:table-cell>
          <table:table-cell table:style-name="ce272" table:formula="of:=CONCATENATE([$Blocks.V72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69]=&quot;YES&quot;;[.F169]=&quot;NO&quot;;LEN([.C16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73];&quot;&quot;)">
            <text:p/>
          </table:table-cell>
          <table:table-cell table:style-name="ce238" table:formula="of:=CONCATENATE([$Blocks.C73];&quot;&quot;)">
            <text:p/>
          </table:table-cell>
          <table:table-cell table:style-name="ce203" table:formula="of:=CONCATENATE([$Blocks.Q73];&quot;&quot;)">
            <text:p/>
          </table:table-cell>
          <table:table-cell table:style-name="ce238" table:formula="of:=CONCATENATE([$Blocks.S73];&quot;&quot;)">
            <text:p/>
          </table:table-cell>
          <table:table-cell table:style-name="ce203" table:formula="of:=IF(LEN([Blocks.G73])&gt;0;[Blocks.G73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73];&quot;&quot;)">
            <text:p/>
          </table:table-cell>
          <table:table-cell table:style-name="ce272" table:formula="of:=CONCATENATE([$Blocks.V73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70]=&quot;YES&quot;;[.F170]=&quot;NO&quot;;LEN([.C17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74];&quot;&quot;)">
            <text:p/>
          </table:table-cell>
          <table:table-cell table:style-name="ce238" table:formula="of:=CONCATENATE([$Blocks.C74];&quot;&quot;)">
            <text:p/>
          </table:table-cell>
          <table:table-cell table:style-name="ce203" table:formula="of:=CONCATENATE([$Blocks.Q74];&quot;&quot;)">
            <text:p/>
          </table:table-cell>
          <table:table-cell table:style-name="ce238" table:formula="of:=CONCATENATE([$Blocks.S74];&quot;&quot;)">
            <text:p/>
          </table:table-cell>
          <table:table-cell table:style-name="ce203" table:formula="of:=IF(LEN([Blocks.G74])&gt;0;[Blocks.G74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74];&quot;&quot;)">
            <text:p/>
          </table:table-cell>
          <table:table-cell table:style-name="ce272" table:formula="of:=CONCATENATE([$Blocks.V74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71]=&quot;YES&quot;;[.F171]=&quot;NO&quot;;LEN([.C17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75];&quot;&quot;)">
            <text:p/>
          </table:table-cell>
          <table:table-cell table:style-name="ce238" table:formula="of:=CONCATENATE([$Blocks.C75];&quot;&quot;)">
            <text:p/>
          </table:table-cell>
          <table:table-cell table:style-name="ce203" table:formula="of:=CONCATENATE([$Blocks.Q75];&quot;&quot;)">
            <text:p/>
          </table:table-cell>
          <table:table-cell table:style-name="ce238" table:formula="of:=CONCATENATE([$Blocks.S75];&quot;&quot;)">
            <text:p/>
          </table:table-cell>
          <table:table-cell table:style-name="ce203" table:formula="of:=IF(LEN([Blocks.G75])&gt;0;[Blocks.G75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75];&quot;&quot;)">
            <text:p/>
          </table:table-cell>
          <table:table-cell table:style-name="ce272" table:formula="of:=CONCATENATE([$Blocks.V75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72]=&quot;YES&quot;;[.F172]=&quot;NO&quot;;LEN([.C17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76];&quot;&quot;)">
            <text:p/>
          </table:table-cell>
          <table:table-cell table:style-name="ce238" table:formula="of:=CONCATENATE([$Blocks.C76];&quot;&quot;)">
            <text:p/>
          </table:table-cell>
          <table:table-cell table:style-name="ce203" table:formula="of:=CONCATENATE([$Blocks.Q76];&quot;&quot;)">
            <text:p/>
          </table:table-cell>
          <table:table-cell table:style-name="ce238" table:formula="of:=CONCATENATE([$Blocks.S76];&quot;&quot;)">
            <text:p/>
          </table:table-cell>
          <table:table-cell table:style-name="ce203" table:formula="of:=IF(LEN([Blocks.G76])&gt;0;[Blocks.G76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76];&quot;&quot;)">
            <text:p/>
          </table:table-cell>
          <table:table-cell table:style-name="ce272" table:formula="of:=CONCATENATE([$Blocks.V76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73]=&quot;YES&quot;;[.F173]=&quot;NO&quot;;LEN([.C17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77];&quot;&quot;)">
            <text:p/>
          </table:table-cell>
          <table:table-cell table:style-name="ce238" table:formula="of:=CONCATENATE([$Blocks.C77];&quot;&quot;)">
            <text:p/>
          </table:table-cell>
          <table:table-cell table:style-name="ce203" table:formula="of:=CONCATENATE([$Blocks.Q77];&quot;&quot;)">
            <text:p/>
          </table:table-cell>
          <table:table-cell table:style-name="ce238" table:formula="of:=CONCATENATE([$Blocks.S77];&quot;&quot;)">
            <text:p/>
          </table:table-cell>
          <table:table-cell table:style-name="ce203" table:formula="of:=IF(LEN([Blocks.G77])&gt;0;[Blocks.G77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77];&quot;&quot;)">
            <text:p/>
          </table:table-cell>
          <table:table-cell table:style-name="ce272" table:formula="of:=CONCATENATE([$Blocks.V77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74]=&quot;YES&quot;;[.F174]=&quot;NO&quot;;LEN([.C17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78];&quot;&quot;)">
            <text:p/>
          </table:table-cell>
          <table:table-cell table:style-name="ce238" table:formula="of:=CONCATENATE([$Blocks.C78];&quot;&quot;)">
            <text:p/>
          </table:table-cell>
          <table:table-cell table:style-name="ce203" table:formula="of:=CONCATENATE([$Blocks.Q78];&quot;&quot;)">
            <text:p/>
          </table:table-cell>
          <table:table-cell table:style-name="ce238" table:formula="of:=CONCATENATE([$Blocks.S78];&quot;&quot;)">
            <text:p/>
          </table:table-cell>
          <table:table-cell table:style-name="ce203" table:formula="of:=IF(LEN([Blocks.G78])&gt;0;[Blocks.G78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78];&quot;&quot;)">
            <text:p/>
          </table:table-cell>
          <table:table-cell table:style-name="ce272" table:formula="of:=CONCATENATE([$Blocks.V78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75]=&quot;YES&quot;;[.F175]=&quot;NO&quot;;LEN([.C17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79];&quot;&quot;)">
            <text:p/>
          </table:table-cell>
          <table:table-cell table:style-name="ce238" table:formula="of:=CONCATENATE([$Blocks.C79];&quot;&quot;)">
            <text:p/>
          </table:table-cell>
          <table:table-cell table:style-name="ce203" table:formula="of:=CONCATENATE([$Blocks.Q79];&quot;&quot;)">
            <text:p/>
          </table:table-cell>
          <table:table-cell table:style-name="ce238" table:formula="of:=CONCATENATE([$Blocks.S79];&quot;&quot;)">
            <text:p/>
          </table:table-cell>
          <table:table-cell table:style-name="ce203" table:formula="of:=IF(LEN([Blocks.G79])&gt;0;[Blocks.G79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79];&quot;&quot;)">
            <text:p/>
          </table:table-cell>
          <table:table-cell table:style-name="ce272" table:formula="of:=CONCATENATE([$Blocks.V79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76]=&quot;YES&quot;;[.F176]=&quot;NO&quot;;LEN([.C17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80];&quot;&quot;)">
            <text:p/>
          </table:table-cell>
          <table:table-cell table:style-name="ce238" table:formula="of:=CONCATENATE([$Blocks.C80];&quot;&quot;)">
            <text:p/>
          </table:table-cell>
          <table:table-cell table:style-name="ce203" table:formula="of:=CONCATENATE([$Blocks.Q80];&quot;&quot;)">
            <text:p/>
          </table:table-cell>
          <table:table-cell table:style-name="ce238" table:formula="of:=CONCATENATE([$Blocks.S80];&quot;&quot;)">
            <text:p/>
          </table:table-cell>
          <table:table-cell table:style-name="ce203" table:formula="of:=IF(LEN([Blocks.G80])&gt;0;[Blocks.G80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80];&quot;&quot;)">
            <text:p/>
          </table:table-cell>
          <table:table-cell table:style-name="ce272" table:formula="of:=CONCATENATE([$Blocks.V80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77]=&quot;YES&quot;;[.F177]=&quot;NO&quot;;LEN([.C17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81];&quot;&quot;)">
            <text:p/>
          </table:table-cell>
          <table:table-cell table:style-name="ce238" table:formula="of:=CONCATENATE([$Blocks.C81];&quot;&quot;)">
            <text:p/>
          </table:table-cell>
          <table:table-cell table:style-name="ce203" table:formula="of:=CONCATENATE([$Blocks.Q81];&quot;&quot;)">
            <text:p/>
          </table:table-cell>
          <table:table-cell table:style-name="ce238" table:formula="of:=CONCATENATE([$Blocks.S81];&quot;&quot;)">
            <text:p/>
          </table:table-cell>
          <table:table-cell table:style-name="ce203" table:formula="of:=IF(LEN([Blocks.G81])&gt;0;[Blocks.G81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81];&quot;&quot;)">
            <text:p/>
          </table:table-cell>
          <table:table-cell table:style-name="ce272" table:formula="of:=CONCATENATE([$Blocks.V81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78]=&quot;YES&quot;;[.F178]=&quot;NO&quot;;LEN([.C17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82];&quot;&quot;)">
            <text:p/>
          </table:table-cell>
          <table:table-cell table:style-name="ce238" table:formula="of:=CONCATENATE([$Blocks.C82];&quot;&quot;)">
            <text:p/>
          </table:table-cell>
          <table:table-cell table:style-name="ce203" table:formula="of:=CONCATENATE([$Blocks.Q82];&quot;&quot;)">
            <text:p/>
          </table:table-cell>
          <table:table-cell table:style-name="ce238" table:formula="of:=CONCATENATE([$Blocks.S82];&quot;&quot;)">
            <text:p/>
          </table:table-cell>
          <table:table-cell table:style-name="ce203" table:formula="of:=IF(LEN([Blocks.G82])&gt;0;[Blocks.G82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82];&quot;&quot;)">
            <text:p/>
          </table:table-cell>
          <table:table-cell table:style-name="ce272" table:formula="of:=CONCATENATE([$Blocks.V82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79]=&quot;YES&quot;;[.F179]=&quot;NO&quot;;LEN([.C17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83];&quot;&quot;)">
            <text:p/>
          </table:table-cell>
          <table:table-cell table:style-name="ce238" table:formula="of:=CONCATENATE([$Blocks.C83];&quot;&quot;)">
            <text:p/>
          </table:table-cell>
          <table:table-cell table:style-name="ce203" table:formula="of:=CONCATENATE([$Blocks.Q83];&quot;&quot;)">
            <text:p/>
          </table:table-cell>
          <table:table-cell table:style-name="ce238" table:formula="of:=CONCATENATE([$Blocks.S83];&quot;&quot;)">
            <text:p/>
          </table:table-cell>
          <table:table-cell table:style-name="ce203" table:formula="of:=IF(LEN([Blocks.G83])&gt;0;[Blocks.G83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83];&quot;&quot;)">
            <text:p/>
          </table:table-cell>
          <table:table-cell table:style-name="ce272" table:formula="of:=CONCATENATE([$Blocks.V83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80]=&quot;YES&quot;;[.F180]=&quot;NO&quot;;LEN([.C18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84];&quot;&quot;)">
            <text:p/>
          </table:table-cell>
          <table:table-cell table:style-name="ce238" table:formula="of:=CONCATENATE([$Blocks.C84];&quot;&quot;)">
            <text:p/>
          </table:table-cell>
          <table:table-cell table:style-name="ce203" table:formula="of:=CONCATENATE([$Blocks.Q84];&quot;&quot;)">
            <text:p/>
          </table:table-cell>
          <table:table-cell table:style-name="ce238" table:formula="of:=CONCATENATE([$Blocks.S84];&quot;&quot;)">
            <text:p/>
          </table:table-cell>
          <table:table-cell table:style-name="ce203" table:formula="of:=IF(LEN([Blocks.G84])&gt;0;[Blocks.G84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84];&quot;&quot;)">
            <text:p/>
          </table:table-cell>
          <table:table-cell table:style-name="ce272" table:formula="of:=CONCATENATE([$Blocks.V84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81]=&quot;YES&quot;;[.F181]=&quot;NO&quot;;LEN([.C18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85];&quot;&quot;)">
            <text:p/>
          </table:table-cell>
          <table:table-cell table:style-name="ce238" table:formula="of:=CONCATENATE([$Blocks.C85];&quot;&quot;)">
            <text:p/>
          </table:table-cell>
          <table:table-cell table:style-name="ce203" table:formula="of:=CONCATENATE([$Blocks.Q85];&quot;&quot;)">
            <text:p/>
          </table:table-cell>
          <table:table-cell table:style-name="ce238" table:formula="of:=CONCATENATE([$Blocks.S85];&quot;&quot;)">
            <text:p/>
          </table:table-cell>
          <table:table-cell table:style-name="ce203" table:formula="of:=IF(LEN([Blocks.G85])&gt;0;[Blocks.G85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85];&quot;&quot;)">
            <text:p/>
          </table:table-cell>
          <table:table-cell table:style-name="ce272" table:formula="of:=CONCATENATE([$Blocks.V85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82]=&quot;YES&quot;;[.F182]=&quot;NO&quot;;LEN([.C18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86];&quot;&quot;)">
            <text:p/>
          </table:table-cell>
          <table:table-cell table:style-name="ce238" table:formula="of:=CONCATENATE([$Blocks.C86];&quot;&quot;)">
            <text:p/>
          </table:table-cell>
          <table:table-cell table:style-name="ce203" table:formula="of:=CONCATENATE([$Blocks.Q86];&quot;&quot;)">
            <text:p/>
          </table:table-cell>
          <table:table-cell table:style-name="ce238" table:formula="of:=CONCATENATE([$Blocks.S86];&quot;&quot;)">
            <text:p/>
          </table:table-cell>
          <table:table-cell table:style-name="ce203" table:formula="of:=IF(LEN([Blocks.G86])&gt;0;[Blocks.G86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86];&quot;&quot;)">
            <text:p/>
          </table:table-cell>
          <table:table-cell table:style-name="ce272" table:formula="of:=CONCATENATE([$Blocks.V86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83]=&quot;YES&quot;;[.F183]=&quot;NO&quot;;LEN([.C18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87];&quot;&quot;)">
            <text:p/>
          </table:table-cell>
          <table:table-cell table:style-name="ce238" table:formula="of:=CONCATENATE([$Blocks.C87];&quot;&quot;)">
            <text:p/>
          </table:table-cell>
          <table:table-cell table:style-name="ce203" table:formula="of:=CONCATENATE([$Blocks.Q87];&quot;&quot;)">
            <text:p/>
          </table:table-cell>
          <table:table-cell table:style-name="ce238" table:formula="of:=CONCATENATE([$Blocks.S87];&quot;&quot;)">
            <text:p/>
          </table:table-cell>
          <table:table-cell table:style-name="ce203" table:formula="of:=IF(LEN([Blocks.G87])&gt;0;[Blocks.G87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87];&quot;&quot;)">
            <text:p/>
          </table:table-cell>
          <table:table-cell table:style-name="ce272" table:formula="of:=CONCATENATE([$Blocks.V87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84]=&quot;YES&quot;;[.F184]=&quot;NO&quot;;LEN([.C18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88];&quot;&quot;)">
            <text:p/>
          </table:table-cell>
          <table:table-cell table:style-name="ce238" table:formula="of:=CONCATENATE([$Blocks.C88];&quot;&quot;)">
            <text:p/>
          </table:table-cell>
          <table:table-cell table:style-name="ce203" table:formula="of:=CONCATENATE([$Blocks.Q88];&quot;&quot;)">
            <text:p/>
          </table:table-cell>
          <table:table-cell table:style-name="ce238" table:formula="of:=CONCATENATE([$Blocks.S88];&quot;&quot;)">
            <text:p/>
          </table:table-cell>
          <table:table-cell table:style-name="ce203" table:formula="of:=IF(LEN([Blocks.G88])&gt;0;[Blocks.G88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88];&quot;&quot;)">
            <text:p/>
          </table:table-cell>
          <table:table-cell table:style-name="ce272" table:formula="of:=CONCATENATE([$Blocks.V88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85]=&quot;YES&quot;;[.F185]=&quot;NO&quot;;LEN([.C18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89];&quot;&quot;)">
            <text:p/>
          </table:table-cell>
          <table:table-cell table:style-name="ce238" table:formula="of:=CONCATENATE([$Blocks.C89];&quot;&quot;)">
            <text:p/>
          </table:table-cell>
          <table:table-cell table:style-name="ce203" table:formula="of:=CONCATENATE([$Blocks.Q89];&quot;&quot;)">
            <text:p/>
          </table:table-cell>
          <table:table-cell table:style-name="ce238" table:formula="of:=CONCATENATE([$Blocks.S89];&quot;&quot;)">
            <text:p/>
          </table:table-cell>
          <table:table-cell table:style-name="ce203" table:formula="of:=IF(LEN([Blocks.G89])&gt;0;[Blocks.G89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89];&quot;&quot;)">
            <text:p/>
          </table:table-cell>
          <table:table-cell table:style-name="ce272" table:formula="of:=CONCATENATE([$Blocks.V89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86]=&quot;YES&quot;;[.F186]=&quot;NO&quot;;LEN([.C18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90];&quot;&quot;)">
            <text:p/>
          </table:table-cell>
          <table:table-cell table:style-name="ce238" table:formula="of:=CONCATENATE([$Blocks.C90];&quot;&quot;)">
            <text:p/>
          </table:table-cell>
          <table:table-cell table:style-name="ce203" table:formula="of:=CONCATENATE([$Blocks.Q90];&quot;&quot;)">
            <text:p/>
          </table:table-cell>
          <table:table-cell table:style-name="ce238" table:formula="of:=CONCATENATE([$Blocks.S90];&quot;&quot;)">
            <text:p/>
          </table:table-cell>
          <table:table-cell table:style-name="ce203" table:formula="of:=IF(LEN([Blocks.G90])&gt;0;[Blocks.G90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90];&quot;&quot;)">
            <text:p/>
          </table:table-cell>
          <table:table-cell table:style-name="ce272" table:formula="of:=CONCATENATE([$Blocks.V90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87]=&quot;YES&quot;;[.F187]=&quot;NO&quot;;LEN([.C18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91];&quot;&quot;)">
            <text:p/>
          </table:table-cell>
          <table:table-cell table:style-name="ce238" table:formula="of:=CONCATENATE([$Blocks.C91];&quot;&quot;)">
            <text:p/>
          </table:table-cell>
          <table:table-cell table:style-name="ce203" table:formula="of:=CONCATENATE([$Blocks.Q91];&quot;&quot;)">
            <text:p/>
          </table:table-cell>
          <table:table-cell table:style-name="ce238" table:formula="of:=CONCATENATE([$Blocks.S91];&quot;&quot;)">
            <text:p/>
          </table:table-cell>
          <table:table-cell table:style-name="ce203" table:formula="of:=IF(LEN([Blocks.G91])&gt;0;[Blocks.G91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91];&quot;&quot;)">
            <text:p/>
          </table:table-cell>
          <table:table-cell table:style-name="ce272" table:formula="of:=CONCATENATE([$Blocks.V91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88]=&quot;YES&quot;;[.F188]=&quot;NO&quot;;LEN([.C18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92];&quot;&quot;)">
            <text:p/>
          </table:table-cell>
          <table:table-cell table:style-name="ce238" table:formula="of:=CONCATENATE([$Blocks.C92];&quot;&quot;)">
            <text:p/>
          </table:table-cell>
          <table:table-cell table:style-name="ce203" table:formula="of:=CONCATENATE([$Blocks.Q92];&quot;&quot;)">
            <text:p/>
          </table:table-cell>
          <table:table-cell table:style-name="ce238" table:formula="of:=CONCATENATE([$Blocks.S92];&quot;&quot;)">
            <text:p/>
          </table:table-cell>
          <table:table-cell table:style-name="ce203" table:formula="of:=IF(LEN([Blocks.G92])&gt;0;[Blocks.G92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92];&quot;&quot;)">
            <text:p/>
          </table:table-cell>
          <table:table-cell table:style-name="ce272" table:formula="of:=CONCATENATE([$Blocks.V92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89]=&quot;YES&quot;;[.F189]=&quot;NO&quot;;LEN([.C18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93];&quot;&quot;)">
            <text:p/>
          </table:table-cell>
          <table:table-cell table:style-name="ce238" table:formula="of:=CONCATENATE([$Blocks.C93];&quot;&quot;)">
            <text:p/>
          </table:table-cell>
          <table:table-cell table:style-name="ce203" table:formula="of:=CONCATENATE([$Blocks.Q93];&quot;&quot;)">
            <text:p/>
          </table:table-cell>
          <table:table-cell table:style-name="ce238" table:formula="of:=CONCATENATE([$Blocks.S93];&quot;&quot;)">
            <text:p/>
          </table:table-cell>
          <table:table-cell table:style-name="ce203" table:formula="of:=IF(LEN([Blocks.G93])&gt;0;[Blocks.G93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93];&quot;&quot;)">
            <text:p/>
          </table:table-cell>
          <table:table-cell table:style-name="ce272" table:formula="of:=CONCATENATE([$Blocks.V93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90]=&quot;YES&quot;;[.F190]=&quot;NO&quot;;LEN([.C19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94];&quot;&quot;)">
            <text:p/>
          </table:table-cell>
          <table:table-cell table:style-name="ce238" table:formula="of:=CONCATENATE([$Blocks.C94];&quot;&quot;)">
            <text:p/>
          </table:table-cell>
          <table:table-cell table:style-name="ce203" table:formula="of:=CONCATENATE([$Blocks.Q94];&quot;&quot;)">
            <text:p/>
          </table:table-cell>
          <table:table-cell table:style-name="ce238" table:formula="of:=CONCATENATE([$Blocks.S94];&quot;&quot;)">
            <text:p/>
          </table:table-cell>
          <table:table-cell table:style-name="ce203" table:formula="of:=IF(LEN([Blocks.G94])&gt;0;[Blocks.G94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94];&quot;&quot;)">
            <text:p/>
          </table:table-cell>
          <table:table-cell table:style-name="ce272" table:formula="of:=CONCATENATE([$Blocks.V94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91]=&quot;YES&quot;;[.F191]=&quot;NO&quot;;LEN([.C19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95];&quot;&quot;)">
            <text:p/>
          </table:table-cell>
          <table:table-cell table:style-name="ce238" table:formula="of:=CONCATENATE([$Blocks.C95];&quot;&quot;)">
            <text:p/>
          </table:table-cell>
          <table:table-cell table:style-name="ce203" table:formula="of:=CONCATENATE([$Blocks.Q95];&quot;&quot;)">
            <text:p/>
          </table:table-cell>
          <table:table-cell table:style-name="ce238" table:formula="of:=CONCATENATE([$Blocks.S95];&quot;&quot;)">
            <text:p/>
          </table:table-cell>
          <table:table-cell table:style-name="ce203" table:formula="of:=IF(LEN([Blocks.G95])&gt;0;[Blocks.G95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95];&quot;&quot;)">
            <text:p/>
          </table:table-cell>
          <table:table-cell table:style-name="ce272" table:formula="of:=CONCATENATE([$Blocks.V95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92]=&quot;YES&quot;;[.F192]=&quot;NO&quot;;LEN([.C19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96];&quot;&quot;)">
            <text:p/>
          </table:table-cell>
          <table:table-cell table:style-name="ce238" table:formula="of:=CONCATENATE([$Blocks.C96];&quot;&quot;)">
            <text:p/>
          </table:table-cell>
          <table:table-cell table:style-name="ce203" table:formula="of:=CONCATENATE([$Blocks.Q96];&quot;&quot;)">
            <text:p/>
          </table:table-cell>
          <table:table-cell table:style-name="ce238" table:formula="of:=CONCATENATE([$Blocks.S96];&quot;&quot;)">
            <text:p/>
          </table:table-cell>
          <table:table-cell table:style-name="ce203" table:formula="of:=IF(LEN([Blocks.G96])&gt;0;[Blocks.G96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96];&quot;&quot;)">
            <text:p/>
          </table:table-cell>
          <table:table-cell table:style-name="ce272" table:formula="of:=CONCATENATE([$Blocks.V96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93]=&quot;YES&quot;;[.F193]=&quot;NO&quot;;LEN([.C19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97];&quot;&quot;)">
            <text:p/>
          </table:table-cell>
          <table:table-cell table:style-name="ce238" table:formula="of:=CONCATENATE([$Blocks.C97];&quot;&quot;)">
            <text:p/>
          </table:table-cell>
          <table:table-cell table:style-name="ce203" table:formula="of:=CONCATENATE([$Blocks.Q97];&quot;&quot;)">
            <text:p/>
          </table:table-cell>
          <table:table-cell table:style-name="ce238" table:formula="of:=CONCATENATE([$Blocks.S97];&quot;&quot;)">
            <text:p/>
          </table:table-cell>
          <table:table-cell table:style-name="ce203" table:formula="of:=IF(LEN([Blocks.G97])&gt;0;[Blocks.G97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97];&quot;&quot;)">
            <text:p/>
          </table:table-cell>
          <table:table-cell table:style-name="ce272" table:formula="of:=CONCATENATE([$Blocks.V97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94]=&quot;YES&quot;;[.F194]=&quot;NO&quot;;LEN([.C19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98];&quot;&quot;)">
            <text:p/>
          </table:table-cell>
          <table:table-cell table:style-name="ce238" table:formula="of:=CONCATENATE([$Blocks.C98];&quot;&quot;)">
            <text:p/>
          </table:table-cell>
          <table:table-cell table:style-name="ce203" table:formula="of:=CONCATENATE([$Blocks.Q98];&quot;&quot;)">
            <text:p/>
          </table:table-cell>
          <table:table-cell table:style-name="ce238" table:formula="of:=CONCATENATE([$Blocks.S98];&quot;&quot;)">
            <text:p/>
          </table:table-cell>
          <table:table-cell table:style-name="ce203" table:formula="of:=IF(LEN([Blocks.G98])&gt;0;[Blocks.G98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98];&quot;&quot;)">
            <text:p/>
          </table:table-cell>
          <table:table-cell table:style-name="ce272" table:formula="of:=CONCATENATE([$Blocks.V98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95]=&quot;YES&quot;;[.F195]=&quot;NO&quot;;LEN([.C19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99];&quot;&quot;)">
            <text:p/>
          </table:table-cell>
          <table:table-cell table:style-name="ce238" table:formula="of:=CONCATENATE([$Blocks.C99];&quot;&quot;)">
            <text:p/>
          </table:table-cell>
          <table:table-cell table:style-name="ce203" table:formula="of:=CONCATENATE([$Blocks.Q99];&quot;&quot;)">
            <text:p/>
          </table:table-cell>
          <table:table-cell table:style-name="ce238" table:formula="of:=CONCATENATE([$Blocks.S99];&quot;&quot;)">
            <text:p/>
          </table:table-cell>
          <table:table-cell table:style-name="ce203" table:formula="of:=IF(LEN([Blocks.G99])&gt;0;[Blocks.G99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99];&quot;&quot;)">
            <text:p/>
          </table:table-cell>
          <table:table-cell table:style-name="ce272" table:formula="of:=CONCATENATE([$Blocks.V99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96]=&quot;YES&quot;;[.F196]=&quot;NO&quot;;LEN([.C19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100];&quot;&quot;)">
            <text:p/>
          </table:table-cell>
          <table:table-cell table:style-name="ce238" table:formula="of:=CONCATENATE([$Blocks.C100];&quot;&quot;)">
            <text:p/>
          </table:table-cell>
          <table:table-cell table:style-name="ce203" table:formula="of:=CONCATENATE([$Blocks.Q100];&quot;&quot;)">
            <text:p/>
          </table:table-cell>
          <table:table-cell table:style-name="ce238" table:formula="of:=CONCATENATE([$Blocks.S100];&quot;&quot;)">
            <text:p/>
          </table:table-cell>
          <table:table-cell table:style-name="ce203" table:formula="of:=IF(LEN([Blocks.G100])&gt;0;[Blocks.G100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100];&quot;&quot;)">
            <text:p/>
          </table:table-cell>
          <table:table-cell table:style-name="ce272" table:formula="of:=CONCATENATE([$Blocks.V100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97]=&quot;YES&quot;;[.F197]=&quot;NO&quot;;LEN([.C19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101];&quot;&quot;)">
            <text:p/>
          </table:table-cell>
          <table:table-cell table:style-name="ce238" table:formula="of:=CONCATENATE([$Blocks.C101];&quot;&quot;)">
            <text:p/>
          </table:table-cell>
          <table:table-cell table:style-name="ce203" table:formula="of:=CONCATENATE([$Blocks.Q101];&quot;&quot;)">
            <text:p/>
          </table:table-cell>
          <table:table-cell table:style-name="ce238" table:formula="of:=CONCATENATE([$Blocks.S101];&quot;&quot;)">
            <text:p/>
          </table:table-cell>
          <table:table-cell table:style-name="ce203" table:formula="of:=IF(LEN([Blocks.G101])&gt;0;[Blocks.G101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101];&quot;&quot;)">
            <text:p/>
          </table:table-cell>
          <table:table-cell table:style-name="ce272" table:formula="of:=CONCATENATE([$Blocks.V101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98]=&quot;YES&quot;;[.F198]=&quot;NO&quot;;LEN([.C19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102];&quot;&quot;)">
            <text:p/>
          </table:table-cell>
          <table:table-cell table:style-name="ce238" table:formula="of:=CONCATENATE([$Blocks.C102];&quot;&quot;)">
            <text:p/>
          </table:table-cell>
          <table:table-cell table:style-name="ce203" table:formula="of:=CONCATENATE([$Blocks.Q102];&quot;&quot;)">
            <text:p/>
          </table:table-cell>
          <table:table-cell table:style-name="ce238" table:formula="of:=CONCATENATE([$Blocks.S102];&quot;&quot;)">
            <text:p/>
          </table:table-cell>
          <table:table-cell table:style-name="ce203" table:formula="of:=IF(LEN([Blocks.G102])&gt;0;[Blocks.G102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102];&quot;&quot;)">
            <text:p/>
          </table:table-cell>
          <table:table-cell table:style-name="ce272" table:formula="of:=CONCATENATE([$Blocks.V102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199]=&quot;YES&quot;;[.F199]=&quot;NO&quot;;LEN([.C19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103];&quot;&quot;)">
            <text:p/>
          </table:table-cell>
          <table:table-cell table:style-name="ce238" table:formula="of:=CONCATENATE([$Blocks.C103];&quot;&quot;)">
            <text:p/>
          </table:table-cell>
          <table:table-cell table:style-name="ce203" table:formula="of:=CONCATENATE([$Blocks.Q103];&quot;&quot;)">
            <text:p/>
          </table:table-cell>
          <table:table-cell table:style-name="ce238" table:formula="of:=CONCATENATE([$Blocks.S103];&quot;&quot;)">
            <text:p/>
          </table:table-cell>
          <table:table-cell table:style-name="ce203" table:formula="of:=IF(LEN([Blocks.G103])&gt;0;[Blocks.G103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103];&quot;&quot;)">
            <text:p/>
          </table:table-cell>
          <table:table-cell table:style-name="ce272" table:formula="of:=CONCATENATE([$Blocks.V103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200]=&quot;YES&quot;;[.F200]=&quot;NO&quot;;LEN([.C20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104];&quot;&quot;)">
            <text:p/>
          </table:table-cell>
          <table:table-cell table:style-name="ce238" table:formula="of:=CONCATENATE([$Blocks.C104];&quot;&quot;)">
            <text:p/>
          </table:table-cell>
          <table:table-cell table:style-name="ce203" table:formula="of:=CONCATENATE([$Blocks.Q104];&quot;&quot;)">
            <text:p/>
          </table:table-cell>
          <table:table-cell table:style-name="ce238" table:formula="of:=CONCATENATE([$Blocks.S104];&quot;&quot;)">
            <text:p/>
          </table:table-cell>
          <table:table-cell table:style-name="ce203" table:formula="of:=IF(LEN([Blocks.G104])&gt;0;[Blocks.G104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104];&quot;&quot;)">
            <text:p/>
          </table:table-cell>
          <table:table-cell table:style-name="ce272" table:formula="of:=CONCATENATE([$Blocks.V104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201]=&quot;YES&quot;;[.F201]=&quot;NO&quot;;LEN([.C20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105];&quot;&quot;)">
            <text:p/>
          </table:table-cell>
          <table:table-cell table:style-name="ce238" table:formula="of:=CONCATENATE([$Blocks.C105];&quot;&quot;)">
            <text:p/>
          </table:table-cell>
          <table:table-cell table:style-name="ce203" table:formula="of:=CONCATENATE([$Blocks.Q105];&quot;&quot;)">
            <text:p/>
          </table:table-cell>
          <table:table-cell table:style-name="ce238" table:formula="of:=CONCATENATE([$Blocks.S105];&quot;&quot;)">
            <text:p/>
          </table:table-cell>
          <table:table-cell table:style-name="ce203" table:formula="of:=IF(LEN([Blocks.G105])&gt;0;[Blocks.G105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105];&quot;&quot;)">
            <text:p/>
          </table:table-cell>
          <table:table-cell table:style-name="ce272" table:formula="of:=CONCATENATE([$Blocks.V105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202]=&quot;YES&quot;;[.F202]=&quot;NO&quot;;LEN([.C20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106];&quot;&quot;)">
            <text:p/>
          </table:table-cell>
          <table:table-cell table:style-name="ce238" table:formula="of:=CONCATENATE([$Blocks.C106];&quot;&quot;)">
            <text:p/>
          </table:table-cell>
          <table:table-cell table:style-name="ce203" table:formula="of:=CONCATENATE([$Blocks.Q106];&quot;&quot;)">
            <text:p/>
          </table:table-cell>
          <table:table-cell table:style-name="ce238" table:formula="of:=CONCATENATE([$Blocks.S106];&quot;&quot;)">
            <text:p/>
          </table:table-cell>
          <table:table-cell table:style-name="ce203" table:formula="of:=IF(LEN([Blocks.G106])&gt;0;[Blocks.G106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106];&quot;&quot;)">
            <text:p/>
          </table:table-cell>
          <table:table-cell table:style-name="ce272" table:formula="of:=CONCATENATE([$Blocks.V106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203]=&quot;YES&quot;;[.F203]=&quot;NO&quot;;LEN([.C20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238" table:formula="of:=CONCATENATE([$Blocks.B107];&quot;&quot;)">
            <text:p/>
          </table:table-cell>
          <table:table-cell table:style-name="ce238" table:formula="of:=CONCATENATE([$Blocks.C107];&quot;&quot;)">
            <text:p/>
          </table:table-cell>
          <table:table-cell table:style-name="ce203" table:formula="of:=CONCATENATE([$Blocks.Q107];&quot;&quot;)">
            <text:p/>
          </table:table-cell>
          <table:table-cell table:style-name="ce238" table:formula="of:=CONCATENATE([$Blocks.S107];&quot;&quot;)">
            <text:p/>
          </table:table-cell>
          <table:table-cell table:style-name="ce203" table:formula="of:=IF(LEN([Blocks.G107])&gt;0;[Blocks.G107];&quot;&quot;)">
            <text:p/>
          </table:table-cell>
          <table:table-cell table:style-name="ce270" table:content-validation-name="val15" office:value-type="string" calcext:value-type="string">
            <text:p>NO</text:p>
          </table:table-cell>
          <table:table-cell table:style-name="ce238" table:formula="of:=CONCATENATE([$Blocks.Q107];&quot;&quot;)">
            <text:p/>
          </table:table-cell>
          <table:table-cell table:style-name="ce272" table:formula="of:=CONCATENATE([$Blocks.V107];&quot;&quot;)">
            <text:p/>
          </table:table-cell>
          <table:table-cell table:style-name="ce277" table:content-validation-name="val16" office:value-type="string" calcext:value-type="string">
            <text:p>f</text:p>
          </table:table-cell>
          <table:table-cell table:style-name="ce270" table:content-validation-name="val15" office:value-type="string" calcext:value-type="string">
            <text:p>YES</text:p>
          </table:table-cell>
          <table:table-cell table:style-name="ce282" table:formula="of:=AND([.J204]=&quot;YES&quot;;[.F204]=&quot;NO&quot;;LEN([.C20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 table:number-rows-repeated="104837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uCANca Info'.J3:'uCANca Info'.K102 'uCANca Info'.F3:'uCANca Info'.H43 'uCANca Info'.I7:'uCANca Info'.I13 'uCANca Info'.I19:'uCANca Info'.I24 'uCANca Info'.I32:'uCANca Info'.I37 'uCANca Info'.A3:'uCANca Info'.C102 'uCANca Info'.G44:'uCANca Info'.H102">
            <calcext:condition calcext:apply-style-name="Output" calcext:value="formula-is(NOT([.$K3]))" calcext:base-cell-address="'uCANca Info'.A3"/>
          </calcext:conditional-format>
          <calcext:conditional-format calcext:target-range-address="'uCANca Info'.K104:'uCANca Info'.K204 'uCANca Info'.H105:'uCANca Info'.H137 'uCANca Info'.A104:'uCANca Info'.H104 'uCANca Info'.E105:'uCANca Info'.E204 'uCANca Info'.C105:'uCANca Info'.C204 'uCANca Info'.F105:'uCANca Info'.F114">
            <calcext:condition calcext:apply-style-name="Output" calcext:value="formula-is(NOT([.$K104]))" calcext:base-cell-address="'uCANca Info'.A104"/>
          </calcext:conditional-format>
          <calcext:conditional-format calcext:target-range-address="'uCANca Info'.G105:'uCANca Info'.G105 'uCANca Info'.A105:'uCANca Info'.B105 'uCANca Info'.D105:'uCANca Info'.D105">
            <calcext:condition calcext:apply-style-name="Output" calcext:value="formula-is(NOT([.$K105]))" calcext:base-cell-address="'uCANca Info'.A105"/>
          </calcext:conditional-format>
          <calcext:conditional-format calcext:target-range-address="'uCANca Info'.G106:'uCANca Info'.G106 'uCANca Info'.A106:'uCANca Info'.B106 'uCANca Info'.D106:'uCANca Info'.D106 'uCANca Info'.J104:'uCANca Info'.J113">
            <calcext:condition calcext:apply-style-name="Output" calcext:value="formula-is(NOT([.$K104]))" calcext:base-cell-address="'uCANca Info'.A104"/>
          </calcext:conditional-format>
          <calcext:conditional-format calcext:target-range-address="'uCANca Info'.G107:'uCANca Info'.G107 'uCANca Info'.A107:'uCANca Info'.B107 'uCANca Info'.D107:'uCANca Info'.D107">
            <calcext:condition calcext:apply-style-name="Output" calcext:value="formula-is(NOT([.$K107]))" calcext:base-cell-address="'uCANca Info'.A107"/>
          </calcext:conditional-format>
          <calcext:conditional-format calcext:target-range-address="'uCANca Info'.G108:'uCANca Info'.G108 'uCANca Info'.A108:'uCANca Info'.B108 'uCANca Info'.D108:'uCANca Info'.D108">
            <calcext:condition calcext:apply-style-name="Output" calcext:value="formula-is(NOT([.$K108]))" calcext:base-cell-address="'uCANca Info'.A108"/>
          </calcext:conditional-format>
          <calcext:conditional-format calcext:target-range-address="'uCANca Info'.G109:'uCANca Info'.G109 'uCANca Info'.A109:'uCANca Info'.B109 'uCANca Info'.D109:'uCANca Info'.D109">
            <calcext:condition calcext:apply-style-name="Output" calcext:value="formula-is(NOT([.$K109]))" calcext:base-cell-address="'uCANca Info'.A109"/>
          </calcext:conditional-format>
          <calcext:conditional-format calcext:target-range-address="'uCANca Info'.G110:'uCANca Info'.G110 'uCANca Info'.A110:'uCANca Info'.B110 'uCANca Info'.D110:'uCANca Info'.D110">
            <calcext:condition calcext:apply-style-name="Output" calcext:value="formula-is(NOT([.$K110]))" calcext:base-cell-address="'uCANca Info'.A110"/>
          </calcext:conditional-format>
          <calcext:conditional-format calcext:target-range-address="'uCANca Info'.G111:'uCANca Info'.G111 'uCANca Info'.A111:'uCANca Info'.B111 'uCANca Info'.D111:'uCANca Info'.D111">
            <calcext:condition calcext:apply-style-name="Output" calcext:value="formula-is(NOT([.$K111]))" calcext:base-cell-address="'uCANca Info'.A111"/>
          </calcext:conditional-format>
          <calcext:conditional-format calcext:target-range-address="'uCANca Info'.G112:'uCANca Info'.G112 'uCANca Info'.A112:'uCANca Info'.B112 'uCANca Info'.D112:'uCANca Info'.D112">
            <calcext:condition calcext:apply-style-name="Output" calcext:value="formula-is(NOT([.$K112]))" calcext:base-cell-address="'uCANca Info'.A112"/>
          </calcext:conditional-format>
          <calcext:conditional-format calcext:target-range-address="'uCANca Info'.G113:'uCANca Info'.G113 'uCANca Info'.A113:'uCANca Info'.B113 'uCANca Info'.D113:'uCANca Info'.D113">
            <calcext:condition calcext:apply-style-name="Output" calcext:value="formula-is(NOT([.$K113]))" calcext:base-cell-address="'uCANca Info'.A113"/>
          </calcext:conditional-format>
          <calcext:conditional-format calcext:target-range-address="'uCANca Info'.J114:'uCANca Info'.J114 'uCANca Info'.G114:'uCANca Info'.G114 'uCANca Info'.A114:'uCANca Info'.B114 'uCANca Info'.D114:'uCANca Info'.D114">
            <calcext:condition calcext:apply-style-name="Output" calcext:value="formula-is(NOT([.$K114]))" calcext:base-cell-address="'uCANca Info'.A114"/>
          </calcext:conditional-format>
          <calcext:conditional-format calcext:target-range-address="'uCANca Info'.J115:'uCANca Info'.J115 'uCANca Info'.F115:'uCANca Info'.G115 'uCANca Info'.A115:'uCANca Info'.B115 'uCANca Info'.D115:'uCANca Info'.D115">
            <calcext:condition calcext:apply-style-name="Output" calcext:value="formula-is(NOT([.$K115]))" calcext:base-cell-address="'uCANca Info'.A115"/>
          </calcext:conditional-format>
          <calcext:conditional-format calcext:target-range-address="'uCANca Info'.J116:'uCANca Info'.J116 'uCANca Info'.F116:'uCANca Info'.G116 'uCANca Info'.A116:'uCANca Info'.B116 'uCANca Info'.D116:'uCANca Info'.D116">
            <calcext:condition calcext:apply-style-name="Output" calcext:value="formula-is(NOT([.$K116]))" calcext:base-cell-address="'uCANca Info'.A116"/>
          </calcext:conditional-format>
          <calcext:conditional-format calcext:target-range-address="'uCANca Info'.J117:'uCANca Info'.J117 'uCANca Info'.F117:'uCANca Info'.G117 'uCANca Info'.A117:'uCANca Info'.B117 'uCANca Info'.D117:'uCANca Info'.D117">
            <calcext:condition calcext:apply-style-name="Output" calcext:value="formula-is(NOT([.$K117]))" calcext:base-cell-address="'uCANca Info'.A117"/>
          </calcext:conditional-format>
          <calcext:conditional-format calcext:target-range-address="'uCANca Info'.J118:'uCANca Info'.J118 'uCANca Info'.F118:'uCANca Info'.G118 'uCANca Info'.A118:'uCANca Info'.B118 'uCANca Info'.D118:'uCANca Info'.D118">
            <calcext:condition calcext:apply-style-name="Output" calcext:value="formula-is(NOT([.$K118]))" calcext:base-cell-address="'uCANca Info'.A118"/>
          </calcext:conditional-format>
          <calcext:conditional-format calcext:target-range-address="'uCANca Info'.J119:'uCANca Info'.J119 'uCANca Info'.F119:'uCANca Info'.G119 'uCANca Info'.A119:'uCANca Info'.B119 'uCANca Info'.D119:'uCANca Info'.D119">
            <calcext:condition calcext:apply-style-name="Output" calcext:value="formula-is(NOT([.$K119]))" calcext:base-cell-address="'uCANca Info'.A119"/>
          </calcext:conditional-format>
          <calcext:conditional-format calcext:target-range-address="'uCANca Info'.J120:'uCANca Info'.J120 'uCANca Info'.F120:'uCANca Info'.G120 'uCANca Info'.A120:'uCANca Info'.B120 'uCANca Info'.D120:'uCANca Info'.D120">
            <calcext:condition calcext:apply-style-name="Output" calcext:value="formula-is(NOT([.$K120]))" calcext:base-cell-address="'uCANca Info'.A120"/>
          </calcext:conditional-format>
          <calcext:conditional-format calcext:target-range-address="'uCANca Info'.J121:'uCANca Info'.J121 'uCANca Info'.F121:'uCANca Info'.G121 'uCANca Info'.A121:'uCANca Info'.B121 'uCANca Info'.D121:'uCANca Info'.D121">
            <calcext:condition calcext:apply-style-name="Output" calcext:value="formula-is(NOT([.$K121]))" calcext:base-cell-address="'uCANca Info'.A121"/>
          </calcext:conditional-format>
          <calcext:conditional-format calcext:target-range-address="'uCANca Info'.J122:'uCANca Info'.J122 'uCANca Info'.F122:'uCANca Info'.G122 'uCANca Info'.A122:'uCANca Info'.B122 'uCANca Info'.D122:'uCANca Info'.D122">
            <calcext:condition calcext:apply-style-name="Output" calcext:value="formula-is(NOT([.$K122]))" calcext:base-cell-address="'uCANca Info'.A122"/>
          </calcext:conditional-format>
          <calcext:conditional-format calcext:target-range-address="'uCANca Info'.J123:'uCANca Info'.J123 'uCANca Info'.F123:'uCANca Info'.G123 'uCANca Info'.A123:'uCANca Info'.B123 'uCANca Info'.D123:'uCANca Info'.D123">
            <calcext:condition calcext:apply-style-name="Output" calcext:value="formula-is(NOT([.$K123]))" calcext:base-cell-address="'uCANca Info'.A123"/>
          </calcext:conditional-format>
          <calcext:conditional-format calcext:target-range-address="'uCANca Info'.J124:'uCANca Info'.J124 'uCANca Info'.F124:'uCANca Info'.G124 'uCANca Info'.A124:'uCANca Info'.B124 'uCANca Info'.D124:'uCANca Info'.D124">
            <calcext:condition calcext:apply-style-name="Output" calcext:value="formula-is(NOT([.$K124]))" calcext:base-cell-address="'uCANca Info'.A124"/>
          </calcext:conditional-format>
          <calcext:conditional-format calcext:target-range-address="'uCANca Info'.J125:'uCANca Info'.J125 'uCANca Info'.F125:'uCANca Info'.G125 'uCANca Info'.A125:'uCANca Info'.B125 'uCANca Info'.D125:'uCANca Info'.D125">
            <calcext:condition calcext:apply-style-name="Output" calcext:value="formula-is(NOT([.$K125]))" calcext:base-cell-address="'uCANca Info'.A125"/>
          </calcext:conditional-format>
          <calcext:conditional-format calcext:target-range-address="'uCANca Info'.J126:'uCANca Info'.J126 'uCANca Info'.F126:'uCANca Info'.G126 'uCANca Info'.A126:'uCANca Info'.B126 'uCANca Info'.D126:'uCANca Info'.D126">
            <calcext:condition calcext:apply-style-name="Output" calcext:value="formula-is(NOT([.$K126]))" calcext:base-cell-address="'uCANca Info'.A126"/>
          </calcext:conditional-format>
          <calcext:conditional-format calcext:target-range-address="'uCANca Info'.J127:'uCANca Info'.J127 'uCANca Info'.F127:'uCANca Info'.G127 'uCANca Info'.A127:'uCANca Info'.B127 'uCANca Info'.D127:'uCANca Info'.D127">
            <calcext:condition calcext:apply-style-name="Output" calcext:value="formula-is(NOT([.$K127]))" calcext:base-cell-address="'uCANca Info'.A127"/>
          </calcext:conditional-format>
          <calcext:conditional-format calcext:target-range-address="'uCANca Info'.J128:'uCANca Info'.J128 'uCANca Info'.F128:'uCANca Info'.G128 'uCANca Info'.A128:'uCANca Info'.B128 'uCANca Info'.D128:'uCANca Info'.D128">
            <calcext:condition calcext:apply-style-name="Output" calcext:value="formula-is(NOT([.$K128]))" calcext:base-cell-address="'uCANca Info'.A128"/>
          </calcext:conditional-format>
          <calcext:conditional-format calcext:target-range-address="'uCANca Info'.J129:'uCANca Info'.J129 'uCANca Info'.F129:'uCANca Info'.G129 'uCANca Info'.A129:'uCANca Info'.B129 'uCANca Info'.D129:'uCANca Info'.D129">
            <calcext:condition calcext:apply-style-name="Output" calcext:value="formula-is(NOT([.$K129]))" calcext:base-cell-address="'uCANca Info'.A129"/>
          </calcext:conditional-format>
          <calcext:conditional-format calcext:target-range-address="'uCANca Info'.J130:'uCANca Info'.J130 'uCANca Info'.F130:'uCANca Info'.G130 'uCANca Info'.A130:'uCANca Info'.B130 'uCANca Info'.D130:'uCANca Info'.D130">
            <calcext:condition calcext:apply-style-name="Output" calcext:value="formula-is(NOT([.$K130]))" calcext:base-cell-address="'uCANca Info'.A130"/>
          </calcext:conditional-format>
          <calcext:conditional-format calcext:target-range-address="'uCANca Info'.J131:'uCANca Info'.J131 'uCANca Info'.F131:'uCANca Info'.G131 'uCANca Info'.A131:'uCANca Info'.B131 'uCANca Info'.D131:'uCANca Info'.D131">
            <calcext:condition calcext:apply-style-name="Output" calcext:value="formula-is(NOT([.$K131]))" calcext:base-cell-address="'uCANca Info'.A131"/>
          </calcext:conditional-format>
          <calcext:conditional-format calcext:target-range-address="'uCANca Info'.J132:'uCANca Info'.J132 'uCANca Info'.F132:'uCANca Info'.G132 'uCANca Info'.A132:'uCANca Info'.B132 'uCANca Info'.D132:'uCANca Info'.D132">
            <calcext:condition calcext:apply-style-name="Output" calcext:value="formula-is(NOT([.$K132]))" calcext:base-cell-address="'uCANca Info'.A132"/>
          </calcext:conditional-format>
          <calcext:conditional-format calcext:target-range-address="'uCANca Info'.J133:'uCANca Info'.J133 'uCANca Info'.F133:'uCANca Info'.G133 'uCANca Info'.A133:'uCANca Info'.B133 'uCANca Info'.D133:'uCANca Info'.D133">
            <calcext:condition calcext:apply-style-name="Output" calcext:value="formula-is(NOT([.$K133]))" calcext:base-cell-address="'uCANca Info'.A133"/>
          </calcext:conditional-format>
          <calcext:conditional-format calcext:target-range-address="'uCANca Info'.J134:'uCANca Info'.J134 'uCANca Info'.F134:'uCANca Info'.G134 'uCANca Info'.A134:'uCANca Info'.B134 'uCANca Info'.D134:'uCANca Info'.D134">
            <calcext:condition calcext:apply-style-name="Output" calcext:value="formula-is(NOT([.$K134]))" calcext:base-cell-address="'uCANca Info'.A134"/>
          </calcext:conditional-format>
          <calcext:conditional-format calcext:target-range-address="'uCANca Info'.J135:'uCANca Info'.J135 'uCANca Info'.F135:'uCANca Info'.G135 'uCANca Info'.A135:'uCANca Info'.B135 'uCANca Info'.D135:'uCANca Info'.D135">
            <calcext:condition calcext:apply-style-name="Output" calcext:value="formula-is(NOT([.$K135]))" calcext:base-cell-address="'uCANca Info'.A135"/>
          </calcext:conditional-format>
          <calcext:conditional-format calcext:target-range-address="'uCANca Info'.J136:'uCANca Info'.J136 'uCANca Info'.F136:'uCANca Info'.G136 'uCANca Info'.A136:'uCANca Info'.B136 'uCANca Info'.D136:'uCANca Info'.D136">
            <calcext:condition calcext:apply-style-name="Output" calcext:value="formula-is(NOT([.$K136]))" calcext:base-cell-address="'uCANca Info'.A136"/>
          </calcext:conditional-format>
          <calcext:conditional-format calcext:target-range-address="'uCANca Info'.J137:'uCANca Info'.J137 'uCANca Info'.F137:'uCANca Info'.G137 'uCANca Info'.A137:'uCANca Info'.B137 'uCANca Info'.D137:'uCANca Info'.D137">
            <calcext:condition calcext:apply-style-name="Output" calcext:value="formula-is(NOT([.$K137]))" calcext:base-cell-address="'uCANca Info'.A137"/>
          </calcext:conditional-format>
          <calcext:conditional-format calcext:target-range-address="'uCANca Info'.I3:'uCANca Info'.I102">
            <calcext:condition calcext:apply-style-name="Output" calcext:value="formula-is(NOT([.$K3]))" calcext:base-cell-address="'uCANca Info'.I3"/>
          </calcext:conditional-format>
          <calcext:conditional-format calcext:target-range-address="'uCANca Info'.I104:'uCANca Info'.I105 'uCANca Info'.I105:'uCANca Info'.I137">
            <calcext:condition calcext:apply-style-name="Output" calcext:value="formula-is(NOT([.$K104]))" calcext:base-cell-address="'uCANca Info'.I104"/>
          </calcext:conditional-format>
          <calcext:conditional-format calcext:target-range-address="'uCANca Info'.D3:'uCANca Info'.E102">
            <calcext:condition calcext:apply-style-name="Output" calcext:value="formula-is(NOT([.$K3]))" calcext:base-cell-address="'uCANca Info'.D3"/>
          </calcext:conditional-format>
          <calcext:conditional-format calcext:target-range-address="'uCANca Info'.H138:'uCANca Info'.H138">
            <calcext:condition calcext:apply-style-name="Output" calcext:value="formula-is(NOT([.$K138]))" calcext:base-cell-address="'uCANca Info'.H138"/>
          </calcext:conditional-format>
          <calcext:conditional-format calcext:target-range-address="'uCANca Info'.J138:'uCANca Info'.J138 'uCANca Info'.F138:'uCANca Info'.G138 'uCANca Info'.A138:'uCANca Info'.B138 'uCANca Info'.D138:'uCANca Info'.D138">
            <calcext:condition calcext:apply-style-name="Output" calcext:value="formula-is(NOT([.$K138]))" calcext:base-cell-address="'uCANca Info'.A138"/>
          </calcext:conditional-format>
          <calcext:conditional-format calcext:target-range-address="'uCANca Info'.I138:'uCANca Info'.I204">
            <calcext:condition calcext:apply-style-name="Output" calcext:value="formula-is(NOT([.$K138]))" calcext:base-cell-address="'uCANca Info'.I138"/>
          </calcext:conditional-format>
          <calcext:conditional-format calcext:target-range-address="'uCANca Info'.H139:'uCANca Info'.H204">
            <calcext:condition calcext:apply-style-name="Output" calcext:value="formula-is(NOT([.$K139]))" calcext:base-cell-address="'uCANca Info'.H139"/>
          </calcext:conditional-format>
          <calcext:conditional-format calcext:target-range-address="'uCANca Info'.J139:'uCANca Info'.J204 'uCANca Info'.F139:'uCANca Info'.G204 'uCANca Info'.A139:'uCANca Info'.B204 'uCANca Info'.D139:'uCANca Info'.D204">
            <calcext:condition calcext:apply-style-name="Output" calcext:value="formula-is(NOT([.$K139]))" calcext:base-cell-address="'uCANca Info'.A139"/>
          </calcext:conditional-format>
          <calcext:conditional-format calcext:target-range-address="'uCANca Info'.F44:'uCANca Info'.F102">
            <calcext:condition calcext:apply-style-name="Output" calcext:value="formula-is(NOT([.$K44]))" calcext:base-cell-address="'uCANca Info'.F44"/>
          </calcext:conditional-format>
        </calcext:conditional-formats>
      </table:table>
      <table:table table:name="uCANca Import" table:style-name="ta5">
        <table:table-column table:style-name="co38" table:number-columns-repeated="3" table:default-cell-style-name="ce287"/>
        <table:table-column table:style-name="co39" table:default-cell-style-name="ce287"/>
        <table:table-column table:style-name="co40" table:default-cell-style-name="Default"/>
        <table:table-column table:style-name="co41" table:default-cell-style-name="ce293"/>
        <table:table-column table:style-name="co42" table:default-cell-style-name="ce296"/>
        <table:table-column table:style-name="co14" table:number-columns-repeated="2" table:default-cell-style-name="ce296"/>
        <table:table-column table:style-name="co42" table:number-columns-repeated="1015" table:default-cell-style-name="Default"/>
        <table:table-row table:style-name="ro10">
          <table:table-cell table:style-name="ce285" office:value-type="string" calcext:value-type="string">
            <text:p>sub_system</text:p>
          </table:table-cell>
          <table:table-cell table:style-name="ce285" office:value-type="string" calcext:value-type="string">
            <text:p>connector</text:p>
          </table:table-cell>
          <table:table-cell table:style-name="ce285" office:value-type="string" calcext:value-type="string">
            <text:p>context_name</text:p>
          </table:table-cell>
          <table:table-cell table:style-name="ce285" office:value-type="string" calcext:value-type="string">
            <text:p>flow_type</text:p>
          </table:table-cell>
          <table:table-cell table:style-name="ce289" office:value-type="string" calcext:value-type="string">
            <text:p>puntero</text:p>
          </table:table-cell>
          <table:table-cell table:style-name="ce291" office:value-type="string" calcext:value-type="string">
            <text:p>name</text:p>
          </table:table-cell>
          <table:table-cell table:style-name="ce294" office:value-type="string" calcext:value-type="string">
            <text:p>old_name</text:p>
          </table:table-cell>
          <table:table-cell table:style-name="ce294" office:value-type="string" calcext:value-type="string">
            <text:p>conversion</text:p>
          </table:table-cell>
          <table:table-cell table:style-name="ce294" office:value-type="string" calcext:value-type="string">
            <text:p>primary_flow_direction</text:p>
          </table:table-cell>
          <table:table-cell table:style-name="ce297" table:number-columns-repeated="1015"/>
        </table:table-row>
        <table:table-row table:style-name="ro10">
          <table:table-cell table:style-name="ce286" table:formula="of:=IF([$'uCANca Info'.$K3];VLOOKUP([$'uCANca Info'.A3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3];VLOOKUP([$'uCANca Info'.$A3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3];IF(LEN([$'uCANca Info'.G3])&gt;0;[$'uCANca Info'.G3];[$'uCANca Info'.D3]);&quot;&quot;)" office:value-type="string" office:string-value="GND" calcext:value-type="string">
            <text:p>GND</text:p>
          </table:table-cell>
          <table:table-cell table:style-name="ce288" table:formula="of:=IF([$'uCANca Info'.$K3];VLOOKUP([$'uCANca Info'.$D3];[$Dictionary.$C$2:.$E$47];2;0);&quot;&quot;)" office:value-type="string" office:string-value="Power" calcext:value-type="string">
            <text:p>Power</text:p>
          </table:table-cell>
          <table:table-cell table:style-name="ce290" table:formula="of:=IF(LEN([.C2])&gt;0;CONCATENATE(['uCANca Info'.I3];&quot;&quot;);&quot;&quot;)" office:value-type="string" office:string-value="f" calcext:value-type="string">
            <text:p>f</text:p>
          </table:table-cell>
          <table:table-cell table:style-name="ce292" table:formula="of:=IF([$'uCANca Info'.$K3];[$'uCANca Info'.C3];&quot;&quot;)" office:value-type="string" office:string-value="GND" calcext:value-type="string">
            <text:p>GND</text:p>
          </table:table-cell>
          <table:table-cell table:style-name="ce295"/>
          <table:table-cell table:style-name="ce286" table:formula="of:=IF([$'uCANca Info'.$K103];['uCANca Info'.H3];&quot;&quot;)">
            <text:p/>
          </table:table-cell>
          <table:table-cell table:style-name="ce286" table:formula="of:=IF([$'uCANca Info'.$K3];IF([$'uCANca Info'.E3]=&quot;&quot;;&quot;&quot;;[$'uCANca Info'.E3]);&quot;&quot;)" office:value-type="string" office:string-value="input" calcext:value-type="string">
            <text:p>input</text:p>
          </table:table-cell>
          <table:table-cell table:style-name="ce298"/>
          <table:table-cell table:number-columns-repeated="1014"/>
        </table:table-row>
        <table:table-row table:style-name="ro10">
          <table:table-cell table:style-name="ce286" table:formula="of:=IF([$'uCANca Info'.$K4];VLOOKUP([$'uCANca Info'.A4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4];VLOOKUP([$'uCANca Info'.$A4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4];IF(LEN([$'uCANca Info'.G4])&gt;0;[$'uCANca Info'.G4];[$'uCANca Info'.D4]);&quot;&quot;)" office:value-type="string" office:string-value="UARTRX" calcext:value-type="string">
            <text:p>UARTRX</text:p>
          </table:table-cell>
          <table:table-cell table:style-name="ce288" table:formula="of:=IF([$'uCANca Info'.$K4];VLOOKUP([$'uCANca Info'.$D4];[$Dictionary.$C$2:.$E$47];2;0);&quot;&quot;)" office:value-type="string" office:string-value="Bus" calcext:value-type="string">
            <text:p>Bus</text:p>
          </table:table-cell>
          <table:table-cell table:style-name="ce290" table:formula="of:=IF(LEN([.C3])&gt;0;CONCATENATE(['uCANca Info'.I4];&quot;&quot;);&quot;&quot;)" office:value-type="string" office:string-value="f" calcext:value-type="string">
            <text:p>f</text:p>
          </table:table-cell>
          <table:table-cell table:style-name="ce292" table:formula="of:=IF([$'uCANca Info'.$K4];[$'uCANca Info'.C4];&quot;&quot;)" office:value-type="string" office:string-value="UARTRX" calcext:value-type="string">
            <text:p>UARTRX</text:p>
          </table:table-cell>
          <table:table-cell table:style-name="ce295"/>
          <table:table-cell table:style-name="ce286" table:formula="of:=IF([$'uCANca Info'.$K104];['uCANca Info'.H4];&quot;&quot;)" office:value-type="string" office:string-value="" calcext:value-type="error">
            <text:p>#N/A</text:p>
          </table:table-cell>
          <table:table-cell table:style-name="ce286" table:formula="of:=IF([$'uCANca Info'.$K4];IF([$'uCANca Info'.E4]=&quot;&quot;;&quot;&quot;;[$'uCANca Info'.E4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5];VLOOKUP([$'uCANca Info'.A5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5];VLOOKUP([$'uCANca Info'.$A5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5];IF(LEN([$'uCANca Info'.G5])&gt;0;[$'uCANca Info'.G5];[$'uCANca Info'.D5]);&quot;&quot;)" office:value-type="string" office:string-value="UARTTX" calcext:value-type="string">
            <text:p>UARTTX</text:p>
          </table:table-cell>
          <table:table-cell table:style-name="ce288" table:formula="of:=IF([$'uCANca Info'.$K5];VLOOKUP([$'uCANca Info'.$D5];[$Dictionary.$C$2:.$E$47];2;0);&quot;&quot;)" office:value-type="string" office:string-value="Bus" calcext:value-type="string">
            <text:p>Bus</text:p>
          </table:table-cell>
          <table:table-cell table:style-name="ce290" table:formula="of:=IF(LEN([.C4])&gt;0;CONCATENATE(['uCANca Info'.I5];&quot;&quot;);&quot;&quot;)" office:value-type="string" office:string-value="f" calcext:value-type="string">
            <text:p>f</text:p>
          </table:table-cell>
          <table:table-cell table:style-name="ce292" table:formula="of:=IF([$'uCANca Info'.$K5];[$'uCANca Info'.C5];&quot;&quot;)" office:value-type="string" office:string-value="UARTTX" calcext:value-type="string">
            <text:p>UARTTX</text:p>
          </table:table-cell>
          <table:table-cell table:style-name="ce295"/>
          <table:table-cell table:style-name="ce286" table:formula="of:=IF([$'uCANca Info'.$K105];['uCANca Info'.H5];&quot;&quot;)" office:value-type="string" office:string-value="" calcext:value-type="error">
            <text:p>#N/A</text:p>
          </table:table-cell>
          <table:table-cell table:style-name="ce286" table:formula="of:=IF([$'uCANca Info'.$K5];IF([$'uCANca Info'.E5]=&quot;&quot;;&quot;&quot;;[$'uCANca Info'.E5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6];VLOOKUP([$'uCANca Info'.A6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6];VLOOKUP([$'uCANca Info'.$A6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6];IF(LEN([$'uCANca Info'.G6])&gt;0;[$'uCANca Info'.G6];[$'uCANca Info'.D6]);&quot;&quot;)" office:value-type="string" office:string-value="LCD5" calcext:value-type="string">
            <text:p>LCD5</text:p>
          </table:table-cell>
          <table:table-cell table:style-name="ce288" table:formula="of:=IF([$'uCANca Info'.$K6];VLOOKUP([$'uCANca Info'.$D6];[$Dictionary.$C$2:.$E$47];2;0);&quot;&quot;)" office:value-type="string" office:string-value="PWM" calcext:value-type="string">
            <text:p>PWM</text:p>
          </table:table-cell>
          <table:table-cell table:style-name="ce290" table:formula="of:=IF(LEN([.C5])&gt;0;CONCATENATE(['uCANca Info'.I6];&quot;&quot;);&quot;&quot;)" office:value-type="string" office:string-value="f" calcext:value-type="string">
            <text:p>f</text:p>
          </table:table-cell>
          <table:table-cell table:style-name="ce292" table:formula="of:=IF([$'uCANca Info'.$K6];[$'uCANca Info'.C6];&quot;&quot;)" office:value-type="string" office:string-value="LCD5" calcext:value-type="string">
            <text:p>LCD5</text:p>
          </table:table-cell>
          <table:table-cell table:style-name="ce295"/>
          <table:table-cell table:style-name="ce286" table:formula="of:=IF([$'uCANca Info'.$K106];['uCANca Info'.H6];&quot;&quot;)" office:value-type="string" office:string-value="" calcext:value-type="error">
            <text:p>#N/A</text:p>
          </table:table-cell>
          <table:table-cell table:style-name="ce286" table:formula="of:=IF([$'uCANca Info'.$K6];IF([$'uCANca Info'.E6]=&quot;&quot;;&quot;&quot;;[$'uCANca Info'.E6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7];VLOOKUP([$'uCANca Info'.A7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7];VLOOKUP([$'uCANca Info'.$A7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7];IF(LEN([$'uCANca Info'.G7])&gt;0;[$'uCANca Info'.G7];[$'uCANca Info'.D7]);&quot;&quot;)" office:value-type="string" office:string-value="CANTX" calcext:value-type="string">
            <text:p>CANTX</text:p>
          </table:table-cell>
          <table:table-cell table:style-name="ce288" table:formula="of:=IF([$'uCANca Info'.$K7];VLOOKUP([$'uCANca Info'.$D7];[$Dictionary.$C$2:.$E$47];2;0);&quot;&quot;)" office:value-type="string" office:string-value="Bus" calcext:value-type="string">
            <text:p>Bus</text:p>
          </table:table-cell>
          <table:table-cell table:style-name="ce290" table:formula="of:=IF(LEN([.C6])&gt;0;CONCATENATE(['uCANca Info'.I7];&quot;&quot;);&quot;&quot;)" office:value-type="string" office:string-value="f" calcext:value-type="string">
            <text:p>f</text:p>
          </table:table-cell>
          <table:table-cell table:style-name="ce292" table:formula="of:=IF([$'uCANca Info'.$K7];[$'uCANca Info'.C7];&quot;&quot;)" office:value-type="string" office:string-value="CANTX" calcext:value-type="string">
            <text:p>CANTX</text:p>
          </table:table-cell>
          <table:table-cell table:style-name="ce295"/>
          <table:table-cell table:style-name="ce286" table:formula="of:=IF([$'uCANca Info'.$K107];['uCANca Info'.H7];&quot;&quot;)" office:value-type="string" office:string-value="" calcext:value-type="error">
            <text:p>#N/A</text:p>
          </table:table-cell>
          <table:table-cell table:style-name="ce286" table:formula="of:=IF([$'uCANca Info'.$K7];IF([$'uCANca Info'.E7]=&quot;&quot;;&quot;&quot;;[$'uCANca Info'.E7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8];VLOOKUP([$'uCANca Info'.A8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8];VLOOKUP([$'uCANca Info'.$A8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8];IF(LEN([$'uCANca Info'.G8])&gt;0;[$'uCANca Info'.G8];[$'uCANca Info'.D8]);&quot;&quot;)" office:value-type="string" office:string-value="CANRX" calcext:value-type="string">
            <text:p>CANRX</text:p>
          </table:table-cell>
          <table:table-cell table:style-name="ce288" table:formula="of:=IF([$'uCANca Info'.$K8];VLOOKUP([$'uCANca Info'.$D8];[$Dictionary.$C$2:.$E$47];2;0);&quot;&quot;)" office:value-type="string" office:string-value="Bus" calcext:value-type="string">
            <text:p>Bus</text:p>
          </table:table-cell>
          <table:table-cell table:style-name="ce290" table:formula="of:=IF(LEN([.C7])&gt;0;CONCATENATE(['uCANca Info'.I8];&quot;&quot;);&quot;&quot;)" office:value-type="string" office:string-value="f" calcext:value-type="string">
            <text:p>f</text:p>
          </table:table-cell>
          <table:table-cell table:style-name="ce292" table:formula="of:=IF([$'uCANca Info'.$K8];[$'uCANca Info'.C8];&quot;&quot;)" office:value-type="string" office:string-value="CANRX" calcext:value-type="string">
            <text:p>CANRX</text:p>
          </table:table-cell>
          <table:table-cell table:style-name="ce295"/>
          <table:table-cell table:style-name="ce286" table:formula="of:=IF([$'uCANca Info'.$K108];['uCANca Info'.H8];&quot;&quot;)" office:value-type="string" office:string-value="" calcext:value-type="error">
            <text:p>#N/A</text:p>
          </table:table-cell>
          <table:table-cell table:style-name="ce286" table:formula="of:=IF([$'uCANca Info'.$K8];IF([$'uCANca Info'.E8]=&quot;&quot;;&quot;&quot;;[$'uCANca Info'.E8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9];VLOOKUP([$'uCANca Info'.A9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9];VLOOKUP([$'uCANca Info'.$A9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9];IF(LEN([$'uCANca Info'.G9])&gt;0;[$'uCANca Info'.G9];[$'uCANca Info'.D9]);&quot;&quot;)" office:value-type="string" office:string-value="DC2PWM_STPENB" calcext:value-type="string">
            <text:p>DC2PWM_STPENB</text:p>
          </table:table-cell>
          <table:table-cell table:style-name="ce288" table:formula="of:=IF([$'uCANca Info'.$K9];VLOOKUP([$'uCANca Info'.$D9];[$Dictionary.$C$2:.$E$47];2;0);&quot;&quot;)" office:value-type="string" office:string-value="DIO" calcext:value-type="string">
            <text:p>DIO</text:p>
          </table:table-cell>
          <table:table-cell table:style-name="ce290" table:formula="of:=IF(LEN([.C8])&gt;0;CONCATENATE(['uCANca Info'.I9];&quot;&quot;);&quot;&quot;)" office:value-type="string" office:string-value="f" calcext:value-type="string">
            <text:p>f</text:p>
          </table:table-cell>
          <table:table-cell table:style-name="ce292" table:formula="of:=IF([$'uCANca Info'.$K9];[$'uCANca Info'.C9];&quot;&quot;)" office:value-type="string" office:string-value="DC2PWM_STPENB" calcext:value-type="string">
            <text:p>DC2PWM_STPENB</text:p>
          </table:table-cell>
          <table:table-cell table:style-name="ce295"/>
          <table:table-cell table:style-name="ce286" table:formula="of:=IF([$'uCANca Info'.$K109];['uCANca Info'.H9];&quot;&quot;)" office:value-type="string" office:string-value="" calcext:value-type="error">
            <text:p>#N/A</text:p>
          </table:table-cell>
          <table:table-cell table:style-name="ce286" table:formula="of:=IF([$'uCANca Info'.$K9];IF([$'uCANca Info'.E9]=&quot;&quot;;&quot;&quot;;[$'uCANca Info'.E9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10];VLOOKUP([$'uCANca Info'.A10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10];VLOOKUP([$'uCANca Info'.$A10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0];IF(LEN([$'uCANca Info'.G10])&gt;0;[$'uCANca Info'.G10];[$'uCANca Info'.D10]);&quot;&quot;)" office:value-type="string" office:string-value="DCPWM_STPENB" calcext:value-type="string">
            <text:p>DCPWM_STPENB</text:p>
          </table:table-cell>
          <table:table-cell table:style-name="ce288" table:formula="of:=IF([$'uCANca Info'.$K10];VLOOKUP([$'uCANca Info'.$D10];[$Dictionary.$C$2:.$E$47];2;0);&quot;&quot;)" office:value-type="string" office:string-value="DIO" calcext:value-type="string">
            <text:p>DIO</text:p>
          </table:table-cell>
          <table:table-cell table:style-name="ce290" table:formula="of:=IF(LEN([.C9])&gt;0;CONCATENATE(['uCANca Info'.I10];&quot;&quot;);&quot;&quot;)" office:value-type="string" office:string-value="f" calcext:value-type="string">
            <text:p>f</text:p>
          </table:table-cell>
          <table:table-cell table:style-name="ce292" table:formula="of:=IF([$'uCANca Info'.$K10];[$'uCANca Info'.C10];&quot;&quot;)" office:value-type="string" office:string-value="DCPWM_STPENB" calcext:value-type="string">
            <text:p>DCPWM_STPENB</text:p>
          </table:table-cell>
          <table:table-cell table:style-name="ce295"/>
          <table:table-cell table:style-name="ce286" table:formula="of:=IF([$'uCANca Info'.$K110];['uCANca Info'.H10];&quot;&quot;)" office:value-type="string" office:string-value="" calcext:value-type="error">
            <text:p>#N/A</text:p>
          </table:table-cell>
          <table:table-cell table:style-name="ce286" table:formula="of:=IF([$'uCANca Info'.$K10];IF([$'uCANca Info'.E10]=&quot;&quot;;&quot;&quot;;[$'uCANca Info'.E10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11];VLOOKUP([$'uCANca Info'.A11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11];VLOOKUP([$'uCANca Info'.$A11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1];IF(LEN([$'uCANca Info'.G11])&gt;0;[$'uCANca Info'.G11];[$'uCANca Info'.D11]);&quot;&quot;)" office:value-type="string" office:string-value="LCD7" calcext:value-type="string">
            <text:p>LCD7</text:p>
          </table:table-cell>
          <table:table-cell table:style-name="ce288" table:formula="of:=IF([$'uCANca Info'.$K11];VLOOKUP([$'uCANca Info'.$D11];[$Dictionary.$C$2:.$E$47];2;0);&quot;&quot;)" office:value-type="string" office:string-value="DIO" calcext:value-type="string">
            <text:p>DIO</text:p>
          </table:table-cell>
          <table:table-cell table:style-name="ce290" table:formula="of:=IF(LEN([.C10])&gt;0;CONCATENATE(['uCANca Info'.I11];&quot;&quot;);&quot;&quot;)" office:value-type="string" office:string-value="f" calcext:value-type="string">
            <text:p>f</text:p>
          </table:table-cell>
          <table:table-cell table:style-name="ce292" table:formula="of:=IF([$'uCANca Info'.$K11];[$'uCANca Info'.C11];&quot;&quot;)" office:value-type="string" office:string-value="LCD7" calcext:value-type="string">
            <text:p>LCD7</text:p>
          </table:table-cell>
          <table:table-cell table:style-name="ce295"/>
          <table:table-cell table:style-name="ce286" table:formula="of:=IF([$'uCANca Info'.$K111];['uCANca Info'.H11];&quot;&quot;)" office:value-type="string" office:string-value="" calcext:value-type="error">
            <text:p>#N/A</text:p>
          </table:table-cell>
          <table:table-cell table:style-name="ce286" table:formula="of:=IF([$'uCANca Info'.$K11];IF([$'uCANca Info'.E11]=&quot;&quot;;&quot;&quot;;[$'uCANca Info'.E11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12];VLOOKUP([$'uCANca Info'.A12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12];VLOOKUP([$'uCANca Info'.$A12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2];IF(LEN([$'uCANca Info'.G12])&gt;0;[$'uCANca Info'.G12];[$'uCANca Info'.D12]);&quot;&quot;)" office:value-type="string" office:string-value="TM1638D_LCDRS" calcext:value-type="string">
            <text:p>TM1638D_LCDRS</text:p>
          </table:table-cell>
          <table:table-cell table:style-name="ce288" table:formula="of:=IF([$'uCANca Info'.$K12];VLOOKUP([$'uCANca Info'.$D12];[$Dictionary.$C$2:.$E$47];2;0);&quot;&quot;)" office:value-type="string" office:string-value="DIO" calcext:value-type="string">
            <text:p>DIO</text:p>
          </table:table-cell>
          <table:table-cell table:style-name="ce290" table:formula="of:=IF(LEN([.C11])&gt;0;CONCATENATE(['uCANca Info'.I12];&quot;&quot;);&quot;&quot;)" office:value-type="string" office:string-value="f" calcext:value-type="string">
            <text:p>f</text:p>
          </table:table-cell>
          <table:table-cell table:style-name="ce292" table:formula="of:=IF([$'uCANca Info'.$K12];[$'uCANca Info'.C12];&quot;&quot;)" office:value-type="string" office:string-value="TM1638D_LCDRS" calcext:value-type="string">
            <text:p>TM1638D_LCDRS</text:p>
          </table:table-cell>
          <table:table-cell table:style-name="ce295"/>
          <table:table-cell table:style-name="ce286" table:formula="of:=IF([$'uCANca Info'.$K112];['uCANca Info'.H12];&quot;&quot;)" office:value-type="string" office:string-value="" calcext:value-type="error">
            <text:p>#N/A</text:p>
          </table:table-cell>
          <table:table-cell table:style-name="ce286" table:formula="of:=IF([$'uCANca Info'.$K12];IF([$'uCANca Info'.E12]=&quot;&quot;;&quot;&quot;;[$'uCANca Info'.E12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13];VLOOKUP([$'uCANca Info'.A13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13];VLOOKUP([$'uCANca Info'.$A13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3];IF(LEN([$'uCANca Info'.G13])&gt;0;[$'uCANca Info'.G13];[$'uCANca Info'.D13]);&quot;&quot;)" office:value-type="string" office:string-value="TM1638CLK_LCDENB" calcext:value-type="string">
            <text:p>TM1638CLK_LCDENB</text:p>
          </table:table-cell>
          <table:table-cell table:style-name="ce288" table:formula="of:=IF([$'uCANca Info'.$K13];VLOOKUP([$'uCANca Info'.$D13];[$Dictionary.$C$2:.$E$47];2;0);&quot;&quot;)" office:value-type="string" office:string-value="DIO" calcext:value-type="string">
            <text:p>DIO</text:p>
          </table:table-cell>
          <table:table-cell table:style-name="ce290" table:formula="of:=IF(LEN([.C12])&gt;0;CONCATENATE(['uCANca Info'.I13];&quot;&quot;);&quot;&quot;)" office:value-type="string" office:string-value="f" calcext:value-type="string">
            <text:p>f</text:p>
          </table:table-cell>
          <table:table-cell table:style-name="ce292" table:formula="of:=IF([$'uCANca Info'.$K13];[$'uCANca Info'.C13];&quot;&quot;)" office:value-type="string" office:string-value="TM1638CLK_LCDENB" calcext:value-type="string">
            <text:p>TM1638CLK_LCDENB</text:p>
          </table:table-cell>
          <table:table-cell table:style-name="ce295"/>
          <table:table-cell table:style-name="ce286" table:formula="of:=IF([$'uCANca Info'.$K113];['uCANca Info'.H13];&quot;&quot;)" office:value-type="string" office:string-value="" calcext:value-type="error">
            <text:p>#N/A</text:p>
          </table:table-cell>
          <table:table-cell table:style-name="ce286" table:formula="of:=IF([$'uCANca Info'.$K13];IF([$'uCANca Info'.E13]=&quot;&quot;;&quot;&quot;;[$'uCANca Info'.E13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14];VLOOKUP([$'uCANca Info'.A14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14];VLOOKUP([$'uCANca Info'.$A14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4];IF(LEN([$'uCANca Info'.G14])&gt;0;[$'uCANca Info'.G14];[$'uCANca Info'.D14]);&quot;&quot;)" office:value-type="string" office:string-value="TM1638STB_LCD4" calcext:value-type="string">
            <text:p>TM1638STB_LCD4</text:p>
          </table:table-cell>
          <table:table-cell table:style-name="ce288" table:formula="of:=IF([$'uCANca Info'.$K14];VLOOKUP([$'uCANca Info'.$D14];[$Dictionary.$C$2:.$E$47];2;0);&quot;&quot;)" office:value-type="string" office:string-value="DIO" calcext:value-type="string">
            <text:p>DIO</text:p>
          </table:table-cell>
          <table:table-cell table:style-name="ce290" table:formula="of:=IF(LEN([.C13])&gt;0;CONCATENATE(['uCANca Info'.I14];&quot;&quot;);&quot;&quot;)" office:value-type="string" office:string-value="f" calcext:value-type="string">
            <text:p>f</text:p>
          </table:table-cell>
          <table:table-cell table:style-name="ce292" table:formula="of:=IF([$'uCANca Info'.$K14];[$'uCANca Info'.C14];&quot;&quot;)" office:value-type="string" office:string-value="TM1638STB_LCD4" calcext:value-type="string">
            <text:p>TM1638STB_LCD4</text:p>
          </table:table-cell>
          <table:table-cell table:style-name="ce295"/>
          <table:table-cell table:style-name="ce286" table:formula="of:=IF([$'uCANca Info'.$K114];['uCANca Info'.H14];&quot;&quot;)" office:value-type="string" office:string-value="" calcext:value-type="error">
            <text:p>#N/A</text:p>
          </table:table-cell>
          <table:table-cell table:style-name="ce286" table:formula="of:=IF([$'uCANca Info'.$K14];IF([$'uCANca Info'.E14]=&quot;&quot;;&quot;&quot;;[$'uCANca Info'.E14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15];VLOOKUP([$'uCANca Info'.A15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15];VLOOKUP([$'uCANca Info'.$A15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5];IF(LEN([$'uCANca Info'.G15])&gt;0;[$'uCANca Info'.G15];[$'uCANca Info'.D15]);&quot;&quot;)" office:value-type="string" office:string-value="STP2IN2" calcext:value-type="string">
            <text:p>STP2IN2</text:p>
          </table:table-cell>
          <table:table-cell table:style-name="ce288" table:formula="of:=IF([$'uCANca Info'.$K15];VLOOKUP([$'uCANca Info'.$D15];[$Dictionary.$C$2:.$E$47];2;0);&quot;&quot;)" office:value-type="string" office:string-value="DIO" calcext:value-type="string">
            <text:p>DIO</text:p>
          </table:table-cell>
          <table:table-cell table:style-name="ce290" table:formula="of:=IF(LEN([.C14])&gt;0;CONCATENATE(['uCANca Info'.I15];&quot;&quot;);&quot;&quot;)" office:value-type="string" office:string-value="f" calcext:value-type="string">
            <text:p>f</text:p>
          </table:table-cell>
          <table:table-cell table:style-name="ce292" table:formula="of:=IF([$'uCANca Info'.$K15];[$'uCANca Info'.C15];&quot;&quot;)" office:value-type="string" office:string-value="STP2IN2" calcext:value-type="string">
            <text:p>STP2IN2</text:p>
          </table:table-cell>
          <table:table-cell table:style-name="ce295"/>
          <table:table-cell table:style-name="ce286" table:formula="of:=IF([$'uCANca Info'.$K115];['uCANca Info'.H15];&quot;&quot;)" office:value-type="string" office:string-value="" calcext:value-type="error">
            <text:p>#N/A</text:p>
          </table:table-cell>
          <table:table-cell table:style-name="ce286" table:formula="of:=IF([$'uCANca Info'.$K15];IF([$'uCANca Info'.E15]=&quot;&quot;;&quot;&quot;;[$'uCANca Info'.E15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16];VLOOKUP([$'uCANca Info'.A16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16];VLOOKUP([$'uCANca Info'.$A16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6];IF(LEN([$'uCANca Info'.G16])&gt;0;[$'uCANca Info'.G16];[$'uCANca Info'.D16]);&quot;&quot;)" office:value-type="string" office:string-value="STP2IN1" calcext:value-type="string">
            <text:p>STP2IN1</text:p>
          </table:table-cell>
          <table:table-cell table:style-name="ce288" table:formula="of:=IF([$'uCANca Info'.$K16];VLOOKUP([$'uCANca Info'.$D16];[$Dictionary.$C$2:.$E$47];2;0);&quot;&quot;)" office:value-type="string" office:string-value="DIO" calcext:value-type="string">
            <text:p>DIO</text:p>
          </table:table-cell>
          <table:table-cell table:style-name="ce290" table:formula="of:=IF(LEN([.C15])&gt;0;CONCATENATE(['uCANca Info'.I16];&quot;&quot;);&quot;&quot;)" office:value-type="string" office:string-value="f" calcext:value-type="string">
            <text:p>f</text:p>
          </table:table-cell>
          <table:table-cell table:style-name="ce292" table:formula="of:=IF([$'uCANca Info'.$K16];[$'uCANca Info'.C16];&quot;&quot;)" office:value-type="string" office:string-value="STP2IN1" calcext:value-type="string">
            <text:p>STP2IN1</text:p>
          </table:table-cell>
          <table:table-cell table:style-name="ce295"/>
          <table:table-cell table:style-name="ce286" table:formula="of:=IF([$'uCANca Info'.$K116];['uCANca Info'.H16];&quot;&quot;)" office:value-type="string" office:string-value="" calcext:value-type="error">
            <text:p>#N/A</text:p>
          </table:table-cell>
          <table:table-cell table:style-name="ce286" table:formula="of:=IF([$'uCANca Info'.$K16];IF([$'uCANca Info'.E16]=&quot;&quot;;&quot;&quot;;[$'uCANca Info'.E16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17];VLOOKUP([$'uCANca Info'.A17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17];VLOOKUP([$'uCANca Info'.$A17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7];IF(LEN([$'uCANca Info'.G17])&gt;0;[$'uCANca Info'.G17];[$'uCANca Info'.D17]);&quot;&quot;)" office:value-type="string" office:string-value="DC2IN4_STP2IN4" calcext:value-type="string">
            <text:p>DC2IN4_STP2IN4</text:p>
          </table:table-cell>
          <table:table-cell table:style-name="ce288" table:formula="of:=IF([$'uCANca Info'.$K17];VLOOKUP([$'uCANca Info'.$D17];[$Dictionary.$C$2:.$E$47];2;0);&quot;&quot;)" office:value-type="string" office:string-value="DIO" calcext:value-type="string">
            <text:p>DIO</text:p>
          </table:table-cell>
          <table:table-cell table:style-name="ce290" table:formula="of:=IF(LEN([.C16])&gt;0;CONCATENATE(['uCANca Info'.I17];&quot;&quot;);&quot;&quot;)" office:value-type="string" office:string-value="f" calcext:value-type="string">
            <text:p>f</text:p>
          </table:table-cell>
          <table:table-cell table:style-name="ce292" table:formula="of:=IF([$'uCANca Info'.$K17];[$'uCANca Info'.C17];&quot;&quot;)" office:value-type="string" office:string-value="DC2IN4_STP2IN4" calcext:value-type="string">
            <text:p>DC2IN4_STP2IN4</text:p>
          </table:table-cell>
          <table:table-cell table:style-name="ce295"/>
          <table:table-cell table:style-name="ce286" table:formula="of:=IF([$'uCANca Info'.$K117];['uCANca Info'.H17];&quot;&quot;)">
            <text:p/>
          </table:table-cell>
          <table:table-cell table:style-name="ce286" table:formula="of:=IF([$'uCANca Info'.$K17];IF([$'uCANca Info'.E17]=&quot;&quot;;&quot;&quot;;[$'uCANca Info'.E17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18];VLOOKUP([$'uCANca Info'.A18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18];VLOOKUP([$'uCANca Info'.$A18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8];IF(LEN([$'uCANca Info'.G18])&gt;0;[$'uCANca Info'.G18];[$'uCANca Info'.D18]);&quot;&quot;)" office:value-type="string" office:string-value="DC2IN3_STP2IN3" calcext:value-type="string">
            <text:p>DC2IN3_STP2IN3</text:p>
          </table:table-cell>
          <table:table-cell table:style-name="ce288" table:formula="of:=IF([$'uCANca Info'.$K18];VLOOKUP([$'uCANca Info'.$D18];[$Dictionary.$C$2:.$E$47];2;0);&quot;&quot;)" office:value-type="string" office:string-value="DIO" calcext:value-type="string">
            <text:p>DIO</text:p>
          </table:table-cell>
          <table:table-cell table:style-name="ce290" table:formula="of:=IF(LEN([.C17])&gt;0;CONCATENATE(['uCANca Info'.I18];&quot;&quot;);&quot;&quot;)" office:value-type="string" office:string-value="f" calcext:value-type="string">
            <text:p>f</text:p>
          </table:table-cell>
          <table:table-cell table:style-name="ce292" table:formula="of:=IF([$'uCANca Info'.$K18];[$'uCANca Info'.C18];&quot;&quot;)" office:value-type="string" office:string-value="DC2IN3_STP2IN3" calcext:value-type="string">
            <text:p>DC2IN3_STP2IN3</text:p>
          </table:table-cell>
          <table:table-cell table:style-name="ce295"/>
          <table:table-cell table:style-name="ce286" table:formula="of:=IF([$'uCANca Info'.$K118];['uCANca Info'.H18];&quot;&quot;)">
            <text:p/>
          </table:table-cell>
          <table:table-cell table:style-name="ce286" table:formula="of:=IF([$'uCANca Info'.$K18];IF([$'uCANca Info'.E18]=&quot;&quot;;&quot;&quot;;[$'uCANca Info'.E18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19];VLOOKUP([$'uCANca Info'.A19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19];VLOOKUP([$'uCANca Info'.$A19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9];IF(LEN([$'uCANca Info'.G19])&gt;0;[$'uCANca Info'.G19];[$'uCANca Info'.D19]);&quot;&quot;)" office:value-type="string" office:string-value="STPIN2" calcext:value-type="string">
            <text:p>STPIN2</text:p>
          </table:table-cell>
          <table:table-cell table:style-name="ce288" table:formula="of:=IF([$'uCANca Info'.$K19];VLOOKUP([$'uCANca Info'.$D19];[$Dictionary.$C$2:.$E$47];2;0);&quot;&quot;)" office:value-type="string" office:string-value="DIO" calcext:value-type="string">
            <text:p>DIO</text:p>
          </table:table-cell>
          <table:table-cell table:style-name="ce290" table:formula="of:=IF(LEN([.C18])&gt;0;CONCATENATE(['uCANca Info'.I19];&quot;&quot;);&quot;&quot;)" office:value-type="string" office:string-value="f" calcext:value-type="string">
            <text:p>f</text:p>
          </table:table-cell>
          <table:table-cell table:style-name="ce292" table:formula="of:=IF([$'uCANca Info'.$K19];[$'uCANca Info'.C19];&quot;&quot;)" office:value-type="string" office:string-value="STPIN2" calcext:value-type="string">
            <text:p>STPIN2</text:p>
          </table:table-cell>
          <table:table-cell table:style-name="ce295"/>
          <table:table-cell table:style-name="ce286" table:formula="of:=IF([$'uCANca Info'.$K119];['uCANca Info'.H19];&quot;&quot;)">
            <text:p/>
          </table:table-cell>
          <table:table-cell table:style-name="ce286" table:formula="of:=IF([$'uCANca Info'.$K19];IF([$'uCANca Info'.E19]=&quot;&quot;;&quot;&quot;;[$'uCANca Info'.E19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20];VLOOKUP([$'uCANca Info'.A20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20];VLOOKUP([$'uCANca Info'.$A20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20];IF(LEN([$'uCANca Info'.G20])&gt;0;[$'uCANca Info'.G20];[$'uCANca Info'.D20]);&quot;&quot;)" office:value-type="string" office:string-value="STPIN1" calcext:value-type="string">
            <text:p>STPIN1</text:p>
          </table:table-cell>
          <table:table-cell table:style-name="ce288" table:formula="of:=IF([$'uCANca Info'.$K20];VLOOKUP([$'uCANca Info'.$D20];[$Dictionary.$C$2:.$E$47];2;0);&quot;&quot;)" office:value-type="string" office:string-value="DIO" calcext:value-type="string">
            <text:p>DIO</text:p>
          </table:table-cell>
          <table:table-cell table:style-name="ce290" table:formula="of:=IF(LEN([.C19])&gt;0;CONCATENATE(['uCANca Info'.I20];&quot;&quot;);&quot;&quot;)" office:value-type="string" office:string-value="f" calcext:value-type="string">
            <text:p>f</text:p>
          </table:table-cell>
          <table:table-cell table:style-name="ce292" table:formula="of:=IF([$'uCANca Info'.$K20];[$'uCANca Info'.C20];&quot;&quot;)" office:value-type="string" office:string-value="STPIN1" calcext:value-type="string">
            <text:p>STPIN1</text:p>
          </table:table-cell>
          <table:table-cell table:style-name="ce295"/>
          <table:table-cell table:style-name="ce286" table:formula="of:=IF([$'uCANca Info'.$K120];['uCANca Info'.H20];&quot;&quot;)">
            <text:p/>
          </table:table-cell>
          <table:table-cell table:style-name="ce286" table:formula="of:=IF([$'uCANca Info'.$K20];IF([$'uCANca Info'.E20]=&quot;&quot;;&quot;&quot;;[$'uCANca Info'.E20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21];VLOOKUP([$'uCANca Info'.A21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21];VLOOKUP([$'uCANca Info'.$A21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21];IF(LEN([$'uCANca Info'.G21])&gt;0;[$'uCANca Info'.G21];[$'uCANca Info'.D21]);&quot;&quot;)" office:value-type="string" office:string-value="LCD6" calcext:value-type="string">
            <text:p>LCD6</text:p>
          </table:table-cell>
          <table:table-cell table:style-name="ce288" table:formula="of:=IF([$'uCANca Info'.$K21];VLOOKUP([$'uCANca Info'.$D21];[$Dictionary.$C$2:.$E$47];2;0);&quot;&quot;)" office:value-type="string" office:string-value="PWM" calcext:value-type="string">
            <text:p>PWM</text:p>
          </table:table-cell>
          <table:table-cell table:style-name="ce290" table:formula="of:=IF(LEN([.C20])&gt;0;CONCATENATE(['uCANca Info'.I21];&quot;&quot;);&quot;&quot;)" office:value-type="string" office:string-value="f" calcext:value-type="string">
            <text:p>f</text:p>
          </table:table-cell>
          <table:table-cell table:style-name="ce292" table:formula="of:=IF([$'uCANca Info'.$K21];[$'uCANca Info'.C21];&quot;&quot;)" office:value-type="string" office:string-value="LCD6" calcext:value-type="string">
            <text:p>LCD6</text:p>
          </table:table-cell>
          <table:table-cell table:style-name="ce295"/>
          <table:table-cell table:style-name="ce286" table:formula="of:=IF([$'uCANca Info'.$K121];['uCANca Info'.H21];&quot;&quot;)">
            <text:p/>
          </table:table-cell>
          <table:table-cell table:style-name="ce286" table:formula="of:=IF([$'uCANca Info'.$K21];IF([$'uCANca Info'.E21]=&quot;&quot;;&quot;&quot;;[$'uCANca Info'.E21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22];VLOOKUP([$'uCANca Info'.A22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22];VLOOKUP([$'uCANca Info'.$A22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22];IF(LEN([$'uCANca Info'.G22])&gt;0;[$'uCANca Info'.G22];[$'uCANca Info'.D22]);&quot;&quot;)" office:value-type="string" office:string-value="DCIN4_STPIN4" calcext:value-type="string">
            <text:p>DCIN4_STPIN4</text:p>
          </table:table-cell>
          <table:table-cell table:style-name="ce288" table:formula="of:=IF([$'uCANca Info'.$K22];VLOOKUP([$'uCANca Info'.$D22];[$Dictionary.$C$2:.$E$47];2;0);&quot;&quot;)" office:value-type="string" office:string-value="DIO" calcext:value-type="string">
            <text:p>DIO</text:p>
          </table:table-cell>
          <table:table-cell table:style-name="ce290" table:formula="of:=IF(LEN([.C21])&gt;0;CONCATENATE(['uCANca Info'.I22];&quot;&quot;);&quot;&quot;)" office:value-type="string" office:string-value="f" calcext:value-type="string">
            <text:p>f</text:p>
          </table:table-cell>
          <table:table-cell table:style-name="ce292" table:formula="of:=IF([$'uCANca Info'.$K22];[$'uCANca Info'.C22];&quot;&quot;)" office:value-type="string" office:string-value="DCIN4_STPIN4" calcext:value-type="string">
            <text:p>DCIN4_STPIN4</text:p>
          </table:table-cell>
          <table:table-cell table:style-name="ce295"/>
          <table:table-cell table:style-name="ce286" table:formula="of:=IF([$'uCANca Info'.$K122];['uCANca Info'.H22];&quot;&quot;)">
            <text:p/>
          </table:table-cell>
          <table:table-cell table:style-name="ce286" table:formula="of:=IF([$'uCANca Info'.$K22];IF([$'uCANca Info'.E22]=&quot;&quot;;&quot;&quot;;[$'uCANca Info'.E22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23];VLOOKUP([$'uCANca Info'.A23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23];VLOOKUP([$'uCANca Info'.$A23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23];IF(LEN([$'uCANca Info'.G23])&gt;0;[$'uCANca Info'.G23];[$'uCANca Info'.D23]);&quot;&quot;)" office:value-type="string" office:string-value="DCIN3_STPIN3" calcext:value-type="string">
            <text:p>DCIN3_STPIN3</text:p>
          </table:table-cell>
          <table:table-cell table:style-name="ce288" table:formula="of:=IF([$'uCANca Info'.$K23];VLOOKUP([$'uCANca Info'.$D23];[$Dictionary.$C$2:.$E$47];2;0);&quot;&quot;)" office:value-type="string" office:string-value="DIO" calcext:value-type="string">
            <text:p>DIO</text:p>
          </table:table-cell>
          <table:table-cell table:style-name="ce290" table:formula="of:=IF(LEN([.C22])&gt;0;CONCATENATE(['uCANca Info'.I23];&quot;&quot;);&quot;&quot;)" office:value-type="string" office:string-value="f" calcext:value-type="string">
            <text:p>f</text:p>
          </table:table-cell>
          <table:table-cell table:style-name="ce292" table:formula="of:=IF([$'uCANca Info'.$K23];[$'uCANca Info'.C23];&quot;&quot;)" office:value-type="string" office:string-value="DCIN3_STPIN3" calcext:value-type="string">
            <text:p>DCIN3_STPIN3</text:p>
          </table:table-cell>
          <table:table-cell table:style-name="ce295"/>
          <table:table-cell table:style-name="ce286" table:formula="of:=IF([$'uCANca Info'.$K123];['uCANca Info'.H23];&quot;&quot;)">
            <text:p/>
          </table:table-cell>
          <table:table-cell table:style-name="ce286" table:formula="of:=IF([$'uCANca Info'.$K23];IF([$'uCANca Info'.E23]=&quot;&quot;;&quot;&quot;;[$'uCANca Info'.E23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24];VLOOKUP([$'uCANca Info'.A24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24];VLOOKUP([$'uCANca Info'.$A24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24];IF(LEN([$'uCANca Info'.G24])&gt;0;[$'uCANca Info'.G24];[$'uCANca Info'.D24]);&quot;&quot;)" office:value-type="string" office:string-value="ENDSWITCH_BCD_SLID1" calcext:value-type="string">
            <text:p>ENDSWITCH_BCD_SLID1</text:p>
          </table:table-cell>
          <table:table-cell table:style-name="ce288" table:formula="of:=IF([$'uCANca Info'.$K24];VLOOKUP([$'uCANca Info'.$D24];[$Dictionary.$C$2:.$E$47];2;0);&quot;&quot;)" office:value-type="string" office:string-value="DIO" calcext:value-type="string">
            <text:p>DIO</text:p>
          </table:table-cell>
          <table:table-cell table:style-name="ce290" table:formula="of:=IF(LEN([.C23])&gt;0;CONCATENATE(['uCANca Info'.I24];&quot;&quot;);&quot;&quot;)" office:value-type="string" office:string-value="f" calcext:value-type="string">
            <text:p>f</text:p>
          </table:table-cell>
          <table:table-cell table:style-name="ce292" table:formula="of:=IF([$'uCANca Info'.$K24];[$'uCANca Info'.C24];&quot;&quot;)" office:value-type="string" office:string-value="ENDSWITCH_BCD_SLID1" calcext:value-type="string">
            <text:p>ENDSWITCH_BCD_SLID1</text:p>
          </table:table-cell>
          <table:table-cell table:style-name="ce295"/>
          <table:table-cell table:style-name="ce286" table:formula="of:=IF([$'uCANca Info'.$K124];['uCANca Info'.H24];&quot;&quot;)" office:value-type="string" office:string-value="" calcext:value-type="error">
            <text:p>#N/A</text:p>
          </table:table-cell>
          <table:table-cell table:style-name="ce286" table:formula="of:=IF([$'uCANca Info'.$K24];IF([$'uCANca Info'.E24]=&quot;&quot;;&quot;&quot;;[$'uCANca Info'.E24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25];VLOOKUP([$'uCANca Info'.A25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25];VLOOKUP([$'uCANca Info'.$A25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25];IF(LEN([$'uCANca Info'.G25])&gt;0;[$'uCANca Info'.G25];[$'uCANca Info'.D25]);&quot;&quot;)" office:value-type="string" office:string-value="ENDSWITCH_BCD_SLID2" calcext:value-type="string">
            <text:p>ENDSWITCH_BCD_SLID2</text:p>
          </table:table-cell>
          <table:table-cell table:style-name="ce288" table:formula="of:=IF([$'uCANca Info'.$K25];VLOOKUP([$'uCANca Info'.$D25];[$Dictionary.$C$2:.$E$47];2;0);&quot;&quot;)" office:value-type="string" office:string-value="DIO" calcext:value-type="string">
            <text:p>DIO</text:p>
          </table:table-cell>
          <table:table-cell table:style-name="ce290" table:formula="of:=IF(LEN([.C24])&gt;0;CONCATENATE(['uCANca Info'.I25];&quot;&quot;);&quot;&quot;)" office:value-type="string" office:string-value="f" calcext:value-type="string">
            <text:p>f</text:p>
          </table:table-cell>
          <table:table-cell table:style-name="ce292" table:formula="of:=IF([$'uCANca Info'.$K25];[$'uCANca Info'.C25];&quot;&quot;)" office:value-type="string" office:string-value="ENDSWITCH_BCD_SLID2" calcext:value-type="string">
            <text:p>ENDSWITCH_BCD_SLID2</text:p>
          </table:table-cell>
          <table:table-cell table:style-name="ce295"/>
          <table:table-cell table:style-name="ce286" table:formula="of:=IF([$'uCANca Info'.$K125];['uCANca Info'.H25];&quot;&quot;)" office:value-type="string" office:string-value="" calcext:value-type="error">
            <text:p>#N/A</text:p>
          </table:table-cell>
          <table:table-cell table:style-name="ce286" table:formula="of:=IF([$'uCANca Info'.$K25];IF([$'uCANca Info'.E25]=&quot;&quot;;&quot;&quot;;[$'uCANca Info'.E25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26];VLOOKUP([$'uCANca Info'.A26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26];VLOOKUP([$'uCANca Info'.$A26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26];IF(LEN([$'uCANca Info'.G26])&gt;0;[$'uCANca Info'.G26];[$'uCANca Info'.D26]);&quot;&quot;)" office:value-type="string" office:string-value="ENDSWITCH_BCD_SLID3" calcext:value-type="string">
            <text:p>ENDSWITCH_BCD_SLID3</text:p>
          </table:table-cell>
          <table:table-cell table:style-name="ce288" table:formula="of:=IF([$'uCANca Info'.$K26];VLOOKUP([$'uCANca Info'.$D26];[$Dictionary.$C$2:.$E$47];2;0);&quot;&quot;)" office:value-type="string" office:string-value="DIO" calcext:value-type="string">
            <text:p>DIO</text:p>
          </table:table-cell>
          <table:table-cell table:style-name="ce290" table:formula="of:=IF(LEN([.C25])&gt;0;CONCATENATE(['uCANca Info'.I26];&quot;&quot;);&quot;&quot;)" office:value-type="string" office:string-value="f" calcext:value-type="string">
            <text:p>f</text:p>
          </table:table-cell>
          <table:table-cell table:style-name="ce292" table:formula="of:=IF([$'uCANca Info'.$K26];[$'uCANca Info'.C26];&quot;&quot;)" office:value-type="string" office:string-value="ENDSWITCH_BCD_SLID3" calcext:value-type="string">
            <text:p>ENDSWITCH_BCD_SLID3</text:p>
          </table:table-cell>
          <table:table-cell table:style-name="ce295"/>
          <table:table-cell table:style-name="ce286" table:formula="of:=IF([$'uCANca Info'.$K126];['uCANca Info'.H26];&quot;&quot;)" office:value-type="string" office:string-value="" calcext:value-type="error">
            <text:p>#N/A</text:p>
          </table:table-cell>
          <table:table-cell table:style-name="ce286" table:formula="of:=IF([$'uCANca Info'.$K26];IF([$'uCANca Info'.E26]=&quot;&quot;;&quot;&quot;;[$'uCANca Info'.E26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27];VLOOKUP([$'uCANca Info'.A27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27];VLOOKUP([$'uCANca Info'.$A27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27];IF(LEN([$'uCANca Info'.G27])&gt;0;[$'uCANca Info'.G27];[$'uCANca Info'.D27]);&quot;&quot;)" office:value-type="string" office:string-value="ENDSWITCH_BCD_SLID4_LCDKEYB" calcext:value-type="string">
            <text:p>ENDSWITCH_BCD_SLID4_LCDKEYB</text:p>
          </table:table-cell>
          <table:table-cell table:style-name="ce288" table:formula="of:=IF([$'uCANca Info'.$K27];VLOOKUP([$'uCANca Info'.$D27];[$Dictionary.$C$2:.$E$47];2;0);&quot;&quot;)" office:value-type="string" office:string-value="DIO" calcext:value-type="string">
            <text:p>DIO</text:p>
          </table:table-cell>
          <table:table-cell table:style-name="ce290" table:formula="of:=IF(LEN([.C26])&gt;0;CONCATENATE(['uCANca Info'.I27];&quot;&quot;);&quot;&quot;)" office:value-type="string" office:string-value="f" calcext:value-type="string">
            <text:p>f</text:p>
          </table:table-cell>
          <table:table-cell table:style-name="ce292" table:formula="of:=IF([$'uCANca Info'.$K27];[$'uCANca Info'.C27];&quot;&quot;)" office:value-type="string" office:string-value="ENDSWITCH_BCD_SLID4_LCDKEYB" calcext:value-type="string">
            <text:p>ENDSWITCH_BCD_SLID4_LCDKEYB</text:p>
          </table:table-cell>
          <table:table-cell table:style-name="ce295"/>
          <table:table-cell table:style-name="ce286" table:formula="of:=IF([$'uCANca Info'.$K127];['uCANca Info'.H27];&quot;&quot;)" office:value-type="string" office:string-value="" calcext:value-type="error">
            <text:p>#N/A</text:p>
          </table:table-cell>
          <table:table-cell table:style-name="ce286" table:formula="of:=IF([$'uCANca Info'.$K27];IF([$'uCANca Info'.E27]=&quot;&quot;;&quot;&quot;;[$'uCANca Info'.E27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28];VLOOKUP([$'uCANca Info'.A28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28];VLOOKUP([$'uCANca Info'.$A28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28];IF(LEN([$'uCANca Info'.G28])&gt;0;[$'uCANca Info'.G28];[$'uCANca Info'.D28]);&quot;&quot;)" office:value-type="string" office:string-value="3V3" calcext:value-type="string">
            <text:p>3V3</text:p>
          </table:table-cell>
          <table:table-cell table:style-name="ce288" table:formula="of:=IF([$'uCANca Info'.$K28];VLOOKUP([$'uCANca Info'.$D28];[$Dictionary.$C$2:.$E$47];2;0);&quot;&quot;)" office:value-type="string" office:string-value="" calcext:value-type="error">
            <text:p>#N/A</text:p>
          </table:table-cell>
          <table:table-cell table:style-name="ce290" table:formula="of:=IF(LEN([.C27])&gt;0;CONCATENATE(['uCANca Info'.I28];&quot;&quot;);&quot;&quot;)" office:value-type="string" office:string-value="f" calcext:value-type="string">
            <text:p>f</text:p>
          </table:table-cell>
          <table:table-cell table:style-name="ce292" table:formula="of:=IF([$'uCANca Info'.$K28];[$'uCANca Info'.C28];&quot;&quot;)" office:value-type="string" office:string-value="3V3" calcext:value-type="string">
            <text:p>3V3</text:p>
          </table:table-cell>
          <table:table-cell table:style-name="ce295"/>
          <table:table-cell table:style-name="ce286" table:formula="of:=IF([$'uCANca Info'.$K128];['uCANca Info'.H28];&quot;&quot;)" office:value-type="string" office:string-value="" calcext:value-type="error">
            <text:p>#N/A</text:p>
          </table:table-cell>
          <table:table-cell table:style-name="ce286" table:formula="of:=IF([$'uCANca Info'.$K28];IF([$'uCANca Info'.E28]=&quot;&quot;;&quot;&quot;;[$'uCANca Info'.E28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29];VLOOKUP([$'uCANca Info'.A29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29];VLOOKUP([$'uCANca Info'.$A29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29];IF(LEN([$'uCANca Info'.G29])&gt;0;[$'uCANca Info'.G29];[$'uCANca Info'.D29]);&quot;&quot;)" office:value-type="string" office:string-value="AGND" calcext:value-type="string">
            <text:p>AGND</text:p>
          </table:table-cell>
          <table:table-cell table:style-name="ce288" table:formula="of:=IF([$'uCANca Info'.$K29];VLOOKUP([$'uCANca Info'.$D29];[$Dictionary.$C$2:.$E$47];2;0);&quot;&quot;)" office:value-type="string" office:string-value="" calcext:value-type="error">
            <text:p>#N/A</text:p>
          </table:table-cell>
          <table:table-cell table:style-name="ce290" table:formula="of:=IF(LEN([.C28])&gt;0;CONCATENATE(['uCANca Info'.I29];&quot;&quot;);&quot;&quot;)" office:value-type="string" office:string-value="f" calcext:value-type="string">
            <text:p>f</text:p>
          </table:table-cell>
          <table:table-cell table:style-name="ce292" table:formula="of:=IF([$'uCANca Info'.$K29];[$'uCANca Info'.C29];&quot;&quot;)" office:value-type="string" office:string-value="AGND" calcext:value-type="string">
            <text:p>AGND</text:p>
          </table:table-cell>
          <table:table-cell table:style-name="ce295"/>
          <table:table-cell table:style-name="ce286" table:formula="of:=IF([$'uCANca Info'.$K129];['uCANca Info'.H29];&quot;&quot;)" office:value-type="string" office:string-value="" calcext:value-type="error">
            <text:p>#N/A</text:p>
          </table:table-cell>
          <table:table-cell table:style-name="ce286" table:formula="of:=IF([$'uCANca Info'.$K29];IF([$'uCANca Info'.E29]=&quot;&quot;;&quot;&quot;;[$'uCANca Info'.E29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30];VLOOKUP([$'uCANca Info'.A30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30];VLOOKUP([$'uCANca Info'.$A30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30];IF(LEN([$'uCANca Info'.G30])&gt;0;[$'uCANca Info'.G30];[$'uCANca Info'.D30]);&quot;&quot;)" office:value-type="string" office:string-value="VIN" calcext:value-type="string">
            <text:p>VIN</text:p>
          </table:table-cell>
          <table:table-cell table:style-name="ce288" table:formula="of:=IF([$'uCANca Info'.$K30];VLOOKUP([$'uCANca Info'.$D30];[$Dictionary.$C$2:.$E$47];2;0);&quot;&quot;)" office:value-type="string" office:string-value="" calcext:value-type="error">
            <text:p>#N/A</text:p>
          </table:table-cell>
          <table:table-cell table:style-name="ce290" table:formula="of:=IF(LEN([.C29])&gt;0;CONCATENATE(['uCANca Info'.I30];&quot;&quot;);&quot;&quot;)" office:value-type="string" office:string-value="f" calcext:value-type="string">
            <text:p>f</text:p>
          </table:table-cell>
          <table:table-cell table:style-name="ce292" table:formula="of:=IF([$'uCANca Info'.$K30];[$'uCANca Info'.C30];&quot;&quot;)" office:value-type="string" office:string-value="VIN" calcext:value-type="string">
            <text:p>VIN</text:p>
          </table:table-cell>
          <table:table-cell table:style-name="ce295"/>
          <table:table-cell table:style-name="ce286" table:formula="of:=IF([$'uCANca Info'.$K130];['uCANca Info'.H30];&quot;&quot;)" office:value-type="string" office:string-value="" calcext:value-type="error">
            <text:p>#N/A</text:p>
          </table:table-cell>
          <table:table-cell table:style-name="ce286" table:formula="of:=IF([$'uCANca Info'.$K30];IF([$'uCANca Info'.E30]=&quot;&quot;;&quot;&quot;;[$'uCANca Info'.E30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31];VLOOKUP([$'uCANca Info'.A31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31];VLOOKUP([$'uCANca Info'.$A31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31];IF(LEN([$'uCANca Info'.G31])&gt;0;[$'uCANca Info'.G31];[$'uCANca Info'.D31]);&quot;&quot;)" office:value-type="string" office:string-value="VBAT" calcext:value-type="string">
            <text:p>VBAT</text:p>
          </table:table-cell>
          <table:table-cell table:style-name="ce288" table:formula="of:=IF([$'uCANca Info'.$K31];VLOOKUP([$'uCANca Info'.$D31];[$Dictionary.$C$2:.$E$47];2;0);&quot;&quot;)" office:value-type="string" office:string-value="" calcext:value-type="error">
            <text:p>#N/A</text:p>
          </table:table-cell>
          <table:table-cell table:style-name="ce290" table:formula="of:=IF(LEN([.C30])&gt;0;CONCATENATE(['uCANca Info'.I31];&quot;&quot;);&quot;&quot;)" office:value-type="string" office:string-value="f" calcext:value-type="string">
            <text:p>f</text:p>
          </table:table-cell>
          <table:table-cell table:style-name="ce292" table:formula="of:=IF([$'uCANca Info'.$K31];[$'uCANca Info'.C31];&quot;&quot;)" office:value-type="string" office:string-value="VBAT" calcext:value-type="string">
            <text:p>VBAT</text:p>
          </table:table-cell>
          <table:table-cell table:style-name="ce295"/>
          <table:table-cell table:style-name="ce286" table:formula="of:=IF([$'uCANca Info'.$K131];['uCANca Info'.H31];&quot;&quot;)" office:value-type="string" office:string-value="" calcext:value-type="error">
            <text:p>#N/A</text:p>
          </table:table-cell>
          <table:table-cell table:style-name="ce286" table:formula="of:=IF([$'uCANca Info'.$K31];IF([$'uCANca Info'.E31]=&quot;&quot;;&quot;&quot;;[$'uCANca Info'.E31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32];VLOOKUP([$'uCANca Info'.A32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32];VLOOKUP([$'uCANca Info'.$A32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32];IF(LEN([$'uCANca Info'.G32])&gt;0;[$'uCANca Info'.G32];[$'uCANca Info'.D32]);&quot;&quot;)" office:value-type="string" office:string-value="3V3" calcext:value-type="string">
            <text:p>3V3</text:p>
          </table:table-cell>
          <table:table-cell table:style-name="ce288" table:formula="of:=IF([$'uCANca Info'.$K32];VLOOKUP([$'uCANca Info'.$D32];[$Dictionary.$C$2:.$E$47];2;0);&quot;&quot;)" office:value-type="string" office:string-value="" calcext:value-type="error">
            <text:p>#N/A</text:p>
          </table:table-cell>
          <table:table-cell table:style-name="ce290" table:formula="of:=IF(LEN([.C31])&gt;0;CONCATENATE(['uCANca Info'.I32];&quot;&quot;);&quot;&quot;)" office:value-type="string" office:string-value="f" calcext:value-type="string">
            <text:p>f</text:p>
          </table:table-cell>
          <table:table-cell table:style-name="ce292" table:formula="of:=IF([$'uCANca Info'.$K32];[$'uCANca Info'.C32];&quot;&quot;)" office:value-type="string" office:string-value="3V3" calcext:value-type="string">
            <text:p>3V3</text:p>
          </table:table-cell>
          <table:table-cell table:style-name="ce295"/>
          <table:table-cell table:style-name="ce286" table:formula="of:=IF([$'uCANca Info'.$K132];['uCANca Info'.H32];&quot;&quot;)">
            <text:p/>
          </table:table-cell>
          <table:table-cell table:style-name="ce286" table:formula="of:=IF([$'uCANca Info'.$K32];IF([$'uCANca Info'.E32]=&quot;&quot;;&quot;&quot;;[$'uCANca Info'.E32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33];VLOOKUP([$'uCANca Info'.A33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33];VLOOKUP([$'uCANca Info'.$A33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33];IF(LEN([$'uCANca Info'.G33])&gt;0;[$'uCANca Info'.G33];[$'uCANca Info'.D33]);&quot;&quot;)" office:value-type="string" office:string-value="GND" calcext:value-type="string">
            <text:p>GND</text:p>
          </table:table-cell>
          <table:table-cell table:style-name="ce288" table:formula="of:=IF([$'uCANca Info'.$K33];VLOOKUP([$'uCANca Info'.$D33];[$Dictionary.$C$2:.$E$47];2;0);&quot;&quot;)" office:value-type="string" office:string-value="" calcext:value-type="error">
            <text:p>#N/A</text:p>
          </table:table-cell>
          <table:table-cell table:style-name="ce290" table:formula="of:=IF(LEN([.C32])&gt;0;CONCATENATE(['uCANca Info'.I33];&quot;&quot;);&quot;&quot;)" office:value-type="string" office:string-value="f" calcext:value-type="string">
            <text:p>f</text:p>
          </table:table-cell>
          <table:table-cell table:style-name="ce292" table:formula="of:=IF([$'uCANca Info'.$K33];[$'uCANca Info'.C33];&quot;&quot;)" office:value-type="string" office:string-value="GND" calcext:value-type="string">
            <text:p>GND</text:p>
          </table:table-cell>
          <table:table-cell table:style-name="ce295"/>
          <table:table-cell table:style-name="ce286" table:formula="of:=IF([$'uCANca Info'.$K133];['uCANca Info'.H33];&quot;&quot;)">
            <text:p/>
          </table:table-cell>
          <table:table-cell table:style-name="ce286" table:formula="of:=IF([$'uCANca Info'.$K33];IF([$'uCANca Info'.E33]=&quot;&quot;;&quot;&quot;;[$'uCANca Info'.E33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34];VLOOKUP([$'uCANca Info'.A34];[$Dictionary.$G$2:.$I$10];2;0);&quot;&quot;)" office:value-type="string" office:string-value="MCU" calcext:value-type="string">
            <text:p>MCU</text:p>
          </table:table-cell>
          <table:table-cell table:style-name="ce286" table:formula="of:=IF([$'uCANca Info'.$K34];VLOOKUP([$'uCANca Info'.$A34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34];IF(LEN([$'uCANca Info'.G34])&gt;0;[$'uCANca Info'.G34];[$'uCANca Info'.D34]);&quot;&quot;)" office:value-type="string" office:string-value="Program" calcext:value-type="string">
            <text:p>Program</text:p>
          </table:table-cell>
          <table:table-cell table:style-name="ce288" table:formula="of:=IF([$'uCANca Info'.$K34];VLOOKUP([$'uCANca Info'.$D34];[$Dictionary.$C$2:.$E$47];2;0);&quot;&quot;)" office:value-type="string" office:string-value="" calcext:value-type="error">
            <text:p>#N/A</text:p>
          </table:table-cell>
          <table:table-cell table:style-name="ce290" table:formula="of:=IF(LEN([.C33])&gt;0;CONCATENATE(['uCANca Info'.I34];&quot;&quot;);&quot;&quot;)" office:value-type="string" office:string-value="f" calcext:value-type="string">
            <text:p>f</text:p>
          </table:table-cell>
          <table:table-cell table:style-name="ce292" table:formula="of:=IF([$'uCANca Info'.$K34];[$'uCANca Info'.C34];&quot;&quot;)" office:value-type="string" office:string-value="Program" calcext:value-type="string">
            <text:p>Program</text:p>
          </table:table-cell>
          <table:table-cell table:style-name="ce295"/>
          <table:table-cell table:style-name="ce286" table:formula="of:=IF([$'uCANca Info'.$K134];['uCANca Info'.H34];&quot;&quot;)">
            <text:p/>
          </table:table-cell>
          <table:table-cell table:style-name="ce286" table:formula="of:=IF([$'uCANca Info'.$K34];IF([$'uCANca Info'.E34]=&quot;&quot;;&quot;&quot;;[$'uCANca Info'.E34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35];VLOOKUP([$'uCANca Info'.A35];[$Dictionary.$G$2:.$I$10];2;0);&quot;&quot;)">
            <text:p/>
          </table:table-cell>
          <table:table-cell table:style-name="ce286" table:formula="of:=IF([$'uCANca Info'.$K35];VLOOKUP([$'uCANca Info'.$A35];[$Dictionary.$G$2:.$I$10];3;0);&quot;&quot;)">
            <text:p/>
          </table:table-cell>
          <table:table-cell table:style-name="ce286" table:formula="of:=IF([$'uCANca Info'.$K35];IF(LEN([$'uCANca Info'.G35])&gt;0;[$'uCANca Info'.G35];[$'uCANca Info'.D35]);&quot;&quot;)">
            <text:p/>
          </table:table-cell>
          <table:table-cell table:style-name="ce288" table:formula="of:=IF([$'uCANca Info'.$K35];VLOOKUP([$'uCANca Info'.$D35];[$Dictionary.$C$2:.$E$47];2;0);&quot;&quot;)">
            <text:p/>
          </table:table-cell>
          <table:table-cell table:style-name="ce290" table:formula="of:=IF(LEN([.C34])&gt;0;CONCATENATE(['uCANca Info'.I35];&quot;&quot;);&quot;&quot;)">
            <text:p/>
          </table:table-cell>
          <table:table-cell table:style-name="ce292" table:formula="of:=IF([$'uCANca Info'.$K35];[$'uCANca Info'.C35];&quot;&quot;)">
            <text:p/>
          </table:table-cell>
          <table:table-cell table:style-name="ce295"/>
          <table:table-cell table:style-name="ce286" table:formula="of:=IF([$'uCANca Info'.$K135];['uCANca Info'.H35];&quot;&quot;)" office:value-type="string" office:string-value="" calcext:value-type="error">
            <text:p>#N/A</text:p>
          </table:table-cell>
          <table:table-cell table:style-name="ce286" table:formula="of:=IF([$'uCANca Info'.$K35];IF([$'uCANca Info'.E35]=&quot;&quot;;&quot;&quot;;[$'uCANca Info'.E35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36];VLOOKUP([$'uCANca Info'.A36];[$Dictionary.$G$2:.$I$10];2;0);&quot;&quot;)">
            <text:p/>
          </table:table-cell>
          <table:table-cell table:style-name="ce286" table:formula="of:=IF([$'uCANca Info'.$K36];VLOOKUP([$'uCANca Info'.$A36];[$Dictionary.$G$2:.$I$10];3;0);&quot;&quot;)">
            <text:p/>
          </table:table-cell>
          <table:table-cell table:style-name="ce286" table:formula="of:=IF([$'uCANca Info'.$K36];IF(LEN([$'uCANca Info'.G36])&gt;0;[$'uCANca Info'.G36];[$'uCANca Info'.D36]);&quot;&quot;)">
            <text:p/>
          </table:table-cell>
          <table:table-cell table:style-name="ce288" table:formula="of:=IF([$'uCANca Info'.$K36];VLOOKUP([$'uCANca Info'.$D36];[$Dictionary.$C$2:.$E$47];2;0);&quot;&quot;)">
            <text:p/>
          </table:table-cell>
          <table:table-cell table:style-name="ce290" table:formula="of:=IF(LEN([.C35])&gt;0;CONCATENATE(['uCANca Info'.I36];&quot;&quot;);&quot;&quot;)">
            <text:p/>
          </table:table-cell>
          <table:table-cell table:style-name="ce292" table:formula="of:=IF([$'uCANca Info'.$K36];[$'uCANca Info'.C36];&quot;&quot;)">
            <text:p/>
          </table:table-cell>
          <table:table-cell table:style-name="ce295"/>
          <table:table-cell table:style-name="ce286" table:formula="of:=IF([$'uCANca Info'.$K136];['uCANca Info'.H36];&quot;&quot;)" office:value-type="string" office:string-value="" calcext:value-type="error">
            <text:p>#N/A</text:p>
          </table:table-cell>
          <table:table-cell table:style-name="ce286" table:formula="of:=IF([$'uCANca Info'.$K36];IF([$'uCANca Info'.E36]=&quot;&quot;;&quot;&quot;;[$'uCANca Info'.E36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37];VLOOKUP([$'uCANca Info'.A37];[$Dictionary.$G$2:.$I$10];2;0);&quot;&quot;)">
            <text:p/>
          </table:table-cell>
          <table:table-cell table:style-name="ce286" table:formula="of:=IF([$'uCANca Info'.$K37];VLOOKUP([$'uCANca Info'.$A37];[$Dictionary.$G$2:.$I$10];3;0);&quot;&quot;)">
            <text:p/>
          </table:table-cell>
          <table:table-cell table:style-name="ce286" table:formula="of:=IF([$'uCANca Info'.$K37];IF(LEN([$'uCANca Info'.G37])&gt;0;[$'uCANca Info'.G37];[$'uCANca Info'.D37]);&quot;&quot;)">
            <text:p/>
          </table:table-cell>
          <table:table-cell table:style-name="ce288" table:formula="of:=IF([$'uCANca Info'.$K37];VLOOKUP([$'uCANca Info'.$D37];[$Dictionary.$C$2:.$E$47];2;0);&quot;&quot;)">
            <text:p/>
          </table:table-cell>
          <table:table-cell table:style-name="ce290" table:formula="of:=IF(LEN([.C36])&gt;0;CONCATENATE(['uCANca Info'.I37];&quot;&quot;);&quot;&quot;)">
            <text:p/>
          </table:table-cell>
          <table:table-cell table:style-name="ce292" table:formula="of:=IF([$'uCANca Info'.$K37];[$'uCANca Info'.C37];&quot;&quot;)">
            <text:p/>
          </table:table-cell>
          <table:table-cell table:style-name="ce295"/>
          <table:table-cell table:style-name="ce286" table:formula="of:=IF([$'uCANca Info'.$K137];['uCANca Info'.H37];&quot;&quot;)" office:value-type="string" office:string-value="" calcext:value-type="error">
            <text:p>#N/A</text:p>
          </table:table-cell>
          <table:table-cell table:style-name="ce286" table:formula="of:=IF([$'uCANca Info'.$K37];IF([$'uCANca Info'.E37]=&quot;&quot;;&quot;&quot;;[$'uCANca Info'.E37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38];VLOOKUP([$'uCANca Info'.A38];[$Dictionary.$G$2:.$I$10];2;0);&quot;&quot;)">
            <text:p/>
          </table:table-cell>
          <table:table-cell table:style-name="ce286" table:formula="of:=IF([$'uCANca Info'.$K38];VLOOKUP([$'uCANca Info'.$A38];[$Dictionary.$G$2:.$I$10];3;0);&quot;&quot;)">
            <text:p/>
          </table:table-cell>
          <table:table-cell table:style-name="ce286" table:formula="of:=IF([$'uCANca Info'.$K38];IF(LEN([$'uCANca Info'.G38])&gt;0;[$'uCANca Info'.G38];[$'uCANca Info'.D38]);&quot;&quot;)">
            <text:p/>
          </table:table-cell>
          <table:table-cell table:style-name="ce288" table:formula="of:=IF([$'uCANca Info'.$K38];VLOOKUP([$'uCANca Info'.$D38];[$Dictionary.$C$2:.$E$47];2;0);&quot;&quot;)">
            <text:p/>
          </table:table-cell>
          <table:table-cell table:style-name="ce290" table:formula="of:=IF(LEN([.C37])&gt;0;CONCATENATE(['uCANca Info'.I38];&quot;&quot;);&quot;&quot;)">
            <text:p/>
          </table:table-cell>
          <table:table-cell table:style-name="ce292" table:formula="of:=IF([$'uCANca Info'.$K38];[$'uCANca Info'.C38];&quot;&quot;)">
            <text:p/>
          </table:table-cell>
          <table:table-cell table:style-name="ce295"/>
          <table:table-cell table:style-name="ce286" table:formula="of:=IF([$'uCANca Info'.$K138];['uCANca Info'.H38];&quot;&quot;)" office:value-type="string" office:string-value="" calcext:value-type="error">
            <text:p>#N/A</text:p>
          </table:table-cell>
          <table:table-cell table:style-name="ce286" table:formula="of:=IF([$'uCANca Info'.$K38];IF([$'uCANca Info'.E38]=&quot;&quot;;&quot;&quot;;[$'uCANca Info'.E38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39];VLOOKUP([$'uCANca Info'.A39];[$Dictionary.$G$2:.$I$10];2;0);&quot;&quot;)">
            <text:p/>
          </table:table-cell>
          <table:table-cell table:style-name="ce286" table:formula="of:=IF([$'uCANca Info'.$K39];VLOOKUP([$'uCANca Info'.$A39];[$Dictionary.$G$2:.$I$10];3;0);&quot;&quot;)">
            <text:p/>
          </table:table-cell>
          <table:table-cell table:style-name="ce286" table:formula="of:=IF([$'uCANca Info'.$K39];IF(LEN([$'uCANca Info'.G39])&gt;0;[$'uCANca Info'.G39];[$'uCANca Info'.D39]);&quot;&quot;)">
            <text:p/>
          </table:table-cell>
          <table:table-cell table:style-name="ce288" table:formula="of:=IF([$'uCANca Info'.$K39];VLOOKUP([$'uCANca Info'.$D39];[$Dictionary.$C$2:.$E$47];2;0);&quot;&quot;)">
            <text:p/>
          </table:table-cell>
          <table:table-cell table:style-name="ce290" table:formula="of:=IF(LEN([.C38])&gt;0;CONCATENATE(['uCANca Info'.I39];&quot;&quot;);&quot;&quot;)">
            <text:p/>
          </table:table-cell>
          <table:table-cell table:style-name="ce292" table:formula="of:=IF([$'uCANca Info'.$K39];[$'uCANca Info'.C39];&quot;&quot;)">
            <text:p/>
          </table:table-cell>
          <table:table-cell table:style-name="ce295"/>
          <table:table-cell table:style-name="ce286" table:formula="of:=IF([$'uCANca Info'.$K139];['uCANca Info'.H39];&quot;&quot;)" office:value-type="string" office:string-value="" calcext:value-type="error">
            <text:p>#N/A</text:p>
          </table:table-cell>
          <table:table-cell table:style-name="ce286" table:formula="of:=IF([$'uCANca Info'.$K39];IF([$'uCANca Info'.E39]=&quot;&quot;;&quot;&quot;;[$'uCANca Info'.E39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40];VLOOKUP([$'uCANca Info'.A40];[$Dictionary.$G$2:.$I$10];2;0);&quot;&quot;)">
            <text:p/>
          </table:table-cell>
          <table:table-cell table:style-name="ce286" table:formula="of:=IF([$'uCANca Info'.$K40];VLOOKUP([$'uCANca Info'.$A40];[$Dictionary.$G$2:.$I$10];3;0);&quot;&quot;)">
            <text:p/>
          </table:table-cell>
          <table:table-cell table:style-name="ce286" table:formula="of:=IF([$'uCANca Info'.$K40];IF(LEN([$'uCANca Info'.G40])&gt;0;[$'uCANca Info'.G40];[$'uCANca Info'.D40]);&quot;&quot;)">
            <text:p/>
          </table:table-cell>
          <table:table-cell table:style-name="ce288" table:formula="of:=IF([$'uCANca Info'.$K40];VLOOKUP([$'uCANca Info'.$D40];[$Dictionary.$C$2:.$E$47];2;0);&quot;&quot;)">
            <text:p/>
          </table:table-cell>
          <table:table-cell table:style-name="ce290" table:formula="of:=IF(LEN([.C39])&gt;0;CONCATENATE(['uCANca Info'.I40];&quot;&quot;);&quot;&quot;)">
            <text:p/>
          </table:table-cell>
          <table:table-cell table:style-name="ce292" table:formula="of:=IF([$'uCANca Info'.$K40];[$'uCANca Info'.C40];&quot;&quot;)">
            <text:p/>
          </table:table-cell>
          <table:table-cell table:style-name="ce295"/>
          <table:table-cell table:style-name="ce286" table:formula="of:=IF([$'uCANca Info'.$K140];['uCANca Info'.H40];&quot;&quot;)" office:value-type="string" office:string-value="" calcext:value-type="error">
            <text:p>#N/A</text:p>
          </table:table-cell>
          <table:table-cell table:style-name="ce286" table:formula="of:=IF([$'uCANca Info'.$K40];IF([$'uCANca Info'.E40]=&quot;&quot;;&quot;&quot;;[$'uCANca Info'.E40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41];VLOOKUP([$'uCANca Info'.A41];[$Dictionary.$G$2:.$I$10];2;0);&quot;&quot;)">
            <text:p/>
          </table:table-cell>
          <table:table-cell table:style-name="ce286" table:formula="of:=IF([$'uCANca Info'.$K41];VLOOKUP([$'uCANca Info'.$A41];[$Dictionary.$G$2:.$I$10];3;0);&quot;&quot;)">
            <text:p/>
          </table:table-cell>
          <table:table-cell table:style-name="ce286" table:formula="of:=IF([$'uCANca Info'.$K41];IF(LEN([$'uCANca Info'.G41])&gt;0;[$'uCANca Info'.G41];[$'uCANca Info'.D41]);&quot;&quot;)">
            <text:p/>
          </table:table-cell>
          <table:table-cell table:style-name="ce288" table:formula="of:=IF([$'uCANca Info'.$K41];VLOOKUP([$'uCANca Info'.$D41];[$Dictionary.$C$2:.$E$47];2;0);&quot;&quot;)">
            <text:p/>
          </table:table-cell>
          <table:table-cell table:style-name="ce290" table:formula="of:=IF(LEN([.C40])&gt;0;CONCATENATE(['uCANca Info'.I41];&quot;&quot;);&quot;&quot;)">
            <text:p/>
          </table:table-cell>
          <table:table-cell table:style-name="ce292" table:formula="of:=IF([$'uCANca Info'.$K41];[$'uCANca Info'.C41];&quot;&quot;)">
            <text:p/>
          </table:table-cell>
          <table:table-cell table:style-name="ce295"/>
          <table:table-cell table:style-name="ce286" table:formula="of:=IF([$'uCANca Info'.$K141];['uCANca Info'.H41];&quot;&quot;)">
            <text:p/>
          </table:table-cell>
          <table:table-cell table:style-name="ce286" table:formula="of:=IF([$'uCANca Info'.$K41];IF([$'uCANca Info'.E41]=&quot;&quot;;&quot;&quot;;[$'uCANca Info'.E41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42];VLOOKUP([$'uCANca Info'.A42];[$Dictionary.$G$2:.$I$10];2;0);&quot;&quot;)">
            <text:p/>
          </table:table-cell>
          <table:table-cell table:style-name="ce286" table:formula="of:=IF([$'uCANca Info'.$K42];VLOOKUP([$'uCANca Info'.$A42];[$Dictionary.$G$2:.$I$10];3;0);&quot;&quot;)">
            <text:p/>
          </table:table-cell>
          <table:table-cell table:style-name="ce286" table:formula="of:=IF([$'uCANca Info'.$K42];IF(LEN([$'uCANca Info'.G42])&gt;0;[$'uCANca Info'.G42];[$'uCANca Info'.D42]);&quot;&quot;)">
            <text:p/>
          </table:table-cell>
          <table:table-cell table:style-name="ce288" table:formula="of:=IF([$'uCANca Info'.$K42];VLOOKUP([$'uCANca Info'.$D42];[$Dictionary.$C$2:.$E$47];2;0);&quot;&quot;)">
            <text:p/>
          </table:table-cell>
          <table:table-cell table:style-name="ce290" table:formula="of:=IF(LEN([.C41])&gt;0;CONCATENATE(['uCANca Info'.I42];&quot;&quot;);&quot;&quot;)">
            <text:p/>
          </table:table-cell>
          <table:table-cell table:style-name="ce292" table:formula="of:=IF([$'uCANca Info'.$K42];[$'uCANca Info'.C42];&quot;&quot;)">
            <text:p/>
          </table:table-cell>
          <table:table-cell table:style-name="ce295"/>
          <table:table-cell table:style-name="ce286" table:formula="of:=IF([$'uCANca Info'.$K142];['uCANca Info'.H42];&quot;&quot;)">
            <text:p/>
          </table:table-cell>
          <table:table-cell table:style-name="ce286" table:formula="of:=IF([$'uCANca Info'.$K42];IF([$'uCANca Info'.E42]=&quot;&quot;;&quot;&quot;;[$'uCANca Info'.E42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43];VLOOKUP([$'uCANca Info'.A43];[$Dictionary.$G$2:.$I$10];2;0);&quot;&quot;)">
            <text:p/>
          </table:table-cell>
          <table:table-cell table:style-name="ce286" table:formula="of:=IF([$'uCANca Info'.$K43];VLOOKUP([$'uCANca Info'.$A43];[$Dictionary.$G$2:.$I$10];3;0);&quot;&quot;)">
            <text:p/>
          </table:table-cell>
          <table:table-cell table:style-name="ce286" table:formula="of:=IF([$'uCANca Info'.$K43];IF(LEN([$'uCANca Info'.G43])&gt;0;[$'uCANca Info'.G43];[$'uCANca Info'.D43]);&quot;&quot;)">
            <text:p/>
          </table:table-cell>
          <table:table-cell table:style-name="ce288" table:formula="of:=IF([$'uCANca Info'.$K43];VLOOKUP([$'uCANca Info'.$D43];[$Dictionary.$C$2:.$E$47];2;0);&quot;&quot;)">
            <text:p/>
          </table:table-cell>
          <table:table-cell table:style-name="ce290" table:formula="of:=IF(LEN([.C42])&gt;0;CONCATENATE(['uCANca Info'.I43];&quot;&quot;);&quot;&quot;)">
            <text:p/>
          </table:table-cell>
          <table:table-cell table:style-name="ce292" table:formula="of:=IF([$'uCANca Info'.$K43];[$'uCANca Info'.C43];&quot;&quot;)">
            <text:p/>
          </table:table-cell>
          <table:table-cell table:style-name="ce295"/>
          <table:table-cell table:style-name="ce286" table:formula="of:=IF([$'uCANca Info'.$K143];['uCANca Info'.H43];&quot;&quot;)">
            <text:p/>
          </table:table-cell>
          <table:table-cell table:style-name="ce286" table:formula="of:=IF([$'uCANca Info'.$K43];IF([$'uCANca Info'.E43]=&quot;&quot;;&quot;&quot;;[$'uCANca Info'.E43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44];VLOOKUP([$'uCANca Info'.A44];[$Dictionary.$G$2:.$I$10];2;0);&quot;&quot;)">
            <text:p/>
          </table:table-cell>
          <table:table-cell table:style-name="ce286" table:formula="of:=IF([$'uCANca Info'.$K44];VLOOKUP([$'uCANca Info'.$A44];[$Dictionary.$G$2:.$I$10];3;0);&quot;&quot;)">
            <text:p/>
          </table:table-cell>
          <table:table-cell table:style-name="ce286" table:formula="of:=IF([$'uCANca Info'.$K44];IF(LEN([$'uCANca Info'.G44])&gt;0;[$'uCANca Info'.G44];[$'uCANca Info'.D44]);&quot;&quot;)">
            <text:p/>
          </table:table-cell>
          <table:table-cell table:style-name="ce288" table:formula="of:=IF([$'uCANca Info'.$K44];VLOOKUP([$'uCANca Info'.$D44];[$Dictionary.$C$2:.$E$47];2;0);&quot;&quot;)">
            <text:p/>
          </table:table-cell>
          <table:table-cell table:style-name="ce290" table:formula="of:=IF(LEN([.C43])&gt;0;CONCATENATE(['uCANca Info'.I44];&quot;&quot;);&quot;&quot;)">
            <text:p/>
          </table:table-cell>
          <table:table-cell table:style-name="ce292" table:formula="of:=IF([$'uCANca Info'.$K44];[$'uCANca Info'.C44];&quot;&quot;)">
            <text:p/>
          </table:table-cell>
          <table:table-cell table:style-name="ce295"/>
          <table:table-cell table:style-name="ce286" table:formula="of:=IF([$'uCANca Info'.$K144];['uCANca Info'.H44];&quot;&quot;)">
            <text:p/>
          </table:table-cell>
          <table:table-cell table:style-name="ce286" table:formula="of:=IF([$'uCANca Info'.$K44];IF([$'uCANca Info'.E44]=&quot;&quot;;&quot;&quot;;[$'uCANca Info'.E44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45];VLOOKUP([$'uCANca Info'.A45];[$Dictionary.$G$2:.$I$10];2;0);&quot;&quot;)">
            <text:p/>
          </table:table-cell>
          <table:table-cell table:style-name="ce286" table:formula="of:=IF([$'uCANca Info'.$K45];VLOOKUP([$'uCANca Info'.$A45];[$Dictionary.$G$2:.$I$10];3;0);&quot;&quot;)">
            <text:p/>
          </table:table-cell>
          <table:table-cell table:style-name="ce286" table:formula="of:=IF([$'uCANca Info'.$K45];IF(LEN([$'uCANca Info'.G45])&gt;0;[$'uCANca Info'.G45];[$'uCANca Info'.D45]);&quot;&quot;)">
            <text:p/>
          </table:table-cell>
          <table:table-cell table:style-name="ce288" table:formula="of:=IF([$'uCANca Info'.$K45];VLOOKUP([$'uCANca Info'.$D45];[$Dictionary.$C$2:.$E$47];2;0);&quot;&quot;)">
            <text:p/>
          </table:table-cell>
          <table:table-cell table:style-name="ce290" table:formula="of:=IF(LEN([.C44])&gt;0;CONCATENATE(['uCANca Info'.I45];&quot;&quot;);&quot;&quot;)">
            <text:p/>
          </table:table-cell>
          <table:table-cell table:style-name="ce292" table:formula="of:=IF([$'uCANca Info'.$K45];[$'uCANca Info'.C45];&quot;&quot;)">
            <text:p/>
          </table:table-cell>
          <table:table-cell table:style-name="ce295"/>
          <table:table-cell table:style-name="ce286" table:formula="of:=IF([$'uCANca Info'.$K145];['uCANca Info'.H45];&quot;&quot;)">
            <text:p/>
          </table:table-cell>
          <table:table-cell table:style-name="ce286" table:formula="of:=IF([$'uCANca Info'.$K45];IF([$'uCANca Info'.E45]=&quot;&quot;;&quot;&quot;;[$'uCANca Info'.E45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46];VLOOKUP([$'uCANca Info'.A46];[$Dictionary.$G$2:.$I$10];2;0);&quot;&quot;)">
            <text:p/>
          </table:table-cell>
          <table:table-cell table:style-name="ce286" table:formula="of:=IF([$'uCANca Info'.$K46];VLOOKUP([$'uCANca Info'.$A46];[$Dictionary.$G$2:.$I$10];3;0);&quot;&quot;)">
            <text:p/>
          </table:table-cell>
          <table:table-cell table:style-name="ce286" table:formula="of:=IF([$'uCANca Info'.$K46];IF(LEN([$'uCANca Info'.G46])&gt;0;[$'uCANca Info'.G46];[$'uCANca Info'.D46]);&quot;&quot;)">
            <text:p/>
          </table:table-cell>
          <table:table-cell table:style-name="ce288" table:formula="of:=IF([$'uCANca Info'.$K46];VLOOKUP([$'uCANca Info'.$D46];[$Dictionary.$C$2:.$E$47];2;0);&quot;&quot;)">
            <text:p/>
          </table:table-cell>
          <table:table-cell table:style-name="ce290" table:formula="of:=IF(LEN([.C45])&gt;0;CONCATENATE(['uCANca Info'.I46];&quot;&quot;);&quot;&quot;)">
            <text:p/>
          </table:table-cell>
          <table:table-cell table:style-name="ce292" table:formula="of:=IF([$'uCANca Info'.$K46];[$'uCANca Info'.C46];&quot;&quot;)">
            <text:p/>
          </table:table-cell>
          <table:table-cell table:style-name="ce295"/>
          <table:table-cell table:style-name="ce286" table:formula="of:=IF([$'uCANca Info'.$K146];['uCANca Info'.H46];&quot;&quot;)">
            <text:p/>
          </table:table-cell>
          <table:table-cell table:style-name="ce286" table:formula="of:=IF([$'uCANca Info'.$K46];IF([$'uCANca Info'.E46]=&quot;&quot;;&quot;&quot;;[$'uCANca Info'.E46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47];VLOOKUP([$'uCANca Info'.A47];[$Dictionary.$G$2:.$I$10];2;0);&quot;&quot;)">
            <text:p/>
          </table:table-cell>
          <table:table-cell table:style-name="ce286" table:formula="of:=IF([$'uCANca Info'.$K47];VLOOKUP([$'uCANca Info'.$A47];[$Dictionary.$G$2:.$I$10];3;0);&quot;&quot;)">
            <text:p/>
          </table:table-cell>
          <table:table-cell table:style-name="ce286" table:formula="of:=IF([$'uCANca Info'.$K47];IF(LEN([$'uCANca Info'.G47])&gt;0;[$'uCANca Info'.G47];[$'uCANca Info'.D47]);&quot;&quot;)">
            <text:p/>
          </table:table-cell>
          <table:table-cell table:style-name="ce288" table:formula="of:=IF([$'uCANca Info'.$K47];VLOOKUP([$'uCANca Info'.$D47];[$Dictionary.$C$2:.$E$47];2;0);&quot;&quot;)">
            <text:p/>
          </table:table-cell>
          <table:table-cell table:style-name="ce290" table:formula="of:=IF(LEN([.C46])&gt;0;CONCATENATE(['uCANca Info'.I47];&quot;&quot;);&quot;&quot;)">
            <text:p/>
          </table:table-cell>
          <table:table-cell table:style-name="ce292" table:formula="of:=IF([$'uCANca Info'.$K47];[$'uCANca Info'.C47];&quot;&quot;)">
            <text:p/>
          </table:table-cell>
          <table:table-cell table:style-name="ce295"/>
          <table:table-cell table:style-name="ce286" table:formula="of:=IF([$'uCANca Info'.$K147];['uCANca Info'.H47];&quot;&quot;)">
            <text:p/>
          </table:table-cell>
          <table:table-cell table:style-name="ce286" table:formula="of:=IF([$'uCANca Info'.$K47];IF([$'uCANca Info'.E47]=&quot;&quot;;&quot;&quot;;[$'uCANca Info'.E47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48];VLOOKUP([$'uCANca Info'.A48];[$Dictionary.$G$2:.$I$10];2;0);&quot;&quot;)">
            <text:p/>
          </table:table-cell>
          <table:table-cell table:style-name="ce286" table:formula="of:=IF([$'uCANca Info'.$K48];VLOOKUP([$'uCANca Info'.$A48];[$Dictionary.$G$2:.$I$10];3;0);&quot;&quot;)">
            <text:p/>
          </table:table-cell>
          <table:table-cell table:style-name="ce286" table:formula="of:=IF([$'uCANca Info'.$K48];IF(LEN([$'uCANca Info'.G48])&gt;0;[$'uCANca Info'.G48];[$'uCANca Info'.D48]);&quot;&quot;)">
            <text:p/>
          </table:table-cell>
          <table:table-cell table:style-name="ce288" table:formula="of:=IF([$'uCANca Info'.$K48];VLOOKUP([$'uCANca Info'.$D48];[$Dictionary.$C$2:.$E$47];2;0);&quot;&quot;)">
            <text:p/>
          </table:table-cell>
          <table:table-cell table:style-name="ce290" table:formula="of:=IF(LEN([.C47])&gt;0;CONCATENATE(['uCANca Info'.I48];&quot;&quot;);&quot;&quot;)">
            <text:p/>
          </table:table-cell>
          <table:table-cell table:style-name="ce292" table:formula="of:=IF([$'uCANca Info'.$K48];[$'uCANca Info'.C48];&quot;&quot;)">
            <text:p/>
          </table:table-cell>
          <table:table-cell table:style-name="ce295"/>
          <table:table-cell table:style-name="ce286" table:formula="of:=IF([$'uCANca Info'.$K148];['uCANca Info'.H48];&quot;&quot;)">
            <text:p/>
          </table:table-cell>
          <table:table-cell table:style-name="ce286" table:formula="of:=IF([$'uCANca Info'.$K48];IF([$'uCANca Info'.E48]=&quot;&quot;;&quot;&quot;;[$'uCANca Info'.E48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49];VLOOKUP([$'uCANca Info'.A49];[$Dictionary.$G$2:.$I$10];2;0);&quot;&quot;)">
            <text:p/>
          </table:table-cell>
          <table:table-cell table:style-name="ce286" table:formula="of:=IF([$'uCANca Info'.$K49];VLOOKUP([$'uCANca Info'.$A49];[$Dictionary.$G$2:.$I$10];3;0);&quot;&quot;)">
            <text:p/>
          </table:table-cell>
          <table:table-cell table:style-name="ce286" table:formula="of:=IF([$'uCANca Info'.$K49];IF(LEN([$'uCANca Info'.G49])&gt;0;[$'uCANca Info'.G49];[$'uCANca Info'.D49]);&quot;&quot;)">
            <text:p/>
          </table:table-cell>
          <table:table-cell table:style-name="ce288" table:formula="of:=IF([$'uCANca Info'.$K49];VLOOKUP([$'uCANca Info'.$D49];[$Dictionary.$C$2:.$E$47];2;0);&quot;&quot;)">
            <text:p/>
          </table:table-cell>
          <table:table-cell table:style-name="ce290" table:formula="of:=IF(LEN([.C48])&gt;0;CONCATENATE(['uCANca Info'.I49];&quot;&quot;);&quot;&quot;)">
            <text:p/>
          </table:table-cell>
          <table:table-cell table:style-name="ce292" table:formula="of:=IF([$'uCANca Info'.$K49];[$'uCANca Info'.C49];&quot;&quot;)">
            <text:p/>
          </table:table-cell>
          <table:table-cell table:style-name="ce295"/>
          <table:table-cell table:style-name="ce286" table:formula="of:=IF([$'uCANca Info'.$K149];['uCANca Info'.H49];&quot;&quot;)">
            <text:p/>
          </table:table-cell>
          <table:table-cell table:style-name="ce286" table:formula="of:=IF([$'uCANca Info'.$K49];IF([$'uCANca Info'.E49]=&quot;&quot;;&quot;&quot;;[$'uCANca Info'.E49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50];VLOOKUP([$'uCANca Info'.A50];[$Dictionary.$G$2:.$I$10];2;0);&quot;&quot;)">
            <text:p/>
          </table:table-cell>
          <table:table-cell table:style-name="ce286" table:formula="of:=IF([$'uCANca Info'.$K50];VLOOKUP([$'uCANca Info'.$A50];[$Dictionary.$G$2:.$I$10];3;0);&quot;&quot;)">
            <text:p/>
          </table:table-cell>
          <table:table-cell table:style-name="ce286" table:formula="of:=IF([$'uCANca Info'.$K50];IF(LEN([$'uCANca Info'.G50])&gt;0;[$'uCANca Info'.G50];[$'uCANca Info'.D50]);&quot;&quot;)">
            <text:p/>
          </table:table-cell>
          <table:table-cell table:style-name="ce288" table:formula="of:=IF([$'uCANca Info'.$K50];VLOOKUP([$'uCANca Info'.$D50];[$Dictionary.$C$2:.$E$47];2;0);&quot;&quot;)">
            <text:p/>
          </table:table-cell>
          <table:table-cell table:style-name="ce290" table:formula="of:=IF(LEN([.C49])&gt;0;CONCATENATE(['uCANca Info'.I50];&quot;&quot;);&quot;&quot;)">
            <text:p/>
          </table:table-cell>
          <table:table-cell table:style-name="ce292" table:formula="of:=IF([$'uCANca Info'.$K50];[$'uCANca Info'.C50];&quot;&quot;)">
            <text:p/>
          </table:table-cell>
          <table:table-cell table:style-name="ce295"/>
          <table:table-cell table:style-name="ce286" table:formula="of:=IF([$'uCANca Info'.$K150];['uCANca Info'.H50];&quot;&quot;)">
            <text:p/>
          </table:table-cell>
          <table:table-cell table:style-name="ce286" table:formula="of:=IF([$'uCANca Info'.$K50];IF([$'uCANca Info'.E50]=&quot;&quot;;&quot;&quot;;[$'uCANca Info'.E50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51];VLOOKUP([$'uCANca Info'.A51];[$Dictionary.$G$2:.$I$10];2;0);&quot;&quot;)">
            <text:p/>
          </table:table-cell>
          <table:table-cell table:style-name="ce286" table:formula="of:=IF([$'uCANca Info'.$K51];VLOOKUP([$'uCANca Info'.$A51];[$Dictionary.$G$2:.$I$10];3;0);&quot;&quot;)">
            <text:p/>
          </table:table-cell>
          <table:table-cell table:style-name="ce286" table:formula="of:=IF([$'uCANca Info'.$K51];IF(LEN([$'uCANca Info'.G51])&gt;0;[$'uCANca Info'.G51];[$'uCANca Info'.D51]);&quot;&quot;)">
            <text:p/>
          </table:table-cell>
          <table:table-cell table:style-name="ce288" table:formula="of:=IF([$'uCANca Info'.$K51];VLOOKUP([$'uCANca Info'.$D51];[$Dictionary.$C$2:.$E$47];2;0);&quot;&quot;)">
            <text:p/>
          </table:table-cell>
          <table:table-cell table:style-name="ce290" table:formula="of:=IF(LEN([.C50])&gt;0;CONCATENATE(['uCANca Info'.I51];&quot;&quot;);&quot;&quot;)">
            <text:p/>
          </table:table-cell>
          <table:table-cell table:style-name="ce292" table:formula="of:=IF([$'uCANca Info'.$K51];[$'uCANca Info'.C51];&quot;&quot;)">
            <text:p/>
          </table:table-cell>
          <table:table-cell table:style-name="ce295"/>
          <table:table-cell table:style-name="ce286" table:formula="of:=IF([$'uCANca Info'.$K151];['uCANca Info'.H51];&quot;&quot;)">
            <text:p/>
          </table:table-cell>
          <table:table-cell table:style-name="ce286" table:formula="of:=IF([$'uCANca Info'.$K51];IF([$'uCANca Info'.E51]=&quot;&quot;;&quot;&quot;;[$'uCANca Info'.E51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52];VLOOKUP([$'uCANca Info'.A52];[$Dictionary.$G$2:.$I$10];2;0);&quot;&quot;)">
            <text:p/>
          </table:table-cell>
          <table:table-cell table:style-name="ce286" table:formula="of:=IF([$'uCANca Info'.$K52];VLOOKUP([$'uCANca Info'.$A52];[$Dictionary.$G$2:.$I$10];3;0);&quot;&quot;)">
            <text:p/>
          </table:table-cell>
          <table:table-cell table:style-name="ce286" table:formula="of:=IF([$'uCANca Info'.$K52];IF(LEN([$'uCANca Info'.G52])&gt;0;[$'uCANca Info'.G52];[$'uCANca Info'.D52]);&quot;&quot;)">
            <text:p/>
          </table:table-cell>
          <table:table-cell table:style-name="ce288" table:formula="of:=IF([$'uCANca Info'.$K52];VLOOKUP([$'uCANca Info'.$D52];[$Dictionary.$C$2:.$E$47];2;0);&quot;&quot;)">
            <text:p/>
          </table:table-cell>
          <table:table-cell table:style-name="ce290" table:formula="of:=IF(LEN([.C51])&gt;0;CONCATENATE(['uCANca Info'.I52];&quot;&quot;);&quot;&quot;)">
            <text:p/>
          </table:table-cell>
          <table:table-cell table:style-name="ce292" table:formula="of:=IF([$'uCANca Info'.$K52];[$'uCANca Info'.C52];&quot;&quot;)">
            <text:p/>
          </table:table-cell>
          <table:table-cell table:style-name="ce295"/>
          <table:table-cell table:style-name="ce286" table:formula="of:=IF([$'uCANca Info'.$K152];['uCANca Info'.H52];&quot;&quot;)">
            <text:p/>
          </table:table-cell>
          <table:table-cell table:style-name="ce286" table:formula="of:=IF([$'uCANca Info'.$K52];IF([$'uCANca Info'.E52]=&quot;&quot;;&quot;&quot;;[$'uCANca Info'.E52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53];VLOOKUP([$'uCANca Info'.A53];[$Dictionary.$G$2:.$I$10];2;0);&quot;&quot;)">
            <text:p/>
          </table:table-cell>
          <table:table-cell table:style-name="ce286" table:formula="of:=IF([$'uCANca Info'.$K53];VLOOKUP([$'uCANca Info'.$A53];[$Dictionary.$G$2:.$I$10];3;0);&quot;&quot;)">
            <text:p/>
          </table:table-cell>
          <table:table-cell table:style-name="ce286" table:formula="of:=IF([$'uCANca Info'.$K53];IF(LEN([$'uCANca Info'.G53])&gt;0;[$'uCANca Info'.G53];[$'uCANca Info'.D53]);&quot;&quot;)">
            <text:p/>
          </table:table-cell>
          <table:table-cell table:style-name="ce288" table:formula="of:=IF([$'uCANca Info'.$K53];VLOOKUP([$'uCANca Info'.$D53];[$Dictionary.$C$2:.$E$47];2;0);&quot;&quot;)">
            <text:p/>
          </table:table-cell>
          <table:table-cell table:style-name="ce290" table:formula="of:=IF(LEN([.C52])&gt;0;CONCATENATE(['uCANca Info'.I53];&quot;&quot;);&quot;&quot;)">
            <text:p/>
          </table:table-cell>
          <table:table-cell table:style-name="ce292" table:formula="of:=IF([$'uCANca Info'.$K53];[$'uCANca Info'.C53];&quot;&quot;)">
            <text:p/>
          </table:table-cell>
          <table:table-cell table:style-name="ce295"/>
          <table:table-cell table:style-name="ce286" table:formula="of:=IF([$'uCANca Info'.$K153];['uCANca Info'.H53];&quot;&quot;)">
            <text:p/>
          </table:table-cell>
          <table:table-cell table:style-name="ce286" table:formula="of:=IF([$'uCANca Info'.$K53];IF([$'uCANca Info'.E53]=&quot;&quot;;&quot;&quot;;[$'uCANca Info'.E53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54];VLOOKUP([$'uCANca Info'.A54];[$Dictionary.$G$2:.$I$10];2;0);&quot;&quot;)">
            <text:p/>
          </table:table-cell>
          <table:table-cell table:style-name="ce286" table:formula="of:=IF([$'uCANca Info'.$K54];VLOOKUP([$'uCANca Info'.$A54];[$Dictionary.$G$2:.$I$10];3;0);&quot;&quot;)">
            <text:p/>
          </table:table-cell>
          <table:table-cell table:style-name="ce286" table:formula="of:=IF([$'uCANca Info'.$K54];IF(LEN([$'uCANca Info'.G54])&gt;0;[$'uCANca Info'.G54];[$'uCANca Info'.D54]);&quot;&quot;)">
            <text:p/>
          </table:table-cell>
          <table:table-cell table:style-name="ce288" table:formula="of:=IF([$'uCANca Info'.$K54];VLOOKUP([$'uCANca Info'.$D54];[$Dictionary.$C$2:.$E$47];2;0);&quot;&quot;)">
            <text:p/>
          </table:table-cell>
          <table:table-cell table:style-name="ce290" table:formula="of:=IF(LEN([.C53])&gt;0;CONCATENATE(['uCANca Info'.I54];&quot;&quot;);&quot;&quot;)">
            <text:p/>
          </table:table-cell>
          <table:table-cell table:style-name="ce292" table:formula="of:=IF([$'uCANca Info'.$K54];[$'uCANca Info'.C54];&quot;&quot;)">
            <text:p/>
          </table:table-cell>
          <table:table-cell table:style-name="ce295"/>
          <table:table-cell table:style-name="ce286" table:formula="of:=IF([$'uCANca Info'.$K154];['uCANca Info'.H54];&quot;&quot;)">
            <text:p/>
          </table:table-cell>
          <table:table-cell table:style-name="ce286" table:formula="of:=IF([$'uCANca Info'.$K54];IF([$'uCANca Info'.E54]=&quot;&quot;;&quot;&quot;;[$'uCANca Info'.E54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55];VLOOKUP([$'uCANca Info'.A55];[$Dictionary.$G$2:.$I$10];2;0);&quot;&quot;)">
            <text:p/>
          </table:table-cell>
          <table:table-cell table:style-name="ce286" table:formula="of:=IF([$'uCANca Info'.$K55];VLOOKUP([$'uCANca Info'.$A55];[$Dictionary.$G$2:.$I$10];3;0);&quot;&quot;)">
            <text:p/>
          </table:table-cell>
          <table:table-cell table:style-name="ce286" table:formula="of:=IF([$'uCANca Info'.$K55];IF(LEN([$'uCANca Info'.G55])&gt;0;[$'uCANca Info'.G55];[$'uCANca Info'.D55]);&quot;&quot;)">
            <text:p/>
          </table:table-cell>
          <table:table-cell table:style-name="ce288" table:formula="of:=IF([$'uCANca Info'.$K55];VLOOKUP([$'uCANca Info'.$D55];[$Dictionary.$C$2:.$E$47];2;0);&quot;&quot;)">
            <text:p/>
          </table:table-cell>
          <table:table-cell table:style-name="ce290" table:formula="of:=IF(LEN([.C54])&gt;0;CONCATENATE(['uCANca Info'.I55];&quot;&quot;);&quot;&quot;)">
            <text:p/>
          </table:table-cell>
          <table:table-cell table:style-name="ce292" table:formula="of:=IF([$'uCANca Info'.$K55];[$'uCANca Info'.C55];&quot;&quot;)">
            <text:p/>
          </table:table-cell>
          <table:table-cell table:style-name="ce295"/>
          <table:table-cell table:style-name="ce286" table:formula="of:=IF([$'uCANca Info'.$K155];['uCANca Info'.H55];&quot;&quot;)">
            <text:p/>
          </table:table-cell>
          <table:table-cell table:style-name="ce286" table:formula="of:=IF([$'uCANca Info'.$K55];IF([$'uCANca Info'.E55]=&quot;&quot;;&quot;&quot;;[$'uCANca Info'.E55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56];VLOOKUP([$'uCANca Info'.A56];[$Dictionary.$G$2:.$I$10];2;0);&quot;&quot;)">
            <text:p/>
          </table:table-cell>
          <table:table-cell table:style-name="ce286" table:formula="of:=IF([$'uCANca Info'.$K56];VLOOKUP([$'uCANca Info'.$A56];[$Dictionary.$G$2:.$I$10];3;0);&quot;&quot;)">
            <text:p/>
          </table:table-cell>
          <table:table-cell table:style-name="ce286" table:formula="of:=IF([$'uCANca Info'.$K56];IF(LEN([$'uCANca Info'.G56])&gt;0;[$'uCANca Info'.G56];[$'uCANca Info'.D56]);&quot;&quot;)">
            <text:p/>
          </table:table-cell>
          <table:table-cell table:style-name="ce288" table:formula="of:=IF([$'uCANca Info'.$K56];VLOOKUP([$'uCANca Info'.$D56];[$Dictionary.$C$2:.$E$47];2;0);&quot;&quot;)">
            <text:p/>
          </table:table-cell>
          <table:table-cell table:style-name="ce290" table:formula="of:=IF(LEN([.C55])&gt;0;CONCATENATE(['uCANca Info'.I56];&quot;&quot;);&quot;&quot;)">
            <text:p/>
          </table:table-cell>
          <table:table-cell table:style-name="ce292" table:formula="of:=IF([$'uCANca Info'.$K56];[$'uCANca Info'.C56];&quot;&quot;)">
            <text:p/>
          </table:table-cell>
          <table:table-cell table:style-name="ce295"/>
          <table:table-cell table:style-name="ce286" table:formula="of:=IF([$'uCANca Info'.$K156];['uCANca Info'.H56];&quot;&quot;)">
            <text:p/>
          </table:table-cell>
          <table:table-cell table:style-name="ce286" table:formula="of:=IF([$'uCANca Info'.$K56];IF([$'uCANca Info'.E56]=&quot;&quot;;&quot;&quot;;[$'uCANca Info'.E56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57];VLOOKUP([$'uCANca Info'.A57];[$Dictionary.$G$2:.$I$10];2;0);&quot;&quot;)">
            <text:p/>
          </table:table-cell>
          <table:table-cell table:style-name="ce286" table:formula="of:=IF([$'uCANca Info'.$K57];VLOOKUP([$'uCANca Info'.$A57];[$Dictionary.$G$2:.$I$10];3;0);&quot;&quot;)">
            <text:p/>
          </table:table-cell>
          <table:table-cell table:style-name="ce286" table:formula="of:=IF([$'uCANca Info'.$K57];IF(LEN([$'uCANca Info'.G57])&gt;0;[$'uCANca Info'.G57];[$'uCANca Info'.D57]);&quot;&quot;)">
            <text:p/>
          </table:table-cell>
          <table:table-cell table:style-name="ce288" table:formula="of:=IF([$'uCANca Info'.$K57];VLOOKUP([$'uCANca Info'.$D57];[$Dictionary.$C$2:.$E$47];2;0);&quot;&quot;)">
            <text:p/>
          </table:table-cell>
          <table:table-cell table:style-name="ce290" table:formula="of:=IF(LEN([.C56])&gt;0;CONCATENATE(['uCANca Info'.I57];&quot;&quot;);&quot;&quot;)">
            <text:p/>
          </table:table-cell>
          <table:table-cell table:style-name="ce292" table:formula="of:=IF([$'uCANca Info'.$K57];[$'uCANca Info'.C57];&quot;&quot;)">
            <text:p/>
          </table:table-cell>
          <table:table-cell table:style-name="ce295"/>
          <table:table-cell table:style-name="ce286" table:formula="of:=IF([$'uCANca Info'.$K157];['uCANca Info'.H57];&quot;&quot;)">
            <text:p/>
          </table:table-cell>
          <table:table-cell table:style-name="ce286" table:formula="of:=IF([$'uCANca Info'.$K57];IF([$'uCANca Info'.E57]=&quot;&quot;;&quot;&quot;;[$'uCANca Info'.E57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58];VLOOKUP([$'uCANca Info'.A58];[$Dictionary.$G$2:.$I$10];2;0);&quot;&quot;)">
            <text:p/>
          </table:table-cell>
          <table:table-cell table:style-name="ce286" table:formula="of:=IF([$'uCANca Info'.$K58];VLOOKUP([$'uCANca Info'.$A58];[$Dictionary.$G$2:.$I$10];3;0);&quot;&quot;)">
            <text:p/>
          </table:table-cell>
          <table:table-cell table:style-name="ce286" table:formula="of:=IF([$'uCANca Info'.$K58];IF(LEN([$'uCANca Info'.G58])&gt;0;[$'uCANca Info'.G58];[$'uCANca Info'.D58]);&quot;&quot;)">
            <text:p/>
          </table:table-cell>
          <table:table-cell table:style-name="ce288" table:formula="of:=IF([$'uCANca Info'.$K58];VLOOKUP([$'uCANca Info'.$D58];[$Dictionary.$C$2:.$E$47];2;0);&quot;&quot;)">
            <text:p/>
          </table:table-cell>
          <table:table-cell table:style-name="ce290" table:formula="of:=IF(LEN([.C57])&gt;0;CONCATENATE(['uCANca Info'.I58];&quot;&quot;);&quot;&quot;)">
            <text:p/>
          </table:table-cell>
          <table:table-cell table:style-name="ce292" table:formula="of:=IF([$'uCANca Info'.$K58];[$'uCANca Info'.C58];&quot;&quot;)">
            <text:p/>
          </table:table-cell>
          <table:table-cell table:style-name="ce295"/>
          <table:table-cell table:style-name="ce286" table:formula="of:=IF([$'uCANca Info'.$K158];['uCANca Info'.H58];&quot;&quot;)">
            <text:p/>
          </table:table-cell>
          <table:table-cell table:style-name="ce286" table:formula="of:=IF([$'uCANca Info'.$K58];IF([$'uCANca Info'.E58]=&quot;&quot;;&quot;&quot;;[$'uCANca Info'.E58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59];VLOOKUP([$'uCANca Info'.A59];[$Dictionary.$G$2:.$I$10];2;0);&quot;&quot;)">
            <text:p/>
          </table:table-cell>
          <table:table-cell table:style-name="ce286" table:formula="of:=IF([$'uCANca Info'.$K59];VLOOKUP([$'uCANca Info'.$A59];[$Dictionary.$G$2:.$I$10];3;0);&quot;&quot;)">
            <text:p/>
          </table:table-cell>
          <table:table-cell table:style-name="ce286" table:formula="of:=IF([$'uCANca Info'.$K59];IF(LEN([$'uCANca Info'.G59])&gt;0;[$'uCANca Info'.G59];[$'uCANca Info'.D59]);&quot;&quot;)">
            <text:p/>
          </table:table-cell>
          <table:table-cell table:style-name="ce288" table:formula="of:=IF([$'uCANca Info'.$K59];VLOOKUP([$'uCANca Info'.$D59];[$Dictionary.$C$2:.$E$47];2;0);&quot;&quot;)">
            <text:p/>
          </table:table-cell>
          <table:table-cell table:style-name="ce290" table:formula="of:=IF(LEN([.C58])&gt;0;CONCATENATE(['uCANca Info'.I59];&quot;&quot;);&quot;&quot;)">
            <text:p/>
          </table:table-cell>
          <table:table-cell table:style-name="ce292" table:formula="of:=IF([$'uCANca Info'.$K59];[$'uCANca Info'.C59];&quot;&quot;)">
            <text:p/>
          </table:table-cell>
          <table:table-cell table:style-name="ce295"/>
          <table:table-cell table:style-name="ce286" table:formula="of:=IF([$'uCANca Info'.$K159];['uCANca Info'.H59];&quot;&quot;)">
            <text:p/>
          </table:table-cell>
          <table:table-cell table:style-name="ce286" table:formula="of:=IF([$'uCANca Info'.$K59];IF([$'uCANca Info'.E59]=&quot;&quot;;&quot;&quot;;[$'uCANca Info'.E59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60];VLOOKUP([$'uCANca Info'.A60];[$Dictionary.$G$2:.$I$10];2;0);&quot;&quot;)">
            <text:p/>
          </table:table-cell>
          <table:table-cell table:style-name="ce286" table:formula="of:=IF([$'uCANca Info'.$K60];VLOOKUP([$'uCANca Info'.$A60];[$Dictionary.$G$2:.$I$10];3;0);&quot;&quot;)">
            <text:p/>
          </table:table-cell>
          <table:table-cell table:style-name="ce286" table:formula="of:=IF([$'uCANca Info'.$K60];IF(LEN([$'uCANca Info'.G60])&gt;0;[$'uCANca Info'.G60];[$'uCANca Info'.D60]);&quot;&quot;)">
            <text:p/>
          </table:table-cell>
          <table:table-cell table:style-name="ce288" table:formula="of:=IF([$'uCANca Info'.$K60];VLOOKUP([$'uCANca Info'.$D60];[$Dictionary.$C$2:.$E$47];2;0);&quot;&quot;)">
            <text:p/>
          </table:table-cell>
          <table:table-cell table:style-name="ce290" table:formula="of:=IF(LEN([.C59])&gt;0;CONCATENATE(['uCANca Info'.I60];&quot;&quot;);&quot;&quot;)">
            <text:p/>
          </table:table-cell>
          <table:table-cell table:style-name="ce292" table:formula="of:=IF([$'uCANca Info'.$K60];[$'uCANca Info'.C60];&quot;&quot;)">
            <text:p/>
          </table:table-cell>
          <table:table-cell table:style-name="ce295"/>
          <table:table-cell table:style-name="ce286" table:formula="of:=IF([$'uCANca Info'.$K160];['uCANca Info'.H60];&quot;&quot;)">
            <text:p/>
          </table:table-cell>
          <table:table-cell table:style-name="ce286" table:formula="of:=IF([$'uCANca Info'.$K60];IF([$'uCANca Info'.E60]=&quot;&quot;;&quot;&quot;;[$'uCANca Info'.E60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61];VLOOKUP([$'uCANca Info'.A61];[$Dictionary.$G$2:.$I$10];2;0);&quot;&quot;)">
            <text:p/>
          </table:table-cell>
          <table:table-cell table:style-name="ce286" table:formula="of:=IF([$'uCANca Info'.$K61];VLOOKUP([$'uCANca Info'.$A61];[$Dictionary.$G$2:.$I$10];3;0);&quot;&quot;)">
            <text:p/>
          </table:table-cell>
          <table:table-cell table:style-name="ce286" table:formula="of:=IF([$'uCANca Info'.$K61];IF(LEN([$'uCANca Info'.G61])&gt;0;[$'uCANca Info'.G61];[$'uCANca Info'.D61]);&quot;&quot;)">
            <text:p/>
          </table:table-cell>
          <table:table-cell table:style-name="ce288" table:formula="of:=IF([$'uCANca Info'.$K61];VLOOKUP([$'uCANca Info'.$D61];[$Dictionary.$C$2:.$E$47];2;0);&quot;&quot;)">
            <text:p/>
          </table:table-cell>
          <table:table-cell table:style-name="ce290" table:formula="of:=IF(LEN([.C60])&gt;0;CONCATENATE(['uCANca Info'.I61];&quot;&quot;);&quot;&quot;)">
            <text:p/>
          </table:table-cell>
          <table:table-cell table:style-name="ce292" table:formula="of:=IF([$'uCANca Info'.$K61];[$'uCANca Info'.C61];&quot;&quot;)">
            <text:p/>
          </table:table-cell>
          <table:table-cell table:style-name="ce295"/>
          <table:table-cell table:style-name="ce286" table:formula="of:=IF([$'uCANca Info'.$K161];['uCANca Info'.H61];&quot;&quot;)">
            <text:p/>
          </table:table-cell>
          <table:table-cell table:style-name="ce286" table:formula="of:=IF([$'uCANca Info'.$K61];IF([$'uCANca Info'.E61]=&quot;&quot;;&quot;&quot;;[$'uCANca Info'.E61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62];VLOOKUP([$'uCANca Info'.A62];[$Dictionary.$G$2:.$I$10];2;0);&quot;&quot;)">
            <text:p/>
          </table:table-cell>
          <table:table-cell table:style-name="ce286" table:formula="of:=IF([$'uCANca Info'.$K62];VLOOKUP([$'uCANca Info'.$A62];[$Dictionary.$G$2:.$I$10];3;0);&quot;&quot;)">
            <text:p/>
          </table:table-cell>
          <table:table-cell table:style-name="ce286" table:formula="of:=IF([$'uCANca Info'.$K62];IF(LEN([$'uCANca Info'.G62])&gt;0;[$'uCANca Info'.G62];[$'uCANca Info'.D62]);&quot;&quot;)">
            <text:p/>
          </table:table-cell>
          <table:table-cell table:style-name="ce288" table:formula="of:=IF([$'uCANca Info'.$K62];VLOOKUP([$'uCANca Info'.$D62];[$Dictionary.$C$2:.$E$47];2;0);&quot;&quot;)">
            <text:p/>
          </table:table-cell>
          <table:table-cell table:style-name="ce290" table:formula="of:=IF(LEN([.C61])&gt;0;CONCATENATE(['uCANca Info'.I62];&quot;&quot;);&quot;&quot;)">
            <text:p/>
          </table:table-cell>
          <table:table-cell table:style-name="ce292" table:formula="of:=IF([$'uCANca Info'.$K62];[$'uCANca Info'.C62];&quot;&quot;)">
            <text:p/>
          </table:table-cell>
          <table:table-cell table:style-name="ce295"/>
          <table:table-cell table:style-name="ce286" table:formula="of:=IF([$'uCANca Info'.$K162];['uCANca Info'.H62];&quot;&quot;)">
            <text:p/>
          </table:table-cell>
          <table:table-cell table:style-name="ce286" table:formula="of:=IF([$'uCANca Info'.$K62];IF([$'uCANca Info'.E62]=&quot;&quot;;&quot;&quot;;[$'uCANca Info'.E62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63];VLOOKUP([$'uCANca Info'.A63];[$Dictionary.$G$2:.$I$10];2;0);&quot;&quot;)">
            <text:p/>
          </table:table-cell>
          <table:table-cell table:style-name="ce286" table:formula="of:=IF([$'uCANca Info'.$K63];VLOOKUP([$'uCANca Info'.$A63];[$Dictionary.$G$2:.$I$10];3;0);&quot;&quot;)">
            <text:p/>
          </table:table-cell>
          <table:table-cell table:style-name="ce286" table:formula="of:=IF([$'uCANca Info'.$K63];IF(LEN([$'uCANca Info'.G63])&gt;0;[$'uCANca Info'.G63];[$'uCANca Info'.D63]);&quot;&quot;)">
            <text:p/>
          </table:table-cell>
          <table:table-cell table:style-name="ce288" table:formula="of:=IF([$'uCANca Info'.$K63];VLOOKUP([$'uCANca Info'.$D63];[$Dictionary.$C$2:.$E$47];2;0);&quot;&quot;)">
            <text:p/>
          </table:table-cell>
          <table:table-cell table:style-name="ce290" table:formula="of:=IF(LEN([.C62])&gt;0;CONCATENATE(['uCANca Info'.I63];&quot;&quot;);&quot;&quot;)">
            <text:p/>
          </table:table-cell>
          <table:table-cell table:style-name="ce292" table:formula="of:=IF([$'uCANca Info'.$K63];[$'uCANca Info'.C63];&quot;&quot;)">
            <text:p/>
          </table:table-cell>
          <table:table-cell table:style-name="ce295"/>
          <table:table-cell table:style-name="ce286" table:formula="of:=IF([$'uCANca Info'.$K163];['uCANca Info'.H63];&quot;&quot;)">
            <text:p/>
          </table:table-cell>
          <table:table-cell table:style-name="ce286" table:formula="of:=IF([$'uCANca Info'.$K63];IF([$'uCANca Info'.E63]=&quot;&quot;;&quot;&quot;;[$'uCANca Info'.E63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64];VLOOKUP([$'uCANca Info'.A64];[$Dictionary.$G$2:.$I$10];2;0);&quot;&quot;)">
            <text:p/>
          </table:table-cell>
          <table:table-cell table:style-name="ce286" table:formula="of:=IF([$'uCANca Info'.$K64];VLOOKUP([$'uCANca Info'.$A64];[$Dictionary.$G$2:.$I$10];3;0);&quot;&quot;)">
            <text:p/>
          </table:table-cell>
          <table:table-cell table:style-name="ce286" table:formula="of:=IF([$'uCANca Info'.$K64];IF(LEN([$'uCANca Info'.G64])&gt;0;[$'uCANca Info'.G64];[$'uCANca Info'.D64]);&quot;&quot;)">
            <text:p/>
          </table:table-cell>
          <table:table-cell table:style-name="ce288" table:formula="of:=IF([$'uCANca Info'.$K64];VLOOKUP([$'uCANca Info'.$D64];[$Dictionary.$C$2:.$E$47];2;0);&quot;&quot;)">
            <text:p/>
          </table:table-cell>
          <table:table-cell table:style-name="ce290" table:formula="of:=IF(LEN([.C63])&gt;0;CONCATENATE(['uCANca Info'.I64];&quot;&quot;);&quot;&quot;)">
            <text:p/>
          </table:table-cell>
          <table:table-cell table:style-name="ce292" table:formula="of:=IF([$'uCANca Info'.$K64];[$'uCANca Info'.C64];&quot;&quot;)">
            <text:p/>
          </table:table-cell>
          <table:table-cell table:style-name="ce295"/>
          <table:table-cell table:style-name="ce286" table:formula="of:=IF([$'uCANca Info'.$K164];['uCANca Info'.H64];&quot;&quot;)">
            <text:p/>
          </table:table-cell>
          <table:table-cell table:style-name="ce286" table:formula="of:=IF([$'uCANca Info'.$K64];IF([$'uCANca Info'.E64]=&quot;&quot;;&quot;&quot;;[$'uCANca Info'.E64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65];VLOOKUP([$'uCANca Info'.A65];[$Dictionary.$G$2:.$I$10];2;0);&quot;&quot;)">
            <text:p/>
          </table:table-cell>
          <table:table-cell table:style-name="ce286" table:formula="of:=IF([$'uCANca Info'.$K65];VLOOKUP([$'uCANca Info'.$A65];[$Dictionary.$G$2:.$I$10];3;0);&quot;&quot;)">
            <text:p/>
          </table:table-cell>
          <table:table-cell table:style-name="ce286" table:formula="of:=IF([$'uCANca Info'.$K65];IF(LEN([$'uCANca Info'.G65])&gt;0;[$'uCANca Info'.G65];[$'uCANca Info'.D65]);&quot;&quot;)">
            <text:p/>
          </table:table-cell>
          <table:table-cell table:style-name="ce288" table:formula="of:=IF([$'uCANca Info'.$K65];VLOOKUP([$'uCANca Info'.$D65];[$Dictionary.$C$2:.$E$47];2;0);&quot;&quot;)">
            <text:p/>
          </table:table-cell>
          <table:table-cell table:style-name="ce290" table:formula="of:=IF(LEN([.C64])&gt;0;CONCATENATE(['uCANca Info'.I65];&quot;&quot;);&quot;&quot;)">
            <text:p/>
          </table:table-cell>
          <table:table-cell table:style-name="ce292" table:formula="of:=IF([$'uCANca Info'.$K65];[$'uCANca Info'.C65];&quot;&quot;)">
            <text:p/>
          </table:table-cell>
          <table:table-cell table:style-name="ce295"/>
          <table:table-cell table:style-name="ce286" table:formula="of:=IF([$'uCANca Info'.$K165];['uCANca Info'.H65];&quot;&quot;)">
            <text:p/>
          </table:table-cell>
          <table:table-cell table:style-name="ce286" table:formula="of:=IF([$'uCANca Info'.$K65];IF([$'uCANca Info'.E65]=&quot;&quot;;&quot;&quot;;[$'uCANca Info'.E65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66];VLOOKUP([$'uCANca Info'.A66];[$Dictionary.$G$2:.$I$10];2;0);&quot;&quot;)">
            <text:p/>
          </table:table-cell>
          <table:table-cell table:style-name="ce286" table:formula="of:=IF([$'uCANca Info'.$K66];VLOOKUP([$'uCANca Info'.$A66];[$Dictionary.$G$2:.$I$10];3;0);&quot;&quot;)">
            <text:p/>
          </table:table-cell>
          <table:table-cell table:style-name="ce286" table:formula="of:=IF([$'uCANca Info'.$K66];IF(LEN([$'uCANca Info'.G66])&gt;0;[$'uCANca Info'.G66];[$'uCANca Info'.D66]);&quot;&quot;)">
            <text:p/>
          </table:table-cell>
          <table:table-cell table:style-name="ce288" table:formula="of:=IF([$'uCANca Info'.$K66];VLOOKUP([$'uCANca Info'.$D66];[$Dictionary.$C$2:.$E$47];2;0);&quot;&quot;)">
            <text:p/>
          </table:table-cell>
          <table:table-cell table:style-name="ce290" table:formula="of:=IF(LEN([.C65])&gt;0;CONCATENATE(['uCANca Info'.I66];&quot;&quot;);&quot;&quot;)">
            <text:p/>
          </table:table-cell>
          <table:table-cell table:style-name="ce292" table:formula="of:=IF([$'uCANca Info'.$K66];[$'uCANca Info'.C66];&quot;&quot;)">
            <text:p/>
          </table:table-cell>
          <table:table-cell table:style-name="ce295"/>
          <table:table-cell table:style-name="ce286" table:formula="of:=IF([$'uCANca Info'.$K166];['uCANca Info'.H66];&quot;&quot;)">
            <text:p/>
          </table:table-cell>
          <table:table-cell table:style-name="ce286" table:formula="of:=IF([$'uCANca Info'.$K66];IF([$'uCANca Info'.E66]=&quot;&quot;;&quot;&quot;;[$'uCANca Info'.E66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67];VLOOKUP([$'uCANca Info'.A67];[$Dictionary.$G$2:.$I$10];2;0);&quot;&quot;)">
            <text:p/>
          </table:table-cell>
          <table:table-cell table:style-name="ce286" table:formula="of:=IF([$'uCANca Info'.$K67];VLOOKUP([$'uCANca Info'.$A67];[$Dictionary.$G$2:.$I$10];3;0);&quot;&quot;)">
            <text:p/>
          </table:table-cell>
          <table:table-cell table:style-name="ce286" table:formula="of:=IF([$'uCANca Info'.$K67];IF(LEN([$'uCANca Info'.G67])&gt;0;[$'uCANca Info'.G67];[$'uCANca Info'.D67]);&quot;&quot;)">
            <text:p/>
          </table:table-cell>
          <table:table-cell table:style-name="ce288" table:formula="of:=IF([$'uCANca Info'.$K67];VLOOKUP([$'uCANca Info'.$D67];[$Dictionary.$C$2:.$E$47];2;0);&quot;&quot;)">
            <text:p/>
          </table:table-cell>
          <table:table-cell table:style-name="ce290" table:formula="of:=IF(LEN([.C66])&gt;0;CONCATENATE(['uCANca Info'.I67];&quot;&quot;);&quot;&quot;)">
            <text:p/>
          </table:table-cell>
          <table:table-cell table:style-name="ce292" table:formula="of:=IF([$'uCANca Info'.$K67];[$'uCANca Info'.C67];&quot;&quot;)">
            <text:p/>
          </table:table-cell>
          <table:table-cell table:style-name="ce295"/>
          <table:table-cell table:style-name="ce286" table:formula="of:=IF([$'uCANca Info'.$K167];['uCANca Info'.H67];&quot;&quot;)">
            <text:p/>
          </table:table-cell>
          <table:table-cell table:style-name="ce286" table:formula="of:=IF([$'uCANca Info'.$K67];IF([$'uCANca Info'.E67]=&quot;&quot;;&quot;&quot;;[$'uCANca Info'.E67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68];VLOOKUP([$'uCANca Info'.A68];[$Dictionary.$G$2:.$I$10];2;0);&quot;&quot;)">
            <text:p/>
          </table:table-cell>
          <table:table-cell table:style-name="ce286" table:formula="of:=IF([$'uCANca Info'.$K68];VLOOKUP([$'uCANca Info'.$A68];[$Dictionary.$G$2:.$I$10];3;0);&quot;&quot;)">
            <text:p/>
          </table:table-cell>
          <table:table-cell table:style-name="ce286" table:formula="of:=IF([$'uCANca Info'.$K68];IF(LEN([$'uCANca Info'.G68])&gt;0;[$'uCANca Info'.G68];[$'uCANca Info'.D68]);&quot;&quot;)">
            <text:p/>
          </table:table-cell>
          <table:table-cell table:style-name="ce288" table:formula="of:=IF([$'uCANca Info'.$K68];VLOOKUP([$'uCANca Info'.$D68];[$Dictionary.$C$2:.$E$47];2;0);&quot;&quot;)">
            <text:p/>
          </table:table-cell>
          <table:table-cell table:style-name="ce290" table:formula="of:=IF(LEN([.C67])&gt;0;CONCATENATE(['uCANca Info'.I68];&quot;&quot;);&quot;&quot;)">
            <text:p/>
          </table:table-cell>
          <table:table-cell table:style-name="ce292" table:formula="of:=IF([$'uCANca Info'.$K68];[$'uCANca Info'.C68];&quot;&quot;)">
            <text:p/>
          </table:table-cell>
          <table:table-cell table:style-name="ce295"/>
          <table:table-cell table:style-name="ce286" table:formula="of:=IF([$'uCANca Info'.$K168];['uCANca Info'.H68];&quot;&quot;)">
            <text:p/>
          </table:table-cell>
          <table:table-cell table:style-name="ce286" table:formula="of:=IF([$'uCANca Info'.$K68];IF([$'uCANca Info'.E68]=&quot;&quot;;&quot;&quot;;[$'uCANca Info'.E68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69];VLOOKUP([$'uCANca Info'.A69];[$Dictionary.$G$2:.$I$10];2;0);&quot;&quot;)">
            <text:p/>
          </table:table-cell>
          <table:table-cell table:style-name="ce286" table:formula="of:=IF([$'uCANca Info'.$K69];VLOOKUP([$'uCANca Info'.$A69];[$Dictionary.$G$2:.$I$10];3;0);&quot;&quot;)">
            <text:p/>
          </table:table-cell>
          <table:table-cell table:style-name="ce286" table:formula="of:=IF([$'uCANca Info'.$K69];IF(LEN([$'uCANca Info'.G69])&gt;0;[$'uCANca Info'.G69];[$'uCANca Info'.D69]);&quot;&quot;)">
            <text:p/>
          </table:table-cell>
          <table:table-cell table:style-name="ce288" table:formula="of:=IF([$'uCANca Info'.$K69];VLOOKUP([$'uCANca Info'.$D69];[$Dictionary.$C$2:.$E$47];2;0);&quot;&quot;)">
            <text:p/>
          </table:table-cell>
          <table:table-cell table:style-name="ce290" table:formula="of:=IF(LEN([.C68])&gt;0;CONCATENATE(['uCANca Info'.I69];&quot;&quot;);&quot;&quot;)">
            <text:p/>
          </table:table-cell>
          <table:table-cell table:style-name="ce292" table:formula="of:=IF([$'uCANca Info'.$K69];[$'uCANca Info'.C69];&quot;&quot;)">
            <text:p/>
          </table:table-cell>
          <table:table-cell table:style-name="ce295"/>
          <table:table-cell table:style-name="ce286" table:formula="of:=IF([$'uCANca Info'.$K169];['uCANca Info'.H69];&quot;&quot;)">
            <text:p/>
          </table:table-cell>
          <table:table-cell table:style-name="ce286" table:formula="of:=IF([$'uCANca Info'.$K69];IF([$'uCANca Info'.E69]=&quot;&quot;;&quot;&quot;;[$'uCANca Info'.E69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70];VLOOKUP([$'uCANca Info'.A70];[$Dictionary.$G$2:.$I$10];2;0);&quot;&quot;)">
            <text:p/>
          </table:table-cell>
          <table:table-cell table:style-name="ce286" table:formula="of:=IF([$'uCANca Info'.$K70];VLOOKUP([$'uCANca Info'.$A70];[$Dictionary.$G$2:.$I$10];3;0);&quot;&quot;)">
            <text:p/>
          </table:table-cell>
          <table:table-cell table:style-name="ce286" table:formula="of:=IF([$'uCANca Info'.$K70];IF(LEN([$'uCANca Info'.G70])&gt;0;[$'uCANca Info'.G70];[$'uCANca Info'.D70]);&quot;&quot;)">
            <text:p/>
          </table:table-cell>
          <table:table-cell table:style-name="ce288" table:formula="of:=IF([$'uCANca Info'.$K70];VLOOKUP([$'uCANca Info'.$D70];[$Dictionary.$C$2:.$E$47];2;0);&quot;&quot;)">
            <text:p/>
          </table:table-cell>
          <table:table-cell table:style-name="ce290" table:formula="of:=IF(LEN([.C69])&gt;0;CONCATENATE(['uCANca Info'.I70];&quot;&quot;);&quot;&quot;)">
            <text:p/>
          </table:table-cell>
          <table:table-cell table:style-name="ce292" table:formula="of:=IF([$'uCANca Info'.$K70];[$'uCANca Info'.C70];&quot;&quot;)">
            <text:p/>
          </table:table-cell>
          <table:table-cell table:style-name="ce295"/>
          <table:table-cell table:style-name="ce286" table:formula="of:=IF([$'uCANca Info'.$K170];['uCANca Info'.H70];&quot;&quot;)">
            <text:p/>
          </table:table-cell>
          <table:table-cell table:style-name="ce286" table:formula="of:=IF([$'uCANca Info'.$K70];IF([$'uCANca Info'.E70]=&quot;&quot;;&quot;&quot;;[$'uCANca Info'.E70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71];VLOOKUP([$'uCANca Info'.A71];[$Dictionary.$G$2:.$I$10];2;0);&quot;&quot;)">
            <text:p/>
          </table:table-cell>
          <table:table-cell table:style-name="ce286" table:formula="of:=IF([$'uCANca Info'.$K71];VLOOKUP([$'uCANca Info'.$A71];[$Dictionary.$G$2:.$I$10];3;0);&quot;&quot;)">
            <text:p/>
          </table:table-cell>
          <table:table-cell table:style-name="ce286" table:formula="of:=IF([$'uCANca Info'.$K71];IF(LEN([$'uCANca Info'.G71])&gt;0;[$'uCANca Info'.G71];[$'uCANca Info'.D71]);&quot;&quot;)">
            <text:p/>
          </table:table-cell>
          <table:table-cell table:style-name="ce288" table:formula="of:=IF([$'uCANca Info'.$K71];VLOOKUP([$'uCANca Info'.$D71];[$Dictionary.$C$2:.$E$47];2;0);&quot;&quot;)">
            <text:p/>
          </table:table-cell>
          <table:table-cell table:style-name="ce290" table:formula="of:=IF(LEN([.C70])&gt;0;CONCATENATE(['uCANca Info'.I71];&quot;&quot;);&quot;&quot;)">
            <text:p/>
          </table:table-cell>
          <table:table-cell table:style-name="ce292" table:formula="of:=IF([$'uCANca Info'.$K71];[$'uCANca Info'.C71];&quot;&quot;)">
            <text:p/>
          </table:table-cell>
          <table:table-cell table:style-name="ce295"/>
          <table:table-cell table:style-name="ce286" table:formula="of:=IF([$'uCANca Info'.$K171];['uCANca Info'.H71];&quot;&quot;)">
            <text:p/>
          </table:table-cell>
          <table:table-cell table:style-name="ce286" table:formula="of:=IF([$'uCANca Info'.$K71];IF([$'uCANca Info'.E71]=&quot;&quot;;&quot;&quot;;[$'uCANca Info'.E71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72];VLOOKUP([$'uCANca Info'.A72];[$Dictionary.$G$2:.$I$10];2;0);&quot;&quot;)">
            <text:p/>
          </table:table-cell>
          <table:table-cell table:style-name="ce286" table:formula="of:=IF([$'uCANca Info'.$K72];VLOOKUP([$'uCANca Info'.$A72];[$Dictionary.$G$2:.$I$10];3;0);&quot;&quot;)">
            <text:p/>
          </table:table-cell>
          <table:table-cell table:style-name="ce286" table:formula="of:=IF([$'uCANca Info'.$K72];IF(LEN([$'uCANca Info'.G72])&gt;0;[$'uCANca Info'.G72];[$'uCANca Info'.D72]);&quot;&quot;)">
            <text:p/>
          </table:table-cell>
          <table:table-cell table:style-name="ce288" table:formula="of:=IF([$'uCANca Info'.$K72];VLOOKUP([$'uCANca Info'.$D72];[$Dictionary.$C$2:.$E$47];2;0);&quot;&quot;)">
            <text:p/>
          </table:table-cell>
          <table:table-cell table:style-name="ce290" table:formula="of:=IF(LEN([.C71])&gt;0;CONCATENATE(['uCANca Info'.I72];&quot;&quot;);&quot;&quot;)">
            <text:p/>
          </table:table-cell>
          <table:table-cell table:style-name="ce292" table:formula="of:=IF([$'uCANca Info'.$K72];[$'uCANca Info'.C72];&quot;&quot;)">
            <text:p/>
          </table:table-cell>
          <table:table-cell table:style-name="ce295"/>
          <table:table-cell table:style-name="ce286" table:formula="of:=IF([$'uCANca Info'.$K172];['uCANca Info'.H72];&quot;&quot;)">
            <text:p/>
          </table:table-cell>
          <table:table-cell table:style-name="ce286" table:formula="of:=IF([$'uCANca Info'.$K72];IF([$'uCANca Info'.E72]=&quot;&quot;;&quot;&quot;;[$'uCANca Info'.E72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73];VLOOKUP([$'uCANca Info'.A73];[$Dictionary.$G$2:.$I$10];2;0);&quot;&quot;)">
            <text:p/>
          </table:table-cell>
          <table:table-cell table:style-name="ce286" table:formula="of:=IF([$'uCANca Info'.$K73];VLOOKUP([$'uCANca Info'.$A73];[$Dictionary.$G$2:.$I$10];3;0);&quot;&quot;)">
            <text:p/>
          </table:table-cell>
          <table:table-cell table:style-name="ce286" table:formula="of:=IF([$'uCANca Info'.$K73];IF(LEN([$'uCANca Info'.G73])&gt;0;[$'uCANca Info'.G73];[$'uCANca Info'.D73]);&quot;&quot;)">
            <text:p/>
          </table:table-cell>
          <table:table-cell table:style-name="ce288" table:formula="of:=IF([$'uCANca Info'.$K73];VLOOKUP([$'uCANca Info'.$D73];[$Dictionary.$C$2:.$E$47];2;0);&quot;&quot;)">
            <text:p/>
          </table:table-cell>
          <table:table-cell table:style-name="ce290" table:formula="of:=IF(LEN([.C72])&gt;0;CONCATENATE(['uCANca Info'.I73];&quot;&quot;);&quot;&quot;)">
            <text:p/>
          </table:table-cell>
          <table:table-cell table:style-name="ce292" table:formula="of:=IF([$'uCANca Info'.$K73];[$'uCANca Info'.C73];&quot;&quot;)">
            <text:p/>
          </table:table-cell>
          <table:table-cell table:style-name="ce295"/>
          <table:table-cell table:style-name="ce286" table:formula="of:=IF([$'uCANca Info'.$K173];['uCANca Info'.H73];&quot;&quot;)">
            <text:p/>
          </table:table-cell>
          <table:table-cell table:style-name="ce286" table:formula="of:=IF([$'uCANca Info'.$K73];IF([$'uCANca Info'.E73]=&quot;&quot;;&quot;&quot;;[$'uCANca Info'.E73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74];VLOOKUP([$'uCANca Info'.A74];[$Dictionary.$G$2:.$I$10];2;0);&quot;&quot;)">
            <text:p/>
          </table:table-cell>
          <table:table-cell table:style-name="ce286" table:formula="of:=IF([$'uCANca Info'.$K74];VLOOKUP([$'uCANca Info'.$A74];[$Dictionary.$G$2:.$I$10];3;0);&quot;&quot;)">
            <text:p/>
          </table:table-cell>
          <table:table-cell table:style-name="ce286" table:formula="of:=IF([$'uCANca Info'.$K74];IF(LEN([$'uCANca Info'.G74])&gt;0;[$'uCANca Info'.G74];[$'uCANca Info'.D74]);&quot;&quot;)">
            <text:p/>
          </table:table-cell>
          <table:table-cell table:style-name="ce288" table:formula="of:=IF([$'uCANca Info'.$K74];VLOOKUP([$'uCANca Info'.$D74];[$Dictionary.$C$2:.$E$47];2;0);&quot;&quot;)">
            <text:p/>
          </table:table-cell>
          <table:table-cell table:style-name="ce290" table:formula="of:=IF(LEN([.C73])&gt;0;CONCATENATE(['uCANca Info'.I74];&quot;&quot;);&quot;&quot;)">
            <text:p/>
          </table:table-cell>
          <table:table-cell table:style-name="ce292" table:formula="of:=IF([$'uCANca Info'.$K74];[$'uCANca Info'.C74];&quot;&quot;)">
            <text:p/>
          </table:table-cell>
          <table:table-cell table:style-name="ce295"/>
          <table:table-cell table:style-name="ce286" table:formula="of:=IF([$'uCANca Info'.$K174];['uCANca Info'.H74];&quot;&quot;)">
            <text:p/>
          </table:table-cell>
          <table:table-cell table:style-name="ce286" table:formula="of:=IF([$'uCANca Info'.$K74];IF([$'uCANca Info'.E74]=&quot;&quot;;&quot;&quot;;[$'uCANca Info'.E74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75];VLOOKUP([$'uCANca Info'.A75];[$Dictionary.$G$2:.$I$10];2;0);&quot;&quot;)">
            <text:p/>
          </table:table-cell>
          <table:table-cell table:style-name="ce286" table:formula="of:=IF([$'uCANca Info'.$K75];VLOOKUP([$'uCANca Info'.$A75];[$Dictionary.$G$2:.$I$10];3;0);&quot;&quot;)">
            <text:p/>
          </table:table-cell>
          <table:table-cell table:style-name="ce286" table:formula="of:=IF([$'uCANca Info'.$K75];IF(LEN([$'uCANca Info'.G75])&gt;0;[$'uCANca Info'.G75];[$'uCANca Info'.D75]);&quot;&quot;)">
            <text:p/>
          </table:table-cell>
          <table:table-cell table:style-name="ce288" table:formula="of:=IF([$'uCANca Info'.$K75];VLOOKUP([$'uCANca Info'.$D75];[$Dictionary.$C$2:.$E$47];2;0);&quot;&quot;)">
            <text:p/>
          </table:table-cell>
          <table:table-cell table:style-name="ce290" table:formula="of:=IF(LEN([.C74])&gt;0;CONCATENATE(['uCANca Info'.I75];&quot;&quot;);&quot;&quot;)">
            <text:p/>
          </table:table-cell>
          <table:table-cell table:style-name="ce292" table:formula="of:=IF([$'uCANca Info'.$K75];[$'uCANca Info'.C75];&quot;&quot;)">
            <text:p/>
          </table:table-cell>
          <table:table-cell table:style-name="ce295"/>
          <table:table-cell table:style-name="ce286" table:formula="of:=IF([$'uCANca Info'.$K175];['uCANca Info'.H75];&quot;&quot;)">
            <text:p/>
          </table:table-cell>
          <table:table-cell table:style-name="ce286" table:formula="of:=IF([$'uCANca Info'.$K75];IF([$'uCANca Info'.E75]=&quot;&quot;;&quot;&quot;;[$'uCANca Info'.E75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76];VLOOKUP([$'uCANca Info'.A76];[$Dictionary.$G$2:.$I$10];2;0);&quot;&quot;)">
            <text:p/>
          </table:table-cell>
          <table:table-cell table:style-name="ce286" table:formula="of:=IF([$'uCANca Info'.$K76];VLOOKUP([$'uCANca Info'.$A76];[$Dictionary.$G$2:.$I$10];3;0);&quot;&quot;)">
            <text:p/>
          </table:table-cell>
          <table:table-cell table:style-name="ce286" table:formula="of:=IF([$'uCANca Info'.$K76];IF(LEN([$'uCANca Info'.G76])&gt;0;[$'uCANca Info'.G76];[$'uCANca Info'.D76]);&quot;&quot;)">
            <text:p/>
          </table:table-cell>
          <table:table-cell table:style-name="ce288" table:formula="of:=IF([$'uCANca Info'.$K76];VLOOKUP([$'uCANca Info'.$D76];[$Dictionary.$C$2:.$E$47];2;0);&quot;&quot;)">
            <text:p/>
          </table:table-cell>
          <table:table-cell table:style-name="ce290" table:formula="of:=IF(LEN([.C75])&gt;0;CONCATENATE(['uCANca Info'.I76];&quot;&quot;);&quot;&quot;)">
            <text:p/>
          </table:table-cell>
          <table:table-cell table:style-name="ce292" table:formula="of:=IF([$'uCANca Info'.$K76];[$'uCANca Info'.C76];&quot;&quot;)">
            <text:p/>
          </table:table-cell>
          <table:table-cell table:style-name="ce295"/>
          <table:table-cell table:style-name="ce286" table:formula="of:=IF([$'uCANca Info'.$K176];['uCANca Info'.H76];&quot;&quot;)">
            <text:p/>
          </table:table-cell>
          <table:table-cell table:style-name="ce286" table:formula="of:=IF([$'uCANca Info'.$K76];IF([$'uCANca Info'.E76]=&quot;&quot;;&quot;&quot;;[$'uCANca Info'.E76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77];VLOOKUP([$'uCANca Info'.A77];[$Dictionary.$G$2:.$I$10];2;0);&quot;&quot;)">
            <text:p/>
          </table:table-cell>
          <table:table-cell table:style-name="ce286" table:formula="of:=IF([$'uCANca Info'.$K77];VLOOKUP([$'uCANca Info'.$A77];[$Dictionary.$G$2:.$I$10];3;0);&quot;&quot;)">
            <text:p/>
          </table:table-cell>
          <table:table-cell table:style-name="ce286" table:formula="of:=IF([$'uCANca Info'.$K77];IF(LEN([$'uCANca Info'.G77])&gt;0;[$'uCANca Info'.G77];[$'uCANca Info'.D77]);&quot;&quot;)">
            <text:p/>
          </table:table-cell>
          <table:table-cell table:style-name="ce288" table:formula="of:=IF([$'uCANca Info'.$K77];VLOOKUP([$'uCANca Info'.$D77];[$Dictionary.$C$2:.$E$47];2;0);&quot;&quot;)">
            <text:p/>
          </table:table-cell>
          <table:table-cell table:style-name="ce290" table:formula="of:=IF(LEN([.C76])&gt;0;CONCATENATE(['uCANca Info'.I77];&quot;&quot;);&quot;&quot;)">
            <text:p/>
          </table:table-cell>
          <table:table-cell table:style-name="ce292" table:formula="of:=IF([$'uCANca Info'.$K77];[$'uCANca Info'.C77];&quot;&quot;)">
            <text:p/>
          </table:table-cell>
          <table:table-cell table:style-name="ce295"/>
          <table:table-cell table:style-name="ce286" table:formula="of:=IF([$'uCANca Info'.$K177];['uCANca Info'.H77];&quot;&quot;)">
            <text:p/>
          </table:table-cell>
          <table:table-cell table:style-name="ce286" table:formula="of:=IF([$'uCANca Info'.$K77];IF([$'uCANca Info'.E77]=&quot;&quot;;&quot;&quot;;[$'uCANca Info'.E77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78];VLOOKUP([$'uCANca Info'.A78];[$Dictionary.$G$2:.$I$10];2;0);&quot;&quot;)">
            <text:p/>
          </table:table-cell>
          <table:table-cell table:style-name="ce286" table:formula="of:=IF([$'uCANca Info'.$K78];VLOOKUP([$'uCANca Info'.$A78];[$Dictionary.$G$2:.$I$10];3;0);&quot;&quot;)">
            <text:p/>
          </table:table-cell>
          <table:table-cell table:style-name="ce286" table:formula="of:=IF([$'uCANca Info'.$K78];IF(LEN([$'uCANca Info'.G78])&gt;0;[$'uCANca Info'.G78];[$'uCANca Info'.D78]);&quot;&quot;)">
            <text:p/>
          </table:table-cell>
          <table:table-cell table:style-name="ce288" table:formula="of:=IF([$'uCANca Info'.$K78];VLOOKUP([$'uCANca Info'.$D78];[$Dictionary.$C$2:.$E$47];2;0);&quot;&quot;)">
            <text:p/>
          </table:table-cell>
          <table:table-cell table:style-name="ce290" table:formula="of:=IF(LEN([.C77])&gt;0;CONCATENATE(['uCANca Info'.I78];&quot;&quot;);&quot;&quot;)">
            <text:p/>
          </table:table-cell>
          <table:table-cell table:style-name="ce292" table:formula="of:=IF([$'uCANca Info'.$K78];[$'uCANca Info'.C78];&quot;&quot;)">
            <text:p/>
          </table:table-cell>
          <table:table-cell table:style-name="ce295"/>
          <table:table-cell table:style-name="ce286" table:formula="of:=IF([$'uCANca Info'.$K178];['uCANca Info'.H78];&quot;&quot;)">
            <text:p/>
          </table:table-cell>
          <table:table-cell table:style-name="ce286" table:formula="of:=IF([$'uCANca Info'.$K78];IF([$'uCANca Info'.E78]=&quot;&quot;;&quot;&quot;;[$'uCANca Info'.E78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79];VLOOKUP([$'uCANca Info'.A79];[$Dictionary.$G$2:.$I$10];2;0);&quot;&quot;)">
            <text:p/>
          </table:table-cell>
          <table:table-cell table:style-name="ce286" table:formula="of:=IF([$'uCANca Info'.$K79];VLOOKUP([$'uCANca Info'.$A79];[$Dictionary.$G$2:.$I$10];3;0);&quot;&quot;)">
            <text:p/>
          </table:table-cell>
          <table:table-cell table:style-name="ce286" table:formula="of:=IF([$'uCANca Info'.$K79];IF(LEN([$'uCANca Info'.G79])&gt;0;[$'uCANca Info'.G79];[$'uCANca Info'.D79]);&quot;&quot;)">
            <text:p/>
          </table:table-cell>
          <table:table-cell table:style-name="ce288" table:formula="of:=IF([$'uCANca Info'.$K79];VLOOKUP([$'uCANca Info'.$D79];[$Dictionary.$C$2:.$E$47];2;0);&quot;&quot;)">
            <text:p/>
          </table:table-cell>
          <table:table-cell table:style-name="ce290" table:formula="of:=IF(LEN([.C78])&gt;0;CONCATENATE(['uCANca Info'.I79];&quot;&quot;);&quot;&quot;)">
            <text:p/>
          </table:table-cell>
          <table:table-cell table:style-name="ce292" table:formula="of:=IF([$'uCANca Info'.$K79];[$'uCANca Info'.C79];&quot;&quot;)">
            <text:p/>
          </table:table-cell>
          <table:table-cell table:style-name="ce295"/>
          <table:table-cell table:style-name="ce286" table:formula="of:=IF([$'uCANca Info'.$K179];['uCANca Info'.H79];&quot;&quot;)">
            <text:p/>
          </table:table-cell>
          <table:table-cell table:style-name="ce286" table:formula="of:=IF([$'uCANca Info'.$K79];IF([$'uCANca Info'.E79]=&quot;&quot;;&quot;&quot;;[$'uCANca Info'.E79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80];VLOOKUP([$'uCANca Info'.A80];[$Dictionary.$G$2:.$I$10];2;0);&quot;&quot;)">
            <text:p/>
          </table:table-cell>
          <table:table-cell table:style-name="ce286" table:formula="of:=IF([$'uCANca Info'.$K80];VLOOKUP([$'uCANca Info'.$A80];[$Dictionary.$G$2:.$I$10];3;0);&quot;&quot;)">
            <text:p/>
          </table:table-cell>
          <table:table-cell table:style-name="ce286" table:formula="of:=IF([$'uCANca Info'.$K80];IF(LEN([$'uCANca Info'.G80])&gt;0;[$'uCANca Info'.G80];[$'uCANca Info'.D80]);&quot;&quot;)">
            <text:p/>
          </table:table-cell>
          <table:table-cell table:style-name="ce288" table:formula="of:=IF([$'uCANca Info'.$K80];VLOOKUP([$'uCANca Info'.$D80];[$Dictionary.$C$2:.$E$47];2;0);&quot;&quot;)">
            <text:p/>
          </table:table-cell>
          <table:table-cell table:style-name="ce290" table:formula="of:=IF(LEN([.C79])&gt;0;CONCATENATE(['uCANca Info'.I80];&quot;&quot;);&quot;&quot;)">
            <text:p/>
          </table:table-cell>
          <table:table-cell table:style-name="ce292" table:formula="of:=IF([$'uCANca Info'.$K80];[$'uCANca Info'.C80];&quot;&quot;)">
            <text:p/>
          </table:table-cell>
          <table:table-cell table:style-name="ce295"/>
          <table:table-cell table:style-name="ce286" table:formula="of:=IF([$'uCANca Info'.$K180];['uCANca Info'.H80];&quot;&quot;)">
            <text:p/>
          </table:table-cell>
          <table:table-cell table:style-name="ce286" table:formula="of:=IF([$'uCANca Info'.$K80];IF([$'uCANca Info'.E80]=&quot;&quot;;&quot;&quot;;[$'uCANca Info'.E80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81];VLOOKUP([$'uCANca Info'.A81];[$Dictionary.$G$2:.$I$10];2;0);&quot;&quot;)">
            <text:p/>
          </table:table-cell>
          <table:table-cell table:style-name="ce286" table:formula="of:=IF([$'uCANca Info'.$K81];VLOOKUP([$'uCANca Info'.$A81];[$Dictionary.$G$2:.$I$10];3;0);&quot;&quot;)">
            <text:p/>
          </table:table-cell>
          <table:table-cell table:style-name="ce286" table:formula="of:=IF([$'uCANca Info'.$K81];IF(LEN([$'uCANca Info'.G81])&gt;0;[$'uCANca Info'.G81];[$'uCANca Info'.D81]);&quot;&quot;)">
            <text:p/>
          </table:table-cell>
          <table:table-cell table:style-name="ce288" table:formula="of:=IF([$'uCANca Info'.$K81];VLOOKUP([$'uCANca Info'.$D81];[$Dictionary.$C$2:.$E$47];2;0);&quot;&quot;)">
            <text:p/>
          </table:table-cell>
          <table:table-cell table:style-name="ce290" table:formula="of:=IF(LEN([.C80])&gt;0;CONCATENATE(['uCANca Info'.I81];&quot;&quot;);&quot;&quot;)">
            <text:p/>
          </table:table-cell>
          <table:table-cell table:style-name="ce292" table:formula="of:=IF([$'uCANca Info'.$K81];[$'uCANca Info'.C81];&quot;&quot;)">
            <text:p/>
          </table:table-cell>
          <table:table-cell table:style-name="ce295"/>
          <table:table-cell table:style-name="ce286" table:formula="of:=IF([$'uCANca Info'.$K181];['uCANca Info'.H81];&quot;&quot;)">
            <text:p/>
          </table:table-cell>
          <table:table-cell table:style-name="ce286" table:formula="of:=IF([$'uCANca Info'.$K81];IF([$'uCANca Info'.E81]=&quot;&quot;;&quot;&quot;;[$'uCANca Info'.E81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82];VLOOKUP([$'uCANca Info'.A82];[$Dictionary.$G$2:.$I$10];2;0);&quot;&quot;)">
            <text:p/>
          </table:table-cell>
          <table:table-cell table:style-name="ce286" table:formula="of:=IF([$'uCANca Info'.$K82];VLOOKUP([$'uCANca Info'.$A82];[$Dictionary.$G$2:.$I$10];3;0);&quot;&quot;)">
            <text:p/>
          </table:table-cell>
          <table:table-cell table:style-name="ce286" table:formula="of:=IF([$'uCANca Info'.$K82];IF(LEN([$'uCANca Info'.G82])&gt;0;[$'uCANca Info'.G82];[$'uCANca Info'.D82]);&quot;&quot;)">
            <text:p/>
          </table:table-cell>
          <table:table-cell table:style-name="ce288" table:formula="of:=IF([$'uCANca Info'.$K82];VLOOKUP([$'uCANca Info'.$D82];[$Dictionary.$C$2:.$E$47];2;0);&quot;&quot;)">
            <text:p/>
          </table:table-cell>
          <table:table-cell table:style-name="ce290" table:formula="of:=IF(LEN([.C81])&gt;0;CONCATENATE(['uCANca Info'.I82];&quot;&quot;);&quot;&quot;)">
            <text:p/>
          </table:table-cell>
          <table:table-cell table:style-name="ce292" table:formula="of:=IF([$'uCANca Info'.$K82];[$'uCANca Info'.C82];&quot;&quot;)">
            <text:p/>
          </table:table-cell>
          <table:table-cell table:style-name="ce295"/>
          <table:table-cell table:style-name="ce286" table:formula="of:=IF([$'uCANca Info'.$K182];['uCANca Info'.H82];&quot;&quot;)">
            <text:p/>
          </table:table-cell>
          <table:table-cell table:style-name="ce286" table:formula="of:=IF([$'uCANca Info'.$K82];IF([$'uCANca Info'.E82]=&quot;&quot;;&quot;&quot;;[$'uCANca Info'.E82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83];VLOOKUP([$'uCANca Info'.A83];[$Dictionary.$G$2:.$I$10];2;0);&quot;&quot;)">
            <text:p/>
          </table:table-cell>
          <table:table-cell table:style-name="ce286" table:formula="of:=IF([$'uCANca Info'.$K83];VLOOKUP([$'uCANca Info'.$A83];[$Dictionary.$G$2:.$I$10];3;0);&quot;&quot;)">
            <text:p/>
          </table:table-cell>
          <table:table-cell table:style-name="ce286" table:formula="of:=IF([$'uCANca Info'.$K83];IF(LEN([$'uCANca Info'.G83])&gt;0;[$'uCANca Info'.G83];[$'uCANca Info'.D83]);&quot;&quot;)">
            <text:p/>
          </table:table-cell>
          <table:table-cell table:style-name="ce288" table:formula="of:=IF([$'uCANca Info'.$K83];VLOOKUP([$'uCANca Info'.$D83];[$Dictionary.$C$2:.$E$47];2;0);&quot;&quot;)">
            <text:p/>
          </table:table-cell>
          <table:table-cell table:style-name="ce290" table:formula="of:=IF(LEN([.C82])&gt;0;CONCATENATE(['uCANca Info'.I83];&quot;&quot;);&quot;&quot;)">
            <text:p/>
          </table:table-cell>
          <table:table-cell table:style-name="ce292" table:formula="of:=IF([$'uCANca Info'.$K83];[$'uCANca Info'.C83];&quot;&quot;)">
            <text:p/>
          </table:table-cell>
          <table:table-cell table:style-name="ce295"/>
          <table:table-cell table:style-name="ce286" table:formula="of:=IF([$'uCANca Info'.$K183];['uCANca Info'.H83];&quot;&quot;)">
            <text:p/>
          </table:table-cell>
          <table:table-cell table:style-name="ce286" table:formula="of:=IF([$'uCANca Info'.$K83];IF([$'uCANca Info'.E83]=&quot;&quot;;&quot;&quot;;[$'uCANca Info'.E83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84];VLOOKUP([$'uCANca Info'.A84];[$Dictionary.$G$2:.$I$10];2;0);&quot;&quot;)">
            <text:p/>
          </table:table-cell>
          <table:table-cell table:style-name="ce286" table:formula="of:=IF([$'uCANca Info'.$K84];VLOOKUP([$'uCANca Info'.$A84];[$Dictionary.$G$2:.$I$10];3;0);&quot;&quot;)">
            <text:p/>
          </table:table-cell>
          <table:table-cell table:style-name="ce286" table:formula="of:=IF([$'uCANca Info'.$K84];IF(LEN([$'uCANca Info'.G84])&gt;0;[$'uCANca Info'.G84];[$'uCANca Info'.D84]);&quot;&quot;)">
            <text:p/>
          </table:table-cell>
          <table:table-cell table:style-name="ce288" table:formula="of:=IF([$'uCANca Info'.$K84];VLOOKUP([$'uCANca Info'.$D84];[$Dictionary.$C$2:.$E$47];2;0);&quot;&quot;)">
            <text:p/>
          </table:table-cell>
          <table:table-cell table:style-name="ce290" table:formula="of:=IF(LEN([.C83])&gt;0;CONCATENATE(['uCANca Info'.I84];&quot;&quot;);&quot;&quot;)">
            <text:p/>
          </table:table-cell>
          <table:table-cell table:style-name="ce292" table:formula="of:=IF([$'uCANca Info'.$K84];[$'uCANca Info'.C84];&quot;&quot;)">
            <text:p/>
          </table:table-cell>
          <table:table-cell table:style-name="ce295"/>
          <table:table-cell table:style-name="ce286" table:formula="of:=IF([$'uCANca Info'.$K184];['uCANca Info'.H84];&quot;&quot;)">
            <text:p/>
          </table:table-cell>
          <table:table-cell table:style-name="ce286" table:formula="of:=IF([$'uCANca Info'.$K84];IF([$'uCANca Info'.E84]=&quot;&quot;;&quot;&quot;;[$'uCANca Info'.E84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85];VLOOKUP([$'uCANca Info'.A85];[$Dictionary.$G$2:.$I$10];2;0);&quot;&quot;)">
            <text:p/>
          </table:table-cell>
          <table:table-cell table:style-name="ce286" table:formula="of:=IF([$'uCANca Info'.$K85];VLOOKUP([$'uCANca Info'.$A85];[$Dictionary.$G$2:.$I$10];3;0);&quot;&quot;)">
            <text:p/>
          </table:table-cell>
          <table:table-cell table:style-name="ce286" table:formula="of:=IF([$'uCANca Info'.$K85];IF(LEN([$'uCANca Info'.G85])&gt;0;[$'uCANca Info'.G85];[$'uCANca Info'.D85]);&quot;&quot;)">
            <text:p/>
          </table:table-cell>
          <table:table-cell table:style-name="ce288" table:formula="of:=IF([$'uCANca Info'.$K85];VLOOKUP([$'uCANca Info'.$D85];[$Dictionary.$C$2:.$E$47];2;0);&quot;&quot;)">
            <text:p/>
          </table:table-cell>
          <table:table-cell table:style-name="ce290" table:formula="of:=IF(LEN([.C84])&gt;0;CONCATENATE(['uCANca Info'.I85];&quot;&quot;);&quot;&quot;)">
            <text:p/>
          </table:table-cell>
          <table:table-cell table:style-name="ce292" table:formula="of:=IF([$'uCANca Info'.$K85];[$'uCANca Info'.C85];&quot;&quot;)">
            <text:p/>
          </table:table-cell>
          <table:table-cell table:style-name="ce295"/>
          <table:table-cell table:style-name="ce286" table:formula="of:=IF([$'uCANca Info'.$K185];['uCANca Info'.H85];&quot;&quot;)">
            <text:p/>
          </table:table-cell>
          <table:table-cell table:style-name="ce286" table:formula="of:=IF([$'uCANca Info'.$K85];IF([$'uCANca Info'.E85]=&quot;&quot;;&quot;&quot;;[$'uCANca Info'.E85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86];VLOOKUP([$'uCANca Info'.A86];[$Dictionary.$G$2:.$I$10];2;0);&quot;&quot;)">
            <text:p/>
          </table:table-cell>
          <table:table-cell table:style-name="ce286" table:formula="of:=IF([$'uCANca Info'.$K86];VLOOKUP([$'uCANca Info'.$A86];[$Dictionary.$G$2:.$I$10];3;0);&quot;&quot;)">
            <text:p/>
          </table:table-cell>
          <table:table-cell table:style-name="ce286" table:formula="of:=IF([$'uCANca Info'.$K86];IF(LEN([$'uCANca Info'.G86])&gt;0;[$'uCANca Info'.G86];[$'uCANca Info'.D86]);&quot;&quot;)">
            <text:p/>
          </table:table-cell>
          <table:table-cell table:style-name="ce288" table:formula="of:=IF([$'uCANca Info'.$K86];VLOOKUP([$'uCANca Info'.$D86];[$Dictionary.$C$2:.$E$47];2;0);&quot;&quot;)">
            <text:p/>
          </table:table-cell>
          <table:table-cell table:style-name="ce290" table:formula="of:=IF(LEN([.C85])&gt;0;CONCATENATE(['uCANca Info'.I86];&quot;&quot;);&quot;&quot;)">
            <text:p/>
          </table:table-cell>
          <table:table-cell table:style-name="ce292" table:formula="of:=IF([$'uCANca Info'.$K86];[$'uCANca Info'.C86];&quot;&quot;)">
            <text:p/>
          </table:table-cell>
          <table:table-cell table:style-name="ce295"/>
          <table:table-cell table:style-name="ce286" table:formula="of:=IF([$'uCANca Info'.$K186];['uCANca Info'.H86];&quot;&quot;)">
            <text:p/>
          </table:table-cell>
          <table:table-cell table:style-name="ce286" table:formula="of:=IF([$'uCANca Info'.$K86];IF([$'uCANca Info'.E86]=&quot;&quot;;&quot;&quot;;[$'uCANca Info'.E86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87];VLOOKUP([$'uCANca Info'.A87];[$Dictionary.$G$2:.$I$10];2;0);&quot;&quot;)">
            <text:p/>
          </table:table-cell>
          <table:table-cell table:style-name="ce286" table:formula="of:=IF([$'uCANca Info'.$K87];VLOOKUP([$'uCANca Info'.$A87];[$Dictionary.$G$2:.$I$10];3;0);&quot;&quot;)">
            <text:p/>
          </table:table-cell>
          <table:table-cell table:style-name="ce286" table:formula="of:=IF([$'uCANca Info'.$K87];IF(LEN([$'uCANca Info'.G87])&gt;0;[$'uCANca Info'.G87];[$'uCANca Info'.D87]);&quot;&quot;)">
            <text:p/>
          </table:table-cell>
          <table:table-cell table:style-name="ce288" table:formula="of:=IF([$'uCANca Info'.$K87];VLOOKUP([$'uCANca Info'.$D87];[$Dictionary.$C$2:.$E$47];2;0);&quot;&quot;)">
            <text:p/>
          </table:table-cell>
          <table:table-cell table:style-name="ce290" table:formula="of:=IF(LEN([.C86])&gt;0;CONCATENATE(['uCANca Info'.I87];&quot;&quot;);&quot;&quot;)">
            <text:p/>
          </table:table-cell>
          <table:table-cell table:style-name="ce292" table:formula="of:=IF([$'uCANca Info'.$K87];[$'uCANca Info'.C87];&quot;&quot;)">
            <text:p/>
          </table:table-cell>
          <table:table-cell table:style-name="ce295"/>
          <table:table-cell table:style-name="ce286" table:formula="of:=IF([$'uCANca Info'.$K187];['uCANca Info'.H87];&quot;&quot;)">
            <text:p/>
          </table:table-cell>
          <table:table-cell table:style-name="ce286" table:formula="of:=IF([$'uCANca Info'.$K87];IF([$'uCANca Info'.E87]=&quot;&quot;;&quot;&quot;;[$'uCANca Info'.E87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88];VLOOKUP([$'uCANca Info'.A88];[$Dictionary.$G$2:.$I$10];2;0);&quot;&quot;)">
            <text:p/>
          </table:table-cell>
          <table:table-cell table:style-name="ce286" table:formula="of:=IF([$'uCANca Info'.$K88];VLOOKUP([$'uCANca Info'.$A88];[$Dictionary.$G$2:.$I$10];3;0);&quot;&quot;)">
            <text:p/>
          </table:table-cell>
          <table:table-cell table:style-name="ce286" table:formula="of:=IF([$'uCANca Info'.$K88];IF(LEN([$'uCANca Info'.G88])&gt;0;[$'uCANca Info'.G88];[$'uCANca Info'.D88]);&quot;&quot;)">
            <text:p/>
          </table:table-cell>
          <table:table-cell table:style-name="ce288" table:formula="of:=IF([$'uCANca Info'.$K88];VLOOKUP([$'uCANca Info'.$D88];[$Dictionary.$C$2:.$E$47];2;0);&quot;&quot;)">
            <text:p/>
          </table:table-cell>
          <table:table-cell table:style-name="ce290" table:formula="of:=IF(LEN([.C87])&gt;0;CONCATENATE(['uCANca Info'.I88];&quot;&quot;);&quot;&quot;)">
            <text:p/>
          </table:table-cell>
          <table:table-cell table:style-name="ce292" table:formula="of:=IF([$'uCANca Info'.$K88];[$'uCANca Info'.C88];&quot;&quot;)">
            <text:p/>
          </table:table-cell>
          <table:table-cell table:style-name="ce295"/>
          <table:table-cell table:style-name="ce286" table:formula="of:=IF([$'uCANca Info'.$K188];['uCANca Info'.H88];&quot;&quot;)">
            <text:p/>
          </table:table-cell>
          <table:table-cell table:style-name="ce286" table:formula="of:=IF([$'uCANca Info'.$K88];IF([$'uCANca Info'.E88]=&quot;&quot;;&quot;&quot;;[$'uCANca Info'.E88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89];VLOOKUP([$'uCANca Info'.A89];[$Dictionary.$G$2:.$I$10];2;0);&quot;&quot;)">
            <text:p/>
          </table:table-cell>
          <table:table-cell table:style-name="ce286" table:formula="of:=IF([$'uCANca Info'.$K89];VLOOKUP([$'uCANca Info'.$A89];[$Dictionary.$G$2:.$I$10];3;0);&quot;&quot;)">
            <text:p/>
          </table:table-cell>
          <table:table-cell table:style-name="ce286" table:formula="of:=IF([$'uCANca Info'.$K89];IF(LEN([$'uCANca Info'.G89])&gt;0;[$'uCANca Info'.G89];[$'uCANca Info'.D89]);&quot;&quot;)">
            <text:p/>
          </table:table-cell>
          <table:table-cell table:style-name="ce288" table:formula="of:=IF([$'uCANca Info'.$K89];VLOOKUP([$'uCANca Info'.$D89];[$Dictionary.$C$2:.$E$47];2;0);&quot;&quot;)">
            <text:p/>
          </table:table-cell>
          <table:table-cell table:style-name="ce290" table:formula="of:=IF(LEN([.C88])&gt;0;CONCATENATE(['uCANca Info'.I89];&quot;&quot;);&quot;&quot;)">
            <text:p/>
          </table:table-cell>
          <table:table-cell table:style-name="ce292" table:formula="of:=IF([$'uCANca Info'.$K89];[$'uCANca Info'.C89];&quot;&quot;)">
            <text:p/>
          </table:table-cell>
          <table:table-cell table:style-name="ce295"/>
          <table:table-cell table:style-name="ce286" table:formula="of:=IF([$'uCANca Info'.$K189];['uCANca Info'.H89];&quot;&quot;)">
            <text:p/>
          </table:table-cell>
          <table:table-cell table:style-name="ce286" table:formula="of:=IF([$'uCANca Info'.$K89];IF([$'uCANca Info'.E89]=&quot;&quot;;&quot;&quot;;[$'uCANca Info'.E89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90];VLOOKUP([$'uCANca Info'.A90];[$Dictionary.$G$2:.$I$10];2;0);&quot;&quot;)">
            <text:p/>
          </table:table-cell>
          <table:table-cell table:style-name="ce286" table:formula="of:=IF([$'uCANca Info'.$K90];VLOOKUP([$'uCANca Info'.$A90];[$Dictionary.$G$2:.$I$10];3;0);&quot;&quot;)">
            <text:p/>
          </table:table-cell>
          <table:table-cell table:style-name="ce286" table:formula="of:=IF([$'uCANca Info'.$K90];IF(LEN([$'uCANca Info'.G90])&gt;0;[$'uCANca Info'.G90];[$'uCANca Info'.D90]);&quot;&quot;)">
            <text:p/>
          </table:table-cell>
          <table:table-cell table:style-name="ce288" table:formula="of:=IF([$'uCANca Info'.$K90];VLOOKUP([$'uCANca Info'.$D90];[$Dictionary.$C$2:.$E$47];2;0);&quot;&quot;)">
            <text:p/>
          </table:table-cell>
          <table:table-cell table:style-name="ce290" table:formula="of:=IF(LEN([.C89])&gt;0;CONCATENATE(['uCANca Info'.I90];&quot;&quot;);&quot;&quot;)">
            <text:p/>
          </table:table-cell>
          <table:table-cell table:style-name="ce292" table:formula="of:=IF([$'uCANca Info'.$K90];[$'uCANca Info'.C90];&quot;&quot;)">
            <text:p/>
          </table:table-cell>
          <table:table-cell table:style-name="ce295"/>
          <table:table-cell table:style-name="ce286" table:formula="of:=IF([$'uCANca Info'.$K190];['uCANca Info'.H90];&quot;&quot;)">
            <text:p/>
          </table:table-cell>
          <table:table-cell table:style-name="ce286" table:formula="of:=IF([$'uCANca Info'.$K90];IF([$'uCANca Info'.E90]=&quot;&quot;;&quot;&quot;;[$'uCANca Info'.E90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91];VLOOKUP([$'uCANca Info'.A91];[$Dictionary.$G$2:.$I$10];2;0);&quot;&quot;)">
            <text:p/>
          </table:table-cell>
          <table:table-cell table:style-name="ce286" table:formula="of:=IF([$'uCANca Info'.$K91];VLOOKUP([$'uCANca Info'.$A91];[$Dictionary.$G$2:.$I$10];3;0);&quot;&quot;)">
            <text:p/>
          </table:table-cell>
          <table:table-cell table:style-name="ce286" table:formula="of:=IF([$'uCANca Info'.$K91];IF(LEN([$'uCANca Info'.G91])&gt;0;[$'uCANca Info'.G91];[$'uCANca Info'.D91]);&quot;&quot;)">
            <text:p/>
          </table:table-cell>
          <table:table-cell table:style-name="ce288" table:formula="of:=IF([$'uCANca Info'.$K91];VLOOKUP([$'uCANca Info'.$D91];[$Dictionary.$C$2:.$E$47];2;0);&quot;&quot;)">
            <text:p/>
          </table:table-cell>
          <table:table-cell table:style-name="ce290" table:formula="of:=IF(LEN([.C90])&gt;0;CONCATENATE(['uCANca Info'.I91];&quot;&quot;);&quot;&quot;)">
            <text:p/>
          </table:table-cell>
          <table:table-cell table:style-name="ce292" table:formula="of:=IF([$'uCANca Info'.$K91];[$'uCANca Info'.C91];&quot;&quot;)">
            <text:p/>
          </table:table-cell>
          <table:table-cell table:style-name="ce295"/>
          <table:table-cell table:style-name="ce286" table:formula="of:=IF([$'uCANca Info'.$K191];['uCANca Info'.H91];&quot;&quot;)">
            <text:p/>
          </table:table-cell>
          <table:table-cell table:style-name="ce286" table:formula="of:=IF([$'uCANca Info'.$K91];IF([$'uCANca Info'.E91]=&quot;&quot;;&quot;&quot;;[$'uCANca Info'.E91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92];VLOOKUP([$'uCANca Info'.A92];[$Dictionary.$G$2:.$I$10];2;0);&quot;&quot;)">
            <text:p/>
          </table:table-cell>
          <table:table-cell table:style-name="ce286" table:formula="of:=IF([$'uCANca Info'.$K92];VLOOKUP([$'uCANca Info'.$A92];[$Dictionary.$G$2:.$I$10];3;0);&quot;&quot;)">
            <text:p/>
          </table:table-cell>
          <table:table-cell table:style-name="ce286" table:formula="of:=IF([$'uCANca Info'.$K92];IF(LEN([$'uCANca Info'.G92])&gt;0;[$'uCANca Info'.G92];[$'uCANca Info'.D92]);&quot;&quot;)">
            <text:p/>
          </table:table-cell>
          <table:table-cell table:style-name="ce288" table:formula="of:=IF([$'uCANca Info'.$K92];VLOOKUP([$'uCANca Info'.$D92];[$Dictionary.$C$2:.$E$47];2;0);&quot;&quot;)">
            <text:p/>
          </table:table-cell>
          <table:table-cell table:style-name="ce290" table:formula="of:=IF(LEN([.C91])&gt;0;CONCATENATE(['uCANca Info'.I92];&quot;&quot;);&quot;&quot;)">
            <text:p/>
          </table:table-cell>
          <table:table-cell table:style-name="ce292" table:formula="of:=IF([$'uCANca Info'.$K92];[$'uCANca Info'.C92];&quot;&quot;)">
            <text:p/>
          </table:table-cell>
          <table:table-cell table:style-name="ce295"/>
          <table:table-cell table:style-name="ce286" table:formula="of:=IF([$'uCANca Info'.$K192];['uCANca Info'.H92];&quot;&quot;)">
            <text:p/>
          </table:table-cell>
          <table:table-cell table:style-name="ce286" table:formula="of:=IF([$'uCANca Info'.$K92];IF([$'uCANca Info'.E92]=&quot;&quot;;&quot;&quot;;[$'uCANca Info'.E92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93];VLOOKUP([$'uCANca Info'.A93];[$Dictionary.$G$2:.$I$10];2;0);&quot;&quot;)">
            <text:p/>
          </table:table-cell>
          <table:table-cell table:style-name="ce286" table:formula="of:=IF([$'uCANca Info'.$K93];VLOOKUP([$'uCANca Info'.$A93];[$Dictionary.$G$2:.$I$10];3;0);&quot;&quot;)">
            <text:p/>
          </table:table-cell>
          <table:table-cell table:style-name="ce286" table:formula="of:=IF([$'uCANca Info'.$K93];IF(LEN([$'uCANca Info'.G93])&gt;0;[$'uCANca Info'.G93];[$'uCANca Info'.D93]);&quot;&quot;)">
            <text:p/>
          </table:table-cell>
          <table:table-cell table:style-name="ce288" table:formula="of:=IF([$'uCANca Info'.$K93];VLOOKUP([$'uCANca Info'.$D93];[$Dictionary.$C$2:.$E$47];2;0);&quot;&quot;)">
            <text:p/>
          </table:table-cell>
          <table:table-cell table:style-name="ce290" table:formula="of:=IF(LEN([.C92])&gt;0;CONCATENATE(['uCANca Info'.I93];&quot;&quot;);&quot;&quot;)">
            <text:p/>
          </table:table-cell>
          <table:table-cell table:style-name="ce292" table:formula="of:=IF([$'uCANca Info'.$K93];[$'uCANca Info'.C93];&quot;&quot;)">
            <text:p/>
          </table:table-cell>
          <table:table-cell table:style-name="ce295"/>
          <table:table-cell table:style-name="ce286" table:formula="of:=IF([$'uCANca Info'.$K193];['uCANca Info'.H93];&quot;&quot;)">
            <text:p/>
          </table:table-cell>
          <table:table-cell table:style-name="ce286" table:formula="of:=IF([$'uCANca Info'.$K93];IF([$'uCANca Info'.E93]=&quot;&quot;;&quot;&quot;;[$'uCANca Info'.E93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94];VLOOKUP([$'uCANca Info'.A94];[$Dictionary.$G$2:.$I$10];2;0);&quot;&quot;)">
            <text:p/>
          </table:table-cell>
          <table:table-cell table:style-name="ce286" table:formula="of:=IF([$'uCANca Info'.$K94];VLOOKUP([$'uCANca Info'.$A94];[$Dictionary.$G$2:.$I$10];3;0);&quot;&quot;)">
            <text:p/>
          </table:table-cell>
          <table:table-cell table:style-name="ce286" table:formula="of:=IF([$'uCANca Info'.$K94];IF(LEN([$'uCANca Info'.G94])&gt;0;[$'uCANca Info'.G94];[$'uCANca Info'.D94]);&quot;&quot;)">
            <text:p/>
          </table:table-cell>
          <table:table-cell table:style-name="ce288" table:formula="of:=IF([$'uCANca Info'.$K94];VLOOKUP([$'uCANca Info'.$D94];[$Dictionary.$C$2:.$E$47];2;0);&quot;&quot;)">
            <text:p/>
          </table:table-cell>
          <table:table-cell table:style-name="ce290" table:formula="of:=IF(LEN([.C93])&gt;0;CONCATENATE(['uCANca Info'.I94];&quot;&quot;);&quot;&quot;)">
            <text:p/>
          </table:table-cell>
          <table:table-cell table:style-name="ce292" table:formula="of:=IF([$'uCANca Info'.$K94];[$'uCANca Info'.C94];&quot;&quot;)">
            <text:p/>
          </table:table-cell>
          <table:table-cell table:style-name="ce295"/>
          <table:table-cell table:style-name="ce286" table:formula="of:=IF([$'uCANca Info'.$K194];['uCANca Info'.H94];&quot;&quot;)">
            <text:p/>
          </table:table-cell>
          <table:table-cell table:style-name="ce286" table:formula="of:=IF([$'uCANca Info'.$K94];IF([$'uCANca Info'.E94]=&quot;&quot;;&quot;&quot;;[$'uCANca Info'.E94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95];VLOOKUP([$'uCANca Info'.A95];[$Dictionary.$G$2:.$I$10];2;0);&quot;&quot;)">
            <text:p/>
          </table:table-cell>
          <table:table-cell table:style-name="ce286" table:formula="of:=IF([$'uCANca Info'.$K95];VLOOKUP([$'uCANca Info'.$A95];[$Dictionary.$G$2:.$I$10];3;0);&quot;&quot;)">
            <text:p/>
          </table:table-cell>
          <table:table-cell table:style-name="ce286" table:formula="of:=IF([$'uCANca Info'.$K95];IF(LEN([$'uCANca Info'.G95])&gt;0;[$'uCANca Info'.G95];[$'uCANca Info'.D95]);&quot;&quot;)">
            <text:p/>
          </table:table-cell>
          <table:table-cell table:style-name="ce288" table:formula="of:=IF([$'uCANca Info'.$K95];VLOOKUP([$'uCANca Info'.$D95];[$Dictionary.$C$2:.$E$47];2;0);&quot;&quot;)">
            <text:p/>
          </table:table-cell>
          <table:table-cell table:style-name="ce290" table:formula="of:=IF(LEN([.C94])&gt;0;CONCATENATE(['uCANca Info'.I95];&quot;&quot;);&quot;&quot;)">
            <text:p/>
          </table:table-cell>
          <table:table-cell table:style-name="ce292" table:formula="of:=IF([$'uCANca Info'.$K95];[$'uCANca Info'.C95];&quot;&quot;)">
            <text:p/>
          </table:table-cell>
          <table:table-cell table:style-name="ce295"/>
          <table:table-cell table:style-name="ce286" table:formula="of:=IF([$'uCANca Info'.$K195];['uCANca Info'.H95];&quot;&quot;)">
            <text:p/>
          </table:table-cell>
          <table:table-cell table:style-name="ce286" table:formula="of:=IF([$'uCANca Info'.$K95];IF([$'uCANca Info'.E95]=&quot;&quot;;&quot;&quot;;[$'uCANca Info'.E95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96];VLOOKUP([$'uCANca Info'.A96];[$Dictionary.$G$2:.$I$10];2;0);&quot;&quot;)">
            <text:p/>
          </table:table-cell>
          <table:table-cell table:style-name="ce286" table:formula="of:=IF([$'uCANca Info'.$K96];VLOOKUP([$'uCANca Info'.$A96];[$Dictionary.$G$2:.$I$10];3;0);&quot;&quot;)">
            <text:p/>
          </table:table-cell>
          <table:table-cell table:style-name="ce286" table:formula="of:=IF([$'uCANca Info'.$K96];IF(LEN([$'uCANca Info'.G96])&gt;0;[$'uCANca Info'.G96];[$'uCANca Info'.D96]);&quot;&quot;)">
            <text:p/>
          </table:table-cell>
          <table:table-cell table:style-name="ce288" table:formula="of:=IF([$'uCANca Info'.$K96];VLOOKUP([$'uCANca Info'.$D96];[$Dictionary.$C$2:.$E$47];2;0);&quot;&quot;)">
            <text:p/>
          </table:table-cell>
          <table:table-cell table:style-name="ce290" table:formula="of:=IF(LEN([.C95])&gt;0;CONCATENATE(['uCANca Info'.I96];&quot;&quot;);&quot;&quot;)">
            <text:p/>
          </table:table-cell>
          <table:table-cell table:style-name="ce292" table:formula="of:=IF([$'uCANca Info'.$K96];[$'uCANca Info'.C96];&quot;&quot;)">
            <text:p/>
          </table:table-cell>
          <table:table-cell table:style-name="ce295"/>
          <table:table-cell table:style-name="ce286" table:formula="of:=IF([$'uCANca Info'.$K196];['uCANca Info'.H96];&quot;&quot;)">
            <text:p/>
          </table:table-cell>
          <table:table-cell table:style-name="ce286" table:formula="of:=IF([$'uCANca Info'.$K96];IF([$'uCANca Info'.E96]=&quot;&quot;;&quot;&quot;;[$'uCANca Info'.E96]);&quot;&quot;)">
            <text:p/>
          </table:table-cell>
          <table:table-cell table:number-columns-repeated="4"/>
          <table:table-cell table:style-name="ce299"/>
          <table:table-cell table:style-name="ce300"/>
          <table:table-cell table:number-columns-repeated="1009"/>
        </table:table-row>
        <table:table-row table:style-name="ro10">
          <table:table-cell table:style-name="ce286" table:formula="of:=IF([$'uCANca Info'.$K97];VLOOKUP([$'uCANca Info'.A97];[$Dictionary.$G$2:.$I$10];2;0);&quot;&quot;)">
            <text:p/>
          </table:table-cell>
          <table:table-cell table:style-name="ce286" table:formula="of:=IF([$'uCANca Info'.$K97];VLOOKUP([$'uCANca Info'.$A97];[$Dictionary.$G$2:.$I$10];3;0);&quot;&quot;)">
            <text:p/>
          </table:table-cell>
          <table:table-cell table:style-name="ce286" table:formula="of:=IF([$'uCANca Info'.$K97];IF(LEN([$'uCANca Info'.G97])&gt;0;[$'uCANca Info'.G97];[$'uCANca Info'.D97]);&quot;&quot;)">
            <text:p/>
          </table:table-cell>
          <table:table-cell table:style-name="ce288" table:formula="of:=IF([$'uCANca Info'.$K97];VLOOKUP([$'uCANca Info'.$D97];[$Dictionary.$C$2:.$E$47];2;0);&quot;&quot;)">
            <text:p/>
          </table:table-cell>
          <table:table-cell table:style-name="ce290" table:formula="of:=IF(LEN([.C96])&gt;0;CONCATENATE(['uCANca Info'.I97];&quot;&quot;);&quot;&quot;)">
            <text:p/>
          </table:table-cell>
          <table:table-cell table:style-name="ce292" table:formula="of:=IF([$'uCANca Info'.$K97];[$'uCANca Info'.C97];&quot;&quot;)">
            <text:p/>
          </table:table-cell>
          <table:table-cell table:style-name="ce295"/>
          <table:table-cell table:style-name="ce286" table:formula="of:=IF([$'uCANca Info'.$K197];['uCANca Info'.H97];&quot;&quot;)">
            <text:p/>
          </table:table-cell>
          <table:table-cell table:style-name="ce286" table:formula="of:=IF([$'uCANca Info'.$K97];IF([$'uCANca Info'.E97]=&quot;&quot;;&quot;&quot;;[$'uCANca Info'.E97]);&quot;&quot;)">
            <text:p/>
          </table:table-cell>
          <table:table-cell table:number-columns-repeated="4"/>
          <table:table-cell table:style-name="ce299"/>
          <table:table-cell table:style-name="ce300"/>
          <table:table-cell table:number-columns-repeated="1009"/>
        </table:table-row>
        <table:table-row table:style-name="ro10">
          <table:table-cell table:style-name="ce286" table:formula="of:=IF([$'uCANca Info'.$K98];VLOOKUP([$'uCANca Info'.A98];[$Dictionary.$G$2:.$I$10];2;0);&quot;&quot;)">
            <text:p/>
          </table:table-cell>
          <table:table-cell table:style-name="ce286" table:formula="of:=IF([$'uCANca Info'.$K98];VLOOKUP([$'uCANca Info'.$A98];[$Dictionary.$G$2:.$I$10];3;0);&quot;&quot;)">
            <text:p/>
          </table:table-cell>
          <table:table-cell table:style-name="ce286" table:formula="of:=IF([$'uCANca Info'.$K98];IF(LEN([$'uCANca Info'.G98])&gt;0;[$'uCANca Info'.G98];[$'uCANca Info'.D98]);&quot;&quot;)">
            <text:p/>
          </table:table-cell>
          <table:table-cell table:style-name="ce288" table:formula="of:=IF([$'uCANca Info'.$K98];VLOOKUP([$'uCANca Info'.$D98];[$Dictionary.$C$2:.$E$47];2;0);&quot;&quot;)">
            <text:p/>
          </table:table-cell>
          <table:table-cell table:style-name="ce290" table:formula="of:=IF(LEN([.C97])&gt;0;CONCATENATE(['uCANca Info'.I98];&quot;&quot;);&quot;&quot;)">
            <text:p/>
          </table:table-cell>
          <table:table-cell table:style-name="ce292" table:formula="of:=IF([$'uCANca Info'.$K98];[$'uCANca Info'.C98];&quot;&quot;)">
            <text:p/>
          </table:table-cell>
          <table:table-cell table:style-name="ce295"/>
          <table:table-cell table:style-name="ce286" table:formula="of:=IF([$'uCANca Info'.$K198];['uCANca Info'.H98];&quot;&quot;)">
            <text:p/>
          </table:table-cell>
          <table:table-cell table:style-name="ce286" table:formula="of:=IF([$'uCANca Info'.$K98];IF([$'uCANca Info'.E98]=&quot;&quot;;&quot;&quot;;[$'uCANca Info'.E98]);&quot;&quot;)">
            <text:p/>
          </table:table-cell>
          <table:table-cell table:number-columns-repeated="4"/>
          <table:table-cell table:style-name="ce299"/>
          <table:table-cell table:style-name="ce300"/>
          <table:table-cell table:number-columns-repeated="1009"/>
        </table:table-row>
        <table:table-row table:style-name="ro10">
          <table:table-cell table:style-name="ce286" table:formula="of:=IF([$'uCANca Info'.$K99];VLOOKUP([$'uCANca Info'.A99];[$Dictionary.$G$2:.$I$10];2;0);&quot;&quot;)">
            <text:p/>
          </table:table-cell>
          <table:table-cell table:style-name="ce286" table:formula="of:=IF([$'uCANca Info'.$K99];VLOOKUP([$'uCANca Info'.$A99];[$Dictionary.$G$2:.$I$10];3;0);&quot;&quot;)">
            <text:p/>
          </table:table-cell>
          <table:table-cell table:style-name="ce286" table:formula="of:=IF([$'uCANca Info'.$K99];IF(LEN([$'uCANca Info'.G99])&gt;0;[$'uCANca Info'.G99];[$'uCANca Info'.D99]);&quot;&quot;)">
            <text:p/>
          </table:table-cell>
          <table:table-cell table:style-name="ce288" table:formula="of:=IF([$'uCANca Info'.$K99];VLOOKUP([$'uCANca Info'.$D99];[$Dictionary.$C$2:.$E$47];2;0);&quot;&quot;)">
            <text:p/>
          </table:table-cell>
          <table:table-cell table:style-name="ce290" table:formula="of:=IF(LEN([.C98])&gt;0;CONCATENATE(['uCANca Info'.I99];&quot;&quot;);&quot;&quot;)">
            <text:p/>
          </table:table-cell>
          <table:table-cell table:style-name="ce292" table:formula="of:=IF([$'uCANca Info'.$K99];[$'uCANca Info'.C99];&quot;&quot;)">
            <text:p/>
          </table:table-cell>
          <table:table-cell table:style-name="ce295"/>
          <table:table-cell table:style-name="ce286" table:formula="of:=IF([$'uCANca Info'.$K199];['uCANca Info'.H99];&quot;&quot;)">
            <text:p/>
          </table:table-cell>
          <table:table-cell table:style-name="ce286" table:formula="of:=IF([$'uCANca Info'.$K99];IF([$'uCANca Info'.E99]=&quot;&quot;;&quot;&quot;;[$'uCANca Info'.E99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00];VLOOKUP([$'uCANca Info'.A100];[$Dictionary.$G$2:.$I$10];2;0);&quot;&quot;)">
            <text:p/>
          </table:table-cell>
          <table:table-cell table:style-name="ce286" table:formula="of:=IF([$'uCANca Info'.$K100];VLOOKUP([$'uCANca Info'.$A100];[$Dictionary.$G$2:.$I$10];3;0);&quot;&quot;)">
            <text:p/>
          </table:table-cell>
          <table:table-cell table:style-name="ce286" table:formula="of:=IF([$'uCANca Info'.$K100];IF(LEN([$'uCANca Info'.G100])&gt;0;[$'uCANca Info'.G100];[$'uCANca Info'.D100]);&quot;&quot;)">
            <text:p/>
          </table:table-cell>
          <table:table-cell table:style-name="ce288" table:formula="of:=IF([$'uCANca Info'.$K100];VLOOKUP([$'uCANca Info'.$D100];[$Dictionary.$C$2:.$E$47];2;0);&quot;&quot;)">
            <text:p/>
          </table:table-cell>
          <table:table-cell table:style-name="ce290" table:formula="of:=IF(LEN([.C99])&gt;0;CONCATENATE(['uCANca Info'.I100];&quot;&quot;);&quot;&quot;)">
            <text:p/>
          </table:table-cell>
          <table:table-cell table:style-name="ce292" table:formula="of:=IF([$'uCANca Info'.$K100];[$'uCANca Info'.C100];&quot;&quot;)">
            <text:p/>
          </table:table-cell>
          <table:table-cell table:style-name="ce295"/>
          <table:table-cell table:style-name="ce286" table:formula="of:=IF([$'uCANca Info'.$K200];['uCANca Info'.H100];&quot;&quot;)">
            <text:p/>
          </table:table-cell>
          <table:table-cell table:style-name="ce286" table:formula="of:=IF([$'uCANca Info'.$K100];IF([$'uCANca Info'.E100]=&quot;&quot;;&quot;&quot;;[$'uCANca Info'.E100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01];VLOOKUP([$'uCANca Info'.A101];[$Dictionary.$G$2:.$I$10];2;0);&quot;&quot;)">
            <text:p/>
          </table:table-cell>
          <table:table-cell table:style-name="ce286" table:formula="of:=IF([$'uCANca Info'.$K101];VLOOKUP([$'uCANca Info'.$A101];[$Dictionary.$G$2:.$I$10];3;0);&quot;&quot;)">
            <text:p/>
          </table:table-cell>
          <table:table-cell table:style-name="ce286" table:formula="of:=IF([$'uCANca Info'.$K101];IF(LEN([$'uCANca Info'.G101])&gt;0;[$'uCANca Info'.G101];[$'uCANca Info'.D101]);&quot;&quot;)">
            <text:p/>
          </table:table-cell>
          <table:table-cell table:style-name="ce288" table:formula="of:=IF([$'uCANca Info'.$K101];VLOOKUP([$'uCANca Info'.$D101];[$Dictionary.$C$2:.$E$47];2;0);&quot;&quot;)">
            <text:p/>
          </table:table-cell>
          <table:table-cell table:style-name="ce290" table:formula="of:=IF(LEN([.C100])&gt;0;CONCATENATE(['uCANca Info'.I101];&quot;&quot;);&quot;&quot;)">
            <text:p/>
          </table:table-cell>
          <table:table-cell table:style-name="ce292" table:formula="of:=IF([$'uCANca Info'.$K101];[$'uCANca Info'.C101];&quot;&quot;)">
            <text:p/>
          </table:table-cell>
          <table:table-cell table:style-name="ce295"/>
          <table:table-cell table:style-name="ce286" table:formula="of:=IF([$'uCANca Info'.$K201];['uCANca Info'.H101];&quot;&quot;)">
            <text:p/>
          </table:table-cell>
          <table:table-cell table:style-name="ce286" table:formula="of:=IF([$'uCANca Info'.$K101];IF([$'uCANca Info'.E101]=&quot;&quot;;&quot;&quot;;[$'uCANca Info'.E101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02];VLOOKUP([$'uCANca Info'.A102];[$Dictionary.$G$2:.$I$10];2;0);&quot;&quot;)">
            <text:p/>
          </table:table-cell>
          <table:table-cell table:style-name="ce286" table:formula="of:=IF([$'uCANca Info'.$K102];VLOOKUP([$'uCANca Info'.$A102];[$Dictionary.$G$2:.$I$10];3;0);&quot;&quot;)">
            <text:p/>
          </table:table-cell>
          <table:table-cell table:style-name="ce286" table:formula="of:=IF([$'uCANca Info'.$K102];IF(LEN([$'uCANca Info'.G102])&gt;0;[$'uCANca Info'.G102];[$'uCANca Info'.D102]);&quot;&quot;)">
            <text:p/>
          </table:table-cell>
          <table:table-cell table:style-name="ce288" table:formula="of:=IF([$'uCANca Info'.$K102];VLOOKUP([$'uCANca Info'.$D102];[$Dictionary.$C$2:.$E$47];2;0);&quot;&quot;)">
            <text:p/>
          </table:table-cell>
          <table:table-cell table:style-name="ce290" table:formula="of:=IF(LEN([.C101])&gt;0;CONCATENATE(['uCANca Info'.I102];&quot;&quot;);&quot;&quot;)">
            <text:p/>
          </table:table-cell>
          <table:table-cell table:style-name="ce292" table:formula="of:=IF([$'uCANca Info'.$K102];[$'uCANca Info'.C102];&quot;&quot;)">
            <text:p/>
          </table:table-cell>
          <table:table-cell table:style-name="ce295"/>
          <table:table-cell table:style-name="ce286" table:formula="of:=IF([$'uCANca Info'.$K202];['uCANca Info'.H102];&quot;&quot;)">
            <text:p/>
          </table:table-cell>
          <table:table-cell table:style-name="ce286" table:formula="of:=IF([$'uCANca Info'.$K102];IF([$'uCANca Info'.E102]=&quot;&quot;;&quot;&quot;;[$'uCANca Info'.E102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03];VLOOKUP([$'uCANca Info'.A103];[$Dictionary.$G$2:.$I$10];2;0);&quot;&quot;)">
            <text:p/>
          </table:table-cell>
          <table:table-cell table:style-name="ce286" table:formula="of:=IF([$'uCANca Info'.$K103];VLOOKUP([$'uCANca Info'.$A103];[$Dictionary.$G$2:.$I$10];3;0);&quot;&quot;)">
            <text:p/>
          </table:table-cell>
          <table:table-cell table:style-name="ce286" table:formula="of:=IF([$'uCANca Info'.$K103];IF(LEN([$'uCANca Info'.G103])&gt;0;[$'uCANca Info'.G103];[$'uCANca Info'.D103]);&quot;&quot;)">
            <text:p/>
          </table:table-cell>
          <table:table-cell table:style-name="ce288" table:formula="of:=IF([$'uCANca Info'.$K103];VLOOKUP([$'uCANca Info'.$D103];[$Dictionary.$C$2:.$E$47];2;0);&quot;&quot;)">
            <text:p/>
          </table:table-cell>
          <table:table-cell table:style-name="ce290" table:formula="of:=IF(LEN([.C102])&gt;0;CONCATENATE(['uCANca Info'.I103];&quot;&quot;);&quot;&quot;)">
            <text:p/>
          </table:table-cell>
          <table:table-cell table:style-name="ce292" table:formula="of:=IF([$'uCANca Info'.$K103];[$'uCANca Info'.C103];&quot;&quot;)">
            <text:p/>
          </table:table-cell>
          <table:table-cell table:style-name="ce295"/>
          <table:table-cell table:style-name="ce286" table:formula="of:=IF([$'uCANca Info'.$K203];['uCANca Info'.H103];&quot;&quot;)">
            <text:p/>
          </table:table-cell>
          <table:table-cell table:style-name="ce286" table:formula="of:=IF([$'uCANca Info'.$K103];IF([$'uCANca Info'.E103]=&quot;&quot;;&quot;&quot;;[$'uCANca Info'.E103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04];VLOOKUP([$'uCANca Info'.A104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04];VLOOKUP([$'uCANca Info'.$A104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04];IF(LEN([$'uCANca Info'.G104])&gt;0;[$'uCANca Info'.G104];[$'uCANca Info'.D104]);&quot;&quot;)" office:value-type="string" office:string-value="" calcext:value-type="error">
            <text:p>#N/A</text:p>
          </table:table-cell>
          <table:table-cell table:style-name="ce288" table:formula="of:=IF([$'uCANca Info'.$K104];VLOOKUP([$'uCANca Info'.$D104];[$Dictionary.$C$2:.$E$47];2;0);&quot;&quot;)" office:value-type="string" office:string-value="" calcext:value-type="error">
            <text:p>#N/A</text:p>
          </table:table-cell>
          <table:table-cell table:style-name="ce290" table:formula="of:=IF(LEN([.C103])&gt;0;CONCATENATE(['uCANca Info'.I104];&quot;&quot;);&quot;&quot;)" office:value-type="string" office:string-value="" calcext:value-type="error">
            <text:p>#N/A</text:p>
          </table:table-cell>
          <table:table-cell table:style-name="ce292" table:formula="of:=IF([$'uCANca Info'.$K104];[$'uCANca Info'.C104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04];['uCANca Info'.H104];&quot;&quot;)">
            <text:p/>
          </table:table-cell>
          <table:table-cell table:style-name="ce286" table:formula="of:=IF([$'uCANca Info'.$K104];IF([$'uCANca Info'.E104]=&quot;&quot;;&quot;&quot;;[$'uCANca Info'.E104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05];VLOOKUP([$'uCANca Info'.A105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05];VLOOKUP([$'uCANca Info'.$A105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05];IF(LEN([$'uCANca Info'.G105])&gt;0;[$'uCANca Info'.G105];[$'uCANca Info'.D105]);&quot;&quot;)" office:value-type="string" office:string-value="" calcext:value-type="error">
            <text:p>#N/A</text:p>
          </table:table-cell>
          <table:table-cell table:style-name="ce288" table:formula="of:=IF([$'uCANca Info'.$K105];VLOOKUP([$'uCANca Info'.$D105];[$Dictionary.$C$2:.$E$47];2;0);&quot;&quot;)" office:value-type="string" office:string-value="" calcext:value-type="error">
            <text:p>#N/A</text:p>
          </table:table-cell>
          <table:table-cell table:style-name="ce290" table:formula="of:=IF(LEN([.C104])&gt;0;CONCATENATE(['uCANca Info'.I105];&quot;&quot;);&quot;&quot;)" office:value-type="string" office:string-value="" calcext:value-type="error">
            <text:p>#N/A</text:p>
          </table:table-cell>
          <table:table-cell table:style-name="ce292" table:formula="of:=IF([$'uCANca Info'.$K105];[$'uCANca Info'.C105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05];['uCANca Info'.H105];&quot;&quot;)">
            <text:p/>
          </table:table-cell>
          <table:table-cell table:style-name="ce286" table:formula="of:=IF([$'uCANca Info'.$K105];IF([$'uCANca Info'.E105]=&quot;&quot;;&quot;&quot;;[$'uCANca Info'.E105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06];VLOOKUP([$'uCANca Info'.A106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06];VLOOKUP([$'uCANca Info'.$A106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06];IF(LEN([$'uCANca Info'.G106])&gt;0;[$'uCANca Info'.G106];[$'uCANca Info'.D106]);&quot;&quot;)" office:value-type="string" office:string-value="" calcext:value-type="error">
            <text:p>#N/A</text:p>
          </table:table-cell>
          <table:table-cell table:style-name="ce288" table:formula="of:=IF([$'uCANca Info'.$K106];VLOOKUP([$'uCANca Info'.$D106];[$Dictionary.$C$2:.$E$47];2;0);&quot;&quot;)" office:value-type="string" office:string-value="" calcext:value-type="error">
            <text:p>#N/A</text:p>
          </table:table-cell>
          <table:table-cell table:style-name="ce290" table:formula="of:=IF(LEN([.C105])&gt;0;CONCATENATE(['uCANca Info'.I106];&quot;&quot;);&quot;&quot;)" office:value-type="string" office:string-value="" calcext:value-type="error">
            <text:p>#N/A</text:p>
          </table:table-cell>
          <table:table-cell table:style-name="ce292" table:formula="of:=IF([$'uCANca Info'.$K106];[$'uCANca Info'.C106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06];['uCANca Info'.H106];&quot;&quot;)">
            <text:p/>
          </table:table-cell>
          <table:table-cell table:style-name="ce286" table:formula="of:=IF([$'uCANca Info'.$K106];IF([$'uCANca Info'.E106]=&quot;&quot;;&quot;&quot;;[$'uCANca Info'.E106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07];VLOOKUP([$'uCANca Info'.A107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07];VLOOKUP([$'uCANca Info'.$A107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07];IF(LEN([$'uCANca Info'.G107])&gt;0;[$'uCANca Info'.G107];[$'uCANca Info'.D107]);&quot;&quot;)" office:value-type="string" office:string-value="" calcext:value-type="error">
            <text:p>#N/A</text:p>
          </table:table-cell>
          <table:table-cell table:style-name="ce288" table:formula="of:=IF([$'uCANca Info'.$K107];VLOOKUP([$'uCANca Info'.$D107];[$Dictionary.$C$2:.$E$47];2;0);&quot;&quot;)" office:value-type="string" office:string-value="" calcext:value-type="error">
            <text:p>#N/A</text:p>
          </table:table-cell>
          <table:table-cell table:style-name="ce290" table:formula="of:=IF(LEN([.C106])&gt;0;CONCATENATE(['uCANca Info'.I107];&quot;&quot;);&quot;&quot;)" office:value-type="string" office:string-value="" calcext:value-type="error">
            <text:p>#N/A</text:p>
          </table:table-cell>
          <table:table-cell table:style-name="ce292" table:formula="of:=IF([$'uCANca Info'.$K107];[$'uCANca Info'.C107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07];['uCANca Info'.H107];&quot;&quot;)">
            <text:p/>
          </table:table-cell>
          <table:table-cell table:style-name="ce286" table:formula="of:=IF([$'uCANca Info'.$K107];IF([$'uCANca Info'.E107]=&quot;&quot;;&quot;&quot;;[$'uCANca Info'.E107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08];VLOOKUP([$'uCANca Info'.A108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08];VLOOKUP([$'uCANca Info'.$A108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08];IF(LEN([$'uCANca Info'.G108])&gt;0;[$'uCANca Info'.G108];[$'uCANca Info'.D108]);&quot;&quot;)" office:value-type="string" office:string-value="" calcext:value-type="error">
            <text:p>#N/A</text:p>
          </table:table-cell>
          <table:table-cell table:style-name="ce288" table:formula="of:=IF([$'uCANca Info'.$K108];VLOOKUP([$'uCANca Info'.$D108];[$Dictionary.$C$2:.$E$47];2;0);&quot;&quot;)" office:value-type="string" office:string-value="" calcext:value-type="error">
            <text:p>#N/A</text:p>
          </table:table-cell>
          <table:table-cell table:style-name="ce290" table:formula="of:=IF(LEN([.C107])&gt;0;CONCATENATE(['uCANca Info'.I108];&quot;&quot;);&quot;&quot;)" office:value-type="string" office:string-value="" calcext:value-type="error">
            <text:p>#N/A</text:p>
          </table:table-cell>
          <table:table-cell table:style-name="ce292" table:formula="of:=IF([$'uCANca Info'.$K108];[$'uCANca Info'.C108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08];['uCANca Info'.H108];&quot;&quot;)">
            <text:p/>
          </table:table-cell>
          <table:table-cell table:style-name="ce286" table:formula="of:=IF([$'uCANca Info'.$K108];IF([$'uCANca Info'.E108]=&quot;&quot;;&quot;&quot;;[$'uCANca Info'.E108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09];VLOOKUP([$'uCANca Info'.A109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09];VLOOKUP([$'uCANca Info'.$A109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09];IF(LEN([$'uCANca Info'.G109])&gt;0;[$'uCANca Info'.G109];[$'uCANca Info'.D109]);&quot;&quot;)" office:value-type="string" office:string-value="" calcext:value-type="error">
            <text:p>#N/A</text:p>
          </table:table-cell>
          <table:table-cell table:style-name="ce288" table:formula="of:=IF([$'uCANca Info'.$K109];VLOOKUP([$'uCANca Info'.$D109];[$Dictionary.$C$2:.$E$47];2;0);&quot;&quot;)" office:value-type="string" office:string-value="" calcext:value-type="error">
            <text:p>#N/A</text:p>
          </table:table-cell>
          <table:table-cell table:style-name="ce290" table:formula="of:=IF(LEN([.C108])&gt;0;CONCATENATE(['uCANca Info'.I109];&quot;&quot;);&quot;&quot;)" office:value-type="string" office:string-value="" calcext:value-type="error">
            <text:p>#N/A</text:p>
          </table:table-cell>
          <table:table-cell table:style-name="ce292" table:formula="of:=IF([$'uCANca Info'.$K109];[$'uCANca Info'.C109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09];['uCANca Info'.H109];&quot;&quot;)">
            <text:p/>
          </table:table-cell>
          <table:table-cell table:style-name="ce286" table:formula="of:=IF([$'uCANca Info'.$K109];IF([$'uCANca Info'.E109]=&quot;&quot;;&quot;&quot;;[$'uCANca Info'.E109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10];VLOOKUP([$'uCANca Info'.A110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10];VLOOKUP([$'uCANca Info'.$A110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10];IF(LEN([$'uCANca Info'.G110])&gt;0;[$'uCANca Info'.G110];[$'uCANca Info'.D110]);&quot;&quot;)" office:value-type="string" office:string-value="" calcext:value-type="error">
            <text:p>#N/A</text:p>
          </table:table-cell>
          <table:table-cell table:style-name="ce288" table:formula="of:=IF([$'uCANca Info'.$K110];VLOOKUP([$'uCANca Info'.$D110];[$Dictionary.$C$2:.$E$47];2;0);&quot;&quot;)" office:value-type="string" office:string-value="" calcext:value-type="error">
            <text:p>#N/A</text:p>
          </table:table-cell>
          <table:table-cell table:style-name="ce290" table:formula="of:=IF(LEN([.C109])&gt;0;CONCATENATE(['uCANca Info'.I110];&quot;&quot;);&quot;&quot;)" office:value-type="string" office:string-value="" calcext:value-type="error">
            <text:p>#N/A</text:p>
          </table:table-cell>
          <table:table-cell table:style-name="ce292" table:formula="of:=IF([$'uCANca Info'.$K110];[$'uCANca Info'.C110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10];['uCANca Info'.H110];&quot;&quot;)">
            <text:p/>
          </table:table-cell>
          <table:table-cell table:style-name="ce286" table:formula="of:=IF([$'uCANca Info'.$K110];IF([$'uCANca Info'.E110]=&quot;&quot;;&quot;&quot;;[$'uCANca Info'.E110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11];VLOOKUP([$'uCANca Info'.A111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11];VLOOKUP([$'uCANca Info'.$A111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11];IF(LEN([$'uCANca Info'.G111])&gt;0;[$'uCANca Info'.G111];[$'uCANca Info'.D111]);&quot;&quot;)" office:value-type="string" office:string-value="" calcext:value-type="error">
            <text:p>#N/A</text:p>
          </table:table-cell>
          <table:table-cell table:style-name="ce288" table:formula="of:=IF([$'uCANca Info'.$K111];VLOOKUP([$'uCANca Info'.$D111];[$Dictionary.$C$2:.$E$47];2;0);&quot;&quot;)" office:value-type="string" office:string-value="" calcext:value-type="error">
            <text:p>#N/A</text:p>
          </table:table-cell>
          <table:table-cell table:style-name="ce290" table:formula="of:=IF(LEN([.C110])&gt;0;CONCATENATE(['uCANca Info'.I111];&quot;&quot;);&quot;&quot;)" office:value-type="string" office:string-value="" calcext:value-type="error">
            <text:p>#N/A</text:p>
          </table:table-cell>
          <table:table-cell table:style-name="ce292" table:formula="of:=IF([$'uCANca Info'.$K111];[$'uCANca Info'.C111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11];['uCANca Info'.H111];&quot;&quot;)">
            <text:p/>
          </table:table-cell>
          <table:table-cell table:style-name="ce286" table:formula="of:=IF([$'uCANca Info'.$K111];IF([$'uCANca Info'.E111]=&quot;&quot;;&quot;&quot;;[$'uCANca Info'.E111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12];VLOOKUP([$'uCANca Info'.A112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12];VLOOKUP([$'uCANca Info'.$A112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12];IF(LEN([$'uCANca Info'.G112])&gt;0;[$'uCANca Info'.G112];[$'uCANca Info'.D112]);&quot;&quot;)" office:value-type="string" office:string-value="" calcext:value-type="error">
            <text:p>#N/A</text:p>
          </table:table-cell>
          <table:table-cell table:style-name="ce288" table:formula="of:=IF([$'uCANca Info'.$K112];VLOOKUP([$'uCANca Info'.$D112];[$Dictionary.$C$2:.$E$47];2;0);&quot;&quot;)" office:value-type="string" office:string-value="" calcext:value-type="error">
            <text:p>#N/A</text:p>
          </table:table-cell>
          <table:table-cell table:style-name="ce290" table:formula="of:=IF(LEN([.C111])&gt;0;CONCATENATE(['uCANca Info'.I112];&quot;&quot;);&quot;&quot;)" office:value-type="string" office:string-value="" calcext:value-type="error">
            <text:p>#N/A</text:p>
          </table:table-cell>
          <table:table-cell table:style-name="ce292" table:formula="of:=IF([$'uCANca Info'.$K112];[$'uCANca Info'.C112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12];['uCANca Info'.H112];&quot;&quot;)">
            <text:p/>
          </table:table-cell>
          <table:table-cell table:style-name="ce286" table:formula="of:=IF([$'uCANca Info'.$K112];IF([$'uCANca Info'.E112]=&quot;&quot;;&quot;&quot;;[$'uCANca Info'.E112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13];VLOOKUP([$'uCANca Info'.A113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13];VLOOKUP([$'uCANca Info'.$A113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13];IF(LEN([$'uCANca Info'.G113])&gt;0;[$'uCANca Info'.G113];[$'uCANca Info'.D113]);&quot;&quot;)" office:value-type="string" office:string-value="" calcext:value-type="error">
            <text:p>#N/A</text:p>
          </table:table-cell>
          <table:table-cell table:style-name="ce288" table:formula="of:=IF([$'uCANca Info'.$K113];VLOOKUP([$'uCANca Info'.$D113];[$Dictionary.$C$2:.$E$47];2;0);&quot;&quot;)" office:value-type="string" office:string-value="" calcext:value-type="error">
            <text:p>#N/A</text:p>
          </table:table-cell>
          <table:table-cell table:style-name="ce290" table:formula="of:=IF(LEN([.C112])&gt;0;CONCATENATE(['uCANca Info'.I113];&quot;&quot;);&quot;&quot;)" office:value-type="string" office:string-value="" calcext:value-type="error">
            <text:p>#N/A</text:p>
          </table:table-cell>
          <table:table-cell table:style-name="ce292" table:formula="of:=IF([$'uCANca Info'.$K113];[$'uCANca Info'.C113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13];['uCANca Info'.H113];&quot;&quot;)">
            <text:p/>
          </table:table-cell>
          <table:table-cell table:style-name="ce286" table:formula="of:=IF([$'uCANca Info'.$K113];IF([$'uCANca Info'.E113]=&quot;&quot;;&quot;&quot;;[$'uCANca Info'.E113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14];VLOOKUP([$'uCANca Info'.A114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14];VLOOKUP([$'uCANca Info'.$A114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14];IF(LEN([$'uCANca Info'.G114])&gt;0;[$'uCANca Info'.G114];[$'uCANca Info'.D114]);&quot;&quot;)" office:value-type="string" office:string-value="" calcext:value-type="error">
            <text:p>#N/A</text:p>
          </table:table-cell>
          <table:table-cell table:style-name="ce288" table:formula="of:=IF([$'uCANca Info'.$K114];VLOOKUP([$'uCANca Info'.$D114];[$Dictionary.$C$2:.$E$47];2;0);&quot;&quot;)" office:value-type="string" office:string-value="" calcext:value-type="error">
            <text:p>#N/A</text:p>
          </table:table-cell>
          <table:table-cell table:style-name="ce290" table:formula="of:=IF(LEN([.C113])&gt;0;CONCATENATE(['uCANca Info'.I114];&quot;&quot;);&quot;&quot;)" office:value-type="string" office:string-value="" calcext:value-type="error">
            <text:p>#N/A</text:p>
          </table:table-cell>
          <table:table-cell table:style-name="ce292" table:formula="of:=IF([$'uCANca Info'.$K114];[$'uCANca Info'.C114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14];['uCANca Info'.H114];&quot;&quot;)">
            <text:p/>
          </table:table-cell>
          <table:table-cell table:style-name="ce286" table:formula="of:=IF([$'uCANca Info'.$K114];IF([$'uCANca Info'.E114]=&quot;&quot;;&quot;&quot;;[$'uCANca Info'.E114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15];VLOOKUP([$'uCANca Info'.A115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15];VLOOKUP([$'uCANca Info'.$A115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15];IF(LEN([$'uCANca Info'.G115])&gt;0;[$'uCANca Info'.G115];[$'uCANca Info'.D115]);&quot;&quot;)" office:value-type="string" office:string-value="" calcext:value-type="error">
            <text:p>#N/A</text:p>
          </table:table-cell>
          <table:table-cell table:style-name="ce288" table:formula="of:=IF([$'uCANca Info'.$K115];VLOOKUP([$'uCANca Info'.$D115];[$Dictionary.$C$2:.$E$47];2;0);&quot;&quot;)" office:value-type="string" office:string-value="" calcext:value-type="error">
            <text:p>#N/A</text:p>
          </table:table-cell>
          <table:table-cell table:style-name="ce290" table:formula="of:=IF(LEN([.C114])&gt;0;CONCATENATE(['uCANca Info'.I115];&quot;&quot;);&quot;&quot;)" office:value-type="string" office:string-value="" calcext:value-type="error">
            <text:p>#N/A</text:p>
          </table:table-cell>
          <table:table-cell table:style-name="ce292" table:formula="of:=IF([$'uCANca Info'.$K115];[$'uCANca Info'.C115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15];['uCANca Info'.H115];&quot;&quot;)">
            <text:p/>
          </table:table-cell>
          <table:table-cell table:style-name="ce286" table:formula="of:=IF([$'uCANca Info'.$K115];IF([$'uCANca Info'.E115]=&quot;&quot;;&quot;&quot;;[$'uCANca Info'.E115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16];VLOOKUP([$'uCANca Info'.A116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16];VLOOKUP([$'uCANca Info'.$A116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16];IF(LEN([$'uCANca Info'.G116])&gt;0;[$'uCANca Info'.G116];[$'uCANca Info'.D116]);&quot;&quot;)" office:value-type="string" office:string-value="" calcext:value-type="error">
            <text:p>#N/A</text:p>
          </table:table-cell>
          <table:table-cell table:style-name="ce288" table:formula="of:=IF([$'uCANca Info'.$K116];VLOOKUP([$'uCANca Info'.$D116];[$Dictionary.$C$2:.$E$47];2;0);&quot;&quot;)" office:value-type="string" office:string-value="" calcext:value-type="error">
            <text:p>#N/A</text:p>
          </table:table-cell>
          <table:table-cell table:style-name="ce290" table:formula="of:=IF(LEN([.C115])&gt;0;CONCATENATE(['uCANca Info'.I116];&quot;&quot;);&quot;&quot;)" office:value-type="string" office:string-value="" calcext:value-type="error">
            <text:p>#N/A</text:p>
          </table:table-cell>
          <table:table-cell table:style-name="ce292" table:formula="of:=IF([$'uCANca Info'.$K116];[$'uCANca Info'.C116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16];['uCANca Info'.H116];&quot;&quot;)">
            <text:p/>
          </table:table-cell>
          <table:table-cell table:style-name="ce286" table:formula="of:=IF([$'uCANca Info'.$K116];IF([$'uCANca Info'.E116]=&quot;&quot;;&quot;&quot;;[$'uCANca Info'.E116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17];VLOOKUP([$'uCANca Info'.A117];[$Dictionary.$G$2:.$I$10];2;0);&quot;&quot;)" office:value-type="string" office:string-value="CANBerry" calcext:value-type="string">
            <text:p>CANBerry</text:p>
          </table:table-cell>
          <table:table-cell table:style-name="ce286" table:formula="of:=IF([$'uCANca Info'.$K117];VLOOKUP([$'uCANca Info'.$A117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17];IF(LEN([$'uCANca Info'.G117])&gt;0;[$'uCANca Info'.G117];[$'uCANca Info'.D117]);&quot;&quot;)" office:value-type="string" office:string-value="CAN_L" calcext:value-type="string">
            <text:p>CAN_L</text:p>
          </table:table-cell>
          <table:table-cell table:style-name="ce288" table:formula="of:=IF([$'uCANca Info'.$K117];VLOOKUP([$'uCANca Info'.$D117];[$Dictionary.$C$2:.$E$47];2;0);&quot;&quot;)" office:value-type="string" office:string-value="Bus" calcext:value-type="string">
            <text:p>Bus</text:p>
          </table:table-cell>
          <table:table-cell table:style-name="ce290" table:formula="of:=IF(LEN([.C116])&gt;0;CONCATENATE(['uCANca Info'.I117];&quot;&quot;);&quot;&quot;)" office:value-type="string" office:string-value="f" calcext:value-type="string">
            <text:p>f</text:p>
          </table:table-cell>
          <table:table-cell table:style-name="ce292" table:formula="of:=IF([$'uCANca Info'.$K117];[$'uCANca Info'.C117];&quot;&quot;)" office:value-type="string" office:string-value="CAN_L" calcext:value-type="string">
            <text:p>CAN_L</text:p>
          </table:table-cell>
          <table:table-cell table:style-name="ce295"/>
          <table:table-cell table:style-name="ce286" table:formula="of:=IF([$'uCANca Info'.$K217];['uCANca Info'.H117];&quot;&quot;)">
            <text:p/>
          </table:table-cell>
          <table:table-cell table:style-name="ce286" table:formula="of:=IF([$'uCANca Info'.$K117];IF([$'uCANca Info'.E117]=&quot;&quot;;&quot;&quot;;[$'uCANca Info'.E117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286" table:formula="of:=IF([$'uCANca Info'.$K118];VLOOKUP([$'uCANca Info'.A118];[$Dictionary.$G$2:.$I$10];2;0);&quot;&quot;)" office:value-type="string" office:string-value="CANBerry" calcext:value-type="string">
            <text:p>CANBerry</text:p>
          </table:table-cell>
          <table:table-cell table:style-name="ce286" table:formula="of:=IF([$'uCANca Info'.$K118];VLOOKUP([$'uCANca Info'.$A118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18];IF(LEN([$'uCANca Info'.G118])&gt;0;[$'uCANca Info'.G118];[$'uCANca Info'.D118]);&quot;&quot;)" office:value-type="string" office:string-value="CAN_H" calcext:value-type="string">
            <text:p>CAN_H</text:p>
          </table:table-cell>
          <table:table-cell table:style-name="ce288" table:formula="of:=IF([$'uCANca Info'.$K118];VLOOKUP([$'uCANca Info'.$D118];[$Dictionary.$C$2:.$E$47];2;0);&quot;&quot;)" office:value-type="string" office:string-value="Bus" calcext:value-type="string">
            <text:p>Bus</text:p>
          </table:table-cell>
          <table:table-cell table:style-name="ce290" table:formula="of:=IF(LEN([.C117])&gt;0;CONCATENATE(['uCANca Info'.I118];&quot;&quot;);&quot;&quot;)" office:value-type="string" office:string-value="f" calcext:value-type="string">
            <text:p>f</text:p>
          </table:table-cell>
          <table:table-cell table:style-name="ce292" table:formula="of:=IF([$'uCANca Info'.$K118];[$'uCANca Info'.C118];&quot;&quot;)" office:value-type="string" office:string-value="CAN_H" calcext:value-type="string">
            <text:p>CAN_H</text:p>
          </table:table-cell>
          <table:table-cell table:style-name="ce295"/>
          <table:table-cell table:style-name="ce286" table:formula="of:=IF([$'uCANca Info'.$K218];['uCANca Info'.H118];&quot;&quot;)">
            <text:p/>
          </table:table-cell>
          <table:table-cell table:style-name="ce286" table:formula="of:=IF([$'uCANca Info'.$K118];IF([$'uCANca Info'.E118]=&quot;&quot;;&quot;&quot;;[$'uCANca Info'.E118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286" table:formula="of:=IF([$'uCANca Info'.$K119];VLOOKUP([$'uCANca Info'.A119];[$Dictionary.$G$2:.$I$10];2;0);&quot;&quot;)" office:value-type="string" office:string-value="CANBerry" calcext:value-type="string">
            <text:p>CANBerry</text:p>
          </table:table-cell>
          <table:table-cell table:style-name="ce286" table:formula="of:=IF([$'uCANca Info'.$K119];VLOOKUP([$'uCANca Info'.$A119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19];IF(LEN([$'uCANca Info'.G119])&gt;0;[$'uCANca Info'.G119];[$'uCANca Info'.D119]);&quot;&quot;)" office:value-type="string" office:string-value="CAN_GND" calcext:value-type="string">
            <text:p>CAN_GND</text:p>
          </table:table-cell>
          <table:table-cell table:style-name="ce288" table:formula="of:=IF([$'uCANca Info'.$K119];VLOOKUP([$'uCANca Info'.$D119];[$Dictionary.$C$2:.$E$47];2;0);&quot;&quot;)" office:value-type="string" office:string-value="Bus" calcext:value-type="string">
            <text:p>Bus</text:p>
          </table:table-cell>
          <table:table-cell table:style-name="ce290" table:formula="of:=IF(LEN([.C118])&gt;0;CONCATENATE(['uCANca Info'.I119];&quot;&quot;);&quot;&quot;)" office:value-type="string" office:string-value="f" calcext:value-type="string">
            <text:p>f</text:p>
          </table:table-cell>
          <table:table-cell table:style-name="ce292" table:formula="of:=IF([$'uCANca Info'.$K119];[$'uCANca Info'.C119];&quot;&quot;)" office:value-type="string" office:string-value="CAN_GND" calcext:value-type="string">
            <text:p>CAN_GND</text:p>
          </table:table-cell>
          <table:table-cell table:style-name="ce295"/>
          <table:table-cell table:style-name="ce286" table:formula="of:=IF([$'uCANca Info'.$K219];['uCANca Info'.H119];&quot;&quot;)">
            <text:p/>
          </table:table-cell>
          <table:table-cell table:style-name="ce286" table:formula="of:=IF([$'uCANca Info'.$K119];IF([$'uCANca Info'.E119]=&quot;&quot;;&quot;&quot;;[$'uCANca Info'.E119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286" table:formula="of:=IF([$'uCANca Info'.$K120];VLOOKUP([$'uCANca Info'.A120];[$Dictionary.$G$2:.$I$10];2;0);&quot;&quot;)" office:value-type="string" office:string-value="CANBerry" calcext:value-type="string">
            <text:p>CANBerry</text:p>
          </table:table-cell>
          <table:table-cell table:style-name="ce286" table:formula="of:=IF([$'uCANca Info'.$K120];VLOOKUP([$'uCANca Info'.$A120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20];IF(LEN([$'uCANca Info'.G120])&gt;0;[$'uCANca Info'.G120];[$'uCANca Info'.D120]);&quot;&quot;)" office:value-type="string" office:string-value="JP3_1" calcext:value-type="string">
            <text:p>JP3_1</text:p>
          </table:table-cell>
          <table:table-cell table:style-name="ce288" table:formula="of:=IF([$'uCANca Info'.$K120];VLOOKUP([$'uCANca Info'.$D120];[$Dictionary.$C$2:.$E$47];2;0);&quot;&quot;)" office:value-type="string" office:string-value="TBD" calcext:value-type="string">
            <text:p>TBD</text:p>
          </table:table-cell>
          <table:table-cell table:style-name="ce290" table:formula="of:=IF(LEN([.C119])&gt;0;CONCATENATE(['uCANca Info'.I120];&quot;&quot;);&quot;&quot;)" office:value-type="string" office:string-value="f" calcext:value-type="string">
            <text:p>f</text:p>
          </table:table-cell>
          <table:table-cell table:style-name="ce292" table:formula="of:=IF([$'uCANca Info'.$K120];[$'uCANca Info'.C120];&quot;&quot;)" office:value-type="string" office:string-value="JP3_1" calcext:value-type="string">
            <text:p>JP3_1</text:p>
          </table:table-cell>
          <table:table-cell table:style-name="ce295"/>
          <table:table-cell table:style-name="ce286" table:formula="of:=IF([$'uCANca Info'.$K220];['uCANca Info'.H120];&quot;&quot;)">
            <text:p/>
          </table:table-cell>
          <table:table-cell table:style-name="ce286" table:formula="of:=IF([$'uCANca Info'.$K120];IF([$'uCANca Info'.E120]=&quot;&quot;;&quot;&quot;;[$'uCANca Info'.E120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121];VLOOKUP([$'uCANca Info'.A121];[$Dictionary.$G$2:.$I$10];2;0);&quot;&quot;)" office:value-type="string" office:string-value="CANBerry" calcext:value-type="string">
            <text:p>CANBerry</text:p>
          </table:table-cell>
          <table:table-cell table:style-name="ce286" table:formula="of:=IF([$'uCANca Info'.$K121];VLOOKUP([$'uCANca Info'.$A121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21];IF(LEN([$'uCANca Info'.G121])&gt;0;[$'uCANca Info'.G121];[$'uCANca Info'.D121]);&quot;&quot;)" office:value-type="string" office:string-value="JP3_2" calcext:value-type="string">
            <text:p>JP3_2</text:p>
          </table:table-cell>
          <table:table-cell table:style-name="ce288" table:formula="of:=IF([$'uCANca Info'.$K121];VLOOKUP([$'uCANca Info'.$D121];[$Dictionary.$C$2:.$E$47];2;0);&quot;&quot;)" office:value-type="string" office:string-value="TBD" calcext:value-type="string">
            <text:p>TBD</text:p>
          </table:table-cell>
          <table:table-cell table:style-name="ce290" table:formula="of:=IF(LEN([.C120])&gt;0;CONCATENATE(['uCANca Info'.I121];&quot;&quot;);&quot;&quot;)" office:value-type="string" office:string-value="f" calcext:value-type="string">
            <text:p>f</text:p>
          </table:table-cell>
          <table:table-cell table:style-name="ce292" table:formula="of:=IF([$'uCANca Info'.$K121];[$'uCANca Info'.C121];&quot;&quot;)" office:value-type="string" office:string-value="JP3_2" calcext:value-type="string">
            <text:p>JP3_2</text:p>
          </table:table-cell>
          <table:table-cell table:style-name="ce295"/>
          <table:table-cell table:style-name="ce286" table:formula="of:=IF([$'uCANca Info'.$K221];['uCANca Info'.H121];&quot;&quot;)">
            <text:p/>
          </table:table-cell>
          <table:table-cell table:style-name="ce286" table:formula="of:=IF([$'uCANca Info'.$K121];IF([$'uCANca Info'.E121]=&quot;&quot;;&quot;&quot;;[$'uCANca Info'.E121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122];VLOOKUP([$'uCANca Info'.A122];[$Dictionary.$G$2:.$I$10];2;0);&quot;&quot;)" office:value-type="string" office:string-value="CANBerry" calcext:value-type="string">
            <text:p>CANBerry</text:p>
          </table:table-cell>
          <table:table-cell table:style-name="ce286" table:formula="of:=IF([$'uCANca Info'.$K122];VLOOKUP([$'uCANca Info'.$A122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22];IF(LEN([$'uCANca Info'.G122])&gt;0;[$'uCANca Info'.G122];[$'uCANca Info'.D122]);&quot;&quot;)" office:value-type="string" office:string-value="JP2_1" calcext:value-type="string">
            <text:p>JP2_1</text:p>
          </table:table-cell>
          <table:table-cell table:style-name="ce288" table:formula="of:=IF([$'uCANca Info'.$K122];VLOOKUP([$'uCANca Info'.$D122];[$Dictionary.$C$2:.$E$47];2;0);&quot;&quot;)" office:value-type="string" office:string-value="DIO" calcext:value-type="string">
            <text:p>DIO</text:p>
          </table:table-cell>
          <table:table-cell table:style-name="ce290" table:formula="of:=IF(LEN([.C121])&gt;0;CONCATENATE(['uCANca Info'.I122];&quot;&quot;);&quot;&quot;)" office:value-type="string" office:string-value="f" calcext:value-type="string">
            <text:p>f</text:p>
          </table:table-cell>
          <table:table-cell table:style-name="ce292" table:formula="of:=IF([$'uCANca Info'.$K122];[$'uCANca Info'.C122];&quot;&quot;)" office:value-type="string" office:string-value="JP2_1" calcext:value-type="string">
            <text:p>JP2_1</text:p>
          </table:table-cell>
          <table:table-cell table:style-name="ce295"/>
          <table:table-cell table:style-name="ce286" table:formula="of:=IF([$'uCANca Info'.$K222];['uCANca Info'.H122];&quot;&quot;)">
            <text:p/>
          </table:table-cell>
          <table:table-cell table:style-name="ce286" table:formula="of:=IF([$'uCANca Info'.$K122];IF([$'uCANca Info'.E122]=&quot;&quot;;&quot;&quot;;[$'uCANca Info'.E122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123];VLOOKUP([$'uCANca Info'.A123];[$Dictionary.$G$2:.$I$10];2;0);&quot;&quot;)" office:value-type="string" office:string-value="CANBerry" calcext:value-type="string">
            <text:p>CANBerry</text:p>
          </table:table-cell>
          <table:table-cell table:style-name="ce286" table:formula="of:=IF([$'uCANca Info'.$K123];VLOOKUP([$'uCANca Info'.$A123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23];IF(LEN([$'uCANca Info'.G123])&gt;0;[$'uCANca Info'.G123];[$'uCANca Info'.D123]);&quot;&quot;)" office:value-type="string" office:string-value="JP2_2" calcext:value-type="string">
            <text:p>JP2_2</text:p>
          </table:table-cell>
          <table:table-cell table:style-name="ce288" table:formula="of:=IF([$'uCANca Info'.$K123];VLOOKUP([$'uCANca Info'.$D123];[$Dictionary.$C$2:.$E$47];2;0);&quot;&quot;)" office:value-type="string" office:string-value="DIO" calcext:value-type="string">
            <text:p>DIO</text:p>
          </table:table-cell>
          <table:table-cell table:style-name="ce290" table:formula="of:=IF(LEN([.C122])&gt;0;CONCATENATE(['uCANca Info'.I123];&quot;&quot;);&quot;&quot;)" office:value-type="string" office:string-value="f" calcext:value-type="string">
            <text:p>f</text:p>
          </table:table-cell>
          <table:table-cell table:style-name="ce292" table:formula="of:=IF([$'uCANca Info'.$K123];[$'uCANca Info'.C123];&quot;&quot;)" office:value-type="string" office:string-value="JP2_2" calcext:value-type="string">
            <text:p>JP2_2</text:p>
          </table:table-cell>
          <table:table-cell table:style-name="ce295"/>
          <table:table-cell table:style-name="ce286" table:formula="of:=IF([$'uCANca Info'.$K223];['uCANca Info'.H123];&quot;&quot;)">
            <text:p/>
          </table:table-cell>
          <table:table-cell table:style-name="ce286" table:formula="of:=IF([$'uCANca Info'.$K123];IF([$'uCANca Info'.E123]=&quot;&quot;;&quot;&quot;;[$'uCANca Info'.E123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286" table:formula="of:=IF([$'uCANca Info'.$K124];VLOOKUP([$'uCANca Info'.A124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24];VLOOKUP([$'uCANca Info'.$A124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24];IF(LEN([$'uCANca Info'.G124])&gt;0;[$'uCANca Info'.G124];[$'uCANca Info'.D124]);&quot;&quot;)" office:value-type="string" office:string-value="" calcext:value-type="error">
            <text:p>#N/A</text:p>
          </table:table-cell>
          <table:table-cell table:style-name="ce288" table:formula="of:=IF([$'uCANca Info'.$K124];VLOOKUP([$'uCANca Info'.$D124];[$Dictionary.$C$2:.$E$47];2;0);&quot;&quot;)" office:value-type="string" office:string-value="" calcext:value-type="error">
            <text:p>#N/A</text:p>
          </table:table-cell>
          <table:table-cell table:style-name="ce290" table:formula="of:=IF(LEN([.C123])&gt;0;CONCATENATE(['uCANca Info'.I124];&quot;&quot;);&quot;&quot;)" office:value-type="string" office:string-value="" calcext:value-type="error">
            <text:p>#N/A</text:p>
          </table:table-cell>
          <table:table-cell table:style-name="ce292" table:formula="of:=IF([$'uCANca Info'.$K124];[$'uCANca Info'.C124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24];['uCANca Info'.H124];&quot;&quot;)">
            <text:p/>
          </table:table-cell>
          <table:table-cell table:style-name="ce286" table:formula="of:=IF([$'uCANca Info'.$K124];IF([$'uCANca Info'.E124]=&quot;&quot;;&quot;&quot;;[$'uCANca Info'.E124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25];VLOOKUP([$'uCANca Info'.A125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25];VLOOKUP([$'uCANca Info'.$A125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25];IF(LEN([$'uCANca Info'.G125])&gt;0;[$'uCANca Info'.G125];[$'uCANca Info'.D125]);&quot;&quot;)" office:value-type="string" office:string-value="" calcext:value-type="error">
            <text:p>#N/A</text:p>
          </table:table-cell>
          <table:table-cell table:style-name="ce288" table:formula="of:=IF([$'uCANca Info'.$K125];VLOOKUP([$'uCANca Info'.$D125];[$Dictionary.$C$2:.$E$47];2;0);&quot;&quot;)" office:value-type="string" office:string-value="" calcext:value-type="error">
            <text:p>#N/A</text:p>
          </table:table-cell>
          <table:table-cell table:style-name="ce290" table:formula="of:=IF(LEN([.C124])&gt;0;CONCATENATE(['uCANca Info'.I125];&quot;&quot;);&quot;&quot;)" office:value-type="string" office:string-value="" calcext:value-type="error">
            <text:p>#N/A</text:p>
          </table:table-cell>
          <table:table-cell table:style-name="ce292" table:formula="of:=IF([$'uCANca Info'.$K125];[$'uCANca Info'.C125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25];['uCANca Info'.H125];&quot;&quot;)">
            <text:p/>
          </table:table-cell>
          <table:table-cell table:style-name="ce286" table:formula="of:=IF([$'uCANca Info'.$K125];IF([$'uCANca Info'.E125]=&quot;&quot;;&quot;&quot;;[$'uCANca Info'.E125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26];VLOOKUP([$'uCANca Info'.A126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26];VLOOKUP([$'uCANca Info'.$A126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26];IF(LEN([$'uCANca Info'.G126])&gt;0;[$'uCANca Info'.G126];[$'uCANca Info'.D126]);&quot;&quot;)" office:value-type="string" office:string-value="" calcext:value-type="error">
            <text:p>#N/A</text:p>
          </table:table-cell>
          <table:table-cell table:style-name="ce288" table:formula="of:=IF([$'uCANca Info'.$K126];VLOOKUP([$'uCANca Info'.$D126];[$Dictionary.$C$2:.$E$47];2;0);&quot;&quot;)" office:value-type="string" office:string-value="" calcext:value-type="error">
            <text:p>#N/A</text:p>
          </table:table-cell>
          <table:table-cell table:style-name="ce290" table:formula="of:=IF(LEN([.C125])&gt;0;CONCATENATE(['uCANca Info'.I126];&quot;&quot;);&quot;&quot;)" office:value-type="string" office:string-value="" calcext:value-type="error">
            <text:p>#N/A</text:p>
          </table:table-cell>
          <table:table-cell table:style-name="ce292" table:formula="of:=IF([$'uCANca Info'.$K126];[$'uCANca Info'.C126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26];['uCANca Info'.H126];&quot;&quot;)">
            <text:p/>
          </table:table-cell>
          <table:table-cell table:style-name="ce286" table:formula="of:=IF([$'uCANca Info'.$K126];IF([$'uCANca Info'.E126]=&quot;&quot;;&quot;&quot;;[$'uCANca Info'.E126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27];VLOOKUP([$'uCANca Info'.A127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27];VLOOKUP([$'uCANca Info'.$A127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27];IF(LEN([$'uCANca Info'.G127])&gt;0;[$'uCANca Info'.G127];[$'uCANca Info'.D127]);&quot;&quot;)" office:value-type="string" office:string-value="" calcext:value-type="error">
            <text:p>#N/A</text:p>
          </table:table-cell>
          <table:table-cell table:style-name="ce288" table:formula="of:=IF([$'uCANca Info'.$K127];VLOOKUP([$'uCANca Info'.$D127];[$Dictionary.$C$2:.$E$47];2;0);&quot;&quot;)" office:value-type="string" office:string-value="" calcext:value-type="error">
            <text:p>#N/A</text:p>
          </table:table-cell>
          <table:table-cell table:style-name="ce290" table:formula="of:=IF(LEN([.C126])&gt;0;CONCATENATE(['uCANca Info'.I127];&quot;&quot;);&quot;&quot;)" office:value-type="string" office:string-value="" calcext:value-type="error">
            <text:p>#N/A</text:p>
          </table:table-cell>
          <table:table-cell table:style-name="ce292" table:formula="of:=IF([$'uCANca Info'.$K127];[$'uCANca Info'.C127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27];['uCANca Info'.H127];&quot;&quot;)">
            <text:p/>
          </table:table-cell>
          <table:table-cell table:style-name="ce286" table:formula="of:=IF([$'uCANca Info'.$K127];IF([$'uCANca Info'.E127]=&quot;&quot;;&quot;&quot;;[$'uCANca Info'.E127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28];VLOOKUP([$'uCANca Info'.A128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28];VLOOKUP([$'uCANca Info'.$A128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28];IF(LEN([$'uCANca Info'.G128])&gt;0;[$'uCANca Info'.G128];[$'uCANca Info'.D128]);&quot;&quot;)" office:value-type="string" office:string-value="" calcext:value-type="error">
            <text:p>#N/A</text:p>
          </table:table-cell>
          <table:table-cell table:style-name="ce288" table:formula="of:=IF([$'uCANca Info'.$K128];VLOOKUP([$'uCANca Info'.$D128];[$Dictionary.$C$2:.$E$47];2;0);&quot;&quot;)" office:value-type="string" office:string-value="" calcext:value-type="error">
            <text:p>#N/A</text:p>
          </table:table-cell>
          <table:table-cell table:style-name="ce290" table:formula="of:=IF(LEN([.C127])&gt;0;CONCATENATE(['uCANca Info'.I128];&quot;&quot;);&quot;&quot;)" office:value-type="string" office:string-value="" calcext:value-type="error">
            <text:p>#N/A</text:p>
          </table:table-cell>
          <table:table-cell table:style-name="ce292" table:formula="of:=IF([$'uCANca Info'.$K128];[$'uCANca Info'.C128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28];['uCANca Info'.H128];&quot;&quot;)">
            <text:p/>
          </table:table-cell>
          <table:table-cell table:style-name="ce286" table:formula="of:=IF([$'uCANca Info'.$K128];IF([$'uCANca Info'.E128]=&quot;&quot;;&quot;&quot;;[$'uCANca Info'.E128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29];VLOOKUP([$'uCANca Info'.A129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29];VLOOKUP([$'uCANca Info'.$A129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29];IF(LEN([$'uCANca Info'.G129])&gt;0;[$'uCANca Info'.G129];[$'uCANca Info'.D129]);&quot;&quot;)" office:value-type="string" office:string-value="" calcext:value-type="error">
            <text:p>#N/A</text:p>
          </table:table-cell>
          <table:table-cell table:style-name="ce288" table:formula="of:=IF([$'uCANca Info'.$K129];VLOOKUP([$'uCANca Info'.$D129];[$Dictionary.$C$2:.$E$47];2;0);&quot;&quot;)" office:value-type="string" office:string-value="" calcext:value-type="error">
            <text:p>#N/A</text:p>
          </table:table-cell>
          <table:table-cell table:style-name="ce290" table:formula="of:=IF(LEN([.C128])&gt;0;CONCATENATE(['uCANca Info'.I129];&quot;&quot;);&quot;&quot;)" office:value-type="string" office:string-value="" calcext:value-type="error">
            <text:p>#N/A</text:p>
          </table:table-cell>
          <table:table-cell table:style-name="ce292" table:formula="of:=IF([$'uCANca Info'.$K129];[$'uCANca Info'.C129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29];['uCANca Info'.H129];&quot;&quot;)">
            <text:p/>
          </table:table-cell>
          <table:table-cell table:style-name="ce286" table:formula="of:=IF([$'uCANca Info'.$K129];IF([$'uCANca Info'.E129]=&quot;&quot;;&quot;&quot;;[$'uCANca Info'.E129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30];VLOOKUP([$'uCANca Info'.A130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30];VLOOKUP([$'uCANca Info'.$A130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30];IF(LEN([$'uCANca Info'.G130])&gt;0;[$'uCANca Info'.G130];[$'uCANca Info'.D130]);&quot;&quot;)" office:value-type="string" office:string-value="" calcext:value-type="error">
            <text:p>#N/A</text:p>
          </table:table-cell>
          <table:table-cell table:style-name="ce288" table:formula="of:=IF([$'uCANca Info'.$K130];VLOOKUP([$'uCANca Info'.$D130];[$Dictionary.$C$2:.$E$47];2;0);&quot;&quot;)" office:value-type="string" office:string-value="" calcext:value-type="error">
            <text:p>#N/A</text:p>
          </table:table-cell>
          <table:table-cell table:style-name="ce290" table:formula="of:=IF(LEN([.C129])&gt;0;CONCATENATE(['uCANca Info'.I130];&quot;&quot;);&quot;&quot;)" office:value-type="string" office:string-value="" calcext:value-type="error">
            <text:p>#N/A</text:p>
          </table:table-cell>
          <table:table-cell table:style-name="ce292" table:formula="of:=IF([$'uCANca Info'.$K130];[$'uCANca Info'.C130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30];['uCANca Info'.H130];&quot;&quot;)">
            <text:p/>
          </table:table-cell>
          <table:table-cell table:style-name="ce286" table:formula="of:=IF([$'uCANca Info'.$K130];IF([$'uCANca Info'.E130]=&quot;&quot;;&quot;&quot;;[$'uCANca Info'.E130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31];VLOOKUP([$'uCANca Info'.A131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31];VLOOKUP([$'uCANca Info'.$A131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31];IF(LEN([$'uCANca Info'.G131])&gt;0;[$'uCANca Info'.G131];[$'uCANca Info'.D131]);&quot;&quot;)" office:value-type="string" office:string-value="" calcext:value-type="error">
            <text:p>#N/A</text:p>
          </table:table-cell>
          <table:table-cell table:style-name="ce288" table:formula="of:=IF([$'uCANca Info'.$K131];VLOOKUP([$'uCANca Info'.$D131];[$Dictionary.$C$2:.$E$47];2;0);&quot;&quot;)" office:value-type="string" office:string-value="" calcext:value-type="error">
            <text:p>#N/A</text:p>
          </table:table-cell>
          <table:table-cell table:style-name="ce290" table:formula="of:=IF(LEN([.C130])&gt;0;CONCATENATE(['uCANca Info'.I131];&quot;&quot;);&quot;&quot;)" office:value-type="string" office:string-value="" calcext:value-type="error">
            <text:p>#N/A</text:p>
          </table:table-cell>
          <table:table-cell table:style-name="ce292" table:formula="of:=IF([$'uCANca Info'.$K131];[$'uCANca Info'.C131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31];['uCANca Info'.H131];&quot;&quot;)">
            <text:p/>
          </table:table-cell>
          <table:table-cell table:style-name="ce286" table:formula="of:=IF([$'uCANca Info'.$K131];IF([$'uCANca Info'.E131]=&quot;&quot;;&quot;&quot;;[$'uCANca Info'.E131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32];VLOOKUP([$'uCANca Info'.A132];[$Dictionary.$G$2:.$I$10];2;0);&quot;&quot;)" office:value-type="string" office:string-value="CAN" calcext:value-type="string">
            <text:p>CAN</text:p>
          </table:table-cell>
          <table:table-cell table:style-name="ce286" table:formula="of:=IF([$'uCANca Info'.$K132];VLOOKUP([$'uCANca Info'.$A132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32];IF(LEN([$'uCANca Info'.G132])&gt;0;[$'uCANca Info'.G132];[$'uCANca Info'.D132]);&quot;&quot;)" office:value-type="string" office:string-value="CAN_L" calcext:value-type="string">
            <text:p>CAN_L</text:p>
          </table:table-cell>
          <table:table-cell table:style-name="ce288" table:formula="of:=IF([$'uCANca Info'.$K132];VLOOKUP([$'uCANca Info'.$D132];[$Dictionary.$C$2:.$E$47];2;0);&quot;&quot;)" office:value-type="string" office:string-value="Bus" calcext:value-type="string">
            <text:p>Bus</text:p>
          </table:table-cell>
          <table:table-cell table:style-name="ce290" table:formula="of:=IF(LEN([.C131])&gt;0;CONCATENATE(['uCANca Info'.I132];&quot;&quot;);&quot;&quot;)" office:value-type="string" office:string-value="f" calcext:value-type="string">
            <text:p>f</text:p>
          </table:table-cell>
          <table:table-cell table:style-name="ce292" table:formula="of:=IF([$'uCANca Info'.$K132];[$'uCANca Info'.C132];&quot;&quot;)" office:value-type="string" office:string-value="CAN_L" calcext:value-type="string">
            <text:p>CAN_L</text:p>
          </table:table-cell>
          <table:table-cell table:style-name="ce295"/>
          <table:table-cell table:style-name="ce286" table:formula="of:=IF([$'uCANca Info'.$K232];['uCANca Info'.H132];&quot;&quot;)">
            <text:p/>
          </table:table-cell>
          <table:table-cell table:style-name="ce286" table:formula="of:=IF([$'uCANca Info'.$K132];IF([$'uCANca Info'.E132]=&quot;&quot;;&quot;&quot;;[$'uCANca Info'.E132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286" table:formula="of:=IF([$'uCANca Info'.$K133];VLOOKUP([$'uCANca Info'.A133];[$Dictionary.$G$2:.$I$10];2;0);&quot;&quot;)" office:value-type="string" office:string-value="CAN" calcext:value-type="string">
            <text:p>CAN</text:p>
          </table:table-cell>
          <table:table-cell table:style-name="ce286" table:formula="of:=IF([$'uCANca Info'.$K133];VLOOKUP([$'uCANca Info'.$A133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33];IF(LEN([$'uCANca Info'.G133])&gt;0;[$'uCANca Info'.G133];[$'uCANca Info'.D133]);&quot;&quot;)" office:value-type="string" office:string-value="CAN_H" calcext:value-type="string">
            <text:p>CAN_H</text:p>
          </table:table-cell>
          <table:table-cell table:style-name="ce288" table:formula="of:=IF([$'uCANca Info'.$K133];VLOOKUP([$'uCANca Info'.$D133];[$Dictionary.$C$2:.$E$47];2;0);&quot;&quot;)" office:value-type="string" office:string-value="Bus" calcext:value-type="string">
            <text:p>Bus</text:p>
          </table:table-cell>
          <table:table-cell table:style-name="ce290" table:formula="of:=IF(LEN([.C132])&gt;0;CONCATENATE(['uCANca Info'.I133];&quot;&quot;);&quot;&quot;)" office:value-type="string" office:string-value="f" calcext:value-type="string">
            <text:p>f</text:p>
          </table:table-cell>
          <table:table-cell table:style-name="ce292" table:formula="of:=IF([$'uCANca Info'.$K133];[$'uCANca Info'.C133];&quot;&quot;)" office:value-type="string" office:string-value="CAN_H" calcext:value-type="string">
            <text:p>CAN_H</text:p>
          </table:table-cell>
          <table:table-cell table:style-name="ce295"/>
          <table:table-cell table:style-name="ce286" table:formula="of:=IF([$'uCANca Info'.$K233];['uCANca Info'.H133];&quot;&quot;)">
            <text:p/>
          </table:table-cell>
          <table:table-cell table:style-name="ce286" table:formula="of:=IF([$'uCANca Info'.$K133];IF([$'uCANca Info'.E133]=&quot;&quot;;&quot;&quot;;[$'uCANca Info'.E133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286" table:formula="of:=IF([$'uCANca Info'.$K134];VLOOKUP([$'uCANca Info'.A134];[$Dictionary.$G$2:.$I$10];2;0);&quot;&quot;)" office:value-type="string" office:string-value="CAN" calcext:value-type="string">
            <text:p>CAN</text:p>
          </table:table-cell>
          <table:table-cell table:style-name="ce286" table:formula="of:=IF([$'uCANca Info'.$K134];VLOOKUP([$'uCANca Info'.$A134];[$Dictionary.$G$2:.$I$10];3;0);&quot;&quot;)" office:value-type="string" office:string-value="PINOUT" calcext:value-type="string">
            <text:p>PINOUT</text:p>
          </table:table-cell>
          <table:table-cell table:style-name="ce286" table:formula="of:=IF([$'uCANca Info'.$K134];IF(LEN([$'uCANca Info'.G134])&gt;0;[$'uCANca Info'.G134];[$'uCANca Info'.D134]);&quot;&quot;)" office:value-type="string" office:string-value="CAN_GND" calcext:value-type="string">
            <text:p>CAN_GND</text:p>
          </table:table-cell>
          <table:table-cell table:style-name="ce288" table:formula="of:=IF([$'uCANca Info'.$K134];VLOOKUP([$'uCANca Info'.$D134];[$Dictionary.$C$2:.$E$47];2;0);&quot;&quot;)" office:value-type="string" office:string-value="Bus" calcext:value-type="string">
            <text:p>Bus</text:p>
          </table:table-cell>
          <table:table-cell table:style-name="ce290" table:formula="of:=IF(LEN([.C133])&gt;0;CONCATENATE(['uCANca Info'.I134];&quot;&quot;);&quot;&quot;)" office:value-type="string" office:string-value="f" calcext:value-type="string">
            <text:p>f</text:p>
          </table:table-cell>
          <table:table-cell table:style-name="ce292" table:formula="of:=IF([$'uCANca Info'.$K134];[$'uCANca Info'.C134];&quot;&quot;)" office:value-type="string" office:string-value="CAN_GND" calcext:value-type="string">
            <text:p>CAN_GND</text:p>
          </table:table-cell>
          <table:table-cell table:style-name="ce295"/>
          <table:table-cell table:style-name="ce286" table:formula="of:=IF([$'uCANca Info'.$K234];['uCANca Info'.H134];&quot;&quot;)">
            <text:p/>
          </table:table-cell>
          <table:table-cell table:style-name="ce286" table:formula="of:=IF([$'uCANca Info'.$K134];IF([$'uCANca Info'.E134]=&quot;&quot;;&quot;&quot;;[$'uCANca Info'.E134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286" table:formula="of:=IF([$'uCANca Info'.$K135];VLOOKUP([$'uCANca Info'.A135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35];VLOOKUP([$'uCANca Info'.$A135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35];IF(LEN([$'uCANca Info'.G135])&gt;0;[$'uCANca Info'.G135];[$'uCANca Info'.D135]);&quot;&quot;)" office:value-type="string" office:string-value="" calcext:value-type="error">
            <text:p>#N/A</text:p>
          </table:table-cell>
          <table:table-cell table:style-name="ce288" table:formula="of:=IF([$'uCANca Info'.$K135];VLOOKUP([$'uCANca Info'.$D135];[$Dictionary.$C$2:.$E$47];2;0);&quot;&quot;)" office:value-type="string" office:string-value="" calcext:value-type="error">
            <text:p>#N/A</text:p>
          </table:table-cell>
          <table:table-cell table:style-name="ce290" table:formula="of:=IF(LEN([.C134])&gt;0;CONCATENATE(['uCANca Info'.I135];&quot;&quot;);&quot;&quot;)" office:value-type="string" office:string-value="" calcext:value-type="error">
            <text:p>#N/A</text:p>
          </table:table-cell>
          <table:table-cell table:style-name="ce292" table:formula="of:=IF([$'uCANca Info'.$K135];[$'uCANca Info'.C135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35];['uCANca Info'.H135];&quot;&quot;)">
            <text:p/>
          </table:table-cell>
          <table:table-cell table:style-name="ce286" table:formula="of:=IF([$'uCANca Info'.$K135];IF([$'uCANca Info'.E135]=&quot;&quot;;&quot;&quot;;[$'uCANca Info'.E135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36];VLOOKUP([$'uCANca Info'.A136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36];VLOOKUP([$'uCANca Info'.$A136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36];IF(LEN([$'uCANca Info'.G136])&gt;0;[$'uCANca Info'.G136];[$'uCANca Info'.D136]);&quot;&quot;)" office:value-type="string" office:string-value="" calcext:value-type="error">
            <text:p>#N/A</text:p>
          </table:table-cell>
          <table:table-cell table:style-name="ce288" table:formula="of:=IF([$'uCANca Info'.$K136];VLOOKUP([$'uCANca Info'.$D136];[$Dictionary.$C$2:.$E$47];2;0);&quot;&quot;)" office:value-type="string" office:string-value="" calcext:value-type="error">
            <text:p>#N/A</text:p>
          </table:table-cell>
          <table:table-cell table:style-name="ce290" table:formula="of:=IF(LEN([.C135])&gt;0;CONCATENATE(['uCANca Info'.I136];&quot;&quot;);&quot;&quot;)" office:value-type="string" office:string-value="" calcext:value-type="error">
            <text:p>#N/A</text:p>
          </table:table-cell>
          <table:table-cell table:style-name="ce292" table:formula="of:=IF([$'uCANca Info'.$K136];[$'uCANca Info'.C136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36];['uCANca Info'.H136];&quot;&quot;)">
            <text:p/>
          </table:table-cell>
          <table:table-cell table:style-name="ce286" table:formula="of:=IF([$'uCANca Info'.$K136];IF([$'uCANca Info'.E136]=&quot;&quot;;&quot;&quot;;[$'uCANca Info'.E136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37];VLOOKUP([$'uCANca Info'.A137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37];VLOOKUP([$'uCANca Info'.$A137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37];IF(LEN([$'uCANca Info'.G137])&gt;0;[$'uCANca Info'.G137];[$'uCANca Info'.D137]);&quot;&quot;)" office:value-type="string" office:string-value="" calcext:value-type="error">
            <text:p>#N/A</text:p>
          </table:table-cell>
          <table:table-cell table:style-name="ce288" table:formula="of:=IF([$'uCANca Info'.$K137];VLOOKUP([$'uCANca Info'.$D137];[$Dictionary.$C$2:.$E$47];2;0);&quot;&quot;)" office:value-type="string" office:string-value="" calcext:value-type="error">
            <text:p>#N/A</text:p>
          </table:table-cell>
          <table:table-cell table:style-name="ce290" table:formula="of:=IF(LEN([.C136])&gt;0;CONCATENATE(['uCANca Info'.I137];&quot;&quot;);&quot;&quot;)" office:value-type="string" office:string-value="" calcext:value-type="error">
            <text:p>#N/A</text:p>
          </table:table-cell>
          <table:table-cell table:style-name="ce292" table:formula="of:=IF([$'uCANca Info'.$K137];[$'uCANca Info'.C137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37];['uCANca Info'.H137];&quot;&quot;)">
            <text:p/>
          </table:table-cell>
          <table:table-cell table:style-name="ce286" table:formula="of:=IF([$'uCANca Info'.$K137];IF([$'uCANca Info'.E137]=&quot;&quot;;&quot;&quot;;[$'uCANca Info'.E137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38];VLOOKUP([$'uCANca Info'.A138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38];VLOOKUP([$'uCANca Info'.$A138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38];IF(LEN([$'uCANca Info'.G138])&gt;0;[$'uCANca Info'.G138];[$'uCANca Info'.D138]);&quot;&quot;)" office:value-type="string" office:string-value="" calcext:value-type="error">
            <text:p>#N/A</text:p>
          </table:table-cell>
          <table:table-cell table:style-name="ce288" table:formula="of:=IF([$'uCANca Info'.$K138];VLOOKUP([$'uCANca Info'.$D138];[$Dictionary.$C$2:.$E$47];2;0);&quot;&quot;)" office:value-type="string" office:string-value="" calcext:value-type="error">
            <text:p>#N/A</text:p>
          </table:table-cell>
          <table:table-cell table:style-name="ce290" table:formula="of:=IF(LEN([.C137])&gt;0;CONCATENATE(['uCANca Info'.I138];&quot;&quot;);&quot;&quot;)" office:value-type="string" office:string-value="" calcext:value-type="error">
            <text:p>#N/A</text:p>
          </table:table-cell>
          <table:table-cell table:style-name="ce292" table:formula="of:=IF([$'uCANca Info'.$K138];[$'uCANca Info'.C138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38];['uCANca Info'.H138];&quot;&quot;)">
            <text:p/>
          </table:table-cell>
          <table:table-cell table:style-name="ce286" table:formula="of:=IF([$'uCANca Info'.$K138];IF([$'uCANca Info'.E138]=&quot;&quot;;&quot;&quot;;[$'uCANca Info'.E138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39];VLOOKUP([$'uCANca Info'.A139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39];VLOOKUP([$'uCANca Info'.$A139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39];IF(LEN([$'uCANca Info'.G139])&gt;0;[$'uCANca Info'.G139];[$'uCANca Info'.D139]);&quot;&quot;)" office:value-type="string" office:string-value="" calcext:value-type="error">
            <text:p>#N/A</text:p>
          </table:table-cell>
          <table:table-cell table:style-name="ce288" table:formula="of:=IF([$'uCANca Info'.$K139];VLOOKUP([$'uCANca Info'.$D139];[$Dictionary.$C$2:.$E$47];2;0);&quot;&quot;)" office:value-type="string" office:string-value="" calcext:value-type="error">
            <text:p>#N/A</text:p>
          </table:table-cell>
          <table:table-cell table:style-name="ce290" table:formula="of:=IF(LEN([.C138])&gt;0;CONCATENATE(['uCANca Info'.I139];&quot;&quot;);&quot;&quot;)" office:value-type="string" office:string-value="" calcext:value-type="error">
            <text:p>#N/A</text:p>
          </table:table-cell>
          <table:table-cell table:style-name="ce292" table:formula="of:=IF([$'uCANca Info'.$K139];[$'uCANca Info'.C139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39];['uCANca Info'.H139];&quot;&quot;)">
            <text:p/>
          </table:table-cell>
          <table:table-cell table:style-name="ce286" table:formula="of:=IF([$'uCANca Info'.$K139];IF([$'uCANca Info'.E139]=&quot;&quot;;&quot;&quot;;[$'uCANca Info'.E139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40];VLOOKUP([$'uCANca Info'.A140];[$Dictionary.$G$2:.$I$10];2;0);&quot;&quot;)" office:value-type="string" office:string-value="" calcext:value-type="error">
            <text:p>#N/A</text:p>
          </table:table-cell>
          <table:table-cell table:style-name="ce286" table:formula="of:=IF([$'uCANca Info'.$K140];VLOOKUP([$'uCANca Info'.$A140];[$Dictionary.$G$2:.$I$10];3;0);&quot;&quot;)" office:value-type="string" office:string-value="" calcext:value-type="error">
            <text:p>#N/A</text:p>
          </table:table-cell>
          <table:table-cell table:style-name="ce286" table:formula="of:=IF([$'uCANca Info'.$K140];IF(LEN([$'uCANca Info'.G140])&gt;0;[$'uCANca Info'.G140];[$'uCANca Info'.D140]);&quot;&quot;)" office:value-type="string" office:string-value="" calcext:value-type="error">
            <text:p>#N/A</text:p>
          </table:table-cell>
          <table:table-cell table:style-name="ce288" table:formula="of:=IF([$'uCANca Info'.$K140];VLOOKUP([$'uCANca Info'.$D140];[$Dictionary.$C$2:.$E$47];2;0);&quot;&quot;)" office:value-type="string" office:string-value="" calcext:value-type="error">
            <text:p>#N/A</text:p>
          </table:table-cell>
          <table:table-cell table:style-name="ce290" table:formula="of:=IF(LEN([.C139])&gt;0;CONCATENATE(['uCANca Info'.I140];&quot;&quot;);&quot;&quot;)" office:value-type="string" office:string-value="" calcext:value-type="error">
            <text:p>#N/A</text:p>
          </table:table-cell>
          <table:table-cell table:style-name="ce292" table:formula="of:=IF([$'uCANca Info'.$K140];[$'uCANca Info'.C140];&quot;&quot;)" office:value-type="string" office:string-value="" calcext:value-type="error">
            <text:p>#N/A</text:p>
          </table:table-cell>
          <table:table-cell table:style-name="ce295"/>
          <table:table-cell table:style-name="ce286" table:formula="of:=IF([$'uCANca Info'.$K240];['uCANca Info'.H140];&quot;&quot;)">
            <text:p/>
          </table:table-cell>
          <table:table-cell table:style-name="ce286" table:formula="of:=IF([$'uCANca Info'.$K140];IF([$'uCANca Info'.E140]=&quot;&quot;;&quot;&quot;;[$'uCANca Info'.E140]);&quot;&quot;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0">
          <table:table-cell table:style-name="ce286" table:formula="of:=IF([$'uCANca Info'.$K141];VLOOKUP([$'uCANca Info'.A141];[$Dictionary.$G$2:.$I$10];2;0);&quot;&quot;)">
            <text:p/>
          </table:table-cell>
          <table:table-cell table:style-name="ce286" table:formula="of:=IF([$'uCANca Info'.$K141];VLOOKUP([$'uCANca Info'.$A141];[$Dictionary.$G$2:.$I$10];3;0);&quot;&quot;)">
            <text:p/>
          </table:table-cell>
          <table:table-cell table:style-name="ce286" table:formula="of:=IF([$'uCANca Info'.$K141];IF(LEN([$'uCANca Info'.G141])&gt;0;[$'uCANca Info'.G141];[$'uCANca Info'.D141]);&quot;&quot;)">
            <text:p/>
          </table:table-cell>
          <table:table-cell table:style-name="ce288" table:formula="of:=IF([$'uCANca Info'.$K141];VLOOKUP([$'uCANca Info'.$D141];[$Dictionary.$C$2:.$E$47];2;0);&quot;&quot;)">
            <text:p/>
          </table:table-cell>
          <table:table-cell table:style-name="ce290" table:formula="of:=IF(LEN([.C140])&gt;0;CONCATENATE(['uCANca Info'.I141];&quot;&quot;);&quot;&quot;)">
            <text:p/>
          </table:table-cell>
          <table:table-cell table:style-name="ce292" table:formula="of:=IF([$'uCANca Info'.$K141];[$'uCANca Info'.C141];&quot;&quot;)">
            <text:p/>
          </table:table-cell>
          <table:table-cell table:style-name="ce295"/>
          <table:table-cell table:style-name="ce286" table:formula="of:=IF([$'uCANca Info'.$K241];['uCANca Info'.H141];&quot;&quot;)">
            <text:p/>
          </table:table-cell>
          <table:table-cell table:style-name="ce286" table:formula="of:=IF([$'uCANca Info'.$K141];IF([$'uCANca Info'.E141]=&quot;&quot;;&quot;&quot;;[$'uCANca Info'.E141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42];VLOOKUP([$'uCANca Info'.A142];[$Dictionary.$G$2:.$I$10];2;0);&quot;&quot;)">
            <text:p/>
          </table:table-cell>
          <table:table-cell table:style-name="ce286" table:formula="of:=IF([$'uCANca Info'.$K142];VLOOKUP([$'uCANca Info'.$A142];[$Dictionary.$G$2:.$I$10];3;0);&quot;&quot;)">
            <text:p/>
          </table:table-cell>
          <table:table-cell table:style-name="ce286" table:formula="of:=IF([$'uCANca Info'.$K142];IF(LEN([$'uCANca Info'.G142])&gt;0;[$'uCANca Info'.G142];[$'uCANca Info'.D142]);&quot;&quot;)">
            <text:p/>
          </table:table-cell>
          <table:table-cell table:style-name="ce288" table:formula="of:=IF([$'uCANca Info'.$K142];VLOOKUP([$'uCANca Info'.$D142];[$Dictionary.$C$2:.$E$47];2;0);&quot;&quot;)">
            <text:p/>
          </table:table-cell>
          <table:table-cell table:style-name="ce290" table:formula="of:=IF(LEN([.C141])&gt;0;CONCATENATE(['uCANca Info'.I142];&quot;&quot;);&quot;&quot;)">
            <text:p/>
          </table:table-cell>
          <table:table-cell table:style-name="ce292" table:formula="of:=IF([$'uCANca Info'.$K142];[$'uCANca Info'.C142];&quot;&quot;)">
            <text:p/>
          </table:table-cell>
          <table:table-cell table:style-name="ce295"/>
          <table:table-cell table:style-name="ce286" table:formula="of:=IF([$'uCANca Info'.$K242];['uCANca Info'.H142];&quot;&quot;)">
            <text:p/>
          </table:table-cell>
          <table:table-cell table:style-name="ce286" table:formula="of:=IF([$'uCANca Info'.$K142];IF([$'uCANca Info'.E142]=&quot;&quot;;&quot;&quot;;[$'uCANca Info'.E142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43];VLOOKUP([$'uCANca Info'.A143];[$Dictionary.$G$2:.$I$10];2;0);&quot;&quot;)">
            <text:p/>
          </table:table-cell>
          <table:table-cell table:style-name="ce286" table:formula="of:=IF([$'uCANca Info'.$K143];VLOOKUP([$'uCANca Info'.$A143];[$Dictionary.$G$2:.$I$10];3;0);&quot;&quot;)">
            <text:p/>
          </table:table-cell>
          <table:table-cell table:style-name="ce286" table:formula="of:=IF([$'uCANca Info'.$K143];IF(LEN([$'uCANca Info'.G143])&gt;0;[$'uCANca Info'.G143];[$'uCANca Info'.D143]);&quot;&quot;)">
            <text:p/>
          </table:table-cell>
          <table:table-cell table:style-name="ce288" table:formula="of:=IF([$'uCANca Info'.$K143];VLOOKUP([$'uCANca Info'.$D143];[$Dictionary.$C$2:.$E$47];2;0);&quot;&quot;)">
            <text:p/>
          </table:table-cell>
          <table:table-cell table:style-name="ce290" table:formula="of:=IF(LEN([.C142])&gt;0;CONCATENATE(['uCANca Info'.I143];&quot;&quot;);&quot;&quot;)">
            <text:p/>
          </table:table-cell>
          <table:table-cell table:style-name="ce292" table:formula="of:=IF([$'uCANca Info'.$K143];[$'uCANca Info'.C143];&quot;&quot;)">
            <text:p/>
          </table:table-cell>
          <table:table-cell table:style-name="ce295"/>
          <table:table-cell table:style-name="ce286" table:formula="of:=IF([$'uCANca Info'.$K243];['uCANca Info'.H143];&quot;&quot;)">
            <text:p/>
          </table:table-cell>
          <table:table-cell table:style-name="ce286" table:formula="of:=IF([$'uCANca Info'.$K143];IF([$'uCANca Info'.E143]=&quot;&quot;;&quot;&quot;;[$'uCANca Info'.E143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44];VLOOKUP([$'uCANca Info'.A144];[$Dictionary.$G$2:.$I$10];2;0);&quot;&quot;)">
            <text:p/>
          </table:table-cell>
          <table:table-cell table:style-name="ce286" table:formula="of:=IF([$'uCANca Info'.$K144];VLOOKUP([$'uCANca Info'.$A144];[$Dictionary.$G$2:.$I$10];3;0);&quot;&quot;)">
            <text:p/>
          </table:table-cell>
          <table:table-cell table:style-name="ce286" table:formula="of:=IF([$'uCANca Info'.$K144];IF(LEN([$'uCANca Info'.G144])&gt;0;[$'uCANca Info'.G144];[$'uCANca Info'.D144]);&quot;&quot;)">
            <text:p/>
          </table:table-cell>
          <table:table-cell table:style-name="ce288" table:formula="of:=IF([$'uCANca Info'.$K144];VLOOKUP([$'uCANca Info'.$D144];[$Dictionary.$C$2:.$E$47];2;0);&quot;&quot;)">
            <text:p/>
          </table:table-cell>
          <table:table-cell table:style-name="ce290" table:formula="of:=IF(LEN([.C143])&gt;0;CONCATENATE(['uCANca Info'.I144];&quot;&quot;);&quot;&quot;)">
            <text:p/>
          </table:table-cell>
          <table:table-cell table:style-name="ce292" table:formula="of:=IF([$'uCANca Info'.$K144];[$'uCANca Info'.C144];&quot;&quot;)">
            <text:p/>
          </table:table-cell>
          <table:table-cell table:style-name="ce295"/>
          <table:table-cell table:style-name="ce286" table:formula="of:=IF([$'uCANca Info'.$K244];['uCANca Info'.H144];&quot;&quot;)">
            <text:p/>
          </table:table-cell>
          <table:table-cell table:style-name="ce286" table:formula="of:=IF([$'uCANca Info'.$K144];IF([$'uCANca Info'.E144]=&quot;&quot;;&quot;&quot;;[$'uCANca Info'.E144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45];VLOOKUP([$'uCANca Info'.A145];[$Dictionary.$G$2:.$I$10];2;0);&quot;&quot;)">
            <text:p/>
          </table:table-cell>
          <table:table-cell table:style-name="ce286" table:formula="of:=IF([$'uCANca Info'.$K145];VLOOKUP([$'uCANca Info'.$A145];[$Dictionary.$G$2:.$I$10];3;0);&quot;&quot;)">
            <text:p/>
          </table:table-cell>
          <table:table-cell table:style-name="ce286" table:formula="of:=IF([$'uCANca Info'.$K145];IF(LEN([$'uCANca Info'.G145])&gt;0;[$'uCANca Info'.G145];[$'uCANca Info'.D145]);&quot;&quot;)">
            <text:p/>
          </table:table-cell>
          <table:table-cell table:style-name="ce288" table:formula="of:=IF([$'uCANca Info'.$K145];VLOOKUP([$'uCANca Info'.$D145];[$Dictionary.$C$2:.$E$47];2;0);&quot;&quot;)">
            <text:p/>
          </table:table-cell>
          <table:table-cell table:style-name="ce290" table:formula="of:=IF(LEN([.C144])&gt;0;CONCATENATE(['uCANca Info'.I145];&quot;&quot;);&quot;&quot;)">
            <text:p/>
          </table:table-cell>
          <table:table-cell table:style-name="ce292" table:formula="of:=IF([$'uCANca Info'.$K145];[$'uCANca Info'.C145];&quot;&quot;)">
            <text:p/>
          </table:table-cell>
          <table:table-cell table:style-name="ce295"/>
          <table:table-cell table:style-name="ce286" table:formula="of:=IF([$'uCANca Info'.$K245];['uCANca Info'.H145];&quot;&quot;)">
            <text:p/>
          </table:table-cell>
          <table:table-cell table:style-name="ce286" table:formula="of:=IF([$'uCANca Info'.$K145];IF([$'uCANca Info'.E145]=&quot;&quot;;&quot;&quot;;[$'uCANca Info'.E145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46];VLOOKUP([$'uCANca Info'.A146];[$Dictionary.$G$2:.$I$10];2;0);&quot;&quot;)">
            <text:p/>
          </table:table-cell>
          <table:table-cell table:style-name="ce286" table:formula="of:=IF([$'uCANca Info'.$K146];VLOOKUP([$'uCANca Info'.$A146];[$Dictionary.$G$2:.$I$10];3;0);&quot;&quot;)">
            <text:p/>
          </table:table-cell>
          <table:table-cell table:style-name="ce286" table:formula="of:=IF([$'uCANca Info'.$K146];IF(LEN([$'uCANca Info'.G146])&gt;0;[$'uCANca Info'.G146];[$'uCANca Info'.D146]);&quot;&quot;)">
            <text:p/>
          </table:table-cell>
          <table:table-cell table:style-name="ce288" table:formula="of:=IF([$'uCANca Info'.$K146];VLOOKUP([$'uCANca Info'.$D146];[$Dictionary.$C$2:.$E$47];2;0);&quot;&quot;)">
            <text:p/>
          </table:table-cell>
          <table:table-cell table:style-name="ce290" table:formula="of:=IF(LEN([.C145])&gt;0;CONCATENATE(['uCANca Info'.I146];&quot;&quot;);&quot;&quot;)">
            <text:p/>
          </table:table-cell>
          <table:table-cell table:style-name="ce292" table:formula="of:=IF([$'uCANca Info'.$K146];[$'uCANca Info'.C146];&quot;&quot;)">
            <text:p/>
          </table:table-cell>
          <table:table-cell table:style-name="ce295"/>
          <table:table-cell table:style-name="ce286" table:formula="of:=IF([$'uCANca Info'.$K246];['uCANca Info'.H146];&quot;&quot;)">
            <text:p/>
          </table:table-cell>
          <table:table-cell table:style-name="ce286" table:formula="of:=IF([$'uCANca Info'.$K146];IF([$'uCANca Info'.E146]=&quot;&quot;;&quot;&quot;;[$'uCANca Info'.E146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47];VLOOKUP([$'uCANca Info'.A147];[$Dictionary.$G$2:.$I$10];2;0);&quot;&quot;)">
            <text:p/>
          </table:table-cell>
          <table:table-cell table:style-name="ce286" table:formula="of:=IF([$'uCANca Info'.$K147];VLOOKUP([$'uCANca Info'.$A147];[$Dictionary.$G$2:.$I$10];3;0);&quot;&quot;)">
            <text:p/>
          </table:table-cell>
          <table:table-cell table:style-name="ce286" table:formula="of:=IF([$'uCANca Info'.$K147];IF(LEN([$'uCANca Info'.G147])&gt;0;[$'uCANca Info'.G147];[$'uCANca Info'.D147]);&quot;&quot;)">
            <text:p/>
          </table:table-cell>
          <table:table-cell table:style-name="ce288" table:formula="of:=IF([$'uCANca Info'.$K147];VLOOKUP([$'uCANca Info'.$D147];[$Dictionary.$C$2:.$E$47];2;0);&quot;&quot;)">
            <text:p/>
          </table:table-cell>
          <table:table-cell table:style-name="ce290" table:formula="of:=IF(LEN([.C146])&gt;0;CONCATENATE(['uCANca Info'.I147];&quot;&quot;);&quot;&quot;)">
            <text:p/>
          </table:table-cell>
          <table:table-cell table:style-name="ce292" table:formula="of:=IF([$'uCANca Info'.$K147];[$'uCANca Info'.C147];&quot;&quot;)">
            <text:p/>
          </table:table-cell>
          <table:table-cell table:style-name="ce295"/>
          <table:table-cell table:style-name="ce286" table:formula="of:=IF([$'uCANca Info'.$K247];['uCANca Info'.H147];&quot;&quot;)">
            <text:p/>
          </table:table-cell>
          <table:table-cell table:style-name="ce286" table:formula="of:=IF([$'uCANca Info'.$K147];IF([$'uCANca Info'.E147]=&quot;&quot;;&quot;&quot;;[$'uCANca Info'.E147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48];VLOOKUP([$'uCANca Info'.A148];[$Dictionary.$G$2:.$I$10];2;0);&quot;&quot;)">
            <text:p/>
          </table:table-cell>
          <table:table-cell table:style-name="ce286" table:formula="of:=IF([$'uCANca Info'.$K148];VLOOKUP([$'uCANca Info'.$A148];[$Dictionary.$G$2:.$I$10];3;0);&quot;&quot;)">
            <text:p/>
          </table:table-cell>
          <table:table-cell table:style-name="ce286" table:formula="of:=IF([$'uCANca Info'.$K148];IF(LEN([$'uCANca Info'.G148])&gt;0;[$'uCANca Info'.G148];[$'uCANca Info'.D148]);&quot;&quot;)">
            <text:p/>
          </table:table-cell>
          <table:table-cell table:style-name="ce288" table:formula="of:=IF([$'uCANca Info'.$K148];VLOOKUP([$'uCANca Info'.$D148];[$Dictionary.$C$2:.$E$47];2;0);&quot;&quot;)">
            <text:p/>
          </table:table-cell>
          <table:table-cell table:style-name="ce290" table:formula="of:=IF(LEN([.C147])&gt;0;CONCATENATE(['uCANca Info'.I148];&quot;&quot;);&quot;&quot;)">
            <text:p/>
          </table:table-cell>
          <table:table-cell table:style-name="ce292" table:formula="of:=IF([$'uCANca Info'.$K148];[$'uCANca Info'.C148];&quot;&quot;)">
            <text:p/>
          </table:table-cell>
          <table:table-cell table:style-name="ce295"/>
          <table:table-cell table:style-name="ce286" table:formula="of:=IF([$'uCANca Info'.$K248];['uCANca Info'.H148];&quot;&quot;)">
            <text:p/>
          </table:table-cell>
          <table:table-cell table:style-name="ce286" table:formula="of:=IF([$'uCANca Info'.$K148];IF([$'uCANca Info'.E148]=&quot;&quot;;&quot;&quot;;[$'uCANca Info'.E148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49];VLOOKUP([$'uCANca Info'.A149];[$Dictionary.$G$2:.$I$10];2;0);&quot;&quot;)">
            <text:p/>
          </table:table-cell>
          <table:table-cell table:style-name="ce286" table:formula="of:=IF([$'uCANca Info'.$K149];VLOOKUP([$'uCANca Info'.$A149];[$Dictionary.$G$2:.$I$10];3;0);&quot;&quot;)">
            <text:p/>
          </table:table-cell>
          <table:table-cell table:style-name="ce286" table:formula="of:=IF([$'uCANca Info'.$K149];IF(LEN([$'uCANca Info'.G149])&gt;0;[$'uCANca Info'.G149];[$'uCANca Info'.D149]);&quot;&quot;)">
            <text:p/>
          </table:table-cell>
          <table:table-cell table:style-name="ce288" table:formula="of:=IF([$'uCANca Info'.$K149];VLOOKUP([$'uCANca Info'.$D149];[$Dictionary.$C$2:.$E$47];2;0);&quot;&quot;)">
            <text:p/>
          </table:table-cell>
          <table:table-cell table:style-name="ce290" table:formula="of:=IF(LEN([.C148])&gt;0;CONCATENATE(['uCANca Info'.I149];&quot;&quot;);&quot;&quot;)">
            <text:p/>
          </table:table-cell>
          <table:table-cell table:style-name="ce292" table:formula="of:=IF([$'uCANca Info'.$K149];[$'uCANca Info'.C149];&quot;&quot;)">
            <text:p/>
          </table:table-cell>
          <table:table-cell table:style-name="ce295"/>
          <table:table-cell table:style-name="ce286" table:formula="of:=IF([$'uCANca Info'.$K249];['uCANca Info'.H149];&quot;&quot;)">
            <text:p/>
          </table:table-cell>
          <table:table-cell table:style-name="ce286" table:formula="of:=IF([$'uCANca Info'.$K149];IF([$'uCANca Info'.E149]=&quot;&quot;;&quot;&quot;;[$'uCANca Info'.E149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50];VLOOKUP([$'uCANca Info'.A150];[$Dictionary.$G$2:.$I$10];2;0);&quot;&quot;)">
            <text:p/>
          </table:table-cell>
          <table:table-cell table:style-name="ce286" table:formula="of:=IF([$'uCANca Info'.$K150];VLOOKUP([$'uCANca Info'.$A150];[$Dictionary.$G$2:.$I$10];3;0);&quot;&quot;)">
            <text:p/>
          </table:table-cell>
          <table:table-cell table:style-name="ce286" table:formula="of:=IF([$'uCANca Info'.$K150];IF(LEN([$'uCANca Info'.G150])&gt;0;[$'uCANca Info'.G150];[$'uCANca Info'.D150]);&quot;&quot;)">
            <text:p/>
          </table:table-cell>
          <table:table-cell table:style-name="ce288" table:formula="of:=IF([$'uCANca Info'.$K150];VLOOKUP([$'uCANca Info'.$D150];[$Dictionary.$C$2:.$E$47];2;0);&quot;&quot;)">
            <text:p/>
          </table:table-cell>
          <table:table-cell table:style-name="ce290" table:formula="of:=IF(LEN([.C149])&gt;0;CONCATENATE(['uCANca Info'.I150];&quot;&quot;);&quot;&quot;)">
            <text:p/>
          </table:table-cell>
          <table:table-cell table:style-name="ce292" table:formula="of:=IF([$'uCANca Info'.$K150];[$'uCANca Info'.C150];&quot;&quot;)">
            <text:p/>
          </table:table-cell>
          <table:table-cell table:style-name="ce295"/>
          <table:table-cell table:style-name="ce286" table:formula="of:=IF([$'uCANca Info'.$K250];['uCANca Info'.H150];&quot;&quot;)">
            <text:p/>
          </table:table-cell>
          <table:table-cell table:style-name="ce286" table:formula="of:=IF([$'uCANca Info'.$K150];IF([$'uCANca Info'.E150]=&quot;&quot;;&quot;&quot;;[$'uCANca Info'.E150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51];VLOOKUP([$'uCANca Info'.A151];[$Dictionary.$G$2:.$I$10];2;0);&quot;&quot;)">
            <text:p/>
          </table:table-cell>
          <table:table-cell table:style-name="ce286" table:formula="of:=IF([$'uCANca Info'.$K151];VLOOKUP([$'uCANca Info'.$A151];[$Dictionary.$G$2:.$I$10];3;0);&quot;&quot;)">
            <text:p/>
          </table:table-cell>
          <table:table-cell table:style-name="ce286" table:formula="of:=IF([$'uCANca Info'.$K151];IF(LEN([$'uCANca Info'.G151])&gt;0;[$'uCANca Info'.G151];[$'uCANca Info'.D151]);&quot;&quot;)">
            <text:p/>
          </table:table-cell>
          <table:table-cell table:style-name="ce288" table:formula="of:=IF([$'uCANca Info'.$K151];VLOOKUP([$'uCANca Info'.$D151];[$Dictionary.$C$2:.$E$47];2;0);&quot;&quot;)">
            <text:p/>
          </table:table-cell>
          <table:table-cell table:style-name="ce290" table:formula="of:=IF(LEN([.C150])&gt;0;CONCATENATE(['uCANca Info'.I151];&quot;&quot;);&quot;&quot;)">
            <text:p/>
          </table:table-cell>
          <table:table-cell table:style-name="ce292" table:formula="of:=IF([$'uCANca Info'.$K151];[$'uCANca Info'.C151];&quot;&quot;)">
            <text:p/>
          </table:table-cell>
          <table:table-cell table:style-name="ce295"/>
          <table:table-cell table:style-name="ce286" table:formula="of:=IF([$'uCANca Info'.$K251];['uCANca Info'.H151];&quot;&quot;)">
            <text:p/>
          </table:table-cell>
          <table:table-cell table:style-name="ce286" table:formula="of:=IF([$'uCANca Info'.$K151];IF([$'uCANca Info'.E151]=&quot;&quot;;&quot;&quot;;[$'uCANca Info'.E151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52];VLOOKUP([$'uCANca Info'.A152];[$Dictionary.$G$2:.$I$10];2;0);&quot;&quot;)">
            <text:p/>
          </table:table-cell>
          <table:table-cell table:style-name="ce286" table:formula="of:=IF([$'uCANca Info'.$K152];VLOOKUP([$'uCANca Info'.$A152];[$Dictionary.$G$2:.$I$10];3;0);&quot;&quot;)">
            <text:p/>
          </table:table-cell>
          <table:table-cell table:style-name="ce286" table:formula="of:=IF([$'uCANca Info'.$K152];IF(LEN([$'uCANca Info'.G152])&gt;0;[$'uCANca Info'.G152];[$'uCANca Info'.D152]);&quot;&quot;)">
            <text:p/>
          </table:table-cell>
          <table:table-cell table:style-name="ce288" table:formula="of:=IF([$'uCANca Info'.$K152];VLOOKUP([$'uCANca Info'.$D152];[$Dictionary.$C$2:.$E$47];2;0);&quot;&quot;)">
            <text:p/>
          </table:table-cell>
          <table:table-cell table:style-name="ce290" table:formula="of:=IF(LEN([.C151])&gt;0;CONCATENATE(['uCANca Info'.I152];&quot;&quot;);&quot;&quot;)">
            <text:p/>
          </table:table-cell>
          <table:table-cell table:style-name="ce292" table:formula="of:=IF([$'uCANca Info'.$K152];[$'uCANca Info'.C152];&quot;&quot;)">
            <text:p/>
          </table:table-cell>
          <table:table-cell table:style-name="ce295"/>
          <table:table-cell table:style-name="ce286" table:formula="of:=IF([$'uCANca Info'.$K252];['uCANca Info'.H152];&quot;&quot;)">
            <text:p/>
          </table:table-cell>
          <table:table-cell table:style-name="ce286" table:formula="of:=IF([$'uCANca Info'.$K152];IF([$'uCANca Info'.E152]=&quot;&quot;;&quot;&quot;;[$'uCANca Info'.E152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53];VLOOKUP([$'uCANca Info'.A153];[$Dictionary.$G$2:.$I$10];2;0);&quot;&quot;)">
            <text:p/>
          </table:table-cell>
          <table:table-cell table:style-name="ce286" table:formula="of:=IF([$'uCANca Info'.$K153];VLOOKUP([$'uCANca Info'.$A153];[$Dictionary.$G$2:.$I$10];3;0);&quot;&quot;)">
            <text:p/>
          </table:table-cell>
          <table:table-cell table:style-name="ce286" table:formula="of:=IF([$'uCANca Info'.$K153];IF(LEN([$'uCANca Info'.G153])&gt;0;[$'uCANca Info'.G153];[$'uCANca Info'.D153]);&quot;&quot;)">
            <text:p/>
          </table:table-cell>
          <table:table-cell table:style-name="ce288" table:formula="of:=IF([$'uCANca Info'.$K153];VLOOKUP([$'uCANca Info'.$D153];[$Dictionary.$C$2:.$E$47];2;0);&quot;&quot;)">
            <text:p/>
          </table:table-cell>
          <table:table-cell table:style-name="ce290" table:formula="of:=IF(LEN([.C152])&gt;0;CONCATENATE(['uCANca Info'.I153];&quot;&quot;);&quot;&quot;)">
            <text:p/>
          </table:table-cell>
          <table:table-cell table:style-name="ce292" table:formula="of:=IF([$'uCANca Info'.$K153];[$'uCANca Info'.C153];&quot;&quot;)">
            <text:p/>
          </table:table-cell>
          <table:table-cell table:style-name="ce295"/>
          <table:table-cell table:style-name="ce286" table:formula="of:=IF([$'uCANca Info'.$K253];['uCANca Info'.H153];&quot;&quot;)">
            <text:p/>
          </table:table-cell>
          <table:table-cell table:style-name="ce286" table:formula="of:=IF([$'uCANca Info'.$K153];IF([$'uCANca Info'.E153]=&quot;&quot;;&quot;&quot;;[$'uCANca Info'.E153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54];VLOOKUP([$'uCANca Info'.A154];[$Dictionary.$G$2:.$I$10];2;0);&quot;&quot;)">
            <text:p/>
          </table:table-cell>
          <table:table-cell table:style-name="ce286" table:formula="of:=IF([$'uCANca Info'.$K154];VLOOKUP([$'uCANca Info'.$A154];[$Dictionary.$G$2:.$I$10];3;0);&quot;&quot;)">
            <text:p/>
          </table:table-cell>
          <table:table-cell table:style-name="ce286" table:formula="of:=IF([$'uCANca Info'.$K154];IF(LEN([$'uCANca Info'.G154])&gt;0;[$'uCANca Info'.G154];[$'uCANca Info'.D154]);&quot;&quot;)">
            <text:p/>
          </table:table-cell>
          <table:table-cell table:style-name="ce288" table:formula="of:=IF([$'uCANca Info'.$K154];VLOOKUP([$'uCANca Info'.$D154];[$Dictionary.$C$2:.$E$47];2;0);&quot;&quot;)">
            <text:p/>
          </table:table-cell>
          <table:table-cell table:style-name="ce290" table:formula="of:=IF(LEN([.C153])&gt;0;CONCATENATE(['uCANca Info'.I154];&quot;&quot;);&quot;&quot;)">
            <text:p/>
          </table:table-cell>
          <table:table-cell table:style-name="ce292" table:formula="of:=IF([$'uCANca Info'.$K154];[$'uCANca Info'.C154];&quot;&quot;)">
            <text:p/>
          </table:table-cell>
          <table:table-cell table:style-name="ce295"/>
          <table:table-cell table:style-name="ce286" table:formula="of:=IF([$'uCANca Info'.$K254];['uCANca Info'.H154];&quot;&quot;)">
            <text:p/>
          </table:table-cell>
          <table:table-cell table:style-name="ce286" table:formula="of:=IF([$'uCANca Info'.$K154];IF([$'uCANca Info'.E154]=&quot;&quot;;&quot;&quot;;[$'uCANca Info'.E154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55];VLOOKUP([$'uCANca Info'.A155];[$Dictionary.$G$2:.$I$10];2;0);&quot;&quot;)">
            <text:p/>
          </table:table-cell>
          <table:table-cell table:style-name="ce286" table:formula="of:=IF([$'uCANca Info'.$K155];VLOOKUP([$'uCANca Info'.$A155];[$Dictionary.$G$2:.$I$10];3;0);&quot;&quot;)">
            <text:p/>
          </table:table-cell>
          <table:table-cell table:style-name="ce286" table:formula="of:=IF([$'uCANca Info'.$K155];IF(LEN([$'uCANca Info'.G155])&gt;0;[$'uCANca Info'.G155];[$'uCANca Info'.D155]);&quot;&quot;)">
            <text:p/>
          </table:table-cell>
          <table:table-cell table:style-name="ce288" table:formula="of:=IF([$'uCANca Info'.$K155];VLOOKUP([$'uCANca Info'.$D155];[$Dictionary.$C$2:.$E$47];2;0);&quot;&quot;)">
            <text:p/>
          </table:table-cell>
          <table:table-cell table:style-name="ce290" table:formula="of:=IF(LEN([.C154])&gt;0;CONCATENATE(['uCANca Info'.I155];&quot;&quot;);&quot;&quot;)">
            <text:p/>
          </table:table-cell>
          <table:table-cell table:style-name="ce292" table:formula="of:=IF([$'uCANca Info'.$K155];[$'uCANca Info'.C155];&quot;&quot;)">
            <text:p/>
          </table:table-cell>
          <table:table-cell table:style-name="ce295"/>
          <table:table-cell table:style-name="ce286" table:formula="of:=IF([$'uCANca Info'.$K255];['uCANca Info'.H155];&quot;&quot;)">
            <text:p/>
          </table:table-cell>
          <table:table-cell table:style-name="ce286" table:formula="of:=IF([$'uCANca Info'.$K155];IF([$'uCANca Info'.E155]=&quot;&quot;;&quot;&quot;;[$'uCANca Info'.E155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56];VLOOKUP([$'uCANca Info'.A156];[$Dictionary.$G$2:.$I$10];2;0);&quot;&quot;)">
            <text:p/>
          </table:table-cell>
          <table:table-cell table:style-name="ce286" table:formula="of:=IF([$'uCANca Info'.$K156];VLOOKUP([$'uCANca Info'.$A156];[$Dictionary.$G$2:.$I$10];3;0);&quot;&quot;)">
            <text:p/>
          </table:table-cell>
          <table:table-cell table:style-name="ce286" table:formula="of:=IF([$'uCANca Info'.$K156];IF(LEN([$'uCANca Info'.G156])&gt;0;[$'uCANca Info'.G156];[$'uCANca Info'.D156]);&quot;&quot;)">
            <text:p/>
          </table:table-cell>
          <table:table-cell table:style-name="ce288" table:formula="of:=IF([$'uCANca Info'.$K156];VLOOKUP([$'uCANca Info'.$D156];[$Dictionary.$C$2:.$E$47];2;0);&quot;&quot;)">
            <text:p/>
          </table:table-cell>
          <table:table-cell table:style-name="ce290" table:formula="of:=IF(LEN([.C155])&gt;0;CONCATENATE(['uCANca Info'.I156];&quot;&quot;);&quot;&quot;)">
            <text:p/>
          </table:table-cell>
          <table:table-cell table:style-name="ce292" table:formula="of:=IF([$'uCANca Info'.$K156];[$'uCANca Info'.C156];&quot;&quot;)">
            <text:p/>
          </table:table-cell>
          <table:table-cell table:style-name="ce295"/>
          <table:table-cell table:style-name="ce286" table:formula="of:=IF([$'uCANca Info'.$K256];['uCANca Info'.H156];&quot;&quot;)">
            <text:p/>
          </table:table-cell>
          <table:table-cell table:style-name="ce286" table:formula="of:=IF([$'uCANca Info'.$K156];IF([$'uCANca Info'.E156]=&quot;&quot;;&quot;&quot;;[$'uCANca Info'.E156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57];VLOOKUP([$'uCANca Info'.A157];[$Dictionary.$G$2:.$I$10];2;0);&quot;&quot;)">
            <text:p/>
          </table:table-cell>
          <table:table-cell table:style-name="ce286" table:formula="of:=IF([$'uCANca Info'.$K157];VLOOKUP([$'uCANca Info'.$A157];[$Dictionary.$G$2:.$I$10];3;0);&quot;&quot;)">
            <text:p/>
          </table:table-cell>
          <table:table-cell table:style-name="ce286" table:formula="of:=IF([$'uCANca Info'.$K157];IF(LEN([$'uCANca Info'.G157])&gt;0;[$'uCANca Info'.G157];[$'uCANca Info'.D157]);&quot;&quot;)">
            <text:p/>
          </table:table-cell>
          <table:table-cell table:style-name="ce288" table:formula="of:=IF([$'uCANca Info'.$K157];VLOOKUP([$'uCANca Info'.$D157];[$Dictionary.$C$2:.$E$47];2;0);&quot;&quot;)">
            <text:p/>
          </table:table-cell>
          <table:table-cell table:style-name="ce290" table:formula="of:=IF(LEN([.C156])&gt;0;CONCATENATE(['uCANca Info'.I157];&quot;&quot;);&quot;&quot;)">
            <text:p/>
          </table:table-cell>
          <table:table-cell table:style-name="ce292" table:formula="of:=IF([$'uCANca Info'.$K157];[$'uCANca Info'.C157];&quot;&quot;)">
            <text:p/>
          </table:table-cell>
          <table:table-cell table:style-name="ce295"/>
          <table:table-cell table:style-name="ce286" table:formula="of:=IF([$'uCANca Info'.$K257];['uCANca Info'.H157];&quot;&quot;)">
            <text:p/>
          </table:table-cell>
          <table:table-cell table:style-name="ce286" table:formula="of:=IF([$'uCANca Info'.$K157];IF([$'uCANca Info'.E157]=&quot;&quot;;&quot;&quot;;[$'uCANca Info'.E157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58];VLOOKUP([$'uCANca Info'.A158];[$Dictionary.$G$2:.$I$10];2;0);&quot;&quot;)">
            <text:p/>
          </table:table-cell>
          <table:table-cell table:style-name="ce286" table:formula="of:=IF([$'uCANca Info'.$K158];VLOOKUP([$'uCANca Info'.$A158];[$Dictionary.$G$2:.$I$10];3;0);&quot;&quot;)">
            <text:p/>
          </table:table-cell>
          <table:table-cell table:style-name="ce286" table:formula="of:=IF([$'uCANca Info'.$K158];IF(LEN([$'uCANca Info'.G158])&gt;0;[$'uCANca Info'.G158];[$'uCANca Info'.D158]);&quot;&quot;)">
            <text:p/>
          </table:table-cell>
          <table:table-cell table:style-name="ce288" table:formula="of:=IF([$'uCANca Info'.$K158];VLOOKUP([$'uCANca Info'.$D158];[$Dictionary.$C$2:.$E$47];2;0);&quot;&quot;)">
            <text:p/>
          </table:table-cell>
          <table:table-cell table:style-name="ce290" table:formula="of:=IF(LEN([.C157])&gt;0;CONCATENATE(['uCANca Info'.I158];&quot;&quot;);&quot;&quot;)">
            <text:p/>
          </table:table-cell>
          <table:table-cell table:style-name="ce292" table:formula="of:=IF([$'uCANca Info'.$K158];[$'uCANca Info'.C158];&quot;&quot;)">
            <text:p/>
          </table:table-cell>
          <table:table-cell table:style-name="ce295"/>
          <table:table-cell table:style-name="ce286" table:formula="of:=IF([$'uCANca Info'.$K258];['uCANca Info'.H158];&quot;&quot;)">
            <text:p/>
          </table:table-cell>
          <table:table-cell table:style-name="ce286" table:formula="of:=IF([$'uCANca Info'.$K158];IF([$'uCANca Info'.E158]=&quot;&quot;;&quot;&quot;;[$'uCANca Info'.E158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59];VLOOKUP([$'uCANca Info'.A159];[$Dictionary.$G$2:.$I$10];2;0);&quot;&quot;)">
            <text:p/>
          </table:table-cell>
          <table:table-cell table:style-name="ce286" table:formula="of:=IF([$'uCANca Info'.$K159];VLOOKUP([$'uCANca Info'.$A159];[$Dictionary.$G$2:.$I$10];3;0);&quot;&quot;)">
            <text:p/>
          </table:table-cell>
          <table:table-cell table:style-name="ce286" table:formula="of:=IF([$'uCANca Info'.$K159];IF(LEN([$'uCANca Info'.G159])&gt;0;[$'uCANca Info'.G159];[$'uCANca Info'.D159]);&quot;&quot;)">
            <text:p/>
          </table:table-cell>
          <table:table-cell table:style-name="ce288" table:formula="of:=IF([$'uCANca Info'.$K159];VLOOKUP([$'uCANca Info'.$D159];[$Dictionary.$C$2:.$E$47];2;0);&quot;&quot;)">
            <text:p/>
          </table:table-cell>
          <table:table-cell table:style-name="ce290" table:formula="of:=IF(LEN([.C158])&gt;0;CONCATENATE(['uCANca Info'.I159];&quot;&quot;);&quot;&quot;)">
            <text:p/>
          </table:table-cell>
          <table:table-cell table:style-name="ce292" table:formula="of:=IF([$'uCANca Info'.$K159];[$'uCANca Info'.C159];&quot;&quot;)">
            <text:p/>
          </table:table-cell>
          <table:table-cell table:style-name="ce295"/>
          <table:table-cell table:style-name="ce286" table:formula="of:=IF([$'uCANca Info'.$K259];['uCANca Info'.H159];&quot;&quot;)">
            <text:p/>
          </table:table-cell>
          <table:table-cell table:style-name="ce286" table:formula="of:=IF([$'uCANca Info'.$K159];IF([$'uCANca Info'.E159]=&quot;&quot;;&quot;&quot;;[$'uCANca Info'.E159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60];VLOOKUP([$'uCANca Info'.A160];[$Dictionary.$G$2:.$I$10];2;0);&quot;&quot;)">
            <text:p/>
          </table:table-cell>
          <table:table-cell table:style-name="ce286" table:formula="of:=IF([$'uCANca Info'.$K160];VLOOKUP([$'uCANca Info'.$A160];[$Dictionary.$G$2:.$I$10];3;0);&quot;&quot;)">
            <text:p/>
          </table:table-cell>
          <table:table-cell table:style-name="ce286" table:formula="of:=IF([$'uCANca Info'.$K160];IF(LEN([$'uCANca Info'.G160])&gt;0;[$'uCANca Info'.G160];[$'uCANca Info'.D160]);&quot;&quot;)">
            <text:p/>
          </table:table-cell>
          <table:table-cell table:style-name="ce288" table:formula="of:=IF([$'uCANca Info'.$K160];VLOOKUP([$'uCANca Info'.$D160];[$Dictionary.$C$2:.$E$47];2;0);&quot;&quot;)">
            <text:p/>
          </table:table-cell>
          <table:table-cell table:style-name="ce290" table:formula="of:=IF(LEN([.C159])&gt;0;CONCATENATE(['uCANca Info'.I160];&quot;&quot;);&quot;&quot;)">
            <text:p/>
          </table:table-cell>
          <table:table-cell table:style-name="ce292" table:formula="of:=IF([$'uCANca Info'.$K160];[$'uCANca Info'.C160];&quot;&quot;)">
            <text:p/>
          </table:table-cell>
          <table:table-cell table:style-name="ce295"/>
          <table:table-cell table:style-name="ce286" table:formula="of:=IF([$'uCANca Info'.$K260];['uCANca Info'.H160];&quot;&quot;)">
            <text:p/>
          </table:table-cell>
          <table:table-cell table:style-name="ce286" table:formula="of:=IF([$'uCANca Info'.$K160];IF([$'uCANca Info'.E160]=&quot;&quot;;&quot;&quot;;[$'uCANca Info'.E160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61];VLOOKUP([$'uCANca Info'.A161];[$Dictionary.$G$2:.$I$10];2;0);&quot;&quot;)">
            <text:p/>
          </table:table-cell>
          <table:table-cell table:style-name="ce286" table:formula="of:=IF([$'uCANca Info'.$K161];VLOOKUP([$'uCANca Info'.$A161];[$Dictionary.$G$2:.$I$10];3;0);&quot;&quot;)">
            <text:p/>
          </table:table-cell>
          <table:table-cell table:style-name="ce286" table:formula="of:=IF([$'uCANca Info'.$K161];IF(LEN([$'uCANca Info'.G161])&gt;0;[$'uCANca Info'.G161];[$'uCANca Info'.D161]);&quot;&quot;)">
            <text:p/>
          </table:table-cell>
          <table:table-cell table:style-name="ce288" table:formula="of:=IF([$'uCANca Info'.$K161];VLOOKUP([$'uCANca Info'.$D161];[$Dictionary.$C$2:.$E$47];2;0);&quot;&quot;)">
            <text:p/>
          </table:table-cell>
          <table:table-cell table:style-name="ce290" table:formula="of:=IF(LEN([.C160])&gt;0;CONCATENATE(['uCANca Info'.I161];&quot;&quot;);&quot;&quot;)">
            <text:p/>
          </table:table-cell>
          <table:table-cell table:style-name="ce292" table:formula="of:=IF([$'uCANca Info'.$K161];[$'uCANca Info'.C161];&quot;&quot;)">
            <text:p/>
          </table:table-cell>
          <table:table-cell table:style-name="ce295"/>
          <table:table-cell table:style-name="ce286" table:formula="of:=IF([$'uCANca Info'.$K261];['uCANca Info'.H161];&quot;&quot;)">
            <text:p/>
          </table:table-cell>
          <table:table-cell table:style-name="ce286" table:formula="of:=IF([$'uCANca Info'.$K161];IF([$'uCANca Info'.E161]=&quot;&quot;;&quot;&quot;;[$'uCANca Info'.E161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62];VLOOKUP([$'uCANca Info'.A162];[$Dictionary.$G$2:.$I$10];2;0);&quot;&quot;)">
            <text:p/>
          </table:table-cell>
          <table:table-cell table:style-name="ce286" table:formula="of:=IF([$'uCANca Info'.$K162];VLOOKUP([$'uCANca Info'.$A162];[$Dictionary.$G$2:.$I$10];3;0);&quot;&quot;)">
            <text:p/>
          </table:table-cell>
          <table:table-cell table:style-name="ce286" table:formula="of:=IF([$'uCANca Info'.$K162];IF(LEN([$'uCANca Info'.G162])&gt;0;[$'uCANca Info'.G162];[$'uCANca Info'.D162]);&quot;&quot;)">
            <text:p/>
          </table:table-cell>
          <table:table-cell table:style-name="ce288" table:formula="of:=IF([$'uCANca Info'.$K162];VLOOKUP([$'uCANca Info'.$D162];[$Dictionary.$C$2:.$E$47];2;0);&quot;&quot;)">
            <text:p/>
          </table:table-cell>
          <table:table-cell table:style-name="ce290" table:formula="of:=IF(LEN([.C161])&gt;0;CONCATENATE(['uCANca Info'.I162];&quot;&quot;);&quot;&quot;)">
            <text:p/>
          </table:table-cell>
          <table:table-cell table:style-name="ce292" table:formula="of:=IF([$'uCANca Info'.$K162];[$'uCANca Info'.C162];&quot;&quot;)">
            <text:p/>
          </table:table-cell>
          <table:table-cell table:style-name="ce295"/>
          <table:table-cell table:style-name="ce286" table:formula="of:=IF([$'uCANca Info'.$K262];['uCANca Info'.H162];&quot;&quot;)">
            <text:p/>
          </table:table-cell>
          <table:table-cell table:style-name="ce286" table:formula="of:=IF([$'uCANca Info'.$K162];IF([$'uCANca Info'.E162]=&quot;&quot;;&quot;&quot;;[$'uCANca Info'.E162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63];VLOOKUP([$'uCANca Info'.A163];[$Dictionary.$G$2:.$I$10];2;0);&quot;&quot;)">
            <text:p/>
          </table:table-cell>
          <table:table-cell table:style-name="ce286" table:formula="of:=IF([$'uCANca Info'.$K163];VLOOKUP([$'uCANca Info'.$A163];[$Dictionary.$G$2:.$I$10];3;0);&quot;&quot;)">
            <text:p/>
          </table:table-cell>
          <table:table-cell table:style-name="ce286" table:formula="of:=IF([$'uCANca Info'.$K163];IF(LEN([$'uCANca Info'.G163])&gt;0;[$'uCANca Info'.G163];[$'uCANca Info'.D163]);&quot;&quot;)">
            <text:p/>
          </table:table-cell>
          <table:table-cell table:style-name="ce288" table:formula="of:=IF([$'uCANca Info'.$K163];VLOOKUP([$'uCANca Info'.$D163];[$Dictionary.$C$2:.$E$47];2;0);&quot;&quot;)">
            <text:p/>
          </table:table-cell>
          <table:table-cell table:style-name="ce290" table:formula="of:=IF(LEN([.C162])&gt;0;CONCATENATE(['uCANca Info'.I163];&quot;&quot;);&quot;&quot;)">
            <text:p/>
          </table:table-cell>
          <table:table-cell table:style-name="ce292" table:formula="of:=IF([$'uCANca Info'.$K163];[$'uCANca Info'.C163];&quot;&quot;)">
            <text:p/>
          </table:table-cell>
          <table:table-cell table:style-name="ce295"/>
          <table:table-cell table:style-name="ce286" table:formula="of:=IF([$'uCANca Info'.$K263];['uCANca Info'.H163];&quot;&quot;)">
            <text:p/>
          </table:table-cell>
          <table:table-cell table:style-name="ce286" table:formula="of:=IF([$'uCANca Info'.$K163];IF([$'uCANca Info'.E163]=&quot;&quot;;&quot;&quot;;[$'uCANca Info'.E163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64];VLOOKUP([$'uCANca Info'.A164];[$Dictionary.$G$2:.$I$10];2;0);&quot;&quot;)">
            <text:p/>
          </table:table-cell>
          <table:table-cell table:style-name="ce286" table:formula="of:=IF([$'uCANca Info'.$K164];VLOOKUP([$'uCANca Info'.$A164];[$Dictionary.$G$2:.$I$10];3;0);&quot;&quot;)">
            <text:p/>
          </table:table-cell>
          <table:table-cell table:style-name="ce286" table:formula="of:=IF([$'uCANca Info'.$K164];IF(LEN([$'uCANca Info'.G164])&gt;0;[$'uCANca Info'.G164];[$'uCANca Info'.D164]);&quot;&quot;)">
            <text:p/>
          </table:table-cell>
          <table:table-cell table:style-name="ce288" table:formula="of:=IF([$'uCANca Info'.$K164];VLOOKUP([$'uCANca Info'.$D164];[$Dictionary.$C$2:.$E$47];2;0);&quot;&quot;)">
            <text:p/>
          </table:table-cell>
          <table:table-cell table:style-name="ce290" table:formula="of:=IF(LEN([.C163])&gt;0;CONCATENATE(['uCANca Info'.I164];&quot;&quot;);&quot;&quot;)">
            <text:p/>
          </table:table-cell>
          <table:table-cell table:style-name="ce292" table:formula="of:=IF([$'uCANca Info'.$K164];[$'uCANca Info'.C164];&quot;&quot;)">
            <text:p/>
          </table:table-cell>
          <table:table-cell table:style-name="ce295"/>
          <table:table-cell table:style-name="ce286" table:formula="of:=IF([$'uCANca Info'.$K264];['uCANca Info'.H164];&quot;&quot;)">
            <text:p/>
          </table:table-cell>
          <table:table-cell table:style-name="ce286" table:formula="of:=IF([$'uCANca Info'.$K164];IF([$'uCANca Info'.E164]=&quot;&quot;;&quot;&quot;;[$'uCANca Info'.E164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65];VLOOKUP([$'uCANca Info'.A165];[$Dictionary.$G$2:.$I$10];2;0);&quot;&quot;)">
            <text:p/>
          </table:table-cell>
          <table:table-cell table:style-name="ce286" table:formula="of:=IF([$'uCANca Info'.$K165];VLOOKUP([$'uCANca Info'.$A165];[$Dictionary.$G$2:.$I$10];3;0);&quot;&quot;)">
            <text:p/>
          </table:table-cell>
          <table:table-cell table:style-name="ce286" table:formula="of:=IF([$'uCANca Info'.$K165];IF(LEN([$'uCANca Info'.G165])&gt;0;[$'uCANca Info'.G165];[$'uCANca Info'.D165]);&quot;&quot;)">
            <text:p/>
          </table:table-cell>
          <table:table-cell table:style-name="ce288" table:formula="of:=IF([$'uCANca Info'.$K165];VLOOKUP([$'uCANca Info'.$D165];[$Dictionary.$C$2:.$E$47];2;0);&quot;&quot;)">
            <text:p/>
          </table:table-cell>
          <table:table-cell table:style-name="ce290" table:formula="of:=IF(LEN([.C164])&gt;0;CONCATENATE(['uCANca Info'.I165];&quot;&quot;);&quot;&quot;)">
            <text:p/>
          </table:table-cell>
          <table:table-cell table:style-name="ce292" table:formula="of:=IF([$'uCANca Info'.$K165];[$'uCANca Info'.C165];&quot;&quot;)">
            <text:p/>
          </table:table-cell>
          <table:table-cell table:style-name="ce295"/>
          <table:table-cell table:style-name="ce286" table:formula="of:=IF([$'uCANca Info'.$K265];['uCANca Info'.H165];&quot;&quot;)">
            <text:p/>
          </table:table-cell>
          <table:table-cell table:style-name="ce286" table:formula="of:=IF([$'uCANca Info'.$K165];IF([$'uCANca Info'.E165]=&quot;&quot;;&quot;&quot;;[$'uCANca Info'.E165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66];VLOOKUP([$'uCANca Info'.A166];[$Dictionary.$G$2:.$I$10];2;0);&quot;&quot;)">
            <text:p/>
          </table:table-cell>
          <table:table-cell table:style-name="ce286" table:formula="of:=IF([$'uCANca Info'.$K166];VLOOKUP([$'uCANca Info'.$A166];[$Dictionary.$G$2:.$I$10];3;0);&quot;&quot;)">
            <text:p/>
          </table:table-cell>
          <table:table-cell table:style-name="ce286" table:formula="of:=IF([$'uCANca Info'.$K166];IF(LEN([$'uCANca Info'.G166])&gt;0;[$'uCANca Info'.G166];[$'uCANca Info'.D166]);&quot;&quot;)">
            <text:p/>
          </table:table-cell>
          <table:table-cell table:style-name="ce288" table:formula="of:=IF([$'uCANca Info'.$K166];VLOOKUP([$'uCANca Info'.$D166];[$Dictionary.$C$2:.$E$47];2;0);&quot;&quot;)">
            <text:p/>
          </table:table-cell>
          <table:table-cell table:style-name="ce290" table:formula="of:=IF(LEN([.C165])&gt;0;CONCATENATE(['uCANca Info'.I166];&quot;&quot;);&quot;&quot;)">
            <text:p/>
          </table:table-cell>
          <table:table-cell table:style-name="ce292" table:formula="of:=IF([$'uCANca Info'.$K166];[$'uCANca Info'.C166];&quot;&quot;)">
            <text:p/>
          </table:table-cell>
          <table:table-cell table:style-name="ce295"/>
          <table:table-cell table:style-name="ce286" table:formula="of:=IF([$'uCANca Info'.$K266];['uCANca Info'.H166];&quot;&quot;)">
            <text:p/>
          </table:table-cell>
          <table:table-cell table:style-name="ce286" table:formula="of:=IF([$'uCANca Info'.$K166];IF([$'uCANca Info'.E166]=&quot;&quot;;&quot;&quot;;[$'uCANca Info'.E166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67];VLOOKUP([$'uCANca Info'.A167];[$Dictionary.$G$2:.$I$10];2;0);&quot;&quot;)">
            <text:p/>
          </table:table-cell>
          <table:table-cell table:style-name="ce286" table:formula="of:=IF([$'uCANca Info'.$K167];VLOOKUP([$'uCANca Info'.$A167];[$Dictionary.$G$2:.$I$10];3;0);&quot;&quot;)">
            <text:p/>
          </table:table-cell>
          <table:table-cell table:style-name="ce286" table:formula="of:=IF([$'uCANca Info'.$K167];IF(LEN([$'uCANca Info'.G167])&gt;0;[$'uCANca Info'.G167];[$'uCANca Info'.D167]);&quot;&quot;)">
            <text:p/>
          </table:table-cell>
          <table:table-cell table:style-name="ce288" table:formula="of:=IF([$'uCANca Info'.$K167];VLOOKUP([$'uCANca Info'.$D167];[$Dictionary.$C$2:.$E$47];2;0);&quot;&quot;)">
            <text:p/>
          </table:table-cell>
          <table:table-cell table:style-name="ce290" table:formula="of:=IF(LEN([.C166])&gt;0;CONCATENATE(['uCANca Info'.I167];&quot;&quot;);&quot;&quot;)">
            <text:p/>
          </table:table-cell>
          <table:table-cell table:style-name="ce292" table:formula="of:=IF([$'uCANca Info'.$K167];[$'uCANca Info'.C167];&quot;&quot;)">
            <text:p/>
          </table:table-cell>
          <table:table-cell table:style-name="ce295"/>
          <table:table-cell table:style-name="ce286" table:formula="of:=IF([$'uCANca Info'.$K267];['uCANca Info'.H167];&quot;&quot;)">
            <text:p/>
          </table:table-cell>
          <table:table-cell table:style-name="ce286" table:formula="of:=IF([$'uCANca Info'.$K167];IF([$'uCANca Info'.E167]=&quot;&quot;;&quot;&quot;;[$'uCANca Info'.E167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68];VLOOKUP([$'uCANca Info'.A168];[$Dictionary.$G$2:.$I$10];2;0);&quot;&quot;)">
            <text:p/>
          </table:table-cell>
          <table:table-cell table:style-name="ce286" table:formula="of:=IF([$'uCANca Info'.$K168];VLOOKUP([$'uCANca Info'.$A168];[$Dictionary.$G$2:.$I$10];3;0);&quot;&quot;)">
            <text:p/>
          </table:table-cell>
          <table:table-cell table:style-name="ce286" table:formula="of:=IF([$'uCANca Info'.$K168];IF(LEN([$'uCANca Info'.G168])&gt;0;[$'uCANca Info'.G168];[$'uCANca Info'.D168]);&quot;&quot;)">
            <text:p/>
          </table:table-cell>
          <table:table-cell table:style-name="ce288" table:formula="of:=IF([$'uCANca Info'.$K168];VLOOKUP([$'uCANca Info'.$D168];[$Dictionary.$C$2:.$E$47];2;0);&quot;&quot;)">
            <text:p/>
          </table:table-cell>
          <table:table-cell table:style-name="ce290" table:formula="of:=IF(LEN([.C167])&gt;0;CONCATENATE(['uCANca Info'.I168];&quot;&quot;);&quot;&quot;)">
            <text:p/>
          </table:table-cell>
          <table:table-cell table:style-name="ce292" table:formula="of:=IF([$'uCANca Info'.$K168];[$'uCANca Info'.C168];&quot;&quot;)">
            <text:p/>
          </table:table-cell>
          <table:table-cell table:style-name="ce295"/>
          <table:table-cell table:style-name="ce286" table:formula="of:=IF([$'uCANca Info'.$K268];['uCANca Info'.H168];&quot;&quot;)">
            <text:p/>
          </table:table-cell>
          <table:table-cell table:style-name="ce286" table:formula="of:=IF([$'uCANca Info'.$K168];IF([$'uCANca Info'.E168]=&quot;&quot;;&quot;&quot;;[$'uCANca Info'.E168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69];VLOOKUP([$'uCANca Info'.A169];[$Dictionary.$G$2:.$I$10];2;0);&quot;&quot;)">
            <text:p/>
          </table:table-cell>
          <table:table-cell table:style-name="ce286" table:formula="of:=IF([$'uCANca Info'.$K169];VLOOKUP([$'uCANca Info'.$A169];[$Dictionary.$G$2:.$I$10];3;0);&quot;&quot;)">
            <text:p/>
          </table:table-cell>
          <table:table-cell table:style-name="ce286" table:formula="of:=IF([$'uCANca Info'.$K169];IF(LEN([$'uCANca Info'.G169])&gt;0;[$'uCANca Info'.G169];[$'uCANca Info'.D169]);&quot;&quot;)">
            <text:p/>
          </table:table-cell>
          <table:table-cell table:style-name="ce288" table:formula="of:=IF([$'uCANca Info'.$K169];VLOOKUP([$'uCANca Info'.$D169];[$Dictionary.$C$2:.$E$47];2;0);&quot;&quot;)">
            <text:p/>
          </table:table-cell>
          <table:table-cell table:style-name="ce290" table:formula="of:=IF(LEN([.C168])&gt;0;CONCATENATE(['uCANca Info'.I169];&quot;&quot;);&quot;&quot;)">
            <text:p/>
          </table:table-cell>
          <table:table-cell table:style-name="ce292" table:formula="of:=IF([$'uCANca Info'.$K169];[$'uCANca Info'.C169];&quot;&quot;)">
            <text:p/>
          </table:table-cell>
          <table:table-cell table:style-name="ce295"/>
          <table:table-cell table:style-name="ce286" table:formula="of:=IF([$'uCANca Info'.$K269];['uCANca Info'.H169];&quot;&quot;)">
            <text:p/>
          </table:table-cell>
          <table:table-cell table:style-name="ce286" table:formula="of:=IF([$'uCANca Info'.$K169];IF([$'uCANca Info'.E169]=&quot;&quot;;&quot;&quot;;[$'uCANca Info'.E169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70];VLOOKUP([$'uCANca Info'.A170];[$Dictionary.$G$2:.$I$10];2;0);&quot;&quot;)">
            <text:p/>
          </table:table-cell>
          <table:table-cell table:style-name="ce286" table:formula="of:=IF([$'uCANca Info'.$K170];VLOOKUP([$'uCANca Info'.$A170];[$Dictionary.$G$2:.$I$10];3;0);&quot;&quot;)">
            <text:p/>
          </table:table-cell>
          <table:table-cell table:style-name="ce286" table:formula="of:=IF([$'uCANca Info'.$K170];IF(LEN([$'uCANca Info'.G170])&gt;0;[$'uCANca Info'.G170];[$'uCANca Info'.D170]);&quot;&quot;)">
            <text:p/>
          </table:table-cell>
          <table:table-cell table:style-name="ce288" table:formula="of:=IF([$'uCANca Info'.$K170];VLOOKUP([$'uCANca Info'.$D170];[$Dictionary.$C$2:.$E$47];2;0);&quot;&quot;)">
            <text:p/>
          </table:table-cell>
          <table:table-cell table:style-name="ce290" table:formula="of:=IF(LEN([.C169])&gt;0;CONCATENATE(['uCANca Info'.I170];&quot;&quot;);&quot;&quot;)">
            <text:p/>
          </table:table-cell>
          <table:table-cell table:style-name="ce292" table:formula="of:=IF([$'uCANca Info'.$K170];[$'uCANca Info'.C170];&quot;&quot;)">
            <text:p/>
          </table:table-cell>
          <table:table-cell table:style-name="ce295"/>
          <table:table-cell table:style-name="ce286" table:formula="of:=IF([$'uCANca Info'.$K270];['uCANca Info'.H170];&quot;&quot;)">
            <text:p/>
          </table:table-cell>
          <table:table-cell table:style-name="ce286" table:formula="of:=IF([$'uCANca Info'.$K170];IF([$'uCANca Info'.E170]=&quot;&quot;;&quot;&quot;;[$'uCANca Info'.E170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71];VLOOKUP([$'uCANca Info'.A171];[$Dictionary.$G$2:.$I$10];2;0);&quot;&quot;)">
            <text:p/>
          </table:table-cell>
          <table:table-cell table:style-name="ce286" table:formula="of:=IF([$'uCANca Info'.$K171];VLOOKUP([$'uCANca Info'.$A171];[$Dictionary.$G$2:.$I$10];3;0);&quot;&quot;)">
            <text:p/>
          </table:table-cell>
          <table:table-cell table:style-name="ce286" table:formula="of:=IF([$'uCANca Info'.$K171];IF(LEN([$'uCANca Info'.G171])&gt;0;[$'uCANca Info'.G171];[$'uCANca Info'.D171]);&quot;&quot;)">
            <text:p/>
          </table:table-cell>
          <table:table-cell table:style-name="ce288" table:formula="of:=IF([$'uCANca Info'.$K171];VLOOKUP([$'uCANca Info'.$D171];[$Dictionary.$C$2:.$E$47];2;0);&quot;&quot;)">
            <text:p/>
          </table:table-cell>
          <table:table-cell table:style-name="ce290" table:formula="of:=IF(LEN([.C170])&gt;0;CONCATENATE(['uCANca Info'.I171];&quot;&quot;);&quot;&quot;)">
            <text:p/>
          </table:table-cell>
          <table:table-cell table:style-name="ce292" table:formula="of:=IF([$'uCANca Info'.$K171];[$'uCANca Info'.C171];&quot;&quot;)">
            <text:p/>
          </table:table-cell>
          <table:table-cell table:style-name="ce295"/>
          <table:table-cell table:style-name="ce286" table:formula="of:=IF([$'uCANca Info'.$K271];['uCANca Info'.H171];&quot;&quot;)">
            <text:p/>
          </table:table-cell>
          <table:table-cell table:style-name="ce286" table:formula="of:=IF([$'uCANca Info'.$K171];IF([$'uCANca Info'.E171]=&quot;&quot;;&quot;&quot;;[$'uCANca Info'.E171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72];VLOOKUP([$'uCANca Info'.A172];[$Dictionary.$G$2:.$I$10];2;0);&quot;&quot;)">
            <text:p/>
          </table:table-cell>
          <table:table-cell table:style-name="ce286" table:formula="of:=IF([$'uCANca Info'.$K172];VLOOKUP([$'uCANca Info'.$A172];[$Dictionary.$G$2:.$I$10];3;0);&quot;&quot;)">
            <text:p/>
          </table:table-cell>
          <table:table-cell table:style-name="ce286" table:formula="of:=IF([$'uCANca Info'.$K172];IF(LEN([$'uCANca Info'.G172])&gt;0;[$'uCANca Info'.G172];[$'uCANca Info'.D172]);&quot;&quot;)">
            <text:p/>
          </table:table-cell>
          <table:table-cell table:style-name="ce288" table:formula="of:=IF([$'uCANca Info'.$K172];VLOOKUP([$'uCANca Info'.$D172];[$Dictionary.$C$2:.$E$47];2;0);&quot;&quot;)">
            <text:p/>
          </table:table-cell>
          <table:table-cell table:style-name="ce290" table:formula="of:=IF(LEN([.C171])&gt;0;CONCATENATE(['uCANca Info'.I172];&quot;&quot;);&quot;&quot;)">
            <text:p/>
          </table:table-cell>
          <table:table-cell table:style-name="ce292" table:formula="of:=IF([$'uCANca Info'.$K172];[$'uCANca Info'.C172];&quot;&quot;)">
            <text:p/>
          </table:table-cell>
          <table:table-cell table:style-name="ce295"/>
          <table:table-cell table:style-name="ce286" table:formula="of:=IF([$'uCANca Info'.$K272];['uCANca Info'.H172];&quot;&quot;)">
            <text:p/>
          </table:table-cell>
          <table:table-cell table:style-name="ce286" table:formula="of:=IF([$'uCANca Info'.$K172];IF([$'uCANca Info'.E172]=&quot;&quot;;&quot;&quot;;[$'uCANca Info'.E172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73];VLOOKUP([$'uCANca Info'.A173];[$Dictionary.$G$2:.$I$10];2;0);&quot;&quot;)">
            <text:p/>
          </table:table-cell>
          <table:table-cell table:style-name="ce286" table:formula="of:=IF([$'uCANca Info'.$K173];VLOOKUP([$'uCANca Info'.$A173];[$Dictionary.$G$2:.$I$10];3;0);&quot;&quot;)">
            <text:p/>
          </table:table-cell>
          <table:table-cell table:style-name="ce286" table:formula="of:=IF([$'uCANca Info'.$K173];IF(LEN([$'uCANca Info'.G173])&gt;0;[$'uCANca Info'.G173];[$'uCANca Info'.D173]);&quot;&quot;)">
            <text:p/>
          </table:table-cell>
          <table:table-cell table:style-name="ce288" table:formula="of:=IF([$'uCANca Info'.$K173];VLOOKUP([$'uCANca Info'.$D173];[$Dictionary.$C$2:.$E$47];2;0);&quot;&quot;)">
            <text:p/>
          </table:table-cell>
          <table:table-cell table:style-name="ce290" table:formula="of:=IF(LEN([.C172])&gt;0;CONCATENATE(['uCANca Info'.I173];&quot;&quot;);&quot;&quot;)">
            <text:p/>
          </table:table-cell>
          <table:table-cell table:style-name="ce292" table:formula="of:=IF([$'uCANca Info'.$K173];[$'uCANca Info'.C173];&quot;&quot;)">
            <text:p/>
          </table:table-cell>
          <table:table-cell table:style-name="ce295"/>
          <table:table-cell table:style-name="ce286" table:formula="of:=IF([$'uCANca Info'.$K273];['uCANca Info'.H173];&quot;&quot;)">
            <text:p/>
          </table:table-cell>
          <table:table-cell table:style-name="ce286" table:formula="of:=IF([$'uCANca Info'.$K173];IF([$'uCANca Info'.E173]=&quot;&quot;;&quot;&quot;;[$'uCANca Info'.E173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74];VLOOKUP([$'uCANca Info'.A174];[$Dictionary.$G$2:.$I$10];2;0);&quot;&quot;)">
            <text:p/>
          </table:table-cell>
          <table:table-cell table:style-name="ce286" table:formula="of:=IF([$'uCANca Info'.$K174];VLOOKUP([$'uCANca Info'.$A174];[$Dictionary.$G$2:.$I$10];3;0);&quot;&quot;)">
            <text:p/>
          </table:table-cell>
          <table:table-cell table:style-name="ce286" table:formula="of:=IF([$'uCANca Info'.$K174];IF(LEN([$'uCANca Info'.G174])&gt;0;[$'uCANca Info'.G174];[$'uCANca Info'.D174]);&quot;&quot;)">
            <text:p/>
          </table:table-cell>
          <table:table-cell table:style-name="ce288" table:formula="of:=IF([$'uCANca Info'.$K174];VLOOKUP([$'uCANca Info'.$D174];[$Dictionary.$C$2:.$E$47];2;0);&quot;&quot;)">
            <text:p/>
          </table:table-cell>
          <table:table-cell table:style-name="ce290" table:formula="of:=IF(LEN([.C173])&gt;0;CONCATENATE(['uCANca Info'.I174];&quot;&quot;);&quot;&quot;)">
            <text:p/>
          </table:table-cell>
          <table:table-cell table:style-name="ce292" table:formula="of:=IF([$'uCANca Info'.$K174];[$'uCANca Info'.C174];&quot;&quot;)">
            <text:p/>
          </table:table-cell>
          <table:table-cell table:style-name="ce295"/>
          <table:table-cell table:style-name="ce286" table:formula="of:=IF([$'uCANca Info'.$K274];['uCANca Info'.H174];&quot;&quot;)">
            <text:p/>
          </table:table-cell>
          <table:table-cell table:style-name="ce286" table:formula="of:=IF([$'uCANca Info'.$K174];IF([$'uCANca Info'.E174]=&quot;&quot;;&quot;&quot;;[$'uCANca Info'.E174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75];VLOOKUP([$'uCANca Info'.A175];[$Dictionary.$G$2:.$I$10];2;0);&quot;&quot;)">
            <text:p/>
          </table:table-cell>
          <table:table-cell table:style-name="ce286" table:formula="of:=IF([$'uCANca Info'.$K175];VLOOKUP([$'uCANca Info'.$A175];[$Dictionary.$G$2:.$I$10];3;0);&quot;&quot;)">
            <text:p/>
          </table:table-cell>
          <table:table-cell table:style-name="ce286" table:formula="of:=IF([$'uCANca Info'.$K175];IF(LEN([$'uCANca Info'.G175])&gt;0;[$'uCANca Info'.G175];[$'uCANca Info'.D175]);&quot;&quot;)">
            <text:p/>
          </table:table-cell>
          <table:table-cell table:style-name="ce288" table:formula="of:=IF([$'uCANca Info'.$K175];VLOOKUP([$'uCANca Info'.$D175];[$Dictionary.$C$2:.$E$47];2;0);&quot;&quot;)">
            <text:p/>
          </table:table-cell>
          <table:table-cell table:style-name="ce290" table:formula="of:=IF(LEN([.C174])&gt;0;CONCATENATE(['uCANca Info'.I175];&quot;&quot;);&quot;&quot;)">
            <text:p/>
          </table:table-cell>
          <table:table-cell table:style-name="ce292" table:formula="of:=IF([$'uCANca Info'.$K175];[$'uCANca Info'.C175];&quot;&quot;)">
            <text:p/>
          </table:table-cell>
          <table:table-cell table:style-name="ce295"/>
          <table:table-cell table:style-name="ce286" table:formula="of:=IF([$'uCANca Info'.$K275];['uCANca Info'.H175];&quot;&quot;)">
            <text:p/>
          </table:table-cell>
          <table:table-cell table:style-name="ce286" table:formula="of:=IF([$'uCANca Info'.$K175];IF([$'uCANca Info'.E175]=&quot;&quot;;&quot;&quot;;[$'uCANca Info'.E175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76];VLOOKUP([$'uCANca Info'.A176];[$Dictionary.$G$2:.$I$10];2;0);&quot;&quot;)">
            <text:p/>
          </table:table-cell>
          <table:table-cell table:style-name="ce286" table:formula="of:=IF([$'uCANca Info'.$K176];VLOOKUP([$'uCANca Info'.$A176];[$Dictionary.$G$2:.$I$10];3;0);&quot;&quot;)">
            <text:p/>
          </table:table-cell>
          <table:table-cell table:style-name="ce286" table:formula="of:=IF([$'uCANca Info'.$K176];IF(LEN([$'uCANca Info'.G176])&gt;0;[$'uCANca Info'.G176];[$'uCANca Info'.D176]);&quot;&quot;)">
            <text:p/>
          </table:table-cell>
          <table:table-cell table:style-name="ce288" table:formula="of:=IF([$'uCANca Info'.$K176];VLOOKUP([$'uCANca Info'.$D176];[$Dictionary.$C$2:.$E$47];2;0);&quot;&quot;)">
            <text:p/>
          </table:table-cell>
          <table:table-cell table:style-name="ce290" table:formula="of:=IF(LEN([.C175])&gt;0;CONCATENATE(['uCANca Info'.I176];&quot;&quot;);&quot;&quot;)">
            <text:p/>
          </table:table-cell>
          <table:table-cell table:style-name="ce292" table:formula="of:=IF([$'uCANca Info'.$K176];[$'uCANca Info'.C176];&quot;&quot;)">
            <text:p/>
          </table:table-cell>
          <table:table-cell table:style-name="ce295"/>
          <table:table-cell table:style-name="ce286" table:formula="of:=IF([$'uCANca Info'.$K276];['uCANca Info'.H176];&quot;&quot;)">
            <text:p/>
          </table:table-cell>
          <table:table-cell table:style-name="ce286" table:formula="of:=IF([$'uCANca Info'.$K176];IF([$'uCANca Info'.E176]=&quot;&quot;;&quot;&quot;;[$'uCANca Info'.E176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77];VLOOKUP([$'uCANca Info'.A177];[$Dictionary.$G$2:.$I$10];2;0);&quot;&quot;)">
            <text:p/>
          </table:table-cell>
          <table:table-cell table:style-name="ce286" table:formula="of:=IF([$'uCANca Info'.$K177];VLOOKUP([$'uCANca Info'.$A177];[$Dictionary.$G$2:.$I$10];3;0);&quot;&quot;)">
            <text:p/>
          </table:table-cell>
          <table:table-cell table:style-name="ce286" table:formula="of:=IF([$'uCANca Info'.$K177];IF(LEN([$'uCANca Info'.G177])&gt;0;[$'uCANca Info'.G177];[$'uCANca Info'.D177]);&quot;&quot;)">
            <text:p/>
          </table:table-cell>
          <table:table-cell table:style-name="ce288" table:formula="of:=IF([$'uCANca Info'.$K177];VLOOKUP([$'uCANca Info'.$D177];[$Dictionary.$C$2:.$E$47];2;0);&quot;&quot;)">
            <text:p/>
          </table:table-cell>
          <table:table-cell table:style-name="ce290" table:formula="of:=IF(LEN([.C176])&gt;0;CONCATENATE(['uCANca Info'.I177];&quot;&quot;);&quot;&quot;)">
            <text:p/>
          </table:table-cell>
          <table:table-cell table:style-name="ce292" table:formula="of:=IF([$'uCANca Info'.$K177];[$'uCANca Info'.C177];&quot;&quot;)">
            <text:p/>
          </table:table-cell>
          <table:table-cell table:style-name="ce295"/>
          <table:table-cell table:style-name="ce286" table:formula="of:=IF([$'uCANca Info'.$K277];['uCANca Info'.H177];&quot;&quot;)">
            <text:p/>
          </table:table-cell>
          <table:table-cell table:style-name="ce286" table:formula="of:=IF([$'uCANca Info'.$K177];IF([$'uCANca Info'.E177]=&quot;&quot;;&quot;&quot;;[$'uCANca Info'.E177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78];VLOOKUP([$'uCANca Info'.A178];[$Dictionary.$G$2:.$I$10];2;0);&quot;&quot;)">
            <text:p/>
          </table:table-cell>
          <table:table-cell table:style-name="ce286" table:formula="of:=IF([$'uCANca Info'.$K178];VLOOKUP([$'uCANca Info'.$A178];[$Dictionary.$G$2:.$I$10];3;0);&quot;&quot;)">
            <text:p/>
          </table:table-cell>
          <table:table-cell table:style-name="ce286" table:formula="of:=IF([$'uCANca Info'.$K178];IF(LEN([$'uCANca Info'.G178])&gt;0;[$'uCANca Info'.G178];[$'uCANca Info'.D178]);&quot;&quot;)">
            <text:p/>
          </table:table-cell>
          <table:table-cell table:style-name="ce288" table:formula="of:=IF([$'uCANca Info'.$K178];VLOOKUP([$'uCANca Info'.$D178];[$Dictionary.$C$2:.$E$47];2;0);&quot;&quot;)">
            <text:p/>
          </table:table-cell>
          <table:table-cell table:style-name="ce290" table:formula="of:=IF(LEN([.C177])&gt;0;CONCATENATE(['uCANca Info'.I178];&quot;&quot;);&quot;&quot;)">
            <text:p/>
          </table:table-cell>
          <table:table-cell table:style-name="ce292" table:formula="of:=IF([$'uCANca Info'.$K178];[$'uCANca Info'.C178];&quot;&quot;)">
            <text:p/>
          </table:table-cell>
          <table:table-cell table:style-name="ce295"/>
          <table:table-cell table:style-name="ce286" table:formula="of:=IF([$'uCANca Info'.$K278];['uCANca Info'.H178];&quot;&quot;)">
            <text:p/>
          </table:table-cell>
          <table:table-cell table:style-name="ce286" table:formula="of:=IF([$'uCANca Info'.$K178];IF([$'uCANca Info'.E178]=&quot;&quot;;&quot;&quot;;[$'uCANca Info'.E178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79];VLOOKUP([$'uCANca Info'.A179];[$Dictionary.$G$2:.$I$10];2;0);&quot;&quot;)">
            <text:p/>
          </table:table-cell>
          <table:table-cell table:style-name="ce286" table:formula="of:=IF([$'uCANca Info'.$K179];VLOOKUP([$'uCANca Info'.$A179];[$Dictionary.$G$2:.$I$10];3;0);&quot;&quot;)">
            <text:p/>
          </table:table-cell>
          <table:table-cell table:style-name="ce286" table:formula="of:=IF([$'uCANca Info'.$K179];IF(LEN([$'uCANca Info'.G179])&gt;0;[$'uCANca Info'.G179];[$'uCANca Info'.D179]);&quot;&quot;)">
            <text:p/>
          </table:table-cell>
          <table:table-cell table:style-name="ce288" table:formula="of:=IF([$'uCANca Info'.$K179];VLOOKUP([$'uCANca Info'.$D179];[$Dictionary.$C$2:.$E$47];2;0);&quot;&quot;)">
            <text:p/>
          </table:table-cell>
          <table:table-cell table:style-name="ce290" table:formula="of:=IF(LEN([.C178])&gt;0;CONCATENATE(['uCANca Info'.I179];&quot;&quot;);&quot;&quot;)">
            <text:p/>
          </table:table-cell>
          <table:table-cell table:style-name="ce292" table:formula="of:=IF([$'uCANca Info'.$K179];[$'uCANca Info'.C179];&quot;&quot;)">
            <text:p/>
          </table:table-cell>
          <table:table-cell table:style-name="ce295"/>
          <table:table-cell table:style-name="ce286" table:formula="of:=IF([$'uCANca Info'.$K279];['uCANca Info'.H179];&quot;&quot;)">
            <text:p/>
          </table:table-cell>
          <table:table-cell table:style-name="ce286" table:formula="of:=IF([$'uCANca Info'.$K179];IF([$'uCANca Info'.E179]=&quot;&quot;;&quot;&quot;;[$'uCANca Info'.E179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80];VLOOKUP([$'uCANca Info'.A180];[$Dictionary.$G$2:.$I$10];2;0);&quot;&quot;)">
            <text:p/>
          </table:table-cell>
          <table:table-cell table:style-name="ce286" table:formula="of:=IF([$'uCANca Info'.$K180];VLOOKUP([$'uCANca Info'.$A180];[$Dictionary.$G$2:.$I$10];3;0);&quot;&quot;)">
            <text:p/>
          </table:table-cell>
          <table:table-cell table:style-name="ce286" table:formula="of:=IF([$'uCANca Info'.$K180];IF(LEN([$'uCANca Info'.G180])&gt;0;[$'uCANca Info'.G180];[$'uCANca Info'.D180]);&quot;&quot;)">
            <text:p/>
          </table:table-cell>
          <table:table-cell table:style-name="ce288" table:formula="of:=IF([$'uCANca Info'.$K180];VLOOKUP([$'uCANca Info'.$D180];[$Dictionary.$C$2:.$E$47];2;0);&quot;&quot;)">
            <text:p/>
          </table:table-cell>
          <table:table-cell table:style-name="ce290" table:formula="of:=IF(LEN([.C179])&gt;0;CONCATENATE(['uCANca Info'.I180];&quot;&quot;);&quot;&quot;)">
            <text:p/>
          </table:table-cell>
          <table:table-cell table:style-name="ce292" table:formula="of:=IF([$'uCANca Info'.$K180];[$'uCANca Info'.C180];&quot;&quot;)">
            <text:p/>
          </table:table-cell>
          <table:table-cell table:style-name="ce295"/>
          <table:table-cell table:style-name="ce286" table:formula="of:=IF([$'uCANca Info'.$K280];['uCANca Info'.H180];&quot;&quot;)">
            <text:p/>
          </table:table-cell>
          <table:table-cell table:style-name="ce286" table:formula="of:=IF([$'uCANca Info'.$K180];IF([$'uCANca Info'.E180]=&quot;&quot;;&quot;&quot;;[$'uCANca Info'.E180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81];VLOOKUP([$'uCANca Info'.A181];[$Dictionary.$G$2:.$I$10];2;0);&quot;&quot;)">
            <text:p/>
          </table:table-cell>
          <table:table-cell table:style-name="ce286" table:formula="of:=IF([$'uCANca Info'.$K181];VLOOKUP([$'uCANca Info'.$A181];[$Dictionary.$G$2:.$I$10];3;0);&quot;&quot;)">
            <text:p/>
          </table:table-cell>
          <table:table-cell table:style-name="ce286" table:formula="of:=IF([$'uCANca Info'.$K181];IF(LEN([$'uCANca Info'.G181])&gt;0;[$'uCANca Info'.G181];[$'uCANca Info'.D181]);&quot;&quot;)">
            <text:p/>
          </table:table-cell>
          <table:table-cell table:style-name="ce288" table:formula="of:=IF([$'uCANca Info'.$K181];VLOOKUP([$'uCANca Info'.$D181];[$Dictionary.$C$2:.$E$47];2;0);&quot;&quot;)">
            <text:p/>
          </table:table-cell>
          <table:table-cell table:style-name="ce290" table:formula="of:=IF(LEN([.C180])&gt;0;CONCATENATE(['uCANca Info'.I181];&quot;&quot;);&quot;&quot;)">
            <text:p/>
          </table:table-cell>
          <table:table-cell table:style-name="ce292" table:formula="of:=IF([$'uCANca Info'.$K181];[$'uCANca Info'.C181];&quot;&quot;)">
            <text:p/>
          </table:table-cell>
          <table:table-cell table:style-name="ce295"/>
          <table:table-cell table:style-name="ce286" table:formula="of:=IF([$'uCANca Info'.$K281];['uCANca Info'.H181];&quot;&quot;)">
            <text:p/>
          </table:table-cell>
          <table:table-cell table:style-name="ce286" table:formula="of:=IF([$'uCANca Info'.$K181];IF([$'uCANca Info'.E181]=&quot;&quot;;&quot;&quot;;[$'uCANca Info'.E181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82];VLOOKUP([$'uCANca Info'.A182];[$Dictionary.$G$2:.$I$10];2;0);&quot;&quot;)">
            <text:p/>
          </table:table-cell>
          <table:table-cell table:style-name="ce286" table:formula="of:=IF([$'uCANca Info'.$K182];VLOOKUP([$'uCANca Info'.$A182];[$Dictionary.$G$2:.$I$10];3;0);&quot;&quot;)">
            <text:p/>
          </table:table-cell>
          <table:table-cell table:style-name="ce286" table:formula="of:=IF([$'uCANca Info'.$K182];IF(LEN([$'uCANca Info'.G182])&gt;0;[$'uCANca Info'.G182];[$'uCANca Info'.D182]);&quot;&quot;)">
            <text:p/>
          </table:table-cell>
          <table:table-cell table:style-name="ce288" table:formula="of:=IF([$'uCANca Info'.$K182];VLOOKUP([$'uCANca Info'.$D182];[$Dictionary.$C$2:.$E$47];2;0);&quot;&quot;)">
            <text:p/>
          </table:table-cell>
          <table:table-cell table:style-name="ce290" table:formula="of:=IF(LEN([.C181])&gt;0;CONCATENATE(['uCANca Info'.I182];&quot;&quot;);&quot;&quot;)">
            <text:p/>
          </table:table-cell>
          <table:table-cell table:style-name="ce292" table:formula="of:=IF([$'uCANca Info'.$K182];[$'uCANca Info'.C182];&quot;&quot;)">
            <text:p/>
          </table:table-cell>
          <table:table-cell table:style-name="ce295"/>
          <table:table-cell table:style-name="ce286" table:formula="of:=IF([$'uCANca Info'.$K282];['uCANca Info'.H182];&quot;&quot;)">
            <text:p/>
          </table:table-cell>
          <table:table-cell table:style-name="ce286" table:formula="of:=IF([$'uCANca Info'.$K182];IF([$'uCANca Info'.E182]=&quot;&quot;;&quot;&quot;;[$'uCANca Info'.E182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83];VLOOKUP([$'uCANca Info'.A183];[$Dictionary.$G$2:.$I$10];2;0);&quot;&quot;)">
            <text:p/>
          </table:table-cell>
          <table:table-cell table:style-name="ce286" table:formula="of:=IF([$'uCANca Info'.$K183];VLOOKUP([$'uCANca Info'.$A183];[$Dictionary.$G$2:.$I$10];3;0);&quot;&quot;)">
            <text:p/>
          </table:table-cell>
          <table:table-cell table:style-name="ce286" table:formula="of:=IF([$'uCANca Info'.$K183];IF(LEN([$'uCANca Info'.G183])&gt;0;[$'uCANca Info'.G183];[$'uCANca Info'.D183]);&quot;&quot;)">
            <text:p/>
          </table:table-cell>
          <table:table-cell table:style-name="ce288" table:formula="of:=IF([$'uCANca Info'.$K183];VLOOKUP([$'uCANca Info'.$D183];[$Dictionary.$C$2:.$E$47];2;0);&quot;&quot;)">
            <text:p/>
          </table:table-cell>
          <table:table-cell table:style-name="ce290" table:formula="of:=IF(LEN([.C182])&gt;0;CONCATENATE(['uCANca Info'.I183];&quot;&quot;);&quot;&quot;)">
            <text:p/>
          </table:table-cell>
          <table:table-cell table:style-name="ce292" table:formula="of:=IF([$'uCANca Info'.$K183];[$'uCANca Info'.C183];&quot;&quot;)">
            <text:p/>
          </table:table-cell>
          <table:table-cell table:style-name="ce295"/>
          <table:table-cell table:style-name="ce286" table:formula="of:=IF([$'uCANca Info'.$K283];['uCANca Info'.H183];&quot;&quot;)">
            <text:p/>
          </table:table-cell>
          <table:table-cell table:style-name="ce286" table:formula="of:=IF([$'uCANca Info'.$K183];IF([$'uCANca Info'.E183]=&quot;&quot;;&quot;&quot;;[$'uCANca Info'.E183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84];VLOOKUP([$'uCANca Info'.A184];[$Dictionary.$G$2:.$I$10];2;0);&quot;&quot;)">
            <text:p/>
          </table:table-cell>
          <table:table-cell table:style-name="ce286" table:formula="of:=IF([$'uCANca Info'.$K184];VLOOKUP([$'uCANca Info'.$A184];[$Dictionary.$G$2:.$I$10];3;0);&quot;&quot;)">
            <text:p/>
          </table:table-cell>
          <table:table-cell table:style-name="ce286" table:formula="of:=IF([$'uCANca Info'.$K184];IF(LEN([$'uCANca Info'.G184])&gt;0;[$'uCANca Info'.G184];[$'uCANca Info'.D184]);&quot;&quot;)">
            <text:p/>
          </table:table-cell>
          <table:table-cell table:style-name="ce288" table:formula="of:=IF([$'uCANca Info'.$K184];VLOOKUP([$'uCANca Info'.$D184];[$Dictionary.$C$2:.$E$47];2;0);&quot;&quot;)">
            <text:p/>
          </table:table-cell>
          <table:table-cell table:style-name="ce290" table:formula="of:=IF(LEN([.C183])&gt;0;CONCATENATE(['uCANca Info'.I184];&quot;&quot;);&quot;&quot;)">
            <text:p/>
          </table:table-cell>
          <table:table-cell table:style-name="ce292" table:formula="of:=IF([$'uCANca Info'.$K184];[$'uCANca Info'.C184];&quot;&quot;)">
            <text:p/>
          </table:table-cell>
          <table:table-cell table:style-name="ce295"/>
          <table:table-cell table:style-name="ce286" table:formula="of:=IF([$'uCANca Info'.$K284];['uCANca Info'.H184];&quot;&quot;)">
            <text:p/>
          </table:table-cell>
          <table:table-cell table:style-name="ce286" table:formula="of:=IF([$'uCANca Info'.$K184];IF([$'uCANca Info'.E184]=&quot;&quot;;&quot;&quot;;[$'uCANca Info'.E184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85];VLOOKUP([$'uCANca Info'.A185];[$Dictionary.$G$2:.$I$10];2;0);&quot;&quot;)">
            <text:p/>
          </table:table-cell>
          <table:table-cell table:style-name="ce286" table:formula="of:=IF([$'uCANca Info'.$K185];VLOOKUP([$'uCANca Info'.$A185];[$Dictionary.$G$2:.$I$10];3;0);&quot;&quot;)">
            <text:p/>
          </table:table-cell>
          <table:table-cell table:style-name="ce286" table:formula="of:=IF([$'uCANca Info'.$K185];IF(LEN([$'uCANca Info'.G185])&gt;0;[$'uCANca Info'.G185];[$'uCANca Info'.D185]);&quot;&quot;)">
            <text:p/>
          </table:table-cell>
          <table:table-cell table:style-name="ce288" table:formula="of:=IF([$'uCANca Info'.$K185];VLOOKUP([$'uCANca Info'.$D185];[$Dictionary.$C$2:.$E$47];2;0);&quot;&quot;)">
            <text:p/>
          </table:table-cell>
          <table:table-cell table:style-name="ce290" table:formula="of:=IF(LEN([.C184])&gt;0;CONCATENATE(['uCANca Info'.I185];&quot;&quot;);&quot;&quot;)">
            <text:p/>
          </table:table-cell>
          <table:table-cell table:style-name="ce292" table:formula="of:=IF([$'uCANca Info'.$K185];[$'uCANca Info'.C185];&quot;&quot;)">
            <text:p/>
          </table:table-cell>
          <table:table-cell table:style-name="ce295"/>
          <table:table-cell table:style-name="ce286" table:formula="of:=IF([$'uCANca Info'.$K285];['uCANca Info'.H185];&quot;&quot;)">
            <text:p/>
          </table:table-cell>
          <table:table-cell table:style-name="ce286" table:formula="of:=IF([$'uCANca Info'.$K185];IF([$'uCANca Info'.E185]=&quot;&quot;;&quot;&quot;;[$'uCANca Info'.E185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86];VLOOKUP([$'uCANca Info'.A186];[$Dictionary.$G$2:.$I$10];2;0);&quot;&quot;)">
            <text:p/>
          </table:table-cell>
          <table:table-cell table:style-name="ce286" table:formula="of:=IF([$'uCANca Info'.$K186];VLOOKUP([$'uCANca Info'.$A186];[$Dictionary.$G$2:.$I$10];3;0);&quot;&quot;)">
            <text:p/>
          </table:table-cell>
          <table:table-cell table:style-name="ce286" table:formula="of:=IF([$'uCANca Info'.$K186];IF(LEN([$'uCANca Info'.G186])&gt;0;[$'uCANca Info'.G186];[$'uCANca Info'.D186]);&quot;&quot;)">
            <text:p/>
          </table:table-cell>
          <table:table-cell table:style-name="ce288" table:formula="of:=IF([$'uCANca Info'.$K186];VLOOKUP([$'uCANca Info'.$D186];[$Dictionary.$C$2:.$E$47];2;0);&quot;&quot;)">
            <text:p/>
          </table:table-cell>
          <table:table-cell table:style-name="ce290" table:formula="of:=IF(LEN([.C185])&gt;0;CONCATENATE(['uCANca Info'.I186];&quot;&quot;);&quot;&quot;)">
            <text:p/>
          </table:table-cell>
          <table:table-cell table:style-name="ce292" table:formula="of:=IF([$'uCANca Info'.$K186];[$'uCANca Info'.C186];&quot;&quot;)">
            <text:p/>
          </table:table-cell>
          <table:table-cell table:style-name="ce295"/>
          <table:table-cell table:style-name="ce286" table:formula="of:=IF([$'uCANca Info'.$K286];['uCANca Info'.H186];&quot;&quot;)">
            <text:p/>
          </table:table-cell>
          <table:table-cell table:style-name="ce286" table:formula="of:=IF([$'uCANca Info'.$K186];IF([$'uCANca Info'.E186]=&quot;&quot;;&quot;&quot;;[$'uCANca Info'.E186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87];VLOOKUP([$'uCANca Info'.A187];[$Dictionary.$G$2:.$I$10];2;0);&quot;&quot;)">
            <text:p/>
          </table:table-cell>
          <table:table-cell table:style-name="ce286" table:formula="of:=IF([$'uCANca Info'.$K187];VLOOKUP([$'uCANca Info'.$A187];[$Dictionary.$G$2:.$I$10];3;0);&quot;&quot;)">
            <text:p/>
          </table:table-cell>
          <table:table-cell table:style-name="ce286" table:formula="of:=IF([$'uCANca Info'.$K187];IF(LEN([$'uCANca Info'.G187])&gt;0;[$'uCANca Info'.G187];[$'uCANca Info'.D187]);&quot;&quot;)">
            <text:p/>
          </table:table-cell>
          <table:table-cell table:style-name="ce288" table:formula="of:=IF([$'uCANca Info'.$K187];VLOOKUP([$'uCANca Info'.$D187];[$Dictionary.$C$2:.$E$47];2;0);&quot;&quot;)">
            <text:p/>
          </table:table-cell>
          <table:table-cell table:style-name="ce290" table:formula="of:=IF(LEN([.C186])&gt;0;CONCATENATE(['uCANca Info'.I187];&quot;&quot;);&quot;&quot;)">
            <text:p/>
          </table:table-cell>
          <table:table-cell table:style-name="ce292" table:formula="of:=IF([$'uCANca Info'.$K187];[$'uCANca Info'.C187];&quot;&quot;)">
            <text:p/>
          </table:table-cell>
          <table:table-cell table:style-name="ce295"/>
          <table:table-cell table:style-name="ce286" table:formula="of:=IF([$'uCANca Info'.$K287];['uCANca Info'.H187];&quot;&quot;)">
            <text:p/>
          </table:table-cell>
          <table:table-cell table:style-name="ce286" table:formula="of:=IF([$'uCANca Info'.$K187];IF([$'uCANca Info'.E187]=&quot;&quot;;&quot;&quot;;[$'uCANca Info'.E187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88];VLOOKUP([$'uCANca Info'.A188];[$Dictionary.$G$2:.$I$10];2;0);&quot;&quot;)">
            <text:p/>
          </table:table-cell>
          <table:table-cell table:style-name="ce286" table:formula="of:=IF([$'uCANca Info'.$K188];VLOOKUP([$'uCANca Info'.$A188];[$Dictionary.$G$2:.$I$10];3;0);&quot;&quot;)">
            <text:p/>
          </table:table-cell>
          <table:table-cell table:style-name="ce286" table:formula="of:=IF([$'uCANca Info'.$K188];IF(LEN([$'uCANca Info'.G188])&gt;0;[$'uCANca Info'.G188];[$'uCANca Info'.D188]);&quot;&quot;)">
            <text:p/>
          </table:table-cell>
          <table:table-cell table:style-name="ce288" table:formula="of:=IF([$'uCANca Info'.$K188];VLOOKUP([$'uCANca Info'.$D188];[$Dictionary.$C$2:.$E$47];2;0);&quot;&quot;)">
            <text:p/>
          </table:table-cell>
          <table:table-cell table:style-name="ce290" table:formula="of:=IF(LEN([.C187])&gt;0;CONCATENATE(['uCANca Info'.I188];&quot;&quot;);&quot;&quot;)">
            <text:p/>
          </table:table-cell>
          <table:table-cell table:style-name="ce292" table:formula="of:=IF([$'uCANca Info'.$K188];[$'uCANca Info'.C188];&quot;&quot;)">
            <text:p/>
          </table:table-cell>
          <table:table-cell table:style-name="ce295"/>
          <table:table-cell table:style-name="ce286" table:formula="of:=IF([$'uCANca Info'.$K288];['uCANca Info'.H188];&quot;&quot;)">
            <text:p/>
          </table:table-cell>
          <table:table-cell table:style-name="ce286" table:formula="of:=IF([$'uCANca Info'.$K188];IF([$'uCANca Info'.E188]=&quot;&quot;;&quot;&quot;;[$'uCANca Info'.E188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89];VLOOKUP([$'uCANca Info'.A189];[$Dictionary.$G$2:.$I$10];2;0);&quot;&quot;)">
            <text:p/>
          </table:table-cell>
          <table:table-cell table:style-name="ce286" table:formula="of:=IF([$'uCANca Info'.$K189];VLOOKUP([$'uCANca Info'.$A189];[$Dictionary.$G$2:.$I$10];3;0);&quot;&quot;)">
            <text:p/>
          </table:table-cell>
          <table:table-cell table:style-name="ce286" table:formula="of:=IF([$'uCANca Info'.$K189];IF(LEN([$'uCANca Info'.G189])&gt;0;[$'uCANca Info'.G189];[$'uCANca Info'.D189]);&quot;&quot;)">
            <text:p/>
          </table:table-cell>
          <table:table-cell table:style-name="ce288" table:formula="of:=IF([$'uCANca Info'.$K189];VLOOKUP([$'uCANca Info'.$D189];[$Dictionary.$C$2:.$E$47];2;0);&quot;&quot;)">
            <text:p/>
          </table:table-cell>
          <table:table-cell table:style-name="ce290" table:formula="of:=IF(LEN([.C188])&gt;0;CONCATENATE(['uCANca Info'.I189];&quot;&quot;);&quot;&quot;)">
            <text:p/>
          </table:table-cell>
          <table:table-cell table:style-name="ce292" table:formula="of:=IF([$'uCANca Info'.$K189];[$'uCANca Info'.C189];&quot;&quot;)">
            <text:p/>
          </table:table-cell>
          <table:table-cell table:style-name="ce295"/>
          <table:table-cell table:style-name="ce286" table:formula="of:=IF([$'uCANca Info'.$K289];['uCANca Info'.H189];&quot;&quot;)">
            <text:p/>
          </table:table-cell>
          <table:table-cell table:style-name="ce286" table:formula="of:=IF([$'uCANca Info'.$K189];IF([$'uCANca Info'.E189]=&quot;&quot;;&quot;&quot;;[$'uCANca Info'.E189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90];VLOOKUP([$'uCANca Info'.A190];[$Dictionary.$G$2:.$I$10];2;0);&quot;&quot;)">
            <text:p/>
          </table:table-cell>
          <table:table-cell table:style-name="ce286" table:formula="of:=IF([$'uCANca Info'.$K190];VLOOKUP([$'uCANca Info'.$A190];[$Dictionary.$G$2:.$I$10];3;0);&quot;&quot;)">
            <text:p/>
          </table:table-cell>
          <table:table-cell table:style-name="ce286" table:formula="of:=IF([$'uCANca Info'.$K190];IF(LEN([$'uCANca Info'.G190])&gt;0;[$'uCANca Info'.G190];[$'uCANca Info'.D190]);&quot;&quot;)">
            <text:p/>
          </table:table-cell>
          <table:table-cell table:style-name="ce288" table:formula="of:=IF([$'uCANca Info'.$K190];VLOOKUP([$'uCANca Info'.$D190];[$Dictionary.$C$2:.$E$47];2;0);&quot;&quot;)">
            <text:p/>
          </table:table-cell>
          <table:table-cell table:style-name="ce290" table:formula="of:=IF(LEN([.C189])&gt;0;CONCATENATE(['uCANca Info'.I190];&quot;&quot;);&quot;&quot;)">
            <text:p/>
          </table:table-cell>
          <table:table-cell table:style-name="ce292" table:formula="of:=IF([$'uCANca Info'.$K190];[$'uCANca Info'.C190];&quot;&quot;)">
            <text:p/>
          </table:table-cell>
          <table:table-cell table:style-name="ce295"/>
          <table:table-cell table:style-name="ce286" table:formula="of:=IF([$'uCANca Info'.$K290];['uCANca Info'.H190];&quot;&quot;)">
            <text:p/>
          </table:table-cell>
          <table:table-cell table:style-name="ce286" table:formula="of:=IF([$'uCANca Info'.$K190];IF([$'uCANca Info'.E190]=&quot;&quot;;&quot;&quot;;[$'uCANca Info'.E190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91];VLOOKUP([$'uCANca Info'.A191];[$Dictionary.$G$2:.$I$10];2;0);&quot;&quot;)">
            <text:p/>
          </table:table-cell>
          <table:table-cell table:style-name="ce286" table:formula="of:=IF([$'uCANca Info'.$K191];VLOOKUP([$'uCANca Info'.$A191];[$Dictionary.$G$2:.$I$10];3;0);&quot;&quot;)">
            <text:p/>
          </table:table-cell>
          <table:table-cell table:style-name="ce286" table:formula="of:=IF([$'uCANca Info'.$K191];IF(LEN([$'uCANca Info'.G191])&gt;0;[$'uCANca Info'.G191];[$'uCANca Info'.D191]);&quot;&quot;)">
            <text:p/>
          </table:table-cell>
          <table:table-cell table:style-name="ce288" table:formula="of:=IF([$'uCANca Info'.$K191];VLOOKUP([$'uCANca Info'.$D191];[$Dictionary.$C$2:.$E$47];2;0);&quot;&quot;)">
            <text:p/>
          </table:table-cell>
          <table:table-cell table:style-name="ce290" table:formula="of:=IF(LEN([.C190])&gt;0;CONCATENATE(['uCANca Info'.I191];&quot;&quot;);&quot;&quot;)">
            <text:p/>
          </table:table-cell>
          <table:table-cell table:style-name="ce292" table:formula="of:=IF([$'uCANca Info'.$K191];[$'uCANca Info'.C191];&quot;&quot;)">
            <text:p/>
          </table:table-cell>
          <table:table-cell table:style-name="ce295"/>
          <table:table-cell table:style-name="ce286" table:formula="of:=IF([$'uCANca Info'.$K291];['uCANca Info'.H191];&quot;&quot;)">
            <text:p/>
          </table:table-cell>
          <table:table-cell table:style-name="ce286" table:formula="of:=IF([$'uCANca Info'.$K191];IF([$'uCANca Info'.E191]=&quot;&quot;;&quot;&quot;;[$'uCANca Info'.E191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92];VLOOKUP([$'uCANca Info'.A192];[$Dictionary.$G$2:.$I$10];2;0);&quot;&quot;)">
            <text:p/>
          </table:table-cell>
          <table:table-cell table:style-name="ce286" table:formula="of:=IF([$'uCANca Info'.$K192];VLOOKUP([$'uCANca Info'.$A192];[$Dictionary.$G$2:.$I$10];3;0);&quot;&quot;)">
            <text:p/>
          </table:table-cell>
          <table:table-cell table:style-name="ce286" table:formula="of:=IF([$'uCANca Info'.$K192];IF(LEN([$'uCANca Info'.G192])&gt;0;[$'uCANca Info'.G192];[$'uCANca Info'.D192]);&quot;&quot;)">
            <text:p/>
          </table:table-cell>
          <table:table-cell table:style-name="ce288" table:formula="of:=IF([$'uCANca Info'.$K192];VLOOKUP([$'uCANca Info'.$D192];[$Dictionary.$C$2:.$E$47];2;0);&quot;&quot;)">
            <text:p/>
          </table:table-cell>
          <table:table-cell table:style-name="ce290" table:formula="of:=IF(LEN([.C191])&gt;0;CONCATENATE(['uCANca Info'.I192];&quot;&quot;);&quot;&quot;)">
            <text:p/>
          </table:table-cell>
          <table:table-cell table:style-name="ce292" table:formula="of:=IF([$'uCANca Info'.$K192];[$'uCANca Info'.C192];&quot;&quot;)">
            <text:p/>
          </table:table-cell>
          <table:table-cell table:style-name="ce295"/>
          <table:table-cell table:style-name="ce286" table:formula="of:=IF([$'uCANca Info'.$K292];['uCANca Info'.H192];&quot;&quot;)">
            <text:p/>
          </table:table-cell>
          <table:table-cell table:style-name="ce286" table:formula="of:=IF([$'uCANca Info'.$K192];IF([$'uCANca Info'.E192]=&quot;&quot;;&quot;&quot;;[$'uCANca Info'.E192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93];VLOOKUP([$'uCANca Info'.A193];[$Dictionary.$G$2:.$I$10];2;0);&quot;&quot;)">
            <text:p/>
          </table:table-cell>
          <table:table-cell table:style-name="ce286" table:formula="of:=IF([$'uCANca Info'.$K193];VLOOKUP([$'uCANca Info'.$A193];[$Dictionary.$G$2:.$I$10];3;0);&quot;&quot;)">
            <text:p/>
          </table:table-cell>
          <table:table-cell table:style-name="ce286" table:formula="of:=IF([$'uCANca Info'.$K193];IF(LEN([$'uCANca Info'.G193])&gt;0;[$'uCANca Info'.G193];[$'uCANca Info'.D193]);&quot;&quot;)">
            <text:p/>
          </table:table-cell>
          <table:table-cell table:style-name="ce288" table:formula="of:=IF([$'uCANca Info'.$K193];VLOOKUP([$'uCANca Info'.$D193];[$Dictionary.$C$2:.$E$47];2;0);&quot;&quot;)">
            <text:p/>
          </table:table-cell>
          <table:table-cell table:style-name="ce290" table:formula="of:=IF(LEN([.C192])&gt;0;CONCATENATE(['uCANca Info'.I193];&quot;&quot;);&quot;&quot;)">
            <text:p/>
          </table:table-cell>
          <table:table-cell table:style-name="ce292" table:formula="of:=IF([$'uCANca Info'.$K193];[$'uCANca Info'.C193];&quot;&quot;)">
            <text:p/>
          </table:table-cell>
          <table:table-cell table:style-name="ce295"/>
          <table:table-cell table:style-name="ce286" table:formula="of:=IF([$'uCANca Info'.$K293];['uCANca Info'.H193];&quot;&quot;)">
            <text:p/>
          </table:table-cell>
          <table:table-cell table:style-name="ce286" table:formula="of:=IF([$'uCANca Info'.$K193];IF([$'uCANca Info'.E193]=&quot;&quot;;&quot;&quot;;[$'uCANca Info'.E193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94];VLOOKUP([$'uCANca Info'.A194];[$Dictionary.$G$2:.$I$10];2;0);&quot;&quot;)">
            <text:p/>
          </table:table-cell>
          <table:table-cell table:style-name="ce286" table:formula="of:=IF([$'uCANca Info'.$K194];VLOOKUP([$'uCANca Info'.$A194];[$Dictionary.$G$2:.$I$10];3;0);&quot;&quot;)">
            <text:p/>
          </table:table-cell>
          <table:table-cell table:style-name="ce286" table:formula="of:=IF([$'uCANca Info'.$K194];IF(LEN([$'uCANca Info'.G194])&gt;0;[$'uCANca Info'.G194];[$'uCANca Info'.D194]);&quot;&quot;)">
            <text:p/>
          </table:table-cell>
          <table:table-cell table:style-name="ce288" table:formula="of:=IF([$'uCANca Info'.$K194];VLOOKUP([$'uCANca Info'.$D194];[$Dictionary.$C$2:.$E$47];2;0);&quot;&quot;)">
            <text:p/>
          </table:table-cell>
          <table:table-cell table:style-name="ce290" table:formula="of:=IF(LEN([.C193])&gt;0;CONCATENATE(['uCANca Info'.I194];&quot;&quot;);&quot;&quot;)">
            <text:p/>
          </table:table-cell>
          <table:table-cell table:style-name="ce292" table:formula="of:=IF([$'uCANca Info'.$K194];[$'uCANca Info'.C194];&quot;&quot;)">
            <text:p/>
          </table:table-cell>
          <table:table-cell table:style-name="ce295"/>
          <table:table-cell table:style-name="ce286" table:formula="of:=IF([$'uCANca Info'.$K294];['uCANca Info'.H194];&quot;&quot;)">
            <text:p/>
          </table:table-cell>
          <table:table-cell table:style-name="ce286" table:formula="of:=IF([$'uCANca Info'.$K194];IF([$'uCANca Info'.E194]=&quot;&quot;;&quot;&quot;;[$'uCANca Info'.E194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95];VLOOKUP([$'uCANca Info'.A195];[$Dictionary.$G$2:.$I$10];2;0);&quot;&quot;)">
            <text:p/>
          </table:table-cell>
          <table:table-cell table:style-name="ce286" table:formula="of:=IF([$'uCANca Info'.$K195];VLOOKUP([$'uCANca Info'.$A195];[$Dictionary.$G$2:.$I$10];3;0);&quot;&quot;)">
            <text:p/>
          </table:table-cell>
          <table:table-cell table:style-name="ce286" table:formula="of:=IF([$'uCANca Info'.$K195];IF(LEN([$'uCANca Info'.G195])&gt;0;[$'uCANca Info'.G195];[$'uCANca Info'.D195]);&quot;&quot;)">
            <text:p/>
          </table:table-cell>
          <table:table-cell table:style-name="ce288" table:formula="of:=IF([$'uCANca Info'.$K195];VLOOKUP([$'uCANca Info'.$D195];[$Dictionary.$C$2:.$E$47];2;0);&quot;&quot;)">
            <text:p/>
          </table:table-cell>
          <table:table-cell table:style-name="ce290" table:formula="of:=IF(LEN([.C194])&gt;0;CONCATENATE(['uCANca Info'.I195];&quot;&quot;);&quot;&quot;)">
            <text:p/>
          </table:table-cell>
          <table:table-cell table:style-name="ce292" table:formula="of:=IF([$'uCANca Info'.$K195];[$'uCANca Info'.C195];&quot;&quot;)">
            <text:p/>
          </table:table-cell>
          <table:table-cell table:style-name="ce295"/>
          <table:table-cell table:style-name="ce286" table:formula="of:=IF([$'uCANca Info'.$K295];['uCANca Info'.H195];&quot;&quot;)">
            <text:p/>
          </table:table-cell>
          <table:table-cell table:style-name="ce286" table:formula="of:=IF([$'uCANca Info'.$K195];IF([$'uCANca Info'.E195]=&quot;&quot;;&quot;&quot;;[$'uCANca Info'.E195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96];VLOOKUP([$'uCANca Info'.A196];[$Dictionary.$G$2:.$I$10];2;0);&quot;&quot;)">
            <text:p/>
          </table:table-cell>
          <table:table-cell table:style-name="ce286" table:formula="of:=IF([$'uCANca Info'.$K196];VLOOKUP([$'uCANca Info'.$A196];[$Dictionary.$G$2:.$I$10];3;0);&quot;&quot;)">
            <text:p/>
          </table:table-cell>
          <table:table-cell table:style-name="ce286" table:formula="of:=IF([$'uCANca Info'.$K196];IF(LEN([$'uCANca Info'.G196])&gt;0;[$'uCANca Info'.G196];[$'uCANca Info'.D196]);&quot;&quot;)">
            <text:p/>
          </table:table-cell>
          <table:table-cell table:style-name="ce288" table:formula="of:=IF([$'uCANca Info'.$K196];VLOOKUP([$'uCANca Info'.$D196];[$Dictionary.$C$2:.$E$47];2;0);&quot;&quot;)">
            <text:p/>
          </table:table-cell>
          <table:table-cell table:style-name="ce290" table:formula="of:=IF(LEN([.C195])&gt;0;CONCATENATE(['uCANca Info'.I196];&quot;&quot;);&quot;&quot;)">
            <text:p/>
          </table:table-cell>
          <table:table-cell table:style-name="ce292" table:formula="of:=IF([$'uCANca Info'.$K196];[$'uCANca Info'.C196];&quot;&quot;)">
            <text:p/>
          </table:table-cell>
          <table:table-cell table:style-name="ce295"/>
          <table:table-cell table:style-name="ce286" table:formula="of:=IF([$'uCANca Info'.$K296];['uCANca Info'.H196];&quot;&quot;)">
            <text:p/>
          </table:table-cell>
          <table:table-cell table:style-name="ce286" table:formula="of:=IF([$'uCANca Info'.$K196];IF([$'uCANca Info'.E196]=&quot;&quot;;&quot;&quot;;[$'uCANca Info'.E196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97];VLOOKUP([$'uCANca Info'.A197];[$Dictionary.$G$2:.$I$10];2;0);&quot;&quot;)">
            <text:p/>
          </table:table-cell>
          <table:table-cell table:style-name="ce286" table:formula="of:=IF([$'uCANca Info'.$K197];VLOOKUP([$'uCANca Info'.$A197];[$Dictionary.$G$2:.$I$10];3;0);&quot;&quot;)">
            <text:p/>
          </table:table-cell>
          <table:table-cell table:style-name="ce286" table:formula="of:=IF([$'uCANca Info'.$K197];IF(LEN([$'uCANca Info'.G197])&gt;0;[$'uCANca Info'.G197];[$'uCANca Info'.D197]);&quot;&quot;)">
            <text:p/>
          </table:table-cell>
          <table:table-cell table:style-name="ce288" table:formula="of:=IF([$'uCANca Info'.$K197];VLOOKUP([$'uCANca Info'.$D197];[$Dictionary.$C$2:.$E$47];2;0);&quot;&quot;)">
            <text:p/>
          </table:table-cell>
          <table:table-cell table:style-name="ce290" table:formula="of:=IF(LEN([.C196])&gt;0;CONCATENATE(['uCANca Info'.I197];&quot;&quot;);&quot;&quot;)">
            <text:p/>
          </table:table-cell>
          <table:table-cell table:style-name="ce292" table:formula="of:=IF([$'uCANca Info'.$K197];[$'uCANca Info'.C197];&quot;&quot;)">
            <text:p/>
          </table:table-cell>
          <table:table-cell table:style-name="ce295"/>
          <table:table-cell table:style-name="ce286" table:formula="of:=IF([$'uCANca Info'.$K297];['uCANca Info'.H197];&quot;&quot;)">
            <text:p/>
          </table:table-cell>
          <table:table-cell table:style-name="ce286" table:formula="of:=IF([$'uCANca Info'.$K197];IF([$'uCANca Info'.E197]=&quot;&quot;;&quot;&quot;;[$'uCANca Info'.E197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98];VLOOKUP([$'uCANca Info'.A198];[$Dictionary.$G$2:.$I$10];2;0);&quot;&quot;)">
            <text:p/>
          </table:table-cell>
          <table:table-cell table:style-name="ce286" table:formula="of:=IF([$'uCANca Info'.$K198];VLOOKUP([$'uCANca Info'.$A198];[$Dictionary.$G$2:.$I$10];3;0);&quot;&quot;)">
            <text:p/>
          </table:table-cell>
          <table:table-cell table:style-name="ce286" table:formula="of:=IF([$'uCANca Info'.$K198];IF(LEN([$'uCANca Info'.G198])&gt;0;[$'uCANca Info'.G198];[$'uCANca Info'.D198]);&quot;&quot;)">
            <text:p/>
          </table:table-cell>
          <table:table-cell table:style-name="ce288" table:formula="of:=IF([$'uCANca Info'.$K198];VLOOKUP([$'uCANca Info'.$D198];[$Dictionary.$C$2:.$E$47];2;0);&quot;&quot;)">
            <text:p/>
          </table:table-cell>
          <table:table-cell table:style-name="ce290" table:formula="of:=IF(LEN([.C197])&gt;0;CONCATENATE(['uCANca Info'.I198];&quot;&quot;);&quot;&quot;)">
            <text:p/>
          </table:table-cell>
          <table:table-cell table:style-name="ce292" table:formula="of:=IF([$'uCANca Info'.$K198];[$'uCANca Info'.C198];&quot;&quot;)">
            <text:p/>
          </table:table-cell>
          <table:table-cell table:style-name="ce295"/>
          <table:table-cell table:style-name="ce286" table:formula="of:=IF([$'uCANca Info'.$K298];['uCANca Info'.H198];&quot;&quot;)">
            <text:p/>
          </table:table-cell>
          <table:table-cell table:style-name="ce286" table:formula="of:=IF([$'uCANca Info'.$K198];IF([$'uCANca Info'.E198]=&quot;&quot;;&quot;&quot;;[$'uCANca Info'.E198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199];VLOOKUP([$'uCANca Info'.A199];[$Dictionary.$G$2:.$I$10];2;0);&quot;&quot;)">
            <text:p/>
          </table:table-cell>
          <table:table-cell table:style-name="ce286" table:formula="of:=IF([$'uCANca Info'.$K199];VLOOKUP([$'uCANca Info'.$A199];[$Dictionary.$G$2:.$I$10];3;0);&quot;&quot;)">
            <text:p/>
          </table:table-cell>
          <table:table-cell table:style-name="ce286" table:formula="of:=IF([$'uCANca Info'.$K199];IF(LEN([$'uCANca Info'.G199])&gt;0;[$'uCANca Info'.G199];[$'uCANca Info'.D199]);&quot;&quot;)">
            <text:p/>
          </table:table-cell>
          <table:table-cell table:style-name="ce288" table:formula="of:=IF([$'uCANca Info'.$K199];VLOOKUP([$'uCANca Info'.$D199];[$Dictionary.$C$2:.$E$47];2;0);&quot;&quot;)">
            <text:p/>
          </table:table-cell>
          <table:table-cell table:style-name="ce290" table:formula="of:=IF(LEN([.C198])&gt;0;CONCATENATE(['uCANca Info'.I199];&quot;&quot;);&quot;&quot;)">
            <text:p/>
          </table:table-cell>
          <table:table-cell table:style-name="ce292" table:formula="of:=IF([$'uCANca Info'.$K199];[$'uCANca Info'.C199];&quot;&quot;)">
            <text:p/>
          </table:table-cell>
          <table:table-cell table:style-name="ce295"/>
          <table:table-cell table:style-name="ce286" table:formula="of:=IF([$'uCANca Info'.$K299];['uCANca Info'.H199];&quot;&quot;)">
            <text:p/>
          </table:table-cell>
          <table:table-cell table:style-name="ce286" table:formula="of:=IF([$'uCANca Info'.$K199];IF([$'uCANca Info'.E199]=&quot;&quot;;&quot;&quot;;[$'uCANca Info'.E199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200];VLOOKUP([$'uCANca Info'.A200];[$Dictionary.$G$2:.$I$10];2;0);&quot;&quot;)">
            <text:p/>
          </table:table-cell>
          <table:table-cell table:style-name="ce286" table:formula="of:=IF([$'uCANca Info'.$K200];VLOOKUP([$'uCANca Info'.$A200];[$Dictionary.$G$2:.$I$10];3;0);&quot;&quot;)">
            <text:p/>
          </table:table-cell>
          <table:table-cell table:style-name="ce286" table:formula="of:=IF([$'uCANca Info'.$K200];IF(LEN([$'uCANca Info'.G200])&gt;0;[$'uCANca Info'.G200];[$'uCANca Info'.D200]);&quot;&quot;)">
            <text:p/>
          </table:table-cell>
          <table:table-cell table:style-name="ce288" table:formula="of:=IF([$'uCANca Info'.$K200];VLOOKUP([$'uCANca Info'.$D200];[$Dictionary.$C$2:.$E$47];2;0);&quot;&quot;)">
            <text:p/>
          </table:table-cell>
          <table:table-cell table:style-name="ce290" table:formula="of:=IF(LEN([.C199])&gt;0;CONCATENATE(['uCANca Info'.I200];&quot;&quot;);&quot;&quot;)">
            <text:p/>
          </table:table-cell>
          <table:table-cell table:style-name="ce292" table:formula="of:=IF([$'uCANca Info'.$K200];[$'uCANca Info'.C200];&quot;&quot;)">
            <text:p/>
          </table:table-cell>
          <table:table-cell table:style-name="ce295"/>
          <table:table-cell table:style-name="ce286" table:formula="of:=IF([$'uCANca Info'.$K300];['uCANca Info'.H200];&quot;&quot;)">
            <text:p/>
          </table:table-cell>
          <table:table-cell table:style-name="ce286" table:formula="of:=IF([$'uCANca Info'.$K200];IF([$'uCANca Info'.E200]=&quot;&quot;;&quot;&quot;;[$'uCANca Info'.E200]);&quot;&quot;)">
            <text:p/>
          </table:table-cell>
          <table:table-cell table:number-columns-repeated="1015"/>
        </table:table-row>
        <table:table-row table:style-name="ro10">
          <table:table-cell table:style-name="ce286" table:formula="of:=IF([$'uCANca Info'.$K201];VLOOKUP([$'uCANca Info'.A201];[$Dictionary.$G$2:.$I$10];2;0);&quot;&quot;)">
            <text:p/>
          </table:table-cell>
          <table:table-cell table:style-name="ce286" table:formula="of:=IF([$'uCANca Info'.$K201];VLOOKUP([$'uCANca Info'.$A201];[$Dictionary.$G$2:.$I$10];3;0);&quot;&quot;)">
            <text:p/>
          </table:table-cell>
          <table:table-cell table:style-name="ce286" table:formula="of:=IF([$'uCANca Info'.$K201];IF(LEN([$'uCANca Info'.G201])&gt;0;[$'uCANca Info'.G201];[$'uCANca Info'.D201]);&quot;&quot;)">
            <text:p/>
          </table:table-cell>
          <table:table-cell table:style-name="ce288" table:formula="of:=IF([$'uCANca Info'.$K201];VLOOKUP([$'uCANca Info'.$D201];[$Dictionary.$C$2:.$E$47];2;0);&quot;&quot;)">
            <text:p/>
          </table:table-cell>
          <table:table-cell table:style-name="ce290" table:formula="of:=IF(LEN([.C200])&gt;0;CONCATENATE(['uCANca Info'.I201];&quot;&quot;);&quot;&quot;)">
            <text:p/>
          </table:table-cell>
          <table:table-cell table:style-name="ce292" table:formula="of:=IF([$'uCANca Info'.$K201];[$'uCANca Info'.C201];&quot;&quot;)">
            <text:p/>
          </table:table-cell>
          <table:table-cell table:style-name="ce295"/>
          <table:table-cell table:style-name="ce286" table:formula="of:=IF([$'uCANca Info'.$K301];['uCANca Info'.H201];&quot;&quot;)">
            <text:p/>
          </table:table-cell>
          <table:table-cell table:style-name="ce286" table:formula="of:=IF([$'uCANca Info'.$K201];IF([$'uCANca Info'.E201]=&quot;&quot;;&quot;&quot;;[$'uCANca Info'.E201]);&quot;&quot;)">
            <text:p/>
          </table:table-cell>
          <table:table-cell table:number-columns-repeated="1015"/>
        </table:table-row>
        <table:table-row table:style-name="ro10" table:number-rows-repeated="10483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ataTypes" table:style-name="ta6">
        <table:table-column table:style-name="co22" table:default-cell-style-name="ce301"/>
        <table:table-column table:style-name="co43" table:number-columns-repeated="3" table:default-cell-style-name="Default"/>
        <table:table-column table:style-name="co44" table:default-cell-style-name="Default"/>
        <table:table-column table:style-name="co43" table:number-columns-repeated="1019" table:default-cell-style-name="Default"/>
        <table:table-row table:style-name="ro5">
          <table:table-cell office:value-type="string" calcext:value-type="string">
            <text:p>id</text:p>
          </table:table-cell>
          <table:table-cell table:style-name="ce301" office:value-type="string" calcext:value-type="string">
            <text:p>name</text:p>
          </table:table-cell>
          <table:table-cell table:style-name="ce301" office:value-type="string" calcext:value-type="string">
            <text:p>size</text:p>
          </table:table-cell>
          <table:table-cell table:style-name="ce301" office:value-type="string" calcext:value-type="string">
            <text:p>c_data_type</text:p>
          </table:table-cell>
          <table:table-cell table:style-name="ce301" office:value-type="string" calcext:value-type="string">
            <text:p>A2L_data_type</text:p>
          </table:table-cell>
          <table:table-cell table:style-name="ce301" table:number-columns-repeated="1018"/>
          <table:table-cell/>
        </table:table-row>
        <table:table-row table:style-name="ro5">
          <table:table-cell table:style-name="ce302" office:value-type="float" office:value="1" calcext:value-type="float">
            <text:p>1</text:p>
          </table:table-cell>
          <table:table-cell table:style-name="ce303" office:value-type="string" calcext:value-type="string">
            <text:p>UI_8</text:p>
          </table:table-cell>
          <table:table-cell table:style-name="ce304" office:value-type="float" office:value="8" calcext:value-type="float">
            <text:p>8</text:p>
          </table:table-cell>
          <table:table-cell table:style-name="ce303" office:value-type="string" calcext:value-type="string">
            <text:p>UI_8</text:p>
          </table:table-cell>
          <table:table-cell table:style-name="ce303" office:value-type="string" calcext:value-type="string">
            <text:p>UBYTE</text:p>
          </table:table-cell>
          <table:table-cell table:number-columns-repeated="1019"/>
        </table:table-row>
        <table:table-row table:style-name="ro5">
          <table:table-cell table:style-name="ce302" office:value-type="float" office:value="2" calcext:value-type="float">
            <text:p>2</text:p>
          </table:table-cell>
          <table:table-cell table:style-name="ce303" office:value-type="string" calcext:value-type="string">
            <text:p>UI_16</text:p>
          </table:table-cell>
          <table:table-cell table:style-name="ce304" office:value-type="float" office:value="16" calcext:value-type="float">
            <text:p>16</text:p>
          </table:table-cell>
          <table:table-cell table:style-name="ce303" office:value-type="string" calcext:value-type="string">
            <text:p>UI_16</text:p>
          </table:table-cell>
          <table:table-cell table:style-name="ce303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302" office:value-type="float" office:value="3" calcext:value-type="float">
            <text:p>3</text:p>
          </table:table-cell>
          <table:table-cell table:style-name="ce303" office:value-type="string" calcext:value-type="string">
            <text:p>UI_32</text:p>
          </table:table-cell>
          <table:table-cell table:style-name="ce304" office:value-type="float" office:value="32" calcext:value-type="float">
            <text:p>32</text:p>
          </table:table-cell>
          <table:table-cell table:style-name="ce303" office:value-type="string" calcext:value-type="string">
            <text:p>UI_32</text:p>
          </table:table-cell>
          <table:table-cell table:style-name="ce303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302" office:value-type="float" office:value="4" calcext:value-type="float">
            <text:p>4</text:p>
          </table:table-cell>
          <table:table-cell table:style-name="ce303" office:value-type="string" calcext:value-type="string">
            <text:p>FL_32</text:p>
          </table:table-cell>
          <table:table-cell table:style-name="ce304" office:value-type="float" office:value="32" calcext:value-type="float">
            <text:p>32</text:p>
          </table:table-cell>
          <table:table-cell table:style-name="ce303" office:value-type="string" calcext:value-type="string">
            <text:p>FL_32</text:p>
          </table:table-cell>
          <table:table-cell table:style-name="ce303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302" office:value-type="float" office:value="5" calcext:value-type="float">
            <text:p>5</text:p>
          </table:table-cell>
          <table:table-cell table:style-name="ce303" office:value-type="string" calcext:value-type="string">
            <text:p>SI_32</text:p>
          </table:table-cell>
          <table:table-cell table:style-name="ce304" office:value-type="float" office:value="32" calcext:value-type="float">
            <text:p>32</text:p>
          </table:table-cell>
          <table:table-cell table:style-name="ce303" office:value-type="string" calcext:value-type="string">
            <text:p>SI_32</text:p>
          </table:table-cell>
          <table:table-cell table:style-name="ce303" office:value-type="string" calcext:value-type="string">
            <text:p>SLONG</text:p>
          </table:table-cell>
          <table:table-cell table:number-columns-repeated="1019"/>
        </table:table-row>
        <table:table-row table:style-name="ro5">
          <table:table-cell table:style-name="ce302" office:value-type="float" office:value="6" calcext:value-type="float">
            <text:p>6</text:p>
          </table:table-cell>
          <table:table-cell table:style-name="ce303" office:value-type="string" calcext:value-type="string">
            <text:p>SI_16</text:p>
          </table:table-cell>
          <table:table-cell table:style-name="ce304" office:value-type="float" office:value="16" calcext:value-type="float">
            <text:p>16</text:p>
          </table:table-cell>
          <table:table-cell table:style-name="ce303" office:value-type="string" calcext:value-type="string">
            <text:p>SI_16</text:p>
          </table:table-cell>
          <table:table-cell table:style-name="ce303" office:value-type="string" calcext:value-type="string">
            <text:p>SWORD</text:p>
          </table:table-cell>
          <table:table-cell table:number-columns-repeated="1019"/>
        </table:table-row>
        <table:table-row table:style-name="ro5">
          <table:table-cell table:style-name="ce302" office:value-type="float" office:value="7" calcext:value-type="float">
            <text:p>7</text:p>
          </table:table-cell>
          <table:table-cell table:style-name="ce303" office:value-type="string" calcext:value-type="string">
            <text:p>SI_8</text:p>
          </table:table-cell>
          <table:table-cell table:style-name="ce304" office:value-type="float" office:value="8" calcext:value-type="float">
            <text:p>8</text:p>
          </table:table-cell>
          <table:table-cell table:style-name="ce303" office:value-type="string" calcext:value-type="string">
            <text:p>SI_8</text:p>
          </table:table-cell>
          <table:table-cell table:style-name="ce303" office:value-type="string" calcext:value-type="string">
            <text:p>SBYTE</text:p>
          </table:table-cell>
          <table:table-cell table:number-columns-repeated="1019"/>
        </table:table-row>
        <table:table-row table:style-name="ro5">
          <table:table-cell table:style-name="ce302" office:value-type="float" office:value="8" calcext:value-type="float">
            <text:p>8</text:p>
          </table:table-cell>
          <table:table-cell table:style-name="ce303" office:value-type="string" calcext:value-type="string">
            <text:p>BOOL</text:p>
          </table:table-cell>
          <table:table-cell table:style-name="ce304" office:value-type="float" office:value="1" calcext:value-type="float">
            <text:p>1</text:p>
          </table:table-cell>
          <table:table-cell table:number-columns-repeated="2" table:style-name="ce303" office:value-type="string" calcext:value-type="string">
            <text:p>BOOL</text:p>
          </table:table-cell>
          <table:table-cell table:number-columns-repeated="1019"/>
        </table:table-row>
        <table:table-row table:style-name="ro5">
          <table:table-cell table:style-name="ce302" office:value-type="float" office:value="9" calcext:value-type="float">
            <text:p>9</text:p>
          </table:table-cell>
          <table:table-cell table:style-name="ce303" office:value-type="string" calcext:value-type="string">
            <text:p>PWM</text:p>
          </table:table-cell>
          <table:table-cell table:style-name="ce304" office:value-type="float" office:value="15" calcext:value-type="float">
            <text:p>15</text:p>
          </table:table-cell>
          <table:table-cell table:style-name="ce303" office:value-type="string" calcext:value-type="string">
            <text:p>UI_16</text:p>
          </table:table-cell>
          <table:table-cell table:style-name="ce303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302" office:value-type="float" office:value="10" calcext:value-type="float">
            <text:p>10</text:p>
          </table:table-cell>
          <table:table-cell table:style-name="ce303" office:value-type="string" calcext:value-type="string">
            <text:p>ADC</text:p>
          </table:table-cell>
          <table:table-cell table:style-name="ce304" office:value-type="float" office:value="12" calcext:value-type="float">
            <text:p>12</text:p>
          </table:table-cell>
          <table:table-cell table:style-name="ce303" office:value-type="string" calcext:value-type="string">
            <text:p>UI_16</text:p>
          </table:table-cell>
          <table:table-cell table:style-name="ce303" office:value-type="string" calcext:value-type="string">
            <text:p>UWORD</text:p>
          </table:table-cell>
          <table:table-cell table:number-columns-repeated="1019"/>
        </table:table-row>
        <table:table-row table:style-name="ro5" table:number-rows-repeated="39">
          <table:table-cell table:style-name="ce302"/>
          <table:table-cell table:style-name="ce304" table:number-columns-repeated="4"/>
          <table:table-cell table:number-columns-repeated="1019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versions" table:style-name="ta6">
        <table:table-column table:style-name="co45" table:default-cell-style-name="ce304"/>
        <table:table-column table:style-name="co43" table:number-columns-repeated="2" table:default-cell-style-name="ce304"/>
        <table:table-column table:style-name="co46" table:default-cell-style-name="ce304"/>
        <table:table-column table:style-name="co43" table:number-columns-repeated="2" table:default-cell-style-name="ce304"/>
        <table:table-column table:style-name="co47" table:default-cell-style-name="Default"/>
        <table:table-column table:style-name="co43" table:number-columns-repeated="2" table:default-cell-style-name="Default"/>
        <table:table-column table:style-name="co48" table:default-cell-style-name="ce304"/>
        <table:table-column table:style-name="co43" table:default-cell-style-name="Default"/>
        <table:table-column table:style-name="co45" table:default-cell-style-name="ce304"/>
        <table:table-column table:style-name="co43" table:number-columns-repeated="2" table:default-cell-style-name="ce304"/>
        <table:table-column table:style-name="co49" table:visibility="collapse" table:default-cell-style-name="Default"/>
        <table:table-column table:style-name="co50" table:visibility="collapse" table:default-cell-style-name="Default"/>
        <table:table-column table:style-name="co51" table:visibility="collapse" table:default-cell-style-name="Default"/>
        <table:table-column table:style-name="co52" table:visibility="collapse" table:default-cell-style-name="Default"/>
        <table:table-column table:style-name="co50" table:default-cell-style-name="Default"/>
        <table:table-column table:style-name="co43" table:number-columns-repeated="1005" table:default-cell-style-name="Default"/>
        <table:table-row table:style-name="ro5">
          <table:table-cell table:style-name="ce305" office:value-type="string" calcext:value-type="string">
            <text:p>name</text:p>
          </table:table-cell>
          <table:table-cell table:style-name="ce308" office:value-type="string" calcext:value-type="string">
            <text:p>factor</text:p>
          </table:table-cell>
          <table:table-cell table:style-name="ce305" office:value-type="string" calcext:value-type="string">
            <text:p>offset</text:p>
          </table:table-cell>
          <table:table-cell table:style-name="ce305" office:value-type="string" calcext:value-type="string">
            <text:p>flow_type</text:p>
          </table:table-cell>
          <table:table-cell table:style-name="ce314" office:value-type="string" calcext:value-type="string">
            <text:p>Min</text:p>
          </table:table-cell>
          <table:table-cell table:style-name="ce314" office:value-type="string" calcext:value-type="string">
            <text:p>Max</text:p>
          </table:table-cell>
          <table:table-cell table:style-name="ce314" office:value-type="string" calcext:value-type="string">
            <text:p>Tam</text:p>
          </table:table-cell>
          <table:table-cell table:style-name="ce314" office:value-type="string" calcext:value-type="string">
            <text:p>Distance</text:p>
          </table:table-cell>
          <table:table-cell table:style-name="ce314" office:value-type="string" calcext:value-type="string">
            <text:p>MaxRaw</text:p>
          </table:table-cell>
          <table:table-cell table:style-name="ce305" office:value-type="string" calcext:value-type="string">
            <text:p>multiplicator</text:p>
          </table:table-cell>
          <table:table-cell table:style-name="ce305" office:value-type="string" calcext:value-type="string">
            <text:p>resolution</text:p>
          </table:table-cell>
          <table:table-cell table:style-name="ce305" office:value-type="string" calcext:value-type="string">
            <text:p>comment</text:p>
          </table:table-cell>
          <table:table-cell table:style-name="ce305" office:value-type="string" calcext:value-type="string">
            <text:p>Calib type</text:p>
          </table:table-cell>
          <table:table-cell table:style-name="ce305" office:value-type="string" calcext:value-type="string">
            <text:p>units</text:p>
          </table:table-cell>
          <table:table-cell table:style-name="ce305" office:value-type="string" calcext:value-type="string">
            <text:p>MMC use</text:p>
          </table:table-cell>
          <table:table-cell table:style-name="ce305" office:value-type="string" calcext:value-type="string">
            <text:p>Blocks use</text:p>
          </table:table-cell>
          <table:table-cell table:style-name="ce305" office:value-type="string" calcext:value-type="string">
            <text:p>Used in MMC?</text:p>
          </table:table-cell>
          <table:table-cell table:style-name="ce305" office:value-type="string" calcext:value-type="string">
            <text:p>Used in Blocks?</text:p>
          </table:table-cell>
          <table:table-cell table:style-name="ce305" office:value-type="string" calcext:value-type="string">
            <text:p>Used?</text:p>
          </table:table-cell>
          <table:table-cell table:style-name="ce305" table:number-columns-repeated="1005"/>
        </table:table-row>
        <table:table-row table:style-name="ro5">
          <table:table-cell table:style-name="ce306" office:value-type="string" calcext:value-type="string">
            <text:p>Temperature</text:p>
          </table:table-cell>
          <table:table-cell table:style-name="ce309" table:formula="of:=[.H2]/[.I2]" office:value-type="float" office:value="0.00183108262760357" calcext:value-type="float">
            <text:p>0,001831082627604</text:p>
          </table:table-cell>
          <table:table-cell table:style-name="ce312" table:formula="of:=[.E2]" office:value-type="float" office:value="-40" calcext:value-type="float">
            <text:p>-40</text:p>
          </table:table-cell>
          <table:table-cell table:style-name="ce313" table:content-validation-name="val17" office:value-type="string" calcext:value-type="string">
            <text:p>UI_16</text:p>
          </table:table-cell>
          <table:table-cell table:style-name="ce307" office:value-type="float" office:value="-40" calcext:value-type="float">
            <text:p>-40</text:p>
          </table:table-cell>
          <table:table-cell table:style-name="ce318" office:value-type="float" office:value="80" calcext:value-type="float">
            <text:p>80</text:p>
          </table:table-cell>
          <table:table-cell table:style-name="ce322" table:formula="of:=VLOOKUP([.D2];[Dictionary.$M$2:.$O$30];3;0)" office:value-type="float" office:value="16" calcext:value-type="float">
            <text:p>16</text:p>
          </table:table-cell>
          <table:table-cell table:style-name="ce322" table:formula="of:=([.F2]-[.E2])*[.J2]" office:value-type="float" office:value="120" calcext:value-type="float">
            <text:p>120</text:p>
          </table:table-cell>
          <table:table-cell table:style-name="ce322" table:formula="of:=(2^[.G2])-1" office:value-type="float" office:value="65535" calcext:value-type="float">
            <text:p>6553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2]/([.J2]*[.I2])" office:value-type="float" office:value="0.00183108262760357" calcext:value-type="float">
            <text:p>0,001831082627604</text:p>
          </table:table-cell>
          <table:table-cell table:style-name="ce307"/>
          <table:table-cell table:style-name="ce307" office:value-type="string" calcext:value-type="string">
            <text:p>real</text:p>
          </table:table-cell>
          <table:table-cell table:style-name="ce307" office:value-type="string" calcext:value-type="string">
            <text:p>ºC</text:p>
          </table:table-cell>
          <table:table-cell table:style-name="ce325" table:content-validation-name="val2" table:formula="of:=VLOOKUP([.$A2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2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2]);FALSE();[.O2]=[.A2])" office:value-type="boolean" office:boolean-value="false" calcext:value-type="boolean">
            <text:p>FALSO</text:p>
          </table:table-cell>
          <table:table-cell table:style-name="ce327" table:content-validation-name="val2" table:formula="of:=IF(ISERROR([.P2]);FALSE();[.P2]=[.B2])" office:value-type="boolean" office:boolean-value="false" calcext:value-type="boolean">
            <text:p>FALSO</text:p>
          </table:table-cell>
          <table:table-cell table:style-name="ce329" table:content-validation-name="val2" table:formula="of:=OR([.Q2:.R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TimeUI_8</text:p>
          </table:table-cell>
          <table:table-cell table:style-name="ce309" table:formula="of:=[.H3]/[.I3]" office:value-type="float" office:value="0.0392156862745098" calcext:value-type="float">
            <text:p>0,03921568627451</text:p>
          </table:table-cell>
          <table:table-cell table:style-name="ce312" table:formula="of:=[.E3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315" office:value-type="float" office:value="0" calcext:value-type="float">
            <text:p>0</text:p>
          </table:table-cell>
          <table:table-cell table:style-name="ce318" office:value-type="float" office:value="10" calcext:value-type="float">
            <text:p>10</text:p>
          </table:table-cell>
          <table:table-cell table:style-name="ce322" table:formula="of:=VLOOKUP([.D3];[Dictionary.$M$2:.$O$30];3;0)" office:value-type="float" office:value="8" calcext:value-type="float">
            <text:p>8</text:p>
          </table:table-cell>
          <table:table-cell table:style-name="ce322" table:formula="of:=([.F3]-[.E3])*[.J3]" office:value-type="float" office:value="10" calcext:value-type="float">
            <text:p>10</text:p>
          </table:table-cell>
          <table:table-cell table:style-name="ce322" table:formula="of:=(2^[.G3])-1" office:value-type="float" office:value="255" calcext:value-type="float">
            <text:p>25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3]/([.J3]*[.I3])" office:value-type="float" office:value="0.0392156862745098" calcext:value-type="float">
            <text:p>0,03921568627451</text:p>
          </table:table-cell>
          <table:table-cell table:style-name="ce307"/>
          <table:table-cell table:style-name="ce307" office:value-type="string" calcext:value-type="string">
            <text:p>integer</text:p>
          </table:table-cell>
          <table:table-cell table:style-name="ce307" office:value-type="string" calcext:value-type="string">
            <text:p>ms</text:p>
          </table:table-cell>
          <table:table-cell table:style-name="ce325" table:content-validation-name="val2" table:formula="of:=VLOOKUP([.$A3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3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3]);FALSE();[.O3]=[.A3])" office:value-type="boolean" office:boolean-value="false" calcext:value-type="boolean">
            <text:p>FALSO</text:p>
          </table:table-cell>
          <table:table-cell table:style-name="ce328" table:content-validation-name="val2" table:formula="of:=IF(ISERROR([.P3]);FALSE();[.P3]=[.B3])" office:value-type="boolean" office:boolean-value="false" calcext:value-type="boolean">
            <text:p>FALSO</text:p>
          </table:table-cell>
          <table:table-cell table:style-name="ce329" table:content-validation-name="val2" table:formula="of:=OR([.Q3:.R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TimeUI_16</text:p>
          </table:table-cell>
          <table:table-cell table:style-name="ce309" table:formula="of:=[.H4]/[.I4]" office:value-type="float" office:value="1" calcext:value-type="float">
            <text:p>1</text:p>
          </table:table-cell>
          <table:table-cell table:style-name="ce312" table:formula="of:=[.E4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15" office:value-type="float" office:value="0" calcext:value-type="float">
            <text:p>0</text:p>
          </table:table-cell>
          <table:table-cell table:style-name="ce318" office:value-type="float" office:value="65535" calcext:value-type="float">
            <text:p>65535</text:p>
          </table:table-cell>
          <table:table-cell table:style-name="ce322" table:formula="of:=VLOOKUP([.D4];[Dictionary.$M$2:.$O$30];3;0)" office:value-type="float" office:value="16" calcext:value-type="float">
            <text:p>16</text:p>
          </table:table-cell>
          <table:table-cell table:style-name="ce322" table:formula="of:=([.F4]-[.E4])*[.J4]" office:value-type="float" office:value="65535" calcext:value-type="float">
            <text:p>65535</text:p>
          </table:table-cell>
          <table:table-cell table:style-name="ce322" table:formula="of:=(2^[.G4])-1" office:value-type="float" office:value="65535" calcext:value-type="float">
            <text:p>6553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4]/([.J4]*[.I4])" office:value-type="float" office:value="1" calcext:value-type="float">
            <text:p>1</text:p>
          </table:table-cell>
          <table:table-cell table:style-name="ce307"/>
          <table:table-cell table:style-name="ce307" office:value-type="string" calcext:value-type="string">
            <text:p>integer</text:p>
          </table:table-cell>
          <table:table-cell table:style-name="ce307" office:value-type="string" calcext:value-type="string">
            <text:p>ms</text:p>
          </table:table-cell>
          <table:table-cell table:style-name="ce325" table:content-validation-name="val2" table:formula="of:=VLOOKUP([.$A4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4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4]);FALSE();[.O4]=[.A4])" office:value-type="boolean" office:boolean-value="false" calcext:value-type="boolean">
            <text:p>FALSO</text:p>
          </table:table-cell>
          <table:table-cell table:style-name="ce328" table:content-validation-name="val2" table:formula="of:=IF(ISERROR([.P4]);FALSE();[.P4]=[.B4])" office:value-type="boolean" office:boolean-value="false" calcext:value-type="boolean">
            <text:p>FALSO</text:p>
          </table:table-cell>
          <table:table-cell table:style-name="ce329" table:content-validation-name="val2" table:formula="of:=OR([.Q4:.R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LiterUI_8</text:p>
          </table:table-cell>
          <table:table-cell table:style-name="ce309" table:formula="of:=[.H5]/[.I5]" office:value-type="float" office:value="0.235294117647059" calcext:value-type="float">
            <text:p>0,235294117647059</text:p>
          </table:table-cell>
          <table:table-cell table:style-name="ce312" table:formula="of:=[.E5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315" office:value-type="float" office:value="0" calcext:value-type="float">
            <text:p>0</text:p>
          </table:table-cell>
          <table:table-cell table:style-name="ce318" office:value-type="float" office:value="60" calcext:value-type="float">
            <text:p>60</text:p>
          </table:table-cell>
          <table:table-cell table:style-name="ce322" table:formula="of:=VLOOKUP([.D5];[Dictionary.$M$2:.$O$30];3;0)" office:value-type="float" office:value="8" calcext:value-type="float">
            <text:p>8</text:p>
          </table:table-cell>
          <table:table-cell table:style-name="ce322" table:formula="of:=([.F5]-[.E5])*[.J5]" office:value-type="float" office:value="60" calcext:value-type="float">
            <text:p>60</text:p>
          </table:table-cell>
          <table:table-cell table:style-name="ce322" table:formula="of:=(2^[.G5])-1" office:value-type="float" office:value="255" calcext:value-type="float">
            <text:p>25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5]/([.J5]*[.I5])" office:value-type="float" office:value="0.235294117647059" calcext:value-type="float">
            <text:p>0,235294117647059</text:p>
          </table:table-cell>
          <table:table-cell table:style-name="ce307"/>
          <table:table-cell table:style-name="ce307" office:value-type="string" calcext:value-type="string">
            <text:p>real</text:p>
          </table:table-cell>
          <table:table-cell table:style-name="ce307" office:value-type="string" calcext:value-type="string">
            <text:p>L</text:p>
          </table:table-cell>
          <table:table-cell table:style-name="ce325" table:content-validation-name="val2" table:formula="of:=VLOOKUP([.$A5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5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5]);FALSE();[.O5]=[.A5])" office:value-type="boolean" office:boolean-value="false" calcext:value-type="boolean">
            <text:p>FALSO</text:p>
          </table:table-cell>
          <table:table-cell table:style-name="ce328" table:content-validation-name="val2" table:formula="of:=IF(ISERROR([.P5]);FALSE();[.P5]=[.B5])" office:value-type="boolean" office:boolean-value="false" calcext:value-type="boolean">
            <text:p>FALSO</text:p>
          </table:table-cell>
          <table:table-cell table:style-name="ce329" table:content-validation-name="val2" table:formula="of:=OR([.Q5:.R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Weight</text:p>
          </table:table-cell>
          <table:table-cell table:style-name="ce309" table:formula="of:=[.H6]/[.I6]" office:value-type="float" office:value="0.00152590218966964" calcext:value-type="float">
            <text:p>0,00152590218967</text:p>
          </table:table-cell>
          <table:table-cell table:style-name="ce312" table:formula="of:=[.E6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07" office:value-type="float" office:value="0" calcext:value-type="float">
            <text:p>0</text:p>
          </table:table-cell>
          <table:table-cell table:style-name="ce318" office:value-type="float" office:value="100" calcext:value-type="float">
            <text:p>100</text:p>
          </table:table-cell>
          <table:table-cell table:style-name="ce322" table:formula="of:=VLOOKUP([.D6];[Dictionary.$M$2:.$O$30];3;0)" office:value-type="float" office:value="16" calcext:value-type="float">
            <text:p>16</text:p>
          </table:table-cell>
          <table:table-cell table:style-name="ce322" table:formula="of:=([.F6]-[.E6])*[.J6]" office:value-type="float" office:value="100" calcext:value-type="float">
            <text:p>100</text:p>
          </table:table-cell>
          <table:table-cell table:style-name="ce322" table:formula="of:=(2^[.G6])-1" office:value-type="float" office:value="65535" calcext:value-type="float">
            <text:p>6553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6]/([.J6]*[.I6])" office:value-type="float" office:value="0.00152590218966964" calcext:value-type="float">
            <text:p>0,00152590218967</text:p>
          </table:table-cell>
          <table:table-cell table:style-name="ce307"/>
          <table:table-cell table:style-name="ce307" office:value-type="string" calcext:value-type="string">
            <text:p>real</text:p>
          </table:table-cell>
          <table:table-cell table:style-name="ce307" office:value-type="string" calcext:value-type="string">
            <text:p>kg</text:p>
          </table:table-cell>
          <table:table-cell table:style-name="ce325" table:content-validation-name="val2" table:formula="of:=VLOOKUP([.$A6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6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6]);FALSE();[.O6]=[.A6])" office:value-type="boolean" office:boolean-value="false" calcext:value-type="boolean">
            <text:p>FALSO</text:p>
          </table:table-cell>
          <table:table-cell table:style-name="ce328" table:content-validation-name="val2" table:formula="of:=IF(ISERROR([.P6]);FALSE();[.P6]=[.B6])" office:value-type="boolean" office:boolean-value="false" calcext:value-type="boolean">
            <text:p>FALSO</text:p>
          </table:table-cell>
          <table:table-cell table:style-name="ce329" table:content-validation-name="val2" table:formula="of:=OR([.Q6:.R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Speed</text:p>
          </table:table-cell>
          <table:table-cell table:style-name="ce309" table:formula="of:=[.H7]/[.I7]" office:value-type="float" office:value="0.784313725490196" calcext:value-type="float">
            <text:p>0,784313725490196</text:p>
          </table:table-cell>
          <table:table-cell table:style-name="ce312" table:formula="of:=[.E7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307" office:value-type="float" office:value="0" calcext:value-type="float">
            <text:p>0</text:p>
          </table:table-cell>
          <table:table-cell table:style-name="ce318" office:value-type="float" office:value="200" calcext:value-type="float">
            <text:p>200</text:p>
          </table:table-cell>
          <table:table-cell table:style-name="ce322" table:formula="of:=VLOOKUP([.D7];[$DataTypes.B$2:.C$1048576];2;0)" office:value-type="float" office:value="8" calcext:value-type="float">
            <text:p>8</text:p>
          </table:table-cell>
          <table:table-cell table:style-name="ce322" table:formula="of:=([.F7]-[.E7])*[.J7]" office:value-type="float" office:value="200" calcext:value-type="float">
            <text:p>200</text:p>
          </table:table-cell>
          <table:table-cell table:style-name="ce322" table:formula="of:=(2^[.G7])-1" office:value-type="float" office:value="255" calcext:value-type="float">
            <text:p>25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7]/([.J7]*[.I7])" office:value-type="float" office:value="0.784313725490196" calcext:value-type="float">
            <text:p>0,784313725490196</text:p>
          </table:table-cell>
          <table:table-cell table:style-name="ce307"/>
          <table:table-cell table:style-name="ce307" office:value-type="string" calcext:value-type="string">
            <text:p>real</text:p>
          </table:table-cell>
          <table:table-cell table:style-name="ce307" office:value-type="string" calcext:value-type="string">
            <text:p>km/h</text:p>
          </table:table-cell>
          <table:table-cell table:style-name="ce325" table:content-validation-name="val2" table:formula="of:=VLOOKUP([.$A7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7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7]);FALSE();[.O7]=[.A7])" office:value-type="boolean" office:boolean-value="false" calcext:value-type="boolean">
            <text:p>FALSO</text:p>
          </table:table-cell>
          <table:table-cell table:style-name="ce328" table:content-validation-name="val2" table:formula="of:=IF(ISERROR([.P7]);FALSE();[.P7]=[.B7])" office:value-type="boolean" office:boolean-value="false" calcext:value-type="boolean">
            <text:p>FALSO</text:p>
          </table:table-cell>
          <table:table-cell table:style-name="ce329" table:content-validation-name="val2" table:formula="of:=OR([.Q7:.R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Time65</text:p>
          </table:table-cell>
          <table:table-cell table:style-name="ce309" table:formula="of:=[.H8]/[.I8]" office:value-type="float" office:value="0.000991836423285267" calcext:value-type="float">
            <text:p>0,000991836423285</text:p>
          </table:table-cell>
          <table:table-cell table:style-name="ce312" table:formula="of:=[.E8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07" office:value-type="float" office:value="0" calcext:value-type="float">
            <text:p>0</text:p>
          </table:table-cell>
          <table:table-cell table:style-name="ce318" office:value-type="float" office:value="65" calcext:value-type="float">
            <text:p>65</text:p>
          </table:table-cell>
          <table:table-cell table:style-name="ce322" table:formula="of:=VLOOKUP([.D8];[$DataTypes.B$2:.C$1048576];2;0)" office:value-type="float" office:value="16" calcext:value-type="float">
            <text:p>16</text:p>
          </table:table-cell>
          <table:table-cell table:style-name="ce322" table:formula="of:=([.F8]-[.E8])*[.J8]" office:value-type="float" office:value="65" calcext:value-type="float">
            <text:p>65</text:p>
          </table:table-cell>
          <table:table-cell table:style-name="ce322" table:formula="of:=(2^[.G8])-1" office:value-type="float" office:value="65535" calcext:value-type="float">
            <text:p>6553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8]/([.J8]*[.I8])" office:value-type="float" office:value="0.000991836423285267" calcext:value-type="float">
            <text:p>0,000991836423285</text:p>
          </table:table-cell>
          <table:table-cell table:style-name="ce307"/>
          <table:table-cell table:style-name="ce307" office:value-type="string" calcext:value-type="string">
            <text:p>integer</text:p>
          </table:table-cell>
          <table:table-cell table:style-name="ce307" office:value-type="string" calcext:value-type="string">
            <text:p>ms</text:p>
          </table:table-cell>
          <table:table-cell table:style-name="ce325" table:content-validation-name="val2" table:formula="of:=VLOOKUP([.$A8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8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8]);FALSE();[.O8]=[.A8])" office:value-type="boolean" office:boolean-value="false" calcext:value-type="boolean">
            <text:p>FALSO</text:p>
          </table:table-cell>
          <table:table-cell table:style-name="ce328" table:content-validation-name="val2" table:formula="of:=IF(ISERROR([.P8]);FALSE();[.P8]=[.B8])" office:value-type="boolean" office:boolean-value="false" calcext:value-type="boolean">
            <text:p>FALSO</text:p>
          </table:table-cell>
          <table:table-cell table:style-name="ce329" table:content-validation-name="val2" table:formula="of:=OR([.Q8:.R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Time6000</text:p>
          </table:table-cell>
          <table:table-cell table:style-name="ce309" table:formula="of:=[.H9]/[.I9]" office:value-type="float" office:value="0.0915541313801785" calcext:value-type="float">
            <text:p>0,091554131380179</text:p>
          </table:table-cell>
          <table:table-cell table:style-name="ce312" table:formula="of:=[.E9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07" office:value-type="float" office:value="0" calcext:value-type="float">
            <text:p>0</text:p>
          </table:table-cell>
          <table:table-cell table:style-name="ce318" office:value-type="float" office:value="6000" calcext:value-type="float">
            <text:p>6000</text:p>
          </table:table-cell>
          <table:table-cell table:style-name="ce322" table:formula="of:=VLOOKUP([.D9];[$DataTypes.B$2:.C$1048576];2;0)" office:value-type="float" office:value="16" calcext:value-type="float">
            <text:p>16</text:p>
          </table:table-cell>
          <table:table-cell table:style-name="ce322" table:formula="of:=([.F9]-[.E9])*[.J9]" office:value-type="float" office:value="6000" calcext:value-type="float">
            <text:p>6000</text:p>
          </table:table-cell>
          <table:table-cell table:style-name="ce322" table:formula="of:=(2^[.G9])-1" office:value-type="float" office:value="65535" calcext:value-type="float">
            <text:p>6553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9]/([.J9]*[.I9])" office:value-type="float" office:value="0.0915541313801785" calcext:value-type="float">
            <text:p>0,091554131380179</text:p>
          </table:table-cell>
          <table:table-cell table:style-name="ce307"/>
          <table:table-cell table:style-name="ce307" office:value-type="string" calcext:value-type="string">
            <text:p>integer</text:p>
          </table:table-cell>
          <table:table-cell table:style-name="ce307" office:value-type="string" calcext:value-type="string">
            <text:p>ms</text:p>
          </table:table-cell>
          <table:table-cell table:style-name="ce325" table:content-validation-name="val2" table:formula="of:=VLOOKUP([.$A9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9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9]);FALSE();[.O9]=[.A9])" office:value-type="boolean" office:boolean-value="false" calcext:value-type="boolean">
            <text:p>FALSO</text:p>
          </table:table-cell>
          <table:table-cell table:style-name="ce328" table:content-validation-name="val2" table:formula="of:=IF(ISERROR([.P9]);FALSE();[.P9]=[.B9])" office:value-type="boolean" office:boolean-value="false" calcext:value-type="boolean">
            <text:p>FALSO</text:p>
          </table:table-cell>
          <table:table-cell table:style-name="ce329" table:content-validation-name="val2" table:formula="of:=OR([.Q9:.R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unused8</text:p>
          </table:table-cell>
          <table:table-cell table:style-name="ce309" table:formula="of:=[.H10]/[.I10]" office:value-type="float" office:value="1" calcext:value-type="float">
            <text:p>1</text:p>
          </table:table-cell>
          <table:table-cell table:style-name="ce312" table:formula="of:=[.E10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307" office:value-type="float" office:value="0" calcext:value-type="float">
            <text:p>0</text:p>
          </table:table-cell>
          <table:table-cell table:style-name="ce318" office:value-type="float" office:value="255" calcext:value-type="float">
            <text:p>255</text:p>
          </table:table-cell>
          <table:table-cell table:style-name="ce322" table:formula="of:=VLOOKUP([.D10];[$DataTypes.B$2:.C$1048576];2;0)" office:value-type="float" office:value="8" calcext:value-type="float">
            <text:p>8</text:p>
          </table:table-cell>
          <table:table-cell table:style-name="ce322" table:formula="of:=([.F10]-[.E10])*[.J10]" office:value-type="float" office:value="255" calcext:value-type="float">
            <text:p>255</text:p>
          </table:table-cell>
          <table:table-cell table:style-name="ce322" table:formula="of:=(2^[.G10])-1" office:value-type="float" office:value="255" calcext:value-type="float">
            <text:p>25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10]/([.J10]*[.I10])" office:value-type="float" office:value="1" calcext:value-type="float">
            <text:p>1</text:p>
          </table:table-cell>
          <table:table-cell table:style-name="ce307"/>
          <table:table-cell table:style-name="ce307" office:value-type="string" calcext:value-type="string">
            <text:p>integer</text:p>
          </table:table-cell>
          <table:table-cell table:style-name="ce307" office:value-type="string" calcext:value-type="string">
            <text:p>-</text:p>
          </table:table-cell>
          <table:table-cell table:style-name="ce325" table:content-validation-name="val2" table:formula="of:=VLOOKUP([.$A10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10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10]);FALSE();[.O10]=[.A10])" office:value-type="boolean" office:boolean-value="false" calcext:value-type="boolean">
            <text:p>FALSO</text:p>
          </table:table-cell>
          <table:table-cell table:style-name="ce328" table:content-validation-name="val2" table:formula="of:=IF(ISERROR([.P10]);FALSE();[.P10]=[.B10])" office:value-type="boolean" office:boolean-value="false" calcext:value-type="boolean">
            <text:p>FALSO</text:p>
          </table:table-cell>
          <table:table-cell table:style-name="ce329" table:content-validation-name="val2" table:formula="of:=OR([.Q10:.R1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Boolean</text:p>
          </table:table-cell>
          <table:table-cell table:style-name="ce309" table:formula="of:=[.H11]/[.I11]" office:value-type="float" office:value="1" calcext:value-type="float">
            <text:p>1</text:p>
          </table:table-cell>
          <table:table-cell table:style-name="ce312" table:formula="of:=[.E11]" office:value-type="float" office:value="0" calcext:value-type="float">
            <text:p>0</text:p>
          </table:table-cell>
          <table:table-cell table:content-validation-name="val17" office:value-type="string" calcext:value-type="string">
            <text:p>BOOL</text:p>
          </table:table-cell>
          <table:table-cell table:style-name="ce307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322" table:formula="of:=VLOOKUP([.D11];[$DataTypes.B$2:.C$1048576];2;0)" office:value-type="float" office:value="1" calcext:value-type="float">
            <text:p>1</text:p>
          </table:table-cell>
          <table:table-cell table:style-name="ce322" table:formula="of:=([.F11]-[.E11])*[.J11]" office:value-type="float" office:value="1" calcext:value-type="float">
            <text:p>1</text:p>
          </table:table-cell>
          <table:table-cell table:style-name="ce322" table:formula="of:=(2^[.G11])-1" office:value-type="float" office:value="1" calcext:value-type="float">
            <text:p>1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11]/([.J11]*[.I11])" office:value-type="float" office:value="1" calcext:value-type="float">
            <text:p>1</text:p>
          </table:table-cell>
          <table:table-cell table:style-name="ce307"/>
          <table:table-cell table:style-name="ce307" office:value-type="string" calcext:value-type="string">
            <text:p>boolean</text:p>
          </table:table-cell>
          <table:table-cell table:style-name="ce307" office:value-type="string" calcext:value-type="string">
            <text:p>-</text:p>
          </table:table-cell>
          <table:table-cell table:style-name="ce325" table:content-validation-name="val2" table:formula="of:=VLOOKUP([.$A11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11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11]);FALSE();[.O11]=[.A11])" office:value-type="boolean" office:boolean-value="false" calcext:value-type="boolean">
            <text:p>FALSO</text:p>
          </table:table-cell>
          <table:table-cell table:style-name="ce328" table:content-validation-name="val2" table:formula="of:=IF(ISERROR([.P11]);FALSE();[.P11]=[.B11])" office:value-type="boolean" office:boolean-value="false" calcext:value-type="boolean">
            <text:p>FALSO</text:p>
          </table:table-cell>
          <table:table-cell table:style-name="ce329" table:content-validation-name="val2" table:formula="of:=OR([.Q11:.R1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Pressure</text:p>
          </table:table-cell>
          <table:table-cell table:style-name="ce309" table:formula="of:=[.H12]/[.I12]" office:value-type="float" office:value="0.000152590218966964" calcext:value-type="float">
            <text:p>0,000152590218967</text:p>
          </table:table-cell>
          <table:table-cell table:style-name="ce312" table:formula="of:=[.E12]" office:value-type="float" office:value="-1" calcext:value-type="float">
            <text:p>-1</text:p>
          </table:table-cell>
          <table:table-cell table:content-validation-name="val17" office:value-type="string" calcext:value-type="string">
            <text:p>UI_16</text:p>
          </table:table-cell>
          <table:table-cell table:style-name="ce307" office:value-type="float" office:value="-1" calcext:value-type="float">
            <text:p>-1</text:p>
          </table:table-cell>
          <table:table-cell table:style-name="ce318" office:value-type="float" office:value="9" calcext:value-type="float">
            <text:p>9</text:p>
          </table:table-cell>
          <table:table-cell table:style-name="ce322" table:formula="of:=VLOOKUP([.D12];[$DataTypes.B$2:.C$1048576];2;0)" office:value-type="float" office:value="16" calcext:value-type="float">
            <text:p>16</text:p>
          </table:table-cell>
          <table:table-cell table:style-name="ce322" table:formula="of:=([.F12]-[.E12])*[.J12]" office:value-type="float" office:value="10" calcext:value-type="float">
            <text:p>10</text:p>
          </table:table-cell>
          <table:table-cell table:style-name="ce322" table:formula="of:=(2^[.G12])-1" office:value-type="float" office:value="65535" calcext:value-type="float">
            <text:p>6553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12]/([.J12]*[.I12])" office:value-type="float" office:value="0.000152590218966964" calcext:value-type="float">
            <text:p>0,000152590218967</text:p>
          </table:table-cell>
          <table:table-cell table:style-name="ce307"/>
          <table:table-cell table:style-name="ce307" office:value-type="string" calcext:value-type="string">
            <text:p>real</text:p>
          </table:table-cell>
          <table:table-cell table:style-name="ce307" office:value-type="string" calcext:value-type="string">
            <text:p>bar</text:p>
          </table:table-cell>
          <table:table-cell table:style-name="ce325" table:content-validation-name="val2" table:formula="of:=VLOOKUP([.$A12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12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12]);FALSE();[.O12]=[.A12])" office:value-type="boolean" office:boolean-value="false" calcext:value-type="boolean">
            <text:p>FALSO</text:p>
          </table:table-cell>
          <table:table-cell table:style-name="ce328" table:content-validation-name="val2" table:formula="of:=IF(ISERROR([.P12]);FALSE();[.P12]=[.B12])" office:value-type="boolean" office:boolean-value="false" calcext:value-type="boolean">
            <text:p>FALSO</text:p>
          </table:table-cell>
          <table:table-cell table:style-name="ce329" table:content-validation-name="val2" table:formula="of:=OR([.Q12:.R1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Ampere</text:p>
          </table:table-cell>
          <table:table-cell table:style-name="ce309" table:formula="of:=[.H13]/[.I13]" office:value-type="float" office:value="0.000228885328450446" calcext:value-type="float">
            <text:p>0,00022888532845</text:p>
          </table:table-cell>
          <table:table-cell table:style-name="ce312" table:formula="of:=[.E13]" office:value-type="float" office:value="-5" calcext:value-type="float">
            <text:p>-5</text:p>
          </table:table-cell>
          <table:table-cell table:content-validation-name="val17" office:value-type="string" calcext:value-type="string">
            <text:p>UI_16</text:p>
          </table:table-cell>
          <table:table-cell table:style-name="ce307" office:value-type="float" office:value="-5" calcext:value-type="float">
            <text:p>-5</text:p>
          </table:table-cell>
          <table:table-cell table:style-name="ce318" office:value-type="float" office:value="10" calcext:value-type="float">
            <text:p>10</text:p>
          </table:table-cell>
          <table:table-cell table:style-name="ce322" table:formula="of:=VLOOKUP([.D13];[$DataTypes.B$2:.C$1048576];2;0)" office:value-type="float" office:value="16" calcext:value-type="float">
            <text:p>16</text:p>
          </table:table-cell>
          <table:table-cell table:style-name="ce322" table:formula="of:=([.F13]-[.E13])*[.J13]" office:value-type="float" office:value="15" calcext:value-type="float">
            <text:p>15</text:p>
          </table:table-cell>
          <table:table-cell table:style-name="ce322" table:formula="of:=(2^[.G13])-1" office:value-type="float" office:value="65535" calcext:value-type="float">
            <text:p>6553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13]/([.J13]*[.I13])" office:value-type="float" office:value="0.000228885328450446" calcext:value-type="float">
            <text:p>0,00022888532845</text:p>
          </table:table-cell>
          <table:table-cell table:style-name="ce307"/>
          <table:table-cell table:style-name="ce307" office:value-type="string" calcext:value-type="string">
            <text:p>real</text:p>
          </table:table-cell>
          <table:table-cell table:style-name="ce307" office:value-type="string" calcext:value-type="string">
            <text:p>A</text:p>
          </table:table-cell>
          <table:table-cell table:style-name="ce325" table:content-validation-name="val2" table:formula="of:=VLOOKUP([.$A13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13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13]);FALSE();[.O13]=[.A13])" office:value-type="boolean" office:boolean-value="false" calcext:value-type="boolean">
            <text:p>FALSO</text:p>
          </table:table-cell>
          <table:table-cell table:style-name="ce328" table:content-validation-name="val2" table:formula="of:=IF(ISERROR([.P13]);FALSE();[.P13]=[.B13])" office:value-type="boolean" office:boolean-value="false" calcext:value-type="boolean">
            <text:p>FALSO</text:p>
          </table:table-cell>
          <table:table-cell table:style-name="ce329" table:content-validation-name="val2" table:formula="of:=OR([.Q13:.R1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/>
          <table:table-cell table:style-name="ce309" table:formula="of:=[.H14]/[.I14]" office:value-type="string" office:string-value="" calcext:value-type="error">
            <text:p>#N/A</text:p>
          </table:table-cell>
          <table:table-cell table:style-name="ce312" table:formula="of:=[.E14]" office:value-type="float" office:value="0" calcext:value-type="float">
            <text:p>0</text:p>
          </table:table-cell>
          <table:table-cell table:content-validation-name="val17"/>
          <table:table-cell table:style-name="ce307"/>
          <table:table-cell table:style-name="ce318"/>
          <table:table-cell table:style-name="ce322" table:formula="of:=VLOOKUP([.D14];[$DataTypes.B$2:.C$1048576];2;0)" office:value-type="string" office:string-value="" calcext:value-type="error">
            <text:p>#N/A</text:p>
          </table:table-cell>
          <table:table-cell table:style-name="ce322" table:formula="of:=([.F14]-[.E14])*[.J14]" office:value-type="float" office:value="0" calcext:value-type="float">
            <text:p>0</text:p>
          </table:table-cell>
          <table:table-cell table:style-name="ce322" table:formula="of:=(2^[.G14])-1" office:value-type="string" office:string-value="" calcext:value-type="error">
            <text:p>#N/A</text:p>
          </table:table-cell>
          <table:table-cell table:style-name="ce307"/>
          <table:table-cell table:style-name="ce322" table:formula="of:=[.H14]/([.J14]*[.I14])" office:value-type="string" office:string-value="" calcext:value-type="error">
            <text:p>#N/A</text:p>
          </table:table-cell>
          <table:table-cell table:style-name="ce307" table:number-columns-repeated="3"/>
          <table:table-cell table:style-name="ce325" table:content-validation-name="val2" table:formula="of:=VLOOKUP([.$A14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14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14]);FALSE();[.O14]=[.A14])" office:value-type="boolean" office:boolean-value="false" calcext:value-type="boolean">
            <text:p>FALSO</text:p>
          </table:table-cell>
          <table:table-cell table:style-name="ce328" table:content-validation-name="val2" table:formula="of:=IF(ISERROR([.P14]);FALSE();[.P14]=[.B14])" office:value-type="boolean" office:boolean-value="false" calcext:value-type="boolean">
            <text:p>FALSO</text:p>
          </table:table-cell>
          <table:table-cell table:style-name="ce329" table:content-validation-name="val2" table:formula="of:=OR([.Q14:.R1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Voltage100</text:p>
          </table:table-cell>
          <table:table-cell table:style-name="ce309" table:formula="of:=[.H15]/[.I15]" office:value-type="float" office:value="0.00305180437933928" calcext:value-type="float">
            <text:p>0,003051804379339</text:p>
          </table:table-cell>
          <table:table-cell table:style-name="ce312" table:formula="of:=[.E15]" office:value-type="float" office:value="-100" calcext:value-type="float">
            <text:p>-100</text:p>
          </table:table-cell>
          <table:table-cell table:content-validation-name="val17" office:value-type="string" calcext:value-type="string">
            <text:p>UI_16</text:p>
          </table:table-cell>
          <table:table-cell table:style-name="ce307" office:value-type="float" office:value="-100" calcext:value-type="float">
            <text:p>-100</text:p>
          </table:table-cell>
          <table:table-cell table:style-name="ce318" office:value-type="float" office:value="100" calcext:value-type="float">
            <text:p>100</text:p>
          </table:table-cell>
          <table:table-cell table:style-name="ce322" table:formula="of:=VLOOKUP([.D15];[$DataTypes.B$2:.C$1048576];2;0)" office:value-type="float" office:value="16" calcext:value-type="float">
            <text:p>16</text:p>
          </table:table-cell>
          <table:table-cell table:style-name="ce322" table:formula="of:=([.F15]-[.E15])*[.J15]" office:value-type="float" office:value="200" calcext:value-type="float">
            <text:p>200</text:p>
          </table:table-cell>
          <table:table-cell table:style-name="ce322" table:formula="of:=(2^[.G15])-1" office:value-type="float" office:value="65535" calcext:value-type="float">
            <text:p>6553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15]/([.J15]*[.I15])" office:value-type="float" office:value="0.00305180437933928" calcext:value-type="float">
            <text:p>0,003051804379339</text:p>
          </table:table-cell>
          <table:table-cell table:style-name="ce307"/>
          <table:table-cell table:style-name="ce307" office:value-type="string" calcext:value-type="string">
            <text:p>real</text:p>
          </table:table-cell>
          <table:table-cell table:style-name="ce307" office:value-type="string" calcext:value-type="string">
            <text:p>V</text:p>
          </table:table-cell>
          <table:table-cell table:style-name="ce325" table:content-validation-name="val2" table:formula="of:=VLOOKUP([.$A15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15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15]);FALSE();[.O15]=[.A15])" office:value-type="boolean" office:boolean-value="false" calcext:value-type="boolean">
            <text:p>FALSO</text:p>
          </table:table-cell>
          <table:table-cell table:style-name="ce328" table:content-validation-name="val2" table:formula="of:=IF(ISERROR([.P15]);FALSE();[.P15]=[.B15])" office:value-type="boolean" office:boolean-value="false" calcext:value-type="boolean">
            <text:p>FALSO</text:p>
          </table:table-cell>
          <table:table-cell table:style-name="ce329" table:content-validation-name="val2" table:formula="of:=OR([.Q15:.R1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Constants10000</text:p>
          </table:table-cell>
          <table:table-cell table:style-name="ce309" table:formula="of:=[.H16]/[.I16]" office:value-type="float" office:value="0.152590218966964" calcext:value-type="float">
            <text:p>0,152590218966964</text:p>
          </table:table-cell>
          <table:table-cell table:style-name="ce312" table:formula="of:=[.E16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07" office:value-type="float" office:value="0" calcext:value-type="float">
            <text:p>0</text:p>
          </table:table-cell>
          <table:table-cell table:style-name="ce318" office:value-type="float" office:value="10000" calcext:value-type="float">
            <text:p>10000</text:p>
          </table:table-cell>
          <table:table-cell table:style-name="ce322" table:formula="of:=VLOOKUP([.D16];[$DataTypes.B$2:.C$1048576];2;0)" office:value-type="float" office:value="16" calcext:value-type="float">
            <text:p>16</text:p>
          </table:table-cell>
          <table:table-cell table:style-name="ce322" table:formula="of:=([.F16]-[.E16])*[.J16]" office:value-type="float" office:value="10000" calcext:value-type="float">
            <text:p>10000</text:p>
          </table:table-cell>
          <table:table-cell table:style-name="ce322" table:formula="of:=(2^[.G16])-1" office:value-type="float" office:value="65535" calcext:value-type="float">
            <text:p>6553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16]/([.J16]*[.I16])" office:value-type="float" office:value="0.152590218966964" calcext:value-type="float">
            <text:p>0,152590218966964</text:p>
          </table:table-cell>
          <table:table-cell table:style-name="ce307"/>
          <table:table-cell table:style-name="ce307" office:value-type="string" calcext:value-type="string">
            <text:p>integer</text:p>
          </table:table-cell>
          <table:table-cell table:style-name="ce307" office:value-type="string" calcext:value-type="string">
            <text:p>-</text:p>
          </table:table-cell>
          <table:table-cell table:style-name="ce325" table:content-validation-name="val2" table:formula="of:=VLOOKUP([.$A16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16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16]);FALSE();[.O16]=[.A16])" office:value-type="boolean" office:boolean-value="false" calcext:value-type="boolean">
            <text:p>FALSO</text:p>
          </table:table-cell>
          <table:table-cell table:style-name="ce328" table:content-validation-name="val2" table:formula="of:=IF(ISERROR([.P16]);FALSE();[.P16]=[.B16])" office:value-type="boolean" office:boolean-value="false" calcext:value-type="boolean">
            <text:p>FALSO</text:p>
          </table:table-cell>
          <table:table-cell table:style-name="ce329" table:content-validation-name="val2" table:formula="of:=OR([.Q16:.R1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Voltage20</text:p>
          </table:table-cell>
          <table:table-cell table:style-name="ce309" table:formula="of:=[.H17]/[.I17]" office:value-type="float" office:value="0.00488400488400488" calcext:value-type="float">
            <text:p>0,004884004884005</text:p>
          </table:table-cell>
          <table:table-cell table:style-name="ce312" table:formula="of:=[.E17]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307" office:value-type="float" office:value="0" calcext:value-type="float">
            <text:p>0</text:p>
          </table:table-cell>
          <table:table-cell table:style-name="ce318" office:value-type="float" office:value="20" calcext:value-type="float">
            <text:p>20</text:p>
          </table:table-cell>
          <table:table-cell table:style-name="ce322" table:formula="of:=VLOOKUP([.D17];[$DataTypes.B$2:.C$1048576];2;0)" office:value-type="float" office:value="12" calcext:value-type="float">
            <text:p>12</text:p>
          </table:table-cell>
          <table:table-cell table:style-name="ce322" table:formula="of:=([.F17]-[.E17])*[.J17]" office:value-type="float" office:value="20" calcext:value-type="float">
            <text:p>20</text:p>
          </table:table-cell>
          <table:table-cell table:style-name="ce322" table:formula="of:=(2^[.G17])-1" office:value-type="float" office:value="4095" calcext:value-type="float">
            <text:p>409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17]/([.J17]*[.I17])" office:value-type="float" office:value="0.00488400488400488" calcext:value-type="float">
            <text:p>0,004884004884005</text:p>
          </table:table-cell>
          <table:table-cell table:style-name="ce307"/>
          <table:table-cell table:style-name="ce307" office:value-type="string" calcext:value-type="string">
            <text:p>real</text:p>
          </table:table-cell>
          <table:table-cell table:style-name="ce307" office:value-type="string" calcext:value-type="string">
            <text:p>V</text:p>
          </table:table-cell>
          <table:table-cell table:style-name="ce325" table:content-validation-name="val2" table:formula="of:=VLOOKUP([.$A17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17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17]);FALSE();[.O17]=[.A17])" office:value-type="boolean" office:boolean-value="false" calcext:value-type="boolean">
            <text:p>FALSO</text:p>
          </table:table-cell>
          <table:table-cell table:style-name="ce328" table:content-validation-name="val2" table:formula="of:=IF(ISERROR([.P17]);FALSE();[.P17]=[.B17])" office:value-type="boolean" office:boolean-value="false" calcext:value-type="boolean">
            <text:p>FALSO</text:p>
          </table:table-cell>
          <table:table-cell table:style-name="ce329" table:content-validation-name="val2" table:formula="of:=OR([.Q17:.R1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Pwm</text:p>
          </table:table-cell>
          <table:table-cell table:style-name="ce309" table:formula="of:=[.H18]/[.I18]" office:value-type="float" office:value="0.00305185094759972" calcext:value-type="float">
            <text:p>0,0030518509476</text:p>
          </table:table-cell>
          <table:table-cell table:style-name="ce312" table:formula="of:=[.E18]" office:value-type="float" office:value="0" calcext:value-type="float">
            <text:p>0</text:p>
          </table:table-cell>
          <table:table-cell table:content-validation-name="val17" office:value-type="string" calcext:value-type="string">
            <text:p>PWM</text:p>
          </table:table-cell>
          <table:table-cell table:style-name="ce307" office:value-type="float" office:value="0" calcext:value-type="float">
            <text:p>0</text:p>
          </table:table-cell>
          <table:table-cell table:style-name="ce318" office:value-type="float" office:value="100" calcext:value-type="float">
            <text:p>100</text:p>
          </table:table-cell>
          <table:table-cell table:style-name="ce322" table:formula="of:=VLOOKUP([.D18];[$DataTypes.B$2:.C$1048576];2;0)" office:value-type="float" office:value="15" calcext:value-type="float">
            <text:p>15</text:p>
          </table:table-cell>
          <table:table-cell table:style-name="ce322" table:formula="of:=([.F18]-[.E18])*[.J18]" office:value-type="float" office:value="100" calcext:value-type="float">
            <text:p>100</text:p>
          </table:table-cell>
          <table:table-cell table:style-name="ce322" table:formula="of:=(2^[.G18])-1" office:value-type="float" office:value="32767" calcext:value-type="float">
            <text:p>32767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18]/([.J18]*[.I18])" office:value-type="float" office:value="0.00305185094759972" calcext:value-type="float">
            <text:p>0,0030518509476</text:p>
          </table:table-cell>
          <table:table-cell table:style-name="ce307"/>
          <table:table-cell table:style-name="ce307" office:value-type="string" calcext:value-type="string">
            <text:p>real</text:p>
          </table:table-cell>
          <table:table-cell table:style-name="ce307" office:value-type="string" calcext:value-type="string">
            <text:p>%</text:p>
          </table:table-cell>
          <table:table-cell table:style-name="ce325" table:content-validation-name="val2" table:formula="of:=VLOOKUP([.$A18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18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18]);FALSE();[.O18]=[.A18])" office:value-type="boolean" office:boolean-value="false" calcext:value-type="boolean">
            <text:p>FALSO</text:p>
          </table:table-cell>
          <table:table-cell table:style-name="ce328" table:content-validation-name="val2" table:formula="of:=IF(ISERROR([.P18]);FALSE();[.P18]=[.B18])" office:value-type="boolean" office:boolean-value="false" calcext:value-type="boolean">
            <text:p>FALSO</text:p>
          </table:table-cell>
          <table:table-cell table:style-name="ce329" table:content-validation-name="val2" table:formula="of:=OR([.Q18:.R1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DiscreteValue8</text:p>
          </table:table-cell>
          <table:table-cell table:style-name="ce310" office:value-type="float" office:value="1" calcext:value-type="float">
            <text:p>1</text:p>
          </table:table-cell>
          <table:table-cell table:style-name="ce311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312" office:value-type="float" office:value="0" calcext:value-type="float">
            <text:p>0</text:p>
          </table:table-cell>
          <table:table-cell table:style-name="ce319" table:formula="of:=[.I19]" office:value-type="float" office:value="255" calcext:value-type="float">
            <text:p>255</text:p>
          </table:table-cell>
          <table:table-cell table:style-name="ce322" table:formula="of:=VLOOKUP([.D19];[$DataTypes.B$2:.C$1048576];2;0)" office:value-type="float" office:value="8" calcext:value-type="float">
            <text:p>8</text:p>
          </table:table-cell>
          <table:table-cell table:style-name="ce322" table:formula="of:=([.F19]-[.E19])*[.J19]" office:value-type="float" office:value="255" calcext:value-type="float">
            <text:p>255</text:p>
          </table:table-cell>
          <table:table-cell table:style-name="ce322" table:formula="of:=(2^[.G19])-1" office:value-type="float" office:value="255" calcext:value-type="float">
            <text:p>25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19]/([.J19]*[.I19])" office:value-type="float" office:value="1" calcext:value-type="float">
            <text:p>1</text:p>
          </table:table-cell>
          <table:table-cell table:style-name="ce306" office:value-type="string" calcext:value-type="string">
            <text:p>discrete conversion</text:p>
          </table:table-cell>
          <table:table-cell table:style-name="ce307" office:value-type="string" calcext:value-type="string">
            <text:p>integer</text:p>
          </table:table-cell>
          <table:table-cell table:style-name="ce307" office:value-type="string" calcext:value-type="string">
            <text:p>-</text:p>
          </table:table-cell>
          <table:table-cell table:style-name="ce325" table:content-validation-name="val2" table:formula="of:=VLOOKUP([.$A19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19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19]);FALSE();[.O19]=[.A19])" office:value-type="boolean" office:boolean-value="false" calcext:value-type="boolean">
            <text:p>FALSO</text:p>
          </table:table-cell>
          <table:table-cell table:style-name="ce328" table:content-validation-name="val2" table:formula="of:=IF(ISERROR([.P19]);FALSE();[.P19]=[.B19])" office:value-type="boolean" office:boolean-value="false" calcext:value-type="boolean">
            <text:p>FALSO</text:p>
          </table:table-cell>
          <table:table-cell table:style-name="ce329" table:content-validation-name="val2" table:formula="of:=OR([.Q19:.R1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/>
          <table:table-cell table:style-name="ce309" table:formula="of:=[.H20]/[.I20]" office:value-type="string" office:string-value="" calcext:value-type="error">
            <text:p>#N/A</text:p>
          </table:table-cell>
          <table:table-cell table:style-name="ce312" table:formula="of:=[.E20]" office:value-type="float" office:value="0" calcext:value-type="float">
            <text:p>0</text:p>
          </table:table-cell>
          <table:table-cell table:content-validation-name="val17"/>
          <table:table-cell table:style-name="ce307"/>
          <table:table-cell table:style-name="ce318"/>
          <table:table-cell table:style-name="ce322" table:formula="of:=VLOOKUP([.D20];[$DataTypes.B$2:.C$1048576];2;0)" office:value-type="string" office:string-value="" calcext:value-type="error">
            <text:p>#N/A</text:p>
          </table:table-cell>
          <table:table-cell table:style-name="ce322" table:formula="of:=([.F20]-[.E20])*[.J20]" office:value-type="float" office:value="0" calcext:value-type="float">
            <text:p>0</text:p>
          </table:table-cell>
          <table:table-cell table:style-name="ce322" table:formula="of:=(2^[.G20])-1" office:value-type="string" office:string-value="" calcext:value-type="error">
            <text:p>#N/A</text:p>
          </table:table-cell>
          <table:table-cell table:style-name="ce307"/>
          <table:table-cell table:style-name="ce322" table:formula="of:=[.H20]/([.J20]*[.I20])" office:value-type="string" office:string-value="" calcext:value-type="error">
            <text:p>#N/A</text:p>
          </table:table-cell>
          <table:table-cell table:style-name="ce307" table:number-columns-repeated="3"/>
          <table:table-cell table:style-name="ce325" table:content-validation-name="val2" table:formula="of:=VLOOKUP([.$A20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20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20]);FALSE();[.O20]=[.A20])" office:value-type="boolean" office:boolean-value="false" calcext:value-type="boolean">
            <text:p>FALSO</text:p>
          </table:table-cell>
          <table:table-cell table:style-name="ce328" table:content-validation-name="val2" table:formula="of:=IF(ISERROR([.P20]);FALSE();[.P20]=[.B20])" office:value-type="boolean" office:boolean-value="false" calcext:value-type="boolean">
            <text:p>FALSO</text:p>
          </table:table-cell>
          <table:table-cell table:style-name="ce329" table:content-validation-name="val2" table:formula="of:=OR([.Q20:.R2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Ampere_2</text:p>
          </table:table-cell>
          <table:table-cell table:style-name="ce309" table:formula="of:=[.H21]/[.I21]" office:value-type="float" office:value="0.000305180437933928" calcext:value-type="float">
            <text:p>0,000305180437934</text:p>
          </table:table-cell>
          <table:table-cell table:style-name="ce312" table:formula="of:=[.E21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07" office:value-type="float" office:value="0" calcext:value-type="float">
            <text:p>0</text:p>
          </table:table-cell>
          <table:table-cell table:style-name="ce318" office:value-type="float" office:value="20" calcext:value-type="float">
            <text:p>20</text:p>
          </table:table-cell>
          <table:table-cell table:style-name="ce322" table:formula="of:=VLOOKUP([.D21];[$DataTypes.B$2:.C$1048576];2;0)" office:value-type="float" office:value="16" calcext:value-type="float">
            <text:p>16</text:p>
          </table:table-cell>
          <table:table-cell table:style-name="ce322" table:formula="of:=([.F21]-[.E21])*[.J21]" office:value-type="float" office:value="20" calcext:value-type="float">
            <text:p>20</text:p>
          </table:table-cell>
          <table:table-cell table:style-name="ce322" table:formula="of:=(2^[.G21])-1" office:value-type="float" office:value="65535" calcext:value-type="float">
            <text:p>6553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21]/([.J21]*[.I21])" office:value-type="float" office:value="0.000305180437933928" calcext:value-type="float">
            <text:p>0,000305180437934</text:p>
          </table:table-cell>
          <table:table-cell table:style-name="ce307"/>
          <table:table-cell table:style-name="ce307" office:value-type="string" calcext:value-type="string">
            <text:p>real</text:p>
          </table:table-cell>
          <table:table-cell table:style-name="ce307" office:value-type="string" calcext:value-type="string">
            <text:p>A</text:p>
          </table:table-cell>
          <table:table-cell table:style-name="ce325" table:content-validation-name="val2" table:formula="of:=VLOOKUP([.$A21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21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21]);FALSE();[.O21]=[.A21])" office:value-type="boolean" office:boolean-value="false" calcext:value-type="boolean">
            <text:p>FALSO</text:p>
          </table:table-cell>
          <table:table-cell table:style-name="ce328" table:content-validation-name="val2" table:formula="of:=IF(ISERROR([.P21]);FALSE();[.P21]=[.B21])" office:value-type="boolean" office:boolean-value="false" calcext:value-type="boolean">
            <text:p>FALSO</text:p>
          </table:table-cell>
          <table:table-cell table:style-name="ce329" table:content-validation-name="val2" table:formula="of:=OR([.Q21:.R2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Mili2Seconds</text:p>
          </table:table-cell>
          <table:table-cell table:style-name="ce309" table:formula="of:=[.H22]/[.I22]" office:value-type="float" office:value="1" calcext:value-type="float">
            <text:p>1</text:p>
          </table:table-cell>
          <table:table-cell table:style-name="ce312" table:formula="of:=[.E22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07" office:value-type="float" office:value="0" calcext:value-type="float">
            <text:p>0</text:p>
          </table:table-cell>
          <table:table-cell table:style-name="ce320" office:value-type="float" office:value="65.535" calcext:value-type="float">
            <text:p>65,535</text:p>
          </table:table-cell>
          <table:table-cell table:style-name="ce322" table:formula="of:=VLOOKUP([.D22];[$DataTypes.B$2:.C$1048576];2;0)" office:value-type="float" office:value="16" calcext:value-type="float">
            <text:p>16</text:p>
          </table:table-cell>
          <table:table-cell table:style-name="ce322" table:formula="of:=([.F22]-[.E22])*[.J22]" office:value-type="float" office:value="65535" calcext:value-type="float">
            <text:p>65535</text:p>
          </table:table-cell>
          <table:table-cell table:style-name="ce322" table:formula="of:=(2^[.G22])-1" office:value-type="float" office:value="65535" calcext:value-type="float">
            <text:p>65535</text:p>
          </table:table-cell>
          <table:table-cell table:style-name="ce307" office:value-type="float" office:value="1000" calcext:value-type="float">
            <text:p>1000</text:p>
          </table:table-cell>
          <table:table-cell table:style-name="ce322" table:formula="of:=[.H22]/([.J22]*[.I22])" office:value-type="float" office:value="0.001" calcext:value-type="float">
            <text:p>0,001</text:p>
          </table:table-cell>
          <table:table-cell table:style-name="ce307"/>
          <table:table-cell table:style-name="ce307" office:value-type="string" calcext:value-type="string">
            <text:p>integer</text:p>
          </table:table-cell>
          <table:table-cell table:style-name="ce307" office:value-type="string" calcext:value-type="string">
            <text:p>ms</text:p>
          </table:table-cell>
          <table:table-cell table:style-name="ce325" table:content-validation-name="val2" table:formula="of:=VLOOKUP([.$A22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22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22]);FALSE();[.O22]=[.A22])" office:value-type="boolean" office:boolean-value="false" calcext:value-type="boolean">
            <text:p>FALSO</text:p>
          </table:table-cell>
          <table:table-cell table:style-name="ce328" table:content-validation-name="val2" table:formula="of:=IF(ISERROR([.P22]);FALSE();[.P22]=[.B22])" office:value-type="boolean" office:boolean-value="false" calcext:value-type="boolean">
            <text:p>FALSO</text:p>
          </table:table-cell>
          <table:table-cell table:style-name="ce329" table:content-validation-name="val2" table:formula="of:=OR([.Q22:.R2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ADCPressure</text:p>
          </table:table-cell>
          <table:table-cell table:style-name="ce310" office:value-type="float" office:value="0.012841796875" calcext:value-type="float">
            <text:p>0,012841796875</text:p>
          </table:table-cell>
          <table:table-cell table:style-name="ce311" office:value-type="float" office:value="-1.6875" calcext:value-type="float">
            <text:p>-1,6875</text:p>
          </table:table-cell>
          <table:table-cell table:content-validation-name="val17" office:value-type="string" calcext:value-type="string">
            <text:p>ADC</text:p>
          </table:table-cell>
          <table:table-cell table:style-name="ce312" table:formula="of:=(0*[.$B23])+[.$C23]" office:value-type="float" office:value="-1.6875" calcext:value-type="float">
            <text:p>-1,6875</text:p>
          </table:table-cell>
          <table:table-cell table:style-name="ce312" table:formula="of:=([.I23]*[.$B23])+[.$C23]" office:value-type="float" office:value="50.899658203125" calcext:value-type="float">
            <text:p>50,899658203125</text:p>
          </table:table-cell>
          <table:table-cell table:style-name="ce322" table:formula="of:=VLOOKUP([.D23];[$DataTypes.B$2:.C$1048576];2;0)" office:value-type="float" office:value="12" calcext:value-type="float">
            <text:p>12</text:p>
          </table:table-cell>
          <table:table-cell table:style-name="ce322" table:formula="of:=([.F23]-[.E23])*[.J23]" office:value-type="float" office:value="52.587158203125" calcext:value-type="float">
            <text:p>52,587158203125</text:p>
          </table:table-cell>
          <table:table-cell table:style-name="ce322" table:formula="of:=(2^[.G23])-1" office:value-type="float" office:value="4095" calcext:value-type="float">
            <text:p>4095</text:p>
          </table:table-cell>
          <table:table-cell table:style-name="ce307" office:value-type="float" office:value="1" calcext:value-type="float">
            <text:p>1</text:p>
          </table:table-cell>
          <table:table-cell table:style-name="ce322" table:formula="of:=[.H23]/([.J23]*[.I23])" office:value-type="float" office:value="0.012841796875" calcext:value-type="float">
            <text:p>0,012841796875</text:p>
          </table:table-cell>
          <table:table-cell table:style-name="ce306" office:value-type="string" calcext:value-type="string">
            <text:p>ADC conversion</text:p>
          </table:table-cell>
          <table:table-cell table:style-name="ce307" office:value-type="string" calcext:value-type="string">
            <text:p>real</text:p>
          </table:table-cell>
          <table:table-cell table:style-name="ce307" office:value-type="string" calcext:value-type="string">
            <text:p>bar</text:p>
          </table:table-cell>
          <table:table-cell table:style-name="ce325" table:content-validation-name="val2" table:formula="of:=VLOOKUP([.$A23];[MMC.$L$7:.$L$106];1;0)" office:value-type="string" office:string-value="" calcext:value-type="error">
            <text:p>#N/A</text:p>
          </table:table-cell>
          <table:table-cell table:style-name="ce325" table:content-validation-name="val2" table:formula="of:=VLOOKUP([.$A23];[Blocks.$L$7:.$L$106];1;0)" office:value-type="string" office:string-value="" calcext:value-type="error">
            <text:p>#N/A</text:p>
          </table:table-cell>
          <table:table-cell table:style-name="ce328" table:content-validation-name="val2" table:formula="of:=IF(ISERROR([.O23]);FALSE();[.O23]=[.A23])" office:value-type="boolean" office:boolean-value="false" calcext:value-type="boolean">
            <text:p>FALSO</text:p>
          </table:table-cell>
          <table:table-cell table:style-name="ce328" table:content-validation-name="val2" table:formula="of:=IF(ISERROR([.P23]);FALSE();[.P23]=[.B23])" office:value-type="boolean" office:boolean-value="false" calcext:value-type="boolean">
            <text:p>FALSO</text:p>
          </table:table-cell>
          <table:table-cell table:style-name="ce329" table:content-validation-name="val2" table:formula="of:=OR([.Q23:.R2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ADCVoltage</text:p>
          </table:table-cell>
          <table:table-cell table:style-name="ce310" table:formula="of:=#REF!" office:value-type="string" office:string-value="" calcext:value-type="error">
            <office:annotation office:display="true" draw:style-name="gr7" draw:text-style-name="P4" svg:width="28.99mm" svg:height="17.81mm" svg:x="59.11mm" svg:y="88.85mm" draw:caption-point-x="-6.1mm" draw:caption-point-y="15.1mm">
              <dc:date>2014-11-12T00:00:00</dc:date>
              <text:p text:style-name="P11"><text:span text:style-name="T3">Arreglar cuando dispongamos de funciones de transferencia.</text:span></text:p>
            </office:annotation>
            <text:p>#REF!</text:p>
          </table:table-cell>
          <table:table-cell table:style-name="ce311" table:formula="of:=#REF!" office:value-type="string" office:string-value="" calcext:value-type="error">
            <text:p>#REF!</text:p>
          </table:table-cell>
          <table:table-cell table:content-validation-name="val17" office:value-type="string" calcext:value-type="string">
            <text:p>ADC</text:p>
          </table:table-cell>
          <table:table-cell table:style-name="ce316" table:formula="of:=(0*[.$B24])+[.$C24]" office:value-type="string" office:string-value="" calcext:value-type="error">
            <text:p>#REF!</text:p>
          </table:table-cell>
          <table:table-cell table:style-name="ce316" table:formula="of:=([.I24]*[.$B24])+[.$C24]" office:value-type="string" office:string-value="" calcext:value-type="error">
            <text:p>#REF!</text:p>
          </table:table-cell>
          <table:table-cell table:style-name="ce323" table:formula="of:=VLOOKUP([.D24];[$DataTypes.B$2:.C$1048576];2;0)" office:value-type="float" office:value="12" calcext:value-type="float">
            <text:p>12</text:p>
          </table:table-cell>
          <table:table-cell table:style-name="ce323" table:formula="of:=([.F24]-[.E24])*[.J24]" office:value-type="string" office:string-value="" calcext:value-type="error">
            <text:p>#REF!</text:p>
          </table:table-cell>
          <table:table-cell table:style-name="ce323" table:formula="of:=(2^[.G24])-1" office:value-type="float" office:value="4095" calcext:value-type="float">
            <text:p>4095</text:p>
          </table:table-cell>
          <table:table-cell table:style-name="ce317" office:value-type="float" office:value="1" calcext:value-type="float">
            <text:p>1</text:p>
          </table:table-cell>
          <table:table-cell table:style-name="ce323" table:formula="of:=[.H24]/([.J24]*[.I24])" office:value-type="string" office:string-value="" calcext:value-type="error">
            <text:p>#REF!</text:p>
          </table:table-cell>
          <table:table-cell table:style-name="ce324" office:value-type="string" calcext:value-type="string">
            <text:p>ADC conversion</text:p>
          </table:table-cell>
          <table:table-cell table:style-name="ce317" office:value-type="string" calcext:value-type="string">
            <text:p>real</text:p>
          </table:table-cell>
          <table:table-cell table:style-name="ce317" office:value-type="string" calcext:value-type="string">
            <text:p>V</text:p>
          </table:table-cell>
          <table:table-cell table:style-name="ce326" table:content-validation-name="val2" table:formula="of:=VLOOKUP([.$A24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24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24]);FALSE();[.O24]=[.A24])" office:value-type="boolean" office:boolean-value="false" calcext:value-type="boolean">
            <text:p>FALSO</text:p>
          </table:table-cell>
          <table:table-cell table:style-name="ce327" table:content-validation-name="val2" table:formula="of:=IF(ISERROR([.P24]);FALSE();[.P24]=[.B24])" office:value-type="boolean" office:boolean-value="false" calcext:value-type="boolean">
            <text:p>FALSO</text:p>
          </table:table-cell>
          <table:table-cell table:style-name="ce329" table:content-validation-name="val2" table:formula="of:=OR([.Q24:.R2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/>
          <table:table-cell table:style-name="ce310"/>
          <table:table-cell table:style-name="ce311"/>
          <table:table-cell table:content-validation-name="val17"/>
          <table:table-cell table:style-name="ce316" table:formula="of:=(0*[.$B25])+[.$C25]" office:value-type="float" office:value="0" calcext:value-type="float">
            <text:p>0</text:p>
          </table:table-cell>
          <table:table-cell table:style-name="ce316" table:formula="of:=([.I25]*[.$B25])+[.$C25]" office:value-type="string" office:string-value="" calcext:value-type="error">
            <text:p>#N/A</text:p>
          </table:table-cell>
          <table:table-cell table:style-name="ce323" table:formula="of:=VLOOKUP([.D25];[$DataTypes.B$2:.C$1048576];2;0)" office:value-type="string" office:string-value="" calcext:value-type="error">
            <text:p>#N/A</text:p>
          </table:table-cell>
          <table:table-cell table:style-name="ce323" table:formula="of:=([.F25]-[.E25])*[.J25]" office:value-type="string" office:string-value="" calcext:value-type="error">
            <text:p>#N/A</text:p>
          </table:table-cell>
          <table:table-cell table:style-name="ce323" table:formula="of:=(2^[.G25])-1" office:value-type="string" office:string-value="" calcext:value-type="error">
            <text:p>#N/A</text:p>
          </table:table-cell>
          <table:table-cell table:style-name="ce317"/>
          <table:table-cell table:style-name="ce323" table:formula="of:=[.H25]/([.J25]*[.I25])" office:value-type="string" office:string-value="" calcext:value-type="error">
            <text:p>#N/A</text:p>
          </table:table-cell>
          <table:table-cell table:style-name="ce324"/>
          <table:table-cell table:style-name="ce317" table:number-columns-repeated="2"/>
          <table:table-cell table:style-name="ce326" table:content-validation-name="val2" table:formula="of:=VLOOKUP([.$A25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25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25]);FALSE();[.O25]=[.A25])" office:value-type="boolean" office:boolean-value="false" calcext:value-type="boolean">
            <text:p>FALSO</text:p>
          </table:table-cell>
          <table:table-cell table:style-name="ce327" table:content-validation-name="val2" table:formula="of:=IF(ISERROR([.P25]);FALSE();[.P25]=[.B25])" office:value-type="boolean" office:boolean-value="false" calcext:value-type="boolean">
            <text:p>FALSO</text:p>
          </table:table-cell>
          <table:table-cell table:style-name="ce329" table:content-validation-name="val2" table:formula="of:=OR([.Q25:.R2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/>
          <table:table-cell table:style-name="ce310"/>
          <table:table-cell table:style-name="ce311"/>
          <table:table-cell table:content-validation-name="val17"/>
          <table:table-cell table:style-name="ce316" table:formula="of:=(0*[.$B26])+[.$C26]" office:value-type="float" office:value="0" calcext:value-type="float">
            <text:p>0</text:p>
          </table:table-cell>
          <table:table-cell table:style-name="ce316" table:formula="of:=([.I26]*[.$B26])+[.$C26]" office:value-type="string" office:string-value="" calcext:value-type="error">
            <text:p>#N/A</text:p>
          </table:table-cell>
          <table:table-cell table:style-name="ce323" table:formula="of:=VLOOKUP([.D26];[$DataTypes.B$2:.C$1048576];2;0)" office:value-type="string" office:string-value="" calcext:value-type="error">
            <text:p>#N/A</text:p>
          </table:table-cell>
          <table:table-cell table:style-name="ce323" table:formula="of:=([.F26]-[.E26])*[.J26]" office:value-type="string" office:string-value="" calcext:value-type="error">
            <text:p>#N/A</text:p>
          </table:table-cell>
          <table:table-cell table:style-name="ce323" table:formula="of:=(2^[.G26])-1" office:value-type="string" office:string-value="" calcext:value-type="error">
            <text:p>#N/A</text:p>
          </table:table-cell>
          <table:table-cell table:style-name="ce317"/>
          <table:table-cell table:style-name="ce323" table:formula="of:=[.H26]/([.J26]*[.I26])" office:value-type="string" office:string-value="" calcext:value-type="error">
            <text:p>#N/A</text:p>
          </table:table-cell>
          <table:table-cell table:style-name="ce324"/>
          <table:table-cell table:style-name="ce317" table:number-columns-repeated="2"/>
          <table:table-cell table:style-name="ce326" table:content-validation-name="val2" table:formula="of:=VLOOKUP([.$A26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26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26]);FALSE();[.O26]=[.A26])" office:value-type="boolean" office:boolean-value="false" calcext:value-type="boolean">
            <text:p>FALSO</text:p>
          </table:table-cell>
          <table:table-cell table:style-name="ce327" table:content-validation-name="val2" table:formula="of:=IF(ISERROR([.P26]);FALSE();[.P26]=[.B26])" office:value-type="boolean" office:boolean-value="false" calcext:value-type="boolean">
            <text:p>FALSO</text:p>
          </table:table-cell>
          <table:table-cell table:style-name="ce329" table:content-validation-name="val2" table:formula="of:=OR([.Q26:.R2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ADCLVMeas</text:p>
          </table:table-cell>
          <table:table-cell table:style-name="ce311" office:value-type="float" office:value="0.005371094" calcext:value-type="float">
            <text:p>0,005371094</text:p>
          </table:table-cell>
          <table:table-cell table:style-name="ce311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316" table:formula="of:=(0*[.$B27])+[.$C27]" office:value-type="float" office:value="0" calcext:value-type="float">
            <text:p>0</text:p>
          </table:table-cell>
          <table:table-cell table:style-name="ce316" table:formula="of:=([.I27]*[.$B27])+[.$C27]" office:value-type="float" office:value="21.99462993" calcext:value-type="float">
            <text:p>21,99462993</text:p>
          </table:table-cell>
          <table:table-cell table:style-name="ce323" table:formula="of:=VLOOKUP([.D27];[$DataTypes.B$2:.C$1048576];2;0)" office:value-type="float" office:value="12" calcext:value-type="float">
            <text:p>12</text:p>
          </table:table-cell>
          <table:table-cell table:style-name="ce323" table:formula="of:=([.F27]-[.E27])*[.J27]" office:value-type="float" office:value="21.99462993" calcext:value-type="float">
            <text:p>21,99462993</text:p>
          </table:table-cell>
          <table:table-cell table:style-name="ce323" table:formula="of:=(2^[.G27])-1" office:value-type="float" office:value="4095" calcext:value-type="float">
            <text:p>4095</text:p>
          </table:table-cell>
          <table:table-cell table:style-name="ce317" office:value-type="float" office:value="1" calcext:value-type="float">
            <text:p>1</text:p>
          </table:table-cell>
          <table:table-cell table:style-name="ce323" table:formula="of:=[.H27]/([.J27]*[.I27])" office:value-type="float" office:value="0.005371094" calcext:value-type="float">
            <text:p>0,005371094</text:p>
          </table:table-cell>
          <table:table-cell table:style-name="ce324" office:value-type="string" calcext:value-type="string">
            <text:p>ADC conversion</text:p>
          </table:table-cell>
          <table:table-cell table:style-name="ce317" office:value-type="string" calcext:value-type="string">
            <text:p>real</text:p>
          </table:table-cell>
          <table:table-cell table:style-name="ce317" office:value-type="string" calcext:value-type="string">
            <text:p>V</text:p>
          </table:table-cell>
          <table:table-cell table:style-name="ce326" table:content-validation-name="val2" table:formula="of:=VLOOKUP([.$A27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27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27]);FALSE();[.O27]=[.A27])" office:value-type="boolean" office:boolean-value="false" calcext:value-type="boolean">
            <text:p>FALSO</text:p>
          </table:table-cell>
          <table:table-cell table:style-name="ce327" table:content-validation-name="val2" table:formula="of:=IF(ISERROR([.P27]);FALSE();[.P27]=[.B27])" office:value-type="boolean" office:boolean-value="false" calcext:value-type="boolean">
            <text:p>FALSO</text:p>
          </table:table-cell>
          <table:table-cell table:style-name="ce329" table:content-validation-name="val2" table:formula="of:=OR([.Q27:.R2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DiscreteValue16</text:p>
          </table:table-cell>
          <table:table-cell table:style-name="ce310" office:value-type="float" office:value="1" calcext:value-type="float">
            <text:p>1</text:p>
          </table:table-cell>
          <table:table-cell table:style-name="ce311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316" office:value-type="float" office:value="0" calcext:value-type="float">
            <text:p>0</text:p>
          </table:table-cell>
          <table:table-cell table:style-name="ce321" table:formula="of:=[.I28]" office:value-type="float" office:value="65535" calcext:value-type="float">
            <text:p>65535</text:p>
          </table:table-cell>
          <table:table-cell table:style-name="ce323" table:formula="of:=VLOOKUP([.D28];[$DataTypes.B$2:.C$1048576];2;0)" office:value-type="float" office:value="16" calcext:value-type="float">
            <text:p>16</text:p>
          </table:table-cell>
          <table:table-cell table:style-name="ce323" table:formula="of:=([.F28]-[.E28])*[.J28]" office:value-type="float" office:value="65535" calcext:value-type="float">
            <text:p>65535</text:p>
          </table:table-cell>
          <table:table-cell table:style-name="ce323" table:formula="of:=(2^[.G28])-1" office:value-type="float" office:value="65535" calcext:value-type="float">
            <text:p>65535</text:p>
          </table:table-cell>
          <table:table-cell table:style-name="ce317" office:value-type="float" office:value="1" calcext:value-type="float">
            <text:p>1</text:p>
          </table:table-cell>
          <table:table-cell table:style-name="ce323" table:formula="of:=[.H28]/([.J28]*[.I28])" office:value-type="float" office:value="1" calcext:value-type="float">
            <text:p>1</text:p>
          </table:table-cell>
          <table:table-cell table:style-name="ce324" office:value-type="string" calcext:value-type="string">
            <text:p>discrete conversion</text:p>
          </table:table-cell>
          <table:table-cell table:style-name="ce317" office:value-type="string" calcext:value-type="string">
            <text:p>integer</text:p>
          </table:table-cell>
          <table:table-cell table:style-name="ce317" office:value-type="string" calcext:value-type="string">
            <text:p>-</text:p>
          </table:table-cell>
          <table:table-cell table:style-name="ce326" table:content-validation-name="val2" table:formula="of:=VLOOKUP([.$A28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28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28]);FALSE();[.O28]=[.A28])" office:value-type="boolean" office:boolean-value="false" calcext:value-type="boolean">
            <text:p>FALSO</text:p>
          </table:table-cell>
          <table:table-cell table:style-name="ce327" table:content-validation-name="val2" table:formula="of:=IF(ISERROR([.P28]);FALSE();[.P28]=[.B28])" office:value-type="boolean" office:boolean-value="false" calcext:value-type="boolean">
            <text:p>FALSO</text:p>
          </table:table-cell>
          <table:table-cell table:style-name="ce329" table:content-validation-name="val2" table:formula="of:=OR([.Q28:.R2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ADCPwrVolt</text:p>
          </table:table-cell>
          <table:table-cell table:style-name="ce311" office:value-type="float" office:value="0.009765625" calcext:value-type="float">
            <text:p>0,009765625</text:p>
          </table:table-cell>
          <table:table-cell table:style-name="ce311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316" table:formula="of:=(0*[.$B29])+[.$C29]" office:value-type="float" office:value="0" calcext:value-type="float">
            <text:p>0</text:p>
          </table:table-cell>
          <table:table-cell table:style-name="ce316" table:formula="of:=([.I29]*[.$B29])+[.$C29]" office:value-type="float" office:value="39.990234375" calcext:value-type="float">
            <text:p>39,990234375</text:p>
          </table:table-cell>
          <table:table-cell table:style-name="ce323" table:formula="of:=VLOOKUP([.D29];[$DataTypes.B$2:.C$1048576];2;0)" office:value-type="float" office:value="12" calcext:value-type="float">
            <text:p>12</text:p>
          </table:table-cell>
          <table:table-cell table:style-name="ce323" table:formula="of:=([.F29]-[.E29])*[.J29]" office:value-type="float" office:value="39.990234375" calcext:value-type="float">
            <text:p>39,990234375</text:p>
          </table:table-cell>
          <table:table-cell table:style-name="ce323" table:formula="of:=(2^[.G29])-1" office:value-type="float" office:value="4095" calcext:value-type="float">
            <text:p>4095</text:p>
          </table:table-cell>
          <table:table-cell table:style-name="ce317" office:value-type="float" office:value="1" calcext:value-type="float">
            <text:p>1</text:p>
          </table:table-cell>
          <table:table-cell table:style-name="ce323" table:formula="of:=[.H29]/([.J29]*[.I29])" office:value-type="float" office:value="0.009765625" calcext:value-type="float">
            <text:p>0,009765625</text:p>
          </table:table-cell>
          <table:table-cell table:style-name="ce324" office:value-type="string" calcext:value-type="string">
            <text:p>ADC conversion</text:p>
          </table:table-cell>
          <table:table-cell table:style-name="ce317" office:value-type="string" calcext:value-type="string">
            <text:p>real</text:p>
          </table:table-cell>
          <table:table-cell table:style-name="ce317" office:value-type="string" calcext:value-type="string">
            <text:p>V</text:p>
          </table:table-cell>
          <table:table-cell table:style-name="ce326" table:content-validation-name="val2" table:formula="of:=VLOOKUP([.$A29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29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29]);FALSE();[.O29]=[.A29])" office:value-type="boolean" office:boolean-value="false" calcext:value-type="boolean">
            <text:p>FALSO</text:p>
          </table:table-cell>
          <table:table-cell table:style-name="ce327" table:content-validation-name="val2" table:formula="of:=IF(ISERROR([.P29]);FALSE();[.P29]=[.B29])" office:value-type="boolean" office:boolean-value="false" calcext:value-type="boolean">
            <text:p>FALSO</text:p>
          </table:table-cell>
          <table:table-cell table:style-name="ce329" table:content-validation-name="val2" table:formula="of:=OR([.Q29:.R2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/>
          <table:table-cell table:style-name="ce311" table:number-columns-repeated="2"/>
          <table:table-cell table:content-validation-name="val17"/>
          <table:table-cell table:style-name="ce316" table:formula="of:=(0*[.$B30])+[.$C30]" office:value-type="float" office:value="0" calcext:value-type="float">
            <text:p>0</text:p>
          </table:table-cell>
          <table:table-cell table:style-name="ce316" table:formula="of:=([.I30]*[.$B30])+[.$C30]" office:value-type="string" office:string-value="" calcext:value-type="error">
            <text:p>#N/A</text:p>
          </table:table-cell>
          <table:table-cell table:style-name="ce323" table:formula="of:=VLOOKUP([.D30];[$DataTypes.B$2:.C$1048576];2;0)" office:value-type="string" office:string-value="" calcext:value-type="error">
            <text:p>#N/A</text:p>
          </table:table-cell>
          <table:table-cell table:style-name="ce323" table:formula="of:=([.F30]-[.E30])*[.J30]" office:value-type="string" office:string-value="" calcext:value-type="error">
            <text:p>#N/A</text:p>
          </table:table-cell>
          <table:table-cell table:style-name="ce323" table:formula="of:=(2^[.G30])-1" office:value-type="string" office:string-value="" calcext:value-type="error">
            <text:p>#N/A</text:p>
          </table:table-cell>
          <table:table-cell table:style-name="ce317"/>
          <table:table-cell table:style-name="ce323" table:formula="of:=[.H30]/([.J30]*[.I30])" office:value-type="string" office:string-value="" calcext:value-type="error">
            <text:p>#N/A</text:p>
          </table:table-cell>
          <table:table-cell table:style-name="ce324"/>
          <table:table-cell table:style-name="ce317" table:number-columns-repeated="2"/>
          <table:table-cell table:style-name="ce326" table:content-validation-name="val2" table:formula="of:=VLOOKUP([.$A30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30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30]);FALSE();[.O30]=[.A30])" office:value-type="boolean" office:boolean-value="false" calcext:value-type="boolean">
            <text:p>FALSO</text:p>
          </table:table-cell>
          <table:table-cell table:style-name="ce327" table:content-validation-name="val2" table:formula="of:=IF(ISERROR([.P30]);FALSE();[.P30]=[.B30])" office:value-type="boolean" office:boolean-value="false" calcext:value-type="boolean">
            <text:p>FALSO</text:p>
          </table:table-cell>
          <table:table-cell table:style-name="ce329" table:content-validation-name="val2" table:formula="of:=OR([.Q30:.R3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6" office:value-type="string" calcext:value-type="string">
            <text:p>unusedADC</text:p>
          </table:table-cell>
          <table:table-cell table:style-name="ce311" office:value-type="float" office:value="0.004882813" calcext:value-type="float">
            <text:p>0,004882813</text:p>
          </table:table-cell>
          <table:table-cell table:style-name="ce311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316" table:formula="of:=(0*[.$B31])+[.$C31]" office:value-type="float" office:value="0" calcext:value-type="float">
            <text:p>0</text:p>
          </table:table-cell>
          <table:table-cell table:style-name="ce316" table:formula="of:=([.I31]*[.$B31])+[.$C31]" office:value-type="float" office:value="19.995119235" calcext:value-type="float">
            <text:p>19,995119235</text:p>
          </table:table-cell>
          <table:table-cell table:style-name="ce323" table:formula="of:=VLOOKUP([.D31];[$DataTypes.B$2:.C$1048576];2;0)" office:value-type="float" office:value="12" calcext:value-type="float">
            <text:p>12</text:p>
          </table:table-cell>
          <table:table-cell table:style-name="ce323" table:formula="of:=([.F31]-[.E31])*[.J31]" office:value-type="float" office:value="19.995119235" calcext:value-type="float">
            <text:p>19,995119235</text:p>
          </table:table-cell>
          <table:table-cell table:style-name="ce323" table:formula="of:=(2^[.G31])-1" office:value-type="float" office:value="4095" calcext:value-type="float">
            <text:p>4095</text:p>
          </table:table-cell>
          <table:table-cell table:style-name="ce317" office:value-type="float" office:value="1" calcext:value-type="float">
            <text:p>1</text:p>
          </table:table-cell>
          <table:table-cell table:style-name="ce323" table:formula="of:=[.H31]/([.J31]*[.I31])" office:value-type="float" office:value="0.004882813" calcext:value-type="float">
            <text:p>0,004882813</text:p>
          </table:table-cell>
          <table:table-cell table:style-name="ce324" office:value-type="string" calcext:value-type="string">
            <text:p>ADC conversion</text:p>
          </table:table-cell>
          <table:table-cell table:style-name="ce317" office:value-type="string" calcext:value-type="string">
            <text:p>integer</text:p>
          </table:table-cell>
          <table:table-cell table:style-name="ce317" office:value-type="string" calcext:value-type="string">
            <text:p>-</text:p>
          </table:table-cell>
          <table:table-cell table:style-name="ce326" table:content-validation-name="val2" table:formula="of:=VLOOKUP([.$A31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31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31]);FALSE();[.O31]=[.A31])" office:value-type="boolean" office:boolean-value="false" calcext:value-type="boolean">
            <text:p>FALSO</text:p>
          </table:table-cell>
          <table:table-cell table:style-name="ce327" table:content-validation-name="val2" table:formula="of:=IF(ISERROR([.P31]);FALSE();[.P31]=[.B31])" office:value-type="boolean" office:boolean-value="false" calcext:value-type="boolean">
            <text:p>FALSO</text:p>
          </table:table-cell>
          <table:table-cell table:style-name="ce329" table:content-validation-name="val2" table:formula="of:=OR([.Q31:.R3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2" table:number-columns-repeated="2"/>
          <table:table-cell table:content-validation-name="val17"/>
          <table:table-cell table:style-name="ce317" table:number-columns-repeated="2"/>
          <table:table-cell table:style-name="ce323" table:number-columns-repeated="3"/>
          <table:table-cell table:style-name="ce317"/>
          <table:table-cell table:style-name="ce323"/>
          <table:table-cell table:style-name="ce317" table:number-columns-repeated="3"/>
          <table:table-cell table:style-name="ce326" table:content-validation-name="val2" table:formula="of:=VLOOKUP([.$A32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32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32]);FALSE();[.O32]=[.A32])" office:value-type="boolean" office:boolean-value="false" calcext:value-type="boolean">
            <text:p>FALSO</text:p>
          </table:table-cell>
          <table:table-cell table:style-name="ce327" table:content-validation-name="val2" table:formula="of:=IF(ISERROR([.P32]);FALSE();[.P32]=[.B32])" office:value-type="boolean" office:boolean-value="false" calcext:value-type="boolean">
            <text:p>FALSO</text:p>
          </table:table-cell>
          <table:table-cell table:style-name="ce329" table:content-validation-name="val2" table:formula="of:=OR([.Q32:.R3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2" table:number-columns-repeated="2"/>
          <table:table-cell table:content-validation-name="val17"/>
          <table:table-cell table:style-name="ce317" table:number-columns-repeated="2"/>
          <table:table-cell table:style-name="ce323" table:number-columns-repeated="3"/>
          <table:table-cell table:style-name="ce317"/>
          <table:table-cell table:style-name="ce323"/>
          <table:table-cell table:style-name="ce317" table:number-columns-repeated="3"/>
          <table:table-cell table:style-name="ce326" table:content-validation-name="val2" table:formula="of:=VLOOKUP([.$A33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33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33]);FALSE();[.O33]=[.A33])" office:value-type="boolean" office:boolean-value="false" calcext:value-type="boolean">
            <text:p>FALSO</text:p>
          </table:table-cell>
          <table:table-cell table:style-name="ce327" table:content-validation-name="val2" table:formula="of:=IF(ISERROR([.P33]);FALSE();[.P33]=[.B33])" office:value-type="boolean" office:boolean-value="false" calcext:value-type="boolean">
            <text:p>FALSO</text:p>
          </table:table-cell>
          <table:table-cell table:style-name="ce329" table:content-validation-name="val2" table:formula="of:=OR([.Q33:.R3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2" table:number-columns-repeated="2"/>
          <table:table-cell table:content-validation-name="val17"/>
          <table:table-cell table:style-name="ce317" table:number-columns-repeated="2"/>
          <table:table-cell table:style-name="ce323" table:number-columns-repeated="3"/>
          <table:table-cell table:style-name="ce317"/>
          <table:table-cell table:style-name="ce323"/>
          <table:table-cell table:style-name="ce317" table:number-columns-repeated="3"/>
          <table:table-cell table:style-name="ce326" table:content-validation-name="val2" table:formula="of:=VLOOKUP([.$A34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34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34]);FALSE();[.O34]=[.A34])" office:value-type="boolean" office:boolean-value="false" calcext:value-type="boolean">
            <text:p>FALSO</text:p>
          </table:table-cell>
          <table:table-cell table:style-name="ce327" table:content-validation-name="val2" table:formula="of:=IF(ISERROR([.P34]);FALSE();[.P34]=[.B34])" office:value-type="boolean" office:boolean-value="false" calcext:value-type="boolean">
            <text:p>FALSO</text:p>
          </table:table-cell>
          <table:table-cell table:style-name="ce329" table:content-validation-name="val2" table:formula="of:=OR([.Q34:.R3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2" table:number-columns-repeated="2"/>
          <table:table-cell table:content-validation-name="val17"/>
          <table:table-cell table:style-name="ce317" table:number-columns-repeated="2"/>
          <table:table-cell table:style-name="ce323" table:number-columns-repeated="3"/>
          <table:table-cell table:style-name="ce317"/>
          <table:table-cell table:style-name="ce323"/>
          <table:table-cell table:style-name="ce317" table:number-columns-repeated="3"/>
          <table:table-cell table:style-name="ce326" table:content-validation-name="val2" table:formula="of:=VLOOKUP([.$A35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35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35]);FALSE();[.O35]=[.A35])" office:value-type="boolean" office:boolean-value="false" calcext:value-type="boolean">
            <text:p>FALSO</text:p>
          </table:table-cell>
          <table:table-cell table:style-name="ce327" table:content-validation-name="val2" table:formula="of:=IF(ISERROR([.P35]);FALSE();[.P35]=[.B35])" office:value-type="boolean" office:boolean-value="false" calcext:value-type="boolean">
            <text:p>FALSO</text:p>
          </table:table-cell>
          <table:table-cell table:style-name="ce329" table:content-validation-name="val2" table:formula="of:=OR([.Q35:.R3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2" table:number-columns-repeated="2"/>
          <table:table-cell table:content-validation-name="val17"/>
          <table:table-cell table:style-name="ce317" table:number-columns-repeated="2"/>
          <table:table-cell table:style-name="ce323" table:number-columns-repeated="3"/>
          <table:table-cell table:style-name="ce317"/>
          <table:table-cell table:style-name="ce323"/>
          <table:table-cell table:style-name="ce317" table:number-columns-repeated="3"/>
          <table:table-cell table:style-name="ce326" table:content-validation-name="val2" table:formula="of:=VLOOKUP([.$A36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36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36]);FALSE();[.O36]=[.A36])" office:value-type="boolean" office:boolean-value="false" calcext:value-type="boolean">
            <text:p>FALSO</text:p>
          </table:table-cell>
          <table:table-cell table:style-name="ce327" table:content-validation-name="val2" table:formula="of:=IF(ISERROR([.P36]);FALSE();[.P36]=[.B36])" office:value-type="boolean" office:boolean-value="false" calcext:value-type="boolean">
            <text:p>FALSO</text:p>
          </table:table-cell>
          <table:table-cell table:style-name="ce329" table:content-validation-name="val2" table:formula="of:=OR([.Q36:.R3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2" table:number-columns-repeated="2"/>
          <table:table-cell table:content-validation-name="val17"/>
          <table:table-cell table:style-name="ce317" table:number-columns-repeated="2"/>
          <table:table-cell table:style-name="ce323" table:number-columns-repeated="3"/>
          <table:table-cell table:style-name="ce317"/>
          <table:table-cell table:style-name="ce323"/>
          <table:table-cell table:style-name="ce317" table:number-columns-repeated="3"/>
          <table:table-cell table:style-name="ce326" table:content-validation-name="val2" table:formula="of:=VLOOKUP([.$A37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37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37]);FALSE();[.O37]=[.A37])" office:value-type="boolean" office:boolean-value="false" calcext:value-type="boolean">
            <text:p>FALSO</text:p>
          </table:table-cell>
          <table:table-cell table:style-name="ce327" table:content-validation-name="val2" table:formula="of:=IF(ISERROR([.P37]);FALSE();[.P37]=[.B37])" office:value-type="boolean" office:boolean-value="false" calcext:value-type="boolean">
            <text:p>FALSO</text:p>
          </table:table-cell>
          <table:table-cell table:style-name="ce329" table:content-validation-name="val2" table:formula="of:=OR([.Q37:.R3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2" table:number-columns-repeated="2"/>
          <table:table-cell table:content-validation-name="val17"/>
          <table:table-cell table:style-name="ce317" table:number-columns-repeated="2"/>
          <table:table-cell table:style-name="ce323" table:number-columns-repeated="3"/>
          <table:table-cell table:style-name="ce317"/>
          <table:table-cell table:style-name="ce323"/>
          <table:table-cell table:style-name="ce317" table:number-columns-repeated="3"/>
          <table:table-cell table:style-name="ce326" table:content-validation-name="val2" table:formula="of:=VLOOKUP([.$A38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38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38]);FALSE();[.O38]=[.A38])" office:value-type="boolean" office:boolean-value="false" calcext:value-type="boolean">
            <text:p>FALSO</text:p>
          </table:table-cell>
          <table:table-cell table:style-name="ce327" table:content-validation-name="val2" table:formula="of:=IF(ISERROR([.P38]);FALSE();[.P38]=[.B38])" office:value-type="boolean" office:boolean-value="false" calcext:value-type="boolean">
            <text:p>FALSO</text:p>
          </table:table-cell>
          <table:table-cell table:style-name="ce329" table:content-validation-name="val2" table:formula="of:=OR([.Q38:.R3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2" table:number-columns-repeated="2"/>
          <table:table-cell table:content-validation-name="val17"/>
          <table:table-cell table:style-name="ce317" table:number-columns-repeated="2"/>
          <table:table-cell table:style-name="ce323" table:number-columns-repeated="3"/>
          <table:table-cell table:style-name="ce317"/>
          <table:table-cell table:style-name="ce323"/>
          <table:table-cell table:style-name="ce317" table:number-columns-repeated="3"/>
          <table:table-cell table:style-name="ce326" table:content-validation-name="val2" table:formula="of:=VLOOKUP([.$A39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39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39]);FALSE();[.O39]=[.A39])" office:value-type="boolean" office:boolean-value="false" calcext:value-type="boolean">
            <text:p>FALSO</text:p>
          </table:table-cell>
          <table:table-cell table:style-name="ce327" table:content-validation-name="val2" table:formula="of:=IF(ISERROR([.P39]);FALSE();[.P39]=[.B39])" office:value-type="boolean" office:boolean-value="false" calcext:value-type="boolean">
            <text:p>FALSO</text:p>
          </table:table-cell>
          <table:table-cell table:style-name="ce329" table:content-validation-name="val2" table:formula="of:=OR([.Q39:.R3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2" table:number-columns-repeated="2"/>
          <table:table-cell table:content-validation-name="val17"/>
          <table:table-cell table:style-name="ce317" table:number-columns-repeated="2"/>
          <table:table-cell table:style-name="ce323" table:number-columns-repeated="3"/>
          <table:table-cell table:style-name="ce317"/>
          <table:table-cell table:style-name="ce323"/>
          <table:table-cell table:style-name="ce317" table:number-columns-repeated="3"/>
          <table:table-cell table:style-name="ce326" table:content-validation-name="val2" table:formula="of:=VLOOKUP([.$A40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40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40]);FALSE();[.O40]=[.A40])" office:value-type="boolean" office:boolean-value="false" calcext:value-type="boolean">
            <text:p>FALSO</text:p>
          </table:table-cell>
          <table:table-cell table:style-name="ce327" table:content-validation-name="val2" table:formula="of:=IF(ISERROR([.P40]);FALSE();[.P40]=[.B40])" office:value-type="boolean" office:boolean-value="false" calcext:value-type="boolean">
            <text:p>FALSO</text:p>
          </table:table-cell>
          <table:table-cell table:style-name="ce329" table:content-validation-name="val2" table:formula="of:=OR([.Q40:.R4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2" table:number-columns-repeated="2"/>
          <table:table-cell table:content-validation-name="val17"/>
          <table:table-cell table:style-name="ce317" table:number-columns-repeated="2"/>
          <table:table-cell table:style-name="ce323" table:number-columns-repeated="3"/>
          <table:table-cell table:style-name="ce317"/>
          <table:table-cell table:style-name="ce323"/>
          <table:table-cell table:style-name="ce317" table:number-columns-repeated="3"/>
          <table:table-cell table:style-name="ce326" table:content-validation-name="val2" table:formula="of:=VLOOKUP([.$A41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41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41]);FALSE();[.O41]=[.A41])" office:value-type="boolean" office:boolean-value="false" calcext:value-type="boolean">
            <text:p>FALSO</text:p>
          </table:table-cell>
          <table:table-cell table:style-name="ce327" table:content-validation-name="val2" table:formula="of:=IF(ISERROR([.P41]);FALSE();[.P41]=[.B41])" office:value-type="boolean" office:boolean-value="false" calcext:value-type="boolean">
            <text:p>FALSO</text:p>
          </table:table-cell>
          <table:table-cell table:style-name="ce329" table:content-validation-name="val2" table:formula="of:=OR([.Q41:.R4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2" table:number-columns-repeated="2"/>
          <table:table-cell table:content-validation-name="val17"/>
          <table:table-cell table:style-name="ce317" table:number-columns-repeated="2"/>
          <table:table-cell table:style-name="ce323" table:number-columns-repeated="3"/>
          <table:table-cell table:style-name="ce317"/>
          <table:table-cell table:style-name="ce323"/>
          <table:table-cell table:style-name="ce317" table:number-columns-repeated="3"/>
          <table:table-cell table:style-name="ce326" table:content-validation-name="val2" table:formula="of:=VLOOKUP([.$A42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42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42]);FALSE();[.O42]=[.A42])" office:value-type="boolean" office:boolean-value="false" calcext:value-type="boolean">
            <text:p>FALSO</text:p>
          </table:table-cell>
          <table:table-cell table:style-name="ce327" table:content-validation-name="val2" table:formula="of:=IF(ISERROR([.P42]);FALSE();[.P42]=[.B42])" office:value-type="boolean" office:boolean-value="false" calcext:value-type="boolean">
            <text:p>FALSO</text:p>
          </table:table-cell>
          <table:table-cell table:style-name="ce329" table:content-validation-name="val2" table:formula="of:=OR([.Q42:.R4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2" table:number-columns-repeated="2"/>
          <table:table-cell table:content-validation-name="val17"/>
          <table:table-cell table:style-name="ce317" table:number-columns-repeated="2"/>
          <table:table-cell table:style-name="ce323" table:number-columns-repeated="3"/>
          <table:table-cell table:style-name="ce317"/>
          <table:table-cell table:style-name="ce323"/>
          <table:table-cell table:style-name="ce317" table:number-columns-repeated="3"/>
          <table:table-cell table:style-name="ce326" table:content-validation-name="val2" table:formula="of:=VLOOKUP([.$A43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43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43]);FALSE();[.O43]=[.A43])" office:value-type="boolean" office:boolean-value="false" calcext:value-type="boolean">
            <text:p>FALSO</text:p>
          </table:table-cell>
          <table:table-cell table:style-name="ce327" table:content-validation-name="val2" table:formula="of:=IF(ISERROR([.P43]);FALSE();[.P43]=[.B43])" office:value-type="boolean" office:boolean-value="false" calcext:value-type="boolean">
            <text:p>FALSO</text:p>
          </table:table-cell>
          <table:table-cell table:style-name="ce329" table:content-validation-name="val2" table:formula="of:=OR([.Q43:.R4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307"/>
          <table:table-cell table:style-name="ce312" table:number-columns-repeated="2"/>
          <table:table-cell table:content-validation-name="val17"/>
          <table:table-cell table:style-name="ce317" table:number-columns-repeated="2"/>
          <table:table-cell table:style-name="ce323" table:number-columns-repeated="3"/>
          <table:table-cell table:style-name="ce317"/>
          <table:table-cell table:style-name="ce323"/>
          <table:table-cell table:style-name="ce317" table:number-columns-repeated="3"/>
          <table:table-cell table:style-name="ce326" table:content-validation-name="val2" table:formula="of:=VLOOKUP([.$A44];[MMC.$L$7:.$L$106];1;0)" office:value-type="string" office:string-value="" calcext:value-type="error">
            <text:p>#N/A</text:p>
          </table:table-cell>
          <table:table-cell table:style-name="ce326" table:content-validation-name="val2" table:formula="of:=VLOOKUP([.$A44];[Blocks.$L$7:.$L$106];1;0)" office:value-type="string" office:string-value="" calcext:value-type="error">
            <text:p>#N/A</text:p>
          </table:table-cell>
          <table:table-cell table:style-name="ce327" table:content-validation-name="val2" table:formula="of:=IF(ISERROR([.O44]);FALSE();[.O44]=[.A44])" office:value-type="boolean" office:boolean-value="false" calcext:value-type="boolean">
            <text:p>FALSO</text:p>
          </table:table-cell>
          <table:table-cell table:style-name="ce327" table:content-validation-name="val2" table:formula="of:=IF(ISERROR([.P44]);FALSE();[.P44]=[.B44])" office:value-type="boolean" office:boolean-value="false" calcext:value-type="boolean">
            <text:p>FALSO</text:p>
          </table:table-cell>
          <table:table-cell table:style-name="ce329" table:content-validation-name="val2" table:formula="of:=OR([.Q44:.R4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 table:number-rows-repeated="5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onversions.Q3:Conversions.R44 Conversions.Q2:Conversions.R23">
            <calcext:condition calcext:apply-style-name="Output" calcext:value="formula-is(LEN([.$A3])=0)" calcext:base-cell-address="'Conversions Import'.Q2"/>
            <calcext:condition calcext:apply-style-name="Explanatory Text" calcext:value="formula-is(NOT([.$Q3]))" calcext:base-cell-address="'Conversions Import'.Q2"/>
          </calcext:conditional-format>
          <calcext:conditional-format calcext:target-range-address="Conversions.E24:Conversions.S44 Conversions.A2:Conversions.P2 Conversions.Q2:Conversions.S23 Conversions.E7:Conversions.P44 Conversions.G3:Conversions.P6 Conversions.A3:Conversions.C44 Conversions.E6:Conversions.F6 Conversions.F3:Conversions.F5">
            <calcext:condition calcext:apply-style-name="Output" calcext:value="formula-is(LEN([.$A3])=0)" calcext:base-cell-address="'Conversions Import'.A2"/>
            <calcext:condition calcext:apply-style-name="Explanatory Text" calcext:value="formula-is(NOT([.$S3]))" calcext:base-cell-address="'Conversions Import'.A2"/>
          </calcext:conditional-format>
          <calcext:conditional-format calcext:target-range-address="Conversions.E3:Conversions.E5">
            <calcext:condition calcext:apply-style-name="Output" calcext:value="formula-is(LEN([.$A5])=0)" calcext:base-cell-address="'Conversions Import'.E3"/>
            <calcext:condition calcext:apply-style-name="Explanatory Text" calcext:value="formula-is(NOT([.$S5]))" calcext:base-cell-address="'Conversions Import'.E3"/>
          </calcext:conditional-format>
        </calcext:conditional-formats>
      </table:table>
      <table:table table:name="Conversions Import" table:style-name="ta4">
        <table:table-column table:style-name="co53" table:number-columns-repeated="6" table:default-cell-style-name="Default"/>
        <table:table-column table:style-name="co53" table:default-cell-style-name="ce304"/>
        <table:table-row table:style-name="ro5">
          <table:table-cell table:style-name="ce330" office:value-type="string" calcext:value-type="string">
            <text:p>name</text:p>
          </table:table-cell>
          <table:table-cell table:style-name="ce331" office:value-type="string" calcext:value-type="string">
            <text:p>convert</text:p>
          </table:table-cell>
          <table:table-cell table:style-name="ce330" office:value-type="string" calcext:value-type="string">
            <text:p>truncate</text:p>
          </table:table-cell>
          <table:table-cell table:style-name="ce331" office:value-type="string" calcext:value-type="string">
            <text:p>factor</text:p>
          </table:table-cell>
          <table:table-cell table:style-name="ce330" office:value-type="string" calcext:value-type="string">
            <text:p>offset</text:p>
          </table:table-cell>
          <table:table-cell table:style-name="ce331" office:value-type="string" calcext:value-type="string">
            <text:p>flow_type</text:p>
          </table:table-cell>
          <table:table-cell table:style-name="ce333" office:value-type="string" calcext:value-type="string">
            <text:p>old_name</text:p>
          </table:table-cell>
        </table:table-row>
        <table:table-row table:style-name="ro5">
          <table:table-cell table:style-name="ce241" table:formula="of:=IF([Conversions.$S2];[Conversions.A2];&quot;&quot;)">
            <text:p/>
          </table:table-cell>
          <table:table-cell table:style-name="ce332" table:formula="of:=IF(LEN([.A2])&gt;0;IF([Conversions.S2];&quot;t&quot;;&quot;f&quot;);&quot;&quot;)">
            <text:p/>
          </table:table-cell>
          <table:table-cell table:style-name="ce241" table:formula="of:=IF(LEN([.A2])&gt;0;IF([Conversions.M2]=&quot;integer&quot;;&quot;t&quot;;&quot;f&quot;);&quot;&quot;)">
            <text:p/>
          </table:table-cell>
          <table:table-cell table:style-name="ce241" table:formula="of:=IF(LEN([.A2])&gt;0;[Conversions.B2];&quot;&quot;)">
            <text:p/>
          </table:table-cell>
          <table:table-cell table:style-name="ce241" table:formula="of:=IF(LEN([.A2])&gt;0;[Conversions.C2];&quot;&quot;)">
            <text:p/>
          </table:table-cell>
          <table:table-cell table:style-name="ce241" table:formula="of:=IF(LEN([.A2])&gt;0;[Conversions.D2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3];[Conversions.A3];&quot;&quot;)">
            <text:p/>
          </table:table-cell>
          <table:table-cell table:style-name="ce332" table:formula="of:=IF(LEN([.A3])&gt;0;IF([Conversions.S3];&quot;t&quot;;&quot;f&quot;);&quot;&quot;)">
            <text:p/>
          </table:table-cell>
          <table:table-cell table:style-name="ce241" table:formula="of:=IF(LEN([.A3])&gt;0;IF([Conversions.M3]=&quot;integer&quot;;&quot;t&quot;;&quot;f&quot;);&quot;&quot;)">
            <text:p/>
          </table:table-cell>
          <table:table-cell table:style-name="ce241" table:formula="of:=IF(LEN([.A3])&gt;0;[Conversions.B3];&quot;&quot;)">
            <text:p/>
          </table:table-cell>
          <table:table-cell table:style-name="ce241" table:formula="of:=IF(LEN([.A3])&gt;0;[Conversions.C3];&quot;&quot;)">
            <text:p/>
          </table:table-cell>
          <table:table-cell table:style-name="ce241" table:formula="of:=IF(LEN([.A3])&gt;0;[Conversions.D3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4];[Conversions.A4];&quot;&quot;)">
            <text:p/>
          </table:table-cell>
          <table:table-cell table:style-name="ce332" table:formula="of:=IF(LEN([.A4])&gt;0;IF([Conversions.S4];&quot;t&quot;;&quot;f&quot;);&quot;&quot;)">
            <text:p/>
          </table:table-cell>
          <table:table-cell table:style-name="ce241" table:formula="of:=IF(LEN([.A4])&gt;0;IF([Conversions.M4]=&quot;integer&quot;;&quot;t&quot;;&quot;f&quot;);&quot;&quot;)">
            <text:p/>
          </table:table-cell>
          <table:table-cell table:style-name="ce241" table:formula="of:=IF(LEN([.A4])&gt;0;[Conversions.B4];&quot;&quot;)">
            <text:p/>
          </table:table-cell>
          <table:table-cell table:style-name="ce241" table:formula="of:=IF(LEN([.A4])&gt;0;[Conversions.C4];&quot;&quot;)">
            <text:p/>
          </table:table-cell>
          <table:table-cell table:style-name="ce241" table:formula="of:=IF(LEN([.A4])&gt;0;[Conversions.D4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5];[Conversions.A5];&quot;&quot;)">
            <text:p/>
          </table:table-cell>
          <table:table-cell table:style-name="ce332" table:formula="of:=IF(LEN([.A5])&gt;0;IF([Conversions.S5];&quot;t&quot;;&quot;f&quot;);&quot;&quot;)">
            <text:p/>
          </table:table-cell>
          <table:table-cell table:style-name="ce241" table:formula="of:=IF(LEN([.A5])&gt;0;IF([Conversions.M5]=&quot;integer&quot;;&quot;t&quot;;&quot;f&quot;);&quot;&quot;)">
            <text:p/>
          </table:table-cell>
          <table:table-cell table:style-name="ce241" table:formula="of:=IF(LEN([.A5])&gt;0;[Conversions.B5];&quot;&quot;)">
            <text:p/>
          </table:table-cell>
          <table:table-cell table:style-name="ce241" table:formula="of:=IF(LEN([.A5])&gt;0;[Conversions.C5];&quot;&quot;)">
            <text:p/>
          </table:table-cell>
          <table:table-cell table:style-name="ce241" table:formula="of:=IF(LEN([.A5])&gt;0;[Conversions.D5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6];[Conversions.A6];&quot;&quot;)">
            <text:p/>
          </table:table-cell>
          <table:table-cell table:style-name="ce332" table:formula="of:=IF(LEN([.A6])&gt;0;IF([Conversions.S6];&quot;t&quot;;&quot;f&quot;);&quot;&quot;)">
            <text:p/>
          </table:table-cell>
          <table:table-cell table:style-name="ce241" table:formula="of:=IF(LEN([.A6])&gt;0;IF([Conversions.M6]=&quot;integer&quot;;&quot;t&quot;;&quot;f&quot;);&quot;&quot;)">
            <text:p/>
          </table:table-cell>
          <table:table-cell table:style-name="ce241" table:formula="of:=IF(LEN([.A6])&gt;0;[Conversions.B6];&quot;&quot;)">
            <text:p/>
          </table:table-cell>
          <table:table-cell table:style-name="ce241" table:formula="of:=IF(LEN([.A6])&gt;0;[Conversions.C6];&quot;&quot;)">
            <text:p/>
          </table:table-cell>
          <table:table-cell table:style-name="ce241" table:formula="of:=IF(LEN([.A6])&gt;0;[Conversions.D6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7];[Conversions.A7];&quot;&quot;)">
            <text:p/>
          </table:table-cell>
          <table:table-cell table:style-name="ce332" table:formula="of:=IF(LEN([.A7])&gt;0;IF([Conversions.S7];&quot;t&quot;;&quot;f&quot;);&quot;&quot;)">
            <text:p/>
          </table:table-cell>
          <table:table-cell table:style-name="ce241" table:formula="of:=IF(LEN([.A7])&gt;0;IF([Conversions.M7]=&quot;integer&quot;;&quot;t&quot;;&quot;f&quot;);&quot;&quot;)">
            <text:p/>
          </table:table-cell>
          <table:table-cell table:style-name="ce241" table:formula="of:=IF(LEN([.A7])&gt;0;[Conversions.B7];&quot;&quot;)">
            <text:p/>
          </table:table-cell>
          <table:table-cell table:style-name="ce241" table:formula="of:=IF(LEN([.A7])&gt;0;[Conversions.C7];&quot;&quot;)">
            <text:p/>
          </table:table-cell>
          <table:table-cell table:style-name="ce241" table:formula="of:=IF(LEN([.A7])&gt;0;[Conversions.D7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8];[Conversions.A8];&quot;&quot;)">
            <text:p/>
          </table:table-cell>
          <table:table-cell table:style-name="ce332" table:formula="of:=IF(LEN([.A8])&gt;0;IF([Conversions.S8];&quot;t&quot;;&quot;f&quot;);&quot;&quot;)">
            <text:p/>
          </table:table-cell>
          <table:table-cell table:style-name="ce241" table:formula="of:=IF(LEN([.A8])&gt;0;IF([Conversions.M8]=&quot;integer&quot;;&quot;t&quot;;&quot;f&quot;);&quot;&quot;)">
            <text:p/>
          </table:table-cell>
          <table:table-cell table:style-name="ce241" table:formula="of:=IF(LEN([.A8])&gt;0;[Conversions.B8];&quot;&quot;)">
            <text:p/>
          </table:table-cell>
          <table:table-cell table:style-name="ce241" table:formula="of:=IF(LEN([.A8])&gt;0;[Conversions.C8];&quot;&quot;)">
            <text:p/>
          </table:table-cell>
          <table:table-cell table:style-name="ce241" table:formula="of:=IF(LEN([.A8])&gt;0;[Conversions.D8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9];[Conversions.A9];&quot;&quot;)">
            <text:p/>
          </table:table-cell>
          <table:table-cell table:style-name="ce332" table:formula="of:=IF(LEN([.A9])&gt;0;IF([Conversions.S9];&quot;t&quot;;&quot;f&quot;);&quot;&quot;)">
            <text:p/>
          </table:table-cell>
          <table:table-cell table:style-name="ce241" table:formula="of:=IF(LEN([.A9])&gt;0;IF([Conversions.M9]=&quot;integer&quot;;&quot;t&quot;;&quot;f&quot;);&quot;&quot;)">
            <text:p/>
          </table:table-cell>
          <table:table-cell table:style-name="ce241" table:formula="of:=IF(LEN([.A9])&gt;0;[Conversions.B9];&quot;&quot;)">
            <text:p/>
          </table:table-cell>
          <table:table-cell table:style-name="ce241" table:formula="of:=IF(LEN([.A9])&gt;0;[Conversions.C9];&quot;&quot;)">
            <text:p/>
          </table:table-cell>
          <table:table-cell table:style-name="ce241" table:formula="of:=IF(LEN([.A9])&gt;0;[Conversions.D9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10];[Conversions.A10];&quot;&quot;)">
            <text:p/>
          </table:table-cell>
          <table:table-cell table:style-name="ce332" table:formula="of:=IF(LEN([.A10])&gt;0;IF([Conversions.S10];&quot;t&quot;;&quot;f&quot;);&quot;&quot;)">
            <text:p/>
          </table:table-cell>
          <table:table-cell table:style-name="ce241" table:formula="of:=IF(LEN([.A10])&gt;0;IF([Conversions.M10]=&quot;integer&quot;;&quot;t&quot;;&quot;f&quot;);&quot;&quot;)">
            <text:p/>
          </table:table-cell>
          <table:table-cell table:style-name="ce241" table:formula="of:=IF(LEN([.A10])&gt;0;[Conversions.B10];&quot;&quot;)">
            <text:p/>
          </table:table-cell>
          <table:table-cell table:style-name="ce241" table:formula="of:=IF(LEN([.A10])&gt;0;[Conversions.C10];&quot;&quot;)">
            <text:p/>
          </table:table-cell>
          <table:table-cell table:style-name="ce241" table:formula="of:=IF(LEN([.A10])&gt;0;[Conversions.D10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11];[Conversions.A11];&quot;&quot;)">
            <text:p/>
          </table:table-cell>
          <table:table-cell table:style-name="ce332" table:formula="of:=IF(LEN([.A11])&gt;0;IF([Conversions.S11];&quot;t&quot;;&quot;f&quot;);&quot;&quot;)">
            <text:p/>
          </table:table-cell>
          <table:table-cell table:style-name="ce241" table:formula="of:=IF(LEN([.A11])&gt;0;IF([Conversions.M11]=&quot;integer&quot;;&quot;t&quot;;&quot;f&quot;);&quot;&quot;)">
            <text:p/>
          </table:table-cell>
          <table:table-cell table:style-name="ce241" table:formula="of:=IF(LEN([.A11])&gt;0;[Conversions.B11];&quot;&quot;)">
            <text:p/>
          </table:table-cell>
          <table:table-cell table:style-name="ce241" table:formula="of:=IF(LEN([.A11])&gt;0;[Conversions.C11];&quot;&quot;)">
            <text:p/>
          </table:table-cell>
          <table:table-cell table:style-name="ce241" table:formula="of:=IF(LEN([.A11])&gt;0;[Conversions.D11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12];[Conversions.A12];&quot;&quot;)">
            <text:p/>
          </table:table-cell>
          <table:table-cell table:style-name="ce332" table:formula="of:=IF(LEN([.A12])&gt;0;IF([Conversions.S12];&quot;t&quot;;&quot;f&quot;);&quot;&quot;)">
            <text:p/>
          </table:table-cell>
          <table:table-cell table:style-name="ce241" table:formula="of:=IF(LEN([.A12])&gt;0;IF([Conversions.M12]=&quot;integer&quot;;&quot;t&quot;;&quot;f&quot;);&quot;&quot;)">
            <text:p/>
          </table:table-cell>
          <table:table-cell table:style-name="ce241" table:formula="of:=IF(LEN([.A12])&gt;0;[Conversions.B12];&quot;&quot;)">
            <text:p/>
          </table:table-cell>
          <table:table-cell table:style-name="ce241" table:formula="of:=IF(LEN([.A12])&gt;0;[Conversions.C12];&quot;&quot;)">
            <text:p/>
          </table:table-cell>
          <table:table-cell table:style-name="ce241" table:formula="of:=IF(LEN([.A12])&gt;0;[Conversions.D12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13];[Conversions.A13];&quot;&quot;)">
            <text:p/>
          </table:table-cell>
          <table:table-cell table:style-name="ce332" table:formula="of:=IF(LEN([.A13])&gt;0;IF([Conversions.S13];&quot;t&quot;;&quot;f&quot;);&quot;&quot;)">
            <text:p/>
          </table:table-cell>
          <table:table-cell table:style-name="ce241" table:formula="of:=IF(LEN([.A13])&gt;0;IF([Conversions.M13]=&quot;integer&quot;;&quot;t&quot;;&quot;f&quot;);&quot;&quot;)">
            <text:p/>
          </table:table-cell>
          <table:table-cell table:style-name="ce241" table:formula="of:=IF(LEN([.A13])&gt;0;[Conversions.B13];&quot;&quot;)">
            <text:p/>
          </table:table-cell>
          <table:table-cell table:style-name="ce241" table:formula="of:=IF(LEN([.A13])&gt;0;[Conversions.C13];&quot;&quot;)">
            <text:p/>
          </table:table-cell>
          <table:table-cell table:style-name="ce241" table:formula="of:=IF(LEN([.A13])&gt;0;[Conversions.D13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14];[Conversions.A14];&quot;&quot;)">
            <text:p/>
          </table:table-cell>
          <table:table-cell table:style-name="ce332" table:formula="of:=IF(LEN([.A14])&gt;0;IF([Conversions.S14];&quot;t&quot;;&quot;f&quot;);&quot;&quot;)">
            <text:p/>
          </table:table-cell>
          <table:table-cell table:style-name="ce241" table:formula="of:=IF(LEN([.A14])&gt;0;IF([Conversions.M14]=&quot;integer&quot;;&quot;t&quot;;&quot;f&quot;);&quot;&quot;)">
            <text:p/>
          </table:table-cell>
          <table:table-cell table:style-name="ce241" table:formula="of:=IF(LEN([.A14])&gt;0;[Conversions.B14];&quot;&quot;)">
            <text:p/>
          </table:table-cell>
          <table:table-cell table:style-name="ce241" table:formula="of:=IF(LEN([.A14])&gt;0;[Conversions.C14];&quot;&quot;)">
            <text:p/>
          </table:table-cell>
          <table:table-cell table:style-name="ce241" table:formula="of:=IF(LEN([.A14])&gt;0;[Conversions.D14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15];[Conversions.A15];&quot;&quot;)">
            <text:p/>
          </table:table-cell>
          <table:table-cell table:style-name="ce332" table:formula="of:=IF(LEN([.A15])&gt;0;IF([Conversions.S15];&quot;t&quot;;&quot;f&quot;);&quot;&quot;)">
            <text:p/>
          </table:table-cell>
          <table:table-cell table:style-name="ce241" table:formula="of:=IF(LEN([.A15])&gt;0;IF([Conversions.M15]=&quot;integer&quot;;&quot;t&quot;;&quot;f&quot;);&quot;&quot;)">
            <text:p/>
          </table:table-cell>
          <table:table-cell table:style-name="ce241" table:formula="of:=IF(LEN([.A15])&gt;0;[Conversions.B15];&quot;&quot;)">
            <text:p/>
          </table:table-cell>
          <table:table-cell table:style-name="ce241" table:formula="of:=IF(LEN([.A15])&gt;0;[Conversions.C15];&quot;&quot;)">
            <text:p/>
          </table:table-cell>
          <table:table-cell table:style-name="ce241" table:formula="of:=IF(LEN([.A15])&gt;0;[Conversions.D15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16];[Conversions.A16];&quot;&quot;)">
            <text:p/>
          </table:table-cell>
          <table:table-cell table:style-name="ce332" table:formula="of:=IF(LEN([.A16])&gt;0;IF([Conversions.S16];&quot;t&quot;;&quot;f&quot;);&quot;&quot;)">
            <text:p/>
          </table:table-cell>
          <table:table-cell table:style-name="ce241" table:formula="of:=IF(LEN([.A16])&gt;0;IF([Conversions.M16]=&quot;integer&quot;;&quot;t&quot;;&quot;f&quot;);&quot;&quot;)">
            <text:p/>
          </table:table-cell>
          <table:table-cell table:style-name="ce241" table:formula="of:=IF(LEN([.A16])&gt;0;[Conversions.B16];&quot;&quot;)">
            <text:p/>
          </table:table-cell>
          <table:table-cell table:style-name="ce241" table:formula="of:=IF(LEN([.A16])&gt;0;[Conversions.C16];&quot;&quot;)">
            <text:p/>
          </table:table-cell>
          <table:table-cell table:style-name="ce241" table:formula="of:=IF(LEN([.A16])&gt;0;[Conversions.D16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17];[Conversions.A17];&quot;&quot;)">
            <text:p/>
          </table:table-cell>
          <table:table-cell table:style-name="ce332" table:formula="of:=IF(LEN([.A17])&gt;0;IF([Conversions.S17];&quot;t&quot;;&quot;f&quot;);&quot;&quot;)">
            <text:p/>
          </table:table-cell>
          <table:table-cell table:style-name="ce241" table:formula="of:=IF(LEN([.A17])&gt;0;IF([Conversions.M17]=&quot;integer&quot;;&quot;t&quot;;&quot;f&quot;);&quot;&quot;)">
            <text:p/>
          </table:table-cell>
          <table:table-cell table:style-name="ce241" table:formula="of:=IF(LEN([.A17])&gt;0;[Conversions.B17];&quot;&quot;)">
            <text:p/>
          </table:table-cell>
          <table:table-cell table:style-name="ce241" table:formula="of:=IF(LEN([.A17])&gt;0;[Conversions.C17];&quot;&quot;)">
            <text:p/>
          </table:table-cell>
          <table:table-cell table:style-name="ce241" table:formula="of:=IF(LEN([.A17])&gt;0;[Conversions.D17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18];[Conversions.A18];&quot;&quot;)">
            <text:p/>
          </table:table-cell>
          <table:table-cell table:style-name="ce332" table:formula="of:=IF(LEN([.A18])&gt;0;IF([Conversions.S18];&quot;t&quot;;&quot;f&quot;);&quot;&quot;)">
            <text:p/>
          </table:table-cell>
          <table:table-cell table:style-name="ce241" table:formula="of:=IF(LEN([.A18])&gt;0;IF([Conversions.M18]=&quot;integer&quot;;&quot;t&quot;;&quot;f&quot;);&quot;&quot;)">
            <text:p/>
          </table:table-cell>
          <table:table-cell table:style-name="ce241" table:formula="of:=IF(LEN([.A18])&gt;0;[Conversions.B18];&quot;&quot;)">
            <text:p/>
          </table:table-cell>
          <table:table-cell table:style-name="ce241" table:formula="of:=IF(LEN([.A18])&gt;0;[Conversions.C18];&quot;&quot;)">
            <text:p/>
          </table:table-cell>
          <table:table-cell table:style-name="ce241" table:formula="of:=IF(LEN([.A18])&gt;0;[Conversions.D18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19];[Conversions.A19];&quot;&quot;)">
            <text:p/>
          </table:table-cell>
          <table:table-cell table:style-name="ce332" table:formula="of:=IF(LEN([.A19])&gt;0;IF([Conversions.S19];&quot;t&quot;;&quot;f&quot;);&quot;&quot;)">
            <text:p/>
          </table:table-cell>
          <table:table-cell table:style-name="ce241" table:formula="of:=IF(LEN([.A19])&gt;0;IF([Conversions.M19]=&quot;integer&quot;;&quot;t&quot;;&quot;f&quot;);&quot;&quot;)">
            <text:p/>
          </table:table-cell>
          <table:table-cell table:style-name="ce241" table:formula="of:=IF(LEN([.A19])&gt;0;[Conversions.B19];&quot;&quot;)">
            <text:p/>
          </table:table-cell>
          <table:table-cell table:style-name="ce241" table:formula="of:=IF(LEN([.A19])&gt;0;[Conversions.C19];&quot;&quot;)">
            <text:p/>
          </table:table-cell>
          <table:table-cell table:style-name="ce241" table:formula="of:=IF(LEN([.A19])&gt;0;[Conversions.D19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20];[Conversions.A20];&quot;&quot;)">
            <text:p/>
          </table:table-cell>
          <table:table-cell table:style-name="ce332" table:formula="of:=IF(LEN([.A20])&gt;0;IF([Conversions.S20];&quot;t&quot;;&quot;f&quot;);&quot;&quot;)">
            <text:p/>
          </table:table-cell>
          <table:table-cell table:style-name="ce241" table:formula="of:=IF(LEN([.A20])&gt;0;IF([Conversions.M20]=&quot;integer&quot;;&quot;t&quot;;&quot;f&quot;);&quot;&quot;)">
            <text:p/>
          </table:table-cell>
          <table:table-cell table:style-name="ce241" table:formula="of:=IF(LEN([.A20])&gt;0;[Conversions.B20];&quot;&quot;)">
            <text:p/>
          </table:table-cell>
          <table:table-cell table:style-name="ce241" table:formula="of:=IF(LEN([.A20])&gt;0;[Conversions.C20];&quot;&quot;)">
            <text:p/>
          </table:table-cell>
          <table:table-cell table:style-name="ce241" table:formula="of:=IF(LEN([.A20])&gt;0;[Conversions.D20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21];[Conversions.A21];&quot;&quot;)">
            <text:p/>
          </table:table-cell>
          <table:table-cell table:style-name="ce332" table:formula="of:=IF(LEN([.A21])&gt;0;IF([Conversions.S21];&quot;t&quot;;&quot;f&quot;);&quot;&quot;)">
            <text:p/>
          </table:table-cell>
          <table:table-cell table:style-name="ce241" table:formula="of:=IF(LEN([.A21])&gt;0;IF([Conversions.M21]=&quot;integer&quot;;&quot;t&quot;;&quot;f&quot;);&quot;&quot;)">
            <text:p/>
          </table:table-cell>
          <table:table-cell table:style-name="ce241" table:formula="of:=IF(LEN([.A21])&gt;0;[Conversions.B21];&quot;&quot;)">
            <text:p/>
          </table:table-cell>
          <table:table-cell table:style-name="ce241" table:formula="of:=IF(LEN([.A21])&gt;0;[Conversions.C21];&quot;&quot;)">
            <text:p/>
          </table:table-cell>
          <table:table-cell table:style-name="ce241" table:formula="of:=IF(LEN([.A21])&gt;0;[Conversions.D21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22];[Conversions.A22];&quot;&quot;)">
            <text:p/>
          </table:table-cell>
          <table:table-cell table:style-name="ce332" table:formula="of:=IF(LEN([.A22])&gt;0;IF([Conversions.S22];&quot;t&quot;;&quot;f&quot;);&quot;&quot;)">
            <text:p/>
          </table:table-cell>
          <table:table-cell table:style-name="ce241" table:formula="of:=IF(LEN([.A22])&gt;0;IF([Conversions.M22]=&quot;integer&quot;;&quot;t&quot;;&quot;f&quot;);&quot;&quot;)">
            <text:p/>
          </table:table-cell>
          <table:table-cell table:style-name="ce241" table:formula="of:=IF(LEN([.A22])&gt;0;[Conversions.B22];&quot;&quot;)">
            <text:p/>
          </table:table-cell>
          <table:table-cell table:style-name="ce241" table:formula="of:=IF(LEN([.A22])&gt;0;[Conversions.C22];&quot;&quot;)">
            <text:p/>
          </table:table-cell>
          <table:table-cell table:style-name="ce241" table:formula="of:=IF(LEN([.A22])&gt;0;[Conversions.D22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23];[Conversions.A23];&quot;&quot;)">
            <text:p/>
          </table:table-cell>
          <table:table-cell table:style-name="ce332" table:formula="of:=IF(LEN([.A23])&gt;0;IF([Conversions.S23];&quot;t&quot;;&quot;f&quot;);&quot;&quot;)">
            <text:p/>
          </table:table-cell>
          <table:table-cell table:style-name="ce241" table:formula="of:=IF(LEN([.A23])&gt;0;IF([Conversions.M23]=&quot;integer&quot;;&quot;t&quot;;&quot;f&quot;);&quot;&quot;)">
            <text:p/>
          </table:table-cell>
          <table:table-cell table:style-name="ce241" table:formula="of:=IF(LEN([.A23])&gt;0;[Conversions.B23];&quot;&quot;)">
            <text:p/>
          </table:table-cell>
          <table:table-cell table:style-name="ce241" table:formula="of:=IF(LEN([.A23])&gt;0;[Conversions.C23];&quot;&quot;)">
            <text:p/>
          </table:table-cell>
          <table:table-cell table:style-name="ce241" table:formula="of:=IF(LEN([.A23])&gt;0;[Conversions.D23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24];[Conversions.A24];&quot;&quot;)">
            <text:p/>
          </table:table-cell>
          <table:table-cell table:style-name="ce332" table:formula="of:=IF(LEN([.A24])&gt;0;IF([Conversions.S24];&quot;t&quot;;&quot;f&quot;);&quot;&quot;)">
            <text:p/>
          </table:table-cell>
          <table:table-cell table:style-name="ce241" table:formula="of:=IF(LEN([.A24])&gt;0;IF([Conversions.M24]=&quot;integer&quot;;&quot;t&quot;;&quot;f&quot;);&quot;&quot;)">
            <text:p/>
          </table:table-cell>
          <table:table-cell table:style-name="ce241" table:formula="of:=IF(LEN([.A24])&gt;0;[Conversions.B24];&quot;&quot;)">
            <text:p/>
          </table:table-cell>
          <table:table-cell table:style-name="ce241" table:formula="of:=IF(LEN([.A24])&gt;0;[Conversions.C24];&quot;&quot;)">
            <text:p/>
          </table:table-cell>
          <table:table-cell table:style-name="ce241" table:formula="of:=IF(LEN([.A24])&gt;0;[Conversions.D24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25];[Conversions.A25];&quot;&quot;)">
            <text:p/>
          </table:table-cell>
          <table:table-cell table:style-name="ce332" table:formula="of:=IF(LEN([.A25])&gt;0;IF([Conversions.S25];&quot;t&quot;;&quot;f&quot;);&quot;&quot;)">
            <text:p/>
          </table:table-cell>
          <table:table-cell table:style-name="ce241" table:formula="of:=IF(LEN([.A25])&gt;0;IF([Conversions.M25]=&quot;integer&quot;;&quot;t&quot;;&quot;f&quot;);&quot;&quot;)">
            <text:p/>
          </table:table-cell>
          <table:table-cell table:style-name="ce241" table:formula="of:=IF(LEN([.A25])&gt;0;[Conversions.B25];&quot;&quot;)">
            <text:p/>
          </table:table-cell>
          <table:table-cell table:style-name="ce241" table:formula="of:=IF(LEN([.A25])&gt;0;[Conversions.C25];&quot;&quot;)">
            <text:p/>
          </table:table-cell>
          <table:table-cell table:style-name="ce241" table:formula="of:=IF(LEN([.A25])&gt;0;[Conversions.D25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26];[Conversions.A26];&quot;&quot;)">
            <text:p/>
          </table:table-cell>
          <table:table-cell table:style-name="ce332" table:formula="of:=IF(LEN([.A26])&gt;0;IF([Conversions.S26];&quot;t&quot;;&quot;f&quot;);&quot;&quot;)">
            <text:p/>
          </table:table-cell>
          <table:table-cell table:style-name="ce241" table:formula="of:=IF(LEN([.A26])&gt;0;IF([Conversions.M26]=&quot;integer&quot;;&quot;t&quot;;&quot;f&quot;);&quot;&quot;)">
            <text:p/>
          </table:table-cell>
          <table:table-cell table:style-name="ce241" table:formula="of:=IF(LEN([.A26])&gt;0;[Conversions.B26];&quot;&quot;)">
            <text:p/>
          </table:table-cell>
          <table:table-cell table:style-name="ce241" table:formula="of:=IF(LEN([.A26])&gt;0;[Conversions.C26];&quot;&quot;)">
            <text:p/>
          </table:table-cell>
          <table:table-cell table:style-name="ce241" table:formula="of:=IF(LEN([.A26])&gt;0;[Conversions.D26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27];[Conversions.A27];&quot;&quot;)">
            <text:p/>
          </table:table-cell>
          <table:table-cell table:style-name="ce332" table:formula="of:=IF(LEN([.A27])&gt;0;IF([Conversions.S27];&quot;t&quot;;&quot;f&quot;);&quot;&quot;)">
            <text:p/>
          </table:table-cell>
          <table:table-cell table:style-name="ce241" table:formula="of:=IF(LEN([.A27])&gt;0;IF([Conversions.M27]=&quot;integer&quot;;&quot;t&quot;;&quot;f&quot;);&quot;&quot;)">
            <text:p/>
          </table:table-cell>
          <table:table-cell table:style-name="ce241" table:formula="of:=IF(LEN([.A27])&gt;0;[Conversions.B27];&quot;&quot;)">
            <text:p/>
          </table:table-cell>
          <table:table-cell table:style-name="ce241" table:formula="of:=IF(LEN([.A27])&gt;0;[Conversions.C27];&quot;&quot;)">
            <text:p/>
          </table:table-cell>
          <table:table-cell table:style-name="ce241" table:formula="of:=IF(LEN([.A27])&gt;0;[Conversions.D27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28];[Conversions.A28];&quot;&quot;)">
            <text:p/>
          </table:table-cell>
          <table:table-cell table:style-name="ce332" table:formula="of:=IF(LEN([.A28])&gt;0;IF([Conversions.S28];&quot;t&quot;;&quot;f&quot;);&quot;&quot;)">
            <text:p/>
          </table:table-cell>
          <table:table-cell table:style-name="ce241" table:formula="of:=IF(LEN([.A28])&gt;0;IF([Conversions.M28]=&quot;integer&quot;;&quot;t&quot;;&quot;f&quot;);&quot;&quot;)">
            <text:p/>
          </table:table-cell>
          <table:table-cell table:style-name="ce241" table:formula="of:=IF(LEN([.A28])&gt;0;[Conversions.B28];&quot;&quot;)">
            <text:p/>
          </table:table-cell>
          <table:table-cell table:style-name="ce241" table:formula="of:=IF(LEN([.A28])&gt;0;[Conversions.C28];&quot;&quot;)">
            <text:p/>
          </table:table-cell>
          <table:table-cell table:style-name="ce241" table:formula="of:=IF(LEN([.A28])&gt;0;[Conversions.D28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29];[Conversions.A29];&quot;&quot;)">
            <text:p/>
          </table:table-cell>
          <table:table-cell table:style-name="ce332" table:formula="of:=IF(LEN([.A29])&gt;0;IF([Conversions.S29];&quot;t&quot;;&quot;f&quot;);&quot;&quot;)">
            <text:p/>
          </table:table-cell>
          <table:table-cell table:style-name="ce241" table:formula="of:=IF(LEN([.A29])&gt;0;IF([Conversions.M29]=&quot;integer&quot;;&quot;t&quot;;&quot;f&quot;);&quot;&quot;)">
            <text:p/>
          </table:table-cell>
          <table:table-cell table:style-name="ce241" table:formula="of:=IF(LEN([.A29])&gt;0;[Conversions.B29];&quot;&quot;)">
            <text:p/>
          </table:table-cell>
          <table:table-cell table:style-name="ce241" table:formula="of:=IF(LEN([.A29])&gt;0;[Conversions.C29];&quot;&quot;)">
            <text:p/>
          </table:table-cell>
          <table:table-cell table:style-name="ce241" table:formula="of:=IF(LEN([.A29])&gt;0;[Conversions.D29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30];[Conversions.A30];&quot;&quot;)">
            <text:p/>
          </table:table-cell>
          <table:table-cell table:style-name="ce332" table:formula="of:=IF(LEN([.A30])&gt;0;IF([Conversions.S30];&quot;t&quot;;&quot;f&quot;);&quot;&quot;)">
            <text:p/>
          </table:table-cell>
          <table:table-cell table:style-name="ce241" table:formula="of:=IF(LEN([.A30])&gt;0;IF([Conversions.M30]=&quot;integer&quot;;&quot;t&quot;;&quot;f&quot;);&quot;&quot;)">
            <text:p/>
          </table:table-cell>
          <table:table-cell table:style-name="ce241" table:formula="of:=IF(LEN([.A30])&gt;0;[Conversions.B30];&quot;&quot;)">
            <text:p/>
          </table:table-cell>
          <table:table-cell table:style-name="ce241" table:formula="of:=IF(LEN([.A30])&gt;0;[Conversions.C30];&quot;&quot;)">
            <text:p/>
          </table:table-cell>
          <table:table-cell table:style-name="ce241" table:formula="of:=IF(LEN([.A30])&gt;0;[Conversions.D30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31];[Conversions.A31];&quot;&quot;)">
            <text:p/>
          </table:table-cell>
          <table:table-cell table:style-name="ce332" table:formula="of:=IF(LEN([.A31])&gt;0;IF([Conversions.S31];&quot;t&quot;;&quot;f&quot;);&quot;&quot;)">
            <text:p/>
          </table:table-cell>
          <table:table-cell table:style-name="ce241" table:formula="of:=IF(LEN([.A31])&gt;0;IF([Conversions.M31]=&quot;integer&quot;;&quot;t&quot;;&quot;f&quot;);&quot;&quot;)">
            <text:p/>
          </table:table-cell>
          <table:table-cell table:style-name="ce241" table:formula="of:=IF(LEN([.A31])&gt;0;[Conversions.B31];&quot;&quot;)">
            <text:p/>
          </table:table-cell>
          <table:table-cell table:style-name="ce241" table:formula="of:=IF(LEN([.A31])&gt;0;[Conversions.C31];&quot;&quot;)">
            <text:p/>
          </table:table-cell>
          <table:table-cell table:style-name="ce241" table:formula="of:=IF(LEN([.A31])&gt;0;[Conversions.D31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32];[Conversions.A32];&quot;&quot;)">
            <text:p/>
          </table:table-cell>
          <table:table-cell table:style-name="ce332" table:formula="of:=IF(LEN([.A32])&gt;0;IF([Conversions.S32];&quot;t&quot;;&quot;f&quot;);&quot;&quot;)">
            <text:p/>
          </table:table-cell>
          <table:table-cell table:style-name="ce241" table:formula="of:=IF(LEN([.A32])&gt;0;IF([Conversions.M32]=&quot;integer&quot;;&quot;t&quot;;&quot;f&quot;);&quot;&quot;)">
            <text:p/>
          </table:table-cell>
          <table:table-cell table:style-name="ce241" table:formula="of:=IF(LEN([.A32])&gt;0;[Conversions.B32];&quot;&quot;)">
            <text:p/>
          </table:table-cell>
          <table:table-cell table:style-name="ce241" table:formula="of:=IF(LEN([.A32])&gt;0;[Conversions.C32];&quot;&quot;)">
            <text:p/>
          </table:table-cell>
          <table:table-cell table:style-name="ce241" table:formula="of:=IF(LEN([.A32])&gt;0;[Conversions.D32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33];[Conversions.A33];&quot;&quot;)">
            <text:p/>
          </table:table-cell>
          <table:table-cell table:style-name="ce332" table:formula="of:=IF(LEN([.A33])&gt;0;IF([Conversions.S33];&quot;t&quot;;&quot;f&quot;);&quot;&quot;)">
            <text:p/>
          </table:table-cell>
          <table:table-cell table:style-name="ce241" table:formula="of:=IF(LEN([.A33])&gt;0;IF([Conversions.M33]=&quot;integer&quot;;&quot;t&quot;;&quot;f&quot;);&quot;&quot;)">
            <text:p/>
          </table:table-cell>
          <table:table-cell table:style-name="ce241" table:formula="of:=IF(LEN([.A33])&gt;0;[Conversions.B33];&quot;&quot;)">
            <text:p/>
          </table:table-cell>
          <table:table-cell table:style-name="ce241" table:formula="of:=IF(LEN([.A33])&gt;0;[Conversions.C33];&quot;&quot;)">
            <text:p/>
          </table:table-cell>
          <table:table-cell table:style-name="ce241" table:formula="of:=IF(LEN([.A33])&gt;0;[Conversions.D33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34];[Conversions.A34];&quot;&quot;)">
            <text:p/>
          </table:table-cell>
          <table:table-cell table:style-name="ce332" table:formula="of:=IF(LEN([.A34])&gt;0;IF([Conversions.S34];&quot;t&quot;;&quot;f&quot;);&quot;&quot;)">
            <text:p/>
          </table:table-cell>
          <table:table-cell table:style-name="ce241" table:formula="of:=IF(LEN([.A34])&gt;0;IF([Conversions.M34]=&quot;integer&quot;;&quot;t&quot;;&quot;f&quot;);&quot;&quot;)">
            <text:p/>
          </table:table-cell>
          <table:table-cell table:style-name="ce241" table:formula="of:=IF(LEN([.A34])&gt;0;[Conversions.B34];&quot;&quot;)">
            <text:p/>
          </table:table-cell>
          <table:table-cell table:style-name="ce241" table:formula="of:=IF(LEN([.A34])&gt;0;[Conversions.C34];&quot;&quot;)">
            <text:p/>
          </table:table-cell>
          <table:table-cell table:style-name="ce241" table:formula="of:=IF(LEN([.A34])&gt;0;[Conversions.D34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35];[Conversions.A35];&quot;&quot;)">
            <text:p/>
          </table:table-cell>
          <table:table-cell table:style-name="ce332" table:formula="of:=IF(LEN([.A35])&gt;0;IF([Conversions.S35];&quot;t&quot;;&quot;f&quot;);&quot;&quot;)">
            <text:p/>
          </table:table-cell>
          <table:table-cell table:style-name="ce241" table:formula="of:=IF(LEN([.A35])&gt;0;IF([Conversions.M35]=&quot;integer&quot;;&quot;t&quot;;&quot;f&quot;);&quot;&quot;)">
            <text:p/>
          </table:table-cell>
          <table:table-cell table:style-name="ce241" table:formula="of:=IF(LEN([.A35])&gt;0;[Conversions.B35];&quot;&quot;)">
            <text:p/>
          </table:table-cell>
          <table:table-cell table:style-name="ce241" table:formula="of:=IF(LEN([.A35])&gt;0;[Conversions.C35];&quot;&quot;)">
            <text:p/>
          </table:table-cell>
          <table:table-cell table:style-name="ce241" table:formula="of:=IF(LEN([.A35])&gt;0;[Conversions.D35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36];[Conversions.A36];&quot;&quot;)">
            <text:p/>
          </table:table-cell>
          <table:table-cell table:style-name="ce332" table:formula="of:=IF(LEN([.A36])&gt;0;IF([Conversions.S36];&quot;t&quot;;&quot;f&quot;);&quot;&quot;)">
            <text:p/>
          </table:table-cell>
          <table:table-cell table:style-name="ce241" table:formula="of:=IF(LEN([.A36])&gt;0;IF([Conversions.M36]=&quot;integer&quot;;&quot;t&quot;;&quot;f&quot;);&quot;&quot;)">
            <text:p/>
          </table:table-cell>
          <table:table-cell table:style-name="ce241" table:formula="of:=IF(LEN([.A36])&gt;0;[Conversions.B36];&quot;&quot;)">
            <text:p/>
          </table:table-cell>
          <table:table-cell table:style-name="ce241" table:formula="of:=IF(LEN([.A36])&gt;0;[Conversions.C36];&quot;&quot;)">
            <text:p/>
          </table:table-cell>
          <table:table-cell table:style-name="ce241" table:formula="of:=IF(LEN([.A36])&gt;0;[Conversions.D36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37];[Conversions.A37];&quot;&quot;)">
            <text:p/>
          </table:table-cell>
          <table:table-cell table:style-name="ce332" table:formula="of:=IF(LEN([.A37])&gt;0;IF([Conversions.S37];&quot;t&quot;;&quot;f&quot;);&quot;&quot;)">
            <text:p/>
          </table:table-cell>
          <table:table-cell table:style-name="ce241" table:formula="of:=IF(LEN([.A37])&gt;0;IF([Conversions.M37]=&quot;integer&quot;;&quot;t&quot;;&quot;f&quot;);&quot;&quot;)">
            <text:p/>
          </table:table-cell>
          <table:table-cell table:style-name="ce241" table:formula="of:=IF(LEN([.A37])&gt;0;[Conversions.B37];&quot;&quot;)">
            <text:p/>
          </table:table-cell>
          <table:table-cell table:style-name="ce241" table:formula="of:=IF(LEN([.A37])&gt;0;[Conversions.C37];&quot;&quot;)">
            <text:p/>
          </table:table-cell>
          <table:table-cell table:style-name="ce241" table:formula="of:=IF(LEN([.A37])&gt;0;[Conversions.D37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38];[Conversions.A38];&quot;&quot;)">
            <text:p/>
          </table:table-cell>
          <table:table-cell table:style-name="ce332" table:formula="of:=IF(LEN([.A38])&gt;0;IF([Conversions.S38];&quot;t&quot;;&quot;f&quot;);&quot;&quot;)">
            <text:p/>
          </table:table-cell>
          <table:table-cell table:style-name="ce241" table:formula="of:=IF(LEN([.A38])&gt;0;IF([Conversions.M38]=&quot;integer&quot;;&quot;t&quot;;&quot;f&quot;);&quot;&quot;)">
            <text:p/>
          </table:table-cell>
          <table:table-cell table:style-name="ce241" table:formula="of:=IF(LEN([.A38])&gt;0;[Conversions.B38];&quot;&quot;)">
            <text:p/>
          </table:table-cell>
          <table:table-cell table:style-name="ce241" table:formula="of:=IF(LEN([.A38])&gt;0;[Conversions.C38];&quot;&quot;)">
            <text:p/>
          </table:table-cell>
          <table:table-cell table:style-name="ce241" table:formula="of:=IF(LEN([.A38])&gt;0;[Conversions.D38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39];[Conversions.A39];&quot;&quot;)">
            <text:p/>
          </table:table-cell>
          <table:table-cell table:style-name="ce332" table:formula="of:=IF(LEN([.A39])&gt;0;IF([Conversions.S39];&quot;t&quot;;&quot;f&quot;);&quot;&quot;)">
            <text:p/>
          </table:table-cell>
          <table:table-cell table:style-name="ce241" table:formula="of:=IF(LEN([.A39])&gt;0;IF([Conversions.M39]=&quot;integer&quot;;&quot;t&quot;;&quot;f&quot;);&quot;&quot;)">
            <text:p/>
          </table:table-cell>
          <table:table-cell table:style-name="ce241" table:formula="of:=IF(LEN([.A39])&gt;0;[Conversions.B39];&quot;&quot;)">
            <text:p/>
          </table:table-cell>
          <table:table-cell table:style-name="ce241" table:formula="of:=IF(LEN([.A39])&gt;0;[Conversions.C39];&quot;&quot;)">
            <text:p/>
          </table:table-cell>
          <table:table-cell table:style-name="ce241" table:formula="of:=IF(LEN([.A39])&gt;0;[Conversions.D39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40];[Conversions.A40];&quot;&quot;)">
            <text:p/>
          </table:table-cell>
          <table:table-cell table:style-name="ce332" table:formula="of:=IF(LEN([.A40])&gt;0;IF([Conversions.S40];&quot;t&quot;;&quot;f&quot;);&quot;&quot;)">
            <text:p/>
          </table:table-cell>
          <table:table-cell table:style-name="ce241" table:formula="of:=IF(LEN([.A40])&gt;0;IF([Conversions.M40]=&quot;integer&quot;;&quot;t&quot;;&quot;f&quot;);&quot;&quot;)">
            <text:p/>
          </table:table-cell>
          <table:table-cell table:style-name="ce241" table:formula="of:=IF(LEN([.A40])&gt;0;[Conversions.B40];&quot;&quot;)">
            <text:p/>
          </table:table-cell>
          <table:table-cell table:style-name="ce241" table:formula="of:=IF(LEN([.A40])&gt;0;[Conversions.C40];&quot;&quot;)">
            <text:p/>
          </table:table-cell>
          <table:table-cell table:style-name="ce241" table:formula="of:=IF(LEN([.A40])&gt;0;[Conversions.D40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41];[Conversions.A41];&quot;&quot;)">
            <text:p/>
          </table:table-cell>
          <table:table-cell table:style-name="ce332" table:formula="of:=IF(LEN([.A41])&gt;0;IF([Conversions.S41];&quot;t&quot;;&quot;f&quot;);&quot;&quot;)">
            <text:p/>
          </table:table-cell>
          <table:table-cell table:style-name="ce241" table:formula="of:=IF(LEN([.A41])&gt;0;IF([Conversions.M41]=&quot;integer&quot;;&quot;t&quot;;&quot;f&quot;);&quot;&quot;)">
            <text:p/>
          </table:table-cell>
          <table:table-cell table:style-name="ce241" table:formula="of:=IF(LEN([.A41])&gt;0;[Conversions.B41];&quot;&quot;)">
            <text:p/>
          </table:table-cell>
          <table:table-cell table:style-name="ce241" table:formula="of:=IF(LEN([.A41])&gt;0;[Conversions.C41];&quot;&quot;)">
            <text:p/>
          </table:table-cell>
          <table:table-cell table:style-name="ce241" table:formula="of:=IF(LEN([.A41])&gt;0;[Conversions.D41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42];[Conversions.A42];&quot;&quot;)">
            <text:p/>
          </table:table-cell>
          <table:table-cell table:style-name="ce332" table:formula="of:=IF(LEN([.A42])&gt;0;IF([Conversions.S42];&quot;t&quot;;&quot;f&quot;);&quot;&quot;)">
            <text:p/>
          </table:table-cell>
          <table:table-cell table:style-name="ce241" table:formula="of:=IF(LEN([.A42])&gt;0;IF([Conversions.M42]=&quot;integer&quot;;&quot;t&quot;;&quot;f&quot;);&quot;&quot;)">
            <text:p/>
          </table:table-cell>
          <table:table-cell table:style-name="ce241" table:formula="of:=IF(LEN([.A42])&gt;0;[Conversions.B42];&quot;&quot;)">
            <text:p/>
          </table:table-cell>
          <table:table-cell table:style-name="ce241" table:formula="of:=IF(LEN([.A42])&gt;0;[Conversions.C42];&quot;&quot;)">
            <text:p/>
          </table:table-cell>
          <table:table-cell table:style-name="ce241" table:formula="of:=IF(LEN([.A42])&gt;0;[Conversions.D42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43];[Conversions.A43];&quot;&quot;)">
            <text:p/>
          </table:table-cell>
          <table:table-cell table:style-name="ce332" table:formula="of:=IF(LEN([.A43])&gt;0;IF([Conversions.S43];&quot;t&quot;;&quot;f&quot;);&quot;&quot;)">
            <text:p/>
          </table:table-cell>
          <table:table-cell table:style-name="ce241" table:formula="of:=IF(LEN([.A43])&gt;0;IF([Conversions.M43]=&quot;integer&quot;;&quot;t&quot;;&quot;f&quot;);&quot;&quot;)">
            <text:p/>
          </table:table-cell>
          <table:table-cell table:style-name="ce241" table:formula="of:=IF(LEN([.A43])&gt;0;[Conversions.B43];&quot;&quot;)">
            <text:p/>
          </table:table-cell>
          <table:table-cell table:style-name="ce241" table:formula="of:=IF(LEN([.A43])&gt;0;[Conversions.C43];&quot;&quot;)">
            <text:p/>
          </table:table-cell>
          <table:table-cell table:style-name="ce241" table:formula="of:=IF(LEN([.A43])&gt;0;[Conversions.D43];&quot;&quot;)">
            <text:p/>
          </table:table-cell>
          <table:table-cell table:style-name="ce334"/>
        </table:table-row>
        <table:table-row table:style-name="ro5">
          <table:table-cell table:style-name="ce241" table:formula="of:=IF([Conversions.$S44];[Conversions.A44];&quot;&quot;)">
            <text:p/>
          </table:table-cell>
          <table:table-cell table:style-name="ce332" table:formula="of:=IF(LEN([.A44])&gt;0;IF([Conversions.S44];&quot;t&quot;;&quot;f&quot;);&quot;&quot;)">
            <text:p/>
          </table:table-cell>
          <table:table-cell table:style-name="ce241" table:formula="of:=IF(LEN([.A44])&gt;0;IF([Conversions.M44]=&quot;integer&quot;;&quot;t&quot;;&quot;f&quot;);&quot;&quot;)">
            <text:p/>
          </table:table-cell>
          <table:table-cell table:style-name="ce241" table:formula="of:=IF(LEN([.A44])&gt;0;[Conversions.B44];&quot;&quot;)">
            <text:p/>
          </table:table-cell>
          <table:table-cell table:style-name="ce241" table:formula="of:=IF(LEN([.A44])&gt;0;[Conversions.C44];&quot;&quot;)">
            <text:p/>
          </table:table-cell>
          <table:table-cell table:style-name="ce241" table:formula="of:=IF(LEN([.A44])&gt;0;[Conversions.D44];&quot;&quot;)">
            <text:p/>
          </table:table-cell>
          <table:table-cell table:style-name="ce334"/>
        </table:table-row>
        <table:table-row table:style-name="ro5" table:number-rows-repeated="55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MCU List" table:style-name="ta6">
        <table:table-column table:style-name="co54" table:default-cell-style-name="ce304"/>
        <table:table-column table:style-name="co53" table:number-columns-repeated="3" table:default-cell-style-name="ce304"/>
        <table:table-row table:style-name="ro5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ange</text:p>
          </table:table-cell>
          <table:table-cell table:style-name="Default" office:value-type="string" calcext:value-type="string">
            <text:p>Column</text:p>
          </table:table-cell>
          <table:table-cell table:style-name="Default" office:value-type="string" calcext:value-type="string">
            <text:p>Sorted</text:p>
          </table:table-cell>
        </table:table-row>
        <table:table-row table:style-name="ro5">
          <table:table-cell office:value-type="string" calcext:value-type="string">
            <text:p>RpiBv2</text:p>
          </table:table-cell>
          <table:table-cell office:value-type="string" calcext:value-type="string">
            <text:p>A4:C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piBplus</text:p>
          </table:table-cell>
          <table:table-cell office:value-type="string" calcext:value-type="string">
            <text:p>A4:C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eensy32</text:p>
          </table:table-cell>
          <table:table-cell office:value-type="string" calcext:value-type="string">
            <text:p>A4:C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 table:number-rows-repeated="1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RpiBplus" table:style-name="ta4">
        <table:table-column table:style-name="co55" table:default-cell-style-name="ce336"/>
        <table:table-column table:style-name="co53" table:default-cell-style-name="ce336"/>
        <table:table-column table:style-name="co56" table:default-cell-style-name="ce336"/>
        <table:table-column table:style-name="co53" table:number-columns-repeated="2" table:default-cell-style-name="ce339"/>
        <table:table-column table:style-name="co57" table:number-columns-repeated="2" table:default-cell-style-name="ce339"/>
        <table:table-column table:style-name="co53" table:number-columns-repeated="2" table:default-cell-style-name="ce339"/>
        <table:table-column table:style-name="co53" table:number-columns-repeated="4" table:default-cell-style-name="ce340"/>
        <table:table-column table:style-name="co58" table:default-cell-style-name="ce340"/>
        <table:table-column table:style-name="co53" table:number-columns-repeated="1001" table:default-cell-style-name="Default"/>
        <table:table-row table:style-name="ro14">
          <table:table-cell table:style-name="ce136" table:formula="of:=[$'MCU List'.A3]" office:value-type="string" office:string-value="RpiBplus" calcext:value-type="string">
            <text:p>RpiBplus</text:p>
          </table:table-cell>
          <table:table-cell table:style-name="ce128" table:number-columns-repeated="2"/>
          <table:table-cell table:style-name="ce136" table:number-columns-repeated="1012"/>
        </table:table-row>
        <table:table-row table:style-name="ro15">
          <table:table-cell table:style-name="ce335"/>
          <table:table-cell table:style-name="ce337" table:number-columns-repeated="2"/>
          <table:table-cell table:style-name="ce338" table:number-columns-repeated="1012"/>
        </table:table-row>
        <table:table-row table:style-name="ro14">
          <table:table-cell table:style-name="ce129" office:value-type="string" calcext:value-type="string">
            <text:p>ID</text:p>
          </table:table-cell>
          <table:table-cell table:style-name="ce129" office:value-type="string" calcext:value-type="string">
            <office:annotation draw:style-name="gr3" draw:text-style-name="P4" svg:width="28.99mm" svg:height="21.76mm" svg:x="51.15mm" svg:y="9.03mm" draw:caption-point-x="25.49mm" draw:caption-point-y="-0.49mm">
              <dc:date>2014-10-08T00:00:00</dc:date>
              <text:p text:style-name="P3"><text:span text:style-name="T3">The pin number of the microcontroller, it is automatically calculated.</text:span></text:p>
            </office:annotation>
            <text:p>Pin Nº</text:p>
          </table:table-cell>
          <table:table-cell table:style-name="ce129" office:value-type="string" calcext:value-type="string">
            <office:annotation draw:style-name="gr6" draw:text-style-name="P4" svg:width="28.99mm" svg:height="37.56mm" svg:x="177.29mm" svg:y="8.44mm" draw:caption-point-x="-6.1mm" draw:caption-point-y="0.1mm">
              <dc:date>2014-10-08T00:00:00</dc:date>
              <text:p text:style-name="P3"><text:span text:style-name="T3">The pin/port functions as listed in the MCU. <text:s/>In near future this should be selectable from microcontroller's datasheet info.</text:span></text:p>
            </office:annotation>
            <text:p>Pin Port Functions</text:p>
          </table:table-cell>
          <table:table-cell table:style-name="ce129" office:value-type="string" calcext:value-type="string">
            <text:p>AN</text:p>
          </table:table-cell>
          <table:table-cell table:style-name="ce129" office:value-type="string" calcext:value-type="string">
            <text:p>FUNC</text:p>
          </table:table-cell>
          <table:table-cell table:style-name="ce129" office:value-type="string" calcext:value-type="string">
            <text:p>FUNC2</text:p>
          </table:table-cell>
          <table:table-cell table:style-name="ce129" office:value-type="string" calcext:value-type="string">
            <text:p>FUNC3</text:p>
          </table:table-cell>
          <table:table-cell table:style-name="ce129" office:value-type="string" calcext:value-type="string">
            <text:p>PWM</text:p>
          </table:table-cell>
          <table:table-cell table:style-name="ce129" office:value-type="string" calcext:value-type="string">
            <text:p>RXX</text:p>
          </table:table-cell>
          <table:table-cell table:style-name="Default" table:number-columns-repeated="5"/>
          <table:table-cell table:number-columns-repeated="1001"/>
        </table:table-row>
        <table:table-row table:style-name="ro5">
          <table:table-cell table:formula="of:=IF(LEN([.C4])&gt;0;CONCATENATE([.$A$1];&quot;_&quot;;TEXT([.B4];&quot;00&quot;));&quot;&quot;)" office:value-type="string" office:string-value="RpiBplus_01" calcext:value-type="string">
            <text:p>RpiBplus_01</text:p>
          </table:table-cell>
          <table:table-cell table:formula="of:=IF(LEN([.C4])&gt;0;1;&quot;&quot;)" office:value-type="float" office:value="1" calcext:value-type="float">
            <text:p>1</text:p>
          </table:table-cell>
          <table:table-cell table:formula="of:=CONCATENATE(&quot;&quot;;[.N4])" office:value-type="string" office:string-value="GND" calcext:value-type="string">
            <text:p>GND</text:p>
          </table:table-cell>
          <table:table-cell table:style-name="ce336" table:formula="of:=CONCATENATE(&quot;&quot;;[Teensy32.D4])">
            <text:p/>
          </table:table-cell>
          <table:table-cell table:style-name="ce336" table:formula="of:=CONCATENATE(&quot;&quot;;[Teensy32.E4])" office:value-type="string" office:string-value="GND" calcext:value-type="string">
            <text:p>GND</text:p>
          </table:table-cell>
          <table:table-cell table:style-name="ce336" table:formula="of:=CONCATENATE(&quot;&quot;;[Teensy32.F4])">
            <text:p/>
          </table:table-cell>
          <table:table-cell table:style-name="ce336" table:formula="of:=CONCATENATE(&quot;&quot;;[Teensy32.H4])">
            <text:p/>
          </table:table-cell>
          <table:table-cell table:style-name="ce336"/>
          <table:table-cell table:style-name="ce336" table:formula="of:=CONCATENATE(&quot;&quot;;[Teensy32.I4])">
            <text:p/>
          </table:table-cell>
          <table:table-cell table:formula="of:=IF(LEN([.E4])&gt;0;IF(LEN([.D4])&gt;0;CONCATENATE([.D4];&quot;/&quot;;[.E4]);[.E4]);CONCATENATE(&quot;&quot;;[.D4]))" office:value-type="string" office:string-value="GND" calcext:value-type="string">
            <text:p>GND</text:p>
          </table:table-cell>
          <table:table-cell table:formula="of:=IF(LEN([.F4])&gt;0;IF(LEN([.J4])&gt;0;CONCATENATE([.J4];&quot;/&quot;;[.F4]);[.F4]);CONCATENATE(&quot;&quot;;[.J4]))" office:value-type="string" office:string-value="GND" calcext:value-type="string">
            <text:p>GND</text:p>
          </table:table-cell>
          <table:table-cell table:formula="of:=IF(LEN([.G4])&gt;0;IF(LEN([.K4])&gt;0;CONCATENATE([.K4];&quot;/&quot;;[.G4]);[.G4]);CONCATENATE(&quot;&quot;;[.K4]))" office:value-type="string" office:string-value="GND" calcext:value-type="string">
            <text:p>GND</text:p>
          </table:table-cell>
          <table:table-cell table:formula="of:=IF(LEN([.H4])&gt;0;IF(LEN([.L4])&gt;0;CONCATENATE([.L4];&quot;/&quot;;[.H4]);[.H4]);CONCATENATE(&quot;&quot;;[.L4]))" office:value-type="string" office:string-value="GND" calcext:value-type="string">
            <text:p>GND</text:p>
          </table:table-cell>
          <table:table-cell table:formula="of:=IF(LEN([.I4])&gt;0;IF(LEN([.M4])&gt;0;CONCATENATE([.M4];&quot;/&quot;;[.I4]);[.I4]);CONCATENATE(&quot;&quot;;[.M4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5])&gt;0;CONCATENATE([.$A$1];&quot;_&quot;;TEXT([.B5];&quot;00&quot;));&quot;&quot;)" office:value-type="string" office:string-value="RpiBplus_02" calcext:value-type="string">
            <text:p>RpiBplus_02</text:p>
          </table:table-cell>
          <table:table-cell table:formula="of:=IF(LEN([.C5])&gt;0;1+[.B4];&quot;&quot;)" office:value-type="float" office:value="2" calcext:value-type="float">
            <text:p>2</text:p>
          </table:table-cell>
          <table:table-cell table:formula="of:=CONCATENATE(&quot;&quot;;[.N5])" office:value-type="string" office:string-value="RX1/DIO0" calcext:value-type="string">
            <text:p>RX1/DIO0</text:p>
          </table:table-cell>
          <table:table-cell table:style-name="ce336" table:formula="of:=CONCATENATE(&quot;&quot;;[Teensy32.D5])">
            <text:p/>
          </table:table-cell>
          <table:table-cell table:style-name="ce336" table:formula="of:=CONCATENATE(&quot;&quot;;[Teensy32.E5])">
            <text:p/>
          </table:table-cell>
          <table:table-cell table:style-name="ce336" table:formula="of:=CONCATENATE(&quot;&quot;;[Teensy32.F5])" office:value-type="string" office:string-value="RX1" calcext:value-type="string">
            <text:p>RX1</text:p>
          </table:table-cell>
          <table:table-cell table:style-name="ce336" table:formula="of:=CONCATENATE(&quot;&quot;;[Teensy32.H5])">
            <text:p/>
          </table:table-cell>
          <table:table-cell table:style-name="ce336"/>
          <table:table-cell table:style-name="ce336" table:formula="of:=CONCATENATE(&quot;&quot;;[Teensy32.I5])" office:value-type="string" office:string-value="DIO0" calcext:value-type="string">
            <text:p>DIO0</text:p>
          </table:table-cell>
          <table:table-cell table:formula="of:=IF(LEN([.E5])&gt;0;IF(LEN([.D5])&gt;0;CONCATENATE([.D5];&quot;/&quot;;[.E5]);[.E5]);CONCATENATE(&quot;&quot;;[.D5]))">
            <text:p/>
          </table:table-cell>
          <table:table-cell table:formula="of:=IF(LEN([.F5])&gt;0;IF(LEN([.J5])&gt;0;CONCATENATE([.J5];&quot;/&quot;;[.F5]);[.F5]);CONCATENATE(&quot;&quot;;[.J5]))" office:value-type="string" office:string-value="RX1" calcext:value-type="string">
            <text:p>RX1</text:p>
          </table:table-cell>
          <table:table-cell table:formula="of:=IF(LEN([.G5])&gt;0;IF(LEN([.K5])&gt;0;CONCATENATE([.K5];&quot;/&quot;;[.G5]);[.G5]);CONCATENATE(&quot;&quot;;[.K5]))" office:value-type="string" office:string-value="RX1" calcext:value-type="string">
            <text:p>RX1</text:p>
          </table:table-cell>
          <table:table-cell table:formula="of:=IF(LEN([.H5])&gt;0;IF(LEN([.L5])&gt;0;CONCATENATE([.L5];&quot;/&quot;;[.H5]);[.H5]);CONCATENATE(&quot;&quot;;[.L5]))" office:value-type="string" office:string-value="RX1" calcext:value-type="string">
            <text:p>RX1</text:p>
          </table:table-cell>
          <table:table-cell table:formula="of:=IF(LEN([.I5])&gt;0;IF(LEN([.M5])&gt;0;CONCATENATE([.M5];&quot;/&quot;;[.I5]);[.I5]);CONCATENATE(&quot;&quot;;[.M5]))" office:value-type="string" office:string-value="RX1/DIO0" calcext:value-type="string">
            <text:p>RX1/DIO0</text:p>
          </table:table-cell>
          <table:table-cell table:number-columns-repeated="1001"/>
        </table:table-row>
        <table:table-row table:style-name="ro5">
          <table:table-cell table:formula="of:=IF(LEN([.C6])&gt;0;CONCATENATE([.$A$1];&quot;_&quot;;TEXT([.B6];&quot;00&quot;));&quot;&quot;)" office:value-type="string" office:string-value="RpiBplus_03" calcext:value-type="string">
            <text:p>RpiBplus_03</text:p>
          </table:table-cell>
          <table:table-cell table:formula="of:=IF(LEN([.C6])&gt;0;1+[.B5];&quot;&quot;)" office:value-type="float" office:value="3" calcext:value-type="float">
            <text:p>3</text:p>
          </table:table-cell>
          <table:table-cell table:formula="of:=CONCATENATE(&quot;&quot;;[.N6])" office:value-type="string" office:string-value="TX1/DIO1" calcext:value-type="string">
            <text:p>TX1/DIO1</text:p>
          </table:table-cell>
          <table:table-cell table:style-name="ce336" table:formula="of:=CONCATENATE(&quot;&quot;;[Teensy32.D6])">
            <text:p/>
          </table:table-cell>
          <table:table-cell table:style-name="ce336" table:formula="of:=CONCATENATE(&quot;&quot;;[Teensy32.E6])">
            <text:p/>
          </table:table-cell>
          <table:table-cell table:style-name="ce336" table:formula="of:=CONCATENATE(&quot;&quot;;[Teensy32.F6])" office:value-type="string" office:string-value="TX1" calcext:value-type="string">
            <text:p>TX1</text:p>
          </table:table-cell>
          <table:table-cell table:style-name="ce336" table:formula="of:=CONCATENATE(&quot;&quot;;[Teensy32.H6])">
            <text:p/>
          </table:table-cell>
          <table:table-cell table:style-name="ce336"/>
          <table:table-cell table:style-name="ce336" table:formula="of:=CONCATENATE(&quot;&quot;;[Teensy32.I6])" office:value-type="string" office:string-value="DIO1" calcext:value-type="string">
            <text:p>DIO1</text:p>
          </table:table-cell>
          <table:table-cell table:formula="of:=IF(LEN([.E6])&gt;0;IF(LEN([.D6])&gt;0;CONCATENATE([.D6];&quot;/&quot;;[.E6]);[.E6]);CONCATENATE(&quot;&quot;;[.D6]))">
            <text:p/>
          </table:table-cell>
          <table:table-cell table:formula="of:=IF(LEN([.F6])&gt;0;IF(LEN([.J6])&gt;0;CONCATENATE([.J6];&quot;/&quot;;[.F6]);[.F6]);CONCATENATE(&quot;&quot;;[.J6]))" office:value-type="string" office:string-value="TX1" calcext:value-type="string">
            <text:p>TX1</text:p>
          </table:table-cell>
          <table:table-cell table:formula="of:=IF(LEN([.G6])&gt;0;IF(LEN([.K6])&gt;0;CONCATENATE([.K6];&quot;/&quot;;[.G6]);[.G6]);CONCATENATE(&quot;&quot;;[.K6]))" office:value-type="string" office:string-value="TX1" calcext:value-type="string">
            <text:p>TX1</text:p>
          </table:table-cell>
          <table:table-cell table:formula="of:=IF(LEN([.H6])&gt;0;IF(LEN([.L6])&gt;0;CONCATENATE([.L6];&quot;/&quot;;[.H6]);[.H6]);CONCATENATE(&quot;&quot;;[.L6]))" office:value-type="string" office:string-value="TX1" calcext:value-type="string">
            <text:p>TX1</text:p>
          </table:table-cell>
          <table:table-cell table:formula="of:=IF(LEN([.I6])&gt;0;IF(LEN([.M6])&gt;0;CONCATENATE([.M6];&quot;/&quot;;[.I6]);[.I6]);CONCATENATE(&quot;&quot;;[.M6]))" office:value-type="string" office:string-value="TX1/DIO1" calcext:value-type="string">
            <text:p>TX1/DIO1</text:p>
          </table:table-cell>
          <table:table-cell table:number-columns-repeated="1001"/>
        </table:table-row>
        <table:table-row table:style-name="ro5">
          <table:table-cell table:formula="of:=IF(LEN([.C7])&gt;0;CONCATENATE([.$A$1];&quot;_&quot;;TEXT([.B7];&quot;00&quot;));&quot;&quot;)" office:value-type="string" office:string-value="RpiBplus_04" calcext:value-type="string">
            <text:p>RpiBplus_04</text:p>
          </table:table-cell>
          <table:table-cell table:formula="of:=IF(LEN([.C7])&gt;0;1+[.B6];&quot;&quot;)" office:value-type="float" office:value="4" calcext:value-type="float">
            <text:p>4</text:p>
          </table:table-cell>
          <table:table-cell table:formula="of:=CONCATENATE(&quot;&quot;;[.N7])" office:value-type="string" office:string-value="DIO2" calcext:value-type="string">
            <text:p>DIO2</text:p>
          </table:table-cell>
          <table:table-cell table:style-name="ce336" table:formula="of:=CONCATENATE(&quot;&quot;;[Teensy32.D7])">
            <text:p/>
          </table:table-cell>
          <table:table-cell table:style-name="ce336" table:formula="of:=CONCATENATE(&quot;&quot;;[Teensy32.E7])">
            <text:p/>
          </table:table-cell>
          <table:table-cell table:style-name="ce336" table:formula="of:=CONCATENATE(&quot;&quot;;[Teensy32.F7])">
            <text:p/>
          </table:table-cell>
          <table:table-cell table:style-name="ce336" table:formula="of:=CONCATENATE(&quot;&quot;;[Teensy32.H7])">
            <text:p/>
          </table:table-cell>
          <table:table-cell table:style-name="ce336"/>
          <table:table-cell table:style-name="ce336" table:formula="of:=CONCATENATE(&quot;&quot;;[Teensy32.I7])" office:value-type="string" office:string-value="DIO2" calcext:value-type="string">
            <text:p>DIO2</text:p>
          </table:table-cell>
          <table:table-cell table:formula="of:=IF(LEN([.E7])&gt;0;IF(LEN([.D7])&gt;0;CONCATENATE([.D7];&quot;/&quot;;[.E7]);[.E7]);CONCATENATE(&quot;&quot;;[.D7]))">
            <text:p/>
          </table:table-cell>
          <table:table-cell table:formula="of:=IF(LEN([.F7])&gt;0;IF(LEN([.J7])&gt;0;CONCATENATE([.J7];&quot;/&quot;;[.F7]);[.F7]);CONCATENATE(&quot;&quot;;[.J7]))">
            <text:p/>
          </table:table-cell>
          <table:table-cell table:formula="of:=IF(LEN([.G7])&gt;0;IF(LEN([.K7])&gt;0;CONCATENATE([.K7];&quot;/&quot;;[.G7]);[.G7]);CONCATENATE(&quot;&quot;;[.K7]))">
            <text:p/>
          </table:table-cell>
          <table:table-cell table:formula="of:=IF(LEN([.H7])&gt;0;IF(LEN([.L7])&gt;0;CONCATENATE([.L7];&quot;/&quot;;[.H7]);[.H7]);CONCATENATE(&quot;&quot;;[.L7]))">
            <text:p/>
          </table:table-cell>
          <table:table-cell table:formula="of:=IF(LEN([.I7])&gt;0;IF(LEN([.M7])&gt;0;CONCATENATE([.M7];&quot;/&quot;;[.I7]);[.I7]);CONCATENATE(&quot;&quot;;[.M7]))" office:value-type="string" office:string-value="DIO2" calcext:value-type="string">
            <text:p>DIO2</text:p>
          </table:table-cell>
          <table:table-cell table:number-columns-repeated="1001"/>
        </table:table-row>
        <table:table-row table:style-name="ro5">
          <table:table-cell table:formula="of:=IF(LEN([.C8])&gt;0;CONCATENATE([.$A$1];&quot;_&quot;;TEXT([.B8];&quot;00&quot;));&quot;&quot;)" office:value-type="string" office:string-value="RpiBplus_05" calcext:value-type="string">
            <text:p>RpiBplus_05</text:p>
          </table:table-cell>
          <table:table-cell table:formula="of:=IF(LEN([.C8])&gt;0;1+[.B7];&quot;&quot;)" office:value-type="float" office:value="5" calcext:value-type="float">
            <text:p>5</text:p>
          </table:table-cell>
          <table:table-cell table:formula="of:=CONCATENATE(&quot;&quot;;[.N8])" office:value-type="string" office:string-value="CANTX/PWM/DIO3" calcext:value-type="string">
            <text:p>CANTX/PWM/DIO3</text:p>
          </table:table-cell>
          <table:table-cell table:style-name="ce336" table:formula="of:=CONCATENATE(&quot;&quot;;[Teensy32.D8])">
            <text:p/>
          </table:table-cell>
          <table:table-cell table:style-name="ce336" table:formula="of:=CONCATENATE(&quot;&quot;;[Teensy32.E8])" office:value-type="string" office:string-value="CANTX" calcext:value-type="string">
            <text:p>CANTX</text:p>
          </table:table-cell>
          <table:table-cell table:style-name="ce336" table:formula="of:=CONCATENATE(&quot;&quot;;[Teensy32.F8])">
            <text:p/>
          </table:table-cell>
          <table:table-cell table:style-name="ce336" table:formula="of:=CONCATENATE(&quot;&quot;;[Teensy32.H8])" office:value-type="string" office:string-value="PWM" calcext:value-type="string">
            <text:p>PWM</text:p>
          </table:table-cell>
          <table:table-cell table:style-name="ce336"/>
          <table:table-cell table:style-name="ce336" table:formula="of:=CONCATENATE(&quot;&quot;;[Teensy32.I8])" office:value-type="string" office:string-value="DIO3" calcext:value-type="string">
            <text:p>DIO3</text:p>
          </table:table-cell>
          <table:table-cell table:formula="of:=IF(LEN([.E8])&gt;0;IF(LEN([.D8])&gt;0;CONCATENATE([.D8];&quot;/&quot;;[.E8]);[.E8]);CONCATENATE(&quot;&quot;;[.D8]))" office:value-type="string" office:string-value="CANTX" calcext:value-type="string">
            <text:p>CANTX</text:p>
          </table:table-cell>
          <table:table-cell table:formula="of:=IF(LEN([.F8])&gt;0;IF(LEN([.J8])&gt;0;CONCATENATE([.J8];&quot;/&quot;;[.F8]);[.F8]);CONCATENATE(&quot;&quot;;[.J8]))" office:value-type="string" office:string-value="CANTX" calcext:value-type="string">
            <text:p>CANTX</text:p>
          </table:table-cell>
          <table:table-cell table:formula="of:=IF(LEN([.G8])&gt;0;IF(LEN([.K8])&gt;0;CONCATENATE([.K8];&quot;/&quot;;[.G8]);[.G8]);CONCATENATE(&quot;&quot;;[.K8]))" office:value-type="string" office:string-value="CANTX/PWM" calcext:value-type="string">
            <text:p>CANTX/PWM</text:p>
          </table:table-cell>
          <table:table-cell table:formula="of:=IF(LEN([.H8])&gt;0;IF(LEN([.L8])&gt;0;CONCATENATE([.L8];&quot;/&quot;;[.H8]);[.H8]);CONCATENATE(&quot;&quot;;[.L8]))" office:value-type="string" office:string-value="CANTX/PWM" calcext:value-type="string">
            <text:p>CANTX/PWM</text:p>
          </table:table-cell>
          <table:table-cell table:formula="of:=IF(LEN([.I8])&gt;0;IF(LEN([.M8])&gt;0;CONCATENATE([.M8];&quot;/&quot;;[.I8]);[.I8]);CONCATENATE(&quot;&quot;;[.M8]))" office:value-type="string" office:string-value="CANTX/PWM/DIO3" calcext:value-type="string">
            <text:p>CANTX/PWM/DIO3</text:p>
          </table:table-cell>
          <table:table-cell table:number-columns-repeated="1001"/>
        </table:table-row>
        <table:table-row table:style-name="ro5">
          <table:table-cell table:formula="of:=IF(LEN([.C9])&gt;0;CONCATENATE([.$A$1];&quot;_&quot;;TEXT([.B9];&quot;00&quot;));&quot;&quot;)" office:value-type="string" office:string-value="RpiBplus_06" calcext:value-type="string">
            <text:p>RpiBplus_06</text:p>
          </table:table-cell>
          <table:table-cell table:formula="of:=IF(LEN([.C9])&gt;0;1+[.B8];&quot;&quot;)" office:value-type="float" office:value="6" calcext:value-type="float">
            <text:p>6</text:p>
          </table:table-cell>
          <table:table-cell table:formula="of:=CONCATENATE(&quot;&quot;;[.N9])" office:value-type="string" office:string-value="CANRX/PWM/DIO4" calcext:value-type="string">
            <text:p>CANRX/PWM/DIO4</text:p>
          </table:table-cell>
          <table:table-cell table:style-name="ce336" table:formula="of:=CONCATENATE(&quot;&quot;;[Teensy32.D9])">
            <text:p/>
          </table:table-cell>
          <table:table-cell table:style-name="ce336" table:formula="of:=CONCATENATE(&quot;&quot;;[Teensy32.E9])" office:value-type="string" office:string-value="CANRX" calcext:value-type="string">
            <text:p>CANRX</text:p>
          </table:table-cell>
          <table:table-cell table:style-name="ce336" table:formula="of:=CONCATENATE(&quot;&quot;;[Teensy32.F9])">
            <text:p/>
          </table:table-cell>
          <table:table-cell table:style-name="ce336" table:formula="of:=CONCATENATE(&quot;&quot;;[Teensy32.H9])" office:value-type="string" office:string-value="PWM" calcext:value-type="string">
            <text:p>PWM</text:p>
          </table:table-cell>
          <table:table-cell table:style-name="ce336"/>
          <table:table-cell table:style-name="ce336" table:formula="of:=CONCATENATE(&quot;&quot;;[Teensy32.I9])" office:value-type="string" office:string-value="DIO4" calcext:value-type="string">
            <text:p>DIO4</text:p>
          </table:table-cell>
          <table:table-cell table:formula="of:=IF(LEN([.E9])&gt;0;IF(LEN([.D9])&gt;0;CONCATENATE([.D9];&quot;/&quot;;[.E9]);[.E9]);CONCATENATE(&quot;&quot;;[.D9]))" office:value-type="string" office:string-value="CANRX" calcext:value-type="string">
            <text:p>CANRX</text:p>
          </table:table-cell>
          <table:table-cell table:formula="of:=IF(LEN([.F9])&gt;0;IF(LEN([.J9])&gt;0;CONCATENATE([.J9];&quot;/&quot;;[.F9]);[.F9]);CONCATENATE(&quot;&quot;;[.J9]))" office:value-type="string" office:string-value="CANRX" calcext:value-type="string">
            <text:p>CANRX</text:p>
          </table:table-cell>
          <table:table-cell table:formula="of:=IF(LEN([.G9])&gt;0;IF(LEN([.K9])&gt;0;CONCATENATE([.K9];&quot;/&quot;;[.G9]);[.G9]);CONCATENATE(&quot;&quot;;[.K9]))" office:value-type="string" office:string-value="CANRX/PWM" calcext:value-type="string">
            <text:p>CANRX/PWM</text:p>
          </table:table-cell>
          <table:table-cell table:formula="of:=IF(LEN([.H9])&gt;0;IF(LEN([.L9])&gt;0;CONCATENATE([.L9];&quot;/&quot;;[.H9]);[.H9]);CONCATENATE(&quot;&quot;;[.L9]))" office:value-type="string" office:string-value="CANRX/PWM" calcext:value-type="string">
            <text:p>CANRX/PWM</text:p>
          </table:table-cell>
          <table:table-cell table:formula="of:=IF(LEN([.I9])&gt;0;IF(LEN([.M9])&gt;0;CONCATENATE([.M9];&quot;/&quot;;[.I9]);[.I9]);CONCATENATE(&quot;&quot;;[.M9]))" office:value-type="string" office:string-value="CANRX/PWM/DIO4" calcext:value-type="string">
            <text:p>CANRX/PWM/DIO4</text:p>
          </table:table-cell>
          <table:table-cell table:number-columns-repeated="1001"/>
        </table:table-row>
        <table:table-row table:style-name="ro5">
          <table:table-cell table:formula="of:=IF(LEN([.C10])&gt;0;CONCATENATE([.$A$1];&quot;_&quot;;TEXT([.B10];&quot;00&quot;));&quot;&quot;)" office:value-type="string" office:string-value="RpiBplus_07" calcext:value-type="string">
            <text:p>RpiBplus_07</text:p>
          </table:table-cell>
          <table:table-cell table:formula="of:=IF(LEN([.C10])&gt;0;1+[.B9];&quot;&quot;)" office:value-type="float" office:value="7" calcext:value-type="float">
            <text:p>7</text:p>
          </table:table-cell>
          <table:table-cell table:formula="of:=CONCATENATE(&quot;&quot;;[.N10])" office:value-type="string" office:string-value="TX1b/PWM/DIO5" calcext:value-type="string">
            <text:p>TX1b/PWM/DIO5</text:p>
          </table:table-cell>
          <table:table-cell table:style-name="ce336" table:formula="of:=CONCATENATE(&quot;&quot;;[Teensy32.D10])">
            <text:p/>
          </table:table-cell>
          <table:table-cell table:style-name="ce336" table:formula="of:=CONCATENATE(&quot;&quot;;[Teensy32.E10])">
            <text:p/>
          </table:table-cell>
          <table:table-cell table:style-name="ce336" table:formula="of:=CONCATENATE(&quot;&quot;;[Teensy32.F10])" office:value-type="string" office:string-value="TX1b" calcext:value-type="string">
            <text:p>TX1b</text:p>
          </table:table-cell>
          <table:table-cell table:style-name="ce336" table:formula="of:=CONCATENATE(&quot;&quot;;[Teensy32.H10])" office:value-type="string" office:string-value="PWM" calcext:value-type="string">
            <text:p>PWM</text:p>
          </table:table-cell>
          <table:table-cell table:style-name="ce336"/>
          <table:table-cell table:style-name="ce336" table:formula="of:=CONCATENATE(&quot;&quot;;[Teensy32.I10])" office:value-type="string" office:string-value="DIO5" calcext:value-type="string">
            <text:p>DIO5</text:p>
          </table:table-cell>
          <table:table-cell table:formula="of:=IF(LEN([.E10])&gt;0;IF(LEN([.D10])&gt;0;CONCATENATE([.D10];&quot;/&quot;;[.E10]);[.E10]);CONCATENATE(&quot;&quot;;[.D10]))">
            <text:p/>
          </table:table-cell>
          <table:table-cell table:formula="of:=IF(LEN([.F10])&gt;0;IF(LEN([.J10])&gt;0;CONCATENATE([.J10];&quot;/&quot;;[.F10]);[.F10]);CONCATENATE(&quot;&quot;;[.J10]))" office:value-type="string" office:string-value="TX1b" calcext:value-type="string">
            <text:p>TX1b</text:p>
          </table:table-cell>
          <table:table-cell table:formula="of:=IF(LEN([.G10])&gt;0;IF(LEN([.K10])&gt;0;CONCATENATE([.K10];&quot;/&quot;;[.G10]);[.G10]);CONCATENATE(&quot;&quot;;[.K10]))" office:value-type="string" office:string-value="TX1b/PWM" calcext:value-type="string">
            <text:p>TX1b/PWM</text:p>
          </table:table-cell>
          <table:table-cell table:formula="of:=IF(LEN([.H10])&gt;0;IF(LEN([.L10])&gt;0;CONCATENATE([.L10];&quot;/&quot;;[.H10]);[.H10]);CONCATENATE(&quot;&quot;;[.L10]))" office:value-type="string" office:string-value="TX1b/PWM" calcext:value-type="string">
            <text:p>TX1b/PWM</text:p>
          </table:table-cell>
          <table:table-cell table:formula="of:=IF(LEN([.I10])&gt;0;IF(LEN([.M10])&gt;0;CONCATENATE([.M10];&quot;/&quot;;[.I10]);[.I10]);CONCATENATE(&quot;&quot;;[.M10]))" office:value-type="string" office:string-value="TX1b/PWM/DIO5" calcext:value-type="string">
            <text:p>TX1b/PWM/DIO5</text:p>
          </table:table-cell>
          <table:table-cell table:number-columns-repeated="1001"/>
        </table:table-row>
        <table:table-row table:style-name="ro5">
          <table:table-cell table:formula="of:=IF(LEN([.C11])&gt;0;CONCATENATE([.$A$1];&quot;_&quot;;TEXT([.B11];&quot;00&quot;));&quot;&quot;)" office:value-type="string" office:string-value="RpiBplus_08" calcext:value-type="string">
            <text:p>RpiBplus_08</text:p>
          </table:table-cell>
          <table:table-cell table:formula="of:=IF(LEN([.C11])&gt;0;1+[.B10];&quot;&quot;)" office:value-type="float" office:value="8" calcext:value-type="float">
            <text:p>8</text:p>
          </table:table-cell>
          <table:table-cell table:formula="of:=CONCATENATE(&quot;&quot;;[.N11])" office:value-type="string" office:string-value="PWM/DIO6" calcext:value-type="string">
            <text:p>PWM/DIO6</text:p>
          </table:table-cell>
          <table:table-cell table:style-name="ce336" table:formula="of:=CONCATENATE(&quot;&quot;;[Teensy32.D11])">
            <text:p/>
          </table:table-cell>
          <table:table-cell table:style-name="ce336" table:formula="of:=CONCATENATE(&quot;&quot;;[Teensy32.E11])">
            <text:p/>
          </table:table-cell>
          <table:table-cell table:style-name="ce336" table:formula="of:=CONCATENATE(&quot;&quot;;[Teensy32.F11])">
            <text:p/>
          </table:table-cell>
          <table:table-cell table:style-name="ce336" table:formula="of:=CONCATENATE(&quot;&quot;;[Teensy32.H11])" office:value-type="string" office:string-value="PWM" calcext:value-type="string">
            <text:p>PWM</text:p>
          </table:table-cell>
          <table:table-cell table:style-name="ce336"/>
          <table:table-cell table:style-name="ce336" table:formula="of:=CONCATENATE(&quot;&quot;;[Teensy32.I11])" office:value-type="string" office:string-value="DIO6" calcext:value-type="string">
            <text:p>DIO6</text:p>
          </table:table-cell>
          <table:table-cell table:formula="of:=IF(LEN([.E11])&gt;0;IF(LEN([.D11])&gt;0;CONCATENATE([.D11];&quot;/&quot;;[.E11]);[.E11]);CONCATENATE(&quot;&quot;;[.D11]))">
            <text:p/>
          </table:table-cell>
          <table:table-cell table:formula="of:=IF(LEN([.F11])&gt;0;IF(LEN([.J11])&gt;0;CONCATENATE([.J11];&quot;/&quot;;[.F11]);[.F11]);CONCATENATE(&quot;&quot;;[.J11]))">
            <text:p/>
          </table:table-cell>
          <table:table-cell table:formula="of:=IF(LEN([.G11])&gt;0;IF(LEN([.K11])&gt;0;CONCATENATE([.K11];&quot;/&quot;;[.G11]);[.G11]);CONCATENATE(&quot;&quot;;[.K11]))" office:value-type="string" office:string-value="PWM" calcext:value-type="string">
            <text:p>PWM</text:p>
          </table:table-cell>
          <table:table-cell table:formula="of:=IF(LEN([.H11])&gt;0;IF(LEN([.L11])&gt;0;CONCATENATE([.L11];&quot;/&quot;;[.H11]);[.H11]);CONCATENATE(&quot;&quot;;[.L11]))" office:value-type="string" office:string-value="PWM" calcext:value-type="string">
            <text:p>PWM</text:p>
          </table:table-cell>
          <table:table-cell table:formula="of:=IF(LEN([.I11])&gt;0;IF(LEN([.M11])&gt;0;CONCATENATE([.M11];&quot;/&quot;;[.I11]);[.I11]);CONCATENATE(&quot;&quot;;[.M11]))" office:value-type="string" office:string-value="PWM/DIO6" calcext:value-type="string">
            <text:p>PWM/DIO6</text:p>
          </table:table-cell>
          <table:table-cell table:number-columns-repeated="1001"/>
        </table:table-row>
        <table:table-row table:style-name="ro5">
          <table:table-cell table:formula="of:=IF(LEN([.C12])&gt;0;CONCATENATE([.$A$1];&quot;_&quot;;TEXT([.B12];&quot;00&quot;));&quot;&quot;)" office:value-type="string" office:string-value="RpiBplus_09" calcext:value-type="string">
            <text:p>RpiBplus_09</text:p>
          </table:table-cell>
          <table:table-cell table:formula="of:=IF(LEN([.C12])&gt;0;1+[.B11];&quot;&quot;)" office:value-type="float" office:value="9" calcext:value-type="float">
            <text:p>9</text:p>
          </table:table-cell>
          <table:table-cell table:formula="of:=CONCATENATE(&quot;&quot;;[.N12])" office:value-type="string" office:string-value="SPIDOUTb/RX3/DIO7" calcext:value-type="string">
            <text:p>SPIDOUTb/RX3/DIO7</text:p>
          </table:table-cell>
          <table:table-cell table:style-name="ce336" table:formula="of:=CONCATENATE(&quot;&quot;;[Teensy32.D12])">
            <text:p/>
          </table:table-cell>
          <table:table-cell table:style-name="ce336" table:formula="of:=CONCATENATE(&quot;&quot;;[Teensy32.E12])" office:value-type="string" office:string-value="SPIDOUTb" calcext:value-type="string">
            <text:p>SPIDOUTb</text:p>
          </table:table-cell>
          <table:table-cell table:style-name="ce336" table:formula="of:=CONCATENATE(&quot;&quot;;[Teensy32.F12])" office:value-type="string" office:string-value="RX3" calcext:value-type="string">
            <text:p>RX3</text:p>
          </table:table-cell>
          <table:table-cell table:style-name="ce336" table:formula="of:=CONCATENATE(&quot;&quot;;[Teensy32.H12])">
            <text:p/>
          </table:table-cell>
          <table:table-cell table:style-name="ce336"/>
          <table:table-cell table:style-name="ce336" table:formula="of:=CONCATENATE(&quot;&quot;;[Teensy32.I12])" office:value-type="string" office:string-value="DIO7" calcext:value-type="string">
            <text:p>DIO7</text:p>
          </table:table-cell>
          <table:table-cell table:formula="of:=IF(LEN([.E12])&gt;0;IF(LEN([.D12])&gt;0;CONCATENATE([.D12];&quot;/&quot;;[.E12]);[.E12]);CONCATENATE(&quot;&quot;;[.D12]))" office:value-type="string" office:string-value="SPIDOUTb" calcext:value-type="string">
            <text:p>SPIDOUTb</text:p>
          </table:table-cell>
          <table:table-cell table:formula="of:=IF(LEN([.F12])&gt;0;IF(LEN([.J12])&gt;0;CONCATENATE([.J12];&quot;/&quot;;[.F12]);[.F12]);CONCATENATE(&quot;&quot;;[.J12]))" office:value-type="string" office:string-value="SPIDOUTb/RX3" calcext:value-type="string">
            <text:p>SPIDOUTb/RX3</text:p>
          </table:table-cell>
          <table:table-cell table:formula="of:=IF(LEN([.G12])&gt;0;IF(LEN([.K12])&gt;0;CONCATENATE([.K12];&quot;/&quot;;[.G12]);[.G12]);CONCATENATE(&quot;&quot;;[.K12]))" office:value-type="string" office:string-value="SPIDOUTb/RX3" calcext:value-type="string">
            <text:p>SPIDOUTb/RX3</text:p>
          </table:table-cell>
          <table:table-cell table:formula="of:=IF(LEN([.H12])&gt;0;IF(LEN([.L12])&gt;0;CONCATENATE([.L12];&quot;/&quot;;[.H12]);[.H12]);CONCATENATE(&quot;&quot;;[.L12]))" office:value-type="string" office:string-value="SPIDOUTb/RX3" calcext:value-type="string">
            <text:p>SPIDOUTb/RX3</text:p>
          </table:table-cell>
          <table:table-cell table:formula="of:=IF(LEN([.I12])&gt;0;IF(LEN([.M12])&gt;0;CONCATENATE([.M12];&quot;/&quot;;[.I12]);[.I12]);CONCATENATE(&quot;&quot;;[.M12]))" office:value-type="string" office:string-value="SPIDOUTb/RX3/DIO7" calcext:value-type="string">
            <text:p>SPIDOUTb/RX3/DIO7</text:p>
          </table:table-cell>
          <table:table-cell table:number-columns-repeated="1001"/>
        </table:table-row>
        <table:table-row table:style-name="ro5">
          <table:table-cell table:formula="of:=IF(LEN([.C13])&gt;0;CONCATENATE([.$A$1];&quot;_&quot;;TEXT([.B13];&quot;00&quot;));&quot;&quot;)" office:value-type="string" office:string-value="RpiBplus_10" calcext:value-type="string">
            <text:p>RpiBplus_10</text:p>
          </table:table-cell>
          <table:table-cell table:formula="of:=IF(LEN([.C13])&gt;0;1+[.B12];&quot;&quot;)" office:value-type="float" office:value="10" calcext:value-type="float">
            <text:p>10</text:p>
          </table:table-cell>
          <table:table-cell table:formula="of:=CONCATENATE(&quot;&quot;;[.N13])" office:value-type="string" office:string-value="SPIDINb/TX3/DIO8" calcext:value-type="string">
            <text:p>SPIDINb/TX3/DIO8</text:p>
          </table:table-cell>
          <table:table-cell table:style-name="ce336" table:formula="of:=CONCATENATE(&quot;&quot;;[Teensy32.D13])">
            <text:p/>
          </table:table-cell>
          <table:table-cell table:style-name="ce336" table:formula="of:=CONCATENATE(&quot;&quot;;[Teensy32.E13])" office:value-type="string" office:string-value="SPIDINb" calcext:value-type="string">
            <text:p>SPIDINb</text:p>
          </table:table-cell>
          <table:table-cell table:style-name="ce336" table:formula="of:=CONCATENATE(&quot;&quot;;[Teensy32.F13])" office:value-type="string" office:string-value="TX3" calcext:value-type="string">
            <text:p>TX3</text:p>
          </table:table-cell>
          <table:table-cell table:style-name="ce336" table:formula="of:=CONCATENATE(&quot;&quot;;[Teensy32.H13])">
            <text:p/>
          </table:table-cell>
          <table:table-cell table:style-name="ce336"/>
          <table:table-cell table:style-name="ce336" table:formula="of:=CONCATENATE(&quot;&quot;;[Teensy32.I13])" office:value-type="string" office:string-value="DIO8" calcext:value-type="string">
            <text:p>DIO8</text:p>
          </table:table-cell>
          <table:table-cell table:formula="of:=IF(LEN([.E13])&gt;0;IF(LEN([.D13])&gt;0;CONCATENATE([.D13];&quot;/&quot;;[.E13]);[.E13]);CONCATENATE(&quot;&quot;;[.D13]))" office:value-type="string" office:string-value="SPIDINb" calcext:value-type="string">
            <text:p>SPIDINb</text:p>
          </table:table-cell>
          <table:table-cell table:formula="of:=IF(LEN([.F13])&gt;0;IF(LEN([.J13])&gt;0;CONCATENATE([.J13];&quot;/&quot;;[.F13]);[.F13]);CONCATENATE(&quot;&quot;;[.J13]))" office:value-type="string" office:string-value="SPIDINb/TX3" calcext:value-type="string">
            <text:p>SPIDINb/TX3</text:p>
          </table:table-cell>
          <table:table-cell table:formula="of:=IF(LEN([.G13])&gt;0;IF(LEN([.K13])&gt;0;CONCATENATE([.K13];&quot;/&quot;;[.G13]);[.G13]);CONCATENATE(&quot;&quot;;[.K13]))" office:value-type="string" office:string-value="SPIDINb/TX3" calcext:value-type="string">
            <text:p>SPIDINb/TX3</text:p>
          </table:table-cell>
          <table:table-cell table:formula="of:=IF(LEN([.H13])&gt;0;IF(LEN([.L13])&gt;0;CONCATENATE([.L13];&quot;/&quot;;[.H13]);[.H13]);CONCATENATE(&quot;&quot;;[.L13]))" office:value-type="string" office:string-value="SPIDINb/TX3" calcext:value-type="string">
            <text:p>SPIDINb/TX3</text:p>
          </table:table-cell>
          <table:table-cell table:formula="of:=IF(LEN([.I13])&gt;0;IF(LEN([.M13])&gt;0;CONCATENATE([.M13];&quot;/&quot;;[.I13]);[.I13]);CONCATENATE(&quot;&quot;;[.M13]))" office:value-type="string" office:string-value="SPIDINb/TX3/DIO8" calcext:value-type="string">
            <text:p>SPIDINb/TX3/DIO8</text:p>
          </table:table-cell>
          <table:table-cell table:number-columns-repeated="1001"/>
        </table:table-row>
        <table:table-row table:style-name="ro5">
          <table:table-cell table:formula="of:=IF(LEN([.C14])&gt;0;CONCATENATE([.$A$1];&quot;_&quot;;TEXT([.B14];&quot;00&quot;));&quot;&quot;)" office:value-type="string" office:string-value="RpiBplus_11" calcext:value-type="string">
            <text:p>RpiBplus_11</text:p>
          </table:table-cell>
          <table:table-cell table:formula="of:=IF(LEN([.C14])&gt;0;1+[.B13];&quot;&quot;)" office:value-type="float" office:value="11" calcext:value-type="float">
            <text:p>11</text:p>
          </table:table-cell>
          <table:table-cell table:formula="of:=CONCATENATE(&quot;&quot;;[.N14])" office:value-type="string" office:string-value="SPICSb/RX2/PWM/DIO9" calcext:value-type="string">
            <text:p>SPICSb/RX2/PWM/DIO9</text:p>
          </table:table-cell>
          <table:table-cell table:style-name="ce336" table:formula="of:=CONCATENATE(&quot;&quot;;[Teensy32.D14])">
            <text:p/>
          </table:table-cell>
          <table:table-cell table:style-name="ce336" table:formula="of:=CONCATENATE(&quot;&quot;;[Teensy32.E14])" office:value-type="string" office:string-value="SPICSb" calcext:value-type="string">
            <text:p>SPICSb</text:p>
          </table:table-cell>
          <table:table-cell table:style-name="ce336" table:formula="of:=CONCATENATE(&quot;&quot;;[Teensy32.F14])" office:value-type="string" office:string-value="RX2" calcext:value-type="string">
            <text:p>RX2</text:p>
          </table:table-cell>
          <table:table-cell table:style-name="ce336" table:formula="of:=CONCATENATE(&quot;&quot;;[Teensy32.H14])" office:value-type="string" office:string-value="PWM" calcext:value-type="string">
            <text:p>PWM</text:p>
          </table:table-cell>
          <table:table-cell table:style-name="ce336"/>
          <table:table-cell table:style-name="ce336" table:formula="of:=CONCATENATE(&quot;&quot;;[Teensy32.I14])" office:value-type="string" office:string-value="DIO9" calcext:value-type="string">
            <text:p>DIO9</text:p>
          </table:table-cell>
          <table:table-cell table:formula="of:=IF(LEN([.E14])&gt;0;IF(LEN([.D14])&gt;0;CONCATENATE([.D14];&quot;/&quot;;[.E14]);[.E14]);CONCATENATE(&quot;&quot;;[.D14]))" office:value-type="string" office:string-value="SPICSb" calcext:value-type="string">
            <text:p>SPICSb</text:p>
          </table:table-cell>
          <table:table-cell table:formula="of:=IF(LEN([.F14])&gt;0;IF(LEN([.J14])&gt;0;CONCATENATE([.J14];&quot;/&quot;;[.F14]);[.F14]);CONCATENATE(&quot;&quot;;[.J14]))" office:value-type="string" office:string-value="SPICSb/RX2" calcext:value-type="string">
            <text:p>SPICSb/RX2</text:p>
          </table:table-cell>
          <table:table-cell table:formula="of:=IF(LEN([.G14])&gt;0;IF(LEN([.K14])&gt;0;CONCATENATE([.K14];&quot;/&quot;;[.G14]);[.G14]);CONCATENATE(&quot;&quot;;[.K14]))" office:value-type="string" office:string-value="SPICSb/RX2/PWM" calcext:value-type="string">
            <text:p>SPICSb/RX2/PWM</text:p>
          </table:table-cell>
          <table:table-cell table:formula="of:=IF(LEN([.H14])&gt;0;IF(LEN([.L14])&gt;0;CONCATENATE([.L14];&quot;/&quot;;[.H14]);[.H14]);CONCATENATE(&quot;&quot;;[.L14]))" office:value-type="string" office:string-value="SPICSb/RX2/PWM" calcext:value-type="string">
            <text:p>SPICSb/RX2/PWM</text:p>
          </table:table-cell>
          <table:table-cell table:formula="of:=IF(LEN([.I14])&gt;0;IF(LEN([.M14])&gt;0;CONCATENATE([.M14];&quot;/&quot;;[.I14]);[.I14]);CONCATENATE(&quot;&quot;;[.M14]))" office:value-type="string" office:string-value="SPICSb/RX2/PWM/DIO9" calcext:value-type="string">
            <text:p>SPICSb/RX2/PWM/DIO9</text:p>
          </table:table-cell>
          <table:table-cell table:number-columns-repeated="1001"/>
        </table:table-row>
        <table:table-row table:style-name="ro5">
          <table:table-cell table:formula="of:=IF(LEN([.C15])&gt;0;CONCATENATE([.$A$1];&quot;_&quot;;TEXT([.B15];&quot;00&quot;));&quot;&quot;)" office:value-type="string" office:string-value="RpiBplus_12" calcext:value-type="string">
            <text:p>RpiBplus_12</text:p>
          </table:table-cell>
          <table:table-cell table:formula="of:=IF(LEN([.C15])&gt;0;1+[.B14];&quot;&quot;)" office:value-type="float" office:value="12" calcext:value-type="float">
            <text:p>12</text:p>
          </table:table-cell>
          <table:table-cell table:formula="of:=CONCATENATE(&quot;&quot;;[.N15])" office:value-type="string" office:string-value="SPICS/TX2/PWM/DIO10" calcext:value-type="string">
            <text:p>SPICS/TX2/PWM/DIO10</text:p>
          </table:table-cell>
          <table:table-cell table:style-name="ce336" table:formula="of:=CONCATENATE(&quot;&quot;;[Teensy32.D15])">
            <text:p/>
          </table:table-cell>
          <table:table-cell table:style-name="ce336" table:formula="of:=CONCATENATE(&quot;&quot;;[Teensy32.E15])" office:value-type="string" office:string-value="SPICS" calcext:value-type="string">
            <text:p>SPICS</text:p>
          </table:table-cell>
          <table:table-cell table:style-name="ce336" table:formula="of:=CONCATENATE(&quot;&quot;;[Teensy32.F15])" office:value-type="string" office:string-value="TX2" calcext:value-type="string">
            <text:p>TX2</text:p>
          </table:table-cell>
          <table:table-cell table:style-name="ce336" table:formula="of:=CONCATENATE(&quot;&quot;;[Teensy32.H15])" office:value-type="string" office:string-value="PWM" calcext:value-type="string">
            <text:p>PWM</text:p>
          </table:table-cell>
          <table:table-cell table:style-name="ce336"/>
          <table:table-cell table:style-name="ce336" table:formula="of:=CONCATENATE(&quot;&quot;;[Teensy32.I15])" office:value-type="string" office:string-value="DIO10" calcext:value-type="string">
            <text:p>DIO10</text:p>
          </table:table-cell>
          <table:table-cell table:formula="of:=IF(LEN([.E15])&gt;0;IF(LEN([.D15])&gt;0;CONCATENATE([.D15];&quot;/&quot;;[.E15]);[.E15]);CONCATENATE(&quot;&quot;;[.D15]))" office:value-type="string" office:string-value="SPICS" calcext:value-type="string">
            <text:p>SPICS</text:p>
          </table:table-cell>
          <table:table-cell table:formula="of:=IF(LEN([.F15])&gt;0;IF(LEN([.J15])&gt;0;CONCATENATE([.J15];&quot;/&quot;;[.F15]);[.F15]);CONCATENATE(&quot;&quot;;[.J15]))" office:value-type="string" office:string-value="SPICS/TX2" calcext:value-type="string">
            <text:p>SPICS/TX2</text:p>
          </table:table-cell>
          <table:table-cell table:formula="of:=IF(LEN([.G15])&gt;0;IF(LEN([.K15])&gt;0;CONCATENATE([.K15];&quot;/&quot;;[.G15]);[.G15]);CONCATENATE(&quot;&quot;;[.K15]))" office:value-type="string" office:string-value="SPICS/TX2/PWM" calcext:value-type="string">
            <text:p>SPICS/TX2/PWM</text:p>
          </table:table-cell>
          <table:table-cell table:formula="of:=IF(LEN([.H15])&gt;0;IF(LEN([.L15])&gt;0;CONCATENATE([.L15];&quot;/&quot;;[.H15]);[.H15]);CONCATENATE(&quot;&quot;;[.L15]))" office:value-type="string" office:string-value="SPICS/TX2/PWM" calcext:value-type="string">
            <text:p>SPICS/TX2/PWM</text:p>
          </table:table-cell>
          <table:table-cell table:formula="of:=IF(LEN([.I15])&gt;0;IF(LEN([.M15])&gt;0;CONCATENATE([.M15];&quot;/&quot;;[.I15]);[.I15]);CONCATENATE(&quot;&quot;;[.M15]))" office:value-type="string" office:string-value="SPICS/TX2/PWM/DIO10" calcext:value-type="string">
            <text:p>SPICS/TX2/PWM/DIO10</text:p>
          </table:table-cell>
          <table:table-cell table:number-columns-repeated="1001"/>
        </table:table-row>
        <table:table-row table:style-name="ro5">
          <table:table-cell table:formula="of:=IF(LEN([.C16])&gt;0;CONCATENATE([.$A$1];&quot;_&quot;;TEXT([.B16];&quot;00&quot;));&quot;&quot;)" office:value-type="string" office:string-value="RpiBplus_13" calcext:value-type="string">
            <text:p>RpiBplus_13</text:p>
          </table:table-cell>
          <table:table-cell table:formula="of:=IF(LEN([.C16])&gt;0;1+[.B15];&quot;&quot;)" office:value-type="float" office:value="13" calcext:value-type="float">
            <text:p>13</text:p>
          </table:table-cell>
          <table:table-cell table:formula="of:=CONCATENATE(&quot;&quot;;[.N16])" office:value-type="string" office:string-value="SPIDOUT/DIO11" calcext:value-type="string">
            <text:p>SPIDOUT/DIO11</text:p>
          </table:table-cell>
          <table:table-cell table:style-name="ce336" table:formula="of:=CONCATENATE(&quot;&quot;;[Teensy32.D16])">
            <text:p/>
          </table:table-cell>
          <table:table-cell table:style-name="ce336" table:formula="of:=CONCATENATE(&quot;&quot;;[Teensy32.E16])" office:value-type="string" office:string-value="SPIDOUT" calcext:value-type="string">
            <text:p>SPIDOUT</text:p>
          </table:table-cell>
          <table:table-cell table:style-name="ce336" table:formula="of:=CONCATENATE(&quot;&quot;;[Teensy32.F16])">
            <text:p/>
          </table:table-cell>
          <table:table-cell table:style-name="ce336" table:formula="of:=CONCATENATE(&quot;&quot;;[Teensy32.H16])">
            <text:p/>
          </table:table-cell>
          <table:table-cell table:style-name="ce336"/>
          <table:table-cell table:style-name="ce336" table:formula="of:=CONCATENATE(&quot;&quot;;[Teensy32.I16])" office:value-type="string" office:string-value="DIO11" calcext:value-type="string">
            <text:p>DIO11</text:p>
          </table:table-cell>
          <table:table-cell table:formula="of:=IF(LEN([.E16])&gt;0;IF(LEN([.D16])&gt;0;CONCATENATE([.D16];&quot;/&quot;;[.E16]);[.E16]);CONCATENATE(&quot;&quot;;[.D16]))" office:value-type="string" office:string-value="SPIDOUT" calcext:value-type="string">
            <text:p>SPIDOUT</text:p>
          </table:table-cell>
          <table:table-cell table:formula="of:=IF(LEN([.F16])&gt;0;IF(LEN([.J16])&gt;0;CONCATENATE([.J16];&quot;/&quot;;[.F16]);[.F16]);CONCATENATE(&quot;&quot;;[.J16]))" office:value-type="string" office:string-value="SPIDOUT" calcext:value-type="string">
            <text:p>SPIDOUT</text:p>
          </table:table-cell>
          <table:table-cell table:formula="of:=IF(LEN([.G16])&gt;0;IF(LEN([.K16])&gt;0;CONCATENATE([.K16];&quot;/&quot;;[.G16]);[.G16]);CONCATENATE(&quot;&quot;;[.K16]))" office:value-type="string" office:string-value="SPIDOUT" calcext:value-type="string">
            <text:p>SPIDOUT</text:p>
          </table:table-cell>
          <table:table-cell table:formula="of:=IF(LEN([.H16])&gt;0;IF(LEN([.L16])&gt;0;CONCATENATE([.L16];&quot;/&quot;;[.H16]);[.H16]);CONCATENATE(&quot;&quot;;[.L16]))" office:value-type="string" office:string-value="SPIDOUT" calcext:value-type="string">
            <text:p>SPIDOUT</text:p>
          </table:table-cell>
          <table:table-cell table:formula="of:=IF(LEN([.I16])&gt;0;IF(LEN([.M16])&gt;0;CONCATENATE([.M16];&quot;/&quot;;[.I16]);[.I16]);CONCATENATE(&quot;&quot;;[.M16]))" office:value-type="string" office:string-value="SPIDOUT/DIO11" calcext:value-type="string">
            <text:p>SPIDOUT/DIO11</text:p>
          </table:table-cell>
          <table:table-cell table:number-columns-repeated="1001"/>
        </table:table-row>
        <table:table-row table:style-name="ro5">
          <table:table-cell table:formula="of:=IF(LEN([.C17])&gt;0;CONCATENATE([.$A$1];&quot;_&quot;;TEXT([.B17];&quot;00&quot;));&quot;&quot;)" office:value-type="string" office:string-value="RpiBplus_14" calcext:value-type="string">
            <text:p>RpiBplus_14</text:p>
          </table:table-cell>
          <table:table-cell table:formula="of:=IF(LEN([.C17])&gt;0;1+[.B16];&quot;&quot;)" office:value-type="float" office:value="14" calcext:value-type="float">
            <text:p>14</text:p>
          </table:table-cell>
          <table:table-cell table:formula="of:=CONCATENATE(&quot;&quot;;[.N17])" office:value-type="string" office:string-value="SPIDIN/DIO12" calcext:value-type="string">
            <text:p>SPIDIN/DIO12</text:p>
          </table:table-cell>
          <table:table-cell table:style-name="ce336" table:formula="of:=CONCATENATE(&quot;&quot;;[Teensy32.D17])">
            <text:p/>
          </table:table-cell>
          <table:table-cell table:style-name="ce336" table:formula="of:=CONCATENATE(&quot;&quot;;[Teensy32.E17])" office:value-type="string" office:string-value="SPIDIN" calcext:value-type="string">
            <text:p>SPIDIN</text:p>
          </table:table-cell>
          <table:table-cell table:style-name="ce336" table:formula="of:=CONCATENATE(&quot;&quot;;[Teensy32.F17])">
            <text:p/>
          </table:table-cell>
          <table:table-cell table:style-name="ce336" table:formula="of:=CONCATENATE(&quot;&quot;;[Teensy32.H17])">
            <text:p/>
          </table:table-cell>
          <table:table-cell table:style-name="ce336"/>
          <table:table-cell table:style-name="ce336" table:formula="of:=CONCATENATE(&quot;&quot;;[Teensy32.I17])" office:value-type="string" office:string-value="DIO12" calcext:value-type="string">
            <text:p>DIO12</text:p>
          </table:table-cell>
          <table:table-cell table:formula="of:=IF(LEN([.E17])&gt;0;IF(LEN([.D17])&gt;0;CONCATENATE([.D17];&quot;/&quot;;[.E17]);[.E17]);CONCATENATE(&quot;&quot;;[.D17]))" office:value-type="string" office:string-value="SPIDIN" calcext:value-type="string">
            <text:p>SPIDIN</text:p>
          </table:table-cell>
          <table:table-cell table:formula="of:=IF(LEN([.F17])&gt;0;IF(LEN([.J17])&gt;0;CONCATENATE([.J17];&quot;/&quot;;[.F17]);[.F17]);CONCATENATE(&quot;&quot;;[.J17]))" office:value-type="string" office:string-value="SPIDIN" calcext:value-type="string">
            <text:p>SPIDIN</text:p>
          </table:table-cell>
          <table:table-cell table:formula="of:=IF(LEN([.G17])&gt;0;IF(LEN([.K17])&gt;0;CONCATENATE([.K17];&quot;/&quot;;[.G17]);[.G17]);CONCATENATE(&quot;&quot;;[.K17]))" office:value-type="string" office:string-value="SPIDIN" calcext:value-type="string">
            <text:p>SPIDIN</text:p>
          </table:table-cell>
          <table:table-cell table:formula="of:=IF(LEN([.H17])&gt;0;IF(LEN([.L17])&gt;0;CONCATENATE([.L17];&quot;/&quot;;[.H17]);[.H17]);CONCATENATE(&quot;&quot;;[.L17]))" office:value-type="string" office:string-value="SPIDIN" calcext:value-type="string">
            <text:p>SPIDIN</text:p>
          </table:table-cell>
          <table:table-cell table:formula="of:=IF(LEN([.I17])&gt;0;IF(LEN([.M17])&gt;0;CONCATENATE([.M17];&quot;/&quot;;[.I17]);[.I17]);CONCATENATE(&quot;&quot;;[.M17]))" office:value-type="string" office:string-value="SPIDIN/DIO12" calcext:value-type="string">
            <text:p>SPIDIN/DIO12</text:p>
          </table:table-cell>
          <table:table-cell table:number-columns-repeated="1001"/>
        </table:table-row>
        <table:table-row table:style-name="ro5">
          <table:table-cell table:formula="of:=IF(LEN([.C18])&gt;0;CONCATENATE([.$A$1];&quot;_&quot;;TEXT([.B18];&quot;00&quot;));&quot;&quot;)" office:value-type="string" office:string-value="RpiBplus_15" calcext:value-type="string">
            <text:p>RpiBplus_15</text:p>
          </table:table-cell>
          <table:table-cell table:formula="of:=IF(LEN([.C18])&gt;0;1+[.B17];&quot;&quot;)" office:value-type="float" office:value="15" calcext:value-type="float">
            <text:p>15</text:p>
          </table:table-cell>
          <table:table-cell table:formula="of:=CONCATENATE(&quot;&quot;;[.N18])" office:value-type="string" office:string-value="SPISCK/LED/DIO13" calcext:value-type="string">
            <text:p>SPISCK/LED/DIO13</text:p>
          </table:table-cell>
          <table:table-cell table:style-name="ce336" table:formula="of:=CONCATENATE(&quot;&quot;;[Teensy32.D18])">
            <text:p/>
          </table:table-cell>
          <table:table-cell table:style-name="ce336" table:formula="of:=CONCATENATE(&quot;&quot;;[Teensy32.E18])" office:value-type="string" office:string-value="SPISCK" calcext:value-type="string">
            <text:p>SPISCK</text:p>
          </table:table-cell>
          <table:table-cell table:style-name="ce336" table:formula="of:=CONCATENATE(&quot;&quot;;[Teensy32.F18])" office:value-type="string" office:string-value="LED" calcext:value-type="string">
            <text:p>LED</text:p>
          </table:table-cell>
          <table:table-cell table:style-name="ce336" table:formula="of:=CONCATENATE(&quot;&quot;;[Teensy32.H18])">
            <text:p/>
          </table:table-cell>
          <table:table-cell table:style-name="ce336"/>
          <table:table-cell table:style-name="ce336" table:formula="of:=CONCATENATE(&quot;&quot;;[Teensy32.I18])" office:value-type="string" office:string-value="DIO13" calcext:value-type="string">
            <text:p>DIO13</text:p>
          </table:table-cell>
          <table:table-cell table:formula="of:=IF(LEN([.E18])&gt;0;IF(LEN([.D18])&gt;0;CONCATENATE([.D18];&quot;/&quot;;[.E18]);[.E18]);CONCATENATE(&quot;&quot;;[.D18]))" office:value-type="string" office:string-value="SPISCK" calcext:value-type="string">
            <text:p>SPISCK</text:p>
          </table:table-cell>
          <table:table-cell table:formula="of:=IF(LEN([.F18])&gt;0;IF(LEN([.J18])&gt;0;CONCATENATE([.J18];&quot;/&quot;;[.F18]);[.F18]);CONCATENATE(&quot;&quot;;[.J18]))" office:value-type="string" office:string-value="SPISCK/LED" calcext:value-type="string">
            <text:p>SPISCK/LED</text:p>
          </table:table-cell>
          <table:table-cell table:formula="of:=IF(LEN([.G18])&gt;0;IF(LEN([.K18])&gt;0;CONCATENATE([.K18];&quot;/&quot;;[.G18]);[.G18]);CONCATENATE(&quot;&quot;;[.K18]))" office:value-type="string" office:string-value="SPISCK/LED" calcext:value-type="string">
            <text:p>SPISCK/LED</text:p>
          </table:table-cell>
          <table:table-cell table:formula="of:=IF(LEN([.H18])&gt;0;IF(LEN([.L18])&gt;0;CONCATENATE([.L18];&quot;/&quot;;[.H18]);[.H18]);CONCATENATE(&quot;&quot;;[.L18]))" office:value-type="string" office:string-value="SPISCK/LED" calcext:value-type="string">
            <text:p>SPISCK/LED</text:p>
          </table:table-cell>
          <table:table-cell table:formula="of:=IF(LEN([.I18])&gt;0;IF(LEN([.M18])&gt;0;CONCATENATE([.M18];&quot;/&quot;;[.I18]);[.I18]);CONCATENATE(&quot;&quot;;[.M18]))" office:value-type="string" office:string-value="SPISCK/LED/DIO13" calcext:value-type="string">
            <text:p>SPISCK/LED/DIO13</text:p>
          </table:table-cell>
          <table:table-cell table:number-columns-repeated="1001"/>
        </table:table-row>
        <table:table-row table:style-name="ro5">
          <table:table-cell table:formula="of:=IF(LEN([.C19])&gt;0;CONCATENATE([.$A$1];&quot;_&quot;;TEXT([.B19];&quot;00&quot;));&quot;&quot;)" office:value-type="string" office:string-value="RpiBplus_16" calcext:value-type="string">
            <text:p>RpiBplus_16</text:p>
          </table:table-cell>
          <table:table-cell table:formula="of:=IF(LEN([.C19])&gt;0;1+[.B18];&quot;&quot;)" office:value-type="float" office:value="16" calcext:value-type="float">
            <text:p>16</text:p>
          </table:table-cell>
          <table:table-cell table:formula="of:=CONCATENATE(&quot;&quot;;[.N19])" office:value-type="string" office:string-value="A0/SPISCKb/DIO14" calcext:value-type="string">
            <text:p>A0/SPISCKb/DIO14</text:p>
          </table:table-cell>
          <table:table-cell table:style-name="ce336" table:formula="of:=CONCATENATE(&quot;&quot;;[Teensy32.D19])" office:value-type="string" office:string-value="A0" calcext:value-type="string">
            <text:p>A0</text:p>
          </table:table-cell>
          <table:table-cell table:style-name="ce336" table:formula="of:=CONCATENATE(&quot;&quot;;[Teensy32.E19])" office:value-type="string" office:string-value="SPISCKb" calcext:value-type="string">
            <text:p>SPISCKb</text:p>
          </table:table-cell>
          <table:table-cell table:style-name="ce336" table:formula="of:=CONCATENATE(&quot;&quot;;[Teensy32.F19])">
            <text:p/>
          </table:table-cell>
          <table:table-cell table:style-name="ce336" table:formula="of:=CONCATENATE(&quot;&quot;;[Teensy32.H19])">
            <text:p/>
          </table:table-cell>
          <table:table-cell table:style-name="ce336"/>
          <table:table-cell table:style-name="ce336" table:formula="of:=CONCATENATE(&quot;&quot;;[Teensy32.I19])" office:value-type="string" office:string-value="DIO14" calcext:value-type="string">
            <text:p>DIO14</text:p>
          </table:table-cell>
          <table:table-cell table:formula="of:=IF(LEN([.E19])&gt;0;IF(LEN([.D19])&gt;0;CONCATENATE([.D19];&quot;/&quot;;[.E19]);[.E19]);CONCATENATE(&quot;&quot;;[.D19]))" office:value-type="string" office:string-value="A0/SPISCKb" calcext:value-type="string">
            <text:p>A0/SPISCKb</text:p>
          </table:table-cell>
          <table:table-cell table:formula="of:=IF(LEN([.F19])&gt;0;IF(LEN([.J19])&gt;0;CONCATENATE([.J19];&quot;/&quot;;[.F19]);[.F19]);CONCATENATE(&quot;&quot;;[.J19]))" office:value-type="string" office:string-value="A0/SPISCKb" calcext:value-type="string">
            <text:p>A0/SPISCKb</text:p>
          </table:table-cell>
          <table:table-cell table:formula="of:=IF(LEN([.G19])&gt;0;IF(LEN([.K19])&gt;0;CONCATENATE([.K19];&quot;/&quot;;[.G19]);[.G19]);CONCATENATE(&quot;&quot;;[.K19]))" office:value-type="string" office:string-value="A0/SPISCKb" calcext:value-type="string">
            <text:p>A0/SPISCKb</text:p>
          </table:table-cell>
          <table:table-cell table:formula="of:=IF(LEN([.H19])&gt;0;IF(LEN([.L19])&gt;0;CONCATENATE([.L19];&quot;/&quot;;[.H19]);[.H19]);CONCATENATE(&quot;&quot;;[.L19]))" office:value-type="string" office:string-value="A0/SPISCKb" calcext:value-type="string">
            <text:p>A0/SPISCKb</text:p>
          </table:table-cell>
          <table:table-cell table:formula="of:=IF(LEN([.I19])&gt;0;IF(LEN([.M19])&gt;0;CONCATENATE([.M19];&quot;/&quot;;[.I19]);[.I19]);CONCATENATE(&quot;&quot;;[.M19]))" office:value-type="string" office:string-value="A0/SPISCKb/DIO14" calcext:value-type="string">
            <text:p>A0/SPISCKb/DIO14</text:p>
          </table:table-cell>
          <table:table-cell table:number-columns-repeated="1001"/>
        </table:table-row>
        <table:table-row table:style-name="ro5">
          <table:table-cell table:formula="of:=IF(LEN([.C20])&gt;0;CONCATENATE([.$A$1];&quot;_&quot;;TEXT([.B20];&quot;00&quot;));&quot;&quot;)" office:value-type="string" office:string-value="RpiBplus_17" calcext:value-type="string">
            <text:p>RpiBplus_17</text:p>
          </table:table-cell>
          <table:table-cell table:formula="of:=IF(LEN([.C20])&gt;0;1+[.B19];&quot;&quot;)" office:value-type="float" office:value="17" calcext:value-type="float">
            <text:p>17</text:p>
          </table:table-cell>
          <table:table-cell table:formula="of:=CONCATENATE(&quot;&quot;;[.N20])" office:value-type="string" office:string-value="A1/SCICSc/DIO15" calcext:value-type="string">
            <text:p>A1/SCICSc/DIO15</text:p>
          </table:table-cell>
          <table:table-cell table:style-name="ce336" table:formula="of:=CONCATENATE(&quot;&quot;;[Teensy32.D20])" office:value-type="string" office:string-value="A1" calcext:value-type="string">
            <text:p>A1</text:p>
          </table:table-cell>
          <table:table-cell table:style-name="ce336" table:formula="of:=CONCATENATE(&quot;&quot;;[Teensy32.E20])" office:value-type="string" office:string-value="SCICSc" calcext:value-type="string">
            <text:p>SCICSc</text:p>
          </table:table-cell>
          <table:table-cell table:style-name="ce336" table:formula="of:=CONCATENATE(&quot;&quot;;[Teensy32.F20])">
            <text:p/>
          </table:table-cell>
          <table:table-cell table:style-name="ce336" table:formula="of:=CONCATENATE(&quot;&quot;;[Teensy32.H20])">
            <text:p/>
          </table:table-cell>
          <table:table-cell table:style-name="ce336"/>
          <table:table-cell table:style-name="ce336" table:formula="of:=CONCATENATE(&quot;&quot;;[Teensy32.I20])" office:value-type="string" office:string-value="DIO15" calcext:value-type="string">
            <text:p>DIO15</text:p>
          </table:table-cell>
          <table:table-cell table:formula="of:=IF(LEN([.E20])&gt;0;IF(LEN([.D20])&gt;0;CONCATENATE([.D20];&quot;/&quot;;[.E20]);[.E20]);CONCATENATE(&quot;&quot;;[.D20]))" office:value-type="string" office:string-value="A1/SCICSc" calcext:value-type="string">
            <text:p>A1/SCICSc</text:p>
          </table:table-cell>
          <table:table-cell table:formula="of:=IF(LEN([.F20])&gt;0;IF(LEN([.J20])&gt;0;CONCATENATE([.J20];&quot;/&quot;;[.F20]);[.F20]);CONCATENATE(&quot;&quot;;[.J20]))" office:value-type="string" office:string-value="A1/SCICSc" calcext:value-type="string">
            <text:p>A1/SCICSc</text:p>
          </table:table-cell>
          <table:table-cell table:formula="of:=IF(LEN([.G20])&gt;0;IF(LEN([.K20])&gt;0;CONCATENATE([.K20];&quot;/&quot;;[.G20]);[.G20]);CONCATENATE(&quot;&quot;;[.K20]))" office:value-type="string" office:string-value="A1/SCICSc" calcext:value-type="string">
            <text:p>A1/SCICSc</text:p>
          </table:table-cell>
          <table:table-cell table:formula="of:=IF(LEN([.H20])&gt;0;IF(LEN([.L20])&gt;0;CONCATENATE([.L20];&quot;/&quot;;[.H20]);[.H20]);CONCATENATE(&quot;&quot;;[.L20]))" office:value-type="string" office:string-value="A1/SCICSc" calcext:value-type="string">
            <text:p>A1/SCICSc</text:p>
          </table:table-cell>
          <table:table-cell table:formula="of:=IF(LEN([.I20])&gt;0;IF(LEN([.M20])&gt;0;CONCATENATE([.M20];&quot;/&quot;;[.I20]);[.I20]);CONCATENATE(&quot;&quot;;[.M20]))" office:value-type="string" office:string-value="A1/SCICSc/DIO15" calcext:value-type="string">
            <text:p>A1/SCICSc/DIO15</text:p>
          </table:table-cell>
          <table:table-cell table:number-columns-repeated="1001"/>
        </table:table-row>
        <table:table-row table:style-name="ro5">
          <table:table-cell table:formula="of:=IF(LEN([.C21])&gt;0;CONCATENATE([.$A$1];&quot;_&quot;;TEXT([.B21];&quot;00&quot;));&quot;&quot;)" office:value-type="string" office:string-value="RpiBplus_18" calcext:value-type="string">
            <text:p>RpiBplus_18</text:p>
          </table:table-cell>
          <table:table-cell table:formula="of:=IF(LEN([.C21])&gt;0;1+[.B20];&quot;&quot;)" office:value-type="float" office:value="18" calcext:value-type="float">
            <text:p>18</text:p>
          </table:table-cell>
          <table:table-cell table:formula="of:=CONCATENATE(&quot;&quot;;[.N21])" office:value-type="string" office:string-value="A2/I2CSCL0b/DIO16" calcext:value-type="string">
            <text:p>A2/I2CSCL0b/DIO16</text:p>
          </table:table-cell>
          <table:table-cell table:style-name="ce336" table:formula="of:=CONCATENATE(&quot;&quot;;[Teensy32.D21])" office:value-type="string" office:string-value="A2" calcext:value-type="string">
            <text:p>A2</text:p>
          </table:table-cell>
          <table:table-cell table:style-name="ce336" table:formula="of:=CONCATENATE(&quot;&quot;;[Teensy32.E21])" office:value-type="string" office:string-value="I2CSCL0b" calcext:value-type="string">
            <text:p>I2CSCL0b</text:p>
          </table:table-cell>
          <table:table-cell table:style-name="ce336" table:formula="of:=CONCATENATE(&quot;&quot;;[Teensy32.F21])">
            <text:p/>
          </table:table-cell>
          <table:table-cell table:style-name="ce336" table:formula="of:=CONCATENATE(&quot;&quot;;[Teensy32.H21])">
            <text:p/>
          </table:table-cell>
          <table:table-cell table:style-name="ce336"/>
          <table:table-cell table:style-name="ce336" table:formula="of:=CONCATENATE(&quot;&quot;;[Teensy32.I21])" office:value-type="string" office:string-value="DIO16" calcext:value-type="string">
            <text:p>DIO16</text:p>
          </table:table-cell>
          <table:table-cell table:formula="of:=IF(LEN([.E21])&gt;0;IF(LEN([.D21])&gt;0;CONCATENATE([.D21];&quot;/&quot;;[.E21]);[.E21]);CONCATENATE(&quot;&quot;;[.D21]))" office:value-type="string" office:string-value="A2/I2CSCL0b" calcext:value-type="string">
            <text:p>A2/I2CSCL0b</text:p>
          </table:table-cell>
          <table:table-cell table:formula="of:=IF(LEN([.F21])&gt;0;IF(LEN([.J21])&gt;0;CONCATENATE([.J21];&quot;/&quot;;[.F21]);[.F21]);CONCATENATE(&quot;&quot;;[.J21]))" office:value-type="string" office:string-value="A2/I2CSCL0b" calcext:value-type="string">
            <text:p>A2/I2CSCL0b</text:p>
          </table:table-cell>
          <table:table-cell table:formula="of:=IF(LEN([.G21])&gt;0;IF(LEN([.K21])&gt;0;CONCATENATE([.K21];&quot;/&quot;;[.G21]);[.G21]);CONCATENATE(&quot;&quot;;[.K21]))" office:value-type="string" office:string-value="A2/I2CSCL0b" calcext:value-type="string">
            <text:p>A2/I2CSCL0b</text:p>
          </table:table-cell>
          <table:table-cell table:formula="of:=IF(LEN([.H21])&gt;0;IF(LEN([.L21])&gt;0;CONCATENATE([.L21];&quot;/&quot;;[.H21]);[.H21]);CONCATENATE(&quot;&quot;;[.L21]))" office:value-type="string" office:string-value="A2/I2CSCL0b" calcext:value-type="string">
            <text:p>A2/I2CSCL0b</text:p>
          </table:table-cell>
          <table:table-cell table:formula="of:=IF(LEN([.I21])&gt;0;IF(LEN([.M21])&gt;0;CONCATENATE([.M21];&quot;/&quot;;[.I21]);[.I21]);CONCATENATE(&quot;&quot;;[.M21]))" office:value-type="string" office:string-value="A2/I2CSCL0b/DIO16" calcext:value-type="string">
            <text:p>A2/I2CSCL0b/DIO16</text:p>
          </table:table-cell>
          <table:table-cell table:number-columns-repeated="1001"/>
        </table:table-row>
        <table:table-row table:style-name="ro5">
          <table:table-cell table:formula="of:=IF(LEN([.C22])&gt;0;CONCATENATE([.$A$1];&quot;_&quot;;TEXT([.B22];&quot;00&quot;));&quot;&quot;)" office:value-type="string" office:string-value="RpiBplus_19" calcext:value-type="string">
            <text:p>RpiBplus_19</text:p>
          </table:table-cell>
          <table:table-cell table:formula="of:=IF(LEN([.C22])&gt;0;1+[.B21];&quot;&quot;)" office:value-type="float" office:value="19" calcext:value-type="float">
            <text:p>19</text:p>
          </table:table-cell>
          <table:table-cell table:formula="of:=CONCATENATE(&quot;&quot;;[.N22])" office:value-type="string" office:string-value="A3/I2CSDA0b/DIO17" calcext:value-type="string">
            <text:p>A3/I2CSDA0b/DIO17</text:p>
          </table:table-cell>
          <table:table-cell table:style-name="ce336" table:formula="of:=CONCATENATE(&quot;&quot;;[Teensy32.D22])" office:value-type="string" office:string-value="A3" calcext:value-type="string">
            <text:p>A3</text:p>
          </table:table-cell>
          <table:table-cell table:style-name="ce336" table:formula="of:=CONCATENATE(&quot;&quot;;[Teensy32.E22])" office:value-type="string" office:string-value="I2CSDA0b" calcext:value-type="string">
            <text:p>I2CSDA0b</text:p>
          </table:table-cell>
          <table:table-cell table:style-name="ce336" table:formula="of:=CONCATENATE(&quot;&quot;;[Teensy32.F22])">
            <text:p/>
          </table:table-cell>
          <table:table-cell table:style-name="ce336" table:formula="of:=CONCATENATE(&quot;&quot;;[Teensy32.H22])">
            <text:p/>
          </table:table-cell>
          <table:table-cell table:style-name="ce336"/>
          <table:table-cell table:style-name="ce336" table:formula="of:=CONCATENATE(&quot;&quot;;[Teensy32.I22])" office:value-type="string" office:string-value="DIO17" calcext:value-type="string">
            <text:p>DIO17</text:p>
          </table:table-cell>
          <table:table-cell table:formula="of:=IF(LEN([.E22])&gt;0;IF(LEN([.D22])&gt;0;CONCATENATE([.D22];&quot;/&quot;;[.E22]);[.E22]);CONCATENATE(&quot;&quot;;[.D22]))" office:value-type="string" office:string-value="A3/I2CSDA0b" calcext:value-type="string">
            <text:p>A3/I2CSDA0b</text:p>
          </table:table-cell>
          <table:table-cell table:formula="of:=IF(LEN([.F22])&gt;0;IF(LEN([.J22])&gt;0;CONCATENATE([.J22];&quot;/&quot;;[.F22]);[.F22]);CONCATENATE(&quot;&quot;;[.J22]))" office:value-type="string" office:string-value="A3/I2CSDA0b" calcext:value-type="string">
            <text:p>A3/I2CSDA0b</text:p>
          </table:table-cell>
          <table:table-cell table:formula="of:=IF(LEN([.G22])&gt;0;IF(LEN([.K22])&gt;0;CONCATENATE([.K22];&quot;/&quot;;[.G22]);[.G22]);CONCATENATE(&quot;&quot;;[.K22]))" office:value-type="string" office:string-value="A3/I2CSDA0b" calcext:value-type="string">
            <text:p>A3/I2CSDA0b</text:p>
          </table:table-cell>
          <table:table-cell table:formula="of:=IF(LEN([.H22])&gt;0;IF(LEN([.L22])&gt;0;CONCATENATE([.L22];&quot;/&quot;;[.H22]);[.H22]);CONCATENATE(&quot;&quot;;[.L22]))" office:value-type="string" office:string-value="A3/I2CSDA0b" calcext:value-type="string">
            <text:p>A3/I2CSDA0b</text:p>
          </table:table-cell>
          <table:table-cell table:formula="of:=IF(LEN([.I22])&gt;0;IF(LEN([.M22])&gt;0;CONCATENATE([.M22];&quot;/&quot;;[.I22]);[.I22]);CONCATENATE(&quot;&quot;;[.M22]))" office:value-type="string" office:string-value="A3/I2CSDA0b/DIO17" calcext:value-type="string">
            <text:p>A3/I2CSDA0b/DIO17</text:p>
          </table:table-cell>
          <table:table-cell table:number-columns-repeated="1001"/>
        </table:table-row>
        <table:table-row table:style-name="ro5">
          <table:table-cell table:formula="of:=IF(LEN([.C23])&gt;0;CONCATENATE([.$A$1];&quot;_&quot;;TEXT([.B23];&quot;00&quot;));&quot;&quot;)" office:value-type="string" office:string-value="RpiBplus_20" calcext:value-type="string">
            <text:p>RpiBplus_20</text:p>
          </table:table-cell>
          <table:table-cell table:formula="of:=IF(LEN([.C23])&gt;0;1+[.B22];&quot;&quot;)" office:value-type="float" office:value="20" calcext:value-type="float">
            <text:p>20</text:p>
          </table:table-cell>
          <table:table-cell table:formula="of:=CONCATENATE(&quot;&quot;;[.N23])" office:value-type="string" office:string-value="A4/I2CSDA0/DIO18" calcext:value-type="string">
            <text:p>A4/I2CSDA0/DIO18</text:p>
          </table:table-cell>
          <table:table-cell table:style-name="ce336" table:formula="of:=CONCATENATE(&quot;&quot;;[Teensy32.D23])" office:value-type="string" office:string-value="A4" calcext:value-type="string">
            <text:p>A4</text:p>
          </table:table-cell>
          <table:table-cell table:style-name="ce336" table:formula="of:=CONCATENATE(&quot;&quot;;[Teensy32.E23])" office:value-type="string" office:string-value="I2CSDA0" calcext:value-type="string">
            <text:p>I2CSDA0</text:p>
          </table:table-cell>
          <table:table-cell table:style-name="ce336" table:formula="of:=CONCATENATE(&quot;&quot;;[Teensy32.F23])">
            <text:p/>
          </table:table-cell>
          <table:table-cell table:style-name="ce336" table:formula="of:=CONCATENATE(&quot;&quot;;[Teensy32.H23])">
            <text:p/>
          </table:table-cell>
          <table:table-cell table:style-name="ce336"/>
          <table:table-cell table:style-name="ce336" table:formula="of:=CONCATENATE(&quot;&quot;;[Teensy32.I23])" office:value-type="string" office:string-value="DIO18" calcext:value-type="string">
            <text:p>DIO18</text:p>
          </table:table-cell>
          <table:table-cell table:formula="of:=IF(LEN([.E23])&gt;0;IF(LEN([.D23])&gt;0;CONCATENATE([.D23];&quot;/&quot;;[.E23]);[.E23]);CONCATENATE(&quot;&quot;;[.D23]))" office:value-type="string" office:string-value="A4/I2CSDA0" calcext:value-type="string">
            <text:p>A4/I2CSDA0</text:p>
          </table:table-cell>
          <table:table-cell table:formula="of:=IF(LEN([.F23])&gt;0;IF(LEN([.J23])&gt;0;CONCATENATE([.J23];&quot;/&quot;;[.F23]);[.F23]);CONCATENATE(&quot;&quot;;[.J23]))" office:value-type="string" office:string-value="A4/I2CSDA0" calcext:value-type="string">
            <text:p>A4/I2CSDA0</text:p>
          </table:table-cell>
          <table:table-cell table:formula="of:=IF(LEN([.G23])&gt;0;IF(LEN([.K23])&gt;0;CONCATENATE([.K23];&quot;/&quot;;[.G23]);[.G23]);CONCATENATE(&quot;&quot;;[.K23]))" office:value-type="string" office:string-value="A4/I2CSDA0" calcext:value-type="string">
            <text:p>A4/I2CSDA0</text:p>
          </table:table-cell>
          <table:table-cell table:formula="of:=IF(LEN([.H23])&gt;0;IF(LEN([.L23])&gt;0;CONCATENATE([.L23];&quot;/&quot;;[.H23]);[.H23]);CONCATENATE(&quot;&quot;;[.L23]))" office:value-type="string" office:string-value="A4/I2CSDA0" calcext:value-type="string">
            <text:p>A4/I2CSDA0</text:p>
          </table:table-cell>
          <table:table-cell table:formula="of:=IF(LEN([.I23])&gt;0;IF(LEN([.M23])&gt;0;CONCATENATE([.M23];&quot;/&quot;;[.I23]);[.I23]);CONCATENATE(&quot;&quot;;[.M23]))" office:value-type="string" office:string-value="A4/I2CSDA0/DIO18" calcext:value-type="string">
            <text:p>A4/I2CSDA0/DIO18</text:p>
          </table:table-cell>
          <table:table-cell table:number-columns-repeated="1001"/>
        </table:table-row>
        <table:table-row table:style-name="ro5">
          <table:table-cell table:formula="of:=IF(LEN([.C24])&gt;0;CONCATENATE([.$A$1];&quot;_&quot;;TEXT([.B24];&quot;00&quot;));&quot;&quot;)" office:value-type="string" office:string-value="RpiBplus_21" calcext:value-type="string">
            <text:p>RpiBplus_21</text:p>
          </table:table-cell>
          <table:table-cell table:formula="of:=IF(LEN([.C24])&gt;0;1+[.B23];&quot;&quot;)" office:value-type="float" office:value="21" calcext:value-type="float">
            <text:p>21</text:p>
          </table:table-cell>
          <table:table-cell table:formula="of:=CONCATENATE(&quot;&quot;;[.N24])" office:value-type="string" office:string-value="A5/I2CSCL0/DIO19" calcext:value-type="string">
            <text:p>A5/I2CSCL0/DIO19</text:p>
          </table:table-cell>
          <table:table-cell table:style-name="ce336" table:formula="of:=CONCATENATE(&quot;&quot;;[Teensy32.D24])" office:value-type="string" office:string-value="A5" calcext:value-type="string">
            <text:p>A5</text:p>
          </table:table-cell>
          <table:table-cell table:style-name="ce336" table:formula="of:=CONCATENATE(&quot;&quot;;[Teensy32.E24])" office:value-type="string" office:string-value="I2CSCL0" calcext:value-type="string">
            <text:p>I2CSCL0</text:p>
          </table:table-cell>
          <table:table-cell table:style-name="ce336" table:formula="of:=CONCATENATE(&quot;&quot;;[Teensy32.F24])">
            <text:p/>
          </table:table-cell>
          <table:table-cell table:style-name="ce336" table:formula="of:=CONCATENATE(&quot;&quot;;[Teensy32.H24])">
            <text:p/>
          </table:table-cell>
          <table:table-cell table:style-name="ce336"/>
          <table:table-cell table:style-name="ce336" table:formula="of:=CONCATENATE(&quot;&quot;;[Teensy32.I24])" office:value-type="string" office:string-value="DIO19" calcext:value-type="string">
            <text:p>DIO19</text:p>
          </table:table-cell>
          <table:table-cell table:formula="of:=IF(LEN([.E24])&gt;0;IF(LEN([.D24])&gt;0;CONCATENATE([.D24];&quot;/&quot;;[.E24]);[.E24]);CONCATENATE(&quot;&quot;;[.D24]))" office:value-type="string" office:string-value="A5/I2CSCL0" calcext:value-type="string">
            <text:p>A5/I2CSCL0</text:p>
          </table:table-cell>
          <table:table-cell table:formula="of:=IF(LEN([.F24])&gt;0;IF(LEN([.J24])&gt;0;CONCATENATE([.J24];&quot;/&quot;;[.F24]);[.F24]);CONCATENATE(&quot;&quot;;[.J24]))" office:value-type="string" office:string-value="A5/I2CSCL0" calcext:value-type="string">
            <text:p>A5/I2CSCL0</text:p>
          </table:table-cell>
          <table:table-cell table:formula="of:=IF(LEN([.G24])&gt;0;IF(LEN([.K24])&gt;0;CONCATENATE([.K24];&quot;/&quot;;[.G24]);[.G24]);CONCATENATE(&quot;&quot;;[.K24]))" office:value-type="string" office:string-value="A5/I2CSCL0" calcext:value-type="string">
            <text:p>A5/I2CSCL0</text:p>
          </table:table-cell>
          <table:table-cell table:formula="of:=IF(LEN([.H24])&gt;0;IF(LEN([.L24])&gt;0;CONCATENATE([.L24];&quot;/&quot;;[.H24]);[.H24]);CONCATENATE(&quot;&quot;;[.L24]))" office:value-type="string" office:string-value="A5/I2CSCL0" calcext:value-type="string">
            <text:p>A5/I2CSCL0</text:p>
          </table:table-cell>
          <table:table-cell table:formula="of:=IF(LEN([.I24])&gt;0;IF(LEN([.M24])&gt;0;CONCATENATE([.M24];&quot;/&quot;;[.I24]);[.I24]);CONCATENATE(&quot;&quot;;[.M24]))" office:value-type="string" office:string-value="A5/I2CSCL0/DIO19" calcext:value-type="string">
            <text:p>A5/I2CSCL0/DIO19</text:p>
          </table:table-cell>
          <table:table-cell table:number-columns-repeated="1001"/>
        </table:table-row>
        <table:table-row table:style-name="ro5">
          <table:table-cell table:formula="of:=IF(LEN([.C25])&gt;0;CONCATENATE([.$A$1];&quot;_&quot;;TEXT([.B25];&quot;00&quot;));&quot;&quot;)" office:value-type="string" office:string-value="RpiBplus_22" calcext:value-type="string">
            <text:p>RpiBplus_22</text:p>
          </table:table-cell>
          <table:table-cell table:formula="of:=IF(LEN([.C25])&gt;0;1+[.B24];&quot;&quot;)" office:value-type="float" office:value="22" calcext:value-type="float">
            <text:p>22</text:p>
          </table:table-cell>
          <table:table-cell table:formula="of:=CONCATENATE(&quot;&quot;;[.N25])" office:value-type="string" office:string-value="A6/SCICSd/PWM/DIO20" calcext:value-type="string">
            <text:p>A6/SCICSd/PWM/DIO20</text:p>
          </table:table-cell>
          <table:table-cell table:style-name="ce336" table:formula="of:=CONCATENATE(&quot;&quot;;[Teensy32.D25])" office:value-type="string" office:string-value="A6" calcext:value-type="string">
            <text:p>A6</text:p>
          </table:table-cell>
          <table:table-cell table:style-name="ce336" table:formula="of:=CONCATENATE(&quot;&quot;;[Teensy32.E25])" office:value-type="string" office:string-value="SCICSd" calcext:value-type="string">
            <text:p>SCICSd</text:p>
          </table:table-cell>
          <table:table-cell table:style-name="ce336" table:formula="of:=CONCATENATE(&quot;&quot;;[Teensy32.F25])">
            <text:p/>
          </table:table-cell>
          <table:table-cell table:style-name="ce336" table:formula="of:=CONCATENATE(&quot;&quot;;[Teensy32.H25])" office:value-type="string" office:string-value="PWM" calcext:value-type="string">
            <text:p>PWM</text:p>
          </table:table-cell>
          <table:table-cell table:style-name="ce336"/>
          <table:table-cell table:style-name="ce336" table:formula="of:=CONCATENATE(&quot;&quot;;[Teensy32.I25])" office:value-type="string" office:string-value="DIO20" calcext:value-type="string">
            <text:p>DIO20</text:p>
          </table:table-cell>
          <table:table-cell table:formula="of:=IF(LEN([.E25])&gt;0;IF(LEN([.D25])&gt;0;CONCATENATE([.D25];&quot;/&quot;;[.E25]);[.E25]);CONCATENATE(&quot;&quot;;[.D25]))" office:value-type="string" office:string-value="A6/SCICSd" calcext:value-type="string">
            <text:p>A6/SCICSd</text:p>
          </table:table-cell>
          <table:table-cell table:formula="of:=IF(LEN([.F25])&gt;0;IF(LEN([.J25])&gt;0;CONCATENATE([.J25];&quot;/&quot;;[.F25]);[.F25]);CONCATENATE(&quot;&quot;;[.J25]))" office:value-type="string" office:string-value="A6/SCICSd" calcext:value-type="string">
            <text:p>A6/SCICSd</text:p>
          </table:table-cell>
          <table:table-cell table:formula="of:=IF(LEN([.G25])&gt;0;IF(LEN([.K25])&gt;0;CONCATENATE([.K25];&quot;/&quot;;[.G25]);[.G25]);CONCATENATE(&quot;&quot;;[.K25]))" office:value-type="string" office:string-value="A6/SCICSd/PWM" calcext:value-type="string">
            <text:p>A6/SCICSd/PWM</text:p>
          </table:table-cell>
          <table:table-cell table:formula="of:=IF(LEN([.H25])&gt;0;IF(LEN([.L25])&gt;0;CONCATENATE([.L25];&quot;/&quot;;[.H25]);[.H25]);CONCATENATE(&quot;&quot;;[.L25]))" office:value-type="string" office:string-value="A6/SCICSd/PWM" calcext:value-type="string">
            <text:p>A6/SCICSd/PWM</text:p>
          </table:table-cell>
          <table:table-cell table:formula="of:=IF(LEN([.I25])&gt;0;IF(LEN([.M25])&gt;0;CONCATENATE([.M25];&quot;/&quot;;[.I25]);[.I25]);CONCATENATE(&quot;&quot;;[.M25]))" office:value-type="string" office:string-value="A6/SCICSd/PWM/DIO20" calcext:value-type="string">
            <text:p>A6/SCICSd/PWM/DIO20</text:p>
          </table:table-cell>
          <table:table-cell table:number-columns-repeated="1001"/>
        </table:table-row>
        <table:table-row table:style-name="ro5">
          <table:table-cell table:formula="of:=IF(LEN([.C26])&gt;0;CONCATENATE([.$A$1];&quot;_&quot;;TEXT([.B26];&quot;00&quot;));&quot;&quot;)" office:value-type="string" office:string-value="RpiBplus_23" calcext:value-type="string">
            <text:p>RpiBplus_23</text:p>
          </table:table-cell>
          <table:table-cell table:formula="of:=IF(LEN([.C26])&gt;0;1+[.B25];&quot;&quot;)" office:value-type="float" office:value="23" calcext:value-type="float">
            <text:p>23</text:p>
          </table:table-cell>
          <table:table-cell table:formula="of:=CONCATENATE(&quot;&quot;;[.N26])" office:value-type="string" office:string-value="A7/SCICSe/RX1b/PWM/DIO21" calcext:value-type="string">
            <text:p>A7/SCICSe/RX1b/PWM/DIO21</text:p>
          </table:table-cell>
          <table:table-cell table:style-name="ce336" table:formula="of:=CONCATENATE(&quot;&quot;;[Teensy32.D26])" office:value-type="string" office:string-value="A7" calcext:value-type="string">
            <text:p>A7</text:p>
          </table:table-cell>
          <table:table-cell table:style-name="ce336" table:formula="of:=CONCATENATE(&quot;&quot;;[Teensy32.E26])" office:value-type="string" office:string-value="SCICSe" calcext:value-type="string">
            <text:p>SCICSe</text:p>
          </table:table-cell>
          <table:table-cell table:style-name="ce336" table:formula="of:=CONCATENATE(&quot;&quot;;[Teensy32.F26])" office:value-type="string" office:string-value="RX1b" calcext:value-type="string">
            <text:p>RX1b</text:p>
          </table:table-cell>
          <table:table-cell table:style-name="ce336" table:formula="of:=CONCATENATE(&quot;&quot;;[Teensy32.H26])" office:value-type="string" office:string-value="PWM" calcext:value-type="string">
            <text:p>PWM</text:p>
          </table:table-cell>
          <table:table-cell table:style-name="ce336"/>
          <table:table-cell table:style-name="ce336" table:formula="of:=CONCATENATE(&quot;&quot;;[Teensy32.I26])" office:value-type="string" office:string-value="DIO21" calcext:value-type="string">
            <text:p>DIO21</text:p>
          </table:table-cell>
          <table:table-cell table:formula="of:=IF(LEN([.E26])&gt;0;IF(LEN([.D26])&gt;0;CONCATENATE([.D26];&quot;/&quot;;[.E26]);[.E26]);CONCATENATE(&quot;&quot;;[.D26]))" office:value-type="string" office:string-value="A7/SCICSe" calcext:value-type="string">
            <text:p>A7/SCICSe</text:p>
          </table:table-cell>
          <table:table-cell table:formula="of:=IF(LEN([.F26])&gt;0;IF(LEN([.J26])&gt;0;CONCATENATE([.J26];&quot;/&quot;;[.F26]);[.F26]);CONCATENATE(&quot;&quot;;[.J26]))" office:value-type="string" office:string-value="A7/SCICSe/RX1b" calcext:value-type="string">
            <text:p>A7/SCICSe/RX1b</text:p>
          </table:table-cell>
          <table:table-cell table:formula="of:=IF(LEN([.G26])&gt;0;IF(LEN([.K26])&gt;0;CONCATENATE([.K26];&quot;/&quot;;[.G26]);[.G26]);CONCATENATE(&quot;&quot;;[.K26]))" office:value-type="string" office:string-value="A7/SCICSe/RX1b/PWM" calcext:value-type="string">
            <text:p>A7/SCICSe/RX1b/PWM</text:p>
          </table:table-cell>
          <table:table-cell table:formula="of:=IF(LEN([.H26])&gt;0;IF(LEN([.L26])&gt;0;CONCATENATE([.L26];&quot;/&quot;;[.H26]);[.H26]);CONCATENATE(&quot;&quot;;[.L26]))" office:value-type="string" office:string-value="A7/SCICSe/RX1b/PWM" calcext:value-type="string">
            <text:p>A7/SCICSe/RX1b/PWM</text:p>
          </table:table-cell>
          <table:table-cell table:formula="of:=IF(LEN([.I26])&gt;0;IF(LEN([.M26])&gt;0;CONCATENATE([.M26];&quot;/&quot;;[.I26]);[.I26]);CONCATENATE(&quot;&quot;;[.M26]))" office:value-type="string" office:string-value="A7/SCICSe/RX1b/PWM/DIO21" calcext:value-type="string">
            <text:p>A7/SCICSe/RX1b/PWM/DIO21</text:p>
          </table:table-cell>
          <table:table-cell table:number-columns-repeated="1001"/>
        </table:table-row>
        <table:table-row table:style-name="ro5">
          <table:table-cell table:formula="of:=IF(LEN([.C27])&gt;0;CONCATENATE([.$A$1];&quot;_&quot;;TEXT([.B27];&quot;00&quot;));&quot;&quot;)" office:value-type="string" office:string-value="RpiBplus_24" calcext:value-type="string">
            <text:p>RpiBplus_24</text:p>
          </table:table-cell>
          <table:table-cell table:formula="of:=IF(LEN([.C27])&gt;0;1+[.B26];&quot;&quot;)" office:value-type="float" office:value="24" calcext:value-type="float">
            <text:p>24</text:p>
          </table:table-cell>
          <table:table-cell table:formula="of:=CONCATENATE(&quot;&quot;;[.N27])" office:value-type="string" office:string-value="A8/PWM/DIO22" calcext:value-type="string">
            <text:p>A8/PWM/DIO22</text:p>
          </table:table-cell>
          <table:table-cell table:style-name="ce336" table:formula="of:=CONCATENATE(&quot;&quot;;[Teensy32.D27])" office:value-type="string" office:string-value="A8" calcext:value-type="string">
            <text:p>A8</text:p>
          </table:table-cell>
          <table:table-cell table:style-name="ce336" table:formula="of:=CONCATENATE(&quot;&quot;;[Teensy32.E27])">
            <text:p/>
          </table:table-cell>
          <table:table-cell table:style-name="ce336" table:formula="of:=CONCATENATE(&quot;&quot;;[Teensy32.F27])">
            <text:p/>
          </table:table-cell>
          <table:table-cell table:style-name="ce336" table:formula="of:=CONCATENATE(&quot;&quot;;[Teensy32.H27])" office:value-type="string" office:string-value="PWM" calcext:value-type="string">
            <text:p>PWM</text:p>
          </table:table-cell>
          <table:table-cell table:style-name="ce336"/>
          <table:table-cell table:style-name="ce336" table:formula="of:=CONCATENATE(&quot;&quot;;[Teensy32.I27])" office:value-type="string" office:string-value="DIO22" calcext:value-type="string">
            <text:p>DIO22</text:p>
          </table:table-cell>
          <table:table-cell table:formula="of:=IF(LEN([.E27])&gt;0;IF(LEN([.D27])&gt;0;CONCATENATE([.D27];&quot;/&quot;;[.E27]);[.E27]);CONCATENATE(&quot;&quot;;[.D27]))" office:value-type="string" office:string-value="A8" calcext:value-type="string">
            <text:p>A8</text:p>
          </table:table-cell>
          <table:table-cell table:formula="of:=IF(LEN([.F27])&gt;0;IF(LEN([.J27])&gt;0;CONCATENATE([.J27];&quot;/&quot;;[.F27]);[.F27]);CONCATENATE(&quot;&quot;;[.J27]))" office:value-type="string" office:string-value="A8" calcext:value-type="string">
            <text:p>A8</text:p>
          </table:table-cell>
          <table:table-cell table:formula="of:=IF(LEN([.G27])&gt;0;IF(LEN([.K27])&gt;0;CONCATENATE([.K27];&quot;/&quot;;[.G27]);[.G27]);CONCATENATE(&quot;&quot;;[.K27]))" office:value-type="string" office:string-value="A8/PWM" calcext:value-type="string">
            <text:p>A8/PWM</text:p>
          </table:table-cell>
          <table:table-cell table:formula="of:=IF(LEN([.H27])&gt;0;IF(LEN([.L27])&gt;0;CONCATENATE([.L27];&quot;/&quot;;[.H27]);[.H27]);CONCATENATE(&quot;&quot;;[.L27]))" office:value-type="string" office:string-value="A8/PWM" calcext:value-type="string">
            <text:p>A8/PWM</text:p>
          </table:table-cell>
          <table:table-cell table:formula="of:=IF(LEN([.I27])&gt;0;IF(LEN([.M27])&gt;0;CONCATENATE([.M27];&quot;/&quot;;[.I27]);[.I27]);CONCATENATE(&quot;&quot;;[.M27]))" office:value-type="string" office:string-value="A8/PWM/DIO22" calcext:value-type="string">
            <text:p>A8/PWM/DIO22</text:p>
          </table:table-cell>
          <table:table-cell table:number-columns-repeated="1001"/>
        </table:table-row>
        <table:table-row table:style-name="ro5">
          <table:table-cell table:formula="of:=IF(LEN([.C28])&gt;0;CONCATENATE([.$A$1];&quot;_&quot;;TEXT([.B28];&quot;00&quot;));&quot;&quot;)" office:value-type="string" office:string-value="RpiBplus_25" calcext:value-type="string">
            <text:p>RpiBplus_25</text:p>
          </table:table-cell>
          <table:table-cell table:formula="of:=IF(LEN([.C28])&gt;0;1+[.B27];&quot;&quot;)" office:value-type="float" office:value="25" calcext:value-type="float">
            <text:p>25</text:p>
          </table:table-cell>
          <table:table-cell table:formula="of:=CONCATENATE(&quot;&quot;;[.N28])" office:value-type="string" office:string-value="A9/PWM/DIO23" calcext:value-type="string">
            <text:p>A9/PWM/DIO23</text:p>
          </table:table-cell>
          <table:table-cell table:style-name="ce336" table:formula="of:=CONCATENATE(&quot;&quot;;[Teensy32.D28])" office:value-type="string" office:string-value="A9" calcext:value-type="string">
            <text:p>A9</text:p>
          </table:table-cell>
          <table:table-cell table:style-name="ce336" table:formula="of:=CONCATENATE(&quot;&quot;;[Teensy32.E28])">
            <text:p/>
          </table:table-cell>
          <table:table-cell table:style-name="ce336" table:formula="of:=CONCATENATE(&quot;&quot;;[Teensy32.F28])">
            <text:p/>
          </table:table-cell>
          <table:table-cell table:style-name="ce336" table:formula="of:=CONCATENATE(&quot;&quot;;[Teensy32.H28])" office:value-type="string" office:string-value="PWM" calcext:value-type="string">
            <text:p>PWM</text:p>
          </table:table-cell>
          <table:table-cell table:style-name="ce336"/>
          <table:table-cell table:style-name="ce336" table:formula="of:=CONCATENATE(&quot;&quot;;[Teensy32.I28])" office:value-type="string" office:string-value="DIO23" calcext:value-type="string">
            <text:p>DIO23</text:p>
          </table:table-cell>
          <table:table-cell table:formula="of:=IF(LEN([.E28])&gt;0;IF(LEN([.D28])&gt;0;CONCATENATE([.D28];&quot;/&quot;;[.E28]);[.E28]);CONCATENATE(&quot;&quot;;[.D28]))" office:value-type="string" office:string-value="A9" calcext:value-type="string">
            <text:p>A9</text:p>
          </table:table-cell>
          <table:table-cell table:formula="of:=IF(LEN([.F28])&gt;0;IF(LEN([.J28])&gt;0;CONCATENATE([.J28];&quot;/&quot;;[.F28]);[.F28]);CONCATENATE(&quot;&quot;;[.J28]))" office:value-type="string" office:string-value="A9" calcext:value-type="string">
            <text:p>A9</text:p>
          </table:table-cell>
          <table:table-cell table:formula="of:=IF(LEN([.G28])&gt;0;IF(LEN([.K28])&gt;0;CONCATENATE([.K28];&quot;/&quot;;[.G28]);[.G28]);CONCATENATE(&quot;&quot;;[.K28]))" office:value-type="string" office:string-value="A9/PWM" calcext:value-type="string">
            <text:p>A9/PWM</text:p>
          </table:table-cell>
          <table:table-cell table:formula="of:=IF(LEN([.H28])&gt;0;IF(LEN([.L28])&gt;0;CONCATENATE([.L28];&quot;/&quot;;[.H28]);[.H28]);CONCATENATE(&quot;&quot;;[.L28]))" office:value-type="string" office:string-value="A9/PWM" calcext:value-type="string">
            <text:p>A9/PWM</text:p>
          </table:table-cell>
          <table:table-cell table:formula="of:=IF(LEN([.I28])&gt;0;IF(LEN([.M28])&gt;0;CONCATENATE([.M28];&quot;/&quot;;[.I28]);[.I28]);CONCATENATE(&quot;&quot;;[.M28]))" office:value-type="string" office:string-value="A9/PWM/DIO23" calcext:value-type="string">
            <text:p>A9/PWM/DIO23</text:p>
          </table:table-cell>
          <table:table-cell table:number-columns-repeated="1001"/>
        </table:table-row>
        <table:table-row table:style-name="ro5">
          <table:table-cell table:formula="of:=IF(LEN([.C29])&gt;0;CONCATENATE([.$A$1];&quot;_&quot;;TEXT([.B29];&quot;00&quot;));&quot;&quot;)" office:value-type="string" office:string-value="RpiBplus_26" calcext:value-type="string">
            <text:p>RpiBplus_26</text:p>
          </table:table-cell>
          <table:table-cell table:formula="of:=IF(LEN([.C29])&gt;0;1+[.B28];&quot;&quot;)" office:value-type="float" office:value="26" calcext:value-type="float">
            <text:p>26</text:p>
          </table:table-cell>
          <table:table-cell table:formula="of:=CONCATENATE(&quot;&quot;;[.N29])" office:value-type="string" office:string-value="3V3" calcext:value-type="string">
            <text:p>3V3</text:p>
          </table:table-cell>
          <table:table-cell table:style-name="ce336" table:formula="of:=CONCATENATE(&quot;&quot;;[Teensy32.D29])">
            <text:p/>
          </table:table-cell>
          <table:table-cell table:style-name="ce336" table:formula="of:=CONCATENATE(&quot;&quot;;[Teensy32.E29])" office:value-type="string" office:string-value="3V3" calcext:value-type="string">
            <text:p>3V3</text:p>
          </table:table-cell>
          <table:table-cell table:style-name="ce336" table:formula="of:=CONCATENATE(&quot;&quot;;[Teensy32.F29])">
            <text:p/>
          </table:table-cell>
          <table:table-cell table:style-name="ce336" table:formula="of:=CONCATENATE(&quot;&quot;;[Teensy32.H29])">
            <text:p/>
          </table:table-cell>
          <table:table-cell table:style-name="ce336"/>
          <table:table-cell table:style-name="ce336" table:formula="of:=CONCATENATE(&quot;&quot;;[Teensy32.I29])">
            <text:p/>
          </table:table-cell>
          <table:table-cell table:formula="of:=IF(LEN([.E29])&gt;0;IF(LEN([.D29])&gt;0;CONCATENATE([.D29];&quot;/&quot;;[.E29]);[.E29]);CONCATENATE(&quot;&quot;;[.D29]))" office:value-type="string" office:string-value="3V3" calcext:value-type="string">
            <text:p>3V3</text:p>
          </table:table-cell>
          <table:table-cell table:formula="of:=IF(LEN([.F29])&gt;0;IF(LEN([.J29])&gt;0;CONCATENATE([.J29];&quot;/&quot;;[.F29]);[.F29]);CONCATENATE(&quot;&quot;;[.J29]))" office:value-type="string" office:string-value="3V3" calcext:value-type="string">
            <text:p>3V3</text:p>
          </table:table-cell>
          <table:table-cell table:formula="of:=IF(LEN([.G29])&gt;0;IF(LEN([.K29])&gt;0;CONCATENATE([.K29];&quot;/&quot;;[.G29]);[.G29]);CONCATENATE(&quot;&quot;;[.K29]))" office:value-type="string" office:string-value="3V3" calcext:value-type="string">
            <text:p>3V3</text:p>
          </table:table-cell>
          <table:table-cell table:formula="of:=IF(LEN([.H29])&gt;0;IF(LEN([.L29])&gt;0;CONCATENATE([.L29];&quot;/&quot;;[.H29]);[.H29]);CONCATENATE(&quot;&quot;;[.L29]))" office:value-type="string" office:string-value="3V3" calcext:value-type="string">
            <text:p>3V3</text:p>
          </table:table-cell>
          <table:table-cell table:formula="of:=IF(LEN([.I29])&gt;0;IF(LEN([.M29])&gt;0;CONCATENATE([.M29];&quot;/&quot;;[.I29]);[.I29]);CONCATENATE(&quot;&quot;;[.M29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30])&gt;0;CONCATENATE([.$A$1];&quot;_&quot;;TEXT([.B30];&quot;00&quot;));&quot;&quot;)" office:value-type="string" office:string-value="RpiBplus_27" calcext:value-type="string">
            <text:p>RpiBplus_27</text:p>
          </table:table-cell>
          <table:table-cell table:formula="of:=IF(LEN([.C30])&gt;0;1+[.B29];&quot;&quot;)" office:value-type="float" office:value="27" calcext:value-type="float">
            <text:p>27</text:p>
          </table:table-cell>
          <table:table-cell table:formula="of:=CONCATENATE(&quot;&quot;;[.N30])" office:value-type="string" office:string-value="ID_SD/I2C ID EEPROM" calcext:value-type="string">
            <text:p>ID_SD/I2C ID EEPROM</text:p>
          </table:table-cell>
          <table:table-cell/>
          <table:table-cell office:value-type="string" calcext:value-type="string">
            <text:p>ID_SD</text:p>
          </table:table-cell>
          <table:table-cell office:value-type="string" calcext:value-type="string">
            <text:p>I2C ID EEPROM</text:p>
          </table:table-cell>
          <table:table-cell table:number-columns-repeated="3"/>
          <table:table-cell table:formula="of:=IF(LEN([.E30])&gt;0;IF(LEN([.D30])&gt;0;CONCATENATE([.D30];&quot;/&quot;;[.E30]);[.E30]);CONCATENATE(&quot;&quot;;[.D30]))" office:value-type="string" office:string-value="ID_SD" calcext:value-type="string">
            <text:p>ID_SD</text:p>
          </table:table-cell>
          <table:table-cell table:formula="of:=IF(LEN([.F30])&gt;0;IF(LEN([.J30])&gt;0;CONCATENATE([.J30];&quot;/&quot;;[.F30]);[.F30]);CONCATENATE(&quot;&quot;;[.J30]))" office:value-type="string" office:string-value="ID_SD/I2C ID EEPROM" calcext:value-type="string">
            <text:p>ID_SD/I2C ID EEPROM</text:p>
          </table:table-cell>
          <table:table-cell table:formula="of:=IF(LEN([.G30])&gt;0;IF(LEN([.K30])&gt;0;CONCATENATE([.K30];&quot;/&quot;;[.G30]);[.G30]);CONCATENATE(&quot;&quot;;[.K30]))" office:value-type="string" office:string-value="ID_SD/I2C ID EEPROM" calcext:value-type="string">
            <text:p>ID_SD/I2C ID EEPROM</text:p>
          </table:table-cell>
          <table:table-cell table:formula="of:=IF(LEN([.H30])&gt;0;IF(LEN([.L30])&gt;0;CONCATENATE([.L30];&quot;/&quot;;[.H30]);[.H30]);CONCATENATE(&quot;&quot;;[.L30]))" office:value-type="string" office:string-value="ID_SD/I2C ID EEPROM" calcext:value-type="string">
            <text:p>ID_SD/I2C ID EEPROM</text:p>
          </table:table-cell>
          <table:table-cell table:formula="of:=IF(LEN([.I30])&gt;0;IF(LEN([.M30])&gt;0;CONCATENATE([.M30];&quot;/&quot;;[.I30]);[.I30]);CONCATENATE(&quot;&quot;;[.M30]))" office:value-type="string" office:string-value="ID_SD/I2C ID EEPROM" calcext:value-type="string">
            <text:p>ID_SD/I2C ID EEPROM</text:p>
          </table:table-cell>
          <table:table-cell table:number-columns-repeated="1001"/>
        </table:table-row>
        <table:table-row table:style-name="ro5">
          <table:table-cell table:formula="of:=IF(LEN([.C31])&gt;0;CONCATENATE([.$A$1];&quot;_&quot;;TEXT([.B31];&quot;00&quot;));&quot;&quot;)" office:value-type="string" office:string-value="RpiBplus_28" calcext:value-type="string">
            <text:p>RpiBplus_28</text:p>
          </table:table-cell>
          <table:table-cell table:formula="of:=IF(LEN([.C31])&gt;0;1+[.B30];&quot;&quot;)" office:value-type="float" office:value="28" calcext:value-type="float">
            <text:p>28</text:p>
          </table:table-cell>
          <table:table-cell table:formula="of:=CONCATENATE(&quot;&quot;;[.N31])" office:value-type="string" office:string-value="ID_SC/I2C ID EEPROM" calcext:value-type="string">
            <text:p>ID_SC/I2C ID EEPROM</text:p>
          </table:table-cell>
          <table:table-cell/>
          <table:table-cell office:value-type="string" calcext:value-type="string">
            <text:p>ID_SC</text:p>
          </table:table-cell>
          <table:table-cell office:value-type="string" calcext:value-type="string">
            <text:p>I2C ID EEPROM</text:p>
          </table:table-cell>
          <table:table-cell table:number-columns-repeated="3"/>
          <table:table-cell table:formula="of:=IF(LEN([.E31])&gt;0;IF(LEN([.D31])&gt;0;CONCATENATE([.D31];&quot;/&quot;;[.E31]);[.E31]);CONCATENATE(&quot;&quot;;[.D31]))" office:value-type="string" office:string-value="ID_SC" calcext:value-type="string">
            <text:p>ID_SC</text:p>
          </table:table-cell>
          <table:table-cell table:formula="of:=IF(LEN([.F31])&gt;0;IF(LEN([.J31])&gt;0;CONCATENATE([.J31];&quot;/&quot;;[.F31]);[.F31]);CONCATENATE(&quot;&quot;;[.J31]))" office:value-type="string" office:string-value="ID_SC/I2C ID EEPROM" calcext:value-type="string">
            <text:p>ID_SC/I2C ID EEPROM</text:p>
          </table:table-cell>
          <table:table-cell table:formula="of:=IF(LEN([.G31])&gt;0;IF(LEN([.K31])&gt;0;CONCATENATE([.K31];&quot;/&quot;;[.G31]);[.G31]);CONCATENATE(&quot;&quot;;[.K31]))" office:value-type="string" office:string-value="ID_SC/I2C ID EEPROM" calcext:value-type="string">
            <text:p>ID_SC/I2C ID EEPROM</text:p>
          </table:table-cell>
          <table:table-cell table:formula="of:=IF(LEN([.H31])&gt;0;IF(LEN([.L31])&gt;0;CONCATENATE([.L31];&quot;/&quot;;[.H31]);[.H31]);CONCATENATE(&quot;&quot;;[.L31]))" office:value-type="string" office:string-value="ID_SC/I2C ID EEPROM" calcext:value-type="string">
            <text:p>ID_SC/I2C ID EEPROM</text:p>
          </table:table-cell>
          <table:table-cell table:formula="of:=IF(LEN([.I31])&gt;0;IF(LEN([.M31])&gt;0;CONCATENATE([.M31];&quot;/&quot;;[.I31]);[.I31]);CONCATENATE(&quot;&quot;;[.M31]))" office:value-type="string" office:string-value="ID_SC/I2C ID EEPROM" calcext:value-type="string">
            <text:p>ID_SC/I2C ID EEPROM</text:p>
          </table:table-cell>
          <table:table-cell table:number-columns-repeated="1001"/>
        </table:table-row>
        <table:table-row table:style-name="ro5">
          <table:table-cell table:formula="of:=IF(LEN([.C32])&gt;0;CONCATENATE([.$A$1];&quot;_&quot;;TEXT([.B32];&quot;00&quot;));&quot;&quot;)" office:value-type="string" office:string-value="RpiBplus_29" calcext:value-type="string">
            <text:p>RpiBplus_29</text:p>
          </table:table-cell>
          <table:table-cell table:formula="of:=IF(LEN([.C32])&gt;0;1+[.B31];&quot;&quot;)" office:value-type="float" office:value="29" calcext:value-type="float">
            <text:p>29</text:p>
          </table:table-cell>
          <table:table-cell table:formula="of:=CONCATENATE(&quot;&quot;;[.N32])" office:value-type="string" office:string-value="GPIO5" calcext:value-type="string">
            <text:p>GPIO5</text:p>
          </table:table-cell>
          <table:table-cell table:number-columns-repeated="5"/>
          <table:table-cell office:value-type="string" calcext:value-type="string">
            <text:p>GPIO5</text:p>
          </table:table-cell>
          <table:table-cell table:formula="of:=IF(LEN([.E32])&gt;0;IF(LEN([.D32])&gt;0;CONCATENATE([.D32];&quot;/&quot;;[.E32]);[.E32]);CONCATENATE(&quot;&quot;;[.D32]))">
            <text:p/>
          </table:table-cell>
          <table:table-cell table:formula="of:=IF(LEN([.F32])&gt;0;IF(LEN([.J32])&gt;0;CONCATENATE([.J32];&quot;/&quot;;[.F32]);[.F32]);CONCATENATE(&quot;&quot;;[.J32]))">
            <text:p/>
          </table:table-cell>
          <table:table-cell table:formula="of:=IF(LEN([.G32])&gt;0;IF(LEN([.K32])&gt;0;CONCATENATE([.K32];&quot;/&quot;;[.G32]);[.G32]);CONCATENATE(&quot;&quot;;[.K32]))">
            <text:p/>
          </table:table-cell>
          <table:table-cell table:formula="of:=IF(LEN([.H32])&gt;0;IF(LEN([.L32])&gt;0;CONCATENATE([.L32];&quot;/&quot;;[.H32]);[.H32]);CONCATENATE(&quot;&quot;;[.L32]))">
            <text:p/>
          </table:table-cell>
          <table:table-cell table:formula="of:=IF(LEN([.I32])&gt;0;IF(LEN([.M32])&gt;0;CONCATENATE([.M32];&quot;/&quot;;[.I32]);[.I32]);CONCATENATE(&quot;&quot;;[.M32]))" office:value-type="string" office:string-value="GPIO5" calcext:value-type="string">
            <text:p>GPIO5</text:p>
          </table:table-cell>
          <table:table-cell table:number-columns-repeated="1001"/>
        </table:table-row>
        <table:table-row table:style-name="ro5">
          <table:table-cell table:formula="of:=IF(LEN([.C33])&gt;0;CONCATENATE([.$A$1];&quot;_&quot;;TEXT([.B33];&quot;00&quot;));&quot;&quot;)" office:value-type="string" office:string-value="RpiBplus_30" calcext:value-type="string">
            <text:p>RpiBplus_30</text:p>
          </table:table-cell>
          <table:table-cell table:formula="of:=IF(LEN([.C33])&gt;0;1+[.B32];&quot;&quot;)" office:value-type="float" office:value="30" calcext:value-type="float">
            <text:p>30</text:p>
          </table:table-cell>
          <table:table-cell table:formula="of:=CONCATENATE(&quot;&quot;;[.N33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3])&gt;0;IF(LEN([.D33])&gt;0;CONCATENATE([.D33];&quot;/&quot;;[.E33]);[.E33]);CONCATENATE(&quot;&quot;;[.D33]))" office:value-type="string" office:string-value="GND" calcext:value-type="string">
            <text:p>GND</text:p>
          </table:table-cell>
          <table:table-cell table:formula="of:=IF(LEN([.F33])&gt;0;IF(LEN([.J33])&gt;0;CONCATENATE([.J33];&quot;/&quot;;[.F33]);[.F33]);CONCATENATE(&quot;&quot;;[.J33]))" office:value-type="string" office:string-value="GND" calcext:value-type="string">
            <text:p>GND</text:p>
          </table:table-cell>
          <table:table-cell table:formula="of:=IF(LEN([.G33])&gt;0;IF(LEN([.K33])&gt;0;CONCATENATE([.K33];&quot;/&quot;;[.G33]);[.G33]);CONCATENATE(&quot;&quot;;[.K33]))" office:value-type="string" office:string-value="GND" calcext:value-type="string">
            <text:p>GND</text:p>
          </table:table-cell>
          <table:table-cell table:formula="of:=IF(LEN([.H33])&gt;0;IF(LEN([.L33])&gt;0;CONCATENATE([.L33];&quot;/&quot;;[.H33]);[.H33]);CONCATENATE(&quot;&quot;;[.L33]))" office:value-type="string" office:string-value="GND" calcext:value-type="string">
            <text:p>GND</text:p>
          </table:table-cell>
          <table:table-cell table:formula="of:=IF(LEN([.I33])&gt;0;IF(LEN([.M33])&gt;0;CONCATENATE([.M33];&quot;/&quot;;[.I33]);[.I33]);CONCATENATE(&quot;&quot;;[.M33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4])&gt;0;CONCATENATE([.$A$1];&quot;_&quot;;TEXT([.B34];&quot;00&quot;));&quot;&quot;)" office:value-type="string" office:string-value="RpiBplus_31" calcext:value-type="string">
            <text:p>RpiBplus_31</text:p>
          </table:table-cell>
          <table:table-cell table:formula="of:=IF(LEN([.C34])&gt;0;1+[.B33];&quot;&quot;)" office:value-type="float" office:value="31" calcext:value-type="float">
            <text:p>31</text:p>
          </table:table-cell>
          <table:table-cell table:formula="of:=CONCATENATE(&quot;&quot;;[.N34])" office:value-type="string" office:string-value="GPIO6" calcext:value-type="string">
            <text:p>GPIO6</text:p>
          </table:table-cell>
          <table:table-cell table:number-columns-repeated="5"/>
          <table:table-cell office:value-type="string" calcext:value-type="string">
            <text:p>GPIO6</text:p>
          </table:table-cell>
          <table:table-cell table:formula="of:=IF(LEN([.E34])&gt;0;IF(LEN([.D34])&gt;0;CONCATENATE([.D34];&quot;/&quot;;[.E34]);[.E34]);CONCATENATE(&quot;&quot;;[.D34]))">
            <text:p/>
          </table:table-cell>
          <table:table-cell table:formula="of:=IF(LEN([.F34])&gt;0;IF(LEN([.J34])&gt;0;CONCATENATE([.J34];&quot;/&quot;;[.F34]);[.F34]);CONCATENATE(&quot;&quot;;[.J34]))">
            <text:p/>
          </table:table-cell>
          <table:table-cell table:formula="of:=IF(LEN([.G34])&gt;0;IF(LEN([.K34])&gt;0;CONCATENATE([.K34];&quot;/&quot;;[.G34]);[.G34]);CONCATENATE(&quot;&quot;;[.K34]))">
            <text:p/>
          </table:table-cell>
          <table:table-cell table:formula="of:=IF(LEN([.H34])&gt;0;IF(LEN([.L34])&gt;0;CONCATENATE([.L34];&quot;/&quot;;[.H34]);[.H34]);CONCATENATE(&quot;&quot;;[.L34]))">
            <text:p/>
          </table:table-cell>
          <table:table-cell table:formula="of:=IF(LEN([.I34])&gt;0;IF(LEN([.M34])&gt;0;CONCATENATE([.M34];&quot;/&quot;;[.I34]);[.I34]);CONCATENATE(&quot;&quot;;[.M34]))" office:value-type="string" office:string-value="GPIO6" calcext:value-type="string">
            <text:p>GPIO6</text:p>
          </table:table-cell>
          <table:table-cell table:number-columns-repeated="1001"/>
        </table:table-row>
        <table:table-row table:style-name="ro5">
          <table:table-cell table:formula="of:=IF(LEN([.C35])&gt;0;CONCATENATE([.$A$1];&quot;_&quot;;TEXT([.B35];&quot;00&quot;));&quot;&quot;)" office:value-type="string" office:string-value="RpiBplus_32" calcext:value-type="string">
            <text:p>RpiBplus_32</text:p>
          </table:table-cell>
          <table:table-cell table:formula="of:=IF(LEN([.C35])&gt;0;1+[.B34];&quot;&quot;)" office:value-type="float" office:value="32" calcext:value-type="float">
            <text:p>32</text:p>
          </table:table-cell>
          <table:table-cell table:formula="of:=CONCATENATE(&quot;&quot;;[.N35])" office:value-type="string" office:string-value="GPIO12" calcext:value-type="string">
            <text:p>GPIO12</text:p>
          </table:table-cell>
          <table:table-cell table:number-columns-repeated="5"/>
          <table:table-cell office:value-type="string" calcext:value-type="string">
            <text:p>GPIO12</text:p>
          </table:table-cell>
          <table:table-cell table:formula="of:=IF(LEN([.E35])&gt;0;IF(LEN([.D35])&gt;0;CONCATENATE([.D35];&quot;/&quot;;[.E35]);[.E35]);CONCATENATE(&quot;&quot;;[.D35]))">
            <text:p/>
          </table:table-cell>
          <table:table-cell table:formula="of:=IF(LEN([.F35])&gt;0;IF(LEN([.J35])&gt;0;CONCATENATE([.J35];&quot;/&quot;;[.F35]);[.F35]);CONCATENATE(&quot;&quot;;[.J35]))">
            <text:p/>
          </table:table-cell>
          <table:table-cell table:formula="of:=IF(LEN([.G35])&gt;0;IF(LEN([.K35])&gt;0;CONCATENATE([.K35];&quot;/&quot;;[.G35]);[.G35]);CONCATENATE(&quot;&quot;;[.K35]))">
            <text:p/>
          </table:table-cell>
          <table:table-cell table:formula="of:=IF(LEN([.H35])&gt;0;IF(LEN([.L35])&gt;0;CONCATENATE([.L35];&quot;/&quot;;[.H35]);[.H35]);CONCATENATE(&quot;&quot;;[.L35]))">
            <text:p/>
          </table:table-cell>
          <table:table-cell table:formula="of:=IF(LEN([.I35])&gt;0;IF(LEN([.M35])&gt;0;CONCATENATE([.M35];&quot;/&quot;;[.I35]);[.I35]);CONCATENATE(&quot;&quot;;[.M35]))" office:value-type="string" office:string-value="GPIO12" calcext:value-type="string">
            <text:p>GPIO12</text:p>
          </table:table-cell>
          <table:table-cell table:number-columns-repeated="1001"/>
        </table:table-row>
        <table:table-row table:style-name="ro5">
          <table:table-cell table:formula="of:=IF(LEN([.C36])&gt;0;CONCATENATE([.$A$1];&quot;_&quot;;TEXT([.B36];&quot;00&quot;));&quot;&quot;)" office:value-type="string" office:string-value="RpiBplus_33" calcext:value-type="string">
            <text:p>RpiBplus_33</text:p>
          </table:table-cell>
          <table:table-cell table:formula="of:=IF(LEN([.C36])&gt;0;1+[.B35];&quot;&quot;)" office:value-type="float" office:value="33" calcext:value-type="float">
            <text:p>33</text:p>
          </table:table-cell>
          <table:table-cell table:formula="of:=CONCATENATE(&quot;&quot;;[.N36])" office:value-type="string" office:string-value="GPIO13" calcext:value-type="string">
            <text:p>GPIO13</text:p>
          </table:table-cell>
          <table:table-cell table:number-columns-repeated="5"/>
          <table:table-cell office:value-type="string" calcext:value-type="string">
            <text:p>GPIO13</text:p>
          </table:table-cell>
          <table:table-cell table:formula="of:=IF(LEN([.E36])&gt;0;IF(LEN([.D36])&gt;0;CONCATENATE([.D36];&quot;/&quot;;[.E36]);[.E36]);CONCATENATE(&quot;&quot;;[.D36]))">
            <text:p/>
          </table:table-cell>
          <table:table-cell table:formula="of:=IF(LEN([.F36])&gt;0;IF(LEN([.J36])&gt;0;CONCATENATE([.J36];&quot;/&quot;;[.F36]);[.F36]);CONCATENATE(&quot;&quot;;[.J36]))">
            <text:p/>
          </table:table-cell>
          <table:table-cell table:formula="of:=IF(LEN([.G36])&gt;0;IF(LEN([.K36])&gt;0;CONCATENATE([.K36];&quot;/&quot;;[.G36]);[.G36]);CONCATENATE(&quot;&quot;;[.K36]))">
            <text:p/>
          </table:table-cell>
          <table:table-cell table:formula="of:=IF(LEN([.H36])&gt;0;IF(LEN([.L36])&gt;0;CONCATENATE([.L36];&quot;/&quot;;[.H36]);[.H36]);CONCATENATE(&quot;&quot;;[.L36]))">
            <text:p/>
          </table:table-cell>
          <table:table-cell table:formula="of:=IF(LEN([.I36])&gt;0;IF(LEN([.M36])&gt;0;CONCATENATE([.M36];&quot;/&quot;;[.I36]);[.I36]);CONCATENATE(&quot;&quot;;[.M36]))" office:value-type="string" office:string-value="GPIO13" calcext:value-type="string">
            <text:p>GPIO13</text:p>
          </table:table-cell>
          <table:table-cell table:number-columns-repeated="1001"/>
        </table:table-row>
        <table:table-row table:style-name="ro5">
          <table:table-cell table:formula="of:=IF(LEN([.C37])&gt;0;CONCATENATE([.$A$1];&quot;_&quot;;TEXT([.B37];&quot;00&quot;));&quot;&quot;)" office:value-type="string" office:string-value="RpiBplus_34" calcext:value-type="string">
            <text:p>RpiBplus_34</text:p>
          </table:table-cell>
          <table:table-cell table:formula="of:=IF(LEN([.C37])&gt;0;1+[.B36];&quot;&quot;)" office:value-type="float" office:value="34" calcext:value-type="float">
            <text:p>34</text:p>
          </table:table-cell>
          <table:table-cell table:formula="of:=CONCATENATE(&quot;&quot;;[.N37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7])&gt;0;IF(LEN([.D37])&gt;0;CONCATENATE([.D37];&quot;/&quot;;[.E37]);[.E37]);CONCATENATE(&quot;&quot;;[.D37]))" office:value-type="string" office:string-value="GND" calcext:value-type="string">
            <text:p>GND</text:p>
          </table:table-cell>
          <table:table-cell table:formula="of:=IF(LEN([.F37])&gt;0;IF(LEN([.J37])&gt;0;CONCATENATE([.J37];&quot;/&quot;;[.F37]);[.F37]);CONCATENATE(&quot;&quot;;[.J37]))" office:value-type="string" office:string-value="GND" calcext:value-type="string">
            <text:p>GND</text:p>
          </table:table-cell>
          <table:table-cell table:formula="of:=IF(LEN([.G37])&gt;0;IF(LEN([.K37])&gt;0;CONCATENATE([.K37];&quot;/&quot;;[.G37]);[.G37]);CONCATENATE(&quot;&quot;;[.K37]))" office:value-type="string" office:string-value="GND" calcext:value-type="string">
            <text:p>GND</text:p>
          </table:table-cell>
          <table:table-cell table:formula="of:=IF(LEN([.H37])&gt;0;IF(LEN([.L37])&gt;0;CONCATENATE([.L37];&quot;/&quot;;[.H37]);[.H37]);CONCATENATE(&quot;&quot;;[.L37]))" office:value-type="string" office:string-value="GND" calcext:value-type="string">
            <text:p>GND</text:p>
          </table:table-cell>
          <table:table-cell table:formula="of:=IF(LEN([.I37])&gt;0;IF(LEN([.M37])&gt;0;CONCATENATE([.M37];&quot;/&quot;;[.I37]);[.I37]);CONCATENATE(&quot;&quot;;[.M37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8])&gt;0;CONCATENATE([.$A$1];&quot;_&quot;;TEXT([.B38];&quot;00&quot;));&quot;&quot;)" office:value-type="string" office:string-value="RpiBplus_35" calcext:value-type="string">
            <text:p>RpiBplus_35</text:p>
          </table:table-cell>
          <table:table-cell table:formula="of:=IF(LEN([.C38])&gt;0;1+[.B37];&quot;&quot;)" office:value-type="float" office:value="35" calcext:value-type="float">
            <text:p>35</text:p>
          </table:table-cell>
          <table:table-cell table:formula="of:=CONCATENATE(&quot;&quot;;[.N38])" office:value-type="string" office:string-value="GPIO19" calcext:value-type="string">
            <text:p>GPIO19</text:p>
          </table:table-cell>
          <table:table-cell table:number-columns-repeated="5"/>
          <table:table-cell office:value-type="string" calcext:value-type="string">
            <text:p>GPIO19</text:p>
          </table:table-cell>
          <table:table-cell table:formula="of:=IF(LEN([.E38])&gt;0;IF(LEN([.D38])&gt;0;CONCATENATE([.D38];&quot;/&quot;;[.E38]);[.E38]);CONCATENATE(&quot;&quot;;[.D38]))">
            <text:p/>
          </table:table-cell>
          <table:table-cell table:formula="of:=IF(LEN([.F38])&gt;0;IF(LEN([.J38])&gt;0;CONCATENATE([.J38];&quot;/&quot;;[.F38]);[.F38]);CONCATENATE(&quot;&quot;;[.J38]))">
            <text:p/>
          </table:table-cell>
          <table:table-cell table:formula="of:=IF(LEN([.G38])&gt;0;IF(LEN([.K38])&gt;0;CONCATENATE([.K38];&quot;/&quot;;[.G38]);[.G38]);CONCATENATE(&quot;&quot;;[.K38]))">
            <text:p/>
          </table:table-cell>
          <table:table-cell table:formula="of:=IF(LEN([.H38])&gt;0;IF(LEN([.L38])&gt;0;CONCATENATE([.L38];&quot;/&quot;;[.H38]);[.H38]);CONCATENATE(&quot;&quot;;[.L38]))">
            <text:p/>
          </table:table-cell>
          <table:table-cell table:formula="of:=IF(LEN([.I38])&gt;0;IF(LEN([.M38])&gt;0;CONCATENATE([.M38];&quot;/&quot;;[.I38]);[.I38]);CONCATENATE(&quot;&quot;;[.M38]))" office:value-type="string" office:string-value="GPIO19" calcext:value-type="string">
            <text:p>GPIO19</text:p>
          </table:table-cell>
          <table:table-cell table:number-columns-repeated="1001"/>
        </table:table-row>
        <table:table-row table:style-name="ro5">
          <table:table-cell table:formula="of:=IF(LEN([.C39])&gt;0;CONCATENATE([.$A$1];&quot;_&quot;;TEXT([.B39];&quot;00&quot;));&quot;&quot;)" office:value-type="string" office:string-value="RpiBplus_36" calcext:value-type="string">
            <text:p>RpiBplus_36</text:p>
          </table:table-cell>
          <table:table-cell table:formula="of:=IF(LEN([.C39])&gt;0;1+[.B38];&quot;&quot;)" office:value-type="float" office:value="36" calcext:value-type="float">
            <text:p>36</text:p>
          </table:table-cell>
          <table:table-cell table:formula="of:=CONCATENATE(&quot;&quot;;[.N39])" office:value-type="string" office:string-value="GPIO16" calcext:value-type="string">
            <text:p>GPIO16</text:p>
          </table:table-cell>
          <table:table-cell table:number-columns-repeated="5"/>
          <table:table-cell office:value-type="string" calcext:value-type="string">
            <text:p>GPIO16</text:p>
          </table:table-cell>
          <table:table-cell table:formula="of:=IF(LEN([.E39])&gt;0;IF(LEN([.D39])&gt;0;CONCATENATE([.D39];&quot;/&quot;;[.E39]);[.E39]);CONCATENATE(&quot;&quot;;[.D39]))">
            <text:p/>
          </table:table-cell>
          <table:table-cell table:formula="of:=IF(LEN([.F39])&gt;0;IF(LEN([.J39])&gt;0;CONCATENATE([.J39];&quot;/&quot;;[.F39]);[.F39]);CONCATENATE(&quot;&quot;;[.J39]))">
            <text:p/>
          </table:table-cell>
          <table:table-cell table:formula="of:=IF(LEN([.G39])&gt;0;IF(LEN([.K39])&gt;0;CONCATENATE([.K39];&quot;/&quot;;[.G39]);[.G39]);CONCATENATE(&quot;&quot;;[.K39]))">
            <text:p/>
          </table:table-cell>
          <table:table-cell table:formula="of:=IF(LEN([.H39])&gt;0;IF(LEN([.L39])&gt;0;CONCATENATE([.L39];&quot;/&quot;;[.H39]);[.H39]);CONCATENATE(&quot;&quot;;[.L39]))">
            <text:p/>
          </table:table-cell>
          <table:table-cell table:formula="of:=IF(LEN([.I39])&gt;0;IF(LEN([.M39])&gt;0;CONCATENATE([.M39];&quot;/&quot;;[.I39]);[.I39]);CONCATENATE(&quot;&quot;;[.M39]))" office:value-type="string" office:string-value="GPIO16" calcext:value-type="string">
            <text:p>GPIO16</text:p>
          </table:table-cell>
          <table:table-cell table:number-columns-repeated="1001"/>
        </table:table-row>
        <table:table-row table:style-name="ro5">
          <table:table-cell table:formula="of:=IF(LEN([.C40])&gt;0;CONCATENATE([.$A$1];&quot;_&quot;;TEXT([.B40];&quot;00&quot;));&quot;&quot;)" office:value-type="string" office:string-value="RpiBplus_37" calcext:value-type="string">
            <text:p>RpiBplus_37</text:p>
          </table:table-cell>
          <table:table-cell table:formula="of:=IF(LEN([.C40])&gt;0;1+[.B39];&quot;&quot;)" office:value-type="float" office:value="37" calcext:value-type="float">
            <text:p>37</text:p>
          </table:table-cell>
          <table:table-cell table:formula="of:=CONCATENATE(&quot;&quot;;[.N40])" office:value-type="string" office:string-value="GPIO26" calcext:value-type="string">
            <text:p>GPIO26</text:p>
          </table:table-cell>
          <table:table-cell table:number-columns-repeated="5"/>
          <table:table-cell office:value-type="string" calcext:value-type="string">
            <text:p>GPIO26</text:p>
          </table:table-cell>
          <table:table-cell table:formula="of:=IF(LEN([.E40])&gt;0;IF(LEN([.D40])&gt;0;CONCATENATE([.D40];&quot;/&quot;;[.E40]);[.E40]);CONCATENATE(&quot;&quot;;[.D40]))">
            <text:p/>
          </table:table-cell>
          <table:table-cell table:formula="of:=IF(LEN([.F40])&gt;0;IF(LEN([.J40])&gt;0;CONCATENATE([.J40];&quot;/&quot;;[.F40]);[.F40]);CONCATENATE(&quot;&quot;;[.J40]))">
            <text:p/>
          </table:table-cell>
          <table:table-cell table:formula="of:=IF(LEN([.G40])&gt;0;IF(LEN([.K40])&gt;0;CONCATENATE([.K40];&quot;/&quot;;[.G40]);[.G40]);CONCATENATE(&quot;&quot;;[.K40]))">
            <text:p/>
          </table:table-cell>
          <table:table-cell table:formula="of:=IF(LEN([.H40])&gt;0;IF(LEN([.L40])&gt;0;CONCATENATE([.L40];&quot;/&quot;;[.H40]);[.H40]);CONCATENATE(&quot;&quot;;[.L40]))">
            <text:p/>
          </table:table-cell>
          <table:table-cell table:formula="of:=IF(LEN([.I40])&gt;0;IF(LEN([.M40])&gt;0;CONCATENATE([.M40];&quot;/&quot;;[.I40]);[.I40]);CONCATENATE(&quot;&quot;;[.M40]))" office:value-type="string" office:string-value="GPIO26" calcext:value-type="string">
            <text:p>GPIO26</text:p>
          </table:table-cell>
          <table:table-cell table:number-columns-repeated="1001"/>
        </table:table-row>
        <table:table-row table:style-name="ro5">
          <table:table-cell table:formula="of:=IF(LEN([.C41])&gt;0;CONCATENATE([.$A$1];&quot;_&quot;;TEXT([.B41];&quot;00&quot;));&quot;&quot;)" office:value-type="string" office:string-value="RpiBplus_38" calcext:value-type="string">
            <text:p>RpiBplus_38</text:p>
          </table:table-cell>
          <table:table-cell table:formula="of:=IF(LEN([.C41])&gt;0;1+[.B40];&quot;&quot;)" office:value-type="float" office:value="38" calcext:value-type="float">
            <text:p>38</text:p>
          </table:table-cell>
          <table:table-cell table:formula="of:=CONCATENATE(&quot;&quot;;[.N41])" office:value-type="string" office:string-value="GPIO20" calcext:value-type="string">
            <text:p>GPIO20</text:p>
          </table:table-cell>
          <table:table-cell table:number-columns-repeated="5"/>
          <table:table-cell office:value-type="string" calcext:value-type="string">
            <text:p>GPIO20</text:p>
          </table:table-cell>
          <table:table-cell table:formula="of:=IF(LEN([.E41])&gt;0;IF(LEN([.D41])&gt;0;CONCATENATE([.D41];&quot;/&quot;;[.E41]);[.E41]);CONCATENATE(&quot;&quot;;[.D41]))">
            <text:p/>
          </table:table-cell>
          <table:table-cell table:formula="of:=IF(LEN([.F41])&gt;0;IF(LEN([.J41])&gt;0;CONCATENATE([.J41];&quot;/&quot;;[.F41]);[.F41]);CONCATENATE(&quot;&quot;;[.J41]))">
            <text:p/>
          </table:table-cell>
          <table:table-cell table:formula="of:=IF(LEN([.G41])&gt;0;IF(LEN([.K41])&gt;0;CONCATENATE([.K41];&quot;/&quot;;[.G41]);[.G41]);CONCATENATE(&quot;&quot;;[.K41]))">
            <text:p/>
          </table:table-cell>
          <table:table-cell table:formula="of:=IF(LEN([.H41])&gt;0;IF(LEN([.L41])&gt;0;CONCATENATE([.L41];&quot;/&quot;;[.H41]);[.H41]);CONCATENATE(&quot;&quot;;[.L41]))">
            <text:p/>
          </table:table-cell>
          <table:table-cell table:formula="of:=IF(LEN([.I41])&gt;0;IF(LEN([.M41])&gt;0;CONCATENATE([.M41];&quot;/&quot;;[.I41]);[.I41]);CONCATENATE(&quot;&quot;;[.M41]))" office:value-type="string" office:string-value="GPIO20" calcext:value-type="string">
            <text:p>GPIO20</text:p>
          </table:table-cell>
          <table:table-cell table:number-columns-repeated="1001"/>
        </table:table-row>
        <table:table-row table:style-name="ro5">
          <table:table-cell table:formula="of:=IF(LEN([.C42])&gt;0;CONCATENATE([.$A$1];&quot;_&quot;;TEXT([.B42];&quot;00&quot;));&quot;&quot;)" office:value-type="string" office:string-value="RpiBplus_39" calcext:value-type="string">
            <text:p>RpiBplus_39</text:p>
          </table:table-cell>
          <table:table-cell table:formula="of:=IF(LEN([.C42])&gt;0;1+[.B41];&quot;&quot;)" office:value-type="float" office:value="39" calcext:value-type="float">
            <text:p>39</text:p>
          </table:table-cell>
          <table:table-cell table:formula="of:=CONCATENATE(&quot;&quot;;[.N42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42])&gt;0;IF(LEN([.D42])&gt;0;CONCATENATE([.D42];&quot;/&quot;;[.E42]);[.E42]);CONCATENATE(&quot;&quot;;[.D42]))" office:value-type="string" office:string-value="GND" calcext:value-type="string">
            <text:p>GND</text:p>
          </table:table-cell>
          <table:table-cell table:formula="of:=IF(LEN([.F42])&gt;0;IF(LEN([.J42])&gt;0;CONCATENATE([.J42];&quot;/&quot;;[.F42]);[.F42]);CONCATENATE(&quot;&quot;;[.J42]))" office:value-type="string" office:string-value="GND" calcext:value-type="string">
            <text:p>GND</text:p>
          </table:table-cell>
          <table:table-cell table:formula="of:=IF(LEN([.G42])&gt;0;IF(LEN([.K42])&gt;0;CONCATENATE([.K42];&quot;/&quot;;[.G42]);[.G42]);CONCATENATE(&quot;&quot;;[.K42]))" office:value-type="string" office:string-value="GND" calcext:value-type="string">
            <text:p>GND</text:p>
          </table:table-cell>
          <table:table-cell table:formula="of:=IF(LEN([.H42])&gt;0;IF(LEN([.L42])&gt;0;CONCATENATE([.L42];&quot;/&quot;;[.H42]);[.H42]);CONCATENATE(&quot;&quot;;[.L42]))" office:value-type="string" office:string-value="GND" calcext:value-type="string">
            <text:p>GND</text:p>
          </table:table-cell>
          <table:table-cell table:formula="of:=IF(LEN([.I42])&gt;0;IF(LEN([.M42])&gt;0;CONCATENATE([.M42];&quot;/&quot;;[.I42]);[.I42]);CONCATENATE(&quot;&quot;;[.M42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43])&gt;0;CONCATENATE([.$A$1];&quot;_&quot;;TEXT([.B43];&quot;00&quot;));&quot;&quot;)" office:value-type="string" office:string-value="RpiBplus_40" calcext:value-type="string">
            <text:p>RpiBplus_40</text:p>
          </table:table-cell>
          <table:table-cell table:formula="of:=IF(LEN([.C43])&gt;0;1+[.B42];&quot;&quot;)" office:value-type="float" office:value="40" calcext:value-type="float">
            <text:p>40</text:p>
          </table:table-cell>
          <table:table-cell table:formula="of:=CONCATENATE(&quot;&quot;;[.N43])" office:value-type="string" office:string-value="GPIO21" calcext:value-type="string">
            <text:p>GPIO21</text:p>
          </table:table-cell>
          <table:table-cell table:number-columns-repeated="5"/>
          <table:table-cell office:value-type="string" calcext:value-type="string">
            <text:p>GPIO21</text:p>
          </table:table-cell>
          <table:table-cell table:formula="of:=IF(LEN([.E43])&gt;0;IF(LEN([.D43])&gt;0;CONCATENATE([.D43];&quot;/&quot;;[.E43]);[.E43]);CONCATENATE(&quot;&quot;;[.D43]))">
            <text:p/>
          </table:table-cell>
          <table:table-cell table:formula="of:=IF(LEN([.F43])&gt;0;IF(LEN([.J43])&gt;0;CONCATENATE([.J43];&quot;/&quot;;[.F43]);[.F43]);CONCATENATE(&quot;&quot;;[.J43]))">
            <text:p/>
          </table:table-cell>
          <table:table-cell table:formula="of:=IF(LEN([.G43])&gt;0;IF(LEN([.K43])&gt;0;CONCATENATE([.K43];&quot;/&quot;;[.G43]);[.G43]);CONCATENATE(&quot;&quot;;[.K43]))">
            <text:p/>
          </table:table-cell>
          <table:table-cell table:formula="of:=IF(LEN([.H43])&gt;0;IF(LEN([.L43])&gt;0;CONCATENATE([.L43];&quot;/&quot;;[.H43]);[.H43]);CONCATENATE(&quot;&quot;;[.L43]))">
            <text:p/>
          </table:table-cell>
          <table:table-cell table:formula="of:=IF(LEN([.I43])&gt;0;IF(LEN([.M43])&gt;0;CONCATENATE([.M43];&quot;/&quot;;[.I43]);[.I43]);CONCATENATE(&quot;&quot;;[.M43]))" office:value-type="string" office:string-value="GPIO21" calcext:value-type="string">
            <text:p>GPIO21</text:p>
          </table:table-cell>
          <table:table-cell table:number-columns-repeated="1001"/>
        </table:table-row>
        <table:table-row table:style-name="ro5">
          <table:table-cell table:formula="of:=IF(LEN([.C44])&gt;0;CONCATENATE([.$A$1];&quot;_&quot;;TEXT([.B44];&quot;00&quot;));&quot;&quot;)">
            <text:p/>
          </table:table-cell>
          <table:table-cell table:formula="of:=IF(LEN([.C44])&gt;0;1+[.B43];&quot;&quot;)">
            <text:p/>
          </table:table-cell>
          <table:table-cell table:formula="of:=CONCATENATE(&quot;&quot;;[.N44])">
            <text:p/>
          </table:table-cell>
          <table:table-cell table:number-columns-repeated="6"/>
          <table:table-cell table:formula="of:=IF(LEN([.E44])&gt;0;IF(LEN([.D44])&gt;0;CONCATENATE([.D44];&quot;/&quot;;[.E44]);[.E44]);CONCATENATE(&quot;&quot;;[.D44]))">
            <text:p/>
          </table:table-cell>
          <table:table-cell table:formula="of:=IF(LEN([.F44])&gt;0;IF(LEN([.J44])&gt;0;CONCATENATE([.J44];&quot;/&quot;;[.F44]);[.F44]);CONCATENATE(&quot;&quot;;[.J44]))">
            <text:p/>
          </table:table-cell>
          <table:table-cell table:formula="of:=IF(LEN([.G44])&gt;0;IF(LEN([.K44])&gt;0;CONCATENATE([.K44];&quot;/&quot;;[.G44]);[.G44]);CONCATENATE(&quot;&quot;;[.K44]))">
            <text:p/>
          </table:table-cell>
          <table:table-cell table:formula="of:=IF(LEN([.H44])&gt;0;IF(LEN([.L44])&gt;0;CONCATENATE([.L44];&quot;/&quot;;[.H44]);[.H44]);CONCATENATE(&quot;&quot;;[.L44]))">
            <text:p/>
          </table:table-cell>
          <table:table-cell table:formula="of:=IF(LEN([.I44])&gt;0;IF(LEN([.M44])&gt;0;CONCATENATE([.M44];&quot;/&quot;;[.I44]);[.I44]);CONCATENATE(&quot;&quot;;[.M44]))">
            <text:p/>
          </table:table-cell>
          <table:table-cell table:number-columns-repeated="1001"/>
        </table:table-row>
        <table:table-row table:style-name="ro5">
          <table:table-cell table:formula="of:=IF(LEN([.C45])&gt;0;CONCATENATE([.$A$1];&quot;_&quot;;TEXT([.B45];&quot;00&quot;));&quot;&quot;)">
            <text:p/>
          </table:table-cell>
          <table:table-cell table:formula="of:=IF(LEN([.C45])&gt;0;1+[.B44];&quot;&quot;)">
            <text:p/>
          </table:table-cell>
          <table:table-cell table:formula="of:=CONCATENATE(&quot;&quot;;[.N45])">
            <text:p/>
          </table:table-cell>
          <table:table-cell table:number-columns-repeated="6"/>
          <table:table-cell table:formula="of:=IF(LEN([.E45])&gt;0;IF(LEN([.D45])&gt;0;CONCATENATE([.D45];&quot;/&quot;;[.E45]);[.E45]);CONCATENATE(&quot;&quot;;[.D45]))">
            <text:p/>
          </table:table-cell>
          <table:table-cell table:formula="of:=IF(LEN([.F45])&gt;0;IF(LEN([.J45])&gt;0;CONCATENATE([.J45];&quot;/&quot;;[.F45]);[.F45]);CONCATENATE(&quot;&quot;;[.J45]))">
            <text:p/>
          </table:table-cell>
          <table:table-cell table:formula="of:=IF(LEN([.G45])&gt;0;IF(LEN([.K45])&gt;0;CONCATENATE([.K45];&quot;/&quot;;[.G45]);[.G45]);CONCATENATE(&quot;&quot;;[.K45]))">
            <text:p/>
          </table:table-cell>
          <table:table-cell table:formula="of:=IF(LEN([.H45])&gt;0;IF(LEN([.L45])&gt;0;CONCATENATE([.L45];&quot;/&quot;;[.H45]);[.H45]);CONCATENATE(&quot;&quot;;[.L45]))">
            <text:p/>
          </table:table-cell>
          <table:table-cell table:formula="of:=IF(LEN([.I45])&gt;0;IF(LEN([.M45])&gt;0;CONCATENATE([.M45];&quot;/&quot;;[.I45]);[.I45]);CONCATENATE(&quot;&quot;;[.M45]))">
            <text:p/>
          </table:table-cell>
          <table:table-cell table:number-columns-repeated="1001"/>
        </table:table-row>
        <table:table-row table:style-name="ro5">
          <table:table-cell table:formula="of:=IF(LEN([.C46])&gt;0;CONCATENATE([.$A$1];&quot;_&quot;;TEXT([.B46];&quot;00&quot;));&quot;&quot;)">
            <text:p/>
          </table:table-cell>
          <table:table-cell table:formula="of:=IF(LEN([.C46])&gt;0;1+[.B45];&quot;&quot;)">
            <text:p/>
          </table:table-cell>
          <table:table-cell table:formula="of:=CONCATENATE(&quot;&quot;;[.N46])">
            <text:p/>
          </table:table-cell>
          <table:table-cell table:number-columns-repeated="6"/>
          <table:table-cell table:formula="of:=IF(LEN([.E46])&gt;0;IF(LEN([.D46])&gt;0;CONCATENATE([.D46];&quot;/&quot;;[.E46]);[.E46]);CONCATENATE(&quot;&quot;;[.D46]))">
            <text:p/>
          </table:table-cell>
          <table:table-cell table:formula="of:=IF(LEN([.F46])&gt;0;IF(LEN([.J46])&gt;0;CONCATENATE([.J46];&quot;/&quot;;[.F46]);[.F46]);CONCATENATE(&quot;&quot;;[.J46]))">
            <text:p/>
          </table:table-cell>
          <table:table-cell table:formula="of:=IF(LEN([.G46])&gt;0;IF(LEN([.K46])&gt;0;CONCATENATE([.K46];&quot;/&quot;;[.G46]);[.G46]);CONCATENATE(&quot;&quot;;[.K46]))">
            <text:p/>
          </table:table-cell>
          <table:table-cell table:formula="of:=IF(LEN([.H46])&gt;0;IF(LEN([.L46])&gt;0;CONCATENATE([.L46];&quot;/&quot;;[.H46]);[.H46]);CONCATENATE(&quot;&quot;;[.L46]))">
            <text:p/>
          </table:table-cell>
          <table:table-cell table:formula="of:=IF(LEN([.I46])&gt;0;IF(LEN([.M46])&gt;0;CONCATENATE([.M46];&quot;/&quot;;[.I46]);[.I46]);CONCATENATE(&quot;&quot;;[.M46]))">
            <text:p/>
          </table:table-cell>
          <table:table-cell table:number-columns-repeated="1001"/>
        </table:table-row>
        <table:table-row table:style-name="ro5">
          <table:table-cell table:formula="of:=IF(LEN([.C47])&gt;0;CONCATENATE([.$A$1];&quot;_&quot;;TEXT([.B47];&quot;00&quot;));&quot;&quot;)">
            <text:p/>
          </table:table-cell>
          <table:table-cell table:formula="of:=IF(LEN([.C47])&gt;0;1+[.B46];&quot;&quot;)">
            <text:p/>
          </table:table-cell>
          <table:table-cell table:formula="of:=CONCATENATE(&quot;&quot;;[.N47])">
            <text:p/>
          </table:table-cell>
          <table:table-cell table:number-columns-repeated="6"/>
          <table:table-cell table:formula="of:=IF(LEN([.E47])&gt;0;IF(LEN([.D47])&gt;0;CONCATENATE([.D47];&quot;/&quot;;[.E47]);[.E47]);CONCATENATE(&quot;&quot;;[.D47]))">
            <text:p/>
          </table:table-cell>
          <table:table-cell table:formula="of:=IF(LEN([.F47])&gt;0;IF(LEN([.J47])&gt;0;CONCATENATE([.J47];&quot;/&quot;;[.F47]);[.F47]);CONCATENATE(&quot;&quot;;[.J47]))">
            <text:p/>
          </table:table-cell>
          <table:table-cell table:formula="of:=IF(LEN([.G47])&gt;0;IF(LEN([.K47])&gt;0;CONCATENATE([.K47];&quot;/&quot;;[.G47]);[.G47]);CONCATENATE(&quot;&quot;;[.K47]))">
            <text:p/>
          </table:table-cell>
          <table:table-cell table:formula="of:=IF(LEN([.H47])&gt;0;IF(LEN([.L47])&gt;0;CONCATENATE([.L47];&quot;/&quot;;[.H47]);[.H47]);CONCATENATE(&quot;&quot;;[.L47]))">
            <text:p/>
          </table:table-cell>
          <table:table-cell table:formula="of:=IF(LEN([.I47])&gt;0;IF(LEN([.M47])&gt;0;CONCATENATE([.M47];&quot;/&quot;;[.I47]);[.I47]);CONCATENATE(&quot;&quot;;[.M47]))">
            <text:p/>
          </table:table-cell>
          <table:table-cell table:number-columns-repeated="1001"/>
        </table:table-row>
        <table:table-row table:style-name="ro5">
          <table:table-cell table:formula="of:=IF(LEN([.C48])&gt;0;CONCATENATE([.$A$1];&quot;_&quot;;TEXT([.B48];&quot;00&quot;));&quot;&quot;)">
            <text:p/>
          </table:table-cell>
          <table:table-cell table:formula="of:=IF(LEN([.C48])&gt;0;1+[.B47];&quot;&quot;)">
            <text:p/>
          </table:table-cell>
          <table:table-cell table:formula="of:=CONCATENATE(&quot;&quot;;[.N48])">
            <text:p/>
          </table:table-cell>
          <table:table-cell table:number-columns-repeated="6"/>
          <table:table-cell table:formula="of:=IF(LEN([.E48])&gt;0;IF(LEN([.D48])&gt;0;CONCATENATE([.D48];&quot;/&quot;;[.E48]);[.E48]);CONCATENATE(&quot;&quot;;[.D48]))">
            <text:p/>
          </table:table-cell>
          <table:table-cell table:formula="of:=IF(LEN([.F48])&gt;0;IF(LEN([.J48])&gt;0;CONCATENATE([.J48];&quot;/&quot;;[.F48]);[.F48]);CONCATENATE(&quot;&quot;;[.J48]))">
            <text:p/>
          </table:table-cell>
          <table:table-cell table:formula="of:=IF(LEN([.G48])&gt;0;IF(LEN([.K48])&gt;0;CONCATENATE([.K48];&quot;/&quot;;[.G48]);[.G48]);CONCATENATE(&quot;&quot;;[.K48]))">
            <text:p/>
          </table:table-cell>
          <table:table-cell table:formula="of:=IF(LEN([.H48])&gt;0;IF(LEN([.L48])&gt;0;CONCATENATE([.L48];&quot;/&quot;;[.H48]);[.H48]);CONCATENATE(&quot;&quot;;[.L48]))">
            <text:p/>
          </table:table-cell>
          <table:table-cell table:formula="of:=IF(LEN([.I48])&gt;0;IF(LEN([.M48])&gt;0;CONCATENATE([.M48];&quot;/&quot;;[.I48]);[.I48]);CONCATENATE(&quot;&quot;;[.M48]))">
            <text:p/>
          </table:table-cell>
          <table:table-cell table:number-columns-repeated="1001"/>
        </table:table-row>
        <table:table-row table:style-name="ro5">
          <table:table-cell table:formula="of:=IF(LEN([.C49])&gt;0;CONCATENATE([.$A$1];&quot;_&quot;;TEXT([.B49];&quot;00&quot;));&quot;&quot;)">
            <text:p/>
          </table:table-cell>
          <table:table-cell table:formula="of:=IF(LEN([.C49])&gt;0;1+[.B48];&quot;&quot;)">
            <text:p/>
          </table:table-cell>
          <table:table-cell table:formula="of:=CONCATENATE(&quot;&quot;;[.N49])">
            <text:p/>
          </table:table-cell>
          <table:table-cell table:number-columns-repeated="6"/>
          <table:table-cell table:formula="of:=IF(LEN([.E49])&gt;0;IF(LEN([.D49])&gt;0;CONCATENATE([.D49];&quot;/&quot;;[.E49]);[.E49]);CONCATENATE(&quot;&quot;;[.D49]))">
            <text:p/>
          </table:table-cell>
          <table:table-cell table:formula="of:=IF(LEN([.F49])&gt;0;IF(LEN([.J49])&gt;0;CONCATENATE([.J49];&quot;/&quot;;[.F49]);[.F49]);CONCATENATE(&quot;&quot;;[.J49]))">
            <text:p/>
          </table:table-cell>
          <table:table-cell table:formula="of:=IF(LEN([.G49])&gt;0;IF(LEN([.K49])&gt;0;CONCATENATE([.K49];&quot;/&quot;;[.G49]);[.G49]);CONCATENATE(&quot;&quot;;[.K49]))">
            <text:p/>
          </table:table-cell>
          <table:table-cell table:formula="of:=IF(LEN([.H49])&gt;0;IF(LEN([.L49])&gt;0;CONCATENATE([.L49];&quot;/&quot;;[.H49]);[.H49]);CONCATENATE(&quot;&quot;;[.L49]))">
            <text:p/>
          </table:table-cell>
          <table:table-cell table:formula="of:=IF(LEN([.I49])&gt;0;IF(LEN([.M49])&gt;0;CONCATENATE([.M49];&quot;/&quot;;[.I49]);[.I49]);CONCATENATE(&quot;&quot;;[.M49]))">
            <text:p/>
          </table:table-cell>
          <table:table-cell table:number-columns-repeated="1001"/>
        </table:table-row>
        <table:table-row table:style-name="ro5">
          <table:table-cell table:formula="of:=IF(LEN([.C50])&gt;0;CONCATENATE([.$A$1];&quot;_&quot;;TEXT([.B50];&quot;00&quot;));&quot;&quot;)">
            <text:p/>
          </table:table-cell>
          <table:table-cell table:formula="of:=IF(LEN([.C50])&gt;0;1+[.B49];&quot;&quot;)">
            <text:p/>
          </table:table-cell>
          <table:table-cell table:formula="of:=CONCATENATE(&quot;&quot;;[.N50])">
            <text:p/>
          </table:table-cell>
          <table:table-cell table:number-columns-repeated="6"/>
          <table:table-cell table:formula="of:=IF(LEN([.E50])&gt;0;IF(LEN([.D50])&gt;0;CONCATENATE([.D50];&quot;/&quot;;[.E50]);[.E50]);CONCATENATE(&quot;&quot;;[.D50]))">
            <text:p/>
          </table:table-cell>
          <table:table-cell table:formula="of:=IF(LEN([.F50])&gt;0;IF(LEN([.J50])&gt;0;CONCATENATE([.J50];&quot;/&quot;;[.F50]);[.F50]);CONCATENATE(&quot;&quot;;[.J50]))">
            <text:p/>
          </table:table-cell>
          <table:table-cell table:formula="of:=IF(LEN([.G50])&gt;0;IF(LEN([.K50])&gt;0;CONCATENATE([.K50];&quot;/&quot;;[.G50]);[.G50]);CONCATENATE(&quot;&quot;;[.K50]))">
            <text:p/>
          </table:table-cell>
          <table:table-cell table:formula="of:=IF(LEN([.H50])&gt;0;IF(LEN([.L50])&gt;0;CONCATENATE([.L50];&quot;/&quot;;[.H50]);[.H50]);CONCATENATE(&quot;&quot;;[.L50]))">
            <text:p/>
          </table:table-cell>
          <table:table-cell table:formula="of:=IF(LEN([.I50])&gt;0;IF(LEN([.M50])&gt;0;CONCATENATE([.M50];&quot;/&quot;;[.I50]);[.I50]);CONCATENATE(&quot;&quot;;[.M50]))">
            <text:p/>
          </table:table-cell>
          <table:table-cell table:number-columns-repeated="1001"/>
        </table:table-row>
        <table:table-row table:style-name="ro5">
          <table:table-cell table:formula="of:=IF(LEN([.C51])&gt;0;CONCATENATE([.$A$1];&quot;_&quot;;TEXT([.B51];&quot;00&quot;));&quot;&quot;)">
            <text:p/>
          </table:table-cell>
          <table:table-cell table:formula="of:=IF(LEN([.C51])&gt;0;1+[.B50];&quot;&quot;)">
            <text:p/>
          </table:table-cell>
          <table:table-cell table:formula="of:=CONCATENATE(&quot;&quot;;[.N51])">
            <text:p/>
          </table:table-cell>
          <table:table-cell table:number-columns-repeated="6"/>
          <table:table-cell table:formula="of:=IF(LEN([.E51])&gt;0;IF(LEN([.D51])&gt;0;CONCATENATE([.D51];&quot;/&quot;;[.E51]);[.E51]);CONCATENATE(&quot;&quot;;[.D51]))">
            <text:p/>
          </table:table-cell>
          <table:table-cell table:formula="of:=IF(LEN([.F51])&gt;0;IF(LEN([.J51])&gt;0;CONCATENATE([.J51];&quot;/&quot;;[.F51]);[.F51]);CONCATENATE(&quot;&quot;;[.J51]))">
            <text:p/>
          </table:table-cell>
          <table:table-cell table:formula="of:=IF(LEN([.G51])&gt;0;IF(LEN([.K51])&gt;0;CONCATENATE([.K51];&quot;/&quot;;[.G51]);[.G51]);CONCATENATE(&quot;&quot;;[.K51]))">
            <text:p/>
          </table:table-cell>
          <table:table-cell table:formula="of:=IF(LEN([.H51])&gt;0;IF(LEN([.L51])&gt;0;CONCATENATE([.L51];&quot;/&quot;;[.H51]);[.H51]);CONCATENATE(&quot;&quot;;[.L51]))">
            <text:p/>
          </table:table-cell>
          <table:table-cell table:formula="of:=IF(LEN([.I51])&gt;0;IF(LEN([.M51])&gt;0;CONCATENATE([.M51];&quot;/&quot;;[.I51]);[.I51]);CONCATENATE(&quot;&quot;;[.M51]))">
            <text:p/>
          </table:table-cell>
          <table:table-cell table:number-columns-repeated="1001"/>
        </table:table-row>
        <table:table-row table:style-name="ro5">
          <table:table-cell table:formula="of:=IF(LEN([.C52])&gt;0;CONCATENATE([.$A$1];&quot;_&quot;;TEXT([.B52];&quot;00&quot;));&quot;&quot;)">
            <text:p/>
          </table:table-cell>
          <table:table-cell table:formula="of:=IF(LEN([.C52])&gt;0;1+[.B51];&quot;&quot;)">
            <text:p/>
          </table:table-cell>
          <table:table-cell table:formula="of:=CONCATENATE(&quot;&quot;;[.N52])">
            <text:p/>
          </table:table-cell>
          <table:table-cell table:number-columns-repeated="6"/>
          <table:table-cell table:formula="of:=IF(LEN([.E52])&gt;0;IF(LEN([.D52])&gt;0;CONCATENATE([.D52];&quot;/&quot;;[.E52]);[.E52]);CONCATENATE(&quot;&quot;;[.D52]))">
            <text:p/>
          </table:table-cell>
          <table:table-cell table:formula="of:=IF(LEN([.F52])&gt;0;IF(LEN([.J52])&gt;0;CONCATENATE([.J52];&quot;/&quot;;[.F52]);[.F52]);CONCATENATE(&quot;&quot;;[.J52]))">
            <text:p/>
          </table:table-cell>
          <table:table-cell table:formula="of:=IF(LEN([.G52])&gt;0;IF(LEN([.K52])&gt;0;CONCATENATE([.K52];&quot;/&quot;;[.G52]);[.G52]);CONCATENATE(&quot;&quot;;[.K52]))">
            <text:p/>
          </table:table-cell>
          <table:table-cell table:formula="of:=IF(LEN([.H52])&gt;0;IF(LEN([.L52])&gt;0;CONCATENATE([.L52];&quot;/&quot;;[.H52]);[.H52]);CONCATENATE(&quot;&quot;;[.L52]))">
            <text:p/>
          </table:table-cell>
          <table:table-cell table:formula="of:=IF(LEN([.I52])&gt;0;IF(LEN([.M52])&gt;0;CONCATENATE([.M52];&quot;/&quot;;[.I52]);[.I52]);CONCATENATE(&quot;&quot;;[.M52]))">
            <text:p/>
          </table:table-cell>
          <table:table-cell table:number-columns-repeated="1001"/>
        </table:table-row>
        <table:table-row table:style-name="ro5">
          <table:table-cell table:formula="of:=IF(LEN([.C53])&gt;0;CONCATENATE([.$A$1];&quot;_&quot;;TEXT([.B53];&quot;00&quot;));&quot;&quot;)">
            <text:p/>
          </table:table-cell>
          <table:table-cell table:formula="of:=IF(LEN([.C53])&gt;0;1+[.B52];&quot;&quot;)">
            <text:p/>
          </table:table-cell>
          <table:table-cell table:formula="of:=CONCATENATE(&quot;&quot;;[.N53])">
            <text:p/>
          </table:table-cell>
          <table:table-cell table:number-columns-repeated="6"/>
          <table:table-cell table:formula="of:=IF(LEN([.E53])&gt;0;IF(LEN([.D53])&gt;0;CONCATENATE([.D53];&quot;/&quot;;[.E53]);[.E53]);CONCATENATE(&quot;&quot;;[.D53]))">
            <text:p/>
          </table:table-cell>
          <table:table-cell table:formula="of:=IF(LEN([.F53])&gt;0;IF(LEN([.J53])&gt;0;CONCATENATE([.J53];&quot;/&quot;;[.F53]);[.F53]);CONCATENATE(&quot;&quot;;[.J53]))">
            <text:p/>
          </table:table-cell>
          <table:table-cell table:formula="of:=IF(LEN([.G53])&gt;0;IF(LEN([.K53])&gt;0;CONCATENATE([.K53];&quot;/&quot;;[.G53]);[.G53]);CONCATENATE(&quot;&quot;;[.K53]))">
            <text:p/>
          </table:table-cell>
          <table:table-cell table:formula="of:=IF(LEN([.H53])&gt;0;IF(LEN([.L53])&gt;0;CONCATENATE([.L53];&quot;/&quot;;[.H53]);[.H53]);CONCATENATE(&quot;&quot;;[.L53]))">
            <text:p/>
          </table:table-cell>
          <table:table-cell table:formula="of:=IF(LEN([.I53])&gt;0;IF(LEN([.M53])&gt;0;CONCATENATE([.M53];&quot;/&quot;;[.I53]);[.I53]);CONCATENATE(&quot;&quot;;[.M53]))">
            <text:p/>
          </table:table-cell>
          <table:table-cell table:number-columns-repeated="1001"/>
        </table:table-row>
        <table:table-row table:style-name="ro5">
          <table:table-cell table:formula="of:=IF(LEN([.C54])&gt;0;CONCATENATE([.$A$1];&quot;_&quot;;TEXT([.B54];&quot;00&quot;));&quot;&quot;)">
            <text:p/>
          </table:table-cell>
          <table:table-cell table:formula="of:=IF(LEN([.C54])&gt;0;1+[.B53];&quot;&quot;)">
            <text:p/>
          </table:table-cell>
          <table:table-cell table:formula="of:=CONCATENATE(&quot;&quot;;[.N54])">
            <text:p/>
          </table:table-cell>
          <table:table-cell table:number-columns-repeated="6"/>
          <table:table-cell table:formula="of:=IF(LEN([.E54])&gt;0;IF(LEN([.D54])&gt;0;CONCATENATE([.D54];&quot;/&quot;;[.E54]);[.E54]);CONCATENATE(&quot;&quot;;[.D54]))">
            <text:p/>
          </table:table-cell>
          <table:table-cell table:formula="of:=IF(LEN([.F54])&gt;0;IF(LEN([.J54])&gt;0;CONCATENATE([.J54];&quot;/&quot;;[.F54]);[.F54]);CONCATENATE(&quot;&quot;;[.J54]))">
            <text:p/>
          </table:table-cell>
          <table:table-cell table:formula="of:=IF(LEN([.G54])&gt;0;IF(LEN([.K54])&gt;0;CONCATENATE([.K54];&quot;/&quot;;[.G54]);[.G54]);CONCATENATE(&quot;&quot;;[.K54]))">
            <text:p/>
          </table:table-cell>
          <table:table-cell table:formula="of:=IF(LEN([.H54])&gt;0;IF(LEN([.L54])&gt;0;CONCATENATE([.L54];&quot;/&quot;;[.H54]);[.H54]);CONCATENATE(&quot;&quot;;[.L54]))">
            <text:p/>
          </table:table-cell>
          <table:table-cell table:formula="of:=IF(LEN([.I54])&gt;0;IF(LEN([.M54])&gt;0;CONCATENATE([.M54];&quot;/&quot;;[.I54]);[.I54]);CONCATENATE(&quot;&quot;;[.M54]))">
            <text:p/>
          </table:table-cell>
          <table:table-cell table:number-columns-repeated="1001"/>
        </table:table-row>
        <table:table-row table:style-name="ro5">
          <table:table-cell table:formula="of:=IF(LEN([.C55])&gt;0;CONCATENATE([.$A$1];&quot;_&quot;;TEXT([.B55];&quot;00&quot;));&quot;&quot;)">
            <text:p/>
          </table:table-cell>
          <table:table-cell table:formula="of:=IF(LEN([.C55])&gt;0;1+[.B54];&quot;&quot;)">
            <text:p/>
          </table:table-cell>
          <table:table-cell table:formula="of:=CONCATENATE(&quot;&quot;;[.N55])">
            <text:p/>
          </table:table-cell>
          <table:table-cell table:number-columns-repeated="6"/>
          <table:table-cell table:formula="of:=IF(LEN([.E55])&gt;0;IF(LEN([.D55])&gt;0;CONCATENATE([.D55];&quot;/&quot;;[.E55]);[.E55]);CONCATENATE(&quot;&quot;;[.D55]))">
            <text:p/>
          </table:table-cell>
          <table:table-cell table:formula="of:=IF(LEN([.F55])&gt;0;IF(LEN([.J55])&gt;0;CONCATENATE([.J55];&quot;/&quot;;[.F55]);[.F55]);CONCATENATE(&quot;&quot;;[.J55]))">
            <text:p/>
          </table:table-cell>
          <table:table-cell table:formula="of:=IF(LEN([.G55])&gt;0;IF(LEN([.K55])&gt;0;CONCATENATE([.K55];&quot;/&quot;;[.G55]);[.G55]);CONCATENATE(&quot;&quot;;[.K55]))">
            <text:p/>
          </table:table-cell>
          <table:table-cell table:formula="of:=IF(LEN([.H55])&gt;0;IF(LEN([.L55])&gt;0;CONCATENATE([.L55];&quot;/&quot;;[.H55]);[.H55]);CONCATENATE(&quot;&quot;;[.L55]))">
            <text:p/>
          </table:table-cell>
          <table:table-cell table:formula="of:=IF(LEN([.I55])&gt;0;IF(LEN([.M55])&gt;0;CONCATENATE([.M55];&quot;/&quot;;[.I55]);[.I55]);CONCATENATE(&quot;&quot;;[.M55]))">
            <text:p/>
          </table:table-cell>
          <table:table-cell table:number-columns-repeated="1001"/>
        </table:table-row>
        <table:table-row table:style-name="ro5">
          <table:table-cell table:formula="of:=IF(LEN([.C56])&gt;0;CONCATENATE([.$A$1];&quot;_&quot;;TEXT([.B56];&quot;00&quot;));&quot;&quot;)">
            <text:p/>
          </table:table-cell>
          <table:table-cell table:formula="of:=IF(LEN([.C56])&gt;0;1+[.B55];&quot;&quot;)">
            <text:p/>
          </table:table-cell>
          <table:table-cell table:formula="of:=CONCATENATE(&quot;&quot;;[.N56])">
            <text:p/>
          </table:table-cell>
          <table:table-cell table:number-columns-repeated="6"/>
          <table:table-cell table:formula="of:=IF(LEN([.E56])&gt;0;IF(LEN([.D56])&gt;0;CONCATENATE([.D56];&quot;/&quot;;[.E56]);[.E56]);CONCATENATE(&quot;&quot;;[.D56]))">
            <text:p/>
          </table:table-cell>
          <table:table-cell table:formula="of:=IF(LEN([.F56])&gt;0;IF(LEN([.J56])&gt;0;CONCATENATE([.J56];&quot;/&quot;;[.F56]);[.F56]);CONCATENATE(&quot;&quot;;[.J56]))">
            <text:p/>
          </table:table-cell>
          <table:table-cell table:formula="of:=IF(LEN([.G56])&gt;0;IF(LEN([.K56])&gt;0;CONCATENATE([.K56];&quot;/&quot;;[.G56]);[.G56]);CONCATENATE(&quot;&quot;;[.K56]))">
            <text:p/>
          </table:table-cell>
          <table:table-cell table:formula="of:=IF(LEN([.H56])&gt;0;IF(LEN([.L56])&gt;0;CONCATENATE([.L56];&quot;/&quot;;[.H56]);[.H56]);CONCATENATE(&quot;&quot;;[.L56]))">
            <text:p/>
          </table:table-cell>
          <table:table-cell table:formula="of:=IF(LEN([.I56])&gt;0;IF(LEN([.M56])&gt;0;CONCATENATE([.M56];&quot;/&quot;;[.I56]);[.I56]);CONCATENATE(&quot;&quot;;[.M56]))">
            <text:p/>
          </table:table-cell>
          <table:table-cell table:number-columns-repeated="1001"/>
        </table:table-row>
        <table:table-row table:style-name="ro5">
          <table:table-cell table:formula="of:=IF(LEN([.C57])&gt;0;CONCATENATE([.$A$1];&quot;_&quot;;TEXT([.B57];&quot;00&quot;));&quot;&quot;)">
            <text:p/>
          </table:table-cell>
          <table:table-cell table:formula="of:=IF(LEN([.C57])&gt;0;1+[.B56];&quot;&quot;)">
            <text:p/>
          </table:table-cell>
          <table:table-cell table:formula="of:=CONCATENATE(&quot;&quot;;[.N57])">
            <text:p/>
          </table:table-cell>
          <table:table-cell table:number-columns-repeated="6"/>
          <table:table-cell table:formula="of:=IF(LEN([.E57])&gt;0;IF(LEN([.D57])&gt;0;CONCATENATE([.D57];&quot;/&quot;;[.E57]);[.E57]);CONCATENATE(&quot;&quot;;[.D57]))">
            <text:p/>
          </table:table-cell>
          <table:table-cell table:formula="of:=IF(LEN([.F57])&gt;0;IF(LEN([.J57])&gt;0;CONCATENATE([.J57];&quot;/&quot;;[.F57]);[.F57]);CONCATENATE(&quot;&quot;;[.J57]))">
            <text:p/>
          </table:table-cell>
          <table:table-cell table:formula="of:=IF(LEN([.G57])&gt;0;IF(LEN([.K57])&gt;0;CONCATENATE([.K57];&quot;/&quot;;[.G57]);[.G57]);CONCATENATE(&quot;&quot;;[.K57]))">
            <text:p/>
          </table:table-cell>
          <table:table-cell table:formula="of:=IF(LEN([.H57])&gt;0;IF(LEN([.L57])&gt;0;CONCATENATE([.L57];&quot;/&quot;;[.H57]);[.H57]);CONCATENATE(&quot;&quot;;[.L57]))">
            <text:p/>
          </table:table-cell>
          <table:table-cell table:formula="of:=IF(LEN([.I57])&gt;0;IF(LEN([.M57])&gt;0;CONCATENATE([.M57];&quot;/&quot;;[.I57]);[.I57]);CONCATENATE(&quot;&quot;;[.M57]))">
            <text:p/>
          </table:table-cell>
          <table:table-cell table:number-columns-repeated="1001"/>
        </table:table-row>
        <table:table-row table:style-name="ro5">
          <table:table-cell table:formula="of:=IF(LEN([.C58])&gt;0;CONCATENATE([.$A$1];&quot;_&quot;;TEXT([.B58];&quot;00&quot;));&quot;&quot;)">
            <text:p/>
          </table:table-cell>
          <table:table-cell table:formula="of:=IF(LEN([.C58])&gt;0;1+[.B57];&quot;&quot;)">
            <text:p/>
          </table:table-cell>
          <table:table-cell table:formula="of:=CONCATENATE(&quot;&quot;;[.N58])">
            <text:p/>
          </table:table-cell>
          <table:table-cell table:number-columns-repeated="6"/>
          <table:table-cell table:formula="of:=IF(LEN([.E58])&gt;0;IF(LEN([.D58])&gt;0;CONCATENATE([.D58];&quot;/&quot;;[.E58]);[.E58]);CONCATENATE(&quot;&quot;;[.D58]))">
            <text:p/>
          </table:table-cell>
          <table:table-cell table:formula="of:=IF(LEN([.F58])&gt;0;IF(LEN([.J58])&gt;0;CONCATENATE([.J58];&quot;/&quot;;[.F58]);[.F58]);CONCATENATE(&quot;&quot;;[.J58]))">
            <text:p/>
          </table:table-cell>
          <table:table-cell table:formula="of:=IF(LEN([.G58])&gt;0;IF(LEN([.K58])&gt;0;CONCATENATE([.K58];&quot;/&quot;;[.G58]);[.G58]);CONCATENATE(&quot;&quot;;[.K58]))">
            <text:p/>
          </table:table-cell>
          <table:table-cell table:formula="of:=IF(LEN([.H58])&gt;0;IF(LEN([.L58])&gt;0;CONCATENATE([.L58];&quot;/&quot;;[.H58]);[.H58]);CONCATENATE(&quot;&quot;;[.L58]))">
            <text:p/>
          </table:table-cell>
          <table:table-cell table:formula="of:=IF(LEN([.I58])&gt;0;IF(LEN([.M58])&gt;0;CONCATENATE([.M58];&quot;/&quot;;[.I58]);[.I58]);CONCATENATE(&quot;&quot;;[.M58]))">
            <text:p/>
          </table:table-cell>
          <table:table-cell table:number-columns-repeated="1001"/>
        </table:table-row>
        <table:table-row table:style-name="ro5">
          <table:table-cell table:formula="of:=IF(LEN([.C59])&gt;0;CONCATENATE([.$A$1];&quot;_&quot;;TEXT([.B59];&quot;00&quot;));&quot;&quot;)">
            <text:p/>
          </table:table-cell>
          <table:table-cell table:formula="of:=IF(LEN([.C59])&gt;0;1+[.B58];&quot;&quot;)">
            <text:p/>
          </table:table-cell>
          <table:table-cell table:formula="of:=CONCATENATE(&quot;&quot;;[.N59])">
            <text:p/>
          </table:table-cell>
          <table:table-cell table:number-columns-repeated="6"/>
          <table:table-cell table:formula="of:=IF(LEN([.E59])&gt;0;IF(LEN([.D59])&gt;0;CONCATENATE([.D59];&quot;/&quot;;[.E59]);[.E59]);CONCATENATE(&quot;&quot;;[.D59]))">
            <text:p/>
          </table:table-cell>
          <table:table-cell table:formula="of:=IF(LEN([.F59])&gt;0;IF(LEN([.J59])&gt;0;CONCATENATE([.J59];&quot;/&quot;;[.F59]);[.F59]);CONCATENATE(&quot;&quot;;[.J59]))">
            <text:p/>
          </table:table-cell>
          <table:table-cell table:formula="of:=IF(LEN([.G59])&gt;0;IF(LEN([.K59])&gt;0;CONCATENATE([.K59];&quot;/&quot;;[.G59]);[.G59]);CONCATENATE(&quot;&quot;;[.K59]))">
            <text:p/>
          </table:table-cell>
          <table:table-cell table:formula="of:=IF(LEN([.H59])&gt;0;IF(LEN([.L59])&gt;0;CONCATENATE([.L59];&quot;/&quot;;[.H59]);[.H59]);CONCATENATE(&quot;&quot;;[.L59]))">
            <text:p/>
          </table:table-cell>
          <table:table-cell table:formula="of:=IF(LEN([.I59])&gt;0;IF(LEN([.M59])&gt;0;CONCATENATE([.M59];&quot;/&quot;;[.I59]);[.I59]);CONCATENATE(&quot;&quot;;[.M59]))">
            <text:p/>
          </table:table-cell>
          <table:table-cell table:number-columns-repeated="1001"/>
        </table:table-row>
        <table:table-row table:style-name="ro5">
          <table:table-cell table:formula="of:=IF(LEN([.C60])&gt;0;CONCATENATE([.$A$1];&quot;_&quot;;TEXT([.B60];&quot;00&quot;));&quot;&quot;)">
            <text:p/>
          </table:table-cell>
          <table:table-cell table:formula="of:=IF(LEN([.C60])&gt;0;1+[.B59];&quot;&quot;)">
            <text:p/>
          </table:table-cell>
          <table:table-cell table:formula="of:=CONCATENATE(&quot;&quot;;[.N60])">
            <text:p/>
          </table:table-cell>
          <table:table-cell table:number-columns-repeated="6"/>
          <table:table-cell table:formula="of:=IF(LEN([.E60])&gt;0;IF(LEN([.D60])&gt;0;CONCATENATE([.D60];&quot;/&quot;;[.E60]);[.E60]);CONCATENATE(&quot;&quot;;[.D60]))">
            <text:p/>
          </table:table-cell>
          <table:table-cell table:formula="of:=IF(LEN([.F60])&gt;0;IF(LEN([.J60])&gt;0;CONCATENATE([.J60];&quot;/&quot;;[.F60]);[.F60]);CONCATENATE(&quot;&quot;;[.J60]))">
            <text:p/>
          </table:table-cell>
          <table:table-cell table:formula="of:=IF(LEN([.G60])&gt;0;IF(LEN([.K60])&gt;0;CONCATENATE([.K60];&quot;/&quot;;[.G60]);[.G60]);CONCATENATE(&quot;&quot;;[.K60]))">
            <text:p/>
          </table:table-cell>
          <table:table-cell table:formula="of:=IF(LEN([.H60])&gt;0;IF(LEN([.L60])&gt;0;CONCATENATE([.L60];&quot;/&quot;;[.H60]);[.H60]);CONCATENATE(&quot;&quot;;[.L60]))">
            <text:p/>
          </table:table-cell>
          <table:table-cell table:formula="of:=IF(LEN([.I60])&gt;0;IF(LEN([.M60])&gt;0;CONCATENATE([.M60];&quot;/&quot;;[.I60]);[.I60]);CONCATENATE(&quot;&quot;;[.M60]))">
            <text:p/>
          </table:table-cell>
          <table:table-cell table:number-columns-repeated="1001"/>
        </table:table-row>
        <table:table-row table:style-name="ro5">
          <table:table-cell table:formula="of:=IF(LEN([.C61])&gt;0;CONCATENATE([.$A$1];&quot;_&quot;;TEXT([.B61];&quot;00&quot;));&quot;&quot;)">
            <text:p/>
          </table:table-cell>
          <table:table-cell table:formula="of:=IF(LEN([.C61])&gt;0;1+[.B60];&quot;&quot;)">
            <text:p/>
          </table:table-cell>
          <table:table-cell table:formula="of:=CONCATENATE(&quot;&quot;;[.N61])">
            <text:p/>
          </table:table-cell>
          <table:table-cell table:number-columns-repeated="6"/>
          <table:table-cell table:formula="of:=IF(LEN([.E61])&gt;0;IF(LEN([.D61])&gt;0;CONCATENATE([.D61];&quot;/&quot;;[.E61]);[.E61]);CONCATENATE(&quot;&quot;;[.D61]))">
            <text:p/>
          </table:table-cell>
          <table:table-cell table:formula="of:=IF(LEN([.F61])&gt;0;IF(LEN([.J61])&gt;0;CONCATENATE([.J61];&quot;/&quot;;[.F61]);[.F61]);CONCATENATE(&quot;&quot;;[.J61]))">
            <text:p/>
          </table:table-cell>
          <table:table-cell table:formula="of:=IF(LEN([.G61])&gt;0;IF(LEN([.K61])&gt;0;CONCATENATE([.K61];&quot;/&quot;;[.G61]);[.G61]);CONCATENATE(&quot;&quot;;[.K61]))">
            <text:p/>
          </table:table-cell>
          <table:table-cell table:formula="of:=IF(LEN([.H61])&gt;0;IF(LEN([.L61])&gt;0;CONCATENATE([.L61];&quot;/&quot;;[.H61]);[.H61]);CONCATENATE(&quot;&quot;;[.L61]))">
            <text:p/>
          </table:table-cell>
          <table:table-cell table:formula="of:=IF(LEN([.I61])&gt;0;IF(LEN([.M61])&gt;0;CONCATENATE([.M61];&quot;/&quot;;[.I61]);[.I61]);CONCATENATE(&quot;&quot;;[.M61]))">
            <text:p/>
          </table:table-cell>
          <table:table-cell table:number-columns-repeated="1001"/>
        </table:table-row>
        <table:table-row table:style-name="ro5">
          <table:table-cell table:formula="of:=IF(LEN([.C62])&gt;0;CONCATENATE([.$A$1];&quot;_&quot;;TEXT([.B62];&quot;00&quot;));&quot;&quot;)">
            <text:p/>
          </table:table-cell>
          <table:table-cell table:formula="of:=IF(LEN([.C62])&gt;0;1+[.B61];&quot;&quot;)">
            <text:p/>
          </table:table-cell>
          <table:table-cell table:formula="of:=CONCATENATE(&quot;&quot;;[.N62])">
            <text:p/>
          </table:table-cell>
          <table:table-cell table:number-columns-repeated="6"/>
          <table:table-cell table:formula="of:=IF(LEN([.E62])&gt;0;IF(LEN([.D62])&gt;0;CONCATENATE([.D62];&quot;/&quot;;[.E62]);[.E62]);CONCATENATE(&quot;&quot;;[.D62]))">
            <text:p/>
          </table:table-cell>
          <table:table-cell table:formula="of:=IF(LEN([.F62])&gt;0;IF(LEN([.J62])&gt;0;CONCATENATE([.J62];&quot;/&quot;;[.F62]);[.F62]);CONCATENATE(&quot;&quot;;[.J62]))">
            <text:p/>
          </table:table-cell>
          <table:table-cell table:formula="of:=IF(LEN([.G62])&gt;0;IF(LEN([.K62])&gt;0;CONCATENATE([.K62];&quot;/&quot;;[.G62]);[.G62]);CONCATENATE(&quot;&quot;;[.K62]))">
            <text:p/>
          </table:table-cell>
          <table:table-cell table:formula="of:=IF(LEN([.H62])&gt;0;IF(LEN([.L62])&gt;0;CONCATENATE([.L62];&quot;/&quot;;[.H62]);[.H62]);CONCATENATE(&quot;&quot;;[.L62]))">
            <text:p/>
          </table:table-cell>
          <table:table-cell table:formula="of:=IF(LEN([.I62])&gt;0;IF(LEN([.M62])&gt;0;CONCATENATE([.M62];&quot;/&quot;;[.I62]);[.I62]);CONCATENATE(&quot;&quot;;[.M62]))">
            <text:p/>
          </table:table-cell>
          <table:table-cell table:number-columns-repeated="1001"/>
        </table:table-row>
        <table:table-row table:style-name="ro5">
          <table:table-cell table:formula="of:=IF(LEN([.C63])&gt;0;CONCATENATE([.$A$1];&quot;_&quot;;TEXT([.B63];&quot;00&quot;));&quot;&quot;)">
            <text:p/>
          </table:table-cell>
          <table:table-cell table:formula="of:=IF(LEN([.C63])&gt;0;1+[.B62];&quot;&quot;)">
            <text:p/>
          </table:table-cell>
          <table:table-cell table:formula="of:=CONCATENATE(&quot;&quot;;[.N63])">
            <text:p/>
          </table:table-cell>
          <table:table-cell table:number-columns-repeated="6"/>
          <table:table-cell table:formula="of:=IF(LEN([.E63])&gt;0;IF(LEN([.D63])&gt;0;CONCATENATE([.D63];&quot;/&quot;;[.E63]);[.E63]);CONCATENATE(&quot;&quot;;[.D63]))">
            <text:p/>
          </table:table-cell>
          <table:table-cell table:formula="of:=IF(LEN([.F63])&gt;0;IF(LEN([.J63])&gt;0;CONCATENATE([.J63];&quot;/&quot;;[.F63]);[.F63]);CONCATENATE(&quot;&quot;;[.J63]))">
            <text:p/>
          </table:table-cell>
          <table:table-cell table:formula="of:=IF(LEN([.G63])&gt;0;IF(LEN([.K63])&gt;0;CONCATENATE([.K63];&quot;/&quot;;[.G63]);[.G63]);CONCATENATE(&quot;&quot;;[.K63]))">
            <text:p/>
          </table:table-cell>
          <table:table-cell table:formula="of:=IF(LEN([.H63])&gt;0;IF(LEN([.L63])&gt;0;CONCATENATE([.L63];&quot;/&quot;;[.H63]);[.H63]);CONCATENATE(&quot;&quot;;[.L63]))">
            <text:p/>
          </table:table-cell>
          <table:table-cell table:formula="of:=IF(LEN([.I63])&gt;0;IF(LEN([.M63])&gt;0;CONCATENATE([.M63];&quot;/&quot;;[.I63]);[.I63]);CONCATENATE(&quot;&quot;;[.M63]))">
            <text:p/>
          </table:table-cell>
          <table:table-cell table:number-columns-repeated="1001"/>
        </table:table-row>
        <table:table-row table:style-name="ro5">
          <table:table-cell table:formula="of:=IF(LEN([.C64])&gt;0;CONCATENATE([.$A$1];&quot;_&quot;;TEXT([.B64];&quot;00&quot;));&quot;&quot;)">
            <text:p/>
          </table:table-cell>
          <table:table-cell table:formula="of:=IF(LEN([.C64])&gt;0;1+[.B63];&quot;&quot;)">
            <text:p/>
          </table:table-cell>
          <table:table-cell table:formula="of:=CONCATENATE(&quot;&quot;;[.N64])">
            <text:p/>
          </table:table-cell>
          <table:table-cell table:number-columns-repeated="6"/>
          <table:table-cell table:formula="of:=IF(LEN([.E64])&gt;0;IF(LEN([.D64])&gt;0;CONCATENATE([.D64];&quot;/&quot;;[.E64]);[.E64]);CONCATENATE(&quot;&quot;;[.D64]))">
            <text:p/>
          </table:table-cell>
          <table:table-cell table:formula="of:=IF(LEN([.F64])&gt;0;IF(LEN([.J64])&gt;0;CONCATENATE([.J64];&quot;/&quot;;[.F64]);[.F64]);CONCATENATE(&quot;&quot;;[.J64]))">
            <text:p/>
          </table:table-cell>
          <table:table-cell table:formula="of:=IF(LEN([.G64])&gt;0;IF(LEN([.K64])&gt;0;CONCATENATE([.K64];&quot;/&quot;;[.G64]);[.G64]);CONCATENATE(&quot;&quot;;[.K64]))">
            <text:p/>
          </table:table-cell>
          <table:table-cell table:formula="of:=IF(LEN([.H64])&gt;0;IF(LEN([.L64])&gt;0;CONCATENATE([.L64];&quot;/&quot;;[.H64]);[.H64]);CONCATENATE(&quot;&quot;;[.L64]))">
            <text:p/>
          </table:table-cell>
          <table:table-cell table:formula="of:=IF(LEN([.I64])&gt;0;IF(LEN([.M64])&gt;0;CONCATENATE([.M64];&quot;/&quot;;[.I64]);[.I64]);CONCATENATE(&quot;&quot;;[.M64]))">
            <text:p/>
          </table:table-cell>
          <table:table-cell table:number-columns-repeated="1001"/>
        </table:table-row>
        <table:table-row table:style-name="ro5">
          <table:table-cell table:formula="of:=IF(LEN([.C65])&gt;0;CONCATENATE([.$A$1];&quot;_&quot;;TEXT([.B65];&quot;00&quot;));&quot;&quot;)">
            <text:p/>
          </table:table-cell>
          <table:table-cell table:formula="of:=IF(LEN([.C65])&gt;0;1+[.B64];&quot;&quot;)">
            <text:p/>
          </table:table-cell>
          <table:table-cell table:formula="of:=CONCATENATE(&quot;&quot;;[.N65])">
            <text:p/>
          </table:table-cell>
          <table:table-cell table:number-columns-repeated="6"/>
          <table:table-cell table:formula="of:=IF(LEN([.E65])&gt;0;IF(LEN([.D65])&gt;0;CONCATENATE([.D65];&quot;/&quot;;[.E65]);[.E65]);CONCATENATE(&quot;&quot;;[.D65]))">
            <text:p/>
          </table:table-cell>
          <table:table-cell table:formula="of:=IF(LEN([.F65])&gt;0;IF(LEN([.J65])&gt;0;CONCATENATE([.J65];&quot;/&quot;;[.F65]);[.F65]);CONCATENATE(&quot;&quot;;[.J65]))">
            <text:p/>
          </table:table-cell>
          <table:table-cell table:formula="of:=IF(LEN([.G65])&gt;0;IF(LEN([.K65])&gt;0;CONCATENATE([.K65];&quot;/&quot;;[.G65]);[.G65]);CONCATENATE(&quot;&quot;;[.K65]))">
            <text:p/>
          </table:table-cell>
          <table:table-cell table:formula="of:=IF(LEN([.H65])&gt;0;IF(LEN([.L65])&gt;0;CONCATENATE([.L65];&quot;/&quot;;[.H65]);[.H65]);CONCATENATE(&quot;&quot;;[.L65]))">
            <text:p/>
          </table:table-cell>
          <table:table-cell table:formula="of:=IF(LEN([.I65])&gt;0;IF(LEN([.M65])&gt;0;CONCATENATE([.M65];&quot;/&quot;;[.I65]);[.I65]);CONCATENATE(&quot;&quot;;[.M65]))">
            <text:p/>
          </table:table-cell>
          <table:table-cell table:number-columns-repeated="1001"/>
        </table:table-row>
        <table:table-row table:style-name="ro5">
          <table:table-cell table:formula="of:=IF(LEN([.C66])&gt;0;CONCATENATE([.$A$1];&quot;_&quot;;TEXT([.B66];&quot;00&quot;));&quot;&quot;)">
            <text:p/>
          </table:table-cell>
          <table:table-cell table:formula="of:=IF(LEN([.C66])&gt;0;1+[.B65];&quot;&quot;)">
            <text:p/>
          </table:table-cell>
          <table:table-cell table:formula="of:=CONCATENATE(&quot;&quot;;[.N66])">
            <text:p/>
          </table:table-cell>
          <table:table-cell table:number-columns-repeated="6"/>
          <table:table-cell table:formula="of:=IF(LEN([.E66])&gt;0;IF(LEN([.D66])&gt;0;CONCATENATE([.D66];&quot;/&quot;;[.E66]);[.E66]);CONCATENATE(&quot;&quot;;[.D66]))">
            <text:p/>
          </table:table-cell>
          <table:table-cell table:formula="of:=IF(LEN([.F66])&gt;0;IF(LEN([.J66])&gt;0;CONCATENATE([.J66];&quot;/&quot;;[.F66]);[.F66]);CONCATENATE(&quot;&quot;;[.J66]))">
            <text:p/>
          </table:table-cell>
          <table:table-cell table:formula="of:=IF(LEN([.G66])&gt;0;IF(LEN([.K66])&gt;0;CONCATENATE([.K66];&quot;/&quot;;[.G66]);[.G66]);CONCATENATE(&quot;&quot;;[.K66]))">
            <text:p/>
          </table:table-cell>
          <table:table-cell table:formula="of:=IF(LEN([.H66])&gt;0;IF(LEN([.L66])&gt;0;CONCATENATE([.L66];&quot;/&quot;;[.H66]);[.H66]);CONCATENATE(&quot;&quot;;[.L66]))">
            <text:p/>
          </table:table-cell>
          <table:table-cell table:formula="of:=IF(LEN([.I66])&gt;0;IF(LEN([.M66])&gt;0;CONCATENATE([.M66];&quot;/&quot;;[.I66]);[.I66]);CONCATENATE(&quot;&quot;;[.M66]))">
            <text:p/>
          </table:table-cell>
          <table:table-cell table:number-columns-repeated="1001"/>
        </table:table-row>
        <table:table-row table:style-name="ro5">
          <table:table-cell table:formula="of:=IF(LEN([.C67])&gt;0;CONCATENATE([.$A$1];&quot;_&quot;;TEXT([.B67];&quot;00&quot;));&quot;&quot;)">
            <text:p/>
          </table:table-cell>
          <table:table-cell table:formula="of:=IF(LEN([.C67])&gt;0;1+[.B66];&quot;&quot;)">
            <text:p/>
          </table:table-cell>
          <table:table-cell table:formula="of:=CONCATENATE(&quot;&quot;;[.N67])">
            <text:p/>
          </table:table-cell>
          <table:table-cell table:number-columns-repeated="6"/>
          <table:table-cell table:formula="of:=IF(LEN([.E67])&gt;0;IF(LEN([.D67])&gt;0;CONCATENATE([.D67];&quot;/&quot;;[.E67]);[.E67]);CONCATENATE(&quot;&quot;;[.D67]))">
            <text:p/>
          </table:table-cell>
          <table:table-cell table:formula="of:=IF(LEN([.F67])&gt;0;IF(LEN([.J67])&gt;0;CONCATENATE([.J67];&quot;/&quot;;[.F67]);[.F67]);CONCATENATE(&quot;&quot;;[.J67]))">
            <text:p/>
          </table:table-cell>
          <table:table-cell table:formula="of:=IF(LEN([.G67])&gt;0;IF(LEN([.K67])&gt;0;CONCATENATE([.K67];&quot;/&quot;;[.G67]);[.G67]);CONCATENATE(&quot;&quot;;[.K67]))">
            <text:p/>
          </table:table-cell>
          <table:table-cell table:formula="of:=IF(LEN([.H67])&gt;0;IF(LEN([.L67])&gt;0;CONCATENATE([.L67];&quot;/&quot;;[.H67]);[.H67]);CONCATENATE(&quot;&quot;;[.L67]))">
            <text:p/>
          </table:table-cell>
          <table:table-cell table:formula="of:=IF(LEN([.I67])&gt;0;IF(LEN([.M67])&gt;0;CONCATENATE([.M67];&quot;/&quot;;[.I67]);[.I67]);CONCATENATE(&quot;&quot;;[.M67]))">
            <text:p/>
          </table:table-cell>
          <table:table-cell table:number-columns-repeated="1001"/>
        </table:table-row>
        <table:table-row table:style-name="ro5">
          <table:table-cell table:formula="of:=IF(LEN([.C68])&gt;0;CONCATENATE([.$A$1];&quot;_&quot;;TEXT([.B68];&quot;00&quot;));&quot;&quot;)">
            <text:p/>
          </table:table-cell>
          <table:table-cell table:formula="of:=IF(LEN([.C68])&gt;0;1+[.B67];&quot;&quot;)">
            <text:p/>
          </table:table-cell>
          <table:table-cell table:formula="of:=CONCATENATE(&quot;&quot;;[.N68])">
            <text:p/>
          </table:table-cell>
          <table:table-cell table:number-columns-repeated="6"/>
          <table:table-cell table:formula="of:=IF(LEN([.E68])&gt;0;IF(LEN([.D68])&gt;0;CONCATENATE([.D68];&quot;/&quot;;[.E68]);[.E68]);CONCATENATE(&quot;&quot;;[.D68]))">
            <text:p/>
          </table:table-cell>
          <table:table-cell table:formula="of:=IF(LEN([.F68])&gt;0;IF(LEN([.J68])&gt;0;CONCATENATE([.J68];&quot;/&quot;;[.F68]);[.F68]);CONCATENATE(&quot;&quot;;[.J68]))">
            <text:p/>
          </table:table-cell>
          <table:table-cell table:formula="of:=IF(LEN([.G68])&gt;0;IF(LEN([.K68])&gt;0;CONCATENATE([.K68];&quot;/&quot;;[.G68]);[.G68]);CONCATENATE(&quot;&quot;;[.K68]))">
            <text:p/>
          </table:table-cell>
          <table:table-cell table:formula="of:=IF(LEN([.H68])&gt;0;IF(LEN([.L68])&gt;0;CONCATENATE([.L68];&quot;/&quot;;[.H68]);[.H68]);CONCATENATE(&quot;&quot;;[.L68]))">
            <text:p/>
          </table:table-cell>
          <table:table-cell table:formula="of:=IF(LEN([.I68])&gt;0;IF(LEN([.M68])&gt;0;CONCATENATE([.M68];&quot;/&quot;;[.I68]);[.I68]);CONCATENATE(&quot;&quot;;[.M68]))">
            <text:p/>
          </table:table-cell>
          <table:table-cell table:number-columns-repeated="1001"/>
        </table:table-row>
        <table:table-row table:style-name="ro5">
          <table:table-cell table:formula="of:=IF(LEN([.C69])&gt;0;CONCATENATE([.$A$1];&quot;_&quot;;TEXT([.B69];&quot;00&quot;));&quot;&quot;)">
            <text:p/>
          </table:table-cell>
          <table:table-cell table:formula="of:=IF(LEN([.C69])&gt;0;1+[.B68];&quot;&quot;)">
            <text:p/>
          </table:table-cell>
          <table:table-cell table:formula="of:=CONCATENATE(&quot;&quot;;[.N69])">
            <text:p/>
          </table:table-cell>
          <table:table-cell table:number-columns-repeated="6"/>
          <table:table-cell table:formula="of:=IF(LEN([.E69])&gt;0;IF(LEN([.D69])&gt;0;CONCATENATE([.D69];&quot;/&quot;;[.E69]);[.E69]);CONCATENATE(&quot;&quot;;[.D69]))">
            <text:p/>
          </table:table-cell>
          <table:table-cell table:formula="of:=IF(LEN([.F69])&gt;0;IF(LEN([.J69])&gt;0;CONCATENATE([.J69];&quot;/&quot;;[.F69]);[.F69]);CONCATENATE(&quot;&quot;;[.J69]))">
            <text:p/>
          </table:table-cell>
          <table:table-cell table:formula="of:=IF(LEN([.G69])&gt;0;IF(LEN([.K69])&gt;0;CONCATENATE([.K69];&quot;/&quot;;[.G69]);[.G69]);CONCATENATE(&quot;&quot;;[.K69]))">
            <text:p/>
          </table:table-cell>
          <table:table-cell table:formula="of:=IF(LEN([.H69])&gt;0;IF(LEN([.L69])&gt;0;CONCATENATE([.L69];&quot;/&quot;;[.H69]);[.H69]);CONCATENATE(&quot;&quot;;[.L69]))">
            <text:p/>
          </table:table-cell>
          <table:table-cell table:formula="of:=IF(LEN([.I69])&gt;0;IF(LEN([.M69])&gt;0;CONCATENATE([.M69];&quot;/&quot;;[.I69]);[.I69]);CONCATENATE(&quot;&quot;;[.M69]))">
            <text:p/>
          </table:table-cell>
          <table:table-cell table:number-columns-repeated="1001"/>
        </table:table-row>
        <table:table-row table:style-name="ro5">
          <table:table-cell table:formula="of:=IF(LEN([.C70])&gt;0;CONCATENATE([.$A$1];&quot;_&quot;;TEXT([.B70];&quot;00&quot;));&quot;&quot;)">
            <text:p/>
          </table:table-cell>
          <table:table-cell table:formula="of:=IF(LEN([.C70])&gt;0;1+[.B69];&quot;&quot;)">
            <text:p/>
          </table:table-cell>
          <table:table-cell table:formula="of:=CONCATENATE(&quot;&quot;;[.N70])">
            <text:p/>
          </table:table-cell>
          <table:table-cell table:number-columns-repeated="6"/>
          <table:table-cell table:formula="of:=IF(LEN([.E70])&gt;0;IF(LEN([.D70])&gt;0;CONCATENATE([.D70];&quot;/&quot;;[.E70]);[.E70]);CONCATENATE(&quot;&quot;;[.D70]))">
            <text:p/>
          </table:table-cell>
          <table:table-cell table:formula="of:=IF(LEN([.F70])&gt;0;IF(LEN([.J70])&gt;0;CONCATENATE([.J70];&quot;/&quot;;[.F70]);[.F70]);CONCATENATE(&quot;&quot;;[.J70]))">
            <text:p/>
          </table:table-cell>
          <table:table-cell table:formula="of:=IF(LEN([.G70])&gt;0;IF(LEN([.K70])&gt;0;CONCATENATE([.K70];&quot;/&quot;;[.G70]);[.G70]);CONCATENATE(&quot;&quot;;[.K70]))">
            <text:p/>
          </table:table-cell>
          <table:table-cell table:formula="of:=IF(LEN([.H70])&gt;0;IF(LEN([.L70])&gt;0;CONCATENATE([.L70];&quot;/&quot;;[.H70]);[.H70]);CONCATENATE(&quot;&quot;;[.L70]))">
            <text:p/>
          </table:table-cell>
          <table:table-cell table:formula="of:=IF(LEN([.I70])&gt;0;IF(LEN([.M70])&gt;0;CONCATENATE([.M70];&quot;/&quot;;[.I70]);[.I70]);CONCATENATE(&quot;&quot;;[.M70]))">
            <text:p/>
          </table:table-cell>
          <table:table-cell table:number-columns-repeated="1001"/>
        </table:table-row>
        <table:table-row table:style-name="ro5">
          <table:table-cell table:formula="of:=IF(LEN([.C71])&gt;0;CONCATENATE([.$A$1];&quot;_&quot;;TEXT([.B71];&quot;00&quot;));&quot;&quot;)">
            <text:p/>
          </table:table-cell>
          <table:table-cell table:formula="of:=IF(LEN([.C71])&gt;0;1+[.B70];&quot;&quot;)">
            <text:p/>
          </table:table-cell>
          <table:table-cell table:formula="of:=CONCATENATE(&quot;&quot;;[.N71])">
            <text:p/>
          </table:table-cell>
          <table:table-cell table:number-columns-repeated="6"/>
          <table:table-cell table:formula="of:=IF(LEN([.E71])&gt;0;IF(LEN([.D71])&gt;0;CONCATENATE([.D71];&quot;/&quot;;[.E71]);[.E71]);CONCATENATE(&quot;&quot;;[.D71]))">
            <text:p/>
          </table:table-cell>
          <table:table-cell table:formula="of:=IF(LEN([.F71])&gt;0;IF(LEN([.J71])&gt;0;CONCATENATE([.J71];&quot;/&quot;;[.F71]);[.F71]);CONCATENATE(&quot;&quot;;[.J71]))">
            <text:p/>
          </table:table-cell>
          <table:table-cell table:formula="of:=IF(LEN([.G71])&gt;0;IF(LEN([.K71])&gt;0;CONCATENATE([.K71];&quot;/&quot;;[.G71]);[.G71]);CONCATENATE(&quot;&quot;;[.K71]))">
            <text:p/>
          </table:table-cell>
          <table:table-cell table:formula="of:=IF(LEN([.H71])&gt;0;IF(LEN([.L71])&gt;0;CONCATENATE([.L71];&quot;/&quot;;[.H71]);[.H71]);CONCATENATE(&quot;&quot;;[.L71]))">
            <text:p/>
          </table:table-cell>
          <table:table-cell table:formula="of:=IF(LEN([.I71])&gt;0;IF(LEN([.M71])&gt;0;CONCATENATE([.M71];&quot;/&quot;;[.I71]);[.I71]);CONCATENATE(&quot;&quot;;[.M71]))">
            <text:p/>
          </table:table-cell>
          <table:table-cell table:number-columns-repeated="1001"/>
        </table:table-row>
        <table:table-row table:style-name="ro5">
          <table:table-cell table:formula="of:=IF(LEN([.C72])&gt;0;CONCATENATE([.$A$1];&quot;_&quot;;TEXT([.B72];&quot;00&quot;));&quot;&quot;)">
            <text:p/>
          </table:table-cell>
          <table:table-cell table:formula="of:=IF(LEN([.C72])&gt;0;1+[.B71];&quot;&quot;)">
            <text:p/>
          </table:table-cell>
          <table:table-cell table:formula="of:=CONCATENATE(&quot;&quot;;[.N72])">
            <text:p/>
          </table:table-cell>
          <table:table-cell table:number-columns-repeated="6"/>
          <table:table-cell table:formula="of:=IF(LEN([.E72])&gt;0;IF(LEN([.D72])&gt;0;CONCATENATE([.D72];&quot;/&quot;;[.E72]);[.E72]);CONCATENATE(&quot;&quot;;[.D72]))">
            <text:p/>
          </table:table-cell>
          <table:table-cell table:formula="of:=IF(LEN([.F72])&gt;0;IF(LEN([.J72])&gt;0;CONCATENATE([.J72];&quot;/&quot;;[.F72]);[.F72]);CONCATENATE(&quot;&quot;;[.J72]))">
            <text:p/>
          </table:table-cell>
          <table:table-cell table:formula="of:=IF(LEN([.G72])&gt;0;IF(LEN([.K72])&gt;0;CONCATENATE([.K72];&quot;/&quot;;[.G72]);[.G72]);CONCATENATE(&quot;&quot;;[.K72]))">
            <text:p/>
          </table:table-cell>
          <table:table-cell table:formula="of:=IF(LEN([.H72])&gt;0;IF(LEN([.L72])&gt;0;CONCATENATE([.L72];&quot;/&quot;;[.H72]);[.H72]);CONCATENATE(&quot;&quot;;[.L72]))">
            <text:p/>
          </table:table-cell>
          <table:table-cell table:formula="of:=IF(LEN([.I72])&gt;0;IF(LEN([.M72])&gt;0;CONCATENATE([.M72];&quot;/&quot;;[.I72]);[.I72]);CONCATENATE(&quot;&quot;;[.M72]))">
            <text:p/>
          </table:table-cell>
          <table:table-cell table:number-columns-repeated="1001"/>
        </table:table-row>
        <table:table-row table:style-name="ro5">
          <table:table-cell table:formula="of:=IF(LEN([.C73])&gt;0;CONCATENATE([.$A$1];&quot;_&quot;;TEXT([.B73];&quot;00&quot;));&quot;&quot;)">
            <text:p/>
          </table:table-cell>
          <table:table-cell table:formula="of:=IF(LEN([.C73])&gt;0;1+[.B72];&quot;&quot;)">
            <text:p/>
          </table:table-cell>
          <table:table-cell table:formula="of:=CONCATENATE(&quot;&quot;;[.N73])">
            <text:p/>
          </table:table-cell>
          <table:table-cell table:number-columns-repeated="6"/>
          <table:table-cell table:formula="of:=IF(LEN([.E73])&gt;0;IF(LEN([.D73])&gt;0;CONCATENATE([.D73];&quot;/&quot;;[.E73]);[.E73]);CONCATENATE(&quot;&quot;;[.D73]))">
            <text:p/>
          </table:table-cell>
          <table:table-cell table:formula="of:=IF(LEN([.F73])&gt;0;IF(LEN([.J73])&gt;0;CONCATENATE([.J73];&quot;/&quot;;[.F73]);[.F73]);CONCATENATE(&quot;&quot;;[.J73]))">
            <text:p/>
          </table:table-cell>
          <table:table-cell table:formula="of:=IF(LEN([.G73])&gt;0;IF(LEN([.K73])&gt;0;CONCATENATE([.K73];&quot;/&quot;;[.G73]);[.G73]);CONCATENATE(&quot;&quot;;[.K73]))">
            <text:p/>
          </table:table-cell>
          <table:table-cell table:formula="of:=IF(LEN([.H73])&gt;0;IF(LEN([.L73])&gt;0;CONCATENATE([.L73];&quot;/&quot;;[.H73]);[.H73]);CONCATENATE(&quot;&quot;;[.L73]))">
            <text:p/>
          </table:table-cell>
          <table:table-cell table:formula="of:=IF(LEN([.I73])&gt;0;IF(LEN([.M73])&gt;0;CONCATENATE([.M73];&quot;/&quot;;[.I73]);[.I73]);CONCATENATE(&quot;&quot;;[.M73]))">
            <text:p/>
          </table:table-cell>
          <table:table-cell table:number-columns-repeated="1001"/>
        </table:table-row>
        <table:table-row table:style-name="ro5">
          <table:table-cell table:formula="of:=IF(LEN([.C74])&gt;0;CONCATENATE([.$A$1];&quot;_&quot;;TEXT([.B74];&quot;00&quot;));&quot;&quot;)">
            <text:p/>
          </table:table-cell>
          <table:table-cell table:formula="of:=IF(LEN([.C74])&gt;0;1+[.B73];&quot;&quot;)">
            <text:p/>
          </table:table-cell>
          <table:table-cell table:formula="of:=CONCATENATE(&quot;&quot;;[.N74])">
            <text:p/>
          </table:table-cell>
          <table:table-cell table:number-columns-repeated="6"/>
          <table:table-cell table:formula="of:=IF(LEN([.E74])&gt;0;IF(LEN([.D74])&gt;0;CONCATENATE([.D74];&quot;/&quot;;[.E74]);[.E74]);CONCATENATE(&quot;&quot;;[.D74]))">
            <text:p/>
          </table:table-cell>
          <table:table-cell table:formula="of:=IF(LEN([.F74])&gt;0;IF(LEN([.J74])&gt;0;CONCATENATE([.J74];&quot;/&quot;;[.F74]);[.F74]);CONCATENATE(&quot;&quot;;[.J74]))">
            <text:p/>
          </table:table-cell>
          <table:table-cell table:formula="of:=IF(LEN([.G74])&gt;0;IF(LEN([.K74])&gt;0;CONCATENATE([.K74];&quot;/&quot;;[.G74]);[.G74]);CONCATENATE(&quot;&quot;;[.K74]))">
            <text:p/>
          </table:table-cell>
          <table:table-cell table:formula="of:=IF(LEN([.H74])&gt;0;IF(LEN([.L74])&gt;0;CONCATENATE([.L74];&quot;/&quot;;[.H74]);[.H74]);CONCATENATE(&quot;&quot;;[.L74]))">
            <text:p/>
          </table:table-cell>
          <table:table-cell table:formula="of:=IF(LEN([.I74])&gt;0;IF(LEN([.M74])&gt;0;CONCATENATE([.M74];&quot;/&quot;;[.I74]);[.I74]);CONCATENATE(&quot;&quot;;[.M74]))">
            <text:p/>
          </table:table-cell>
          <table:table-cell table:number-columns-repeated="1001"/>
        </table:table-row>
        <table:table-row table:style-name="ro5">
          <table:table-cell table:formula="of:=IF(LEN([.C75])&gt;0;CONCATENATE([.$A$1];&quot;_&quot;;TEXT([.B75];&quot;00&quot;));&quot;&quot;)">
            <text:p/>
          </table:table-cell>
          <table:table-cell table:formula="of:=IF(LEN([.C75])&gt;0;1+[.B74];&quot;&quot;)">
            <text:p/>
          </table:table-cell>
          <table:table-cell table:formula="of:=CONCATENATE(&quot;&quot;;[.N75])">
            <text:p/>
          </table:table-cell>
          <table:table-cell table:number-columns-repeated="6"/>
          <table:table-cell table:formula="of:=IF(LEN([.E75])&gt;0;IF(LEN([.D75])&gt;0;CONCATENATE([.D75];&quot;/&quot;;[.E75]);[.E75]);CONCATENATE(&quot;&quot;;[.D75]))">
            <text:p/>
          </table:table-cell>
          <table:table-cell table:formula="of:=IF(LEN([.F75])&gt;0;IF(LEN([.J75])&gt;0;CONCATENATE([.J75];&quot;/&quot;;[.F75]);[.F75]);CONCATENATE(&quot;&quot;;[.J75]))">
            <text:p/>
          </table:table-cell>
          <table:table-cell table:formula="of:=IF(LEN([.G75])&gt;0;IF(LEN([.K75])&gt;0;CONCATENATE([.K75];&quot;/&quot;;[.G75]);[.G75]);CONCATENATE(&quot;&quot;;[.K75]))">
            <text:p/>
          </table:table-cell>
          <table:table-cell table:formula="of:=IF(LEN([.H75])&gt;0;IF(LEN([.L75])&gt;0;CONCATENATE([.L75];&quot;/&quot;;[.H75]);[.H75]);CONCATENATE(&quot;&quot;;[.L75]))">
            <text:p/>
          </table:table-cell>
          <table:table-cell table:formula="of:=IF(LEN([.I75])&gt;0;IF(LEN([.M75])&gt;0;CONCATENATE([.M75];&quot;/&quot;;[.I75]);[.I75]);CONCATENATE(&quot;&quot;;[.M75]))">
            <text:p/>
          </table:table-cell>
          <table:table-cell table:number-columns-repeated="1001"/>
        </table:table-row>
        <table:table-row table:style-name="ro5">
          <table:table-cell table:formula="of:=IF(LEN([.C76])&gt;0;CONCATENATE([.$A$1];&quot;_&quot;;TEXT([.B76];&quot;00&quot;));&quot;&quot;)">
            <text:p/>
          </table:table-cell>
          <table:table-cell table:formula="of:=IF(LEN([.C76])&gt;0;1+[.B75];&quot;&quot;)">
            <text:p/>
          </table:table-cell>
          <table:table-cell table:formula="of:=CONCATENATE(&quot;&quot;;[.N76])">
            <text:p/>
          </table:table-cell>
          <table:table-cell table:number-columns-repeated="6"/>
          <table:table-cell table:formula="of:=IF(LEN([.E76])&gt;0;IF(LEN([.D76])&gt;0;CONCATENATE([.D76];&quot;/&quot;;[.E76]);[.E76]);CONCATENATE(&quot;&quot;;[.D76]))">
            <text:p/>
          </table:table-cell>
          <table:table-cell table:formula="of:=IF(LEN([.F76])&gt;0;IF(LEN([.J76])&gt;0;CONCATENATE([.J76];&quot;/&quot;;[.F76]);[.F76]);CONCATENATE(&quot;&quot;;[.J76]))">
            <text:p/>
          </table:table-cell>
          <table:table-cell table:formula="of:=IF(LEN([.G76])&gt;0;IF(LEN([.K76])&gt;0;CONCATENATE([.K76];&quot;/&quot;;[.G76]);[.G76]);CONCATENATE(&quot;&quot;;[.K76]))">
            <text:p/>
          </table:table-cell>
          <table:table-cell table:formula="of:=IF(LEN([.H76])&gt;0;IF(LEN([.L76])&gt;0;CONCATENATE([.L76];&quot;/&quot;;[.H76]);[.H76]);CONCATENATE(&quot;&quot;;[.L76]))">
            <text:p/>
          </table:table-cell>
          <table:table-cell table:formula="of:=IF(LEN([.I76])&gt;0;IF(LEN([.M76])&gt;0;CONCATENATE([.M76];&quot;/&quot;;[.I76]);[.I76]);CONCATENATE(&quot;&quot;;[.M76]))">
            <text:p/>
          </table:table-cell>
          <table:table-cell table:number-columns-repeated="1001"/>
        </table:table-row>
        <table:table-row table:style-name="ro5">
          <table:table-cell table:formula="of:=IF(LEN([.C77])&gt;0;CONCATENATE([.$A$1];&quot;_&quot;;TEXT([.B77];&quot;00&quot;));&quot;&quot;)">
            <text:p/>
          </table:table-cell>
          <table:table-cell table:formula="of:=IF(LEN([.C77])&gt;0;1+[.B76];&quot;&quot;)">
            <text:p/>
          </table:table-cell>
          <table:table-cell table:formula="of:=CONCATENATE(&quot;&quot;;[.N77])">
            <text:p/>
          </table:table-cell>
          <table:table-cell table:number-columns-repeated="6"/>
          <table:table-cell table:formula="of:=IF(LEN([.E77])&gt;0;IF(LEN([.D77])&gt;0;CONCATENATE([.D77];&quot;/&quot;;[.E77]);[.E77]);CONCATENATE(&quot;&quot;;[.D77]))">
            <text:p/>
          </table:table-cell>
          <table:table-cell table:formula="of:=IF(LEN([.F77])&gt;0;IF(LEN([.J77])&gt;0;CONCATENATE([.J77];&quot;/&quot;;[.F77]);[.F77]);CONCATENATE(&quot;&quot;;[.J77]))">
            <text:p/>
          </table:table-cell>
          <table:table-cell table:formula="of:=IF(LEN([.G77])&gt;0;IF(LEN([.K77])&gt;0;CONCATENATE([.K77];&quot;/&quot;;[.G77]);[.G77]);CONCATENATE(&quot;&quot;;[.K77]))">
            <text:p/>
          </table:table-cell>
          <table:table-cell table:formula="of:=IF(LEN([.H77])&gt;0;IF(LEN([.L77])&gt;0;CONCATENATE([.L77];&quot;/&quot;;[.H77]);[.H77]);CONCATENATE(&quot;&quot;;[.L77]))">
            <text:p/>
          </table:table-cell>
          <table:table-cell table:formula="of:=IF(LEN([.I77])&gt;0;IF(LEN([.M77])&gt;0;CONCATENATE([.M77];&quot;/&quot;;[.I77]);[.I77]);CONCATENATE(&quot;&quot;;[.M77]))">
            <text:p/>
          </table:table-cell>
          <table:table-cell table:number-columns-repeated="1001"/>
        </table:table-row>
        <table:table-row table:style-name="ro5">
          <table:table-cell table:formula="of:=IF(LEN([.C78])&gt;0;CONCATENATE([.$A$1];&quot;_&quot;;TEXT([.B78];&quot;00&quot;));&quot;&quot;)">
            <text:p/>
          </table:table-cell>
          <table:table-cell table:formula="of:=IF(LEN([.C78])&gt;0;1+[.B77];&quot;&quot;)">
            <text:p/>
          </table:table-cell>
          <table:table-cell table:formula="of:=CONCATENATE(&quot;&quot;;[.N78])">
            <text:p/>
          </table:table-cell>
          <table:table-cell table:number-columns-repeated="6"/>
          <table:table-cell table:formula="of:=IF(LEN([.E78])&gt;0;IF(LEN([.D78])&gt;0;CONCATENATE([.D78];&quot;/&quot;;[.E78]);[.E78]);CONCATENATE(&quot;&quot;;[.D78]))">
            <text:p/>
          </table:table-cell>
          <table:table-cell table:formula="of:=IF(LEN([.F78])&gt;0;IF(LEN([.J78])&gt;0;CONCATENATE([.J78];&quot;/&quot;;[.F78]);[.F78]);CONCATENATE(&quot;&quot;;[.J78]))">
            <text:p/>
          </table:table-cell>
          <table:table-cell table:formula="of:=IF(LEN([.G78])&gt;0;IF(LEN([.K78])&gt;0;CONCATENATE([.K78];&quot;/&quot;;[.G78]);[.G78]);CONCATENATE(&quot;&quot;;[.K78]))">
            <text:p/>
          </table:table-cell>
          <table:table-cell table:formula="of:=IF(LEN([.H78])&gt;0;IF(LEN([.L78])&gt;0;CONCATENATE([.L78];&quot;/&quot;;[.H78]);[.H78]);CONCATENATE(&quot;&quot;;[.L78]))">
            <text:p/>
          </table:table-cell>
          <table:table-cell table:formula="of:=IF(LEN([.I78])&gt;0;IF(LEN([.M78])&gt;0;CONCATENATE([.M78];&quot;/&quot;;[.I78]);[.I78]);CONCATENATE(&quot;&quot;;[.M78]))">
            <text:p/>
          </table:table-cell>
          <table:table-cell table:number-columns-repeated="1001"/>
        </table:table-row>
        <table:table-row table:style-name="ro5">
          <table:table-cell table:formula="of:=IF(LEN([.C79])&gt;0;CONCATENATE([.$A$1];&quot;_&quot;;TEXT([.B79];&quot;00&quot;));&quot;&quot;)">
            <text:p/>
          </table:table-cell>
          <table:table-cell table:formula="of:=IF(LEN([.C79])&gt;0;1+[.B78];&quot;&quot;)">
            <text:p/>
          </table:table-cell>
          <table:table-cell table:formula="of:=CONCATENATE(&quot;&quot;;[.N79])">
            <text:p/>
          </table:table-cell>
          <table:table-cell table:number-columns-repeated="6"/>
          <table:table-cell table:formula="of:=IF(LEN([.E79])&gt;0;IF(LEN([.D79])&gt;0;CONCATENATE([.D79];&quot;/&quot;;[.E79]);[.E79]);CONCATENATE(&quot;&quot;;[.D79]))">
            <text:p/>
          </table:table-cell>
          <table:table-cell table:formula="of:=IF(LEN([.F79])&gt;0;IF(LEN([.J79])&gt;0;CONCATENATE([.J79];&quot;/&quot;;[.F79]);[.F79]);CONCATENATE(&quot;&quot;;[.J79]))">
            <text:p/>
          </table:table-cell>
          <table:table-cell table:formula="of:=IF(LEN([.G79])&gt;0;IF(LEN([.K79])&gt;0;CONCATENATE([.K79];&quot;/&quot;;[.G79]);[.G79]);CONCATENATE(&quot;&quot;;[.K79]))">
            <text:p/>
          </table:table-cell>
          <table:table-cell table:formula="of:=IF(LEN([.H79])&gt;0;IF(LEN([.L79])&gt;0;CONCATENATE([.L79];&quot;/&quot;;[.H79]);[.H79]);CONCATENATE(&quot;&quot;;[.L79]))">
            <text:p/>
          </table:table-cell>
          <table:table-cell table:formula="of:=IF(LEN([.I79])&gt;0;IF(LEN([.M79])&gt;0;CONCATENATE([.M79];&quot;/&quot;;[.I79]);[.I79]);CONCATENATE(&quot;&quot;;[.M79]))">
            <text:p/>
          </table:table-cell>
          <table:table-cell table:number-columns-repeated="1001"/>
        </table:table-row>
        <table:table-row table:style-name="ro5">
          <table:table-cell table:formula="of:=IF(LEN([.C80])&gt;0;CONCATENATE([.$A$1];&quot;_&quot;;TEXT([.B80];&quot;00&quot;));&quot;&quot;)">
            <text:p/>
          </table:table-cell>
          <table:table-cell table:formula="of:=IF(LEN([.C80])&gt;0;1+[.B79];&quot;&quot;)">
            <text:p/>
          </table:table-cell>
          <table:table-cell table:formula="of:=CONCATENATE(&quot;&quot;;[.N80])">
            <text:p/>
          </table:table-cell>
          <table:table-cell table:number-columns-repeated="6"/>
          <table:table-cell table:formula="of:=IF(LEN([.E80])&gt;0;IF(LEN([.D80])&gt;0;CONCATENATE([.D80];&quot;/&quot;;[.E80]);[.E80]);CONCATENATE(&quot;&quot;;[.D80]))">
            <text:p/>
          </table:table-cell>
          <table:table-cell table:formula="of:=IF(LEN([.F80])&gt;0;IF(LEN([.J80])&gt;0;CONCATENATE([.J80];&quot;/&quot;;[.F80]);[.F80]);CONCATENATE(&quot;&quot;;[.J80]))">
            <text:p/>
          </table:table-cell>
          <table:table-cell table:formula="of:=IF(LEN([.G80])&gt;0;IF(LEN([.K80])&gt;0;CONCATENATE([.K80];&quot;/&quot;;[.G80]);[.G80]);CONCATENATE(&quot;&quot;;[.K80]))">
            <text:p/>
          </table:table-cell>
          <table:table-cell table:formula="of:=IF(LEN([.H80])&gt;0;IF(LEN([.L80])&gt;0;CONCATENATE([.L80];&quot;/&quot;;[.H80]);[.H80]);CONCATENATE(&quot;&quot;;[.L80]))">
            <text:p/>
          </table:table-cell>
          <table:table-cell table:formula="of:=IF(LEN([.I80])&gt;0;IF(LEN([.M80])&gt;0;CONCATENATE([.M80];&quot;/&quot;;[.I80]);[.I80]);CONCATENATE(&quot;&quot;;[.M80]))">
            <text:p/>
          </table:table-cell>
          <table:table-cell table:number-columns-repeated="1001"/>
        </table:table-row>
        <table:table-row table:style-name="ro5">
          <table:table-cell table:formula="of:=IF(LEN([.C81])&gt;0;CONCATENATE([.$A$1];&quot;_&quot;;TEXT([.B81];&quot;00&quot;));&quot;&quot;)">
            <text:p/>
          </table:table-cell>
          <table:table-cell table:formula="of:=IF(LEN([.C81])&gt;0;1+[.B80];&quot;&quot;)">
            <text:p/>
          </table:table-cell>
          <table:table-cell table:formula="of:=CONCATENATE(&quot;&quot;;[.N81])">
            <text:p/>
          </table:table-cell>
          <table:table-cell table:number-columns-repeated="6"/>
          <table:table-cell table:formula="of:=IF(LEN([.E81])&gt;0;IF(LEN([.D81])&gt;0;CONCATENATE([.D81];&quot;/&quot;;[.E81]);[.E81]);CONCATENATE(&quot;&quot;;[.D81]))">
            <text:p/>
          </table:table-cell>
          <table:table-cell table:formula="of:=IF(LEN([.F81])&gt;0;IF(LEN([.J81])&gt;0;CONCATENATE([.J81];&quot;/&quot;;[.F81]);[.F81]);CONCATENATE(&quot;&quot;;[.J81]))">
            <text:p/>
          </table:table-cell>
          <table:table-cell table:formula="of:=IF(LEN([.G81])&gt;0;IF(LEN([.K81])&gt;0;CONCATENATE([.K81];&quot;/&quot;;[.G81]);[.G81]);CONCATENATE(&quot;&quot;;[.K81]))">
            <text:p/>
          </table:table-cell>
          <table:table-cell table:formula="of:=IF(LEN([.H81])&gt;0;IF(LEN([.L81])&gt;0;CONCATENATE([.L81];&quot;/&quot;;[.H81]);[.H81]);CONCATENATE(&quot;&quot;;[.L81]))">
            <text:p/>
          </table:table-cell>
          <table:table-cell table:formula="of:=IF(LEN([.I81])&gt;0;IF(LEN([.M81])&gt;0;CONCATENATE([.M81];&quot;/&quot;;[.I81]);[.I81]);CONCATENATE(&quot;&quot;;[.M81]))">
            <text:p/>
          </table:table-cell>
          <table:table-cell table:number-columns-repeated="1001"/>
        </table:table-row>
        <table:table-row table:style-name="ro5">
          <table:table-cell table:formula="of:=IF(LEN([.C82])&gt;0;CONCATENATE([.$A$1];&quot;_&quot;;TEXT([.B82];&quot;00&quot;));&quot;&quot;)">
            <text:p/>
          </table:table-cell>
          <table:table-cell table:formula="of:=IF(LEN([.C82])&gt;0;1+[.B81];&quot;&quot;)">
            <text:p/>
          </table:table-cell>
          <table:table-cell table:formula="of:=CONCATENATE(&quot;&quot;;[.N82])">
            <text:p/>
          </table:table-cell>
          <table:table-cell table:number-columns-repeated="6"/>
          <table:table-cell table:formula="of:=IF(LEN([.E82])&gt;0;IF(LEN([.D82])&gt;0;CONCATENATE([.D82];&quot;/&quot;;[.E82]);[.E82]);CONCATENATE(&quot;&quot;;[.D82]))">
            <text:p/>
          </table:table-cell>
          <table:table-cell table:formula="of:=IF(LEN([.F82])&gt;0;IF(LEN([.J82])&gt;0;CONCATENATE([.J82];&quot;/&quot;;[.F82]);[.F82]);CONCATENATE(&quot;&quot;;[.J82]))">
            <text:p/>
          </table:table-cell>
          <table:table-cell table:formula="of:=IF(LEN([.G82])&gt;0;IF(LEN([.K82])&gt;0;CONCATENATE([.K82];&quot;/&quot;;[.G82]);[.G82]);CONCATENATE(&quot;&quot;;[.K82]))">
            <text:p/>
          </table:table-cell>
          <table:table-cell table:formula="of:=IF(LEN([.H82])&gt;0;IF(LEN([.L82])&gt;0;CONCATENATE([.L82];&quot;/&quot;;[.H82]);[.H82]);CONCATENATE(&quot;&quot;;[.L82]))">
            <text:p/>
          </table:table-cell>
          <table:table-cell table:formula="of:=IF(LEN([.I82])&gt;0;IF(LEN([.M82])&gt;0;CONCATENATE([.M82];&quot;/&quot;;[.I82]);[.I82]);CONCATENATE(&quot;&quot;;[.M82]))">
            <text:p/>
          </table:table-cell>
          <table:table-cell table:number-columns-repeated="1001"/>
        </table:table-row>
        <table:table-row table:style-name="ro5">
          <table:table-cell table:formula="of:=IF(LEN([.C83])&gt;0;CONCATENATE([.$A$1];&quot;_&quot;;TEXT([.B83];&quot;00&quot;));&quot;&quot;)">
            <text:p/>
          </table:table-cell>
          <table:table-cell table:formula="of:=IF(LEN([.C83])&gt;0;1+[.B82];&quot;&quot;)">
            <text:p/>
          </table:table-cell>
          <table:table-cell table:formula="of:=CONCATENATE(&quot;&quot;;[.N83])">
            <text:p/>
          </table:table-cell>
          <table:table-cell table:number-columns-repeated="6"/>
          <table:table-cell table:formula="of:=IF(LEN([.E83])&gt;0;IF(LEN([.D83])&gt;0;CONCATENATE([.D83];&quot;/&quot;;[.E83]);[.E83]);CONCATENATE(&quot;&quot;;[.D83]))">
            <text:p/>
          </table:table-cell>
          <table:table-cell table:formula="of:=IF(LEN([.F83])&gt;0;IF(LEN([.J83])&gt;0;CONCATENATE([.J83];&quot;/&quot;;[.F83]);[.F83]);CONCATENATE(&quot;&quot;;[.J83]))">
            <text:p/>
          </table:table-cell>
          <table:table-cell table:formula="of:=IF(LEN([.G83])&gt;0;IF(LEN([.K83])&gt;0;CONCATENATE([.K83];&quot;/&quot;;[.G83]);[.G83]);CONCATENATE(&quot;&quot;;[.K83]))">
            <text:p/>
          </table:table-cell>
          <table:table-cell table:formula="of:=IF(LEN([.H83])&gt;0;IF(LEN([.L83])&gt;0;CONCATENATE([.L83];&quot;/&quot;;[.H83]);[.H83]);CONCATENATE(&quot;&quot;;[.L83]))">
            <text:p/>
          </table:table-cell>
          <table:table-cell table:formula="of:=IF(LEN([.I83])&gt;0;IF(LEN([.M83])&gt;0;CONCATENATE([.M83];&quot;/&quot;;[.I83]);[.I83]);CONCATENATE(&quot;&quot;;[.M83]))">
            <text:p/>
          </table:table-cell>
          <table:table-cell table:number-columns-repeated="1001"/>
        </table:table-row>
        <table:table-row table:style-name="ro5">
          <table:table-cell table:formula="of:=IF(LEN([.C84])&gt;0;CONCATENATE([.$A$1];&quot;_&quot;;TEXT([.B84];&quot;00&quot;));&quot;&quot;)">
            <text:p/>
          </table:table-cell>
          <table:table-cell table:formula="of:=IF(LEN([.C84])&gt;0;1+[.B83];&quot;&quot;)">
            <text:p/>
          </table:table-cell>
          <table:table-cell table:formula="of:=CONCATENATE(&quot;&quot;;[.N84])">
            <text:p/>
          </table:table-cell>
          <table:table-cell table:number-columns-repeated="6"/>
          <table:table-cell table:formula="of:=IF(LEN([.E84])&gt;0;IF(LEN([.D84])&gt;0;CONCATENATE([.D84];&quot;/&quot;;[.E84]);[.E84]);CONCATENATE(&quot;&quot;;[.D84]))">
            <text:p/>
          </table:table-cell>
          <table:table-cell table:formula="of:=IF(LEN([.F84])&gt;0;IF(LEN([.J84])&gt;0;CONCATENATE([.J84];&quot;/&quot;;[.F84]);[.F84]);CONCATENATE(&quot;&quot;;[.J84]))">
            <text:p/>
          </table:table-cell>
          <table:table-cell table:formula="of:=IF(LEN([.G84])&gt;0;IF(LEN([.K84])&gt;0;CONCATENATE([.K84];&quot;/&quot;;[.G84]);[.G84]);CONCATENATE(&quot;&quot;;[.K84]))">
            <text:p/>
          </table:table-cell>
          <table:table-cell table:formula="of:=IF(LEN([.H84])&gt;0;IF(LEN([.L84])&gt;0;CONCATENATE([.L84];&quot;/&quot;;[.H84]);[.H84]);CONCATENATE(&quot;&quot;;[.L84]))">
            <text:p/>
          </table:table-cell>
          <table:table-cell table:formula="of:=IF(LEN([.I84])&gt;0;IF(LEN([.M84])&gt;0;CONCATENATE([.M84];&quot;/&quot;;[.I84]);[.I84]);CONCATENATE(&quot;&quot;;[.M84]))">
            <text:p/>
          </table:table-cell>
          <table:table-cell table:number-columns-repeated="1001"/>
        </table:table-row>
        <table:table-row table:style-name="ro5">
          <table:table-cell table:formula="of:=IF(LEN([.C85])&gt;0;CONCATENATE([.$A$1];&quot;_&quot;;TEXT([.B85];&quot;00&quot;));&quot;&quot;)">
            <text:p/>
          </table:table-cell>
          <table:table-cell table:formula="of:=IF(LEN([.C85])&gt;0;1+[.B84];&quot;&quot;)">
            <text:p/>
          </table:table-cell>
          <table:table-cell table:formula="of:=CONCATENATE(&quot;&quot;;[.N85])">
            <text:p/>
          </table:table-cell>
          <table:table-cell table:number-columns-repeated="6"/>
          <table:table-cell table:formula="of:=IF(LEN([.E85])&gt;0;IF(LEN([.D85])&gt;0;CONCATENATE([.D85];&quot;/&quot;;[.E85]);[.E85]);CONCATENATE(&quot;&quot;;[.D85]))">
            <text:p/>
          </table:table-cell>
          <table:table-cell table:formula="of:=IF(LEN([.F85])&gt;0;IF(LEN([.J85])&gt;0;CONCATENATE([.J85];&quot;/&quot;;[.F85]);[.F85]);CONCATENATE(&quot;&quot;;[.J85]))">
            <text:p/>
          </table:table-cell>
          <table:table-cell table:formula="of:=IF(LEN([.G85])&gt;0;IF(LEN([.K85])&gt;0;CONCATENATE([.K85];&quot;/&quot;;[.G85]);[.G85]);CONCATENATE(&quot;&quot;;[.K85]))">
            <text:p/>
          </table:table-cell>
          <table:table-cell table:formula="of:=IF(LEN([.H85])&gt;0;IF(LEN([.L85])&gt;0;CONCATENATE([.L85];&quot;/&quot;;[.H85]);[.H85]);CONCATENATE(&quot;&quot;;[.L85]))">
            <text:p/>
          </table:table-cell>
          <table:table-cell table:formula="of:=IF(LEN([.I85])&gt;0;IF(LEN([.M85])&gt;0;CONCATENATE([.M85];&quot;/&quot;;[.I85]);[.I85]);CONCATENATE(&quot;&quot;;[.M85]))">
            <text:p/>
          </table:table-cell>
          <table:table-cell table:number-columns-repeated="1001"/>
        </table:table-row>
        <table:table-row table:style-name="ro5">
          <table:table-cell table:formula="of:=IF(LEN([.C86])&gt;0;CONCATENATE([.$A$1];&quot;_&quot;;TEXT([.B86];&quot;00&quot;));&quot;&quot;)">
            <text:p/>
          </table:table-cell>
          <table:table-cell table:formula="of:=IF(LEN([.C86])&gt;0;1+[.B85];&quot;&quot;)">
            <text:p/>
          </table:table-cell>
          <table:table-cell table:formula="of:=CONCATENATE(&quot;&quot;;[.N86])">
            <text:p/>
          </table:table-cell>
          <table:table-cell table:number-columns-repeated="6"/>
          <table:table-cell table:formula="of:=IF(LEN([.E86])&gt;0;IF(LEN([.D86])&gt;0;CONCATENATE([.D86];&quot;/&quot;;[.E86]);[.E86]);CONCATENATE(&quot;&quot;;[.D86]))">
            <text:p/>
          </table:table-cell>
          <table:table-cell table:formula="of:=IF(LEN([.F86])&gt;0;IF(LEN([.J86])&gt;0;CONCATENATE([.J86];&quot;/&quot;;[.F86]);[.F86]);CONCATENATE(&quot;&quot;;[.J86]))">
            <text:p/>
          </table:table-cell>
          <table:table-cell table:formula="of:=IF(LEN([.G86])&gt;0;IF(LEN([.K86])&gt;0;CONCATENATE([.K86];&quot;/&quot;;[.G86]);[.G86]);CONCATENATE(&quot;&quot;;[.K86]))">
            <text:p/>
          </table:table-cell>
          <table:table-cell table:formula="of:=IF(LEN([.H86])&gt;0;IF(LEN([.L86])&gt;0;CONCATENATE([.L86];&quot;/&quot;;[.H86]);[.H86]);CONCATENATE(&quot;&quot;;[.L86]))">
            <text:p/>
          </table:table-cell>
          <table:table-cell table:formula="of:=IF(LEN([.I86])&gt;0;IF(LEN([.M86])&gt;0;CONCATENATE([.M86];&quot;/&quot;;[.I86]);[.I86]);CONCATENATE(&quot;&quot;;[.M86]))">
            <text:p/>
          </table:table-cell>
          <table:table-cell table:number-columns-repeated="1001"/>
        </table:table-row>
        <table:table-row table:style-name="ro5">
          <table:table-cell table:formula="of:=IF(LEN([.C87])&gt;0;CONCATENATE([.$A$1];&quot;_&quot;;TEXT([.B87];&quot;00&quot;));&quot;&quot;)">
            <text:p/>
          </table:table-cell>
          <table:table-cell table:formula="of:=IF(LEN([.C87])&gt;0;1+[.B86];&quot;&quot;)">
            <text:p/>
          </table:table-cell>
          <table:table-cell table:formula="of:=CONCATENATE(&quot;&quot;;[.N87])">
            <text:p/>
          </table:table-cell>
          <table:table-cell table:number-columns-repeated="6"/>
          <table:table-cell table:formula="of:=IF(LEN([.E87])&gt;0;IF(LEN([.D87])&gt;0;CONCATENATE([.D87];&quot;/&quot;;[.E87]);[.E87]);CONCATENATE(&quot;&quot;;[.D87]))">
            <text:p/>
          </table:table-cell>
          <table:table-cell table:formula="of:=IF(LEN([.F87])&gt;0;IF(LEN([.J87])&gt;0;CONCATENATE([.J87];&quot;/&quot;;[.F87]);[.F87]);CONCATENATE(&quot;&quot;;[.J87]))">
            <text:p/>
          </table:table-cell>
          <table:table-cell table:formula="of:=IF(LEN([.G87])&gt;0;IF(LEN([.K87])&gt;0;CONCATENATE([.K87];&quot;/&quot;;[.G87]);[.G87]);CONCATENATE(&quot;&quot;;[.K87]))">
            <text:p/>
          </table:table-cell>
          <table:table-cell table:formula="of:=IF(LEN([.H87])&gt;0;IF(LEN([.L87])&gt;0;CONCATENATE([.L87];&quot;/&quot;;[.H87]);[.H87]);CONCATENATE(&quot;&quot;;[.L87]))">
            <text:p/>
          </table:table-cell>
          <table:table-cell table:formula="of:=IF(LEN([.I87])&gt;0;IF(LEN([.M87])&gt;0;CONCATENATE([.M87];&quot;/&quot;;[.I87]);[.I87]);CONCATENATE(&quot;&quot;;[.M87]))">
            <text:p/>
          </table:table-cell>
          <table:table-cell table:number-columns-repeated="1001"/>
        </table:table-row>
        <table:table-row table:style-name="ro5">
          <table:table-cell table:formula="of:=IF(LEN([.C88])&gt;0;CONCATENATE([.$A$1];&quot;_&quot;;TEXT([.B88];&quot;00&quot;));&quot;&quot;)">
            <text:p/>
          </table:table-cell>
          <table:table-cell table:formula="of:=IF(LEN([.C88])&gt;0;1+[.B87];&quot;&quot;)">
            <text:p/>
          </table:table-cell>
          <table:table-cell table:formula="of:=CONCATENATE(&quot;&quot;;[.N88])">
            <text:p/>
          </table:table-cell>
          <table:table-cell table:number-columns-repeated="6"/>
          <table:table-cell table:formula="of:=IF(LEN([.E88])&gt;0;IF(LEN([.D88])&gt;0;CONCATENATE([.D88];&quot;/&quot;;[.E88]);[.E88]);CONCATENATE(&quot;&quot;;[.D88]))">
            <text:p/>
          </table:table-cell>
          <table:table-cell table:formula="of:=IF(LEN([.F88])&gt;0;IF(LEN([.J88])&gt;0;CONCATENATE([.J88];&quot;/&quot;;[.F88]);[.F88]);CONCATENATE(&quot;&quot;;[.J88]))">
            <text:p/>
          </table:table-cell>
          <table:table-cell table:formula="of:=IF(LEN([.G88])&gt;0;IF(LEN([.K88])&gt;0;CONCATENATE([.K88];&quot;/&quot;;[.G88]);[.G88]);CONCATENATE(&quot;&quot;;[.K88]))">
            <text:p/>
          </table:table-cell>
          <table:table-cell table:formula="of:=IF(LEN([.H88])&gt;0;IF(LEN([.L88])&gt;0;CONCATENATE([.L88];&quot;/&quot;;[.H88]);[.H88]);CONCATENATE(&quot;&quot;;[.L88]))">
            <text:p/>
          </table:table-cell>
          <table:table-cell table:formula="of:=IF(LEN([.I88])&gt;0;IF(LEN([.M88])&gt;0;CONCATENATE([.M88];&quot;/&quot;;[.I88]);[.I88]);CONCATENATE(&quot;&quot;;[.M88]))">
            <text:p/>
          </table:table-cell>
          <table:table-cell table:number-columns-repeated="1001"/>
        </table:table-row>
        <table:table-row table:style-name="ro5">
          <table:table-cell table:formula="of:=IF(LEN([.C89])&gt;0;CONCATENATE([.$A$1];&quot;_&quot;;TEXT([.B89];&quot;00&quot;));&quot;&quot;)">
            <text:p/>
          </table:table-cell>
          <table:table-cell table:formula="of:=IF(LEN([.C89])&gt;0;1+[.B88];&quot;&quot;)">
            <text:p/>
          </table:table-cell>
          <table:table-cell table:formula="of:=CONCATENATE(&quot;&quot;;[.N89])">
            <text:p/>
          </table:table-cell>
          <table:table-cell table:number-columns-repeated="6"/>
          <table:table-cell table:formula="of:=IF(LEN([.E89])&gt;0;IF(LEN([.D89])&gt;0;CONCATENATE([.D89];&quot;/&quot;;[.E89]);[.E89]);CONCATENATE(&quot;&quot;;[.D89]))">
            <text:p/>
          </table:table-cell>
          <table:table-cell table:formula="of:=IF(LEN([.F89])&gt;0;IF(LEN([.J89])&gt;0;CONCATENATE([.J89];&quot;/&quot;;[.F89]);[.F89]);CONCATENATE(&quot;&quot;;[.J89]))">
            <text:p/>
          </table:table-cell>
          <table:table-cell table:formula="of:=IF(LEN([.G89])&gt;0;IF(LEN([.K89])&gt;0;CONCATENATE([.K89];&quot;/&quot;;[.G89]);[.G89]);CONCATENATE(&quot;&quot;;[.K89]))">
            <text:p/>
          </table:table-cell>
          <table:table-cell table:formula="of:=IF(LEN([.H89])&gt;0;IF(LEN([.L89])&gt;0;CONCATENATE([.L89];&quot;/&quot;;[.H89]);[.H89]);CONCATENATE(&quot;&quot;;[.L89]))">
            <text:p/>
          </table:table-cell>
          <table:table-cell table:formula="of:=IF(LEN([.I89])&gt;0;IF(LEN([.M89])&gt;0;CONCATENATE([.M89];&quot;/&quot;;[.I89]);[.I89]);CONCATENATE(&quot;&quot;;[.M89]))">
            <text:p/>
          </table:table-cell>
          <table:table-cell table:number-columns-repeated="1001"/>
        </table:table-row>
        <table:table-row table:style-name="ro5">
          <table:table-cell table:formula="of:=IF(LEN([.C90])&gt;0;CONCATENATE([.$A$1];&quot;_&quot;;TEXT([.B90];&quot;00&quot;));&quot;&quot;)">
            <text:p/>
          </table:table-cell>
          <table:table-cell table:formula="of:=IF(LEN([.C90])&gt;0;1+[.B89];&quot;&quot;)">
            <text:p/>
          </table:table-cell>
          <table:table-cell table:formula="of:=CONCATENATE(&quot;&quot;;[.N90])">
            <text:p/>
          </table:table-cell>
          <table:table-cell table:number-columns-repeated="6"/>
          <table:table-cell table:formula="of:=IF(LEN([.E90])&gt;0;IF(LEN([.D90])&gt;0;CONCATENATE([.D90];&quot;/&quot;;[.E90]);[.E90]);CONCATENATE(&quot;&quot;;[.D90]))">
            <text:p/>
          </table:table-cell>
          <table:table-cell table:formula="of:=IF(LEN([.F90])&gt;0;IF(LEN([.J90])&gt;0;CONCATENATE([.J90];&quot;/&quot;;[.F90]);[.F90]);CONCATENATE(&quot;&quot;;[.J90]))">
            <text:p/>
          </table:table-cell>
          <table:table-cell table:formula="of:=IF(LEN([.G90])&gt;0;IF(LEN([.K90])&gt;0;CONCATENATE([.K90];&quot;/&quot;;[.G90]);[.G90]);CONCATENATE(&quot;&quot;;[.K90]))">
            <text:p/>
          </table:table-cell>
          <table:table-cell table:formula="of:=IF(LEN([.H90])&gt;0;IF(LEN([.L90])&gt;0;CONCATENATE([.L90];&quot;/&quot;;[.H90]);[.H90]);CONCATENATE(&quot;&quot;;[.L90]))">
            <text:p/>
          </table:table-cell>
          <table:table-cell table:formula="of:=IF(LEN([.I90])&gt;0;IF(LEN([.M90])&gt;0;CONCATENATE([.M90];&quot;/&quot;;[.I90]);[.I90]);CONCATENATE(&quot;&quot;;[.M90]))">
            <text:p/>
          </table:table-cell>
          <table:table-cell table:number-columns-repeated="1001"/>
        </table:table-row>
        <table:table-row table:style-name="ro5">
          <table:table-cell table:formula="of:=IF(LEN([.C91])&gt;0;CONCATENATE([.$A$1];&quot;_&quot;;TEXT([.B91];&quot;00&quot;));&quot;&quot;)">
            <text:p/>
          </table:table-cell>
          <table:table-cell table:formula="of:=IF(LEN([.C91])&gt;0;1+[.B90];&quot;&quot;)">
            <text:p/>
          </table:table-cell>
          <table:table-cell table:formula="of:=CONCATENATE(&quot;&quot;;[.N91])">
            <text:p/>
          </table:table-cell>
          <table:table-cell table:number-columns-repeated="6"/>
          <table:table-cell table:formula="of:=IF(LEN([.E91])&gt;0;IF(LEN([.D91])&gt;0;CONCATENATE([.D91];&quot;/&quot;;[.E91]);[.E91]);CONCATENATE(&quot;&quot;;[.D91]))">
            <text:p/>
          </table:table-cell>
          <table:table-cell table:formula="of:=IF(LEN([.F91])&gt;0;IF(LEN([.J91])&gt;0;CONCATENATE([.J91];&quot;/&quot;;[.F91]);[.F91]);CONCATENATE(&quot;&quot;;[.J91]))">
            <text:p/>
          </table:table-cell>
          <table:table-cell table:formula="of:=IF(LEN([.G91])&gt;0;IF(LEN([.K91])&gt;0;CONCATENATE([.K91];&quot;/&quot;;[.G91]);[.G91]);CONCATENATE(&quot;&quot;;[.K91]))">
            <text:p/>
          </table:table-cell>
          <table:table-cell table:formula="of:=IF(LEN([.H91])&gt;0;IF(LEN([.L91])&gt;0;CONCATENATE([.L91];&quot;/&quot;;[.H91]);[.H91]);CONCATENATE(&quot;&quot;;[.L91]))">
            <text:p/>
          </table:table-cell>
          <table:table-cell table:formula="of:=IF(LEN([.I91])&gt;0;IF(LEN([.M91])&gt;0;CONCATENATE([.M91];&quot;/&quot;;[.I91]);[.I91]);CONCATENATE(&quot;&quot;;[.M91]))">
            <text:p/>
          </table:table-cell>
          <table:table-cell table:number-columns-repeated="1001"/>
        </table:table-row>
        <table:table-row table:style-name="ro5">
          <table:table-cell table:formula="of:=IF(LEN([.C92])&gt;0;CONCATENATE([.$A$1];&quot;_&quot;;TEXT([.B92];&quot;00&quot;));&quot;&quot;)">
            <text:p/>
          </table:table-cell>
          <table:table-cell table:formula="of:=IF(LEN([.C92])&gt;0;1+[.B91];&quot;&quot;)">
            <text:p/>
          </table:table-cell>
          <table:table-cell table:formula="of:=CONCATENATE(&quot;&quot;;[.N92])">
            <text:p/>
          </table:table-cell>
          <table:table-cell table:number-columns-repeated="6"/>
          <table:table-cell table:formula="of:=IF(LEN([.E92])&gt;0;IF(LEN([.D92])&gt;0;CONCATENATE([.D92];&quot;/&quot;;[.E92]);[.E92]);CONCATENATE(&quot;&quot;;[.D92]))">
            <text:p/>
          </table:table-cell>
          <table:table-cell table:formula="of:=IF(LEN([.F92])&gt;0;IF(LEN([.J92])&gt;0;CONCATENATE([.J92];&quot;/&quot;;[.F92]);[.F92]);CONCATENATE(&quot;&quot;;[.J92]))">
            <text:p/>
          </table:table-cell>
          <table:table-cell table:formula="of:=IF(LEN([.G92])&gt;0;IF(LEN([.K92])&gt;0;CONCATENATE([.K92];&quot;/&quot;;[.G92]);[.G92]);CONCATENATE(&quot;&quot;;[.K92]))">
            <text:p/>
          </table:table-cell>
          <table:table-cell table:formula="of:=IF(LEN([.H92])&gt;0;IF(LEN([.L92])&gt;0;CONCATENATE([.L92];&quot;/&quot;;[.H92]);[.H92]);CONCATENATE(&quot;&quot;;[.L92]))">
            <text:p/>
          </table:table-cell>
          <table:table-cell table:formula="of:=IF(LEN([.I92])&gt;0;IF(LEN([.M92])&gt;0;CONCATENATE([.M92];&quot;/&quot;;[.I92]);[.I92]);CONCATENATE(&quot;&quot;;[.M92]))">
            <text:p/>
          </table:table-cell>
          <table:table-cell table:number-columns-repeated="1001"/>
        </table:table-row>
        <table:table-row table:style-name="ro5">
          <table:table-cell table:formula="of:=IF(LEN([.C93])&gt;0;CONCATENATE([.$A$1];&quot;_&quot;;TEXT([.B93];&quot;00&quot;));&quot;&quot;)">
            <text:p/>
          </table:table-cell>
          <table:table-cell table:formula="of:=IF(LEN([.C93])&gt;0;1+[.B92];&quot;&quot;)">
            <text:p/>
          </table:table-cell>
          <table:table-cell table:formula="of:=CONCATENATE(&quot;&quot;;[.N93])">
            <text:p/>
          </table:table-cell>
          <table:table-cell table:number-columns-repeated="6"/>
          <table:table-cell table:formula="of:=IF(LEN([.E93])&gt;0;IF(LEN([.D93])&gt;0;CONCATENATE([.D93];&quot;/&quot;;[.E93]);[.E93]);CONCATENATE(&quot;&quot;;[.D93]))">
            <text:p/>
          </table:table-cell>
          <table:table-cell table:formula="of:=IF(LEN([.F93])&gt;0;IF(LEN([.J93])&gt;0;CONCATENATE([.J93];&quot;/&quot;;[.F93]);[.F93]);CONCATENATE(&quot;&quot;;[.J93]))">
            <text:p/>
          </table:table-cell>
          <table:table-cell table:formula="of:=IF(LEN([.G93])&gt;0;IF(LEN([.K93])&gt;0;CONCATENATE([.K93];&quot;/&quot;;[.G93]);[.G93]);CONCATENATE(&quot;&quot;;[.K93]))">
            <text:p/>
          </table:table-cell>
          <table:table-cell table:formula="of:=IF(LEN([.H93])&gt;0;IF(LEN([.L93])&gt;0;CONCATENATE([.L93];&quot;/&quot;;[.H93]);[.H93]);CONCATENATE(&quot;&quot;;[.L93]))">
            <text:p/>
          </table:table-cell>
          <table:table-cell table:formula="of:=IF(LEN([.I93])&gt;0;IF(LEN([.M93])&gt;0;CONCATENATE([.M93];&quot;/&quot;;[.I93]);[.I93]);CONCATENATE(&quot;&quot;;[.M93]))">
            <text:p/>
          </table:table-cell>
          <table:table-cell table:number-columns-repeated="1001"/>
        </table:table-row>
        <table:table-row table:style-name="ro5">
          <table:table-cell table:formula="of:=IF(LEN([.C94])&gt;0;CONCATENATE([.$A$1];&quot;_&quot;;TEXT([.B94];&quot;00&quot;));&quot;&quot;)">
            <text:p/>
          </table:table-cell>
          <table:table-cell table:formula="of:=IF(LEN([.C94])&gt;0;1+[.B93];&quot;&quot;)">
            <text:p/>
          </table:table-cell>
          <table:table-cell table:formula="of:=CONCATENATE(&quot;&quot;;[.N94])">
            <text:p/>
          </table:table-cell>
          <table:table-cell table:number-columns-repeated="6"/>
          <table:table-cell table:formula="of:=IF(LEN([.E94])&gt;0;IF(LEN([.D94])&gt;0;CONCATENATE([.D94];&quot;/&quot;;[.E94]);[.E94]);CONCATENATE(&quot;&quot;;[.D94]))">
            <text:p/>
          </table:table-cell>
          <table:table-cell table:formula="of:=IF(LEN([.F94])&gt;0;IF(LEN([.J94])&gt;0;CONCATENATE([.J94];&quot;/&quot;;[.F94]);[.F94]);CONCATENATE(&quot;&quot;;[.J94]))">
            <text:p/>
          </table:table-cell>
          <table:table-cell table:formula="of:=IF(LEN([.G94])&gt;0;IF(LEN([.K94])&gt;0;CONCATENATE([.K94];&quot;/&quot;;[.G94]);[.G94]);CONCATENATE(&quot;&quot;;[.K94]))">
            <text:p/>
          </table:table-cell>
          <table:table-cell table:formula="of:=IF(LEN([.H94])&gt;0;IF(LEN([.L94])&gt;0;CONCATENATE([.L94];&quot;/&quot;;[.H94]);[.H94]);CONCATENATE(&quot;&quot;;[.L94]))">
            <text:p/>
          </table:table-cell>
          <table:table-cell table:formula="of:=IF(LEN([.I94])&gt;0;IF(LEN([.M94])&gt;0;CONCATENATE([.M94];&quot;/&quot;;[.I94]);[.I94]);CONCATENATE(&quot;&quot;;[.M94]))">
            <text:p/>
          </table:table-cell>
          <table:table-cell table:number-columns-repeated="1001"/>
        </table:table-row>
        <table:table-row table:style-name="ro5">
          <table:table-cell table:formula="of:=IF(LEN([.C95])&gt;0;CONCATENATE([.$A$1];&quot;_&quot;;TEXT([.B95];&quot;00&quot;));&quot;&quot;)">
            <text:p/>
          </table:table-cell>
          <table:table-cell table:formula="of:=IF(LEN([.C95])&gt;0;1+[.B94];&quot;&quot;)">
            <text:p/>
          </table:table-cell>
          <table:table-cell table:formula="of:=CONCATENATE(&quot;&quot;;[.N95])">
            <text:p/>
          </table:table-cell>
          <table:table-cell table:number-columns-repeated="6"/>
          <table:table-cell table:formula="of:=IF(LEN([.E95])&gt;0;IF(LEN([.D95])&gt;0;CONCATENATE([.D95];&quot;/&quot;;[.E95]);[.E95]);CONCATENATE(&quot;&quot;;[.D95]))">
            <text:p/>
          </table:table-cell>
          <table:table-cell table:formula="of:=IF(LEN([.F95])&gt;0;IF(LEN([.J95])&gt;0;CONCATENATE([.J95];&quot;/&quot;;[.F95]);[.F95]);CONCATENATE(&quot;&quot;;[.J95]))">
            <text:p/>
          </table:table-cell>
          <table:table-cell table:formula="of:=IF(LEN([.G95])&gt;0;IF(LEN([.K95])&gt;0;CONCATENATE([.K95];&quot;/&quot;;[.G95]);[.G95]);CONCATENATE(&quot;&quot;;[.K95]))">
            <text:p/>
          </table:table-cell>
          <table:table-cell table:formula="of:=IF(LEN([.H95])&gt;0;IF(LEN([.L95])&gt;0;CONCATENATE([.L95];&quot;/&quot;;[.H95]);[.H95]);CONCATENATE(&quot;&quot;;[.L95]))">
            <text:p/>
          </table:table-cell>
          <table:table-cell table:formula="of:=IF(LEN([.I95])&gt;0;IF(LEN([.M95])&gt;0;CONCATENATE([.M95];&quot;/&quot;;[.I95]);[.I95]);CONCATENATE(&quot;&quot;;[.M95]))">
            <text:p/>
          </table:table-cell>
          <table:table-cell table:number-columns-repeated="1001"/>
        </table:table-row>
        <table:table-row table:style-name="ro5">
          <table:table-cell table:formula="of:=IF(LEN([.C96])&gt;0;CONCATENATE([.$A$1];&quot;_&quot;;TEXT([.B96];&quot;00&quot;));&quot;&quot;)">
            <text:p/>
          </table:table-cell>
          <table:table-cell table:formula="of:=IF(LEN([.C96])&gt;0;1+[.B95];&quot;&quot;)">
            <text:p/>
          </table:table-cell>
          <table:table-cell table:formula="of:=CONCATENATE(&quot;&quot;;[.N96])">
            <text:p/>
          </table:table-cell>
          <table:table-cell table:number-columns-repeated="6"/>
          <table:table-cell table:formula="of:=IF(LEN([.E96])&gt;0;IF(LEN([.D96])&gt;0;CONCATENATE([.D96];&quot;/&quot;;[.E96]);[.E96]);CONCATENATE(&quot;&quot;;[.D96]))">
            <text:p/>
          </table:table-cell>
          <table:table-cell table:formula="of:=IF(LEN([.F96])&gt;0;IF(LEN([.J96])&gt;0;CONCATENATE([.J96];&quot;/&quot;;[.F96]);[.F96]);CONCATENATE(&quot;&quot;;[.J96]))">
            <text:p/>
          </table:table-cell>
          <table:table-cell table:formula="of:=IF(LEN([.G96])&gt;0;IF(LEN([.K96])&gt;0;CONCATENATE([.K96];&quot;/&quot;;[.G96]);[.G96]);CONCATENATE(&quot;&quot;;[.K96]))">
            <text:p/>
          </table:table-cell>
          <table:table-cell table:formula="of:=IF(LEN([.H96])&gt;0;IF(LEN([.L96])&gt;0;CONCATENATE([.L96];&quot;/&quot;;[.H96]);[.H96]);CONCATENATE(&quot;&quot;;[.L96]))">
            <text:p/>
          </table:table-cell>
          <table:table-cell table:formula="of:=IF(LEN([.I96])&gt;0;IF(LEN([.M96])&gt;0;CONCATENATE([.M96];&quot;/&quot;;[.I96]);[.I96]);CONCATENATE(&quot;&quot;;[.M96]))">
            <text:p/>
          </table:table-cell>
          <table:table-cell table:number-columns-repeated="1001"/>
        </table:table-row>
        <table:table-row table:style-name="ro5">
          <table:table-cell table:formula="of:=IF(LEN([.C97])&gt;0;CONCATENATE([.$A$1];&quot;_&quot;;TEXT([.B97];&quot;00&quot;));&quot;&quot;)">
            <text:p/>
          </table:table-cell>
          <table:table-cell table:formula="of:=IF(LEN([.C97])&gt;0;1+[.B96];&quot;&quot;)">
            <text:p/>
          </table:table-cell>
          <table:table-cell table:formula="of:=CONCATENATE(&quot;&quot;;[.N97])">
            <text:p/>
          </table:table-cell>
          <table:table-cell table:number-columns-repeated="6"/>
          <table:table-cell table:formula="of:=IF(LEN([.E97])&gt;0;IF(LEN([.D97])&gt;0;CONCATENATE([.D97];&quot;/&quot;;[.E97]);[.E97]);CONCATENATE(&quot;&quot;;[.D97]))">
            <text:p/>
          </table:table-cell>
          <table:table-cell table:formula="of:=IF(LEN([.F97])&gt;0;IF(LEN([.J97])&gt;0;CONCATENATE([.J97];&quot;/&quot;;[.F97]);[.F97]);CONCATENATE(&quot;&quot;;[.J97]))">
            <text:p/>
          </table:table-cell>
          <table:table-cell table:formula="of:=IF(LEN([.G97])&gt;0;IF(LEN([.K97])&gt;0;CONCATENATE([.K97];&quot;/&quot;;[.G97]);[.G97]);CONCATENATE(&quot;&quot;;[.K97]))">
            <text:p/>
          </table:table-cell>
          <table:table-cell table:formula="of:=IF(LEN([.H97])&gt;0;IF(LEN([.L97])&gt;0;CONCATENATE([.L97];&quot;/&quot;;[.H97]);[.H97]);CONCATENATE(&quot;&quot;;[.L97]))">
            <text:p/>
          </table:table-cell>
          <table:table-cell table:formula="of:=IF(LEN([.I97])&gt;0;IF(LEN([.M97])&gt;0;CONCATENATE([.M97];&quot;/&quot;;[.I97]);[.I97]);CONCATENATE(&quot;&quot;;[.M97]))">
            <text:p/>
          </table:table-cell>
          <table:table-cell table:number-columns-repeated="1001"/>
        </table:table-row>
        <table:table-row table:style-name="ro5">
          <table:table-cell table:formula="of:=IF(LEN([.C98])&gt;0;CONCATENATE([.$A$1];&quot;_&quot;;TEXT([.B98];&quot;00&quot;));&quot;&quot;)">
            <text:p/>
          </table:table-cell>
          <table:table-cell table:formula="of:=IF(LEN([.C98])&gt;0;1+[.B97];&quot;&quot;)">
            <text:p/>
          </table:table-cell>
          <table:table-cell table:formula="of:=CONCATENATE(&quot;&quot;;[.N98])">
            <text:p/>
          </table:table-cell>
          <table:table-cell table:number-columns-repeated="6"/>
          <table:table-cell table:formula="of:=IF(LEN([.E98])&gt;0;IF(LEN([.D98])&gt;0;CONCATENATE([.D98];&quot;/&quot;;[.E98]);[.E98]);CONCATENATE(&quot;&quot;;[.D98]))">
            <text:p/>
          </table:table-cell>
          <table:table-cell table:formula="of:=IF(LEN([.F98])&gt;0;IF(LEN([.J98])&gt;0;CONCATENATE([.J98];&quot;/&quot;;[.F98]);[.F98]);CONCATENATE(&quot;&quot;;[.J98]))">
            <text:p/>
          </table:table-cell>
          <table:table-cell table:formula="of:=IF(LEN([.G98])&gt;0;IF(LEN([.K98])&gt;0;CONCATENATE([.K98];&quot;/&quot;;[.G98]);[.G98]);CONCATENATE(&quot;&quot;;[.K98]))">
            <text:p/>
          </table:table-cell>
          <table:table-cell table:formula="of:=IF(LEN([.H98])&gt;0;IF(LEN([.L98])&gt;0;CONCATENATE([.L98];&quot;/&quot;;[.H98]);[.H98]);CONCATENATE(&quot;&quot;;[.L98]))">
            <text:p/>
          </table:table-cell>
          <table:table-cell table:formula="of:=IF(LEN([.I98])&gt;0;IF(LEN([.M98])&gt;0;CONCATENATE([.M98];&quot;/&quot;;[.I98]);[.I98]);CONCATENATE(&quot;&quot;;[.M98]))">
            <text:p/>
          </table:table-cell>
          <table:table-cell table:number-columns-repeated="1001"/>
        </table:table-row>
        <table:table-row table:style-name="ro5">
          <table:table-cell table:formula="of:=IF(LEN([.C99])&gt;0;CONCATENATE([.$A$1];&quot;_&quot;;TEXT([.B99];&quot;00&quot;));&quot;&quot;)">
            <text:p/>
          </table:table-cell>
          <table:table-cell table:formula="of:=IF(LEN([.C99])&gt;0;1+[.B98];&quot;&quot;)">
            <text:p/>
          </table:table-cell>
          <table:table-cell table:formula="of:=CONCATENATE(&quot;&quot;;[.N99])">
            <text:p/>
          </table:table-cell>
          <table:table-cell table:number-columns-repeated="6"/>
          <table:table-cell table:formula="of:=IF(LEN([.E99])&gt;0;IF(LEN([.D99])&gt;0;CONCATENATE([.D99];&quot;/&quot;;[.E99]);[.E99]);CONCATENATE(&quot;&quot;;[.D99]))">
            <text:p/>
          </table:table-cell>
          <table:table-cell table:formula="of:=IF(LEN([.F99])&gt;0;IF(LEN([.J99])&gt;0;CONCATENATE([.J99];&quot;/&quot;;[.F99]);[.F99]);CONCATENATE(&quot;&quot;;[.J99]))">
            <text:p/>
          </table:table-cell>
          <table:table-cell table:formula="of:=IF(LEN([.G99])&gt;0;IF(LEN([.K99])&gt;0;CONCATENATE([.K99];&quot;/&quot;;[.G99]);[.G99]);CONCATENATE(&quot;&quot;;[.K99]))">
            <text:p/>
          </table:table-cell>
          <table:table-cell table:formula="of:=IF(LEN([.H99])&gt;0;IF(LEN([.L99])&gt;0;CONCATENATE([.L99];&quot;/&quot;;[.H99]);[.H99]);CONCATENATE(&quot;&quot;;[.L99]))">
            <text:p/>
          </table:table-cell>
          <table:table-cell table:formula="of:=IF(LEN([.I99])&gt;0;IF(LEN([.M99])&gt;0;CONCATENATE([.M99];&quot;/&quot;;[.I99]);[.I99]);CONCATENATE(&quot;&quot;;[.M99]))">
            <text:p/>
          </table:table-cell>
          <table:table-cell table:number-columns-repeated="1001"/>
        </table:table-row>
        <table:table-row table:style-name="ro5">
          <table:table-cell table:formula="of:=IF(LEN([.C100])&gt;0;CONCATENATE([.$A$1];&quot;_&quot;;TEXT([.B100];&quot;00&quot;));&quot;&quot;)">
            <text:p/>
          </table:table-cell>
          <table:table-cell table:formula="of:=IF(LEN([.C100])&gt;0;1+[.B99];&quot;&quot;)">
            <text:p/>
          </table:table-cell>
          <table:table-cell table:formula="of:=CONCATENATE(&quot;&quot;;[.N100])">
            <text:p/>
          </table:table-cell>
          <table:table-cell table:number-columns-repeated="6"/>
          <table:table-cell table:formula="of:=IF(LEN([.E100])&gt;0;IF(LEN([.D100])&gt;0;CONCATENATE([.D100];&quot;/&quot;;[.E100]);[.E100]);CONCATENATE(&quot;&quot;;[.D100]))">
            <text:p/>
          </table:table-cell>
          <table:table-cell table:formula="of:=IF(LEN([.F100])&gt;0;IF(LEN([.J100])&gt;0;CONCATENATE([.J100];&quot;/&quot;;[.F100]);[.F100]);CONCATENATE(&quot;&quot;;[.J100]))">
            <text:p/>
          </table:table-cell>
          <table:table-cell table:formula="of:=IF(LEN([.G100])&gt;0;IF(LEN([.K100])&gt;0;CONCATENATE([.K100];&quot;/&quot;;[.G100]);[.G100]);CONCATENATE(&quot;&quot;;[.K100]))">
            <text:p/>
          </table:table-cell>
          <table:table-cell table:formula="of:=IF(LEN([.H100])&gt;0;IF(LEN([.L100])&gt;0;CONCATENATE([.L100];&quot;/&quot;;[.H100]);[.H100]);CONCATENATE(&quot;&quot;;[.L100]))">
            <text:p/>
          </table:table-cell>
          <table:table-cell table:formula="of:=IF(LEN([.I100])&gt;0;IF(LEN([.M100])&gt;0;CONCATENATE([.M100];&quot;/&quot;;[.I100]);[.I100]);CONCATENATE(&quot;&quot;;[.M100]))">
            <text:p/>
          </table:table-cell>
          <table:table-cell table:number-columns-repeated="1001"/>
        </table:table-row>
        <table:table-row table:style-name="ro5">
          <table:table-cell table:formula="of:=IF(LEN([.C101])&gt;0;CONCATENATE([.$A$1];&quot;_&quot;;TEXT([.B101];&quot;00&quot;));&quot;&quot;)">
            <text:p/>
          </table:table-cell>
          <table:table-cell table:formula="of:=IF(LEN([.C101])&gt;0;1+[.B100];&quot;&quot;)">
            <text:p/>
          </table:table-cell>
          <table:table-cell table:formula="of:=CONCATENATE(&quot;&quot;;[.N101])">
            <text:p/>
          </table:table-cell>
          <table:table-cell table:number-columns-repeated="6"/>
          <table:table-cell table:formula="of:=IF(LEN([.E101])&gt;0;IF(LEN([.D101])&gt;0;CONCATENATE([.D101];&quot;/&quot;;[.E101]);[.E101]);CONCATENATE(&quot;&quot;;[.D101]))">
            <text:p/>
          </table:table-cell>
          <table:table-cell table:formula="of:=IF(LEN([.F101])&gt;0;IF(LEN([.J101])&gt;0;CONCATENATE([.J101];&quot;/&quot;;[.F101]);[.F101]);CONCATENATE(&quot;&quot;;[.J101]))">
            <text:p/>
          </table:table-cell>
          <table:table-cell table:formula="of:=IF(LEN([.G101])&gt;0;IF(LEN([.K101])&gt;0;CONCATENATE([.K101];&quot;/&quot;;[.G101]);[.G101]);CONCATENATE(&quot;&quot;;[.K101]))">
            <text:p/>
          </table:table-cell>
          <table:table-cell table:formula="of:=IF(LEN([.H101])&gt;0;IF(LEN([.L101])&gt;0;CONCATENATE([.L101];&quot;/&quot;;[.H101]);[.H101]);CONCATENATE(&quot;&quot;;[.L101]))">
            <text:p/>
          </table:table-cell>
          <table:table-cell table:formula="of:=IF(LEN([.I101])&gt;0;IF(LEN([.M101])&gt;0;CONCATENATE([.M101];&quot;/&quot;;[.I101]);[.I101]);CONCATENATE(&quot;&quot;;[.M101]))">
            <text:p/>
          </table:table-cell>
          <table:table-cell table:number-columns-repeated="1001"/>
        </table:table-row>
        <table:table-row table:style-name="ro5">
          <table:table-cell table:formula="of:=IF(LEN([.C102])&gt;0;CONCATENATE([.$A$1];&quot;_&quot;;TEXT([.B102];&quot;00&quot;));&quot;&quot;)">
            <text:p/>
          </table:table-cell>
          <table:table-cell table:formula="of:=IF(LEN([.C102])&gt;0;1+[.B101];&quot;&quot;)">
            <text:p/>
          </table:table-cell>
          <table:table-cell table:formula="of:=CONCATENATE(&quot;&quot;;[.N102])">
            <text:p/>
          </table:table-cell>
          <table:table-cell table:number-columns-repeated="6"/>
          <table:table-cell table:formula="of:=IF(LEN([.E102])&gt;0;IF(LEN([.D102])&gt;0;CONCATENATE([.D102];&quot;/&quot;;[.E102]);[.E102]);CONCATENATE(&quot;&quot;;[.D102]))">
            <text:p/>
          </table:table-cell>
          <table:table-cell table:formula="of:=IF(LEN([.F102])&gt;0;IF(LEN([.J102])&gt;0;CONCATENATE([.J102];&quot;/&quot;;[.F102]);[.F102]);CONCATENATE(&quot;&quot;;[.J102]))">
            <text:p/>
          </table:table-cell>
          <table:table-cell table:formula="of:=IF(LEN([.G102])&gt;0;IF(LEN([.K102])&gt;0;CONCATENATE([.K102];&quot;/&quot;;[.G102]);[.G102]);CONCATENATE(&quot;&quot;;[.K102]))">
            <text:p/>
          </table:table-cell>
          <table:table-cell table:formula="of:=IF(LEN([.H102])&gt;0;IF(LEN([.L102])&gt;0;CONCATENATE([.L102];&quot;/&quot;;[.H102]);[.H102]);CONCATENATE(&quot;&quot;;[.L102]))">
            <text:p/>
          </table:table-cell>
          <table:table-cell table:formula="of:=IF(LEN([.I102])&gt;0;IF(LEN([.M102])&gt;0;CONCATENATE([.M102];&quot;/&quot;;[.I102]);[.I102]);CONCATENATE(&quot;&quot;;[.M102]))">
            <text:p/>
          </table:table-cell>
          <table:table-cell table:number-columns-repeated="1001"/>
        </table:table-row>
        <table:table-row table:style-name="ro5">
          <table:table-cell table:formula="of:=IF(LEN([.C103])&gt;0;CONCATENATE([.$A$1];&quot;_&quot;;TEXT([.B103];&quot;00&quot;));&quot;&quot;)">
            <text:p/>
          </table:table-cell>
          <table:table-cell table:formula="of:=IF(LEN([.C103])&gt;0;1+[.B102];&quot;&quot;)">
            <text:p/>
          </table:table-cell>
          <table:table-cell table:formula="of:=CONCATENATE(&quot;&quot;;[.N103])">
            <text:p/>
          </table:table-cell>
          <table:table-cell table:number-columns-repeated="6"/>
          <table:table-cell table:formula="of:=IF(LEN([.E103])&gt;0;IF(LEN([.D103])&gt;0;CONCATENATE([.D103];&quot;/&quot;;[.E103]);[.E103]);CONCATENATE(&quot;&quot;;[.D103]))">
            <text:p/>
          </table:table-cell>
          <table:table-cell table:formula="of:=IF(LEN([.F103])&gt;0;IF(LEN([.J103])&gt;0;CONCATENATE([.J103];&quot;/&quot;;[.F103]);[.F103]);CONCATENATE(&quot;&quot;;[.J103]))">
            <text:p/>
          </table:table-cell>
          <table:table-cell table:formula="of:=IF(LEN([.G103])&gt;0;IF(LEN([.K103])&gt;0;CONCATENATE([.K103];&quot;/&quot;;[.G103]);[.G103]);CONCATENATE(&quot;&quot;;[.K103]))">
            <text:p/>
          </table:table-cell>
          <table:table-cell table:formula="of:=IF(LEN([.H103])&gt;0;IF(LEN([.L103])&gt;0;CONCATENATE([.L103];&quot;/&quot;;[.H103]);[.H103]);CONCATENATE(&quot;&quot;;[.L103]))">
            <text:p/>
          </table:table-cell>
          <table:table-cell table:formula="of:=IF(LEN([.I103])&gt;0;IF(LEN([.M103])&gt;0;CONCATENATE([.M103];&quot;/&quot;;[.I103]);[.I103]);CONCATENATE(&quot;&quot;;[.M103]))">
            <text:p/>
          </table:table-cell>
          <table:table-cell table:number-columns-repeated="1001"/>
        </table:table-row>
      </table:table>
      <table:table table:name="Teensy32" table:style-name="ta4">
        <table:table-column table:style-name="co55" table:default-cell-style-name="ce336"/>
        <table:table-column table:style-name="co53" table:default-cell-style-name="ce336"/>
        <table:table-column table:style-name="co56" table:default-cell-style-name="ce336"/>
        <table:table-column table:style-name="co53" table:number-columns-repeated="6" table:default-cell-style-name="ce341"/>
        <table:table-column table:style-name="co53" table:number-columns-repeated="4" table:default-cell-style-name="ce340"/>
        <table:table-column table:style-name="co59" table:default-cell-style-name="ce340"/>
        <table:table-column table:style-name="co53" table:number-columns-repeated="1001" table:default-cell-style-name="Default"/>
        <table:table-row table:style-name="ro14">
          <table:table-cell table:style-name="ce136" table:formula="of:=[$'MCU List'.A4]" office:value-type="string" office:string-value="Teensy32" calcext:value-type="string">
            <text:p>Teensy32</text:p>
          </table:table-cell>
          <table:table-cell table:style-name="ce128" table:number-columns-repeated="2"/>
          <table:table-cell table:style-name="ce136" table:number-columns-repeated="1012"/>
        </table:table-row>
        <table:table-row table:style-name="ro15">
          <table:table-cell table:style-name="ce335"/>
          <table:table-cell table:style-name="ce337" table:number-columns-repeated="2"/>
          <table:table-cell table:style-name="ce338" table:number-columns-repeated="1011"/>
          <table:table-cell table:style-name="ce342"/>
        </table:table-row>
        <table:table-row table:style-name="ro14">
          <table:table-cell table:style-name="ce129" office:value-type="string" calcext:value-type="string">
            <text:p>ID</text:p>
          </table:table-cell>
          <table:table-cell table:style-name="ce129" office:value-type="string" calcext:value-type="string">
            <office:annotation draw:style-name="gr3" draw:text-style-name="P4" svg:width="28.99mm" svg:height="21.76mm" svg:x="82.74mm" svg:y="8.44mm" draw:caption-point-x="-6.1mm" draw:caption-point-y="0.1mm">
              <dc:date>2014-10-08T00:00:00</dc:date>
              <text:p text:style-name="P3"><text:span text:style-name="T3">The pin number of the microcontroller, it is automatically calculated.</text:span></text:p>
            </office:annotation>
            <text:p>Pin Nº</text:p>
          </table:table-cell>
          <table:table-cell table:style-name="ce129" office:value-type="string" calcext:value-type="string">
            <office:annotation draw:style-name="gr6" draw:text-style-name="P4" svg:width="28.99mm" svg:height="37.56mm" svg:x="177.29mm" svg:y="8.44mm" draw:caption-point-x="-6.1mm" draw:caption-point-y="0.1mm">
              <dc:date>2014-10-08T00:00:00</dc:date>
              <text:p text:style-name="P3"><text:span text:style-name="T3">The pin/port functions as listed in the MCU. <text:s/>In near future this should be selectable from microcontroller's datasheet info.</text:span></text:p>
            </office:annotation>
            <text:p>Pin Port Functions</text:p>
          </table:table-cell>
          <table:table-cell table:style-name="ce129" office:value-type="string" calcext:value-type="string">
            <text:p>AN</text:p>
          </table:table-cell>
          <table:table-cell table:style-name="ce129" office:value-type="string" calcext:value-type="string">
            <text:p>FUNC</text:p>
          </table:table-cell>
          <table:table-cell table:style-name="ce129" office:value-type="string" calcext:value-type="string">
            <text:p>FUNC2</text:p>
          </table:table-cell>
          <table:table-cell table:style-name="ce129" office:value-type="string" calcext:value-type="string">
            <text:p>FUNC3</text:p>
          </table:table-cell>
          <table:table-cell table:style-name="ce129" office:value-type="string" calcext:value-type="string">
            <text:p>PWM</text:p>
          </table:table-cell>
          <table:table-cell table:style-name="ce129" office:value-type="string" calcext:value-type="string">
            <text:p>RXX</text:p>
          </table:table-cell>
          <table:table-cell table:style-name="Default" table:number-columns-repeated="5"/>
          <table:table-cell table:number-columns-repeated="1001"/>
        </table:table-row>
        <table:table-row table:style-name="ro5">
          <table:table-cell table:formula="of:=IF(LEN([.C4])&gt;0;CONCATENATE([.$A$1];&quot;_&quot;;TEXT([.B4];&quot;00&quot;));&quot;&quot;)" office:value-type="string" office:string-value="Teensy32_01" calcext:value-type="string">
            <text:p>Teensy32_01</text:p>
          </table:table-cell>
          <table:table-cell table:formula="of:=IF(LEN([.C4])&gt;0;1;&quot;&quot;)" office:value-type="float" office:value="1" calcext:value-type="float">
            <text:p>1</text:p>
          </table:table-cell>
          <table:table-cell table:formula="of:=CONCATENATE(&quot;&quot;;[.N4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4])&gt;0;IF(LEN([.D4])&gt;0;CONCATENATE([.D4];&quot;/&quot;;[.E4]);[.E4]);CONCATENATE(&quot;&quot;;[.D4]))" office:value-type="string" office:string-value="GND" calcext:value-type="string">
            <text:p>GND</text:p>
          </table:table-cell>
          <table:table-cell table:formula="of:=IF(LEN([.F4])&gt;0;IF(LEN([.J4])&gt;0;CONCATENATE([.J4];&quot;/&quot;;[.F4]);[.F4]);CONCATENATE(&quot;&quot;;[.J4]))" office:value-type="string" office:string-value="GND" calcext:value-type="string">
            <text:p>GND</text:p>
          </table:table-cell>
          <table:table-cell table:formula="of:=IF(LEN([.G4])&gt;0;IF(LEN([.K4])&gt;0;CONCATENATE([.K4];&quot;/&quot;;[.G4]);[.G4]);CONCATENATE(&quot;&quot;;[.K4]))" office:value-type="string" office:string-value="GND" calcext:value-type="string">
            <text:p>GND</text:p>
          </table:table-cell>
          <table:table-cell table:formula="of:=IF(LEN([.H4])&gt;0;IF(LEN([.L4])&gt;0;CONCATENATE([.L4];&quot;/&quot;;[.H4]);[.H4]);CONCATENATE(&quot;&quot;;[.L4]))" office:value-type="string" office:string-value="GND" calcext:value-type="string">
            <text:p>GND</text:p>
          </table:table-cell>
          <table:table-cell table:formula="of:=IF(LEN([.I4])&gt;0;IF(LEN([.M4])&gt;0;CONCATENATE([.M4];&quot;/&quot;;[.I4]);[.I4]);CONCATENATE(&quot;&quot;;[.M4]))" office:value-type="string" office:string-value="GND" calcext:value-type="string">
            <text:p>GND</text:p>
          </table:table-cell>
          <table:table-cell table:style-name="ce340"/>
          <table:table-cell table:number-columns-repeated="1000"/>
        </table:table-row>
        <table:table-row table:style-name="ro5">
          <table:table-cell table:formula="of:=IF(LEN([.C5])&gt;0;CONCATENATE([.$A$1];&quot;_&quot;;TEXT([.B5];&quot;00&quot;));&quot;&quot;)" office:value-type="string" office:string-value="Teensy32_02" calcext:value-type="string">
            <text:p>Teensy32_02</text:p>
          </table:table-cell>
          <table:table-cell table:formula="of:=IF(LEN([.C5])&gt;0;1+[.B4];&quot;&quot;)" office:value-type="float" office:value="2" calcext:value-type="float">
            <text:p>2</text:p>
          </table:table-cell>
          <table:table-cell table:formula="of:=CONCATENATE(&quot;&quot;;[.N5])" office:value-type="string" office:string-value="RX1/Touch/DIO0" calcext:value-type="string">
            <text:p>RX1/Touch/DIO0</text:p>
          </table:table-cell>
          <table:table-cell table:number-columns-repeated="2"/>
          <table:table-cell office:value-type="string" calcext:value-type="string">
            <text:p>RX1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0</text:p>
          </table:table-cell>
          <table:table-cell table:formula="of:=IF(LEN([.E5])&gt;0;IF(LEN([.D5])&gt;0;CONCATENATE([.D5];&quot;/&quot;;[.E5]);[.E5]);CONCATENATE(&quot;&quot;;[.D5]))">
            <text:p/>
          </table:table-cell>
          <table:table-cell table:formula="of:=IF(LEN([.F5])&gt;0;IF(LEN([.J5])&gt;0;CONCATENATE([.J5];&quot;/&quot;;[.F5]);[.F5]);CONCATENATE(&quot;&quot;;[.J5]))" office:value-type="string" office:string-value="RX1" calcext:value-type="string">
            <text:p>RX1</text:p>
          </table:table-cell>
          <table:table-cell table:formula="of:=IF(LEN([.G5])&gt;0;IF(LEN([.K5])&gt;0;CONCATENATE([.K5];&quot;/&quot;;[.G5]);[.G5]);CONCATENATE(&quot;&quot;;[.K5]))" office:value-type="string" office:string-value="RX1/Touch" calcext:value-type="string">
            <text:p>RX1/Touch</text:p>
          </table:table-cell>
          <table:table-cell table:formula="of:=IF(LEN([.H5])&gt;0;IF(LEN([.L5])&gt;0;CONCATENATE([.L5];&quot;/&quot;;[.H5]);[.H5]);CONCATENATE(&quot;&quot;;[.L5]))" office:value-type="string" office:string-value="RX1/Touch" calcext:value-type="string">
            <text:p>RX1/Touch</text:p>
          </table:table-cell>
          <table:table-cell table:formula="of:=IF(LEN([.I5])&gt;0;IF(LEN([.M5])&gt;0;CONCATENATE([.M5];&quot;/&quot;;[.I5]);[.I5]);CONCATENATE(&quot;&quot;;[.M5]))" office:value-type="string" office:string-value="RX1/Touch/DIO0" calcext:value-type="string">
            <text:p>RX1/Touch/DIO0</text:p>
          </table:table-cell>
          <table:table-cell table:number-columns-repeated="1001"/>
        </table:table-row>
        <table:table-row table:style-name="ro5">
          <table:table-cell table:formula="of:=IF(LEN([.C6])&gt;0;CONCATENATE([.$A$1];&quot;_&quot;;TEXT([.B6];&quot;00&quot;));&quot;&quot;)" office:value-type="string" office:string-value="Teensy32_03" calcext:value-type="string">
            <text:p>Teensy32_03</text:p>
          </table:table-cell>
          <table:table-cell table:formula="of:=IF(LEN([.C6])&gt;0;1+[.B5];&quot;&quot;)" office:value-type="float" office:value="3" calcext:value-type="float">
            <text:p>3</text:p>
          </table:table-cell>
          <table:table-cell table:formula="of:=CONCATENATE(&quot;&quot;;[.N6])" office:value-type="string" office:string-value="TX1/Touch/DIO1" calcext:value-type="string">
            <text:p>TX1/Touch/DIO1</text:p>
          </table:table-cell>
          <table:table-cell table:number-columns-repeated="2"/>
          <table:table-cell office:value-type="string" calcext:value-type="string">
            <text:p>TX1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</text:p>
          </table:table-cell>
          <table:table-cell table:formula="of:=IF(LEN([.E6])&gt;0;IF(LEN([.D6])&gt;0;CONCATENATE([.D6];&quot;/&quot;;[.E6]);[.E6]);CONCATENATE(&quot;&quot;;[.D6]))">
            <text:p/>
          </table:table-cell>
          <table:table-cell table:formula="of:=IF(LEN([.F6])&gt;0;IF(LEN([.J6])&gt;0;CONCATENATE([.J6];&quot;/&quot;;[.F6]);[.F6]);CONCATENATE(&quot;&quot;;[.J6]))" office:value-type="string" office:string-value="TX1" calcext:value-type="string">
            <text:p>TX1</text:p>
          </table:table-cell>
          <table:table-cell table:formula="of:=IF(LEN([.G6])&gt;0;IF(LEN([.K6])&gt;0;CONCATENATE([.K6];&quot;/&quot;;[.G6]);[.G6]);CONCATENATE(&quot;&quot;;[.K6]))" office:value-type="string" office:string-value="TX1/Touch" calcext:value-type="string">
            <text:p>TX1/Touch</text:p>
          </table:table-cell>
          <table:table-cell table:formula="of:=IF(LEN([.H6])&gt;0;IF(LEN([.L6])&gt;0;CONCATENATE([.L6];&quot;/&quot;;[.H6]);[.H6]);CONCATENATE(&quot;&quot;;[.L6]))" office:value-type="string" office:string-value="TX1/Touch" calcext:value-type="string">
            <text:p>TX1/Touch</text:p>
          </table:table-cell>
          <table:table-cell table:formula="of:=IF(LEN([.I6])&gt;0;IF(LEN([.M6])&gt;0;CONCATENATE([.M6];&quot;/&quot;;[.I6]);[.I6]);CONCATENATE(&quot;&quot;;[.M6]))" office:value-type="string" office:string-value="TX1/Touch/DIO1" calcext:value-type="string">
            <text:p>TX1/Touch/DIO1</text:p>
          </table:table-cell>
          <table:table-cell table:number-columns-repeated="1001"/>
        </table:table-row>
        <table:table-row table:style-name="ro5">
          <table:table-cell table:formula="of:=IF(LEN([.C7])&gt;0;CONCATENATE([.$A$1];&quot;_&quot;;TEXT([.B7];&quot;00&quot;));&quot;&quot;)" office:value-type="string" office:string-value="Teensy32_04" calcext:value-type="string">
            <text:p>Teensy32_04</text:p>
          </table:table-cell>
          <table:table-cell table:formula="of:=IF(LEN([.C7])&gt;0;1+[.B6];&quot;&quot;)" office:value-type="float" office:value="4" calcext:value-type="float">
            <text:p>4</text:p>
          </table:table-cell>
          <table:table-cell table:formula="of:=CONCATENATE(&quot;&quot;;[.N7])" office:value-type="string" office:string-value="DIO2" calcext:value-type="string">
            <text:p>DIO2</text:p>
          </table:table-cell>
          <table:table-cell table:number-columns-repeated="5"/>
          <table:table-cell office:value-type="string" calcext:value-type="string">
            <text:p>DIO2</text:p>
          </table:table-cell>
          <table:table-cell table:formula="of:=IF(LEN([.E7])&gt;0;IF(LEN([.D7])&gt;0;CONCATENATE([.D7];&quot;/&quot;;[.E7]);[.E7]);CONCATENATE(&quot;&quot;;[.D7]))">
            <text:p/>
          </table:table-cell>
          <table:table-cell table:formula="of:=IF(LEN([.F7])&gt;0;IF(LEN([.J7])&gt;0;CONCATENATE([.J7];&quot;/&quot;;[.F7]);[.F7]);CONCATENATE(&quot;&quot;;[.J7]))">
            <text:p/>
          </table:table-cell>
          <table:table-cell table:formula="of:=IF(LEN([.G7])&gt;0;IF(LEN([.K7])&gt;0;CONCATENATE([.K7];&quot;/&quot;;[.G7]);[.G7]);CONCATENATE(&quot;&quot;;[.K7]))">
            <text:p/>
          </table:table-cell>
          <table:table-cell table:formula="of:=IF(LEN([.H7])&gt;0;IF(LEN([.L7])&gt;0;CONCATENATE([.L7];&quot;/&quot;;[.H7]);[.H7]);CONCATENATE(&quot;&quot;;[.L7]))">
            <text:p/>
          </table:table-cell>
          <table:table-cell table:formula="of:=IF(LEN([.I7])&gt;0;IF(LEN([.M7])&gt;0;CONCATENATE([.M7];&quot;/&quot;;[.I7]);[.I7]);CONCATENATE(&quot;&quot;;[.M7]))" office:value-type="string" office:string-value="DIO2" calcext:value-type="string">
            <text:p>DIO2</text:p>
          </table:table-cell>
          <table:table-cell table:number-columns-repeated="1001"/>
        </table:table-row>
        <table:table-row table:style-name="ro5">
          <table:table-cell table:formula="of:=IF(LEN([.C8])&gt;0;CONCATENATE([.$A$1];&quot;_&quot;;TEXT([.B8];&quot;00&quot;));&quot;&quot;)" office:value-type="string" office:string-value="Teensy32_05" calcext:value-type="string">
            <text:p>Teensy32_05</text:p>
          </table:table-cell>
          <table:table-cell table:formula="of:=IF(LEN([.C8])&gt;0;1+[.B7];&quot;&quot;)" office:value-type="float" office:value="5" calcext:value-type="float">
            <text:p>5</text:p>
          </table:table-cell>
          <table:table-cell table:formula="of:=CONCATENATE(&quot;&quot;;[.N8])" office:value-type="string" office:string-value="CANTX/PWM/DIO3" calcext:value-type="string">
            <text:p>CANTX/PWM/DIO3</text:p>
          </table:table-cell>
          <table:table-cell/>
          <table:table-cell office:value-type="string" calcext:value-type="string">
            <text:p>CANTX</text:p>
          </table:table-cell>
          <table:table-cell table:number-columns-repeated="2"/>
          <table:table-cell office:value-type="string" calcext:value-type="string">
            <text:p>PWM</text:p>
          </table:table-cell>
          <table:table-cell office:value-type="string" calcext:value-type="string">
            <text:p>DIO3</text:p>
          </table:table-cell>
          <table:table-cell table:formula="of:=IF(LEN([.E8])&gt;0;IF(LEN([.D8])&gt;0;CONCATENATE([.D8];&quot;/&quot;;[.E8]);[.E8]);CONCATENATE(&quot;&quot;;[.D8]))" office:value-type="string" office:string-value="CANTX" calcext:value-type="string">
            <text:p>CANTX</text:p>
          </table:table-cell>
          <table:table-cell table:formula="of:=IF(LEN([.F8])&gt;0;IF(LEN([.J8])&gt;0;CONCATENATE([.J8];&quot;/&quot;;[.F8]);[.F8]);CONCATENATE(&quot;&quot;;[.J8]))" office:value-type="string" office:string-value="CANTX" calcext:value-type="string">
            <text:p>CANTX</text:p>
          </table:table-cell>
          <table:table-cell table:formula="of:=IF(LEN([.G8])&gt;0;IF(LEN([.K8])&gt;0;CONCATENATE([.K8];&quot;/&quot;;[.G8]);[.G8]);CONCATENATE(&quot;&quot;;[.K8]))" office:value-type="string" office:string-value="CANTX" calcext:value-type="string">
            <text:p>CANTX</text:p>
          </table:table-cell>
          <table:table-cell table:formula="of:=IF(LEN([.H8])&gt;0;IF(LEN([.L8])&gt;0;CONCATENATE([.L8];&quot;/&quot;;[.H8]);[.H8]);CONCATENATE(&quot;&quot;;[.L8]))" office:value-type="string" office:string-value="CANTX/PWM" calcext:value-type="string">
            <text:p>CANTX/PWM</text:p>
          </table:table-cell>
          <table:table-cell table:formula="of:=IF(LEN([.I8])&gt;0;IF(LEN([.M8])&gt;0;CONCATENATE([.M8];&quot;/&quot;;[.I8]);[.I8]);CONCATENATE(&quot;&quot;;[.M8]))" office:value-type="string" office:string-value="CANTX/PWM/DIO3" calcext:value-type="string">
            <text:p>CANTX/PWM/DIO3</text:p>
          </table:table-cell>
          <table:table-cell table:number-columns-repeated="1001"/>
        </table:table-row>
        <table:table-row table:style-name="ro5">
          <table:table-cell table:formula="of:=IF(LEN([.C9])&gt;0;CONCATENATE([.$A$1];&quot;_&quot;;TEXT([.B9];&quot;00&quot;));&quot;&quot;)" office:value-type="string" office:string-value="Teensy32_06" calcext:value-type="string">
            <text:p>Teensy32_06</text:p>
          </table:table-cell>
          <table:table-cell table:formula="of:=IF(LEN([.C9])&gt;0;1+[.B8];&quot;&quot;)" office:value-type="float" office:value="6" calcext:value-type="float">
            <text:p>6</text:p>
          </table:table-cell>
          <table:table-cell table:formula="of:=CONCATENATE(&quot;&quot;;[.N9])" office:value-type="string" office:string-value="CANRX/PWM/DIO4" calcext:value-type="string">
            <text:p>CANRX/PWM/DIO4</text:p>
          </table:table-cell>
          <table:table-cell/>
          <table:table-cell office:value-type="string" calcext:value-type="string">
            <text:p>CANRX</text:p>
          </table:table-cell>
          <table:table-cell table:number-columns-repeated="2"/>
          <table:table-cell office:value-type="string" calcext:value-type="string">
            <text:p>PWM</text:p>
          </table:table-cell>
          <table:table-cell office:value-type="string" calcext:value-type="string">
            <text:p>DIO4</text:p>
          </table:table-cell>
          <table:table-cell table:formula="of:=IF(LEN([.E9])&gt;0;IF(LEN([.D9])&gt;0;CONCATENATE([.D9];&quot;/&quot;;[.E9]);[.E9]);CONCATENATE(&quot;&quot;;[.D9]))" office:value-type="string" office:string-value="CANRX" calcext:value-type="string">
            <text:p>CANRX</text:p>
          </table:table-cell>
          <table:table-cell table:formula="of:=IF(LEN([.F9])&gt;0;IF(LEN([.J9])&gt;0;CONCATENATE([.J9];&quot;/&quot;;[.F9]);[.F9]);CONCATENATE(&quot;&quot;;[.J9]))" office:value-type="string" office:string-value="CANRX" calcext:value-type="string">
            <text:p>CANRX</text:p>
          </table:table-cell>
          <table:table-cell table:formula="of:=IF(LEN([.G9])&gt;0;IF(LEN([.K9])&gt;0;CONCATENATE([.K9];&quot;/&quot;;[.G9]);[.G9]);CONCATENATE(&quot;&quot;;[.K9]))" office:value-type="string" office:string-value="CANRX" calcext:value-type="string">
            <text:p>CANRX</text:p>
          </table:table-cell>
          <table:table-cell table:formula="of:=IF(LEN([.H9])&gt;0;IF(LEN([.L9])&gt;0;CONCATENATE([.L9];&quot;/&quot;;[.H9]);[.H9]);CONCATENATE(&quot;&quot;;[.L9]))" office:value-type="string" office:string-value="CANRX/PWM" calcext:value-type="string">
            <text:p>CANRX/PWM</text:p>
          </table:table-cell>
          <table:table-cell table:formula="of:=IF(LEN([.I9])&gt;0;IF(LEN([.M9])&gt;0;CONCATENATE([.M9];&quot;/&quot;;[.I9]);[.I9]);CONCATENATE(&quot;&quot;;[.M9]))" office:value-type="string" office:string-value="CANRX/PWM/DIO4" calcext:value-type="string">
            <text:p>CANRX/PWM/DIO4</text:p>
          </table:table-cell>
          <table:table-cell table:number-columns-repeated="1001"/>
        </table:table-row>
        <table:table-row table:style-name="ro5">
          <table:table-cell table:formula="of:=IF(LEN([.C10])&gt;0;CONCATENATE([.$A$1];&quot;_&quot;;TEXT([.B10];&quot;00&quot;));&quot;&quot;)" office:value-type="string" office:string-value="Teensy32_07" calcext:value-type="string">
            <text:p>Teensy32_07</text:p>
          </table:table-cell>
          <table:table-cell table:formula="of:=IF(LEN([.C10])&gt;0;1+[.B9];&quot;&quot;)" office:value-type="float" office:value="7" calcext:value-type="float">
            <text:p>7</text:p>
          </table:table-cell>
          <table:table-cell table:formula="of:=CONCATENATE(&quot;&quot;;[.N10])" office:value-type="string" office:string-value="TX1b/PWM/DIO5" calcext:value-type="string">
            <text:p>TX1b/PWM/DIO5</text:p>
          </table:table-cell>
          <table:table-cell table:number-columns-repeated="2"/>
          <table:table-cell office:value-type="string" calcext:value-type="string">
            <text:p>TX1b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5</text:p>
          </table:table-cell>
          <table:table-cell table:formula="of:=IF(LEN([.E10])&gt;0;IF(LEN([.D10])&gt;0;CONCATENATE([.D10];&quot;/&quot;;[.E10]);[.E10]);CONCATENATE(&quot;&quot;;[.D10]))">
            <text:p/>
          </table:table-cell>
          <table:table-cell table:formula="of:=IF(LEN([.F10])&gt;0;IF(LEN([.J10])&gt;0;CONCATENATE([.J10];&quot;/&quot;;[.F10]);[.F10]);CONCATENATE(&quot;&quot;;[.J10]))" office:value-type="string" office:string-value="TX1b" calcext:value-type="string">
            <text:p>TX1b</text:p>
          </table:table-cell>
          <table:table-cell table:formula="of:=IF(LEN([.G10])&gt;0;IF(LEN([.K10])&gt;0;CONCATENATE([.K10];&quot;/&quot;;[.G10]);[.G10]);CONCATENATE(&quot;&quot;;[.K10]))" office:value-type="string" office:string-value="TX1b" calcext:value-type="string">
            <text:p>TX1b</text:p>
          </table:table-cell>
          <table:table-cell table:formula="of:=IF(LEN([.H10])&gt;0;IF(LEN([.L10])&gt;0;CONCATENATE([.L10];&quot;/&quot;;[.H10]);[.H10]);CONCATENATE(&quot;&quot;;[.L10]))" office:value-type="string" office:string-value="TX1b/PWM" calcext:value-type="string">
            <text:p>TX1b/PWM</text:p>
          </table:table-cell>
          <table:table-cell table:formula="of:=IF(LEN([.I10])&gt;0;IF(LEN([.M10])&gt;0;CONCATENATE([.M10];&quot;/&quot;;[.I10]);[.I10]);CONCATENATE(&quot;&quot;;[.M10]))" office:value-type="string" office:string-value="TX1b/PWM/DIO5" calcext:value-type="string">
            <text:p>TX1b/PWM/DIO5</text:p>
          </table:table-cell>
          <table:table-cell table:number-columns-repeated="1001"/>
        </table:table-row>
        <table:table-row table:style-name="ro5">
          <table:table-cell table:formula="of:=IF(LEN([.C11])&gt;0;CONCATENATE([.$A$1];&quot;_&quot;;TEXT([.B11];&quot;00&quot;));&quot;&quot;)" office:value-type="string" office:string-value="Teensy32_08" calcext:value-type="string">
            <text:p>Teensy32_08</text:p>
          </table:table-cell>
          <table:table-cell table:formula="of:=IF(LEN([.C11])&gt;0;1+[.B10];&quot;&quot;)" office:value-type="float" office:value="8" calcext:value-type="float">
            <text:p>8</text:p>
          </table:table-cell>
          <table:table-cell table:formula="of:=CONCATENATE(&quot;&quot;;[.N11])" office:value-type="string" office:string-value="PWM/DIO6" calcext:value-type="string">
            <text:p>PWM/DIO6</text:p>
          </table:table-cell>
          <table:table-cell table:number-columns-repeated="4"/>
          <table:table-cell office:value-type="string" calcext:value-type="string">
            <text:p>PWM</text:p>
          </table:table-cell>
          <table:table-cell office:value-type="string" calcext:value-type="string">
            <text:p>DIO6</text:p>
          </table:table-cell>
          <table:table-cell table:formula="of:=IF(LEN([.E11])&gt;0;IF(LEN([.D11])&gt;0;CONCATENATE([.D11];&quot;/&quot;;[.E11]);[.E11]);CONCATENATE(&quot;&quot;;[.D11]))">
            <text:p/>
          </table:table-cell>
          <table:table-cell table:formula="of:=IF(LEN([.F11])&gt;0;IF(LEN([.J11])&gt;0;CONCATENATE([.J11];&quot;/&quot;;[.F11]);[.F11]);CONCATENATE(&quot;&quot;;[.J11]))">
            <text:p/>
          </table:table-cell>
          <table:table-cell table:formula="of:=IF(LEN([.G11])&gt;0;IF(LEN([.K11])&gt;0;CONCATENATE([.K11];&quot;/&quot;;[.G11]);[.G11]);CONCATENATE(&quot;&quot;;[.K11]))">
            <text:p/>
          </table:table-cell>
          <table:table-cell table:formula="of:=IF(LEN([.H11])&gt;0;IF(LEN([.L11])&gt;0;CONCATENATE([.L11];&quot;/&quot;;[.H11]);[.H11]);CONCATENATE(&quot;&quot;;[.L11]))" office:value-type="string" office:string-value="PWM" calcext:value-type="string">
            <text:p>PWM</text:p>
          </table:table-cell>
          <table:table-cell table:formula="of:=IF(LEN([.I11])&gt;0;IF(LEN([.M11])&gt;0;CONCATENATE([.M11];&quot;/&quot;;[.I11]);[.I11]);CONCATENATE(&quot;&quot;;[.M11]))" office:value-type="string" office:string-value="PWM/DIO6" calcext:value-type="string">
            <text:p>PWM/DIO6</text:p>
          </table:table-cell>
          <table:table-cell table:number-columns-repeated="1001"/>
        </table:table-row>
        <table:table-row table:style-name="ro5">
          <table:table-cell table:formula="of:=IF(LEN([.C12])&gt;0;CONCATENATE([.$A$1];&quot;_&quot;;TEXT([.B12];&quot;00&quot;));&quot;&quot;)" office:value-type="string" office:string-value="Teensy32_09" calcext:value-type="string">
            <text:p>Teensy32_09</text:p>
          </table:table-cell>
          <table:table-cell table:formula="of:=IF(LEN([.C12])&gt;0;1+[.B11];&quot;&quot;)" office:value-type="float" office:value="9" calcext:value-type="float">
            <text:p>9</text:p>
          </table:table-cell>
          <table:table-cell table:formula="of:=CONCATENATE(&quot;&quot;;[.N12])" office:value-type="string" office:string-value="SPIDOUTb/RX3/DIO7" calcext:value-type="string">
            <text:p>SPIDOUTb/RX3/DIO7</text:p>
          </table:table-cell>
          <table:table-cell/>
          <table:table-cell office:value-type="string" calcext:value-type="string">
            <text:p>SPIDOUTb</text:p>
          </table:table-cell>
          <table:table-cell office:value-type="string" calcext:value-type="string">
            <text:p>RX3</text:p>
          </table:table-cell>
          <table:table-cell table:number-columns-repeated="2"/>
          <table:table-cell office:value-type="string" calcext:value-type="string">
            <text:p>DIO7</text:p>
          </table:table-cell>
          <table:table-cell table:formula="of:=IF(LEN([.E12])&gt;0;IF(LEN([.D12])&gt;0;CONCATENATE([.D12];&quot;/&quot;;[.E12]);[.E12]);CONCATENATE(&quot;&quot;;[.D12]))" office:value-type="string" office:string-value="SPIDOUTb" calcext:value-type="string">
            <text:p>SPIDOUTb</text:p>
          </table:table-cell>
          <table:table-cell table:formula="of:=IF(LEN([.F12])&gt;0;IF(LEN([.J12])&gt;0;CONCATENATE([.J12];&quot;/&quot;;[.F12]);[.F12]);CONCATENATE(&quot;&quot;;[.J12]))" office:value-type="string" office:string-value="SPIDOUTb/RX3" calcext:value-type="string">
            <text:p>SPIDOUTb/RX3</text:p>
          </table:table-cell>
          <table:table-cell table:formula="of:=IF(LEN([.G12])&gt;0;IF(LEN([.K12])&gt;0;CONCATENATE([.K12];&quot;/&quot;;[.G12]);[.G12]);CONCATENATE(&quot;&quot;;[.K12]))" office:value-type="string" office:string-value="SPIDOUTb/RX3" calcext:value-type="string">
            <text:p>SPIDOUTb/RX3</text:p>
          </table:table-cell>
          <table:table-cell table:formula="of:=IF(LEN([.H12])&gt;0;IF(LEN([.L12])&gt;0;CONCATENATE([.L12];&quot;/&quot;;[.H12]);[.H12]);CONCATENATE(&quot;&quot;;[.L12]))" office:value-type="string" office:string-value="SPIDOUTb/RX3" calcext:value-type="string">
            <text:p>SPIDOUTb/RX3</text:p>
          </table:table-cell>
          <table:table-cell table:formula="of:=IF(LEN([.I12])&gt;0;IF(LEN([.M12])&gt;0;CONCATENATE([.M12];&quot;/&quot;;[.I12]);[.I12]);CONCATENATE(&quot;&quot;;[.M12]))" office:value-type="string" office:string-value="SPIDOUTb/RX3/DIO7" calcext:value-type="string">
            <text:p>SPIDOUTb/RX3/DIO7</text:p>
          </table:table-cell>
          <table:table-cell table:number-columns-repeated="1001"/>
        </table:table-row>
        <table:table-row table:style-name="ro5">
          <table:table-cell table:formula="of:=IF(LEN([.C13])&gt;0;CONCATENATE([.$A$1];&quot;_&quot;;TEXT([.B13];&quot;00&quot;));&quot;&quot;)" office:value-type="string" office:string-value="Teensy32_10" calcext:value-type="string">
            <text:p>Teensy32_10</text:p>
          </table:table-cell>
          <table:table-cell table:formula="of:=IF(LEN([.C13])&gt;0;1+[.B12];&quot;&quot;)" office:value-type="float" office:value="10" calcext:value-type="float">
            <text:p>10</text:p>
          </table:table-cell>
          <table:table-cell table:formula="of:=CONCATENATE(&quot;&quot;;[.N13])" office:value-type="string" office:string-value="SPIDINb/TX3/DIO8" calcext:value-type="string">
            <text:p>SPIDINb/TX3/DIO8</text:p>
          </table:table-cell>
          <table:table-cell/>
          <table:table-cell office:value-type="string" calcext:value-type="string">
            <text:p>SPIDINb</text:p>
          </table:table-cell>
          <table:table-cell office:value-type="string" calcext:value-type="string">
            <text:p>TX3</text:p>
          </table:table-cell>
          <table:table-cell table:number-columns-repeated="2"/>
          <table:table-cell office:value-type="string" calcext:value-type="string">
            <text:p>DIO8</text:p>
          </table:table-cell>
          <table:table-cell table:formula="of:=IF(LEN([.E13])&gt;0;IF(LEN([.D13])&gt;0;CONCATENATE([.D13];&quot;/&quot;;[.E13]);[.E13]);CONCATENATE(&quot;&quot;;[.D13]))" office:value-type="string" office:string-value="SPIDINb" calcext:value-type="string">
            <text:p>SPIDINb</text:p>
          </table:table-cell>
          <table:table-cell table:formula="of:=IF(LEN([.F13])&gt;0;IF(LEN([.J13])&gt;0;CONCATENATE([.J13];&quot;/&quot;;[.F13]);[.F13]);CONCATENATE(&quot;&quot;;[.J13]))" office:value-type="string" office:string-value="SPIDINb/TX3" calcext:value-type="string">
            <text:p>SPIDINb/TX3</text:p>
          </table:table-cell>
          <table:table-cell table:formula="of:=IF(LEN([.G13])&gt;0;IF(LEN([.K13])&gt;0;CONCATENATE([.K13];&quot;/&quot;;[.G13]);[.G13]);CONCATENATE(&quot;&quot;;[.K13]))" office:value-type="string" office:string-value="SPIDINb/TX3" calcext:value-type="string">
            <text:p>SPIDINb/TX3</text:p>
          </table:table-cell>
          <table:table-cell table:formula="of:=IF(LEN([.H13])&gt;0;IF(LEN([.L13])&gt;0;CONCATENATE([.L13];&quot;/&quot;;[.H13]);[.H13]);CONCATENATE(&quot;&quot;;[.L13]))" office:value-type="string" office:string-value="SPIDINb/TX3" calcext:value-type="string">
            <text:p>SPIDINb/TX3</text:p>
          </table:table-cell>
          <table:table-cell table:formula="of:=IF(LEN([.I13])&gt;0;IF(LEN([.M13])&gt;0;CONCATENATE([.M13];&quot;/&quot;;[.I13]);[.I13]);CONCATENATE(&quot;&quot;;[.M13]))" office:value-type="string" office:string-value="SPIDINb/TX3/DIO8" calcext:value-type="string">
            <text:p>SPIDINb/TX3/DIO8</text:p>
          </table:table-cell>
          <table:table-cell table:number-columns-repeated="1001"/>
        </table:table-row>
        <table:table-row table:style-name="ro5">
          <table:table-cell table:formula="of:=IF(LEN([.C14])&gt;0;CONCATENATE([.$A$1];&quot;_&quot;;TEXT([.B14];&quot;00&quot;));&quot;&quot;)" office:value-type="string" office:string-value="Teensy32_11" calcext:value-type="string">
            <text:p>Teensy32_11</text:p>
          </table:table-cell>
          <table:table-cell table:formula="of:=IF(LEN([.C14])&gt;0;1+[.B13];&quot;&quot;)" office:value-type="float" office:value="11" calcext:value-type="float">
            <text:p>11</text:p>
          </table:table-cell>
          <table:table-cell table:formula="of:=CONCATENATE(&quot;&quot;;[.N14])" office:value-type="string" office:string-value="SPICSb/RX2/PWM/DIO9" calcext:value-type="string">
            <text:p>SPICSb/RX2/PWM/DIO9</text:p>
          </table:table-cell>
          <table:table-cell/>
          <table:table-cell office:value-type="string" calcext:value-type="string">
            <text:p>SPICSb</text:p>
          </table:table-cell>
          <table:table-cell office:value-type="string" calcext:value-type="string">
            <text:p>RX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9</text:p>
          </table:table-cell>
          <table:table-cell table:formula="of:=IF(LEN([.E14])&gt;0;IF(LEN([.D14])&gt;0;CONCATENATE([.D14];&quot;/&quot;;[.E14]);[.E14]);CONCATENATE(&quot;&quot;;[.D14]))" office:value-type="string" office:string-value="SPICSb" calcext:value-type="string">
            <text:p>SPICSb</text:p>
          </table:table-cell>
          <table:table-cell table:formula="of:=IF(LEN([.F14])&gt;0;IF(LEN([.J14])&gt;0;CONCATENATE([.J14];&quot;/&quot;;[.F14]);[.F14]);CONCATENATE(&quot;&quot;;[.J14]))" office:value-type="string" office:string-value="SPICSb/RX2" calcext:value-type="string">
            <text:p>SPICSb/RX2</text:p>
          </table:table-cell>
          <table:table-cell table:formula="of:=IF(LEN([.G14])&gt;0;IF(LEN([.K14])&gt;0;CONCATENATE([.K14];&quot;/&quot;;[.G14]);[.G14]);CONCATENATE(&quot;&quot;;[.K14]))" office:value-type="string" office:string-value="SPICSb/RX2" calcext:value-type="string">
            <text:p>SPICSb/RX2</text:p>
          </table:table-cell>
          <table:table-cell table:formula="of:=IF(LEN([.H14])&gt;0;IF(LEN([.L14])&gt;0;CONCATENATE([.L14];&quot;/&quot;;[.H14]);[.H14]);CONCATENATE(&quot;&quot;;[.L14]))" office:value-type="string" office:string-value="SPICSb/RX2/PWM" calcext:value-type="string">
            <text:p>SPICSb/RX2/PWM</text:p>
          </table:table-cell>
          <table:table-cell table:formula="of:=IF(LEN([.I14])&gt;0;IF(LEN([.M14])&gt;0;CONCATENATE([.M14];&quot;/&quot;;[.I14]);[.I14]);CONCATENATE(&quot;&quot;;[.M14]))" office:value-type="string" office:string-value="SPICSb/RX2/PWM/DIO9" calcext:value-type="string">
            <text:p>SPICSb/RX2/PWM/DIO9</text:p>
          </table:table-cell>
          <table:table-cell table:number-columns-repeated="1001"/>
        </table:table-row>
        <table:table-row table:style-name="ro5">
          <table:table-cell table:formula="of:=IF(LEN([.C15])&gt;0;CONCATENATE([.$A$1];&quot;_&quot;;TEXT([.B15];&quot;00&quot;));&quot;&quot;)" office:value-type="string" office:string-value="Teensy32_12" calcext:value-type="string">
            <text:p>Teensy32_12</text:p>
          </table:table-cell>
          <table:table-cell table:formula="of:=IF(LEN([.C15])&gt;0;1+[.B14];&quot;&quot;)" office:value-type="float" office:value="12" calcext:value-type="float">
            <text:p>12</text:p>
          </table:table-cell>
          <table:table-cell table:formula="of:=CONCATENATE(&quot;&quot;;[.N15])" office:value-type="string" office:string-value="SPICS/TX2/PWM/DIO10" calcext:value-type="string">
            <text:p>SPICS/TX2/PWM/DIO10</text:p>
          </table:table-cell>
          <table:table-cell/>
          <table:table-cell office:value-type="string" calcext:value-type="string">
            <text:p>SPICS</text:p>
          </table:table-cell>
          <table:table-cell office:value-type="string" calcext:value-type="string">
            <text:p>TX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10</text:p>
          </table:table-cell>
          <table:table-cell table:formula="of:=IF(LEN([.E15])&gt;0;IF(LEN([.D15])&gt;0;CONCATENATE([.D15];&quot;/&quot;;[.E15]);[.E15]);CONCATENATE(&quot;&quot;;[.D15]))" office:value-type="string" office:string-value="SPICS" calcext:value-type="string">
            <text:p>SPICS</text:p>
          </table:table-cell>
          <table:table-cell table:formula="of:=IF(LEN([.F15])&gt;0;IF(LEN([.J15])&gt;0;CONCATENATE([.J15];&quot;/&quot;;[.F15]);[.F15]);CONCATENATE(&quot;&quot;;[.J15]))" office:value-type="string" office:string-value="SPICS/TX2" calcext:value-type="string">
            <text:p>SPICS/TX2</text:p>
          </table:table-cell>
          <table:table-cell table:formula="of:=IF(LEN([.G15])&gt;0;IF(LEN([.K15])&gt;0;CONCATENATE([.K15];&quot;/&quot;;[.G15]);[.G15]);CONCATENATE(&quot;&quot;;[.K15]))" office:value-type="string" office:string-value="SPICS/TX2" calcext:value-type="string">
            <text:p>SPICS/TX2</text:p>
          </table:table-cell>
          <table:table-cell table:formula="of:=IF(LEN([.H15])&gt;0;IF(LEN([.L15])&gt;0;CONCATENATE([.L15];&quot;/&quot;;[.H15]);[.H15]);CONCATENATE(&quot;&quot;;[.L15]))" office:value-type="string" office:string-value="SPICS/TX2/PWM" calcext:value-type="string">
            <text:p>SPICS/TX2/PWM</text:p>
          </table:table-cell>
          <table:table-cell table:formula="of:=IF(LEN([.I15])&gt;0;IF(LEN([.M15])&gt;0;CONCATENATE([.M15];&quot;/&quot;;[.I15]);[.I15]);CONCATENATE(&quot;&quot;;[.M15]))" office:value-type="string" office:string-value="SPICS/TX2/PWM/DIO10" calcext:value-type="string">
            <text:p>SPICS/TX2/PWM/DIO10</text:p>
          </table:table-cell>
          <table:table-cell table:number-columns-repeated="1001"/>
        </table:table-row>
        <table:table-row table:style-name="ro5">
          <table:table-cell table:formula="of:=IF(LEN([.C16])&gt;0;CONCATENATE([.$A$1];&quot;_&quot;;TEXT([.B16];&quot;00&quot;));&quot;&quot;)" office:value-type="string" office:string-value="Teensy32_13" calcext:value-type="string">
            <text:p>Teensy32_13</text:p>
          </table:table-cell>
          <table:table-cell table:formula="of:=IF(LEN([.C16])&gt;0;1+[.B15];&quot;&quot;)" office:value-type="float" office:value="13" calcext:value-type="float">
            <text:p>13</text:p>
          </table:table-cell>
          <table:table-cell table:formula="of:=CONCATENATE(&quot;&quot;;[.N16])" office:value-type="string" office:string-value="SPIDOUT/DIO11" calcext:value-type="string">
            <text:p>SPIDOUT/DIO11</text:p>
          </table:table-cell>
          <table:table-cell/>
          <table:table-cell office:value-type="string" calcext:value-type="string">
            <text:p>SPIDOUT</text:p>
          </table:table-cell>
          <table:table-cell table:number-columns-repeated="3"/>
          <table:table-cell office:value-type="string" calcext:value-type="string">
            <text:p>DIO11</text:p>
          </table:table-cell>
          <table:table-cell table:formula="of:=IF(LEN([.E16])&gt;0;IF(LEN([.D16])&gt;0;CONCATENATE([.D16];&quot;/&quot;;[.E16]);[.E16]);CONCATENATE(&quot;&quot;;[.D16]))" office:value-type="string" office:string-value="SPIDOUT" calcext:value-type="string">
            <text:p>SPIDOUT</text:p>
          </table:table-cell>
          <table:table-cell table:formula="of:=IF(LEN([.F16])&gt;0;IF(LEN([.J16])&gt;0;CONCATENATE([.J16];&quot;/&quot;;[.F16]);[.F16]);CONCATENATE(&quot;&quot;;[.J16]))" office:value-type="string" office:string-value="SPIDOUT" calcext:value-type="string">
            <text:p>SPIDOUT</text:p>
          </table:table-cell>
          <table:table-cell table:formula="of:=IF(LEN([.G16])&gt;0;IF(LEN([.K16])&gt;0;CONCATENATE([.K16];&quot;/&quot;;[.G16]);[.G16]);CONCATENATE(&quot;&quot;;[.K16]))" office:value-type="string" office:string-value="SPIDOUT" calcext:value-type="string">
            <text:p>SPIDOUT</text:p>
          </table:table-cell>
          <table:table-cell table:formula="of:=IF(LEN([.H16])&gt;0;IF(LEN([.L16])&gt;0;CONCATENATE([.L16];&quot;/&quot;;[.H16]);[.H16]);CONCATENATE(&quot;&quot;;[.L16]))" office:value-type="string" office:string-value="SPIDOUT" calcext:value-type="string">
            <text:p>SPIDOUT</text:p>
          </table:table-cell>
          <table:table-cell table:formula="of:=IF(LEN([.I16])&gt;0;IF(LEN([.M16])&gt;0;CONCATENATE([.M16];&quot;/&quot;;[.I16]);[.I16]);CONCATENATE(&quot;&quot;;[.M16]))" office:value-type="string" office:string-value="SPIDOUT/DIO11" calcext:value-type="string">
            <text:p>SPIDOUT/DIO11</text:p>
          </table:table-cell>
          <table:table-cell table:number-columns-repeated="1001"/>
        </table:table-row>
        <table:table-row table:style-name="ro5">
          <table:table-cell table:formula="of:=IF(LEN([.C17])&gt;0;CONCATENATE([.$A$1];&quot;_&quot;;TEXT([.B17];&quot;00&quot;));&quot;&quot;)" office:value-type="string" office:string-value="Teensy32_14" calcext:value-type="string">
            <text:p>Teensy32_14</text:p>
          </table:table-cell>
          <table:table-cell table:formula="of:=IF(LEN([.C17])&gt;0;1+[.B16];&quot;&quot;)" office:value-type="float" office:value="14" calcext:value-type="float">
            <text:p>14</text:p>
          </table:table-cell>
          <table:table-cell table:formula="of:=CONCATENATE(&quot;&quot;;[.N17])" office:value-type="string" office:string-value="SPIDIN/DIO12" calcext:value-type="string">
            <text:p>SPIDIN/DIO12</text:p>
          </table:table-cell>
          <table:table-cell/>
          <table:table-cell office:value-type="string" calcext:value-type="string">
            <text:p>SPIDIN</text:p>
          </table:table-cell>
          <table:table-cell table:number-columns-repeated="3"/>
          <table:table-cell office:value-type="string" calcext:value-type="string">
            <text:p>DIO12</text:p>
          </table:table-cell>
          <table:table-cell table:formula="of:=IF(LEN([.E17])&gt;0;IF(LEN([.D17])&gt;0;CONCATENATE([.D17];&quot;/&quot;;[.E17]);[.E17]);CONCATENATE(&quot;&quot;;[.D17]))" office:value-type="string" office:string-value="SPIDIN" calcext:value-type="string">
            <text:p>SPIDIN</text:p>
          </table:table-cell>
          <table:table-cell table:formula="of:=IF(LEN([.F17])&gt;0;IF(LEN([.J17])&gt;0;CONCATENATE([.J17];&quot;/&quot;;[.F17]);[.F17]);CONCATENATE(&quot;&quot;;[.J17]))" office:value-type="string" office:string-value="SPIDIN" calcext:value-type="string">
            <text:p>SPIDIN</text:p>
          </table:table-cell>
          <table:table-cell table:formula="of:=IF(LEN([.G17])&gt;0;IF(LEN([.K17])&gt;0;CONCATENATE([.K17];&quot;/&quot;;[.G17]);[.G17]);CONCATENATE(&quot;&quot;;[.K17]))" office:value-type="string" office:string-value="SPIDIN" calcext:value-type="string">
            <text:p>SPIDIN</text:p>
          </table:table-cell>
          <table:table-cell table:formula="of:=IF(LEN([.H17])&gt;0;IF(LEN([.L17])&gt;0;CONCATENATE([.L17];&quot;/&quot;;[.H17]);[.H17]);CONCATENATE(&quot;&quot;;[.L17]))" office:value-type="string" office:string-value="SPIDIN" calcext:value-type="string">
            <text:p>SPIDIN</text:p>
          </table:table-cell>
          <table:table-cell table:formula="of:=IF(LEN([.I17])&gt;0;IF(LEN([.M17])&gt;0;CONCATENATE([.M17];&quot;/&quot;;[.I17]);[.I17]);CONCATENATE(&quot;&quot;;[.M17]))" office:value-type="string" office:string-value="SPIDIN/DIO12" calcext:value-type="string">
            <text:p>SPIDIN/DIO12</text:p>
          </table:table-cell>
          <table:table-cell table:number-columns-repeated="1001"/>
        </table:table-row>
        <table:table-row table:style-name="ro5">
          <table:table-cell table:formula="of:=IF(LEN([.C18])&gt;0;CONCATENATE([.$A$1];&quot;_&quot;;TEXT([.B18];&quot;00&quot;));&quot;&quot;)" office:value-type="string" office:string-value="Teensy32_15" calcext:value-type="string">
            <text:p>Teensy32_15</text:p>
          </table:table-cell>
          <table:table-cell table:formula="of:=IF(LEN([.C18])&gt;0;1+[.B17];&quot;&quot;)" office:value-type="float" office:value="15" calcext:value-type="float">
            <text:p>15</text:p>
          </table:table-cell>
          <table:table-cell table:formula="of:=CONCATENATE(&quot;&quot;;[.N18])" office:value-type="string" office:string-value="SPISCK/LED/DIO13" calcext:value-type="string">
            <text:p>SPISCK/LED/DIO13</text:p>
          </table:table-cell>
          <table:table-cell/>
          <table:table-cell office:value-type="string" calcext:value-type="string">
            <text:p>SPISCK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DIO13</text:p>
          </table:table-cell>
          <table:table-cell table:formula="of:=IF(LEN([.E18])&gt;0;IF(LEN([.D18])&gt;0;CONCATENATE([.D18];&quot;/&quot;;[.E18]);[.E18]);CONCATENATE(&quot;&quot;;[.D18]))" office:value-type="string" office:string-value="SPISCK" calcext:value-type="string">
            <text:p>SPISCK</text:p>
          </table:table-cell>
          <table:table-cell table:formula="of:=IF(LEN([.F18])&gt;0;IF(LEN([.J18])&gt;0;CONCATENATE([.J18];&quot;/&quot;;[.F18]);[.F18]);CONCATENATE(&quot;&quot;;[.J18]))" office:value-type="string" office:string-value="SPISCK/LED" calcext:value-type="string">
            <text:p>SPISCK/LED</text:p>
          </table:table-cell>
          <table:table-cell table:formula="of:=IF(LEN([.G18])&gt;0;IF(LEN([.K18])&gt;0;CONCATENATE([.K18];&quot;/&quot;;[.G18]);[.G18]);CONCATENATE(&quot;&quot;;[.K18]))" office:value-type="string" office:string-value="SPISCK/LED" calcext:value-type="string">
            <text:p>SPISCK/LED</text:p>
          </table:table-cell>
          <table:table-cell table:formula="of:=IF(LEN([.H18])&gt;0;IF(LEN([.L18])&gt;0;CONCATENATE([.L18];&quot;/&quot;;[.H18]);[.H18]);CONCATENATE(&quot;&quot;;[.L18]))" office:value-type="string" office:string-value="SPISCK/LED" calcext:value-type="string">
            <text:p>SPISCK/LED</text:p>
          </table:table-cell>
          <table:table-cell table:formula="of:=IF(LEN([.I18])&gt;0;IF(LEN([.M18])&gt;0;CONCATENATE([.M18];&quot;/&quot;;[.I18]);[.I18]);CONCATENATE(&quot;&quot;;[.M18]))" office:value-type="string" office:string-value="SPISCK/LED/DIO13" calcext:value-type="string">
            <text:p>SPISCK/LED/DIO13</text:p>
          </table:table-cell>
          <table:table-cell table:number-columns-repeated="1001"/>
        </table:table-row>
        <table:table-row table:style-name="ro5">
          <table:table-cell table:formula="of:=IF(LEN([.C19])&gt;0;CONCATENATE([.$A$1];&quot;_&quot;;TEXT([.B19];&quot;00&quot;));&quot;&quot;)" office:value-type="string" office:string-value="Teensy32_16" calcext:value-type="string">
            <text:p>Teensy32_16</text:p>
          </table:table-cell>
          <table:table-cell table:formula="of:=IF(LEN([.C19])&gt;0;1+[.B18];&quot;&quot;)" office:value-type="float" office:value="16" calcext:value-type="float">
            <text:p>16</text:p>
          </table:table-cell>
          <table:table-cell table:formula="of:=CONCATENATE(&quot;&quot;;[.N19])" office:value-type="string" office:string-value="A0/SPISCKb/DIO14" calcext:value-type="string">
            <text:p>A0/SPISCKb/DIO1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SPISCKb</text:p>
          </table:table-cell>
          <table:table-cell table:number-columns-repeated="3"/>
          <table:table-cell office:value-type="string" calcext:value-type="string">
            <text:p>DIO14</text:p>
          </table:table-cell>
          <table:table-cell table:formula="of:=IF(LEN([.E19])&gt;0;IF(LEN([.D19])&gt;0;CONCATENATE([.D19];&quot;/&quot;;[.E19]);[.E19]);CONCATENATE(&quot;&quot;;[.D19]))" office:value-type="string" office:string-value="A0/SPISCKb" calcext:value-type="string">
            <text:p>A0/SPISCKb</text:p>
          </table:table-cell>
          <table:table-cell table:formula="of:=IF(LEN([.F19])&gt;0;IF(LEN([.J19])&gt;0;CONCATENATE([.J19];&quot;/&quot;;[.F19]);[.F19]);CONCATENATE(&quot;&quot;;[.J19]))" office:value-type="string" office:string-value="A0/SPISCKb" calcext:value-type="string">
            <text:p>A0/SPISCKb</text:p>
          </table:table-cell>
          <table:table-cell table:formula="of:=IF(LEN([.G19])&gt;0;IF(LEN([.K19])&gt;0;CONCATENATE([.K19];&quot;/&quot;;[.G19]);[.G19]);CONCATENATE(&quot;&quot;;[.K19]))" office:value-type="string" office:string-value="A0/SPISCKb" calcext:value-type="string">
            <text:p>A0/SPISCKb</text:p>
          </table:table-cell>
          <table:table-cell table:formula="of:=IF(LEN([.H19])&gt;0;IF(LEN([.L19])&gt;0;CONCATENATE([.L19];&quot;/&quot;;[.H19]);[.H19]);CONCATENATE(&quot;&quot;;[.L19]))" office:value-type="string" office:string-value="A0/SPISCKb" calcext:value-type="string">
            <text:p>A0/SPISCKb</text:p>
          </table:table-cell>
          <table:table-cell table:formula="of:=IF(LEN([.I19])&gt;0;IF(LEN([.M19])&gt;0;CONCATENATE([.M19];&quot;/&quot;;[.I19]);[.I19]);CONCATENATE(&quot;&quot;;[.M19]))" office:value-type="string" office:string-value="A0/SPISCKb/DIO14" calcext:value-type="string">
            <text:p>A0/SPISCKb/DIO14</text:p>
          </table:table-cell>
          <table:table-cell table:number-columns-repeated="1001"/>
        </table:table-row>
        <table:table-row table:style-name="ro5">
          <table:table-cell table:formula="of:=IF(LEN([.C20])&gt;0;CONCATENATE([.$A$1];&quot;_&quot;;TEXT([.B20];&quot;00&quot;));&quot;&quot;)" office:value-type="string" office:string-value="Teensy32_17" calcext:value-type="string">
            <text:p>Teensy32_17</text:p>
          </table:table-cell>
          <table:table-cell table:formula="of:=IF(LEN([.C20])&gt;0;1+[.B19];&quot;&quot;)" office:value-type="float" office:value="17" calcext:value-type="float">
            <text:p>17</text:p>
          </table:table-cell>
          <table:table-cell table:formula="of:=CONCATENATE(&quot;&quot;;[.N20])" office:value-type="string" office:string-value="A1/SCICSc/Touch/DIO15" calcext:value-type="string">
            <text:p>A1/SCICSc/Touch/DIO1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CICSc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5</text:p>
          </table:table-cell>
          <table:table-cell table:formula="of:=IF(LEN([.E20])&gt;0;IF(LEN([.D20])&gt;0;CONCATENATE([.D20];&quot;/&quot;;[.E20]);[.E20]);CONCATENATE(&quot;&quot;;[.D20]))" office:value-type="string" office:string-value="A1/SCICSc" calcext:value-type="string">
            <text:p>A1/SCICSc</text:p>
          </table:table-cell>
          <table:table-cell table:formula="of:=IF(LEN([.F20])&gt;0;IF(LEN([.J20])&gt;0;CONCATENATE([.J20];&quot;/&quot;;[.F20]);[.F20]);CONCATENATE(&quot;&quot;;[.J20]))" office:value-type="string" office:string-value="A1/SCICSc" calcext:value-type="string">
            <text:p>A1/SCICSc</text:p>
          </table:table-cell>
          <table:table-cell table:formula="of:=IF(LEN([.G20])&gt;0;IF(LEN([.K20])&gt;0;CONCATENATE([.K20];&quot;/&quot;;[.G20]);[.G20]);CONCATENATE(&quot;&quot;;[.K20]))" office:value-type="string" office:string-value="A1/SCICSc/Touch" calcext:value-type="string">
            <text:p>A1/SCICSc/Touch</text:p>
          </table:table-cell>
          <table:table-cell table:formula="of:=IF(LEN([.H20])&gt;0;IF(LEN([.L20])&gt;0;CONCATENATE([.L20];&quot;/&quot;;[.H20]);[.H20]);CONCATENATE(&quot;&quot;;[.L20]))" office:value-type="string" office:string-value="A1/SCICSc/Touch" calcext:value-type="string">
            <text:p>A1/SCICSc/Touch</text:p>
          </table:table-cell>
          <table:table-cell table:formula="of:=IF(LEN([.I20])&gt;0;IF(LEN([.M20])&gt;0;CONCATENATE([.M20];&quot;/&quot;;[.I20]);[.I20]);CONCATENATE(&quot;&quot;;[.M20]))" office:value-type="string" office:string-value="A1/SCICSc/Touch/DIO15" calcext:value-type="string">
            <text:p>A1/SCICSc/Touch/DIO15</text:p>
          </table:table-cell>
          <table:table-cell table:number-columns-repeated="1001"/>
        </table:table-row>
        <table:table-row table:style-name="ro5">
          <table:table-cell table:formula="of:=IF(LEN([.C21])&gt;0;CONCATENATE([.$A$1];&quot;_&quot;;TEXT([.B21];&quot;00&quot;));&quot;&quot;)" office:value-type="string" office:string-value="Teensy32_18" calcext:value-type="string">
            <text:p>Teensy32_18</text:p>
          </table:table-cell>
          <table:table-cell table:formula="of:=IF(LEN([.C21])&gt;0;1+[.B20];&quot;&quot;)" office:value-type="float" office:value="18" calcext:value-type="float">
            <text:p>18</text:p>
          </table:table-cell>
          <table:table-cell table:formula="of:=CONCATENATE(&quot;&quot;;[.N21])" office:value-type="string" office:string-value="A2/I2CSCL0b/Touch/DIO16" calcext:value-type="string">
            <text:p>A2/I2CSCL0b/Touch/DIO1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I2CSCL0b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6</text:p>
          </table:table-cell>
          <table:table-cell table:formula="of:=IF(LEN([.E21])&gt;0;IF(LEN([.D21])&gt;0;CONCATENATE([.D21];&quot;/&quot;;[.E21]);[.E21]);CONCATENATE(&quot;&quot;;[.D21]))" office:value-type="string" office:string-value="A2/I2CSCL0b" calcext:value-type="string">
            <text:p>A2/I2CSCL0b</text:p>
          </table:table-cell>
          <table:table-cell table:formula="of:=IF(LEN([.F21])&gt;0;IF(LEN([.J21])&gt;0;CONCATENATE([.J21];&quot;/&quot;;[.F21]);[.F21]);CONCATENATE(&quot;&quot;;[.J21]))" office:value-type="string" office:string-value="A2/I2CSCL0b" calcext:value-type="string">
            <text:p>A2/I2CSCL0b</text:p>
          </table:table-cell>
          <table:table-cell table:formula="of:=IF(LEN([.G21])&gt;0;IF(LEN([.K21])&gt;0;CONCATENATE([.K21];&quot;/&quot;;[.G21]);[.G21]);CONCATENATE(&quot;&quot;;[.K21]))" office:value-type="string" office:string-value="A2/I2CSCL0b/Touch" calcext:value-type="string">
            <text:p>A2/I2CSCL0b/Touch</text:p>
          </table:table-cell>
          <table:table-cell table:formula="of:=IF(LEN([.H21])&gt;0;IF(LEN([.L21])&gt;0;CONCATENATE([.L21];&quot;/&quot;;[.H21]);[.H21]);CONCATENATE(&quot;&quot;;[.L21]))" office:value-type="string" office:string-value="A2/I2CSCL0b/Touch" calcext:value-type="string">
            <text:p>A2/I2CSCL0b/Touch</text:p>
          </table:table-cell>
          <table:table-cell table:formula="of:=IF(LEN([.I21])&gt;0;IF(LEN([.M21])&gt;0;CONCATENATE([.M21];&quot;/&quot;;[.I21]);[.I21]);CONCATENATE(&quot;&quot;;[.M21]))" office:value-type="string" office:string-value="A2/I2CSCL0b/Touch/DIO16" calcext:value-type="string">
            <text:p>A2/I2CSCL0b/Touch/DIO16</text:p>
          </table:table-cell>
          <table:table-cell table:number-columns-repeated="1001"/>
        </table:table-row>
        <table:table-row table:style-name="ro5">
          <table:table-cell table:formula="of:=IF(LEN([.C22])&gt;0;CONCATENATE([.$A$1];&quot;_&quot;;TEXT([.B22];&quot;00&quot;));&quot;&quot;)" office:value-type="string" office:string-value="Teensy32_19" calcext:value-type="string">
            <text:p>Teensy32_19</text:p>
          </table:table-cell>
          <table:table-cell table:formula="of:=IF(LEN([.C22])&gt;0;1+[.B21];&quot;&quot;)" office:value-type="float" office:value="19" calcext:value-type="float">
            <text:p>19</text:p>
          </table:table-cell>
          <table:table-cell table:formula="of:=CONCATENATE(&quot;&quot;;[.N22])" office:value-type="string" office:string-value="A3/I2CSDA0b/Touch/DIO17" calcext:value-type="string">
            <text:p>A3/I2CSDA0b/Touch/DIO1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I2CSDA0b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7</text:p>
          </table:table-cell>
          <table:table-cell table:formula="of:=IF(LEN([.E22])&gt;0;IF(LEN([.D22])&gt;0;CONCATENATE([.D22];&quot;/&quot;;[.E22]);[.E22]);CONCATENATE(&quot;&quot;;[.D22]))" office:value-type="string" office:string-value="A3/I2CSDA0b" calcext:value-type="string">
            <text:p>A3/I2CSDA0b</text:p>
          </table:table-cell>
          <table:table-cell table:formula="of:=IF(LEN([.F22])&gt;0;IF(LEN([.J22])&gt;0;CONCATENATE([.J22];&quot;/&quot;;[.F22]);[.F22]);CONCATENATE(&quot;&quot;;[.J22]))" office:value-type="string" office:string-value="A3/I2CSDA0b" calcext:value-type="string">
            <text:p>A3/I2CSDA0b</text:p>
          </table:table-cell>
          <table:table-cell table:formula="of:=IF(LEN([.G22])&gt;0;IF(LEN([.K22])&gt;0;CONCATENATE([.K22];&quot;/&quot;;[.G22]);[.G22]);CONCATENATE(&quot;&quot;;[.K22]))" office:value-type="string" office:string-value="A3/I2CSDA0b/Touch" calcext:value-type="string">
            <text:p>A3/I2CSDA0b/Touch</text:p>
          </table:table-cell>
          <table:table-cell table:formula="of:=IF(LEN([.H22])&gt;0;IF(LEN([.L22])&gt;0;CONCATENATE([.L22];&quot;/&quot;;[.H22]);[.H22]);CONCATENATE(&quot;&quot;;[.L22]))" office:value-type="string" office:string-value="A3/I2CSDA0b/Touch" calcext:value-type="string">
            <text:p>A3/I2CSDA0b/Touch</text:p>
          </table:table-cell>
          <table:table-cell table:formula="of:=IF(LEN([.I22])&gt;0;IF(LEN([.M22])&gt;0;CONCATENATE([.M22];&quot;/&quot;;[.I22]);[.I22]);CONCATENATE(&quot;&quot;;[.M22]))" office:value-type="string" office:string-value="A3/I2CSDA0b/Touch/DIO17" calcext:value-type="string">
            <text:p>A3/I2CSDA0b/Touch/DIO17</text:p>
          </table:table-cell>
          <table:table-cell table:number-columns-repeated="1001"/>
        </table:table-row>
        <table:table-row table:style-name="ro5">
          <table:table-cell table:formula="of:=IF(LEN([.C23])&gt;0;CONCATENATE([.$A$1];&quot;_&quot;;TEXT([.B23];&quot;00&quot;));&quot;&quot;)" office:value-type="string" office:string-value="Teensy32_20" calcext:value-type="string">
            <text:p>Teensy32_20</text:p>
          </table:table-cell>
          <table:table-cell table:formula="of:=IF(LEN([.C23])&gt;0;1+[.B22];&quot;&quot;)" office:value-type="float" office:value="20" calcext:value-type="float">
            <text:p>20</text:p>
          </table:table-cell>
          <table:table-cell table:formula="of:=CONCATENATE(&quot;&quot;;[.N23])" office:value-type="string" office:string-value="A4/I2CSDA0/Touch/DIO18" calcext:value-type="string">
            <text:p>A4/I2CSDA0/Touch/DIO1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2CSDA0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8</text:p>
          </table:table-cell>
          <table:table-cell table:formula="of:=IF(LEN([.E23])&gt;0;IF(LEN([.D23])&gt;0;CONCATENATE([.D23];&quot;/&quot;;[.E23]);[.E23]);CONCATENATE(&quot;&quot;;[.D23]))" office:value-type="string" office:string-value="A4/I2CSDA0" calcext:value-type="string">
            <text:p>A4/I2CSDA0</text:p>
          </table:table-cell>
          <table:table-cell table:formula="of:=IF(LEN([.F23])&gt;0;IF(LEN([.J23])&gt;0;CONCATENATE([.J23];&quot;/&quot;;[.F23]);[.F23]);CONCATENATE(&quot;&quot;;[.J23]))" office:value-type="string" office:string-value="A4/I2CSDA0" calcext:value-type="string">
            <text:p>A4/I2CSDA0</text:p>
          </table:table-cell>
          <table:table-cell table:formula="of:=IF(LEN([.G23])&gt;0;IF(LEN([.K23])&gt;0;CONCATENATE([.K23];&quot;/&quot;;[.G23]);[.G23]);CONCATENATE(&quot;&quot;;[.K23]))" office:value-type="string" office:string-value="A4/I2CSDA0/Touch" calcext:value-type="string">
            <text:p>A4/I2CSDA0/Touch</text:p>
          </table:table-cell>
          <table:table-cell table:formula="of:=IF(LEN([.H23])&gt;0;IF(LEN([.L23])&gt;0;CONCATENATE([.L23];&quot;/&quot;;[.H23]);[.H23]);CONCATENATE(&quot;&quot;;[.L23]))" office:value-type="string" office:string-value="A4/I2CSDA0/Touch" calcext:value-type="string">
            <text:p>A4/I2CSDA0/Touch</text:p>
          </table:table-cell>
          <table:table-cell table:formula="of:=IF(LEN([.I23])&gt;0;IF(LEN([.M23])&gt;0;CONCATENATE([.M23];&quot;/&quot;;[.I23]);[.I23]);CONCATENATE(&quot;&quot;;[.M23]))" office:value-type="string" office:string-value="A4/I2CSDA0/Touch/DIO18" calcext:value-type="string">
            <text:p>A4/I2CSDA0/Touch/DIO18</text:p>
          </table:table-cell>
          <table:table-cell table:number-columns-repeated="1001"/>
        </table:table-row>
        <table:table-row table:style-name="ro5">
          <table:table-cell table:formula="of:=IF(LEN([.C24])&gt;0;CONCATENATE([.$A$1];&quot;_&quot;;TEXT([.B24];&quot;00&quot;));&quot;&quot;)" office:value-type="string" office:string-value="Teensy32_21" calcext:value-type="string">
            <text:p>Teensy32_21</text:p>
          </table:table-cell>
          <table:table-cell table:formula="of:=IF(LEN([.C24])&gt;0;1+[.B23];&quot;&quot;)" office:value-type="float" office:value="21" calcext:value-type="float">
            <text:p>21</text:p>
          </table:table-cell>
          <table:table-cell table:formula="of:=CONCATENATE(&quot;&quot;;[.N24])" office:value-type="string" office:string-value="A5/I2CSCL0/Touch/DIO19" calcext:value-type="string">
            <text:p>A5/I2CSCL0/Touch/DIO19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2CSCL0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9</text:p>
          </table:table-cell>
          <table:table-cell table:formula="of:=IF(LEN([.E24])&gt;0;IF(LEN([.D24])&gt;0;CONCATENATE([.D24];&quot;/&quot;;[.E24]);[.E24]);CONCATENATE(&quot;&quot;;[.D24]))" office:value-type="string" office:string-value="A5/I2CSCL0" calcext:value-type="string">
            <text:p>A5/I2CSCL0</text:p>
          </table:table-cell>
          <table:table-cell table:formula="of:=IF(LEN([.F24])&gt;0;IF(LEN([.J24])&gt;0;CONCATENATE([.J24];&quot;/&quot;;[.F24]);[.F24]);CONCATENATE(&quot;&quot;;[.J24]))" office:value-type="string" office:string-value="A5/I2CSCL0" calcext:value-type="string">
            <text:p>A5/I2CSCL0</text:p>
          </table:table-cell>
          <table:table-cell table:formula="of:=IF(LEN([.G24])&gt;0;IF(LEN([.K24])&gt;0;CONCATENATE([.K24];&quot;/&quot;;[.G24]);[.G24]);CONCATENATE(&quot;&quot;;[.K24]))" office:value-type="string" office:string-value="A5/I2CSCL0/Touch" calcext:value-type="string">
            <text:p>A5/I2CSCL0/Touch</text:p>
          </table:table-cell>
          <table:table-cell table:formula="of:=IF(LEN([.H24])&gt;0;IF(LEN([.L24])&gt;0;CONCATENATE([.L24];&quot;/&quot;;[.H24]);[.H24]);CONCATENATE(&quot;&quot;;[.L24]))" office:value-type="string" office:string-value="A5/I2CSCL0/Touch" calcext:value-type="string">
            <text:p>A5/I2CSCL0/Touch</text:p>
          </table:table-cell>
          <table:table-cell table:formula="of:=IF(LEN([.I24])&gt;0;IF(LEN([.M24])&gt;0;CONCATENATE([.M24];&quot;/&quot;;[.I24]);[.I24]);CONCATENATE(&quot;&quot;;[.M24]))" office:value-type="string" office:string-value="A5/I2CSCL0/Touch/DIO19" calcext:value-type="string">
            <text:p>A5/I2CSCL0/Touch/DIO19</text:p>
          </table:table-cell>
          <table:table-cell table:number-columns-repeated="1001"/>
        </table:table-row>
        <table:table-row table:style-name="ro5">
          <table:table-cell table:formula="of:=IF(LEN([.C25])&gt;0;CONCATENATE([.$A$1];&quot;_&quot;;TEXT([.B25];&quot;00&quot;));&quot;&quot;)" office:value-type="string" office:string-value="Teensy32_22" calcext:value-type="string">
            <text:p>Teensy32_22</text:p>
          </table:table-cell>
          <table:table-cell table:formula="of:=IF(LEN([.C25])&gt;0;1+[.B24];&quot;&quot;)" office:value-type="float" office:value="22" calcext:value-type="float">
            <text:p>22</text:p>
          </table:table-cell>
          <table:table-cell table:formula="of:=CONCATENATE(&quot;&quot;;[.N25])" office:value-type="string" office:string-value="A6/SCICSd/PWM/DIO20" calcext:value-type="string">
            <text:p>A6/SCICSd/PWM/DIO2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CICSd</text:p>
          </table:table-cell>
          <table:table-cell table:number-columns-repeated="2"/>
          <table:table-cell office:value-type="string" calcext:value-type="string">
            <text:p>PWM</text:p>
          </table:table-cell>
          <table:table-cell office:value-type="string" calcext:value-type="string">
            <text:p>DIO20</text:p>
          </table:table-cell>
          <table:table-cell table:formula="of:=IF(LEN([.E25])&gt;0;IF(LEN([.D25])&gt;0;CONCATENATE([.D25];&quot;/&quot;;[.E25]);[.E25]);CONCATENATE(&quot;&quot;;[.D25]))" office:value-type="string" office:string-value="A6/SCICSd" calcext:value-type="string">
            <text:p>A6/SCICSd</text:p>
          </table:table-cell>
          <table:table-cell table:formula="of:=IF(LEN([.F25])&gt;0;IF(LEN([.J25])&gt;0;CONCATENATE([.J25];&quot;/&quot;;[.F25]);[.F25]);CONCATENATE(&quot;&quot;;[.J25]))" office:value-type="string" office:string-value="A6/SCICSd" calcext:value-type="string">
            <text:p>A6/SCICSd</text:p>
          </table:table-cell>
          <table:table-cell table:formula="of:=IF(LEN([.G25])&gt;0;IF(LEN([.K25])&gt;0;CONCATENATE([.K25];&quot;/&quot;;[.G25]);[.G25]);CONCATENATE(&quot;&quot;;[.K25]))" office:value-type="string" office:string-value="A6/SCICSd" calcext:value-type="string">
            <text:p>A6/SCICSd</text:p>
          </table:table-cell>
          <table:table-cell table:formula="of:=IF(LEN([.H25])&gt;0;IF(LEN([.L25])&gt;0;CONCATENATE([.L25];&quot;/&quot;;[.H25]);[.H25]);CONCATENATE(&quot;&quot;;[.L25]))" office:value-type="string" office:string-value="A6/SCICSd/PWM" calcext:value-type="string">
            <text:p>A6/SCICSd/PWM</text:p>
          </table:table-cell>
          <table:table-cell table:formula="of:=IF(LEN([.I25])&gt;0;IF(LEN([.M25])&gt;0;CONCATENATE([.M25];&quot;/&quot;;[.I25]);[.I25]);CONCATENATE(&quot;&quot;;[.M25]))" office:value-type="string" office:string-value="A6/SCICSd/PWM/DIO20" calcext:value-type="string">
            <text:p>A6/SCICSd/PWM/DIO20</text:p>
          </table:table-cell>
          <table:table-cell table:number-columns-repeated="1001"/>
        </table:table-row>
        <table:table-row table:style-name="ro5">
          <table:table-cell table:formula="of:=IF(LEN([.C26])&gt;0;CONCATENATE([.$A$1];&quot;_&quot;;TEXT([.B26];&quot;00&quot;));&quot;&quot;)" office:value-type="string" office:string-value="Teensy32_23" calcext:value-type="string">
            <text:p>Teensy32_23</text:p>
          </table:table-cell>
          <table:table-cell table:formula="of:=IF(LEN([.C26])&gt;0;1+[.B25];&quot;&quot;)" office:value-type="float" office:value="23" calcext:value-type="float">
            <text:p>23</text:p>
          </table:table-cell>
          <table:table-cell table:formula="of:=CONCATENATE(&quot;&quot;;[.N26])" office:value-type="string" office:string-value="A7/SCICSe/RX1b/PWM/DIO21" calcext:value-type="string">
            <text:p>A7/SCICSe/RX1b/PWM/DIO2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CICSe</text:p>
          </table:table-cell>
          <table:table-cell office:value-type="string" calcext:value-type="string">
            <text:p>RX1b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21</text:p>
          </table:table-cell>
          <table:table-cell table:formula="of:=IF(LEN([.E26])&gt;0;IF(LEN([.D26])&gt;0;CONCATENATE([.D26];&quot;/&quot;;[.E26]);[.E26]);CONCATENATE(&quot;&quot;;[.D26]))" office:value-type="string" office:string-value="A7/SCICSe" calcext:value-type="string">
            <text:p>A7/SCICSe</text:p>
          </table:table-cell>
          <table:table-cell table:formula="of:=IF(LEN([.F26])&gt;0;IF(LEN([.J26])&gt;0;CONCATENATE([.J26];&quot;/&quot;;[.F26]);[.F26]);CONCATENATE(&quot;&quot;;[.J26]))" office:value-type="string" office:string-value="A7/SCICSe/RX1b" calcext:value-type="string">
            <text:p>A7/SCICSe/RX1b</text:p>
          </table:table-cell>
          <table:table-cell table:formula="of:=IF(LEN([.G26])&gt;0;IF(LEN([.K26])&gt;0;CONCATENATE([.K26];&quot;/&quot;;[.G26]);[.G26]);CONCATENATE(&quot;&quot;;[.K26]))" office:value-type="string" office:string-value="A7/SCICSe/RX1b" calcext:value-type="string">
            <text:p>A7/SCICSe/RX1b</text:p>
          </table:table-cell>
          <table:table-cell table:formula="of:=IF(LEN([.H26])&gt;0;IF(LEN([.L26])&gt;0;CONCATENATE([.L26];&quot;/&quot;;[.H26]);[.H26]);CONCATENATE(&quot;&quot;;[.L26]))" office:value-type="string" office:string-value="A7/SCICSe/RX1b/PWM" calcext:value-type="string">
            <text:p>A7/SCICSe/RX1b/PWM</text:p>
          </table:table-cell>
          <table:table-cell table:formula="of:=IF(LEN([.I26])&gt;0;IF(LEN([.M26])&gt;0;CONCATENATE([.M26];&quot;/&quot;;[.I26]);[.I26]);CONCATENATE(&quot;&quot;;[.M26]))" office:value-type="string" office:string-value="A7/SCICSe/RX1b/PWM/DIO21" calcext:value-type="string">
            <text:p>A7/SCICSe/RX1b/PWM/DIO21</text:p>
          </table:table-cell>
          <table:table-cell table:number-columns-repeated="1001"/>
        </table:table-row>
        <table:table-row table:style-name="ro5">
          <table:table-cell table:formula="of:=IF(LEN([.C27])&gt;0;CONCATENATE([.$A$1];&quot;_&quot;;TEXT([.B27];&quot;00&quot;));&quot;&quot;)" office:value-type="string" office:string-value="Teensy32_24" calcext:value-type="string">
            <text:p>Teensy32_24</text:p>
          </table:table-cell>
          <table:table-cell table:formula="of:=IF(LEN([.C27])&gt;0;1+[.B26];&quot;&quot;)" office:value-type="float" office:value="24" calcext:value-type="float">
            <text:p>24</text:p>
          </table:table-cell>
          <table:table-cell table:formula="of:=CONCATENATE(&quot;&quot;;[.N27])" office:value-type="string" office:string-value="A8/Touch/PWM/DIO22" calcext:value-type="string">
            <text:p>A8/Touch/PWM/DIO22</text:p>
          </table:table-cell>
          <table:table-cell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22</text:p>
          </table:table-cell>
          <table:table-cell table:formula="of:=IF(LEN([.E27])&gt;0;IF(LEN([.D27])&gt;0;CONCATENATE([.D27];&quot;/&quot;;[.E27]);[.E27]);CONCATENATE(&quot;&quot;;[.D27]))" office:value-type="string" office:string-value="A8" calcext:value-type="string">
            <text:p>A8</text:p>
          </table:table-cell>
          <table:table-cell table:formula="of:=IF(LEN([.F27])&gt;0;IF(LEN([.J27])&gt;0;CONCATENATE([.J27];&quot;/&quot;;[.F27]);[.F27]);CONCATENATE(&quot;&quot;;[.J27]))" office:value-type="string" office:string-value="A8" calcext:value-type="string">
            <text:p>A8</text:p>
          </table:table-cell>
          <table:table-cell table:formula="of:=IF(LEN([.G27])&gt;0;IF(LEN([.K27])&gt;0;CONCATENATE([.K27];&quot;/&quot;;[.G27]);[.G27]);CONCATENATE(&quot;&quot;;[.K27]))" office:value-type="string" office:string-value="A8/Touch" calcext:value-type="string">
            <text:p>A8/Touch</text:p>
          </table:table-cell>
          <table:table-cell table:formula="of:=IF(LEN([.H27])&gt;0;IF(LEN([.L27])&gt;0;CONCATENATE([.L27];&quot;/&quot;;[.H27]);[.H27]);CONCATENATE(&quot;&quot;;[.L27]))" office:value-type="string" office:string-value="A8/Touch/PWM" calcext:value-type="string">
            <text:p>A8/Touch/PWM</text:p>
          </table:table-cell>
          <table:table-cell table:formula="of:=IF(LEN([.I27])&gt;0;IF(LEN([.M27])&gt;0;CONCATENATE([.M27];&quot;/&quot;;[.I27]);[.I27]);CONCATENATE(&quot;&quot;;[.M27]))" office:value-type="string" office:string-value="A8/Touch/PWM/DIO22" calcext:value-type="string">
            <text:p>A8/Touch/PWM/DIO22</text:p>
          </table:table-cell>
          <table:table-cell table:number-columns-repeated="1001"/>
        </table:table-row>
        <table:table-row table:style-name="ro5">
          <table:table-cell table:formula="of:=IF(LEN([.C28])&gt;0;CONCATENATE([.$A$1];&quot;_&quot;;TEXT([.B28];&quot;00&quot;));&quot;&quot;)" office:value-type="string" office:string-value="Teensy32_25" calcext:value-type="string">
            <text:p>Teensy32_25</text:p>
          </table:table-cell>
          <table:table-cell table:formula="of:=IF(LEN([.C28])&gt;0;1+[.B27];&quot;&quot;)" office:value-type="float" office:value="25" calcext:value-type="float">
            <text:p>25</text:p>
          </table:table-cell>
          <table:table-cell table:formula="of:=CONCATENATE(&quot;&quot;;[.N28])" office:value-type="string" office:string-value="A9/Touch/PWM/DIO23" calcext:value-type="string">
            <text:p>A9/Touch/PWM/DIO23</text:p>
          </table:table-cell>
          <table:table-cell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23</text:p>
          </table:table-cell>
          <table:table-cell table:formula="of:=IF(LEN([.E28])&gt;0;IF(LEN([.D28])&gt;0;CONCATENATE([.D28];&quot;/&quot;;[.E28]);[.E28]);CONCATENATE(&quot;&quot;;[.D28]))" office:value-type="string" office:string-value="A9" calcext:value-type="string">
            <text:p>A9</text:p>
          </table:table-cell>
          <table:table-cell table:formula="of:=IF(LEN([.F28])&gt;0;IF(LEN([.J28])&gt;0;CONCATENATE([.J28];&quot;/&quot;;[.F28]);[.F28]);CONCATENATE(&quot;&quot;;[.J28]))" office:value-type="string" office:string-value="A9" calcext:value-type="string">
            <text:p>A9</text:p>
          </table:table-cell>
          <table:table-cell table:formula="of:=IF(LEN([.G28])&gt;0;IF(LEN([.K28])&gt;0;CONCATENATE([.K28];&quot;/&quot;;[.G28]);[.G28]);CONCATENATE(&quot;&quot;;[.K28]))" office:value-type="string" office:string-value="A9/Touch" calcext:value-type="string">
            <text:p>A9/Touch</text:p>
          </table:table-cell>
          <table:table-cell table:formula="of:=IF(LEN([.H28])&gt;0;IF(LEN([.L28])&gt;0;CONCATENATE([.L28];&quot;/&quot;;[.H28]);[.H28]);CONCATENATE(&quot;&quot;;[.L28]))" office:value-type="string" office:string-value="A9/Touch/PWM" calcext:value-type="string">
            <text:p>A9/Touch/PWM</text:p>
          </table:table-cell>
          <table:table-cell table:formula="of:=IF(LEN([.I28])&gt;0;IF(LEN([.M28])&gt;0;CONCATENATE([.M28];&quot;/&quot;;[.I28]);[.I28]);CONCATENATE(&quot;&quot;;[.M28]))" office:value-type="string" office:string-value="A9/Touch/PWM/DIO23" calcext:value-type="string">
            <text:p>A9/Touch/PWM/DIO23</text:p>
          </table:table-cell>
          <table:table-cell table:number-columns-repeated="1001"/>
        </table:table-row>
        <table:table-row table:style-name="ro5">
          <table:table-cell table:formula="of:=IF(LEN([.C29])&gt;0;CONCATENATE([.$A$1];&quot;_&quot;;TEXT([.B29];&quot;00&quot;));&quot;&quot;)" office:value-type="string" office:string-value="Teensy32_26" calcext:value-type="string">
            <text:p>Teensy32_26</text:p>
          </table:table-cell>
          <table:table-cell table:formula="of:=IF(LEN([.C29])&gt;0;1+[.B28];&quot;&quot;)" office:value-type="float" office:value="26" calcext:value-type="float">
            <text:p>26</text:p>
          </table:table-cell>
          <table:table-cell table:formula="of:=CONCATENATE(&quot;&quot;;[.N29])" office:value-type="string" office:string-value="3V3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  <table:table-cell table:formula="of:=IF(LEN([.E29])&gt;0;IF(LEN([.D29])&gt;0;CONCATENATE([.D29];&quot;/&quot;;[.E29]);[.E29]);CONCATENATE(&quot;&quot;;[.D29]))" office:value-type="string" office:string-value="3V3" calcext:value-type="string">
            <text:p>3V3</text:p>
          </table:table-cell>
          <table:table-cell table:formula="of:=IF(LEN([.F29])&gt;0;IF(LEN([.J29])&gt;0;CONCATENATE([.J29];&quot;/&quot;;[.F29]);[.F29]);CONCATENATE(&quot;&quot;;[.J29]))" office:value-type="string" office:string-value="3V3" calcext:value-type="string">
            <text:p>3V3</text:p>
          </table:table-cell>
          <table:table-cell table:formula="of:=IF(LEN([.G29])&gt;0;IF(LEN([.K29])&gt;0;CONCATENATE([.K29];&quot;/&quot;;[.G29]);[.G29]);CONCATENATE(&quot;&quot;;[.K29]))" office:value-type="string" office:string-value="3V3" calcext:value-type="string">
            <text:p>3V3</text:p>
          </table:table-cell>
          <table:table-cell table:formula="of:=IF(LEN([.H29])&gt;0;IF(LEN([.L29])&gt;0;CONCATENATE([.L29];&quot;/&quot;;[.H29]);[.H29]);CONCATENATE(&quot;&quot;;[.L29]))" office:value-type="string" office:string-value="3V3" calcext:value-type="string">
            <text:p>3V3</text:p>
          </table:table-cell>
          <table:table-cell table:formula="of:=IF(LEN([.I29])&gt;0;IF(LEN([.M29])&gt;0;CONCATENATE([.M29];&quot;/&quot;;[.I29]);[.I29]);CONCATENATE(&quot;&quot;;[.M29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30])&gt;0;CONCATENATE([.$A$1];&quot;_&quot;;TEXT([.B30];&quot;00&quot;));&quot;&quot;)" office:value-type="string" office:string-value="Teensy32_27" calcext:value-type="string">
            <text:p>Teensy32_27</text:p>
          </table:table-cell>
          <table:table-cell table:formula="of:=IF(LEN([.C30])&gt;0;1+[.B29];&quot;&quot;)" office:value-type="float" office:value="27" calcext:value-type="float">
            <text:p>27</text:p>
          </table:table-cell>
          <table:table-cell table:formula="of:=CONCATENATE(&quot;&quot;;[.N30])" office:value-type="string" office:string-value="AGND" calcext:value-type="string">
            <text:p>AGND</text:p>
          </table:table-cell>
          <table:table-cell office:value-type="string" calcext:value-type="string">
            <text:p>AGND</text:p>
          </table:table-cell>
          <table:table-cell table:number-columns-repeated="5"/>
          <table:table-cell table:formula="of:=IF(LEN([.E30])&gt;0;IF(LEN([.D30])&gt;0;CONCATENATE([.D30];&quot;/&quot;;[.E30]);[.E30]);CONCATENATE(&quot;&quot;;[.D30]))" office:value-type="string" office:string-value="AGND" calcext:value-type="string">
            <text:p>AGND</text:p>
          </table:table-cell>
          <table:table-cell table:formula="of:=IF(LEN([.F30])&gt;0;IF(LEN([.J30])&gt;0;CONCATENATE([.J30];&quot;/&quot;;[.F30]);[.F30]);CONCATENATE(&quot;&quot;;[.J30]))" office:value-type="string" office:string-value="AGND" calcext:value-type="string">
            <text:p>AGND</text:p>
          </table:table-cell>
          <table:table-cell table:formula="of:=IF(LEN([.G30])&gt;0;IF(LEN([.K30])&gt;0;CONCATENATE([.K30];&quot;/&quot;;[.G30]);[.G30]);CONCATENATE(&quot;&quot;;[.K30]))" office:value-type="string" office:string-value="AGND" calcext:value-type="string">
            <text:p>AGND</text:p>
          </table:table-cell>
          <table:table-cell table:formula="of:=IF(LEN([.H30])&gt;0;IF(LEN([.L30])&gt;0;CONCATENATE([.L30];&quot;/&quot;;[.H30]);[.H30]);CONCATENATE(&quot;&quot;;[.L30]))" office:value-type="string" office:string-value="AGND" calcext:value-type="string">
            <text:p>AGND</text:p>
          </table:table-cell>
          <table:table-cell table:formula="of:=IF(LEN([.I30])&gt;0;IF(LEN([.M30])&gt;0;CONCATENATE([.M30];&quot;/&quot;;[.I30]);[.I30]);CONCATENATE(&quot;&quot;;[.M30]))" office:value-type="string" office:string-value="AGND" calcext:value-type="string">
            <text:p>AGND</text:p>
          </table:table-cell>
          <table:table-cell table:number-columns-repeated="1001"/>
        </table:table-row>
        <table:table-row table:style-name="ro5">
          <table:table-cell table:formula="of:=IF(LEN([.C31])&gt;0;CONCATENATE([.$A$1];&quot;_&quot;;TEXT([.B31];&quot;00&quot;));&quot;&quot;)" office:value-type="string" office:string-value="Teensy32_28" calcext:value-type="string">
            <text:p>Teensy32_28</text:p>
          </table:table-cell>
          <table:table-cell table:formula="of:=IF(LEN([.C31])&gt;0;1+[.B30];&quot;&quot;)" office:value-type="float" office:value="28" calcext:value-type="float">
            <text:p>28</text:p>
          </table:table-cell>
          <table:table-cell table:formula="of:=CONCATENATE(&quot;&quot;;[.N31])" office:value-type="string" office:string-value="Vin" calcext:value-type="string">
            <text:p>Vin</text:p>
          </table:table-cell>
          <table:table-cell/>
          <table:table-cell office:value-type="string" calcext:value-type="string">
            <text:p>Vin</text:p>
          </table:table-cell>
          <table:table-cell table:number-columns-repeated="4"/>
          <table:table-cell table:formula="of:=IF(LEN([.E31])&gt;0;IF(LEN([.D31])&gt;0;CONCATENATE([.D31];&quot;/&quot;;[.E31]);[.E31]);CONCATENATE(&quot;&quot;;[.D31]))" office:value-type="string" office:string-value="Vin" calcext:value-type="string">
            <text:p>Vin</text:p>
          </table:table-cell>
          <table:table-cell table:formula="of:=IF(LEN([.F31])&gt;0;IF(LEN([.J31])&gt;0;CONCATENATE([.J31];&quot;/&quot;;[.F31]);[.F31]);CONCATENATE(&quot;&quot;;[.J31]))" office:value-type="string" office:string-value="Vin" calcext:value-type="string">
            <text:p>Vin</text:p>
          </table:table-cell>
          <table:table-cell table:formula="of:=IF(LEN([.G31])&gt;0;IF(LEN([.K31])&gt;0;CONCATENATE([.K31];&quot;/&quot;;[.G31]);[.G31]);CONCATENATE(&quot;&quot;;[.K31]))" office:value-type="string" office:string-value="Vin" calcext:value-type="string">
            <text:p>Vin</text:p>
          </table:table-cell>
          <table:table-cell table:formula="of:=IF(LEN([.H31])&gt;0;IF(LEN([.L31])&gt;0;CONCATENATE([.L31];&quot;/&quot;;[.H31]);[.H31]);CONCATENATE(&quot;&quot;;[.L31]))" office:value-type="string" office:string-value="Vin" calcext:value-type="string">
            <text:p>Vin</text:p>
          </table:table-cell>
          <table:table-cell table:formula="of:=IF(LEN([.I31])&gt;0;IF(LEN([.M31])&gt;0;CONCATENATE([.M31];&quot;/&quot;;[.I31]);[.I31]);CONCATENATE(&quot;&quot;;[.M31]))" office:value-type="string" office:string-value="Vin" calcext:value-type="string">
            <text:p>Vin</text:p>
          </table:table-cell>
          <table:table-cell table:number-columns-repeated="1001"/>
        </table:table-row>
        <table:table-row table:style-name="ro5">
          <table:table-cell table:formula="of:=IF(LEN([.C32])&gt;0;CONCATENATE([.$A$1];&quot;_&quot;;TEXT([.B32];&quot;00&quot;));&quot;&quot;)" office:value-type="string" office:string-value="Teensy32_29" calcext:value-type="string">
            <text:p>Teensy32_29</text:p>
          </table:table-cell>
          <table:table-cell table:formula="of:=IF(LEN([.C32])&gt;0;1+[.B31];&quot;&quot;)" office:value-type="float" office:value="29" calcext:value-type="float">
            <text:p>29</text:p>
          </table:table-cell>
          <table:table-cell table:formula="of:=CONCATENATE(&quot;&quot;;[.N32])" office:value-type="string" office:string-value="Vbat" calcext:value-type="string">
            <text:p>Vbat</text:p>
          </table:table-cell>
          <table:table-cell/>
          <table:table-cell office:value-type="string" calcext:value-type="string">
            <text:p>Vbat</text:p>
          </table:table-cell>
          <table:table-cell table:number-columns-repeated="4"/>
          <table:table-cell table:formula="of:=IF(LEN([.E32])&gt;0;IF(LEN([.D32])&gt;0;CONCATENATE([.D32];&quot;/&quot;;[.E32]);[.E32]);CONCATENATE(&quot;&quot;;[.D32]))" office:value-type="string" office:string-value="Vbat" calcext:value-type="string">
            <text:p>Vbat</text:p>
          </table:table-cell>
          <table:table-cell table:formula="of:=IF(LEN([.F32])&gt;0;IF(LEN([.J32])&gt;0;CONCATENATE([.J32];&quot;/&quot;;[.F32]);[.F32]);CONCATENATE(&quot;&quot;;[.J32]))" office:value-type="string" office:string-value="Vbat" calcext:value-type="string">
            <text:p>Vbat</text:p>
          </table:table-cell>
          <table:table-cell table:formula="of:=IF(LEN([.G32])&gt;0;IF(LEN([.K32])&gt;0;CONCATENATE([.K32];&quot;/&quot;;[.G32]);[.G32]);CONCATENATE(&quot;&quot;;[.K32]))" office:value-type="string" office:string-value="Vbat" calcext:value-type="string">
            <text:p>Vbat</text:p>
          </table:table-cell>
          <table:table-cell table:formula="of:=IF(LEN([.H32])&gt;0;IF(LEN([.L32])&gt;0;CONCATENATE([.L32];&quot;/&quot;;[.H32]);[.H32]);CONCATENATE(&quot;&quot;;[.L32]))" office:value-type="string" office:string-value="Vbat" calcext:value-type="string">
            <text:p>Vbat</text:p>
          </table:table-cell>
          <table:table-cell table:formula="of:=IF(LEN([.I32])&gt;0;IF(LEN([.M32])&gt;0;CONCATENATE([.M32];&quot;/&quot;;[.I32]);[.I32]);CONCATENATE(&quot;&quot;;[.M32]))" office:value-type="string" office:string-value="Vbat" calcext:value-type="string">
            <text:p>Vbat</text:p>
          </table:table-cell>
          <table:table-cell table:number-columns-repeated="1001"/>
        </table:table-row>
        <table:table-row table:style-name="ro5">
          <table:table-cell table:formula="of:=IF(LEN([.C33])&gt;0;CONCATENATE([.$A$1];&quot;_&quot;;TEXT([.B33];&quot;00&quot;));&quot;&quot;)" office:value-type="string" office:string-value="Teensy32_30" calcext:value-type="string">
            <text:p>Teensy32_30</text:p>
          </table:table-cell>
          <table:table-cell table:formula="of:=IF(LEN([.C33])&gt;0;1+[.B32];&quot;&quot;)" office:value-type="float" office:value="30" calcext:value-type="float">
            <text:p>30</text:p>
          </table:table-cell>
          <table:table-cell table:formula="of:=CONCATENATE(&quot;&quot;;[.N33])" office:value-type="string" office:string-value="3V3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  <table:table-cell table:formula="of:=IF(LEN([.E33])&gt;0;IF(LEN([.D33])&gt;0;CONCATENATE([.D33];&quot;/&quot;;[.E33]);[.E33]);CONCATENATE(&quot;&quot;;[.D33]))" office:value-type="string" office:string-value="3V3" calcext:value-type="string">
            <text:p>3V3</text:p>
          </table:table-cell>
          <table:table-cell table:formula="of:=IF(LEN([.F33])&gt;0;IF(LEN([.J33])&gt;0;CONCATENATE([.J33];&quot;/&quot;;[.F33]);[.F33]);CONCATENATE(&quot;&quot;;[.J33]))" office:value-type="string" office:string-value="3V3" calcext:value-type="string">
            <text:p>3V3</text:p>
          </table:table-cell>
          <table:table-cell table:formula="of:=IF(LEN([.G33])&gt;0;IF(LEN([.K33])&gt;0;CONCATENATE([.K33];&quot;/&quot;;[.G33]);[.G33]);CONCATENATE(&quot;&quot;;[.K33]))" office:value-type="string" office:string-value="3V3" calcext:value-type="string">
            <text:p>3V3</text:p>
          </table:table-cell>
          <table:table-cell table:formula="of:=IF(LEN([.H33])&gt;0;IF(LEN([.L33])&gt;0;CONCATENATE([.L33];&quot;/&quot;;[.H33]);[.H33]);CONCATENATE(&quot;&quot;;[.L33]))" office:value-type="string" office:string-value="3V3" calcext:value-type="string">
            <text:p>3V3</text:p>
          </table:table-cell>
          <table:table-cell table:formula="of:=IF(LEN([.I33])&gt;0;IF(LEN([.M33])&gt;0;CONCATENATE([.M33];&quot;/&quot;;[.I33]);[.I33]);CONCATENATE(&quot;&quot;;[.M33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34])&gt;0;CONCATENATE([.$A$1];&quot;_&quot;;TEXT([.B34];&quot;00&quot;));&quot;&quot;)" office:value-type="string" office:string-value="Teensy32_31" calcext:value-type="string">
            <text:p>Teensy32_31</text:p>
          </table:table-cell>
          <table:table-cell table:formula="of:=IF(LEN([.C34])&gt;0;1+[.B33];&quot;&quot;)" office:value-type="float" office:value="31" calcext:value-type="float">
            <text:p>31</text:p>
          </table:table-cell>
          <table:table-cell table:formula="of:=CONCATENATE(&quot;&quot;;[.N34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4])&gt;0;IF(LEN([.D34])&gt;0;CONCATENATE([.D34];&quot;/&quot;;[.E34]);[.E34]);CONCATENATE(&quot;&quot;;[.D34]))" office:value-type="string" office:string-value="GND" calcext:value-type="string">
            <text:p>GND</text:p>
          </table:table-cell>
          <table:table-cell table:formula="of:=IF(LEN([.F34])&gt;0;IF(LEN([.J34])&gt;0;CONCATENATE([.J34];&quot;/&quot;;[.F34]);[.F34]);CONCATENATE(&quot;&quot;;[.J34]))" office:value-type="string" office:string-value="GND" calcext:value-type="string">
            <text:p>GND</text:p>
          </table:table-cell>
          <table:table-cell table:formula="of:=IF(LEN([.G34])&gt;0;IF(LEN([.K34])&gt;0;CONCATENATE([.K34];&quot;/&quot;;[.G34]);[.G34]);CONCATENATE(&quot;&quot;;[.K34]))" office:value-type="string" office:string-value="GND" calcext:value-type="string">
            <text:p>GND</text:p>
          </table:table-cell>
          <table:table-cell table:formula="of:=IF(LEN([.H34])&gt;0;IF(LEN([.L34])&gt;0;CONCATENATE([.L34];&quot;/&quot;;[.H34]);[.H34]);CONCATENATE(&quot;&quot;;[.L34]))" office:value-type="string" office:string-value="GND" calcext:value-type="string">
            <text:p>GND</text:p>
          </table:table-cell>
          <table:table-cell table:formula="of:=IF(LEN([.I34])&gt;0;IF(LEN([.M34])&gt;0;CONCATENATE([.M34];&quot;/&quot;;[.I34]);[.I34]);CONCATENATE(&quot;&quot;;[.M34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5])&gt;0;CONCATENATE([.$A$1];&quot;_&quot;;TEXT([.B35];&quot;00&quot;));&quot;&quot;)" office:value-type="string" office:string-value="Teensy32_32" calcext:value-type="string">
            <text:p>Teensy32_32</text:p>
          </table:table-cell>
          <table:table-cell table:formula="of:=IF(LEN([.C35])&gt;0;1+[.B34];&quot;&quot;)" office:value-type="float" office:value="32" calcext:value-type="float">
            <text:p>32</text:p>
          </table:table-cell>
          <table:table-cell table:formula="of:=CONCATENATE(&quot;&quot;;[.N35])" office:value-type="string" office:string-value="Program" calcext:value-type="string">
            <text:p>Program</text:p>
          </table:table-cell>
          <table:table-cell/>
          <table:table-cell office:value-type="string" calcext:value-type="string">
            <text:p>Program</text:p>
          </table:table-cell>
          <table:table-cell table:number-columns-repeated="4"/>
          <table:table-cell table:formula="of:=IF(LEN([.E35])&gt;0;IF(LEN([.D35])&gt;0;CONCATENATE([.D35];&quot;/&quot;;[.E35]);[.E35]);CONCATENATE(&quot;&quot;;[.D35]))" office:value-type="string" office:string-value="Program" calcext:value-type="string">
            <text:p>Program</text:p>
          </table:table-cell>
          <table:table-cell table:formula="of:=IF(LEN([.F35])&gt;0;IF(LEN([.J35])&gt;0;CONCATENATE([.J35];&quot;/&quot;;[.F35]);[.F35]);CONCATENATE(&quot;&quot;;[.J35]))" office:value-type="string" office:string-value="Program" calcext:value-type="string">
            <text:p>Program</text:p>
          </table:table-cell>
          <table:table-cell table:formula="of:=IF(LEN([.G35])&gt;0;IF(LEN([.K35])&gt;0;CONCATENATE([.K35];&quot;/&quot;;[.G35]);[.G35]);CONCATENATE(&quot;&quot;;[.K35]))" office:value-type="string" office:string-value="Program" calcext:value-type="string">
            <text:p>Program</text:p>
          </table:table-cell>
          <table:table-cell table:formula="of:=IF(LEN([.H35])&gt;0;IF(LEN([.L35])&gt;0;CONCATENATE([.L35];&quot;/&quot;;[.H35]);[.H35]);CONCATENATE(&quot;&quot;;[.L35]))" office:value-type="string" office:string-value="Program" calcext:value-type="string">
            <text:p>Program</text:p>
          </table:table-cell>
          <table:table-cell table:formula="of:=IF(LEN([.I35])&gt;0;IF(LEN([.M35])&gt;0;CONCATENATE([.M35];&quot;/&quot;;[.I35]);[.I35]);CONCATENATE(&quot;&quot;;[.M35]))" office:value-type="string" office:string-value="Program" calcext:value-type="string">
            <text:p>Program</text:p>
          </table:table-cell>
          <table:table-cell table:number-columns-repeated="1001"/>
        </table:table-row>
        <table:table-row table:style-name="ro5">
          <table:table-cell table:formula="of:=IF(LEN([.C36])&gt;0;CONCATENATE([.$A$1];&quot;_&quot;;TEXT([.B36];&quot;00&quot;));&quot;&quot;)" office:value-type="string" office:string-value="Teensy32_33" calcext:value-type="string">
            <text:p>Teensy32_33</text:p>
          </table:table-cell>
          <table:table-cell table:formula="of:=IF(LEN([.C36])&gt;0;1+[.B35];&quot;&quot;)" office:value-type="float" office:value="33" calcext:value-type="float">
            <text:p>33</text:p>
          </table:table-cell>
          <table:table-cell table:formula="of:=CONCATENATE(&quot;&quot;;[.N36])" office:value-type="string" office:string-value="A14/DAC" calcext:value-type="string">
            <text:p>A14/DAC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DAC</text:p>
          </table:table-cell>
          <table:table-cell table:number-columns-repeated="4"/>
          <table:table-cell table:formula="of:=IF(LEN([.E36])&gt;0;IF(LEN([.D36])&gt;0;CONCATENATE([.D36];&quot;/&quot;;[.E36]);[.E36]);CONCATENATE(&quot;&quot;;[.D36]))" office:value-type="string" office:string-value="A14/DAC" calcext:value-type="string">
            <text:p>A14/DAC</text:p>
          </table:table-cell>
          <table:table-cell table:formula="of:=IF(LEN([.F36])&gt;0;IF(LEN([.J36])&gt;0;CONCATENATE([.J36];&quot;/&quot;;[.F36]);[.F36]);CONCATENATE(&quot;&quot;;[.J36]))" office:value-type="string" office:string-value="A14/DAC" calcext:value-type="string">
            <text:p>A14/DAC</text:p>
          </table:table-cell>
          <table:table-cell table:formula="of:=IF(LEN([.G36])&gt;0;IF(LEN([.K36])&gt;0;CONCATENATE([.K36];&quot;/&quot;;[.G36]);[.G36]);CONCATENATE(&quot;&quot;;[.K36]))" office:value-type="string" office:string-value="A14/DAC" calcext:value-type="string">
            <text:p>A14/DAC</text:p>
          </table:table-cell>
          <table:table-cell table:formula="of:=IF(LEN([.H36])&gt;0;IF(LEN([.L36])&gt;0;CONCATENATE([.L36];&quot;/&quot;;[.H36]);[.H36]);CONCATENATE(&quot;&quot;;[.L36]))" office:value-type="string" office:string-value="A14/DAC" calcext:value-type="string">
            <text:p>A14/DAC</text:p>
          </table:table-cell>
          <table:table-cell table:formula="of:=IF(LEN([.I36])&gt;0;IF(LEN([.M36])&gt;0;CONCATENATE([.M36];&quot;/&quot;;[.I36]);[.I36]);CONCATENATE(&quot;&quot;;[.M36]))" office:value-type="string" office:string-value="A14/DAC" calcext:value-type="string">
            <text:p>A14/DAC</text:p>
          </table:table-cell>
          <table:table-cell table:number-columns-repeated="1001"/>
        </table:table-row>
        <table:table-row table:style-name="ro5">
          <table:table-cell table:formula="of:=IF(LEN([.C37])&gt;0;CONCATENATE([.$A$1];&quot;_&quot;;TEXT([.B37];&quot;00&quot;));&quot;&quot;)" office:value-type="string" office:string-value="Teensy32_34" calcext:value-type="string">
            <text:p>Teensy32_34</text:p>
          </table:table-cell>
          <table:table-cell table:formula="of:=IF(LEN([.C37])&gt;0;1+[.B36];&quot;&quot;)" office:value-type="float" office:value="34" calcext:value-type="float">
            <text:p>34</text:p>
          </table:table-cell>
          <table:table-cell table:formula="of:=CONCATENATE(&quot;&quot;;[.N37])" office:value-type="string" office:string-value="A12" calcext:value-type="string">
            <text:p>A12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formula="of:=IF(LEN([.E37])&gt;0;IF(LEN([.D37])&gt;0;CONCATENATE([.D37];&quot;/&quot;;[.E37]);[.E37]);CONCATENATE(&quot;&quot;;[.D37]))" office:value-type="string" office:string-value="A12" calcext:value-type="string">
            <text:p>A12</text:p>
          </table:table-cell>
          <table:table-cell table:formula="of:=IF(LEN([.F37])&gt;0;IF(LEN([.J37])&gt;0;CONCATENATE([.J37];&quot;/&quot;;[.F37]);[.F37]);CONCATENATE(&quot;&quot;;[.J37]))" office:value-type="string" office:string-value="A12" calcext:value-type="string">
            <text:p>A12</text:p>
          </table:table-cell>
          <table:table-cell table:formula="of:=IF(LEN([.G37])&gt;0;IF(LEN([.K37])&gt;0;CONCATENATE([.K37];&quot;/&quot;;[.G37]);[.G37]);CONCATENATE(&quot;&quot;;[.K37]))" office:value-type="string" office:string-value="A12" calcext:value-type="string">
            <text:p>A12</text:p>
          </table:table-cell>
          <table:table-cell table:formula="of:=IF(LEN([.H37])&gt;0;IF(LEN([.L37])&gt;0;CONCATENATE([.L37];&quot;/&quot;;[.H37]);[.H37]);CONCATENATE(&quot;&quot;;[.L37]))" office:value-type="string" office:string-value="A12" calcext:value-type="string">
            <text:p>A12</text:p>
          </table:table-cell>
          <table:table-cell table:formula="of:=IF(LEN([.I37])&gt;0;IF(LEN([.M37])&gt;0;CONCATENATE([.M37];&quot;/&quot;;[.I37]);[.I37]);CONCATENATE(&quot;&quot;;[.M37]))" office:value-type="string" office:string-value="A12" calcext:value-type="string">
            <text:p>A12</text:p>
          </table:table-cell>
          <table:table-cell table:number-columns-repeated="1001"/>
        </table:table-row>
        <table:table-row table:style-name="ro5">
          <table:table-cell table:formula="of:=IF(LEN([.C38])&gt;0;CONCATENATE([.$A$1];&quot;_&quot;;TEXT([.B38];&quot;00&quot;));&quot;&quot;)" office:value-type="string" office:string-value="Teensy32_35" calcext:value-type="string">
            <text:p>Teensy32_35</text:p>
          </table:table-cell>
          <table:table-cell table:formula="of:=IF(LEN([.C38])&gt;0;1+[.B37];&quot;&quot;)" office:value-type="float" office:value="35" calcext:value-type="float">
            <text:p>35</text:p>
          </table:table-cell>
          <table:table-cell table:formula="of:=CONCATENATE(&quot;&quot;;[.N38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8])&gt;0;IF(LEN([.D38])&gt;0;CONCATENATE([.D38];&quot;/&quot;;[.E38]);[.E38]);CONCATENATE(&quot;&quot;;[.D38]))" office:value-type="string" office:string-value="GND" calcext:value-type="string">
            <text:p>GND</text:p>
          </table:table-cell>
          <table:table-cell table:formula="of:=IF(LEN([.F38])&gt;0;IF(LEN([.J38])&gt;0;CONCATENATE([.J38];&quot;/&quot;;[.F38]);[.F38]);CONCATENATE(&quot;&quot;;[.J38]))" office:value-type="string" office:string-value="GND" calcext:value-type="string">
            <text:p>GND</text:p>
          </table:table-cell>
          <table:table-cell table:formula="of:=IF(LEN([.G38])&gt;0;IF(LEN([.K38])&gt;0;CONCATENATE([.K38];&quot;/&quot;;[.G38]);[.G38]);CONCATENATE(&quot;&quot;;[.K38]))" office:value-type="string" office:string-value="GND" calcext:value-type="string">
            <text:p>GND</text:p>
          </table:table-cell>
          <table:table-cell table:formula="of:=IF(LEN([.H38])&gt;0;IF(LEN([.L38])&gt;0;CONCATENATE([.L38];&quot;/&quot;;[.H38]);[.H38]);CONCATENATE(&quot;&quot;;[.L38]))" office:value-type="string" office:string-value="GND" calcext:value-type="string">
            <text:p>GND</text:p>
          </table:table-cell>
          <table:table-cell table:formula="of:=IF(LEN([.I38])&gt;0;IF(LEN([.M38])&gt;0;CONCATENATE([.M38];&quot;/&quot;;[.I38]);[.I38]);CONCATENATE(&quot;&quot;;[.M38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9])&gt;0;CONCATENATE([.$A$1];&quot;_&quot;;TEXT([.B39];&quot;00&quot;));&quot;&quot;)" office:value-type="string" office:string-value="Teensy32_36" calcext:value-type="string">
            <text:p>Teensy32_36</text:p>
          </table:table-cell>
          <table:table-cell table:formula="of:=IF(LEN([.C39])&gt;0;1+[.B38];&quot;&quot;)" office:value-type="float" office:value="36" calcext:value-type="float">
            <text:p>36</text:p>
          </table:table-cell>
          <table:table-cell table:formula="of:=CONCATENATE(&quot;&quot;;[.N39])" office:value-type="string" office:string-value="DIO24" calcext:value-type="string">
            <text:p>DIO24</text:p>
          </table:table-cell>
          <table:table-cell table:number-columns-repeated="5"/>
          <table:table-cell office:value-type="string" calcext:value-type="string">
            <text:p>DIO24</text:p>
          </table:table-cell>
          <table:table-cell table:formula="of:=IF(LEN([.E39])&gt;0;IF(LEN([.D39])&gt;0;CONCATENATE([.D39];&quot;/&quot;;[.E39]);[.E39]);CONCATENATE(&quot;&quot;;[.D39]))">
            <text:p/>
          </table:table-cell>
          <table:table-cell table:formula="of:=IF(LEN([.F39])&gt;0;IF(LEN([.J39])&gt;0;CONCATENATE([.J39];&quot;/&quot;;[.F39]);[.F39]);CONCATENATE(&quot;&quot;;[.J39]))">
            <text:p/>
          </table:table-cell>
          <table:table-cell table:formula="of:=IF(LEN([.G39])&gt;0;IF(LEN([.K39])&gt;0;CONCATENATE([.K39];&quot;/&quot;;[.G39]);[.G39]);CONCATENATE(&quot;&quot;;[.K39]))">
            <text:p/>
          </table:table-cell>
          <table:table-cell table:formula="of:=IF(LEN([.H39])&gt;0;IF(LEN([.L39])&gt;0;CONCATENATE([.L39];&quot;/&quot;;[.H39]);[.H39]);CONCATENATE(&quot;&quot;;[.L39]))">
            <text:p/>
          </table:table-cell>
          <table:table-cell table:formula="of:=IF(LEN([.I39])&gt;0;IF(LEN([.M39])&gt;0;CONCATENATE([.M39];&quot;/&quot;;[.I39]);[.I39]);CONCATENATE(&quot;&quot;;[.M39]))" office:value-type="string" office:string-value="DIO24" calcext:value-type="string">
            <text:p>DIO24</text:p>
          </table:table-cell>
          <table:table-cell table:number-columns-repeated="1001"/>
        </table:table-row>
        <table:table-row table:style-name="ro5">
          <table:table-cell table:formula="of:=IF(LEN([.C40])&gt;0;CONCATENATE([.$A$1];&quot;_&quot;;TEXT([.B40];&quot;00&quot;));&quot;&quot;)" office:value-type="string" office:string-value="Teensy32_37" calcext:value-type="string">
            <text:p>Teensy32_37</text:p>
          </table:table-cell>
          <table:table-cell table:formula="of:=IF(LEN([.C40])&gt;0;1+[.B39];&quot;&quot;)" office:value-type="float" office:value="37" calcext:value-type="float">
            <text:p>37</text:p>
          </table:table-cell>
          <table:table-cell table:formula="of:=CONCATENATE(&quot;&quot;;[.N40])" office:value-type="string" office:string-value="Touch/PWM/DIO25" calcext:value-type="string">
            <text:p>Touch/PWM/DIO25</text:p>
          </table:table-cell>
          <table:table-cell table:number-columns-repeated="3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25</text:p>
          </table:table-cell>
          <table:table-cell table:formula="of:=IF(LEN([.E40])&gt;0;IF(LEN([.D40])&gt;0;CONCATENATE([.D40];&quot;/&quot;;[.E40]);[.E40]);CONCATENATE(&quot;&quot;;[.D40]))">
            <text:p/>
          </table:table-cell>
          <table:table-cell table:formula="of:=IF(LEN([.F40])&gt;0;IF(LEN([.J40])&gt;0;CONCATENATE([.J40];&quot;/&quot;;[.F40]);[.F40]);CONCATENATE(&quot;&quot;;[.J40]))">
            <text:p/>
          </table:table-cell>
          <table:table-cell table:formula="of:=IF(LEN([.G40])&gt;0;IF(LEN([.K40])&gt;0;CONCATENATE([.K40];&quot;/&quot;;[.G40]);[.G40]);CONCATENATE(&quot;&quot;;[.K40]))" office:value-type="string" office:string-value="Touch" calcext:value-type="string">
            <text:p>Touch</text:p>
          </table:table-cell>
          <table:table-cell table:formula="of:=IF(LEN([.H40])&gt;0;IF(LEN([.L40])&gt;0;CONCATENATE([.L40];&quot;/&quot;;[.H40]);[.H40]);CONCATENATE(&quot;&quot;;[.L40]))" office:value-type="string" office:string-value="Touch/PWM" calcext:value-type="string">
            <text:p>Touch/PWM</text:p>
          </table:table-cell>
          <table:table-cell table:formula="of:=IF(LEN([.I40])&gt;0;IF(LEN([.M40])&gt;0;CONCATENATE([.M40];&quot;/&quot;;[.I40]);[.I40]);CONCATENATE(&quot;&quot;;[.M40]))" office:value-type="string" office:string-value="Touch/PWM/DIO25" calcext:value-type="string">
            <text:p>Touch/PWM/DIO25</text:p>
          </table:table-cell>
          <table:table-cell table:number-columns-repeated="1001"/>
        </table:table-row>
        <table:table-row table:style-name="ro5">
          <table:table-cell table:formula="of:=IF(LEN([.C41])&gt;0;CONCATENATE([.$A$1];&quot;_&quot;;TEXT([.B41];&quot;00&quot;));&quot;&quot;)" office:value-type="string" office:string-value="Teensy32_38" calcext:value-type="string">
            <text:p>Teensy32_38</text:p>
          </table:table-cell>
          <table:table-cell table:formula="of:=IF(LEN([.C41])&gt;0;1+[.B40];&quot;&quot;)" office:value-type="float" office:value="38" calcext:value-type="float">
            <text:p>38</text:p>
          </table:table-cell>
          <table:table-cell table:formula="of:=CONCATENATE(&quot;&quot;;[.N41])" office:value-type="string" office:string-value="A15/RX2b/DIO26" calcext:value-type="string">
            <text:p>A15/RX2b/DIO26</text:p>
          </table:table-cell>
          <table:table-cell office:value-type="string" calcext:value-type="string">
            <text:p>A15</text:p>
          </table:table-cell>
          <table:table-cell/>
          <table:table-cell office:value-type="string" calcext:value-type="string">
            <text:p>RX2b</text:p>
          </table:table-cell>
          <table:table-cell table:number-columns-repeated="2"/>
          <table:table-cell office:value-type="string" calcext:value-type="string">
            <text:p>DIO26</text:p>
          </table:table-cell>
          <table:table-cell table:formula="of:=IF(LEN([.E41])&gt;0;IF(LEN([.D41])&gt;0;CONCATENATE([.D41];&quot;/&quot;;[.E41]);[.E41]);CONCATENATE(&quot;&quot;;[.D41]))" office:value-type="string" office:string-value="A15" calcext:value-type="string">
            <text:p>A15</text:p>
          </table:table-cell>
          <table:table-cell table:formula="of:=IF(LEN([.F41])&gt;0;IF(LEN([.J41])&gt;0;CONCATENATE([.J41];&quot;/&quot;;[.F41]);[.F41]);CONCATENATE(&quot;&quot;;[.J41]))" office:value-type="string" office:string-value="A15/RX2b" calcext:value-type="string">
            <text:p>A15/RX2b</text:p>
          </table:table-cell>
          <table:table-cell table:formula="of:=IF(LEN([.G41])&gt;0;IF(LEN([.K41])&gt;0;CONCATENATE([.K41];&quot;/&quot;;[.G41]);[.G41]);CONCATENATE(&quot;&quot;;[.K41]))" office:value-type="string" office:string-value="A15/RX2b" calcext:value-type="string">
            <text:p>A15/RX2b</text:p>
          </table:table-cell>
          <table:table-cell table:formula="of:=IF(LEN([.H41])&gt;0;IF(LEN([.L41])&gt;0;CONCATENATE([.L41];&quot;/&quot;;[.H41]);[.H41]);CONCATENATE(&quot;&quot;;[.L41]))" office:value-type="string" office:string-value="A15/RX2b" calcext:value-type="string">
            <text:p>A15/RX2b</text:p>
          </table:table-cell>
          <table:table-cell table:formula="of:=IF(LEN([.I41])&gt;0;IF(LEN([.M41])&gt;0;CONCATENATE([.M41];&quot;/&quot;;[.I41]);[.I41]);CONCATENATE(&quot;&quot;;[.M41]))" office:value-type="string" office:string-value="A15/RX2b/DIO26" calcext:value-type="string">
            <text:p>A15/RX2b/DIO26</text:p>
          </table:table-cell>
          <table:table-cell table:number-columns-repeated="1001"/>
        </table:table-row>
        <table:table-row table:style-name="ro5">
          <table:table-cell table:formula="of:=IF(LEN([.C42])&gt;0;CONCATENATE([.$A$1];&quot;_&quot;;TEXT([.B42];&quot;00&quot;));&quot;&quot;)" office:value-type="string" office:string-value="Teensy32_39" calcext:value-type="string">
            <text:p>Teensy32_39</text:p>
          </table:table-cell>
          <table:table-cell table:formula="of:=IF(LEN([.C42])&gt;0;1+[.B41];&quot;&quot;)" office:value-type="float" office:value="39" calcext:value-type="float">
            <text:p>39</text:p>
          </table:table-cell>
          <table:table-cell table:formula="of:=CONCATENATE(&quot;&quot;;[.N42])" office:value-type="string" office:string-value="A16/DIO27" calcext:value-type="string">
            <text:p>A16/DIO27</text:p>
          </table:table-cell>
          <table:table-cell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DIO27</text:p>
          </table:table-cell>
          <table:table-cell table:formula="of:=IF(LEN([.E42])&gt;0;IF(LEN([.D42])&gt;0;CONCATENATE([.D42];&quot;/&quot;;[.E42]);[.E42]);CONCATENATE(&quot;&quot;;[.D42]))" office:value-type="string" office:string-value="A16" calcext:value-type="string">
            <text:p>A16</text:p>
          </table:table-cell>
          <table:table-cell table:formula="of:=IF(LEN([.F42])&gt;0;IF(LEN([.J42])&gt;0;CONCATENATE([.J42];&quot;/&quot;;[.F42]);[.F42]);CONCATENATE(&quot;&quot;;[.J42]))" office:value-type="string" office:string-value="A16" calcext:value-type="string">
            <text:p>A16</text:p>
          </table:table-cell>
          <table:table-cell table:formula="of:=IF(LEN([.G42])&gt;0;IF(LEN([.K42])&gt;0;CONCATENATE([.K42];&quot;/&quot;;[.G42]);[.G42]);CONCATENATE(&quot;&quot;;[.K42]))" office:value-type="string" office:string-value="A16" calcext:value-type="string">
            <text:p>A16</text:p>
          </table:table-cell>
          <table:table-cell table:formula="of:=IF(LEN([.H42])&gt;0;IF(LEN([.L42])&gt;0;CONCATENATE([.L42];&quot;/&quot;;[.H42]);[.H42]);CONCATENATE(&quot;&quot;;[.L42]))" office:value-type="string" office:string-value="A16" calcext:value-type="string">
            <text:p>A16</text:p>
          </table:table-cell>
          <table:table-cell table:formula="of:=IF(LEN([.I42])&gt;0;IF(LEN([.M42])&gt;0;CONCATENATE([.M42];&quot;/&quot;;[.I42]);[.I42]);CONCATENATE(&quot;&quot;;[.M42]))" office:value-type="string" office:string-value="A16/DIO27" calcext:value-type="string">
            <text:p>A16/DIO27</text:p>
          </table:table-cell>
          <table:table-cell table:number-columns-repeated="1001"/>
        </table:table-row>
        <table:table-row table:style-name="ro5">
          <table:table-cell table:formula="of:=IF(LEN([.C43])&gt;0;CONCATENATE([.$A$1];&quot;_&quot;;TEXT([.B43];&quot;00&quot;));&quot;&quot;)" office:value-type="string" office:string-value="Teensy32_40" calcext:value-type="string">
            <text:p>Teensy32_40</text:p>
          </table:table-cell>
          <table:table-cell table:formula="of:=IF(LEN([.C43])&gt;0;1+[.B42];&quot;&quot;)" office:value-type="float" office:value="40" calcext:value-type="float">
            <text:p>40</text:p>
          </table:table-cell>
          <table:table-cell table:formula="of:=CONCATENATE(&quot;&quot;;[.N43])" office:value-type="string" office:string-value="A17/DIO28" calcext:value-type="string">
            <text:p>A17/DIO28</text:p>
          </table:table-cell>
          <table:table-cell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DIO28</text:p>
          </table:table-cell>
          <table:table-cell table:formula="of:=IF(LEN([.E43])&gt;0;IF(LEN([.D43])&gt;0;CONCATENATE([.D43];&quot;/&quot;;[.E43]);[.E43]);CONCATENATE(&quot;&quot;;[.D43]))" office:value-type="string" office:string-value="A17" calcext:value-type="string">
            <text:p>A17</text:p>
          </table:table-cell>
          <table:table-cell table:formula="of:=IF(LEN([.F43])&gt;0;IF(LEN([.J43])&gt;0;CONCATENATE([.J43];&quot;/&quot;;[.F43]);[.F43]);CONCATENATE(&quot;&quot;;[.J43]))" office:value-type="string" office:string-value="A17" calcext:value-type="string">
            <text:p>A17</text:p>
          </table:table-cell>
          <table:table-cell table:formula="of:=IF(LEN([.G43])&gt;0;IF(LEN([.K43])&gt;0;CONCATENATE([.K43];&quot;/&quot;;[.G43]);[.G43]);CONCATENATE(&quot;&quot;;[.K43]))" office:value-type="string" office:string-value="A17" calcext:value-type="string">
            <text:p>A17</text:p>
          </table:table-cell>
          <table:table-cell table:formula="of:=IF(LEN([.H43])&gt;0;IF(LEN([.L43])&gt;0;CONCATENATE([.L43];&quot;/&quot;;[.H43]);[.H43]);CONCATENATE(&quot;&quot;;[.L43]))" office:value-type="string" office:string-value="A17" calcext:value-type="string">
            <text:p>A17</text:p>
          </table:table-cell>
          <table:table-cell table:formula="of:=IF(LEN([.I43])&gt;0;IF(LEN([.M43])&gt;0;CONCATENATE([.M43];&quot;/&quot;;[.I43]);[.I43]);CONCATENATE(&quot;&quot;;[.M43]))" office:value-type="string" office:string-value="A17/DIO28" calcext:value-type="string">
            <text:p>A17/DIO28</text:p>
          </table:table-cell>
          <table:table-cell table:number-columns-repeated="1001"/>
        </table:table-row>
        <table:table-row table:style-name="ro5">
          <table:table-cell table:formula="of:=IF(LEN([.C44])&gt;0;CONCATENATE([.$A$1];&quot;_&quot;;TEXT([.B44];&quot;00&quot;));&quot;&quot;)" office:value-type="string" office:string-value="Teensy32_41" calcext:value-type="string">
            <text:p>Teensy32_41</text:p>
          </table:table-cell>
          <table:table-cell table:formula="of:=IF(LEN([.C44])&gt;0;1+[.B43];&quot;&quot;)" office:value-type="float" office:value="41" calcext:value-type="float">
            <text:p>41</text:p>
          </table:table-cell>
          <table:table-cell table:formula="of:=CONCATENATE(&quot;&quot;;[.N44])" office:value-type="string" office:string-value="A18/I2CSCL1/DIO29" calcext:value-type="string">
            <text:p>A18/I2CSCL1/DIO2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I2CSCL1</text:p>
          </table:table-cell>
          <table:table-cell table:number-columns-repeated="3"/>
          <table:table-cell office:value-type="string" calcext:value-type="string">
            <text:p>DIO29</text:p>
          </table:table-cell>
          <table:table-cell table:formula="of:=IF(LEN([.E44])&gt;0;IF(LEN([.D44])&gt;0;CONCATENATE([.D44];&quot;/&quot;;[.E44]);[.E44]);CONCATENATE(&quot;&quot;;[.D44]))" office:value-type="string" office:string-value="A18/I2CSCL1" calcext:value-type="string">
            <text:p>A18/I2CSCL1</text:p>
          </table:table-cell>
          <table:table-cell table:formula="of:=IF(LEN([.F44])&gt;0;IF(LEN([.J44])&gt;0;CONCATENATE([.J44];&quot;/&quot;;[.F44]);[.F44]);CONCATENATE(&quot;&quot;;[.J44]))" office:value-type="string" office:string-value="A18/I2CSCL1" calcext:value-type="string">
            <text:p>A18/I2CSCL1</text:p>
          </table:table-cell>
          <table:table-cell table:formula="of:=IF(LEN([.G44])&gt;0;IF(LEN([.K44])&gt;0;CONCATENATE([.K44];&quot;/&quot;;[.G44]);[.G44]);CONCATENATE(&quot;&quot;;[.K44]))" office:value-type="string" office:string-value="A18/I2CSCL1" calcext:value-type="string">
            <text:p>A18/I2CSCL1</text:p>
          </table:table-cell>
          <table:table-cell table:formula="of:=IF(LEN([.H44])&gt;0;IF(LEN([.L44])&gt;0;CONCATENATE([.L44];&quot;/&quot;;[.H44]);[.H44]);CONCATENATE(&quot;&quot;;[.L44]))" office:value-type="string" office:string-value="A18/I2CSCL1" calcext:value-type="string">
            <text:p>A18/I2CSCL1</text:p>
          </table:table-cell>
          <table:table-cell table:formula="of:=IF(LEN([.I44])&gt;0;IF(LEN([.M44])&gt;0;CONCATENATE([.M44];&quot;/&quot;;[.I44]);[.I44]);CONCATENATE(&quot;&quot;;[.M44]))" office:value-type="string" office:string-value="A18/I2CSCL1/DIO29" calcext:value-type="string">
            <text:p>A18/I2CSCL1/DIO29</text:p>
          </table:table-cell>
          <table:table-cell table:number-columns-repeated="1001"/>
        </table:table-row>
        <table:table-row table:style-name="ro5">
          <table:table-cell table:formula="of:=IF(LEN([.C45])&gt;0;CONCATENATE([.$A$1];&quot;_&quot;;TEXT([.B45];&quot;00&quot;));&quot;&quot;)" office:value-type="string" office:string-value="Teensy32_42" calcext:value-type="string">
            <text:p>Teensy32_42</text:p>
          </table:table-cell>
          <table:table-cell table:formula="of:=IF(LEN([.C45])&gt;0;1+[.B44];&quot;&quot;)" office:value-type="float" office:value="42" calcext:value-type="float">
            <text:p>42</text:p>
          </table:table-cell>
          <table:table-cell table:formula="of:=CONCATENATE(&quot;&quot;;[.N45])" office:value-type="string" office:string-value="A19/I2CSDA1/DIO30" calcext:value-type="string">
            <text:p>A19/I2CSDA1/DIO3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I2CSDA1</text:p>
          </table:table-cell>
          <table:table-cell table:number-columns-repeated="3"/>
          <table:table-cell office:value-type="string" calcext:value-type="string">
            <text:p>DIO30</text:p>
          </table:table-cell>
          <table:table-cell table:formula="of:=IF(LEN([.E45])&gt;0;IF(LEN([.D45])&gt;0;CONCATENATE([.D45];&quot;/&quot;;[.E45]);[.E45]);CONCATENATE(&quot;&quot;;[.D45]))" office:value-type="string" office:string-value="A19/I2CSDA1" calcext:value-type="string">
            <text:p>A19/I2CSDA1</text:p>
          </table:table-cell>
          <table:table-cell table:formula="of:=IF(LEN([.F45])&gt;0;IF(LEN([.J45])&gt;0;CONCATENATE([.J45];&quot;/&quot;;[.F45]);[.F45]);CONCATENATE(&quot;&quot;;[.J45]))" office:value-type="string" office:string-value="A19/I2CSDA1" calcext:value-type="string">
            <text:p>A19/I2CSDA1</text:p>
          </table:table-cell>
          <table:table-cell table:formula="of:=IF(LEN([.G45])&gt;0;IF(LEN([.K45])&gt;0;CONCATENATE([.K45];&quot;/&quot;;[.G45]);[.G45]);CONCATENATE(&quot;&quot;;[.K45]))" office:value-type="string" office:string-value="A19/I2CSDA1" calcext:value-type="string">
            <text:p>A19/I2CSDA1</text:p>
          </table:table-cell>
          <table:table-cell table:formula="of:=IF(LEN([.H45])&gt;0;IF(LEN([.L45])&gt;0;CONCATENATE([.L45];&quot;/&quot;;[.H45]);[.H45]);CONCATENATE(&quot;&quot;;[.L45]))" office:value-type="string" office:string-value="A19/I2CSDA1" calcext:value-type="string">
            <text:p>A19/I2CSDA1</text:p>
          </table:table-cell>
          <table:table-cell table:formula="of:=IF(LEN([.I45])&gt;0;IF(LEN([.M45])&gt;0;CONCATENATE([.M45];&quot;/&quot;;[.I45]);[.I45]);CONCATENATE(&quot;&quot;;[.M45]))" office:value-type="string" office:string-value="A19/I2CSDA1/DIO30" calcext:value-type="string">
            <text:p>A19/I2CSDA1/DIO30</text:p>
          </table:table-cell>
          <table:table-cell table:number-columns-repeated="1001"/>
        </table:table-row>
        <table:table-row table:style-name="ro5">
          <table:table-cell table:formula="of:=IF(LEN([.C46])&gt;0;CONCATENATE([.$A$1];&quot;_&quot;;TEXT([.B46];&quot;00&quot;));&quot;&quot;)" office:value-type="string" office:string-value="Teensy32_43" calcext:value-type="string">
            <text:p>Teensy32_43</text:p>
          </table:table-cell>
          <table:table-cell table:formula="of:=IF(LEN([.C46])&gt;0;1+[.B45];&quot;&quot;)" office:value-type="float" office:value="43" calcext:value-type="float">
            <text:p>43</text:p>
          </table:table-cell>
          <table:table-cell table:formula="of:=CONCATENATE(&quot;&quot;;[.N46])" office:value-type="string" office:string-value="A20/TX2b/DIO31" calcext:value-type="string">
            <text:p>A20/TX2b/DIO31</text:p>
          </table:table-cell>
          <table:table-cell office:value-type="string" calcext:value-type="string">
            <text:p>A20</text:p>
          </table:table-cell>
          <table:table-cell/>
          <table:table-cell office:value-type="string" calcext:value-type="string">
            <text:p>TX2b</text:p>
          </table:table-cell>
          <table:table-cell table:number-columns-repeated="2"/>
          <table:table-cell office:value-type="string" calcext:value-type="string">
            <text:p>DIO31</text:p>
          </table:table-cell>
          <table:table-cell table:formula="of:=IF(LEN([.E46])&gt;0;IF(LEN([.D46])&gt;0;CONCATENATE([.D46];&quot;/&quot;;[.E46]);[.E46]);CONCATENATE(&quot;&quot;;[.D46]))" office:value-type="string" office:string-value="A20" calcext:value-type="string">
            <text:p>A20</text:p>
          </table:table-cell>
          <table:table-cell table:formula="of:=IF(LEN([.F46])&gt;0;IF(LEN([.J46])&gt;0;CONCATENATE([.J46];&quot;/&quot;;[.F46]);[.F46]);CONCATENATE(&quot;&quot;;[.J46]))" office:value-type="string" office:string-value="A20/TX2b" calcext:value-type="string">
            <text:p>A20/TX2b</text:p>
          </table:table-cell>
          <table:table-cell table:formula="of:=IF(LEN([.G46])&gt;0;IF(LEN([.K46])&gt;0;CONCATENATE([.K46];&quot;/&quot;;[.G46]);[.G46]);CONCATENATE(&quot;&quot;;[.K46]))" office:value-type="string" office:string-value="A20/TX2b" calcext:value-type="string">
            <text:p>A20/TX2b</text:p>
          </table:table-cell>
          <table:table-cell table:formula="of:=IF(LEN([.H46])&gt;0;IF(LEN([.L46])&gt;0;CONCATENATE([.L46];&quot;/&quot;;[.H46]);[.H46]);CONCATENATE(&quot;&quot;;[.L46]))" office:value-type="string" office:string-value="A20/TX2b" calcext:value-type="string">
            <text:p>A20/TX2b</text:p>
          </table:table-cell>
          <table:table-cell table:formula="of:=IF(LEN([.I46])&gt;0;IF(LEN([.M46])&gt;0;CONCATENATE([.M46];&quot;/&quot;;[.I46]);[.I46]);CONCATENATE(&quot;&quot;;[.M46]))" office:value-type="string" office:string-value="A20/TX2b/DIO31" calcext:value-type="string">
            <text:p>A20/TX2b/DIO31</text:p>
          </table:table-cell>
          <table:table-cell table:number-columns-repeated="1001"/>
        </table:table-row>
        <table:table-row table:style-name="ro5">
          <table:table-cell table:formula="of:=IF(LEN([.C47])&gt;0;CONCATENATE([.$A$1];&quot;_&quot;;TEXT([.B47];&quot;00&quot;));&quot;&quot;)" office:value-type="string" office:string-value="Teensy32_44" calcext:value-type="string">
            <text:p>Teensy32_44</text:p>
          </table:table-cell>
          <table:table-cell table:formula="of:=IF(LEN([.C47])&gt;0;1+[.B46];&quot;&quot;)" office:value-type="float" office:value="44" calcext:value-type="float">
            <text:p>44</text:p>
          </table:table-cell>
          <table:table-cell table:formula="of:=CONCATENATE(&quot;&quot;;[.N47])" office:value-type="string" office:string-value="Touch/PWM/DIO32" calcext:value-type="string">
            <text:p>Touch/PWM/DIO32</text:p>
          </table:table-cell>
          <table:table-cell table:number-columns-repeated="3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32</text:p>
          </table:table-cell>
          <table:table-cell table:formula="of:=IF(LEN([.E47])&gt;0;IF(LEN([.D47])&gt;0;CONCATENATE([.D47];&quot;/&quot;;[.E47]);[.E47]);CONCATENATE(&quot;&quot;;[.D47]))">
            <text:p/>
          </table:table-cell>
          <table:table-cell table:formula="of:=IF(LEN([.F47])&gt;0;IF(LEN([.J47])&gt;0;CONCATENATE([.J47];&quot;/&quot;;[.F47]);[.F47]);CONCATENATE(&quot;&quot;;[.J47]))">
            <text:p/>
          </table:table-cell>
          <table:table-cell table:formula="of:=IF(LEN([.G47])&gt;0;IF(LEN([.K47])&gt;0;CONCATENATE([.K47];&quot;/&quot;;[.G47]);[.G47]);CONCATENATE(&quot;&quot;;[.K47]))" office:value-type="string" office:string-value="Touch" calcext:value-type="string">
            <text:p>Touch</text:p>
          </table:table-cell>
          <table:table-cell table:formula="of:=IF(LEN([.H47])&gt;0;IF(LEN([.L47])&gt;0;CONCATENATE([.L47];&quot;/&quot;;[.H47]);[.H47]);CONCATENATE(&quot;&quot;;[.L47]))" office:value-type="string" office:string-value="Touch/PWM" calcext:value-type="string">
            <text:p>Touch/PWM</text:p>
          </table:table-cell>
          <table:table-cell table:formula="of:=IF(LEN([.I47])&gt;0;IF(LEN([.M47])&gt;0;CONCATENATE([.M47];&quot;/&quot;;[.I47]);[.I47]);CONCATENATE(&quot;&quot;;[.M47]))" office:value-type="string" office:string-value="Touch/PWM/DIO32" calcext:value-type="string">
            <text:p>Touch/PWM/DIO32</text:p>
          </table:table-cell>
          <table:table-cell table:number-columns-repeated="1001"/>
        </table:table-row>
        <table:table-row table:style-name="ro5">
          <table:table-cell table:formula="of:=IF(LEN([.C48])&gt;0;CONCATENATE([.$A$1];&quot;_&quot;;TEXT([.B48];&quot;00&quot;));&quot;&quot;)" office:value-type="string" office:string-value="Teensy32_45" calcext:value-type="string">
            <text:p>Teensy32_45</text:p>
          </table:table-cell>
          <table:table-cell table:formula="of:=IF(LEN([.C48])&gt;0;1+[.B47];&quot;&quot;)" office:value-type="float" office:value="45" calcext:value-type="float">
            <text:p>45</text:p>
          </table:table-cell>
          <table:table-cell table:formula="of:=CONCATENATE(&quot;&quot;;[.N48])" office:value-type="string" office:string-value="Touch/DIO33" calcext:value-type="string">
            <text:p>Touch/DIO33</text:p>
          </table:table-cell>
          <table:table-cell table:number-columns-repeated="3"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33</text:p>
          </table:table-cell>
          <table:table-cell table:formula="of:=IF(LEN([.E48])&gt;0;IF(LEN([.D48])&gt;0;CONCATENATE([.D48];&quot;/&quot;;[.E48]);[.E48]);CONCATENATE(&quot;&quot;;[.D48]))">
            <text:p/>
          </table:table-cell>
          <table:table-cell table:formula="of:=IF(LEN([.F48])&gt;0;IF(LEN([.J48])&gt;0;CONCATENATE([.J48];&quot;/&quot;;[.F48]);[.F48]);CONCATENATE(&quot;&quot;;[.J48]))">
            <text:p/>
          </table:table-cell>
          <table:table-cell table:formula="of:=IF(LEN([.G48])&gt;0;IF(LEN([.K48])&gt;0;CONCATENATE([.K48];&quot;/&quot;;[.G48]);[.G48]);CONCATENATE(&quot;&quot;;[.K48]))" office:value-type="string" office:string-value="Touch" calcext:value-type="string">
            <text:p>Touch</text:p>
          </table:table-cell>
          <table:table-cell table:formula="of:=IF(LEN([.H48])&gt;0;IF(LEN([.L48])&gt;0;CONCATENATE([.L48];&quot;/&quot;;[.H48]);[.H48]);CONCATENATE(&quot;&quot;;[.L48]))" office:value-type="string" office:string-value="Touch" calcext:value-type="string">
            <text:p>Touch</text:p>
          </table:table-cell>
          <table:table-cell table:formula="of:=IF(LEN([.I48])&gt;0;IF(LEN([.M48])&gt;0;CONCATENATE([.M48];&quot;/&quot;;[.I48]);[.I48]);CONCATENATE(&quot;&quot;;[.M48]))" office:value-type="string" office:string-value="Touch/DIO33" calcext:value-type="string">
            <text:p>Touch/DIO33</text:p>
          </table:table-cell>
          <table:table-cell table:number-columns-repeated="1001"/>
        </table:table-row>
        <table:table-row table:style-name="ro5">
          <table:table-cell table:formula="of:=IF(LEN([.C49])&gt;0;CONCATENATE([.$A$1];&quot;_&quot;;TEXT([.B49];&quot;00&quot;));&quot;&quot;)" office:value-type="string" office:string-value="Teensy32_46" calcext:value-type="string">
            <text:p>Teensy32_46</text:p>
          </table:table-cell>
          <table:table-cell table:formula="of:=IF(LEN([.C49])&gt;0;1+[.B48];&quot;&quot;)" office:value-type="float" office:value="46" calcext:value-type="float">
            <text:p>46</text:p>
          </table:table-cell>
          <table:table-cell table:formula="of:=CONCATENATE(&quot;&quot;;[.N49])" office:value-type="string" office:string-value="3V3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  <table:table-cell table:formula="of:=IF(LEN([.E49])&gt;0;IF(LEN([.D49])&gt;0;CONCATENATE([.D49];&quot;/&quot;;[.E49]);[.E49]);CONCATENATE(&quot;&quot;;[.D49]))" office:value-type="string" office:string-value="3V3" calcext:value-type="string">
            <text:p>3V3</text:p>
          </table:table-cell>
          <table:table-cell table:formula="of:=IF(LEN([.F49])&gt;0;IF(LEN([.J49])&gt;0;CONCATENATE([.J49];&quot;/&quot;;[.F49]);[.F49]);CONCATENATE(&quot;&quot;;[.J49]))" office:value-type="string" office:string-value="3V3" calcext:value-type="string">
            <text:p>3V3</text:p>
          </table:table-cell>
          <table:table-cell table:formula="of:=IF(LEN([.G49])&gt;0;IF(LEN([.K49])&gt;0;CONCATENATE([.K49];&quot;/&quot;;[.G49]);[.G49]);CONCATENATE(&quot;&quot;;[.K49]))" office:value-type="string" office:string-value="3V3" calcext:value-type="string">
            <text:p>3V3</text:p>
          </table:table-cell>
          <table:table-cell table:formula="of:=IF(LEN([.H49])&gt;0;IF(LEN([.L49])&gt;0;CONCATENATE([.L49];&quot;/&quot;;[.H49]);[.H49]);CONCATENATE(&quot;&quot;;[.L49]))" office:value-type="string" office:string-value="3V3" calcext:value-type="string">
            <text:p>3V3</text:p>
          </table:table-cell>
          <table:table-cell table:formula="of:=IF(LEN([.I49])&gt;0;IF(LEN([.M49])&gt;0;CONCATENATE([.M49];&quot;/&quot;;[.I49]);[.I49]);CONCATENATE(&quot;&quot;;[.M49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50])&gt;0;CONCATENATE([.$A$1];&quot;_&quot;;TEXT([.B50];&quot;00&quot;));&quot;&quot;)" office:value-type="string" office:string-value="Teensy32_47" calcext:value-type="string">
            <text:p>Teensy32_47</text:p>
          </table:table-cell>
          <table:table-cell table:formula="of:=IF(LEN([.C50])&gt;0;1+[.B49];&quot;&quot;)" office:value-type="float" office:value="47" calcext:value-type="float">
            <text:p>47</text:p>
          </table:table-cell>
          <table:table-cell table:formula="of:=CONCATENATE(&quot;&quot;;[.N50])" office:value-type="string" office:string-value="A13" calcext:value-type="string">
            <text:p>A13</text:p>
          </table:table-cell>
          <table:table-cell office:value-type="string" calcext:value-type="string">
            <text:p>A13</text:p>
          </table:table-cell>
          <table:table-cell table:number-columns-repeated="5"/>
          <table:table-cell table:formula="of:=IF(LEN([.E50])&gt;0;IF(LEN([.D50])&gt;0;CONCATENATE([.D50];&quot;/&quot;;[.E50]);[.E50]);CONCATENATE(&quot;&quot;;[.D50]))" office:value-type="string" office:string-value="A13" calcext:value-type="string">
            <text:p>A13</text:p>
          </table:table-cell>
          <table:table-cell table:formula="of:=IF(LEN([.F50])&gt;0;IF(LEN([.J50])&gt;0;CONCATENATE([.J50];&quot;/&quot;;[.F50]);[.F50]);CONCATENATE(&quot;&quot;;[.J50]))" office:value-type="string" office:string-value="A13" calcext:value-type="string">
            <text:p>A13</text:p>
          </table:table-cell>
          <table:table-cell table:formula="of:=IF(LEN([.G50])&gt;0;IF(LEN([.K50])&gt;0;CONCATENATE([.K50];&quot;/&quot;;[.G50]);[.G50]);CONCATENATE(&quot;&quot;;[.K50]))" office:value-type="string" office:string-value="A13" calcext:value-type="string">
            <text:p>A13</text:p>
          </table:table-cell>
          <table:table-cell table:formula="of:=IF(LEN([.H50])&gt;0;IF(LEN([.L50])&gt;0;CONCATENATE([.L50];&quot;/&quot;;[.H50]);[.H50]);CONCATENATE(&quot;&quot;;[.L50]))" office:value-type="string" office:string-value="A13" calcext:value-type="string">
            <text:p>A13</text:p>
          </table:table-cell>
          <table:table-cell table:formula="of:=IF(LEN([.I50])&gt;0;IF(LEN([.M50])&gt;0;CONCATENATE([.M50];&quot;/&quot;;[.I50]);[.I50]);CONCATENATE(&quot;&quot;;[.M50]))" office:value-type="string" office:string-value="A13" calcext:value-type="string">
            <text:p>A13</text:p>
          </table:table-cell>
          <table:table-cell table:number-columns-repeated="1001"/>
        </table:table-row>
        <table:table-row table:style-name="ro5">
          <table:table-cell table:formula="of:=IF(LEN([.C51])&gt;0;CONCATENATE([.$A$1];&quot;_&quot;;TEXT([.B51];&quot;00&quot;));&quot;&quot;)" office:value-type="string" office:string-value="Teensy32_48" calcext:value-type="string">
            <text:p>Teensy32_48</text:p>
          </table:table-cell>
          <table:table-cell table:formula="of:=IF(LEN([.C51])&gt;0;1+[.B50];&quot;&quot;)" office:value-type="float" office:value="48" calcext:value-type="float">
            <text:p>48</text:p>
          </table:table-cell>
          <table:table-cell table:formula="of:=CONCATENATE(&quot;&quot;;[.N51])" office:value-type="string" office:string-value="A11" calcext:value-type="string">
            <text:p>A11</text:p>
          </table:table-cell>
          <table:table-cell office:value-type="string" calcext:value-type="string">
            <text:p>A11</text:p>
          </table:table-cell>
          <table:table-cell table:number-columns-repeated="5"/>
          <table:table-cell table:formula="of:=IF(LEN([.E51])&gt;0;IF(LEN([.D51])&gt;0;CONCATENATE([.D51];&quot;/&quot;;[.E51]);[.E51]);CONCATENATE(&quot;&quot;;[.D51]))" office:value-type="string" office:string-value="A11" calcext:value-type="string">
            <text:p>A11</text:p>
          </table:table-cell>
          <table:table-cell table:formula="of:=IF(LEN([.F51])&gt;0;IF(LEN([.J51])&gt;0;CONCATENATE([.J51];&quot;/&quot;;[.F51]);[.F51]);CONCATENATE(&quot;&quot;;[.J51]))" office:value-type="string" office:string-value="A11" calcext:value-type="string">
            <text:p>A11</text:p>
          </table:table-cell>
          <table:table-cell table:formula="of:=IF(LEN([.G51])&gt;0;IF(LEN([.K51])&gt;0;CONCATENATE([.K51];&quot;/&quot;;[.G51]);[.G51]);CONCATENATE(&quot;&quot;;[.K51]))" office:value-type="string" office:string-value="A11" calcext:value-type="string">
            <text:p>A11</text:p>
          </table:table-cell>
          <table:table-cell table:formula="of:=IF(LEN([.H51])&gt;0;IF(LEN([.L51])&gt;0;CONCATENATE([.L51];&quot;/&quot;;[.H51]);[.H51]);CONCATENATE(&quot;&quot;;[.L51]))" office:value-type="string" office:string-value="A11" calcext:value-type="string">
            <text:p>A11</text:p>
          </table:table-cell>
          <table:table-cell table:formula="of:=IF(LEN([.I51])&gt;0;IF(LEN([.M51])&gt;0;CONCATENATE([.M51];&quot;/&quot;;[.I51]);[.I51]);CONCATENATE(&quot;&quot;;[.M51]))" office:value-type="string" office:string-value="A11" calcext:value-type="string">
            <text:p>A11</text:p>
          </table:table-cell>
          <table:table-cell table:number-columns-repeated="1001"/>
        </table:table-row>
        <table:table-row table:style-name="ro5">
          <table:table-cell table:formula="of:=IF(LEN([.C52])&gt;0;CONCATENATE([.$A$1];&quot;_&quot;;TEXT([.B52];&quot;00&quot;));&quot;&quot;)" office:value-type="string" office:string-value="Teensy32_49" calcext:value-type="string">
            <text:p>Teensy32_49</text:p>
          </table:table-cell>
          <table:table-cell table:formula="of:=IF(LEN([.C52])&gt;0;1+[.B51];&quot;&quot;)" office:value-type="float" office:value="49" calcext:value-type="float">
            <text:p>49</text:p>
          </table:table-cell>
          <table:table-cell table:formula="of:=CONCATENATE(&quot;&quot;;[.N52])" office:value-type="string" office:string-value="A10" calcext:value-type="string">
            <text:p>A10</text:p>
          </table:table-cell>
          <table:table-cell office:value-type="string" calcext:value-type="string">
            <text:p>A10</text:p>
          </table:table-cell>
          <table:table-cell table:number-columns-repeated="5"/>
          <table:table-cell table:formula="of:=IF(LEN([.E52])&gt;0;IF(LEN([.D52])&gt;0;CONCATENATE([.D52];&quot;/&quot;;[.E52]);[.E52]);CONCATENATE(&quot;&quot;;[.D52]))" office:value-type="string" office:string-value="A10" calcext:value-type="string">
            <text:p>A10</text:p>
          </table:table-cell>
          <table:table-cell table:formula="of:=IF(LEN([.F52])&gt;0;IF(LEN([.J52])&gt;0;CONCATENATE([.J52];&quot;/&quot;;[.F52]);[.F52]);CONCATENATE(&quot;&quot;;[.J52]))" office:value-type="string" office:string-value="A10" calcext:value-type="string">
            <text:p>A10</text:p>
          </table:table-cell>
          <table:table-cell table:formula="of:=IF(LEN([.G52])&gt;0;IF(LEN([.K52])&gt;0;CONCATENATE([.K52];&quot;/&quot;;[.G52]);[.G52]);CONCATENATE(&quot;&quot;;[.K52]))" office:value-type="string" office:string-value="A10" calcext:value-type="string">
            <text:p>A10</text:p>
          </table:table-cell>
          <table:table-cell table:formula="of:=IF(LEN([.H52])&gt;0;IF(LEN([.L52])&gt;0;CONCATENATE([.L52];&quot;/&quot;;[.H52]);[.H52]);CONCATENATE(&quot;&quot;;[.L52]))" office:value-type="string" office:string-value="A10" calcext:value-type="string">
            <text:p>A10</text:p>
          </table:table-cell>
          <table:table-cell table:formula="of:=IF(LEN([.I52])&gt;0;IF(LEN([.M52])&gt;0;CONCATENATE([.M52];&quot;/&quot;;[.I52]);[.I52]);CONCATENATE(&quot;&quot;;[.M52]))" office:value-type="string" office:string-value="A10" calcext:value-type="string">
            <text:p>A10</text:p>
          </table:table-cell>
          <table:table-cell table:number-columns-repeated="1001"/>
        </table:table-row>
        <table:table-row table:style-name="ro5">
          <table:table-cell table:formula="of:=IF(LEN([.C53])&gt;0;CONCATENATE([.$A$1];&quot;_&quot;;TEXT([.B53];&quot;00&quot;));&quot;&quot;)" office:value-type="string" office:string-value="Teensy32_50" calcext:value-type="string">
            <text:p>Teensy32_50</text:p>
          </table:table-cell>
          <table:table-cell table:formula="of:=IF(LEN([.C53])&gt;0;1+[.B52];&quot;&quot;)" office:value-type="float" office:value="50" calcext:value-type="float">
            <text:p>50</text:p>
          </table:table-cell>
          <table:table-cell table:formula="of:=CONCATENATE(&quot;&quot;;[.N53])" office:value-type="string" office:string-value="AREF" calcext:value-type="string">
            <text:p>AREF</text:p>
          </table:table-cell>
          <table:table-cell office:value-type="string" calcext:value-type="string">
            <text:p>AREF</text:p>
          </table:table-cell>
          <table:table-cell table:number-columns-repeated="5"/>
          <table:table-cell table:formula="of:=IF(LEN([.E53])&gt;0;IF(LEN([.D53])&gt;0;CONCATENATE([.D53];&quot;/&quot;;[.E53]);[.E53]);CONCATENATE(&quot;&quot;;[.D53]))" office:value-type="string" office:string-value="AREF" calcext:value-type="string">
            <text:p>AREF</text:p>
          </table:table-cell>
          <table:table-cell table:formula="of:=IF(LEN([.F53])&gt;0;IF(LEN([.J53])&gt;0;CONCATENATE([.J53];&quot;/&quot;;[.F53]);[.F53]);CONCATENATE(&quot;&quot;;[.J53]))" office:value-type="string" office:string-value="AREF" calcext:value-type="string">
            <text:p>AREF</text:p>
          </table:table-cell>
          <table:table-cell table:formula="of:=IF(LEN([.G53])&gt;0;IF(LEN([.K53])&gt;0;CONCATENATE([.K53];&quot;/&quot;;[.G53]);[.G53]);CONCATENATE(&quot;&quot;;[.K53]))" office:value-type="string" office:string-value="AREF" calcext:value-type="string">
            <text:p>AREF</text:p>
          </table:table-cell>
          <table:table-cell table:formula="of:=IF(LEN([.H53])&gt;0;IF(LEN([.L53])&gt;0;CONCATENATE([.L53];&quot;/&quot;;[.H53]);[.H53]);CONCATENATE(&quot;&quot;;[.L53]))" office:value-type="string" office:string-value="AREF" calcext:value-type="string">
            <text:p>AREF</text:p>
          </table:table-cell>
          <table:table-cell table:formula="of:=IF(LEN([.I53])&gt;0;IF(LEN([.M53])&gt;0;CONCATENATE([.M53];&quot;/&quot;;[.I53]);[.I53]);CONCATENATE(&quot;&quot;;[.M53]))" office:value-type="string" office:string-value="AREF" calcext:value-type="string">
            <text:p>AREF</text:p>
          </table:table-cell>
          <table:table-cell table:number-columns-repeated="1001"/>
        </table:table-row>
        <table:table-row table:style-name="ro5">
          <table:table-cell table:formula="of:=IF(LEN([.C54])&gt;0;CONCATENATE([.$A$1];&quot;_&quot;;TEXT([.B54];&quot;00&quot;));&quot;&quot;)" office:value-type="string" office:string-value="Teensy32_51" calcext:value-type="string">
            <text:p>Teensy32_51</text:p>
          </table:table-cell>
          <table:table-cell table:formula="of:=IF(LEN([.C54])&gt;0;1+[.B53];&quot;&quot;)" office:value-type="float" office:value="51" calcext:value-type="float">
            <text:p>51</text:p>
          </table:table-cell>
          <table:table-cell table:formula="of:=CONCATENATE(&quot;&quot;;[.N54])" office:value-type="string" office:string-value="VUSB" calcext:value-type="string">
            <text:p>VUSB</text:p>
          </table:table-cell>
          <table:table-cell office:value-type="string" calcext:value-type="string">
            <text:p>VUSB</text:p>
          </table:table-cell>
          <table:table-cell table:number-columns-repeated="5"/>
          <table:table-cell table:formula="of:=IF(LEN([.E54])&gt;0;IF(LEN([.D54])&gt;0;CONCATENATE([.D54];&quot;/&quot;;[.E54]);[.E54]);CONCATENATE(&quot;&quot;;[.D54]))" office:value-type="string" office:string-value="VUSB" calcext:value-type="string">
            <text:p>VUSB</text:p>
          </table:table-cell>
          <table:table-cell table:formula="of:=IF(LEN([.F54])&gt;0;IF(LEN([.J54])&gt;0;CONCATENATE([.J54];&quot;/&quot;;[.F54]);[.F54]);CONCATENATE(&quot;&quot;;[.J54]))" office:value-type="string" office:string-value="VUSB" calcext:value-type="string">
            <text:p>VUSB</text:p>
          </table:table-cell>
          <table:table-cell table:formula="of:=IF(LEN([.G54])&gt;0;IF(LEN([.K54])&gt;0;CONCATENATE([.K54];&quot;/&quot;;[.G54]);[.G54]);CONCATENATE(&quot;&quot;;[.K54]))" office:value-type="string" office:string-value="VUSB" calcext:value-type="string">
            <text:p>VUSB</text:p>
          </table:table-cell>
          <table:table-cell table:formula="of:=IF(LEN([.H54])&gt;0;IF(LEN([.L54])&gt;0;CONCATENATE([.L54];&quot;/&quot;;[.H54]);[.H54]);CONCATENATE(&quot;&quot;;[.L54]))" office:value-type="string" office:string-value="VUSB" calcext:value-type="string">
            <text:p>VUSB</text:p>
          </table:table-cell>
          <table:table-cell table:formula="of:=IF(LEN([.I54])&gt;0;IF(LEN([.M54])&gt;0;CONCATENATE([.M54];&quot;/&quot;;[.I54]);[.I54]);CONCATENATE(&quot;&quot;;[.M54]))" office:value-type="string" office:string-value="VUSB" calcext:value-type="string">
            <text:p>VUSB</text:p>
          </table:table-cell>
          <table:table-cell table:number-columns-repeated="1001"/>
        </table:table-row>
        <table:table-row table:style-name="ro5">
          <table:table-cell table:formula="of:=IF(LEN([.C55])&gt;0;CONCATENATE([.$A$1];&quot;_&quot;;TEXT([.B55];&quot;00&quot;));&quot;&quot;)">
            <text:p/>
          </table:table-cell>
          <table:table-cell table:formula="of:=IF(LEN([.C55])&gt;0;1+[.B54];&quot;&quot;)">
            <text:p/>
          </table:table-cell>
          <table:table-cell table:formula="of:=CONCATENATE(&quot;&quot;;[.N55])">
            <text:p/>
          </table:table-cell>
          <table:table-cell table:number-columns-repeated="6"/>
          <table:table-cell table:formula="of:=IF(LEN([.E55])&gt;0;IF(LEN([.D55])&gt;0;CONCATENATE([.D55];&quot;/&quot;;[.E55]);[.E55]);CONCATENATE(&quot;&quot;;[.D55]))">
            <text:p/>
          </table:table-cell>
          <table:table-cell table:formula="of:=IF(LEN([.F55])&gt;0;IF(LEN([.J55])&gt;0;CONCATENATE([.J55];&quot;/&quot;;[.F55]);[.F55]);CONCATENATE(&quot;&quot;;[.J55]))">
            <text:p/>
          </table:table-cell>
          <table:table-cell table:formula="of:=IF(LEN([.G55])&gt;0;IF(LEN([.K55])&gt;0;CONCATENATE([.K55];&quot;/&quot;;[.G55]);[.G55]);CONCATENATE(&quot;&quot;;[.K55]))">
            <text:p/>
          </table:table-cell>
          <table:table-cell table:formula="of:=IF(LEN([.H55])&gt;0;IF(LEN([.L55])&gt;0;CONCATENATE([.L55];&quot;/&quot;;[.H55]);[.H55]);CONCATENATE(&quot;&quot;;[.L55]))">
            <text:p/>
          </table:table-cell>
          <table:table-cell table:formula="of:=IF(LEN([.I55])&gt;0;IF(LEN([.M55])&gt;0;CONCATENATE([.M55];&quot;/&quot;;[.I55]);[.I55]);CONCATENATE(&quot;&quot;;[.M55]))">
            <text:p/>
          </table:table-cell>
          <table:table-cell table:number-columns-repeated="1001"/>
        </table:table-row>
        <table:table-row table:style-name="ro5">
          <table:table-cell table:formula="of:=IF(LEN([.C56])&gt;0;CONCATENATE([.$A$1];&quot;_&quot;;TEXT([.B56];&quot;00&quot;));&quot;&quot;)">
            <text:p/>
          </table:table-cell>
          <table:table-cell table:formula="of:=IF(LEN([.C56])&gt;0;1+[.B55];&quot;&quot;)">
            <text:p/>
          </table:table-cell>
          <table:table-cell table:formula="of:=CONCATENATE(&quot;&quot;;[.N56])">
            <text:p/>
          </table:table-cell>
          <table:table-cell table:number-columns-repeated="6"/>
          <table:table-cell table:formula="of:=IF(LEN([.E56])&gt;0;IF(LEN([.D56])&gt;0;CONCATENATE([.D56];&quot;/&quot;;[.E56]);[.E56]);CONCATENATE(&quot;&quot;;[.D56]))">
            <text:p/>
          </table:table-cell>
          <table:table-cell table:formula="of:=IF(LEN([.F56])&gt;0;IF(LEN([.J56])&gt;0;CONCATENATE([.J56];&quot;/&quot;;[.F56]);[.F56]);CONCATENATE(&quot;&quot;;[.J56]))">
            <text:p/>
          </table:table-cell>
          <table:table-cell table:formula="of:=IF(LEN([.G56])&gt;0;IF(LEN([.K56])&gt;0;CONCATENATE([.K56];&quot;/&quot;;[.G56]);[.G56]);CONCATENATE(&quot;&quot;;[.K56]))">
            <text:p/>
          </table:table-cell>
          <table:table-cell table:formula="of:=IF(LEN([.H56])&gt;0;IF(LEN([.L56])&gt;0;CONCATENATE([.L56];&quot;/&quot;;[.H56]);[.H56]);CONCATENATE(&quot;&quot;;[.L56]))">
            <text:p/>
          </table:table-cell>
          <table:table-cell table:formula="of:=IF(LEN([.I56])&gt;0;IF(LEN([.M56])&gt;0;CONCATENATE([.M56];&quot;/&quot;;[.I56]);[.I56]);CONCATENATE(&quot;&quot;;[.M56]))">
            <text:p/>
          </table:table-cell>
          <table:table-cell table:number-columns-repeated="1001"/>
        </table:table-row>
        <table:table-row table:style-name="ro5">
          <table:table-cell table:formula="of:=IF(LEN([.C57])&gt;0;CONCATENATE([.$A$1];&quot;_&quot;;TEXT([.B57];&quot;00&quot;));&quot;&quot;)">
            <text:p/>
          </table:table-cell>
          <table:table-cell table:formula="of:=IF(LEN([.C57])&gt;0;1+[.B56];&quot;&quot;)">
            <text:p/>
          </table:table-cell>
          <table:table-cell table:formula="of:=CONCATENATE(&quot;&quot;;[.N57])">
            <text:p/>
          </table:table-cell>
          <table:table-cell table:number-columns-repeated="6"/>
          <table:table-cell table:formula="of:=IF(LEN([.E57])&gt;0;IF(LEN([.D57])&gt;0;CONCATENATE([.D57];&quot;/&quot;;[.E57]);[.E57]);CONCATENATE(&quot;&quot;;[.D57]))">
            <text:p/>
          </table:table-cell>
          <table:table-cell table:formula="of:=IF(LEN([.F57])&gt;0;IF(LEN([.J57])&gt;0;CONCATENATE([.J57];&quot;/&quot;;[.F57]);[.F57]);CONCATENATE(&quot;&quot;;[.J57]))">
            <text:p/>
          </table:table-cell>
          <table:table-cell table:formula="of:=IF(LEN([.G57])&gt;0;IF(LEN([.K57])&gt;0;CONCATENATE([.K57];&quot;/&quot;;[.G57]);[.G57]);CONCATENATE(&quot;&quot;;[.K57]))">
            <text:p/>
          </table:table-cell>
          <table:table-cell table:formula="of:=IF(LEN([.H57])&gt;0;IF(LEN([.L57])&gt;0;CONCATENATE([.L57];&quot;/&quot;;[.H57]);[.H57]);CONCATENATE(&quot;&quot;;[.L57]))">
            <text:p/>
          </table:table-cell>
          <table:table-cell table:formula="of:=IF(LEN([.I57])&gt;0;IF(LEN([.M57])&gt;0;CONCATENATE([.M57];&quot;/&quot;;[.I57]);[.I57]);CONCATENATE(&quot;&quot;;[.M57]))">
            <text:p/>
          </table:table-cell>
          <table:table-cell table:number-columns-repeated="1001"/>
        </table:table-row>
        <table:table-row table:style-name="ro5">
          <table:table-cell table:formula="of:=IF(LEN([.C58])&gt;0;CONCATENATE([.$A$1];&quot;_&quot;;TEXT([.B58];&quot;00&quot;));&quot;&quot;)">
            <text:p/>
          </table:table-cell>
          <table:table-cell table:formula="of:=IF(LEN([.C58])&gt;0;1+[.B57];&quot;&quot;)">
            <text:p/>
          </table:table-cell>
          <table:table-cell table:formula="of:=CONCATENATE(&quot;&quot;;[.N58])">
            <text:p/>
          </table:table-cell>
          <table:table-cell table:number-columns-repeated="6"/>
          <table:table-cell table:formula="of:=IF(LEN([.E58])&gt;0;IF(LEN([.D58])&gt;0;CONCATENATE([.D58];&quot;/&quot;;[.E58]);[.E58]);CONCATENATE(&quot;&quot;;[.D58]))">
            <text:p/>
          </table:table-cell>
          <table:table-cell table:formula="of:=IF(LEN([.F58])&gt;0;IF(LEN([.J58])&gt;0;CONCATENATE([.J58];&quot;/&quot;;[.F58]);[.F58]);CONCATENATE(&quot;&quot;;[.J58]))">
            <text:p/>
          </table:table-cell>
          <table:table-cell table:formula="of:=IF(LEN([.G58])&gt;0;IF(LEN([.K58])&gt;0;CONCATENATE([.K58];&quot;/&quot;;[.G58]);[.G58]);CONCATENATE(&quot;&quot;;[.K58]))">
            <text:p/>
          </table:table-cell>
          <table:table-cell table:formula="of:=IF(LEN([.H58])&gt;0;IF(LEN([.L58])&gt;0;CONCATENATE([.L58];&quot;/&quot;;[.H58]);[.H58]);CONCATENATE(&quot;&quot;;[.L58]))">
            <text:p/>
          </table:table-cell>
          <table:table-cell table:formula="of:=IF(LEN([.I58])&gt;0;IF(LEN([.M58])&gt;0;CONCATENATE([.M58];&quot;/&quot;;[.I58]);[.I58]);CONCATENATE(&quot;&quot;;[.M58]))">
            <text:p/>
          </table:table-cell>
          <table:table-cell table:number-columns-repeated="1001"/>
        </table:table-row>
        <table:table-row table:style-name="ro5">
          <table:table-cell table:formula="of:=IF(LEN([.C59])&gt;0;CONCATENATE([.$A$1];&quot;_&quot;;TEXT([.B59];&quot;00&quot;));&quot;&quot;)">
            <text:p/>
          </table:table-cell>
          <table:table-cell table:formula="of:=IF(LEN([.C59])&gt;0;1+[.B58];&quot;&quot;)">
            <text:p/>
          </table:table-cell>
          <table:table-cell table:formula="of:=CONCATENATE(&quot;&quot;;[.N59])">
            <text:p/>
          </table:table-cell>
          <table:table-cell table:number-columns-repeated="6"/>
          <table:table-cell table:formula="of:=IF(LEN([.E59])&gt;0;IF(LEN([.D59])&gt;0;CONCATENATE([.D59];&quot;/&quot;;[.E59]);[.E59]);CONCATENATE(&quot;&quot;;[.D59]))">
            <text:p/>
          </table:table-cell>
          <table:table-cell table:formula="of:=IF(LEN([.F59])&gt;0;IF(LEN([.J59])&gt;0;CONCATENATE([.J59];&quot;/&quot;;[.F59]);[.F59]);CONCATENATE(&quot;&quot;;[.J59]))">
            <text:p/>
          </table:table-cell>
          <table:table-cell table:formula="of:=IF(LEN([.G59])&gt;0;IF(LEN([.K59])&gt;0;CONCATENATE([.K59];&quot;/&quot;;[.G59]);[.G59]);CONCATENATE(&quot;&quot;;[.K59]))">
            <text:p/>
          </table:table-cell>
          <table:table-cell table:formula="of:=IF(LEN([.H59])&gt;0;IF(LEN([.L59])&gt;0;CONCATENATE([.L59];&quot;/&quot;;[.H59]);[.H59]);CONCATENATE(&quot;&quot;;[.L59]))">
            <text:p/>
          </table:table-cell>
          <table:table-cell table:formula="of:=IF(LEN([.I59])&gt;0;IF(LEN([.M59])&gt;0;CONCATENATE([.M59];&quot;/&quot;;[.I59]);[.I59]);CONCATENATE(&quot;&quot;;[.M59]))">
            <text:p/>
          </table:table-cell>
          <table:table-cell table:number-columns-repeated="1001"/>
        </table:table-row>
        <table:table-row table:style-name="ro5">
          <table:table-cell table:formula="of:=IF(LEN([.C60])&gt;0;CONCATENATE([.$A$1];&quot;_&quot;;TEXT([.B60];&quot;00&quot;));&quot;&quot;)">
            <text:p/>
          </table:table-cell>
          <table:table-cell table:formula="of:=IF(LEN([.C60])&gt;0;1+[.B59];&quot;&quot;)">
            <text:p/>
          </table:table-cell>
          <table:table-cell table:formula="of:=CONCATENATE(&quot;&quot;;[.N60])">
            <text:p/>
          </table:table-cell>
          <table:table-cell table:number-columns-repeated="6"/>
          <table:table-cell table:formula="of:=IF(LEN([.E60])&gt;0;IF(LEN([.D60])&gt;0;CONCATENATE([.D60];&quot;/&quot;;[.E60]);[.E60]);CONCATENATE(&quot;&quot;;[.D60]))">
            <text:p/>
          </table:table-cell>
          <table:table-cell table:formula="of:=IF(LEN([.F60])&gt;0;IF(LEN([.J60])&gt;0;CONCATENATE([.J60];&quot;/&quot;;[.F60]);[.F60]);CONCATENATE(&quot;&quot;;[.J60]))">
            <text:p/>
          </table:table-cell>
          <table:table-cell table:formula="of:=IF(LEN([.G60])&gt;0;IF(LEN([.K60])&gt;0;CONCATENATE([.K60];&quot;/&quot;;[.G60]);[.G60]);CONCATENATE(&quot;&quot;;[.K60]))">
            <text:p/>
          </table:table-cell>
          <table:table-cell table:formula="of:=IF(LEN([.H60])&gt;0;IF(LEN([.L60])&gt;0;CONCATENATE([.L60];&quot;/&quot;;[.H60]);[.H60]);CONCATENATE(&quot;&quot;;[.L60]))">
            <text:p/>
          </table:table-cell>
          <table:table-cell table:formula="of:=IF(LEN([.I60])&gt;0;IF(LEN([.M60])&gt;0;CONCATENATE([.M60];&quot;/&quot;;[.I60]);[.I60]);CONCATENATE(&quot;&quot;;[.M60]))">
            <text:p/>
          </table:table-cell>
          <table:table-cell table:number-columns-repeated="1001"/>
        </table:table-row>
        <table:table-row table:style-name="ro5">
          <table:table-cell table:formula="of:=IF(LEN([.C61])&gt;0;CONCATENATE([.$A$1];&quot;_&quot;;TEXT([.B61];&quot;00&quot;));&quot;&quot;)">
            <text:p/>
          </table:table-cell>
          <table:table-cell table:formula="of:=IF(LEN([.C61])&gt;0;1+[.B60];&quot;&quot;)">
            <text:p/>
          </table:table-cell>
          <table:table-cell table:formula="of:=CONCATENATE(&quot;&quot;;[.N61])">
            <text:p/>
          </table:table-cell>
          <table:table-cell table:number-columns-repeated="6"/>
          <table:table-cell table:formula="of:=IF(LEN([.E61])&gt;0;IF(LEN([.D61])&gt;0;CONCATENATE([.D61];&quot;/&quot;;[.E61]);[.E61]);CONCATENATE(&quot;&quot;;[.D61]))">
            <text:p/>
          </table:table-cell>
          <table:table-cell table:formula="of:=IF(LEN([.F61])&gt;0;IF(LEN([.J61])&gt;0;CONCATENATE([.J61];&quot;/&quot;;[.F61]);[.F61]);CONCATENATE(&quot;&quot;;[.J61]))">
            <text:p/>
          </table:table-cell>
          <table:table-cell table:formula="of:=IF(LEN([.G61])&gt;0;IF(LEN([.K61])&gt;0;CONCATENATE([.K61];&quot;/&quot;;[.G61]);[.G61]);CONCATENATE(&quot;&quot;;[.K61]))">
            <text:p/>
          </table:table-cell>
          <table:table-cell table:formula="of:=IF(LEN([.H61])&gt;0;IF(LEN([.L61])&gt;0;CONCATENATE([.L61];&quot;/&quot;;[.H61]);[.H61]);CONCATENATE(&quot;&quot;;[.L61]))">
            <text:p/>
          </table:table-cell>
          <table:table-cell table:formula="of:=IF(LEN([.I61])&gt;0;IF(LEN([.M61])&gt;0;CONCATENATE([.M61];&quot;/&quot;;[.I61]);[.I61]);CONCATENATE(&quot;&quot;;[.M61]))">
            <text:p/>
          </table:table-cell>
          <table:table-cell table:number-columns-repeated="1001"/>
        </table:table-row>
        <table:table-row table:style-name="ro5">
          <table:table-cell table:formula="of:=IF(LEN([.C62])&gt;0;CONCATENATE([.$A$1];&quot;_&quot;;TEXT([.B62];&quot;00&quot;));&quot;&quot;)">
            <text:p/>
          </table:table-cell>
          <table:table-cell table:formula="of:=IF(LEN([.C62])&gt;0;1+[.B61];&quot;&quot;)">
            <text:p/>
          </table:table-cell>
          <table:table-cell table:formula="of:=CONCATENATE(&quot;&quot;;[.N62])">
            <text:p/>
          </table:table-cell>
          <table:table-cell table:number-columns-repeated="6"/>
          <table:table-cell table:formula="of:=IF(LEN([.E62])&gt;0;IF(LEN([.D62])&gt;0;CONCATENATE([.D62];&quot;/&quot;;[.E62]);[.E62]);CONCATENATE(&quot;&quot;;[.D62]))">
            <text:p/>
          </table:table-cell>
          <table:table-cell table:formula="of:=IF(LEN([.F62])&gt;0;IF(LEN([.J62])&gt;0;CONCATENATE([.J62];&quot;/&quot;;[.F62]);[.F62]);CONCATENATE(&quot;&quot;;[.J62]))">
            <text:p/>
          </table:table-cell>
          <table:table-cell table:formula="of:=IF(LEN([.G62])&gt;0;IF(LEN([.K62])&gt;0;CONCATENATE([.K62];&quot;/&quot;;[.G62]);[.G62]);CONCATENATE(&quot;&quot;;[.K62]))">
            <text:p/>
          </table:table-cell>
          <table:table-cell table:formula="of:=IF(LEN([.H62])&gt;0;IF(LEN([.L62])&gt;0;CONCATENATE([.L62];&quot;/&quot;;[.H62]);[.H62]);CONCATENATE(&quot;&quot;;[.L62]))">
            <text:p/>
          </table:table-cell>
          <table:table-cell table:formula="of:=IF(LEN([.I62])&gt;0;IF(LEN([.M62])&gt;0;CONCATENATE([.M62];&quot;/&quot;;[.I62]);[.I62]);CONCATENATE(&quot;&quot;;[.M62]))">
            <text:p/>
          </table:table-cell>
          <table:table-cell table:number-columns-repeated="1001"/>
        </table:table-row>
        <table:table-row table:style-name="ro5">
          <table:table-cell table:formula="of:=IF(LEN([.C63])&gt;0;CONCATENATE([.$A$1];&quot;_&quot;;TEXT([.B63];&quot;00&quot;));&quot;&quot;)">
            <text:p/>
          </table:table-cell>
          <table:table-cell table:formula="of:=IF(LEN([.C63])&gt;0;1+[.B62];&quot;&quot;)">
            <text:p/>
          </table:table-cell>
          <table:table-cell table:formula="of:=CONCATENATE(&quot;&quot;;[.N63])">
            <text:p/>
          </table:table-cell>
          <table:table-cell table:number-columns-repeated="6"/>
          <table:table-cell table:formula="of:=IF(LEN([.E63])&gt;0;IF(LEN([.D63])&gt;0;CONCATENATE([.D63];&quot;/&quot;;[.E63]);[.E63]);CONCATENATE(&quot;&quot;;[.D63]))">
            <text:p/>
          </table:table-cell>
          <table:table-cell table:formula="of:=IF(LEN([.F63])&gt;0;IF(LEN([.J63])&gt;0;CONCATENATE([.J63];&quot;/&quot;;[.F63]);[.F63]);CONCATENATE(&quot;&quot;;[.J63]))">
            <text:p/>
          </table:table-cell>
          <table:table-cell table:formula="of:=IF(LEN([.G63])&gt;0;IF(LEN([.K63])&gt;0;CONCATENATE([.K63];&quot;/&quot;;[.G63]);[.G63]);CONCATENATE(&quot;&quot;;[.K63]))">
            <text:p/>
          </table:table-cell>
          <table:table-cell table:formula="of:=IF(LEN([.H63])&gt;0;IF(LEN([.L63])&gt;0;CONCATENATE([.L63];&quot;/&quot;;[.H63]);[.H63]);CONCATENATE(&quot;&quot;;[.L63]))">
            <text:p/>
          </table:table-cell>
          <table:table-cell table:formula="of:=IF(LEN([.I63])&gt;0;IF(LEN([.M63])&gt;0;CONCATENATE([.M63];&quot;/&quot;;[.I63]);[.I63]);CONCATENATE(&quot;&quot;;[.M63]))">
            <text:p/>
          </table:table-cell>
          <table:table-cell table:number-columns-repeated="1001"/>
        </table:table-row>
        <table:table-row table:style-name="ro5">
          <table:table-cell table:formula="of:=IF(LEN([.C64])&gt;0;CONCATENATE([.$A$1];&quot;_&quot;;TEXT([.B64];&quot;00&quot;));&quot;&quot;)">
            <text:p/>
          </table:table-cell>
          <table:table-cell table:formula="of:=IF(LEN([.C64])&gt;0;1+[.B63];&quot;&quot;)">
            <text:p/>
          </table:table-cell>
          <table:table-cell table:formula="of:=CONCATENATE(&quot;&quot;;[.N64])">
            <text:p/>
          </table:table-cell>
          <table:table-cell table:number-columns-repeated="6"/>
          <table:table-cell table:formula="of:=IF(LEN([.E64])&gt;0;IF(LEN([.D64])&gt;0;CONCATENATE([.D64];&quot;/&quot;;[.E64]);[.E64]);CONCATENATE(&quot;&quot;;[.D64]))">
            <text:p/>
          </table:table-cell>
          <table:table-cell table:formula="of:=IF(LEN([.F64])&gt;0;IF(LEN([.J64])&gt;0;CONCATENATE([.J64];&quot;/&quot;;[.F64]);[.F64]);CONCATENATE(&quot;&quot;;[.J64]))">
            <text:p/>
          </table:table-cell>
          <table:table-cell table:formula="of:=IF(LEN([.G64])&gt;0;IF(LEN([.K64])&gt;0;CONCATENATE([.K64];&quot;/&quot;;[.G64]);[.G64]);CONCATENATE(&quot;&quot;;[.K64]))">
            <text:p/>
          </table:table-cell>
          <table:table-cell table:formula="of:=IF(LEN([.H64])&gt;0;IF(LEN([.L64])&gt;0;CONCATENATE([.L64];&quot;/&quot;;[.H64]);[.H64]);CONCATENATE(&quot;&quot;;[.L64]))">
            <text:p/>
          </table:table-cell>
          <table:table-cell table:formula="of:=IF(LEN([.I64])&gt;0;IF(LEN([.M64])&gt;0;CONCATENATE([.M64];&quot;/&quot;;[.I64]);[.I64]);CONCATENATE(&quot;&quot;;[.M64]))">
            <text:p/>
          </table:table-cell>
          <table:table-cell table:number-columns-repeated="1001"/>
        </table:table-row>
        <table:table-row table:style-name="ro5">
          <table:table-cell table:formula="of:=IF(LEN([.C65])&gt;0;CONCATENATE([.$A$1];&quot;_&quot;;TEXT([.B65];&quot;00&quot;));&quot;&quot;)">
            <text:p/>
          </table:table-cell>
          <table:table-cell table:formula="of:=IF(LEN([.C65])&gt;0;1+[.B64];&quot;&quot;)">
            <text:p/>
          </table:table-cell>
          <table:table-cell table:formula="of:=CONCATENATE(&quot;&quot;;[.N65])">
            <text:p/>
          </table:table-cell>
          <table:table-cell table:number-columns-repeated="6"/>
          <table:table-cell table:formula="of:=IF(LEN([.E65])&gt;0;IF(LEN([.D65])&gt;0;CONCATENATE([.D65];&quot;/&quot;;[.E65]);[.E65]);CONCATENATE(&quot;&quot;;[.D65]))">
            <text:p/>
          </table:table-cell>
          <table:table-cell table:formula="of:=IF(LEN([.F65])&gt;0;IF(LEN([.J65])&gt;0;CONCATENATE([.J65];&quot;/&quot;;[.F65]);[.F65]);CONCATENATE(&quot;&quot;;[.J65]))">
            <text:p/>
          </table:table-cell>
          <table:table-cell table:formula="of:=IF(LEN([.G65])&gt;0;IF(LEN([.K65])&gt;0;CONCATENATE([.K65];&quot;/&quot;;[.G65]);[.G65]);CONCATENATE(&quot;&quot;;[.K65]))">
            <text:p/>
          </table:table-cell>
          <table:table-cell table:formula="of:=IF(LEN([.H65])&gt;0;IF(LEN([.L65])&gt;0;CONCATENATE([.L65];&quot;/&quot;;[.H65]);[.H65]);CONCATENATE(&quot;&quot;;[.L65]))">
            <text:p/>
          </table:table-cell>
          <table:table-cell table:formula="of:=IF(LEN([.I65])&gt;0;IF(LEN([.M65])&gt;0;CONCATENATE([.M65];&quot;/&quot;;[.I65]);[.I65]);CONCATENATE(&quot;&quot;;[.M65]))">
            <text:p/>
          </table:table-cell>
          <table:table-cell table:number-columns-repeated="1001"/>
        </table:table-row>
        <table:table-row table:style-name="ro5">
          <table:table-cell table:formula="of:=IF(LEN([.C66])&gt;0;CONCATENATE([.$A$1];&quot;_&quot;;TEXT([.B66];&quot;00&quot;));&quot;&quot;)">
            <text:p/>
          </table:table-cell>
          <table:table-cell table:formula="of:=IF(LEN([.C66])&gt;0;1+[.B65];&quot;&quot;)">
            <text:p/>
          </table:table-cell>
          <table:table-cell table:formula="of:=CONCATENATE(&quot;&quot;;[.N66])">
            <text:p/>
          </table:table-cell>
          <table:table-cell table:number-columns-repeated="6"/>
          <table:table-cell table:formula="of:=IF(LEN([.E66])&gt;0;IF(LEN([.D66])&gt;0;CONCATENATE([.D66];&quot;/&quot;;[.E66]);[.E66]);CONCATENATE(&quot;&quot;;[.D66]))">
            <text:p/>
          </table:table-cell>
          <table:table-cell table:formula="of:=IF(LEN([.F66])&gt;0;IF(LEN([.J66])&gt;0;CONCATENATE([.J66];&quot;/&quot;;[.F66]);[.F66]);CONCATENATE(&quot;&quot;;[.J66]))">
            <text:p/>
          </table:table-cell>
          <table:table-cell table:formula="of:=IF(LEN([.G66])&gt;0;IF(LEN([.K66])&gt;0;CONCATENATE([.K66];&quot;/&quot;;[.G66]);[.G66]);CONCATENATE(&quot;&quot;;[.K66]))">
            <text:p/>
          </table:table-cell>
          <table:table-cell table:formula="of:=IF(LEN([.H66])&gt;0;IF(LEN([.L66])&gt;0;CONCATENATE([.L66];&quot;/&quot;;[.H66]);[.H66]);CONCATENATE(&quot;&quot;;[.L66]))">
            <text:p/>
          </table:table-cell>
          <table:table-cell table:formula="of:=IF(LEN([.I66])&gt;0;IF(LEN([.M66])&gt;0;CONCATENATE([.M66];&quot;/&quot;;[.I66]);[.I66]);CONCATENATE(&quot;&quot;;[.M66]))">
            <text:p/>
          </table:table-cell>
          <table:table-cell table:number-columns-repeated="1001"/>
        </table:table-row>
        <table:table-row table:style-name="ro5">
          <table:table-cell table:formula="of:=IF(LEN([.C67])&gt;0;CONCATENATE([.$A$1];&quot;_&quot;;TEXT([.B67];&quot;00&quot;));&quot;&quot;)">
            <text:p/>
          </table:table-cell>
          <table:table-cell table:formula="of:=IF(LEN([.C67])&gt;0;1+[.B66];&quot;&quot;)">
            <text:p/>
          </table:table-cell>
          <table:table-cell table:formula="of:=CONCATENATE(&quot;&quot;;[.N67])">
            <text:p/>
          </table:table-cell>
          <table:table-cell table:number-columns-repeated="6"/>
          <table:table-cell table:formula="of:=IF(LEN([.E67])&gt;0;IF(LEN([.D67])&gt;0;CONCATENATE([.D67];&quot;/&quot;;[.E67]);[.E67]);CONCATENATE(&quot;&quot;;[.D67]))">
            <text:p/>
          </table:table-cell>
          <table:table-cell table:formula="of:=IF(LEN([.F67])&gt;0;IF(LEN([.J67])&gt;0;CONCATENATE([.J67];&quot;/&quot;;[.F67]);[.F67]);CONCATENATE(&quot;&quot;;[.J67]))">
            <text:p/>
          </table:table-cell>
          <table:table-cell table:formula="of:=IF(LEN([.G67])&gt;0;IF(LEN([.K67])&gt;0;CONCATENATE([.K67];&quot;/&quot;;[.G67]);[.G67]);CONCATENATE(&quot;&quot;;[.K67]))">
            <text:p/>
          </table:table-cell>
          <table:table-cell table:formula="of:=IF(LEN([.H67])&gt;0;IF(LEN([.L67])&gt;0;CONCATENATE([.L67];&quot;/&quot;;[.H67]);[.H67]);CONCATENATE(&quot;&quot;;[.L67]))">
            <text:p/>
          </table:table-cell>
          <table:table-cell table:formula="of:=IF(LEN([.I67])&gt;0;IF(LEN([.M67])&gt;0;CONCATENATE([.M67];&quot;/&quot;;[.I67]);[.I67]);CONCATENATE(&quot;&quot;;[.M67]))">
            <text:p/>
          </table:table-cell>
          <table:table-cell table:number-columns-repeated="1001"/>
        </table:table-row>
        <table:table-row table:style-name="ro5">
          <table:table-cell table:formula="of:=IF(LEN([.C68])&gt;0;CONCATENATE([.$A$1];&quot;_&quot;;TEXT([.B68];&quot;00&quot;));&quot;&quot;)">
            <text:p/>
          </table:table-cell>
          <table:table-cell table:formula="of:=IF(LEN([.C68])&gt;0;1+[.B67];&quot;&quot;)">
            <text:p/>
          </table:table-cell>
          <table:table-cell table:formula="of:=CONCATENATE(&quot;&quot;;[.N68])">
            <text:p/>
          </table:table-cell>
          <table:table-cell table:number-columns-repeated="6"/>
          <table:table-cell table:formula="of:=IF(LEN([.E68])&gt;0;IF(LEN([.D68])&gt;0;CONCATENATE([.D68];&quot;/&quot;;[.E68]);[.E68]);CONCATENATE(&quot;&quot;;[.D68]))">
            <text:p/>
          </table:table-cell>
          <table:table-cell table:formula="of:=IF(LEN([.F68])&gt;0;IF(LEN([.J68])&gt;0;CONCATENATE([.J68];&quot;/&quot;;[.F68]);[.F68]);CONCATENATE(&quot;&quot;;[.J68]))">
            <text:p/>
          </table:table-cell>
          <table:table-cell table:formula="of:=IF(LEN([.G68])&gt;0;IF(LEN([.K68])&gt;0;CONCATENATE([.K68];&quot;/&quot;;[.G68]);[.G68]);CONCATENATE(&quot;&quot;;[.K68]))">
            <text:p/>
          </table:table-cell>
          <table:table-cell table:formula="of:=IF(LEN([.H68])&gt;0;IF(LEN([.L68])&gt;0;CONCATENATE([.L68];&quot;/&quot;;[.H68]);[.H68]);CONCATENATE(&quot;&quot;;[.L68]))">
            <text:p/>
          </table:table-cell>
          <table:table-cell table:formula="of:=IF(LEN([.I68])&gt;0;IF(LEN([.M68])&gt;0;CONCATENATE([.M68];&quot;/&quot;;[.I68]);[.I68]);CONCATENATE(&quot;&quot;;[.M68]))">
            <text:p/>
          </table:table-cell>
          <table:table-cell table:number-columns-repeated="1001"/>
        </table:table-row>
        <table:table-row table:style-name="ro5">
          <table:table-cell table:formula="of:=IF(LEN([.C69])&gt;0;CONCATENATE([.$A$1];&quot;_&quot;;TEXT([.B69];&quot;00&quot;));&quot;&quot;)">
            <text:p/>
          </table:table-cell>
          <table:table-cell table:formula="of:=IF(LEN([.C69])&gt;0;1+[.B68];&quot;&quot;)">
            <text:p/>
          </table:table-cell>
          <table:table-cell table:formula="of:=CONCATENATE(&quot;&quot;;[.N69])">
            <text:p/>
          </table:table-cell>
          <table:table-cell table:number-columns-repeated="6"/>
          <table:table-cell table:formula="of:=IF(LEN([.E69])&gt;0;IF(LEN([.D69])&gt;0;CONCATENATE([.D69];&quot;/&quot;;[.E69]);[.E69]);CONCATENATE(&quot;&quot;;[.D69]))">
            <text:p/>
          </table:table-cell>
          <table:table-cell table:formula="of:=IF(LEN([.F69])&gt;0;IF(LEN([.J69])&gt;0;CONCATENATE([.J69];&quot;/&quot;;[.F69]);[.F69]);CONCATENATE(&quot;&quot;;[.J69]))">
            <text:p/>
          </table:table-cell>
          <table:table-cell table:formula="of:=IF(LEN([.G69])&gt;0;IF(LEN([.K69])&gt;0;CONCATENATE([.K69];&quot;/&quot;;[.G69]);[.G69]);CONCATENATE(&quot;&quot;;[.K69]))">
            <text:p/>
          </table:table-cell>
          <table:table-cell table:formula="of:=IF(LEN([.H69])&gt;0;IF(LEN([.L69])&gt;0;CONCATENATE([.L69];&quot;/&quot;;[.H69]);[.H69]);CONCATENATE(&quot;&quot;;[.L69]))">
            <text:p/>
          </table:table-cell>
          <table:table-cell table:formula="of:=IF(LEN([.I69])&gt;0;IF(LEN([.M69])&gt;0;CONCATENATE([.M69];&quot;/&quot;;[.I69]);[.I69]);CONCATENATE(&quot;&quot;;[.M69]))">
            <text:p/>
          </table:table-cell>
          <table:table-cell table:number-columns-repeated="1001"/>
        </table:table-row>
        <table:table-row table:style-name="ro5">
          <table:table-cell table:formula="of:=IF(LEN([.C70])&gt;0;CONCATENATE([.$A$1];&quot;_&quot;;TEXT([.B70];&quot;00&quot;));&quot;&quot;)">
            <text:p/>
          </table:table-cell>
          <table:table-cell table:formula="of:=IF(LEN([.C70])&gt;0;1+[.B69];&quot;&quot;)">
            <text:p/>
          </table:table-cell>
          <table:table-cell table:formula="of:=CONCATENATE(&quot;&quot;;[.N70])">
            <text:p/>
          </table:table-cell>
          <table:table-cell table:number-columns-repeated="6"/>
          <table:table-cell table:formula="of:=IF(LEN([.E70])&gt;0;IF(LEN([.D70])&gt;0;CONCATENATE([.D70];&quot;/&quot;;[.E70]);[.E70]);CONCATENATE(&quot;&quot;;[.D70]))">
            <text:p/>
          </table:table-cell>
          <table:table-cell table:formula="of:=IF(LEN([.F70])&gt;0;IF(LEN([.J70])&gt;0;CONCATENATE([.J70];&quot;/&quot;;[.F70]);[.F70]);CONCATENATE(&quot;&quot;;[.J70]))">
            <text:p/>
          </table:table-cell>
          <table:table-cell table:formula="of:=IF(LEN([.G70])&gt;0;IF(LEN([.K70])&gt;0;CONCATENATE([.K70];&quot;/&quot;;[.G70]);[.G70]);CONCATENATE(&quot;&quot;;[.K70]))">
            <text:p/>
          </table:table-cell>
          <table:table-cell table:formula="of:=IF(LEN([.H70])&gt;0;IF(LEN([.L70])&gt;0;CONCATENATE([.L70];&quot;/&quot;;[.H70]);[.H70]);CONCATENATE(&quot;&quot;;[.L70]))">
            <text:p/>
          </table:table-cell>
          <table:table-cell table:formula="of:=IF(LEN([.I70])&gt;0;IF(LEN([.M70])&gt;0;CONCATENATE([.M70];&quot;/&quot;;[.I70]);[.I70]);CONCATENATE(&quot;&quot;;[.M70]))">
            <text:p/>
          </table:table-cell>
          <table:table-cell table:number-columns-repeated="1001"/>
        </table:table-row>
        <table:table-row table:style-name="ro5">
          <table:table-cell table:formula="of:=IF(LEN([.C71])&gt;0;CONCATENATE([.$A$1];&quot;_&quot;;TEXT([.B71];&quot;00&quot;));&quot;&quot;)">
            <text:p/>
          </table:table-cell>
          <table:table-cell table:formula="of:=IF(LEN([.C71])&gt;0;1+[.B70];&quot;&quot;)">
            <text:p/>
          </table:table-cell>
          <table:table-cell table:formula="of:=CONCATENATE(&quot;&quot;;[.N71])">
            <text:p/>
          </table:table-cell>
          <table:table-cell table:number-columns-repeated="6"/>
          <table:table-cell table:formula="of:=IF(LEN([.E71])&gt;0;IF(LEN([.D71])&gt;0;CONCATENATE([.D71];&quot;/&quot;;[.E71]);[.E71]);CONCATENATE(&quot;&quot;;[.D71]))">
            <text:p/>
          </table:table-cell>
          <table:table-cell table:formula="of:=IF(LEN([.F71])&gt;0;IF(LEN([.J71])&gt;0;CONCATENATE([.J71];&quot;/&quot;;[.F71]);[.F71]);CONCATENATE(&quot;&quot;;[.J71]))">
            <text:p/>
          </table:table-cell>
          <table:table-cell table:formula="of:=IF(LEN([.G71])&gt;0;IF(LEN([.K71])&gt;0;CONCATENATE([.K71];&quot;/&quot;;[.G71]);[.G71]);CONCATENATE(&quot;&quot;;[.K71]))">
            <text:p/>
          </table:table-cell>
          <table:table-cell table:formula="of:=IF(LEN([.H71])&gt;0;IF(LEN([.L71])&gt;0;CONCATENATE([.L71];&quot;/&quot;;[.H71]);[.H71]);CONCATENATE(&quot;&quot;;[.L71]))">
            <text:p/>
          </table:table-cell>
          <table:table-cell table:formula="of:=IF(LEN([.I71])&gt;0;IF(LEN([.M71])&gt;0;CONCATENATE([.M71];&quot;/&quot;;[.I71]);[.I71]);CONCATENATE(&quot;&quot;;[.M71]))">
            <text:p/>
          </table:table-cell>
          <table:table-cell table:number-columns-repeated="1001"/>
        </table:table-row>
        <table:table-row table:style-name="ro5">
          <table:table-cell table:formula="of:=IF(LEN([.C72])&gt;0;CONCATENATE([.$A$1];&quot;_&quot;;TEXT([.B72];&quot;00&quot;));&quot;&quot;)">
            <text:p/>
          </table:table-cell>
          <table:table-cell table:formula="of:=IF(LEN([.C72])&gt;0;1+[.B71];&quot;&quot;)">
            <text:p/>
          </table:table-cell>
          <table:table-cell table:formula="of:=CONCATENATE(&quot;&quot;;[.N72])">
            <text:p/>
          </table:table-cell>
          <table:table-cell table:number-columns-repeated="6"/>
          <table:table-cell table:formula="of:=IF(LEN([.E72])&gt;0;IF(LEN([.D72])&gt;0;CONCATENATE([.D72];&quot;/&quot;;[.E72]);[.E72]);CONCATENATE(&quot;&quot;;[.D72]))">
            <text:p/>
          </table:table-cell>
          <table:table-cell table:formula="of:=IF(LEN([.F72])&gt;0;IF(LEN([.J72])&gt;0;CONCATENATE([.J72];&quot;/&quot;;[.F72]);[.F72]);CONCATENATE(&quot;&quot;;[.J72]))">
            <text:p/>
          </table:table-cell>
          <table:table-cell table:formula="of:=IF(LEN([.G72])&gt;0;IF(LEN([.K72])&gt;0;CONCATENATE([.K72];&quot;/&quot;;[.G72]);[.G72]);CONCATENATE(&quot;&quot;;[.K72]))">
            <text:p/>
          </table:table-cell>
          <table:table-cell table:formula="of:=IF(LEN([.H72])&gt;0;IF(LEN([.L72])&gt;0;CONCATENATE([.L72];&quot;/&quot;;[.H72]);[.H72]);CONCATENATE(&quot;&quot;;[.L72]))">
            <text:p/>
          </table:table-cell>
          <table:table-cell table:formula="of:=IF(LEN([.I72])&gt;0;IF(LEN([.M72])&gt;0;CONCATENATE([.M72];&quot;/&quot;;[.I72]);[.I72]);CONCATENATE(&quot;&quot;;[.M72]))">
            <text:p/>
          </table:table-cell>
          <table:table-cell table:number-columns-repeated="1001"/>
        </table:table-row>
        <table:table-row table:style-name="ro5">
          <table:table-cell table:formula="of:=IF(LEN([.C73])&gt;0;CONCATENATE([.$A$1];&quot;_&quot;;TEXT([.B73];&quot;00&quot;));&quot;&quot;)">
            <text:p/>
          </table:table-cell>
          <table:table-cell table:formula="of:=IF(LEN([.C73])&gt;0;1+[.B72];&quot;&quot;)">
            <text:p/>
          </table:table-cell>
          <table:table-cell table:formula="of:=CONCATENATE(&quot;&quot;;[.N73])">
            <text:p/>
          </table:table-cell>
          <table:table-cell table:number-columns-repeated="6"/>
          <table:table-cell table:formula="of:=IF(LEN([.E73])&gt;0;IF(LEN([.D73])&gt;0;CONCATENATE([.D73];&quot;/&quot;;[.E73]);[.E73]);CONCATENATE(&quot;&quot;;[.D73]))">
            <text:p/>
          </table:table-cell>
          <table:table-cell table:formula="of:=IF(LEN([.F73])&gt;0;IF(LEN([.J73])&gt;0;CONCATENATE([.J73];&quot;/&quot;;[.F73]);[.F73]);CONCATENATE(&quot;&quot;;[.J73]))">
            <text:p/>
          </table:table-cell>
          <table:table-cell table:formula="of:=IF(LEN([.G73])&gt;0;IF(LEN([.K73])&gt;0;CONCATENATE([.K73];&quot;/&quot;;[.G73]);[.G73]);CONCATENATE(&quot;&quot;;[.K73]))">
            <text:p/>
          </table:table-cell>
          <table:table-cell table:formula="of:=IF(LEN([.H73])&gt;0;IF(LEN([.L73])&gt;0;CONCATENATE([.L73];&quot;/&quot;;[.H73]);[.H73]);CONCATENATE(&quot;&quot;;[.L73]))">
            <text:p/>
          </table:table-cell>
          <table:table-cell table:formula="of:=IF(LEN([.I73])&gt;0;IF(LEN([.M73])&gt;0;CONCATENATE([.M73];&quot;/&quot;;[.I73]);[.I73]);CONCATENATE(&quot;&quot;;[.M73]))">
            <text:p/>
          </table:table-cell>
          <table:table-cell table:number-columns-repeated="1001"/>
        </table:table-row>
        <table:table-row table:style-name="ro5">
          <table:table-cell table:formula="of:=IF(LEN([.C74])&gt;0;CONCATENATE([.$A$1];&quot;_&quot;;TEXT([.B74];&quot;00&quot;));&quot;&quot;)">
            <text:p/>
          </table:table-cell>
          <table:table-cell table:formula="of:=IF(LEN([.C74])&gt;0;1+[.B73];&quot;&quot;)">
            <text:p/>
          </table:table-cell>
          <table:table-cell table:formula="of:=CONCATENATE(&quot;&quot;;[.N74])">
            <text:p/>
          </table:table-cell>
          <table:table-cell table:number-columns-repeated="6"/>
          <table:table-cell table:formula="of:=IF(LEN([.E74])&gt;0;IF(LEN([.D74])&gt;0;CONCATENATE([.D74];&quot;/&quot;;[.E74]);[.E74]);CONCATENATE(&quot;&quot;;[.D74]))">
            <text:p/>
          </table:table-cell>
          <table:table-cell table:formula="of:=IF(LEN([.F74])&gt;0;IF(LEN([.J74])&gt;0;CONCATENATE([.J74];&quot;/&quot;;[.F74]);[.F74]);CONCATENATE(&quot;&quot;;[.J74]))">
            <text:p/>
          </table:table-cell>
          <table:table-cell table:formula="of:=IF(LEN([.G74])&gt;0;IF(LEN([.K74])&gt;0;CONCATENATE([.K74];&quot;/&quot;;[.G74]);[.G74]);CONCATENATE(&quot;&quot;;[.K74]))">
            <text:p/>
          </table:table-cell>
          <table:table-cell table:formula="of:=IF(LEN([.H74])&gt;0;IF(LEN([.L74])&gt;0;CONCATENATE([.L74];&quot;/&quot;;[.H74]);[.H74]);CONCATENATE(&quot;&quot;;[.L74]))">
            <text:p/>
          </table:table-cell>
          <table:table-cell table:formula="of:=IF(LEN([.I74])&gt;0;IF(LEN([.M74])&gt;0;CONCATENATE([.M74];&quot;/&quot;;[.I74]);[.I74]);CONCATENATE(&quot;&quot;;[.M74]))">
            <text:p/>
          </table:table-cell>
          <table:table-cell table:number-columns-repeated="1001"/>
        </table:table-row>
        <table:table-row table:style-name="ro5">
          <table:table-cell table:formula="of:=IF(LEN([.C75])&gt;0;CONCATENATE([.$A$1];&quot;_&quot;;TEXT([.B75];&quot;00&quot;));&quot;&quot;)">
            <text:p/>
          </table:table-cell>
          <table:table-cell table:formula="of:=IF(LEN([.C75])&gt;0;1+[.B74];&quot;&quot;)">
            <text:p/>
          </table:table-cell>
          <table:table-cell table:formula="of:=CONCATENATE(&quot;&quot;;[.N75])">
            <text:p/>
          </table:table-cell>
          <table:table-cell table:number-columns-repeated="6"/>
          <table:table-cell table:formula="of:=IF(LEN([.E75])&gt;0;IF(LEN([.D75])&gt;0;CONCATENATE([.D75];&quot;/&quot;;[.E75]);[.E75]);CONCATENATE(&quot;&quot;;[.D75]))">
            <text:p/>
          </table:table-cell>
          <table:table-cell table:formula="of:=IF(LEN([.F75])&gt;0;IF(LEN([.J75])&gt;0;CONCATENATE([.J75];&quot;/&quot;;[.F75]);[.F75]);CONCATENATE(&quot;&quot;;[.J75]))">
            <text:p/>
          </table:table-cell>
          <table:table-cell table:formula="of:=IF(LEN([.G75])&gt;0;IF(LEN([.K75])&gt;0;CONCATENATE([.K75];&quot;/&quot;;[.G75]);[.G75]);CONCATENATE(&quot;&quot;;[.K75]))">
            <text:p/>
          </table:table-cell>
          <table:table-cell table:formula="of:=IF(LEN([.H75])&gt;0;IF(LEN([.L75])&gt;0;CONCATENATE([.L75];&quot;/&quot;;[.H75]);[.H75]);CONCATENATE(&quot;&quot;;[.L75]))">
            <text:p/>
          </table:table-cell>
          <table:table-cell table:formula="of:=IF(LEN([.I75])&gt;0;IF(LEN([.M75])&gt;0;CONCATENATE([.M75];&quot;/&quot;;[.I75]);[.I75]);CONCATENATE(&quot;&quot;;[.M75]))">
            <text:p/>
          </table:table-cell>
          <table:table-cell table:number-columns-repeated="1001"/>
        </table:table-row>
        <table:table-row table:style-name="ro5">
          <table:table-cell table:formula="of:=IF(LEN([.C76])&gt;0;CONCATENATE([.$A$1];&quot;_&quot;;TEXT([.B76];&quot;00&quot;));&quot;&quot;)">
            <text:p/>
          </table:table-cell>
          <table:table-cell table:formula="of:=IF(LEN([.C76])&gt;0;1+[.B75];&quot;&quot;)">
            <text:p/>
          </table:table-cell>
          <table:table-cell table:formula="of:=CONCATENATE(&quot;&quot;;[.N76])">
            <text:p/>
          </table:table-cell>
          <table:table-cell table:number-columns-repeated="6"/>
          <table:table-cell table:formula="of:=IF(LEN([.E76])&gt;0;IF(LEN([.D76])&gt;0;CONCATENATE([.D76];&quot;/&quot;;[.E76]);[.E76]);CONCATENATE(&quot;&quot;;[.D76]))">
            <text:p/>
          </table:table-cell>
          <table:table-cell table:formula="of:=IF(LEN([.F76])&gt;0;IF(LEN([.J76])&gt;0;CONCATENATE([.J76];&quot;/&quot;;[.F76]);[.F76]);CONCATENATE(&quot;&quot;;[.J76]))">
            <text:p/>
          </table:table-cell>
          <table:table-cell table:formula="of:=IF(LEN([.G76])&gt;0;IF(LEN([.K76])&gt;0;CONCATENATE([.K76];&quot;/&quot;;[.G76]);[.G76]);CONCATENATE(&quot;&quot;;[.K76]))">
            <text:p/>
          </table:table-cell>
          <table:table-cell table:formula="of:=IF(LEN([.H76])&gt;0;IF(LEN([.L76])&gt;0;CONCATENATE([.L76];&quot;/&quot;;[.H76]);[.H76]);CONCATENATE(&quot;&quot;;[.L76]))">
            <text:p/>
          </table:table-cell>
          <table:table-cell table:formula="of:=IF(LEN([.I76])&gt;0;IF(LEN([.M76])&gt;0;CONCATENATE([.M76];&quot;/&quot;;[.I76]);[.I76]);CONCATENATE(&quot;&quot;;[.M76]))">
            <text:p/>
          </table:table-cell>
          <table:table-cell table:number-columns-repeated="1001"/>
        </table:table-row>
        <table:table-row table:style-name="ro5">
          <table:table-cell table:formula="of:=IF(LEN([.C77])&gt;0;CONCATENATE([.$A$1];&quot;_&quot;;TEXT([.B77];&quot;00&quot;));&quot;&quot;)">
            <text:p/>
          </table:table-cell>
          <table:table-cell table:formula="of:=IF(LEN([.C77])&gt;0;1+[.B76];&quot;&quot;)">
            <text:p/>
          </table:table-cell>
          <table:table-cell table:formula="of:=CONCATENATE(&quot;&quot;;[.N77])">
            <text:p/>
          </table:table-cell>
          <table:table-cell table:number-columns-repeated="6"/>
          <table:table-cell table:formula="of:=IF(LEN([.E77])&gt;0;IF(LEN([.D77])&gt;0;CONCATENATE([.D77];&quot;/&quot;;[.E77]);[.E77]);CONCATENATE(&quot;&quot;;[.D77]))">
            <text:p/>
          </table:table-cell>
          <table:table-cell table:formula="of:=IF(LEN([.F77])&gt;0;IF(LEN([.J77])&gt;0;CONCATENATE([.J77];&quot;/&quot;;[.F77]);[.F77]);CONCATENATE(&quot;&quot;;[.J77]))">
            <text:p/>
          </table:table-cell>
          <table:table-cell table:formula="of:=IF(LEN([.G77])&gt;0;IF(LEN([.K77])&gt;0;CONCATENATE([.K77];&quot;/&quot;;[.G77]);[.G77]);CONCATENATE(&quot;&quot;;[.K77]))">
            <text:p/>
          </table:table-cell>
          <table:table-cell table:formula="of:=IF(LEN([.H77])&gt;0;IF(LEN([.L77])&gt;0;CONCATENATE([.L77];&quot;/&quot;;[.H77]);[.H77]);CONCATENATE(&quot;&quot;;[.L77]))">
            <text:p/>
          </table:table-cell>
          <table:table-cell table:formula="of:=IF(LEN([.I77])&gt;0;IF(LEN([.M77])&gt;0;CONCATENATE([.M77];&quot;/&quot;;[.I77]);[.I77]);CONCATENATE(&quot;&quot;;[.M77]))">
            <text:p/>
          </table:table-cell>
          <table:table-cell table:number-columns-repeated="1001"/>
        </table:table-row>
        <table:table-row table:style-name="ro5">
          <table:table-cell table:formula="of:=IF(LEN([.C78])&gt;0;CONCATENATE([.$A$1];&quot;_&quot;;TEXT([.B78];&quot;00&quot;));&quot;&quot;)">
            <text:p/>
          </table:table-cell>
          <table:table-cell table:formula="of:=IF(LEN([.C78])&gt;0;1+[.B77];&quot;&quot;)">
            <text:p/>
          </table:table-cell>
          <table:table-cell table:formula="of:=CONCATENATE(&quot;&quot;;[.N78])">
            <text:p/>
          </table:table-cell>
          <table:table-cell table:number-columns-repeated="6"/>
          <table:table-cell table:formula="of:=IF(LEN([.E78])&gt;0;IF(LEN([.D78])&gt;0;CONCATENATE([.D78];&quot;/&quot;;[.E78]);[.E78]);CONCATENATE(&quot;&quot;;[.D78]))">
            <text:p/>
          </table:table-cell>
          <table:table-cell table:formula="of:=IF(LEN([.F78])&gt;0;IF(LEN([.J78])&gt;0;CONCATENATE([.J78];&quot;/&quot;;[.F78]);[.F78]);CONCATENATE(&quot;&quot;;[.J78]))">
            <text:p/>
          </table:table-cell>
          <table:table-cell table:formula="of:=IF(LEN([.G78])&gt;0;IF(LEN([.K78])&gt;0;CONCATENATE([.K78];&quot;/&quot;;[.G78]);[.G78]);CONCATENATE(&quot;&quot;;[.K78]))">
            <text:p/>
          </table:table-cell>
          <table:table-cell table:formula="of:=IF(LEN([.H78])&gt;0;IF(LEN([.L78])&gt;0;CONCATENATE([.L78];&quot;/&quot;;[.H78]);[.H78]);CONCATENATE(&quot;&quot;;[.L78]))">
            <text:p/>
          </table:table-cell>
          <table:table-cell table:formula="of:=IF(LEN([.I78])&gt;0;IF(LEN([.M78])&gt;0;CONCATENATE([.M78];&quot;/&quot;;[.I78]);[.I78]);CONCATENATE(&quot;&quot;;[.M78]))">
            <text:p/>
          </table:table-cell>
          <table:table-cell table:number-columns-repeated="1001"/>
        </table:table-row>
        <table:table-row table:style-name="ro5">
          <table:table-cell table:formula="of:=IF(LEN([.C79])&gt;0;CONCATENATE([.$A$1];&quot;_&quot;;TEXT([.B79];&quot;00&quot;));&quot;&quot;)">
            <text:p/>
          </table:table-cell>
          <table:table-cell table:formula="of:=IF(LEN([.C79])&gt;0;1+[.B78];&quot;&quot;)">
            <text:p/>
          </table:table-cell>
          <table:table-cell table:formula="of:=CONCATENATE(&quot;&quot;;[.N79])">
            <text:p/>
          </table:table-cell>
          <table:table-cell table:number-columns-repeated="6"/>
          <table:table-cell table:formula="of:=IF(LEN([.E79])&gt;0;IF(LEN([.D79])&gt;0;CONCATENATE([.D79];&quot;/&quot;;[.E79]);[.E79]);CONCATENATE(&quot;&quot;;[.D79]))">
            <text:p/>
          </table:table-cell>
          <table:table-cell table:formula="of:=IF(LEN([.F79])&gt;0;IF(LEN([.J79])&gt;0;CONCATENATE([.J79];&quot;/&quot;;[.F79]);[.F79]);CONCATENATE(&quot;&quot;;[.J79]))">
            <text:p/>
          </table:table-cell>
          <table:table-cell table:formula="of:=IF(LEN([.G79])&gt;0;IF(LEN([.K79])&gt;0;CONCATENATE([.K79];&quot;/&quot;;[.G79]);[.G79]);CONCATENATE(&quot;&quot;;[.K79]))">
            <text:p/>
          </table:table-cell>
          <table:table-cell table:formula="of:=IF(LEN([.H79])&gt;0;IF(LEN([.L79])&gt;0;CONCATENATE([.L79];&quot;/&quot;;[.H79]);[.H79]);CONCATENATE(&quot;&quot;;[.L79]))">
            <text:p/>
          </table:table-cell>
          <table:table-cell table:formula="of:=IF(LEN([.I79])&gt;0;IF(LEN([.M79])&gt;0;CONCATENATE([.M79];&quot;/&quot;;[.I79]);[.I79]);CONCATENATE(&quot;&quot;;[.M79]))">
            <text:p/>
          </table:table-cell>
          <table:table-cell table:number-columns-repeated="1001"/>
        </table:table-row>
        <table:table-row table:style-name="ro5">
          <table:table-cell table:formula="of:=IF(LEN([.C80])&gt;0;CONCATENATE([.$A$1];&quot;_&quot;;TEXT([.B80];&quot;00&quot;));&quot;&quot;)">
            <text:p/>
          </table:table-cell>
          <table:table-cell table:formula="of:=IF(LEN([.C80])&gt;0;1+[.B79];&quot;&quot;)">
            <text:p/>
          </table:table-cell>
          <table:table-cell table:formula="of:=CONCATENATE(&quot;&quot;;[.N80])">
            <text:p/>
          </table:table-cell>
          <table:table-cell table:number-columns-repeated="6"/>
          <table:table-cell table:formula="of:=IF(LEN([.E80])&gt;0;IF(LEN([.D80])&gt;0;CONCATENATE([.D80];&quot;/&quot;;[.E80]);[.E80]);CONCATENATE(&quot;&quot;;[.D80]))">
            <text:p/>
          </table:table-cell>
          <table:table-cell table:formula="of:=IF(LEN([.F80])&gt;0;IF(LEN([.J80])&gt;0;CONCATENATE([.J80];&quot;/&quot;;[.F80]);[.F80]);CONCATENATE(&quot;&quot;;[.J80]))">
            <text:p/>
          </table:table-cell>
          <table:table-cell table:formula="of:=IF(LEN([.G80])&gt;0;IF(LEN([.K80])&gt;0;CONCATENATE([.K80];&quot;/&quot;;[.G80]);[.G80]);CONCATENATE(&quot;&quot;;[.K80]))">
            <text:p/>
          </table:table-cell>
          <table:table-cell table:formula="of:=IF(LEN([.H80])&gt;0;IF(LEN([.L80])&gt;0;CONCATENATE([.L80];&quot;/&quot;;[.H80]);[.H80]);CONCATENATE(&quot;&quot;;[.L80]))">
            <text:p/>
          </table:table-cell>
          <table:table-cell table:formula="of:=IF(LEN([.I80])&gt;0;IF(LEN([.M80])&gt;0;CONCATENATE([.M80];&quot;/&quot;;[.I80]);[.I80]);CONCATENATE(&quot;&quot;;[.M80]))">
            <text:p/>
          </table:table-cell>
          <table:table-cell table:number-columns-repeated="1001"/>
        </table:table-row>
        <table:table-row table:style-name="ro5">
          <table:table-cell table:formula="of:=IF(LEN([.C81])&gt;0;CONCATENATE([.$A$1];&quot;_&quot;;TEXT([.B81];&quot;00&quot;));&quot;&quot;)">
            <text:p/>
          </table:table-cell>
          <table:table-cell table:formula="of:=IF(LEN([.C81])&gt;0;1+[.B80];&quot;&quot;)">
            <text:p/>
          </table:table-cell>
          <table:table-cell table:formula="of:=CONCATENATE(&quot;&quot;;[.N81])">
            <text:p/>
          </table:table-cell>
          <table:table-cell table:number-columns-repeated="6"/>
          <table:table-cell table:formula="of:=IF(LEN([.E81])&gt;0;IF(LEN([.D81])&gt;0;CONCATENATE([.D81];&quot;/&quot;;[.E81]);[.E81]);CONCATENATE(&quot;&quot;;[.D81]))">
            <text:p/>
          </table:table-cell>
          <table:table-cell table:formula="of:=IF(LEN([.F81])&gt;0;IF(LEN([.J81])&gt;0;CONCATENATE([.J81];&quot;/&quot;;[.F81]);[.F81]);CONCATENATE(&quot;&quot;;[.J81]))">
            <text:p/>
          </table:table-cell>
          <table:table-cell table:formula="of:=IF(LEN([.G81])&gt;0;IF(LEN([.K81])&gt;0;CONCATENATE([.K81];&quot;/&quot;;[.G81]);[.G81]);CONCATENATE(&quot;&quot;;[.K81]))">
            <text:p/>
          </table:table-cell>
          <table:table-cell table:formula="of:=IF(LEN([.H81])&gt;0;IF(LEN([.L81])&gt;0;CONCATENATE([.L81];&quot;/&quot;;[.H81]);[.H81]);CONCATENATE(&quot;&quot;;[.L81]))">
            <text:p/>
          </table:table-cell>
          <table:table-cell table:formula="of:=IF(LEN([.I81])&gt;0;IF(LEN([.M81])&gt;0;CONCATENATE([.M81];&quot;/&quot;;[.I81]);[.I81]);CONCATENATE(&quot;&quot;;[.M81]))">
            <text:p/>
          </table:table-cell>
          <table:table-cell table:number-columns-repeated="1001"/>
        </table:table-row>
        <table:table-row table:style-name="ro5">
          <table:table-cell table:formula="of:=IF(LEN([.C82])&gt;0;CONCATENATE([.$A$1];&quot;_&quot;;TEXT([.B82];&quot;00&quot;));&quot;&quot;)">
            <text:p/>
          </table:table-cell>
          <table:table-cell table:formula="of:=IF(LEN([.C82])&gt;0;1+[.B81];&quot;&quot;)">
            <text:p/>
          </table:table-cell>
          <table:table-cell table:formula="of:=CONCATENATE(&quot;&quot;;[.N82])">
            <text:p/>
          </table:table-cell>
          <table:table-cell table:number-columns-repeated="6"/>
          <table:table-cell table:formula="of:=IF(LEN([.E82])&gt;0;IF(LEN([.D82])&gt;0;CONCATENATE([.D82];&quot;/&quot;;[.E82]);[.E82]);CONCATENATE(&quot;&quot;;[.D82]))">
            <text:p/>
          </table:table-cell>
          <table:table-cell table:formula="of:=IF(LEN([.F82])&gt;0;IF(LEN([.J82])&gt;0;CONCATENATE([.J82];&quot;/&quot;;[.F82]);[.F82]);CONCATENATE(&quot;&quot;;[.J82]))">
            <text:p/>
          </table:table-cell>
          <table:table-cell table:formula="of:=IF(LEN([.G82])&gt;0;IF(LEN([.K82])&gt;0;CONCATENATE([.K82];&quot;/&quot;;[.G82]);[.G82]);CONCATENATE(&quot;&quot;;[.K82]))">
            <text:p/>
          </table:table-cell>
          <table:table-cell table:formula="of:=IF(LEN([.H82])&gt;0;IF(LEN([.L82])&gt;0;CONCATENATE([.L82];&quot;/&quot;;[.H82]);[.H82]);CONCATENATE(&quot;&quot;;[.L82]))">
            <text:p/>
          </table:table-cell>
          <table:table-cell table:formula="of:=IF(LEN([.I82])&gt;0;IF(LEN([.M82])&gt;0;CONCATENATE([.M82];&quot;/&quot;;[.I82]);[.I82]);CONCATENATE(&quot;&quot;;[.M82]))">
            <text:p/>
          </table:table-cell>
          <table:table-cell table:number-columns-repeated="1001"/>
        </table:table-row>
        <table:table-row table:style-name="ro5">
          <table:table-cell table:formula="of:=IF(LEN([.C83])&gt;0;CONCATENATE([.$A$1];&quot;_&quot;;TEXT([.B83];&quot;00&quot;));&quot;&quot;)">
            <text:p/>
          </table:table-cell>
          <table:table-cell table:formula="of:=IF(LEN([.C83])&gt;0;1+[.B82];&quot;&quot;)">
            <text:p/>
          </table:table-cell>
          <table:table-cell table:formula="of:=CONCATENATE(&quot;&quot;;[.N83])">
            <text:p/>
          </table:table-cell>
          <table:table-cell table:number-columns-repeated="6"/>
          <table:table-cell table:formula="of:=IF(LEN([.E83])&gt;0;IF(LEN([.D83])&gt;0;CONCATENATE([.D83];&quot;/&quot;;[.E83]);[.E83]);CONCATENATE(&quot;&quot;;[.D83]))">
            <text:p/>
          </table:table-cell>
          <table:table-cell table:formula="of:=IF(LEN([.F83])&gt;0;IF(LEN([.J83])&gt;0;CONCATENATE([.J83];&quot;/&quot;;[.F83]);[.F83]);CONCATENATE(&quot;&quot;;[.J83]))">
            <text:p/>
          </table:table-cell>
          <table:table-cell table:formula="of:=IF(LEN([.G83])&gt;0;IF(LEN([.K83])&gt;0;CONCATENATE([.K83];&quot;/&quot;;[.G83]);[.G83]);CONCATENATE(&quot;&quot;;[.K83]))">
            <text:p/>
          </table:table-cell>
          <table:table-cell table:formula="of:=IF(LEN([.H83])&gt;0;IF(LEN([.L83])&gt;0;CONCATENATE([.L83];&quot;/&quot;;[.H83]);[.H83]);CONCATENATE(&quot;&quot;;[.L83]))">
            <text:p/>
          </table:table-cell>
          <table:table-cell table:formula="of:=IF(LEN([.I83])&gt;0;IF(LEN([.M83])&gt;0;CONCATENATE([.M83];&quot;/&quot;;[.I83]);[.I83]);CONCATENATE(&quot;&quot;;[.M83]))">
            <text:p/>
          </table:table-cell>
          <table:table-cell table:number-columns-repeated="1001"/>
        </table:table-row>
        <table:table-row table:style-name="ro5">
          <table:table-cell table:formula="of:=IF(LEN([.C84])&gt;0;CONCATENATE([.$A$1];&quot;_&quot;;TEXT([.B84];&quot;00&quot;));&quot;&quot;)">
            <text:p/>
          </table:table-cell>
          <table:table-cell table:formula="of:=IF(LEN([.C84])&gt;0;1+[.B83];&quot;&quot;)">
            <text:p/>
          </table:table-cell>
          <table:table-cell table:formula="of:=CONCATENATE(&quot;&quot;;[.N84])">
            <text:p/>
          </table:table-cell>
          <table:table-cell table:number-columns-repeated="6"/>
          <table:table-cell table:formula="of:=IF(LEN([.E84])&gt;0;IF(LEN([.D84])&gt;0;CONCATENATE([.D84];&quot;/&quot;;[.E84]);[.E84]);CONCATENATE(&quot;&quot;;[.D84]))">
            <text:p/>
          </table:table-cell>
          <table:table-cell table:formula="of:=IF(LEN([.F84])&gt;0;IF(LEN([.J84])&gt;0;CONCATENATE([.J84];&quot;/&quot;;[.F84]);[.F84]);CONCATENATE(&quot;&quot;;[.J84]))">
            <text:p/>
          </table:table-cell>
          <table:table-cell table:formula="of:=IF(LEN([.G84])&gt;0;IF(LEN([.K84])&gt;0;CONCATENATE([.K84];&quot;/&quot;;[.G84]);[.G84]);CONCATENATE(&quot;&quot;;[.K84]))">
            <text:p/>
          </table:table-cell>
          <table:table-cell table:formula="of:=IF(LEN([.H84])&gt;0;IF(LEN([.L84])&gt;0;CONCATENATE([.L84];&quot;/&quot;;[.H84]);[.H84]);CONCATENATE(&quot;&quot;;[.L84]))">
            <text:p/>
          </table:table-cell>
          <table:table-cell table:formula="of:=IF(LEN([.I84])&gt;0;IF(LEN([.M84])&gt;0;CONCATENATE([.M84];&quot;/&quot;;[.I84]);[.I84]);CONCATENATE(&quot;&quot;;[.M84]))">
            <text:p/>
          </table:table-cell>
          <table:table-cell table:number-columns-repeated="1001"/>
        </table:table-row>
        <table:table-row table:style-name="ro5">
          <table:table-cell table:formula="of:=IF(LEN([.C85])&gt;0;CONCATENATE([.$A$1];&quot;_&quot;;TEXT([.B85];&quot;00&quot;));&quot;&quot;)">
            <text:p/>
          </table:table-cell>
          <table:table-cell table:formula="of:=IF(LEN([.C85])&gt;0;1+[.B84];&quot;&quot;)">
            <text:p/>
          </table:table-cell>
          <table:table-cell table:formula="of:=CONCATENATE(&quot;&quot;;[.N85])">
            <text:p/>
          </table:table-cell>
          <table:table-cell table:number-columns-repeated="6"/>
          <table:table-cell table:formula="of:=IF(LEN([.E85])&gt;0;IF(LEN([.D85])&gt;0;CONCATENATE([.D85];&quot;/&quot;;[.E85]);[.E85]);CONCATENATE(&quot;&quot;;[.D85]))">
            <text:p/>
          </table:table-cell>
          <table:table-cell table:formula="of:=IF(LEN([.F85])&gt;0;IF(LEN([.J85])&gt;0;CONCATENATE([.J85];&quot;/&quot;;[.F85]);[.F85]);CONCATENATE(&quot;&quot;;[.J85]))">
            <text:p/>
          </table:table-cell>
          <table:table-cell table:formula="of:=IF(LEN([.G85])&gt;0;IF(LEN([.K85])&gt;0;CONCATENATE([.K85];&quot;/&quot;;[.G85]);[.G85]);CONCATENATE(&quot;&quot;;[.K85]))">
            <text:p/>
          </table:table-cell>
          <table:table-cell table:formula="of:=IF(LEN([.H85])&gt;0;IF(LEN([.L85])&gt;0;CONCATENATE([.L85];&quot;/&quot;;[.H85]);[.H85]);CONCATENATE(&quot;&quot;;[.L85]))">
            <text:p/>
          </table:table-cell>
          <table:table-cell table:formula="of:=IF(LEN([.I85])&gt;0;IF(LEN([.M85])&gt;0;CONCATENATE([.M85];&quot;/&quot;;[.I85]);[.I85]);CONCATENATE(&quot;&quot;;[.M85]))">
            <text:p/>
          </table:table-cell>
          <table:table-cell table:number-columns-repeated="1001"/>
        </table:table-row>
        <table:table-row table:style-name="ro5">
          <table:table-cell table:formula="of:=IF(LEN([.C86])&gt;0;CONCATENATE([.$A$1];&quot;_&quot;;TEXT([.B86];&quot;00&quot;));&quot;&quot;)">
            <text:p/>
          </table:table-cell>
          <table:table-cell table:formula="of:=IF(LEN([.C86])&gt;0;1+[.B85];&quot;&quot;)">
            <text:p/>
          </table:table-cell>
          <table:table-cell table:formula="of:=CONCATENATE(&quot;&quot;;[.N86])">
            <text:p/>
          </table:table-cell>
          <table:table-cell table:number-columns-repeated="6"/>
          <table:table-cell table:formula="of:=IF(LEN([.E86])&gt;0;IF(LEN([.D86])&gt;0;CONCATENATE([.D86];&quot;/&quot;;[.E86]);[.E86]);CONCATENATE(&quot;&quot;;[.D86]))">
            <text:p/>
          </table:table-cell>
          <table:table-cell table:formula="of:=IF(LEN([.F86])&gt;0;IF(LEN([.J86])&gt;0;CONCATENATE([.J86];&quot;/&quot;;[.F86]);[.F86]);CONCATENATE(&quot;&quot;;[.J86]))">
            <text:p/>
          </table:table-cell>
          <table:table-cell table:formula="of:=IF(LEN([.G86])&gt;0;IF(LEN([.K86])&gt;0;CONCATENATE([.K86];&quot;/&quot;;[.G86]);[.G86]);CONCATENATE(&quot;&quot;;[.K86]))">
            <text:p/>
          </table:table-cell>
          <table:table-cell table:formula="of:=IF(LEN([.H86])&gt;0;IF(LEN([.L86])&gt;0;CONCATENATE([.L86];&quot;/&quot;;[.H86]);[.H86]);CONCATENATE(&quot;&quot;;[.L86]))">
            <text:p/>
          </table:table-cell>
          <table:table-cell table:formula="of:=IF(LEN([.I86])&gt;0;IF(LEN([.M86])&gt;0;CONCATENATE([.M86];&quot;/&quot;;[.I86]);[.I86]);CONCATENATE(&quot;&quot;;[.M86]))">
            <text:p/>
          </table:table-cell>
          <table:table-cell table:number-columns-repeated="1001"/>
        </table:table-row>
        <table:table-row table:style-name="ro5">
          <table:table-cell table:formula="of:=IF(LEN([.C87])&gt;0;CONCATENATE([.$A$1];&quot;_&quot;;TEXT([.B87];&quot;00&quot;));&quot;&quot;)">
            <text:p/>
          </table:table-cell>
          <table:table-cell table:formula="of:=IF(LEN([.C87])&gt;0;1+[.B86];&quot;&quot;)">
            <text:p/>
          </table:table-cell>
          <table:table-cell table:formula="of:=CONCATENATE(&quot;&quot;;[.N87])">
            <text:p/>
          </table:table-cell>
          <table:table-cell table:number-columns-repeated="6"/>
          <table:table-cell table:formula="of:=IF(LEN([.E87])&gt;0;IF(LEN([.D87])&gt;0;CONCATENATE([.D87];&quot;/&quot;;[.E87]);[.E87]);CONCATENATE(&quot;&quot;;[.D87]))">
            <text:p/>
          </table:table-cell>
          <table:table-cell table:formula="of:=IF(LEN([.F87])&gt;0;IF(LEN([.J87])&gt;0;CONCATENATE([.J87];&quot;/&quot;;[.F87]);[.F87]);CONCATENATE(&quot;&quot;;[.J87]))">
            <text:p/>
          </table:table-cell>
          <table:table-cell table:formula="of:=IF(LEN([.G87])&gt;0;IF(LEN([.K87])&gt;0;CONCATENATE([.K87];&quot;/&quot;;[.G87]);[.G87]);CONCATENATE(&quot;&quot;;[.K87]))">
            <text:p/>
          </table:table-cell>
          <table:table-cell table:formula="of:=IF(LEN([.H87])&gt;0;IF(LEN([.L87])&gt;0;CONCATENATE([.L87];&quot;/&quot;;[.H87]);[.H87]);CONCATENATE(&quot;&quot;;[.L87]))">
            <text:p/>
          </table:table-cell>
          <table:table-cell table:formula="of:=IF(LEN([.I87])&gt;0;IF(LEN([.M87])&gt;0;CONCATENATE([.M87];&quot;/&quot;;[.I87]);[.I87]);CONCATENATE(&quot;&quot;;[.M87]))">
            <text:p/>
          </table:table-cell>
          <table:table-cell table:number-columns-repeated="1001"/>
        </table:table-row>
        <table:table-row table:style-name="ro5">
          <table:table-cell table:formula="of:=IF(LEN([.C88])&gt;0;CONCATENATE([.$A$1];&quot;_&quot;;TEXT([.B88];&quot;00&quot;));&quot;&quot;)">
            <text:p/>
          </table:table-cell>
          <table:table-cell table:formula="of:=IF(LEN([.C88])&gt;0;1+[.B87];&quot;&quot;)">
            <text:p/>
          </table:table-cell>
          <table:table-cell table:formula="of:=CONCATENATE(&quot;&quot;;[.N88])">
            <text:p/>
          </table:table-cell>
          <table:table-cell table:number-columns-repeated="6"/>
          <table:table-cell table:formula="of:=IF(LEN([.E88])&gt;0;IF(LEN([.D88])&gt;0;CONCATENATE([.D88];&quot;/&quot;;[.E88]);[.E88]);CONCATENATE(&quot;&quot;;[.D88]))">
            <text:p/>
          </table:table-cell>
          <table:table-cell table:formula="of:=IF(LEN([.F88])&gt;0;IF(LEN([.J88])&gt;0;CONCATENATE([.J88];&quot;/&quot;;[.F88]);[.F88]);CONCATENATE(&quot;&quot;;[.J88]))">
            <text:p/>
          </table:table-cell>
          <table:table-cell table:formula="of:=IF(LEN([.G88])&gt;0;IF(LEN([.K88])&gt;0;CONCATENATE([.K88];&quot;/&quot;;[.G88]);[.G88]);CONCATENATE(&quot;&quot;;[.K88]))">
            <text:p/>
          </table:table-cell>
          <table:table-cell table:formula="of:=IF(LEN([.H88])&gt;0;IF(LEN([.L88])&gt;0;CONCATENATE([.L88];&quot;/&quot;;[.H88]);[.H88]);CONCATENATE(&quot;&quot;;[.L88]))">
            <text:p/>
          </table:table-cell>
          <table:table-cell table:formula="of:=IF(LEN([.I88])&gt;0;IF(LEN([.M88])&gt;0;CONCATENATE([.M88];&quot;/&quot;;[.I88]);[.I88]);CONCATENATE(&quot;&quot;;[.M88]))">
            <text:p/>
          </table:table-cell>
          <table:table-cell table:number-columns-repeated="1001"/>
        </table:table-row>
        <table:table-row table:style-name="ro5">
          <table:table-cell table:formula="of:=IF(LEN([.C89])&gt;0;CONCATENATE([.$A$1];&quot;_&quot;;TEXT([.B89];&quot;00&quot;));&quot;&quot;)">
            <text:p/>
          </table:table-cell>
          <table:table-cell table:formula="of:=IF(LEN([.C89])&gt;0;1+[.B88];&quot;&quot;)">
            <text:p/>
          </table:table-cell>
          <table:table-cell table:formula="of:=CONCATENATE(&quot;&quot;;[.N89])">
            <text:p/>
          </table:table-cell>
          <table:table-cell table:number-columns-repeated="6"/>
          <table:table-cell table:formula="of:=IF(LEN([.E89])&gt;0;IF(LEN([.D89])&gt;0;CONCATENATE([.D89];&quot;/&quot;;[.E89]);[.E89]);CONCATENATE(&quot;&quot;;[.D89]))">
            <text:p/>
          </table:table-cell>
          <table:table-cell table:formula="of:=IF(LEN([.F89])&gt;0;IF(LEN([.J89])&gt;0;CONCATENATE([.J89];&quot;/&quot;;[.F89]);[.F89]);CONCATENATE(&quot;&quot;;[.J89]))">
            <text:p/>
          </table:table-cell>
          <table:table-cell table:formula="of:=IF(LEN([.G89])&gt;0;IF(LEN([.K89])&gt;0;CONCATENATE([.K89];&quot;/&quot;;[.G89]);[.G89]);CONCATENATE(&quot;&quot;;[.K89]))">
            <text:p/>
          </table:table-cell>
          <table:table-cell table:formula="of:=IF(LEN([.H89])&gt;0;IF(LEN([.L89])&gt;0;CONCATENATE([.L89];&quot;/&quot;;[.H89]);[.H89]);CONCATENATE(&quot;&quot;;[.L89]))">
            <text:p/>
          </table:table-cell>
          <table:table-cell table:formula="of:=IF(LEN([.I89])&gt;0;IF(LEN([.M89])&gt;0;CONCATENATE([.M89];&quot;/&quot;;[.I89]);[.I89]);CONCATENATE(&quot;&quot;;[.M89]))">
            <text:p/>
          </table:table-cell>
          <table:table-cell table:number-columns-repeated="1001"/>
        </table:table-row>
        <table:table-row table:style-name="ro5">
          <table:table-cell table:formula="of:=IF(LEN([.C90])&gt;0;CONCATENATE([.$A$1];&quot;_&quot;;TEXT([.B90];&quot;00&quot;));&quot;&quot;)">
            <text:p/>
          </table:table-cell>
          <table:table-cell table:formula="of:=IF(LEN([.C90])&gt;0;1+[.B89];&quot;&quot;)">
            <text:p/>
          </table:table-cell>
          <table:table-cell table:formula="of:=CONCATENATE(&quot;&quot;;[.N90])">
            <text:p/>
          </table:table-cell>
          <table:table-cell table:number-columns-repeated="6"/>
          <table:table-cell table:formula="of:=IF(LEN([.E90])&gt;0;IF(LEN([.D90])&gt;0;CONCATENATE([.D90];&quot;/&quot;;[.E90]);[.E90]);CONCATENATE(&quot;&quot;;[.D90]))">
            <text:p/>
          </table:table-cell>
          <table:table-cell table:formula="of:=IF(LEN([.F90])&gt;0;IF(LEN([.J90])&gt;0;CONCATENATE([.J90];&quot;/&quot;;[.F90]);[.F90]);CONCATENATE(&quot;&quot;;[.J90]))">
            <text:p/>
          </table:table-cell>
          <table:table-cell table:formula="of:=IF(LEN([.G90])&gt;0;IF(LEN([.K90])&gt;0;CONCATENATE([.K90];&quot;/&quot;;[.G90]);[.G90]);CONCATENATE(&quot;&quot;;[.K90]))">
            <text:p/>
          </table:table-cell>
          <table:table-cell table:formula="of:=IF(LEN([.H90])&gt;0;IF(LEN([.L90])&gt;0;CONCATENATE([.L90];&quot;/&quot;;[.H90]);[.H90]);CONCATENATE(&quot;&quot;;[.L90]))">
            <text:p/>
          </table:table-cell>
          <table:table-cell table:formula="of:=IF(LEN([.I90])&gt;0;IF(LEN([.M90])&gt;0;CONCATENATE([.M90];&quot;/&quot;;[.I90]);[.I90]);CONCATENATE(&quot;&quot;;[.M90]))">
            <text:p/>
          </table:table-cell>
          <table:table-cell table:number-columns-repeated="1001"/>
        </table:table-row>
        <table:table-row table:style-name="ro5">
          <table:table-cell table:formula="of:=IF(LEN([.C91])&gt;0;CONCATENATE([.$A$1];&quot;_&quot;;TEXT([.B91];&quot;00&quot;));&quot;&quot;)">
            <text:p/>
          </table:table-cell>
          <table:table-cell table:formula="of:=IF(LEN([.C91])&gt;0;1+[.B90];&quot;&quot;)">
            <text:p/>
          </table:table-cell>
          <table:table-cell table:formula="of:=CONCATENATE(&quot;&quot;;[.N91])">
            <text:p/>
          </table:table-cell>
          <table:table-cell table:number-columns-repeated="6"/>
          <table:table-cell table:formula="of:=IF(LEN([.E91])&gt;0;IF(LEN([.D91])&gt;0;CONCATENATE([.D91];&quot;/&quot;;[.E91]);[.E91]);CONCATENATE(&quot;&quot;;[.D91]))">
            <text:p/>
          </table:table-cell>
          <table:table-cell table:formula="of:=IF(LEN([.F91])&gt;0;IF(LEN([.J91])&gt;0;CONCATENATE([.J91];&quot;/&quot;;[.F91]);[.F91]);CONCATENATE(&quot;&quot;;[.J91]))">
            <text:p/>
          </table:table-cell>
          <table:table-cell table:formula="of:=IF(LEN([.G91])&gt;0;IF(LEN([.K91])&gt;0;CONCATENATE([.K91];&quot;/&quot;;[.G91]);[.G91]);CONCATENATE(&quot;&quot;;[.K91]))">
            <text:p/>
          </table:table-cell>
          <table:table-cell table:formula="of:=IF(LEN([.H91])&gt;0;IF(LEN([.L91])&gt;0;CONCATENATE([.L91];&quot;/&quot;;[.H91]);[.H91]);CONCATENATE(&quot;&quot;;[.L91]))">
            <text:p/>
          </table:table-cell>
          <table:table-cell table:formula="of:=IF(LEN([.I91])&gt;0;IF(LEN([.M91])&gt;0;CONCATENATE([.M91];&quot;/&quot;;[.I91]);[.I91]);CONCATENATE(&quot;&quot;;[.M91]))">
            <text:p/>
          </table:table-cell>
          <table:table-cell table:number-columns-repeated="1001"/>
        </table:table-row>
        <table:table-row table:style-name="ro5">
          <table:table-cell table:formula="of:=IF(LEN([.C92])&gt;0;CONCATENATE([.$A$1];&quot;_&quot;;TEXT([.B92];&quot;00&quot;));&quot;&quot;)">
            <text:p/>
          </table:table-cell>
          <table:table-cell table:formula="of:=IF(LEN([.C92])&gt;0;1+[.B91];&quot;&quot;)">
            <text:p/>
          </table:table-cell>
          <table:table-cell table:formula="of:=CONCATENATE(&quot;&quot;;[.N92])">
            <text:p/>
          </table:table-cell>
          <table:table-cell table:number-columns-repeated="6"/>
          <table:table-cell table:formula="of:=IF(LEN([.E92])&gt;0;IF(LEN([.D92])&gt;0;CONCATENATE([.D92];&quot;/&quot;;[.E92]);[.E92]);CONCATENATE(&quot;&quot;;[.D92]))">
            <text:p/>
          </table:table-cell>
          <table:table-cell table:formula="of:=IF(LEN([.F92])&gt;0;IF(LEN([.J92])&gt;0;CONCATENATE([.J92];&quot;/&quot;;[.F92]);[.F92]);CONCATENATE(&quot;&quot;;[.J92]))">
            <text:p/>
          </table:table-cell>
          <table:table-cell table:formula="of:=IF(LEN([.G92])&gt;0;IF(LEN([.K92])&gt;0;CONCATENATE([.K92];&quot;/&quot;;[.G92]);[.G92]);CONCATENATE(&quot;&quot;;[.K92]))">
            <text:p/>
          </table:table-cell>
          <table:table-cell table:formula="of:=IF(LEN([.H92])&gt;0;IF(LEN([.L92])&gt;0;CONCATENATE([.L92];&quot;/&quot;;[.H92]);[.H92]);CONCATENATE(&quot;&quot;;[.L92]))">
            <text:p/>
          </table:table-cell>
          <table:table-cell table:formula="of:=IF(LEN([.I92])&gt;0;IF(LEN([.M92])&gt;0;CONCATENATE([.M92];&quot;/&quot;;[.I92]);[.I92]);CONCATENATE(&quot;&quot;;[.M92]))">
            <text:p/>
          </table:table-cell>
          <table:table-cell table:number-columns-repeated="1001"/>
        </table:table-row>
        <table:table-row table:style-name="ro5">
          <table:table-cell table:formula="of:=IF(LEN([.C93])&gt;0;CONCATENATE([.$A$1];&quot;_&quot;;TEXT([.B93];&quot;00&quot;));&quot;&quot;)">
            <text:p/>
          </table:table-cell>
          <table:table-cell table:formula="of:=IF(LEN([.C93])&gt;0;1+[.B92];&quot;&quot;)">
            <text:p/>
          </table:table-cell>
          <table:table-cell table:formula="of:=CONCATENATE(&quot;&quot;;[.N93])">
            <text:p/>
          </table:table-cell>
          <table:table-cell table:number-columns-repeated="6"/>
          <table:table-cell table:formula="of:=IF(LEN([.E93])&gt;0;IF(LEN([.D93])&gt;0;CONCATENATE([.D93];&quot;/&quot;;[.E93]);[.E93]);CONCATENATE(&quot;&quot;;[.D93]))">
            <text:p/>
          </table:table-cell>
          <table:table-cell table:formula="of:=IF(LEN([.F93])&gt;0;IF(LEN([.J93])&gt;0;CONCATENATE([.J93];&quot;/&quot;;[.F93]);[.F93]);CONCATENATE(&quot;&quot;;[.J93]))">
            <text:p/>
          </table:table-cell>
          <table:table-cell table:formula="of:=IF(LEN([.G93])&gt;0;IF(LEN([.K93])&gt;0;CONCATENATE([.K93];&quot;/&quot;;[.G93]);[.G93]);CONCATENATE(&quot;&quot;;[.K93]))">
            <text:p/>
          </table:table-cell>
          <table:table-cell table:formula="of:=IF(LEN([.H93])&gt;0;IF(LEN([.L93])&gt;0;CONCATENATE([.L93];&quot;/&quot;;[.H93]);[.H93]);CONCATENATE(&quot;&quot;;[.L93]))">
            <text:p/>
          </table:table-cell>
          <table:table-cell table:formula="of:=IF(LEN([.I93])&gt;0;IF(LEN([.M93])&gt;0;CONCATENATE([.M93];&quot;/&quot;;[.I93]);[.I93]);CONCATENATE(&quot;&quot;;[.M93]))">
            <text:p/>
          </table:table-cell>
          <table:table-cell table:number-columns-repeated="1001"/>
        </table:table-row>
        <table:table-row table:style-name="ro5">
          <table:table-cell table:formula="of:=IF(LEN([.C94])&gt;0;CONCATENATE([.$A$1];&quot;_&quot;;TEXT([.B94];&quot;00&quot;));&quot;&quot;)">
            <text:p/>
          </table:table-cell>
          <table:table-cell table:formula="of:=IF(LEN([.C94])&gt;0;1+[.B93];&quot;&quot;)">
            <text:p/>
          </table:table-cell>
          <table:table-cell table:formula="of:=CONCATENATE(&quot;&quot;;[.N94])">
            <text:p/>
          </table:table-cell>
          <table:table-cell table:number-columns-repeated="6"/>
          <table:table-cell table:formula="of:=IF(LEN([.E94])&gt;0;IF(LEN([.D94])&gt;0;CONCATENATE([.D94];&quot;/&quot;;[.E94]);[.E94]);CONCATENATE(&quot;&quot;;[.D94]))">
            <text:p/>
          </table:table-cell>
          <table:table-cell table:formula="of:=IF(LEN([.F94])&gt;0;IF(LEN([.J94])&gt;0;CONCATENATE([.J94];&quot;/&quot;;[.F94]);[.F94]);CONCATENATE(&quot;&quot;;[.J94]))">
            <text:p/>
          </table:table-cell>
          <table:table-cell table:formula="of:=IF(LEN([.G94])&gt;0;IF(LEN([.K94])&gt;0;CONCATENATE([.K94];&quot;/&quot;;[.G94]);[.G94]);CONCATENATE(&quot;&quot;;[.K94]))">
            <text:p/>
          </table:table-cell>
          <table:table-cell table:formula="of:=IF(LEN([.H94])&gt;0;IF(LEN([.L94])&gt;0;CONCATENATE([.L94];&quot;/&quot;;[.H94]);[.H94]);CONCATENATE(&quot;&quot;;[.L94]))">
            <text:p/>
          </table:table-cell>
          <table:table-cell table:formula="of:=IF(LEN([.I94])&gt;0;IF(LEN([.M94])&gt;0;CONCATENATE([.M94];&quot;/&quot;;[.I94]);[.I94]);CONCATENATE(&quot;&quot;;[.M94]))">
            <text:p/>
          </table:table-cell>
          <table:table-cell table:number-columns-repeated="1001"/>
        </table:table-row>
        <table:table-row table:style-name="ro5">
          <table:table-cell table:formula="of:=IF(LEN([.C95])&gt;0;CONCATENATE([.$A$1];&quot;_&quot;;TEXT([.B95];&quot;00&quot;));&quot;&quot;)">
            <text:p/>
          </table:table-cell>
          <table:table-cell table:formula="of:=IF(LEN([.C95])&gt;0;1+[.B94];&quot;&quot;)">
            <text:p/>
          </table:table-cell>
          <table:table-cell table:formula="of:=CONCATENATE(&quot;&quot;;[.N95])">
            <text:p/>
          </table:table-cell>
          <table:table-cell table:number-columns-repeated="6"/>
          <table:table-cell table:formula="of:=IF(LEN([.E95])&gt;0;IF(LEN([.D95])&gt;0;CONCATENATE([.D95];&quot;/&quot;;[.E95]);[.E95]);CONCATENATE(&quot;&quot;;[.D95]))">
            <text:p/>
          </table:table-cell>
          <table:table-cell table:formula="of:=IF(LEN([.F95])&gt;0;IF(LEN([.J95])&gt;0;CONCATENATE([.J95];&quot;/&quot;;[.F95]);[.F95]);CONCATENATE(&quot;&quot;;[.J95]))">
            <text:p/>
          </table:table-cell>
          <table:table-cell table:formula="of:=IF(LEN([.G95])&gt;0;IF(LEN([.K95])&gt;0;CONCATENATE([.K95];&quot;/&quot;;[.G95]);[.G95]);CONCATENATE(&quot;&quot;;[.K95]))">
            <text:p/>
          </table:table-cell>
          <table:table-cell table:formula="of:=IF(LEN([.H95])&gt;0;IF(LEN([.L95])&gt;0;CONCATENATE([.L95];&quot;/&quot;;[.H95]);[.H95]);CONCATENATE(&quot;&quot;;[.L95]))">
            <text:p/>
          </table:table-cell>
          <table:table-cell table:formula="of:=IF(LEN([.I95])&gt;0;IF(LEN([.M95])&gt;0;CONCATENATE([.M95];&quot;/&quot;;[.I95]);[.I95]);CONCATENATE(&quot;&quot;;[.M95]))">
            <text:p/>
          </table:table-cell>
          <table:table-cell table:number-columns-repeated="1001"/>
        </table:table-row>
        <table:table-row table:style-name="ro5">
          <table:table-cell table:formula="of:=IF(LEN([.C96])&gt;0;CONCATENATE([.$A$1];&quot;_&quot;;TEXT([.B96];&quot;00&quot;));&quot;&quot;)">
            <text:p/>
          </table:table-cell>
          <table:table-cell table:formula="of:=IF(LEN([.C96])&gt;0;1+[.B95];&quot;&quot;)">
            <text:p/>
          </table:table-cell>
          <table:table-cell table:formula="of:=CONCATENATE(&quot;&quot;;[.N96])">
            <text:p/>
          </table:table-cell>
          <table:table-cell table:number-columns-repeated="6"/>
          <table:table-cell table:formula="of:=IF(LEN([.E96])&gt;0;IF(LEN([.D96])&gt;0;CONCATENATE([.D96];&quot;/&quot;;[.E96]);[.E96]);CONCATENATE(&quot;&quot;;[.D96]))">
            <text:p/>
          </table:table-cell>
          <table:table-cell table:formula="of:=IF(LEN([.F96])&gt;0;IF(LEN([.J96])&gt;0;CONCATENATE([.J96];&quot;/&quot;;[.F96]);[.F96]);CONCATENATE(&quot;&quot;;[.J96]))">
            <text:p/>
          </table:table-cell>
          <table:table-cell table:formula="of:=IF(LEN([.G96])&gt;0;IF(LEN([.K96])&gt;0;CONCATENATE([.K96];&quot;/&quot;;[.G96]);[.G96]);CONCATENATE(&quot;&quot;;[.K96]))">
            <text:p/>
          </table:table-cell>
          <table:table-cell table:formula="of:=IF(LEN([.H96])&gt;0;IF(LEN([.L96])&gt;0;CONCATENATE([.L96];&quot;/&quot;;[.H96]);[.H96]);CONCATENATE(&quot;&quot;;[.L96]))">
            <text:p/>
          </table:table-cell>
          <table:table-cell table:formula="of:=IF(LEN([.I96])&gt;0;IF(LEN([.M96])&gt;0;CONCATENATE([.M96];&quot;/&quot;;[.I96]);[.I96]);CONCATENATE(&quot;&quot;;[.M96]))">
            <text:p/>
          </table:table-cell>
          <table:table-cell table:number-columns-repeated="1001"/>
        </table:table-row>
        <table:table-row table:style-name="ro5">
          <table:table-cell table:formula="of:=IF(LEN([.C97])&gt;0;CONCATENATE([.$A$1];&quot;_&quot;;TEXT([.B97];&quot;00&quot;));&quot;&quot;)">
            <text:p/>
          </table:table-cell>
          <table:table-cell table:formula="of:=IF(LEN([.C97])&gt;0;1+[.B96];&quot;&quot;)">
            <text:p/>
          </table:table-cell>
          <table:table-cell table:formula="of:=CONCATENATE(&quot;&quot;;[.N97])">
            <text:p/>
          </table:table-cell>
          <table:table-cell table:number-columns-repeated="6"/>
          <table:table-cell table:formula="of:=IF(LEN([.E97])&gt;0;IF(LEN([.D97])&gt;0;CONCATENATE([.D97];&quot;/&quot;;[.E97]);[.E97]);CONCATENATE(&quot;&quot;;[.D97]))">
            <text:p/>
          </table:table-cell>
          <table:table-cell table:formula="of:=IF(LEN([.F97])&gt;0;IF(LEN([.J97])&gt;0;CONCATENATE([.J97];&quot;/&quot;;[.F97]);[.F97]);CONCATENATE(&quot;&quot;;[.J97]))">
            <text:p/>
          </table:table-cell>
          <table:table-cell table:formula="of:=IF(LEN([.G97])&gt;0;IF(LEN([.K97])&gt;0;CONCATENATE([.K97];&quot;/&quot;;[.G97]);[.G97]);CONCATENATE(&quot;&quot;;[.K97]))">
            <text:p/>
          </table:table-cell>
          <table:table-cell table:formula="of:=IF(LEN([.H97])&gt;0;IF(LEN([.L97])&gt;0;CONCATENATE([.L97];&quot;/&quot;;[.H97]);[.H97]);CONCATENATE(&quot;&quot;;[.L97]))">
            <text:p/>
          </table:table-cell>
          <table:table-cell table:formula="of:=IF(LEN([.I97])&gt;0;IF(LEN([.M97])&gt;0;CONCATENATE([.M97];&quot;/&quot;;[.I97]);[.I97]);CONCATENATE(&quot;&quot;;[.M97]))">
            <text:p/>
          </table:table-cell>
          <table:table-cell table:number-columns-repeated="1001"/>
        </table:table-row>
        <table:table-row table:style-name="ro5">
          <table:table-cell table:formula="of:=IF(LEN([.C98])&gt;0;CONCATENATE([.$A$1];&quot;_&quot;;TEXT([.B98];&quot;00&quot;));&quot;&quot;)">
            <text:p/>
          </table:table-cell>
          <table:table-cell table:formula="of:=IF(LEN([.C98])&gt;0;1+[.B97];&quot;&quot;)">
            <text:p/>
          </table:table-cell>
          <table:table-cell table:formula="of:=CONCATENATE(&quot;&quot;;[.N98])">
            <text:p/>
          </table:table-cell>
          <table:table-cell table:number-columns-repeated="6"/>
          <table:table-cell table:formula="of:=IF(LEN([.E98])&gt;0;IF(LEN([.D98])&gt;0;CONCATENATE([.D98];&quot;/&quot;;[.E98]);[.E98]);CONCATENATE(&quot;&quot;;[.D98]))">
            <text:p/>
          </table:table-cell>
          <table:table-cell table:formula="of:=IF(LEN([.F98])&gt;0;IF(LEN([.J98])&gt;0;CONCATENATE([.J98];&quot;/&quot;;[.F98]);[.F98]);CONCATENATE(&quot;&quot;;[.J98]))">
            <text:p/>
          </table:table-cell>
          <table:table-cell table:formula="of:=IF(LEN([.G98])&gt;0;IF(LEN([.K98])&gt;0;CONCATENATE([.K98];&quot;/&quot;;[.G98]);[.G98]);CONCATENATE(&quot;&quot;;[.K98]))">
            <text:p/>
          </table:table-cell>
          <table:table-cell table:formula="of:=IF(LEN([.H98])&gt;0;IF(LEN([.L98])&gt;0;CONCATENATE([.L98];&quot;/&quot;;[.H98]);[.H98]);CONCATENATE(&quot;&quot;;[.L98]))">
            <text:p/>
          </table:table-cell>
          <table:table-cell table:formula="of:=IF(LEN([.I98])&gt;0;IF(LEN([.M98])&gt;0;CONCATENATE([.M98];&quot;/&quot;;[.I98]);[.I98]);CONCATENATE(&quot;&quot;;[.M98]))">
            <text:p/>
          </table:table-cell>
          <table:table-cell table:number-columns-repeated="1001"/>
        </table:table-row>
        <table:table-row table:style-name="ro5">
          <table:table-cell table:formula="of:=IF(LEN([.C99])&gt;0;CONCATENATE([.$A$1];&quot;_&quot;;TEXT([.B99];&quot;00&quot;));&quot;&quot;)">
            <text:p/>
          </table:table-cell>
          <table:table-cell table:formula="of:=IF(LEN([.C99])&gt;0;1+[.B98];&quot;&quot;)">
            <text:p/>
          </table:table-cell>
          <table:table-cell table:formula="of:=CONCATENATE(&quot;&quot;;[.N99])">
            <text:p/>
          </table:table-cell>
          <table:table-cell table:number-columns-repeated="6"/>
          <table:table-cell table:formula="of:=IF(LEN([.E99])&gt;0;IF(LEN([.D99])&gt;0;CONCATENATE([.D99];&quot;/&quot;;[.E99]);[.E99]);CONCATENATE(&quot;&quot;;[.D99]))">
            <text:p/>
          </table:table-cell>
          <table:table-cell table:formula="of:=IF(LEN([.F99])&gt;0;IF(LEN([.J99])&gt;0;CONCATENATE([.J99];&quot;/&quot;;[.F99]);[.F99]);CONCATENATE(&quot;&quot;;[.J99]))">
            <text:p/>
          </table:table-cell>
          <table:table-cell table:formula="of:=IF(LEN([.G99])&gt;0;IF(LEN([.K99])&gt;0;CONCATENATE([.K99];&quot;/&quot;;[.G99]);[.G99]);CONCATENATE(&quot;&quot;;[.K99]))">
            <text:p/>
          </table:table-cell>
          <table:table-cell table:formula="of:=IF(LEN([.H99])&gt;0;IF(LEN([.L99])&gt;0;CONCATENATE([.L99];&quot;/&quot;;[.H99]);[.H99]);CONCATENATE(&quot;&quot;;[.L99]))">
            <text:p/>
          </table:table-cell>
          <table:table-cell table:formula="of:=IF(LEN([.I99])&gt;0;IF(LEN([.M99])&gt;0;CONCATENATE([.M99];&quot;/&quot;;[.I99]);[.I99]);CONCATENATE(&quot;&quot;;[.M99]))">
            <text:p/>
          </table:table-cell>
          <table:table-cell table:number-columns-repeated="1001"/>
        </table:table-row>
        <table:table-row table:style-name="ro5">
          <table:table-cell table:formula="of:=IF(LEN([.C100])&gt;0;CONCATENATE([.$A$1];&quot;_&quot;;TEXT([.B100];&quot;00&quot;));&quot;&quot;)">
            <text:p/>
          </table:table-cell>
          <table:table-cell table:formula="of:=IF(LEN([.C100])&gt;0;1+[.B99];&quot;&quot;)">
            <text:p/>
          </table:table-cell>
          <table:table-cell table:formula="of:=CONCATENATE(&quot;&quot;;[.N100])">
            <text:p/>
          </table:table-cell>
          <table:table-cell table:number-columns-repeated="6"/>
          <table:table-cell table:formula="of:=IF(LEN([.E100])&gt;0;IF(LEN([.D100])&gt;0;CONCATENATE([.D100];&quot;/&quot;;[.E100]);[.E100]);CONCATENATE(&quot;&quot;;[.D100]))">
            <text:p/>
          </table:table-cell>
          <table:table-cell table:formula="of:=IF(LEN([.F100])&gt;0;IF(LEN([.J100])&gt;0;CONCATENATE([.J100];&quot;/&quot;;[.F100]);[.F100]);CONCATENATE(&quot;&quot;;[.J100]))">
            <text:p/>
          </table:table-cell>
          <table:table-cell table:formula="of:=IF(LEN([.G100])&gt;0;IF(LEN([.K100])&gt;0;CONCATENATE([.K100];&quot;/&quot;;[.G100]);[.G100]);CONCATENATE(&quot;&quot;;[.K100]))">
            <text:p/>
          </table:table-cell>
          <table:table-cell table:formula="of:=IF(LEN([.H100])&gt;0;IF(LEN([.L100])&gt;0;CONCATENATE([.L100];&quot;/&quot;;[.H100]);[.H100]);CONCATENATE(&quot;&quot;;[.L100]))">
            <text:p/>
          </table:table-cell>
          <table:table-cell table:formula="of:=IF(LEN([.I100])&gt;0;IF(LEN([.M100])&gt;0;CONCATENATE([.M100];&quot;/&quot;;[.I100]);[.I100]);CONCATENATE(&quot;&quot;;[.M100]))">
            <text:p/>
          </table:table-cell>
          <table:table-cell table:number-columns-repeated="1001"/>
        </table:table-row>
        <table:table-row table:style-name="ro5">
          <table:table-cell table:formula="of:=IF(LEN([.C101])&gt;0;CONCATENATE([.$A$1];&quot;_&quot;;TEXT([.B101];&quot;00&quot;));&quot;&quot;)">
            <text:p/>
          </table:table-cell>
          <table:table-cell table:formula="of:=IF(LEN([.C101])&gt;0;1+[.B100];&quot;&quot;)">
            <text:p/>
          </table:table-cell>
          <table:table-cell table:formula="of:=CONCATENATE(&quot;&quot;;[.N101])">
            <text:p/>
          </table:table-cell>
          <table:table-cell table:number-columns-repeated="6"/>
          <table:table-cell table:formula="of:=IF(LEN([.E101])&gt;0;IF(LEN([.D101])&gt;0;CONCATENATE([.D101];&quot;/&quot;;[.E101]);[.E101]);CONCATENATE(&quot;&quot;;[.D101]))">
            <text:p/>
          </table:table-cell>
          <table:table-cell table:formula="of:=IF(LEN([.F101])&gt;0;IF(LEN([.J101])&gt;0;CONCATENATE([.J101];&quot;/&quot;;[.F101]);[.F101]);CONCATENATE(&quot;&quot;;[.J101]))">
            <text:p/>
          </table:table-cell>
          <table:table-cell table:formula="of:=IF(LEN([.G101])&gt;0;IF(LEN([.K101])&gt;0;CONCATENATE([.K101];&quot;/&quot;;[.G101]);[.G101]);CONCATENATE(&quot;&quot;;[.K101]))">
            <text:p/>
          </table:table-cell>
          <table:table-cell table:formula="of:=IF(LEN([.H101])&gt;0;IF(LEN([.L101])&gt;0;CONCATENATE([.L101];&quot;/&quot;;[.H101]);[.H101]);CONCATENATE(&quot;&quot;;[.L101]))">
            <text:p/>
          </table:table-cell>
          <table:table-cell table:formula="of:=IF(LEN([.I101])&gt;0;IF(LEN([.M101])&gt;0;CONCATENATE([.M101];&quot;/&quot;;[.I101]);[.I101]);CONCATENATE(&quot;&quot;;[.M101]))">
            <text:p/>
          </table:table-cell>
          <table:table-cell table:number-columns-repeated="1001"/>
        </table:table-row>
        <table:table-row table:style-name="ro5">
          <table:table-cell table:formula="of:=IF(LEN([.C102])&gt;0;CONCATENATE([.$A$1];&quot;_&quot;;TEXT([.B102];&quot;00&quot;));&quot;&quot;)">
            <text:p/>
          </table:table-cell>
          <table:table-cell table:formula="of:=IF(LEN([.C102])&gt;0;1+[.B101];&quot;&quot;)">
            <text:p/>
          </table:table-cell>
          <table:table-cell table:formula="of:=CONCATENATE(&quot;&quot;;[.N102])">
            <text:p/>
          </table:table-cell>
          <table:table-cell table:number-columns-repeated="6"/>
          <table:table-cell table:formula="of:=IF(LEN([.E102])&gt;0;IF(LEN([.D102])&gt;0;CONCATENATE([.D102];&quot;/&quot;;[.E102]);[.E102]);CONCATENATE(&quot;&quot;;[.D102]))">
            <text:p/>
          </table:table-cell>
          <table:table-cell table:formula="of:=IF(LEN([.F102])&gt;0;IF(LEN([.J102])&gt;0;CONCATENATE([.J102];&quot;/&quot;;[.F102]);[.F102]);CONCATENATE(&quot;&quot;;[.J102]))">
            <text:p/>
          </table:table-cell>
          <table:table-cell table:formula="of:=IF(LEN([.G102])&gt;0;IF(LEN([.K102])&gt;0;CONCATENATE([.K102];&quot;/&quot;;[.G102]);[.G102]);CONCATENATE(&quot;&quot;;[.K102]))">
            <text:p/>
          </table:table-cell>
          <table:table-cell table:formula="of:=IF(LEN([.H102])&gt;0;IF(LEN([.L102])&gt;0;CONCATENATE([.L102];&quot;/&quot;;[.H102]);[.H102]);CONCATENATE(&quot;&quot;;[.L102]))">
            <text:p/>
          </table:table-cell>
          <table:table-cell table:formula="of:=IF(LEN([.I102])&gt;0;IF(LEN([.M102])&gt;0;CONCATENATE([.M102];&quot;/&quot;;[.I102]);[.I102]);CONCATENATE(&quot;&quot;;[.M102]))">
            <text:p/>
          </table:table-cell>
          <table:table-cell table:number-columns-repeated="1001"/>
        </table:table-row>
        <table:table-row table:style-name="ro5">
          <table:table-cell table:formula="of:=IF(LEN([.C103])&gt;0;CONCATENATE([.$A$1];&quot;_&quot;;TEXT([.B103];&quot;00&quot;));&quot;&quot;)">
            <text:p/>
          </table:table-cell>
          <table:table-cell table:formula="of:=IF(LEN([.C103])&gt;0;1+[.B102];&quot;&quot;)">
            <text:p/>
          </table:table-cell>
          <table:table-cell table:formula="of:=CONCATENATE(&quot;&quot;;[.N103])">
            <text:p/>
          </table:table-cell>
          <table:table-cell table:number-columns-repeated="6"/>
          <table:table-cell table:formula="of:=IF(LEN([.E103])&gt;0;IF(LEN([.D103])&gt;0;CONCATENATE([.D103];&quot;/&quot;;[.E103]);[.E103]);CONCATENATE(&quot;&quot;;[.D103]))">
            <text:p/>
          </table:table-cell>
          <table:table-cell table:formula="of:=IF(LEN([.F103])&gt;0;IF(LEN([.J103])&gt;0;CONCATENATE([.J103];&quot;/&quot;;[.F103]);[.F103]);CONCATENATE(&quot;&quot;;[.J103]))">
            <text:p/>
          </table:table-cell>
          <table:table-cell table:formula="of:=IF(LEN([.G103])&gt;0;IF(LEN([.K103])&gt;0;CONCATENATE([.K103];&quot;/&quot;;[.G103]);[.G103]);CONCATENATE(&quot;&quot;;[.K103]))">
            <text:p/>
          </table:table-cell>
          <table:table-cell table:formula="of:=IF(LEN([.H103])&gt;0;IF(LEN([.L103])&gt;0;CONCATENATE([.L103];&quot;/&quot;;[.H103]);[.H103]);CONCATENATE(&quot;&quot;;[.L103]))">
            <text:p/>
          </table:table-cell>
          <table:table-cell table:formula="of:=IF(LEN([.I103])&gt;0;IF(LEN([.M103])&gt;0;CONCATENATE([.M103];&quot;/&quot;;[.I103]);[.I103]);CONCATENATE(&quot;&quot;;[.M103]))">
            <text:p/>
          </table:table-cell>
          <table:table-cell table:number-columns-repeated="1001"/>
        </table:table-row>
      </table:table>
      <table:named-expressions/>
      <table:database-ranges>
        <table:database-range table:name="__Anonymous_Sheet_DB__2" table:target-range-address="MMC.B6:MMC.K70" table:display-filter-buttons="true" table:orientation="column"/>
        <table:database-range table:name="__Anonymous_Sheet_DB__3" table:target-range-address="Blocks.A6:Blocks.W70" table:contains-header="false" table:orientation="column"/>
        <table:database-range table:name="__Anonymous_Sheet_DB__4" table:target-range-address="'uCANca Info'.B2:'uCANca Info'.AD3" table:orientation="column"/>
        <table:database-range table:name="__Anonymous_Sheet_DB__7" table:target-range-address="Conversions.A1:Conversions.L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宋体" svg:font-family="宋体" style:font-family-generic="swiss"/>
    <style:font-face style:name="Arial2" svg:font-family="Arial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2P0" style:volatile="true">
      <number:day/>
      <number:text>/</number:text>
      <number:month number:style="long"/>
      <number:text>/</number:text>
      <number:year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loext:min-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loext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8P2" style:volatile="true">
      <number:text>-</number:text>
      <number:number number:decimal-places="0" loext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loext:min-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8P0"/>
    </number:currency-style>
    <number:date-style style:name="N169P0" style:volatile="true">
      <number:day/>
      <number:text>/</number:text>
      <number:month number:style="long"/>
      <number:text>/</number:text>
      <number:year/>
    </number:date-style>
    <number:text-style style:name="N169">
      <number:text-content/>
      <style:map style:condition="value()&lt;=1.79769313486232E+308" style:apply-style-name="N169P0"/>
    </number:text-style>
    <number:date-style style:name="N170">
      <number:month number:textual="true"/>
      <number:text>-</number:text>
      <number:year number:style="long"/>
    </number:date-style>
    <number:date-style style:name="N172P0" style:volatile="true">
      <number:month number:style="long"/>
      <number:text>/</number:text>
      <number:day number:style="long"/>
      <number:text>/</number:text>
      <number:year/>
    </number:date-style>
    <number:text-style style:name="N172">
      <number:text-content/>
      <style:map style:condition="value()&lt;=1.79769313486232E+308" style:apply-style-name="N172P0"/>
    </number:text-style>
    <number:number-style style:name="N174P0" style:volatile="true">
      <number:number number:decimal-places="0" loext:min-decimal-places="0" number:min-integer-digits="1" number:grouping="true"/>
      <number:text> F</number:text>
    </number:number-style>
    <number:number-style style:name="N174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4P0"/>
    </number:number-style>
    <number:number-style style:name="N175P0" style:volatile="true">
      <number:number number:decimal-places="0" loext:min-decimal-places="0" number:min-integer-digits="1" number:grouping="true"/>
      <number:text> F</number:text>
    </number:number-style>
    <number:number-style style:name="N175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5P0"/>
    </number:number-style>
    <number:number-style style:name="N177P0" style:volatile="true">
      <number:number number:decimal-places="2" loext:min-decimal-places="2" number:min-integer-digits="1" number:grouping="true"/>
      <number:text> F</number:text>
    </number:number-style>
    <number:number-style style:name="N177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77P0"/>
    </number:number-style>
    <number:number-style style:name="N178P0" style:volatile="true">
      <number:number number:decimal-places="2" loext:min-decimal-places="2" number:min-integer-digits="1" number:grouping="true"/>
      <number:text> F</number:text>
    </number:number-style>
    <number:number-style style:name="N178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78P0"/>
    </number:number-style>
    <number:number-style style:name="N182P0" style:volatile="true">
      <number:number number:decimal-places="0" loext:min-decimal-places="0" number:min-integer-digits="1" number:grouping="true"/>
      <number:text> F </number:text>
    </number:number-style>
    <number:number-style style:name="N182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2P2" style:volatile="true">
      <number:text> - F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loext:min-decimal-places="2" number:min-integer-digits="1" number:grouping="true"/>
      <number:text> F </number:text>
    </number:number-style>
    <number:number-style style:name="N186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86P2" style:volatile="true">
      <number:text>-</number:text>
      <number:number number:decimal-places="0" loext:min-decimal-places="0" number:min-integer-digits="0"/>
      <number:text> F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3" loext:min-decimal-places="3" number:min-integer-digits="1" number:grouping="true"/>
      <number:text>    </number:text>
    </number:number-style>
    <number:number-style style:name="N189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89P2" style:volatile="true">
      <number:text>-</number:text>
      <number:number number:decimal-places="0" loext:min-decimal-places="0" number:min-integer-digits="0"/>
      <number:text>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number number:decimal-places="1" loext:min-decimal-places="1" number:min-integer-digits="1" number:grouping="true"/>
      <number:text>    </number:text>
    </number:number-style>
    <number:number-style style:name="N192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92P2" style:volatile="true">
      <number:text>-</number:text>
      <number:number number:decimal-places="0" loext:min-decimal-places="0" number:min-integer-digits="0"/>
      <number:text>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number number:decimal-places="0" loext:min-decimal-places="0" number:min-integer-digits="1" number:grouping="true"/>
      <number:text>    </number:text>
    </number:number-style>
    <number:number-style style:name="N19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3P2" style:volatile="true">
      <number:text>-</number:text>
      <number:number number:decimal-places="0" loext:min-decimal-places="0" number:min-integer-digits="0"/>
      <number:text>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4" loext:min-decimal-places="4" number:min-integer-digits="1" number:grouping="true"/>
      <number:text>    </number:text>
    </number:number-style>
    <number:number-style style:name="N196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96P2" style:volatile="true">
      <number:text>-</number:text>
      <number:number number:decimal-places="0" loext:min-decimal-places="0" number:min-integer-digits="0"/>
      <number:text>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number number:decimal-places="4" loext:min-decimal-places="4" number:min-integer-digits="1"/>
    </number:number-style>
    <number:number-style style:name="N199P0" style:volatile="true">
      <number:text>$</number:text>
      <number:number number:decimal-places="0" loext:min-decimal-places="0" number:min-integer-digits="1" number:grouping="true"/>
    </number:number-style>
    <number:number-style style:name="N199">
      <number:text>-$</number:text>
      <number:number number:decimal-places="0" loext:min-decimal-places="0" number:min-integer-digits="1" number:grouping="true"/>
      <style:map style:condition="value()&gt;=0" style:apply-style-name="N199P0"/>
    </number:number-style>
    <number:number-style style:name="N200P0" style:volatile="true">
      <number:text>$</number:text>
      <number:number number:decimal-places="0" loext:min-decimal-places="0" number:min-integer-digits="1" number:grouping="true"/>
    </number:number-style>
    <number:number-style style:name="N20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00P0"/>
    </number:number-style>
    <number:number-style style:name="N202P0" style:volatile="true">
      <number:text>$</number:text>
      <number:number number:decimal-places="2" loext:min-decimal-places="2" number:min-integer-digits="1" number:grouping="true"/>
    </number:number-style>
    <number:number-style style:name="N202">
      <number:text>-$</number:text>
      <number:number number:decimal-places="2" loext:min-decimal-places="2" number:min-integer-digits="1" number:grouping="true"/>
      <style:map style:condition="value()&gt;=0" style:apply-style-name="N202P0"/>
    </number:number-style>
    <number:number-style style:name="N203P0" style:volatile="true">
      <number:text>$</number:text>
      <number:number number:decimal-places="2" loext:min-decimal-places="2" number:min-integer-digits="1" number:grouping="true"/>
    </number:number-style>
    <number:number-style style:name="N20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05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205P2" style:volatile="true">
      <number:text> $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0" loext:min-decimal-places="0" number:min-integer-digits="1" number:grouping="true"/>
      <number:text> </number:text>
    </number:number-style>
    <number:number-style style:name="N20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7P2" style:volatile="true">
      <number:text>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09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209P2" style:volatile="true">
      <number:text> $-</number:text>
      <number:number number:decimal-places="0" loext:min-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2" loext:min-decimal-places="2" number:min-integer-digits="1" number:grouping="true"/>
      <number:text> </number:text>
    </number:number-style>
    <number:number-style style:name="N2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1P2" style:volatile="true">
      <number:text>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3" loext:min-decimal-places="3" number:min-integer-digits="1"/>
    </number:number-style>
    <number:number-style style:name="N213">
      <number:number number:decimal-places="8" loext:min-decimal-places="8" number:min-integer-digits="1"/>
    </number:number-style>
    <number:number-style style:name="N214">
      <number:number number:decimal-places="0" loext:min-decimal-places="0" number:min-integer-digits="2"/>
    </number:number-style>
    <number:number-style style:name="N216P0" style:volatile="true">
      <number:text>VERDADERO</number:text>
    </number:number-style>
    <number:number-style style:name="N216P1" style:volatile="true">
      <number:text>VERDADERO</number:text>
    </number:number-style>
    <number:number-style style:name="N216">
      <number:text>FALSO</number:text>
      <style:map style:condition="value()&gt;0" style:apply-style-name="N216P0"/>
      <style:map style:condition="value()&lt;0" style:apply-style-name="N216P1"/>
    </number:number-style>
    <number:number-style style:name="N217">
      <number:number number:decimal-places="1" loext:min-decimal-places="1"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day/>
      <number:text>-</number:text>
      <number:month number:textual="true"/>
    </number:date-style>
    <number:text-style style:name="N20124" number:language="en" number:country="US">
      <number:text-content/>
      <style:map style:condition="value()&lt;=1.79769313486232E+308" style:apply-style-name="N20124P0"/>
    </number:text-style>
    <number:date-style style:name="N30108P0" style:volatile="true" number:language="fr" number:country="FR">
      <number:day number:style="long"/>
      <number:text>-</number:text>
      <number:month number:textual="true"/>
      <number:text>-</number:text>
      <number:year/>
    </number:date-style>
    <number:text-style style:name="N30108" number:language="fr" number:country="FR">
      <number:text-content/>
      <style:map style:condition="value()&lt;=1.79769313486232E+308" style:apply-style-name="N30108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ff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32" style:display-name="ConditionalStyle_7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1" style:display-name="ConditionalStyle_7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0" style:display-name="ConditionalStyle_7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9" style:display-name="ConditionalStyle_7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8" style:display-name="ConditionalStyle_7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7" style:display-name="ConditionalStyle_7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6" style:display-name="ConditionalStyle_7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5" style:display-name="ConditionalStyle_7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4" style:display-name="ConditionalStyle_7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3" style:display-name="ConditionalStyle_7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2" style:display-name="ConditionalStyle_7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1" style:display-name="ConditionalStyle_7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0" style:display-name="ConditionalStyle_7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9" style:display-name="ConditionalStyle_7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8" style:display-name="ConditionalStyle_7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7" style:display-name="ConditionalStyle_7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6" style:display-name="ConditionalStyle_7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5" style:display-name="ConditionalStyle_7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4" style:display-name="ConditionalStyle_7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3" style:display-name="ConditionalStyle_7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2" style:display-name="ConditionalStyle_7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1" style:display-name="ConditionalStyle_7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0" style:display-name="ConditionalStyle_7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9" style:display-name="ConditionalStyle_7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8" style:display-name="ConditionalStyle_7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7" style:display-name="ConditionalStyle_7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6" style:display-name="ConditionalStyle_7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5" style:display-name="ConditionalStyle_7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4" style:display-name="ConditionalStyle_7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3" style:display-name="ConditionalStyle_7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2" style:display-name="ConditionalStyle_7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1" style:display-name="ConditionalStyle_7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0" style:display-name="ConditionalStyle_7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9" style:display-name="ConditionalStyle_6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8" style:display-name="ConditionalStyle_6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7" style:display-name="ConditionalStyle_6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6" style:display-name="ConditionalStyle_6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5" style:display-name="ConditionalStyle_6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4" style:display-name="ConditionalStyle_6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3" style:display-name="ConditionalStyle_6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2" style:display-name="ConditionalStyle_6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1" style:display-name="ConditionalStyle_6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0" style:display-name="ConditionalStyle_6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9" style:display-name="ConditionalStyle_6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8" style:display-name="ConditionalStyle_6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7" style:display-name="ConditionalStyle_6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6" style:display-name="ConditionalStyle_6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5" style:display-name="ConditionalStyle_6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4" style:display-name="ConditionalStyle_6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3" style:display-name="ConditionalStyle_6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2" style:display-name="ConditionalStyle_6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1" style:display-name="ConditionalStyle_6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0" style:display-name="ConditionalStyle_6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9" style:display-name="ConditionalStyle_6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8" style:display-name="ConditionalStyle_6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7" style:display-name="ConditionalStyle_6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6" style:display-name="ConditionalStyle_6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5" style:display-name="ConditionalStyle_6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4" style:display-name="ConditionalStyle_6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3" style:display-name="ConditionalStyle_6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2" style:display-name="ConditionalStyle_6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1" style:display-name="ConditionalStyle_6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0" style:display-name="ConditionalStyle_6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9" style:display-name="ConditionalStyle_6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8" style:display-name="ConditionalStyle_6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7" style:display-name="ConditionalStyle_6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6" style:display-name="ConditionalStyle_6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5" style:display-name="ConditionalStyle_6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4" style:display-name="ConditionalStyle_6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3" style:display-name="ConditionalStyle_6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2" style:display-name="ConditionalStyle_6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1" style:display-name="ConditionalStyle_6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0" style:display-name="ConditionalStyle_6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9" style:display-name="ConditionalStyle_6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8" style:display-name="ConditionalStyle_6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7" style:display-name="ConditionalStyle_6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6" style:display-name="ConditionalStyle_6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5" style:display-name="ConditionalStyle_6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4" style:display-name="ConditionalStyle_6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3" style:display-name="ConditionalStyle_6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2" style:display-name="ConditionalStyle_6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1" style:display-name="ConditionalStyle_6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0" style:display-name="ConditionalStyle_6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9" style:display-name="ConditionalStyle_6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8" style:display-name="ConditionalStyle_6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7" style:display-name="ConditionalStyle_6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6" style:display-name="ConditionalStyle_6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5" style:display-name="ConditionalStyle_6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4" style:display-name="ConditionalStyle_6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3" style:display-name="ConditionalStyle_6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2" style:display-name="ConditionalStyle_6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1" style:display-name="ConditionalStyle_6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0" style:display-name="ConditionalStyle_6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9" style:display-name="ConditionalStyle_6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8" style:display-name="ConditionalStyle_6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7" style:display-name="ConditionalStyle_6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6" style:display-name="ConditionalStyle_6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5" style:display-name="ConditionalStyle_6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4" style:display-name="ConditionalStyle_6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3" style:display-name="ConditionalStyle_6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2" style:display-name="ConditionalStyle_6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1" style:display-name="ConditionalStyle_6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0" style:display-name="ConditionalStyle_6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9" style:display-name="ConditionalStyle_6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8" style:display-name="ConditionalStyle_6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7" style:display-name="ConditionalStyle_6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6" style:display-name="ConditionalStyle_6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5" style:display-name="ConditionalStyle_6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4" style:display-name="ConditionalStyle_6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3" style:display-name="ConditionalStyle_6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2" style:display-name="ConditionalStyle_6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1" style:display-name="ConditionalStyle_6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0" style:display-name="ConditionalStyle_6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9" style:display-name="ConditionalStyle_6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8" style:display-name="ConditionalStyle_6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7" style:display-name="ConditionalStyle_6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6" style:display-name="ConditionalStyle_6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5" style:display-name="ConditionalStyle_6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4" style:display-name="ConditionalStyle_6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3" style:display-name="ConditionalStyle_6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2" style:display-name="ConditionalStyle_6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1" style:display-name="ConditionalStyle_6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0" style:display-name="ConditionalStyle_6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9" style:display-name="ConditionalStyle_6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8" style:display-name="ConditionalStyle_6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7" style:display-name="ConditionalStyle_6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6" style:display-name="ConditionalStyle_6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5" style:display-name="ConditionalStyle_6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4" style:display-name="ConditionalStyle_6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3" style:display-name="ConditionalStyle_6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2" style:display-name="ConditionalStyle_6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1" style:display-name="ConditionalStyle_6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0" style:display-name="ConditionalStyle_6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9" style:display-name="ConditionalStyle_5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8" style:display-name="ConditionalStyle_5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7" style:display-name="ConditionalStyle_5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6" style:display-name="ConditionalStyle_5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5" style:display-name="ConditionalStyle_5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4" style:display-name="ConditionalStyle_5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3" style:display-name="ConditionalStyle_5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2" style:display-name="ConditionalStyle_5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1" style:display-name="ConditionalStyle_5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0" style:display-name="ConditionalStyle_5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9" style:display-name="ConditionalStyle_5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8" style:display-name="ConditionalStyle_5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7" style:display-name="ConditionalStyle_5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6" style:display-name="ConditionalStyle_5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5" style:display-name="ConditionalStyle_5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4" style:display-name="ConditionalStyle_5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3" style:display-name="ConditionalStyle_5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2" style:display-name="ConditionalStyle_5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1" style:display-name="ConditionalStyle_5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0" style:display-name="ConditionalStyle_5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9" style:display-name="ConditionalStyle_5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8" style:display-name="ConditionalStyle_5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7" style:display-name="ConditionalStyle_5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6" style:display-name="ConditionalStyle_5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5" style:display-name="ConditionalStyle_5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4" style:display-name="ConditionalStyle_5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3" style:display-name="ConditionalStyle_5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2" style:display-name="ConditionalStyle_5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1" style:display-name="ConditionalStyle_5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0" style:display-name="ConditionalStyle_5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9" style:display-name="ConditionalStyle_5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8" style:display-name="ConditionalStyle_5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7" style:display-name="ConditionalStyle_5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6" style:display-name="ConditionalStyle_5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5" style:display-name="ConditionalStyle_5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4" style:display-name="ConditionalStyle_5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3" style:display-name="ConditionalStyle_5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2" style:display-name="ConditionalStyle_5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1" style:display-name="ConditionalStyle_5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0" style:display-name="ConditionalStyle_5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9" style:display-name="ConditionalStyle_5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8" style:display-name="ConditionalStyle_5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7" style:display-name="ConditionalStyle_5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6" style:display-name="ConditionalStyle_5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5" style:display-name="ConditionalStyle_5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4" style:display-name="ConditionalStyle_5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3" style:display-name="ConditionalStyle_5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2" style:display-name="ConditionalStyle_5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1" style:display-name="ConditionalStyle_5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0" style:display-name="ConditionalStyle_5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9" style:display-name="ConditionalStyle_5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8" style:display-name="ConditionalStyle_5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7" style:display-name="ConditionalStyle_5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6" style:display-name="ConditionalStyle_5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5" style:display-name="ConditionalStyle_5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4" style:display-name="ConditionalStyle_5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3" style:display-name="ConditionalStyle_5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2" style:display-name="ConditionalStyle_5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1" style:display-name="ConditionalStyle_5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0" style:display-name="ConditionalStyle_5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9" style:display-name="ConditionalStyle_5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8" style:display-name="ConditionalStyle_5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7" style:display-name="ConditionalStyle_5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6" style:display-name="ConditionalStyle_5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5" style:display-name="ConditionalStyle_5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4" style:display-name="ConditionalStyle_5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3" style:display-name="ConditionalStyle_5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2" style:display-name="ConditionalStyle_5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1" style:display-name="ConditionalStyle_5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0" style:display-name="ConditionalStyle_5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9" style:display-name="ConditionalStyle_5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8" style:display-name="ConditionalStyle_5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7" style:display-name="ConditionalStyle_5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6" style:display-name="ConditionalStyle_5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5" style:display-name="ConditionalStyle_5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4" style:display-name="ConditionalStyle_5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3" style:display-name="ConditionalStyle_5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2" style:display-name="ConditionalStyle_5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1" style:display-name="ConditionalStyle_5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0" style:display-name="ConditionalStyle_5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9" style:display-name="ConditionalStyle_5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8" style:display-name="ConditionalStyle_5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7" style:display-name="ConditionalStyle_5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6" style:display-name="ConditionalStyle_5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5" style:display-name="ConditionalStyle_5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4" style:display-name="ConditionalStyle_5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3" style:display-name="ConditionalStyle_5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2" style:display-name="ConditionalStyle_5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1" style:display-name="ConditionalStyle_5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0" style:display-name="ConditionalStyle_5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9" style:display-name="ConditionalStyle_5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8" style:display-name="ConditionalStyle_5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7" style:display-name="ConditionalStyle_5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6" style:display-name="ConditionalStyle_5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5" style:display-name="ConditionalStyle_5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4" style:display-name="ConditionalStyle_5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3" style:display-name="ConditionalStyle_5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2" style:display-name="ConditionalStyle_5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1" style:display-name="ConditionalStyle_5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0" style:display-name="ConditionalStyle_5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9" style:display-name="ConditionalStyle_4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8" style:display-name="ConditionalStyle_4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7" style:display-name="ConditionalStyle_4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6" style:display-name="ConditionalStyle_4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5" style:display-name="ConditionalStyle_4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4" style:display-name="ConditionalStyle_4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3" style:display-name="ConditionalStyle_4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2" style:display-name="ConditionalStyle_4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1" style:display-name="ConditionalStyle_4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0" style:display-name="ConditionalStyle_4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9" style:display-name="ConditionalStyle_4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8" style:display-name="ConditionalStyle_4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7" style:display-name="ConditionalStyle_4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6" style:display-name="ConditionalStyle_4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5" style:display-name="ConditionalStyle_4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4" style:display-name="ConditionalStyle_4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3" style:display-name="ConditionalStyle_4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2" style:display-name="ConditionalStyle_4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1" style:display-name="ConditionalStyle_4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0" style:display-name="ConditionalStyle_4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9" style:display-name="ConditionalStyle_4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8" style:display-name="ConditionalStyle_4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7" style:display-name="ConditionalStyle_4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6" style:display-name="ConditionalStyle_4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5" style:display-name="ConditionalStyle_4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4" style:display-name="ConditionalStyle_4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3" style:display-name="ConditionalStyle_4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2" style:display-name="ConditionalStyle_4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1" style:display-name="ConditionalStyle_4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0" style:display-name="ConditionalStyle_4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9" style:display-name="ConditionalStyle_4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8" style:display-name="ConditionalStyle_4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7" style:display-name="ConditionalStyle_4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6" style:display-name="ConditionalStyle_4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5" style:display-name="ConditionalStyle_4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4" style:display-name="ConditionalStyle_4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3" style:display-name="ConditionalStyle_4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2" style:display-name="ConditionalStyle_4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1" style:display-name="ConditionalStyle_4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0" style:display-name="ConditionalStyle_4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9" style:display-name="ConditionalStyle_4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8" style:display-name="ConditionalStyle_4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7" style:display-name="ConditionalStyle_4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6" style:display-name="ConditionalStyle_4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5" style:display-name="ConditionalStyle_4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4" style:display-name="ConditionalStyle_4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3" style:display-name="ConditionalStyle_4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2" style:display-name="ConditionalStyle_4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1" style:display-name="ConditionalStyle_4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0" style:display-name="ConditionalStyle_4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9" style:display-name="ConditionalStyle_4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8" style:display-name="ConditionalStyle_4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7" style:display-name="ConditionalStyle_4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6" style:display-name="ConditionalStyle_4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5" style:display-name="ConditionalStyle_4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4" style:display-name="ConditionalStyle_4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3" style:display-name="ConditionalStyle_4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2" style:display-name="ConditionalStyle_4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1" style:display-name="ConditionalStyle_4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0" style:display-name="ConditionalStyle_4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9" style:display-name="ConditionalStyle_4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8" style:display-name="ConditionalStyle_4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7" style:display-name="ConditionalStyle_4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6" style:display-name="ConditionalStyle_4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5" style:display-name="ConditionalStyle_4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4" style:display-name="ConditionalStyle_4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3" style:display-name="ConditionalStyle_4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2" style:display-name="ConditionalStyle_4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1" style:display-name="ConditionalStyle_4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0" style:display-name="ConditionalStyle_4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9" style:display-name="ConditionalStyle_4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8" style:display-name="ConditionalStyle_4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7" style:display-name="ConditionalStyle_4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6" style:display-name="ConditionalStyle_4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5" style:display-name="ConditionalStyle_4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4" style:display-name="ConditionalStyle_4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3" style:display-name="ConditionalStyle_4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2" style:display-name="ConditionalStyle_4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1" style:display-name="ConditionalStyle_4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0" style:display-name="ConditionalStyle_4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9" style:display-name="ConditionalStyle_4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8" style:display-name="ConditionalStyle_4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7" style:display-name="ConditionalStyle_4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6" style:display-name="ConditionalStyle_4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5" style:display-name="ConditionalStyle_4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4" style:display-name="ConditionalStyle_4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3" style:display-name="ConditionalStyle_4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2" style:display-name="ConditionalStyle_4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1" style:display-name="ConditionalStyle_4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0" style:display-name="ConditionalStyle_4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9" style:display-name="ConditionalStyle_4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8" style:display-name="ConditionalStyle_4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7" style:display-name="ConditionalStyle_4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6" style:display-name="ConditionalStyle_4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5" style:display-name="ConditionalStyle_4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4" style:display-name="ConditionalStyle_4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3" style:display-name="ConditionalStyle_4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2" style:display-name="ConditionalStyle_4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1" style:display-name="ConditionalStyle_4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0" style:display-name="ConditionalStyle_4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9" style:display-name="ConditionalStyle_3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8" style:display-name="ConditionalStyle_3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7" style:display-name="ConditionalStyle_3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6" style:display-name="ConditionalStyle_3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5" style:display-name="ConditionalStyle_3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4" style:display-name="ConditionalStyle_3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3" style:display-name="ConditionalStyle_3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2" style:display-name="ConditionalStyle_3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1" style:display-name="ConditionalStyle_3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0" style:display-name="ConditionalStyle_3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9" style:display-name="ConditionalStyle_3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8" style:display-name="ConditionalStyle_3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7" style:display-name="ConditionalStyle_3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6" style:display-name="ConditionalStyle_3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5" style:display-name="ConditionalStyle_3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4" style:display-name="ConditionalStyle_3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3" style:display-name="ConditionalStyle_3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2" style:display-name="ConditionalStyle_3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1" style:display-name="ConditionalStyle_3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0" style:display-name="ConditionalStyle_3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9" style:display-name="ConditionalStyle_3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8" style:display-name="ConditionalStyle_3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7" style:display-name="ConditionalStyle_3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6" style:display-name="ConditionalStyle_3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5" style:display-name="ConditionalStyle_3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4" style:display-name="ConditionalStyle_3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3" style:display-name="ConditionalStyle_3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2" style:display-name="ConditionalStyle_3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1" style:display-name="ConditionalStyle_3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0" style:display-name="ConditionalStyle_3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9" style:display-name="ConditionalStyle_3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8" style:display-name="ConditionalStyle_3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7" style:display-name="ConditionalStyle_3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6" style:display-name="ConditionalStyle_3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5" style:display-name="ConditionalStyle_3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4" style:display-name="ConditionalStyle_3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3" style:display-name="ConditionalStyle_3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2" style:display-name="ConditionalStyle_3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1" style:display-name="ConditionalStyle_3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0" style:display-name="ConditionalStyle_3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9" style:display-name="ConditionalStyle_3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8" style:display-name="ConditionalStyle_3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7" style:display-name="ConditionalStyle_3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6" style:display-name="ConditionalStyle_3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5" style:display-name="ConditionalStyle_3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4" style:display-name="ConditionalStyle_3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3" style:display-name="ConditionalStyle_3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2" style:display-name="ConditionalStyle_3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1" style:display-name="ConditionalStyle_3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0" style:display-name="ConditionalStyle_3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9" style:display-name="ConditionalStyle_3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8" style:display-name="ConditionalStyle_3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7" style:display-name="ConditionalStyle_3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6" style:display-name="ConditionalStyle_3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5" style:display-name="ConditionalStyle_3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4" style:display-name="ConditionalStyle_3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3" style:display-name="ConditionalStyle_3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2" style:display-name="ConditionalStyle_3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1" style:display-name="ConditionalStyle_3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0" style:display-name="ConditionalStyle_3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9" style:display-name="ConditionalStyle_3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8" style:display-name="ConditionalStyle_3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7" style:display-name="ConditionalStyle_3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6" style:display-name="ConditionalStyle_3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5" style:display-name="ConditionalStyle_3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4" style:display-name="ConditionalStyle_3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3" style:display-name="ConditionalStyle_3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2" style:display-name="ConditionalStyle_3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1" style:display-name="ConditionalStyle_3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0" style:display-name="ConditionalStyle_3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9" style:display-name="ConditionalStyle_3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8" style:display-name="ConditionalStyle_3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7" style:display-name="ConditionalStyle_3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6" style:display-name="ConditionalStyle_3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5" style:display-name="ConditionalStyle_3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4" style:display-name="ConditionalStyle_3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3" style:display-name="ConditionalStyle_3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2" style:display-name="ConditionalStyle_3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1" style:display-name="ConditionalStyle_3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0" style:display-name="ConditionalStyle_3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9" style:display-name="ConditionalStyle_3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8" style:display-name="ConditionalStyle_3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7" style:display-name="ConditionalStyle_3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6" style:display-name="ConditionalStyle_3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5" style:display-name="ConditionalStyle_3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4" style:display-name="ConditionalStyle_3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3" style:display-name="ConditionalStyle_3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2" style:display-name="ConditionalStyle_3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1" style:display-name="ConditionalStyle_3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0" style:display-name="ConditionalStyle_3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9" style:display-name="ConditionalStyle_3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8" style:display-name="ConditionalStyle_3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7" style:display-name="ConditionalStyle_3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6" style:display-name="ConditionalStyle_3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5" style:display-name="ConditionalStyle_3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4" style:display-name="ConditionalStyle_3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3" style:display-name="ConditionalStyle_3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2" style:display-name="ConditionalStyle_3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1" style:display-name="ConditionalStyle_3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0" style:display-name="ConditionalStyle_3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9" style:display-name="ConditionalStyle_2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8" style:display-name="ConditionalStyle_2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7" style:display-name="ConditionalStyle_2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6" style:display-name="ConditionalStyle_2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5" style:display-name="ConditionalStyle_2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4" style:display-name="ConditionalStyle_2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3" style:display-name="ConditionalStyle_2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2" style:display-name="ConditionalStyle_2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1" style:display-name="ConditionalStyle_2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0" style:display-name="ConditionalStyle_2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9" style:display-name="ConditionalStyle_2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8" style:display-name="ConditionalStyle_2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7" style:display-name="ConditionalStyle_2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6" style:display-name="ConditionalStyle_2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5" style:display-name="ConditionalStyle_2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4" style:display-name="ConditionalStyle_2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3" style:display-name="ConditionalStyle_2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2" style:display-name="ConditionalStyle_2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1" style:display-name="ConditionalStyle_2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0" style:display-name="ConditionalStyle_2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9" style:display-name="ConditionalStyle_2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8" style:display-name="ConditionalStyle_2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7" style:display-name="ConditionalStyle_2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6" style:display-name="ConditionalStyle_2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5" style:display-name="ConditionalStyle_2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4" style:display-name="ConditionalStyle_2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3" style:display-name="ConditionalStyle_2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2" style:display-name="ConditionalStyle_2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1" style:display-name="ConditionalStyle_2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0" style:display-name="ConditionalStyle_2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9" style:display-name="ConditionalStyle_2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8" style:display-name="ConditionalStyle_2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7" style:display-name="ConditionalStyle_2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6" style:display-name="ConditionalStyle_2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5" style:display-name="ConditionalStyle_2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4" style:display-name="ConditionalStyle_2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3" style:display-name="ConditionalStyle_2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2" style:display-name="ConditionalStyle_2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1" style:display-name="ConditionalStyle_2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0" style:display-name="ConditionalStyle_2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9" style:display-name="ConditionalStyle_2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8" style:display-name="ConditionalStyle_2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7" style:display-name="ConditionalStyle_2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6" style:display-name="ConditionalStyle_2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5" style:display-name="ConditionalStyle_2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4" style:display-name="ConditionalStyle_2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3" style:display-name="ConditionalStyle_2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2" style:display-name="ConditionalStyle_2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1" style:display-name="ConditionalStyle_2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0" style:display-name="ConditionalStyle_2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9" style:display-name="ConditionalStyle_2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8" style:display-name="ConditionalStyle_2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7" style:display-name="ConditionalStyle_2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6" style:display-name="ConditionalStyle_2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5" style:display-name="ConditionalStyle_2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4" style:display-name="ConditionalStyle_2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3" style:display-name="ConditionalStyle_2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2" style:display-name="ConditionalStyle_2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1" style:display-name="ConditionalStyle_2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0" style:display-name="ConditionalStyle_2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9" style:display-name="ConditionalStyle_2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8" style:display-name="ConditionalStyle_2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7" style:display-name="ConditionalStyle_2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6" style:display-name="ConditionalStyle_2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5" style:display-name="ConditionalStyle_2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4" style:display-name="ConditionalStyle_2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3" style:display-name="ConditionalStyle_2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2" style:display-name="ConditionalStyle_2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1" style:display-name="ConditionalStyle_2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0" style:display-name="ConditionalStyle_2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9" style:display-name="ConditionalStyle_2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8" style:display-name="ConditionalStyle_2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7" style:display-name="ConditionalStyle_2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6" style:display-name="ConditionalStyle_2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5" style:display-name="ConditionalStyle_2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4" style:display-name="ConditionalStyle_2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3" style:display-name="ConditionalStyle_2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2" style:display-name="ConditionalStyle_2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1" style:display-name="ConditionalStyle_2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0" style:display-name="ConditionalStyle_2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9" style:display-name="ConditionalStyle_2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8" style:display-name="ConditionalStyle_2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7" style:display-name="ConditionalStyle_2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6" style:display-name="ConditionalStyle_2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5" style:display-name="ConditionalStyle_2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4" style:display-name="ConditionalStyle_2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3" style:display-name="ConditionalStyle_2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2" style:display-name="ConditionalStyle_2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1" style:display-name="ConditionalStyle_2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0" style:display-name="ConditionalStyle_2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9" style:display-name="ConditionalStyle_2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8" style:display-name="ConditionalStyle_2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7" style:display-name="ConditionalStyle_2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6" style:display-name="ConditionalStyle_2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5" style:display-name="ConditionalStyle_2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4" style:display-name="ConditionalStyle_2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3" style:display-name="ConditionalStyle_2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2" style:display-name="ConditionalStyle_2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1" style:display-name="ConditionalStyle_2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0" style:display-name="ConditionalStyle_2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9" style:display-name="ConditionalStyle_1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8" style:display-name="ConditionalStyle_1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7" style:display-name="ConditionalStyle_1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6" style:display-name="ConditionalStyle_1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5" style:display-name="ConditionalStyle_1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4" style:display-name="ConditionalStyle_1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3" style:display-name="ConditionalStyle_1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2" style:display-name="ConditionalStyle_1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1" style:display-name="ConditionalStyle_1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0" style:display-name="ConditionalStyle_1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9" style:display-name="ConditionalStyle_1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8" style:display-name="ConditionalStyle_1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7" style:display-name="ConditionalStyle_1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6" style:display-name="ConditionalStyle_1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5" style:display-name="ConditionalStyle_1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4" style:display-name="ConditionalStyle_1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3" style:display-name="ConditionalStyle_1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2" style:display-name="ConditionalStyle_1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1" style:display-name="ConditionalStyle_1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0" style:display-name="ConditionalStyle_1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9" style:display-name="ConditionalStyle_1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8" style:display-name="ConditionalStyle_1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7" style:display-name="ConditionalStyle_1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6" style:display-name="ConditionalStyle_1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5" style:display-name="ConditionalStyle_1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4" style:display-name="ConditionalStyle_1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3" style:display-name="ConditionalStyle_1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2" style:display-name="ConditionalStyle_1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1" style:display-name="ConditionalStyle_1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0" style:display-name="ConditionalStyle_1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9" style:display-name="ConditionalStyle_1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8" style:display-name="ConditionalStyle_1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7" style:display-name="ConditionalStyle_1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6" style:display-name="ConditionalStyle_1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5" style:display-name="ConditionalStyle_1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4" style:display-name="ConditionalStyle_1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3" style:display-name="ConditionalStyle_1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2" style:display-name="ConditionalStyle_1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1" style:display-name="ConditionalStyle_1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0" style:display-name="ConditionalStyle_1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9" style:display-name="ConditionalStyle_1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8" style:display-name="ConditionalStyle_1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7" style:display-name="ConditionalStyle_1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6" style:display-name="ConditionalStyle_1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5" style:display-name="ConditionalStyle_1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4" style:display-name="ConditionalStyle_1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3" style:display-name="ConditionalStyle_1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2" style:display-name="ConditionalStyle_1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1" style:display-name="ConditionalStyle_1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0" style:display-name="ConditionalStyle_1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9" style:display-name="ConditionalStyle_1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8" style:display-name="ConditionalStyle_1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7" style:display-name="ConditionalStyle_1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6" style:display-name="ConditionalStyle_1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5" style:display-name="ConditionalStyle_1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4" style:display-name="ConditionalStyle_1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3" style:display-name="ConditionalStyle_1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2" style:display-name="ConditionalStyle_1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1" style:display-name="ConditionalStyle_1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0" style:display-name="ConditionalStyle_1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9" style:display-name="ConditionalStyle_1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8" style:display-name="ConditionalStyle_1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7" style:display-name="ConditionalStyle_1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6" style:display-name="ConditionalStyle_1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5" style:display-name="ConditionalStyle_1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4" style:display-name="ConditionalStyle_1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3" style:display-name="ConditionalStyle_1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2" style:display-name="ConditionalStyle_1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1" style:display-name="ConditionalStyle_1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0" style:display-name="ConditionalStyle_1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9" style:display-name="ConditionalStyle_1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8" style:display-name="ConditionalStyle_1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7" style:display-name="ConditionalStyle_1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6" style:display-name="ConditionalStyle_1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5" style:display-name="ConditionalStyle_1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4" style:display-name="ConditionalStyle_1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3" style:display-name="ConditionalStyle_1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2" style:display-name="ConditionalStyle_1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1" style:display-name="ConditionalStyle_1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0" style:display-name="ConditionalStyle_1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9" style:display-name="ConditionalStyle_1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8" style:display-name="ConditionalStyle_1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7" style:display-name="ConditionalStyle_1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6" style:display-name="ConditionalStyle_1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5" style:display-name="ConditionalStyle_1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4" style:display-name="ConditionalStyle_1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3" style:display-name="ConditionalStyle_1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2" style:display-name="ConditionalStyle_1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1" style:display-name="ConditionalStyle_1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0" style:display-name="ConditionalStyle_1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9" style:display-name="ConditionalStyle_1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8" style:display-name="ConditionalStyle_1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7" style:display-name="ConditionalStyle_1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6" style:display-name="ConditionalStyle_1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5" style:display-name="ConditionalStyle_1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4" style:display-name="ConditionalStyle_1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3" style:display-name="ConditionalStyle_1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2" style:display-name="ConditionalStyle_1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1" style:display-name="ConditionalStyle_1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0" style:display-name="ConditionalStyle_1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9" style:display-name="ConditionalStyle_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8" style:display-name="ConditionalStyle_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7" style:display-name="ConditionalStyle_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6" style:display-name="ConditionalStyle_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5" style:display-name="ConditionalStyle_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4" style:display-name="ConditionalStyle_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3" style:display-name="ConditionalStyle_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2" style:display-name="ConditionalStyle_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1" style:display-name="ConditionalStyle_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0" style:display-name="ConditionalStyle_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9" style:display-name="ConditionalStyle_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8" style:display-name="ConditionalStyle_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7" style:display-name="ConditionalStyle_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6" style:display-name="ConditionalStyle_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5" style:display-name="ConditionalStyle_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4" style:display-name="ConditionalStyle_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3" style:display-name="ConditionalStyle_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2" style:display-name="ConditionalStyle_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1" style:display-name="ConditionalStyle_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0" style:display-name="ConditionalStyle_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9" style:display-name="ConditionalStyle_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8" style:display-name="ConditionalStyle_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7" style:display-name="ConditionalStyle_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6" style:display-name="ConditionalStyle_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5" style:display-name="ConditionalStyle_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4" style:display-name="ConditionalStyle_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" style:display-name="ConditionalStyle_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" style:display-name="ConditionalStyle_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" style:display-name="ConditionalStyle_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" style:display-name="ConditionalStyle_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" style:display-name="ConditionalStyle_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" style:display-name="ConditionalStyle_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" style:display-name="ConditionalStyle_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" style:display-name="ConditionalStyle_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" style:display-name="ConditionalStyle_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" style:display-name="ConditionalStyle_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" style:display-name="ConditionalStyle_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" style:display-name="ConditionalStyle_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" style:display-name="ConditionalStyle_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" style:display-name="ConditionalStyle_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" style:display-name="ConditionalStyle_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" style:display-name="ConditionalStyle_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" style:display-name="ConditionalStyle_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" style:display-name="ConditionalStyle_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" style:display-name="ConditionalStyle_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" style:display-name="ConditionalStyle_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" style:display-name="ConditionalStyle_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" style:display-name="ConditionalStyle_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" style:display-name="ConditionalStyle_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" style:display-name="ConditionalStyle_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" style:display-name="ConditionalStyle_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" style:display-name="ConditionalStyle_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" style:display-name="ConditionalStyle_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" style:display-name="ConditionalStyle_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" style:display-name="ConditionalStyle_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" style:display-name="ConditionalStyle_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" style:display-name="ConditionalStyle_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" style:display-name="ConditionalStyle_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" style:display-name="ConditionalStyle_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" style:display-name="ConditionalStyle_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" style:display-name="ConditionalStyle_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" style:display-name="ConditionalStyle_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" style:display-name="ConditionalStyle_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" style:display-name="ConditionalStyle_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" style:display-name="ConditionalStyle_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" style:display-name="ConditionalStyle_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" style:display-name="ConditionalStyle_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" style:display-name="ConditionalStyle_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" style:display-name="ConditionalStyle_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" style:display-name="ConditionalStyle_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" style:display-name="ConditionalStyle_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" style:display-name="ConditionalStyle_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" style:display-name="ConditionalStyle_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" style:display-name="ConditionalStyle_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" style:display-name="ConditionalStyle_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" style:display-name="ConditionalStyle_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" style:display-name="ConditionalStyle_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" style:display-name="ConditionalStyle_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" style:display-name="ConditionalStyle_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" style:display-name="ConditionalStyle_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" style:display-name="ConditionalStyle_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" style:display-name="ConditionalStyle_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" style:display-name="ConditionalStyle_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" style:display-name="ConditionalStyle_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" style:display-name="ConditionalStyle_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" style:display-name="ConditionalStyle_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" style:display-name="ConditionalStyle_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Excel_20_Built-in_20_Percent" style:display-name="Excel Built-in Percent" style:family="table-cell" style:parent-style-name="Default" style:data-style-name="N104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scale-to="2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13mm" fo:margin-left="11.68mm" fo:margin-right="10.41mm" style:print-page-order="ttb" style:first-page-number="continue" loext:scale-to-X="1" loext:scale-to-Y="3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99mm" fo:margin-left="0mm" fo:margin-right="0mm" fo:margin-top="4.9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11.01mm" fo:margin-bottom="13mm" fo:margin-left="10mm" fo:margin-right="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svg:height="0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11.01mm" fo:margin-bottom="13mm" fo:margin-left="10mm" fo:margin-right="6mm" style:shadow="none" fo:background-color="transparent" style:print-page-order="ttb" style:first-page-number="continue" style:scale-to="52%" style:writing-mode="lr-tb" style:print="charts drawing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svg:height="1.01mm" fo:margin-left="0mm" fo:margin-right="0mm" fo:margin-top="0mm"/>
      </style:footer-style>
    </style:page-layout>
    <style:page-layout style:name="Mpm7">
      <style:page-layout-properties fo:page-width="297mm" fo:page-height="210.01mm" style:num-format="1" style:print-orientation="landscape" fo:margin-top="11.01mm" fo:margin-bottom="13mm" fo:margin-left="10mm" fo:margin-right="6mm" style:print-page-order="ttb" style:first-page-number="continue" loext:scale-to-X="1" loext:scale-to-Y="9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svg:height="0mm" fo:margin-left="0mm" fo:margin-right="0mm" fo:margin-top="0mm"/>
      </style:footer-style>
    </style:page-layout>
    <style:page-layout style:name="Mpm8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9:45:20.4379402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<text:sheet-name>???</text:sheet-name></text:span></text:p>
        </style:region-left>
        <style:region-center>
          <text:p><text:span text:style-name="MT1">Date printed : </text:span><text:span text:style-name="MT1"><text:date style:data-style-name="N2" text:date-value="2017-02-13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ctionary" style:display-name="PageStyle_Diction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2-13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List" style:display-name="PageStyle_DiagnosticsList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2-13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Table" style:display-name="PageStyle_DiagnosticsTable" style:page-layout-name="Mpm6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2-13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Calibrations_20_data" style:display-name="PageStyle_Calibrations data" style:page-layout-name="Mpm7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2-13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M_5f_Cmd" style:display-name="PageStyle_DiagM_Cmd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emperatureFT" style:display-name="PageStyle_TemperatureF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PP Project</dc:title>
    <dc:subject>Diagnostic Table</dc:subject>
    <meta:initial-creator>metenof</meta:initial-creator>
    <meta:print-date>2012-08-30T16:29:26</meta:print-date>
    <meta:creation-date>2012-06-01T15:23:46</meta:creation-date>
    <dc:date>2017-02-13T21:33:41.597984159</dc:date>
    <meta:generator>LibreOffice/5.2.3.1$Linux_X86_64 LibreOffice_project/20m0$Build-1</meta:generator>
    <meta:editing-cycles>334</meta:editing-cycles>
    <meta:editing-duration>P2DT9H51M50S</meta:editing-duration>
    <meta:document-statistic meta:table-count="12" meta:cell-count="9030" meta:object-count="0"/>
  </office:meta>
</office:document-meta>
</file>